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 svg:font-family="Arial "/>
    <style:font-face style:name="Tahoma" svg:font-family="Tahoma"/>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D6DCE4" style:repeat-content="false"/>
      <style:paragraph-properties fo:text-align="center"/>
      <style:text-properties style:font-name="Arial " style:font-name-asian="Arial " style:font-name-complex="Arial " fo:font-size="14pt" style:font-size-asian="14pt" style:font-size-complex="14pt" fo:font-weight="bold" style:font-weight-asian="bold" style:font-weight-complex="bold"/>
    </style:style>
    <style:style style:name="ce3" style:family="table-cell" style:parent-style-name="Default" style:data-style-name="N0">
      <style:table-cell-properties fo:border="thin solid #000000" style:vertical-align="middle" fo:wrap-option="wrap" fo:background-color="#D6DCE4" style:repeat-content="false"/>
      <style:paragraph-properties fo:text-align="center"/>
      <style:text-properties style:font-name="Arial " style:font-name-asian="Arial " style:font-name-complex="Arial " fo:font-size="14pt" style:font-size-asian="14pt" style:font-size-complex="14pt" fo:font-weight="bold" style:font-weight-asian="bold" style:font-weight-complex="bold"/>
    </style:style>
    <style:style style:name="ce4" style:family="table-cell" style:parent-style-name="Normal_32_2" style:data-style-name="N0">
      <style:table-cell-properties fo:border="thin solid #000000" style:vertical-align="top" fo:wrap-option="wrap" fo:background-color="transparent" style:repeat-content="false"/>
      <style:paragraph-properties fo:text-align="center"/>
      <style:text-properties style:font-name="Arial " style:font-name-asian="Arial " style:font-name-complex="Arial " fo:font-size="12pt" style:font-size-asian="12pt" style:font-size-complex="12pt"/>
    </style:style>
    <style:style style:name="ce5" style:family="table-cell" style:parent-style-name="Normal_32_2" style:data-style-name="N0">
      <style:table-cell-properties fo:border="thin solid #000000" style:vertical-align="top" fo:wrap-option="wrap" fo:background-color="transparent"/>
      <style:text-properties style:font-name="Arial " style:font-name-asian="Arial " style:font-name-complex="Arial " fo:font-size="12pt" style:font-size-asian="12pt" style:font-size-complex="12pt"/>
    </style:style>
    <style:style style:name="ce6" style:family="table-cell" style:parent-style-name="Normal_32_2" style:data-style-name="N0">
      <style:table-cell-properties fo:border="thin solid #000000" style:vertical-align="top" fo:wrap-option="wrap" fo:background-color="transparent" style:repeat-content="false"/>
      <style:paragraph-properties fo:text-align="start" fo:margin-left="0cm"/>
      <style:text-properties style:font-name="Arial " style:font-name-asian="Arial " style:font-name-complex="Arial " fo:font-size="12pt" style:font-size-asian="12pt" style:font-size-complex="12pt"/>
    </style:style>
    <style:style style:name="ce7" style:family="table-cell" style:parent-style-name="Default" style:data-style-name="N0">
      <style:table-cell-properties fo:border="thin solid #000000" style:vertical-align="top" fo:wrap-option="wrap"/>
      <style:text-properties style:font-name="Arial " style:font-name-asian="Arial " style:font-name-complex="Arial " fo:font-size="12pt" style:font-size-asian="12pt" style:font-size-complex="12pt"/>
    </style:style>
    <style:style style:name="ce8" style:family="table-cell" style:parent-style-name="Default" style:data-style-name="N0">
      <style:table-cell-properties fo:border="thin solid #000000" style:vertical-align="top" fo:wrap-option="wrap" style:repeat-content="false"/>
      <style:paragraph-properties fo:text-align="center"/>
      <style:text-properties style:font-name="Arial " style:font-name-asian="Arial " style:font-name-complex="Arial " fo:font-size="12pt" style:font-size-asian="12pt" style:font-size-complex="12pt"/>
    </style:style>
    <style:style style:name="ce9" style:family="table-cell" style:parent-style-name="Default" style:data-style-name="N0">
      <style:table-cell-properties fo:border="thin solid #000000" style:vertical-align="top" fo:wrap-option="wrap" style:repeat-content="false"/>
      <style:paragraph-properties fo:text-align="start" fo:margin-left="0cm"/>
      <style:text-properties style:font-name="Arial " style:font-name-asian="Arial " style:font-name-complex="Arial " fo:font-size="12pt" style:font-size-asian="12pt" style:font-size-complex="12pt"/>
    </style:style>
    <style:style style:name="ce10" style:family="table-cell" style:parent-style-name="Default" style:data-style-name="N36">
      <style:table-cell-properties fo:border="thin solid #000000" style:vertical-align="top"/>
      <style:text-properties style:font-name="Arial " style:font-name-asian="Arial " style:font-name-complex="Arial " fo:font-size="12pt" style:font-size-asian="12pt" style:font-size-complex="12pt"/>
    </style:style>
    <style:style style:name="ce11" style:family="table-cell" style:parent-style-name="Default" style:data-style-name="N1">
      <style:table-cell-properties fo:border="thin solid #000000" style:vertical-align="top"/>
      <style:text-properties style:font-name="Arial " style:font-name-asian="Arial " style:font-name-complex="Arial " fo:font-size="12pt" style:font-size-asian="12pt" style:font-size-complex="12pt"/>
    </style:style>
    <style:style style:name="ce12" style:family="table-cell" style:parent-style-name="Default" style:data-style-name="N1">
      <style:table-cell-properties fo:border="thin solid #000000" style:vertical-align="top" style:repeat-content="false"/>
      <style:paragraph-properties fo:text-align="center"/>
      <style:text-properties style:font-name="Arial " style:font-name-asian="Arial " style:font-name-complex="Arial " fo:font-size="12pt" style:font-size-asian="12pt" style:font-size-complex="12pt"/>
    </style:style>
    <style:style style:name="ce13" style:family="table-cell" style:parent-style-name="Normal_32_2" style:data-style-name="N20">
      <style:table-cell-properties fo:border="thin solid #000000" style:vertical-align="top" fo:wrap-option="wrap" fo:background-color="transparent" style:repeat-content="false"/>
      <style:paragraph-properties fo:text-align="center"/>
      <style:text-properties style:font-name="Arial " style:font-name-asian="Arial " style:font-name-complex="Arial " fo:font-size="12pt" style:font-size-asian="12pt" style:font-size-complex="12pt"/>
    </style:style>
    <style:style style:name="ce14" style:family="table-cell" style:parent-style-name="Normal_32_2" style:data-style-name="N22">
      <style:table-cell-properties fo:border="thin solid #000000" style:vertical-align="top" fo:wrap-option="wrap" fo:background-color="transparent" style:repeat-content="false"/>
      <style:paragraph-properties fo:text-align="center"/>
      <style:text-properties style:font-name="Arial " style:font-name-asian="Arial " style:font-name-complex="Arial " fo:font-size="12pt" style:font-size-asian="12pt" style:font-size-complex="12pt"/>
    </style:style>
    <style:style style:name="ce15" style:family="table-cell" style:parent-style-name="Default" style:data-style-name="N0">
      <style:table-cell-properties fo:border="thin solid #000000" style:vertical-align="top" style:repeat-content="false"/>
      <style:paragraph-properties fo:text-align="start" fo:margin-left="0cm"/>
      <style:text-properties style:font-name="Arial " style:font-name-asian="Arial " style:font-name-complex="Arial " fo:font-size="12pt" style:font-size-asian="12pt" style:font-size-complex="12pt"/>
    </style:style>
    <style:style style:name="ce16" style:family="table-cell" style:parent-style-name="Default" style:data-style-name="N0">
      <style:table-cell-properties fo:border="thin solid #000000" style:vertical-align="top" style:repeat-content="false"/>
      <style:paragraph-properties fo:text-align="center"/>
      <style:text-properties style:font-name="Arial " style:font-name-asian="Arial " style:font-name-complex="Arial " fo:font-size="12pt" style:font-size-asian="12pt" style:font-size-complex="12pt"/>
    </style:style>
    <style:style style:name="ce17" style:family="table-cell" style:parent-style-name="Normal_32_2"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center"/>
      <style:text-properties style:font-name="Arial " style:font-name-asian="Arial " style:font-name-complex="Arial " fo:font-size="12pt" style:font-size-asian="12pt" style:font-size-complex="12pt"/>
    </style:style>
    <style:style style:name="ce18" style:family="table-cell" style:parent-style-name="Normal_32_2" style:data-style-name="N37">
      <style:table-cell-properties fo:border="thin solid #000000" style:vertical-align="top" fo:wrap-option="wrap" fo:background-color="transparent" style:repeat-content="false"/>
      <style:paragraph-properties fo:text-align="center"/>
      <style:text-properties style:font-name="Arial " style:font-name-asian="Arial " style:font-name-complex="Arial " fo:font-size="12pt" style:font-size-asian="12pt" style:font-size-complex="12pt"/>
    </style:style>
    <style:style style:name="ce19" style:family="table-cell" style:parent-style-name="Default" style:data-style-name="N0">
      <style:table-cell-properties fo:border="thin solid #000000" style:vertical-align="top"/>
      <style:text-properties style:font-name="Arial " style:font-name-asian="Arial " style:font-name-complex="Arial " fo:font-size="12pt" style:font-size-asian="12pt" style:font-size-complex="12pt"/>
    </style:style>
    <style:style style:name="ce20" style:family="table-cell" style:parent-style-name="Default" style:data-style-name="N0">
      <style:table-cell-properties fo:border="thin solid #000000" style:vertical-align="top" fo:wrap-option="wrap"/>
      <style:text-properties style:font-name="Arial " style:font-name-asian="Arial " style:font-name-complex="Arial " fo:font-size="12pt" style:font-size-asian="12pt" style:font-size-complex="12pt" fo:font-style="italic" style:font-style-asian="italic" style:font-style-complex="italic"/>
    </style:style>
    <style:style style:name="ce2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style:font-name="Arial " style:font-name-asian="Arial " style:font-name-complex="Arial " fo:font-size="12pt" style:font-size-asian="12pt" style:font-size-complex="12pt"/>
    </style:style>
    <style:style style:name="ce22" style:family="table-cell" style:parent-style-name="Default" style:data-style-name="N0">
      <style:table-cell-properties fo:border="thin solid #000000" style:vertical-align="top" fo:wrap-option="wrap" style:repeat-content="false"/>
      <style:paragraph-properties fo:text-align="start" fo:margin-left="0cm"/>
      <style:text-properties style:font-name="Arial " style:font-name-asian="Arial " style:font-name-complex="Arial " fo:font-size="12pt" style:font-size-asian="12pt" style:font-size-complex="12pt" fo:font-style="italic" style:font-style-asian="italic" style:font-style-complex="italic"/>
    </style:style>
    <style:style style:name="ce23" style:family="table-cell" style:parent-style-name="Default" style:data-style-name="N22">
      <style:table-cell-properties fo:border="thin solid #000000" style:vertical-align="top" style:repeat-content="false"/>
      <style:paragraph-properties fo:text-align="center"/>
      <style:text-properties style:font-name="Arial " style:font-name-asian="Arial " style:font-name-complex="Arial " fo:font-size="12pt" style:font-size-asian="12pt" style:font-size-complex="12pt"/>
    </style:style>
    <style:style style:name="ce24" style:family="table-cell" style:parent-style-name="Default" style:data-style-name="N0">
      <style:table-cell-properties fo:border-top="thin solid #000000" fo:border-bottom="none" fo:border-left="none" fo:border-right="thin solid #000000" style:vertical-align="top" fo:wrap-option="wrap" style:repeat-content="false"/>
      <style:paragraph-properties fo:text-align="center"/>
      <style:text-properties style:font-name="Arial " style:font-name-asian="Arial " style:font-name-complex="Arial " fo:font-size="12pt" style:font-size-asian="12pt" style:font-size-complex="12pt"/>
    </style:style>
    <style:style style:name="ce2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Arial " style:font-name-asian="Arial " style:font-name-complex="Arial " fo:font-size="12pt" style:font-size-asian="12pt" style:font-size-complex="12pt"/>
    </style:style>
    <style:style style:name="ce26" style:family="table-cell" style:parent-style-name="Default" style:data-style-name="N0">
      <style:table-cell-properties fo:border-top="thin solid #000000" fo:border-bottom="none" fo:border-left="thin solid #000000" fo:border-right="thin solid #000000" style:vertical-align="top" fo:wrap-option="wrap"/>
      <style:text-properties style:font-name="Arial " style:font-name-asian="Arial " style:font-name-complex="Arial " fo:font-size="12pt" style:font-size-asian="12pt" style:font-size-complex="12pt"/>
    </style:style>
    <style:style style:name="ce27" style:family="table-cell" style:parent-style-name="Default" style:data-style-name="N0">
      <style:table-cell-properties fo:border-top="thin solid #000000" fo:border-bottom="thin solid #000000" fo:border-left="none" fo:border-right="thin solid #000000" style:vertical-align="top" fo:wrap-option="wrap" style:repeat-content="false"/>
      <style:paragraph-properties fo:text-align="center"/>
      <style:text-properties style:font-name="Arial " style:font-name-asian="Arial " style:font-name-complex="Arial " fo:font-size="12pt" style:font-size-asian="12pt" style:font-size-complex="12pt"/>
    </style:style>
    <style:style style:name="ce28" style:family="table-cell" style:parent-style-name="Default" style:data-style-name="N0">
      <style:table-cell-properties fo:border-top="none" fo:border-bottom="thin solid #000000" fo:border-left="thin solid #000000" fo:border-right="thin solid #000000" style:vertical-align="top" fo:wrap-option="wrap"/>
      <style:text-properties style:font-name="Arial " style:font-name-asian="Arial " style:font-name-complex="Arial " fo:font-size="12pt" style:font-size-asian="12pt" style:font-size-complex="12pt"/>
    </style:style>
    <style:style style:name="ce29" style:family="table-cell" style:parent-style-name="Normal_32_2" style:data-style-name="N0">
      <style:table-cell-properties fo:border-top="thin solid #000000" fo:border-bottom="thin solid #000000" fo:border-left="none" fo:border-right="thin solid #000000" style:vertical-align="top" fo:wrap-option="wrap" fo:background-color="transparent" style:repeat-content="false"/>
      <style:paragraph-properties fo:text-align="center"/>
      <style:text-properties style:font-name="Arial " style:font-name-asian="Arial " style:font-name-complex="Arial " fo:font-size="12pt" style:font-size-asian="12pt" style:font-size-complex="12pt"/>
    </style:style>
    <style:style style:name="ce30" style:family="table-cell" style:parent-style-name="Normal_32_3" style:data-style-name="N0">
      <style:table-cell-properties fo:border="thin solid #000000" style:vertical-align="top" fo:wrap-option="wrap" fo:background-color="transparent"/>
      <style:text-properties style:font-name="Arial " style:font-name-asian="Arial " style:font-name-complex="Arial " fo:font-size="12pt" style:font-size-asian="12pt" style:font-size-complex="12pt"/>
    </style:style>
    <style:style style:name="ce31" style:family="table-cell" style:parent-style-name="Normal_32_3" style:data-style-name="N0">
      <style:table-cell-properties fo:border="thin solid #000000" style:vertical-align="top" fo:wrap-option="wrap" fo:background-color="transparent" style:repeat-content="false"/>
      <style:paragraph-properties fo:text-align="start" fo:margin-left="0cm"/>
      <style:text-properties style:font-name="Arial " style:font-name-asian="Arial " style:font-name-complex="Arial " fo:font-size="12pt" style:font-size-asian="12pt" style:font-size-complex="12pt"/>
    </style:style>
    <style:style style:name="ce32"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center"/>
      <style:text-properties style:font-name="Arial " style:font-name-asian="Arial " style:font-name-complex="Arial " fo:font-size="12pt" style:font-size-asian="12pt" style:font-size-complex="12pt"/>
    </style:style>
    <style:style style:name="ce33" style:family="table-cell" style:parent-style-name="Default" style:data-style-name="N0">
      <style:table-cell-properties fo:border="thin solid #000000" style:vertical-align="top" fo:wrap-option="wrap" style:repeat-content="false"/>
      <style:paragraph-properties fo:text-align="justify"/>
      <style:text-properties style:font-name="Arial " style:font-name-asian="Arial " style:font-name-complex="Arial " fo:font-size="12pt" style:font-size-asian="12pt" style:font-size-complex="12pt"/>
    </style:style>
    <style:style style:name="ce34" style:family="table-cell" style:parent-style-name="Default" style:data-style-name="N0">
      <style:table-cell-properties style:vertical-align="top" fo:wrap-option="wrap"/>
      <style:text-properties style:font-name="Arial " style:font-name-asian="Arial " style:font-name-complex="Arial " fo:font-size="12pt" style:font-size-asian="12pt" style:font-size-complex="12pt"/>
    </style:style>
    <style:style style:name="ce35" style:family="table-cell" style:parent-style-name="Default" style:data-style-name="N0">
      <style:table-cell-properties fo:border="thin solid #000000"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36" style:family="table-cell" style:parent-style-name="Default" style:data-style-name="N0">
      <style:table-cell-properties fo:border="thin solid #000000" style:vertical-align="top" fo:wrap-option="wrap"/>
      <style:text-properties style:font-name="Arial" style:font-name-asian="Arial" style:font-name-complex="Arial"/>
    </style:style>
    <style:style style:name="ce37" style:family="table-cell" style:parent-style-name="Default" style:data-style-name="N0">
      <style:table-cell-properties fo:border-top="thin solid #000000" fo:border-bottom="thin solid #000000" fo:border-left="none" fo:border-right="thin solid #000000" style:vertical-align="top" fo:wrap-option="wrap" style:repeat-content="false"/>
      <style:paragraph-properties fo:text-align="center"/>
      <style:text-properties style:font-name="Arial" style:font-name-asian="Arial" style:font-name-complex="Arial" fo:font-size="12pt" style:font-size-asian="12pt" style:font-size-complex="12pt"/>
    </style:style>
    <style:style style:name="ce38" style:family="table-cell" style:parent-style-name="Default" style:data-style-name="N0">
      <style:table-cell-properties fo:border="thin solid #000000" style:vertical-align="top" fo:wrap-option="wrap"/>
      <style:text-properties style:font-name="Arial" style:font-name-asian="Arial" style:font-name-complex="Arial" fo:font-size="12pt" style:font-size-asian="12pt" style:font-size-complex="12pt"/>
    </style:style>
    <style:style style:name="ce39" style:family="table-cell" style:parent-style-name="Default" style:data-style-name="N0">
      <style:table-cell-properties fo:border="thin solid #000000" style:vertical-align="top" fo:wrap-option="wrap" style:repeat-content="false"/>
      <style:paragraph-properties fo:text-align="justify"/>
      <style:text-properties style:font-name="Arial" style:font-name-asian="Arial" style:font-name-complex="Arial"/>
    </style:style>
    <style:style style:name="ce40" style:family="table-cell" style:parent-style-name="Default" style:data-style-name="N0">
      <style:table-cell-properties fo:border-top="none" fo:border-bottom="thin solid #000000" fo:border-left="thin solid #000000" fo:border-right="thin solid #000000" style:vertical-align="top" fo:wrap-option="wrap"/>
    </style:style>
    <style:style style:name="ce41" style:family="table-cell" style:parent-style-name="Default" style:data-style-name="N0">
      <style:table-cell-properties style:vertical-align="top"/>
      <style:text-properties style:font-name="Arial " style:font-name-asian="Arial " style:font-name-complex="Arial " fo:font-size="12pt" style:font-size-asian="12pt" style:font-size-complex="12pt"/>
    </style:style>
    <style:style style:name="ce42" style:family="table-cell" style:parent-style-name="Default" style:data-style-name="N0">
      <style:table-cell-properties fo:border-top="thin solid #000000" fo:border-bottom="thin solid #000000" fo:border-left="none" fo:border-right="thin solid #000000"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43" style:family="table-cell" style:parent-style-name="Default" style:data-style-name="N0">
      <style:table-cell-properties fo:border="thin solid #000000" style:vertical-align="top" fo:wrap-option="wrap" style:repeat-content="false"/>
      <style:paragraph-properties fo:text-align="center"/>
      <style:text-properties style:font-name="Arial" style:font-name-asian="Arial" style:font-name-complex="Arial" fo:font-size="12pt" style:font-size-asian="12pt" style:font-size-complex="12pt"/>
    </style:style>
    <style:style style:name="ce44" style:family="table-cell" style:parent-style-name="Default" style:data-style-name="N0">
      <style:table-cell-properties fo:border="thin solid #000000" style:vertical-align="top" style:repeat-content="false"/>
      <style:paragraph-properties fo:text-align="center"/>
      <style:text-properties style:font-name="Arial" style:font-name-asian="Arial" style:font-name-complex="Arial" fo:font-size="12pt" style:font-size-asian="12pt" style:font-size-complex="12pt"/>
    </style:style>
    <style:style style:name="ce45" style:family="table-cell" style:parent-style-name="Default" style:data-style-name="N0">
      <style:table-cell-properties fo:border-top="thin solid #000000" fo:border-bottom="none" fo:border-left="thin solid #000000" fo:border-right="none" style:vertical-align="top" fo:wrap-option="wrap" style:repeat-content="false"/>
      <style:paragraph-properties fo:text-align="center"/>
      <style:text-properties style:font-name="Arial" style:font-name-asian="Arial" style:font-name-complex="Arial" fo:font-size="12pt" style:font-size-asian="12pt" style:font-size-complex="12pt"/>
    </style:style>
    <style:style style:name="ce46"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style:font-name="Arial" style:font-name-asian="Arial" style:font-name-complex="Arial" fo:font-size="12pt" style:font-size-asian="12pt" style:font-size-complex="12pt"/>
    </style:style>
    <style:style style:name="ce47" style:family="table-cell" style:parent-style-name="Normal_32_2" style:data-style-name="N20">
      <style:table-cell-properties fo:border="thin solid #000000"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48" style:family="table-cell" style:parent-style-name="Normal_32_2" style:data-style-name="N20">
      <style:table-cell-properties fo:border="thin solid #000000" style:vertical-align="top"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9" style:family="table-cell" style:parent-style-name="Normal_32_2" style:data-style-name="N0">
      <style:table-cell-properties fo:border="thin solid #000000"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50" style:family="table-cell" style:parent-style-name="Default" style:data-style-name="N0">
      <style:table-cell-properties fo:border-top="none" fo:border-bottom="thin solid #000000" fo:border-left="thin solid #000000" fo:border-right="thin solid #000000" style:vertical-align="top" fo:wrap-option="wrap"/>
      <style:text-properties style:font-name="Arial" style:font-name-asian="Arial" style:font-name-complex="Arial" fo:font-size="12pt" style:font-size-asian="12pt" style:font-size-complex="12pt"/>
    </style:style>
    <style:style style:name="ce51" style:family="table-cell" style:parent-style-name="Default" style:data-style-name="N0">
      <style:table-cell-properties fo:border-top="thin solid #000000" fo:border-bottom="none" fo:border-left="thin solid #000000" fo:border-right="thin solid #000000" style:vertical-align="top" fo:wrap-option="wrap"/>
      <style:text-properties style:font-name="Arial" style:font-name-asian="Arial" style:font-name-complex="Arial" fo:font-size="12pt" style:font-size-asian="12pt" style:font-size-complex="12pt"/>
    </style:style>
    <style:style style:name="ce52"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53" style:family="table-cell" style:parent-style-name="Normal_32_2" style:data-style-name="N20">
      <style:table-cell-properties fo:border-top="thin solid #000000" fo:border-bottom="thin solid #000000" fo:border-left="none" fo:border-right="thin solid #000000" style:vertical-align="top"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54" style:family="table-cell" style:parent-style-name="Normal_32_2" style:data-style-name="N22">
      <style:table-cell-properties fo:border="thin solid #000000" style:vertical-align="top"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55" style:family="table-cell" style:parent-style-name="Normal_32_2" style:data-style-name="N0">
      <style:table-cell-properties fo:border="thin solid #000000" style:vertical-align="top" fo:wrap-option="wrap" fo:background-color="transparent"/>
      <style:text-properties style:font-name="Arial" style:font-name-asian="Arial" style:font-name-complex="Arial" fo:font-size="12pt" style:font-size-asian="12pt" style:font-size-complex="12pt"/>
    </style:style>
    <style:style style:name="ce56" style:family="table-cell" style:parent-style-name="Default" style:data-style-name="N0">
      <style:table-cell-properties fo:border="thin solid #000000" style:vertical-align="top" fo:wrap-option="wrap" style:repeat-content="false"/>
      <style:paragraph-properties fo:text-align="center"/>
    </style:style>
    <style:style style:name="ce57" style:family="table-cell" style:parent-style-name="Default" style:data-style-name="N0">
      <style:table-cell-properties fo:border="thin solid #000000" style:vertical-align="top" fo:wrap-option="wrap"/>
    </style:style>
    <style:style style:name="ce58" style:family="table-cell" style:parent-style-name="Default" style:data-style-name="N0">
      <style:table-cell-properties fo:border="thin solid #000000" style:vertical-align="top" fo:wrap-option="wrap" style:repeat-content="false"/>
      <style:paragraph-properties fo:text-align="start" fo:margin-left="0cm"/>
    </style:style>
    <style:style style:name="ce59" style:family="table-cell" style:parent-style-name="Default" style:data-style-name="N1">
      <style:table-cell-properties fo:border="thin solid #000000" style:vertical-align="top" fo:wrap-option="wrap" style:repeat-content="false"/>
      <style:paragraph-properties fo:text-align="start" fo:margin-left="0cm"/>
      <style:text-properties style:font-name="Arial " style:font-name-asian="Arial " style:font-name-complex="Arial " fo:font-size="12pt" style:font-size-asian="12pt" style:font-size-complex="12pt"/>
    </style:style>
    <style:style style:name="ce60" style:family="table-cell" style:parent-style-name="Normal_32_2" style:data-style-name="N0">
      <style:table-cell-properties fo:border="thin solid #000000" style:vertical-align="top" fo:background-color="transparent"/>
      <style:text-properties style:font-name="Arial " style:font-name-asian="Arial " style:font-name-complex="Arial " fo:font-size="12pt" style:font-size-asian="12pt" style:font-size-complex="12pt"/>
    </style:style>
    <style:style style:name="ce61" style:family="table-cell" style:parent-style-name="Normal_32_2" style:data-style-name="N22">
      <style:table-cell-properties fo:border="thin solid #000000" style:vertical-align="top" fo:wrap-option="wrap" fo:background-color="transparent" style:repeat-content="false"/>
      <style:paragraph-properties fo:text-align="start" fo:margin-left="0cm"/>
      <style:text-properties style:font-name="Arial " style:font-name-asian="Arial " style:font-name-complex="Arial " fo:font-size="12pt" style:font-size-asian="12pt" style:font-size-complex="12pt"/>
    </style:style>
    <style:style style:name="ce62" style:family="table-cell" style:parent-style-name="Normal_32_2" style:data-style-name="N0">
      <style:table-cell-properties fo:border="thin solid #000000" style:vertical-align="top" fo:wrap-option="wrap" fo:background-color="transparent" style:repeat-content="false"/>
      <style:paragraph-properties fo:text-align="start" fo:margin-left="0cm"/>
      <style:text-properties style:font-name="Arial " style:font-name-asian="Arial " style:font-name-complex="Arial " fo:font-size="12pt" style:font-size-asian="12pt" style:font-size-complex="12pt" fo:font-style="italic" style:font-style-asian="italic" style:font-style-complex="italic"/>
    </style:style>
    <style:style style:name="T1" style:family="text" style:parent-style-name="Default">
      <style:text-properties fo:color="#000000" style:text-line-through-style="none" style:font-name="Arial " style:font-name-asian="Arial " style:font-name-complex="Arial "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 style:font-name-asian="Arial " style:font-name-complex="Arial "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 style:font-name-asian="Arial " style:font-name-complex="Arial "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Arial " style:font-name-asian="Arial " style:font-name-complex="Arial "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7" style:family="text" style:parent-style-name="Default">
      <style:text-properties fo:color="#000000" style:text-line-through-style="none" style:font-name="Arial " style:font-name-asian="Arial " style:font-name-complex="Arial " fo:font-size="12pt" style:font-size-asian="12pt" style:font-size-complex="12pt" fo:font-style="normal" style:font-style-asian="normal" style:font-style-complex="normal" style:text-underline-style="solid" style:text-underline-type="single" fo:font-weight="bold" style:font-weight-asian="bold" style:font-weight-complex="bold" style:text-outline="false" fo:text-shadow="none"/>
    </style:style>
    <style:style style:name="T8" style:family="text" style:parent-style-name="Default">
      <style:text-properties fo:color="#000000" style:text-line-through-style="none" style:font-name="Arial " style:font-name-asian="Arial " style:font-name-complex="Arial "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style>
    <style:style style:name="T9"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000000" style:text-line-through-style="none" style:font-name="Arial" style:font-name-asian="Arial" style:font-name-complex="Arial"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FF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3" style:family="text" style:parent-style-name="Default">
      <style:text-properties fo:color="#FF0000" style:text-line-through-style="none" style:font-name="Arial " style:font-name-asian="Arial " style:font-name-complex="Arial "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4" style:family="text" style:parent-style-name="Default">
      <style:text-properties fo:color="#000000" style:text-line-through-style="none" style:font-name="Arial " style:font-name-asian="Arial " style:font-name-complex="Arial "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43933333333333cm"/>
    </style:style>
    <style:style style:name="co2" style:family="table-column">
      <style:table-column-properties fo:break-before="auto" style:column-width="5.207cm"/>
    </style:style>
    <style:style style:name="co3" style:family="table-column">
      <style:table-column-properties fo:break-before="auto" style:column-width="6.70983333333333cm"/>
    </style:style>
    <style:style style:name="co4" style:family="table-column">
      <style:table-column-properties fo:break-before="auto" style:column-width="3.7465cm"/>
    </style:style>
    <style:style style:name="co5" style:family="table-column">
      <style:table-column-properties fo:break-before="auto" style:column-width="4.3815cm"/>
    </style:style>
    <style:style style:name="co6" style:family="table-column">
      <style:table-column-properties fo:break-before="auto" style:column-width="4.74133333333333cm"/>
    </style:style>
    <style:style style:name="co7" style:family="table-column">
      <style:table-column-properties fo:break-before="auto" style:column-width="9.41916666666667cm"/>
    </style:style>
    <style:style style:name="co8" style:family="table-column">
      <style:table-column-properties fo:break-before="auto" style:column-width="4.445cm"/>
    </style:style>
    <style:style style:name="co9" style:family="table-column">
      <style:table-column-properties fo:break-before="auto" style:column-width="5.92666666666667cm"/>
    </style:style>
    <style:style style:name="co10" style:family="table-column">
      <style:table-column-properties fo:break-before="auto" style:column-width="6.26533333333333cm"/>
    </style:style>
    <style:style style:name="co11" style:family="table-column">
      <style:table-column-properties fo:break-before="auto" style:column-width="7.19666666666667cm"/>
    </style:style>
    <style:style style:name="co12" style:family="table-column">
      <style:table-column-properties fo:break-before="auto" style:column-width="4.572cm"/>
    </style:style>
    <style:style style:name="co13" style:family="table-column">
      <style:table-column-properties fo:break-before="auto" style:column-width="8.59366666666667cm"/>
    </style:style>
    <style:style style:name="co14" style:family="table-column">
      <style:table-column-properties fo:break-before="auto" style:column-width="3.64066666666667cm"/>
    </style:style>
    <style:style style:name="co15" style:family="table-column">
      <style:table-column-properties fo:break-before="auto" style:column-width="3.25966666666667cm"/>
    </style:style>
    <style:style style:name="co16" style:family="table-column">
      <style:table-column-properties fo:break-before="auto" style:column-width="3.21733333333333cm"/>
    </style:style>
    <style:style style:name="co17" style:family="table-column">
      <style:table-column-properties fo:break-before="auto" style:column-width="1.69333333333333cm"/>
    </style:style>
    <style:style style:name="ro1" style:family="table-row">
      <style:table-row-properties style:row-height="34.8pt" style:use-optimal-row-height="true" fo:break-before="auto"/>
    </style:style>
    <style:style style:name="ro2" style:family="table-row">
      <style:table-row-properties style:row-height="90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120pt" style:use-optimal-row-height="true" fo:break-before="auto"/>
    </style:style>
    <style:style style:name="ro5" style:family="table-row">
      <style:table-row-properties style:row-height="135pt" style:use-optimal-row-height="true" fo:break-before="auto"/>
    </style:style>
    <style:style style:name="ro6" style:family="table-row">
      <style:table-row-properties style:row-height="150pt" style:use-optimal-row-height="true" fo:break-before="auto"/>
    </style:style>
    <style:style style:name="ro7" style:family="table-row">
      <style:table-row-properties style:row-height="165pt" style:use-optimal-row-height="true" fo:break-before="auto"/>
    </style:style>
    <style:style style:name="ro8" style:family="table-row">
      <style:table-row-properties style:row-height="180pt" style:use-optimal-row-height="true" fo:break-before="auto"/>
    </style:style>
    <style:style style:name="ro9" style:family="table-row">
      <style:table-row-properties style:row-height="60pt" style:use-optimal-row-height="true" fo:break-before="auto"/>
    </style:style>
    <style:style style:name="ro10" style:family="table-row">
      <style:table-row-properties style:row-height="105pt" style:use-optimal-row-height="true" fo:break-before="auto"/>
    </style:style>
    <style:style style:name="ro11" style:family="table-row">
      <style:table-row-properties style:row-height="390pt" style:use-optimal-row-height="true" fo:break-before="auto"/>
    </style:style>
    <style:style style:name="ro12" style:family="table-row">
      <style:table-row-properties style:row-height="375pt" style:use-optimal-row-height="true" fo:break-before="auto"/>
    </style:style>
    <style:style style:name="ro13" style:family="table-row">
      <style:table-row-properties style:row-height="345pt" style:use-optimal-row-height="true" fo:break-before="auto"/>
    </style:style>
    <style:style style:name="ro14" style:family="table-row">
      <style:table-row-properties style:row-height="195pt" style:use-optimal-row-height="true" fo:break-before="auto"/>
    </style:style>
    <style:style style:name="ro15" style:family="table-row">
      <style:table-row-properties style:row-height="409.6pt" style:use-optimal-row-height="true" fo:break-before="auto"/>
    </style:style>
    <style:style style:name="ro16" style:family="table-row">
      <style:table-row-properties style:row-height="225pt" style:use-optimal-row-height="true" fo:break-before="auto"/>
    </style:style>
    <style:style style:name="ro17" style:family="table-row">
      <style:table-row-properties style:row-height="166.8pt" style:use-optimal-row-height="true" fo:break-before="auto"/>
    </style:style>
    <style:style style:name="ro18" style:family="table-row">
      <style:table-row-properties style:row-height="315pt" style:use-optimal-row-height="true" fo:break-before="auto"/>
    </style:style>
    <style:style style:name="ro19" style:family="table-row">
      <style:table-row-properties style:row-height="330pt" style:use-optimal-row-height="true" fo:break-before="auto"/>
    </style:style>
    <style:style style:name="ro20" style:family="table-row">
      <style:table-row-properties style:row-height="76.2pt" style:use-optimal-row-height="true" fo:break-before="auto"/>
    </style:style>
    <style:style style:name="ro21" style:family="table-row">
      <style:table-row-properties style:row-height="360pt" style:use-optimal-row-height="true" fo:break-before="auto"/>
    </style:style>
    <style:style style:name="ro22" style:family="table-row">
      <style:table-row-properties style:row-height="300pt" style:use-optimal-row-height="true" fo:break-before="auto"/>
    </style:style>
    <style:style style:name="ro23" style:family="table-row">
      <style:table-row-properties style:row-height="108pt" style:use-optimal-row-height="true" fo:break-before="auto"/>
    </style:style>
    <style:style style:name="ro24" style:family="table-row">
      <style:table-row-properties style:row-height="270pt" style:use-optimal-row-height="true" fo:break-before="auto"/>
    </style:style>
    <style:style style:name="ro25" style:family="table-row">
      <style:table-row-properties style:row-height="210pt" style:use-optimal-row-height="true" fo:break-before="auto"/>
    </style:style>
    <style:style style:name="ro26" style:family="table-row">
      <style:table-row-properties style:row-height="199.8pt" style:use-optimal-row-height="true" fo:break-before="auto"/>
    </style:style>
    <style:style style:name="ro27" style:family="table-row">
      <style:table-row-properties style:row-height="244.2pt" style:use-optimal-row-height="true" fo:break-before="auto"/>
    </style:style>
    <style:style style:name="ro28" style:family="table-row">
      <style:table-row-properties style:row-height="168.6pt" style:use-optimal-row-height="true" fo:break-before="auto"/>
    </style:style>
    <style:style style:name="ro29" style:family="table-row">
      <style:table-row-properties style:row-height="122.4pt" style:use-optimal-row-height="true" fo:break-before="auto"/>
    </style:style>
    <style:style style:name="ro30" style:family="table-row">
      <style:table-row-properties style:row-height="45pt" style:use-optimal-row-height="true" fo:break-before="auto"/>
    </style:style>
    <style:style style:name="ro31" style:family="table-row">
      <style:table-row-properties style:row-height="109.2pt" style:use-optimal-row-height="true" fo:break-before="auto"/>
    </style:style>
    <style:style style:name="ro32" style:family="table-row">
      <style:table-row-properties style:row-height="153.6pt" style:use-optimal-row-height="true" fo:break-before="auto"/>
    </style:style>
    <style:style style:name="ro33" style:family="table-row">
      <style:table-row-properties style:row-height="240.6pt" style:use-optimal-row-height="true" fo:break-before="auto"/>
    </style:style>
    <style:style style:name="ro34" style:family="table-row">
      <style:table-row-properties style:row-height="285pt" style:use-optimal-row-height="true" fo:break-before="auto"/>
    </style:style>
    <style:style style:name="ro35" style:family="table-row">
      <style:table-row-properties style:row-height="330.6pt" style:use-optimal-row-height="true" fo:break-before="auto"/>
    </style:style>
    <style:style style:name="ro36" style:family="table-row">
      <style:table-row-properties style:row-height="300.6pt" style:use-optimal-row-height="true" fo:break-before="auto"/>
    </style:style>
    <style:style style:name="ro37" style:family="table-row">
      <style:table-row-properties style:row-height="255.6pt" style:use-optimal-row-height="true" fo:break-before="auto"/>
    </style:style>
    <style:style style:name="ro38" style:family="table-row">
      <style:table-row-properties style:row-height="271.2pt" style:use-optimal-row-height="true" fo:break-before="auto"/>
    </style:style>
    <style:style style:name="ro39" style:family="table-row">
      <style:table-row-properties style:row-height="345.6pt" style:use-optimal-row-height="true" fo:break-before="auto"/>
    </style:style>
    <style:style style:name="ro40" style:family="table-row">
      <style:table-row-properties style:row-height="315.6pt" style:use-optimal-row-height="true" fo:break-before="auto"/>
    </style:style>
    <style:style style:name="ro41" style:family="table-row">
      <style:table-row-properties style:row-height="360.6pt" style:use-optimal-row-height="true" fo:break-before="auto"/>
    </style:style>
    <style:style style:name="ro42" style:family="table-row">
      <style:table-row-properties style:row-height="346.2pt" style:use-optimal-row-height="true" fo:break-before="auto"/>
    </style:style>
    <style:style style:name="ro43" style:family="table-row">
      <style:table-row-properties style:row-height="270.6pt" style:use-optimal-row-height="true" fo:break-before="auto"/>
    </style:style>
    <style:style style:name="ro44" style:family="table-row">
      <style:table-row-properties style:row-height="390.6pt" style:use-optimal-row-height="true" fo:break-before="auto"/>
    </style:style>
    <style:style style:name="ro45" style:family="table-row">
      <style:table-row-properties style:row-height="93pt" style:use-optimal-row-height="true" fo:break-before="auto"/>
    </style:style>
    <style:style style:name="ro46" style:family="table-row">
      <style:table-row-properties style:row-height="240pt" style:use-optimal-row-height="true" fo:break-before="auto"/>
    </style:style>
    <style:style style:name="ro47" style:family="table-row">
      <style:table-row-properties style:row-height="255pt" style:use-optimal-row-height="true" fo:break-before="auto"/>
    </style:style>
    <style:style style:name="ro48" style:family="table-row">
      <style:table-row-properties style:row-height="405pt" style:use-optimal-row-height="true" fo:break-before="auto"/>
    </style:style>
    <style:style style:name="ro49" style:family="table-row">
      <style:table-row-properties style:row-height="121.8pt" style:use-optimal-row-height="true" fo:break-before="auto"/>
    </style:style>
    <style:style style:name="ro50" style:family="table-row">
      <style:table-row-properties style:row-height="391.2pt" style:use-optimal-row-height="true" fo:break-before="auto"/>
    </style:style>
    <style:style style:name="ro51" style:family="table-row">
      <style:table-row-properties style:row-height="285.6pt" style:use-optimal-row-height="true" fo:break-before="auto"/>
    </style:style>
    <style:style style:name="ro52" style:family="table-row">
      <style:table-row-properties style:row-height="202.2pt" style:use-optimal-row-height="true" fo:break-before="auto"/>
    </style:style>
    <style:style style:name="ro53" style:family="table-row">
      <style:table-row-properties style:row-height="78pt" style:use-optimal-row-height="true" fo:break-before="auto"/>
    </style:style>
    <style:style style:name="ro54" style:family="table-row">
      <style:table-row-properties style:row-height="165.6pt" style:use-optimal-row-height="true" fo:break-before="auto"/>
    </style:style>
    <style:style style:name="ro55" style:family="table-row">
      <style:table-row-properties style:row-height="14.4pt" style:use-optimal-row-height="true" fo:break-before="auto"/>
    </style:style>
    <style:style style:name="ta1" style:family="table" style:master-page-name="mp1">
      <style:table-properties table:display="true" style:writing-mode="lr-tb"/>
    </style:style>
    <style:style style:family="graphic" style:name="a37">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Obat_Ika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16368" table:default-cell-style-name="ce1"/>
        <table:table-row table:style-name="ro1">
          <table:table-cell office:value-type="string" table:style-name="ce2">
            <text:p>NO</text:p>
          </table:table-cell>
          <table:table-cell office:value-type="string" table:style-name="ce2">
            <text:p>NAMA OBAT</text:p>
          </table:table-cell>
          <table:table-cell office:value-type="string" table:style-name="ce2">
            <text:p>NAMA PERUSAHAAN</text:p>
          </table:table-cell>
          <table:table-cell office:value-type="string" table:style-name="ce2">
            <text:p>ALAMAT</text:p>
          </table:table-cell>
          <table:table-cell office:value-type="string" table:style-name="ce2">
            <text:p>PROVINSI</text:p>
          </table:table-cell>
          <table:table-cell office:value-type="string" table:style-name="ce2">
            <text:p>JENIS PERUSAHAAN</text:p>
          </table:table-cell>
          <table:table-cell office:value-type="string" table:style-name="ce2">
            <text:p>NOMOR PENDAFTARAN</text:p>
          </table:table-cell>
          <table:table-cell office:value-type="string" table:style-name="ce2">
            <text:p>ASAL OBAT</text:p>
          </table:table-cell>
          <table:table-cell office:value-type="string" table:style-name="ce2">
            <text:p>GOLONGAN OBAT</text:p>
          </table:table-cell>
          <table:table-cell office:value-type="string" table:style-name="ce2">
            <text:p>BENTUK SEDIAAN</text:p>
          </table:table-cell>
          <table:table-cell office:value-type="string" table:style-name="ce2">
            <text:p>JENIS SEDIAAN</text:p>
          </table:table-cell>
          <table:table-cell office:value-type="string" table:style-name="ce3">
            <text:p>KOMPOSISI</text:p>
          </table:table-cell>
          <table:table-cell office:value-type="string" table:style-name="ce3">
            <text:p>INDIKASI</text:p>
          </table:table-cell>
          <table:table-cell office:value-type="string" table:style-name="ce3">
            <text:p>MASA BERLAKU</text:p>
          </table:table-cell>
          <table:table-cell office:value-type="string" table:style-name="ce3">
            <text:p>SISA WAKTU</text:p>
          </table:table-cell>
          <table:table-cell office:value-type="string" table:style-name="ce3">
            <text:p>STATUS SERTIFIKAT</text:p>
          </table:table-cell>
          <table:table-cell table:number-columns-repeated="16368"/>
        </table:table-row>
        <table:table-row table:style-name="ro2">
          <table:table-cell office:value-type="float" office:value="1" table:style-name="ce4">
            <text:p>1</text:p>
          </table:table-cell>
          <table:table-cell office:value-type="string" table:style-name="ce5">
            <text:p>DESTAN AQUATIC</text:p>
          </table:table-cell>
          <table:table-cell office:value-type="string" table:style-name="ce6">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text:s/>KKP RI D 2006016-P2 FTC</text:p>
          </table:table-cell>
          <table:table-cell office:value-type="string" table:style-name="ce4">
            <text:p>Dalam Negeri</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5">
            <text:p>Benzalconium Klorida 50%</text:p>
          </table:table-cell>
          <table:table-cell office:value-type="string" table:style-name="ce9">
            <text:p>- Mengurangi penyebaran penyakit;</text:p>
            <text:p>- Mengontrol Bacterial Gill Disease, Tail Rot, Black Spot dan Shell Disease;</text:p>
            <text:p>- Mencegah penyakit Bercak Putih pada kerapas udang;</text:p>
            <text:p>- Sterilisasi air tambak/kolam dan peralatan</text:p>
          </table:table-cell>
          <table:table-cell office:value-type="date" office:date-value="2025-06-15T00:00:00" table:style-name="ce10">
            <text:p>15-Jun-2025</text:p>
          </table:table-cell>
          <table:table-cell office:value-type="float" office:value="220" table:formula="of:=[.N2]-TODAY()" table:style-name="ce11">
            <text:p>220</text:p>
          </table:table-cell>
          <table:table-cell office:value-type="string" office:string-value="Berlaku" table:formula="of:=IF([.O2]&gt;0;&quot;Berlaku&quot;;&quot;Kadaluarsa&quot;)" table:style-name="ce12">
            <text:p>Berlaku</text:p>
          </table:table-cell>
          <table:table-cell table:number-columns-repeated="16368"/>
        </table:table-row>
        <table:table-row table:style-name="ro3">
          <table:table-cell office:value-type="float" office:value="2" table:formula="of:=[.A2]+1" table:style-name="ce4">
            <text:p>2</text:p>
          </table:table-cell>
          <table:table-cell office:value-type="string" table:style-name="ce5">
            <text:p>C-SAN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006022-P1 <text:s/>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C 400mg</text:p>
          </table:table-cell>
          <table:table-cell office:value-type="string" table:style-name="ce9">
            <text:p>- Meningkatkan pertahanan tubuh terhadap penyakit;</text:p>
            <text:p>- Mengatasi stress;</text:p>
            <text:p>- Meningkatkan nafsu makan;</text:p>
            <text:p>- Melengkapi kebutuhan vitamin C</text:p>
          </table:table-cell>
          <table:table-cell office:value-type="date" office:date-value="2025-06-15T00:00:00" table:style-name="ce10">
            <text:p>15-Jun-2025</text:p>
          </table:table-cell>
          <table:table-cell office:value-type="float" office:value="220" table:formula="of:=[.N3]-TODAY()" table:style-name="ce11">
            <text:p>220</text:p>
          </table:table-cell>
          <table:table-cell office:value-type="string" office:string-value="Berlaku" table:formula="of:=IF([.O3]&gt;0;&quot;Berlaku&quot;;&quot;Kadaluarsa&quot;)" table:style-name="ce12">
            <text:p>Berlaku</text:p>
          </table:table-cell>
          <table:table-cell table:number-columns-repeated="16368"/>
        </table:table-row>
        <table:table-row table:style-name="ro4">
          <table:table-cell office:value-type="float" office:value="3" table:formula="of:=[.A3]+1" table:style-name="ce4">
            <text:p>3</text:p>
          </table:table-cell>
          <table:table-cell office:value-type="string" table:style-name="ce5">
            <text:p>Nugen KHV PCR Detection Kit</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13">
            <text:p>KKP RI D 2211105 - P2 BBC</text:p>
          </table:table-cell>
          <table:table-cell office:value-type="string" table:style-name="ce13">
            <text:p>Dalam Negeri</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7">
            <text:p>PCR Premix <text:s/>1x konsentrasi, DNA Polymerase 2U/µl, KHV kontrol positif 10 ng/µL, Loading dye 6x konsentrasi, DNA size marker, Air grade PCR<text:s text:c="2"/></text:p>
            <text:p/>
          </table:table-cell>
          <table:table-cell office:value-type="string" table:style-name="ce9">
            <text:p>Untuk mendeteksi penyakit Koi Herpes Virus (KHV)</text:p>
          </table:table-cell>
          <table:table-cell office:value-type="date" office:date-value="2027-11-29T00:00:00" table:style-name="ce10">
            <text:p>29-Nov-2027</text:p>
          </table:table-cell>
          <table:table-cell office:value-type="float" office:value="1117" table:formula="of:=[.N4]-TODAY()" table:style-name="ce11">
            <text:p>1117</text:p>
          </table:table-cell>
          <table:table-cell office:value-type="string" office:string-value="Berlaku" table:formula="of:=IF([.O4]&gt;0;&quot;Berlaku&quot;;&quot;Kadaluarsa&quot;)" table:style-name="ce12">
            <text:p>Berlaku</text:p>
          </table:table-cell>
          <table:table-cell table:number-columns-repeated="16368"/>
        </table:table-row>
        <table:table-row table:style-name="ro5">
          <table:table-cell office:value-type="float" office:value="4" table:formula="of:=[.A4]+1" table:style-name="ce4">
            <text:p>4</text:p>
          </table:table-cell>
          <table:table-cell office:value-type="string" table:style-name="ce5">
            <text:p>Power Lac</text:p>
          </table:table-cell>
          <table:table-cell office:value-type="string" table:style-name="ce5">
            <text:p>PT. Harvest Ariake Indonesia</text:p>
          </table:table-cell>
          <table:table-cell office:value-type="string" table:style-name="ce7">
            <text:p>Jl. Samsung 2C Blok C3-D, Kel. Mekarmukti, Jababeka Innovation Center, Kec. Cikarang Utara, Kab. Bekasi, Provinsi Jawa Barat-17530</text:p>
          </table:table-cell>
          <table:table-cell office:value-type="string" table:style-name="ce8">
            <text:p>Jawa Barat</text:p>
          </table:table-cell>
          <table:table-cell office:value-type="string" table:style-name="ce8">
            <text:p>Produsen</text:p>
          </table:table-cell>
          <table:table-cell office:value-type="string" table:style-name="ce14">
            <text:p>KKP RI D 2005243-P1 PBS</text:p>
          </table:table-cell>
          <table:table-cell office:value-type="string" table:style-name="ce1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Lactococcus lactis strain D1813 (heat-killed)</text:p>
          </table:table-cell>
          <table:table-cell office:value-type="string" table:style-name="ce9">
            <text:p>Merangsang kekebalan tubuh udang (sebagai imunostimulan), meningkatkan laju pertumbuhan udang</text:p>
          </table:table-cell>
          <table:table-cell office:value-type="date" office:date-value="2025-05-04T00:00:00" table:style-name="ce10">
            <text:p>4-May-2025</text:p>
          </table:table-cell>
          <table:table-cell office:value-type="float" office:value="178" table:formula="of:=[.N5]-TODAY()" table:style-name="ce11">
            <text:p>178</text:p>
          </table:table-cell>
          <table:table-cell office:value-type="string" office:string-value="Berlaku" table:formula="of:=IF([.O5]&gt;0;&quot;Berlaku&quot;;&quot;Kadaluarsa&quot;)" table:style-name="ce12">
            <text:p>Berlaku</text:p>
          </table:table-cell>
          <table:table-cell table:number-columns-repeated="16368"/>
        </table:table-row>
        <table:table-row table:style-name="ro6">
          <table:table-cell office:value-type="float" office:value="5" table:formula="of:=[.A5]+1" table:style-name="ce4">
            <text:p>5</text:p>
          </table:table-cell>
          <table:table-cell office:value-type="string" table:style-name="ce5">
            <text:p>Fishform Plus</text:p>
          </table:table-cell>
          <table:table-cell office:value-type="string" table:style-name="ce6">
            <text:p>PT. Novindo Agritech Hutama</text:p>
          </table:table-cell>
          <table:table-cell office:value-type="string" table:style-name="ce6">
            <text:p>Kawasan Pergudangan Taman Tekno BSD Sektor XI Blok A2 No. 1 Desa Setu Tangerang Selatan - Banten, Telp/Fax: (021) 75875390/91/92, (021) 75875393</text:p>
          </table:table-cell>
          <table:table-cell office:value-type="string" table:style-name="ce4">
            <text:p>Banten</text:p>
          </table:table-cell>
          <table:table-cell office:value-type="string" table:style-name="ce4">
            <text:p>Importir</text:p>
          </table:table-cell>
          <table:table-cell office:value-type="string" table:style-name="ce4">
            <text:p><text:s/>KKP RI I 2005262-P1 P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5">
            <text:p>Pottasium diformate, formic acid</text:p>
          </table:table-cell>
          <table:table-cell office:value-type="string" table:style-name="ce9">
            <text:p>Menghambat degradasi dan meningkatkan umur simpan dari bahan mentah (ikan segar)</text:p>
          </table:table-cell>
          <table:table-cell office:value-type="date" office:date-value="2025-05-04T00:00:00" table:style-name="ce10">
            <text:p>4-May-2025</text:p>
          </table:table-cell>
          <table:table-cell office:value-type="float" office:value="178" table:formula="of:=[.N6]-TODAY()" table:style-name="ce11">
            <text:p>178</text:p>
          </table:table-cell>
          <table:table-cell office:value-type="string" office:string-value="Berlaku" table:formula="of:=IF([.O6]&gt;0;&quot;Berlaku&quot;;&quot;Kadaluarsa&quot;)" table:style-name="ce12">
            <text:p>Berlaku</text:p>
          </table:table-cell>
          <table:table-cell table:number-columns-repeated="16368"/>
        </table:table-row>
        <table:table-row table:style-name="ro7">
          <table:table-cell office:value-type="float" office:value="6" table:formula="of:=[.A6]+1" table:style-name="ce4">
            <text:p>6</text:p>
          </table:table-cell>
          <table:table-cell office:value-type="string" table:style-name="ce5">
            <text:p>Baymix Latibon Aqua</text:p>
          </table:table-cell>
          <table:table-cell office:value-type="string" table:style-name="ce6">
            <office:annotation draw:style-name="a0" svg:x="1.05in" svg:y="13.2916666666667in" svg:width="0.65in" svg:height="0.025in">
              <dc:creator>Microsoft Office User</dc:creator>
              <text:p><text:span text:style-name="T2">(dialihkan ke PT. Elanco Animal Health Indonesia):</text:span><text:span text:style-name="T3"/></text:p>
              <text:p/>
            </office:annotation>
            <text:p>PT. Intervet Indonesia</text:p>
          </table:table-cell>
          <table:table-cell office:value-type="string" table:style-name="ce6">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4">
            <text:p>KKP RI I 2005264-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Asam Format, Asam Sitrat, Asam Laktat, Asam Malat, Asam Fosfat, Asam Sorbet, Asam Fumarat, Lemak Sayur, Minyak Esensial</text:p>
          </table:table-cell>
          <table:table-cell office:value-type="string" table:style-name="ce9">
            <text:p>Sebagai acidifier pada pakan ikan dan udang<text:s/></text:p>
          </table:table-cell>
          <table:table-cell office:value-type="date" office:date-value="2025-05-04T00:00:00" table:style-name="ce10">
            <text:p>4-May-2025</text:p>
          </table:table-cell>
          <table:table-cell office:value-type="float" office:value="178" table:formula="of:=[.N7]-TODAY()" table:style-name="ce11">
            <text:p>178</text:p>
          </table:table-cell>
          <table:table-cell office:value-type="string" office:string-value="Berlaku" table:formula="of:=IF([.O7]&gt;0;&quot;Berlaku&quot;;&quot;Kadaluarsa&quot;)" table:style-name="ce12">
            <text:p>Berlaku</text:p>
          </table:table-cell>
          <table:table-cell table:number-columns-repeated="16368"/>
        </table:table-row>
        <table:table-row table:style-name="ro5">
          <table:table-cell office:value-type="float" office:value="7" table:formula="of:=[.A7]+1" table:style-name="ce4">
            <text:p>7</text:p>
          </table:table-cell>
          <table:table-cell office:value-type="string" table:style-name="ce5">
            <text:p>DV Aqua</text:p>
          </table:table-cell>
          <table:table-cell office:value-type="string" table:style-name="ce6">
            <text:p>PT. Cargill Trading Indonesia</text:p>
          </table:table-cell>
          <table:table-cell office:value-type="string" table:style-name="ce7">
            <text:p>Wisma 46 Kota BNI Lantai 28 Suite 2801, Jl. Jend. Sudirman Kav. 1, Daerah Khusus Ibukota Jakarta, Telp. (021) 57891900/ (021) 5745757</text:p>
          </table:table-cell>
          <table:table-cell office:value-type="string" table:style-name="ce8">
            <text:p>Jawa Barat</text:p>
          </table:table-cell>
          <table:table-cell office:value-type="string" table:style-name="ce8">
            <text:p>Produsen/Importir</text:p>
          </table:table-cell>
          <table:table-cell office:value-type="string" table:style-name="ce4">
            <text:p><text:s/>KKP RI I 2005267-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Saccharomyces cerevisiae, kulit kedelai, tetes tebu, gandum hitam<text:s/></text:p>
          </table:table-cell>
          <table:table-cell office:value-type="string" table:style-name="ce9">
            <text:p>Suplemen untuk ikan dan udang</text:p>
          </table:table-cell>
          <table:table-cell office:value-type="date" office:date-value="2025-05-04T00:00:00" table:style-name="ce10">
            <text:p>4-May-2025</text:p>
          </table:table-cell>
          <table:table-cell office:value-type="float" office:value="178" table:formula="of:=[.N8]-TODAY()" table:style-name="ce11">
            <text:p>178</text:p>
          </table:table-cell>
          <table:table-cell office:value-type="string" office:string-value="Berlaku" table:formula="of:=IF([.O8]&gt;0;&quot;Berlaku&quot;;&quot;Kadaluarsa&quot;)" table:style-name="ce12">
            <text:p>Berlaku</text:p>
          </table:table-cell>
          <table:table-cell table:number-columns-repeated="16368"/>
        </table:table-row>
        <table:table-row table:style-name="ro2">
          <table:table-cell office:value-type="float" office:value="8" table:formula="of:=[.A8]+1" table:style-name="ce4">
            <text:p>8</text:p>
          </table:table-cell>
          <table:table-cell office:value-type="string" table:style-name="ce5">
            <text:p>Nugen Harveyi PCR Detection Kit</text:p>
          </table:table-cell>
          <table:table-cell office:value-type="string" table:style-name="ce6">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4">
            <text:p>KKP RI D 1910118-P1 BBC<text:s/></text:p>
          </table:table-cell>
          <table:table-cell office:value-type="string" table:style-name="ce4">
            <text:p>Dalam Negeri</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9">
            <text:p><text:s/>1x PCR Premix, DNA Pol Enzyme, Vibrio harveyi kontrol positif, DNA Marker, 6x loading Dye, PCR grade ddH2O</text:p>
          </table:table-cell>
          <table:table-cell office:value-type="string" table:style-name="ce9">
            <text:p>Untuk mendeteksi rangkaian genetik Vibrio Harveyi<text:s/></text:p>
          </table:table-cell>
          <table:table-cell office:value-type="date" office:date-value="2024-10-31T00:00:00" table:style-name="ce10">
            <text:p>31-Oct-2024</text:p>
          </table:table-cell>
          <table:table-cell office:value-type="float" office:value="-7" table:formula="of:=[.N9]-TODAY()" table:style-name="ce11">
            <text:p>-7</text:p>
          </table:table-cell>
          <table:table-cell office:value-type="string" office:string-value="Kadaluarsa" table:formula="of:=IF([.O9]&gt;0;&quot;Berlaku&quot;;&quot;Kadaluarsa&quot;)" table:style-name="ce12">
            <text:p>Kadaluarsa</text:p>
          </table:table-cell>
          <table:table-cell table:number-columns-repeated="16368"/>
        </table:table-row>
        <table:table-row table:style-name="ro2">
          <table:table-cell office:value-type="float" office:value="9" table:formula="of:=[.A9]+1" table:style-name="ce4">
            <text:p>9</text:p>
          </table:table-cell>
          <table:table-cell office:value-type="string" table:style-name="ce5">
            <text:p>Nugen Multiplex Vib-HA PCR Detection Kit</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4">
            <text:p>KKP RI D 1910117-P1 BBC<text:s/></text:p>
          </table:table-cell>
          <table:table-cell office:value-type="string" table:style-name="ce4">
            <text:p>Dalam Negeri</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9">
            <text:p><text:s/>1x PCR Premix, DNA Pol Enzyme, Multiplex Vib-HA kontrol positif, DNA Marker, 6x loading Dye, PCR grade ddH2O</text:p>
          </table:table-cell>
          <table:table-cell office:value-type="string" table:style-name="ce9">
            <text:p>Untuk mendeteksi rangkaian genetik Vibrio Harveyi dan Vibrio Alginolyticus</text:p>
          </table:table-cell>
          <table:table-cell office:value-type="date" office:date-value="2024-10-31T00:00:00" table:style-name="ce10">
            <text:p>31-Oct-2024</text:p>
          </table:table-cell>
          <table:table-cell office:value-type="float" office:value="-7" table:formula="of:=[.N10]-TODAY()" table:style-name="ce11">
            <text:p>-7</text:p>
          </table:table-cell>
          <table:table-cell office:value-type="string" office:string-value="Kadaluarsa" table:formula="of:=IF([.O10]&gt;0;&quot;Berlaku&quot;;&quot;Kadaluarsa&quot;)" table:style-name="ce12">
            <text:p>Kadaluarsa</text:p>
          </table:table-cell>
          <table:table-cell table:number-columns-repeated="16368"/>
        </table:table-row>
        <table:table-row table:style-name="ro5">
          <table:table-cell office:value-type="float" office:value="10" table:formula="of:=[.A10]+1" table:style-name="ce4">
            <text:p>10</text:p>
          </table:table-cell>
          <table:table-cell office:value-type="string" table:style-name="ce5">
            <text:p>Boster Khalproos</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910194-P1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D3, E, Mn, Zinc Sulphat, Copper Sulphat, Cobalt Chloride, Potasium Iodide, Sodium Selenit, Calcium Carbonate</text:p>
          </table:table-cell>
          <table:table-cell office:value-type="string" table:style-name="ce15">
            <text:p>Anti defisiensi mineral</text:p>
          </table:table-cell>
          <table:table-cell office:value-type="date" office:date-value="2024-10-31T00:00:00" table:style-name="ce10">
            <text:p>31-Oct-2024</text:p>
          </table:table-cell>
          <table:table-cell office:value-type="float" office:value="-7" table:formula="of:=[.N11]-TODAY()" table:style-name="ce11">
            <text:p>-7</text:p>
          </table:table-cell>
          <table:table-cell office:value-type="string" office:string-value="Kadaluarsa" table:formula="of:=IF([.O11]&gt;0;&quot;Berlaku&quot;;&quot;Kadaluarsa&quot;)" table:style-name="ce12">
            <text:p>Kadaluarsa</text:p>
          </table:table-cell>
          <table:table-cell table:number-columns-repeated="16368"/>
        </table:table-row>
        <table:table-row table:style-name="ro5">
          <table:table-cell office:value-type="float" office:value="11" table:formula="of:=[.A11]+1" table:style-name="ce4">
            <text:p>11</text:p>
          </table:table-cell>
          <table:table-cell office:value-type="string" table:style-name="ce5">
            <text:p>Boster Planktop</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910195-P1 FBC<text:s/></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Farmasetik</text:p>
          </table:table-cell>
          <table:table-cell office:value-type="string" table:style-name="ce6">
            <text:p>Molase, Inositol, Manganese Sulphat, Zinc Sulphat, Ferrous Sulphat, Copper Sulphat, Cobalt Chlorida, Prophyleneglycol</text:p>
          </table:table-cell>
          <table:table-cell office:value-type="string" table:style-name="ce15">
            <text:p>Menjaga pertumbuhan plankton</text:p>
          </table:table-cell>
          <table:table-cell office:value-type="date" office:date-value="2024-10-31T00:00:00" table:style-name="ce10">
            <text:p>31-Oct-2024</text:p>
          </table:table-cell>
          <table:table-cell office:value-type="float" office:value="-7" table:formula="of:=[.N12]-TODAY()" table:style-name="ce11">
            <text:p>-7</text:p>
          </table:table-cell>
          <table:table-cell office:value-type="string" office:string-value="Kadaluarsa" table:formula="of:=IF([.O12]&gt;0;&quot;Berlaku&quot;;&quot;Kadaluarsa&quot;)" table:style-name="ce12">
            <text:p>Kadaluarsa</text:p>
          </table:table-cell>
          <table:table-cell table:number-columns-repeated="16368"/>
        </table:table-row>
        <table:table-row table:style-name="ro5">
          <table:table-cell office:value-type="float" office:value="12" table:formula="of:=[.A12]+1" table:style-name="ce4">
            <text:p>12</text:p>
          </table:table-cell>
          <table:table-cell office:value-type="string" table:style-name="ce5">
            <text:p>Boster Protec Plus</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910193-P1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D3, E, K3, C, Asam amino (lysine), Inositol, Lactose</text:p>
          </table:table-cell>
          <table:table-cell office:value-type="string" table:style-name="ce15">
            <text:p>Pencegahan defisiensi vitamin</text:p>
          </table:table-cell>
          <table:table-cell office:value-type="date" office:date-value="2024-10-31T00:00:00" table:style-name="ce10">
            <text:p>31-Oct-2024</text:p>
          </table:table-cell>
          <table:table-cell office:value-type="float" office:value="-7" table:formula="of:=[.N13]-TODAY()" table:style-name="ce11">
            <text:p>-7</text:p>
          </table:table-cell>
          <table:table-cell office:value-type="string" office:string-value="Kadaluarsa" table:formula="of:=IF([.O13]&gt;0;&quot;Berlaku&quot;;&quot;Kadaluarsa&quot;)" table:style-name="ce12">
            <text:p>Kadaluarsa</text:p>
          </table:table-cell>
          <table:table-cell table:number-columns-repeated="16368"/>
        </table:table-row>
        <table:table-row table:style-name="ro8">
          <table:table-cell office:value-type="float" office:value="13" table:formula="of:=[.A13]+1" table:style-name="ce4">
            <text:p>13</text:p>
          </table:table-cell>
          <table:table-cell office:value-type="string" table:style-name="ce5">
            <text:p>Boster Premix Aquavita</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910197-P1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D3, E, K3, B1, B2, B6, B12, C, Ca-d-Pantothenate, Folic Acid, Nicotinic Acid, Asam Amino (Lysine), Biotin, Inositol, Manganese, Zinc Sulphat, Iron Sulphat, Copper, Cobalt, Potasium Iodide, Sodium Selenite, Lactose</text:p>
          </table:table-cell>
          <table:table-cell office:value-type="string" table:style-name="ce9">
            <text:p>Meningkatkan mutu pakan dan menaikkan nafsu makan ikan/udang, Memperbaiki dan meningkatkan fungsi metabolisme pencernaan<text:s/></text:p>
          </table:table-cell>
          <table:table-cell office:value-type="date" office:date-value="2024-10-31T00:00:00" table:style-name="ce10">
            <text:p>31-Oct-2024</text:p>
          </table:table-cell>
          <table:table-cell office:value-type="float" office:value="-7" table:formula="of:=[.N14]-TODAY()" table:style-name="ce11">
            <text:p>-7</text:p>
          </table:table-cell>
          <table:table-cell office:value-type="string" office:string-value="Kadaluarsa" table:formula="of:=IF([.O14]&gt;0;&quot;Berlaku&quot;;&quot;Kadaluarsa&quot;)" table:style-name="ce12">
            <text:p>Kadaluarsa</text:p>
          </table:table-cell>
          <table:table-cell table:number-columns-repeated="16368"/>
        </table:table-row>
        <table:table-row table:style-name="ro9">
          <table:table-cell office:value-type="float" office:value="14" table:formula="of:=[.A14]+1" table:style-name="ce4">
            <text:p>14</text:p>
          </table:table-cell>
          <table:table-cell office:value-type="string" table:style-name="ce5">
            <text:p>Rica Nitro<text:s/></text:p>
          </table:table-cell>
          <table:table-cell office:value-type="string" table:style-name="ce5">
            <text:p>Koperasi Mina Lestari</text:p>
          </table:table-cell>
          <table:table-cell office:value-type="string" table:style-name="ce7">
            <text:p>Jl. Makmur Dg. Sitakka 129 Maros 90512, Sulawesi Selatan</text:p>
          </table:table-cell>
          <table:table-cell office:value-type="string" table:style-name="ce8">
            <text:p>Sulawsi Selatan</text:p>
          </table:table-cell>
          <table:table-cell office:value-type="string" table:style-name="ce8">
            <text:p>Produsen</text:p>
          </table:table-cell>
          <table:table-cell office:value-type="string" table:style-name="ce13">
            <text:p>KKP RI D 1910428 PbBC<text:s/></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6">
            <text:p>Bakteri Pseudoalteromonas sp Edeep-1 (≥ 1x10^6 CFU/ml)</text:p>
          </table:table-cell>
          <table:table-cell office:value-type="string" table:style-name="ce9">
            <text:p>Mengubah senyawa beracun nitrit menjadi nitrat, Mencegah serangan patogen Vibrio Harveyi pada budidaya udang di tambak</text:p>
          </table:table-cell>
          <table:table-cell office:value-type="date" office:date-value="2024-10-31T00:00:00" table:style-name="ce10">
            <text:p>31-Oct-2024</text:p>
          </table:table-cell>
          <table:table-cell office:value-type="float" office:value="-7" table:formula="of:=[.N15]-TODAY()" table:style-name="ce11">
            <text:p>-7</text:p>
          </table:table-cell>
          <table:table-cell office:value-type="string" office:string-value="Kadaluarsa" table:formula="of:=IF([.O15]&gt;0;&quot;Berlaku&quot;;&quot;Kadaluarsa&quot;)" table:style-name="ce12">
            <text:p>Kadaluarsa</text:p>
          </table:table-cell>
          <table:table-cell table:number-columns-repeated="16368"/>
        </table:table-row>
        <table:table-row table:style-name="ro9">
          <table:table-cell office:value-type="float" office:value="15" table:formula="of:=[.A15]+1" table:style-name="ce4">
            <text:p>15</text:p>
          </table:table-cell>
          <table:table-cell office:value-type="string" table:style-name="ce5">
            <text:p>Rica Grow</text:p>
          </table:table-cell>
          <table:table-cell office:value-type="string" table:style-name="ce5">
            <text:p>Koperasi Mina Lestari</text:p>
          </table:table-cell>
          <table:table-cell office:value-type="string" table:style-name="ce7">
            <text:p>Jl. Makmur Dg. Sitakka 129 Maros 90512, Sulawesi Selatan</text:p>
          </table:table-cell>
          <table:table-cell office:value-type="string" table:style-name="ce8">
            <text:p>Sulawsi Selatan</text:p>
          </table:table-cell>
          <table:table-cell office:value-type="string" table:style-name="ce8">
            <text:p>Produsen</text:p>
          </table:table-cell>
          <table:table-cell office:value-type="string" table:style-name="ce13">
            <text:p>KKP RI D 1910429 PbBC<text:s/></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6">
            <text:p>Bakteri Serratia marcescens (≥ 1x10^6 CFU/ml)</text:p>
          </table:table-cell>
          <table:table-cell office:value-type="string" table:style-name="ce9">
            <text:p>Mengubah senyawa amoniak menjadi senyawa nitrit, Mempercepat pertumbuhan udang di tambak</text:p>
          </table:table-cell>
          <table:table-cell office:value-type="date" office:date-value="2024-10-31T00:00:00" table:style-name="ce10">
            <text:p>31-Oct-2024</text:p>
          </table:table-cell>
          <table:table-cell office:value-type="float" office:value="-7" table:formula="of:=[.N16]-TODAY()" table:style-name="ce11">
            <text:p>-7</text:p>
          </table:table-cell>
          <table:table-cell office:value-type="string" office:string-value="Kadaluarsa" table:formula="of:=IF([.O16]&gt;0;&quot;Berlaku&quot;;&quot;Kadaluarsa&quot;)" table:style-name="ce12">
            <text:p>Kadaluarsa</text:p>
          </table:table-cell>
          <table:table-cell table:number-columns-repeated="16368"/>
        </table:table-row>
        <table:table-row table:style-name="ro10">
          <table:table-cell office:value-type="float" office:value="16" table:formula="of:=[.A16]+1" table:style-name="ce4">
            <text:p>16</text:p>
          </table:table-cell>
          <table:table-cell office:value-type="string" table:style-name="ce5">
            <text:p>Mina 88</text:p>
          </table:table-cell>
          <table:table-cell office:value-type="string" table:style-name="ce5">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3">
            <text:p>KKP RI D 1910430 PrBC</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Molase, Garam/NaCl, Fish Meal, Sodium Metabisulfit, Iron Chloride, Omega Protein<text:s/></text:p>
          </table:table-cell>
          <table:table-cell office:value-type="string" table:style-name="ce9">
            <text:p>Membantu menumbuhkan plankton di dalam kolam</text:p>
          </table:table-cell>
          <table:table-cell office:value-type="date" office:date-value="2024-10-31T00:00:00" table:style-name="ce10">
            <text:p>31-Oct-2024</text:p>
          </table:table-cell>
          <table:table-cell office:value-type="float" office:value="-7" table:formula="of:=[.N17]-TODAY()" table:style-name="ce11">
            <text:p>-7</text:p>
          </table:table-cell>
          <table:table-cell office:value-type="string" office:string-value="Kadaluarsa" table:formula="of:=IF([.O17]&gt;0;&quot;Berlaku&quot;;&quot;Kadaluarsa&quot;)" table:style-name="ce12">
            <text:p>Kadaluarsa</text:p>
          </table:table-cell>
          <table:table-cell table:number-columns-repeated="16368"/>
        </table:table-row>
        <table:table-row table:style-name="ro6">
          <table:table-cell office:value-type="float" office:value="17" table:formula="of:=[.A17]+1" table:style-name="ce4">
            <text:p>17</text:p>
          </table:table-cell>
          <table:table-cell office:value-type="string" table:style-name="ce5">
            <text:p>AntaOx Aqua</text:p>
          </table:table-cell>
          <table:table-cell office:value-type="string" table:style-name="ce5">
            <text:p>PT. Dian Langgeng Abadi</text:p>
          </table:table-cell>
          <table:table-cell office:value-type="string" table:style-name="ce9">
            <text:p>Gedung Dinar, Jl. Raden Saleh Raya No. 4, Kel. Kenari, Kec. Senen, Jakarta Pusat 10340, Telp/Fax: (021) 3146507, Fax (021) 3146114</text:p>
            <text:p/>
          </table:table-cell>
          <table:table-cell office:value-type="string" table:style-name="ce4">
            <text:p>DKI Jakarta</text:p>
          </table:table-cell>
          <table:table-cell office:value-type="string" table:style-name="ce4">
            <text:p>Importir</text:p>
          </table:table-cell>
          <table:table-cell office:value-type="string" table:style-name="ce13">
            <text:p>KKP RI I 1910431 HBS<text: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16">
            <text:p>Obat Alami/Herbal</text:p>
          </table:table-cell>
          <table:table-cell office:value-type="string" table:style-name="ce6">
            <text:p>Ekstrak biji anggur, Ekstrak Humulus lupulus, Ekstrak <text:s/>Camellia sinensis, Ekstrak Rosmarinus officinalis<text:s/></text:p>
          </table:table-cell>
          <table:table-cell office:value-type="string" table:style-name="ce9">
            <text:p>Sebagai antioksidan metabolik</text:p>
          </table:table-cell>
          <table:table-cell office:value-type="date" office:date-value="2024-10-31T00:00:00" table:style-name="ce10">
            <text:p>31-Oct-2024</text:p>
          </table:table-cell>
          <table:table-cell office:value-type="float" office:value="-7" table:formula="of:=[.N18]-TODAY()" table:style-name="ce11">
            <text:p>-7</text:p>
          </table:table-cell>
          <table:table-cell office:value-type="string" office:string-value="Kadaluarsa" table:formula="of:=IF([.O18]&gt;0;&quot;Berlaku&quot;;&quot;Kadaluarsa&quot;)" table:style-name="ce12">
            <text:p>Kadaluarsa</text:p>
          </table:table-cell>
          <table:table-cell table:number-columns-repeated="16368"/>
        </table:table-row>
        <table:table-row table:style-name="ro5">
          <table:table-cell office:value-type="float" office:value="18" table:formula="of:=[.A18]+1" table:style-name="ce4">
            <text:p>18</text:p>
          </table:table-cell>
          <table:table-cell office:value-type="string" table:style-name="ce5">
            <text:p>Toxicell</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13">
            <text:p>KKP RI D 1910432 PBS<text:s/></text:p>
          </table:table-cell>
          <table:table-cell office:value-type="string" table:style-name="ce13">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C 99%, Selenium, Calcium Carbonate</text:p>
          </table:table-cell>
          <table:table-cell office:value-type="string" table:style-name="ce9">
            <text:p>Suplemen vitamin C dan selenium untuk ikan dan udang</text:p>
          </table:table-cell>
          <table:table-cell office:value-type="date" office:date-value="2024-10-31T00:00:00" table:style-name="ce10">
            <text:p>31-Oct-2024</text:p>
          </table:table-cell>
          <table:table-cell office:value-type="float" office:value="-7" table:formula="of:=[.N19]-TODAY()" table:style-name="ce11">
            <text:p>-7</text:p>
          </table:table-cell>
          <table:table-cell office:value-type="string" office:string-value="Kadaluarsa" table:formula="of:=IF([.O19]&gt;0;&quot;Berlaku&quot;;&quot;Kadaluarsa&quot;)" table:style-name="ce12">
            <text:p>Kadaluarsa</text:p>
          </table:table-cell>
          <table:table-cell table:number-columns-repeated="16368"/>
        </table:table-row>
        <table:table-row table:style-name="ro11">
          <table:table-cell office:value-type="float" office:value="19" table:formula="of:=[.A19]+1" table:style-name="ce4">
            <text:p>19</text:p>
          </table:table-cell>
          <table:table-cell office:value-type="string" table:style-name="ce5">
            <text:p>Rovimix Niacin</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13">
            <text:p>KKP RI I 1910433 PBS<text: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Asam nikotinat</text:p>
          </table:table-cell>
          <table:table-cell office:value-type="string" table:style-name="ce9">
            <text:p>Sebagai bahan baku yang mengandung asam nikotinat<text:s/></text:p>
          </table:table-cell>
          <table:table-cell office:value-type="date" office:date-value="2024-10-31T00:00:00" table:style-name="ce10">
            <text:p>31-Oct-2024</text:p>
          </table:table-cell>
          <table:table-cell office:value-type="float" office:value="-7" table:formula="of:=[.N20]-TODAY()" table:style-name="ce11">
            <text:p>-7</text:p>
          </table:table-cell>
          <table:table-cell office:value-type="string" office:string-value="Kadaluarsa" table:formula="of:=IF([.O20]&gt;0;&quot;Berlaku&quot;;&quot;Kadaluarsa&quot;)" table:style-name="ce12">
            <text:p>Kadaluarsa</text:p>
          </table:table-cell>
          <table:table-cell table:number-columns-repeated="16368"/>
        </table:table-row>
        <table:table-row table:style-name="ro11">
          <table:table-cell office:value-type="float" office:value="20" table:formula="of:=[.A20]+1" table:style-name="ce4">
            <text:p>20</text:p>
          </table:table-cell>
          <table:table-cell office:value-type="string" table:style-name="ce5">
            <text:p>Rovimix Calpan</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13">
            <text:p>KKP RI I 1910434 PBS<text: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Kalsium d-pantotenat 98%</text:p>
          </table:table-cell>
          <table:table-cell office:value-type="string" table:style-name="ce9">
            <text:p>Sebagai bahan baku yang mengandung vitamin calpan</text:p>
          </table:table-cell>
          <table:table-cell office:value-type="date" office:date-value="2024-10-31T00:00:00" table:style-name="ce10">
            <text:p>31-Oct-2024</text:p>
          </table:table-cell>
          <table:table-cell office:value-type="float" office:value="-7" table:formula="of:=[.N21]-TODAY()" table:style-name="ce11">
            <text:p>-7</text:p>
          </table:table-cell>
          <table:table-cell office:value-type="string" office:string-value="Kadaluarsa" table:formula="of:=IF([.O21]&gt;0;&quot;Berlaku&quot;;&quot;Kadaluarsa&quot;)" table:style-name="ce12">
            <text:p>Kadaluarsa</text:p>
          </table:table-cell>
          <table:table-cell table:number-columns-repeated="16368"/>
        </table:table-row>
        <table:table-row table:style-name="ro5">
          <table:table-cell office:value-type="float" office:value="21" table:formula="of:=[.A21]+1" table:style-name="ce4">
            <text:p>21</text:p>
          </table:table-cell>
          <table:table-cell office:value-type="string" table:style-name="ce5">
            <text:p>MC-1</text:p>
          </table:table-cell>
          <table:table-cell office:value-type="string" table:style-name="ce5">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13">
            <text:p>KKP RI D 1910435 PBC</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Fish Concentrate, Formic Acid, BHT, Potasium Sorbate, Xanthan Gum. (Analisa terjamin : Protein &gt; 15%)</text:p>
          </table:table-cell>
          <table:table-cell office:value-type="string" table:style-name="ce9">
            <text:p>Sebagai sumber protein</text:p>
          </table:table-cell>
          <table:table-cell office:value-type="date" office:date-value="2024-10-31T00:00:00" table:style-name="ce10">
            <text:p>31-Oct-2024</text:p>
          </table:table-cell>
          <table:table-cell office:value-type="float" office:value="-7" table:formula="of:=[.N22]-TODAY()" table:style-name="ce11">
            <text:p>-7</text:p>
          </table:table-cell>
          <table:table-cell office:value-type="string" office:string-value="Kadaluarsa" table:formula="of:=IF([.O22]&gt;0;&quot;Berlaku&quot;;&quot;Kadaluarsa&quot;)" table:style-name="ce12">
            <text:p>Kadaluarsa</text:p>
          </table:table-cell>
          <table:table-cell table:number-columns-repeated="16368"/>
        </table:table-row>
        <table:table-row table:style-name="ro5">
          <table:table-cell office:value-type="float" office:value="22" table:formula="of:=[.A22]+1" table:style-name="ce4">
            <text:p>22</text:p>
          </table:table-cell>
          <table:table-cell office:value-type="string" table:style-name="ce5">
            <text:p>MF-1</text:p>
          </table:table-cell>
          <table:table-cell office:value-type="string" table:style-name="ce5">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13">
            <text:p>KKP RI D 1910436 PBC<text:s/></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Shrimp Concentrate, Formic Acid, BHT, Potasium Sorbate, Xanthan Gum. (Analisa terjamin : Protein ≥ 20%)</text:p>
          </table:table-cell>
          <table:table-cell office:value-type="string" table:style-name="ce9">
            <text:p>Sebagai sumber protein</text:p>
          </table:table-cell>
          <table:table-cell office:value-type="date" office:date-value="2024-10-31T00:00:00" table:style-name="ce10">
            <text:p>31-Oct-2024</text:p>
          </table:table-cell>
          <table:table-cell office:value-type="float" office:value="-7" table:formula="of:=[.N23]-TODAY()" table:style-name="ce11">
            <text:p>-7</text:p>
          </table:table-cell>
          <table:table-cell office:value-type="string" office:string-value="Kadaluarsa" table:formula="of:=IF([.O23]&gt;0;&quot;Berlaku&quot;;&quot;Kadaluarsa&quot;)" table:style-name="ce12">
            <text:p>Kadaluarsa</text:p>
          </table:table-cell>
          <table:table-cell table:number-columns-repeated="16368"/>
        </table:table-row>
        <table:table-row table:style-name="ro5">
          <table:table-cell office:value-type="float" office:value="23" table:formula="of:=[.A23]+1" table:style-name="ce4">
            <text:p>23</text:p>
          </table:table-cell>
          <table:table-cell office:value-type="string" table:style-name="ce5">
            <text:p>MF-2</text:p>
          </table:table-cell>
          <table:table-cell office:value-type="string" table:style-name="ce5">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13">
            <text:p>KKP RI D 1910437 PBC<text:s/></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Fish Concentrate, Formic Acid, BHT, Potasium Sorbate, Xanthan Gum. (Analisa terjamin : Protein ≥ 25%)</text:p>
          </table:table-cell>
          <table:table-cell office:value-type="string" table:style-name="ce9">
            <text:p>Sebagai sumber protein</text:p>
          </table:table-cell>
          <table:table-cell office:value-type="date" office:date-value="2024-10-31T00:00:00" table:style-name="ce10">
            <text:p>31-Oct-2024</text:p>
          </table:table-cell>
          <table:table-cell office:value-type="float" office:value="-7" table:formula="of:=[.N24]-TODAY()" table:style-name="ce11">
            <text:p>-7</text:p>
          </table:table-cell>
          <table:table-cell office:value-type="string" office:string-value="Kadaluarsa" table:formula="of:=IF([.O24]&gt;0;&quot;Berlaku&quot;;&quot;Kadaluarsa&quot;)" table:style-name="ce12">
            <text:p>Kadaluarsa</text:p>
          </table:table-cell>
          <table:table-cell table:number-columns-repeated="16368"/>
        </table:table-row>
        <table:table-row table:style-name="ro5">
          <table:table-cell office:value-type="float" office:value="24" table:formula="of:=[.A24]+1" table:style-name="ce4">
            <text:p>24</text:p>
          </table:table-cell>
          <table:table-cell office:value-type="string" table:style-name="ce5">
            <text:p>MF-3</text:p>
          </table:table-cell>
          <table:table-cell office:value-type="string" table:style-name="ce5">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13">
            <text:p>KKP RI D 1910438 PBC<text:s/></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Fish Concentrate, Formic Acid, BHT, Potasium Sorbate, Xanthan Gum. (Analisa terjamin : Protein <text:s/>≥ 18%)</text:p>
          </table:table-cell>
          <table:table-cell office:value-type="string" table:style-name="ce9">
            <text:p>Sebagai sumber protein</text:p>
          </table:table-cell>
          <table:table-cell office:value-type="date" office:date-value="2024-10-31T00:00:00" table:style-name="ce10">
            <text:p>31-Oct-2024</text:p>
          </table:table-cell>
          <table:table-cell office:value-type="float" office:value="-7" table:formula="of:=[.N25]-TODAY()" table:style-name="ce11">
            <text:p>-7</text:p>
          </table:table-cell>
          <table:table-cell office:value-type="string" office:string-value="Kadaluarsa" table:formula="of:=IF([.O25]&gt;0;&quot;Berlaku&quot;;&quot;Kadaluarsa&quot;)" table:style-name="ce12">
            <text:p>Kadaluarsa</text:p>
          </table:table-cell>
          <table:table-cell table:number-columns-repeated="16368"/>
        </table:table-row>
        <table:table-row table:style-name="ro4">
          <table:table-cell office:value-type="float" office:value="25" table:formula="of:=[.A25]+1" table:style-name="ce4">
            <text:p>25</text:p>
          </table:table-cell>
          <table:table-cell office:value-type="string" table:style-name="ce5">
            <text:p>Epicin D</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17">
            <text:p>Banten</text:p>
          </table:table-cell>
          <table:table-cell office:value-type="string" table:style-name="ce17">
            <text:p>Importir</text:p>
          </table:table-cell>
          <table:table-cell office:value-type="string" table:style-name="ce13">
            <text:p>KKP RI I 1912212-P1 Pb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subtilis, Bacillus licheniformis, Bacillus pumilis, Enzym (protease, lipase, amylase, cellulase), dextrose, silicon dioxide desiccant</text:p>
          </table:table-cell>
          <table:table-cell office:value-type="string" table:style-name="ce9">
            <text:p>Membersihkan hatchery dan air kolam</text:p>
          </table:table-cell>
          <table:table-cell office:value-type="date" office:date-value="2024-12-17T00:00:00" table:style-name="ce10">
            <text:p>17-Dec-2024</text:p>
          </table:table-cell>
          <table:table-cell office:value-type="float" office:value="40" table:formula="of:=[.N26]-TODAY()" table:style-name="ce11">
            <text:p>40</text:p>
          </table:table-cell>
          <table:table-cell office:value-type="string" office:string-value="Berlaku" table:formula="of:=IF([.O26]&gt;0;&quot;Berlaku&quot;;&quot;Kadaluarsa&quot;)" table:style-name="ce12">
            <text:p>Berlaku</text:p>
          </table:table-cell>
          <table:table-cell table:number-columns-repeated="16368"/>
        </table:table-row>
        <table:table-row table:style-name="ro4">
          <table:table-cell office:value-type="float" office:value="26" table:formula="of:=[.A26]+1" table:style-name="ce4">
            <text:p>26</text:p>
          </table:table-cell>
          <table:table-cell office:value-type="string" table:style-name="ce5">
            <text:p>Immunowall</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912254-P1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Ekstrak kering fermentasi Saccharomyces cerevisiae 100%</text:p>
          </table:table-cell>
          <table:table-cell office:value-type="string" table:style-name="ce9">
            <text:p>Sebagai imunostimulan untuk meningkatkan kekebalan tubuh non spesifik</text:p>
          </table:table-cell>
          <table:table-cell office:value-type="date" office:date-value="2024-12-17T00:00:00" table:style-name="ce10">
            <text:p>17-Dec-2024</text:p>
          </table:table-cell>
          <table:table-cell office:value-type="float" office:value="40" table:formula="of:=[.N27]-TODAY()" table:style-name="ce11">
            <text:p>40</text:p>
          </table:table-cell>
          <table:table-cell office:value-type="string" office:string-value="Berlaku" table:formula="of:=IF([.O27]&gt;0;&quot;Berlaku&quot;;&quot;Kadaluarsa&quot;)" table:style-name="ce12">
            <text:p>Berlaku</text:p>
          </table:table-cell>
          <table:table-cell table:number-columns-repeated="16368"/>
        </table:table-row>
        <table:table-row table:style-name="ro5">
          <table:table-cell office:value-type="float" office:value="27" table:formula="of:=[.A27]+1" table:style-name="ce4">
            <text:p>27</text:p>
          </table:table-cell>
          <table:table-cell office:value-type="string" table:style-name="ce5">
            <text:p>Boster Vitaliquid</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912198-P1 P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Vitamin A, D3, E, K3, C, B1, B2, B6, Ca-d-pantothenate, Folic acid, Nicotinic acid, Asam amino (lysine), Biotin, Inositol, Prophylene glycol</text:p>
          </table:table-cell>
          <table:table-cell office:value-type="string" table:style-name="ce9">
            <text:p>Pencegahan defisiensi vitamin<text:s/></text:p>
          </table:table-cell>
          <table:table-cell office:value-type="date" office:date-value="2024-12-17T00:00:00" table:style-name="ce10">
            <text:p>17-Dec-2024</text:p>
          </table:table-cell>
          <table:table-cell office:value-type="float" office:value="40" table:formula="of:=[.N28]-TODAY()" table:style-name="ce11">
            <text:p>40</text:p>
          </table:table-cell>
          <table:table-cell office:value-type="string" office:string-value="Berlaku" table:formula="of:=IF([.O28]&gt;0;&quot;Berlaku&quot;;&quot;Kadaluarsa&quot;)" table:style-name="ce12">
            <text:p>Berlaku</text:p>
          </table:table-cell>
          <table:table-cell table:number-columns-repeated="16368"/>
        </table:table-row>
        <table:table-row table:style-name="ro5">
          <table:table-cell office:value-type="float" office:value="28" table:formula="of:=[.A28]+1" table:style-name="ce4">
            <text:p>28</text:p>
          </table:table-cell>
          <table:table-cell office:value-type="string" table:style-name="ce5">
            <text:p>Boster Grotop</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912196-P1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B1, B2, C, Asam amino (lysine), Inositol, Protease, Lactose</text:p>
          </table:table-cell>
          <table:table-cell office:value-type="string" table:style-name="ce9">
            <text:p>Pencegahan defisiensi vitamin<text:s/></text:p>
          </table:table-cell>
          <table:table-cell office:value-type="date" office:date-value="2024-12-17T00:00:00" table:style-name="ce10">
            <text:p>17-Dec-2024</text:p>
          </table:table-cell>
          <table:table-cell office:value-type="float" office:value="40" table:formula="of:=[.N29]-TODAY()" table:style-name="ce11">
            <text:p>40</text:p>
          </table:table-cell>
          <table:table-cell office:value-type="string" office:string-value="Berlaku" table:formula="of:=IF([.O29]&gt;0;&quot;Berlaku&quot;;&quot;Kadaluarsa&quot;)" table:style-name="ce12">
            <text:p>Berlaku</text:p>
          </table:table-cell>
          <table:table-cell table:number-columns-repeated="16368"/>
        </table:table-row>
        <table:table-row table:style-name="ro8">
          <table:table-cell office:value-type="float" office:value="29" table:formula="of:=[.A29]+1" table:style-name="ce4">
            <text:p>29</text:p>
          </table:table-cell>
          <table:table-cell office:value-type="string" table:style-name="ce5">
            <text:p>Pure Ocean</text:p>
          </table:table-cell>
          <table:table-cell office:value-type="string" table:style-name="ce5">
            <text:p>PT. Bevos Prima Center</text:p>
          </table:table-cell>
          <table:table-cell office:value-type="string" table:style-name="ce9">
            <text:p>Komplek Pergudangan Prima Center 01 Blok C-1 No.38 Jl. Pool PPD Pesing Poglar No.11, RT.009 RW.002 Kedaung Kaliangke, Cengkareng, Jakarta Barat</text:p>
            <text:p/>
          </table:table-cell>
          <table:table-cell office:value-type="string" table:style-name="ce4">
            <text:p>DKI Jakarta</text:p>
          </table:table-cell>
          <table:table-cell office:value-type="string" table:style-name="ce4">
            <text:p>Importir</text:p>
          </table:table-cell>
          <table:table-cell office:value-type="string" table:style-name="ce4">
            <text:p>KKP RI I 1912439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gCl6H2O, CaCl2, KCL, NaHCO3, NaCl, Na2SO4</text:p>
          </table:table-cell>
          <table:table-cell office:value-type="string" table:style-name="ce5">
            <text:p>Sebagai sumber mineral untuk media pemeliharaan ikan</text:p>
          </table:table-cell>
          <table:table-cell office:value-type="date" office:date-value="2024-12-17T00:00:00" table:style-name="ce10">
            <text:p>17-Dec-2024</text:p>
          </table:table-cell>
          <table:table-cell office:value-type="float" office:value="40" table:formula="of:=[.N30]-TODAY()" table:style-name="ce11">
            <text:p>40</text:p>
          </table:table-cell>
          <table:table-cell office:value-type="string" office:string-value="Berlaku" table:formula="of:=IF([.O30]&gt;0;&quot;Berlaku&quot;;&quot;Kadaluarsa&quot;)" table:style-name="ce12">
            <text:p>Berlaku</text:p>
          </table:table-cell>
          <table:table-cell table:number-columns-repeated="16368"/>
        </table:table-row>
        <table:table-row table:style-name="ro6">
          <table:table-cell office:value-type="float" office:value="30" table:formula="of:=[.A30]+1" table:style-name="ce4">
            <text:p>30</text:p>
          </table:table-cell>
          <table:table-cell office:value-type="string" table:style-name="ce5">
            <text:p>Sangrovit® Extra Aqua</text:p>
          </table:table-cell>
          <table:table-cell office:value-type="string" table:style-name="ce5">
            <text:p>PT. Novindo Agritech Hutama</text:p>
          </table:table-cell>
          <table:table-cell office:value-type="string" table:style-name="ce6">
            <text:p>Kawasan Pergudangan Taman Tekno BSD Sektor XI Blok A2 No. 1 Desa Setu Tangerang Selatan - Banten, Telp/Fax: (021) 75875390/91/92, (021) 75875393</text:p>
          </table:table-cell>
          <table:table-cell office:value-type="string" table:style-name="ce4">
            <text:p>Banten</text:p>
          </table:table-cell>
          <table:table-cell office:value-type="string" table:style-name="ce4">
            <text:p>Importir</text:p>
          </table:table-cell>
          <table:table-cell office:value-type="string" table:style-name="ce4">
            <text:p>KKP RI I 1912440 H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16">
            <text:p>Obat Alami/Herbal</text:p>
          </table:table-cell>
          <table:table-cell office:value-type="string" table:style-name="ce5">
            <text:p>Macleaya cordata extract (sanguinarine ≥ 0,5%), Macleaya cordata plant material (alfaalfagreen meal), Lignosulfonate, Tepung terigu</text:p>
          </table:table-cell>
          <table:table-cell office:value-type="string" table:style-name="ce5">
            <text:p>Meningkatkan zootechnical performance (feed intake, feed conversion dan pertambahan bobot) pada ikan dan udang</text:p>
          </table:table-cell>
          <table:table-cell office:value-type="date" office:date-value="2024-12-17T00:00:00" table:style-name="ce10">
            <text:p>17-Dec-2024</text:p>
          </table:table-cell>
          <table:table-cell office:value-type="float" office:value="40" table:formula="of:=[.N31]-TODAY()" table:style-name="ce11">
            <text:p>40</text:p>
          </table:table-cell>
          <table:table-cell office:value-type="string" office:string-value="Berlaku" table:formula="of:=IF([.O31]&gt;0;&quot;Berlaku&quot;;&quot;Kadaluarsa&quot;)" table:style-name="ce12">
            <text:p>Berlaku</text:p>
          </table:table-cell>
          <table:table-cell table:number-columns-repeated="16368"/>
        </table:table-row>
        <table:table-row table:style-name="ro7">
          <table:table-cell office:value-type="float" office:value="31" table:formula="of:=[.A31]+1" table:style-name="ce4">
            <text:p>31</text:p>
          </table:table-cell>
          <table:table-cell office:value-type="string" table:style-name="ce5">
            <text:p>PAQ-Tivate</text:p>
          </table:table-cell>
          <table:table-cell office:value-type="string" table:style-name="ce5">
            <text:p>PT. Satwa Jawa Jaya</text:p>
          </table:table-cell>
          <table:table-cell office:value-type="string" table:style-name="ce9">
            <text:p>Ruko Tomang Tol Blok A2 No.17 - 18 Jl. Agave Raya, Kedoya Selatan, Kebun Jeruk, Kota Jakarta Barat, Provinsi DKI Jakarta, Telp/Fax: (021) 5816834/ 58302925</text:p>
          </table:table-cell>
          <table:table-cell office:value-type="string" table:style-name="ce4">
            <text:p>DKI Jakarta</text:p>
          </table:table-cell>
          <table:table-cell office:value-type="string" table:style-name="ce4">
            <text:p>Importir</text:p>
          </table:table-cell>
          <table:table-cell office:value-type="string" table:style-name="ce4">
            <text:p>KKP RI I 191244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agnesium Fumarate, Calcium Propionate, Calcium Formate, Fumaric Acid, Pengikat debu, flow aid</text:p>
          </table:table-cell>
          <table:table-cell office:value-type="string" table:style-name="ce5">
            <text:p>Sebagai acidifier pakan ikan dan udang</text:p>
          </table:table-cell>
          <table:table-cell office:value-type="date" office:date-value="2024-12-17T00:00:00" table:style-name="ce10">
            <text:p>17-Dec-2024</text:p>
          </table:table-cell>
          <table:table-cell office:value-type="float" office:value="40" table:formula="of:=[.N32]-TODAY()" table:style-name="ce11">
            <text:p>40</text:p>
          </table:table-cell>
          <table:table-cell office:value-type="string" office:string-value="Berlaku" table:formula="of:=IF([.O32]&gt;0;&quot;Berlaku&quot;;&quot;Kadaluarsa&quot;)" table:style-name="ce12">
            <text:p>Berlaku</text:p>
          </table:table-cell>
          <table:table-cell table:number-columns-repeated="16368"/>
        </table:table-row>
        <table:table-row table:style-name="ro11">
          <table:table-cell office:value-type="float" office:value="32" table:formula="of:=[.A32]+1" table:style-name="ce4">
            <text:p>32</text:p>
          </table:table-cell>
          <table:table-cell office:value-type="string" table:style-name="ce5">
            <text:p>Rovimix E-50 Adsorbate</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I 1912442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DL-alpha-Tocopheryl acetate (equivalent 500 IU vitamin E per gram), Silicic Acid coarse</text:p>
          </table:table-cell>
          <table:table-cell office:value-type="string" table:style-name="ce9">
            <text:p>Sebagai bahan baku yang mengandung vitamin E</text:p>
          </table:table-cell>
          <table:table-cell office:value-type="date" office:date-value="2024-12-17T00:00:00" table:style-name="ce10">
            <text:p>17-Dec-2024</text:p>
          </table:table-cell>
          <table:table-cell office:value-type="float" office:value="40" table:formula="of:=[.N33]-TODAY()" table:style-name="ce11">
            <text:p>40</text:p>
          </table:table-cell>
          <table:table-cell office:value-type="string" office:string-value="Berlaku" table:formula="of:=IF([.O33]&gt;0;&quot;Berlaku&quot;;&quot;Kadaluarsa&quot;)" table:style-name="ce12">
            <text:p>Berlaku</text:p>
          </table:table-cell>
          <table:table-cell table:number-columns-repeated="16368"/>
        </table:table-row>
        <table:table-row table:style-name="ro12">
          <table:table-cell office:value-type="float" office:value="33" table:formula="of:=[.A33]+1" table:style-name="ce4">
            <text:p>33</text:p>
          </table:table-cell>
          <table:table-cell office:value-type="string" table:style-name="ce5">
            <text:p>Rovimix AD3 1000/2000</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I 1912443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acetate, Vitamin D3, Gelatin, BHT, Fruktosa, Glycerin, Silicon dioxide, Minyak nabati/sayur</text:p>
          </table:table-cell>
          <table:table-cell office:value-type="string" table:style-name="ce9">
            <text:p>Sebagai bahan baku yang mengandung vitamin A dan vitamin D3</text:p>
          </table:table-cell>
          <table:table-cell office:value-type="date" office:date-value="2024-12-17T00:00:00" table:style-name="ce10">
            <text:p>17-Dec-2024</text:p>
          </table:table-cell>
          <table:table-cell office:value-type="float" office:value="40" table:formula="of:=[.N34]-TODAY()" table:style-name="ce11">
            <text:p>40</text:p>
          </table:table-cell>
          <table:table-cell office:value-type="string" office:string-value="Berlaku" table:formula="of:=IF([.O34]&gt;0;&quot;Berlaku&quot;;&quot;Kadaluarsa&quot;)" table:style-name="ce12">
            <text:p>Berlaku</text:p>
          </table:table-cell>
          <table:table-cell table:number-columns-repeated="16368"/>
        </table:table-row>
        <table:table-row table:style-name="ro13">
          <table:table-cell office:value-type="float" office:value="34" table:formula="of:=[.A34]+1" table:style-name="ce4">
            <text:p>34</text:p>
          </table:table-cell>
          <table:table-cell office:value-type="string" table:style-name="ce5">
            <text:p>Vitamin B12 1% Feed Grade</text:p>
          </table:table-cell>
          <table:table-cell office:value-type="string" table:style-name="ce9">
            <text:p>PT. DSM Nutritional Products Manufacturing Indonesia</text:p>
          </table:table-cell>
          <table:table-cell office:value-type="string" table:style-name="ce7">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I 1912444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B12 (cyanocobalamin), Calcium Carbonate, Silica</text:p>
          </table:table-cell>
          <table:table-cell office:value-type="string" table:style-name="ce9">
            <text:p>Sebagai bahan baku yang mengandung vitamin B12</text:p>
          </table:table-cell>
          <table:table-cell office:value-type="date" office:date-value="2024-12-17T00:00:00" table:style-name="ce10">
            <text:p>17-Dec-2024</text:p>
          </table:table-cell>
          <table:table-cell office:value-type="float" office:value="40" table:formula="of:=[.N35]-TODAY()" table:style-name="ce11">
            <text:p>40</text:p>
          </table:table-cell>
          <table:table-cell office:value-type="string" office:string-value="Berlaku" table:formula="of:=IF([.O35]&gt;0;&quot;Berlaku&quot;;&quot;Kadaluarsa&quot;)" table:style-name="ce12">
            <text:p>Berlaku</text:p>
          </table:table-cell>
          <table:table-cell table:number-columns-repeated="16368"/>
        </table:table-row>
        <table:table-row table:style-name="ro7">
          <table:table-cell office:value-type="float" office:value="35" table:formula="of:=[.A35]+1" table:style-name="ce4">
            <text:p>35</text:p>
          </table:table-cell>
          <table:table-cell office:value-type="string" table:style-name="ce5">
            <text:p>Protexin Aquatech</text:p>
          </table:table-cell>
          <table:table-cell office:value-type="string" table:style-name="ce5">
            <text:p>PT. Intervet Indonesia</text:p>
          </table:table-cell>
          <table:table-cell office:value-type="string" table:style-name="ce7">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4">
            <text:p>KKP RI I 1912445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9">
            <text:p>Bacillus subtilis NCIMB 30223 PXN 21, Dextrose</text:p>
          </table:table-cell>
          <table:table-cell office:value-type="string" table:style-name="ce9">
            <text:p>Sebagai probiotik saluran pencernaan</text:p>
          </table:table-cell>
          <table:table-cell office:value-type="date" office:date-value="2024-12-17T00:00:00" table:style-name="ce10">
            <text:p>17-Dec-2024</text:p>
          </table:table-cell>
          <table:table-cell office:value-type="float" office:value="40" table:formula="of:=[.N36]-TODAY()" table:style-name="ce11">
            <text:p>40</text:p>
          </table:table-cell>
          <table:table-cell office:value-type="string" office:string-value="Berlaku" table:formula="of:=IF([.O36]&gt;0;&quot;Berlaku&quot;;&quot;Kadaluarsa&quot;)" table:style-name="ce12">
            <text:p>Berlaku</text:p>
          </table:table-cell>
          <table:table-cell table:number-columns-repeated="16368"/>
        </table:table-row>
        <table:table-row table:style-name="ro3">
          <table:table-cell office:value-type="float" office:value="36" table:formula="of:=[.A36]+1" table:style-name="ce4">
            <text:p>36</text:p>
          </table:table-cell>
          <table:table-cell office:value-type="string" table:style-name="ce5">
            <text:p>Probiont M2</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4">
            <text:p>KKP RI D 1912446 P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9">
            <text:p>Bacillus licheniformis YJ12, Soy bean meal, Dextrose monohydrate, NaCl, Skim Milk Powder, Air</text:p>
          </table:table-cell>
          <table:table-cell office:value-type="string" table:style-name="ce9">
            <text:p>Mendegradasi material organik sisa serta cemaran turunannya, mengendalikan tingkat cemaran perairan</text:p>
          </table:table-cell>
          <table:table-cell office:value-type="date" office:date-value="2024-12-17T00:00:00" table:style-name="ce10">
            <text:p>17-Dec-2024</text:p>
          </table:table-cell>
          <table:table-cell office:value-type="float" office:value="40" table:formula="of:=[.N37]-TODAY()" table:style-name="ce11">
            <text:p>40</text:p>
          </table:table-cell>
          <table:table-cell office:value-type="string" office:string-value="Berlaku" table:formula="of:=IF([.O37]&gt;0;&quot;Berlaku&quot;;&quot;Kadaluarsa&quot;)" table:style-name="ce12">
            <text:p>Berlaku</text:p>
          </table:table-cell>
          <table:table-cell table:number-columns-repeated="16368"/>
        </table:table-row>
        <table:table-row table:style-name="ro7">
          <table:table-cell office:value-type="float" office:value="37" table:formula="of:=[.A37]+1" table:style-name="ce4">
            <text:p>37</text:p>
          </table:table-cell>
          <table:table-cell office:value-type="string" table:style-name="ce5">
            <text:p>PAQ-Protex</text:p>
          </table:table-cell>
          <table:table-cell office:value-type="string" table:style-name="ce5">
            <text:p>PT. Satwa Jawa Jaya</text:p>
          </table:table-cell>
          <table:table-cell office:value-type="string" table:style-name="ce9">
            <text:p>Ruko Tomang Tol Blok A2 No.17 - 18 Jl. Agave Raya, Kedoya Selatan, Kebun Jeruk, Kota Jakarta Barat, Provinsi DKI Jakarta, Telp/Fax: (021) 5816834/ 58302925</text:p>
          </table:table-cell>
          <table:table-cell office:value-type="string" table:style-name="ce4">
            <text:p>DKI Jakarta</text:p>
          </table:table-cell>
          <table:table-cell office:value-type="string" table:style-name="ce4">
            <text:p>Importir</text:p>
          </table:table-cell>
          <table:table-cell office:value-type="string" table:style-name="ce18">
            <text:p>KKP RI I 2002451 PBS</text:p>
          </table:table-cell>
          <table:table-cell office:value-type="string" table:style-name="ce1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Yucca schidigera, Quillaja saponaria</text:p>
          </table:table-cell>
          <table:table-cell office:value-type="string" table:style-name="ce9">
            <text:p>Sebagai penambah aroma dalam pakan ikan, membantu dalam pertumbuhan dan kesehatan usus</text:p>
          </table:table-cell>
          <table:table-cell office:value-type="date" office:date-value="2025-02-20T00:00:00" table:style-name="ce10">
            <text:p>20-Feb-2025</text:p>
          </table:table-cell>
          <table:table-cell office:value-type="float" office:value="105" table:formula="of:=[.N38]-TODAY()" table:style-name="ce11">
            <text:p>105</text:p>
          </table:table-cell>
          <table:table-cell office:value-type="string" office:string-value="Berlaku" table:formula="of:=IF([.O38]&gt;0;&quot;Berlaku&quot;;&quot;Kadaluarsa&quot;)" table:style-name="ce12">
            <text:p>Berlaku</text:p>
          </table:table-cell>
          <table:table-cell table:number-columns-repeated="16368"/>
        </table:table-row>
        <table:table-row table:style-name="ro11">
          <table:table-cell office:value-type="float" office:value="38" table:formula="of:=[.A38]+1" table:style-name="ce4">
            <text:p>38</text:p>
          </table:table-cell>
          <table:table-cell office:value-type="string" table:style-name="ce5">
            <text:p>Fish Mineral Premix</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18">
            <text:p>KKP RI D 2002452 PBS</text:p>
          </table:table-cell>
          <table:table-cell office:value-type="string" table:style-name="ce1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Copper, Iron, Manganese, Zinc, Iodine, Selenium, Magnesium, Potasium, Phosporus</text:p>
          </table:table-cell>
          <table:table-cell office:value-type="string" table:style-name="ce9">
            <text:p>Sebagai antidefisiensi mineral pada ikan</text:p>
          </table:table-cell>
          <table:table-cell office:value-type="date" office:date-value="2025-02-20T00:00:00" table:style-name="ce10">
            <text:p>20-Feb-2025</text:p>
          </table:table-cell>
          <table:table-cell office:value-type="float" office:value="105" table:formula="of:=[.N39]-TODAY()" table:style-name="ce11">
            <text:p>105</text:p>
          </table:table-cell>
          <table:table-cell office:value-type="string" office:string-value="Berlaku" table:formula="of:=IF([.O39]&gt;0;&quot;Berlaku&quot;;&quot;Kadaluarsa&quot;)" table:style-name="ce12">
            <text:p>Berlaku</text:p>
          </table:table-cell>
          <table:table-cell table:number-columns-repeated="16368"/>
        </table:table-row>
        <table:table-row table:style-name="ro5">
          <table:table-cell office:value-type="float" office:value="39" table:formula="of:=[.A39]+1" table:style-name="ce4">
            <text:p>39</text:p>
          </table:table-cell>
          <table:table-cell office:value-type="string" table:style-name="ce5">
            <text:p>Fiscid</text:p>
          </table:table-cell>
          <table:table-cell office:value-type="string" table:style-name="ce5">
            <text:p>PT. Indovetraco Makmur Abadi</text:p>
          </table:table-cell>
          <table:table-cell office:value-type="string" table:style-name="ce9">
            <text:p>Gedung Maspion Plaza, Lt.9 Jl. Gunung Sahari Raya Kav. 20 – 27, Jakarta Utara, Telp/Fax: (021) 64701200, 64701251 Ext. 112</text:p>
          </table:table-cell>
          <table:table-cell office:value-type="string" table:style-name="ce4">
            <text:p>DKI Jakarta</text:p>
          </table:table-cell>
          <table:table-cell office:value-type="string" table:style-name="ce4">
            <text:p>Importir</text:p>
          </table:table-cell>
          <table:table-cell office:value-type="string" table:style-name="ce18">
            <text:p>KKP RI I 2002453 PBS</text:p>
          </table:table-cell>
          <table:table-cell office:value-type="string" table:style-name="ce1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Asam Fosfat 85%, Asam Laktat 80%, Asam Sitrat 99,5%, Asam Format 85%</text:p>
          </table:table-cell>
          <table:table-cell office:value-type="string" table:style-name="ce9">
            <text:p>Meningkatkan palatibility pakan, menurunkan kemampuan mengikat asam pada sistem pakan, menaikkan pencernaan dan proses menelan dari aquatik</text:p>
          </table:table-cell>
          <table:table-cell office:value-type="date" office:date-value="2025-02-20T00:00:00" table:style-name="ce10">
            <text:p>20-Feb-2025</text:p>
          </table:table-cell>
          <table:table-cell office:value-type="float" office:value="105" table:formula="of:=[.N40]-TODAY()" table:style-name="ce11">
            <text:p>105</text:p>
          </table:table-cell>
          <table:table-cell office:value-type="string" office:string-value="Berlaku" table:formula="of:=IF([.O40]&gt;0;&quot;Berlaku&quot;;&quot;Kadaluarsa&quot;)" table:style-name="ce12">
            <text:p>Berlaku</text:p>
          </table:table-cell>
          <table:table-cell table:number-columns-repeated="16368"/>
        </table:table-row>
        <table:table-row table:style-name="ro6">
          <table:table-cell office:value-type="float" office:value="40" table:formula="of:=[.A40]+1" table:style-name="ce4">
            <text:p>40</text:p>
          </table:table-cell>
          <table:table-cell office:value-type="string" table:style-name="ce5">
            <text:p>Primp C 300</text:p>
          </table:table-cell>
          <table:table-cell office:value-type="string" table:style-name="ce5">
            <text:p>PT. Better Pharma Indonesia</text:p>
          </table:table-cell>
          <table:table-cell office:value-type="string" table:style-name="ce9">
            <text:p>Ruko Agricola - Paramount Serpong, Jl. Raya Curug Sangereng No.32, Curug Sangereng, Kec. Klp. Dua, Kabupaten Tangerang, Banten 15810</text:p>
          </table:table-cell>
          <table:table-cell office:value-type="string" table:style-name="ce4">
            <text:p>Banten</text:p>
          </table:table-cell>
          <table:table-cell office:value-type="string" table:style-name="ce4">
            <text:p>Importir</text:p>
          </table:table-cell>
          <table:table-cell office:value-type="string" table:style-name="ce18">
            <text:p>KKP RI I 2002454 PBS</text:p>
          </table:table-cell>
          <table:table-cell office:value-type="string" table:style-name="ce1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C, Vanila Flavour, Kinglake Tatrazine, Dextrose</text:p>
          </table:table-cell>
          <table:table-cell office:value-type="string" table:style-name="ce9">
            <text:p>Suplemen vitamin C untuk udang dan ikan</text:p>
          </table:table-cell>
          <table:table-cell office:value-type="date" office:date-value="2025-02-20T00:00:00" table:style-name="ce10">
            <text:p>20-Feb-2025</text:p>
          </table:table-cell>
          <table:table-cell office:value-type="float" office:value="105" table:formula="of:=[.N41]-TODAY()" table:style-name="ce11">
            <text:p>105</text:p>
          </table:table-cell>
          <table:table-cell office:value-type="string" office:string-value="Berlaku" table:formula="of:=IF([.O41]&gt;0;&quot;Berlaku&quot;;&quot;Kadaluarsa&quot;)" table:style-name="ce12">
            <text:p>Berlaku</text:p>
          </table:table-cell>
          <table:table-cell table:number-columns-repeated="16368"/>
        </table:table-row>
        <table:table-row table:style-name="ro6">
          <table:table-cell office:value-type="float" office:value="41" table:formula="of:=[.A41]+1" table:style-name="ce4">
            <text:p>41</text:p>
          </table:table-cell>
          <table:table-cell office:value-type="string" table:style-name="ce5">
            <text:p>Pros Acid MQ</text:p>
          </table:table-cell>
          <table:table-cell office:value-type="string" table:style-name="ce5">
            <text:p>PT. Better Pharma Indonesia</text:p>
          </table:table-cell>
          <table:table-cell office:value-type="string" table:style-name="ce9">
            <text:p>Ruko Agricola - Paramount Serpong, Jl. Raya Curug Sangereng No.32, Curug Sangereng, Kec. Klp. Dua, Kabupaten Tangerang, Banten 15810</text:p>
          </table:table-cell>
          <table:table-cell office:value-type="string" table:style-name="ce4">
            <text:p>Banten</text:p>
          </table:table-cell>
          <table:table-cell office:value-type="string" table:style-name="ce4">
            <text:p>Importir</text:p>
          </table:table-cell>
          <table:table-cell office:value-type="string" table:style-name="ce18">
            <text:p>KKP RI I 2002455 PBS</text:p>
          </table:table-cell>
          <table:table-cell office:value-type="string" table:style-name="ce1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Propionic Acid, Sorbic Acid, Calcium Carbonate</text:p>
          </table:table-cell>
          <table:table-cell office:value-type="string" table:style-name="ce9">
            <text:p>Mencegah pertumbuhan jamur pada bahan baku pakan, imbuhan pakan dan pakan jadi</text:p>
          </table:table-cell>
          <table:table-cell office:value-type="date" office:date-value="2025-02-20T00:00:00" table:style-name="ce10">
            <text:p>20-Feb-2025</text:p>
          </table:table-cell>
          <table:table-cell office:value-type="float" office:value="105" table:formula="of:=[.N42]-TODAY()" table:style-name="ce11">
            <text:p>105</text:p>
          </table:table-cell>
          <table:table-cell office:value-type="string" office:string-value="Berlaku" table:formula="of:=IF([.O42]&gt;0;&quot;Berlaku&quot;;&quot;Kadaluarsa&quot;)" table:style-name="ce12">
            <text:p>Berlaku</text:p>
          </table:table-cell>
          <table:table-cell table:number-columns-repeated="16368"/>
        </table:table-row>
        <table:table-row table:style-name="ro5">
          <table:table-cell office:value-type="float" office:value="42" table:formula="of:=[.A42]+1" table:style-name="ce4">
            <text:p>42</text:p>
          </table:table-cell>
          <table:table-cell office:value-type="string" table:style-name="ce5">
            <text:p>Extradine 6000</text:p>
          </table:table-cell>
          <table:table-cell office:value-type="string" table:style-name="ce5">
            <text:p>UD. Harapan Abadi</text:p>
          </table:table-cell>
          <table:table-cell office:value-type="string" table:style-name="ce6">
            <text:p>Pondok Candra Indah, Jl. Palem II TD-35 Waru-Sidoarjo 60400 - Jawa Timur, Telp/Fax: (031) 8681584, 8681585, Fax. (031) 8681648</text:p>
          </table:table-cell>
          <table:table-cell office:value-type="string" table:style-name="ce17">
            <text:p>Jawa Timur</text:p>
          </table:table-cell>
          <table:table-cell office:value-type="string" table:style-name="ce17">
            <text:p>Importir</text:p>
          </table:table-cell>
          <table:table-cell office:value-type="string" table:style-name="ce18">
            <text:p>KKP RI I 2002456 FTC</text:p>
          </table:table-cell>
          <table:table-cell office:value-type="string" table:style-name="ce18">
            <text:p>Impor</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7">
            <text:p>Providone Iodine min.5%</text:p>
          </table:table-cell>
          <table:table-cell office:value-type="string" table:style-name="ce9">
            <text:p>Sebagai desinfektan yang mendesinfeksi patogen dan mencegah penyakit yang disebabkan oleh virus, bakteri, jamur yang aman dan tidak mengganggu pertumbuhan udang dan kualitas air</text:p>
          </table:table-cell>
          <table:table-cell office:value-type="date" office:date-value="2025-02-20T00:00:00" table:style-name="ce10">
            <text:p>20-Feb-2025</text:p>
          </table:table-cell>
          <table:table-cell office:value-type="float" office:value="105" table:formula="of:=[.N43]-TODAY()" table:style-name="ce11">
            <text:p>105</text:p>
          </table:table-cell>
          <table:table-cell office:value-type="string" office:string-value="Berlaku" table:formula="of:=IF([.O43]&gt;0;&quot;Berlaku&quot;;&quot;Kadaluarsa&quot;)" table:style-name="ce12">
            <text:p>Berlaku</text:p>
          </table:table-cell>
          <table:table-cell table:number-columns-repeated="16368"/>
        </table:table-row>
        <table:table-row table:style-name="ro5">
          <table:table-cell office:value-type="float" office:value="43" table:formula="of:=[.A43]+1" table:style-name="ce4">
            <text:p>43</text:p>
          </table:table-cell>
          <table:table-cell office:value-type="string" table:style-name="ce5">
            <text:p>Alkaline Mag</text:p>
          </table:table-cell>
          <table:table-cell office:value-type="string" table:style-name="ce5">
            <text:p>UD. Harapan Abadi</text:p>
          </table:table-cell>
          <table:table-cell office:value-type="string" table:style-name="ce6">
            <text:p>Pondok Candra Indah, Jl. Palem II TD-35 Waru-Sidoarjo 60400 - Jawa Timur, Telp/Fax: (031) 8681584, 8681585, Fax. (031) 8681648</text:p>
          </table:table-cell>
          <table:table-cell office:value-type="string" table:style-name="ce17">
            <text:p>Jawa Timur</text:p>
          </table:table-cell>
          <table:table-cell office:value-type="string" table:style-name="ce17">
            <text:p>Importir</text:p>
          </table:table-cell>
          <table:table-cell office:value-type="string" table:style-name="ce18">
            <text:p>KKP RI I 2002457 PBS</text:p>
          </table:table-cell>
          <table:table-cell office:value-type="string" table:style-name="ce1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Magnesium Oxyde, Calcium Oxyde, Sodium Chloride, Pottasium Chloride, Phosphorus Pentoxide, Manganese Sulfate, Iron</text:p>
          </table:table-cell>
          <table:table-cell office:value-type="string" table:style-name="ce9">
            <text:p>Mengaktifkan sistem moulting dan mendukung laju pertumbuhan, meningkatkan kelimpahan mineral sebelum penebaran benur</text:p>
          </table:table-cell>
          <table:table-cell office:value-type="date" office:date-value="2025-02-20T00:00:00" table:style-name="ce10">
            <text:p>20-Feb-2025</text:p>
          </table:table-cell>
          <table:table-cell office:value-type="float" office:value="105" table:formula="of:=[.N44]-TODAY()" table:style-name="ce11">
            <text:p>105</text:p>
          </table:table-cell>
          <table:table-cell office:value-type="string" office:string-value="Berlaku" table:formula="of:=IF([.O44]&gt;0;&quot;Berlaku&quot;;&quot;Kadaluarsa&quot;)" table:style-name="ce12">
            <text:p>Berlaku</text:p>
          </table:table-cell>
          <table:table-cell table:number-columns-repeated="16368"/>
        </table:table-row>
        <table:table-row table:style-name="ro3">
          <table:table-cell office:value-type="float" office:value="44" table:formula="of:=[.A44]+1" table:style-name="ce4">
            <text:p>44</text:p>
          </table:table-cell>
          <table:table-cell office:value-type="string" table:style-name="ce5">
            <text:p>Aquatic Trace Mineral Premix Fish Mineral 8000</text:p>
          </table:table-cell>
          <table:table-cell office:value-type="string" table:style-name="ce5">
            <text:p><text:s/>PT. Indonesia Evergreen Agriculture</text:p>
          </table:table-cell>
          <table:table-cell office:value-type="string" table:style-name="ce9">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8">
            <text:p>KKP RI I 2002458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nganese Sulfate, Ferrous Sulfate, Zinc Sulfate, Copper Sulfate, Zeolite Powder</text:p>
          </table:table-cell>
          <table:table-cell office:value-type="string" table:style-name="ce9">
            <text:p>Sebagai premiks pada pakan ikan</text:p>
          </table:table-cell>
          <table:table-cell office:value-type="date" office:date-value="2025-02-20T00:00:00" table:style-name="ce10">
            <text:p>20-Feb-2025</text:p>
          </table:table-cell>
          <table:table-cell office:value-type="float" office:value="105" table:formula="of:=[.N45]-TODAY()" table:style-name="ce11">
            <text:p>105</text:p>
          </table:table-cell>
          <table:table-cell office:value-type="string" office:string-value="Berlaku" table:formula="of:=IF([.O45]&gt;0;&quot;Berlaku&quot;;&quot;Kadaluarsa&quot;)" table:style-name="ce12">
            <text:p>Berlaku</text:p>
          </table:table-cell>
          <table:table-cell table:number-columns-repeated="16368"/>
        </table:table-row>
        <table:table-row table:style-name="ro3">
          <table:table-cell office:value-type="float" office:value="45" table:formula="of:=[.A45]+1" table:style-name="ce4">
            <text:p>45</text:p>
          </table:table-cell>
          <table:table-cell office:value-type="string" table:style-name="ce5">
            <text:p>Aquatic Trace Mineral Premix Shrimp Mineral 5000</text:p>
          </table:table-cell>
          <table:table-cell office:value-type="string" table:style-name="ce5">
            <text:p><text:s/>PT. Indonesia Evergreen Agriculture</text:p>
          </table:table-cell>
          <table:table-cell office:value-type="string" table:style-name="ce9">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8">
            <text:p>KKP RI I 2002459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nganese Sulfate, Ferrous Sulfate, Zinc Sulfate, Copper Sulfate, Zeolite Powder</text:p>
          </table:table-cell>
          <table:table-cell office:value-type="string" table:style-name="ce9">
            <text:p>Sebagai premiks pada pakan ikan</text:p>
          </table:table-cell>
          <table:table-cell office:value-type="date" office:date-value="2025-02-20T00:00:00" table:style-name="ce10">
            <text:p>20-Feb-2025</text:p>
          </table:table-cell>
          <table:table-cell office:value-type="float" office:value="105" table:formula="of:=[.N46]-TODAY()" table:style-name="ce11">
            <text:p>105</text:p>
          </table:table-cell>
          <table:table-cell office:value-type="string" office:string-value="Berlaku" table:formula="of:=IF([.O46]&gt;0;&quot;Berlaku&quot;;&quot;Kadaluarsa&quot;)" table:style-name="ce12">
            <text:p>Berlaku</text:p>
          </table:table-cell>
          <table:table-cell table:number-columns-repeated="16368"/>
        </table:table-row>
        <table:table-row table:style-name="ro3">
          <table:table-cell office:value-type="float" office:value="46" table:formula="of:=[.A46]+1" table:style-name="ce4">
            <text:p>46</text:p>
          </table:table-cell>
          <table:table-cell office:value-type="string" table:style-name="ce5">
            <text:p>Aquatic Trace Mineral Premix <text:s/>Fish Mineral 5000</text:p>
          </table:table-cell>
          <table:table-cell office:value-type="string" table:style-name="ce5">
            <text:p><text:s/>PT. Indonesia Evergreen Agriculture</text:p>
          </table:table-cell>
          <table:table-cell office:value-type="string" table:style-name="ce9">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8">
            <text:p>KKP RI I 2002460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nganese Sulfate, Ferrous Sulfate, Zinc Sulfate, Copper Sulfate, Zeolite Powder</text:p>
          </table:table-cell>
          <table:table-cell office:value-type="string" table:style-name="ce9">
            <text:p>Sebagai premiks pada pakan ikan</text:p>
          </table:table-cell>
          <table:table-cell office:value-type="date" office:date-value="2025-02-20T00:00:00" table:style-name="ce10">
            <text:p>20-Feb-2025</text:p>
          </table:table-cell>
          <table:table-cell office:value-type="float" office:value="105" table:formula="of:=[.N47]-TODAY()" table:style-name="ce11">
            <text:p>105</text:p>
          </table:table-cell>
          <table:table-cell office:value-type="string" office:string-value="Berlaku" table:formula="of:=IF([.O47]&gt;0;&quot;Berlaku&quot;;&quot;Kadaluarsa&quot;)" table:style-name="ce12">
            <text:p>Berlaku</text:p>
          </table:table-cell>
          <table:table-cell table:number-columns-repeated="16368"/>
        </table:table-row>
        <table:table-row table:style-name="ro3">
          <table:table-cell office:value-type="float" office:value="47" table:formula="of:=[.A47]+1" table:style-name="ce4">
            <text:p>47</text:p>
          </table:table-cell>
          <table:table-cell office:value-type="string" table:style-name="ce5">
            <text:p>Aquatic Trace Mineral Premix Active Ca-Mg</text:p>
          </table:table-cell>
          <table:table-cell office:value-type="string" table:style-name="ce5">
            <text:p><text:s/>PT. Indonesia Evergreen Agriculture</text:p>
          </table:table-cell>
          <table:table-cell office:value-type="string" table:style-name="ce9">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8">
            <text:p>KKP RI I 200246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nganese Sulfate, Zinc Sulfate, Calcium Sulfate, Magnesium Sulfate</text:p>
          </table:table-cell>
          <table:table-cell office:value-type="string" table:style-name="ce9">
            <text:p>Sebagai premiks pada pakan ikan dan udang</text:p>
          </table:table-cell>
          <table:table-cell office:value-type="date" office:date-value="2025-02-20T00:00:00" table:style-name="ce10">
            <text:p>20-Feb-2025</text:p>
          </table:table-cell>
          <table:table-cell office:value-type="float" office:value="105" table:formula="of:=[.N48]-TODAY()" table:style-name="ce11">
            <text:p>105</text:p>
          </table:table-cell>
          <table:table-cell office:value-type="string" office:string-value="Berlaku" table:formula="of:=IF([.O48]&gt;0;&quot;Berlaku&quot;;&quot;Kadaluarsa&quot;)" table:style-name="ce12">
            <text:p>Berlaku</text:p>
          </table:table-cell>
          <table:table-cell table:number-columns-repeated="16368"/>
        </table:table-row>
        <table:table-row table:style-name="ro3">
          <table:table-cell office:value-type="float" office:value="48" table:formula="of:=[.A48]+1" table:style-name="ce4">
            <text:p>48</text:p>
          </table:table-cell>
          <table:table-cell office:value-type="string" table:style-name="ce5">
            <text:p>Aquatic Vitamin Premix Fish Multi Vitamin 991</text:p>
          </table:table-cell>
          <table:table-cell office:value-type="string" table:style-name="ce5">
            <text:p><text:s/>PT. Indonesia Evergreen Agriculture</text:p>
          </table:table-cell>
          <table:table-cell office:value-type="string" table:style-name="ce9">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8">
            <text:p>KKP RI I 2002462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Nicotinamide, D-Pantotheniacid, Dedak</text:p>
          </table:table-cell>
          <table:table-cell office:value-type="string" table:style-name="ce9">
            <text:p>Sebagai premiks pada pakan ikan</text:p>
          </table:table-cell>
          <table:table-cell office:value-type="date" office:date-value="2025-02-20T00:00:00" table:style-name="ce10">
            <text:p>20-Feb-2025</text:p>
          </table:table-cell>
          <table:table-cell office:value-type="float" office:value="105" table:formula="of:=[.N49]-TODAY()" table:style-name="ce11">
            <text:p>105</text:p>
          </table:table-cell>
          <table:table-cell office:value-type="string" office:string-value="Berlaku" table:formula="of:=IF([.O49]&gt;0;&quot;Berlaku&quot;;&quot;Kadaluarsa&quot;)" table:style-name="ce12">
            <text:p>Berlaku</text:p>
          </table:table-cell>
          <table:table-cell table:number-columns-repeated="16368"/>
        </table:table-row>
        <table:table-row table:style-name="ro3">
          <table:table-cell office:value-type="float" office:value="49" table:formula="of:=[.A49]+1" table:style-name="ce4">
            <text:p>49</text:p>
          </table:table-cell>
          <table:table-cell office:value-type="string" table:style-name="ce5">
            <text:p>Aquatic Vitamin Premix Fish Multi Vitamin 998</text:p>
          </table:table-cell>
          <table:table-cell office:value-type="string" table:style-name="ce5">
            <text:p><text:s/>PT. Indonesia Evergreen Agriculture</text:p>
          </table:table-cell>
          <table:table-cell office:value-type="string" table:style-name="ce9">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8">
            <text:p>KKP RI I 2002463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Nicotinamide, D-Pantotheniacid, Dedak</text:p>
          </table:table-cell>
          <table:table-cell office:value-type="string" table:style-name="ce9">
            <text:p>Sebagai premiks pada pakan ikan</text:p>
          </table:table-cell>
          <table:table-cell office:value-type="date" office:date-value="2025-02-20T00:00:00" table:style-name="ce10">
            <text:p>20-Feb-2025</text:p>
          </table:table-cell>
          <table:table-cell office:value-type="float" office:value="105" table:formula="of:=[.N50]-TODAY()" table:style-name="ce11">
            <text:p>105</text:p>
          </table:table-cell>
          <table:table-cell office:value-type="string" office:string-value="Berlaku" table:formula="of:=IF([.O50]&gt;0;&quot;Berlaku&quot;;&quot;Kadaluarsa&quot;)" table:style-name="ce12">
            <text:p>Berlaku</text:p>
          </table:table-cell>
          <table:table-cell table:number-columns-repeated="16368"/>
        </table:table-row>
        <table:table-row table:style-name="ro3">
          <table:table-cell office:value-type="float" office:value="50" table:formula="of:=[.A50]+1" table:style-name="ce4">
            <text:p>50</text:p>
          </table:table-cell>
          <table:table-cell office:value-type="string" table:style-name="ce9">
            <text:p>Aquatic Vitamin Premix Shrimp Multi Vitamin 9110</text:p>
          </table:table-cell>
          <table:table-cell office:value-type="string" table:style-name="ce5">
            <text:p><text:s/>PT. Indonesia Evergreen Agriculture</text:p>
          </table:table-cell>
          <table:table-cell office:value-type="string" table:style-name="ce9">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8">
            <text:p>KKP RI I 2002464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Nicotinamide, D-Pantotheniacid, Dedak</text:p>
          </table:table-cell>
          <table:table-cell office:value-type="string" table:style-name="ce9">
            <text:p>Sebagai premiks pada pakan udang</text:p>
          </table:table-cell>
          <table:table-cell office:value-type="date" office:date-value="2025-02-20T00:00:00" table:style-name="ce10">
            <text:p>20-Feb-2025</text:p>
          </table:table-cell>
          <table:table-cell office:value-type="float" office:value="105" table:formula="of:=[.N51]-TODAY()" table:style-name="ce11">
            <text:p>105</text:p>
          </table:table-cell>
          <table:table-cell office:value-type="string" office:string-value="Berlaku" table:formula="of:=IF([.O51]&gt;0;&quot;Berlaku&quot;;&quot;Kadaluarsa&quot;)" table:style-name="ce12">
            <text:p>Berlaku</text:p>
          </table:table-cell>
          <table:table-cell table:number-columns-repeated="16368"/>
        </table:table-row>
        <table:table-row table:style-name="ro3">
          <table:table-cell office:value-type="float" office:value="51" table:formula="of:=[.A51]+1" table:style-name="ce4">
            <text:p>51</text:p>
          </table:table-cell>
          <table:table-cell office:value-type="string" table:style-name="ce9">
            <text:p>Compound Premix Feed IV-High Stable Vitamin C</text:p>
          </table:table-cell>
          <table:table-cell office:value-type="string" table:style-name="ce5">
            <text:p><text:s/>PT. Indonesia Evergreen Agriculture</text:p>
          </table:table-cell>
          <table:table-cell office:value-type="string" table:style-name="ce9">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8">
            <text:p>KKP RI I 2002465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C, D3, Manganese Sulfate, Sodium Selenite, Glukosa</text:p>
          </table:table-cell>
          <table:table-cell office:value-type="string" table:style-name="ce9">
            <text:p>Sebagai premiks pada pakan ikan dan udang</text:p>
          </table:table-cell>
          <table:table-cell office:value-type="date" office:date-value="2025-02-20T00:00:00" table:style-name="ce10">
            <text:p>20-Feb-2025</text:p>
          </table:table-cell>
          <table:table-cell office:value-type="float" office:value="105" table:formula="of:=[.N52]-TODAY()" table:style-name="ce11">
            <text:p>105</text:p>
          </table:table-cell>
          <table:table-cell office:value-type="string" office:string-value="Berlaku" table:formula="of:=IF([.O52]&gt;0;&quot;Berlaku&quot;;&quot;Kadaluarsa&quot;)" table:style-name="ce12">
            <text:p>Berlaku</text:p>
          </table:table-cell>
          <table:table-cell table:number-columns-repeated="16368"/>
        </table:table-row>
        <table:table-row table:style-name="ro3">
          <table:table-cell office:value-type="float" office:value="52" table:formula="of:=[.A52]+1" table:style-name="ce4">
            <text:p>52</text:p>
          </table:table-cell>
          <table:table-cell office:value-type="string" table:style-name="ce9">
            <text:p>Vitamin Premix Feed For Fish Vitamin for Fish</text:p>
          </table:table-cell>
          <table:table-cell office:value-type="string" table:style-name="ce5">
            <text:p><text:s/>PT. Indonesia Evergreen Agriculture</text:p>
          </table:table-cell>
          <table:table-cell office:value-type="string" table:style-name="ce9">
            <text:p>Bandar Dalam, Kec. Sidomulyo, Kabupaten Lampung Selatan, Lampung 35353</text:p>
          </table:table-cell>
          <table:table-cell office:value-type="string" table:style-name="ce8">
            <text:p>Lampung</text:p>
          </table:table-cell>
          <table:table-cell office:value-type="string" table:style-name="ce4">
            <text:p>Importir</text:p>
          </table:table-cell>
          <table:table-cell office:value-type="string" table:style-name="ce8">
            <text:p>KKP RI I 2002466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B1, B2, B6, D3, E, K3, Nicotinamide, D-Pantotheniacid, Inositol, Glukosa</text:p>
          </table:table-cell>
          <table:table-cell office:value-type="string" table:style-name="ce9">
            <text:p>Sebagai premiks pada pakan ikan</text:p>
          </table:table-cell>
          <table:table-cell office:value-type="date" office:date-value="2025-02-20T00:00:00" table:style-name="ce10">
            <text:p>20-Feb-2025</text:p>
          </table:table-cell>
          <table:table-cell office:value-type="float" office:value="105" table:formula="of:=[.N53]-TODAY()" table:style-name="ce11">
            <text:p>105</text:p>
          </table:table-cell>
          <table:table-cell office:value-type="string" office:string-value="Berlaku" table:formula="of:=IF([.O53]&gt;0;&quot;Berlaku&quot;;&quot;Kadaluarsa&quot;)" table:style-name="ce12">
            <text:p>Berlaku</text:p>
          </table:table-cell>
          <table:table-cell table:number-columns-repeated="16368"/>
        </table:table-row>
        <table:table-row table:style-name="ro2">
          <table:table-cell office:value-type="float" office:value="53" table:formula="of:=[.A53]+1" table:style-name="ce4">
            <text:p>53</text:p>
          </table:table-cell>
          <table:table-cell office:value-type="string" table:style-name="ce5">
            <text:p>Geno - Ala<text:s/></text:p>
          </table:table-cell>
          <table:table-cell office:value-type="string" table:style-name="ce5">
            <office:annotation draw:style-name="a1" svg:x="1.05in" svg:y="116.55in" svg:width="0.675in" svg:height="5.46666666666667in">
              <dc:creator>Microsoft Office User</dc:creator>
              <text:p><text:span text:style-name="T2">(dialihkan ke PT. Rajawali Mitra Pakanindo per 19 Agt 2020)</text:span></text:p>
            </office:annotation>
            <text:p>PT. Blue Sky Biotech</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No. I 2002113-P1 PBC</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4">
            <text:p>Premiks</text:p>
          </table:table-cell>
          <table:table-cell office:value-type="string" table:style-name="ce5">
            <text:p>Glutamine, Glycine, Valine, Leucyne, Lysine, Sodium benzoat, Potasium benzoat</text:p>
          </table:table-cell>
          <table:table-cell office:value-type="string" table:style-name="ce9">
            <text:p>Sebagai premiks pada pakan ikan</text:p>
          </table:table-cell>
          <table:table-cell office:value-type="date" office:date-value="2025-02-20T00:00:00" table:style-name="ce10">
            <text:p>20-Feb-2025</text:p>
          </table:table-cell>
          <table:table-cell office:value-type="float" office:value="105" table:formula="of:=[.N54]-TODAY()" table:style-name="ce11">
            <text:p>105</text:p>
          </table:table-cell>
          <table:table-cell office:value-type="string" office:string-value="Berlaku" table:formula="of:=IF([.O54]&gt;0;&quot;Berlaku&quot;;&quot;Kadaluarsa&quot;)" table:style-name="ce12">
            <text:p>Berlaku</text:p>
          </table:table-cell>
          <table:table-cell table:number-columns-repeated="16368"/>
        </table:table-row>
        <table:table-row table:style-name="ro6">
          <table:table-cell office:value-type="float" office:value="54" table:formula="of:=[.A54]+1" table:style-name="ce4">
            <text:p>54</text:p>
          </table:table-cell>
          <table:table-cell office:value-type="string" table:style-name="ce5">
            <text:p>Aquaform</text:p>
          </table:table-cell>
          <table:table-cell office:value-type="string" table:style-name="ce5">
            <text:p>PT. Novindo Agritech Hutama</text:p>
          </table:table-cell>
          <table:table-cell office:value-type="string" table:style-name="ce6">
            <text:p>Kawasan Pergudangan Taman Tekno BSD Sektor XI Blok A2 No. 1 Desa Setu Tangerang Selatan - Banten, Telp/Fax: (021) 75875390/91/92, (021) 75875393</text:p>
          </table:table-cell>
          <table:table-cell office:value-type="string" table:style-name="ce4">
            <text:p>Banten</text:p>
          </table:table-cell>
          <table:table-cell office:value-type="string" table:style-name="ce4">
            <text:p>Importir</text:p>
          </table:table-cell>
          <table:table-cell office:value-type="string" table:style-name="ce13">
            <text:p>KKP RI I 2005240-P1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Pottasium diformate 97%</text:p>
          </table:table-cell>
          <table:table-cell office:value-type="string" table:style-name="ce9">
            <text:p>Sebagai acidifier pada pakan ikan dan udang<text:s/></text:p>
          </table:table-cell>
          <table:table-cell office:value-type="date" office:date-value="2025-05-04T00:00:00" table:style-name="ce10">
            <text:p>4-May-2025</text:p>
          </table:table-cell>
          <table:table-cell office:value-type="float" office:value="178" table:formula="of:=[.N55]-TODAY()" table:style-name="ce11">
            <text:p>178</text:p>
          </table:table-cell>
          <table:table-cell office:value-type="string" office:string-value="Berlaku" table:formula="of:=IF([.O55]&gt;0;&quot;Berlaku&quot;;&quot;Kadaluarsa&quot;)" table:style-name="ce12">
            <text:p>Berlaku</text:p>
          </table:table-cell>
          <table:table-cell table:number-columns-repeated="16368"/>
        </table:table-row>
        <table:table-row table:style-name="ro14">
          <table:table-cell office:value-type="float" office:value="55" table:formula="of:=[.A55]+1" table:style-name="ce4">
            <text:p>55</text:p>
          </table:table-cell>
          <table:table-cell office:value-type="string" table:style-name="ce9">
            <text:p>Aquacurb LQ</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2005467 PBC</text:p>
          </table:table-cell>
          <table:table-cell office:value-type="string" table:style-name="ce8">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Asam Propionat, Asam Sorbat, Asam Fosfat</text:p>
          </table:table-cell>
          <table:table-cell office:value-type="string" table:style-name="ce9">
            <text:p>Sebagai bahan aditif pada pakan ikan dan udang (mencegah kontaminasi mikroba pada pakan ikan/udang, memperpanjang umur simpan pakan</text:p>
          </table:table-cell>
          <table:table-cell office:value-type="date" office:date-value="2025-05-04T00:00:00" table:style-name="ce10">
            <text:p>4-May-2025</text:p>
          </table:table-cell>
          <table:table-cell office:value-type="float" office:value="178" table:formula="of:=[.N56]-TODAY()" table:style-name="ce11">
            <text:p>178</text:p>
          </table:table-cell>
          <table:table-cell office:value-type="string" office:string-value="Berlaku" table:formula="of:=IF([.O56]&gt;0;&quot;Berlaku&quot;;&quot;Kadaluarsa&quot;)" table:style-name="ce12">
            <text:p>Berlaku</text:p>
          </table:table-cell>
          <table:table-cell table:number-columns-repeated="16368"/>
        </table:table-row>
        <table:table-row table:style-name="ro14">
          <table:table-cell office:value-type="float" office:value="56" table:formula="of:=[.A56]+1" table:style-name="ce4">
            <text:p>56</text:p>
          </table:table-cell>
          <table:table-cell office:value-type="string" table:style-name="ce9">
            <text:p>Pennecon</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2005468 PBC</text:p>
          </table:table-cell>
          <table:table-cell office:value-type="string" table:style-name="ce8">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Asam Propionat, Monopropylene Glycol, Castor oil, Sorbitan Monolaurate, Sugar liquid flavour</text:p>
          </table:table-cell>
          <table:table-cell office:value-type="string" table:style-name="ce9">
            <text:p>Sebagai bahan aditif pada pakan ikan dan udang</text:p>
          </table:table-cell>
          <table:table-cell office:value-type="date" office:date-value="2025-05-04T00:00:00" table:style-name="ce10">
            <text:p>4-May-2025</text:p>
          </table:table-cell>
          <table:table-cell office:value-type="float" office:value="178" table:formula="of:=[.N57]-TODAY()" table:style-name="ce11">
            <text:p>178</text:p>
          </table:table-cell>
          <table:table-cell office:value-type="string" office:string-value="Berlaku" table:formula="of:=IF([.O57]&gt;0;&quot;Berlaku&quot;;&quot;Kadaluarsa&quot;)" table:style-name="ce12">
            <text:p>Berlaku</text:p>
          </table:table-cell>
          <table:table-cell table:number-columns-repeated="16368"/>
        </table:table-row>
        <table:table-row table:style-name="ro14">
          <table:table-cell office:value-type="float" office:value="57" table:formula="of:=[.A57]+1" table:style-name="ce4">
            <text:p>57</text:p>
          </table:table-cell>
          <table:table-cell office:value-type="string" table:style-name="ce9">
            <text:p>Salsure</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2005469 PBC</text:p>
          </table:table-cell>
          <table:table-cell office:value-type="string" table:style-name="ce8">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Asam Formiat, Asam Propionat, Asam Laktat, Antioxidant (BHA), Castor oil, Poly (dimethyl siloxane), Sugar liquid flavour<text:s/></text:p>
          </table:table-cell>
          <table:table-cell office:value-type="string" table:style-name="ce9">
            <text:p>Sebagai bahan aditif pada pakan ikan dan udang</text:p>
          </table:table-cell>
          <table:table-cell office:value-type="date" office:date-value="2025-05-04T00:00:00" table:style-name="ce10">
            <text:p>4-May-2025</text:p>
          </table:table-cell>
          <table:table-cell office:value-type="float" office:value="178" table:formula="of:=[.N58]-TODAY()" table:style-name="ce11">
            <text:p>178</text:p>
          </table:table-cell>
          <table:table-cell office:value-type="string" office:string-value="Berlaku" table:formula="of:=IF([.O58]&gt;0;&quot;Berlaku&quot;;&quot;Kadaluarsa&quot;)" table:style-name="ce12">
            <text:p>Berlaku</text:p>
          </table:table-cell>
          <table:table-cell table:number-columns-repeated="16368"/>
        </table:table-row>
        <table:table-row table:style-name="ro15">
          <table:table-cell office:value-type="float" office:value="58" table:formula="of:=[.A58]+1" table:style-name="ce4">
            <text:p>58</text:p>
          </table:table-cell>
          <table:table-cell office:value-type="string" table:style-name="ce9">
            <text:p>Fish Vitamin Premix</text:p>
          </table:table-cell>
          <table:table-cell office:value-type="string" table:style-name="ce9">
            <text:p>PT. DSM Nutritional Products Manufacturing Indonesia</text:p>
          </table:table-cell>
          <table:table-cell office:value-type="string" table:style-name="ce7">
            <text:p>Kantor:</text:p>
            <text:p>18 Office Park - Tower A 3rd Floor, 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00547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K3, B1, B2, B6, B12, Niacin, Asam Pantotenat, Asam Folat, Biotin, Inositol, Anticake (silicon dioxyde) , Antioksidan (ethoxyquine)<text:s/></text:p>
          </table:table-cell>
          <table:table-cell office:value-type="string" table:style-name="ce9">
            <text:p>Sebagai feed supplement untuk mengatasi antidefisiensi vitamin pada ikan</text:p>
          </table:table-cell>
          <table:table-cell office:value-type="date" office:date-value="2025-05-04T00:00:00" table:style-name="ce10">
            <text:p>4-May-2025</text:p>
          </table:table-cell>
          <table:table-cell office:value-type="float" office:value="178" table:formula="of:=[.N59]-TODAY()" table:style-name="ce11">
            <text:p>178</text:p>
          </table:table-cell>
          <table:table-cell office:value-type="string" office:string-value="Berlaku" table:formula="of:=IF([.O59]&gt;0;&quot;Berlaku&quot;;&quot;Kadaluarsa&quot;)" table:style-name="ce12">
            <text:p>Berlaku</text:p>
          </table:table-cell>
          <table:table-cell table:number-columns-repeated="16368"/>
        </table:table-row>
        <table:table-row table:style-name="ro12">
          <table:table-cell office:value-type="float" office:value="59" table:formula="of:=[.A59]+1" table:style-name="ce4">
            <text:p>59</text:p>
          </table:table-cell>
          <table:table-cell office:value-type="string" table:style-name="ce9">
            <text:p>Vitamin Premix For Fish Feed</text:p>
          </table:table-cell>
          <table:table-cell office:value-type="string" table:style-name="ce9">
            <text:p>PT. Grobest Indomakmur</text:p>
          </table:table-cell>
          <table:table-cell office:value-type="string" table:style-name="ce6">
            <text:p>PT. Grobest Indomakmur</text:p>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8">
            <text:p>KKP RI I 200547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E, B1, B2, B6, Niacin, Calcium Panthotenate, Calcium Carbonate</text:p>
          </table:table-cell>
          <table:table-cell office:value-type="string" table:style-name="ce9">
            <text:p>Sebagai antidefisiensi vitamin pada ikan</text:p>
          </table:table-cell>
          <table:table-cell office:value-type="date" office:date-value="2025-05-04T00:00:00" table:style-name="ce10">
            <text:p>4-May-2025</text:p>
          </table:table-cell>
          <table:table-cell office:value-type="float" office:value="178" table:formula="of:=[.N60]-TODAY()" table:style-name="ce11">
            <text:p>178</text:p>
          </table:table-cell>
          <table:table-cell office:value-type="string" office:string-value="Berlaku" table:formula="of:=IF([.O60]&gt;0;&quot;Berlaku&quot;;&quot;Kadaluarsa&quot;)" table:style-name="ce12">
            <text:p>Berlaku</text:p>
          </table:table-cell>
          <table:table-cell table:number-columns-repeated="16368"/>
        </table:table-row>
        <table:table-row table:style-name="ro12">
          <table:table-cell office:value-type="float" office:value="60" table:formula="of:=[.A60]+1" table:style-name="ce4">
            <text:p>60</text:p>
          </table:table-cell>
          <table:table-cell office:value-type="string" table:style-name="ce9">
            <text:p>Vitamin Premix For Sea fish Feed</text:p>
          </table:table-cell>
          <table:table-cell office:value-type="string" table:style-name="ce9">
            <text:p>PT. Grobest Indomakmur</text:p>
          </table:table-cell>
          <table:table-cell office:value-type="string" table:style-name="ce6">
            <text:p>PT. Grobest Indomakmur</text:p>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8">
            <text:p>KKP RI I 2005472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E, B1, Niacin, Calcium Carbonate</text:p>
          </table:table-cell>
          <table:table-cell office:value-type="string" table:style-name="ce9">
            <text:p>Sebagai antidefisiensi vitamin pada ikan</text:p>
          </table:table-cell>
          <table:table-cell office:value-type="date" office:date-value="2025-05-04T00:00:00" table:style-name="ce10">
            <text:p>4-May-2025</text:p>
          </table:table-cell>
          <table:table-cell office:value-type="float" office:value="178" table:formula="of:=[.N61]-TODAY()" table:style-name="ce11">
            <text:p>178</text:p>
          </table:table-cell>
          <table:table-cell office:value-type="string" office:string-value="Berlaku" table:formula="of:=IF([.O61]&gt;0;&quot;Berlaku&quot;;&quot;Kadaluarsa&quot;)" table:style-name="ce12">
            <text:p>Berlaku</text:p>
          </table:table-cell>
          <table:table-cell table:number-columns-repeated="16368"/>
        </table:table-row>
        <table:table-row table:style-name="ro12">
          <table:table-cell office:value-type="float" office:value="61" table:formula="of:=[.A61]+1" table:style-name="ce4">
            <text:p>61</text:p>
          </table:table-cell>
          <table:table-cell office:value-type="string" table:style-name="ce9">
            <text:p>Vitamin Premix For Shrimp Feed</text:p>
          </table:table-cell>
          <table:table-cell office:value-type="string" table:style-name="ce9">
            <text:p>PT. Grobest Indomakmur</text:p>
          </table:table-cell>
          <table:table-cell office:value-type="string" table:style-name="ce6">
            <text:p>PT. Grobest Indomakmur</text:p>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8">
            <text:p>KKP RI I 2005473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E, B2, B6, Niacin, <text:s/>Calcium Panthotenate, Calcium Carbonate</text:p>
          </table:table-cell>
          <table:table-cell office:value-type="string" table:style-name="ce9">
            <text:p>Sebagai antidefisiensi vitamin pada ikan</text:p>
          </table:table-cell>
          <table:table-cell office:value-type="date" office:date-value="2025-05-04T00:00:00" table:style-name="ce10">
            <text:p>4-May-2025</text:p>
          </table:table-cell>
          <table:table-cell office:value-type="float" office:value="178" table:formula="of:=[.N62]-TODAY()" table:style-name="ce11">
            <text:p>178</text:p>
          </table:table-cell>
          <table:table-cell office:value-type="string" office:string-value="Berlaku" table:formula="of:=IF([.O62]&gt;0;&quot;Berlaku&quot;;&quot;Kadaluarsa&quot;)" table:style-name="ce12">
            <text:p>Berlaku</text:p>
          </table:table-cell>
          <table:table-cell table:number-columns-repeated="16368"/>
        </table:table-row>
        <table:table-row table:style-name="ro4">
          <table:table-cell office:value-type="float" office:value="62" table:formula="of:=[.A62]+1" table:style-name="ce4">
            <text:p>62</text:p>
          </table:table-cell>
          <table:table-cell office:value-type="string" table:style-name="ce9">
            <text:p>PRE MIN 23 MS</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00547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gnesium, Potassium, Iron, Copper, Zinc, Manganese, Selenium, Cobalt, Iodine, Chromium, Calcium Carbonate</text:p>
          </table:table-cell>
          <table:table-cell office:value-type="string" table:style-name="ce9">
            <text:p>Sebagai feed suplemen untuk ikan air tawar</text:p>
          </table:table-cell>
          <table:table-cell office:value-type="date" office:date-value="2025-05-04T00:00:00" table:style-name="ce10">
            <text:p>4-May-2025</text:p>
          </table:table-cell>
          <table:table-cell office:value-type="float" office:value="178" table:formula="of:=[.N63]-TODAY()" table:style-name="ce11">
            <text:p>178</text:p>
          </table:table-cell>
          <table:table-cell office:value-type="string" office:string-value="Berlaku" table:formula="of:=IF([.O63]&gt;0;&quot;Berlaku&quot;;&quot;Kadaluarsa&quot;)" table:style-name="ce12">
            <text:p>Berlaku</text:p>
          </table:table-cell>
          <table:table-cell table:number-columns-repeated="16368"/>
        </table:table-row>
        <table:table-row table:style-name="ro4">
          <table:table-cell office:value-type="float" office:value="63" table:formula="of:=[.A63]+1" table:style-name="ce4">
            <text:p>63</text:p>
          </table:table-cell>
          <table:table-cell office:value-type="string" table:style-name="ce9">
            <text:p>AquaVac® <text:s/>Strep Sa-Si</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8">
            <text:p>KKP RI I 2005475 BKC</text:p>
          </table:table-cell>
          <table:table-cell office:value-type="string" table:style-name="ce8">
            <text:p>Impor</text:p>
          </table:table-cell>
          <table:table-cell office:value-type="string" table:style-name="ce4">
            <text:p>Obat Keras</text:p>
          </table:table-cell>
          <table:table-cell office:value-type="string" table:style-name="ce8">
            <text:p>Cair</text:p>
          </table:table-cell>
          <table:table-cell office:value-type="string" table:style-name="ce4">
            <text:p>Biologik<text:s/></text:p>
            <text:p>(Vaksin)</text:p>
          </table:table-cell>
          <table:table-cell office:value-type="string" table:style-name="ce9">
            <text:p>Antigen inaktif Streptococcus agalactiae TI513, Antigen inaktif Streptococcus iniae SB430</text:p>
          </table:table-cell>
          <table:table-cell office:value-type="string" table:style-name="ce9">
            <text:p>Memberikan perlindungan (imunitas) terhadap penyakit<text:s/><text:span text:style-name="T4">Streptococcosis</text:span><text:s/>yang disebabkan oleh<text:s/><text:span text:style-name="T4">Streptococcus agalactiae<text:s/></text:span>serotipe Ib dan<text:s/><text:span text:style-name="T4">Streptococcus iniae</text:span></text:p>
          </table:table-cell>
          <table:table-cell office:value-type="date" office:date-value="2025-05-04T00:00:00" table:style-name="ce10">
            <text:p>4-May-2025</text:p>
          </table:table-cell>
          <table:table-cell office:value-type="float" office:value="178" table:formula="of:=[.N64]-TODAY()" table:style-name="ce11">
            <text:p>178</text:p>
          </table:table-cell>
          <table:table-cell office:value-type="string" office:string-value="Berlaku" table:formula="of:=IF([.O64]&gt;0;&quot;Berlaku&quot;;&quot;Kadaluarsa&quot;)" table:style-name="ce12">
            <text:p>Berlaku</text:p>
          </table:table-cell>
          <table:table-cell table:number-columns-repeated="16368"/>
        </table:table-row>
        <table:table-row table:style-name="ro10">
          <table:table-cell office:value-type="float" office:value="64" table:formula="of:=[.A64]+1" table:style-name="ce4">
            <text:p>64</text:p>
          </table:table-cell>
          <table:table-cell office:value-type="string" table:style-name="ce5">
            <text:p>Next Enhance® 150</text:p>
          </table:table-cell>
          <table:table-cell office:value-type="string" table:style-name="ce6">
            <text:p>PT. Novus International Indonesia</text:p>
          </table:table-cell>
          <table:table-cell office:value-type="string" table:style-name="ce6">
            <text:p>Menara Prima Lt.2 Jl. Lingkar Mega Kuningan Blok 6.2 Jakarta 12950, Telp/Fax: (021) 57947966/ (021) 57947967</text:p>
          </table:table-cell>
          <table:table-cell office:value-type="string" table:style-name="ce4">
            <text:p>DKI Jakarta</text:p>
          </table:table-cell>
          <table:table-cell office:value-type="string" table:style-name="ce4">
            <text:p>Importir</text:p>
          </table:table-cell>
          <table:table-cell office:value-type="string" table:style-name="ce14">
            <text:p>KKP RI I 2006255-P1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Thymol, Calfacrol, Silicic Acid, Asam lemak mono dan di-gliserida</text:p>
          </table:table-cell>
          <table:table-cell office:value-type="string" table:style-name="ce9">
            <text:p>Feed additive sebagai pemberi aroma, meningkatkan rasa dan meningkatkan palatabilitas pakan<text:s/></text:p>
          </table:table-cell>
          <table:table-cell office:value-type="date" office:date-value="2025-06-15T00:00:00" table:style-name="ce10">
            <text:p>15-Jun-2025</text:p>
          </table:table-cell>
          <table:table-cell office:value-type="float" office:value="220" table:formula="of:=[.N65]-TODAY()" table:style-name="ce11">
            <text:p>220</text:p>
          </table:table-cell>
          <table:table-cell office:value-type="string" office:string-value="Berlaku" table:formula="of:=IF([.O65]&gt;0;&quot;Berlaku&quot;;&quot;Kadaluarsa&quot;)" table:style-name="ce12">
            <text:p>Berlaku</text:p>
          </table:table-cell>
          <table:table-cell table:number-columns-repeated="16368"/>
        </table:table-row>
        <table:table-row table:style-name="ro5">
          <table:table-cell office:value-type="float" office:value="65" table:formula="of:=[.A65]+1" table:style-name="ce4">
            <text:p>65</text:p>
          </table:table-cell>
          <table:table-cell office:value-type="string" table:style-name="ce9">
            <text:p>Safmanan</text:p>
          </table:table-cell>
          <table:table-cell office:value-type="string" table:style-name="ce6">
            <text:p>PT. Indovetraco Makmur Abadi</text:p>
          </table:table-cell>
          <table:table-cell office:value-type="string" table:style-name="ce9">
            <text:p>Gedung Maspion Plaza, Lt.9 Jl. Gunung Sahari Raya Kav. 20 – 27, Jakarta Utara, Telp/Fax: (021) 64701200, 64701251 Ext. 112</text:p>
          </table:table-cell>
          <table:table-cell office:value-type="string" table:style-name="ce4">
            <text:p>DKI Jakarta</text:p>
          </table:table-cell>
          <table:table-cell office:value-type="string" table:style-name="ce4">
            <text:p>Importir</text:p>
          </table:table-cell>
          <table:table-cell office:value-type="string" table:style-name="ce8">
            <text:p>KKP RI I 2006476 PBS<text: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Saccharomyces cerevisiae inaktif, β-glucan, Mannan</text:p>
          </table:table-cell>
          <table:table-cell office:value-type="string" table:style-name="ce9">
            <text:p>Membantu menurunkan tekanan patogen, mendukung kekebalan alami, meningkatkan fungsi usus dan meningkatkan ketahanan tubuh ikan terhadap tantangan lingkungan seperti stress</text:p>
          </table:table-cell>
          <table:table-cell office:value-type="date" office:date-value="2025-06-15T00:00:00" table:style-name="ce10">
            <text:p>15-Jun-2025</text:p>
          </table:table-cell>
          <table:table-cell office:value-type="float" office:value="220" table:formula="of:=[.N66]-TODAY()" table:style-name="ce11">
            <text:p>220</text:p>
          </table:table-cell>
          <table:table-cell office:value-type="string" office:string-value="Berlaku" table:formula="of:=IF([.O66]&gt;0;&quot;Berlaku&quot;;&quot;Kadaluarsa&quot;)" table:style-name="ce12">
            <text:p>Berlaku</text:p>
          </table:table-cell>
          <table:table-cell table:number-columns-repeated="16368"/>
        </table:table-row>
        <table:table-row table:style-name="ro5">
          <table:table-cell office:value-type="float" office:value="66" table:formula="of:=[.A66]+1" table:style-name="ce4">
            <text:p>66</text:p>
          </table:table-cell>
          <table:table-cell office:value-type="string" table:style-name="ce9">
            <text:p>Selsaf</text:p>
          </table:table-cell>
          <table:table-cell office:value-type="string" table:style-name="ce6">
            <text:p>PT. Indovetraco Makmur Abadi</text:p>
          </table:table-cell>
          <table:table-cell office:value-type="string" table:style-name="ce9">
            <text:p>Gedung Maspion Plaza, Lt.9 Jl. Gunung Sahari Raya Kav. 20 – 27, Jakarta Utara, Telp/Fax: (021) 64701200, 64701251 Ext. 112</text:p>
          </table:table-cell>
          <table:table-cell office:value-type="string" table:style-name="ce4">
            <text:p>DKI Jakarta</text:p>
          </table:table-cell>
          <table:table-cell office:value-type="string" table:style-name="ce4">
            <text:p>Importir</text:p>
          </table:table-cell>
          <table:table-cell office:value-type="string" table:style-name="ce8">
            <text:p>KKP RI I 2006477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text:span text:style-name="T4">Saccharomyces cerevisiae<text:s/></text:span>strain CNCM I-3399 inaktif, Sodium Selenit (setara dengan selenium 2200 mg)</text:p>
          </table:table-cell>
          <table:table-cell office:value-type="string" table:style-name="ce9">
            <text:p>Sebagai sumber selenium organik</text:p>
          </table:table-cell>
          <table:table-cell office:value-type="date" office:date-value="2025-06-15T00:00:00" table:style-name="ce10">
            <text:p>15-Jun-2025</text:p>
          </table:table-cell>
          <table:table-cell office:value-type="float" office:value="220" table:formula="of:=[.N67]-TODAY()" table:style-name="ce11">
            <text:p>220</text:p>
          </table:table-cell>
          <table:table-cell office:value-type="string" office:string-value="Berlaku" table:formula="of:=IF([.O67]&gt;0;&quot;Berlaku&quot;;&quot;Kadaluarsa&quot;)" table:style-name="ce12">
            <text:p>Berlaku</text:p>
          </table:table-cell>
          <table:table-cell table:number-columns-repeated="16368"/>
        </table:table-row>
        <table:table-row table:style-name="ro16">
          <table:table-cell office:value-type="float" office:value="67" table:formula="of:=[.A67]+1" table:style-name="ce4">
            <text:p>67</text:p>
          </table:table-cell>
          <table:table-cell office:value-type="string" table:style-name="ce9">
            <text:p>PAQ Gro</text:p>
          </table:table-cell>
          <table:table-cell office:value-type="string" table:style-name="ce6">
            <text:p>PT. Satwa Jawa Jaya</text:p>
          </table:table-cell>
          <table:table-cell office:value-type="string" table:style-name="ce9">
            <text:p>Ruko Tomang Tol Blok A2 No.17 - 18 Jl. Agave Raya, Kedoya Selatan, Kebun Jeruk, Kota Jakarta Barat, Provinsi DKI Jakarta, Telp/Fax: (021) 5816834/ 58302925</text:p>
          </table:table-cell>
          <table:table-cell office:value-type="string" table:style-name="ce4">
            <text:p>DKI Jakarta</text:p>
          </table:table-cell>
          <table:table-cell office:value-type="string" table:style-name="ce4">
            <text:p>Importir</text:p>
          </table:table-cell>
          <table:table-cell office:value-type="string" table:style-name="ce8">
            <text:p>KKP RI I 2006478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 Brewers Dehydrated Yeast (Saccharomyces cerevisiae);</text:p>
            <text:p>- Yeast Cell Wall (Saccharomyces cerevisiae);</text:p>
            <text:p>- Hydrated Sodium Calcium Aluminosilicate;</text:p>
            <text:p>- White Mineral Oil;</text:p>
            <text:p>(Analisa terjamin: Mannaoligosakarida dan Betaglucans 15 g/kg)<text:s text:c="2"/></text:p>
          </table:table-cell>
          <table:table-cell office:value-type="string" table:style-name="ce9">
            <text:p>Sebagai tambahan pakan ikan dan udang</text:p>
          </table:table-cell>
          <table:table-cell office:value-type="date" office:date-value="2025-06-15T00:00:00" table:style-name="ce10">
            <text:p>15-Jun-2025</text:p>
          </table:table-cell>
          <table:table-cell office:value-type="float" office:value="220" table:formula="of:=[.N68]-TODAY()" table:style-name="ce11">
            <text:p>220</text:p>
          </table:table-cell>
          <table:table-cell office:value-type="string" office:string-value="Berlaku" table:formula="of:=IF([.O68]&gt;0;&quot;Berlaku&quot;;&quot;Kadaluarsa&quot;)" table:style-name="ce12">
            <text:p>Berlaku</text:p>
          </table:table-cell>
          <table:table-cell table:number-columns-repeated="16368"/>
        </table:table-row>
        <table:table-row table:style-name="ro15">
          <table:table-cell office:value-type="float" office:value="68" table:formula="of:=[.A68]+1" table:style-name="ce4">
            <text:p>68</text:p>
          </table:table-cell>
          <table:table-cell office:value-type="string" table:style-name="ce9">
            <text:p>Aqualyso STD</text:p>
          </table:table-cell>
          <table:table-cell office:value-type="string" table:style-name="ce6">
            <text:p>PT. Bahtera Adi Jaya</text:p>
          </table:table-cell>
          <table:table-cell office:value-type="string" table:style-name="ce9">
            <text:p>Kantor:</text:p>
            <text:p>Kawasan Industri Candi, Jl. Gatot Subroto Blok 19, Kav.35, Ngaliyan, Kota Semarang, Provinsi Jawa Tengah</text:p>
            <text:p/>
            <text:p>Branch Office:<text:s/></text:p>
            <text:p>Taman Tekno BSD City Sektor XI Blok G3 No.30, Tangerang Selatan, Provinsi Banten</text:p>
            <text:p/>
            <text:p>Gudang:<text:s/></text:p>
            <text:p>Industri Raya IV Blok AI No.54, Kawasan Industri Jatake, Pasar Kemis, Kab. Tangerang Selatan, Provinsi Selatan, Telp. (021) 75881901</text:p>
            <text:p/>
            <text:p>Produsen asal:</text:p>
            <text:p>Addiseo A Bluestar Company</text:p>
            <text:p>(333/9 Tip 8, Industrial project, Moo 9, Bangpla, Bangplee Samutprakarn, 10540, Thailand)</text:p>
          </table:table-cell>
          <table:table-cell office:value-type="string" table:style-name="ce4">
            <text:p>Banten</text:p>
          </table:table-cell>
          <table:table-cell office:value-type="string" table:style-name="ce4">
            <text:p>Importir</text:p>
          </table:table-cell>
          <table:table-cell office:value-type="string" table:style-name="ce8">
            <text:p>KKP RI I 2006479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Lesitin, Kalsium Karbonat, Silika Dioksida, BHT, BHA Propilgallat, Talk</text:p>
          </table:table-cell>
          <table:table-cell office:value-type="string" table:style-name="ce9">
            <text:p>Meningkatkan kinerja saluran cerna pada ikan</text:p>
          </table:table-cell>
          <table:table-cell office:value-type="date" office:date-value="2025-06-15T00:00:00" table:style-name="ce10">
            <text:p>15-Jun-2025</text:p>
          </table:table-cell>
          <table:table-cell office:value-type="float" office:value="220" table:formula="of:=[.N69]-TODAY()" table:style-name="ce11">
            <text:p>220</text:p>
          </table:table-cell>
          <table:table-cell office:value-type="string" office:string-value="Berlaku" table:formula="of:=IF([.O69]&gt;0;&quot;Berlaku&quot;;&quot;Kadaluarsa&quot;)" table:style-name="ce12">
            <text:p>Berlaku</text:p>
          </table:table-cell>
          <table:table-cell table:number-columns-repeated="16368"/>
        </table:table-row>
        <table:table-row table:style-name="ro4">
          <table:table-cell office:value-type="float" office:value="69" table:formula="of:=[.A69]+1" table:style-name="ce4">
            <text:p>69</text:p>
          </table:table-cell>
          <table:table-cell office:value-type="string" table:style-name="ce7">
            <text:p>Pre Min 12 MS</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00848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gnesium, Potasium Chloride, Iron, Copper, Zinc, Manganese, Selenium, Cobalt, Iodine, Chromium, Calcium Carbonate</text:p>
          </table:table-cell>
          <table:table-cell office:value-type="string" table:style-name="ce9">
            <text:p>Sebagai feed suplemen untuk udang</text:p>
          </table:table-cell>
          <table:table-cell office:value-type="date" office:date-value="2025-08-11T00:00:00" table:style-name="ce10">
            <text:p>11-Aug-2025</text:p>
          </table:table-cell>
          <table:table-cell office:value-type="float" office:value="277" table:formula="of:=[.N70]-TODAY()" table:style-name="ce11">
            <text:p>277</text:p>
          </table:table-cell>
          <table:table-cell office:value-type="string" office:string-value="Berlaku" table:formula="of:=IF([.O70]&gt;0;&quot;Berlaku&quot;;&quot;Kadaluarsa&quot;)" table:style-name="ce12">
            <text:p>Berlaku</text:p>
          </table:table-cell>
          <table:table-cell table:number-columns-repeated="16368"/>
        </table:table-row>
        <table:table-row table:style-name="ro4">
          <table:table-cell office:value-type="float" office:value="70" table:formula="of:=[.A70]+1" table:style-name="ce4">
            <text:p>70</text:p>
          </table:table-cell>
          <table:table-cell office:value-type="string" table:style-name="ce7">
            <text:p>Pre Vit 23 FMS</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00848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K, B1, B2, B6, B12, C, Niacin, Pantothenic Acid, Folic Acid, <text:s/>Biotin, Antioksidan (BHT 98%, Ethoxyquin 66%, BHA 98%), Calcium Carbonate</text:p>
          </table:table-cell>
          <table:table-cell office:value-type="string" table:style-name="ce9">
            <text:p>Sebagai feed suplemen untuk ikan air tawar</text:p>
          </table:table-cell>
          <table:table-cell office:value-type="date" office:date-value="2025-08-11T00:00:00" table:style-name="ce10">
            <text:p>11-Aug-2025</text:p>
          </table:table-cell>
          <table:table-cell office:value-type="float" office:value="277" table:formula="of:=[.N71]-TODAY()" table:style-name="ce11">
            <text:p>277</text:p>
          </table:table-cell>
          <table:table-cell office:value-type="string" office:string-value="Berlaku" table:formula="of:=IF([.O71]&gt;0;&quot;Berlaku&quot;;&quot;Kadaluarsa&quot;)" table:style-name="ce12">
            <text:p>Berlaku</text:p>
          </table:table-cell>
          <table:table-cell table:number-columns-repeated="16368"/>
        </table:table-row>
        <table:table-row table:style-name="ro5">
          <table:table-cell office:value-type="float" office:value="71" table:formula="of:=[.A71]+1" table:style-name="ce4">
            <text:p>71</text:p>
          </table:table-cell>
          <table:table-cell office:value-type="string" table:style-name="ce7">
            <text:p>Trouw Aqua Premix (1)</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008482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K, B1, B2, B6, B12, C, Niacinamide, Pantothenic Acid, Folic Acid, <text:s/>Biotin, Iron, Copper, Zinc, Manganese, Selenium, Iodine,Cobalt, <text:s/>Calcium Carbonate</text:p>
          </table:table-cell>
          <table:table-cell office:value-type="string" table:style-name="ce9">
            <text:p>Sebagai feed suplemen untuk ikan<text:s/></text:p>
          </table:table-cell>
          <table:table-cell office:value-type="date" office:date-value="2025-08-11T00:00:00" table:style-name="ce10">
            <text:p>11-Aug-2025</text:p>
          </table:table-cell>
          <table:table-cell office:value-type="float" office:value="277" table:formula="of:=[.N72]-TODAY()" table:style-name="ce11">
            <text:p>277</text:p>
          </table:table-cell>
          <table:table-cell office:value-type="string" office:string-value="Berlaku" table:formula="of:=IF([.O72]&gt;0;&quot;Berlaku&quot;;&quot;Kadaluarsa&quot;)" table:style-name="ce12">
            <text:p>Berlaku</text:p>
          </table:table-cell>
          <table:table-cell table:number-columns-repeated="16368"/>
        </table:table-row>
        <table:table-row table:style-name="ro4">
          <table:table-cell office:value-type="float" office:value="72" table:formula="of:=[.A72]+1" table:style-name="ce4">
            <text:p>72</text:p>
          </table:table-cell>
          <table:table-cell office:value-type="string" table:style-name="ce7">
            <text:p>Trouw Aqua Mineral Premix (1)</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008483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Iron, Copper, Zinc, Manganese, Selenium, Iodine, Cobalt, Calcium Carbonate</text:p>
          </table:table-cell>
          <table:table-cell office:value-type="string" table:style-name="ce9">
            <text:p>Sebagai feed suplemen untuk ikan<text:s/></text:p>
          </table:table-cell>
          <table:table-cell office:value-type="date" office:date-value="2025-08-11T00:00:00" table:style-name="ce10">
            <text:p>11-Aug-2025</text:p>
          </table:table-cell>
          <table:table-cell office:value-type="float" office:value="277" table:formula="of:=[.N73]-TODAY()" table:style-name="ce11">
            <text:p>277</text:p>
          </table:table-cell>
          <table:table-cell office:value-type="string" office:string-value="Berlaku" table:formula="of:=IF([.O73]&gt;0;&quot;Berlaku&quot;;&quot;Kadaluarsa&quot;)" table:style-name="ce12">
            <text:p>Berlaku</text:p>
          </table:table-cell>
          <table:table-cell table:number-columns-repeated="16368"/>
        </table:table-row>
        <table:table-row table:style-name="ro4">
          <table:table-cell office:value-type="float" office:value="73" table:formula="of:=[.A73]+1" table:style-name="ce4">
            <text:p>73</text:p>
          </table:table-cell>
          <table:table-cell office:value-type="string" table:style-name="ce7">
            <text:p>Trouw Aqua Mineral Premix (2)</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00848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Iron, Copper, Zinc, Manganese+E9:J9, Selenium, Iodine, Calcium Carbonate</text:p>
          </table:table-cell>
          <table:table-cell office:value-type="string" table:style-name="ce9">
            <text:p>Sebagai feed suplemen untuk ikan<text:s/></text:p>
          </table:table-cell>
          <table:table-cell office:value-type="date" office:date-value="2025-08-11T00:00:00" table:style-name="ce10">
            <text:p>11-Aug-2025</text:p>
          </table:table-cell>
          <table:table-cell office:value-type="float" office:value="277" table:formula="of:=[.N74]-TODAY()" table:style-name="ce11">
            <text:p>277</text:p>
          </table:table-cell>
          <table:table-cell office:value-type="string" office:string-value="Berlaku" table:formula="of:=IF([.O74]&gt;0;&quot;Berlaku&quot;;&quot;Kadaluarsa&quot;)" table:style-name="ce12">
            <text:p>Berlaku</text:p>
          </table:table-cell>
          <table:table-cell table:number-columns-repeated="16368"/>
        </table:table-row>
        <table:table-row table:style-name="ro14">
          <table:table-cell office:value-type="float" office:value="74" table:formula="of:=[.A74]+1" table:style-name="ce4">
            <text:p>74</text:p>
          </table:table-cell>
          <table:table-cell office:value-type="string" table:style-name="ce7">
            <text:p>Mycofix Focus</text:p>
          </table:table-cell>
          <table:table-cell office:value-type="string" table:style-name="ce5">
            <office:annotation draw:style-name="a2" svg:x="1.05in" svg:y="168.566666666667in" svg:width="0.95in" svg:height="0in">
              <dc:creator>Microsoft Office User</dc:creator>
              <text:p><text:span text:style-name="T2">(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8">
            <text:p>KKP RI I 2008485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entonite 99,95%, Fumonisin Esterase 0,5%</text:p>
          </table:table-cell>
          <table:table-cell office:value-type="string" table:style-name="ce9">
            <text:p>Sebagai feed aditif pada pakan ikan dan udang</text:p>
          </table:table-cell>
          <table:table-cell office:value-type="date" office:date-value="2025-08-11T00:00:00" table:style-name="ce10">
            <text:p>11-Aug-2025</text:p>
          </table:table-cell>
          <table:table-cell office:value-type="float" office:value="277" table:formula="of:=[.N75]-TODAY()" table:style-name="ce11">
            <text:p>277</text:p>
          </table:table-cell>
          <table:table-cell office:value-type="string" office:string-value="Berlaku" table:formula="of:=IF([.O75]&gt;0;&quot;Berlaku&quot;;&quot;Kadaluarsa&quot;)" table:style-name="ce12">
            <text:p>Berlaku</text:p>
          </table:table-cell>
          <table:table-cell table:number-columns-repeated="16368"/>
        </table:table-row>
        <table:table-row table:style-name="ro4">
          <table:table-cell office:value-type="float" office:value="75" table:formula="of:=[.A75]+1" table:style-name="ce4">
            <text:p>75</text:p>
          </table:table-cell>
          <table:table-cell office:value-type="string" table:style-name="ce7">
            <text:p>AquaJoy</text:p>
          </table:table-cell>
          <table:table-cell office:value-type="string" table:style-name="ce6">
            <text:p>PT. Tienyen International</text:p>
          </table:table-cell>
          <table:table-cell office:value-type="string" table:style-name="ce9">
            <text:p>Jl. Pahlawan Seribu, Komplek Ruko Garden Boulevard M No 16 Bumi Serpong Damai , Tangerang, Provinsi Banten</text:p>
          </table:table-cell>
          <table:table-cell office:value-type="string" table:style-name="ce4">
            <text:p>Banten</text:p>
          </table:table-cell>
          <table:table-cell office:value-type="string" table:style-name="ce4">
            <text:p>Importir</text:p>
          </table:table-cell>
          <table:table-cell office:value-type="string" table:style-name="ce8">
            <text:p>KKP RI I 2008486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onosodium Fosfat, Calcium Carbonate</text:p>
          </table:table-cell>
          <table:table-cell office:value-type="string" table:style-name="ce9">
            <text:p>- Meningkatkan kandungan sodium yang tersedia di dalam kolam;</text:p>
            <text:p>- <text:s/>Meningkatkan tekanan</text:p>
            <text:p>osmotik;</text:p>
            <text:p>- Meningkatkan pertumbuhan ikan dan udang</text:p>
          </table:table-cell>
          <table:table-cell office:value-type="date" office:date-value="2025-08-11T00:00:00" table:style-name="ce10">
            <text:p>11-Aug-2025</text:p>
          </table:table-cell>
          <table:table-cell office:value-type="float" office:value="277" table:formula="of:=[.N76]-TODAY()" table:style-name="ce11">
            <text:p>277</text:p>
          </table:table-cell>
          <table:table-cell office:value-type="string" office:string-value="Berlaku" table:formula="of:=IF([.O76]&gt;0;&quot;Berlaku&quot;;&quot;Kadaluarsa&quot;)" table:style-name="ce12">
            <text:p>Berlaku</text:p>
          </table:table-cell>
          <table:table-cell table:number-columns-repeated="16368"/>
        </table:table-row>
        <table:table-row table:style-name="ro4">
          <table:table-cell office:value-type="float" office:value="76" table:formula="of:=[.A76]+1" table:style-name="ce4">
            <text:p>76</text:p>
          </table:table-cell>
          <table:table-cell office:value-type="string" table:style-name="ce7">
            <text:p>AddOxy</text:p>
          </table:table-cell>
          <table:table-cell office:value-type="string" table:style-name="ce6">
            <text:p>PT. Tienyen International</text:p>
          </table:table-cell>
          <table:table-cell office:value-type="string" table:style-name="ce9">
            <text:p>Jl. Pahlawan Seribu, Komplek Ruko Garden Boulevard M No 16 Bumi Serpong Damai , Tangerang, Provinsi Banten</text:p>
          </table:table-cell>
          <table:table-cell office:value-type="string" table:style-name="ce4">
            <text:p>Banten</text:p>
          </table:table-cell>
          <table:table-cell office:value-type="string" table:style-name="ce4">
            <text:p>Importir</text:p>
          </table:table-cell>
          <table:table-cell office:value-type="string" table:style-name="ce8">
            <text:p>KKP RI I 2008487 FTS</text:p>
          </table:table-cell>
          <table:table-cell office:value-type="string" table:style-name="ce8">
            <text:p>Impor</text:p>
          </table:table-cell>
          <table:table-cell office:value-type="string" table:style-name="ce4">
            <text:p>Obat Bebas Terbatas</text:p>
          </table:table-cell>
          <table:table-cell office:value-type="string" table:style-name="ce4">
            <text:p>Serbuk</text:p>
          </table:table-cell>
          <table:table-cell office:value-type="string" table:style-name="ce8">
            <text:p>Farmasetik</text:p>
          </table:table-cell>
          <table:table-cell office:value-type="string" table:style-name="ce9">
            <text:p>Sodium Perkarbonat, Sodium Sulfat</text:p>
          </table:table-cell>
          <table:table-cell office:value-type="string" table:style-name="ce9">
            <text:p>- Sebagai antimikroba untuk mengontrol reproduksi bakteri anaerob;</text:p>
            <text:p>- Meningkatkan oksigen terlarut dalam air</text:p>
          </table:table-cell>
          <table:table-cell office:value-type="date" office:date-value="2025-08-11T00:00:00" table:style-name="ce10">
            <text:p>11-Aug-2025</text:p>
          </table:table-cell>
          <table:table-cell office:value-type="float" office:value="277" table:formula="of:=[.N77]-TODAY()" table:style-name="ce11">
            <text:p>277</text:p>
          </table:table-cell>
          <table:table-cell office:value-type="string" office:string-value="Berlaku" table:formula="of:=IF([.O77]&gt;0;&quot;Berlaku&quot;;&quot;Kadaluarsa&quot;)" table:style-name="ce12">
            <text:p>Berlaku</text:p>
          </table:table-cell>
          <table:table-cell table:number-columns-repeated="16368"/>
        </table:table-row>
        <table:table-row table:style-name="ro4">
          <table:table-cell office:value-type="float" office:value="77" table:formula="of:=[.A77]+1" table:style-name="ce4">
            <text:p>77</text:p>
          </table:table-cell>
          <table:table-cell office:value-type="string" table:style-name="ce7">
            <text:p>Luctarom L Fish 78825Z<text:s/></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8">
            <text:p>KKP RI I 2008488 PBC</text:p>
          </table:table-cell>
          <table:table-cell office:value-type="string" table:style-name="ce8">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Butyric Acid, Octanoic Acid, Hexanoic Acid, Decanoic Acid, Isovaleric Acid, Propylene Glycol, Benzyl Alkohol, Trimethylamine Hydrochloride, Air</text:p>
          </table:table-cell>
          <table:table-cell office:value-type="string" table:style-name="ce9">
            <text:p>Sebagai atraktan/penguat aroma pada pakan ikan dan udang</text:p>
          </table:table-cell>
          <table:table-cell office:value-type="date" office:date-value="2025-08-11T00:00:00" table:style-name="ce10">
            <text:p>11-Aug-2025</text:p>
          </table:table-cell>
          <table:table-cell office:value-type="float" office:value="277" table:formula="of:=[.N78]-TODAY()" table:style-name="ce11">
            <text:p>277</text:p>
          </table:table-cell>
          <table:table-cell office:value-type="string" office:string-value="Berlaku" table:formula="of:=IF([.O78]&gt;0;&quot;Berlaku&quot;;&quot;Kadaluarsa&quot;)" table:style-name="ce12">
            <text:p>Berlaku</text:p>
          </table:table-cell>
          <table:table-cell table:number-columns-repeated="16368"/>
        </table:table-row>
        <table:table-row table:style-name="ro4">
          <table:table-cell office:value-type="float" office:value="78" table:formula="of:=[.A78]+1" table:style-name="ce4">
            <text:p>78</text:p>
          </table:table-cell>
          <table:table-cell office:value-type="string" table:style-name="ce7">
            <text:p>Pro Path Zn 170<text:s/></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8">
            <text:p>KKP RI I 2008489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Zinc Amino Complex (zinc sulfate, lysine, glutamic acid), Calcium Stearate, Silicon Dioxide</text:p>
          </table:table-cell>
          <table:table-cell office:value-type="string" table:style-name="ce9">
            <text:p>Sebagai feed additive pada pakan ikan dan udang</text:p>
          </table:table-cell>
          <table:table-cell office:value-type="date" office:date-value="2025-08-11T00:00:00" table:style-name="ce10">
            <text:p>11-Aug-2025</text:p>
          </table:table-cell>
          <table:table-cell office:value-type="float" office:value="277" table:formula="of:=[.N79]-TODAY()" table:style-name="ce11">
            <text:p>277</text:p>
          </table:table-cell>
          <table:table-cell office:value-type="string" office:string-value="Berlaku" table:formula="of:=IF([.O79]&gt;0;&quot;Berlaku&quot;;&quot;Kadaluarsa&quot;)" table:style-name="ce12">
            <text:p>Berlaku</text:p>
          </table:table-cell>
          <table:table-cell table:number-columns-repeated="16368"/>
        </table:table-row>
        <table:table-row table:style-name="ro4">
          <table:table-cell office:value-type="float" office:value="79" table:formula="of:=[.A79]+1" table:style-name="ce4">
            <text:p>79</text:p>
          </table:table-cell>
          <table:table-cell office:value-type="string" table:style-name="ce7">
            <text:p>CM 3000</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8">
            <text:p>KKP RI I 2008490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Sodium Butirat 30%, Palm Oil</text:p>
          </table:table-cell>
          <table:table-cell office:value-type="string" table:style-name="ce9">
            <text:p>Menjaga kesehatan usus dan meningkatkan performa ikan dan udang</text:p>
          </table:table-cell>
          <table:table-cell office:value-type="date" office:date-value="2025-08-11T00:00:00" table:style-name="ce10">
            <text:p>11-Aug-2025</text:p>
          </table:table-cell>
          <table:table-cell office:value-type="float" office:value="277" table:formula="of:=[.N80]-TODAY()" table:style-name="ce11">
            <text:p>277</text:p>
          </table:table-cell>
          <table:table-cell office:value-type="string" office:string-value="Berlaku" table:formula="of:=IF([.O80]&gt;0;&quot;Berlaku&quot;;&quot;Kadaluarsa&quot;)" table:style-name="ce12">
            <text:p>Berlaku</text:p>
          </table:table-cell>
          <table:table-cell table:number-columns-repeated="16368"/>
        </table:table-row>
        <table:table-row table:style-name="ro4">
          <table:table-cell office:value-type="float" office:value="80" table:formula="of:=[.A80]+1" table:style-name="ce4">
            <text:p>80</text:p>
          </table:table-cell>
          <table:table-cell office:value-type="string" table:style-name="ce7">
            <text:p>Azomite</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8">
            <text:p>KKP RI I 2008251-P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Silicic Acid, Aluminium Calcium Sodium Salt</text:p>
          </table:table-cell>
          <table:table-cell office:value-type="string" table:style-name="ce9">
            <text:p>Anticaking agent dan pellet binder<text:s/></text:p>
          </table:table-cell>
          <table:table-cell office:value-type="date" office:date-value="2025-08-11T00:00:00" table:style-name="ce10">
            <text:p>11-Aug-2025</text:p>
          </table:table-cell>
          <table:table-cell office:value-type="float" office:value="277" table:formula="of:=[.N81]-TODAY()" table:style-name="ce11">
            <text:p>277</text:p>
          </table:table-cell>
          <table:table-cell office:value-type="string" office:string-value="Berlaku" table:formula="of:=IF([.O81]&gt;0;&quot;Berlaku&quot;;&quot;Kadaluarsa&quot;)" table:style-name="ce12">
            <text:p>Berlaku</text:p>
          </table:table-cell>
          <table:table-cell table:number-columns-repeated="16368"/>
        </table:table-row>
        <table:table-row table:style-name="ro15">
          <table:table-cell office:value-type="float" office:value="81" table:formula="of:=[.A81]+1" table:style-name="ce4">
            <text:p>81</text:p>
          </table:table-cell>
          <table:table-cell office:value-type="string" table:style-name="ce7">
            <text:p>Hitopvit Aqua</text:p>
          </table:table-cell>
          <table:table-cell office:value-type="string" table:style-name="ce7">
            <text:p>PT. Agrinusa Jaya Sentosa</text:p>
          </table:table-cell>
          <table:table-cell office:value-type="string" table:style-name="ce7">
            <text:p><text:span text:style-name="T5">BOGOR</text:span><text:span text:style-name="T5"/></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5">BEKASI</text:span><text:span text:style-name="T5"/></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00849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K3, B1, B2, B6, B12, C, Folic Acid, Ca-d-Panthothenate, Nicotinamide, Biotin</text:p>
          </table:table-cell>
          <table:table-cell office:value-type="string" table:style-name="ce9">
            <text:p>- Membantu pertumbuhan dan mengatasi stres;</text:p>
            <text:p>- Meningkatkan produktivitas;</text:p>
            <text:p>- Meningkatkan fungsi enzim pencernaan;</text:p>
            <text:p>- Memperbaiki FCR.</text:p>
          </table:table-cell>
          <table:table-cell office:value-type="date" office:date-value="2025-08-11T00:00:00" table:style-name="ce10">
            <text:p>11-Aug-2025</text:p>
          </table:table-cell>
          <table:table-cell office:value-type="float" office:value="277" table:formula="of:=[.N82]-TODAY()" table:style-name="ce11">
            <text:p>277</text:p>
          </table:table-cell>
          <table:table-cell office:value-type="string" office:string-value="Berlaku" table:formula="of:=IF([.O82]&gt;0;&quot;Berlaku&quot;;&quot;Kadaluarsa&quot;)" table:style-name="ce12">
            <text:p>Berlaku</text:p>
          </table:table-cell>
          <table:table-cell table:number-columns-repeated="16368"/>
        </table:table-row>
        <table:table-row table:style-name="ro9">
          <table:table-cell office:value-type="float" office:value="82" table:formula="of:=[.A82]+1" table:style-name="ce4">
            <text:p>82</text:p>
          </table:table-cell>
          <table:table-cell office:value-type="string" table:style-name="ce7">
            <text:p>Blitch Icht</text:p>
          </table:table-cell>
          <table:table-cell office:value-type="string" table:style-name="ce7">
            <text:p>PT. Laksana Aquarium</text:p>
          </table:table-cell>
          <table:table-cell office:value-type="string" table:style-name="ce7">
            <text:p>Gang Karapitan II No.9,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008492 FKC</text:p>
          </table:table-cell>
          <table:table-cell office:value-type="string" table:style-name="ce8">
            <text:p>Dalam Negeri</text:p>
          </table:table-cell>
          <table:table-cell office:value-type="string" table:style-name="ce4">
            <text:p>Obat Keras</text:p>
          </table:table-cell>
          <table:table-cell office:value-type="string" table:style-name="ce8">
            <text:p>Cair</text:p>
          </table:table-cell>
          <table:table-cell office:value-type="string" table:style-name="ce8">
            <text:p>Farmasetik</text:p>
          </table:table-cell>
          <table:table-cell office:value-type="string" table:style-name="ce9">
            <text:p>Methylene Blue 0,6 gram</text:p>
          </table:table-cell>
          <table:table-cell office:value-type="string" table:style-name="ce9">
            <text:p>Untuk pengobatan penyakit white spot pada ikan hias</text:p>
          </table:table-cell>
          <table:table-cell office:value-type="date" office:date-value="2025-08-11T00:00:00" table:style-name="ce10">
            <text:p>11-Aug-2025</text:p>
          </table:table-cell>
          <table:table-cell office:value-type="float" office:value="277" table:formula="of:=[.N83]-TODAY()" table:style-name="ce11">
            <text:p>277</text:p>
          </table:table-cell>
          <table:table-cell office:value-type="string" office:string-value="Berlaku" table:formula="of:=IF([.O83]&gt;0;&quot;Berlaku&quot;;&quot;Kadaluarsa&quot;)" table:style-name="ce12">
            <text:p>Berlaku</text:p>
          </table:table-cell>
          <table:table-cell table:number-columns-repeated="16368"/>
        </table:table-row>
        <table:table-row table:style-name="ro17">
          <table:table-cell office:value-type="float" office:value="83" table:formula="of:=[.A83]+1" table:style-name="ce4">
            <text:p>83</text:p>
          </table:table-cell>
          <table:table-cell office:value-type="string" table:style-name="ce7">
            <text:p>Prosatu-B4<text:s/></text:p>
          </table:table-cell>
          <table:table-cell office:value-type="string" table:style-name="ce7">
            <text:p>PT. Higo Resource System</text:p>
          </table:table-cell>
          <table:table-cell office:value-type="string" table:style-name="ce7">
            <text:p>Jl. Raya Parung Gunung Sindur Rt.003 Rw. 001, Kel. Pedurenan, Kec. Gunung Sindur, Kab.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008248-P1 Pb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 Bacillus subtilis (1x10^9 CFU/gram);</text:p>
            <text:p>- Bacillus licheniformis (1x10^9 CFU/gram);</text:p>
            <text:p>- Bacillus megaterium (1x10^9 CFU/gram);</text:p>
            <text:p>- Bacillus polymyxa (1x10^9 CFU/gram);</text:p>
            <text:p><text:span text:style-name="T5"><text:s/>Klaim : Total Bacillus sp (4x10^9CFU/gram)</text:span></text:p>
          </table:table-cell>
          <table:table-cell office:value-type="string" table:style-name="ce9">
            <text:p>Menjaga kestabilan amonia pada media pemeliharaan</text:p>
          </table:table-cell>
          <table:table-cell office:value-type="date" office:date-value="2025-08-11T00:00:00" table:style-name="ce10">
            <text:p>11-Aug-2025</text:p>
          </table:table-cell>
          <table:table-cell office:value-type="float" office:value="277" table:formula="of:=[.N84]-TODAY()" table:style-name="ce11">
            <text:p>277</text:p>
          </table:table-cell>
          <table:table-cell office:value-type="string" office:string-value="Berlaku" table:formula="of:=IF([.O84]&gt;0;&quot;Berlaku&quot;;&quot;Kadaluarsa&quot;)" table:style-name="ce12">
            <text:p>Berlaku</text:p>
          </table:table-cell>
          <table:table-cell table:number-columns-repeated="16368"/>
        </table:table-row>
        <table:table-row table:style-name="ro16">
          <table:table-cell office:value-type="float" office:value="84" table:formula="of:=[.A84]+1" table:style-name="ce4">
            <text:p>84</text:p>
          </table:table-cell>
          <table:table-cell office:value-type="string" table:style-name="ce5">
            <text:p>NitroGro</text:p>
          </table:table-cell>
          <table:table-cell office:value-type="string" table:style-name="ce5">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13">
            <text:p>KKP RI I 2010229-P1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MgCl2, CaCl2, NaHCO3, MnCl2, ZnSO4, Ca2SiO4</text:p>
          </table:table-cell>
          <table:table-cell office:value-type="string" table:style-name="ce9">
            <text:p>- Menyediakan ruangan dan lingkungan yang sesuai untuk pertumbuhan bakteri nitrifikasi terutama Nitrosomonas spp dan Nitrobacter spp'</text:p>
            <text:p>- Meningkatkan efisiensi penguraian limbah nitrogen di dalam kolom air dan tanah dasar kolam</text:p>
            <text:p>- Meningkatkan produktifitas dengan menambah daya dukung kolam;</text:p>
            <text:p>- Menciptakan lingkungan yang sehat dan kesetimbangan alami di ekosistem kolam</text:p>
          </table:table-cell>
          <table:table-cell office:value-type="date" office:date-value="2025-10-08T00:00:00" table:style-name="ce10">
            <text:p>8-Oct-2025</text:p>
          </table:table-cell>
          <table:table-cell office:value-type="float" office:value="335" table:formula="of:=[.N85]-TODAY()" table:style-name="ce11">
            <text:p>335</text:p>
          </table:table-cell>
          <table:table-cell office:value-type="string" office:string-value="Berlaku" table:formula="of:=IF([.O85]&gt;0;&quot;Berlaku&quot;;&quot;Kadaluarsa&quot;)" table:style-name="ce12">
            <text:p>Berlaku</text:p>
          </table:table-cell>
          <table:table-cell table:number-columns-repeated="16368"/>
        </table:table-row>
        <table:table-row table:style-name="ro4">
          <table:table-cell office:value-type="float" office:value="85" table:formula="of:=[.A85]+1" table:style-name="ce4">
            <text:p>85</text:p>
          </table:table-cell>
          <table:table-cell office:value-type="string" table:style-name="ce5">
            <text:p>NTPB Plus</text:p>
          </table:table-cell>
          <table:table-cell office:value-type="string" table:style-name="ce5">
            <text:p>PT. Nutri Vet Indonesia</text:p>
          </table:table-cell>
          <table:table-cell office:value-type="string" table:style-name="ce9">
            <text:p>Komplek Ruko Mahkota Mas Blok K No. 11 RT.003/009 Kel. Cikokol, Kec. Tangerang, Kota Tangerang</text:p>
            <text:p/>
          </table:table-cell>
          <table:table-cell office:value-type="string" table:style-name="ce4">
            <text:p>Banten</text:p>
          </table:table-cell>
          <table:table-cell office:value-type="string" table:style-name="ce4">
            <text:p>Importir</text:p>
          </table:table-cell>
          <table:table-cell office:value-type="string" table:style-name="ce13">
            <text:p>KKP RI I 2010493 PBS<text:s/></text:p>
          </table:table-cell>
          <table:table-cell office:value-type="string" table:style-name="ce13">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Guanidino acetid acid (85%), Silicon dioxyde</text:p>
          </table:table-cell>
          <table:table-cell office:value-type="string" table:style-name="ce9">
            <text:p>Sebagai feed additif</text:p>
          </table:table-cell>
          <table:table-cell office:value-type="date" office:date-value="2025-10-08T00:00:00" table:style-name="ce10">
            <text:p>8-Oct-2025</text:p>
          </table:table-cell>
          <table:table-cell office:value-type="float" office:value="335" table:formula="of:=[.N86]-TODAY()" table:style-name="ce11">
            <text:p>335</text:p>
          </table:table-cell>
          <table:table-cell office:value-type="string" office:string-value="Berlaku" table:formula="of:=IF([.O86]&gt;0;&quot;Berlaku&quot;;&quot;Kadaluarsa&quot;)" table:style-name="ce12">
            <text:p>Berlaku</text:p>
          </table:table-cell>
          <table:table-cell table:number-columns-repeated="16368"/>
        </table:table-row>
        <table:table-row table:style-name="ro4">
          <table:table-cell office:value-type="float" office:value="86" table:formula="of:=[.A86]+1" table:style-name="ce4">
            <text:p>86</text:p>
          </table:table-cell>
          <table:table-cell office:value-type="string" table:style-name="ce5">
            <text:p>Trouw Aqua Vitamin Premix (1)</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13">
            <text:p>KKP RI D 2010494 PBS<text:s/></text:p>
          </table:table-cell>
          <table:table-cell office:value-type="string" table:style-name="ce13">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K, B1, B2, B6, B12, Pantothenic acid, Niacinamide, Biotin, Folic acid, Calcium carbonate</text:p>
          </table:table-cell>
          <table:table-cell office:value-type="string" table:style-name="ce9">
            <text:p>Sebagai feed suplemen untuk ikan</text:p>
          </table:table-cell>
          <table:table-cell office:value-type="date" office:date-value="2025-10-08T00:00:00" table:style-name="ce10">
            <text:p>8-Oct-2025</text:p>
          </table:table-cell>
          <table:table-cell office:value-type="float" office:value="335" table:formula="of:=[.N87]-TODAY()" table:style-name="ce11">
            <text:p>335</text:p>
          </table:table-cell>
          <table:table-cell office:value-type="string" office:string-value="Berlaku" table:formula="of:=IF([.O87]&gt;0;&quot;Berlaku&quot;;&quot;Kadaluarsa&quot;)" table:style-name="ce12">
            <text:p>Berlaku</text:p>
          </table:table-cell>
          <table:table-cell table:number-columns-repeated="16368"/>
        </table:table-row>
        <table:table-row table:style-name="ro14">
          <table:table-cell office:value-type="float" office:value="87" table:formula="of:=[.A87]+1" table:style-name="ce4">
            <text:p>87</text:p>
          </table:table-cell>
          <table:table-cell office:value-type="string" table:style-name="ce5">
            <text:p>Aquastem ™V</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13">
            <text:p>KKP RI I 2010495 PBS<text: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1,3 ß Glucan, Ascorbic acid, Calcium carbonate, Silica</text:p>
          </table:table-cell>
          <table:table-cell office:value-type="string" table:style-name="ce9">
            <text:p>Membantu meningkatkan kekebalan tubuh dan pertumbuhan ikan / udang, juga meningkatkan konversi pakan</text:p>
          </table:table-cell>
          <table:table-cell office:value-type="date" office:date-value="2025-10-08T00:00:00" table:style-name="ce10">
            <text:p>8-Oct-2025</text:p>
          </table:table-cell>
          <table:table-cell office:value-type="float" office:value="335" table:formula="of:=[.N88]-TODAY()" table:style-name="ce11">
            <text:p>335</text:p>
          </table:table-cell>
          <table:table-cell office:value-type="string" office:string-value="Berlaku" table:formula="of:=IF([.O88]&gt;0;&quot;Berlaku&quot;;&quot;Kadaluarsa&quot;)" table:style-name="ce12">
            <text:p>Berlaku</text:p>
          </table:table-cell>
          <table:table-cell table:number-columns-repeated="16368"/>
        </table:table-row>
        <table:table-row table:style-name="ro2">
          <table:table-cell office:value-type="float" office:value="88" table:formula="of:=[.A88]+1" table:style-name="ce4">
            <text:p>88</text:p>
          </table:table-cell>
          <table:table-cell office:value-type="string" table:style-name="ce5">
            <text:p>FUMISID AQUATIC</text:p>
          </table:table-cell>
          <table:table-cell office:value-type="string" table:style-name="ce6">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011017-P2 FTC</text:p>
          </table:table-cell>
          <table:table-cell office:value-type="string" table:style-name="ce4">
            <text:p>Dalam Negeri</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5">
            <text:p>Formaldehyda 38%, Alkohol 5.26%</text:p>
          </table:table-cell>
          <table:table-cell office:value-type="string" table:style-name="ce9">
            <text:p>- Desinfeksi tambak untuk membasmi bakteri dan virus penyebab penyakit;</text:p>
            <text:p>- Mencegah penyakit udang lumutan;</text:p>
            <text:p>- Mencegah dan mengobati infeksi parasit pada kulit ikan;</text:p>
            <text:p/>
          </table:table-cell>
          <table:table-cell office:value-type="date" office:date-value="2025-11-02T00:00:00" table:style-name="ce10">
            <text:p>2-Nov-2025</text:p>
          </table:table-cell>
          <table:table-cell office:value-type="float" office:value="360" table:formula="of:=[.N89]-TODAY()" table:style-name="ce11">
            <text:p>360</text:p>
          </table:table-cell>
          <table:table-cell office:value-type="string" office:string-value="Berlaku" table:formula="of:=IF([.O89]&gt;0;&quot;Berlaku&quot;;&quot;Kadaluarsa&quot;)" table:style-name="ce12">
            <text:p>Berlaku</text:p>
          </table:table-cell>
          <table:table-cell table:number-columns-repeated="16368"/>
        </table:table-row>
        <table:table-row table:style-name="ro11">
          <table:table-cell office:value-type="float" office:value="89" table:formula="of:=[.A89]+1" table:style-name="ce4">
            <text:p>89</text:p>
          </table:table-cell>
          <table:table-cell office:value-type="string" table:style-name="ce7">
            <text:p>Betacell (210 B TW)</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011496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4">
            <text:p>Obat Bebas</text:p>
            <text:p>(OB)</text:p>
          </table:table-cell>
          <table:table-cell office:value-type="string" table:style-name="ce7">
            <text:p>Sebagai suplemen pakan untuk Ikan</text:p>
          </table:table-cell>
          <table:table-cell office:value-type="date" office:date-value="2025-11-02T00:00:00" table:style-name="ce10">
            <text:p>2-Nov-2025</text:p>
          </table:table-cell>
          <table:table-cell office:value-type="float" office:value="360" table:formula="of:=[.N90]-TODAY()" table:style-name="ce11">
            <text:p>360</text:p>
          </table:table-cell>
          <table:table-cell office:value-type="string" office:string-value="Berlaku" table:formula="of:=IF([.O90]&gt;0;&quot;Berlaku&quot;;&quot;Kadaluarsa&quot;)" table:style-name="ce12">
            <text:p>Berlaku</text:p>
          </table:table-cell>
          <table:table-cell table:number-columns-repeated="16368"/>
        </table:table-row>
        <table:table-row table:style-name="ro11">
          <table:table-cell office:value-type="float" office:value="90" table:formula="of:=[.A90]+1" table:style-name="ce4">
            <text:p>90</text:p>
          </table:table-cell>
          <table:table-cell office:value-type="string" table:style-name="ce7">
            <text:p>Betacell (220 B TW)</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011497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Copper Sulphate Penthahydrate, Manganese Sulphate 31%, Zinc Sulphate Monohydrate 35%, Calcium Iodate 10%, Sodium Selenite 4.5%, Magnesium Carbonate 25%, Potassium Chloride 50%, Silicon dioxide, Ethoxyquine, Calcium Carbonate<text:s/></text:p>
          </table:table-cell>
          <table:table-cell office:value-type="string" table:style-name="ce7">
            <text:p>Sebagai suplemen pakan untuk udang</text:p>
          </table:table-cell>
          <table:table-cell office:value-type="date" office:date-value="2025-11-02T00:00:00" table:style-name="ce10">
            <text:p>2-Nov-2025</text:p>
          </table:table-cell>
          <table:table-cell office:value-type="float" office:value="360" table:formula="of:=[.N91]-TODAY()" table:style-name="ce11">
            <text:p>360</text:p>
          </table:table-cell>
          <table:table-cell office:value-type="string" office:string-value="Berlaku" table:formula="of:=IF([.O91]&gt;0;&quot;Berlaku&quot;;&quot;Kadaluarsa&quot;)" table:style-name="ce12">
            <text:p>Berlaku</text:p>
          </table:table-cell>
          <table:table-cell table:number-columns-repeated="16368"/>
        </table:table-row>
        <table:table-row table:style-name="ro4">
          <table:table-cell office:value-type="float" office:value="91" table:formula="of:=[.A91]+1" table:style-name="ce4">
            <text:p>91</text:p>
          </table:table-cell>
          <table:table-cell office:value-type="string" table:style-name="ce7">
            <text:p>Megacid-F</text:p>
          </table:table-cell>
          <table:table-cell office:value-type="string" table:style-name="ce7">
            <text:p>PT. Nutri Vet Indonesia</text:p>
          </table:table-cell>
          <table:table-cell office:value-type="string" table:style-name="ce9">
            <text:p>Komplek Ruko Mahkota Mas Blok K No. 11 RT.003/009 Kel. Cikokol, Kec. Tangerang, Kota Tangerang</text:p>
            <text:p/>
          </table:table-cell>
          <table:table-cell office:value-type="string" table:style-name="ce17">
            <text:p>Banten</text:p>
          </table:table-cell>
          <table:table-cell office:value-type="string" table:style-name="ce17">
            <text:p>Importir</text:p>
          </table:table-cell>
          <table:table-cell office:value-type="string" table:style-name="ce8">
            <text:p>KKP RI I 2011498 PBS<text: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Asam Format, Silicon Dioxide</text:p>
          </table:table-cell>
          <table:table-cell office:value-type="string" table:style-name="ce7">
            <text:p>Mengurangi pH dalam perut untuk memperbaiki pencernaan dan meningkatkan kinerja pertumbuhan.</text:p>
          </table:table-cell>
          <table:table-cell office:value-type="date" office:date-value="2025-11-02T00:00:00" table:style-name="ce10">
            <text:p>2-Nov-2025</text:p>
          </table:table-cell>
          <table:table-cell office:value-type="float" office:value="360" table:formula="of:=[.N92]-TODAY()" table:style-name="ce11">
            <text:p>360</text:p>
          </table:table-cell>
          <table:table-cell office:value-type="string" office:string-value="Berlaku" table:formula="of:=IF([.O92]&gt;0;&quot;Berlaku&quot;;&quot;Kadaluarsa&quot;)" table:style-name="ce12">
            <text:p>Berlaku</text:p>
          </table:table-cell>
          <table:table-cell table:number-columns-repeated="16368"/>
        </table:table-row>
        <table:table-row table:style-name="ro15">
          <table:table-cell office:value-type="float" office:value="92" table:formula="of:=[.A92]+1" table:style-name="ce4">
            <text:p>92</text:p>
          </table:table-cell>
          <table:table-cell office:value-type="string" table:style-name="ce7">
            <text:p>Stressgrin Aquatic</text:p>
          </table:table-cell>
          <table:table-cell office:value-type="string" table:style-name="ce7">
            <text:p>PT. Agrinusa Jaya Sentosa</text:p>
          </table:table-cell>
          <table:table-cell office:value-type="string" table:style-name="ce7">
            <text:p><text:span text:style-name="T5">BOGOR</text:span><text:span text:style-name="T5"/></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5">BEKASI</text:span><text:span text:style-name="T5"/></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011499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D3, E, B12, B2, K3, Folic Acid, Ca-d-Panthothenate, Nicotinamide, NaCl, KCL, Lactosa</text:p>
          </table:table-cell>
          <table:table-cell office:value-type="string" table:style-name="ce7">
            <text:p>- Mengatasi stres akibat perubahan lingkungan, transportasi, dll;</text:p>
            <text:p>- Meningkatkan kesehatan tubuh;</text:p>
            <text:p>- Meningkatkan produktivitas;</text:p>
            <text:p>- Memperbaiki FCR</text:p>
          </table:table-cell>
          <table:table-cell office:value-type="date" office:date-value="2025-11-02T00:00:00" table:style-name="ce10">
            <text:p>2-Nov-2025</text:p>
          </table:table-cell>
          <table:table-cell office:value-type="float" office:value="360" table:formula="of:=[.N93]-TODAY()" table:style-name="ce11">
            <text:p>360</text:p>
          </table:table-cell>
          <table:table-cell office:value-type="string" office:string-value="Berlaku" table:formula="of:=IF([.O93]&gt;0;&quot;Berlaku&quot;;&quot;Kadaluarsa&quot;)" table:style-name="ce12">
            <text:p>Berlaku</text:p>
          </table:table-cell>
          <table:table-cell table:number-columns-repeated="16368"/>
        </table:table-row>
        <table:table-row table:style-name="ro6">
          <table:table-cell office:value-type="float" office:value="93" table:formula="of:=[.A93]+1" table:style-name="ce4">
            <text:p>93</text:p>
          </table:table-cell>
          <table:table-cell office:value-type="string" table:style-name="ce5">
            <text:p>Olga Black</text:p>
          </table:table-cell>
          <table:table-cell office:value-type="string" table:style-name="ce6">
            <text:p>PT. Solvit Bio Indonesia</text:p>
          </table:table-cell>
          <table:table-cell office:value-type="string" table:style-name="ce7">
            <text:p>Kawasan Pergudangan Surya Balaraja Blok H No.3l Kp. Pos Sentul, Kel. Sentul Jaya, Kec. Balaraja. Kab. Tangerang, Provinsi Banten 15610</text:p>
          </table:table-cell>
          <table:table-cell office:value-type="string" table:style-name="ce8">
            <text:p>Banten</text:p>
          </table:table-cell>
          <table:table-cell office:value-type="string" table:style-name="ce8">
            <text:p>Produsen</text:p>
          </table:table-cell>
          <table:table-cell office:value-type="string" table:style-name="ce4">
            <text:p>KKP RI D 2011500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edicated Carbon, Kalsium Karbonat</text:p>
          </table:table-cell>
          <table:table-cell office:value-type="string" table:style-name="ce9">
            <text:p>- Meningkatkan berat badan;</text:p>
            <text:p>- Meningkatkan penyerapan nutrisi;</text:p>
            <text:p>- Mengurangi ekskresi TAN</text:p>
            <text:p/>
          </table:table-cell>
          <table:table-cell office:value-type="date" office:date-value="2025-11-02T00:00:00" table:style-name="ce10">
            <text:p>2-Nov-2025</text:p>
          </table:table-cell>
          <table:table-cell office:value-type="float" office:value="360" table:formula="of:=[.N94]-TODAY()" table:style-name="ce11">
            <text:p>360</text:p>
          </table:table-cell>
          <table:table-cell office:value-type="string" office:string-value="Berlaku" table:formula="of:=IF([.O94]&gt;0;&quot;Berlaku&quot;;&quot;Kadaluarsa&quot;)" table:style-name="ce12">
            <text:p>Berlaku</text:p>
          </table:table-cell>
          <table:table-cell table:number-columns-repeated="16368"/>
        </table:table-row>
        <table:table-row table:style-name="ro18">
          <table:table-cell office:value-type="float" office:value="94" table:formula="of:=[.A94]+1" table:style-name="ce4">
            <text:p>94</text:p>
          </table:table-cell>
          <table:table-cell office:value-type="string" table:style-name="ce5">
            <text:p>Antigermen Forte Aquatic</text:p>
          </table:table-cell>
          <table:table-cell office:value-type="string" table:style-name="ce5">
            <text:p>PT. Biotek Saranatama</text:p>
          </table:table-cell>
          <table:table-cell office:value-type="string" table:style-name="ce6">
            <text:p>Rukan Botanical Junction Blok I9 No.1-2, Jl. Raya Joglo, Kel. Joglo, Kec. Kembangan, Kota Jakarta Barat, Provinsi DKI Jakarta-11640, Telp. 021-58902900)</text:p>
            <text:p>Produsen asal:</text:p>
            <text:p>Soma Inc.24, Hanbul-ro, 69 Beon-gil, Eumsong-eup, Eumseong-gun, Chungcheongbuk-do, 27698, Republic of Korea, Telp. +82438780591</text:p>
          </table:table-cell>
          <table:table-cell office:value-type="string" table:style-name="ce4">
            <text:p>DKI Jakarta</text:p>
          </table:table-cell>
          <table:table-cell office:value-type="string" table:style-name="ce8">
            <text:p>Produsen/Importir</text:p>
          </table:table-cell>
          <table:table-cell office:value-type="string" table:style-name="ce4">
            <text:p>KKP RI I 2012174-P1 FTC</text:p>
          </table:table-cell>
          <table:table-cell office:value-type="string" table:style-name="ce4">
            <text:p>Impor</text:p>
          </table:table-cell>
          <table:table-cell office:value-type="string" table:style-name="ce4">
            <text:p>Obat Bebas Terbatas</text:p>
          </table:table-cell>
          <table:table-cell office:value-type="string" table:style-name="ce14">
            <text:p>Cair</text:p>
          </table:table-cell>
          <table:table-cell office:value-type="string" table:style-name="ce14">
            <text:p>Farmasetik</text:p>
          </table:table-cell>
          <table:table-cell office:value-type="string" table:style-name="ce6">
            <text:p>Didecyl Dimethyl Ammonium Chloride, Glutaraldehyde, Formaldeyhde, Glyoxal, Isopropyl Alcohol, Pine Oil, Green Colorant, Air</text:p>
          </table:table-cell>
          <table:table-cell office:value-type="string" table:style-name="ce9">
            <text:p>Desinfeksi peralatan dan material pada budidaya perikanan</text:p>
          </table:table-cell>
          <table:table-cell office:value-type="date" office:date-value="2025-12-04T00:00:00" table:style-name="ce10">
            <text:p>4-Dec-2025</text:p>
          </table:table-cell>
          <table:table-cell office:value-type="float" office:value="392" table:formula="of:=[.N95]-TODAY()" table:style-name="ce11">
            <text:p>392</text:p>
          </table:table-cell>
          <table:table-cell office:value-type="string" office:string-value="Berlaku" table:formula="of:=IF([.O95]&gt;0;&quot;Berlaku&quot;;&quot;Kadaluarsa&quot;)" table:style-name="ce12">
            <text:p>Berlaku</text:p>
          </table:table-cell>
          <table:table-cell table:number-columns-repeated="16368"/>
        </table:table-row>
        <table:table-row table:style-name="ro8">
          <table:table-cell office:value-type="float" office:value="95" table:formula="of:=[.A95]+1" table:style-name="ce4">
            <text:p>95</text:p>
          </table:table-cell>
          <table:table-cell office:value-type="string" table:style-name="ce5">
            <text:p>Aquaprima Vit.C</text:p>
          </table:table-cell>
          <table:table-cell office:value-type="string" table:style-name="ce5">
            <text:p>PT. Sinar Hidup Satwa</text:p>
          </table:table-cell>
          <table:table-cell office:value-type="string" table:style-name="ce7">
            <text:p>Kantor:</text:p>
            <text:p>Sentral Senayan II Lantai 16, Jl. Asia Afrika No.8, Kel. Gelora, Kec. Tanah Abang, Jakarta Pusat</text:p>
            <text:p>Pabrik:</text:p>
            <text:p>Jl. Raya Pasar Kemis Km 4,1, Tangerang, Provinsi Banten</text:p>
          </table:table-cell>
          <table:table-cell office:value-type="string" table:style-name="ce8">
            <text:p>Banten</text:p>
          </table:table-cell>
          <table:table-cell office:value-type="string" table:style-name="ce8">
            <text:p>Produsen/Importir/Eksportir</text:p>
          </table:table-cell>
          <table:table-cell office:value-type="string" table:style-name="ce4">
            <text:p>KKP RI D 2012501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Ascorbic Acid 70%, Maltodextrine DE 10-12</text:p>
          </table:table-cell>
          <table:table-cell office:value-type="string" table:style-name="ce9">
            <text:p>- Meningkatkan daya tahan tubuh (imunitas) terhadap infeksi penyakit ikan;</text:p>
            <text:p>- Meningkatkan pertumbuhan;</text:p>
            <text:p>- Berperan dalam pembentukan tulang ikan dan udang;</text:p>
            <text:p>- Mengurangi stres;</text:p>
            <text:p>- Mempercepat proses penyembuhan luka;</text:p>
            <text:p>- Diperlukan dalam metabolisme tubuh udang.</text:p>
            <text:p/>
          </table:table-cell>
          <table:table-cell office:value-type="date" office:date-value="2025-12-04T00:00:00" table:style-name="ce10">
            <text:p>4-Dec-2025</text:p>
          </table:table-cell>
          <table:table-cell office:value-type="float" office:value="392" table:formula="of:=[.N96]-TODAY()" table:style-name="ce11">
            <text:p>392</text:p>
          </table:table-cell>
          <table:table-cell office:value-type="string" office:string-value="Berlaku" table:formula="of:=IF([.O96]&gt;0;&quot;Berlaku&quot;;&quot;Kadaluarsa&quot;)" table:style-name="ce12">
            <text:p>Berlaku</text:p>
          </table:table-cell>
          <table:table-cell table:number-columns-repeated="16368"/>
        </table:table-row>
        <table:table-row table:style-name="ro5">
          <table:table-cell office:value-type="float" office:value="96" table:formula="of:=[.A96]+1" table:style-name="ce4">
            <text:p>96</text:p>
          </table:table-cell>
          <table:table-cell office:value-type="string" table:style-name="ce5">
            <text:p>Zi-Pro Ikan</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4">
            <text:p>KKP RI D 2012502 HBS<text:s/></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16">
            <text:p>Obat Alami/Herbal</text:p>
          </table:table-cell>
          <table:table-cell office:value-type="string" table:style-name="ce5">
            <text:p>Ekstrak Jahe, Ekstrak Kunyit, Ekstrak Temulawak, Ekstrak Etanol dalam propolis, Air</text:p>
          </table:table-cell>
          <table:table-cell office:value-type="string" table:style-name="ce9">
            <text:p>Meningkatkan sistem kekebalan tubuh pada ikan dan udang</text:p>
          </table:table-cell>
          <table:table-cell office:value-type="date" office:date-value="2025-12-04T00:00:00" table:style-name="ce10">
            <text:p>4-Dec-2025</text:p>
          </table:table-cell>
          <table:table-cell office:value-type="float" office:value="392" table:formula="of:=[.N97]-TODAY()" table:style-name="ce11">
            <text:p>392</text:p>
          </table:table-cell>
          <table:table-cell office:value-type="string" office:string-value="Berlaku" table:formula="of:=IF([.O97]&gt;0;&quot;Berlaku&quot;;&quot;Kadaluarsa&quot;)" table:style-name="ce12">
            <text:p>Berlaku</text:p>
          </table:table-cell>
          <table:table-cell table:number-columns-repeated="16368"/>
        </table:table-row>
        <table:table-row table:style-name="ro5">
          <table:table-cell office:value-type="float" office:value="97" table:formula="of:=[.A97]+1" table:style-name="ce4">
            <text:p>97</text:p>
          </table:table-cell>
          <table:table-cell office:value-type="string" table:style-name="ce5">
            <text:p>Zi-Pro Feed</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4">
            <text:p>KKP RI D 2012503 HBS<text:s/></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16">
            <text:p>Obat Alami/Herbal</text:p>
          </table:table-cell>
          <table:table-cell office:value-type="string" table:style-name="ce5">
            <text:p>Ekstrak Jahe, Ekstrak Temulawak, Ekstrak Etanol dalam propolis, Air</text:p>
          </table:table-cell>
          <table:table-cell office:value-type="string" table:style-name="ce9">
            <text:p>Meningkatkan sistem kekebalan tubuh pada ikan dan udang</text:p>
          </table:table-cell>
          <table:table-cell office:value-type="date" office:date-value="2025-12-04T00:00:00" table:style-name="ce10">
            <text:p>4-Dec-2025</text:p>
          </table:table-cell>
          <table:table-cell office:value-type="float" office:value="392" table:formula="of:=[.N98]-TODAY()" table:style-name="ce11">
            <text:p>392</text:p>
          </table:table-cell>
          <table:table-cell office:value-type="string" office:string-value="Berlaku" table:formula="of:=IF([.O98]&gt;0;&quot;Berlaku&quot;;&quot;Kadaluarsa&quot;)" table:style-name="ce12">
            <text:p>Berlaku</text:p>
          </table:table-cell>
          <table:table-cell table:number-columns-repeated="16368"/>
        </table:table-row>
        <table:table-row table:style-name="ro19">
          <table:table-cell office:value-type="float" office:value="98" table:formula="of:=[.A98]+1" table:style-name="ce4">
            <text:p>98</text:p>
          </table:table-cell>
          <table:table-cell office:value-type="string" table:style-name="ce5">
            <text:p>Alphasep</text:p>
          </table:table-cell>
          <table:table-cell office:value-type="string" table:style-name="ce5">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4">
            <text:p>KKP RI I 2012504 FTS<tex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9">
            <text:p>- Pentapotasium bis (Peroxymonosulfat) bis (Sulfat) (2(KHSO5).KHSO4.K2SO4;</text:p>
            <text:p>- Produk reaksi Asam Benzena Sulfonat, 4-C10-13 derivate sec-alkyl dan Asam Benzene Sulfonat, 4-metil-dan Natrium Hidroksida;</text:p>
            <text:p>-Asam Sulfamat (H3NO3S);</text:p>
            <text:p>- Asam Malat (C4H6O5);</text:p>
            <text:p>- Natrium Hexametahosphate ((NaPO3)6);</text:p>
            <text:p>- Cyanine 6B 250;</text:p>
            <text:p>- Natrium Klorida (NaCl)</text:p>
          </table:table-cell>
          <table:table-cell office:value-type="string" table:style-name="ce9">
            <text:p>- Mendesinfeksi wadah dan peralatan budidaya sebelum dan selama pemeliharaan dilakukan;</text:p>
            <text:p>- Efektif melawan virus dan jamur.</text:p>
          </table:table-cell>
          <table:table-cell office:value-type="date" office:date-value="2025-12-04T00:00:00" table:style-name="ce10">
            <text:p>4-Dec-2025</text:p>
          </table:table-cell>
          <table:table-cell office:value-type="float" office:value="392" table:formula="of:=[.N99]-TODAY()" table:style-name="ce11">
            <text:p>392</text:p>
          </table:table-cell>
          <table:table-cell office:value-type="string" office:string-value="Berlaku" table:formula="of:=IF([.O99]&gt;0;&quot;Berlaku&quot;;&quot;Kadaluarsa&quot;)" table:style-name="ce12">
            <text:p>Berlaku</text:p>
          </table:table-cell>
          <table:table-cell table:number-columns-repeated="16368"/>
        </table:table-row>
        <table:table-row table:style-name="ro3">
          <table:table-cell office:value-type="float" office:value="99" table:formula="of:=[.A99]+1" table:style-name="ce4">
            <text:p>99</text:p>
          </table:table-cell>
          <table:table-cell office:value-type="string" table:style-name="ce19">
            <text:p>Nubond</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4">
            <text:p>KKP RI D 2012505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entonite (Ca-montmorillonite), Karbon aktif</text:p>
          </table:table-cell>
          <table:table-cell office:value-type="string" table:style-name="ce9">
            <text:p>Mampu secara efektif untuk mengikat aflatoxin, sehingga ikan dan udang aman dari bahaya aflatoxin</text:p>
          </table:table-cell>
          <table:table-cell office:value-type="date" office:date-value="2025-12-04T00:00:00" table:style-name="ce10">
            <text:p>4-Dec-2025</text:p>
          </table:table-cell>
          <table:table-cell office:value-type="float" office:value="392" table:formula="of:=[.N100]-TODAY()" table:style-name="ce11">
            <text:p>392</text:p>
          </table:table-cell>
          <table:table-cell office:value-type="string" office:string-value="Berlaku" table:formula="of:=IF([.O100]&gt;0;&quot;Berlaku&quot;;&quot;Kadaluarsa&quot;)" table:style-name="ce12">
            <text:p>Berlaku</text:p>
          </table:table-cell>
          <table:table-cell table:number-columns-repeated="16368"/>
        </table:table-row>
        <table:table-row table:style-name="ro4">
          <table:table-cell office:value-type="float" office:value="100" table:formula="of:=[.A100]+1" table:style-name="ce4">
            <text:p>100</text:p>
          </table:table-cell>
          <table:table-cell office:value-type="string" table:style-name="ce5">
            <text:p>Primace<text:span text:style-name="T6">®</text:span>Aquatic</text:p>
          </table:table-cell>
          <table:table-cell office:value-type="string" table:style-name="ce5">
            <text:p>PT. Issu Medika Veterindo</text:p>
          </table:table-cell>
          <table:table-cell office:value-type="string" table:style-name="ce7">
            <text:p>Jl. Cisaranten Wetan I No. 143 Kel. Cisaranten Wetan. Kec. Cinambo. Ujung Berung - Bandung 40294, Provinsi 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012239-P1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C coated, β-glucan</text:p>
          </table:table-cell>
          <table:table-cell office:value-type="string" table:style-name="ce9">
            <text:p>- Meningkatkan daya tahan tubuh ikan dan udang;</text:p>
            <text:p>- Mencegah penyakit ikan akibat defisiensi vitamin C;</text:p>
            <text:p>- Mencegah stress karena perubahan suhu, cuaca, kualitas air dan transportasi.</text:p>
          </table:table-cell>
          <table:table-cell office:value-type="date" office:date-value="2025-12-30T00:00:00" table:style-name="ce10">
            <text:p>30-Dec-2025</text:p>
          </table:table-cell>
          <table:table-cell office:value-type="float" office:value="418" table:formula="of:=[.N101]-TODAY()" table:style-name="ce11">
            <text:p>418</text:p>
          </table:table-cell>
          <table:table-cell office:value-type="string" office:string-value="Berlaku" table:formula="of:=IF([.O101]&gt;0;&quot;Berlaku&quot;;&quot;Kadaluarsa&quot;)" table:style-name="ce12">
            <text:p>Berlaku</text:p>
          </table:table-cell>
          <table:table-cell table:number-columns-repeated="16368"/>
        </table:table-row>
        <table:table-row table:style-name="ro7">
          <table:table-cell office:value-type="float" office:value="101" table:formula="of:=[.A101]+1" table:style-name="ce4">
            <text:p>101</text:p>
          </table:table-cell>
          <table:table-cell office:value-type="string" table:style-name="ce5">
            <text:p>Imune-CE<text:span text:style-name="T6">®</text:span><text:s/>aquatic</text:p>
          </table:table-cell>
          <table:table-cell office:value-type="string" table:style-name="ce5">
            <text:p>PT. Issu Medika Veterindo</text:p>
          </table:table-cell>
          <table:table-cell office:value-type="string" table:style-name="ce7">
            <text:p>Jl. Cisaranten Wetan I No. 143 Kel. Cisaranten Wetan. Kec. Cinambo. Ujung Berung - Bandung 40294, Provinsi 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012237-P1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C coated, E and Selenium</text:p>
          </table:table-cell>
          <table:table-cell office:value-type="string" table:style-name="ce9">
            <text:p>- Meningkatkan pertumbuhan serta daya tahan tubuh ikan dan udang;</text:p>
            <text:p>- Mempercepat masa pertumbuhan saat serangan penyakit;</text:p>
            <text:p>- Meningkatkan fertilitas dan mencegah gangguan reproduksi induk ikan dan udang;</text:p>
            <text:p>- Mencegah gangguan otot ikan dan udang akibat defisiensi vitamin C,E dan selenium;</text:p>
            <text:p>- Mencegah stress karena perubahan suhu, cuaca, kualitas air dan transportasi.</text:p>
            <text:p/>
          </table:table-cell>
          <table:table-cell office:value-type="date" office:date-value="2025-12-30T00:00:00" table:style-name="ce10">
            <text:p>30-Dec-2025</text:p>
          </table:table-cell>
          <table:table-cell office:value-type="float" office:value="418" table:formula="of:=[.N102]-TODAY()" table:style-name="ce11">
            <text:p>418</text:p>
          </table:table-cell>
          <table:table-cell office:value-type="string" office:string-value="Berlaku" table:formula="of:=IF([.O102]&gt;0;&quot;Berlaku&quot;;&quot;Kadaluarsa&quot;)" table:style-name="ce12">
            <text:p>Berlaku</text:p>
          </table:table-cell>
          <table:table-cell table:number-columns-repeated="16368"/>
        </table:table-row>
        <table:table-row table:style-name="ro5">
          <table:table-cell office:value-type="float" office:value="102" table:formula="of:=[.A102]+1" table:style-name="ce4">
            <text:p>102</text:p>
          </table:table-cell>
          <table:table-cell office:value-type="string" table:style-name="ce9">
            <text:p>MD1</text:p>
          </table:table-cell>
          <table:table-cell office:value-type="string" table:style-name="ce5">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8">
            <text:p>KKP RI D 2012506 PBC<text:s/></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9">
            <text:p>Shrimp Hydrolysate, Corn Hydrolysate, Formic Acid, BHT, Potasium Sorbate, Xanthan Gum, BHT (Analisa terjamin : Protein ≥ 18%, Kadar Air ≤ 65%, pH &lt;4)</text:p>
          </table:table-cell>
          <table:table-cell office:value-type="string" table:style-name="ce9">
            <text:p>Sumber protein untuk ikan</text:p>
          </table:table-cell>
          <table:table-cell office:value-type="date" office:date-value="2025-12-30T00:00:00" table:style-name="ce10">
            <text:p>30-Dec-2025</text:p>
          </table:table-cell>
          <table:table-cell office:value-type="float" office:value="418" table:formula="of:=[.N103]-TODAY()" table:style-name="ce11">
            <text:p>418</text:p>
          </table:table-cell>
          <table:table-cell office:value-type="string" office:string-value="Berlaku" table:formula="of:=IF([.O103]&gt;0;&quot;Berlaku&quot;;&quot;Kadaluarsa&quot;)" table:style-name="ce12">
            <text:p>Berlaku</text:p>
          </table:table-cell>
          <table:table-cell table:number-columns-repeated="16368"/>
        </table:table-row>
        <table:table-row table:style-name="ro5">
          <table:table-cell office:value-type="float" office:value="103" table:formula="of:=[.A103]+1" table:style-name="ce4">
            <text:p>103</text:p>
          </table:table-cell>
          <table:table-cell office:value-type="string" table:style-name="ce9">
            <text:p>MF0</text:p>
          </table:table-cell>
          <table:table-cell office:value-type="string" table:style-name="ce6">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8">
            <text:p>KKP RI D 2012507 PBC</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9">
            <text:p>Shrimp Concentrate, Fish Concentrate, Formic Acid, BHT, Potasium Sorbate, Xanthan Gum, BHT (Analisa terjamin : Protein ≥ 20%, Kadar Air ≤ 65%, pH &lt;4)</text:p>
          </table:table-cell>
          <table:table-cell office:value-type="string" table:style-name="ce9">
            <text:p>Sumber protein untuk ikan dan udang</text:p>
          </table:table-cell>
          <table:table-cell office:value-type="date" office:date-value="2025-12-30T00:00:00" table:style-name="ce10">
            <text:p>30-Dec-2025</text:p>
          </table:table-cell>
          <table:table-cell office:value-type="float" office:value="418" table:formula="of:=[.N104]-TODAY()" table:style-name="ce11">
            <text:p>418</text:p>
          </table:table-cell>
          <table:table-cell office:value-type="string" office:string-value="Berlaku" table:formula="of:=IF([.O104]&gt;0;&quot;Berlaku&quot;;&quot;Kadaluarsa&quot;)" table:style-name="ce12">
            <text:p>Berlaku</text:p>
          </table:table-cell>
          <table:table-cell table:number-columns-repeated="16368"/>
        </table:table-row>
        <table:table-row table:style-name="ro5">
          <table:table-cell office:value-type="float" office:value="104" table:formula="of:=[.A104]+1" table:style-name="ce4">
            <text:p>104</text:p>
          </table:table-cell>
          <table:table-cell office:value-type="string" table:style-name="ce9">
            <text:p>MF4</text:p>
          </table:table-cell>
          <table:table-cell office:value-type="string" table:style-name="ce6">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8">
            <text:p>KKP RI D 2012508 PBC</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9">
            <text:p>Fish Concentrate, Formic Acid, Potasium Sorbate, Xanthan Gum, BHT (Analisa terjamin : Protein &gt; 17%, Kadar Air ≤ 65%, pH &lt;4)</text:p>
          </table:table-cell>
          <table:table-cell office:value-type="string" table:style-name="ce9">
            <text:p>Sumber protein untuk udang</text:p>
          </table:table-cell>
          <table:table-cell office:value-type="date" office:date-value="2025-12-30T00:00:00" table:style-name="ce10">
            <text:p>30-Dec-2025</text:p>
          </table:table-cell>
          <table:table-cell office:value-type="float" office:value="418" table:formula="of:=[.N105]-TODAY()" table:style-name="ce11">
            <text:p>418</text:p>
          </table:table-cell>
          <table:table-cell office:value-type="string" office:string-value="Berlaku" table:formula="of:=IF([.O105]&gt;0;&quot;Berlaku&quot;;&quot;Kadaluarsa&quot;)" table:style-name="ce12">
            <text:p>Berlaku</text:p>
          </table:table-cell>
          <table:table-cell table:number-columns-repeated="16368"/>
        </table:table-row>
        <table:table-row table:style-name="ro2">
          <table:table-cell office:value-type="float" office:value="105" table:formula="of:=[.A105]+1" table:style-name="ce4">
            <text:p>105</text:p>
          </table:table-cell>
          <table:table-cell office:value-type="string" table:style-name="ce9">
            <text:p>Aquaherbs</text:p>
          </table:table-cell>
          <table:table-cell office:value-type="string" table:style-name="ce9">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8">
            <text:p>KKP RI D 2012510 HBC<text:s/></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16">
            <text:p>Obat Alami/Herbal</text:p>
          </table:table-cell>
          <table:table-cell office:value-type="string" table:style-name="ce9">
            <text:p>Ekstrak Kental Rimpang Temulawak, Asam Malat, Polysorbate 80, Propilen Glikol, Etanol, Air</text:p>
          </table:table-cell>
          <table:table-cell office:value-type="string" table:style-name="ce9">
            <text:p>Melawan bakteri patogen spektrum luas pada pakan ikan</text:p>
          </table:table-cell>
          <table:table-cell office:value-type="date" office:date-value="2025-12-30T00:00:00" table:style-name="ce10">
            <text:p>30-Dec-2025</text:p>
          </table:table-cell>
          <table:table-cell office:value-type="float" office:value="418" table:formula="of:=[.N106]-TODAY()" table:style-name="ce11">
            <text:p>418</text:p>
          </table:table-cell>
          <table:table-cell office:value-type="string" office:string-value="Berlaku" table:formula="of:=IF([.O106]&gt;0;&quot;Berlaku&quot;;&quot;Kadaluarsa&quot;)" table:style-name="ce12">
            <text:p>Berlaku</text:p>
          </table:table-cell>
          <table:table-cell table:number-columns-repeated="16368"/>
        </table:table-row>
        <table:table-row table:style-name="ro5">
          <table:table-cell office:value-type="float" office:value="106" table:formula="of:=[.A106]+1" table:style-name="ce4">
            <text:p>106</text:p>
          </table:table-cell>
          <table:table-cell office:value-type="string" table:style-name="ce5">
            <text:p>Tea Seed Meal Twin Fish (TF)</text:p>
          </table:table-cell>
          <table:table-cell office:value-type="string" table:style-name="ce6">
            <text:p>PT. Anugerah Pradipta</text:p>
          </table:table-cell>
          <table:table-cell office:value-type="string" table:style-name="ce9">
            <text:p>Komplek Ruko Graha Suari Indah No. 2, Jl. Suari, <text:s/>Semarang-Jawa Tengah 50137, Telp/Fax: (024) 3557222, 3557333, 35528111</text:p>
          </table:table-cell>
          <table:table-cell office:value-type="string" table:style-name="ce8">
            <text:p>Jawa Tengah</text:p>
          </table:table-cell>
          <table:table-cell office:value-type="string" table:style-name="ce4">
            <text:p>Importir</text:p>
          </table:table-cell>
          <table:table-cell office:value-type="string" table:style-name="ce14">
            <text:p>KKP RI I 2102276-P1 FTS</text:p>
          </table:table-cell>
          <table:table-cell office:value-type="string" table:style-name="ce1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6">
            <text:p>Tea Seed Meal 100 %<text:s/></text:p>
            <text:p>(Analisa terjamin : Kadar saponin 15% - 19%, <text:s/>Kadar air <text:s/>5% - 8%)</text:p>
          </table:table-cell>
          <table:table-cell office:value-type="string" table:style-name="ce9">
            <text:p>Membasmi ikan liar/ predator pada saat persiapan air tambak dilakukan sebelum penebaran benur</text:p>
          </table:table-cell>
          <table:table-cell office:value-type="date" office:date-value="2026-02-22T00:00:00" table:style-name="ce10">
            <text:p>22-Feb-2026</text:p>
          </table:table-cell>
          <table:table-cell office:value-type="float" office:value="472" table:formula="of:=[.N107]-TODAY()" table:style-name="ce11">
            <text:p>472</text:p>
          </table:table-cell>
          <table:table-cell office:value-type="string" office:string-value="Berlaku" table:formula="of:=IF([.O107]&gt;0;&quot;Berlaku&quot;;&quot;Kadaluarsa&quot;)" table:style-name="ce12">
            <text:p>Berlaku</text:p>
          </table:table-cell>
          <table:table-cell table:number-columns-repeated="16368"/>
        </table:table-row>
        <table:table-row table:style-name="ro16">
          <table:table-cell office:value-type="float" office:value="107" table:formula="of:=[.A107]+1" table:style-name="ce4">
            <text:p>107</text:p>
          </table:table-cell>
          <table:table-cell office:value-type="string" table:style-name="ce5">
            <text:p>BactoGro</text:p>
          </table:table-cell>
          <table:table-cell office:value-type="string" table:style-name="ce6">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4">
            <text:p>KKP RI I 2102259-P1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5">
            <text:p>Bacillus spp 5 x 10^10 cfu/g, enzim protease, enzim amilase, enzim selulase, maltodextrin</text:p>
          </table:table-cell>
          <table:table-cell office:value-type="string" table:style-name="ce9">
            <text:p>- Menurunkan gas amonia (NH3);</text:p>
            <text:p>- Menekan pertumbuhan bakteri Vibrio sp</text:p>
          </table:table-cell>
          <table:table-cell office:value-type="date" office:date-value="2026-02-22T00:00:00" table:style-name="ce10">
            <text:p>22-Feb-2026</text:p>
          </table:table-cell>
          <table:table-cell office:value-type="float" office:value="472" table:formula="of:=[.N108]-TODAY()" table:style-name="ce11">
            <text:p>472</text:p>
          </table:table-cell>
          <table:table-cell office:value-type="string" office:string-value="Berlaku" table:formula="of:=IF([.O108]&gt;0;&quot;Berlaku&quot;;&quot;Kadaluarsa&quot;)" table:style-name="ce12">
            <text:p>Berlaku</text:p>
          </table:table-cell>
          <table:table-cell table:number-columns-repeated="16368"/>
        </table:table-row>
        <table:table-row table:style-name="ro8">
          <table:table-cell office:value-type="float" office:value="108" table:formula="of:=[.A108]+1" table:style-name="ce4">
            <text:p>108</text:p>
          </table:table-cell>
          <table:table-cell office:value-type="string" table:style-name="ce5">
            <text:p>OMEGA PROTEIN</text:p>
          </table:table-cell>
          <table:table-cell office:value-type="string" table:style-name="ce6">
            <text:p>PT. Sinar Hidup Satwa</text:p>
          </table:table-cell>
          <table:table-cell office:value-type="string" table:style-name="ce7">
            <text:p>Kantor:</text:p>
            <text:p>Sentral Senayan II Lantai 16, Jl. Asia Afrika No.8, Kel. Gelora, Kec. Tanah Abang, Jakarta Pusat</text:p>
            <text:p>Pabrik:</text:p>
            <text:p>Jl. Raya Pasar Kemis Km 4,1, Tangerang, Provinsi Banten</text:p>
          </table:table-cell>
          <table:table-cell office:value-type="string" table:style-name="ce8">
            <text:p>Banten</text:p>
          </table:table-cell>
          <table:table-cell office:value-type="string" table:style-name="ce8">
            <text:p>Produsen/Importir/Eksportir</text:p>
          </table:table-cell>
          <table:table-cell office:value-type="string" table:style-name="ce4">
            <text:p>KKP RI I 210206-P2 P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5">
            <text:p>Ikan menhaden, Asam sulfat (Analisa terjamin: Protein ≥30%, Lemak ≥4%, Kadar abu ≥8%, Kadar air ≥40%)</text:p>
          </table:table-cell>
          <table:table-cell office:value-type="string" table:style-name="ce9">
            <text:p>Meningkatkan metabolisme dan pertumbuhan ikan dan udang</text:p>
          </table:table-cell>
          <table:table-cell office:value-type="date" office:date-value="2026-02-22T00:00:00" table:style-name="ce10">
            <text:p>22-Feb-2026</text:p>
          </table:table-cell>
          <table:table-cell office:value-type="float" office:value="472" table:formula="of:=[.N109]-TODAY()" table:style-name="ce11">
            <text:p>472</text:p>
          </table:table-cell>
          <table:table-cell office:value-type="string" office:string-value="Berlaku" table:formula="of:=IF([.O109]&gt;0;&quot;Berlaku&quot;;&quot;Kadaluarsa&quot;)" table:style-name="ce12">
            <text:p>Berlaku</text:p>
          </table:table-cell>
          <table:table-cell table:number-columns-repeated="16368"/>
        </table:table-row>
        <table:table-row table:style-name="ro4">
          <table:table-cell office:value-type="float" office:value="109" table:formula="of:=[.A109]+1" table:style-name="ce4">
            <text:p>109</text:p>
          </table:table-cell>
          <table:table-cell office:value-type="string" table:style-name="ce7">
            <text:p>Trouw Aqua Vitamin Premix (2)</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2511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K, B1, B2, B6, B12, Pantothenic acid, Niacinamide, Biotin, Folic acid, Calcium Carbonate</text:p>
          </table:table-cell>
          <table:table-cell office:value-type="string" table:style-name="ce9">
            <text:p>Sebagai suplemen pakan untuk ikan</text:p>
          </table:table-cell>
          <table:table-cell office:value-type="date" office:date-value="2026-02-22T00:00:00" table:style-name="ce10">
            <text:p>22-Feb-2026</text:p>
          </table:table-cell>
          <table:table-cell office:value-type="float" office:value="472" table:formula="of:=[.N110]-TODAY()" table:style-name="ce11">
            <text:p>472</text:p>
          </table:table-cell>
          <table:table-cell office:value-type="string" office:string-value="Berlaku" table:formula="of:=IF([.O110]&gt;0;&quot;Berlaku&quot;;&quot;Kadaluarsa&quot;)" table:style-name="ce12">
            <text:p>Berlaku</text:p>
          </table:table-cell>
          <table:table-cell table:number-columns-repeated="16368"/>
        </table:table-row>
        <table:table-row table:style-name="ro5">
          <table:table-cell office:value-type="float" office:value="110" table:formula="of:=[.A110]+1" table:style-name="ce4">
            <text:p>110</text:p>
          </table:table-cell>
          <table:table-cell office:value-type="string" table:style-name="ce7">
            <text:p>Trouw Aqua Premix (2)</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2512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C, D3, E, K, B1, B2, B6, B12, Niacin, Pantothenic acid, <text:s/>Folic acid, Biotin, Iron, Copper, Zinc, Manganese, Selenium, Iodin, Cobalt, Antioxidan (BHT, BHA), Calcium Carbonate</text:p>
          </table:table-cell>
          <table:table-cell office:value-type="string" table:style-name="ce9">
            <text:p>Sebagai suplemen pakan untuk ikan</text:p>
          </table:table-cell>
          <table:table-cell office:value-type="date" office:date-value="2026-02-22T00:00:00" table:style-name="ce10">
            <text:p>22-Feb-2026</text:p>
          </table:table-cell>
          <table:table-cell office:value-type="float" office:value="472" table:formula="of:=[.N111]-TODAY()" table:style-name="ce11">
            <text:p>472</text:p>
          </table:table-cell>
          <table:table-cell office:value-type="string" office:string-value="Berlaku" table:formula="of:=IF([.O111]&gt;0;&quot;Berlaku&quot;;&quot;Kadaluarsa&quot;)" table:style-name="ce12">
            <text:p>Berlaku</text:p>
          </table:table-cell>
          <table:table-cell table:number-columns-repeated="16368"/>
        </table:table-row>
        <table:table-row table:style-name="ro4">
          <table:table-cell office:value-type="float" office:value="111" table:formula="of:=[.A111]+1" table:style-name="ce4">
            <text:p>111</text:p>
          </table:table-cell>
          <table:table-cell office:value-type="string" table:style-name="ce7">
            <text:p>TN OX ID</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2513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utylated Hydroxy Toluene (BHT), Butylated Hydroxy Anisole (BHA), Citric acid, Calcium carbonate</text:p>
          </table:table-cell>
          <table:table-cell office:value-type="string" table:style-name="ce9">
            <text:p>Sebagai feed aditif untuk ikan dan udang</text:p>
          </table:table-cell>
          <table:table-cell office:value-type="date" office:date-value="2026-02-22T00:00:00" table:style-name="ce10">
            <text:p>22-Feb-2026</text:p>
          </table:table-cell>
          <table:table-cell office:value-type="float" office:value="472" table:formula="of:=[.N112]-TODAY()" table:style-name="ce11">
            <text:p>472</text:p>
          </table:table-cell>
          <table:table-cell office:value-type="string" office:string-value="Berlaku" table:formula="of:=IF([.O112]&gt;0;&quot;Berlaku&quot;;&quot;Kadaluarsa&quot;)" table:style-name="ce12">
            <text:p>Berlaku</text:p>
          </table:table-cell>
          <table:table-cell table:number-columns-repeated="16368"/>
        </table:table-row>
        <table:table-row table:style-name="ro14">
          <table:table-cell office:value-type="float" office:value="112" table:formula="of:=[.A112]+1" table:style-name="ce4">
            <text:p>112</text:p>
          </table:table-cell>
          <table:table-cell office:value-type="string" table:style-name="ce7">
            <text:p>Aquavibra</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2102514 PBS<text: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Carvacrol, Lactic acid, Thymol, Silica<text:s/></text:p>
          </table:table-cell>
          <table:table-cell office:value-type="string" table:style-name="ce9">
            <text:p>- Membantu menjaga kesehatan usus;</text:p>
            <text:p>- Mengurangi resiko penyakit enterik termasuk vibriosis dan timbulnya white gut/white faecal syndrome</text:p>
          </table:table-cell>
          <table:table-cell office:value-type="date" office:date-value="2026-02-22T00:00:00" table:style-name="ce10">
            <text:p>22-Feb-2026</text:p>
          </table:table-cell>
          <table:table-cell office:value-type="float" office:value="472" table:formula="of:=[.N113]-TODAY()" table:style-name="ce11">
            <text:p>472</text:p>
          </table:table-cell>
          <table:table-cell office:value-type="string" office:string-value="Berlaku" table:formula="of:=IF([.O113]&gt;0;&quot;Berlaku&quot;;&quot;Kadaluarsa&quot;)" table:style-name="ce12">
            <text:p>Berlaku</text:p>
          </table:table-cell>
          <table:table-cell table:number-columns-repeated="16368"/>
        </table:table-row>
        <table:table-row table:style-name="ro14">
          <table:table-cell office:value-type="float" office:value="113" table:formula="of:=[.A113]+1" table:style-name="ce4">
            <text:p>113</text:p>
          </table:table-cell>
          <table:table-cell office:value-type="string" table:style-name="ce7">
            <text:p>Mastermin Aqua</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2102515 PBS<text: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Calcium carbonate, Mg sulphate, Zn sulphate, Mn sulphate</text:p>
          </table:table-cell>
          <table:table-cell office:value-type="string" table:style-name="ce9">
            <text:p>- Membantu menjaga keseimbangan osmotik;</text:p>
            <text:p>- Meningkatkan pengembangan fitoplankton;</text:p>
            <text:p>- Meningkatkan pertumbuhan dan kelangsungan hidup</text:p>
          </table:table-cell>
          <table:table-cell office:value-type="date" office:date-value="2026-02-22T00:00:00" table:style-name="ce10">
            <text:p>22-Feb-2026</text:p>
          </table:table-cell>
          <table:table-cell office:value-type="float" office:value="472" table:formula="of:=[.N114]-TODAY()" table:style-name="ce11">
            <text:p>472</text:p>
          </table:table-cell>
          <table:table-cell office:value-type="string" office:string-value="Berlaku" table:formula="of:=IF([.O114]&gt;0;&quot;Berlaku&quot;;&quot;Kadaluarsa&quot;)" table:style-name="ce12">
            <text:p>Berlaku</text:p>
          </table:table-cell>
          <table:table-cell table:number-columns-repeated="16368"/>
        </table:table-row>
        <table:table-row table:style-name="ro15">
          <table:table-cell office:value-type="float" office:value="114" table:formula="of:=[.A114]+1" table:style-name="ce4">
            <text:p>114</text:p>
          </table:table-cell>
          <table:table-cell office:value-type="string" table:style-name="ce9">
            <text:p>Benzalvaks Aquatic</text:p>
          </table:table-cell>
          <table:table-cell office:value-type="string" table:style-name="ce7">
            <text:p>PT. Agrinusa Jaya Sentosa</text:p>
          </table:table-cell>
          <table:table-cell office:value-type="string" table:style-name="ce7">
            <text:p><text:span text:style-name="T5">BOGOR</text:span><text:span text:style-name="T5"/></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5">BEKASI</text:span><text:span text:style-name="T5"/></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102516 FTC<text:s/></text:p>
          </table:table-cell>
          <table:table-cell office:value-type="string" table:style-name="ce8">
            <text:p>Dalam Negeri</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9">
            <text:p>Benzalkonium klorida 80%, Isopropyl alkohol, Parfum pine fresh, Aquadest</text:p>
          </table:table-cell>
          <table:table-cell office:value-type="string" table:style-name="ce9">
            <text:p>Sebagai desinfektan pada kolam/tambak tercemar, ruangan hatchery dan air budidaya</text:p>
          </table:table-cell>
          <table:table-cell office:value-type="date" office:date-value="2026-02-22T00:00:00" table:style-name="ce10">
            <text:p>22-Feb-2026</text:p>
          </table:table-cell>
          <table:table-cell office:value-type="float" office:value="472" table:formula="of:=[.N115]-TODAY()" table:style-name="ce11">
            <text:p>472</text:p>
          </table:table-cell>
          <table:table-cell office:value-type="string" office:string-value="Berlaku" table:formula="of:=IF([.O115]&gt;0;&quot;Berlaku&quot;;&quot;Kadaluarsa&quot;)" table:style-name="ce12">
            <text:p>Berlaku</text:p>
          </table:table-cell>
          <table:table-cell table:number-columns-repeated="16368"/>
        </table:table-row>
        <table:table-row table:style-name="ro16">
          <table:table-cell office:value-type="float" office:value="115" table:formula="of:=[.A115]+1" table:style-name="ce4">
            <text:p>115</text:p>
          </table:table-cell>
          <table:table-cell office:value-type="string" table:style-name="ce5">
            <text:p>SoilGro</text:p>
          </table:table-cell>
          <table:table-cell office:value-type="string" table:style-name="ce6">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4">
            <text:p>KKP RI I 2103260-P1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spp 5x10^10 cfu/g, enzim protease, enzim selulase, enzim amilase, maltodextrin</text:p>
          </table:table-cell>
          <table:table-cell office:value-type="string" table:style-name="ce6">
            <text:p>- Mengurangi kandungan bahan organik di dalam tambak;</text:p>
            <text:p>- Meningkatkan redoks potensial perairan tambak</text:p>
          </table:table-cell>
          <table:table-cell office:value-type="date" office:date-value="2026-03-23T00:00:00" table:style-name="ce10">
            <text:p>23-Mar-2026</text:p>
          </table:table-cell>
          <table:table-cell office:value-type="float" office:value="501" table:formula="of:=[.N116]-TODAY()" table:style-name="ce11">
            <text:p>501</text:p>
          </table:table-cell>
          <table:table-cell office:value-type="string" office:string-value="Berlaku" table:formula="of:=IF([.O116]&gt;0;&quot;Berlaku&quot;;&quot;Kadaluarsa&quot;)" table:style-name="ce12">
            <text:p>Berlaku</text:p>
          </table:table-cell>
          <table:table-cell table:number-columns-repeated="16368"/>
        </table:table-row>
        <table:table-row table:style-name="ro6">
          <table:table-cell office:value-type="float" office:value="116" table:formula="of:=[.A116]+1" table:style-name="ce4">
            <text:p>116</text:p>
          </table:table-cell>
          <table:table-cell office:value-type="string" table:style-name="ce5">
            <text:p>Nugen IMNV PCR Detection Kit</text:p>
          </table:table-cell>
          <table:table-cell office:value-type="string" table:style-name="ce6">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8">
            <text:p>KKP RI D 2103143-P1 BBC</text:p>
          </table:table-cell>
          <table:table-cell office:value-type="string" table:style-name="ce8">
            <text:p>Dalam Negeri</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9">
            <text:p>a. 1 x RT Premix;<text:s/></text:p>
            <text:p>b. 1 x PCR Premix;</text:p>
            <text:p>c. Tag Enzim 1U/µL;</text:p>
            <text:p>d. Reverse Transcriptase (RT) 176 µL/vial;</text:p>
            <text:p>e. IMNV kontrol positif 10 ng/µL;</text:p>
            <text:p>f. 6 x Loading Dye;</text:p>
            <text:p>g. DNA Marker.</text:p>
          </table:table-cell>
          <table:table-cell office:value-type="string" table:style-name="ce9">
            <text:p>Untuk mendeteksi Infectious MyoNecrosis Virus (IMNV) pada udang</text:p>
          </table:table-cell>
          <table:table-cell office:value-type="date" office:date-value="2026-03-23T00:00:00" table:style-name="ce10">
            <text:p>23-Mar-2026</text:p>
          </table:table-cell>
          <table:table-cell office:value-type="float" office:value="501" table:formula="of:=[.N117]-TODAY()" table:style-name="ce11">
            <text:p>501</text:p>
          </table:table-cell>
          <table:table-cell office:value-type="string" office:string-value="Berlaku" table:formula="of:=IF([.O117]&gt;0;&quot;Berlaku&quot;;&quot;Kadaluarsa&quot;)" table:style-name="ce12">
            <text:p>Berlaku</text:p>
          </table:table-cell>
          <table:table-cell table:number-columns-repeated="16368"/>
        </table:table-row>
        <table:table-row table:style-name="ro3">
          <table:table-cell office:value-type="float" office:value="117" table:formula="of:=[.A117]+1" table:style-name="ce4">
            <text:p>117</text:p>
          </table:table-cell>
          <table:table-cell office:value-type="string" table:style-name="ce6">
            <text:p>Eridoksin Aquatic</text:p>
          </table:table-cell>
          <table:table-cell office:value-type="string" table:style-name="ce6">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103013-P2 FKS</text:p>
          </table:table-cell>
          <table:table-cell office:value-type="string" table:style-name="ce4">
            <text:p>Dalam Negeri</text:p>
          </table:table-cell>
          <table:table-cell office:value-type="string" table:style-name="ce4">
            <text:p>Obat Keras</text:p>
          </table:table-cell>
          <table:table-cell office:value-type="string" table:style-name="ce4">
            <text:p>Serbuk</text:p>
          </table:table-cell>
          <table:table-cell office:value-type="string" table:style-name="ce4">
            <text:p>Farmasetik</text:p>
          </table:table-cell>
          <table:table-cell office:value-type="string" table:style-name="ce9">
            <text:p>Erythromycin 400 mg/gr, Lactosa<text:s/></text:p>
          </table:table-cell>
          <table:table-cell office:value-type="string" table:style-name="ce9">
            <text:p>Untuk mengobati penyakit bakterial pada ikan dan udang, seperti: Bacterial Kidney Disease, Streptococcosis, Furunculosis dan penyakit bakterial lain yang peka terhadap erythromycin</text:p>
          </table:table-cell>
          <table:table-cell office:value-type="date" office:date-value="2026-03-23T00:00:00" table:style-name="ce10">
            <text:p>23-Mar-2026</text:p>
          </table:table-cell>
          <table:table-cell office:value-type="float" office:value="501" table:formula="of:=[.N118]-TODAY()" table:style-name="ce11">
            <text:p>501</text:p>
          </table:table-cell>
          <table:table-cell office:value-type="string" office:string-value="Berlaku" table:formula="of:=IF([.O118]&gt;0;&quot;Berlaku&quot;;&quot;Kadaluarsa&quot;)" table:style-name="ce12">
            <text:p>Berlaku</text:p>
          </table:table-cell>
          <table:table-cell table:number-columns-repeated="16368"/>
        </table:table-row>
        <table:table-row table:style-name="ro20">
          <table:table-cell office:value-type="float" office:value="118" table:formula="of:=[.A118]+1" table:style-name="ce4">
            <text:p>118</text:p>
          </table:table-cell>
          <table:table-cell office:value-type="string" table:style-name="ce6">
            <text:p>Roxine Aquatic</text:p>
          </table:table-cell>
          <table:table-cell office:value-type="string" table:style-name="ce6">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103015-P2 FKS</text:p>
          </table:table-cell>
          <table:table-cell office:value-type="string" table:style-name="ce4">
            <text:p>Dalam Negeri</text:p>
          </table:table-cell>
          <table:table-cell office:value-type="string" table:style-name="ce4">
            <text:p>Obat Keras</text:p>
          </table:table-cell>
          <table:table-cell office:value-type="string" table:style-name="ce4">
            <text:p>Serbuk</text:p>
          </table:table-cell>
          <table:table-cell office:value-type="string" table:style-name="ce4">
            <text:p>Farmasetik</text:p>
          </table:table-cell>
          <table:table-cell office:value-type="string" table:style-name="ce9">
            <text:p>Enrofloxacin 200 mg/gr, Lactosa<text:s/></text:p>
          </table:table-cell>
          <table:table-cell office:value-type="string" table:style-name="ce9">
            <text:p>Untuk mengobati bakterial septicaemia pada ikan yang disebabkan oleh<text:s/><text:span text:style-name="T4">Aeromonas</text:span><text:s/><text:span text:style-name="T4">sp</text:span>.,<text:s/><text:span text:style-name="T4">Edwarsiella sp</text:span>.,<text:s/><text:span text:style-name="T4">Yersinia</text:span><text:s/><text:span text:style-name="T4">sp</text:span>., serta bakteri gram positif dan gram negatif lainnya yang peka terhadap enrofloxacin.</text:p>
          </table:table-cell>
          <table:table-cell office:value-type="date" office:date-value="2026-03-23T00:00:00" table:style-name="ce10">
            <text:p>23-Mar-2026</text:p>
          </table:table-cell>
          <table:table-cell office:value-type="float" office:value="501" table:formula="of:=[.N119]-TODAY()" table:style-name="ce11">
            <text:p>501</text:p>
          </table:table-cell>
          <table:table-cell office:value-type="string" office:string-value="Berlaku" table:formula="of:=IF([.O119]&gt;0;&quot;Berlaku&quot;;&quot;Kadaluarsa&quot;)" table:style-name="ce12">
            <text:p>Berlaku</text:p>
          </table:table-cell>
          <table:table-cell table:number-columns-repeated="16368"/>
        </table:table-row>
        <table:table-row table:style-name="ro5">
          <table:table-cell office:value-type="float" office:value="119" table:formula="of:=[.A119]+1" table:style-name="ce4">
            <text:p>119</text:p>
          </table:table-cell>
          <table:table-cell office:value-type="string" table:style-name="ce5">
            <text:p>Lifejacket - T for Aquaculture</text:p>
          </table:table-cell>
          <table:table-cell office:value-type="string" table:style-name="ce5">
            <office:annotation draw:style-name="a3" svg:x="1.05in" svg:y="280.325in" svg:width="0.675in" svg:height="0in">
              <dc:creator>Microsoft Office User</dc:creator>
              <text:p><text:span text:style-name="T2">(dialihkan ke PT. Rajawali Mitra Pakanindo per 19 Agt 2020)</text:span></text:p>
            </office:annotation>
            <text:p>PT. Blue Sky Biotech</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I <text:s/>2103151-P1 FTP</text:p>
          </table:table-cell>
          <table:table-cell office:value-type="string" table:style-name="ce4">
            <text:p>Impor</text:p>
          </table:table-cell>
          <table:table-cell office:value-type="string" table:style-name="ce4">
            <text:p>Obat Bebas Terbatas</text:p>
          </table:table-cell>
          <table:table-cell office:value-type="string" table:style-name="ce16">
            <text:p>Padat</text:p>
          </table:table-cell>
          <table:table-cell office:value-type="string" table:style-name="ce14">
            <text:p>Farmasetik</text:p>
          </table:table-cell>
          <table:table-cell office:value-type="string" table:style-name="ce6">
            <text:p>Pottasium monopersulphate triple salt, Sulfamic acid, Malic acid, Sodium hexametaphosphate, Sodium Chloride, Pewarna makanan, aroma lemon, Sodium bicarbonate</text:p>
          </table:table-cell>
          <table:table-cell office:value-type="string" table:style-name="ce9">
            <text:p>Sebagai desinfektan untuk masa persiapan kolam dan peralatan</text:p>
          </table:table-cell>
          <table:table-cell office:value-type="date" office:date-value="2026-03-23T00:00:00" table:style-name="ce10">
            <text:p>23-Mar-2026</text:p>
          </table:table-cell>
          <table:table-cell office:value-type="float" office:value="501" table:formula="of:=[.N120]-TODAY()" table:style-name="ce11">
            <text:p>501</text:p>
          </table:table-cell>
          <table:table-cell office:value-type="string" office:string-value="Berlaku" table:formula="of:=IF([.O120]&gt;0;&quot;Berlaku&quot;;&quot;Kadaluarsa&quot;)" table:style-name="ce12">
            <text:p>Berlaku</text:p>
          </table:table-cell>
          <table:table-cell table:number-columns-repeated="16368"/>
        </table:table-row>
        <table:table-row table:style-name="ro5">
          <table:table-cell office:value-type="float" office:value="120" table:formula="of:=[.A120]+1" table:style-name="ce4">
            <text:p>120</text:p>
          </table:table-cell>
          <table:table-cell office:value-type="string" table:style-name="ce7">
            <text:p>MYC</text:p>
          </table:table-cell>
          <table:table-cell office:value-type="string" table:style-name="ce7">
            <text:p>PT. Maqpro Biotech Indonesia</text:p>
          </table:table-cell>
          <table:table-cell office:value-type="string" table:style-name="ce7">
            <text:p>Jl. Raya Desa Jiken Blok I No.18 RT.05 RW.03, Desa Jiken, Kecamatan Tulangan, Kabupaten Sidoarjo, Jawa Timur-61273</text:p>
          </table:table-cell>
          <table:table-cell office:value-type="string" table:style-name="ce8">
            <text:p>Jawa Timur</text:p>
          </table:table-cell>
          <table:table-cell office:value-type="string" table:style-name="ce8">
            <text:p>Produsen/Eksportir</text:p>
          </table:table-cell>
          <table:table-cell office:value-type="string" table:style-name="ce8">
            <text:p>KKP RI D 2103517 PBC<text:s/></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Yeast Concentrate, Potasium Sorbate, Xanthan Gum, BHT (Analisa terjamin : Protein ≥ 12%, Kadar Air 63-68%, pH &lt;4,5)</text:p>
          </table:table-cell>
          <table:table-cell office:value-type="string" table:style-name="ce9">
            <text:p>Sebagai sumber protein untuk ikan dan udang</text:p>
          </table:table-cell>
          <table:table-cell office:value-type="date" office:date-value="2026-03-23T00:00:00" table:style-name="ce10">
            <text:p>23-Mar-2026</text:p>
          </table:table-cell>
          <table:table-cell office:value-type="float" office:value="501" table:formula="of:=[.N121]-TODAY()" table:style-name="ce11">
            <text:p>501</text:p>
          </table:table-cell>
          <table:table-cell office:value-type="string" office:string-value="Berlaku" table:formula="of:=IF([.O121]&gt;0;&quot;Berlaku&quot;;&quot;Kadaluarsa&quot;)" table:style-name="ce12">
            <text:p>Berlaku</text:p>
          </table:table-cell>
          <table:table-cell table:number-columns-repeated="16368"/>
        </table:table-row>
        <table:table-row table:style-name="ro14">
          <table:table-cell office:value-type="float" office:value="121" table:formula="of:=[.A121]+1" table:style-name="ce4">
            <text:p>121</text:p>
          </table:table-cell>
          <table:table-cell office:value-type="string" table:style-name="ce7">
            <text:p>Vibrell<text:span text:style-name="T6">TM</text:span><text:s/>C</text:p>
          </table:table-cell>
          <table:table-cell office:value-type="string" table:style-name="ce7">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2103518 PBS<text: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L-ascorbic acid-2-phosphate, Silica</text:p>
          </table:table-cell>
          <table:table-cell office:value-type="string" table:style-name="ce9">
            <text:p>Meningkatkan respon imun dan pertumbuhan ikan/udang</text:p>
          </table:table-cell>
          <table:table-cell office:value-type="date" office:date-value="2026-03-23T00:00:00" table:style-name="ce10">
            <text:p>23-Mar-2026</text:p>
          </table:table-cell>
          <table:table-cell office:value-type="float" office:value="501" table:formula="of:=[.N122]-TODAY()" table:style-name="ce11">
            <text:p>501</text:p>
          </table:table-cell>
          <table:table-cell office:value-type="string" office:string-value="Berlaku" table:formula="of:=IF([.O122]&gt;0;&quot;Berlaku&quot;;&quot;Kadaluarsa&quot;)" table:style-name="ce12">
            <text:p>Berlaku</text:p>
          </table:table-cell>
          <table:table-cell table:number-columns-repeated="16368"/>
        </table:table-row>
        <table:table-row table:style-name="ro5">
          <table:table-cell office:value-type="float" office:value="122" table:formula="of:=[.A122]+1" table:style-name="ce4">
            <text:p>122</text:p>
          </table:table-cell>
          <table:table-cell office:value-type="string" table:style-name="ce7">
            <text:p>Aquacell GF</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2103519 PBC<text:s/></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Zinc Sulphate Monohydrate 35%, Manganese Sulphate Monohydrate 31%</text:p>
          </table:table-cell>
          <table:table-cell office:value-type="string" table:style-name="ce9">
            <text:p>Suplementasi mineral untuk ikan dan udang</text:p>
          </table:table-cell>
          <table:table-cell office:value-type="date" office:date-value="2026-03-23T00:00:00" table:style-name="ce10">
            <text:p>23-Mar-2026</text:p>
          </table:table-cell>
          <table:table-cell office:value-type="float" office:value="501" table:formula="of:=[.N123]-TODAY()" table:style-name="ce11">
            <text:p>501</text:p>
          </table:table-cell>
          <table:table-cell office:value-type="string" office:string-value="Berlaku" table:formula="of:=IF([.O123]&gt;0;&quot;Berlaku&quot;;&quot;Kadaluarsa&quot;)" table:style-name="ce12">
            <text:p>Berlaku</text:p>
          </table:table-cell>
          <table:table-cell table:number-columns-repeated="16368"/>
        </table:table-row>
        <table:table-row table:style-name="ro5">
          <table:table-cell office:value-type="float" office:value="123" table:formula="of:=[.A123]+1" table:style-name="ce4">
            <text:p>123</text:p>
          </table:table-cell>
          <table:table-cell office:value-type="string" table:style-name="ce7">
            <text:p>Aquacell Custom Basemix-555</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2103520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B1, B2, K3, Calcium-d-Pantothenate, Folic acid, Iron, Copper, Zinc, Manganese, Selenium, Calcium Carbonate</text:p>
          </table:table-cell>
          <table:table-cell office:value-type="string" table:style-name="ce9">
            <text:p>Suplementasi vitamin dan mineral untuk ikan dan udang</text:p>
          </table:table-cell>
          <table:table-cell office:value-type="date" office:date-value="2026-03-23T00:00:00" table:style-name="ce10">
            <text:p>23-Mar-2026</text:p>
          </table:table-cell>
          <table:table-cell office:value-type="float" office:value="501" table:formula="of:=[.N124]-TODAY()" table:style-name="ce11">
            <text:p>501</text:p>
          </table:table-cell>
          <table:table-cell office:value-type="string" office:string-value="Berlaku" table:formula="of:=IF([.O124]&gt;0;&quot;Berlaku&quot;;&quot;Kadaluarsa&quot;)" table:style-name="ce12">
            <text:p>Berlaku</text:p>
          </table:table-cell>
          <table:table-cell table:number-columns-repeated="16368"/>
        </table:table-row>
        <table:table-row table:style-name="ro5">
          <table:table-cell office:value-type="float" office:value="124" table:formula="of:=[.A124]+1" table:style-name="ce4">
            <text:p>124</text:p>
          </table:table-cell>
          <table:table-cell office:value-type="string" table:style-name="ce7">
            <text:p>Aquacell Vit C FSH CAN-11904<text:s/></text:p>
            <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2103521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B1, B2, B6, Calcium-d-Pantothenate, Folic acid, Nicotinic acid, Calcium Carbonate</text:p>
          </table:table-cell>
          <table:table-cell office:value-type="string" table:style-name="ce9">
            <text:p>Suplementasi vitamin untuk ikan dan udang</text:p>
          </table:table-cell>
          <table:table-cell office:value-type="date" office:date-value="2026-03-23T00:00:00" table:style-name="ce10">
            <text:p>23-Mar-2026</text:p>
          </table:table-cell>
          <table:table-cell office:value-type="float" office:value="501" table:formula="of:=[.N125]-TODAY()" table:style-name="ce11">
            <text:p>501</text:p>
          </table:table-cell>
          <table:table-cell office:value-type="string" office:string-value="Berlaku" table:formula="of:=IF([.O125]&gt;0;&quot;Berlaku&quot;;&quot;Kadaluarsa&quot;)" table:style-name="ce12">
            <text:p>Berlaku</text:p>
          </table:table-cell>
          <table:table-cell table:number-columns-repeated="16368"/>
        </table:table-row>
        <table:table-row table:style-name="ro5">
          <table:table-cell office:value-type="float" office:value="125" table:formula="of:=[.A125]+1" table:style-name="ce4">
            <text:p>125</text:p>
          </table:table-cell>
          <table:table-cell office:value-type="string" table:style-name="ce7">
            <text:p>Aquacell Custom Premix Mineral - 888</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2103522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Iron, Copper, Zinc, Manganese, Selenium, Cobalt, Iodine, Calcium Carbonate</text:p>
          </table:table-cell>
          <table:table-cell office:value-type="string" table:style-name="ce9">
            <text:p>Suplementasi mineral untuk ikan dan udang</text:p>
          </table:table-cell>
          <table:table-cell office:value-type="date" office:date-value="2026-03-23T00:00:00" table:style-name="ce10">
            <text:p>23-Mar-2026</text:p>
          </table:table-cell>
          <table:table-cell office:value-type="float" office:value="501" table:formula="of:=[.N126]-TODAY()" table:style-name="ce11">
            <text:p>501</text:p>
          </table:table-cell>
          <table:table-cell office:value-type="string" office:string-value="Berlaku" table:formula="of:=IF([.O126]&gt;0;&quot;Berlaku&quot;;&quot;Kadaluarsa&quot;)" table:style-name="ce12">
            <text:p>Berlaku</text:p>
          </table:table-cell>
          <table:table-cell table:number-columns-repeated="16368"/>
        </table:table-row>
        <table:table-row table:style-name="ro18">
          <table:table-cell office:value-type="float" office:value="126" table:formula="of:=[.A126]+1" table:style-name="ce4">
            <text:p>126</text:p>
          </table:table-cell>
          <table:table-cell office:value-type="string" table:style-name="ce5">
            <text:p>Fubon (Yeast Cell Wall)</text:p>
          </table:table-cell>
          <table:table-cell office:value-type="string" table:style-name="ce5">
            <text:p>PT. Biotek Saranatama</text:p>
          </table:table-cell>
          <table:table-cell office:value-type="string" table:style-name="ce6">
            <text:p>Rukan Botanical Junction Blok I9 No.1-2, Jl. Raya Joglo, Kel. Joglo, Kec. Kembangan, Kota Jakarta Barat, Provinsi DKI Jakarta-11640, Telp. 021-58902900)</text:p>
            <text:p>Produsen asal:</text:p>
            <text:p>Soma Inc.24, Hanbul-ro, 69 Beon-gil, Eumsong-eup, Eumseong-gun, Chungcheongbuk-do, 27698, Republic of Korea, Telp. +82438780591</text:p>
          </table:table-cell>
          <table:table-cell office:value-type="string" table:style-name="ce4">
            <text:p>DKI Jakarta</text:p>
          </table:table-cell>
          <table:table-cell office:value-type="string" table:style-name="ce8">
            <text:p>Produsen/Importir</text:p>
          </table:table-cell>
          <table:table-cell office:value-type="string" table:style-name="ce4">
            <text:p>KKP RI I <text:s/>2104164-P1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Yeast Cell Wall (Analisa terjamin: β-glucans, Mannan-Oligosakarida, Crude Protein)</text:p>
          </table:table-cell>
          <table:table-cell office:value-type="string" table:style-name="ce9">
            <text:p>Sebagai feed additive untuk imunostimulan pada ikan dan udang</text:p>
          </table:table-cell>
          <table:table-cell office:value-type="date" office:date-value="2026-04-28T00:00:00" table:style-name="ce10">
            <text:p>28-Apr-2026</text:p>
          </table:table-cell>
          <table:table-cell office:value-type="float" office:value="537" table:formula="of:=[.N127]-TODAY()" table:style-name="ce11">
            <text:p>537</text:p>
          </table:table-cell>
          <table:table-cell office:value-type="string" office:string-value="Berlaku" table:formula="of:=IF([.O127]&gt;0;&quot;Berlaku&quot;;&quot;Kadaluarsa&quot;)" table:style-name="ce12">
            <text:p>Berlaku</text:p>
          </table:table-cell>
          <table:table-cell table:number-columns-repeated="16368"/>
        </table:table-row>
        <table:table-row table:style-name="ro8">
          <table:table-cell office:value-type="float" office:value="127" table:formula="of:=[.A127]+1" table:style-name="ce4">
            <text:p>127</text:p>
          </table:table-cell>
          <table:table-cell office:value-type="string" table:style-name="ce7">
            <text:p>C-Take</text:p>
          </table:table-cell>
          <table:table-cell office:value-type="string" table:style-name="ce7">
            <text:p>CV. Takesu Biomanufacturing and Laboratories</text:p>
          </table:table-cell>
          <table:table-cell office:value-type="string" table:style-name="ce7">
            <text:p>Jl. Raden Rangga Kencana No. 47, Bandung, Jawa Barat)</text:p>
            <text:p>Telp. (022) 86814325</text:p>
            <text:p/>
            <text:p>Gallery Kawaluyaan N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104523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Ascorbic Acid, Maltodekstrin</text:p>
          </table:table-cell>
          <table:table-cell office:value-type="string" table:style-name="ce9">
            <text:p>Sebagai antidefisiensi vitamin c pada ikan dan udang</text:p>
          </table:table-cell>
          <table:table-cell office:value-type="date" office:date-value="2026-04-28T00:00:00" table:style-name="ce10">
            <text:p>28-Apr-2026</text:p>
          </table:table-cell>
          <table:table-cell office:value-type="float" office:value="537" table:formula="of:=[.N128]-TODAY()" table:style-name="ce11">
            <text:p>537</text:p>
          </table:table-cell>
          <table:table-cell office:value-type="string" office:string-value="Berlaku" table:formula="of:=IF([.O128]&gt;0;&quot;Berlaku&quot;;&quot;Kadaluarsa&quot;)" table:style-name="ce12">
            <text:p>Berlaku</text:p>
          </table:table-cell>
          <table:table-cell table:number-columns-repeated="16368"/>
        </table:table-row>
        <table:table-row table:style-name="ro8">
          <table:table-cell office:value-type="float" office:value="128" table:formula="of:=[.A128]+1" table:style-name="ce4">
            <text:p>128</text:p>
          </table:table-cell>
          <table:table-cell office:value-type="string" table:style-name="ce7">
            <text:p>Virtake</text:p>
          </table:table-cell>
          <table:table-cell office:value-type="string" table:style-name="ce7">
            <text:p>CV. Takesu Biomanufacturing and Laboratories</text:p>
          </table:table-cell>
          <table:table-cell office:value-type="string" table:style-name="ce7">
            <text:p>Jl. Raden Rangga Kencana No. 47, Bandung, Jawa Barat)</text:p>
            <text:p>Telp. (022) 86814325</text:p>
            <text:p/>
            <text:p>Gallery Kawaluyaan B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104524 FTC<text:s/></text:p>
          </table:table-cell>
          <table:table-cell office:value-type="string" table:style-name="ce8">
            <text:p>Dalam Negeri</text:p>
          </table:table-cell>
          <table:table-cell office:value-type="string" table:style-name="ce4">
            <text:p>Obat Bebas Terbatas</text:p>
          </table:table-cell>
          <table:table-cell office:value-type="string" table:style-name="ce14">
            <text:p>Cair</text:p>
          </table:table-cell>
          <table:table-cell office:value-type="string" table:style-name="ce14">
            <text:p>Farmasetik</text:p>
          </table:table-cell>
          <table:table-cell office:value-type="string" table:style-name="ce6">
            <text:p>Povidone Iodine, Air</text:p>
          </table:table-cell>
          <table:table-cell office:value-type="string" table:style-name="ce9">
            <text:p>Sebagai desinfektan</text:p>
          </table:table-cell>
          <table:table-cell office:value-type="date" office:date-value="2026-04-28T00:00:00" table:style-name="ce10">
            <text:p>28-Apr-2026</text:p>
          </table:table-cell>
          <table:table-cell office:value-type="float" office:value="537" table:formula="of:=[.N129]-TODAY()" table:style-name="ce11">
            <text:p>537</text:p>
          </table:table-cell>
          <table:table-cell office:value-type="string" office:string-value="Berlaku" table:formula="of:=IF([.O129]&gt;0;&quot;Berlaku&quot;;&quot;Kadaluarsa&quot;)" table:style-name="ce12">
            <text:p>Berlaku</text:p>
          </table:table-cell>
          <table:table-cell table:number-columns-repeated="16368"/>
        </table:table-row>
        <table:table-row table:style-name="ro11">
          <table:table-cell office:value-type="float" office:value="129" table:formula="of:=[.A129]+1" table:style-name="ce4">
            <text:p>129</text:p>
          </table:table-cell>
          <table:table-cell office:value-type="string" table:style-name="ce7">
            <text:p>DH MIN SHRIMP PX 0.25</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T. ADM Animal Nutrition Indonesia. (Pasuruan Industrial Estate Rembang (PIER Pasuruan), Jl. Rembang Industrial III/24, Pandean, Rembang, Kabupaten Pasuruan, Provinsi Jawa Timur)</text:p>
            <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4525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Iron, Copper, Zinc, Manganese, Selenium, Iodine, Cobalt, Calcium Carbonate</text:p>
          </table:table-cell>
          <table:table-cell office:value-type="string" table:style-name="ce9">
            <text:p>Sebagai feed suplemen untuk udang</text:p>
          </table:table-cell>
          <table:table-cell office:value-type="date" office:date-value="2026-04-28T00:00:00" table:style-name="ce10">
            <text:p>28-Apr-2026</text:p>
          </table:table-cell>
          <table:table-cell office:value-type="float" office:value="537" table:formula="of:=[.N130]-TODAY()" table:style-name="ce11">
            <text:p>537</text:p>
          </table:table-cell>
          <table:table-cell office:value-type="string" office:string-value="Berlaku" table:formula="of:=IF([.O130]&gt;0;&quot;Berlaku&quot;;&quot;Kadaluarsa&quot;)" table:style-name="ce12">
            <text:p>Berlaku</text:p>
          </table:table-cell>
          <table:table-cell table:number-columns-repeated="16368"/>
        </table:table-row>
        <table:table-row table:style-name="ro11">
          <table:table-cell office:value-type="float" office:value="130" table:formula="of:=[.A130]+1" table:style-name="ce4">
            <text:p>130</text:p>
          </table:table-cell>
          <table:table-cell office:value-type="string" table:style-name="ce7">
            <text:p>DH VIT SHRIMP PX 0.25</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T. ADM Animal Nutrition Indonesia. (Pasuruan Industrial Estate Rembang (PIER Pasuruan), Jl. Rembang Industrial III/24, Pandean, Rembang, Kabupaten Pasuruan, Provinsi Jawa Timur)</text:p>
            <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4526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D3, E, K3, B1, B2, B6, B12, Pantothenic Acid, Niacinamide, Biotin, Folic Acid, Antioxidant, Calcium Carbonate</text:p>
          </table:table-cell>
          <table:table-cell office:value-type="string" table:style-name="ce9">
            <text:p>Sebagai feed suplemen untuk udang</text:p>
          </table:table-cell>
          <table:table-cell office:value-type="date" office:date-value="2026-04-28T00:00:00" table:style-name="ce10">
            <text:p>28-Apr-2026</text:p>
          </table:table-cell>
          <table:table-cell office:value-type="float" office:value="537" table:formula="of:=[.N131]-TODAY()" table:style-name="ce11">
            <text:p>537</text:p>
          </table:table-cell>
          <table:table-cell office:value-type="string" office:string-value="Berlaku" table:formula="of:=IF([.O131]&gt;0;&quot;Berlaku&quot;;&quot;Kadaluarsa&quot;)" table:style-name="ce12">
            <text:p>Berlaku</text:p>
          </table:table-cell>
          <table:table-cell table:number-columns-repeated="16368"/>
        </table:table-row>
        <table:table-row table:style-name="ro11">
          <table:table-cell office:value-type="float" office:value="131" table:formula="of:=[.A131]+1" table:style-name="ce4">
            <text:p>131</text:p>
          </table:table-cell>
          <table:table-cell office:value-type="string" table:style-name="ce7">
            <text:p>PX MIX FRS MNS</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T. ADM Animal Nutrition Indonesia. (Pasuruan Industrial Estate Rembang (PIER Pasuruan), Jl. Rembang Industrial III/24, Pandean, Rembang, Kabupaten Pasuruan, Provinsi Jawa Timur)</text:p>
            <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4527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D3, E, K3, B1, B2, B6, B12, Niacinamide, Pantothenic Acid, Folic Acid, Zinc, Biotin, Vitamin C, Iron, Copper, Manganese, Selenium, Iodine, Cobalt, Antioxidant, Calcium Carbonate</text:p>
          </table:table-cell>
          <table:table-cell office:value-type="string" table:style-name="ce9">
            <text:p>Sebagai feed suplemen untuk ikan</text:p>
          </table:table-cell>
          <table:table-cell office:value-type="date" office:date-value="2026-04-28T00:00:00" table:style-name="ce10">
            <text:p>28-Apr-2026</text:p>
          </table:table-cell>
          <table:table-cell office:value-type="float" office:value="537" table:formula="of:=[.N132]-TODAY()" table:style-name="ce11">
            <text:p>537</text:p>
          </table:table-cell>
          <table:table-cell office:value-type="string" office:string-value="Berlaku" table:formula="of:=IF([.O132]&gt;0;&quot;Berlaku&quot;;&quot;Kadaluarsa&quot;)" table:style-name="ce12">
            <text:p>Berlaku</text:p>
          </table:table-cell>
          <table:table-cell table:number-columns-repeated="16368"/>
        </table:table-row>
        <table:table-row table:style-name="ro4">
          <table:table-cell office:value-type="float" office:value="132" table:formula="of:=[.A132]+1" table:style-name="ce4">
            <text:p>132</text:p>
          </table:table-cell>
          <table:table-cell office:value-type="string" table:style-name="ce7">
            <text:p>Sunny Binder</text:p>
          </table:table-cell>
          <table:table-cell office:value-type="string" table:style-name="ce7">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2105528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Formaldehyde, Urea</text:p>
          </table:table-cell>
          <table:table-cell office:value-type="string" table:style-name="ce9">
            <text:p>Sebagai bahan pengikat pakan sebelum proses pelleting</text:p>
          </table:table-cell>
          <table:table-cell office:value-type="date" office:date-value="2026-06-02T00:00:00" table:style-name="ce10">
            <text:p>2-Jun-2026</text:p>
          </table:table-cell>
          <table:table-cell office:value-type="float" office:value="572" table:formula="of:=[.N133]-TODAY()" table:style-name="ce11">
            <text:p>572</text:p>
          </table:table-cell>
          <table:table-cell office:value-type="string" office:string-value="Berlaku" table:formula="of:=IF([.O133]&gt;0;&quot;Berlaku&quot;;&quot;Kadaluarsa&quot;)" table:style-name="ce12">
            <text:p>Berlaku</text:p>
          </table:table-cell>
          <table:table-cell table:number-columns-repeated="16368"/>
        </table:table-row>
        <table:table-row table:style-name="ro18">
          <table:table-cell office:value-type="float" office:value="133" table:formula="of:=[.A133]+1" table:style-name="ce4">
            <text:p>133</text:p>
          </table:table-cell>
          <table:table-cell office:value-type="string" table:style-name="ce7">
            <text:p>Aminox Aqua</text:p>
          </table:table-cell>
          <table:table-cell office:value-type="string" table:style-name="ce7">
            <text:p>PT. Biotek Saranatama</text:p>
          </table:table-cell>
          <table:table-cell office:value-type="string" table:style-name="ce6">
            <text:p>Rukan Botanical Junction Blok I9 No.1-2, Jl. Raya Joglo, Kel. Joglo, Kec. Kembangan, Kota Jakarta Barat, Provinsi DKI Jakarta-11640, Telp. 021-58902900)</text:p>
            <text:p>Produsen asal:</text:p>
            <text:p>Soma Inc.24, Hanbul-ro, 69 Beon-gil, Eumsong-eup, Eumseong-gun, Chungcheongbuk-do, 27698, Republic of Korea, Telp. +82438780591</text:p>
          </table:table-cell>
          <table:table-cell office:value-type="string" table:style-name="ce4">
            <text:p>DKI Jakarta</text:p>
          </table:table-cell>
          <table:table-cell office:value-type="string" table:style-name="ce8">
            <text:p>Produsen/Importir</text:p>
          </table:table-cell>
          <table:table-cell office:value-type="string" table:style-name="ce4">
            <text:p>KKP RI I 2105529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Cu, Mn, Zn, Fe, Dextrose</text:p>
          </table:table-cell>
          <table:table-cell office:value-type="string" table:style-name="ce9">
            <text:p>sebagai antidefisiensi mineral Cu, Mn, Zn, Fe</text:p>
          </table:table-cell>
          <table:table-cell office:value-type="date" office:date-value="2026-06-02T00:00:00" table:style-name="ce10">
            <text:p>2-Jun-2026</text:p>
          </table:table-cell>
          <table:table-cell office:value-type="float" office:value="572" table:formula="of:=[.N134]-TODAY()" table:style-name="ce11">
            <text:p>572</text:p>
          </table:table-cell>
          <table:table-cell office:value-type="string" office:string-value="Berlaku" table:formula="of:=IF([.O134]&gt;0;&quot;Berlaku&quot;;&quot;Kadaluarsa&quot;)" table:style-name="ce12">
            <text:p>Berlaku</text:p>
          </table:table-cell>
          <table:table-cell table:number-columns-repeated="16368"/>
        </table:table-row>
        <table:table-row table:style-name="ro4">
          <table:table-cell office:value-type="float" office:value="134" table:formula="of:=[.A134]+1" table:style-name="ce4">
            <text:p>134</text:p>
          </table:table-cell>
          <table:table-cell office:value-type="string" table:style-name="ce7">
            <text:p>Activo Liquid</text:p>
          </table:table-cell>
          <table:table-cell office:value-type="string" table:style-name="ce7">
            <text:p>PT. EWNutrition Innovations Indonesia</text:p>
          </table:table-cell>
          <table:table-cell office:value-type="string" table:style-name="ce9">
            <text:p>Alamanda Tower Lt.23 Unit B, Jl. Simatupang Kav.23 - 24 RT.001/RW.001 Cilandak Barat, Cilandak, Jakarta Selatan 12430</text:p>
          </table:table-cell>
          <table:table-cell office:value-type="string" table:style-name="ce4">
            <text:p>DKI Jakarta</text:p>
          </table:table-cell>
          <table:table-cell office:value-type="string" table:style-name="ce4">
            <text:p>Importir</text:p>
          </table:table-cell>
          <table:table-cell office:value-type="string" table:style-name="ce4">
            <text:p>KKP RI I 2105530 PBC</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6">
            <text:p>Carvacrol, Cinnamaldehyde, Sodium Chloride, Pectin, Citric Acid, Air</text:p>
          </table:table-cell>
          <table:table-cell office:value-type="string" table:style-name="ce9">
            <text:p>Sebagai feed additive untuk akuakultur</text:p>
          </table:table-cell>
          <table:table-cell office:value-type="date" office:date-value="2026-06-02T00:00:00" table:style-name="ce10">
            <text:p>2-Jun-2026</text:p>
          </table:table-cell>
          <table:table-cell office:value-type="float" office:value="572" table:formula="of:=[.N135]-TODAY()" table:style-name="ce11">
            <text:p>572</text:p>
          </table:table-cell>
          <table:table-cell office:value-type="string" office:string-value="Berlaku" table:formula="of:=IF([.O135]&gt;0;&quot;Berlaku&quot;;&quot;Kadaluarsa&quot;)" table:style-name="ce12">
            <text:p>Berlaku</text:p>
          </table:table-cell>
          <table:table-cell table:number-columns-repeated="16368"/>
        </table:table-row>
        <table:table-row table:style-name="ro2">
          <table:table-cell office:value-type="float" office:value="135" table:formula="of:=[.A135]+1" table:style-name="ce4">
            <text:p>135</text:p>
          </table:table-cell>
          <table:table-cell office:value-type="string" table:style-name="ce7">
            <text:p>Kimchistoc-P</text:p>
          </table:table-cell>
          <table:table-cell office:value-type="string" table:style-name="ce5">
            <office:annotation draw:style-name="a4" svg:x="1.05in" svg:y="320.141666666667in" svg:width="0.675in" svg:height="0in">
              <dc:creator>Microsoft Office User</dc:creator>
              <text:p><text:span text:style-name="T2">(dialihkan ke PT. Rajawali Mitra Pakanindo per 19 Agt 2020)</text:span></text:p>
            </office:annotation>
            <text:p>PT. Blue Sky Biotech</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I 2105531 PBP<text:s/></text:p>
          </table:table-cell>
          <table:table-cell office:value-type="string" table:style-name="ce4">
            <text:p>Impor</text:p>
          </table:table-cell>
          <table:table-cell office:value-type="string" table:style-name="ce4">
            <text:p>Obat Bebas</text:p>
          </table:table-cell>
          <table:table-cell office:value-type="string" table:style-name="ce16">
            <text:p>Padat</text:p>
          </table:table-cell>
          <table:table-cell office:value-type="string" table:style-name="ce4">
            <text:p>Premiks</text:p>
          </table:table-cell>
          <table:table-cell office:value-type="string" table:style-name="ce9">
            <text:p>Asam Laktat, Asam Sitrat, Rice hull, Zeolite</text:p>
          </table:table-cell>
          <table:table-cell office:value-type="string" table:style-name="ce9">
            <text:p>sebagai acidifier dan sebagai bahan pengawet pakan ikan</text:p>
          </table:table-cell>
          <table:table-cell office:value-type="date" office:date-value="2026-06-02T00:00:00" table:style-name="ce10">
            <text:p>2-Jun-2026</text:p>
          </table:table-cell>
          <table:table-cell office:value-type="float" office:value="572" table:formula="of:=[.N136]-TODAY()" table:style-name="ce11">
            <text:p>572</text:p>
          </table:table-cell>
          <table:table-cell office:value-type="string" office:string-value="Berlaku" table:formula="of:=IF([.O136]&gt;0;&quot;Berlaku&quot;;&quot;Kadaluarsa&quot;)" table:style-name="ce12">
            <text:p>Berlaku</text:p>
          </table:table-cell>
          <table:table-cell table:number-columns-repeated="16368"/>
        </table:table-row>
        <table:table-row table:style-name="ro11">
          <table:table-cell office:value-type="float" office:value="136" table:formula="of:=[.A136]+1" table:style-name="ce4">
            <text:p>136</text:p>
          </table:table-cell>
          <table:table-cell office:value-type="string" table:style-name="ce7">
            <text:p>Starfix</text:p>
          </table:table-cell>
          <table:table-cell office:value-type="string" table:style-name="ce7">
            <text:p>PT. BEC Feed Solutions Indonesia</text:p>
          </table:table-cell>
          <table:table-cell office:value-type="string" table:style-name="ce9">
            <text:p>Kantor Pusat:<text:s/></text:p>
            <text:p>GKM Green Tower, 3rd Floor, Suite 305, Jl. TB Simatupang Kav.89 G, Pasar Minggu, Kota Jakarta Selatan, Provinsi DKI Jakarta, Telp. (021) 22785094</text:p>
            <text:p>Gudang:</text:p>
            <text:p>Kab. Pasuruan, Jawa Timur</text:p>
            <text:p>Produsen:</text:p>
            <text:p>ICC Industrial Corn. Exp. E Imp. S.A Brazil</text:p>
            <text:p>(Rod Osni, Mateus, Km 120-SP 261, Macatuba, Brazil dan Rua 28 de setembro 123, Macuco, Santos, Brazil</text:p>
          </table:table-cell>
          <table:table-cell office:value-type="string" table:style-name="ce4">
            <text:p>Jawa Timur</text:p>
          </table:table-cell>
          <table:table-cell office:value-type="string" table:style-name="ce4">
            <text:p>Importir</text:p>
          </table:table-cell>
          <table:table-cell office:value-type="string" table:style-name="ce4">
            <text:p>KKP RI I 2105532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Yeast (Saccharomyces cerevisiae, Strain BG-1), Bentonite (Aluminium silikat)</text:p>
            <text:p>Analisa terjamin:</text:p>
            <text:p>Protein kasar: 23%</text:p>
            <text:p>Kadar air max.8%</text:p>
            <text:p>Kadar abu min. 15%</text:p>
            <text:p>β-glucan min. 30%</text:p>
          </table:table-cell>
          <table:table-cell office:value-type="string" table:style-name="ce9">
            <text:p>Sebagai mikotoksin binder</text:p>
          </table:table-cell>
          <table:table-cell office:value-type="date" office:date-value="2026-06-02T00:00:00" table:style-name="ce10">
            <text:p>2-Jun-2026</text:p>
          </table:table-cell>
          <table:table-cell office:value-type="float" office:value="572" table:formula="of:=[.N137]-TODAY()" table:style-name="ce11">
            <text:p>572</text:p>
          </table:table-cell>
          <table:table-cell office:value-type="string" office:string-value="Berlaku" table:formula="of:=IF([.O137]&gt;0;&quot;Berlaku&quot;;&quot;Kadaluarsa&quot;)" table:style-name="ce12">
            <text:p>Berlaku</text:p>
          </table:table-cell>
          <table:table-cell table:number-columns-repeated="16368"/>
        </table:table-row>
        <table:table-row table:style-name="ro19">
          <table:table-cell office:value-type="float" office:value="137" table:formula="of:=[.A137]+1" table:style-name="ce4">
            <text:p>137</text:p>
          </table:table-cell>
          <table:table-cell office:value-type="string" table:style-name="ce7">
            <text:p>Rosun Disinfectant Powder (RDP)</text:p>
            <text:p/>
          </table:table-cell>
          <table:table-cell office:value-type="string" table:style-name="ce7">
            <text:p>PT. Bumi Makmur Lestari Utama</text:p>
          </table:table-cell>
          <table:table-cell office:value-type="string" table:style-name="ce9">
            <text:p>Gedung Jagat Lt.3, Jl. R.P Soeroso No. 42A, Gondangdia, Jakarta Pusat, Provinsi DKI Jakarta</text:p>
            <text:p>Produsen asal:</text:p>
            <text:p>Chengdu Rosun Disinfection Pharmaceuticals Co., Ltd</text:p>
            <text:p>(Chengdu Rosun Disinfection Pharmaceuticals No.139 East Fifth Rd. Of Auto Center, Eco and Tech. Development Zone of Chengdu City, China</text:p>
          </table:table-cell>
          <table:table-cell office:value-type="string" table:style-name="ce4">
            <text:p>DKI Jakarta</text:p>
          </table:table-cell>
          <table:table-cell office:value-type="string" table:style-name="ce4">
            <text:p>Importir</text:p>
          </table:table-cell>
          <table:table-cell office:value-type="string" table:style-name="ce4">
            <text:p>KKP RI I 2105533 FTS<tex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8">
            <text:p>Farmasetik</text:p>
          </table:table-cell>
          <table:table-cell office:value-type="string" table:style-name="ce9">
            <text:p>Potassium Peroxymono Sulphate/Potassium Hydrogen Suplhate/ Potassium Sulphate (Triple Salt), Sodium Polyphosphate, Sodium Sulphate, Sodium Alpha-olefin Sulfonate, Sodium Chloride, Amaranth</text:p>
          </table:table-cell>
          <table:table-cell office:value-type="string" table:style-name="ce9">
            <text:p>Desinfeksi aerasi, sistem penyediaan air dan desinfeksi permukaan</text:p>
          </table:table-cell>
          <table:table-cell office:value-type="date" office:date-value="2026-06-02T00:00:00" table:style-name="ce10">
            <text:p>2-Jun-2026</text:p>
          </table:table-cell>
          <table:table-cell office:value-type="float" office:value="572" table:formula="of:=[.N138]-TODAY()" table:style-name="ce11">
            <text:p>572</text:p>
          </table:table-cell>
          <table:table-cell office:value-type="string" office:string-value="Berlaku" table:formula="of:=IF([.O138]&gt;0;&quot;Berlaku&quot;;&quot;Kadaluarsa&quot;)" table:style-name="ce12">
            <text:p>Berlaku</text:p>
          </table:table-cell>
          <table:table-cell table:number-columns-repeated="16368"/>
        </table:table-row>
        <table:table-row table:style-name="ro5">
          <table:table-cell office:value-type="float" office:value="138" table:formula="of:=[.A138]+1" table:style-name="ce4">
            <text:p>138</text:p>
          </table:table-cell>
          <table:table-cell office:value-type="string" table:style-name="ce7">
            <text:p>Guavo</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4">
            <text:p>KKP RI D 2105534 H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16">
            <text:p>Obat Alami/Herbal</text:p>
          </table:table-cell>
          <table:table-cell office:value-type="string" table:style-name="ce9">
            <text:p>Daun Jambu (Psidium Guajava-folium), Kunyit (Curcuma Domestica-rhizoma), Temu Lawak (Curcuma Xanthorrhiza-rhizoma), Propolis, Dextrose Monohydrate</text:p>
          </table:table-cell>
          <table:table-cell office:value-type="string" table:style-name="ce9">
            <text:p>Memelihara kesehatan udang</text:p>
          </table:table-cell>
          <table:table-cell office:value-type="date" office:date-value="2026-06-02T00:00:00" table:style-name="ce10">
            <text:p>2-Jun-2026</text:p>
          </table:table-cell>
          <table:table-cell office:value-type="float" office:value="572" table:formula="of:=[.N139]-TODAY()" table:style-name="ce11">
            <text:p>572</text:p>
          </table:table-cell>
          <table:table-cell office:value-type="string" office:string-value="Berlaku" table:formula="of:=IF([.O139]&gt;0;&quot;Berlaku&quot;;&quot;Kadaluarsa&quot;)" table:style-name="ce12">
            <text:p>Berlaku</text:p>
          </table:table-cell>
          <table:table-cell table:number-columns-repeated="16368"/>
        </table:table-row>
        <table:table-row table:style-name="ro6">
          <table:table-cell office:value-type="float" office:value="139" table:formula="of:=[.A139]+1" table:style-name="ce4">
            <text:p>139</text:p>
          </table:table-cell>
          <table:table-cell office:value-type="string" table:style-name="ce5">
            <text:p>Lipidol</text:p>
          </table:table-cell>
          <table:table-cell office:value-type="string" table:style-name="ce6">
            <text:p>PT. Trouw Trading Indonesia</text:p>
          </table:table-cell>
          <table:table-cell office:value-type="string" table:style-name="ce7">
            <text:p>Talavera Office Park Suite, Lantai 19, Unit 03, Jl. TB Simatupang Kav.22-26, Cilandak Barat, Kota Jakarta Selatan, Provinsi DKI Jakarta, Kode Pos: 12430</text:p>
          </table:table-cell>
          <table:table-cell office:value-type="string" table:style-name="ce8">
            <text:p>Jawa Barat</text:p>
          </table:table-cell>
          <table:table-cell office:value-type="string" table:style-name="ce8">
            <text:p>Produsen/Importir</text:p>
          </table:table-cell>
          <table:table-cell office:value-type="string" table:style-name="ce4">
            <text:p>KKP RI I 2107282-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Hydrolized lecithin, Calcium Silicate, Rice Hulk, Zeolite</text:p>
          </table:table-cell>
          <table:table-cell office:value-type="string" table:style-name="ce9">
            <text:p>Sebagai feed supplement pada pakan</text:p>
          </table:table-cell>
          <table:table-cell office:value-type="date" office:date-value="2026-07-02T00:00:00" table:style-name="ce10">
            <text:p>2-Jul-2026</text:p>
          </table:table-cell>
          <table:table-cell office:value-type="float" office:value="602" table:formula="of:=[.N140]-TODAY()" table:style-name="ce11">
            <text:p>602</text:p>
          </table:table-cell>
          <table:table-cell office:value-type="string" office:string-value="Berlaku" table:formula="of:=IF([.O140]&gt;0;&quot;Berlaku&quot;;&quot;Kadaluarsa&quot;)" table:style-name="ce12">
            <text:p>Berlaku</text:p>
          </table:table-cell>
          <table:table-cell table:number-columns-repeated="16368"/>
        </table:table-row>
        <table:table-row table:style-name="ro4">
          <table:table-cell office:value-type="float" office:value="140" table:formula="of:=[.A140]+1" table:style-name="ce4">
            <text:p>140</text:p>
          </table:table-cell>
          <table:table-cell office:value-type="string" table:style-name="ce5">
            <text:p>PM Poisson 0,1%<text:s/></text:p>
          </table:table-cell>
          <table:table-cell office:value-type="string" table:style-name="ce6">
            <text:p>PT. Guyovital</text:p>
          </table:table-cell>
          <table:table-cell office:value-type="string" table:style-name="ce9">
            <text:p>International Financial Center Jakarta Tower 2 Lt 36, Jalan Jenderal Sudirman Kavling 22-23, Karet, Setiabudi</text:p>
            <text:p/>
          </table:table-cell>
          <table:table-cell office:value-type="string" table:style-name="ce4">
            <text:p>DKI Jakarta</text:p>
          </table:table-cell>
          <table:table-cell office:value-type="string" table:style-name="ce4">
            <text:p>Importir</text:p>
          </table:table-cell>
          <table:table-cell office:value-type="string" table:style-name="ce4">
            <text:p>KKP RI I 2107280-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Iron Sulfate, Copper Sulfate, Manganese Sulfate, <text:s/>Zinc Sulfate, Sodium Selenite, Cobalt Chloride, Calcium Iodate, Calcium Carbonate , Corncorbs</text:p>
          </table:table-cell>
          <table:table-cell office:value-type="string" table:style-name="ce9">
            <text:p>Sebagai feed suplement pada ikan</text:p>
          </table:table-cell>
          <table:table-cell office:value-type="date" office:date-value="2026-07-02T00:00:00" table:style-name="ce10">
            <text:p>2-Jul-2026</text:p>
          </table:table-cell>
          <table:table-cell office:value-type="float" office:value="602" table:formula="of:=[.N141]-TODAY()" table:style-name="ce11">
            <text:p>602</text:p>
          </table:table-cell>
          <table:table-cell office:value-type="string" office:string-value="Berlaku" table:formula="of:=IF([.O141]&gt;0;&quot;Berlaku&quot;;&quot;Kadaluarsa&quot;)" table:style-name="ce12">
            <text:p>Berlaku</text:p>
          </table:table-cell>
          <table:table-cell table:number-columns-repeated="16368"/>
        </table:table-row>
        <table:table-row table:style-name="ro4">
          <table:table-cell office:value-type="float" office:value="141" table:formula="of:=[.A141]+1" table:style-name="ce4">
            <text:p>141</text:p>
          </table:table-cell>
          <table:table-cell office:value-type="string" table:style-name="ce5">
            <text:p>Aquavac Strep Sa</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4">
            <text:p>KKP RI I <text:s/>2107166-P1 BKC<text:s/></text:p>
          </table:table-cell>
          <table:table-cell office:value-type="string" table:style-name="ce4">
            <text:p>Impor</text:p>
          </table:table-cell>
          <table:table-cell office:value-type="string" table:style-name="ce4">
            <text:p>Obat Keras</text:p>
          </table:table-cell>
          <table:table-cell office:value-type="string" table:style-name="ce14">
            <text:p>Cair</text:p>
          </table:table-cell>
          <table:table-cell office:value-type="string" table:style-name="ce4">
            <text:p>Biologik<text:s/></text:p>
            <text:p>(Vaksin)</text:p>
          </table:table-cell>
          <table:table-cell office:value-type="string" table:style-name="ce6">
            <text:p>Streptococcus agalactiae TI 513 (in aktif), Montanide ISA 763A VG, Phosphate buffer saline (PBS)</text:p>
          </table:table-cell>
          <table:table-cell office:value-type="string" table:style-name="ce9">
            <text:p>Imunisasi aktif untuk spesies ikan yang rentan terhadap Streptococcosis akibat streptococcus agalactiae</text:p>
          </table:table-cell>
          <table:table-cell office:value-type="date" office:date-value="2026-07-02T00:00:00" table:style-name="ce10">
            <text:p>2-Jul-2026</text:p>
          </table:table-cell>
          <table:table-cell office:value-type="float" office:value="602" table:formula="of:=[.N142]-TODAY()" table:style-name="ce11">
            <text:p>602</text:p>
          </table:table-cell>
          <table:table-cell office:value-type="string" office:string-value="Berlaku" table:formula="of:=IF([.O142]&gt;0;&quot;Berlaku&quot;;&quot;Kadaluarsa&quot;)" table:style-name="ce12">
            <text:p>Berlaku</text:p>
          </table:table-cell>
          <table:table-cell table:number-columns-repeated="16368"/>
        </table:table-row>
        <table:table-row table:style-name="ro15">
          <table:table-cell office:value-type="float" office:value="142" table:formula="of:=[.A142]+1" table:style-name="ce4">
            <text:p>142</text:p>
          </table:table-cell>
          <table:table-cell office:value-type="string" table:style-name="ce7">
            <text:p>Agri C Aquatic</text:p>
          </table:table-cell>
          <table:table-cell office:value-type="string" table:style-name="ce7">
            <text:p>PT. Agrinusa Jaya Sentosa</text:p>
          </table:table-cell>
          <table:table-cell office:value-type="string" table:style-name="ce7">
            <text:p><text:span text:style-name="T5">BOGOR</text:span><text:span text:style-name="T5"/></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5">BEKASI</text:span><text:span text:style-name="T5"/></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4">
            <text:p>KKP RI D 2107536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Ascorbic Acid 35%</text:p>
          </table:table-cell>
          <table:table-cell office:value-type="string" table:style-name="ce9">
            <text:p>- Meningkatkan imunitas;</text:p>
            <text:p>- Mengatasi stres</text:p>
            <text:p>- Sebagai antioksidan</text:p>
          </table:table-cell>
          <table:table-cell office:value-type="date" office:date-value="2026-07-02T00:00:00" table:style-name="ce10">
            <text:p>2-Jul-2026</text:p>
          </table:table-cell>
          <table:table-cell office:value-type="float" office:value="602" table:formula="of:=[.N143]-TODAY()" table:style-name="ce11">
            <text:p>602</text:p>
          </table:table-cell>
          <table:table-cell office:value-type="string" office:string-value="Berlaku" table:formula="of:=IF([.O143]&gt;0;&quot;Berlaku&quot;;&quot;Kadaluarsa&quot;)" table:style-name="ce12">
            <text:p>Berlaku</text:p>
          </table:table-cell>
          <table:table-cell table:number-columns-repeated="16368"/>
        </table:table-row>
        <table:table-row table:style-name="ro7">
          <table:table-cell office:value-type="float" office:value="143" table:formula="of:=[.A143]+1" table:style-name="ce4">
            <text:p>143</text:p>
          </table:table-cell>
          <table:table-cell office:value-type="string" table:style-name="ce7">
            <text:p>Proquatic Pond Restore</text:p>
          </table:table-cell>
          <table:table-cell office:value-type="string" table:style-name="ce5">
            <text:p>PT. Intervet Indonesia</text:p>
          </table:table-cell>
          <table:table-cell office:value-type="string" table:style-name="ce7">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4">
            <text:p>KKP RI I 2107537 PBC<text:s/></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Asam amino, Boron, Cobalt, Copper, Iron, Manganese, Nickel, Zinc, Air</text:p>
          </table:table-cell>
          <table:table-cell office:value-type="string" table:style-name="ce9">
            <text:p>- Membantu pada tahap persiapan tambak untuk membentuk dan memelihara kestabilan pertumbuhan alga dan kestabilan kualitas air;</text:p>
            <text:p>- Membantu seluruh proses budidaya dan selama persiapan tanah tambak untuk mengembalikan kualitas tanah yang baik dengan mengurangi penggumpalan tanah<text:s text:c="2"/></text:p>
          </table:table-cell>
          <table:table-cell office:value-type="date" office:date-value="2026-07-02T00:00:00" table:style-name="ce10">
            <text:p>2-Jul-2026</text:p>
          </table:table-cell>
          <table:table-cell office:value-type="float" office:value="602" table:formula="of:=[.N144]-TODAY()" table:style-name="ce11">
            <text:p>602</text:p>
          </table:table-cell>
          <table:table-cell office:value-type="string" office:string-value="Berlaku" table:formula="of:=IF([.O144]&gt;0;&quot;Berlaku&quot;;&quot;Kadaluarsa&quot;)" table:style-name="ce12">
            <text:p>Berlaku</text:p>
          </table:table-cell>
          <table:table-cell table:number-columns-repeated="16368"/>
        </table:table-row>
        <table:table-row table:style-name="ro16">
          <table:table-cell office:value-type="float" office:value="144" table:formula="of:=[.A144]+1" table:style-name="ce4">
            <text:p>144</text:p>
          </table:table-cell>
          <table:table-cell office:value-type="string" table:style-name="ce7">
            <text:p>Viguard*L</text:p>
          </table:table-cell>
          <table:table-cell office:value-type="string" table:style-name="ce7">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4">
            <text:p>KKP RI I 2107538 PBC<text:s/></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Asam Laurat, Asam Format, Oregano, Gliserin</text:p>
          </table:table-cell>
          <table:table-cell office:value-type="string" table:style-name="ce9">
            <text:p>Sebagai acidifier pada pakan ikan dan udang</text:p>
          </table:table-cell>
          <table:table-cell office:value-type="date" office:date-value="2026-07-02T00:00:00" table:style-name="ce10">
            <text:p>2-Jul-2026</text:p>
          </table:table-cell>
          <table:table-cell office:value-type="float" office:value="602" table:formula="of:=[.N145]-TODAY()" table:style-name="ce11">
            <text:p>602</text:p>
          </table:table-cell>
          <table:table-cell office:value-type="string" office:string-value="Berlaku" table:formula="of:=IF([.O145]&gt;0;&quot;Berlaku&quot;;&quot;Kadaluarsa&quot;)" table:style-name="ce12">
            <text:p>Berlaku</text:p>
          </table:table-cell>
          <table:table-cell table:number-columns-repeated="16368"/>
        </table:table-row>
        <table:table-row table:style-name="ro3">
          <table:table-cell office:value-type="float" office:value="145" table:formula="of:=[.A145]+1" table:style-name="ce4">
            <text:p>145</text:p>
          </table:table-cell>
          <table:table-cell office:value-type="string" table:style-name="ce5">
            <text:p>OXY-SAN Aquatic</text:p>
          </table:table-cell>
          <table:table-cell office:value-type="string" table:style-name="ce6">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108014-P2 FKS</text:p>
          </table:table-cell>
          <table:table-cell office:value-type="string" table:style-name="ce4">
            <text:p>Dalam Negeri</text:p>
          </table:table-cell>
          <table:table-cell office:value-type="string" table:style-name="ce4">
            <text:p>Obat Keras</text:p>
          </table:table-cell>
          <table:table-cell office:value-type="string" table:style-name="ce4">
            <text:p>Serbuk</text:p>
          </table:table-cell>
          <table:table-cell office:value-type="string" table:style-name="ce4">
            <text:p>Farmasetik</text:p>
          </table:table-cell>
          <table:table-cell office:value-type="string" table:style-name="ce5">
            <text:p>Oxytetracycline 400 mg/gr, Laktosa</text:p>
          </table:table-cell>
          <table:table-cell office:value-type="string" table:style-name="ce9">
            <text:p>Untuk mengobati penyakit bakterial pada ikan yang disebabkan oleh Aeromonas sp, Edwarsiella sp, Yersinia sp serta bakteri gram positif dan negatif lainnya yang peka terhadap oxytetracycline</text:p>
          </table:table-cell>
          <table:table-cell office:value-type="date" office:date-value="2026-08-02T00:00:00" table:style-name="ce10">
            <text:p>2-Aug-2026</text:p>
          </table:table-cell>
          <table:table-cell office:value-type="float" office:value="633" table:formula="of:=[.N146]-TODAY()" table:style-name="ce11">
            <text:p>633</text:p>
          </table:table-cell>
          <table:table-cell office:value-type="string" office:string-value="Berlaku" table:formula="of:=IF([.O146]&gt;0;&quot;Berlaku&quot;;&quot;Kadaluarsa&quot;)" table:style-name="ce12">
            <text:p>Berlaku</text:p>
          </table:table-cell>
          <table:table-cell table:number-columns-repeated="16368"/>
        </table:table-row>
        <table:table-row table:style-name="ro4">
          <table:table-cell office:value-type="float" office:value="146" table:formula="of:=[.A146]+1" table:style-name="ce4">
            <text:p>146</text:p>
          </table:table-cell>
          <table:table-cell office:value-type="string" table:style-name="ce5">
            <text:p>Aqua Omnicide</text:p>
          </table:table-cell>
          <table:table-cell office:value-type="string" table:style-name="ce6">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4">
            <text:p>KKP RI I 2108281-P1 FTC</text:p>
          </table:table-cell>
          <table:table-cell office:value-type="string" table:style-name="ce4">
            <text:p>Impor</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5">
            <text:p>Glutaraldehyde, Coco-benzyl dimethyl ammonium chloride (Coco-QAC), Phosphoric acid, Dye Blue, Perfume, Air</text:p>
          </table:table-cell>
          <table:table-cell office:value-type="string" table:style-name="ce9">
            <text:p>- Desinfektan spektrum lengkap untuk udang dan industri budidaya ikan;</text:p>
            <text:p>- Aktivitas spektrum luas;</text:p>
            <text:p>- Aktivitas residual yang terbukti;</text:p>
            <text:p>- Aktif dalam bahan organik;</text:p>
            <text:p>- Membasmi virus, bakteri dan fungi;</text:p>
            <text:p>- Tidak korosif terhadap permukaan setelah diencerkan.</text:p>
          </table:table-cell>
          <table:table-cell office:value-type="date" office:date-value="2026-08-02T00:00:00" table:style-name="ce10">
            <text:p>2-Aug-2026</text:p>
          </table:table-cell>
          <table:table-cell office:value-type="float" office:value="633" table:formula="of:=[.N147]-TODAY()" table:style-name="ce11">
            <text:p>633</text:p>
          </table:table-cell>
          <table:table-cell office:value-type="string" office:string-value="Berlaku" table:formula="of:=IF([.O147]&gt;0;&quot;Berlaku&quot;;&quot;Kadaluarsa&quot;)" table:style-name="ce12">
            <text:p>Berlaku</text:p>
          </table:table-cell>
          <table:table-cell table:number-columns-repeated="16368"/>
        </table:table-row>
        <table:table-row table:style-name="ro15">
          <table:table-cell office:value-type="float" office:value="147" table:formula="of:=[.A147]+1" table:style-name="ce4">
            <text:p>147</text:p>
          </table:table-cell>
          <table:table-cell office:value-type="string" table:style-name="ce5">
            <text:p>Aquavit C Stable</text:p>
          </table:table-cell>
          <table:table-cell office:value-type="string" table:style-name="ce6">
            <text:p>PT. Bahtera Adi Jaya</text:p>
          </table:table-cell>
          <table:table-cell office:value-type="string" table:style-name="ce9">
            <text:p>Kantor:</text:p>
            <text:p>Kawasan Industri Candi, Jl. Gatot Subroto Blok 19, Kav.35, Ngaliyan, Kota Semarang, Provinsi Jawa Tengah</text:p>
            <text:p/>
            <text:p>Branch Office:<text:s/></text:p>
            <text:p>Taman Tekno BSD City Sektor XI Blok G3 No.30, Tangerang Selatan, Provinsi Banten</text:p>
            <text:p/>
            <text:p>Gudang:<text:s/></text:p>
            <text:p>Industri Raya IV Blok AI No.54, Kawasan Industri Jatake, Pasar Kemis, Kab. Tangerang Selatan, Provinsi Selatan, Telp. (021) 75881901</text:p>
            <text:p/>
          </table:table-cell>
          <table:table-cell office:value-type="string" table:style-name="ce4">
            <text:p>Banten</text:p>
          </table:table-cell>
          <table:table-cell office:value-type="string" table:style-name="ce4">
            <text:p>Importir</text:p>
          </table:table-cell>
          <table:table-cell office:value-type="string" table:style-name="ce4">
            <text:p>KKP RI I 2108279-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L-ascorbic Acid, Sodium Tri Phospat, Kalsium Hidroksida, Sodium Bikarbonat, Air</text:p>
          </table:table-cell>
          <table:table-cell office:value-type="string" table:style-name="ce9">
            <text:p>Sebagai antidefisiensi vitamin C pada ikan dan udang</text:p>
          </table:table-cell>
          <table:table-cell office:value-type="date" office:date-value="2026-08-02T00:00:00" table:style-name="ce10">
            <text:p>2-Aug-2026</text:p>
          </table:table-cell>
          <table:table-cell office:value-type="float" office:value="633" table:formula="of:=[.N148]-TODAY()" table:style-name="ce11">
            <text:p>633</text:p>
          </table:table-cell>
          <table:table-cell office:value-type="string" office:string-value="Berlaku" table:formula="of:=IF([.O148]&gt;0;&quot;Berlaku&quot;;&quot;Kadaluarsa&quot;)" table:style-name="ce12">
            <text:p>Berlaku</text:p>
          </table:table-cell>
          <table:table-cell table:number-columns-repeated="16368"/>
        </table:table-row>
        <table:table-row table:style-name="ro15">
          <table:table-cell office:value-type="float" office:value="148" table:formula="of:=[.A148]+1" table:style-name="ce4">
            <text:p>148</text:p>
          </table:table-cell>
          <table:table-cell office:value-type="string" table:style-name="ce5">
            <text:p>Bacti-Nil Aqua<text:s/></text:p>
          </table:table-cell>
          <table:table-cell office:value-type="string" table:style-name="ce6">
            <text:p>PT. Bahtera Adi Jaya</text:p>
          </table:table-cell>
          <table:table-cell office:value-type="string" table:style-name="ce9">
            <text:p>Kantor:</text:p>
            <text:p>Kawasan Industri Candi, Jl. Gatot Subroto Blok 19, Kav.35, Ngaliyan, Kota Semarang, Provinsi Jawa Tengah</text:p>
            <text:p/>
            <text:p>Branch Office:<text:s/></text:p>
            <text:p>Taman Tekno BSD City Sektor XI Blok G3 No.30, Tangerang Selatan, Provinsi Banten</text:p>
            <text:p/>
            <text:p>Gudang:<text:s/></text:p>
            <text:p>Industri Raya IV Blok AI No.54, Kawasan Industri Jatake, Pasar Kemis, Kab. Tangerang Selatan, Provinsi Selatan, Telp. (021) 75881901</text:p>
            <text:p/>
          </table:table-cell>
          <table:table-cell office:value-type="string" table:style-name="ce4">
            <text:p>Banten</text:p>
          </table:table-cell>
          <table:table-cell office:value-type="string" table:style-name="ce4">
            <text:p>Importir</text:p>
          </table:table-cell>
          <table:table-cell office:value-type="string" table:style-name="ce4">
            <text:p>KKP RI I 2108539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Asam Format, Asam Propionat, Asam Kaprat, Asam Kaprilat, Asam Silikat, Amonia, Asam Sorbat</text:p>
          </table:table-cell>
          <table:table-cell office:value-type="string" table:style-name="ce9">
            <text:p>Sebagai acidifier pada pakan ikan dan udang</text:p>
          </table:table-cell>
          <table:table-cell office:value-type="date" office:date-value="2026-08-02T00:00:00" table:style-name="ce10">
            <text:p>2-Aug-2026</text:p>
          </table:table-cell>
          <table:table-cell office:value-type="float" office:value="633" table:formula="of:=[.N149]-TODAY()" table:style-name="ce11">
            <text:p>633</text:p>
          </table:table-cell>
          <table:table-cell office:value-type="string" office:string-value="Berlaku" table:formula="of:=IF([.O149]&gt;0;&quot;Berlaku&quot;;&quot;Kadaluarsa&quot;)" table:style-name="ce12">
            <text:p>Berlaku</text:p>
          </table:table-cell>
          <table:table-cell table:number-columns-repeated="16368"/>
        </table:table-row>
        <table:table-row table:style-name="ro21">
          <table:table-cell office:value-type="float" office:value="149" table:formula="of:=[.A149]+1" table:style-name="ce4">
            <text:p>149</text:p>
          </table:table-cell>
          <table:table-cell office:value-type="string" table:style-name="ce5">
            <text:p>Immuno Plus 200</text:p>
          </table:table-cell>
          <table:table-cell office:value-type="string" table:style-name="ce6">
            <text:p>PT. Satwa Medika Utama</text:p>
          </table:table-cell>
          <table:table-cell office:value-type="string" table:style-name="ce7">
            <text:p>Kantor:</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4">
            <text:p>KKP RI D 2108540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E, B1, B2, B6, B12, L-Lysine, Nicotinic Acid, Folic Acid, Cholin Chloride, DL-Methionine, Zinc Sulphate Monohydrate, Ferrous Sulphate Monohydrate, Sodium Selenite, Kalium Iodide, Kalsium Karbonat</text:p>
          </table:table-cell>
          <table:table-cell office:value-type="string" table:style-name="ce9">
            <text:p>Sebagai suplemen vitamin, mineral dan asam amino pada ikan</text:p>
          </table:table-cell>
          <table:table-cell office:value-type="date" office:date-value="2026-08-02T00:00:00" table:style-name="ce10">
            <text:p>2-Aug-2026</text:p>
          </table:table-cell>
          <table:table-cell office:value-type="float" office:value="633" table:formula="of:=[.N150]-TODAY()" table:style-name="ce11">
            <text:p>633</text:p>
          </table:table-cell>
          <table:table-cell office:value-type="string" office:string-value="Berlaku" table:formula="of:=IF([.O150]&gt;0;&quot;Berlaku&quot;;&quot;Kadaluarsa&quot;)" table:style-name="ce12">
            <text:p>Berlaku</text:p>
          </table:table-cell>
          <table:table-cell table:number-columns-repeated="16368"/>
        </table:table-row>
        <table:table-row table:style-name="ro4">
          <table:table-cell office:value-type="float" office:value="150" table:formula="of:=[.A150]+1" table:style-name="ce4">
            <text:p>150</text:p>
          </table:table-cell>
          <table:table-cell office:value-type="string" table:style-name="ce5">
            <text:p>SP V5</text:p>
          </table:table-cell>
          <table:table-cell office:value-type="string" table:style-name="ce15">
            <text:p>PT. SHS International</text:p>
          </table:table-cell>
          <table:table-cell office:value-type="string" table:style-name="ce6">
            <text:p>Maspion Plaza Lantai 10, Jl. Gunung Sahari Raya No. 18, Pademangan Barat, Jakarta Pusat, Telp/Fax: (021) 64700968</text:p>
          </table:table-cell>
          <table:table-cell office:value-type="string" table:style-name="ce4">
            <text:p>DKI Jakarta</text:p>
          </table:table-cell>
          <table:table-cell office:value-type="string" table:style-name="ce4">
            <text:p>Importir</text:p>
          </table:table-cell>
          <table:table-cell office:value-type="string" table:style-name="ce4">
            <text:p>KKP RI I 2109283-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D3, E, K3, B1, B2, B6, B12, Niacin, Folic Acid, Pantothenic Acid, <text:s/>Biotin, Inositol, Rice husk</text:p>
          </table:table-cell>
          <table:table-cell office:value-type="string" table:style-name="ce9">
            <text:p>Sebagai feed supplement untuk udang</text:p>
          </table:table-cell>
          <table:table-cell office:value-type="date" office:date-value="2026-09-01T00:00:00" table:style-name="ce10">
            <text:p>1-Sep-2026</text:p>
          </table:table-cell>
          <table:table-cell office:value-type="float" office:value="663" table:formula="of:=[.N151]-TODAY()" table:style-name="ce11">
            <text:p>663</text:p>
          </table:table-cell>
          <table:table-cell office:value-type="string" office:string-value="Berlaku" table:formula="of:=IF([.O151]&gt;0;&quot;Berlaku&quot;;&quot;Kadaluarsa&quot;)" table:style-name="ce12">
            <text:p>Berlaku</text:p>
          </table:table-cell>
          <table:table-cell table:number-columns-repeated="16368"/>
        </table:table-row>
        <table:table-row table:style-name="ro4">
          <table:table-cell office:value-type="float" office:value="151" table:formula="of:=[.A151]+1" table:style-name="ce4">
            <text:p>151</text:p>
          </table:table-cell>
          <table:table-cell office:value-type="string" table:style-name="ce5">
            <text:p>SP FV1</text:p>
          </table:table-cell>
          <table:table-cell office:value-type="string" table:style-name="ce15">
            <text:p>PT. SHS International</text:p>
          </table:table-cell>
          <table:table-cell office:value-type="string" table:style-name="ce6">
            <text:p>Maspion Plaza Lantai 10, Jl. Gunung Sahari Raya No. 18, Pademangan Barat, Jakarta Pusat, Telp/Fax: (021) 64700968</text:p>
          </table:table-cell>
          <table:table-cell office:value-type="string" table:style-name="ce4">
            <text:p>DKI Jakarta</text:p>
          </table:table-cell>
          <table:table-cell office:value-type="string" table:style-name="ce4">
            <text:p>Importir</text:p>
          </table:table-cell>
          <table:table-cell office:value-type="string" table:style-name="ce4">
            <text:p>KKP RI I 2109284-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D3, E, K3, B1, B2, B6, B12, Niacin, Folic Acid, Pantothenic Acid, <text:s/>Biotin, Inositol, DL-Methionine, Rice husk</text:p>
          </table:table-cell>
          <table:table-cell office:value-type="string" table:style-name="ce9">
            <text:p>Sebagai feed supplement untuk ikan</text:p>
          </table:table-cell>
          <table:table-cell office:value-type="date" office:date-value="2026-09-01T00:00:00" table:style-name="ce10">
            <text:p>1-Sep-2026</text:p>
          </table:table-cell>
          <table:table-cell office:value-type="float" office:value="663" table:formula="of:=[.N152]-TODAY()" table:style-name="ce11">
            <text:p>663</text:p>
          </table:table-cell>
          <table:table-cell office:value-type="string" office:string-value="Berlaku" table:formula="of:=IF([.O152]&gt;0;&quot;Berlaku&quot;;&quot;Kadaluarsa&quot;)" table:style-name="ce12">
            <text:p>Berlaku</text:p>
          </table:table-cell>
          <table:table-cell table:number-columns-repeated="16368"/>
        </table:table-row>
        <table:table-row table:style-name="ro4">
          <table:table-cell office:value-type="float" office:value="152" table:formula="of:=[.A152]+1" table:style-name="ce4">
            <text:p>152</text:p>
          </table:table-cell>
          <table:table-cell office:value-type="string" table:style-name="ce5">
            <text:p>Aquavac Strep<text:s/><text:span text:style-name="T4">Si</text:span></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4">
            <text:p>KKP RI I 2109041-P2 BKC</text:p>
          </table:table-cell>
          <table:table-cell office:value-type="string" table:style-name="ce4">
            <text:p>Impor</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20">
            <text:p><text:span text:style-name="T1"><text:s/>1x10^10 sel bakteri/ml<text:s/></text:span>Streptococcus Iniae<text:s/><text:span text:style-name="T1">SB 430</text:span></text:p>
          </table:table-cell>
          <table:table-cell office:value-type="string" table:style-name="ce9">
            <text:p>Imunisasi aktif untuk spesies ikan yang rentan terhadap Streptococcocis akibat Streptococcus iniae</text:p>
          </table:table-cell>
          <table:table-cell office:value-type="date" office:date-value="2026-09-01T00:00:00" table:style-name="ce10">
            <text:p>1-Sep-2026</text:p>
          </table:table-cell>
          <table:table-cell office:value-type="float" office:value="663" table:formula="of:=[.N153]-TODAY()" table:style-name="ce11">
            <text:p>663</text:p>
          </table:table-cell>
          <table:table-cell office:value-type="string" office:string-value="Berlaku" table:formula="of:=IF([.O153]&gt;0;&quot;Berlaku&quot;;&quot;Kadaluarsa&quot;)" table:style-name="ce12">
            <text:p>Berlaku</text:p>
          </table:table-cell>
          <table:table-cell table:number-columns-repeated="16368"/>
        </table:table-row>
        <table:table-row table:style-name="ro15">
          <table:table-cell office:value-type="float" office:value="153" table:formula="of:=[.A153]+1" table:style-name="ce4">
            <text:p>153</text:p>
          </table:table-cell>
          <table:table-cell office:value-type="string" table:style-name="ce5">
            <text:p>Sanacore® GM</text:p>
          </table:table-cell>
          <table:table-cell office:value-type="string" table:style-name="ce6">
            <text:p>PT. Bahtera Adi Jaya</text:p>
          </table:table-cell>
          <table:table-cell office:value-type="string" table:style-name="ce9">
            <text:p>Kantor:</text:p>
            <text:p>Kawasan Industri Candi, Jl. Gatot Subroto Blok 19, Kav.35, Ngaliyan, Kota Semarang, Provinsi Jawa Tengah</text:p>
            <text:p/>
            <text:p>Branch Office:<text:s/></text:p>
            <text:p>Taman Tekno BSD City Sektor XI Blok G3 No.30, Tangerang Selatan, Provinsi Banten</text:p>
            <text:p/>
            <text:p>Gudang:<text:s/></text:p>
            <text:p>Industri Raya IV Blok AI No.54, Kawasan Industri Jatake, Pasar Kemis, Kab. Tangerang Selatan, Provinsi Selatan, Telp. (021) 75881901</text:p>
            <text:p/>
          </table:table-cell>
          <table:table-cell office:value-type="string" table:style-name="ce4">
            <text:p>Banten</text:p>
          </table:table-cell>
          <table:table-cell office:value-type="string" table:style-name="ce4">
            <text:p>Importir</text:p>
          </table:table-cell>
          <table:table-cell office:value-type="string" table:style-name="ce8">
            <text:p>KKP RI I 2109274-P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Yeast inaktif (dinding sel yeast), asam kaprat, asam kaprilat, Asam Silika, Presipitat, Kalsium Karbonat, Kalsium Propionat, Rosemary</text:p>
          </table:table-cell>
          <table:table-cell office:value-type="string" table:style-name="ce9">
            <text:p>- Menghambat pertumbuhan Vibrio spp;</text:p>
            <text:p>- Meningkatkan pertumbuhan berat badan</text:p>
          </table:table-cell>
          <table:table-cell office:value-type="date" office:date-value="2026-09-01T00:00:00" table:style-name="ce10">
            <text:p>1-Sep-2026</text:p>
          </table:table-cell>
          <table:table-cell office:value-type="float" office:value="663" table:formula="of:=[.N154]-TODAY()" table:style-name="ce11">
            <text:p>663</text:p>
          </table:table-cell>
          <table:table-cell office:value-type="string" office:string-value="Berlaku" table:formula="of:=IF([.O154]&gt;0;&quot;Berlaku&quot;;&quot;Kadaluarsa&quot;)" table:style-name="ce12">
            <text:p>Berlaku</text:p>
          </table:table-cell>
          <table:table-cell table:number-columns-repeated="16368"/>
        </table:table-row>
        <table:table-row table:style-name="ro15">
          <table:table-cell office:value-type="float" office:value="154" table:formula="of:=[.A154]+1" table:style-name="ce4">
            <text:p>154</text:p>
          </table:table-cell>
          <table:table-cell office:value-type="string" table:style-name="ce9">
            <text:p>Aquabite</text:p>
          </table:table-cell>
          <table:table-cell office:value-type="string" table:style-name="ce6">
            <text:p>PT. Bahtera Adi Jaya</text:p>
          </table:table-cell>
          <table:table-cell office:value-type="string" table:style-name="ce9">
            <text:p>Kantor:</text:p>
            <text:p>Kawasan Industri Candi, Jl. Gatot Subroto Blok 19, Kav.35, Ngaliyan, Kota Semarang, Provinsi Jawa Tengah</text:p>
            <text:p/>
            <text:p>Branch Office:<text:s/></text:p>
            <text:p>Taman Tekno BSD City Sektor XI Blok G3 No.30, Tangerang Selatan, Provinsi Banten</text:p>
            <text:p/>
            <text:p>Gudang:<text:s/></text:p>
            <text:p>Industri Raya IV Blok AI No.54, Kawasan Industri Jatake, Pasar Kemis, Kab. Tangerang Selatan, Provinsi Selatan, Telp. (021) 75881901</text:p>
            <text:p/>
          </table:table-cell>
          <table:table-cell office:value-type="string" table:style-name="ce4">
            <text:p>Banten</text:p>
          </table:table-cell>
          <table:table-cell office:value-type="string" table:style-name="ce4">
            <text:p>Importir</text:p>
          </table:table-cell>
          <table:table-cell office:value-type="string" table:style-name="ce8">
            <text:p>KKP RI I 210954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Protein ikan terhidrolisis 100%</text:p>
            <text:p>(Analisa terjamin: Protein 68,5%, Kelembaban 7,2%, Kadar abu 8,5%)</text:p>
          </table:table-cell>
          <table:table-cell office:value-type="string" table:style-name="ce9">
            <text:p>Meningkatkan pertumbuhan ikan dan udang</text:p>
          </table:table-cell>
          <table:table-cell office:value-type="date" office:date-value="2026-09-01T00:00:00" table:style-name="ce10">
            <text:p>1-Sep-2026</text:p>
          </table:table-cell>
          <table:table-cell office:value-type="float" office:value="663" table:formula="of:=[.N155]-TODAY()" table:style-name="ce11">
            <text:p>663</text:p>
          </table:table-cell>
          <table:table-cell office:value-type="string" office:string-value="Berlaku" table:formula="of:=IF([.O155]&gt;0;&quot;Berlaku&quot;;&quot;Kadaluarsa&quot;)" table:style-name="ce12">
            <text:p>Berlaku</text:p>
          </table:table-cell>
          <table:table-cell table:number-columns-repeated="16368"/>
        </table:table-row>
        <table:table-row table:style-name="ro4">
          <table:table-cell office:value-type="float" office:value="155" table:formula="of:=[.A155]+1" table:style-name="ce4">
            <text:p>155</text:p>
          </table:table-cell>
          <table:table-cell office:value-type="string" table:style-name="ce7">
            <text:p>FRS MIN TRF 1.0</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4">
            <text:p>KKP RI D 2109542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Iron, Copper, Zinc, Manganese, Selenium, Iodine, Cobalt, Calcium Carbonate</text:p>
          </table:table-cell>
          <table:table-cell office:value-type="string" table:style-name="ce9">
            <text:p>Sebagai feed supplement untuk ikan</text:p>
          </table:table-cell>
          <table:table-cell office:value-type="date" office:date-value="2026-09-01T00:00:00" table:style-name="ce10">
            <text:p>1-Sep-2026</text:p>
          </table:table-cell>
          <table:table-cell office:value-type="float" office:value="663" table:formula="of:=[.N156]-TODAY()" table:style-name="ce11">
            <text:p>663</text:p>
          </table:table-cell>
          <table:table-cell office:value-type="string" office:string-value="Berlaku" table:formula="of:=IF([.O156]&gt;0;&quot;Berlaku&quot;;&quot;Kadaluarsa&quot;)" table:style-name="ce12">
            <text:p>Berlaku</text:p>
          </table:table-cell>
          <table:table-cell table:number-columns-repeated="16368"/>
        </table:table-row>
        <table:table-row table:style-name="ro4">
          <table:table-cell office:value-type="float" office:value="156" table:formula="of:=[.A156]+1" table:style-name="ce4">
            <text:p>156</text:p>
          </table:table-cell>
          <table:table-cell office:value-type="string" table:style-name="ce7">
            <text:p>SHP MIN TRF 1.5</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9543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Iron, Copper, Zinc, Manganese, Selenium, Iodine, Cobalt, Magnesium, Calcium Carbonate</text:p>
          </table:table-cell>
          <table:table-cell office:value-type="string" table:style-name="ce9">
            <text:p>Sebagai feed supplement untuk udang</text:p>
          </table:table-cell>
          <table:table-cell office:value-type="date" office:date-value="2026-09-01T00:00:00" table:style-name="ce10">
            <text:p>1-Sep-2026</text:p>
          </table:table-cell>
          <table:table-cell office:value-type="float" office:value="663" table:formula="of:=[.N157]-TODAY()" table:style-name="ce11">
            <text:p>663</text:p>
          </table:table-cell>
          <table:table-cell office:value-type="string" office:string-value="Berlaku" table:formula="of:=IF([.O157]&gt;0;&quot;Berlaku&quot;;&quot;Kadaluarsa&quot;)" table:style-name="ce12">
            <text:p>Berlaku</text:p>
          </table:table-cell>
          <table:table-cell table:number-columns-repeated="16368"/>
        </table:table-row>
        <table:table-row table:style-name="ro4">
          <table:table-cell office:value-type="float" office:value="157" table:formula="of:=[.A157]+1" table:style-name="ce4">
            <text:p>157</text:p>
          </table:table-cell>
          <table:table-cell office:value-type="string" table:style-name="ce7">
            <text:p>FRS VIT TRF 1.0</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954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K3, B1, B2, B6, B12, Pantothenic Acid, Niacinamide, Biotin, Folic Acid, Antioxidant (BHA dan BHT), Calcium Carbonate</text:p>
          </table:table-cell>
          <table:table-cell office:value-type="string" table:style-name="ce9">
            <text:p>Sebagai feed supplement untuk ikan</text:p>
          </table:table-cell>
          <table:table-cell office:value-type="date" office:date-value="2026-09-01T00:00:00" table:style-name="ce10">
            <text:p>1-Sep-2026</text:p>
          </table:table-cell>
          <table:table-cell office:value-type="float" office:value="663" table:formula="of:=[.N158]-TODAY()" table:style-name="ce11">
            <text:p>663</text:p>
          </table:table-cell>
          <table:table-cell office:value-type="string" office:string-value="Berlaku" table:formula="of:=IF([.O158]&gt;0;&quot;Berlaku&quot;;&quot;Kadaluarsa&quot;)" table:style-name="ce12">
            <text:p>Berlaku</text:p>
          </table:table-cell>
          <table:table-cell table:number-columns-repeated="16368"/>
        </table:table-row>
        <table:table-row table:style-name="ro4">
          <table:table-cell office:value-type="float" office:value="158" table:formula="of:=[.A158]+1" table:style-name="ce4">
            <text:p>158</text:p>
          </table:table-cell>
          <table:table-cell office:value-type="string" table:style-name="ce7">
            <text:p>SHP VIT TRF 1.5</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9545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3, E, K3, B1, B2, B6, B12, Pantothenic Acid, Niacinamide, Biotin, Folic Acid, Inositol, Antioxidant (BHA dan BHT), Calcium Carbonate</text:p>
          </table:table-cell>
          <table:table-cell office:value-type="string" table:style-name="ce9">
            <text:p>Sebagai feed supplement untuk udang</text:p>
          </table:table-cell>
          <table:table-cell office:value-type="date" office:date-value="2026-09-01T00:00:00" table:style-name="ce10">
            <text:p>1-Sep-2026</text:p>
          </table:table-cell>
          <table:table-cell office:value-type="float" office:value="663" table:formula="of:=[.N159]-TODAY()" table:style-name="ce11">
            <text:p>663</text:p>
          </table:table-cell>
          <table:table-cell office:value-type="string" office:string-value="Berlaku" table:formula="of:=IF([.O159]&gt;0;&quot;Berlaku&quot;;&quot;Kadaluarsa&quot;)" table:style-name="ce12">
            <text:p>Berlaku</text:p>
          </table:table-cell>
          <table:table-cell table:number-columns-repeated="16368"/>
        </table:table-row>
        <table:table-row table:style-name="ro22">
          <table:table-cell office:value-type="float" office:value="159" table:formula="of:=[.A159]+1" table:style-name="ce4">
            <text:p>159</text:p>
          </table:table-cell>
          <table:table-cell office:value-type="string" table:style-name="ce7">
            <text:p>Bio Ferm</text:p>
          </table:table-cell>
          <table:table-cell office:value-type="string" table:style-name="ce6">
            <text:p>CV. Surya Nusantara Sejati</text:p>
          </table:table-cell>
          <table:table-cell office:value-type="string" table:style-name="ce9">
            <text:p>Jl. Babatan Pilang X Blok C-1 No.37, Kel. Babatan, Kec. Wiyung, Kota Surabaya, Provinsi Jawa Timur, Telp/Fax: (031) 7531048/ (031) 7523374.</text:p>
            <text:p>Produsen Asal:</text:p>
            <text:p>Jade &amp; Gold Agriculture Products Co., Ltd</text:p>
            <text:p>Alamat:</text:p>
            <text:p>(No. 258, Zhongzheng Rd., Xinhua District, Tainan City 712, Taiwan. Telp: +886 960216967)</text:p>
          </table:table-cell>
          <table:table-cell office:value-type="string" table:style-name="ce4">
            <text:p>Jawa Timur</text:p>
          </table:table-cell>
          <table:table-cell office:value-type="string" table:style-name="ce4">
            <text:p>Importir</text:p>
          </table:table-cell>
          <table:table-cell office:value-type="string" table:style-name="ce8">
            <text:p>KKP RI I 2109546 Pb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9">
            <text:p>Bacillus Subtilis min.1x10^7 CFU/gr, Lactobacillus Rhamnosus min.1x10^7 CFU/gr, Lactobacillus Plantarum min.1x10^7 CFU/gr<text:s/></text:p>
          </table:table-cell>
          <table:table-cell office:value-type="string" table:style-name="ce9">
            <text:p>Sebagai probiotik untuk udang</text:p>
          </table:table-cell>
          <table:table-cell office:value-type="date" office:date-value="2026-09-01T00:00:00" table:style-name="ce10">
            <text:p>1-Sep-2026</text:p>
          </table:table-cell>
          <table:table-cell office:value-type="float" office:value="663" table:formula="of:=[.N160]-TODAY()" table:style-name="ce11">
            <text:p>663</text:p>
          </table:table-cell>
          <table:table-cell office:value-type="string" office:string-value="Berlaku" table:formula="of:=IF([.O160]&gt;0;&quot;Berlaku&quot;;&quot;Kadaluarsa&quot;)" table:style-name="ce12">
            <text:p>Berlaku</text:p>
          </table:table-cell>
          <table:table-cell table:number-columns-repeated="16368"/>
        </table:table-row>
        <table:table-row table:style-name="ro5">
          <table:table-cell office:value-type="float" office:value="160" table:formula="of:=[.A160]+1" table:style-name="ce4">
            <text:p>160</text:p>
          </table:table-cell>
          <table:table-cell office:value-type="string" table:style-name="ce5">
            <text:p>Proterra<text:s/></text:p>
          </table:table-cell>
          <table:table-cell office:value-type="string" table:style-name="ce5">
            <text:p>PT. Higo Resource System</text:p>
          </table:table-cell>
          <table:table-cell office:value-type="string" table:style-name="ce7">
            <text:p>Jl. Raya Parung Gunung Sindur Rt.003 Rw. 001, Kel. Pedurenan, Kec. Gunung Sindur, Kab.Bogor, Provinsi Jawa Barat</text:p>
          </table:table-cell>
          <table:table-cell office:value-type="string" table:style-name="ce8">
            <text:p>Jawa Barat</text:p>
          </table:table-cell>
          <table:table-cell office:value-type="string" table:style-name="ce8">
            <text:p>Produsen</text:p>
          </table:table-cell>
          <table:table-cell office:value-type="string" table:style-name="ce14">
            <text:p>KKP RI D 2109249-P1 PbBS</text:p>
          </table:table-cell>
          <table:table-cell office:value-type="string" table:style-name="ce1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sp (B. Subtilis dan B. Licheniformis) min. 2x10^9 CFU/gram, Aspergillus Oryzae min. 1x10^7 CFU/gram</text:p>
          </table:table-cell>
          <table:table-cell office:value-type="string" table:style-name="ce9">
            <text:p><text:s/>Menjaga kestabilan amonia pada media pemeliharaan</text:p>
          </table:table-cell>
          <table:table-cell office:value-type="date" office:date-value="2026-09-29T00:00:00" table:style-name="ce10">
            <text:p>29-Sep-2026</text:p>
          </table:table-cell>
          <table:table-cell office:value-type="float" office:value="691" table:formula="of:=[.N161]-TODAY()" table:style-name="ce11">
            <text:p>691</text:p>
          </table:table-cell>
          <table:table-cell office:value-type="string" office:string-value="Berlaku" table:formula="of:=IF([.O161]&gt;0;&quot;Berlaku&quot;;&quot;Kadaluarsa&quot;)" table:style-name="ce12">
            <text:p>Berlaku</text:p>
          </table:table-cell>
          <table:table-cell table:number-columns-repeated="16368"/>
        </table:table-row>
        <table:table-row table:style-name="ro5">
          <table:table-cell office:value-type="float" office:value="161" table:formula="of:=[.A161]+1" table:style-name="ce4">
            <text:p>161</text:p>
          </table:table-cell>
          <table:table-cell office:value-type="string" table:style-name="ce5">
            <text:p>EM 4 Untuk Perikanan dan Tambak</text:p>
          </table:table-cell>
          <table:table-cell office:value-type="string" table:style-name="ce5">
            <text:p>PT. Songgolangit Persada</text:p>
          </table:table-cell>
          <table:table-cell office:value-type="string" table:style-name="ce7">
            <text:p>Br. Teben, Desa Bengkel, Kecamatan Busungbiu, Kabupaten Buleleng, Provinsi Bali-81154</text:p>
          </table:table-cell>
          <table:table-cell office:value-type="string" table:style-name="ce8">
            <text:p>Bali</text:p>
          </table:table-cell>
          <table:table-cell office:value-type="string" table:style-name="ce8">
            <text:p>Produsen</text:p>
          </table:table-cell>
          <table:table-cell office:value-type="string" table:style-name="ce4">
            <text:p>KKP RI D 2109179-P1 P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6">
            <text:p>Lactobacillus Casei ≥10^6 CFU/ml, Sacharomyces Cerevisiae ≥10^6 CFU/ml, Molase, Air</text:p>
          </table:table-cell>
          <table:table-cell office:value-type="string" table:style-name="ce9">
            <text:p>- Memperbaiki mutu air tambak;</text:p>
            <text:p>- Menguraikan bahan-bahan sisa pakan, kotoran ikan/udang menjadi senyawa oragnik bermanfaat;</text:p>
            <text:p>- Menekan mikroorganisme patogen;</text:p>
            <text:p>- Membantu meninkakan kualitas dan kuantitas produksi ikan atau udang;</text:p>
            <text:p>- Menekan hama dan penyakit yang ada di dalam tambak</text:p>
          </table:table-cell>
          <table:table-cell office:value-type="date" office:date-value="2026-09-29T00:00:00" table:style-name="ce10">
            <text:p>29-Sep-2026</text:p>
          </table:table-cell>
          <table:table-cell office:value-type="float" office:value="691" table:formula="of:=[.N162]-TODAY()" table:style-name="ce11">
            <text:p>691</text:p>
          </table:table-cell>
          <table:table-cell office:value-type="string" office:string-value="Berlaku" table:formula="of:=IF([.O162]&gt;0;&quot;Berlaku&quot;;&quot;Kadaluarsa&quot;)" table:style-name="ce12">
            <text:p>Berlaku</text:p>
          </table:table-cell>
          <table:table-cell table:number-columns-repeated="16368"/>
        </table:table-row>
        <table:table-row table:style-name="ro4">
          <table:table-cell office:value-type="float" office:value="162" table:formula="of:=[.A162]+1" table:style-name="ce4">
            <text:p>162</text:p>
          </table:table-cell>
          <table:table-cell office:value-type="string" table:style-name="ce7">
            <text:p>Nutricool</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9547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etain 758.880 mg, Calcium Stearate 50 gr, Calcium Carbonate</text:p>
          </table:table-cell>
          <table:table-cell office:value-type="string" table:style-name="ce9">
            <text:p>Sebagai feed additive untuk ikan</text:p>
          </table:table-cell>
          <table:table-cell office:value-type="date" office:date-value="2026-09-29T00:00:00" table:style-name="ce10">
            <text:p>29-Sep-2026</text:p>
          </table:table-cell>
          <table:table-cell office:value-type="float" office:value="691" table:formula="of:=[.N163]-TODAY()" table:style-name="ce11">
            <text:p>691</text:p>
          </table:table-cell>
          <table:table-cell office:value-type="string" office:string-value="Berlaku" table:formula="of:=IF([.O163]&gt;0;&quot;Berlaku&quot;;&quot;Kadaluarsa&quot;)" table:style-name="ce12">
            <text:p>Berlaku</text:p>
          </table:table-cell>
          <table:table-cell table:number-columns-repeated="16368"/>
        </table:table-row>
        <table:table-row table:style-name="ro4">
          <table:table-cell office:value-type="float" office:value="163" table:formula="of:=[.A163]+1" table:style-name="ce4">
            <text:p>163</text:p>
          </table:table-cell>
          <table:table-cell office:value-type="string" table:style-name="ce7">
            <text:p>AquaCare Mineral <text:s/>Balance</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954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gnesium 90 gr, Kalsium 30 gr, Potasium 30 gr, Zeolite</text:p>
          </table:table-cell>
          <table:table-cell office:value-type="string" table:style-name="ce9">
            <text:p>Sebagai suplemen mineral untuk air kolam</text:p>
          </table:table-cell>
          <table:table-cell office:value-type="date" office:date-value="2026-09-29T00:00:00" table:style-name="ce10">
            <text:p>29-Sep-2026</text:p>
          </table:table-cell>
          <table:table-cell office:value-type="float" office:value="691" table:formula="of:=[.N164]-TODAY()" table:style-name="ce11">
            <text:p>691</text:p>
          </table:table-cell>
          <table:table-cell office:value-type="string" office:string-value="Berlaku" table:formula="of:=IF([.O164]&gt;0;&quot;Berlaku&quot;;&quot;Kadaluarsa&quot;)" table:style-name="ce12">
            <text:p>Berlaku</text:p>
          </table:table-cell>
          <table:table-cell table:number-columns-repeated="16368"/>
        </table:table-row>
        <table:table-row table:style-name="ro19">
          <table:table-cell office:value-type="float" office:value="164" table:formula="of:=[.A164]+1" table:style-name="ce4">
            <text:p>164</text:p>
          </table:table-cell>
          <table:table-cell office:value-type="string" table:style-name="ce9">
            <text:p>PX MIN FRS 0.2% NWH</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s/></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10954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gnesium 52,5 gr, Iron 77.910 mg, Copper 2.940 mg, Zinc 34.650 mg, Manganese 12.759,6 mg, Selenium 250 mg, Iodine 1.000 mg, Cobalt 150 mg, Antioxidant (BHT) 2.000 mg, Calcium Carbonate</text:p>
          </table:table-cell>
          <table:table-cell office:value-type="string" table:style-name="ce9">
            <text:p>Sebagai feed supplement untuk ikan air tawar</text:p>
          </table:table-cell>
          <table:table-cell office:value-type="date" office:date-value="2026-09-29T00:00:00" table:style-name="ce10">
            <text:p>29-Sep-2026</text:p>
          </table:table-cell>
          <table:table-cell office:value-type="float" office:value="691" table:formula="of:=[.N165]-TODAY()" table:style-name="ce11">
            <text:p>691</text:p>
          </table:table-cell>
          <table:table-cell office:value-type="string" office:string-value="Berlaku" table:formula="of:=IF([.O165]&gt;0;&quot;Berlaku&quot;;&quot;Kadaluarsa&quot;)" table:style-name="ce12">
            <text:p>Berlaku</text:p>
          </table:table-cell>
          <table:table-cell table:number-columns-repeated="16368"/>
        </table:table-row>
        <table:table-row table:style-name="ro11">
          <table:table-cell office:value-type="float" office:value="165" table:formula="of:=[.A165]+1" table:style-name="ce4">
            <text:p>165</text:p>
          </table:table-cell>
          <table:table-cell office:value-type="string" table:style-name="ce7">
            <text:p>Rovimix Folic 80 SD</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10955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Asam Folat (800 mg), Maltodextrin (200 mg)</text:p>
          </table:table-cell>
          <table:table-cell office:value-type="string" table:style-name="ce9">
            <text:p>Sebagai feed additive untuk ikan dan udang</text:p>
          </table:table-cell>
          <table:table-cell office:value-type="date" office:date-value="2026-09-29T00:00:00" table:style-name="ce10">
            <text:p>29-Sep-2026</text:p>
          </table:table-cell>
          <table:table-cell office:value-type="float" office:value="691" table:formula="of:=[.N166]-TODAY()" table:style-name="ce11">
            <text:p>691</text:p>
          </table:table-cell>
          <table:table-cell office:value-type="string" office:string-value="Berlaku" table:formula="of:=IF([.O166]&gt;0;&quot;Berlaku&quot;;&quot;Kadaluarsa&quot;)" table:style-name="ce12">
            <text:p>Berlaku</text:p>
          </table:table-cell>
          <table:table-cell table:number-columns-repeated="16368"/>
        </table:table-row>
        <table:table-row table:style-name="ro11">
          <table:table-cell office:value-type="float" office:value="166" table:formula="of:=[.A166]+1" table:style-name="ce4">
            <text:p>166</text:p>
          </table:table-cell>
          <table:table-cell office:value-type="string" table:style-name="ce7">
            <text:p>Rovimax HB Ultra</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10955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E (50%), Vitamin C (35%), Crude Protein (75%), Silicon Dioxide (97%), Ethoxyquine (66,6%), Rice Hulls, Calcium Carbonate</text:p>
          </table:table-cell>
          <table:table-cell office:value-type="string" table:style-name="ce9">
            <text:p>Sebagai feed supplement untuk udang</text:p>
          </table:table-cell>
          <table:table-cell office:value-type="date" office:date-value="2026-09-29T00:00:00" table:style-name="ce10">
            <text:p>29-Sep-2026</text:p>
          </table:table-cell>
          <table:table-cell office:value-type="float" office:value="691" table:formula="of:=[.N167]-TODAY()" table:style-name="ce11">
            <text:p>691</text:p>
          </table:table-cell>
          <table:table-cell office:value-type="string" office:string-value="Berlaku" table:formula="of:=IF([.O167]&gt;0;&quot;Berlaku&quot;;&quot;Kadaluarsa&quot;)" table:style-name="ce12">
            <text:p>Berlaku</text:p>
          </table:table-cell>
          <table:table-cell table:number-columns-repeated="16368"/>
        </table:table-row>
        <table:table-row table:style-name="ro7">
          <table:table-cell office:value-type="float" office:value="167" table:formula="of:=[.A167]+1" table:style-name="ce4">
            <text:p>167</text:p>
          </table:table-cell>
          <table:table-cell office:value-type="string" table:style-name="ce7">
            <text:p>ProteAQ Mineral Fix</text:p>
          </table:table-cell>
          <table:table-cell office:value-type="string" table:style-name="ce5">
            <text:p>PT. Intervet Indonesia</text:p>
          </table:table-cell>
          <table:table-cell office:value-type="string" table:style-name="ce7">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8">
            <text:p>KKP RI I 2109552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gnesium Chloride (11,5%), Magnesium Sulphat Mono (17,5%) Sodium Chloride (38,5%), Sodium Bicarbonate (27%), Potassium Chloride (51,5%) Silika kering, Kalsium Klorida, Zeolite</text:p>
          </table:table-cell>
          <table:table-cell office:value-type="string" table:style-name="ce9">
            <text:p>Sebagai feed supplement untuk udang<text:s/></text:p>
          </table:table-cell>
          <table:table-cell office:value-type="date" office:date-value="2026-09-29T00:00:00" table:style-name="ce10">
            <text:p>29-Sep-2026</text:p>
          </table:table-cell>
          <table:table-cell office:value-type="float" office:value="691" table:formula="of:=[.N168]-TODAY()" table:style-name="ce11">
            <text:p>691</text:p>
          </table:table-cell>
          <table:table-cell office:value-type="string" office:string-value="Berlaku" table:formula="of:=IF([.O168]&gt;0;&quot;Berlaku&quot;;&quot;Kadaluarsa&quot;)" table:style-name="ce12">
            <text:p>Berlaku</text:p>
          </table:table-cell>
          <table:table-cell table:number-columns-repeated="16368"/>
        </table:table-row>
        <table:table-row table:style-name="ro8">
          <table:table-cell office:value-type="float" office:value="168" table:formula="of:=[.A168]+1" table:style-name="ce4">
            <text:p>168</text:p>
          </table:table-cell>
          <table:table-cell office:value-type="string" table:style-name="ce7">
            <text:p>Tionat M</text:p>
          </table:table-cell>
          <table:table-cell office:value-type="string" table:style-name="ce5">
            <text:p>CV. Takesu Biomanufacturing and Laboratories</text:p>
          </table:table-cell>
          <table:table-cell office:value-type="string" table:style-name="ce7">
            <text:p>Jl. Raden Rangga Kencana No. 47, Bandung, Jawa Barat)</text:p>
            <text:p>Telp. (022) 86814325</text:p>
            <text:p/>
            <text:p>Gallery Kawaluyaan B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109553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Natrium Thiosulfat, Maltodekstrin</text:p>
          </table:table-cell>
          <table:table-cell office:value-type="string" table:style-name="ce9">
            <text:p>Sebagai media pemacu pertumbuhan bakteri Thiobacillus sp untuk perikanan</text:p>
          </table:table-cell>
          <table:table-cell office:value-type="date" office:date-value="2026-09-29T00:00:00" table:style-name="ce10">
            <text:p>29-Sep-2026</text:p>
          </table:table-cell>
          <table:table-cell office:value-type="float" office:value="691" table:formula="of:=[.N169]-TODAY()" table:style-name="ce11">
            <text:p>691</text:p>
          </table:table-cell>
          <table:table-cell office:value-type="string" office:string-value="Berlaku" table:formula="of:=IF([.O169]&gt;0;&quot;Berlaku&quot;;&quot;Kadaluarsa&quot;)" table:style-name="ce12">
            <text:p>Berlaku</text:p>
          </table:table-cell>
          <table:table-cell table:number-columns-repeated="16368"/>
        </table:table-row>
        <table:table-row table:style-name="ro8">
          <table:table-cell office:value-type="float" office:value="169" table:formula="of:=[.A169]+1" table:style-name="ce4">
            <text:p>169</text:p>
          </table:table-cell>
          <table:table-cell office:value-type="string" table:style-name="ce7">
            <text:p>Quick Pro M</text:p>
          </table:table-cell>
          <table:table-cell office:value-type="string" table:style-name="ce5">
            <text:p>CV. Takesu Biomanufacturing and Laboratories</text:p>
          </table:table-cell>
          <table:table-cell office:value-type="string" table:style-name="ce7">
            <text:p>Jl. Raden Rangga Kencana No. 47, Bandung, Jawa Barat)</text:p>
            <text:p>Telp. (022) 86814325</text:p>
            <text:p/>
            <text:p>Gallery Kawaluyaan B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10955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Peptone, Glucose Monohidrat, Maltodekstrin</text:p>
          </table:table-cell>
          <table:table-cell office:value-type="string" table:style-name="ce9">
            <text:p>Sebagai media pemacu pertumbuhan bakteri Bacillus sp untuk perikanan</text:p>
          </table:table-cell>
          <table:table-cell office:value-type="date" office:date-value="2026-09-29T00:00:00" table:style-name="ce10">
            <text:p>29-Sep-2026</text:p>
          </table:table-cell>
          <table:table-cell office:value-type="float" office:value="691" table:formula="of:=[.N170]-TODAY()" table:style-name="ce11">
            <text:p>691</text:p>
          </table:table-cell>
          <table:table-cell office:value-type="string" office:string-value="Berlaku" table:formula="of:=IF([.O170]&gt;0;&quot;Berlaku&quot;;&quot;Kadaluarsa&quot;)" table:style-name="ce12">
            <text:p>Berlaku</text:p>
          </table:table-cell>
          <table:table-cell table:number-columns-repeated="16368"/>
        </table:table-row>
        <table:table-row table:style-name="ro10">
          <table:table-cell office:value-type="float" office:value="170" table:formula="of:=[.A170]+1" table:style-name="ce4">
            <text:p>170</text:p>
          </table:table-cell>
          <table:table-cell office:value-type="string" table:style-name="ce7">
            <text:p>Aqualyzed</text:p>
          </table:table-cell>
          <table:table-cell office:value-type="string" table:style-name="ce9">
            <text:p>PT. Kymmoshi Global Indonesia</text:p>
          </table:table-cell>
          <table:table-cell office:value-type="string" table:style-name="ce7">
            <text:p>Desa Kuwang Rt.002, Rw. 009, Kecamatan Gatak, Kabupaten Sukoharjo, Provinsi Jawa Tengah 57557</text:p>
          </table:table-cell>
          <table:table-cell office:value-type="string" table:style-name="ce8">
            <text:p>Jawa Tengah</text:p>
          </table:table-cell>
          <table:table-cell office:value-type="string" table:style-name="ce8">
            <text:p>Produsen</text:p>
          </table:table-cell>
          <table:table-cell office:value-type="string" table:style-name="ce8">
            <text:p>KKP RI D 2109555 FTC</text:p>
          </table:table-cell>
          <table:table-cell office:value-type="string" table:style-name="ce8">
            <text:p>Dalam Negeri</text:p>
          </table:table-cell>
          <table:table-cell office:value-type="string" table:style-name="ce4">
            <text:p>Obat Bebas Terbatas</text:p>
          </table:table-cell>
          <table:table-cell office:value-type="string" table:style-name="ce4">
            <text:p>Cair</text:p>
          </table:table-cell>
          <table:table-cell office:value-type="string" table:style-name="ce8">
            <text:p>Farmasetik</text:p>
          </table:table-cell>
          <table:table-cell office:value-type="string" table:style-name="ce9">
            <text:p>Asam Klorida (HCL), Natrium Hipoklorit (NaOCl). Analisa terjamin: HOCl 250 ppm</text:p>
          </table:table-cell>
          <table:table-cell office:value-type="string" table:style-name="ce9">
            <text:p>- Untuk desinfeksi masa persiapan kolam untuk pembenihan dan budidaya;</text:p>
            <text:p>- Untuk mencuci ikan dan udang untuk menjaga kesegaran dan agar tidak mudah busuk</text:p>
          </table:table-cell>
          <table:table-cell office:value-type="date" office:date-value="2026-09-29T00:00:00" table:style-name="ce10">
            <text:p>29-Sep-2026</text:p>
          </table:table-cell>
          <table:table-cell office:value-type="float" office:value="691" table:formula="of:=[.N171]-TODAY()" table:style-name="ce11">
            <text:p>691</text:p>
          </table:table-cell>
          <table:table-cell office:value-type="string" office:string-value="Berlaku" table:formula="of:=IF([.O171]&gt;0;&quot;Berlaku&quot;;&quot;Kadaluarsa&quot;)" table:style-name="ce12">
            <text:p>Berlaku</text:p>
          </table:table-cell>
          <table:table-cell table:number-columns-repeated="16368"/>
        </table:table-row>
        <table:table-row table:style-name="ro11">
          <table:table-cell office:value-type="float" office:value="171" table:formula="of:=[.A171]+1" table:style-name="ce4">
            <text:p>171</text:p>
          </table:table-cell>
          <table:table-cell office:value-type="string" table:style-name="ce9">
            <text:p>Rovimix 6188 (210 B STP)</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4">
            <text:p>KKP RI D 2111556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C, D3, E, K3, B1, B2, B6, B12, Niacin, Pantothenic Acid, Folic Acid, Biotin, Inositol, Silicon Dioxide, Ethoxyquine, Rice Hulls</text:p>
          </table:table-cell>
          <table:table-cell office:value-type="string" table:style-name="ce9">
            <text:p>Sebagai feed suplemen untuk ikan</text:p>
          </table:table-cell>
          <table:table-cell office:value-type="date" office:date-value="2026-11-01T00:00:00" table:style-name="ce10">
            <text:p>1-Nov-2026</text:p>
          </table:table-cell>
          <table:table-cell office:value-type="float" office:value="724" table:formula="of:=[.N172]-TODAY()" table:style-name="ce11">
            <text:p>724</text:p>
          </table:table-cell>
          <table:table-cell office:value-type="string" office:string-value="Berlaku" table:formula="of:=IF([.O172]&gt;0;&quot;Berlaku&quot;;&quot;Kadaluarsa&quot;)" table:style-name="ce12">
            <text:p>Berlaku</text:p>
          </table:table-cell>
          <table:table-cell table:number-columns-repeated="16368"/>
        </table:table-row>
        <table:table-row table:style-name="ro6">
          <table:table-cell office:value-type="float" office:value="172" table:formula="of:=[.A172]+1" table:style-name="ce4">
            <text:p>172</text:p>
          </table:table-cell>
          <table:table-cell office:value-type="string" table:style-name="ce9">
            <text:p>Luctarom Advance 78084Z</text:p>
          </table:table-cell>
          <table:table-cell office:value-type="string" table:style-name="ce9">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2111557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Isovaleric Acid, Propylene Glycol, Disodium 5'ribonucleotide, Sodium Glutamate, Yeast Extract, Benzyl Alcohol, Hydrolyzed Protein, Silicon Dioxide, Sodium Chloride</text:p>
          </table:table-cell>
          <table:table-cell office:value-type="string" table:style-name="ce9">
            <text:p>Sebagai flavouring/penguat rasa dan aroma pada pakan ikan/sebagai feed additive</text:p>
          </table:table-cell>
          <table:table-cell office:value-type="date" office:date-value="2026-11-01T00:00:00" table:style-name="ce10">
            <text:p>1-Nov-2026</text:p>
          </table:table-cell>
          <table:table-cell office:value-type="float" office:value="724" table:formula="of:=[.N173]-TODAY()" table:style-name="ce11">
            <text:p>724</text:p>
          </table:table-cell>
          <table:table-cell office:value-type="string" office:string-value="Berlaku" table:formula="of:=IF([.O173]&gt;0;&quot;Berlaku&quot;;&quot;Kadaluarsa&quot;)" table:style-name="ce12">
            <text:p>Berlaku</text:p>
          </table:table-cell>
          <table:table-cell table:number-columns-repeated="16368"/>
        </table:table-row>
        <table:table-row table:style-name="ro2">
          <table:table-cell office:value-type="float" office:value="173" table:formula="of:=[.A173]+1" table:style-name="ce4">
            <text:p>173</text:p>
          </table:table-cell>
          <table:table-cell office:value-type="string" table:style-name="ce5">
            <text:p>PREMIUM-C<text:span text:style-name="T6">®</text:span><text:s/>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4">
            <text:p>KKP RI D 2112040 -P2 PBS</text:p>
          </table:table-cell>
          <table:table-cell office:value-type="string" table:style-name="ce1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C (coated) 400 mg</text:p>
          </table:table-cell>
          <table:table-cell office:value-type="string" table:style-name="ce9">
            <text:p>- Meningkatkan daya tahan tubuh ikan dan udang terhadap serangan penyakit;</text:p>
            <text:p>- Mengatasi stres pada ikan dan udang akibat perubahan suhu, salinitas dan perubahan lingkungan air lainnya;</text:p>
            <text:p>- Meningkatkan nafsu makan ikan dan udang</text:p>
          </table:table-cell>
          <table:table-cell office:value-type="date" office:date-value="2026-12-02T00:00:00" table:style-name="ce10">
            <text:p>2-Dec-2026</text:p>
          </table:table-cell>
          <table:table-cell office:value-type="float" office:value="755" table:formula="of:=[.N174]-TODAY()" table:style-name="ce11">
            <text:p>755</text:p>
          </table:table-cell>
          <table:table-cell office:value-type="string" office:string-value="Berlaku" table:formula="of:=IF([.O174]&gt;0;&quot;Berlaku&quot;;&quot;Kadaluarsa&quot;)" table:style-name="ce12">
            <text:p>Berlaku</text:p>
          </table:table-cell>
          <table:table-cell table:number-columns-repeated="16368"/>
        </table:table-row>
        <table:table-row table:style-name="ro2">
          <table:table-cell office:value-type="float" office:value="174" table:formula="of:=[.A174]+1" table:style-name="ce4">
            <text:p>174</text:p>
          </table:table-cell>
          <table:table-cell office:value-type="string" table:style-name="ce5">
            <text:p>Pondguard<text:s/></text:p>
          </table:table-cell>
          <table:table-cell office:value-type="string" table:style-name="ce15">
            <text:p>PT. Central Bali Bahari</text:p>
          </table:table-cell>
          <table:table-cell office:value-type="string" table:style-name="ce7">
            <text:p>Desa Merak Belantung, Kec. Kalianda, Kab. Lampung Selatan - Prov. Lampung</text:p>
          </table:table-cell>
          <table:table-cell office:value-type="string" table:style-name="ce21">
            <text:p>Lampung</text:p>
          </table:table-cell>
          <table:table-cell office:value-type="string" table:style-name="ce21">
            <text:p>Produsen</text:p>
          </table:table-cell>
          <table:table-cell office:value-type="string" table:style-name="ce4">
            <text:p>KKP RI D 2112285-P1 H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16">
            <text:p>Obat Alami/Herbal</text:p>
          </table:table-cell>
          <table:table-cell office:value-type="string" table:style-name="ce5">
            <text:p>- minyak lavender (Lavandula sp)</text:p>
            <text:p>- minyak eucalyptus (Eucalyptus sp)</text:p>
            <text:p>- minyak pinus (Pinus sp)</text:p>
          </table:table-cell>
          <table:table-cell office:value-type="string" table:style-name="ce9">
            <text:p>Meningkatkan kesehatan satwa akuatik dan mengurangi resiko terkena virus dan bakteri penyebab penyakit seperti: WSSV, IMNV dan patogenik vibrio</text:p>
          </table:table-cell>
          <table:table-cell office:value-type="date" office:date-value="2026-12-02T00:00:00" table:style-name="ce10">
            <text:p>2-Dec-2026</text:p>
          </table:table-cell>
          <table:table-cell office:value-type="float" office:value="755" table:formula="of:=[.N175]-TODAY()" table:style-name="ce11">
            <text:p>755</text:p>
          </table:table-cell>
          <table:table-cell office:value-type="string" office:string-value="Berlaku" table:formula="of:=IF([.O175]&gt;0;&quot;Berlaku&quot;;&quot;Kadaluarsa&quot;)" table:style-name="ce12">
            <text:p>Berlaku</text:p>
          </table:table-cell>
          <table:table-cell table:number-columns-repeated="16368"/>
        </table:table-row>
        <table:table-row table:style-name="ro3">
          <table:table-cell office:value-type="float" office:value="175" table:formula="of:=[.A175]+1" table:style-name="ce4">
            <text:p>175</text:p>
          </table:table-cell>
          <table:table-cell office:value-type="string" table:style-name="ce5">
            <text:p>Pro - Z</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13">
            <text:p>KKP RI D 2112176-P1 PbBC</text:p>
          </table:table-cell>
          <table:table-cell office:value-type="string" table:style-name="ce13">
            <text:p>Dalam Negeri</text:p>
          </table:table-cell>
          <table:table-cell office:value-type="string" table:style-name="ce4">
            <text:p>Obat Bebas</text:p>
          </table:table-cell>
          <table:table-cell office:value-type="string" table:style-name="ce14">
            <text:p>Cair</text:p>
          </table:table-cell>
          <table:table-cell office:value-type="string" table:style-name="ce4">
            <text:p>Probiotik</text:p>
          </table:table-cell>
          <table:table-cell office:value-type="string" table:style-name="ce6">
            <text:p>Exiguobacterium sp &gt; 1x10^6 CFU/ml</text:p>
          </table:table-cell>
          <table:table-cell office:value-type="string" table:style-name="ce9">
            <text:p>Membantu mengontrol serangan bakteri patogenik seperti kelompok Vibrio harveyi, Vibrio alginolyticus dan lain – lain terhadap larva udang</text:p>
          </table:table-cell>
          <table:table-cell office:value-type="date" office:date-value="2026-12-02T00:00:00" table:style-name="ce10">
            <text:p>2-Dec-2026</text:p>
          </table:table-cell>
          <table:table-cell office:value-type="float" office:value="755" table:formula="of:=[.N176]-TODAY()" table:style-name="ce11">
            <text:p>755</text:p>
          </table:table-cell>
          <table:table-cell office:value-type="string" office:string-value="Berlaku" table:formula="of:=IF([.O176]&gt;0;&quot;Berlaku&quot;;&quot;Kadaluarsa&quot;)" table:style-name="ce12">
            <text:p>Berlaku</text:p>
          </table:table-cell>
          <table:table-cell table:number-columns-repeated="16368"/>
        </table:table-row>
        <table:table-row table:style-name="ro11">
          <table:table-cell office:value-type="float" office:value="176" table:formula="of:=[.A176]+1" table:style-name="ce4">
            <text:p>176</text:p>
          </table:table-cell>
          <table:table-cell office:value-type="string" table:style-name="ce7">
            <text:p>Rovimix 6288 (220 B STP)</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4">
            <text:p>KKP RI D 2112558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2.500.000 IU, Vitamin D3 1.000.000 IU, Vitamin E 90 gr, Vitamin K3 5 gr, Vitamin B1 20 gr, Vitamin B2 35 gr, Vitamin B6 25 gr, Vitamin B12 25 mg, Niacin 75 gr, Asam Pantotenat 50 gr, Asam Folat 4 gr, Biotin 250 mg, Vitamin C 100 gr, Inositol 50 gr<text:s text:c="6"/></text:p>
          </table:table-cell>
          <table:table-cell office:value-type="string" table:style-name="ce9">
            <text:p>Sebagai feed suplemen untuk ikan</text:p>
          </table:table-cell>
          <table:table-cell office:value-type="date" office:date-value="2026-12-02T00:00:00" table:style-name="ce10">
            <text:p>2-Dec-2026</text:p>
          </table:table-cell>
          <table:table-cell office:value-type="float" office:value="755" table:formula="of:=[.N177]-TODAY()" table:style-name="ce11">
            <text:p>755</text:p>
          </table:table-cell>
          <table:table-cell office:value-type="string" office:string-value="Berlaku" table:formula="of:=IF([.O177]&gt;0;&quot;Berlaku&quot;;&quot;Kadaluarsa&quot;)" table:style-name="ce12">
            <text:p>Berlaku</text:p>
          </table:table-cell>
          <table:table-cell table:number-columns-repeated="16368"/>
        </table:table-row>
        <table:table-row table:style-name="ro11">
          <table:table-cell office:value-type="float" office:value="177" table:formula="of:=[.A177]+1" table:style-name="ce4">
            <text:p>177</text:p>
          </table:table-cell>
          <table:table-cell office:value-type="string" table:style-name="ce7">
            <text:p>Rovimix 6188 (210 B TW)</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4">
            <text:p>KKP RI D 2112559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3.000.000 IU, Vitamin D3 750.000 IU, Vitamin E 60 gr, Vitamin K3 2,5 gr, Vitamin B1 5 gr, Vitamin B2 7,5 gr, Vitamin B6 7,5 gr, Vitamin B12 10 mg, Niacin 40 gr, Asam Pantotenat 25 gr, Asam Folat 2 gr, Biotin 150 mg, Vitamin C 50 gr, Inositol 50 gr<text:s text:c="6"/></text:p>
          </table:table-cell>
          <table:table-cell office:value-type="string" table:style-name="ce9">
            <text:p>Sebagai feed suplemen untuk ikan</text:p>
          </table:table-cell>
          <table:table-cell office:value-type="date" office:date-value="2026-12-02T00:00:00" table:style-name="ce10">
            <text:p>2-Dec-2026</text:p>
          </table:table-cell>
          <table:table-cell office:value-type="float" office:value="755" table:formula="of:=[.N178]-TODAY()" table:style-name="ce11">
            <text:p>755</text:p>
          </table:table-cell>
          <table:table-cell office:value-type="string" office:string-value="Berlaku" table:formula="of:=IF([.O178]&gt;0;&quot;Berlaku&quot;;&quot;Kadaluarsa&quot;)" table:style-name="ce12">
            <text:p>Berlaku</text:p>
          </table:table-cell>
          <table:table-cell table:number-columns-repeated="16368"/>
        </table:table-row>
        <table:table-row table:style-name="ro13">
          <table:table-cell office:value-type="float" office:value="178" table:formula="of:=[.A178]+1" table:style-name="ce4">
            <text:p>178</text:p>
          </table:table-cell>
          <table:table-cell office:value-type="string" table:style-name="ce7">
            <text:p>Rovimix 6288 (220 B TW)</text:p>
          </table:table-cell>
          <table:table-cell office:value-type="string" table:style-name="ce9">
            <text:p>PT. DSM Nutritional Products Manufacturing Indonesia</text:p>
          </table:table-cell>
          <table:table-cell office:value-type="string" table:style-name="ce7">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4">
            <text:p>KKP RI D 2112560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2.500.000 IU, Vitamin D3 1.000.000 IU, Vitamin E 90 gr, Vitamin K3 5 gr, Vitamin B1 20 gr, Vitamin B2 35 gr, Vitamin B6 25 gr, Vitamin B12 25 mg, Niacin 75 gr, Asam Pantotenat 50 gr, Asam Folat 4 gr, Biotin 250 mg, Vitamin C 100 gr, Inositol 50 gr<text:s text:c="6"/></text:p>
          </table:table-cell>
          <table:table-cell office:value-type="string" table:style-name="ce9">
            <text:p>Sebagai feed suplemen untuk ikan</text:p>
          </table:table-cell>
          <table:table-cell office:value-type="date" office:date-value="2026-12-02T00:00:00" table:style-name="ce10">
            <text:p>2-Dec-2026</text:p>
          </table:table-cell>
          <table:table-cell office:value-type="float" office:value="755" table:formula="of:=[.N179]-TODAY()" table:style-name="ce11">
            <text:p>755</text:p>
          </table:table-cell>
          <table:table-cell office:value-type="string" office:string-value="Berlaku" table:formula="of:=IF([.O179]&gt;0;&quot;Berlaku&quot;;&quot;Kadaluarsa&quot;)" table:style-name="ce12">
            <text:p>Berlaku</text:p>
          </table:table-cell>
          <table:table-cell table:number-columns-repeated="16368"/>
        </table:table-row>
        <table:table-row table:style-name="ro6">
          <table:table-cell office:value-type="float" office:value="179" table:formula="of:=[.A179]+1" table:style-name="ce4">
            <text:p>179</text:p>
          </table:table-cell>
          <table:table-cell office:value-type="string" table:style-name="ce7">
            <text:p>Quantum Blue 5 L</text:p>
          </table:table-cell>
          <table:table-cell office:value-type="string" table:style-name="ce6">
            <text:p>PT. Trouw Trading Indonesia</text:p>
          </table:table-cell>
          <table:table-cell office:value-type="string" table:style-name="ce7">
            <text:p>Talavera Office Park Suite, Lantai 19, Unit 03, Jl. TB Simatupang Kav.22-26, Cilandak Barat, Kota Jakarta Selatan, Provinsi DKI Jakarta, Kode Pos: 12430</text:p>
          </table:table-cell>
          <table:table-cell office:value-type="string" table:style-name="ce8">
            <text:p>Jawa Barat</text:p>
          </table:table-cell>
          <table:table-cell office:value-type="string" table:style-name="ce8">
            <text:p>Produsen/Importir</text:p>
          </table:table-cell>
          <table:table-cell office:value-type="string" table:style-name="ce4">
            <text:p>KKP RI I 2112561 PBC</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Liquid phytase concentrate (hasil fermentasi<text:s/><text:span text:style-name="T4">Trichodermareesei)<text:s/></text:span>min. 5.000 FTU/gr<text:span text:style-name="T4">,<text:s/></text:span>Sodium sulfat, Sorbitol, Sodium Benzoate, Air</text:p>
          </table:table-cell>
          <table:table-cell office:value-type="string" table:style-name="ce9">
            <text:p>Sebagai feed additive untuk ikan dan udang</text:p>
          </table:table-cell>
          <table:table-cell office:value-type="date" office:date-value="2026-12-02T00:00:00" table:style-name="ce10">
            <text:p>2-Dec-2026</text:p>
          </table:table-cell>
          <table:table-cell office:value-type="float" office:value="755" table:formula="of:=[.N180]-TODAY()" table:style-name="ce11">
            <text:p>755</text:p>
          </table:table-cell>
          <table:table-cell office:value-type="string" office:string-value="Berlaku" table:formula="of:=IF([.O180]&gt;0;&quot;Berlaku&quot;;&quot;Kadaluarsa&quot;)" table:style-name="ce12">
            <text:p>Berlaku</text:p>
          </table:table-cell>
          <table:table-cell table:number-columns-repeated="16368"/>
        </table:table-row>
        <table:table-row table:style-name="ro6">
          <table:table-cell office:value-type="float" office:value="180" table:formula="of:=[.A180]+1" table:style-name="ce4">
            <text:p>180</text:p>
          </table:table-cell>
          <table:table-cell office:value-type="string" table:style-name="ce7">
            <text:p>Quantum Blue 10 L</text:p>
          </table:table-cell>
          <table:table-cell office:value-type="string" table:style-name="ce6">
            <text:p>PT. Trouw Trading Indonesia</text:p>
          </table:table-cell>
          <table:table-cell office:value-type="string" table:style-name="ce7">
            <text:p>Talavera Office Park Suite, Lantai 19, Unit 03, Jl. TB Simatupang Kav.22-26, Cilandak Barat, Kota Jakarta Selatan, Provinsi DKI Jakarta, Kode Pos: 12430</text:p>
          </table:table-cell>
          <table:table-cell office:value-type="string" table:style-name="ce8">
            <text:p>Jawa Barat</text:p>
          </table:table-cell>
          <table:table-cell office:value-type="string" table:style-name="ce8">
            <text:p>Produsen/Importir</text:p>
          </table:table-cell>
          <table:table-cell office:value-type="string" table:style-name="ce4">
            <text:p>KKP RI I 2112562 PBC</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Liquid phytase concentrate (hasil fermentasi<text:s/><text:span text:style-name="T4">Trichodermareesei)<text:s/></text:span>min. 10.000 FTU/gr<text:span text:style-name="T4">,<text:s/></text:span>Sodium sulfat, Sorbitol, Sodium Benzoate, Trisodium Sitrat, Asam Sitrat, Air</text:p>
          </table:table-cell>
          <table:table-cell office:value-type="string" table:style-name="ce9">
            <text:p>Sebagai feed additive untuk ikan dan udang</text:p>
          </table:table-cell>
          <table:table-cell office:value-type="date" office:date-value="2026-12-02T00:00:00" table:style-name="ce10">
            <text:p>2-Dec-2026</text:p>
          </table:table-cell>
          <table:table-cell office:value-type="float" office:value="755" table:formula="of:=[.N181]-TODAY()" table:style-name="ce11">
            <text:p>755</text:p>
          </table:table-cell>
          <table:table-cell office:value-type="string" office:string-value="Berlaku" table:formula="of:=IF([.O181]&gt;0;&quot;Berlaku&quot;;&quot;Kadaluarsa&quot;)" table:style-name="ce12">
            <text:p>Berlaku</text:p>
          </table:table-cell>
          <table:table-cell table:number-columns-repeated="16368"/>
        </table:table-row>
        <table:table-row table:style-name="ro18">
          <table:table-cell office:value-type="float" office:value="181" table:formula="of:=[.A181]+1" table:style-name="ce4">
            <text:p>181</text:p>
          </table:table-cell>
          <table:table-cell office:value-type="string" table:style-name="ce5">
            <text:p>Liverkyx</text:p>
          </table:table-cell>
          <table:table-cell office:value-type="string" table:style-name="ce5">
            <text:p>PT. Biotek Saranatama</text:p>
          </table:table-cell>
          <table:table-cell office:value-type="string" table:style-name="ce6">
            <text:p>Rukan Botanical Junction Blok I9 No.1-2, Jl. Raya Joglo, Kel. Joglo, Kec. Kembangan, Kota Jakarta Barat, Provinsi DKI Jakarta-11640, Telp. 021-58902900)</text:p>
            <text:p>Produsen asal:</text:p>
            <text:p>Soma Inc.24, Hanbul-ro, 69 Beon-gil, Eumsong-eup, Eumseong-gun, Chungcheongbuk-do, 27698, Republic of Korea, Telp. +82438780591</text:p>
          </table:table-cell>
          <table:table-cell office:value-type="string" table:style-name="ce4">
            <text:p>DKI Jakarta</text:p>
          </table:table-cell>
          <table:table-cell office:value-type="string" table:style-name="ce8">
            <text:p>Produsen/Importir</text:p>
          </table:table-cell>
          <table:table-cell office:value-type="string" table:style-name="ce4">
            <text:p>KKP RI I 2112563 PBC</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Vitamin B12 1 mg, L-Carnitine HCl 5 g, L-Lysine HCl 1 g, Sorbitol 10 g, Mannitol 6,5 g, exipient add</text:p>
          </table:table-cell>
          <table:table-cell office:value-type="string" table:style-name="ce9">
            <text:p>Sebagai sumber vitamin dan asam amino L-lysine dan L-Carnitine</text:p>
          </table:table-cell>
          <table:table-cell office:value-type="date" office:date-value="2026-12-02T00:00:00" table:style-name="ce10">
            <text:p>2-Dec-2026</text:p>
          </table:table-cell>
          <table:table-cell office:value-type="float" office:value="755" table:formula="of:=[.N182]-TODAY()" table:style-name="ce11">
            <text:p>755</text:p>
          </table:table-cell>
          <table:table-cell office:value-type="string" office:string-value="Berlaku" table:formula="of:=IF([.O182]&gt;0;&quot;Berlaku&quot;;&quot;Kadaluarsa&quot;)" table:style-name="ce12">
            <text:p>Berlaku</text:p>
          </table:table-cell>
          <table:table-cell table:number-columns-repeated="16368"/>
        </table:table-row>
        <table:table-row table:style-name="ro6">
          <table:table-cell office:value-type="float" office:value="182" table:formula="of:=[.A182]+1" table:style-name="ce4">
            <text:p>182</text:p>
          </table:table-cell>
          <table:table-cell office:value-type="string" table:style-name="ce7">
            <text:p>Ariake Kuro</text:p>
          </table:table-cell>
          <table:table-cell office:value-type="string" table:style-name="ce5">
            <text:p>PT. Harvest Ariake Indonesia</text:p>
          </table:table-cell>
          <table:table-cell office:value-type="string" table:style-name="ce7">
            <text:p>Jl. Samsung 2C Blok C3-D, Kel. Mekarmukti, Jababeka Innovation Center, Kec. Cikarang Utara, Kab. Bekasi, Provinsi Jawa Barat-17530</text:p>
          </table:table-cell>
          <table:table-cell office:value-type="string" table:style-name="ce8">
            <text:p>Jawa Barat</text:p>
          </table:table-cell>
          <table:table-cell office:value-type="string" table:style-name="ce8">
            <text:p>Produsen</text:p>
          </table:table-cell>
          <table:table-cell office:value-type="string" table:style-name="ce4">
            <text:p>KKP RI D 2112564 PbBP</text:p>
          </table:table-cell>
          <table:table-cell office:value-type="string" table:style-name="ce4">
            <text:p>Dalam Negeri</text:p>
          </table:table-cell>
          <table:table-cell office:value-type="string" table:style-name="ce4">
            <text:p>Obat Bebas</text:p>
          </table:table-cell>
          <table:table-cell office:value-type="string" table:style-name="ce16">
            <text:p>Padat</text:p>
          </table:table-cell>
          <table:table-cell office:value-type="string" table:style-name="ce4">
            <text:p>Probiotik</text:p>
          </table:table-cell>
          <table:table-cell office:value-type="string" table:style-name="ce9">
            <text:p>Total Bacillus sp &gt; 1 x 10^7 CFU/gr</text:p>
            <text:p>terdiri dari:</text:p>
            <text:p>'- Bacillus amyloliquefaciens strain D2018 &gt;1x10^7 CFU/gr;</text:p>
            <text:p>- Bacillus subtilis strain D2558 &gt; 1x10^7 CFU/gr</text:p>
          </table:table-cell>
          <table:table-cell office:value-type="string" table:style-name="ce9">
            <text:p>- Meningkatkan laju pertumbuhan ikan dan udang;</text:p>
            <text:p>- Menurunkan kadar nitrit pada air tambak;</text:p>
            <text:p>- Menurunkan kadar Chemical Oxygen Demand (COD) pada air tambak</text:p>
          </table:table-cell>
          <table:table-cell office:value-type="date" office:date-value="2026-12-02T00:00:00" table:style-name="ce10">
            <text:p>2-Dec-2026</text:p>
          </table:table-cell>
          <table:table-cell office:value-type="float" office:value="755" table:formula="of:=[.N183]-TODAY()" table:style-name="ce11">
            <text:p>755</text:p>
          </table:table-cell>
          <table:table-cell office:value-type="string" office:string-value="Berlaku" table:formula="of:=IF([.O183]&gt;0;&quot;Berlaku&quot;;&quot;Kadaluarsa&quot;)" table:style-name="ce12">
            <text:p>Berlaku</text:p>
          </table:table-cell>
          <table:table-cell table:number-columns-repeated="16368"/>
        </table:table-row>
        <table:table-row table:style-name="ro18">
          <table:table-cell office:value-type="float" office:value="183" table:formula="of:=[.A183]+1" table:style-name="ce4">
            <text:p>183</text:p>
          </table:table-cell>
          <table:table-cell office:value-type="string" table:style-name="ce7">
            <text:p>Bactocell Aqua 100</text:p>
          </table:table-cell>
          <table:table-cell office:value-type="string" table:style-name="ce5">
            <text:p>PT. Sumber Hewan</text:p>
          </table:table-cell>
          <table:table-cell office:value-type="string" table:style-name="ce6">
            <text:p>Kantor:</text:p>
            <text:p>Cityloft Sudirman, Lantai 26, Unit 2601 dan 2603, Jl. KH. Mas Mansyur No. 121, Jakarta Pusat, Telp/Fax: (021) 25558666/ (021) 25558777</text:p>
            <text:p>Gudang:</text:p>
            <text:p>Ruko CBD Bidex Blok C No.17, Jl. Pahlawan Seribu, BSD Serpong, Kel. Lengkong Gudang, Kec. Serpong, Kota Tangerang Selatan, Provinsi Banten-15312, Telp (021) 53152608</text:p>
          </table:table-cell>
          <table:table-cell office:value-type="string" table:style-name="ce4">
            <text:p>DKI Jakarta</text:p>
          </table:table-cell>
          <table:table-cell office:value-type="string" table:style-name="ce4">
            <text:p>Importir</text:p>
          </table:table-cell>
          <table:table-cell office:value-type="string" table:style-name="ce4">
            <text:p>KKP RI I 2112565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9">
            <text:p>Pediococcus acidilactici CNCM I 4622 (MA18/5M) ≥1 x 10^11 CFU/gr, Laktosa, Sodium Aluminosilikat</text:p>
          </table:table-cell>
          <table:table-cell office:value-type="string" table:style-name="ce9">
            <text:p>Meningkatkan pertumbuhan ikan dan udang</text:p>
          </table:table-cell>
          <table:table-cell office:value-type="date" office:date-value="2026-12-02T00:00:00" table:style-name="ce10">
            <text:p>2-Dec-2026</text:p>
          </table:table-cell>
          <table:table-cell office:value-type="float" office:value="755" table:formula="of:=[.N184]-TODAY()" table:style-name="ce11">
            <text:p>755</text:p>
          </table:table-cell>
          <table:table-cell office:value-type="string" office:string-value="Berlaku" table:formula="of:=IF([.O184]&gt;0;&quot;Berlaku&quot;;&quot;Kadaluarsa&quot;)" table:style-name="ce12">
            <text:p>Berlaku</text:p>
          </table:table-cell>
          <table:table-cell table:number-columns-repeated="16368"/>
        </table:table-row>
        <table:table-row table:style-name="ro7">
          <table:table-cell office:value-type="float" office:value="184" table:formula="of:=[.A184]+1" table:style-name="ce4">
            <text:p>184</text:p>
          </table:table-cell>
          <table:table-cell office:value-type="string" table:style-name="ce7">
            <text:p>BTR E50<text:s/></text:p>
          </table:table-cell>
          <table:table-cell office:value-type="string" table:style-name="ce5">
            <text:p>PT. Corona Kernel Sukses</text:p>
          </table:table-cell>
          <table:table-cell office:value-type="string" table:style-name="ce9">
            <text:p>Jl. Suryopranoto No.1-9, Komplek Delta Building Blok B-20, Kel. Petojo Selatan, Kec. Gambir, Kota Jakarta Pusat, Provinsi DKI Jakarta, Telp/Fax: Telp (021) 57950218</text:p>
          </table:table-cell>
          <table:table-cell office:value-type="string" table:style-name="ce4">
            <text:p>DKI Jakarta</text:p>
          </table:table-cell>
          <table:table-cell office:value-type="string" table:style-name="ce4">
            <text:p>Importir</text:p>
          </table:table-cell>
          <table:table-cell office:value-type="string" table:style-name="ce4">
            <text:p>KKP RI I 2112566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Tributirin ≥ 50%, Silikon dioksid</text:p>
          </table:table-cell>
          <table:table-cell office:value-type="string" table:style-name="ce9">
            <text:p>- Mengoptimalkan mikrobiota usus</text:p>
            <text:p>- Meningkatkan integritas epitel dan kecernaan nutrisi</text:p>
          </table:table-cell>
          <table:table-cell office:value-type="date" office:date-value="2026-12-02T00:00:00" table:style-name="ce10">
            <text:p>2-Dec-2026</text:p>
          </table:table-cell>
          <table:table-cell office:value-type="float" office:value="755" table:formula="of:=[.N185]-TODAY()" table:style-name="ce11">
            <text:p>755</text:p>
          </table:table-cell>
          <table:table-cell office:value-type="string" office:string-value="Berlaku" table:formula="of:=IF([.O185]&gt;0;&quot;Berlaku&quot;;&quot;Kadaluarsa&quot;)" table:style-name="ce12">
            <text:p>Berlaku</text:p>
          </table:table-cell>
          <table:table-cell table:number-columns-repeated="16368"/>
        </table:table-row>
        <table:table-row table:style-name="ro7">
          <table:table-cell office:value-type="float" office:value="185" table:formula="of:=[.A185]+1" table:style-name="ce4">
            <text:p>185</text:p>
          </table:table-cell>
          <table:table-cell office:value-type="string" table:style-name="ce7">
            <text:p>CKS Toxinerf</text:p>
          </table:table-cell>
          <table:table-cell office:value-type="string" table:style-name="ce5">
            <text:p>PT. Corona Kernel Sukses</text:p>
          </table:table-cell>
          <table:table-cell office:value-type="string" table:style-name="ce9">
            <text:p>Jl. Suryopranoto No.1-9, Komplek Delta Building Blok B-20, Kel. Petojo Selatan, Kec. Gambir, Kota Jakarta Pusat, Provinsi DKI Jakarta, Telp/Fax: Telp (021) 57950218</text:p>
          </table:table-cell>
          <table:table-cell office:value-type="string" table:style-name="ce4">
            <text:p>DKI Jakarta</text:p>
          </table:table-cell>
          <table:table-cell office:value-type="string" table:style-name="ce4">
            <text:p>Importir</text:p>
          </table:table-cell>
          <table:table-cell office:value-type="string" table:style-name="ce4">
            <text:p>KKP RI I 2112567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onmorilonit 98%</text:p>
          </table:table-cell>
          <table:table-cell office:value-type="string" table:style-name="ce9">
            <text:p>Sebagai mikotoksin binder pada pakan ikan dan udang</text:p>
          </table:table-cell>
          <table:table-cell office:value-type="date" office:date-value="2026-12-02T00:00:00" table:style-name="ce10">
            <text:p>2-Dec-2026</text:p>
          </table:table-cell>
          <table:table-cell office:value-type="float" office:value="755" table:formula="of:=[.N186]-TODAY()" table:style-name="ce11">
            <text:p>755</text:p>
          </table:table-cell>
          <table:table-cell office:value-type="string" office:string-value="Berlaku" table:formula="of:=IF([.O186]&gt;0;&quot;Berlaku&quot;;&quot;Kadaluarsa&quot;)" table:style-name="ce12">
            <text:p>Berlaku</text:p>
          </table:table-cell>
          <table:table-cell table:number-columns-repeated="16368"/>
        </table:table-row>
        <table:table-row table:style-name="ro7">
          <table:table-cell office:value-type="float" office:value="186" table:formula="of:=[.A186]+1" table:style-name="ce4">
            <text:p>186</text:p>
          </table:table-cell>
          <table:table-cell office:value-type="string" table:style-name="ce7">
            <text:p>Caforton Oral Solution</text:p>
          </table:table-cell>
          <table:table-cell office:value-type="string" table:style-name="ce6">
            <office:annotation draw:style-name="a5" svg:x="1.05in" svg:y="451.416666666667in" svg:width="0.65in" svg:height="0in">
              <dc:creator>Microsoft Office User</dc:creator>
              <text:p><text:span text:style-name="T2">(dialihkan ke PT. Elanco Animal Health Indonesia)</text:span></text:p>
            </office:annotation>
            <text:p>PT. Intervet Indonesia</text:p>
          </table:table-cell>
          <table:table-cell office:value-type="string" table:style-name="ce6">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4">
            <text:p>KKP RI I 2112296-P1 P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9">
            <text:p>Butaphosphan 100 mg/mL (setara dengan fosfor 17,3 mg/mL), Vitamin B12 0,05 mg/mL, Metil Parahidroksibenzoat 1 mg/mL, Sodium Hidroksida</text:p>
          </table:table-cell>
          <table:table-cell office:value-type="string" table:style-name="ce9">
            <text:p>Suplemen fosfor dan vitamin B12 untuk hewan akuatik</text:p>
          </table:table-cell>
          <table:table-cell office:value-type="date" office:date-value="2026-12-27T00:00:00" table:style-name="ce10">
            <text:p>27-Dec-2026</text:p>
          </table:table-cell>
          <table:table-cell office:value-type="float" office:value="780" table:formula="of:=[.N187]-TODAY()" table:style-name="ce11">
            <text:p>780</text:p>
          </table:table-cell>
          <table:table-cell office:value-type="string" office:string-value="Berlaku" table:formula="of:=IF([.O187]&gt;0;&quot;Berlaku&quot;;&quot;Kadaluarsa&quot;)" table:style-name="ce12">
            <text:p>Berlaku</text:p>
          </table:table-cell>
          <table:table-cell table:number-columns-repeated="16368"/>
        </table:table-row>
        <table:table-row table:style-name="ro23">
          <table:table-cell office:value-type="float" office:value="187" table:formula="of:=[.A187]+1" table:style-name="ce4">
            <text:p>187</text:p>
          </table:table-cell>
          <table:table-cell office:value-type="string" table:style-name="ce7">
            <text:p>Petrofish</text:p>
          </table:table-cell>
          <table:table-cell office:value-type="string" table:style-name="ce5">
            <text:p>PT. Petrokimia Gresik</text:p>
          </table:table-cell>
          <table:table-cell office:value-type="string" table:style-name="ce7">
            <text:p>Jl. Jend. Ahmad Yani, Gresik - Jawa Timur</text:p>
          </table:table-cell>
          <table:table-cell office:value-type="string" table:style-name="ce8">
            <text:p>Jawa Timur</text:p>
          </table:table-cell>
          <table:table-cell office:value-type="string" table:style-name="ce8">
            <text:p>Produsen</text:p>
          </table:table-cell>
          <table:table-cell office:value-type="string" table:style-name="ce4">
            <text:p>KKP RI D <text:s/>2112158-P1 PbBC<text:s/></text:p>
          </table:table-cell>
          <table:table-cell office:value-type="string" table:style-name="ce4">
            <text:p>Dalam Negeri</text:p>
          </table:table-cell>
          <table:table-cell office:value-type="string" table:style-name="ce4">
            <text:p>Obat Bebas</text:p>
          </table:table-cell>
          <table:table-cell office:value-type="string" table:style-name="ce8">
            <text:p>Cair</text:p>
          </table:table-cell>
          <table:table-cell office:value-type="string" table:style-name="ce4">
            <text:p>Probiotik</text:p>
          </table:table-cell>
          <table:table-cell office:value-type="string" table:style-name="ce6">
            <text:p><text:s/>Minimal 1 x 10^6 CFU/ml bakteri:</text:p>
            <text:p>-<text:span text:style-name="T4"><text:s/>Bacillus Subtilis;</text:span><text:span text:style-name="T4"/></text:p>
            <text:p><text:span text:style-name="T4">- Lactobacillus Plantarum;</text:span><text:span text:style-name="T4"/></text:p>
            <text:p><text:span text:style-name="T4">- Nitrosomonas sp;</text:span><text:span text:style-name="T4"/></text:p>
            <text:p><text:span text:style-name="T4">- Bacillus Apiarius.</text:span></text:p>
          </table:table-cell>
          <table:table-cell office:value-type="string" table:style-name="ce9">
            <text:p>- Meningkatkan proses dekomposisi sisa pakan dalam tambak;</text:p>
            <text:p>- Menghambat pertumbuhan bakteri patogen</text:p>
          </table:table-cell>
          <table:table-cell office:value-type="date" office:date-value="2026-12-27T00:00:00" table:style-name="ce10">
            <text:p>27-Dec-2026</text:p>
          </table:table-cell>
          <table:table-cell office:value-type="float" office:value="780" table:formula="of:=[.N188]-TODAY()" table:style-name="ce11">
            <text:p>780</text:p>
          </table:table-cell>
          <table:table-cell office:value-type="string" office:string-value="Berlaku" table:formula="of:=IF([.O188]&gt;0;&quot;Berlaku&quot;;&quot;Kadaluarsa&quot;)" table:style-name="ce12">
            <text:p>Berlaku</text:p>
          </table:table-cell>
          <table:table-cell table:number-columns-repeated="16368"/>
        </table:table-row>
        <table:table-row table:style-name="ro5">
          <table:table-cell office:value-type="float" office:value="188" table:formula="of:=[.A188]+1" table:style-name="ce4">
            <text:p>188</text:p>
          </table:table-cell>
          <table:table-cell office:value-type="string" table:style-name="ce7">
            <text:p>Boster Blue Copper</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text:s/>2112159-P1 FTC<text:s/></text:p>
          </table:table-cell>
          <table:table-cell office:value-type="string" table:style-name="ce4">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6">
            <text:p>Copper Sulphate Pentahydrate 100 gr/L, Cethyl Pyridium Chloride 25 gr/L, Cethyl Trimethyl Amonium Bromide 50 gr/L, Aquades qs. ad</text:p>
          </table:table-cell>
          <table:table-cell office:value-type="string" table:style-name="ce9">
            <text:p>- Mengurangi kepadatan plankton;</text:p>
            <text:p>- Membunuh bakteri dan jamur.</text:p>
          </table:table-cell>
          <table:table-cell office:value-type="date" office:date-value="2026-12-27T00:00:00" table:style-name="ce10">
            <text:p>27-Dec-2026</text:p>
          </table:table-cell>
          <table:table-cell office:value-type="float" office:value="780" table:formula="of:=[.N189]-TODAY()" table:style-name="ce11">
            <text:p>780</text:p>
          </table:table-cell>
          <table:table-cell office:value-type="string" office:string-value="Berlaku" table:formula="of:=IF([.O189]&gt;0;&quot;Berlaku&quot;;&quot;Kadaluarsa&quot;)" table:style-name="ce12">
            <text:p>Berlaku</text:p>
          </table:table-cell>
          <table:table-cell table:number-columns-repeated="16368"/>
        </table:table-row>
        <table:table-row table:style-name="ro4">
          <table:table-cell office:value-type="float" office:value="189" table:formula="of:=[.A189]+1" table:style-name="ce4">
            <text:p>189</text:p>
          </table:table-cell>
          <table:table-cell office:value-type="string" table:style-name="ce7">
            <text:p>Biofectan® Aquatic</text:p>
          </table:table-cell>
          <table:table-cell office:value-type="string" table:style-name="ce5">
            <text:p>PT. Issu Medika Veterindo</text:p>
          </table:table-cell>
          <table:table-cell office:value-type="string" table:style-name="ce7">
            <text:p>Jl. Cisaranten Wetan I No. 143 Kel. Cisaranten Wetan. Kec. Cinambo. Ujung Berung - Bandung 40294, Provinsi 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2112236-P1 FTC</text:p>
          </table:table-cell>
          <table:table-cell office:value-type="string" table:style-name="ce4">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6">
            <text:p>Alkyl dimethyl benzilammonium chloride 500 mg/mL, Isopropanol 50 mg/mL, Air qs. ad</text:p>
          </table:table-cell>
          <table:table-cell office:value-type="string" table:style-name="ce9">
            <text:p>- Desinfeksi air tambak dan peralatan pada budidaya ikan dan udang;</text:p>
            <text:p>- Mengontrol dan mengurangi bakteri oportunis penyebab penyakit ikan dan udang</text:p>
          </table:table-cell>
          <table:table-cell office:value-type="date" office:date-value="2026-12-27T00:00:00" table:style-name="ce10">
            <text:p>27-Dec-2026</text:p>
          </table:table-cell>
          <table:table-cell office:value-type="float" office:value="780" table:formula="of:=[.N190]-TODAY()" table:style-name="ce11">
            <text:p>780</text:p>
          </table:table-cell>
          <table:table-cell office:value-type="string" office:string-value="Berlaku" table:formula="of:=IF([.O190]&gt;0;&quot;Berlaku&quot;;&quot;Kadaluarsa&quot;)" table:style-name="ce12">
            <text:p>Berlaku</text:p>
          </table:table-cell>
          <table:table-cell table:number-columns-repeated="16368"/>
        </table:table-row>
        <table:table-row table:style-name="ro18">
          <table:table-cell office:value-type="float" office:value="190" table:formula="of:=[.A190]+1" table:style-name="ce4">
            <text:p>190</text:p>
          </table:table-cell>
          <table:table-cell office:value-type="string" table:style-name="ce7">
            <text:p>Prosin</text:p>
          </table:table-cell>
          <table:table-cell office:value-type="string" table:style-name="ce5">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11256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akteri Corynebacterium Glutamicum KCCM 10227, Raw Sugar, Tapioka, Molase, Asam Fosfat (H3PO4), Magnesium Sulfat Heptahidrat, Besi (II) Sulfat Heptahidrat, Mangan (II) Sulfat Monohidrat, Thiamin HCl, Biotin, Nikotinamida, Ammonium Sulfat, Asam Sulfat, Ekstrak Ragi, Air (Analisa terjamin: Prosin min.65%, kadar air maks.10%)</text:p>
          </table:table-cell>
          <table:table-cell office:value-type="string" table:style-name="ce9">
            <text:p>Sebagai feed suplemen dan sumber prosin pada ikan dan udang</text:p>
          </table:table-cell>
          <table:table-cell office:value-type="date" office:date-value="2026-12-27T00:00:00" table:style-name="ce10">
            <text:p>27-Dec-2026</text:p>
          </table:table-cell>
          <table:table-cell office:value-type="float" office:value="780" table:formula="of:=[.N191]-TODAY()" table:style-name="ce11">
            <text:p>780</text:p>
          </table:table-cell>
          <table:table-cell office:value-type="string" office:string-value="Berlaku" table:formula="of:=IF([.O191]&gt;0;&quot;Berlaku&quot;;&quot;Kadaluarsa&quot;)" table:style-name="ce12">
            <text:p>Berlaku</text:p>
          </table:table-cell>
          <table:table-cell table:number-columns-repeated="16368"/>
        </table:table-row>
        <table:table-row table:style-name="ro18">
          <table:table-cell office:value-type="float" office:value="191" table:formula="of:=[.A191]+1" table:style-name="ce4">
            <text:p>191</text:p>
          </table:table-cell>
          <table:table-cell office:value-type="string" table:style-name="ce7">
            <text:p>Lysine 70 / L-Lysine Sulfate</text:p>
          </table:table-cell>
          <table:table-cell office:value-type="string" table:style-name="ce5">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11256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akteri Corynebacterium Glutamicum KCCM 10227, Raw Sugar, Tapioka, Molase, Asam Fosfat (H3PO4), Magnesium Sulfat Heptahidrat, Besi (II) Sulfat Heptahidrat, Mangan (II) Sulfat Monohidrat, Thiamin HCl, Biotin, Nikotinamida, Ammonium Sulfat, Asam Sulfat, Ekstrak Ragi, Air (Analisa terjamin: L-Lysine Sulfate min.55%, kadar air maks.4%)</text:p>
          </table:table-cell>
          <table:table-cell office:value-type="string" table:style-name="ce9">
            <text:p>Sebagai feed suplemen dan sumber Lysine 70 / L-Lysine Sulfate pada ikan dan udang</text:p>
          </table:table-cell>
          <table:table-cell office:value-type="date" office:date-value="2026-12-27T00:00:00" table:style-name="ce10">
            <text:p>27-Dec-2026</text:p>
          </table:table-cell>
          <table:table-cell office:value-type="float" office:value="780" table:formula="of:=[.N192]-TODAY()" table:style-name="ce11">
            <text:p>780</text:p>
          </table:table-cell>
          <table:table-cell office:value-type="string" office:string-value="Berlaku" table:formula="of:=IF([.O192]&gt;0;&quot;Berlaku&quot;;&quot;Kadaluarsa&quot;)" table:style-name="ce12">
            <text:p>Berlaku</text:p>
          </table:table-cell>
          <table:table-cell table:number-columns-repeated="16368"/>
        </table:table-row>
        <table:table-row table:style-name="ro18">
          <table:table-cell office:value-type="float" office:value="192" table:formula="of:=[.A192]+1" table:style-name="ce4">
            <text:p>192</text:p>
          </table:table-cell>
          <table:table-cell office:value-type="string" table:style-name="ce7">
            <text:p>L-Lysine HCl (L-Lysine Monohydrocloride)</text:p>
          </table:table-cell>
          <table:table-cell office:value-type="string" table:style-name="ce5">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11257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akteri Corynebacterium Glutamicum KCCM 10227, Raw Sugar, Tapioka, Molase, Asam Fosfat (H3PO4), Magnesium Sulfat Heptahidrat, Besi (II) Sulfat Heptahidrat, Mangan (II) Sulfat Monohidrat, Thiamin HCl, Biotin, Nikotinamida, Ammonium Sulfat, Asam Sulfat, Ekstrak Ragi, Air (Analisa terjamin: L-Lysine HCl min.99%, kadar air maks.1%)</text:p>
          </table:table-cell>
          <table:table-cell office:value-type="string" table:style-name="ce9">
            <text:p>Sebagai feed suplemen dan sumber L-Lysine HCl pada ikan dan udang</text:p>
          </table:table-cell>
          <table:table-cell office:value-type="date" office:date-value="2026-12-27T00:00:00" table:style-name="ce10">
            <text:p>27-Dec-2026</text:p>
          </table:table-cell>
          <table:table-cell office:value-type="float" office:value="780" table:formula="of:=[.N193]-TODAY()" table:style-name="ce11">
            <text:p>780</text:p>
          </table:table-cell>
          <table:table-cell office:value-type="string" office:string-value="Berlaku" table:formula="of:=IF([.O193]&gt;0;&quot;Berlaku&quot;;&quot;Kadaluarsa&quot;)" table:style-name="ce12">
            <text:p>Berlaku</text:p>
          </table:table-cell>
          <table:table-cell table:number-columns-repeated="16368"/>
        </table:table-row>
        <table:table-row table:style-name="ro18">
          <table:table-cell office:value-type="float" office:value="193" table:formula="of:=[.A193]+1" table:style-name="ce4">
            <text:p>193</text:p>
          </table:table-cell>
          <table:table-cell office:value-type="string" table:style-name="ce7">
            <text:p>L-Tryptophan</text:p>
          </table:table-cell>
          <table:table-cell office:value-type="string" table:style-name="ce5">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11257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akteri Corynebacterium Glutamicum KCCM 10227, Raw Sugar, Amonium Sulfate,Mangan Sulfate, Zinc Sulfate, Ferrous Sulfate, Magnesium Sulfate, Nicotinamide, Fumaric Acid, Pottasium Hidroksida, Asam Phosphate, L-Tyrosine, L-Phenylalanine, D-Biotin, Antifoam, Air (Analisa terjamin: L-Tryptophan min.98%, kadar air maks.1%)<text:s/></text:p>
          </table:table-cell>
          <table:table-cell office:value-type="string" table:style-name="ce9">
            <text:p>Sebagai feed suplemen dan sumber L-Tryptophan pada ikan dan udang</text:p>
          </table:table-cell>
          <table:table-cell office:value-type="date" office:date-value="2026-12-27T00:00:00" table:style-name="ce10">
            <text:p>27-Dec-2026</text:p>
          </table:table-cell>
          <table:table-cell office:value-type="float" office:value="780" table:formula="of:=[.N194]-TODAY()" table:style-name="ce11">
            <text:p>780</text:p>
          </table:table-cell>
          <table:table-cell office:value-type="string" office:string-value="Berlaku" table:formula="of:=IF([.O194]&gt;0;&quot;Berlaku&quot;;&quot;Kadaluarsa&quot;)" table:style-name="ce12">
            <text:p>Berlaku</text:p>
          </table:table-cell>
          <table:table-cell table:number-columns-repeated="16368"/>
        </table:table-row>
        <table:table-row table:style-name="ro18">
          <table:table-cell office:value-type="float" office:value="194" table:formula="of:=[.A194]+1" table:style-name="ce4">
            <text:p>194</text:p>
          </table:table-cell>
          <table:table-cell office:value-type="string" table:style-name="ce7">
            <text:p>Liquid Lysine</text:p>
          </table:table-cell>
          <table:table-cell office:value-type="string" table:style-name="ce5">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112572 P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Bakteri Corynebacterium Glutamicum KCCM 10227, Raw Sugar, Tapioka, Molase, Asam Fosfat (H3PO4), Magnesium Sulfat Heptahidrat, Besi (II) Sulfat Heptahidrat, Mangan (II) Sulfat Monohidrat, Thiamin HCl, Biotin, Nikotinamida, Ammonium Sulfat, Asam Sulfat, Ekstrak Ragi, Air (Analisa terjamin: Liquid Lysine min.50%, kadar air 40-50%)</text:p>
          </table:table-cell>
          <table:table-cell office:value-type="string" table:style-name="ce9">
            <text:p>Sebagai feed suplemen dan sumber Liquid Lysine pada ikan dan udang</text:p>
          </table:table-cell>
          <table:table-cell office:value-type="date" office:date-value="2026-12-27T00:00:00" table:style-name="ce10">
            <text:p>27-Dec-2026</text:p>
          </table:table-cell>
          <table:table-cell office:value-type="float" office:value="780" table:formula="of:=[.N195]-TODAY()" table:style-name="ce11">
            <text:p>780</text:p>
          </table:table-cell>
          <table:table-cell office:value-type="string" office:string-value="Berlaku" table:formula="of:=IF([.O195]&gt;0;&quot;Berlaku&quot;;&quot;Kadaluarsa&quot;)" table:style-name="ce12">
            <text:p>Berlaku</text:p>
          </table:table-cell>
          <table:table-cell table:number-columns-repeated="16368"/>
        </table:table-row>
        <table:table-row table:style-name="ro22">
          <table:table-cell office:value-type="float" office:value="195" table:formula="of:=[.A195]+1" table:style-name="ce4">
            <text:p>195</text:p>
          </table:table-cell>
          <table:table-cell office:value-type="string" table:style-name="ce7">
            <text:p>Bioimun</text:p>
          </table:table-cell>
          <table:table-cell office:value-type="string" table:style-name="ce5">
            <text:p>CV. Bio Perkasa</text:p>
          </table:table-cell>
          <table:table-cell office:value-type="string" table:style-name="ce7">
            <text:p>Kantor:</text:p>
            <text:p>Jl. Aw Syahrani Perumahan Gardenhills Gardenia 1 No 2, Kel. Air Hitam, Kec. Samarinda Ulu Kota Samarinda, Provinsi Kalimantan Timur, Telp. (0541) 5252233</text:p>
            <text:p>Pabrik:</text:p>
            <text:p>Jl. Kuaro, Gn. Kelua, Kec. Samarinda Ulu, Kota Samarinda, Kalimantan Timur 75119</text:p>
          </table:table-cell>
          <table:table-cell office:value-type="string" table:style-name="ce8">
            <text:p>Kalimantan Timur</text:p>
          </table:table-cell>
          <table:table-cell office:value-type="string" table:style-name="ce8">
            <text:p>Produsen</text:p>
          </table:table-cell>
          <table:table-cell office:value-type="string" table:style-name="ce8">
            <text:p>KKP RI D 2112573 H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16">
            <text:p>Obat Alami/Herbal</text:p>
          </table:table-cell>
          <table:table-cell office:value-type="string" table:style-name="ce9">
            <text:p>Ekstrak Terung Asam 0,3 gr/100 mL, Ekstrak Lempuyang 0,1 gr, Aquades qs. ad 100 mL</text:p>
          </table:table-cell>
          <table:table-cell office:value-type="string" table:style-name="ce9">
            <text:p>- Meningkatkan imunitas non spesifik;</text:p>
            <text:p>- Menekan kematian akibat infeksi bakteri (<text:s/><text:span text:style-name="T4">A. hydrophila</text:span><text:s/>dan<text:s/><text:span text:style-name="T4">Pseudomonas<text:s/></text:span>sp.)</text:p>
          </table:table-cell>
          <table:table-cell office:value-type="date" office:date-value="2026-12-27T00:00:00" table:style-name="ce10">
            <text:p>27-Dec-2026</text:p>
          </table:table-cell>
          <table:table-cell office:value-type="float" office:value="780" table:formula="of:=[.N196]-TODAY()" table:style-name="ce11">
            <text:p>780</text:p>
          </table:table-cell>
          <table:table-cell office:value-type="string" office:string-value="Berlaku" table:formula="of:=IF([.O196]&gt;0;&quot;Berlaku&quot;;&quot;Kadaluarsa&quot;)" table:style-name="ce12">
            <text:p>Berlaku</text:p>
          </table:table-cell>
          <table:table-cell table:number-columns-repeated="16368"/>
        </table:table-row>
        <table:table-row table:style-name="ro22">
          <table:table-cell office:value-type="float" office:value="196" table:formula="of:=[.A196]+1" table:style-name="ce4">
            <text:p>196</text:p>
          </table:table-cell>
          <table:table-cell office:value-type="string" table:style-name="ce7">
            <text:p>Biofeed</text:p>
          </table:table-cell>
          <table:table-cell office:value-type="string" table:style-name="ce5">
            <text:p>CV. Bio Perkasa</text:p>
          </table:table-cell>
          <table:table-cell office:value-type="string" table:style-name="ce7">
            <text:p>Kantor:</text:p>
            <text:p>Jl. Aw Syahrani Perumahan Gardenhills Gardenia 1 No 2, Kel. Air Hitam, Kec. Samarinda Ulu Kota Samarinda, Provinsi Kalimantan Timur, Telp. (0541) 5252233</text:p>
            <text:p>Pabrik:</text:p>
            <text:p>Jl. Kuaro, Gn. Kelua, Kec. Samarinda Ulu, Kota Samarinda, Kalimantan Timur 75119</text:p>
          </table:table-cell>
          <table:table-cell office:value-type="string" table:style-name="ce8">
            <text:p>Kalimantan Timur</text:p>
          </table:table-cell>
          <table:table-cell office:value-type="string" table:style-name="ce8">
            <text:p>Produsen</text:p>
          </table:table-cell>
          <table:table-cell office:value-type="string" table:style-name="ce8">
            <text:p>KKP RI D 2112574 H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16">
            <text:p>Obat Alami/Herbal</text:p>
          </table:table-cell>
          <table:table-cell office:value-type="string" table:style-name="ce9">
            <text:p>Ekstrak Terung Asam 0,4 gr/100 mL, Aquades qs. ad 100 ml</text:p>
          </table:table-cell>
          <table:table-cell office:value-type="string" table:style-name="ce9">
            <text:p>- Menghambat bakteri patogen<text:s/><text:span text:style-name="T4">Pseudomonas<text:s/></text:span>sp.;</text:p>
            <text:p>- Meningkatkan jumlah bakteri<text:span text:style-name="T4"><text:s/>Lactobacillus casei</text:span></text:p>
          </table:table-cell>
          <table:table-cell office:value-type="date" office:date-value="2026-12-27T00:00:00" table:style-name="ce10">
            <text:p>27-Dec-2026</text:p>
          </table:table-cell>
          <table:table-cell office:value-type="float" office:value="780" table:formula="of:=[.N197]-TODAY()" table:style-name="ce11">
            <text:p>780</text:p>
          </table:table-cell>
          <table:table-cell office:value-type="string" office:string-value="Berlaku" table:formula="of:=IF([.O197]&gt;0;&quot;Berlaku&quot;;&quot;Kadaluarsa&quot;)" table:style-name="ce12">
            <text:p>Berlaku</text:p>
          </table:table-cell>
          <table:table-cell table:number-columns-repeated="16368"/>
        </table:table-row>
        <table:table-row table:style-name="ro6">
          <table:table-cell office:value-type="float" office:value="197" table:formula="of:=[.A197]+1" table:style-name="ce4">
            <text:p>197</text:p>
          </table:table-cell>
          <table:table-cell office:value-type="string" table:style-name="ce19">
            <text:p>Aqua-Photo</text:p>
          </table:table-cell>
          <table:table-cell office:value-type="string" table:style-name="ce5">
            <text:p>PT. Novindo Agritech Hutama</text:p>
          </table:table-cell>
          <table:table-cell office:value-type="string" table:style-name="ce6">
            <text:p>Kawasan Pergudangan Taman Tekno BSD Sektor XI Blok A2 No. 1 Desa Setu Tangerang Selatan - Banten, Telp/Fax: (021) 75875390/91/92, (021) 75875393</text:p>
          </table:table-cell>
          <table:table-cell office:value-type="string" table:style-name="ce4">
            <text:p>Banten</text:p>
          </table:table-cell>
          <table:table-cell office:value-type="string" table:style-name="ce4">
            <text:p>Importir</text:p>
          </table:table-cell>
          <table:table-cell office:value-type="string" table:style-name="ce16">
            <text:p>KKP RI I 2202316-P1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7">
            <text:p><text:span text:style-name="T4">Lactobacillus Plantarum<text:s/></text:span>1 x 10^6 CFU/gram<text:span text:style-name="T4"/></text:p>
            <text:p><text:span text:style-name="T4">Bacillus Subtilis<text:s/></text:span>≥ 1 x 10^7 CFU/gram<text:span text:style-name="T4"/></text:p>
            <text:p><text:span text:style-name="T4">Clostiridium Butyricum<text:s/></text:span>≥ 1 x 10^6 CFU/gram<text:span text:style-name="T4"/></text:p>
            <text:p>Calcium Carbonate</text:p>
            <text:p>Glukosa</text:p>
          </table:table-cell>
          <table:table-cell office:value-type="string" table:style-name="ce9">
            <text:p>- Meningkatkan laju pertumbuhan ikan dan udang;</text:p>
            <text:p>- Menjaga kualitas air</text:p>
          </table:table-cell>
          <table:table-cell office:value-type="date" office:date-value="2027-02-09T00:00:00" table:style-name="ce10">
            <text:p>9-Feb-2027</text:p>
          </table:table-cell>
          <table:table-cell office:value-type="float" office:value="824" table:formula="of:=[.N198]-TODAY()" table:style-name="ce11">
            <text:p>824</text:p>
          </table:table-cell>
          <table:table-cell office:value-type="string" office:string-value="Berlaku" table:formula="of:=IF([.O198]&gt;0;&quot;Berlaku&quot;;&quot;Kadaluarsa&quot;)" table:style-name="ce12">
            <text:p>Berlaku</text:p>
          </table:table-cell>
          <table:table-cell table:number-columns-repeated="16368"/>
        </table:table-row>
        <table:table-row table:style-name="ro10">
          <table:table-cell office:value-type="float" office:value="198" table:formula="of:=[.A198]+1" table:style-name="ce4">
            <text:p>198</text:p>
          </table:table-cell>
          <table:table-cell office:value-type="string" table:style-name="ce19">
            <text:p>Tea Seed Meal Fish &amp; Snail</text:p>
          </table:table-cell>
          <table:table-cell office:value-type="string" table:style-name="ce15">
            <text:p>PT. Sapo Indo Perkasa</text:p>
          </table:table-cell>
          <table:table-cell office:value-type="string" table:style-name="ce9">
            <text:p>Komplek Lingkungan Industri Kecil, Jl. Industri XXII No.921, Kota Semarang, Jawa Tengah</text:p>
          </table:table-cell>
          <table:table-cell office:value-type="string" table:style-name="ce8">
            <text:p>Jawa Tengah</text:p>
          </table:table-cell>
          <table:table-cell office:value-type="string" table:style-name="ce4">
            <text:p>Importir</text:p>
          </table:table-cell>
          <table:table-cell office:value-type="string" table:style-name="ce16">
            <text:p>KKP RI I 2202575 FTS</text:p>
          </table:table-cell>
          <table:table-cell office:value-type="string" table:style-name="ce16">
            <text:p>Impor</text:p>
          </table:table-cell>
          <table:table-cell office:value-type="string" table:style-name="ce4">
            <text:p>Obat Bebas Terbatas</text:p>
          </table:table-cell>
          <table:table-cell office:value-type="string" table:style-name="ce4">
            <text:p>Serbuk</text:p>
          </table:table-cell>
          <table:table-cell office:value-type="string" table:style-name="ce8">
            <text:p>Farmasetik</text:p>
          </table:table-cell>
          <table:table-cell office:value-type="string" table:style-name="ce6">
            <text:p>Tea Seed Meal 100 %<text:s/></text:p>
            <text:p>(Analisa terjamin : Kadar Saponin 15% - 20%, <text:s/>Kadar Air: &lt;10%)</text:p>
          </table:table-cell>
          <table:table-cell office:value-type="string" table:style-name="ce9">
            <text:p>Membasmi ikan, keong dan predator lainnya pada saat persiapan air tambak yang dilakukan sebelum penebaran benur</text:p>
          </table:table-cell>
          <table:table-cell office:value-type="date" office:date-value="2027-02-09T00:00:00" table:style-name="ce10">
            <text:p>9-Feb-2027</text:p>
          </table:table-cell>
          <table:table-cell office:value-type="float" office:value="824" table:formula="of:=[.N199]-TODAY()" table:style-name="ce11">
            <text:p>824</text:p>
          </table:table-cell>
          <table:table-cell office:value-type="string" office:string-value="Berlaku" table:formula="of:=IF([.O199]&gt;0;&quot;Berlaku&quot;;&quot;Kadaluarsa&quot;)" table:style-name="ce12">
            <text:p>Berlaku</text:p>
          </table:table-cell>
          <table:table-cell table:number-columns-repeated="16368"/>
        </table:table-row>
        <table:table-row table:style-name="ro19">
          <table:table-cell office:value-type="float" office:value="199" table:formula="of:=[.A199]+1" table:style-name="ce4">
            <text:p>199</text:p>
          </table:table-cell>
          <table:table-cell office:value-type="string" table:style-name="ce7">
            <text:p>DH MIN FISH PX O.25</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2576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Iron 30.000 mg, Copper 3.400 mg, Zinc 48.000 mg, Manganese 10.000 mg, Selenium 150 mg, Iodine 1.000 mg, Cobalt 300 mg, Calcium Carbonate<text:s/></text:p>
          </table:table-cell>
          <table:table-cell office:value-type="string" table:style-name="ce9">
            <text:p>Feed suplemen untuk ikan air tawar</text:p>
          </table:table-cell>
          <table:table-cell office:value-type="date" office:date-value="2027-02-09T00:00:00" table:style-name="ce10">
            <text:p>9-Feb-2027</text:p>
          </table:table-cell>
          <table:table-cell office:value-type="float" office:value="824" table:formula="of:=[.N200]-TODAY()" table:style-name="ce11">
            <text:p>824</text:p>
          </table:table-cell>
          <table:table-cell office:value-type="string" office:string-value="Berlaku" table:formula="of:=IF([.O200]&gt;0;&quot;Berlaku&quot;;&quot;Kadaluarsa&quot;)" table:style-name="ce12">
            <text:p>Berlaku</text:p>
          </table:table-cell>
          <table:table-cell table:number-columns-repeated="16368"/>
        </table:table-row>
        <table:table-row table:style-name="ro12">
          <table:table-cell office:value-type="float" office:value="200" table:formula="of:=[.A200]+1" table:style-name="ce4">
            <text:p>200</text:p>
          </table:table-cell>
          <table:table-cell office:value-type="string" table:style-name="ce7">
            <text:p>PX MIX SHR 0.2% CJI</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2577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text:s/>2.250.000 IU, Vitamin D3 450.000 IU, Vitamin E 30.000 mg, Vitamin K3 6.000 mg, Vitamin B1 12.000 mg, Vitamin B2 9.600 mg, Vitamin B6 12.000 mg, Vitamin B12 6.000 mcg, Niacinamide 88.200 mg, Ca-D-Pantothenate 24.000 mg, Folic Acid 4.800 mg, Biotin 240.000 mcg, Inositol 105.000 mg, Iron 3.750 mg, Copper 18.750 mg, Zinc 37.500 mg, Manganese 3.750 mg, Selenium 75 mg, Iodine 140 mg, Cobalt 38 mg, Magnesium 30.000 mg, Potasium 101.250 mg, Chromium 75 mg, Calcium Carbonate</text:p>
          </table:table-cell>
          <table:table-cell office:value-type="string" table:style-name="ce9">
            <text:p>Feed suplemen untuk udang</text:p>
          </table:table-cell>
          <table:table-cell office:value-type="date" office:date-value="2027-02-09T00:00:00" table:style-name="ce10">
            <text:p>9-Feb-2027</text:p>
          </table:table-cell>
          <table:table-cell office:value-type="float" office:value="824" table:formula="of:=[.N201]-TODAY()" table:style-name="ce11">
            <text:p>824</text:p>
          </table:table-cell>
          <table:table-cell office:value-type="string" office:string-value="Berlaku" table:formula="of:=IF([.O201]&gt;0;&quot;Berlaku&quot;;&quot;Kadaluarsa&quot;)" table:style-name="ce12">
            <text:p>Berlaku</text:p>
          </table:table-cell>
          <table:table-cell table:number-columns-repeated="16368"/>
        </table:table-row>
        <table:table-row table:style-name="ro24">
          <table:table-cell office:value-type="float" office:value="201" table:formula="of:=[.A201]+1" table:style-name="ce4">
            <text:p>201</text:p>
          </table:table-cell>
          <table:table-cell office:value-type="string" table:style-name="ce7">
            <text:p>PX VIT BLENDS 30029610</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2578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text:s/>2.000.100 IU, Vitamin D3 750.000 IU, Vitamin E 50.000,10 mg, Vitamin K3 2.500,05 mg, Vitamin B1 5.000 mg, Vitamin B2 7.999,95 mg, Vitamin B6 7.999,95 mg, Vitamin B12 90.000 mcg, Pantothenic Acid 24.000 mg, Niacinamide 75.000 mg, Biotin 500.000 mcg, Folic Acid 1.500 mg, Vitamin C 50.000 mg, Calcium Carbonate</text:p>
          </table:table-cell>
          <table:table-cell office:value-type="string" table:style-name="ce9">
            <text:p>Feed suplemen untuk ikan</text:p>
          </table:table-cell>
          <table:table-cell office:value-type="date" office:date-value="2027-02-09T00:00:00" table:style-name="ce10">
            <text:p>9-Feb-2027</text:p>
          </table:table-cell>
          <table:table-cell office:value-type="float" office:value="824" table:formula="of:=[.N202]-TODAY()" table:style-name="ce11">
            <text:p>824</text:p>
          </table:table-cell>
          <table:table-cell office:value-type="string" office:string-value="Berlaku" table:formula="of:=IF([.O202]&gt;0;&quot;Berlaku&quot;;&quot;Kadaluarsa&quot;)" table:style-name="ce12">
            <text:p>Berlaku</text:p>
          </table:table-cell>
          <table:table-cell table:number-columns-repeated="16368"/>
        </table:table-row>
        <table:table-row table:style-name="ro19">
          <table:table-cell office:value-type="float" office:value="202" table:formula="of:=[.A202]+1" table:style-name="ce4">
            <text:p>202</text:p>
          </table:table-cell>
          <table:table-cell office:value-type="string" table:style-name="ce7">
            <text:p>PX VIT FRS 0.1% NWH</text:p>
          </table:table-cell>
          <table:table-cell office:value-type="string" table:style-name="ce6">
            <text:p>PT. ADM Animal Nutrition Indonesia</text:p>
          </table:table-cell>
          <table:table-cell office:value-type="string" table:style-name="ce7">
            <text:p>kantor:</text:p>
            <text:p>Kawasan Industri MM 2100,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257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text:s/>9.000.000 IU, Vitamin D3 3.000.000 IU, Vitamin E 80.000 mg, Vitamin K3 6.020 mg, Vitamin B1 11.760 mg, Vitamin B2 12.000 mg, Vitamin B6 10.780 mg, Vitamin B12 20.000 mcg, Ca-D-Pantothenate 39.200 mg, Niacinamide 39.600 mg, Biotin 100.000 mcg, Folic Acid 5.880 mg, Inositol 102.900 mg, Antioxidant 2.000 mg, Calcium Carbonate</text:p>
          </table:table-cell>
          <table:table-cell office:value-type="string" table:style-name="ce9">
            <text:p>Feed suplemen untuk ikan</text:p>
          </table:table-cell>
          <table:table-cell office:value-type="date" office:date-value="2027-02-09T00:00:00" table:style-name="ce10">
            <text:p>9-Feb-2027</text:p>
          </table:table-cell>
          <table:table-cell office:value-type="float" office:value="824" table:formula="of:=[.N203]-TODAY()" table:style-name="ce11">
            <text:p>824</text:p>
          </table:table-cell>
          <table:table-cell office:value-type="string" office:string-value="Berlaku" table:formula="of:=IF([.O203]&gt;0;&quot;Berlaku&quot;;&quot;Kadaluarsa&quot;)" table:style-name="ce12">
            <text:p>Berlaku</text:p>
          </table:table-cell>
          <table:table-cell table:number-columns-repeated="16368"/>
        </table:table-row>
        <table:table-row table:style-name="ro25">
          <table:table-cell office:value-type="float" office:value="203" table:formula="of:=[.A203]+1" table:style-name="ce4">
            <text:p>203</text:p>
          </table:table-cell>
          <table:table-cell office:value-type="string" table:style-name="ce7">
            <text:p>VIT AQA FRS 2.5 C UAB</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258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text:s/>2.000.000 IU, Vitamin D3 400.000 IU, Vitamin E 16.000 IU, Vitamin K3 2.400 mg, Vitamin B1 3.000 mg, Vitamin B2 8.000 mg, Vitamin B6 3.000 mg, Vitamin B12 6.400 mcg, Pantothenic Acid 8.000 mg, Niacinamide 12.000 mg, Biotin 40.000 mcg, Folic Acid 1.200 mg, Calcium Carbonate</text:p>
          </table:table-cell>
          <table:table-cell office:value-type="string" table:style-name="ce9">
            <text:p>Feed suplemen untuk ikan air tawar</text:p>
          </table:table-cell>
          <table:table-cell office:value-type="date" office:date-value="2027-02-09T00:00:00" table:style-name="ce10">
            <text:p>9-Feb-2027</text:p>
          </table:table-cell>
          <table:table-cell office:value-type="float" office:value="824" table:formula="of:=[.N204]-TODAY()" table:style-name="ce11">
            <text:p>824</text:p>
          </table:table-cell>
          <table:table-cell office:value-type="string" office:string-value="Berlaku" table:formula="of:=IF([.O204]&gt;0;&quot;Berlaku&quot;;&quot;Kadaluarsa&quot;)" table:style-name="ce12">
            <text:p>Berlaku</text:p>
          </table:table-cell>
          <table:table-cell table:number-columns-repeated="16368"/>
        </table:table-row>
        <table:table-row table:style-name="ro5">
          <table:table-cell office:value-type="float" office:value="204" table:formula="of:=[.A204]+1" table:style-name="ce4">
            <text:p>204</text:p>
          </table:table-cell>
          <table:table-cell office:value-type="string" table:style-name="ce7">
            <text:p>Nutribuilder</text:p>
          </table:table-cell>
          <table:table-cell office:value-type="string" table:style-name="ce15">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8">
            <text:p>KKP RI I 220258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Guanidine Acetic Acid (GAA) minimum 96%</text:p>
          </table:table-cell>
          <table:table-cell office:value-type="string" table:style-name="ce9">
            <text:p>Sebagai feed suplemen dalam pakan<text:s/></text:p>
          </table:table-cell>
          <table:table-cell office:value-type="date" office:date-value="2027-02-09T00:00:00" table:style-name="ce10">
            <text:p>9-Feb-2027</text:p>
          </table:table-cell>
          <table:table-cell office:value-type="float" office:value="824" table:formula="of:=[.N205]-TODAY()" table:style-name="ce11">
            <text:p>824</text:p>
          </table:table-cell>
          <table:table-cell office:value-type="string" office:string-value="Berlaku" table:formula="of:=IF([.O205]&gt;0;&quot;Berlaku&quot;;&quot;Kadaluarsa&quot;)" table:style-name="ce12">
            <text:p>Berlaku</text:p>
          </table:table-cell>
          <table:table-cell table:number-columns-repeated="16368"/>
        </table:table-row>
        <table:table-row table:style-name="ro5">
          <table:table-cell office:value-type="float" office:value="205" table:formula="of:=[.A205]+1" table:style-name="ce4">
            <text:p>205</text:p>
          </table:table-cell>
          <table:table-cell office:value-type="string" table:style-name="ce7">
            <text:p>Bright Calpromax</text:p>
          </table:table-cell>
          <table:table-cell office:value-type="string" table:style-name="ce15">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8">
            <text:p>KKP RI D 2202582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Propionic Acid minimum 500 gr/kg</text:p>
          </table:table-cell>
          <table:table-cell office:value-type="string" table:style-name="ce9">
            <text:p>Sebagai acidifier dalam pakan ikan</text:p>
          </table:table-cell>
          <table:table-cell office:value-type="date" office:date-value="2027-02-09T00:00:00" table:style-name="ce10">
            <text:p>9-Feb-2027</text:p>
          </table:table-cell>
          <table:table-cell office:value-type="float" office:value="824" table:formula="of:=[.N206]-TODAY()" table:style-name="ce11">
            <text:p>824</text:p>
          </table:table-cell>
          <table:table-cell office:value-type="string" office:string-value="Berlaku" table:formula="of:=IF([.O206]&gt;0;&quot;Berlaku&quot;;&quot;Kadaluarsa&quot;)" table:style-name="ce12">
            <text:p>Berlaku</text:p>
          </table:table-cell>
          <table:table-cell table:number-columns-repeated="16368"/>
        </table:table-row>
        <table:table-row table:style-name="ro7">
          <table:table-cell office:value-type="float" office:value="206" table:formula="of:=[.A206]+1" table:style-name="ce4">
            <text:p>206</text:p>
          </table:table-cell>
          <table:table-cell office:value-type="string" table:style-name="ce7">
            <text:p>BTR 98</text:p>
          </table:table-cell>
          <table:table-cell office:value-type="string" table:style-name="ce15">
            <text:p>PT. Corona Kernel Sukses</text:p>
          </table:table-cell>
          <table:table-cell office:value-type="string" table:style-name="ce9">
            <text:p>Jl. Suryopranoto No.1-9, Komplek Delta Building Blok B-20, Kel. Petojo Selatan, Kec. Gambir, Kota Jakarta Pusat, Provinsi DKI Jakarta, Telp/Fax: Telp (021) 57950218</text:p>
          </table:table-cell>
          <table:table-cell office:value-type="string" table:style-name="ce4">
            <text:p>DKI Jakarta</text:p>
          </table:table-cell>
          <table:table-cell office:value-type="string" table:style-name="ce4">
            <text:p>Importir</text:p>
          </table:table-cell>
          <table:table-cell office:value-type="string" table:style-name="ce8">
            <text:p>KKP RI I 2202583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Sodium Butirat 98% (Hasil sintesis dari Asam Butirat 99,67% dan Sodium Hydroxide 32%), Air</text:p>
          </table:table-cell>
          <table:table-cell office:value-type="string" table:style-name="ce9">
            <text:p>- Mengoptimalkan mikrobiota usus</text:p>
            <text:p>- Meningkatkan integritas epitel dan kecernaan nutrisi</text:p>
          </table:table-cell>
          <table:table-cell office:value-type="date" office:date-value="2027-02-09T00:00:00" table:style-name="ce10">
            <text:p>9-Feb-2027</text:p>
          </table:table-cell>
          <table:table-cell office:value-type="float" office:value="824" table:formula="of:=[.N207]-TODAY()" table:style-name="ce11">
            <text:p>824</text:p>
          </table:table-cell>
          <table:table-cell office:value-type="string" office:string-value="Berlaku" table:formula="of:=IF([.O207]&gt;0;&quot;Berlaku&quot;;&quot;Kadaluarsa&quot;)" table:style-name="ce12">
            <text:p>Berlaku</text:p>
          </table:table-cell>
          <table:table-cell table:number-columns-repeated="16368"/>
        </table:table-row>
        <table:table-row table:style-name="ro7">
          <table:table-cell office:value-type="float" office:value="207" table:formula="of:=[.A207]+1" table:style-name="ce4">
            <text:p>207</text:p>
          </table:table-cell>
          <table:table-cell office:value-type="string" table:style-name="ce7">
            <text:p>Lipotech MCT</text:p>
          </table:table-cell>
          <table:table-cell office:value-type="string" table:style-name="ce15">
            <text:p>PT. Corona Kernel Sukses</text:p>
          </table:table-cell>
          <table:table-cell office:value-type="string" table:style-name="ce9">
            <text:p>Jl. Suryopranoto No.1-9, Komplek Delta Building Blok B-20, Kel. Petojo Selatan, Kec. Gambir, Kota Jakarta Pusat, Provinsi DKI Jakarta, Telp/Fax: Telp (021) 57950218</text:p>
          </table:table-cell>
          <table:table-cell office:value-type="string" table:style-name="ce4">
            <text:p>DKI Jakarta</text:p>
          </table:table-cell>
          <table:table-cell office:value-type="string" table:style-name="ce4">
            <text:p>Importir</text:p>
          </table:table-cell>
          <table:table-cell office:value-type="string" table:style-name="ce8">
            <text:p>KKP RI I 2202584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edium Chain Trigliserida, Casein, Dextrin</text:p>
          </table:table-cell>
          <table:table-cell office:value-type="string" table:style-name="ce9">
            <text:p>Sebagai suplemen pakan ikan dan udang</text:p>
          </table:table-cell>
          <table:table-cell office:value-type="date" office:date-value="2027-02-09T00:00:00" table:style-name="ce10">
            <text:p>9-Feb-2027</text:p>
          </table:table-cell>
          <table:table-cell office:value-type="float" office:value="824" table:formula="of:=[.N208]-TODAY()" table:style-name="ce11">
            <text:p>824</text:p>
          </table:table-cell>
          <table:table-cell office:value-type="string" office:string-value="Berlaku" table:formula="of:=IF([.O208]&gt;0;&quot;Berlaku&quot;;&quot;Kadaluarsa&quot;)" table:style-name="ce12">
            <text:p>Berlaku</text:p>
          </table:table-cell>
          <table:table-cell table:number-columns-repeated="16368"/>
        </table:table-row>
        <table:table-row table:style-name="ro7">
          <table:table-cell office:value-type="float" office:value="208" table:formula="of:=[.A208]+1" table:style-name="ce4">
            <text:p>208</text:p>
          </table:table-cell>
          <table:table-cell office:value-type="string" table:style-name="ce7">
            <text:p>ProteAQ Stomi</text:p>
          </table:table-cell>
          <table:table-cell office:value-type="string" table:style-name="ce5">
            <text:p>PT. Intervet Indonesia</text:p>
          </table:table-cell>
          <table:table-cell office:value-type="string" table:style-name="ce7">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8">
            <text:p>KKP RI I 2202585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gnesium 64 gram, Calcium 45,2 gram, Potassium 59 gram, Sodium 1,2 gram, Alumunium Oxide 67,2 gram, Ferric Oxide 21,6 gram, Silika kering</text:p>
          </table:table-cell>
          <table:table-cell office:value-type="string" table:style-name="ce9">
            <text:p>Suplementasi mineral untuk air dan bagian dasar kolam tambak</text:p>
          </table:table-cell>
          <table:table-cell office:value-type="date" office:date-value="2027-02-09T00:00:00" table:style-name="ce10">
            <text:p>9-Feb-2027</text:p>
          </table:table-cell>
          <table:table-cell office:value-type="float" office:value="824" table:formula="of:=[.N209]-TODAY()" table:style-name="ce11">
            <text:p>824</text:p>
          </table:table-cell>
          <table:table-cell office:value-type="string" office:string-value="Berlaku" table:formula="of:=IF([.O209]&gt;0;&quot;Berlaku&quot;;&quot;Kadaluarsa&quot;)" table:style-name="ce12">
            <text:p>Berlaku</text:p>
          </table:table-cell>
          <table:table-cell table:number-columns-repeated="16368"/>
        </table:table-row>
        <table:table-row table:style-name="ro10">
          <table:table-cell office:value-type="float" office:value="209" table:formula="of:=[.A209]+1" table:style-name="ce4">
            <text:p>209</text:p>
          </table:table-cell>
          <table:table-cell office:value-type="string" table:style-name="ce5">
            <text:p>LODAN</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8">
            <text:p>KKP RI D 2203054-P2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Kapur Alam Powder (setara CaO 95%, Tepung Ikan 4%, Tartazine Blue 1%</text:p>
          </table:table-cell>
          <table:table-cell office:value-type="string" table:style-name="ce9">
            <text:p>- Membantu memelihara kestabilan tanah dasar tambak (pH dan Salinitas);</text:p>
            <text:p>- Membantu mempercepat moulting</text:p>
          </table:table-cell>
          <table:table-cell office:value-type="date" office:date-value="2027-03-09T00:00:00" table:style-name="ce10">
            <text:p>9-Mar-2027</text:p>
          </table:table-cell>
          <table:table-cell office:value-type="float" office:value="852" table:formula="of:=[.N210]-TODAY()" table:style-name="ce11">
            <text:p>852</text:p>
          </table:table-cell>
          <table:table-cell office:value-type="string" office:string-value="Berlaku" table:formula="of:=IF([.O210]&gt;0;&quot;Berlaku&quot;;&quot;Kadaluarsa&quot;)" table:style-name="ce12">
            <text:p>Berlaku</text:p>
          </table:table-cell>
          <table:table-cell table:number-columns-repeated="16368"/>
        </table:table-row>
        <table:table-row table:style-name="ro4">
          <table:table-cell office:value-type="float" office:value="210" table:formula="of:=[.A210]+1" table:style-name="ce4">
            <text:p>210</text:p>
          </table:table-cell>
          <table:table-cell office:value-type="string" table:style-name="ce6">
            <text:p>Nutrimin FM518 Fish Mineral Premix</text:p>
          </table:table-cell>
          <table:table-cell office:value-type="string" table:style-name="ce15">
            <text:p>PT. SHS International</text:p>
          </table:table-cell>
          <table:table-cell office:value-type="string" table:style-name="ce6">
            <text:p>Maspion Plaza Lantai 10, Jl. Gunung Sahari Raya No. 18, Pademangan Barat, Jakarta Pusat, Telp/Fax: (021) 64700968</text:p>
          </table:table-cell>
          <table:table-cell office:value-type="string" table:style-name="ce4">
            <text:p>DKI Jakarta</text:p>
          </table:table-cell>
          <table:table-cell office:value-type="string" table:style-name="ce4">
            <text:p>Importir</text:p>
          </table:table-cell>
          <table:table-cell office:value-type="string" table:style-name="ce8">
            <text:p>KKP RI I 2203177-P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Zinc 75.000 mg, Iron 50.000 mg, Magnesium 20.000 mg, Manganese 6.500 mg, Copper 3.750 mg, Iodine 750 mg, Selenium 125 mg, Cobalt 50 mg</text:p>
          </table:table-cell>
          <table:table-cell office:value-type="string" table:style-name="ce9">
            <text:p>Suplemen mineral pada pakan ikan</text:p>
          </table:table-cell>
          <table:table-cell office:value-type="date" office:date-value="2027-03-09T00:00:00" table:style-name="ce10">
            <text:p>9-Mar-2027</text:p>
          </table:table-cell>
          <table:table-cell office:value-type="float" office:value="852" table:formula="of:=[.N211]-TODAY()" table:style-name="ce11">
            <text:p>852</text:p>
          </table:table-cell>
          <table:table-cell office:value-type="string" office:string-value="Berlaku" table:formula="of:=IF([.O211]&gt;0;&quot;Berlaku&quot;;&quot;Kadaluarsa&quot;)" table:style-name="ce12">
            <text:p>Berlaku</text:p>
          </table:table-cell>
          <table:table-cell table:number-columns-repeated="16368"/>
        </table:table-row>
        <table:table-row table:style-name="ro5">
          <table:table-cell office:value-type="float" office:value="211" table:formula="of:=[.A211]+1" table:style-name="ce4">
            <text:p>211</text:p>
          </table:table-cell>
          <table:table-cell office:value-type="string" table:style-name="ce5">
            <text:p>Rhobac</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8">
            <text:p>KKP RI D 2203288-P1 Pb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4">
            <text:p>Probiotik</text:p>
          </table:table-cell>
          <table:table-cell office:value-type="string" table:style-name="ce9">
            <text:p>-<text:s/><text:span text:style-name="T4">Rhodobacter capsulatus<text:s/></text:span>≥<text:span text:style-name="T4"><text:s/></text:span>1x10^6 CFU/ml<text:span text:style-name="T4"/></text:p>
            <text:p>-<text:s/><text:span text:style-name="T4">Rhodopseudomonas palustris <text:s text:c="2"/>≥</text:span>1x10^6 CFU/ml<text:span text:style-name="T4"/></text:p>
            <text:p>- Bekatul</text:p>
            <text:p>- Air</text:p>
          </table:table-cell>
          <table:table-cell office:value-type="string" table:style-name="ce9">
            <text:p>Mengurangi H2S pada air media budidaya ikan dan udang</text:p>
          </table:table-cell>
          <table:table-cell office:value-type="date" office:date-value="2027-03-09T00:00:00" table:style-name="ce10">
            <text:p>9-Mar-2027</text:p>
          </table:table-cell>
          <table:table-cell office:value-type="float" office:value="852" table:formula="of:=[.N212]-TODAY()" table:style-name="ce11">
            <text:p>852</text:p>
          </table:table-cell>
          <table:table-cell office:value-type="string" office:string-value="Berlaku" table:formula="of:=IF([.O212]&gt;0;&quot;Berlaku&quot;;&quot;Kadaluarsa&quot;)" table:style-name="ce12">
            <text:p>Berlaku</text:p>
          </table:table-cell>
          <table:table-cell table:number-columns-repeated="16368"/>
        </table:table-row>
        <table:table-row table:style-name="ro6">
          <table:table-cell office:value-type="float" office:value="212" table:formula="of:=[.A212]+1" table:style-name="ce4">
            <text:p>212</text:p>
          </table:table-cell>
          <table:table-cell office:value-type="string" table:style-name="ce9">
            <text:p>Natupro Aqua</text:p>
          </table:table-cell>
          <table:table-cell office:value-type="string" table:style-name="ce6">
            <text:p>PT. Agroveta Husada Dharma</text:p>
          </table:table-cell>
          <table:table-cell office:value-type="string" table:style-name="ce7">
            <text:p>Jl. Pulogadung No.23, Kav II G5 KIP, Jatinegara, Cakung, Kota Jakarta Timur, Provinsi DKI Jakarta, Telp: (021) 50867668, Fax: (021) 50867669)</text:p>
          </table:table-cell>
          <table:table-cell office:value-type="string" table:style-name="ce8">
            <text:p>DKI Jakarta</text:p>
          </table:table-cell>
          <table:table-cell office:value-type="string" table:style-name="ce8">
            <text:p>Produsen/Importir</text:p>
          </table:table-cell>
          <table:table-cell office:value-type="string" table:style-name="ce8">
            <text:p>KKP RI I 2203586 Pb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9">
            <text:p>Total Bacillus (<text:span text:style-name="T4">Bacillus subtilis</text:span>,<text:s/><text:span text:style-name="T4">Bacillus licheniformis</text:span>,<text:s/><text:span text:style-name="T4">Bacillus amyloliquefaciens</text:span>) &gt;1x10^9 CFU/g</text:p>
          </table:table-cell>
          <table:table-cell office:value-type="string" table:style-name="ce9">
            <text:p>Sebagai probiotik untuk budidaya udang</text:p>
          </table:table-cell>
          <table:table-cell office:value-type="date" office:date-value="2027-03-09T00:00:00" table:style-name="ce10">
            <text:p>9-Mar-2027</text:p>
          </table:table-cell>
          <table:table-cell office:value-type="float" office:value="852" table:formula="of:=[.N213]-TODAY()" table:style-name="ce11">
            <text:p>852</text:p>
          </table:table-cell>
          <table:table-cell office:value-type="string" office:string-value="Berlaku" table:formula="of:=IF([.O213]&gt;0;&quot;Berlaku&quot;;&quot;Kadaluarsa&quot;)" table:style-name="ce12">
            <text:p>Berlaku</text:p>
          </table:table-cell>
          <table:table-cell table:number-columns-repeated="16368"/>
        </table:table-row>
        <table:table-row table:style-name="ro7">
          <table:table-cell office:value-type="float" office:value="213" table:formula="of:=[.A213]+1" table:style-name="ce4">
            <text:p>213</text:p>
          </table:table-cell>
          <table:table-cell office:value-type="string" table:style-name="ce9">
            <text:p>CKS Toxsorb</text:p>
          </table:table-cell>
          <table:table-cell office:value-type="string" table:style-name="ce6">
            <text:p>PT. Corona Kernel Sukses</text:p>
          </table:table-cell>
          <table:table-cell office:value-type="string" table:style-name="ce9">
            <text:p>Jl. Suryopranoto No.1-9, Komplek Delta Building Blok B-20, Kel. Petojo Selatan, Kec. Gambir, Kota Jakarta Pusat, Provinsi DKI Jakarta, Telp/Fax: Telp (021) 57950218</text:p>
          </table:table-cell>
          <table:table-cell office:value-type="string" table:style-name="ce4">
            <text:p>DKI Jakarta</text:p>
          </table:table-cell>
          <table:table-cell office:value-type="string" table:style-name="ce4">
            <text:p>Importir</text:p>
          </table:table-cell>
          <table:table-cell office:value-type="string" table:style-name="ce8">
            <text:p>KKP RI I 2203587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onmorillonit 98,5%, Astragalus 1,5 %</text:p>
          </table:table-cell>
          <table:table-cell office:value-type="string" table:style-name="ce9">
            <text:p>Sebagai mikotoksin binder untuk pakan ikan dan udang</text:p>
          </table:table-cell>
          <table:table-cell office:value-type="date" office:date-value="2027-03-09T00:00:00" table:style-name="ce10">
            <text:p>9-Mar-2027</text:p>
          </table:table-cell>
          <table:table-cell office:value-type="float" office:value="852" table:formula="of:=[.N214]-TODAY()" table:style-name="ce11">
            <text:p>852</text:p>
          </table:table-cell>
          <table:table-cell office:value-type="string" office:string-value="Berlaku" table:formula="of:=IF([.O214]&gt;0;&quot;Berlaku&quot;;&quot;Kadaluarsa&quot;)" table:style-name="ce12">
            <text:p>Berlaku</text:p>
          </table:table-cell>
          <table:table-cell table:number-columns-repeated="16368"/>
        </table:table-row>
        <table:table-row table:style-name="ro15">
          <table:table-cell office:value-type="float" office:value="214" table:formula="of:=[.A214]+1" table:style-name="ce4">
            <text:p>214</text:p>
          </table:table-cell>
          <table:table-cell office:value-type="string" table:style-name="ce9">
            <text:p>Agribind Aquatic</text:p>
          </table:table-cell>
          <table:table-cell office:value-type="string" table:style-name="ce7">
            <text:p>PT. Agrinusa Jaya Sentosa</text:p>
          </table:table-cell>
          <table:table-cell office:value-type="string" table:style-name="ce7">
            <text:p><text:span text:style-name="T5">BOGOR</text:span><text:span text:style-name="T5"/></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5">BEKASI</text:span><text:span text:style-name="T5"/></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358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Sodium Lignosulfonate <text:s/>≥35%</text:p>
          </table:table-cell>
          <table:table-cell office:value-type="string" table:style-name="ce9">
            <text:p>Merekatkan feed suplement pada pakan ikan dan udang</text:p>
          </table:table-cell>
          <table:table-cell office:value-type="date" office:date-value="2027-03-09T00:00:00" table:style-name="ce10">
            <text:p>9-Mar-2027</text:p>
          </table:table-cell>
          <table:table-cell office:value-type="float" office:value="852" table:formula="of:=[.N215]-TODAY()" table:style-name="ce11">
            <text:p>852</text:p>
          </table:table-cell>
          <table:table-cell office:value-type="string" office:string-value="Berlaku" table:formula="of:=IF([.O215]&gt;0;&quot;Berlaku&quot;;&quot;Kadaluarsa&quot;)" table:style-name="ce12">
            <text:p>Berlaku</text:p>
          </table:table-cell>
          <table:table-cell table:number-columns-repeated="16368"/>
        </table:table-row>
        <table:table-row table:style-name="ro15">
          <table:table-cell office:value-type="float" office:value="215" table:formula="of:=[.A215]+1" table:style-name="ce4">
            <text:p>215</text:p>
          </table:table-cell>
          <table:table-cell office:value-type="string" table:style-name="ce9">
            <text:p>Trace Min Pro Fish Active</text:p>
          </table:table-cell>
          <table:table-cell office:value-type="string" table:style-name="ce7">
            <text:p>PT. Agrinusa Jaya Sentosa</text:p>
          </table:table-cell>
          <table:table-cell office:value-type="string" table:style-name="ce7">
            <text:p><text:span text:style-name="T5">BOGOR</text:span><text:span text:style-name="T5"/></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5">BEKASI</text:span><text:span text:style-name="T5"/></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358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nganese (Mn) 18.000 mg, Iron (Fe) 35.000 mg, Iodine (I) 1.800 mg, Copper (Cu) 4.500 mg, Cobalt (Co) 85 mg, Selenium (Se) 175 mg, Zinc (Zn) 92.000 mg, Calcium Carbonate</text:p>
          </table:table-cell>
          <table:table-cell office:value-type="string" table:style-name="ce9">
            <text:p>Suplemen trace mineral untuk ikan air tawar</text:p>
          </table:table-cell>
          <table:table-cell office:value-type="date" office:date-value="2027-03-09T00:00:00" table:style-name="ce10">
            <text:p>9-Mar-2027</text:p>
          </table:table-cell>
          <table:table-cell office:value-type="float" office:value="852" table:formula="of:=[.N216]-TODAY()" table:style-name="ce11">
            <text:p>852</text:p>
          </table:table-cell>
          <table:table-cell office:value-type="string" office:string-value="Berlaku" table:formula="of:=IF([.O216]&gt;0;&quot;Berlaku&quot;;&quot;Kadaluarsa&quot;)" table:style-name="ce12">
            <text:p>Berlaku</text:p>
          </table:table-cell>
          <table:table-cell table:number-columns-repeated="16368"/>
        </table:table-row>
        <table:table-row table:style-name="ro15">
          <table:table-cell office:value-type="float" office:value="216" table:formula="of:=[.A216]+1" table:style-name="ce4">
            <text:p>216</text:p>
          </table:table-cell>
          <table:table-cell office:value-type="string" table:style-name="ce9">
            <text:p>Trace Min Pro Shrimp Active</text:p>
          </table:table-cell>
          <table:table-cell office:value-type="string" table:style-name="ce7">
            <text:p>PT. Agrinusa Jaya Sentosa</text:p>
          </table:table-cell>
          <table:table-cell office:value-type="string" table:style-name="ce7">
            <text:p><text:span text:style-name="T5">BOGOR</text:span><text:span text:style-name="T5"/></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5">BEKASI</text:span><text:span text:style-name="T5"/></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359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nganese (Mn) 17.000 mg, Iodine (I) 2.500 mg, Copper (Cu) 15.000 mg, Cobalt (Co) 700 mg, Selenium (Se) 220 mg, Zinc (Zn) 110.000 mg, Cr3+ 450 mg, Calcium Carbonate</text:p>
          </table:table-cell>
          <table:table-cell office:value-type="string" table:style-name="ce9">
            <text:p>Suplemen trace mineral untuk udang</text:p>
          </table:table-cell>
          <table:table-cell office:value-type="date" office:date-value="2027-03-09T00:00:00" table:style-name="ce10">
            <text:p>9-Mar-2027</text:p>
          </table:table-cell>
          <table:table-cell office:value-type="float" office:value="852" table:formula="of:=[.N217]-TODAY()" table:style-name="ce11">
            <text:p>852</text:p>
          </table:table-cell>
          <table:table-cell office:value-type="string" office:string-value="Berlaku" table:formula="of:=IF([.O217]&gt;0;&quot;Berlaku&quot;;&quot;Kadaluarsa&quot;)" table:style-name="ce12">
            <text:p>Berlaku</text:p>
          </table:table-cell>
          <table:table-cell table:number-columns-repeated="16368"/>
        </table:table-row>
        <table:table-row table:style-name="ro13">
          <table:table-cell office:value-type="float" office:value="217" table:formula="of:=[.A217]+1" table:style-name="ce4">
            <text:p>217</text:p>
          </table:table-cell>
          <table:table-cell office:value-type="string" table:style-name="ce9">
            <text:p>Betacell (210 B STP)<text:s/></text:p>
          </table:table-cell>
          <table:table-cell office:value-type="string" table:style-name="ce9">
            <text:p>PT. DSM Nutritional Products Manufacturing Indonesia</text:p>
          </table:table-cell>
          <table:table-cell office:value-type="string" table:style-name="ce7">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20359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Copper 5 g, Iron 40 g, Manganese 20 g, Zinc 100 g, Cobalt 0,1 g, Iodine 2 g, Selenium 0,2 g, Silicon dioxide 10 g, Ethoxyquine 0,2 g, Calcium Carbonate</text:p>
          </table:table-cell>
          <table:table-cell office:value-type="string" table:style-name="ce9">
            <text:p>Sebagai feed suplement untuk ikan</text:p>
          </table:table-cell>
          <table:table-cell office:value-type="date" office:date-value="2027-03-09T00:00:00" table:style-name="ce10">
            <text:p>9-Mar-2027</text:p>
          </table:table-cell>
          <table:table-cell office:value-type="float" office:value="852" table:formula="of:=[.N218]-TODAY()" table:style-name="ce11">
            <text:p>852</text:p>
          </table:table-cell>
          <table:table-cell office:value-type="string" office:string-value="Berlaku" table:formula="of:=IF([.O218]&gt;0;&quot;Berlaku&quot;;&quot;Kadaluarsa&quot;)" table:style-name="ce12">
            <text:p>Berlaku</text:p>
          </table:table-cell>
          <table:table-cell table:number-columns-repeated="16368"/>
        </table:table-row>
        <table:table-row table:style-name="ro11">
          <table:table-cell office:value-type="float" office:value="218" table:formula="of:=[.A218]+1" table:style-name="ce4">
            <text:p>218</text:p>
          </table:table-cell>
          <table:table-cell office:value-type="string" table:style-name="ce9">
            <text:p>Betacell (220 B STP)</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203592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Copper 15 g, Manganese 20 g, Zinc 120 g, Cobalt 0,75 g, Iodine 3 g, Selenium 0,25 g, Chromium 0,5 g, Silicon dioxide 10 g, Ethoxyquine 0,2 g, Calcium Carbonate</text:p>
          </table:table-cell>
          <table:table-cell office:value-type="string" table:style-name="ce9">
            <text:p>Sebagai feed suplement untuk ikan</text:p>
          </table:table-cell>
          <table:table-cell office:value-type="date" office:date-value="2027-03-09T00:00:00" table:style-name="ce10">
            <text:p>9-Mar-2027</text:p>
          </table:table-cell>
          <table:table-cell office:value-type="float" office:value="852" table:formula="of:=[.N219]-TODAY()" table:style-name="ce11">
            <text:p>852</text:p>
          </table:table-cell>
          <table:table-cell office:value-type="string" office:string-value="Berlaku" table:formula="of:=IF([.O219]&gt;0;&quot;Berlaku&quot;;&quot;Kadaluarsa&quot;)" table:style-name="ce12">
            <text:p>Berlaku</text:p>
          </table:table-cell>
          <table:table-cell table:number-columns-repeated="16368"/>
        </table:table-row>
        <table:table-row table:style-name="ro18">
          <table:table-cell office:value-type="float" office:value="219" table:formula="of:=[.A219]+1" table:style-name="ce4">
            <text:p>219</text:p>
          </table:table-cell>
          <table:table-cell office:value-type="string" table:style-name="ce9">
            <text:p>L-Histidine HCl Monohydrate</text:p>
          </table:table-cell>
          <table:table-cell office:value-type="string" table:style-name="ce6">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203593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akteri Corynebacterium Glutamicum KCCM 80179, Raw Sugar, Ammonium Sulfat, Potassium Hidroksida, Asam Fosfat, Magnesium Sulfat Heptahidrat, Mangan (II) Sulfat Monohidrat, <text:s/>Besi (II) Sulfat Heptahidrat, Zinc Sulfat Heptahidrat, d-Biotin, Thiamine HCl, Ca-Panthotenic, Nicotinamida, Antifoam, HCl, NH3, Air (Analisa terjamin: L-Histidine HCl Monohydrate min.98%, Kadar Air maks.0,2%)</text:p>
          </table:table-cell>
          <table:table-cell office:value-type="string" table:style-name="ce9">
            <text:p>Sebagai feed suplement dan sumber L-Histidine bagi ikan dan udang</text:p>
          </table:table-cell>
          <table:table-cell office:value-type="date" office:date-value="2027-03-09T00:00:00" table:style-name="ce10">
            <text:p>9-Mar-2027</text:p>
          </table:table-cell>
          <table:table-cell office:value-type="float" office:value="852" table:formula="of:=[.N220]-TODAY()" table:style-name="ce11">
            <text:p>852</text:p>
          </table:table-cell>
          <table:table-cell office:value-type="string" office:string-value="Berlaku" table:formula="of:=IF([.O220]&gt;0;&quot;Berlaku&quot;;&quot;Kadaluarsa&quot;)" table:style-name="ce12">
            <text:p>Berlaku</text:p>
          </table:table-cell>
          <table:table-cell table:number-columns-repeated="16368"/>
        </table:table-row>
        <table:table-row table:style-name="ro6">
          <table:table-cell office:value-type="float" office:value="220" table:formula="of:=[.A220]+1" table:style-name="ce4">
            <text:p>220</text:p>
          </table:table-cell>
          <table:table-cell office:value-type="string" table:style-name="ce9">
            <text:p>Provannamei<text:s/></text:p>
          </table:table-cell>
          <table:table-cell office:value-type="string" table:style-name="ce6">
            <text:p>PT. Usfa Vet Farma</text:p>
          </table:table-cell>
          <table:table-cell office:value-type="string" table:style-name="ce7">
            <text:p>Jl. Raya Mojosari Pacet Km. 49, Desa Pesanggrahan, Kec. Kutorejo, Kab. Mojokerto, Provinsi Jawa Tengah, Kode Pos 61383, Telp/Fax: (0321) 594252</text:p>
          </table:table-cell>
          <table:table-cell office:value-type="string" table:style-name="ce8">
            <text:p>Jawa Tengah</text:p>
          </table:table-cell>
          <table:table-cell office:value-type="string" table:style-name="ce8">
            <text:p>Produsen</text:p>
          </table:table-cell>
          <table:table-cell office:value-type="string" table:style-name="ce8">
            <text:p>KKP RI D 220359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gO 75 g, NaHCO3 130 g, NaCl 0,8 g, KCl 2 g, CaHPO4 0,58 g, FeSO4 3 g, MnSO4 0,008 g, CoSO4 0,05 g, Na2SeO3 0,04 g, CuSO4 1 g, KI 0,1 g, CaCO3<text:s/></text:p>
          </table:table-cell>
          <table:table-cell office:value-type="string" table:style-name="ce9">
            <text:p>- Menstabilkan pH;</text:p>
            <text:p>- Menjaga keseimbangan mineral di kolam sehingga plankton dan pH air kolam lebih terjaga;</text:p>
            <text:p>- Sebagai suplemen pada budidaya udang.<text:s/></text:p>
            <text:p/>
          </table:table-cell>
          <table:table-cell office:value-type="date" office:date-value="2027-03-09T00:00:00" table:style-name="ce10">
            <text:p>9-Mar-2027</text:p>
          </table:table-cell>
          <table:table-cell office:value-type="float" office:value="852" table:formula="of:=[.N221]-TODAY()" table:style-name="ce11">
            <text:p>852</text:p>
          </table:table-cell>
          <table:table-cell office:value-type="string" office:string-value="Berlaku" table:formula="of:=IF([.O221]&gt;0;&quot;Berlaku&quot;;&quot;Kadaluarsa&quot;)" table:style-name="ce12">
            <text:p>Berlaku</text:p>
          </table:table-cell>
          <table:table-cell table:number-columns-repeated="16368"/>
        </table:table-row>
        <table:table-row table:style-name="ro6">
          <table:table-cell office:value-type="float" office:value="221" table:formula="of:=[.A221]+1" table:style-name="ce4">
            <text:p>221</text:p>
          </table:table-cell>
          <table:table-cell office:value-type="string" table:style-name="ce9">
            <text:p>Prodium</text:p>
          </table:table-cell>
          <table:table-cell office:value-type="string" table:style-name="ce6">
            <text:p>PT. Usfa Vet Farma</text:p>
          </table:table-cell>
          <table:table-cell office:value-type="string" table:style-name="ce7">
            <text:p>Jl. Raya Mojosari Pacet Km. 49, Desa Pesanggrahan, Kec. Kutorejo, Kab. Mojokerto, Provinsi Jawa Tengah, Kode Pos 61383, Telp/Fax: (0321) 594252</text:p>
          </table:table-cell>
          <table:table-cell office:value-type="string" table:style-name="ce8">
            <text:p>Jawa Tengah</text:p>
          </table:table-cell>
          <table:table-cell office:value-type="string" table:style-name="ce8">
            <text:p>Produsen</text:p>
          </table:table-cell>
          <table:table-cell office:value-type="string" table:style-name="ce8">
            <text:p>KKP RI D 2203595 FTC</text:p>
          </table:table-cell>
          <table:table-cell office:value-type="string" table:style-name="ce8">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9">
            <text:p>Povidone Iodine 20%, Air</text:p>
          </table:table-cell>
          <table:table-cell office:value-type="string" table:style-name="ce9">
            <text:p>Sebagai desinfektan dan antiseptik untuk ikan dan udang</text:p>
          </table:table-cell>
          <table:table-cell office:value-type="date" office:date-value="2027-03-09T00:00:00" table:style-name="ce10">
            <text:p>9-Mar-2027</text:p>
          </table:table-cell>
          <table:table-cell office:value-type="float" office:value="852" table:formula="of:=[.N222]-TODAY()" table:style-name="ce11">
            <text:p>852</text:p>
          </table:table-cell>
          <table:table-cell office:value-type="string" office:string-value="Berlaku" table:formula="of:=IF([.O222]&gt;0;&quot;Berlaku&quot;;&quot;Kadaluarsa&quot;)" table:style-name="ce12">
            <text:p>Berlaku</text:p>
          </table:table-cell>
          <table:table-cell table:number-columns-repeated="16368"/>
        </table:table-row>
        <table:table-row table:style-name="ro25">
          <table:table-cell office:value-type="float" office:value="222" table:formula="of:=[.A222]+1" table:style-name="ce4">
            <text:p>222</text:p>
          </table:table-cell>
          <table:table-cell office:value-type="string" table:style-name="ce9">
            <text:p>GenePasQ®DNA1 Shrimp Pathogen Detection Kit</text:p>
          </table:table-cell>
          <table:table-cell office:value-type="string" table:style-name="ce6">
            <text:p>PT. Sure Marketing Company</text:p>
          </table:table-cell>
          <table:table-cell office:value-type="string" table:style-name="ce6">
            <text:p>Ruko Plaza Venezia (Palais de Europe), Jl. Boulevard Eropa No.33, Lippo Karawaci, Tangerang, Provinsi Banten, Kode Pos 15115</text:p>
          </table:table-cell>
          <table:table-cell office:value-type="string" table:style-name="ce4">
            <text:p>Banten</text:p>
          </table:table-cell>
          <table:table-cell office:value-type="string" table:style-name="ce4">
            <text:p>Importir</text:p>
          </table:table-cell>
          <table:table-cell office:value-type="string" table:style-name="ce8">
            <text:p>KKP RI I 2203596 BBC</text:p>
          </table:table-cell>
          <table:table-cell office:value-type="string" table:style-name="ce8">
            <text:p>Impor</text:p>
          </table:table-cell>
          <table:table-cell office:value-type="string" table:style-name="ce4">
            <text:p>Obat Bebas</text:p>
          </table:table-cell>
          <table:table-cell office:value-type="string" table:style-name="ce8">
            <text:p>Cair</text:p>
          </table:table-cell>
          <table:table-cell office:value-type="string" table:style-name="ce14">
            <text:p>Biologik<text:s/></text:p>
            <text:p>(Kit diagnostik)</text:p>
          </table:table-cell>
          <table:table-cell office:value-type="string" table:style-name="ce9">
            <text:p>C-PAS (F6) 1 vial, Larutan Primer (pathogen IHHNV dan WSSV) 1 vial, Larutan Latex (0,4w% blue latex beads solution) 1 vial, Dilution Buffer (water, formamide, disodium hydrogen phosphate, sodium azide) 1 vial, Kontrol Positif (120 µl/ vial IHHNV, 120 µl/ vial WSSV)</text:p>
          </table:table-cell>
          <table:table-cell office:value-type="string" table:style-name="ce9">
            <text:p>Untuk mendeteksi penyakit<text:s/><text:span text:style-name="T4">White Spot Syndrome Virus<text:s/></text:span>(WSSV) dan<text:s/><text:span text:style-name="T4">Haematopoietic Necrosis Virus</text:span><text:s/>(IHHNV)</text:p>
          </table:table-cell>
          <table:table-cell office:value-type="date" office:date-value="2027-03-09T00:00:00" table:style-name="ce10">
            <text:p>9-Mar-2027</text:p>
          </table:table-cell>
          <table:table-cell office:value-type="float" office:value="852" table:formula="of:=[.N223]-TODAY()" table:style-name="ce11">
            <text:p>852</text:p>
          </table:table-cell>
          <table:table-cell office:value-type="string" office:string-value="Berlaku" table:formula="of:=IF([.O223]&gt;0;&quot;Berlaku&quot;;&quot;Kadaluarsa&quot;)" table:style-name="ce12">
            <text:p>Berlaku</text:p>
          </table:table-cell>
          <table:table-cell table:number-columns-repeated="16368"/>
        </table:table-row>
        <table:table-row table:style-name="ro16">
          <table:table-cell office:value-type="float" office:value="223" table:formula="of:=[.A223]+1" table:style-name="ce4">
            <text:p>223</text:p>
          </table:table-cell>
          <table:table-cell office:value-type="string" table:style-name="ce9">
            <text:p>GePasQ®DNA2 Shrimp Pathogen Detection Kit</text:p>
          </table:table-cell>
          <table:table-cell office:value-type="string" table:style-name="ce6">
            <text:p>PT. Sure Marketing Company</text:p>
          </table:table-cell>
          <table:table-cell office:value-type="string" table:style-name="ce6">
            <text:p>Ruko Plaza Venezia (Palais de Europe), Jl. Boulevard Eropa No.33, Lippo Karawaci, Tangerang, Provinsi Banten, Kode Pos 15116</text:p>
          </table:table-cell>
          <table:table-cell office:value-type="string" table:style-name="ce4">
            <text:p>Banten</text:p>
          </table:table-cell>
          <table:table-cell office:value-type="string" table:style-name="ce4">
            <text:p>Importir</text:p>
          </table:table-cell>
          <table:table-cell office:value-type="string" table:style-name="ce8">
            <text:p>KKP RI I 2203597 BBC</text:p>
          </table:table-cell>
          <table:table-cell office:value-type="string" table:style-name="ce8">
            <text:p>Impor</text:p>
          </table:table-cell>
          <table:table-cell office:value-type="string" table:style-name="ce4">
            <text:p>Obat Bebas</text:p>
          </table:table-cell>
          <table:table-cell office:value-type="string" table:style-name="ce8">
            <text:p>Cair</text:p>
          </table:table-cell>
          <table:table-cell office:value-type="string" table:style-name="ce14">
            <text:p>Biologik<text:s/></text:p>
            <text:p>(Kit diagnostik)</text:p>
          </table:table-cell>
          <table:table-cell office:value-type="string" table:style-name="ce9">
            <text:p>C-PAS (F6) 1 vial, Larutan Primer (pathogen EMS/AHPND dan EHP) 1 vial, Larutan Latex (0,4w% blue latex beads solution) 1 vial, Dilution Buffer (water, formamide, disodium hydrogen phosphate, sodium azide) 1 vial, Kontrol Positif (120 µl/vial EMS/AHPND, 120 µl/vial EHP)</text:p>
          </table:table-cell>
          <table:table-cell office:value-type="string" table:style-name="ce9">
            <text:p>Untuk mendeteksi penyakit<text:s/><text:span text:style-name="T4">Vibrio Parahaemolyticus (EMS/AHPND)</text:span>dan<text:s/><text:span text:style-name="T4">Enterocytozoon Hepatopenaei</text:span>(EHP)</text:p>
          </table:table-cell>
          <table:table-cell office:value-type="date" office:date-value="2027-03-09T00:00:00" table:style-name="ce10">
            <text:p>9-Mar-2027</text:p>
          </table:table-cell>
          <table:table-cell office:value-type="float" office:value="852" table:formula="of:=[.N224]-TODAY()" table:style-name="ce11">
            <text:p>852</text:p>
          </table:table-cell>
          <table:table-cell office:value-type="string" office:string-value="Berlaku" table:formula="of:=IF([.O224]&gt;0;&quot;Berlaku&quot;;&quot;Kadaluarsa&quot;)" table:style-name="ce12">
            <text:p>Berlaku</text:p>
          </table:table-cell>
          <table:table-cell table:number-columns-repeated="16368"/>
        </table:table-row>
        <table:table-row table:style-name="ro16">
          <table:table-cell office:value-type="float" office:value="224" table:formula="of:=[.A224]+1" table:style-name="ce4">
            <text:p>224</text:p>
          </table:table-cell>
          <table:table-cell office:value-type="string" table:style-name="ce9">
            <text:p>GenePasQ®DNA3 Shrimp Pathogen Detection Kit</text:p>
          </table:table-cell>
          <table:table-cell office:value-type="string" table:style-name="ce6">
            <text:p>PT. Sure Marketing Company</text:p>
          </table:table-cell>
          <table:table-cell office:value-type="string" table:style-name="ce6">
            <text:p>Ruko Plaza Venezia (Palais de Europe), Jl. Boulevard Eropa No.33, Lippo Karawaci, Tangerang, Provinsi Banten, Kode Pos 15117</text:p>
          </table:table-cell>
          <table:table-cell office:value-type="string" table:style-name="ce4">
            <text:p>Banten</text:p>
          </table:table-cell>
          <table:table-cell office:value-type="string" table:style-name="ce4">
            <text:p>Importir</text:p>
          </table:table-cell>
          <table:table-cell office:value-type="string" table:style-name="ce8">
            <text:p>KKP RI I 2203598 BBC</text:p>
          </table:table-cell>
          <table:table-cell office:value-type="string" table:style-name="ce8">
            <text:p>Impor</text:p>
          </table:table-cell>
          <table:table-cell office:value-type="string" table:style-name="ce4">
            <text:p>Obat Bebas</text:p>
          </table:table-cell>
          <table:table-cell office:value-type="string" table:style-name="ce8">
            <text:p>Cair</text:p>
          </table:table-cell>
          <table:table-cell office:value-type="string" table:style-name="ce14">
            <text:p>Biologik<text:s/></text:p>
            <text:p>(Kit diagnostik)</text:p>
          </table:table-cell>
          <table:table-cell office:value-type="string" table:style-name="ce9">
            <text:p>C-PAS (F6) 1 vial, Larutan Primer (pathogen IHHNV, WSSV, EHP) 1 vial, Larutan Latex (0,4w% blue latex beads solution) 1 vial, Dilution Buffer (water, formamide, disodium hydrogen phosphate, sodium azide) 1 vial, Kontrol Positif (120 µl/vial IHHNV, 120 µl/ vial WSSV, 120 µl/ vial EHP )</text:p>
          </table:table-cell>
          <table:table-cell office:value-type="string" table:style-name="ce9">
            <text:p>Untuk mendeteksi penyakit<text:s/><text:span text:style-name="T4">White Spot Syndrome Virus<text:s/></text:span>(WSSV),<text:s/><text:span text:style-name="T4">Haematopoietic Necrosis Virus</text:span><text:s/>(IHHNV) dan<text:s/><text:span text:style-name="T4">Enterocytozoon Hepatopenaei</text:span>(EHP)</text:p>
          </table:table-cell>
          <table:table-cell office:value-type="date" office:date-value="2027-03-09T00:00:00" table:style-name="ce10">
            <text:p>9-Mar-2027</text:p>
          </table:table-cell>
          <table:table-cell office:value-type="float" office:value="852" table:formula="of:=[.N225]-TODAY()" table:style-name="ce11">
            <text:p>852</text:p>
          </table:table-cell>
          <table:table-cell office:value-type="string" office:string-value="Berlaku" table:formula="of:=IF([.O225]&gt;0;&quot;Berlaku&quot;;&quot;Kadaluarsa&quot;)" table:style-name="ce12">
            <text:p>Berlaku</text:p>
          </table:table-cell>
          <table:table-cell table:number-columns-repeated="16368"/>
        </table:table-row>
        <table:table-row table:style-name="ro5">
          <table:table-cell office:value-type="float" office:value="225" table:formula="of:=[.A225]+1" table:style-name="ce4">
            <text:p>225</text:p>
          </table:table-cell>
          <table:table-cell office:value-type="string" table:style-name="ce5">
            <text:p>MHA SP</text:p>
          </table:table-cell>
          <table:table-cell office:value-type="string" table:style-name="ce6">
            <text:p>PT. Novus International Indonesia</text:p>
          </table:table-cell>
          <table:table-cell office:value-type="string" table:style-name="ce6">
            <text:p>Menara Prima Lt.2 Jl. Lingkar Mega Kuningan Blok 6.2 Jakarta 12950, Telp/Fax: (021) 57947966/ (021) 57947967</text:p>
          </table:table-cell>
          <table:table-cell office:value-type="string" table:style-name="ce4">
            <text:p>DKI Jakarta</text:p>
          </table:table-cell>
          <table:table-cell office:value-type="string" table:style-name="ce4">
            <text:p>Importir</text:p>
          </table:table-cell>
          <table:table-cell office:value-type="string" table:style-name="ce4">
            <text:p>KKP RI I 2204172-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Methionine hydroxy analogue/2-hydroxy-4-methylthiobutanoic acid 950 mg/kg, Calcium Hydroxide 40 mg/kg, Calcium Sulfate 10 mg/kg</text:p>
            <text:p>(Analisa terjamin : Methionine 84%)</text:p>
          </table:table-cell>
          <table:table-cell office:value-type="string" table:style-name="ce9">
            <text:p>Sebagai sumber suplemen methionine pada pakan ikan dan udang<text:s/></text:p>
          </table:table-cell>
          <table:table-cell office:value-type="date" office:date-value="2027-04-18T00:00:00" table:style-name="ce10">
            <text:p>18-Apr-2027</text:p>
          </table:table-cell>
          <table:table-cell office:value-type="float" office:value="892" table:formula="of:=[.N226]-TODAY()" table:style-name="ce11">
            <text:p>892</text:p>
          </table:table-cell>
          <table:table-cell office:value-type="string" office:string-value="Berlaku" table:formula="of:=IF([.O226]&gt;0;&quot;Berlaku&quot;;&quot;Kadaluarsa&quot;)" table:style-name="ce12">
            <text:p>Berlaku</text:p>
          </table:table-cell>
          <table:table-cell table:number-columns-repeated="16368"/>
        </table:table-row>
        <table:table-row table:style-name="ro10">
          <table:table-cell office:value-type="float" office:value="226" table:formula="of:=[.A226]+1" table:style-name="ce4">
            <text:p>226</text:p>
          </table:table-cell>
          <table:table-cell office:value-type="string" table:style-name="ce5">
            <text:p>Ursal Cair</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14">
            <text:p>KKP RI D 2204056-P2 PBC</text:p>
          </table:table-cell>
          <table:table-cell office:value-type="string" table:style-name="ce14">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5">
            <text:p>Urea, Aluminum Sulfat, Tepung Ikan, Tepung Tapioka, Magnesium, Air</text:p>
            <text:p>(Analisa terjamin: NH3 min.9%, MgO min. 5%)</text:p>
          </table:table-cell>
          <table:table-cell office:value-type="string" table:style-name="ce9">
            <text:p>Meningkatkan nafsu makan ikan dan udang</text:p>
          </table:table-cell>
          <table:table-cell office:value-type="date" office:date-value="2027-04-18T00:00:00" table:style-name="ce10">
            <text:p>18-Apr-2027</text:p>
          </table:table-cell>
          <table:table-cell office:value-type="float" office:value="892" table:formula="of:=[.N227]-TODAY()" table:style-name="ce11">
            <text:p>892</text:p>
          </table:table-cell>
          <table:table-cell office:value-type="string" office:string-value="Berlaku" table:formula="of:=IF([.O227]&gt;0;&quot;Berlaku&quot;;&quot;Kadaluarsa&quot;)" table:style-name="ce12">
            <text:p>Berlaku</text:p>
          </table:table-cell>
          <table:table-cell table:number-columns-repeated="16368"/>
        </table:table-row>
        <table:table-row table:style-name="ro10">
          <table:table-cell office:value-type="float" office:value="227" table:formula="of:=[.A227]+1" table:style-name="ce4">
            <text:p>227</text:p>
          </table:table-cell>
          <table:table-cell office:value-type="string" table:style-name="ce5">
            <text:p>Fishtan</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14">
            <text:p>KKP RI D 2204073-P2 PBC</text:p>
          </table:table-cell>
          <table:table-cell office:value-type="string" table:style-name="ce14">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7">
            <text:p>Minyak Ikan, Abu Soda, Ethanol 70%</text:p>
            <text:p>(Analisa terjamin: Vitamin A, Vitamin D3)</text:p>
          </table:table-cell>
          <table:table-cell office:value-type="string" table:style-name="ce9">
            <text:p>- Membantu pertumbuhan udang dan ikan;</text:p>
            <text:p>- Meningkatkan nafsu makan udang dan ikan</text:p>
          </table:table-cell>
          <table:table-cell office:value-type="date" office:date-value="2027-04-18T00:00:00" table:style-name="ce10">
            <text:p>18-Apr-2027</text:p>
          </table:table-cell>
          <table:table-cell office:value-type="float" office:value="892" table:formula="of:=[.N228]-TODAY()" table:style-name="ce11">
            <text:p>892</text:p>
          </table:table-cell>
          <table:table-cell office:value-type="string" office:string-value="Berlaku" table:formula="of:=IF([.O228]&gt;0;&quot;Berlaku&quot;;&quot;Kadaluarsa&quot;)" table:style-name="ce12">
            <text:p>Berlaku</text:p>
          </table:table-cell>
          <table:table-cell table:number-columns-repeated="16368"/>
        </table:table-row>
        <table:table-row table:style-name="ro10">
          <table:table-cell office:value-type="float" office:value="228" table:formula="of:=[.A228]+1" table:style-name="ce4">
            <text:p>228</text:p>
          </table:table-cell>
          <table:table-cell office:value-type="string" table:style-name="ce6">
            <text:p>Linex Super</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14">
            <text:p>KKP RI D 2204058-P2 PBS</text:p>
          </table:table-cell>
          <table:table-cell office:value-type="string" table:style-name="ce1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Tawas Al2(SO4)3 18H2O setara Al2O3, Tartazine Blue</text:p>
            <text:p>(Analisa terjamin: Aluminium setara Al2O3 min. 10%)</text:p>
          </table:table-cell>
          <table:table-cell office:value-type="string" table:style-name="ce9">
            <text:p>- Menjaga kestabilan air tambak</text:p>
            <text:p>- Menjernihkan air media budidaya</text:p>
          </table:table-cell>
          <table:table-cell office:value-type="date" office:date-value="2027-04-18T00:00:00" table:style-name="ce10">
            <text:p>18-Apr-2027</text:p>
          </table:table-cell>
          <table:table-cell office:value-type="float" office:value="892" table:formula="of:=[.N229]-TODAY()" table:style-name="ce11">
            <text:p>892</text:p>
          </table:table-cell>
          <table:table-cell office:value-type="string" office:string-value="Berlaku" table:formula="of:=IF([.O229]&gt;0;&quot;Berlaku&quot;;&quot;Kadaluarsa&quot;)" table:style-name="ce12">
            <text:p>Berlaku</text:p>
          </table:table-cell>
          <table:table-cell table:number-columns-repeated="16368"/>
        </table:table-row>
        <table:table-row table:style-name="ro5">
          <table:table-cell office:value-type="float" office:value="229" table:formula="of:=[.A229]+1" table:style-name="ce4">
            <text:p>229</text:p>
          </table:table-cell>
          <table:table-cell office:value-type="string" table:style-name="ce6">
            <text:p>Raja Bandeng</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14">
            <text:p>KKP RI D 2204055-P2 PBP</text:p>
          </table:table-cell>
          <table:table-cell office:value-type="string" table:style-name="ce14">
            <text:p>Dalam Negeri</text:p>
          </table:table-cell>
          <table:table-cell office:value-type="string" table:style-name="ce4">
            <text:p>Obat Bebas</text:p>
          </table:table-cell>
          <table:table-cell office:value-type="string" table:style-name="ce16">
            <text:p>Padat</text:p>
          </table:table-cell>
          <table:table-cell office:value-type="string" table:style-name="ce4">
            <text:p>Premiks</text:p>
          </table:table-cell>
          <table:table-cell office:value-type="string" table:style-name="ce5">
            <text:p>Kapur Alam Granul setara CaO, Tepung Ikan, Briliant Blue</text:p>
            <text:p>(Analisa terjamin: Kalsium setara CaO min. 20%, Magnesium setara MgO min. 9%, Nitrogen setara NH3 min. 1,5%)</text:p>
          </table:table-cell>
          <table:table-cell office:value-type="string" table:style-name="ce9">
            <text:p>- Membantu memelihara kestabilan pH tanah dasar tambak;</text:p>
            <text:p>- Membantu mempercepat moulting</text:p>
          </table:table-cell>
          <table:table-cell office:value-type="date" office:date-value="2027-04-18T00:00:00" table:style-name="ce10">
            <text:p>18-Apr-2027</text:p>
          </table:table-cell>
          <table:table-cell office:value-type="float" office:value="892" table:formula="of:=[.N230]-TODAY()" table:style-name="ce11">
            <text:p>892</text:p>
          </table:table-cell>
          <table:table-cell office:value-type="string" office:string-value="Berlaku" table:formula="of:=IF([.O230]&gt;0;&quot;Berlaku&quot;;&quot;Kadaluarsa&quot;)" table:style-name="ce12">
            <text:p>Berlaku</text:p>
          </table:table-cell>
          <table:table-cell table:number-columns-repeated="16368"/>
        </table:table-row>
        <table:table-row table:style-name="ro4">
          <table:table-cell office:value-type="float" office:value="230" table:formula="of:=[.A230]+1" table:style-name="ce4">
            <text:p>230</text:p>
          </table:table-cell>
          <table:table-cell office:value-type="string" table:style-name="ce5">
            <text:p>Taburan</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4">
            <text:p>KKP RI D 2204082-P2 PBP</text:p>
          </table:table-cell>
          <table:table-cell office:value-type="string" table:style-name="ce4">
            <text:p>Dalam Negeri</text:p>
          </table:table-cell>
          <table:table-cell office:value-type="string" table:style-name="ce4">
            <text:p>Obat Bebas</text:p>
          </table:table-cell>
          <table:table-cell office:value-type="string" table:style-name="ce16">
            <text:p>Padat</text:p>
          </table:table-cell>
          <table:table-cell office:value-type="string" table:style-name="ce4">
            <text:p>Premiks</text:p>
          </table:table-cell>
          <table:table-cell office:value-type="string" table:style-name="ce7">
            <text:p>Batuan Phospat alam setara P2O5, Dolomit</text:p>
            <text:p>(Analisa terjamin: Fosfor setara P2O5 min. 10%, Kalsium setara CaO min. 10%, Magnesium setara MgO min. 0,5%)<text:s/></text:p>
          </table:table-cell>
          <table:table-cell office:value-type="string" table:style-name="ce9">
            <text:p>- Menyuburkan tumbuhnya makanan alami untuk ikan dan udang;</text:p>
            <text:p>- Menjaga pH air dan pH tanah pada dasar tambak</text:p>
          </table:table-cell>
          <table:table-cell office:value-type="date" office:date-value="2027-04-18T00:00:00" table:style-name="ce10">
            <text:p>18-Apr-2027</text:p>
          </table:table-cell>
          <table:table-cell office:value-type="float" office:value="892" table:formula="of:=[.N231]-TODAY()" table:style-name="ce11">
            <text:p>892</text:p>
          </table:table-cell>
          <table:table-cell office:value-type="string" office:string-value="Berlaku" table:formula="of:=IF([.O231]&gt;0;&quot;Berlaku&quot;;&quot;Kadaluarsa&quot;)" table:style-name="ce12">
            <text:p>Berlaku</text:p>
          </table:table-cell>
          <table:table-cell table:number-columns-repeated="16368"/>
        </table:table-row>
        <table:table-row table:style-name="ro11">
          <table:table-cell office:value-type="float" office:value="231" table:formula="of:=[.A231]+1" table:style-name="ce4">
            <text:p>231</text:p>
          </table:table-cell>
          <table:table-cell office:value-type="string" table:style-name="ce7">
            <text:p>Aquastar Pond</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4">
            <text:p>KKP RI I <text:s/>2204156-P1 Pb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 Total Bakteri (<text:span text:style-name="T4">Bacillus Subtilis, Enterococcus faecium, Pediococcus acidilactici, Paracoccus pantotrophus, Thiobacillus denitrificans</text:span>) <text:s/>min. 2 x 10^9 CFU/g</text:p>
            <text:p>- Dextrose</text:p>
            <text:p>- Tapioka starch</text:p>
            <text:p/>
          </table:table-cell>
          <table:table-cell office:value-type="string" table:style-name="ce9">
            <text:p>Bioremediasi untuk meningkatkan produksi udang dan ikan</text:p>
          </table:table-cell>
          <table:table-cell office:value-type="date" office:date-value="2027-04-18T00:00:00" table:style-name="ce10">
            <text:p>18-Apr-2027</text:p>
          </table:table-cell>
          <table:table-cell office:value-type="float" office:value="892" table:formula="of:=[.N232]-TODAY()" table:style-name="ce11">
            <text:p>892</text:p>
          </table:table-cell>
          <table:table-cell office:value-type="string" office:string-value="Berlaku" table:formula="of:=IF([.O232]&gt;0;&quot;Berlaku&quot;;&quot;Kadaluarsa&quot;)" table:style-name="ce12">
            <text:p>Berlaku</text:p>
          </table:table-cell>
          <table:table-cell table:number-columns-repeated="16368"/>
        </table:table-row>
        <table:table-row table:style-name="ro13">
          <table:table-cell office:value-type="float" office:value="232" table:formula="of:=[.A232]+1" table:style-name="ce4">
            <text:p>232</text:p>
          </table:table-cell>
          <table:table-cell office:value-type="string" table:style-name="ce7">
            <text:p>Digestarom PEP MGE 150</text:p>
          </table:table-cell>
          <table:table-cell office:value-type="string" table:style-name="ce9">
            <text:p>PT. DSM Nutritional Products Manufacturing Indonesia</text:p>
          </table:table-cell>
          <table:table-cell office:value-type="string" table:style-name="ce7">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4">
            <text:p>KKP RI I 2204170-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Mixture of flavouring compounds, Saccahrose, Dextrin, Propylene glycol, Lecithin, Silicon dioxide, Alpha-Tocopherol</text:p>
          </table:table-cell>
          <table:table-cell office:value-type="string" table:style-name="ce9">
            <text:p>Sebagai feed additives (premiks)</text:p>
          </table:table-cell>
          <table:table-cell office:value-type="date" office:date-value="2027-04-18T00:00:00" table:style-name="ce10">
            <text:p>18-Apr-2027</text:p>
          </table:table-cell>
          <table:table-cell office:value-type="float" office:value="892" table:formula="of:=[.N233]-TODAY()" table:style-name="ce11">
            <text:p>892</text:p>
          </table:table-cell>
          <table:table-cell office:value-type="string" office:string-value="Berlaku" table:formula="of:=IF([.O233]&gt;0;&quot;Berlaku&quot;;&quot;Kadaluarsa&quot;)" table:style-name="ce12">
            <text:p>Berlaku</text:p>
          </table:table-cell>
          <table:table-cell table:number-columns-repeated="16368"/>
        </table:table-row>
        <table:table-row table:style-name="ro11">
          <table:table-cell office:value-type="float" office:value="233" table:formula="of:=[.A233]+1" table:style-name="ce4">
            <text:p>233</text:p>
          </table:table-cell>
          <table:table-cell office:value-type="string" table:style-name="ce7">
            <text:p>Ronozyme ProAct (CT)</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I 2204599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Enzim Protease min. 75.000 PROT/gr, Sodium Suphate, Cellulose, Kalsium Karbonat, Palm Oil Hydrogenated, Dextrin, Sukrosa, Air</text:p>
          </table:table-cell>
          <table:table-cell office:value-type="string" table:style-name="ce9">
            <text:p>Sebagai feed additive untuk nutrisi ikan dalam bentuk premix dan pakan lengkap</text:p>
          </table:table-cell>
          <table:table-cell office:value-type="date" office:date-value="2027-04-18T00:00:00" table:style-name="ce10">
            <text:p>18-Apr-2027</text:p>
          </table:table-cell>
          <table:table-cell office:value-type="float" office:value="892" table:formula="of:=[.N234]-TODAY()" table:style-name="ce11">
            <text:p>892</text:p>
          </table:table-cell>
          <table:table-cell office:value-type="string" office:string-value="Berlaku" table:formula="of:=IF([.O234]&gt;0;&quot;Berlaku&quot;;&quot;Kadaluarsa&quot;)" table:style-name="ce12">
            <text:p>Berlaku</text:p>
          </table:table-cell>
          <table:table-cell table:number-columns-repeated="16368"/>
        </table:table-row>
        <table:table-row table:style-name="ro12">
          <table:table-cell office:value-type="float" office:value="234" table:formula="of:=[.A234]+1" table:style-name="ce4">
            <text:p>234</text:p>
          </table:table-cell>
          <table:table-cell office:value-type="string" table:style-name="ce7">
            <text:p>Mineral Premix for Shrimp Feed</text:p>
          </table:table-cell>
          <table:table-cell office:value-type="string" table:style-name="ce5">
            <text:p>PT. Grobest Indomakmur</text:p>
          </table:table-cell>
          <table:table-cell office:value-type="string" table:style-name="ce6">
            <text:p>PT. Grobest Indomakmur</text:p>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8">
            <text:p>KKP RI I 2204600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Calcium Phosphate, Calcium Lactate, Potassium Phosphate, Magnesium Methionine Chelate, Zinc Meyhionine Chelate, Iron Methionine Chelate, Manganese Methionine Chelate, Copper Methionine Chelate, Calcium Carbonate</text:p>
            <text:p/>
            <text:p>(Analisa terjamin: Posfor 75,2 g/kg, Kalium 72,8 g/kg, Magnesium 10 g/kg, Zinc 6,25 g/kg, Ferrous 1,92 g/kg, Mangan 0,7 g/kg, Copper 1,33 g/kg)</text:p>
          </table:table-cell>
          <table:table-cell office:value-type="string" table:style-name="ce9">
            <text:p>Suplementasi mineral untuk udang</text:p>
          </table:table-cell>
          <table:table-cell office:value-type="date" office:date-value="2027-04-18T00:00:00" table:style-name="ce10">
            <text:p>18-Apr-2027</text:p>
          </table:table-cell>
          <table:table-cell office:value-type="float" office:value="892" table:formula="of:=[.N235]-TODAY()" table:style-name="ce11">
            <text:p>892</text:p>
          </table:table-cell>
          <table:table-cell office:value-type="string" office:string-value="Berlaku" table:formula="of:=IF([.O235]&gt;0;&quot;Berlaku&quot;;&quot;Kadaluarsa&quot;)" table:style-name="ce12">
            <text:p>Berlaku</text:p>
          </table:table-cell>
          <table:table-cell table:number-columns-repeated="16368"/>
        </table:table-row>
        <table:table-row table:style-name="ro11">
          <table:table-cell office:value-type="float" office:value="235" table:formula="of:=[.A235]+1" table:style-name="ce4">
            <text:p>235</text:p>
          </table:table-cell>
          <table:table-cell office:value-type="string" table:style-name="ce7">
            <text:p>Kera-Stim® 50</text:p>
          </table:table-cell>
          <table:table-cell office:value-type="string" table:style-name="ce5">
            <text:p>PT. BEC Feed Solutions Indonesia</text:p>
          </table:table-cell>
          <table:table-cell office:value-type="string" table:style-name="ce9">
            <text:p>Kantor Pusat:<text:s/></text:p>
            <text:p>GKM Green Tower, 3rd Floor, Suite 305, Jl. TB Simatupang Kav.89 G, Pasar Minggu, Kota Jakarta Selatan, Provinsi DKI Jakarta, Telp. (021) 22785094</text:p>
            <text:p>Gudang:</text:p>
            <text:p>Kab. Pasuruan, Jawa Timur</text:p>
            <text:p>Produsen:</text:p>
            <text:p>ICC Industrial Corn. Exp. E Imp. S.A Brazil</text:p>
            <text:p>(Rod Osni, Mateus, Km 120-SP 261, Macatuba, Brazil dan Rua 28 de setembro 123, Macuco, Santos, Brazil</text:p>
          </table:table-cell>
          <table:table-cell office:value-type="string" table:style-name="ce4">
            <text:p>Jawa Timur</text:p>
          </table:table-cell>
          <table:table-cell office:value-type="string" table:style-name="ce4">
            <text:p>Importir</text:p>
          </table:table-cell>
          <table:table-cell office:value-type="string" table:style-name="ce8">
            <text:p>KKP RI I 2204601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Poultry Keratin Hydrolyzate, Sodium Hydroxide (NaOH), Hydrogen Chloride (HCl), Dihydrogen Oxide (H2O)</text:p>
          </table:table-cell>
          <table:table-cell office:value-type="string" table:style-name="ce9">
            <text:p>Meningkatkan pertumbuhan ikan dan udang</text:p>
          </table:table-cell>
          <table:table-cell office:value-type="date" office:date-value="2027-04-18T00:00:00" table:style-name="ce10">
            <text:p>18-Apr-2027</text:p>
          </table:table-cell>
          <table:table-cell office:value-type="float" office:value="892" table:formula="of:=[.N236]-TODAY()" table:style-name="ce11">
            <text:p>892</text:p>
          </table:table-cell>
          <table:table-cell office:value-type="string" office:string-value="Berlaku" table:formula="of:=IF([.O236]&gt;0;&quot;Berlaku&quot;;&quot;Kadaluarsa&quot;)" table:style-name="ce12">
            <text:p>Berlaku</text:p>
          </table:table-cell>
          <table:table-cell table:number-columns-repeated="16368"/>
        </table:table-row>
        <table:table-row table:style-name="ro4">
          <table:table-cell office:value-type="float" office:value="236" table:formula="of:=[.A236]+1" table:style-name="ce4">
            <text:p>236</text:p>
          </table:table-cell>
          <table:table-cell office:value-type="string" table:style-name="ce7">
            <text:p>Nucleoforce Aqua</text:p>
          </table:table-cell>
          <table:table-cell office:value-type="string" table:style-name="ce5">
            <text:p>PT. Eurovet Indonesia<text:s/></text:p>
          </table:table-cell>
          <table:table-cell office:value-type="string" table:style-name="ce9">
            <text:p>Gudang Commpark B-24 Kota Wisata, Cileungsi, Bogor, Provinsi Jawa Barat, Telp/fax: (021) 22887666/ (021) 22886524</text:p>
          </table:table-cell>
          <table:table-cell office:value-type="string" table:style-name="ce4">
            <text:p>Jawa Barat</text:p>
          </table:table-cell>
          <table:table-cell office:value-type="string" table:style-name="ce4">
            <text:p>Importir</text:p>
          </table:table-cell>
          <table:table-cell office:value-type="string" table:style-name="ce8">
            <text:p>KKP RI I 2204602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Ekstrak Yeast Saccharomyces cerevisiae 99,9 %, Silikon diokside</text:p>
          </table:table-cell>
          <table:table-cell office:value-type="string" table:style-name="ce9">
            <text:p>Sebagai tambahan pakan untuk ikan dan udang</text:p>
          </table:table-cell>
          <table:table-cell office:value-type="date" office:date-value="2027-04-18T00:00:00" table:style-name="ce10">
            <text:p>18-Apr-2027</text:p>
          </table:table-cell>
          <table:table-cell office:value-type="float" office:value="892" table:formula="of:=[.N237]-TODAY()" table:style-name="ce11">
            <text:p>892</text:p>
          </table:table-cell>
          <table:table-cell office:value-type="string" office:string-value="Berlaku" table:formula="of:=IF([.O237]&gt;0;&quot;Berlaku&quot;;&quot;Kadaluarsa&quot;)" table:style-name="ce12">
            <text:p>Berlaku</text:p>
          </table:table-cell>
          <table:table-cell table:number-columns-repeated="16368"/>
        </table:table-row>
        <table:table-row table:style-name="ro7">
          <table:table-cell office:value-type="float" office:value="237" table:formula="of:=[.A237]+1" table:style-name="ce4">
            <text:p>237</text:p>
          </table:table-cell>
          <table:table-cell office:value-type="string" table:style-name="ce7">
            <text:p>Farmatan Aqua</text:p>
          </table:table-cell>
          <table:table-cell office:value-type="string" table:style-name="ce5">
            <text:p>PT. Eurovet Indonesia<text:s/></text:p>
          </table:table-cell>
          <table:table-cell office:value-type="string" table:style-name="ce9">
            <text:p>Gudang Commpark B-24 Kota Wisata, Cileungsi, Bogor, Provinsi Jawa Barat, Telp/fax: (021) 22887666/ (021) 22886524</text:p>
          </table:table-cell>
          <table:table-cell office:value-type="string" table:style-name="ce4">
            <text:p>Jawa Barat</text:p>
          </table:table-cell>
          <table:table-cell office:value-type="string" table:style-name="ce4">
            <text:p>Importir</text:p>
          </table:table-cell>
          <table:table-cell office:value-type="string" table:style-name="ce8">
            <text:p>KKP RI I 2204603 H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16">
            <text:p>Obat Alami/Herbal</text:p>
          </table:table-cell>
          <table:table-cell office:value-type="string" table:style-name="ce9">
            <text:p>Ekstrak tanaman chestnut (Castanea Sativa ), Produk telur (kering), Minyak Sayur, Serat (Oak wood-Quercus robur L)</text:p>
            <text:p>(Analisa terjamin: Polyphenols min.17%, Tanin-protein complex min. 55%, Crude Fats 17%)</text:p>
          </table:table-cell>
          <table:table-cell office:value-type="string" table:style-name="ce9">
            <text:p>Meningkatkan kesehatan ikan dan udang<text:s/></text:p>
          </table:table-cell>
          <table:table-cell office:value-type="date" office:date-value="2027-04-18T00:00:00" table:style-name="ce10">
            <text:p>18-Apr-2027</text:p>
          </table:table-cell>
          <table:table-cell office:value-type="float" office:value="892" table:formula="of:=[.N238]-TODAY()" table:style-name="ce11">
            <text:p>892</text:p>
          </table:table-cell>
          <table:table-cell office:value-type="string" office:string-value="Berlaku" table:formula="of:=IF([.O238]&gt;0;&quot;Berlaku&quot;;&quot;Kadaluarsa&quot;)" table:style-name="ce12">
            <text:p>Berlaku</text:p>
          </table:table-cell>
          <table:table-cell table:number-columns-repeated="16368"/>
        </table:table-row>
        <table:table-row table:style-name="ro21">
          <table:table-cell office:value-type="float" office:value="238" table:formula="of:=[.A238]+1" table:style-name="ce4">
            <text:p>238</text:p>
          </table:table-cell>
          <table:table-cell office:value-type="string" table:style-name="ce7">
            <text:p>Bio Mineral</text:p>
          </table:table-cell>
          <table:table-cell office:value-type="string" table:style-name="ce5">
            <text:p>PT. Satwa Medika Utama</text:p>
          </table:table-cell>
          <table:table-cell office:value-type="string" table:style-name="ce7">
            <text:p>Kantor:</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460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g (MgO) 150 g/kg, HCO3 (NaHCO3) 130 g/kg, K (KCl) 2 g/kg, Fe (FeSO4) 3 g/kg, Cu (CuSO4) 1 g/kg, Se (Na2Se3)) 0,04 g/kg, Co (CoSO4) 0,05 g/kg I (KI) 0,1 g/kg, Calcium Carbonate</text:p>
          </table:table-cell>
          <table:table-cell office:value-type="string" table:style-name="ce9">
            <text:p>Sebagai feed suplemen pada ikan</text:p>
          </table:table-cell>
          <table:table-cell office:value-type="date" office:date-value="2027-04-18T00:00:00" table:style-name="ce10">
            <text:p>18-Apr-2027</text:p>
          </table:table-cell>
          <table:table-cell office:value-type="float" office:value="892" table:formula="of:=[.N239]-TODAY()" table:style-name="ce11">
            <text:p>892</text:p>
          </table:table-cell>
          <table:table-cell office:value-type="string" office:string-value="Berlaku" table:formula="of:=IF([.O239]&gt;0;&quot;Berlaku&quot;;&quot;Kadaluarsa&quot;)" table:style-name="ce12">
            <text:p>Berlaku</text:p>
          </table:table-cell>
          <table:table-cell table:number-columns-repeated="16368"/>
        </table:table-row>
        <table:table-row table:style-name="ro16">
          <table:table-cell office:value-type="float" office:value="239" table:formula="of:=[.A239]+1" table:style-name="ce4">
            <text:p>239</text:p>
          </table:table-cell>
          <table:table-cell office:value-type="string" table:style-name="ce7">
            <text:p>Mevipow</text:p>
          </table:table-cell>
          <table:table-cell office:value-type="string" table:style-name="ce5">
            <text:p>PT. Chemtrade Indonesia</text:p>
          </table:table-cell>
          <table:table-cell office:value-type="string" table:style-name="ce9">
            <text:p>Gudang Commpark B-24 Kota Wisata, Cileungsi, Bogor, Provinsi Jawa Barat), <text:s/>Telp/fax: (021) 22887666/ (021) 22886524</text:p>
            <text:p>Produsen asal:</text:p>
            <text:p>Somvital, S.L</text:p>
            <text:p>(C/Manfredonia, 10 Naves 1-2, Poligono Plaza, 50197, Zaragosa, Spain)</text:p>
          </table:table-cell>
          <table:table-cell office:value-type="string" table:style-name="ce4">
            <text:p>Jawa Barat</text:p>
          </table:table-cell>
          <table:table-cell office:value-type="string" table:style-name="ce4">
            <text:p>Importir</text:p>
          </table:table-cell>
          <table:table-cell office:value-type="string" table:style-name="ce8">
            <text:p>KKP RI I 2204605 FTS</text:p>
          </table:table-cell>
          <table:table-cell office:value-type="string" table:style-name="ce8">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9">
            <text:p>- Potassium monopersulphate, triple salt</text:p>
            <text:p>- Sulphamic acid</text:p>
            <text:p>- Sodium hexameta-phosphate</text:p>
            <text:p>- Dodecylbenzene sodium sulphonate</text:p>
            <text:p>- Malic acid</text:p>
            <text:p>- Sodium chloride</text:p>
            <text:p>- Pewarna makanan E-123 (amaranth)</text:p>
            <text:p/>
          </table:table-cell>
          <table:table-cell office:value-type="string" table:style-name="ce9">
            <text:p>Desinfektan yang baik melawan bakteri dan virus untuk masa persiapan kolam dan peralatan</text:p>
          </table:table-cell>
          <table:table-cell office:value-type="date" office:date-value="2027-04-18T00:00:00" table:style-name="ce10">
            <text:p>18-Apr-2027</text:p>
          </table:table-cell>
          <table:table-cell office:value-type="float" office:value="892" table:formula="of:=[.N240]-TODAY()" table:style-name="ce11">
            <text:p>892</text:p>
          </table:table-cell>
          <table:table-cell office:value-type="string" office:string-value="Berlaku" table:formula="of:=IF([.O240]&gt;0;&quot;Berlaku&quot;;&quot;Kadaluarsa&quot;)" table:style-name="ce12">
            <text:p>Berlaku</text:p>
          </table:table-cell>
          <table:table-cell table:number-columns-repeated="16368"/>
        </table:table-row>
        <table:table-row table:style-name="ro10">
          <table:table-cell office:value-type="float" office:value="240" table:formula="of:=[.A240]+1" table:style-name="ce4">
            <text:p>240</text:p>
          </table:table-cell>
          <table:table-cell office:value-type="string" table:style-name="ce7">
            <text:p>Seita Alkalinitas</text:p>
          </table:table-cell>
          <table:table-cell office:value-type="string" table:style-name="ce5">
            <text:p>PT. Seita Sukses Makmur</text:p>
          </table:table-cell>
          <table:table-cell office:value-type="string" table:style-name="ce7">
            <text:p>Jl. Alas Malang No.11, Desa/Kelurahan Beringin, Kec. Sambikerep, Kota Surabaya, Provinsi Jawa Timur 60218</text:p>
          </table:table-cell>
          <table:table-cell office:value-type="string" table:style-name="ce8">
            <text:p>Jawa Timur</text:p>
          </table:table-cell>
          <table:table-cell office:value-type="string" table:style-name="ce8">
            <text:p>Produsen</text:p>
          </table:table-cell>
          <table:table-cell office:value-type="string" table:style-name="ce8">
            <text:p>KKP RI D 2204606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NaHCO3 (693,21 g/kg), Na2CO3 (249,63 g/kg), Na2SiO3.5H2O (14,81 gr/kg), <text:s/>Ca (OH)2 (27 gr/kg)</text:p>
          </table:table-cell>
          <table:table-cell office:value-type="string" table:style-name="ce9">
            <text:p>- Meningkatkan alkalinitas</text:p>
            <text:p>- Untuk mempertahankan nilai pH</text:p>
            <text:p>- Untuk memperkecil fluktuasi pH</text:p>
          </table:table-cell>
          <table:table-cell office:value-type="date" office:date-value="2027-04-18T00:00:00" table:style-name="ce10">
            <text:p>18-Apr-2027</text:p>
          </table:table-cell>
          <table:table-cell office:value-type="float" office:value="892" table:formula="of:=[.N241]-TODAY()" table:style-name="ce11">
            <text:p>892</text:p>
          </table:table-cell>
          <table:table-cell office:value-type="string" office:string-value="Berlaku" table:formula="of:=IF([.O241]&gt;0;&quot;Berlaku&quot;;&quot;Kadaluarsa&quot;)" table:style-name="ce12">
            <text:p>Berlaku</text:p>
          </table:table-cell>
          <table:table-cell table:number-columns-repeated="16368"/>
        </table:table-row>
        <table:table-row table:style-name="ro26">
          <table:table-cell office:value-type="float" office:value="241" table:formula="of:=[.A241]+1" table:style-name="ce4">
            <text:p>241</text:p>
          </table:table-cell>
          <table:table-cell office:value-type="string" table:style-name="ce7">
            <text:p>Seita Microbioma</text:p>
          </table:table-cell>
          <table:table-cell office:value-type="string" table:style-name="ce5">
            <text:p>PT. Seita Sukses Makmur</text:p>
          </table:table-cell>
          <table:table-cell office:value-type="string" table:style-name="ce7">
            <text:p>Jl. Alas Malang No.11, Desa/Kelurahan Beringin, Kec. Sambikerep, Kota Surabaya, Provinsi Jawa Timur 60218</text:p>
          </table:table-cell>
          <table:table-cell office:value-type="string" table:style-name="ce8">
            <text:p>Jawa Timur</text:p>
          </table:table-cell>
          <table:table-cell office:value-type="string" table:style-name="ce8">
            <text:p>Produsen</text:p>
          </table:table-cell>
          <table:table-cell office:value-type="string" table:style-name="ce8">
            <text:p>KKP RI D 2204607 PbBC</text:p>
          </table:table-cell>
          <table:table-cell office:value-type="string" table:style-name="ce8">
            <text:p>Dalam Negeri</text:p>
          </table:table-cell>
          <table:table-cell office:value-type="string" table:style-name="ce4">
            <text:p>Obat Bebas</text:p>
          </table:table-cell>
          <table:table-cell office:value-type="string" table:style-name="ce14">
            <text:p>Cair</text:p>
          </table:table-cell>
          <table:table-cell office:value-type="string" table:style-name="ce4">
            <text:p>Probiotik</text:p>
          </table:table-cell>
          <table:table-cell office:value-type="string" table:style-name="ce6">
            <text:p>- Total Bakteri (<text:span text:style-name="T4">Lactobacillus plantarum, Lactobacillus fermentum, Lactobacillus casei, Rhodopseudomonas palustris, Saccharomyces sp.</text:span>) ≥ <text:s/>1 x 10^6 CFU/ml</text:p>
            <text:p>- Molase</text:p>
            <text:p>- Air</text:p>
            <text:p/>
          </table:table-cell>
          <table:table-cell office:value-type="string" table:style-name="ce9">
            <text:p>Sebagai probiotik untuk udang</text:p>
          </table:table-cell>
          <table:table-cell office:value-type="date" office:date-value="2027-04-18T00:00:00" table:style-name="ce10">
            <text:p>18-Apr-2027</text:p>
          </table:table-cell>
          <table:table-cell office:value-type="float" office:value="892" table:formula="of:=[.N242]-TODAY()" table:style-name="ce11">
            <text:p>892</text:p>
          </table:table-cell>
          <table:table-cell office:value-type="string" office:string-value="Berlaku" table:formula="of:=IF([.O242]&gt;0;&quot;Berlaku&quot;;&quot;Kadaluarsa&quot;)" table:style-name="ce12">
            <text:p>Berlaku</text:p>
          </table:table-cell>
          <table:table-cell table:number-columns-repeated="16368"/>
        </table:table-row>
        <table:table-row table:style-name="ro6">
          <table:table-cell office:value-type="float" office:value="242" table:formula="of:=[.A242]+1" table:style-name="ce4">
            <text:p>242</text:p>
          </table:table-cell>
          <table:table-cell office:value-type="string" table:style-name="ce7">
            <text:p>Seita Minerals</text:p>
          </table:table-cell>
          <table:table-cell office:value-type="string" table:style-name="ce5">
            <text:p>PT. Seita Sukses Makmur</text:p>
          </table:table-cell>
          <table:table-cell office:value-type="string" table:style-name="ce7">
            <text:p>Jl. Alas Malang No.11, Desa/Kelurahan Beringin, Kec. Sambikerep, Kota Surabaya, Provinsi Jawa Timur 60218</text:p>
          </table:table-cell>
          <table:table-cell office:value-type="string" table:style-name="ce8">
            <text:p>Jawa Timur</text:p>
          </table:table-cell>
          <table:table-cell office:value-type="string" table:style-name="ce8">
            <text:p>Produsen</text:p>
          </table:table-cell>
          <table:table-cell office:value-type="string" table:style-name="ce8">
            <text:p>KKP RI D 220460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CaCl2 (195,62 gr/kg), MgCl2.6H2O (188,04 g/kg), Ca(OH)2 (45 g/kg), CaSO4.2H2O (49,98 g/kg), KCl (99,85 g/kg), NaCl (99,70 g/kg), NaHCO3 (118,84 g/kg), Na2SiO3.5H2O (96,26 g/kg)<text:s/></text:p>
          </table:table-cell>
          <table:table-cell office:value-type="string" table:style-name="ce9">
            <text:p>Suplementasi mineral untuk pertumbuhan udang</text:p>
          </table:table-cell>
          <table:table-cell office:value-type="date" office:date-value="2027-04-18T00:00:00" table:style-name="ce10">
            <text:p>18-Apr-2027</text:p>
          </table:table-cell>
          <table:table-cell office:value-type="float" office:value="892" table:formula="of:=[.N243]-TODAY()" table:style-name="ce11">
            <text:p>892</text:p>
          </table:table-cell>
          <table:table-cell office:value-type="string" office:string-value="Berlaku" table:formula="of:=IF([.O243]&gt;0;&quot;Berlaku&quot;;&quot;Kadaluarsa&quot;)" table:style-name="ce12">
            <text:p>Berlaku</text:p>
          </table:table-cell>
          <table:table-cell table:number-columns-repeated="16368"/>
        </table:table-row>
        <table:table-row table:style-name="ro4">
          <table:table-cell office:value-type="float" office:value="243" table:formula="of:=[.A243]+1" table:style-name="ce4">
            <text:p>243</text:p>
          </table:table-cell>
          <table:table-cell office:value-type="string" table:style-name="ce7">
            <text:p>Aqua Diamond<text:s/></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6310-P1 PBS<text:s text:c="19"/></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Yeast metabolit 400 g/kg, Zinc organik 3.333 mg/kg, Selenium organik 167 mg/kg, <text:s/>Calcium Carbonate<text:s/></text:p>
          </table:table-cell>
          <table:table-cell office:value-type="string" table:style-name="ce9">
            <text:p>Sebagai feed suplemen untuk ikan dan udang</text:p>
          </table:table-cell>
          <table:table-cell office:value-type="date" office:date-value="2027-06-02T00:00:00" table:style-name="ce10">
            <text:p>2-Jun-2027</text:p>
          </table:table-cell>
          <table:table-cell office:value-type="float" office:value="937" table:formula="of:=[.N244]-TODAY()" table:style-name="ce11">
            <text:p>937</text:p>
          </table:table-cell>
          <table:table-cell office:value-type="string" office:string-value="Berlaku" table:formula="of:=IF([.O244]&gt;0;&quot;Berlaku&quot;;&quot;Kadaluarsa&quot;)" table:style-name="ce12">
            <text:p>Berlaku</text:p>
          </table:table-cell>
          <table:table-cell table:number-columns-repeated="16368"/>
        </table:table-row>
        <table:table-row table:style-name="ro13">
          <table:table-cell office:value-type="float" office:value="244" table:formula="of:=[.A244]+1" table:style-name="ce4">
            <text:p>244</text:p>
          </table:table-cell>
          <table:table-cell office:value-type="string" table:style-name="ce7">
            <text:p>Mineral Premix For Aquatic Feed</text:p>
          </table:table-cell>
          <table:table-cell office:value-type="string" table:style-name="ce9">
            <text:p>PT. Grobest Indomakmur</text:p>
          </table:table-cell>
          <table:table-cell office:value-type="string" table:style-name="ce6">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8">
            <text:p>KKP RI I 2206609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Phospor 71 g/kg, Kalium 81,2 g/kg, Magnesium 9,26 g/kg, Zinc 5 <text:s/>g/kg, Ferrous 4,8 <text:s/>g/kg, Manganese 2 <text:s/>g/kg, Copper 0,76 <text:s/>g/kg</text:p>
          </table:table-cell>
          <table:table-cell office:value-type="string" table:style-name="ce9">
            <text:p>Suplementasi mineral untuk ikan dan udang</text:p>
          </table:table-cell>
          <table:table-cell office:value-type="date" office:date-value="2027-06-02T00:00:00" table:style-name="ce10">
            <text:p>2-Jun-2027</text:p>
          </table:table-cell>
          <table:table-cell office:value-type="float" office:value="937" table:formula="of:=[.N245]-TODAY()" table:style-name="ce11">
            <text:p>937</text:p>
          </table:table-cell>
          <table:table-cell office:value-type="string" office:string-value="Berlaku" table:formula="of:=IF([.O245]&gt;0;&quot;Berlaku&quot;;&quot;Kadaluarsa&quot;)" table:style-name="ce12">
            <text:p>Berlaku</text:p>
          </table:table-cell>
          <table:table-cell table:number-columns-repeated="16368"/>
        </table:table-row>
        <table:table-row table:style-name="ro11">
          <table:table-cell office:value-type="float" office:value="245" table:formula="of:=[.A245]+1" table:style-name="ce4">
            <text:p>245</text:p>
          </table:table-cell>
          <table:table-cell office:value-type="string" table:style-name="ce7">
            <text:p>Rovimix B2 80 SD<text:s/></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I 2206610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Riboflavin 800 mg/g, Maltodextrin</text:p>
          </table:table-cell>
          <table:table-cell office:value-type="string" table:style-name="ce9">
            <text:p>Sebagai feed additive untuk ikan dan udang</text:p>
          </table:table-cell>
          <table:table-cell office:value-type="date" office:date-value="2027-06-02T00:00:00" table:style-name="ce10">
            <text:p>2-Jun-2027</text:p>
          </table:table-cell>
          <table:table-cell office:value-type="float" office:value="937" table:formula="of:=[.N246]-TODAY()" table:style-name="ce11">
            <text:p>937</text:p>
          </table:table-cell>
          <table:table-cell office:value-type="string" office:string-value="Berlaku" table:formula="of:=IF([.O246]&gt;0;&quot;Berlaku&quot;;&quot;Kadaluarsa&quot;)" table:style-name="ce12">
            <text:p>Berlaku</text:p>
          </table:table-cell>
          <table:table-cell table:number-columns-repeated="16368"/>
        </table:table-row>
        <table:table-row table:style-name="ro12">
          <table:table-cell office:value-type="float" office:value="246" table:formula="of:=[.A246]+1" table:style-name="ce4">
            <text:p>246</text:p>
          </table:table-cell>
          <table:table-cell office:value-type="string" table:style-name="ce7">
            <text:p>Vitaquamin<text:s/></text:p>
          </table:table-cell>
          <table:table-cell office:value-type="string" table:style-name="ce9">
            <text:p>PT. Agroveta Husada Dharma</text:p>
          </table:table-cell>
          <table:table-cell office:value-type="string" table:style-name="ce7">
            <text:p>Jl. Pulogadung No.23, Kav II G5 KIP, Jatinegara, Cakung, Kota Jakarta Timur, Provinsi DKI Jakarta, Telp: (021) 50867668, Fax: (021) 50867669)</text:p>
          </table:table-cell>
          <table:table-cell office:value-type="string" table:style-name="ce8">
            <text:p>DKI Jakarta</text:p>
          </table:table-cell>
          <table:table-cell office:value-type="string" table:style-name="ce8">
            <text:p>Produsen/Importir</text:p>
          </table:table-cell>
          <table:table-cell office:value-type="string" table:style-name="ce8">
            <text:p>KKP RI D 220661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200.000 IU/kg, Vitamin D3 100.000 IU/kg, Vitamin E 5.000 mg/kg, Vitamin K3 400 mg/kg, Vitamin B1 500 mg/kg, Vitamin B2 1.500 mg/kg, Vitamin B3 750 mg/kg, Vitamin B6 600 mg/kg, Vitamin B12 2.000 mcg/kg, Folic Acid 500 mg/kg, Biotin 20.000 mcg/kg, Ca-d Panthotenate 2.000 mg/kg, Iron 6.000 mg/kg, Copper 300 mg/kg, Zinc 3.000 mg/kg, Magnesium 5.000 mg/kg, Manganese 2.000 mg/kg, Cobalt 50 mg/kg, Methionine 500 mg/kg, Lysine 300 mg/kg, Binder (perekat)<text:s/></text:p>
          </table:table-cell>
          <table:table-cell office:value-type="string" table:style-name="ce9">
            <text:p>Sebagai feed suplemen pada ikan dan udang</text:p>
          </table:table-cell>
          <table:table-cell office:value-type="date" office:date-value="2027-06-02T00:00:00" table:style-name="ce10">
            <text:p>2-Jun-2027</text:p>
          </table:table-cell>
          <table:table-cell office:value-type="float" office:value="937" table:formula="of:=[.N247]-TODAY()" table:style-name="ce11">
            <text:p>937</text:p>
          </table:table-cell>
          <table:table-cell office:value-type="string" office:string-value="Berlaku" table:formula="of:=IF([.O247]&gt;0;&quot;Berlaku&quot;;&quot;Kadaluarsa&quot;)" table:style-name="ce12">
            <text:p>Berlaku</text:p>
          </table:table-cell>
          <table:table-cell table:number-columns-repeated="16368"/>
        </table:table-row>
        <table:table-row table:style-name="ro24">
          <table:table-cell office:value-type="float" office:value="247" table:formula="of:=[.A247]+1" table:style-name="ce4">
            <text:p>247</text:p>
          </table:table-cell>
          <table:table-cell office:value-type="string" table:style-name="ce7">
            <text:p>Palaco DMPT 40%</text:p>
          </table:table-cell>
          <table:table-cell office:value-type="string" table:style-name="ce9">
            <text:p>PT. Kinas Global Indonusa</text:p>
          </table:table-cell>
          <table:table-cell office:value-type="string" table:style-name="ce9">
            <text:p>Kawasan Pergudangan Lio Baru Asri Blok AA3/AA5, Jl. Bouraq No.33, Lio Baru, Batu Sari-Batu Ceper, Tangerang 15122</text:p>
            <text:p>Produsen asal:</text:p>
            <text:p>Guangzhou Cohoo Bio-Tech Research Development</text:p>
            <text:p>(Xiyaling, Anliang Village, Zhongxin Town, Zengcheng District, Guangzhou, China)</text:p>
          </table:table-cell>
          <table:table-cell office:value-type="string" table:style-name="ce4">
            <text:p>Banten</text:p>
          </table:table-cell>
          <table:table-cell office:value-type="string" table:style-name="ce4">
            <text:p>Importir</text:p>
          </table:table-cell>
          <table:table-cell office:value-type="string" table:style-name="ce8">
            <text:p>KKP RI I 2206612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DPMT ((2-Carboxyethyl) dimethylsulfonium bromide) 400 g/kg (hasil sintesis dimethyl sulfide 196 g/kg dan acrylic acid 226 g/kg, hydrobromic acid 240 g/kg)), Talc, Silicon dioxide</text:p>
          </table:table-cell>
          <table:table-cell office:value-type="string" table:style-name="ce9">
            <text:p>Merangsang penciuman ikan terhadap pakan dan sebagai atraktan pakan ikan</text:p>
          </table:table-cell>
          <table:table-cell office:value-type="date" office:date-value="2027-06-02T00:00:00" table:style-name="ce10">
            <text:p>2-Jun-2027</text:p>
          </table:table-cell>
          <table:table-cell office:value-type="float" office:value="937" table:formula="of:=[.N248]-TODAY()" table:style-name="ce11">
            <text:p>937</text:p>
          </table:table-cell>
          <table:table-cell office:value-type="string" office:string-value="Berlaku" table:formula="of:=IF([.O248]&gt;0;&quot;Berlaku&quot;;&quot;Kadaluarsa&quot;)" table:style-name="ce12">
            <text:p>Berlaku</text:p>
          </table:table-cell>
          <table:table-cell table:number-columns-repeated="16368"/>
        </table:table-row>
        <table:table-row table:style-name="ro24">
          <table:table-cell office:value-type="float" office:value="248" table:formula="of:=[.A248]+1" table:style-name="ce4">
            <text:p>248</text:p>
          </table:table-cell>
          <table:table-cell office:value-type="string" table:style-name="ce7">
            <text:p>Palaco DMPT 85%</text:p>
          </table:table-cell>
          <table:table-cell office:value-type="string" table:style-name="ce9">
            <text:p>PT. Kinas Global Indonusa</text:p>
          </table:table-cell>
          <table:table-cell office:value-type="string" table:style-name="ce9">
            <text:p>Kawasan Pergudangan Lio Baru Asri Blok AA3/AA5, Jl. Bouraq No.33, Lio Baru, Batu Sari-Batu Ceper, Tangerang 15122</text:p>
            <text:p>Produsen asal:</text:p>
            <text:p>Guangzhou Cohoo Bio-Tech Research Development</text:p>
            <text:p>(Xiyaling, Anliang Village, Zhongxin Town, Zengcheng District, Guangzhou, China)</text:p>
          </table:table-cell>
          <table:table-cell office:value-type="string" table:style-name="ce4">
            <text:p>Banten</text:p>
          </table:table-cell>
          <table:table-cell office:value-type="string" table:style-name="ce4">
            <text:p>Importir</text:p>
          </table:table-cell>
          <table:table-cell office:value-type="string" table:style-name="ce8">
            <text:p>KKP RI I 2206613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DPMT ((2-Carboxyethyl) dimethylsulfonium bromide) 850 g/kg (hasil sintesis dimethyl sulfide 417 g/kg, acrylic acid 481 g/kg, hydrobromic acid 536 g/kg), Talc, Silicon dioxide</text:p>
          </table:table-cell>
          <table:table-cell office:value-type="string" table:style-name="ce9">
            <text:p>Merangsang penciuman ikan terhadap pakan dan sebagai atraktan pakan ikan</text:p>
          </table:table-cell>
          <table:table-cell office:value-type="date" office:date-value="2027-06-02T00:00:00" table:style-name="ce10">
            <text:p>2-Jun-2027</text:p>
          </table:table-cell>
          <table:table-cell office:value-type="float" office:value="937" table:formula="of:=[.N249]-TODAY()" table:style-name="ce11">
            <text:p>937</text:p>
          </table:table-cell>
          <table:table-cell office:value-type="string" office:string-value="Berlaku" table:formula="of:=IF([.O249]&gt;0;&quot;Berlaku&quot;;&quot;Kadaluarsa&quot;)" table:style-name="ce12">
            <text:p>Berlaku</text:p>
          </table:table-cell>
          <table:table-cell table:number-columns-repeated="16368"/>
        </table:table-row>
        <table:table-row table:style-name="ro8">
          <table:table-cell office:value-type="float" office:value="249" table:formula="of:=[.A249]+1" table:style-name="ce4">
            <text:p>249</text:p>
          </table:table-cell>
          <table:table-cell office:value-type="string" table:style-name="ce7">
            <text:p>Biolacto M</text:p>
          </table:table-cell>
          <table:table-cell office:value-type="string" table:style-name="ce9">
            <text:p>CV. Takesu Biomanufacturing and Laboratories</text:p>
          </table:table-cell>
          <table:table-cell office:value-type="string" table:style-name="ce7">
            <text:p>Jl. Raden Rangga Kencana No. 47, Bandung, Jawa Barat)</text:p>
            <text:p>Telp. (022) 86814325</text:p>
            <text:p/>
            <text:p>Gallery Kawaluyaan B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661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Yeast Ekstrak 600 mg/g, Glukosa Monohidrat</text:p>
          </table:table-cell>
          <table:table-cell office:value-type="string" table:style-name="ce9">
            <text:p>Media pertumbuhan bakteri<text:s/><text:span text:style-name="T4">Lactobacillus spp.</text:span></text:p>
          </table:table-cell>
          <table:table-cell office:value-type="date" office:date-value="2027-06-02T00:00:00" table:style-name="ce10">
            <text:p>2-Jun-2027</text:p>
          </table:table-cell>
          <table:table-cell office:value-type="float" office:value="937" table:formula="of:=[.N250]-TODAY()" table:style-name="ce11">
            <text:p>937</text:p>
          </table:table-cell>
          <table:table-cell office:value-type="string" office:string-value="Berlaku" table:formula="of:=IF([.O250]&gt;0;&quot;Berlaku&quot;;&quot;Kadaluarsa&quot;)" table:style-name="ce12">
            <text:p>Berlaku</text:p>
          </table:table-cell>
          <table:table-cell table:number-columns-repeated="16368"/>
        </table:table-row>
        <table:table-row table:style-name="ro8">
          <table:table-cell office:value-type="float" office:value="250" table:formula="of:=[.A250]+1" table:style-name="ce4">
            <text:p>250</text:p>
          </table:table-cell>
          <table:table-cell office:value-type="string" table:style-name="ce7">
            <text:p>Phosblock Watermix</text:p>
          </table:table-cell>
          <table:table-cell office:value-type="string" table:style-name="ce9">
            <text:p>CV. Takesu Biomanufacturing and Laboratories</text:p>
          </table:table-cell>
          <table:table-cell office:value-type="string" table:style-name="ce7">
            <text:p>Jl. Raden Rangga Kencana No. 47, Bandung, Jawa Barat)</text:p>
            <text:p>Telp. (022) 86814325</text:p>
            <text:p/>
            <text:p>Gallery Kawaluyaan B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6615 FTS</text:p>
          </table:table-cell>
          <table:table-cell office:value-type="string" table:style-name="ce8">
            <text:p>Dalam Negeri</text:p>
          </table:table-cell>
          <table:table-cell office:value-type="string" table:style-name="ce4">
            <text:p>Obat Bebas Terbatas</text:p>
          </table:table-cell>
          <table:table-cell office:value-type="string" table:style-name="ce4">
            <text:p>Serbuk</text:p>
          </table:table-cell>
          <table:table-cell office:value-type="string" table:style-name="ce8">
            <text:p>Farmasetik</text:p>
          </table:table-cell>
          <table:table-cell office:value-type="string" table:style-name="ce9">
            <text:p>EDTA 55%, Maltodekstrin</text:p>
          </table:table-cell>
          <table:table-cell office:value-type="string" table:style-name="ce9">
            <text:p>Meningkatkan kualitas air dengan mengurangi kadar logam berat dan zat organik, serta mengurangi kadar logam [berat pada tubuh ikan</text:p>
          </table:table-cell>
          <table:table-cell office:value-type="date" office:date-value="2027-06-02T00:00:00" table:style-name="ce10">
            <text:p>2-Jun-2027</text:p>
          </table:table-cell>
          <table:table-cell office:value-type="float" office:value="937" table:formula="of:=[.N251]-TODAY()" table:style-name="ce11">
            <text:p>937</text:p>
          </table:table-cell>
          <table:table-cell office:value-type="string" office:string-value="Berlaku" table:formula="of:=IF([.O251]&gt;0;&quot;Berlaku&quot;;&quot;Kadaluarsa&quot;)" table:style-name="ce12">
            <text:p>Berlaku</text:p>
          </table:table-cell>
          <table:table-cell table:number-columns-repeated="16368"/>
        </table:table-row>
        <table:table-row table:style-name="ro27">
          <table:table-cell office:value-type="float" office:value="251" table:formula="of:=[.A251]+1" table:style-name="ce4">
            <text:p>251</text:p>
          </table:table-cell>
          <table:table-cell office:value-type="string" table:style-name="ce7">
            <text:p>SGF Biolizer</text:p>
          </table:table-cell>
          <table:table-cell office:value-type="string" table:style-name="ce9">
            <text:p>PT. Nelayan Indonesia Jaya</text:p>
          </table:table-cell>
          <table:table-cell office:value-type="string" table:style-name="ce7">
            <text:p>Dsn. Wringinanom Rt.29 Rw.10, Ds. Slamet, Kec. Tumpang, Kab. Malang, Provinsi Jawa Timur-65156</text:p>
          </table:table-cell>
          <table:table-cell office:value-type="string" table:style-name="ce8">
            <text:p>Jawa Timur</text:p>
          </table:table-cell>
          <table:table-cell office:value-type="string" table:style-name="ce8">
            <text:p>Produsen</text:p>
          </table:table-cell>
          <table:table-cell office:value-type="string" table:style-name="ce8">
            <text:p>KKP RI D 2206616 H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16">
            <text:p>Obat Alami/Herbal</text:p>
          </table:table-cell>
          <table:table-cell office:value-type="string" table:style-name="ce9">
            <text:p>- Ekstrak buah nanas (<text:span text:style-name="T4">Ananas comosus</text:span>) 50 ml/L</text:p>
            <text:p>- Ekstrak temu mangga (<text:span text:style-name="T4">Curcuma mangga</text:span>) 100 ml/L</text:p>
            <text:p>- Ekstrak temulawak (<text:span text:style-name="T4">Curcuma xanthorrhiza</text:span>) 100 ml/L</text:p>
            <text:p>- Air kelapa (<text:span text:style-name="T4">Cocos Nucifera</text:span>) 600 ml/L</text:p>
            <text:p>- Molase 50 ml/L</text:p>
            <text:p>- Air 100 ml/L</text:p>
            <text:p>(Analisa terjamin: Kurkumin dan Flavanoid Positif)<text:s/></text:p>
          </table:table-cell>
          <table:table-cell office:value-type="string" table:style-name="ce9">
            <text:p>Suplemen bahan alam untuk meningkatkan kesehatan pencernaan ikan dan udang</text:p>
          </table:table-cell>
          <table:table-cell office:value-type="date" office:date-value="2027-06-02T00:00:00" table:style-name="ce10">
            <text:p>2-Jun-2027</text:p>
          </table:table-cell>
          <table:table-cell office:value-type="float" office:value="937" table:formula="of:=[.N252]-TODAY()" table:style-name="ce11">
            <text:p>937</text:p>
          </table:table-cell>
          <table:table-cell office:value-type="string" office:string-value="Berlaku" table:formula="of:=IF([.O252]&gt;0;&quot;Berlaku&quot;;&quot;Kadaluarsa&quot;)" table:style-name="ce12">
            <text:p>Berlaku</text:p>
          </table:table-cell>
          <table:table-cell table:number-columns-repeated="16368"/>
        </table:table-row>
        <table:table-row table:style-name="ro28">
          <table:table-cell office:value-type="float" office:value="252" table:formula="of:=[.A252]+1" table:style-name="ce4">
            <text:p>252</text:p>
          </table:table-cell>
          <table:table-cell office:value-type="string" table:style-name="ce7">
            <text:p>SGB Bionutren</text:p>
          </table:table-cell>
          <table:table-cell office:value-type="string" table:style-name="ce9">
            <text:p>PT. Nelayan Indonesia Jaya</text:p>
          </table:table-cell>
          <table:table-cell office:value-type="string" table:style-name="ce7">
            <text:p>Dsn. Wringinanom Rt.29 Rw.10, Ds. Slamet, Kec. Tumpang, Kab. Malang, Provinsi Jawa Timur-65156</text:p>
          </table:table-cell>
          <table:table-cell office:value-type="string" table:style-name="ce8">
            <text:p>Jawa Timur</text:p>
          </table:table-cell>
          <table:table-cell office:value-type="string" table:style-name="ce8">
            <text:p>Produsen</text:p>
          </table:table-cell>
          <table:table-cell office:value-type="string" table:style-name="ce8">
            <text:p>KKP RI D 2206617 H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16">
            <text:p>Obat Alami/Herbal</text:p>
          </table:table-cell>
          <table:table-cell office:value-type="string" table:style-name="ce9">
            <text:p>- Ekstrak temu mangga (<text:span text:style-name="T4">Curcuma mangga</text:span>) 100 ml/L</text:p>
            <text:p>- Ekstrak temulawak (<text:span text:style-name="T4">Curcuma xanthorrhiza</text:span>) 150 ml/L</text:p>
            <text:p>- Air kelapa (<text:span text:style-name="T4">Cocos Nucifera</text:span>) 600 ml/L</text:p>
            <text:p>- Molase 150 ml/L</text:p>
            <text:p>(Analisa terjamin: Kurkumin Positif)</text:p>
          </table:table-cell>
          <table:table-cell office:value-type="string" table:style-name="ce9">
            <text:p>Suplemen bahan alam untuk meningkatkan kekebalan tubuh ikan dan udang</text:p>
          </table:table-cell>
          <table:table-cell office:value-type="date" office:date-value="2027-06-02T00:00:00" table:style-name="ce10">
            <text:p>2-Jun-2027</text:p>
          </table:table-cell>
          <table:table-cell office:value-type="float" office:value="937" table:formula="of:=[.N253]-TODAY()" table:style-name="ce11">
            <text:p>937</text:p>
          </table:table-cell>
          <table:table-cell office:value-type="string" office:string-value="Berlaku" table:formula="of:=IF([.O253]&gt;0;&quot;Berlaku&quot;;&quot;Kadaluarsa&quot;)" table:style-name="ce12">
            <text:p>Berlaku</text:p>
          </table:table-cell>
          <table:table-cell table:number-columns-repeated="16368"/>
        </table:table-row>
        <table:table-row table:style-name="ro5">
          <table:table-cell office:value-type="float" office:value="253" table:formula="of:=[.A253]+1" table:style-name="ce4">
            <text:p>253</text:p>
          </table:table-cell>
          <table:table-cell office:value-type="string" table:style-name="ce19">
            <text:p>B-Aquazyme</text:p>
          </table:table-cell>
          <table:table-cell office:value-type="string" table:style-name="ce15">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16">
            <text:p>KKP RI I 2206304-P1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Cellulase min. 150.000 U/g , Xylanase min. 7.000 U/g, Siicon dioxide 1%, Sodium benzoate 1%, Wheat Flour</text:p>
          </table:table-cell>
          <table:table-cell office:value-type="string" table:style-name="ce9">
            <text:p>Meningkatkan daya cerna pakan pada ikan dan udang<text:s/></text:p>
          </table:table-cell>
          <table:table-cell office:value-type="date" office:date-value="2027-06-29T00:00:00" table:style-name="ce10">
            <text:p>29-Jun-2027</text:p>
          </table:table-cell>
          <table:table-cell office:value-type="float" office:value="964" table:formula="of:=[.N254]-TODAY()" table:style-name="ce11">
            <text:p>964</text:p>
          </table:table-cell>
          <table:table-cell office:value-type="string" office:string-value="Berlaku" table:formula="of:=IF([.O254]&gt;0;&quot;Berlaku&quot;;&quot;Kadaluarsa&quot;)" table:style-name="ce12">
            <text:p>Berlaku</text:p>
          </table:table-cell>
          <table:table-cell table:number-columns-repeated="16368"/>
        </table:table-row>
        <table:table-row table:style-name="ro19">
          <table:table-cell office:value-type="float" office:value="254" table:formula="of:=[.A254]+1" table:style-name="ce4">
            <text:p>254</text:p>
          </table:table-cell>
          <table:table-cell office:value-type="string" table:style-name="ce5">
            <text:p>TOPVIT<text:span text:style-name="T6">®</text:span><text:s/>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4">
            <text:p>KKP RI D 2206043-P1 PBS</text:p>
          </table:table-cell>
          <table:table-cell office:value-type="string" table:style-name="ce1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4.500 IU/g, Vitamin D3 1.000 IU/g, Vitamin C 10.000 mcg/g, Vitamin B2 7.000 mcg/g, Vitamin B6 4.200 mcg/g, Vitamin B12 40 mcg/g, Calcium 20.000 mcg/g, Phosporus 5.000 mcg/g, Copper 500 mcg/g, Iron 1.800 mcg/g, Manganese 200 mcg/g, Zinc 900 mcg/g, Potassium 250 mcg/g, Magnesium 100 mcg/g, Cobalt 10 mcg/g, Selenium 30 mcg/g, Sodium Chloride 50.000 mcg/g, Iodine 400 mcg/g, BHT, HDK-N 20, Laktosa</text:p>
          </table:table-cell>
          <table:table-cell office:value-type="string" table:style-name="ce9">
            <text:p>Suplemen untuk meningkatkan daya tahan hidup udang dan ikan</text:p>
          </table:table-cell>
          <table:table-cell office:value-type="date" office:date-value="2027-06-29T00:00:00" table:style-name="ce10">
            <text:p>29-Jun-2027</text:p>
          </table:table-cell>
          <table:table-cell office:value-type="float" office:value="964" table:formula="of:=[.N255]-TODAY()" table:style-name="ce11">
            <text:p>964</text:p>
          </table:table-cell>
          <table:table-cell office:value-type="string" office:string-value="Berlaku" table:formula="of:=IF([.O255]&gt;0;&quot;Berlaku&quot;;&quot;Kadaluarsa&quot;)" table:style-name="ce12">
            <text:p>Berlaku</text:p>
          </table:table-cell>
          <table:table-cell table:number-columns-repeated="16368"/>
        </table:table-row>
        <table:table-row table:style-name="ro29">
          <table:table-cell office:value-type="float" office:value="255" table:formula="of:=[.A255]+1" table:style-name="ce4">
            <text:p>255</text:p>
          </table:table-cell>
          <table:table-cell office:value-type="string" table:style-name="ce7">
            <text:p>Caprivac Hydrogalaksi</text:p>
          </table:table-cell>
          <table:table-cell office:value-type="string" table:style-name="ce1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8">
            <text:p>KKP RI D 2206618 BKC</text:p>
          </table:table-cell>
          <table:table-cell office:value-type="string" table:style-name="ce8">
            <text:p>Dalam Negeri</text:p>
          </table:table-cell>
          <table:table-cell office:value-type="string" table:style-name="ce4">
            <text:p>Obat Keras</text:p>
          </table:table-cell>
          <table:table-cell office:value-type="string" table:style-name="ce8">
            <text:p>Cair</text:p>
          </table:table-cell>
          <table:table-cell office:value-type="string" table:style-name="ce4">
            <text:p>Biologik<text:s/></text:p>
            <text:p>(Vaksin)</text:p>
          </table:table-cell>
          <table:table-cell office:value-type="string" table:style-name="ce9">
            <text:p><text:span text:style-name="T4">Aeromonas hydrophyla</text:span><text:s/>strain AHL0905-2 ≥10^11 CFU/ml,<text:s/><text:span text:style-name="T4">Streptococcus agalactiae</text:span><text:s/>strain N14G ≥10^11 CFU/ml, NaCl 0,85%</text:p>
          </table:table-cell>
          <table:table-cell office:value-type="string" table:style-name="ce9">
            <text:p>Mencegah infeksi<text:s/><text:span text:style-name="T4">Aeromonas hydrophyla<text:s/></text:span>dan<text:s/><text:span text:style-name="T4">Streptococcus agalactiae<text:s/></text:span>pada ikan</text:p>
          </table:table-cell>
          <table:table-cell office:value-type="date" office:date-value="2027-06-29T00:00:00" table:style-name="ce10">
            <text:p>29-Jun-2027</text:p>
          </table:table-cell>
          <table:table-cell office:value-type="float" office:value="964" table:formula="of:=[.N256]-TODAY()" table:style-name="ce11">
            <text:p>964</text:p>
          </table:table-cell>
          <table:table-cell office:value-type="string" office:string-value="Berlaku" table:formula="of:=IF([.O256]&gt;0;&quot;Berlaku&quot;;&quot;Kadaluarsa&quot;)" table:style-name="ce12">
            <text:p>Berlaku</text:p>
          </table:table-cell>
          <table:table-cell table:number-columns-repeated="16368"/>
        </table:table-row>
        <table:table-row table:style-name="ro15">
          <table:table-cell office:value-type="float" office:value="256" table:formula="of:=[.A256]+1" table:style-name="ce4">
            <text:p>256</text:p>
          </table:table-cell>
          <table:table-cell office:value-type="string" table:style-name="ce7">
            <text:p>Vitagrimix Shrimp Active</text:p>
          </table:table-cell>
          <table:table-cell office:value-type="string" table:style-name="ce7">
            <text:p>PT. Agrinusa Jaya Sentosa</text:p>
          </table:table-cell>
          <table:table-cell office:value-type="string" table:style-name="ce7">
            <text:p><text:span text:style-name="T5">BOGOR</text:span><text:span text:style-name="T5"/></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5">BEKASI</text:span><text:span text:style-name="T5"/></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661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2.000.000 IU/Kg, Vitamin D3 850.000 IU/Kg, Vitamin E 80.000 mg/kg, Vitamin K3 5.000 mg/Kg, Vitamin B1 20.000 mg/Kg, Vitamin <text:s/>B2 35.000 mg/Kg, Vitamin B3 70.000 mg/Kg, Vitamin B5 50.000 mg/Kg, Vitamin B6 20.000 mg/Kg, Vitamin B7 200 mg/Kg, Vitamin <text:s/>B9 4.000 mg/Kg, Vitamin <text:s/>B12 25 mg/Kg, Vitamin C 85.000 mg/Kg, Inositol 50.000 mg/Kg, Calcium Carbonate<text:s text:c="2"/></text:p>
          </table:table-cell>
          <table:table-cell office:value-type="string" table:style-name="ce9">
            <text:p>Suplemen vitamin untuk udang</text:p>
          </table:table-cell>
          <table:table-cell office:value-type="date" office:date-value="2027-06-29T00:00:00" table:style-name="ce10">
            <text:p>29-Jun-2027</text:p>
          </table:table-cell>
          <table:table-cell office:value-type="float" office:value="964" table:formula="of:=[.N257]-TODAY()" table:style-name="ce11">
            <text:p>964</text:p>
          </table:table-cell>
          <table:table-cell office:value-type="string" office:string-value="Berlaku" table:formula="of:=IF([.O257]&gt;0;&quot;Berlaku&quot;;&quot;Kadaluarsa&quot;)" table:style-name="ce12">
            <text:p>Berlaku</text:p>
          </table:table-cell>
          <table:table-cell table:number-columns-repeated="16368"/>
        </table:table-row>
        <table:table-row table:style-name="ro18">
          <table:table-cell office:value-type="float" office:value="257" table:formula="of:=[.A257]+1" table:style-name="ce4">
            <text:p>257</text:p>
          </table:table-cell>
          <table:table-cell office:value-type="string" table:style-name="ce7">
            <text:p>L-Arginine</text:p>
          </table:table-cell>
          <table:table-cell office:value-type="string" table:style-name="ce19">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D 220662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akteri<text:s/><text:span text:style-name="T4">Corynebacterium glutamicum</text:span><text:s/>strain ATCC 21831 (KCCM 80059), Raw Sugar, Ammonium Sulfat, Potassium Hidroksida, Asam Fosfat, Magnesium Sulfat Heptahidrat, Kalsium Klorida Dihidrat, Besi (II) Sulfat Heptahidrat, Cobalt Klorida Heksahidrat, d-Biotin, Thiamine HCl, Asam Sulfat, NH3, Antifoam, Air (Analisa terjamin: L-Arginine min.98,5%, Kadar Air maks.0,5%)</text:p>
          </table:table-cell>
          <table:table-cell office:value-type="string" table:style-name="ce9">
            <text:p>Sebagai feed supplement dan sumber L-Arginine</text:p>
          </table:table-cell>
          <table:table-cell office:value-type="date" office:date-value="2027-06-29T00:00:00" table:style-name="ce10">
            <text:p>29-Jun-2027</text:p>
          </table:table-cell>
          <table:table-cell office:value-type="float" office:value="964" table:formula="of:=[.N258]-TODAY()" table:style-name="ce11">
            <text:p>964</text:p>
          </table:table-cell>
          <table:table-cell office:value-type="string" office:string-value="Berlaku" table:formula="of:=IF([.O258]&gt;0;&quot;Berlaku&quot;;&quot;Kadaluarsa&quot;)" table:style-name="ce12">
            <text:p>Berlaku</text:p>
          </table:table-cell>
          <table:table-cell table:number-columns-repeated="16368"/>
        </table:table-row>
        <table:table-row table:style-name="ro18">
          <table:table-cell office:value-type="float" office:value="258" table:formula="of:=[.A258]+1" table:style-name="ce4">
            <text:p>258</text:p>
          </table:table-cell>
          <table:table-cell office:value-type="string" table:style-name="ce7">
            <text:p>Pro-S</text:p>
          </table:table-cell>
          <table:table-cell office:value-type="string" table:style-name="ce19">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8">
            <text:p>KKP RI I 2206621 Pb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9">
            <text:p>Bacillus spp (Bacillus subtilis, Bacillus velezensis) ≥ 1x10^9 CFU/g, Calcium Carbonate</text:p>
          </table:table-cell>
          <table:table-cell office:value-type="string" table:style-name="ce9">
            <text:p>- Produksi enzim pencernaan</text:p>
            <text:p>- Meningkatkan imunitas</text:p>
            <text:p>- Meningkatkan kualitas air</text:p>
            <text:p/>
          </table:table-cell>
          <table:table-cell office:value-type="date" office:date-value="2027-06-29T00:00:00" table:style-name="ce10">
            <text:p>29-Jun-2027</text:p>
          </table:table-cell>
          <table:table-cell office:value-type="float" office:value="964" table:formula="of:=[.N259]-TODAY()" table:style-name="ce11">
            <text:p>964</text:p>
          </table:table-cell>
          <table:table-cell office:value-type="string" office:string-value="Berlaku" table:formula="of:=IF([.O259]&gt;0;&quot;Berlaku&quot;;&quot;Kadaluarsa&quot;)" table:style-name="ce12">
            <text:p>Berlaku</text:p>
          </table:table-cell>
          <table:table-cell table:number-columns-repeated="16368"/>
        </table:table-row>
        <table:table-row table:style-name="ro6">
          <table:table-cell office:value-type="float" office:value="259" table:formula="of:=[.A259]+1" table:style-name="ce4">
            <text:p>259</text:p>
          </table:table-cell>
          <table:table-cell office:value-type="string" table:style-name="ce7">
            <text:p>Luctarom<text:span text:style-name="T6">®</text:span><text:s/>L 78546Z</text:p>
          </table:table-cell>
          <table:table-cell office:value-type="string" table:style-name="ce19">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8">
            <text:p>KKP RI I 2206622 PBC</text:p>
          </table:table-cell>
          <table:table-cell office:value-type="string" table:style-name="ce8">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9">
            <text:p>Butyric acid 6 gr/Kg, Octanoic acid 9 gr/kg, Hexanoic acid 11 gr/Kg, Decanoic acid 20 gr/Kg, Isovaleric acid 32 gr/Kg, Trimethylamine chloride 460 gr/Kg, Propylene glycole, Benzyl alcohol, Air</text:p>
          </table:table-cell>
          <table:table-cell office:value-type="string" table:style-name="ce9">
            <text:p>Sebagai flavouring/penguat rasa dan aroma pada pakan ikan/sebagai feed additives</text:p>
          </table:table-cell>
          <table:table-cell office:value-type="date" office:date-value="2027-06-29T00:00:00" table:style-name="ce10">
            <text:p>29-Jun-2027</text:p>
          </table:table-cell>
          <table:table-cell office:value-type="float" office:value="964" table:formula="of:=[.N260]-TODAY()" table:style-name="ce11">
            <text:p>964</text:p>
          </table:table-cell>
          <table:table-cell office:value-type="string" office:string-value="Berlaku" table:formula="of:=IF([.O260]&gt;0;&quot;Berlaku&quot;;&quot;Kadaluarsa&quot;)" table:style-name="ce12">
            <text:p>Berlaku</text:p>
          </table:table-cell>
          <table:table-cell table:number-columns-repeated="16368"/>
        </table:table-row>
        <table:table-row table:style-name="ro6">
          <table:table-cell office:value-type="float" office:value="260" table:formula="of:=[.A260]+1" table:style-name="ce4">
            <text:p>260</text:p>
          </table:table-cell>
          <table:table-cell office:value-type="string" table:style-name="ce7">
            <text:p>Immuno-Q</text:p>
          </table:table-cell>
          <table:table-cell office:value-type="string" table:style-name="ce19">
            <text:p>PT. Solvit Bio Indonesia</text:p>
          </table:table-cell>
          <table:table-cell office:value-type="string" table:style-name="ce7">
            <text:p>Kawasan Pergudangan Surya Balaraja Blok H No.3l Kp. Pos Sentul, Kel. Sentul Jaya, Kec. Balaraja. Kab. Tangerang, Provinsi Banten 15610</text:p>
          </table:table-cell>
          <table:table-cell office:value-type="string" table:style-name="ce8">
            <text:p>Banten</text:p>
          </table:table-cell>
          <table:table-cell office:value-type="string" table:style-name="ce8">
            <text:p>Produsen</text:p>
          </table:table-cell>
          <table:table-cell office:value-type="string" table:style-name="ce8">
            <text:p>KKP RI D 2206623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Processed sulfur 47,5 gr/Kg, Calcium carbonate</text:p>
          </table:table-cell>
          <table:table-cell office:value-type="string" table:style-name="ce9">
            <text:p>Sebagai suplemen pakan (feed supplement) untuk ikan</text:p>
          </table:table-cell>
          <table:table-cell office:value-type="date" office:date-value="2027-06-29T00:00:00" table:style-name="ce10">
            <text:p>29-Jun-2027</text:p>
          </table:table-cell>
          <table:table-cell office:value-type="float" office:value="964" table:formula="of:=[.N261]-TODAY()" table:style-name="ce11">
            <text:p>964</text:p>
          </table:table-cell>
          <table:table-cell office:value-type="string" office:string-value="Berlaku" table:formula="of:=IF([.O261]&gt;0;&quot;Berlaku&quot;;&quot;Kadaluarsa&quot;)" table:style-name="ce12">
            <text:p>Berlaku</text:p>
          </table:table-cell>
          <table:table-cell table:number-columns-repeated="16368"/>
        </table:table-row>
        <table:table-row table:style-name="ro7">
          <table:table-cell office:value-type="float" office:value="261" table:formula="of:=[.A261]+1" table:style-name="ce4">
            <text:p>261</text:p>
          </table:table-cell>
          <table:table-cell office:value-type="string" table:style-name="ce7">
            <text:p>Kalvit-B Comp Aqua</text:p>
          </table:table-cell>
          <table:table-cell office:value-type="string" table:style-name="ce19">
            <text:p>PT. Agroveta Husada Dharma</text:p>
          </table:table-cell>
          <table:table-cell office:value-type="string" table:style-name="ce7">
            <text:p>Jl. Pulogadung No.23, Kav II G5 KIP, Jatinegara, Cakung, Kota Jakarta Timur, Provinsi DKI Jakarta, Telp: (021) 50867668, Fax: (021) 50867669)</text:p>
          </table:table-cell>
          <table:table-cell office:value-type="string" table:style-name="ce8">
            <text:p>DKI Jakarta</text:p>
          </table:table-cell>
          <table:table-cell office:value-type="string" table:style-name="ce8">
            <text:p>Produsen/Importir</text:p>
          </table:table-cell>
          <table:table-cell office:value-type="string" table:style-name="ce8">
            <text:p>KKP RI D 220662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B1 900 mg/Kg, Vitamin B2 8.000 mg/Kg, Vitamin B3 1.000 mg/Kg, Vitamin B6 600 mg/Kg, Vitamin B12 9.000 mcg/Kg, Folic acid 500 mg/Kg, Biotin 40.000 mcg/Kg, Ca-d Panthotenate 2.000 mg/Kg, Binder/perekat qs.</text:p>
          </table:table-cell>
          <table:table-cell office:value-type="string" table:style-name="ce9">
            <text:p>Sebagai<text:s/><text:span text:style-name="T4">feed supplement</text:span><text:s/>pada ikan dan udang</text:p>
          </table:table-cell>
          <table:table-cell office:value-type="date" office:date-value="2027-06-29T00:00:00" table:style-name="ce10">
            <text:p>29-Jun-2027</text:p>
          </table:table-cell>
          <table:table-cell office:value-type="float" office:value="964" table:formula="of:=[.N262]-TODAY()" table:style-name="ce11">
            <text:p>964</text:p>
          </table:table-cell>
          <table:table-cell office:value-type="string" office:string-value="Berlaku" table:formula="of:=IF([.O262]&gt;0;&quot;Berlaku&quot;;&quot;Kadaluarsa&quot;)" table:style-name="ce12">
            <text:p>Berlaku</text:p>
          </table:table-cell>
          <table:table-cell table:number-columns-repeated="16368"/>
        </table:table-row>
        <table:table-row table:style-name="ro7">
          <table:table-cell office:value-type="float" office:value="262" table:formula="of:=[.A262]+1" table:style-name="ce4">
            <text:p>262</text:p>
          </table:table-cell>
          <table:table-cell office:value-type="string" table:style-name="ce7">
            <text:p>Hi-G Aquatic<text:s text:c="45"/></text:p>
          </table:table-cell>
          <table:table-cell office:value-type="string" table:style-name="ce9">
            <office:annotation draw:style-name="a6" svg:x="1.05in" svg:y="652.091666666667in" svg:width="0.675in" svg:height="2.775in">
              <dc:creator>Microsoft Office User</dc:creator>
              <text:p><text:span text:style-name="T2">(per 18 Januari 2021 dialihkan ke PT. Agroveta Husada Dharma)</text:span></text:p>
            </office:annotation>
            <text:p>PT. Agroveta Husada Dharma</text:p>
          </table:table-cell>
          <table:table-cell office:value-type="string" table:style-name="ce9">
            <text:p>Jl. Pulogadung No.23, Kav II G5 KIP, Kel. Jatinegara, Kec. Cakung, Kota Jakarta Timur, Provinsi DKI Jakarta)</text:p>
            <text:p>Telp: (021) 5086 7668/ (021) 5086 7669</text:p>
          </table:table-cell>
          <table:table-cell office:value-type="string" table:style-name="ce4">
            <text:p>DKI Jakarta</text:p>
          </table:table-cell>
          <table:table-cell office:value-type="string" table:style-name="ce4">
            <text:p>Produsen/Importir</text:p>
          </table:table-cell>
          <table:table-cell office:value-type="string" table:style-name="ce8">
            <text:p>KKP RI D 2207325-P1 FTC<text:s text:c="13"/></text:p>
          </table:table-cell>
          <table:table-cell office:value-type="string" table:style-name="ce8">
            <text:p>Dalam Negeri</text:p>
          </table:table-cell>
          <table:table-cell office:value-type="string" table:style-name="ce4">
            <text:p>Obat Bebas Terbatas</text:p>
          </table:table-cell>
          <table:table-cell office:value-type="string" table:style-name="ce4">
            <text:p>Cair</text:p>
          </table:table-cell>
          <table:table-cell office:value-type="string" table:style-name="ce16">
            <text:p>Farmasetik</text:p>
          </table:table-cell>
          <table:table-cell office:value-type="string" table:style-name="ce7">
            <text:p>Glutaraldehyde 15%, Alkyl dimethyl benzil ammonium chloride 10%, Exipients</text:p>
          </table:table-cell>
          <table:table-cell office:value-type="string" table:style-name="ce9">
            <text:p>Membunuh semua jenis mikroorganisme patogen dalam air kolam/tambak budidaya maupun peralatan tambak/kolam ikan dan udang</text:p>
          </table:table-cell>
          <table:table-cell office:value-type="date" office:date-value="2027-07-27T00:00:00" table:style-name="ce10">
            <text:p>27-Jul-2027</text:p>
          </table:table-cell>
          <table:table-cell office:value-type="float" office:value="992" table:formula="of:=[.N263]-TODAY()" table:style-name="ce11">
            <text:p>992</text:p>
          </table:table-cell>
          <table:table-cell office:value-type="string" office:string-value="Berlaku" table:formula="of:=IF([.O263]&gt;0;&quot;Berlaku&quot;;&quot;Kadaluarsa&quot;)" table:style-name="ce12">
            <text:p>Berlaku</text:p>
          </table:table-cell>
          <table:table-cell table:number-columns-repeated="16368"/>
        </table:table-row>
        <table:table-row table:style-name="ro30">
          <table:table-cell office:value-type="float" office:value="263" table:formula="of:=[.A263]+1" table:style-name="ce4">
            <text:p>263</text:p>
          </table:table-cell>
          <table:table-cell office:value-type="string" table:style-name="ce5">
            <text:p>VIDONE<text:span text:style-name="T6">®</text:span><text:s/>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4">
            <text:p>KKP RI D 2207032 - P2 FTC</text:p>
          </table:table-cell>
          <table:table-cell office:value-type="string" table:style-name="ce14">
            <text:p>Dalam Negeri</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5">
            <text:p>Iodine 10%</text:p>
          </table:table-cell>
          <table:table-cell office:value-type="string" table:style-name="ce9">
            <text:p>Sebagai desinfektan telur, ikan, udang dan peralatan perikanan</text:p>
          </table:table-cell>
          <table:table-cell office:value-type="date" office:date-value="2027-07-27T00:00:00" table:style-name="ce10">
            <text:p>27-Jul-2027</text:p>
          </table:table-cell>
          <table:table-cell office:value-type="float" office:value="992" table:formula="of:=[.N264]-TODAY()" table:style-name="ce11">
            <text:p>992</text:p>
          </table:table-cell>
          <table:table-cell office:value-type="string" office:string-value="Berlaku" table:formula="of:=IF([.O264]&gt;0;&quot;Berlaku&quot;;&quot;Kadaluarsa&quot;)" table:style-name="ce12">
            <text:p>Berlaku</text:p>
          </table:table-cell>
          <table:table-cell table:number-columns-repeated="16368"/>
        </table:table-row>
        <table:table-row table:style-name="ro5">
          <table:table-cell office:value-type="float" office:value="264" table:formula="of:=[.A264]+1" table:style-name="ce4">
            <text:p>264</text:p>
          </table:table-cell>
          <table:table-cell office:value-type="string" table:style-name="ce5">
            <text:p>Boster Stress Off</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2207163-P1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C (Ascorbic acid) 200 gr/Kg, Lactose ad 1 Kg</text:p>
          </table:table-cell>
          <table:table-cell office:value-type="string" table:style-name="ce9">
            <text:p>- Mencegah dan mengatasi defisiensi vitamin C;</text:p>
            <text:p>- Meningkatkan daya tahan tubuh</text:p>
          </table:table-cell>
          <table:table-cell office:value-type="date" office:date-value="2027-07-27T00:00:00" table:style-name="ce10">
            <text:p>27-Jul-2027</text:p>
          </table:table-cell>
          <table:table-cell office:value-type="float" office:value="992" table:formula="of:=[.N265]-TODAY()" table:style-name="ce11">
            <text:p>992</text:p>
          </table:table-cell>
          <table:table-cell office:value-type="string" office:string-value="Berlaku" table:formula="of:=IF([.O265]&gt;0;&quot;Berlaku&quot;;&quot;Kadaluarsa&quot;)" table:style-name="ce12">
            <text:p>Berlaku</text:p>
          </table:table-cell>
          <table:table-cell table:number-columns-repeated="16368"/>
        </table:table-row>
        <table:table-row table:style-name="ro6">
          <table:table-cell office:value-type="float" office:value="265" table:formula="of:=[.A265]+1" table:style-name="ce4">
            <text:p>265</text:p>
          </table:table-cell>
          <table:table-cell office:value-type="string" table:style-name="ce7">
            <text:p>Boster B Kompleks<text:s text:c="67"/></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8">
            <text:p>KKP RI D 2207309-P1 PBS<text:s text:c="19"/></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B1 10.000 mg/Kg, Vitamin B2 20.000 mg/Kg, Vitamin B6 10.000 mg/Kg, Ca-d-Pantothenate 20.000 mg/Kg, Folic Acid 1.500 mg/Kg, Nicotinamide 50.000 mg/Kg, Calcium Carbonate ad 1 Kg</text:p>
          </table:table-cell>
          <table:table-cell office:value-type="string" table:style-name="ce9">
            <text:p>Suplemen vitamin, mineral dan asam amino untuk pertumbuhan ikan</text:p>
          </table:table-cell>
          <table:table-cell office:value-type="date" office:date-value="2027-07-27T00:00:00" table:style-name="ce10">
            <text:p>27-Jul-2027</text:p>
          </table:table-cell>
          <table:table-cell office:value-type="float" office:value="992" table:formula="of:=[.N266]-TODAY()" table:style-name="ce11">
            <text:p>992</text:p>
          </table:table-cell>
          <table:table-cell office:value-type="string" office:string-value="Berlaku" table:formula="of:=IF([.O266]&gt;0;&quot;Berlaku&quot;;&quot;Kadaluarsa&quot;)" table:style-name="ce12">
            <text:p>Berlaku</text:p>
          </table:table-cell>
          <table:table-cell table:number-columns-repeated="16368"/>
        </table:table-row>
        <table:table-row table:style-name="ro5">
          <table:table-cell office:value-type="float" office:value="266" table:formula="of:=[.A266]+1" table:style-name="ce4">
            <text:p>266</text:p>
          </table:table-cell>
          <table:table-cell office:value-type="string" table:style-name="ce5">
            <text:p>Boster Progol</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2207162-P1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Lignin 300 g/Kg, Lactose ad 1 Kg</text:p>
          </table:table-cell>
          <table:table-cell office:value-type="string" table:style-name="ce9">
            <text:p>Pelleting pakan</text:p>
          </table:table-cell>
          <table:table-cell office:value-type="date" office:date-value="2027-07-27T00:00:00" table:style-name="ce10">
            <text:p>27-Jul-2027</text:p>
          </table:table-cell>
          <table:table-cell office:value-type="float" office:value="992" table:formula="of:=[.N267]-TODAY()" table:style-name="ce11">
            <text:p>992</text:p>
          </table:table-cell>
          <table:table-cell office:value-type="string" office:string-value="Berlaku" table:formula="of:=IF([.O267]&gt;0;&quot;Berlaku&quot;;&quot;Kadaluarsa&quot;)" table:style-name="ce12">
            <text:p>Berlaku</text:p>
          </table:table-cell>
          <table:table-cell table:number-columns-repeated="16368"/>
        </table:table-row>
        <table:table-row table:style-name="ro31">
          <table:table-cell office:value-type="float" office:value="267" table:formula="of:=[.A267]+1" table:style-name="ce4">
            <text:p>267</text:p>
          </table:table-cell>
          <table:table-cell office:value-type="string" table:style-name="ce5">
            <text:p>SUPER NB</text:p>
          </table:table-cell>
          <table:table-cell office:value-type="string" table:style-name="ce6">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4">
            <text:p>KKP RI D 2207638 PbBC</text:p>
          </table:table-cell>
          <table:table-cell office:value-type="string" table:style-name="ce1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20">
            <text:p>Total Bakteri (Bacillus subtilis, Nitrosomonas europaea, Nitrobacter winogradskyi, Pseudomonas denitrificans) min. 1x10^6 CFU/ml</text:p>
          </table:table-cell>
          <table:table-cell office:value-type="string" table:style-name="ce9">
            <text:p>- Menguraikan NH3 dan NO2 di air dan tanah dasar</text:p>
            <text:p>- Meningkatkan dominasi populasi bakteri menguntungkan;</text:p>
            <text:p>- Menguraikan bahan organik secara biologis</text:p>
          </table:table-cell>
          <table:table-cell office:value-type="date" office:date-value="2027-07-27T00:00:00" table:style-name="ce10">
            <text:p>27-Jul-2027</text:p>
          </table:table-cell>
          <table:table-cell office:value-type="float" office:value="992" table:formula="of:=[.N268]-TODAY()" table:style-name="ce11">
            <text:p>992</text:p>
          </table:table-cell>
          <table:table-cell office:value-type="string" office:string-value="Berlaku" table:formula="of:=IF([.O268]&gt;0;&quot;Berlaku&quot;;&quot;Kadaluarsa&quot;)" table:style-name="ce12">
            <text:p>Berlaku</text:p>
          </table:table-cell>
          <table:table-cell table:number-columns-repeated="16368"/>
        </table:table-row>
        <table:table-row table:style-name="ro3">
          <table:table-cell office:value-type="float" office:value="268" table:formula="of:=[.A268]+1" table:style-name="ce4">
            <text:p>268</text:p>
          </table:table-cell>
          <table:table-cell office:value-type="string" table:style-name="ce5">
            <text:p>Vannapro</text:p>
          </table:table-cell>
          <table:table-cell office:value-type="string" table:style-name="ce15">
            <text:p>PT. Central Bali Bahari</text:p>
          </table:table-cell>
          <table:table-cell office:value-type="string" table:style-name="ce7">
            <text:p>Desa Merak Belantung, Kec. Kalianda, Kab. Lampung Selatan - Prov. Lampung</text:p>
          </table:table-cell>
          <table:table-cell office:value-type="string" table:style-name="ce8">
            <text:p>Lampung</text:p>
          </table:table-cell>
          <table:table-cell office:value-type="string" table:style-name="ce8">
            <text:p>Produsen</text:p>
          </table:table-cell>
          <table:table-cell office:value-type="string" table:style-name="ce4">
            <text:p>KKP RI D 2207169-P1 Pb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subtilis min. 1x10^8 CFU/g, Dedak (rice bran), Calcium carbonate<text:s text:c="2"/></text:p>
          </table:table-cell>
          <table:table-cell office:value-type="string" table:style-name="ce9">
            <text:p>Probiotik ikan dan udang untuk mencegah serangan penyakit (Vibrio spp.)</text:p>
          </table:table-cell>
          <table:table-cell office:value-type="date" office:date-value="2027-07-27T00:00:00" table:style-name="ce10">
            <text:p>27-Jul-2027</text:p>
          </table:table-cell>
          <table:table-cell office:value-type="float" office:value="992" table:formula="of:=[.N269]-TODAY()" table:style-name="ce11">
            <text:p>992</text:p>
          </table:table-cell>
          <table:table-cell office:value-type="string" office:string-value="Berlaku" table:formula="of:=IF([.O269]&gt;0;&quot;Berlaku&quot;;&quot;Kadaluarsa&quot;)" table:style-name="ce12">
            <text:p>Berlaku</text:p>
          </table:table-cell>
          <table:table-cell table:number-columns-repeated="16368"/>
        </table:table-row>
        <table:table-row table:style-name="ro19">
          <table:table-cell office:value-type="float" office:value="269" table:formula="of:=[.A269]+1" table:style-name="ce4">
            <text:p>269</text:p>
          </table:table-cell>
          <table:table-cell office:value-type="string" table:style-name="ce7">
            <text:p>PX VIT FRS 50180 CAN<text:s/></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s/></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25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1.800.000 IU/Kg, Vitamin D3 500.000 IU/Kg, Vitamin K3 4.600 mg/Kg, Vitamin B1 1.490 mg/Kg, Vitamin B2 4.500 mg/Kg, Vitamin B6 4.600 mg/Kg, Vitamin B12 15.000 mcg/Kg, Pantothenic acid 14.040 mg/Kg, Niacinamide 19.440 mg/Kg, Biotin 340.000 mcg/Kg, Folic acid 1.800 mg/Kg, Antioxidant (BHT 98%) 80 mg/Kg, Calcium carbonate ad 1 Kg</text:p>
          </table:table-cell>
          <table:table-cell office:value-type="string" table:style-name="ce9">
            <text:p><text:span text:style-name="T4">Feed supplement<text:s/></text:span>untuk ikan air tawar</text:p>
          </table:table-cell>
          <table:table-cell office:value-type="date" office:date-value="2027-07-27T00:00:00" table:style-name="ce10">
            <text:p>27-Jul-2027</text:p>
          </table:table-cell>
          <table:table-cell office:value-type="float" office:value="992" table:formula="of:=[.N270]-TODAY()" table:style-name="ce11">
            <text:p>992</text:p>
          </table:table-cell>
          <table:table-cell office:value-type="string" office:string-value="Berlaku" table:formula="of:=IF([.O270]&gt;0;&quot;Berlaku&quot;;&quot;Kadaluarsa&quot;)" table:style-name="ce12">
            <text:p>Berlaku</text:p>
          </table:table-cell>
          <table:table-cell table:number-columns-repeated="16368"/>
        </table:table-row>
        <table:table-row table:style-name="ro19">
          <table:table-cell office:value-type="float" office:value="270" table:formula="of:=[.A270]+1" table:style-name="ce4">
            <text:p>270</text:p>
          </table:table-cell>
          <table:table-cell office:value-type="string" table:style-name="ce7">
            <text:p>PX VIT FRS TLP 11904 CAN</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s/></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26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1.800.000 IU/Kg, Vitamin D3 500.000 IU/Kg, Vitamin <text:s/>E 37.500 IU/Kg, Vitamin K3 3.750 mg/Kg, Vitamin B1 1.500 mg/Kg, Vitamin B2 4.000 mg/Kg, Vitamin B6 7.500 mg/Kg, Vitamin B12 10.000 mcg/Kg, Pantothenic acid 7.500 mg/Kg, Niacinamide 15.000 mg/Kg, Biotin 340.000 mcg/Kg, Folic acid 750 mg/Kg, Polifenol 50% 37.500 mg/Kg, BHT 98% 80 mg/Kg, Calcium carbonate ad 1 Kg</text:p>
          </table:table-cell>
          <table:table-cell office:value-type="string" table:style-name="ce9">
            <text:p><text:span text:style-name="T4">Feed supplement</text:span><text:s/>untuk ikan tilapia</text:p>
          </table:table-cell>
          <table:table-cell office:value-type="date" office:date-value="2027-07-27T00:00:00" table:style-name="ce10">
            <text:p>27-Jul-2027</text:p>
          </table:table-cell>
          <table:table-cell office:value-type="float" office:value="992" table:formula="of:=[.N271]-TODAY()" table:style-name="ce11">
            <text:p>992</text:p>
          </table:table-cell>
          <table:table-cell office:value-type="string" office:string-value="Berlaku" table:formula="of:=IF([.O271]&gt;0;&quot;Berlaku&quot;;&quot;Kadaluarsa&quot;)" table:style-name="ce12">
            <text:p>Berlaku</text:p>
          </table:table-cell>
          <table:table-cell table:number-columns-repeated="16368"/>
        </table:table-row>
        <table:table-row table:style-name="ro19">
          <table:table-cell office:value-type="float" office:value="271" table:formula="of:=[.A271]+1" table:style-name="ce4">
            <text:p>271</text:p>
          </table:table-cell>
          <table:table-cell office:value-type="string" table:style-name="ce7">
            <text:p>PX VIT SHR 11907 CAN</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s/></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27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2.500.000 IU/Kg, Vitamin D3 1.000.000 IU/Kg, Vitamin K3 18.500 mg/Kg, Vitamin B1 12.500 mg/Kg, Vitamin B2 15.000 mg/Kg, Vitamin B6 50.000 mg/Kg, Vitamin B12 25.000 mcg/Kg, Pantothenic acid 56.180 mg/Kg, Niacinamide 83.350 mg/Kg, Biotin 1.140.000 mcg/Kg, Folic acid 1.000 mg/Kg, Inositol 125.000 mg/Kg, Calcium carbonate ad 1 Kg</text:p>
          </table:table-cell>
          <table:table-cell office:value-type="string" table:style-name="ce9">
            <text:p><text:span text:style-name="T4">Feed supplement</text:span><text:s/>untuk udang</text:p>
          </table:table-cell>
          <table:table-cell office:value-type="date" office:date-value="2027-07-27T00:00:00" table:style-name="ce10">
            <text:p>27-Jul-2027</text:p>
          </table:table-cell>
          <table:table-cell office:value-type="float" office:value="992" table:formula="of:=[.N272]-TODAY()" table:style-name="ce11">
            <text:p>992</text:p>
          </table:table-cell>
          <table:table-cell office:value-type="string" office:string-value="Berlaku" table:formula="of:=IF([.O272]&gt;0;&quot;Berlaku&quot;;&quot;Kadaluarsa&quot;)" table:style-name="ce12">
            <text:p>Berlaku</text:p>
          </table:table-cell>
          <table:table-cell table:number-columns-repeated="16368"/>
        </table:table-row>
        <table:table-row table:style-name="ro5">
          <table:table-cell office:value-type="float" office:value="272" table:formula="of:=[.A272]+1" table:style-name="ce4">
            <text:p>272</text:p>
          </table:table-cell>
          <table:table-cell office:value-type="string" table:style-name="ce7">
            <text:p>MIN AQA OMN C STP</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2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Iron 40.000 mg/Kg, Copper 5.000 mg/Kg, Zinc 100.000 mg/Kg, Manganese 20.000 mg/Kg, Selenium 200 mg/Kg, Iodine 2.000 mg/Kg, Cobalt 100 mg/Kg, Calcium carbonate ad 1 Kg</text:p>
          </table:table-cell>
          <table:table-cell office:value-type="string" table:style-name="ce22">
            <text:p>Feed supplement untuk ikan air tawar</text:p>
          </table:table-cell>
          <table:table-cell office:value-type="date" office:date-value="2027-07-27T00:00:00" table:style-name="ce10">
            <text:p>27-Jul-2027</text:p>
          </table:table-cell>
          <table:table-cell office:value-type="float" office:value="992" table:formula="of:=[.N273]-TODAY()" table:style-name="ce11">
            <text:p>992</text:p>
          </table:table-cell>
          <table:table-cell office:value-type="string" office:string-value="Berlaku" table:formula="of:=IF([.O273]&gt;0;&quot;Berlaku&quot;;&quot;Kadaluarsa&quot;)" table:style-name="ce12">
            <text:p>Berlaku</text:p>
          </table:table-cell>
          <table:table-cell table:number-columns-repeated="16368"/>
        </table:table-row>
        <table:table-row table:style-name="ro5">
          <table:table-cell office:value-type="float" office:value="273" table:formula="of:=[.A273]+1" table:style-name="ce4">
            <text:p>273</text:p>
          </table:table-cell>
          <table:table-cell office:value-type="string" table:style-name="ce7">
            <text:p>MIN AQA SHP 1.0C CAN 51086</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2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Magnesium 20 g/Kg, Copper 23.333 mg/Kg, Zinc 100.000 mg/Kg, Manganese 6.500 mg/Kg, Selenium 125 mg/Kg, Iodine 1.000 mg/Kg, Cobalt 50 mg/Kg, Calcium carbonate ad 1 Kg</text:p>
          </table:table-cell>
          <table:table-cell office:value-type="string" table:style-name="ce9">
            <text:p><text:span text:style-name="T4">Feed supplement</text:span><text:s/>untuk udang</text:p>
          </table:table-cell>
          <table:table-cell office:value-type="date" office:date-value="2027-07-27T00:00:00" table:style-name="ce10">
            <text:p>27-Jul-2027</text:p>
          </table:table-cell>
          <table:table-cell office:value-type="float" office:value="992" table:formula="of:=[.N274]-TODAY()" table:style-name="ce11">
            <text:p>992</text:p>
          </table:table-cell>
          <table:table-cell office:value-type="string" office:string-value="Berlaku" table:formula="of:=IF([.O274]&gt;0;&quot;Berlaku&quot;;&quot;Kadaluarsa&quot;)" table:style-name="ce12">
            <text:p>Berlaku</text:p>
          </table:table-cell>
          <table:table-cell table:number-columns-repeated="16368"/>
        </table:table-row>
        <table:table-row table:style-name="ro5">
          <table:table-cell office:value-type="float" office:value="274" table:formula="of:=[.A274]+1" table:style-name="ce4">
            <text:p>274</text:p>
          </table:table-cell>
          <table:table-cell office:value-type="string" table:style-name="ce7">
            <text:p>MIN AQA SHP VAN 1.0 C STP</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30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Copper 15.000 mg/Kg, Zinc 120.000 mg/Kg, Manganese 20.000 mg/Kg, Selenium 250 mg/Kg, Iodine 3.000 mg/Kg, Cobalt 750 mg/Kg, Chromium 500 mg/Kg, Calcium carbonate ad 1 Kg</text:p>
          </table:table-cell>
          <table:table-cell office:value-type="string" table:style-name="ce9">
            <text:p><text:span text:style-name="T4">Feed supplement</text:span><text:s/>untuk udang</text:p>
          </table:table-cell>
          <table:table-cell office:value-type="date" office:date-value="2027-07-27T00:00:00" table:style-name="ce10">
            <text:p>27-Jul-2027</text:p>
          </table:table-cell>
          <table:table-cell office:value-type="float" office:value="992" table:formula="of:=[.N275]-TODAY()" table:style-name="ce11">
            <text:p>992</text:p>
          </table:table-cell>
          <table:table-cell office:value-type="string" office:string-value="Berlaku" table:formula="of:=IF([.O275]&gt;0;&quot;Berlaku&quot;;&quot;Kadaluarsa&quot;)" table:style-name="ce12">
            <text:p>Berlaku</text:p>
          </table:table-cell>
          <table:table-cell table:number-columns-repeated="16368"/>
        </table:table-row>
        <table:table-row table:style-name="ro15">
          <table:table-cell office:value-type="float" office:value="275" table:formula="of:=[.A275]+1" table:style-name="ce4">
            <text:p>275</text:p>
          </table:table-cell>
          <table:table-cell office:value-type="string" table:style-name="ce7">
            <text:p>Vitagrimix Aquatic Active</text:p>
          </table:table-cell>
          <table:table-cell office:value-type="string" table:style-name="ce7">
            <text:p>PT. Agrinusa Jaya Sentosa</text:p>
          </table:table-cell>
          <table:table-cell office:value-type="string" table:style-name="ce7">
            <text:p><text:span text:style-name="T5">BOGOR</text:span><text:span text:style-name="T5"/></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5">BEKASI</text:span><text:span text:style-name="T5"/></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763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2.500.000 IU/Kg, Vitamin D3 700.000 IU/Kg, Vitamin E 60.000 mg/kg, Vitamin K3 2.500 mg/Kg, Vitamin B1 5.000 mg/Kg, Vitamin <text:s/>B2 6.000 mg/Kg, Vitamin B3 35.000 mg/Kg, Vitamin B5 25.000 mg/Kg, Vitamin B6 7.000 mg/Kg, Vitamin B7 150 mg/Kg, Vitamin <text:s/>B9 1.500 mg/Kg, Vitamin <text:s/>B12 10 mg/Kg, Vitamin C 50.000 mg/Kg, Inositol 45.000 mg/Kg, Calcium carbonate ad 1 Kg<text:s text:c="2"/></text:p>
          </table:table-cell>
          <table:table-cell office:value-type="string" table:style-name="ce9">
            <text:p>Suplemen vitamin untuk ikan</text:p>
          </table:table-cell>
          <table:table-cell office:value-type="date" office:date-value="2027-07-27T00:00:00" table:style-name="ce10">
            <text:p>27-Jul-2027</text:p>
          </table:table-cell>
          <table:table-cell office:value-type="float" office:value="992" table:formula="of:=[.N276]-TODAY()" table:style-name="ce11">
            <text:p>992</text:p>
          </table:table-cell>
          <table:table-cell office:value-type="string" office:string-value="Berlaku" table:formula="of:=IF([.O276]&gt;0;&quot;Berlaku&quot;;&quot;Kadaluarsa&quot;)" table:style-name="ce12">
            <text:p>Berlaku</text:p>
          </table:table-cell>
          <table:table-cell table:number-columns-repeated="16368"/>
        </table:table-row>
        <table:table-row table:style-name="ro5">
          <table:table-cell office:value-type="float" office:value="276" table:formula="of:=[.A276]+1" table:style-name="ce4">
            <text:p>276</text:p>
          </table:table-cell>
          <table:table-cell office:value-type="string" table:style-name="ce7">
            <text:p>Bright Lecicholmax</text:p>
          </table:table-cell>
          <table:table-cell office:value-type="string" table:style-name="ce7">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8">
            <text:p>KKP RI D 2207632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Lecithin powder min. 500 g/Kg, Silicon dioxide min. 50 g/Kg, Calcium carbonate qs.</text:p>
          </table:table-cell>
          <table:table-cell office:value-type="string" table:style-name="ce9">
            <text:p><text:span text:style-name="T4">Feed additive<text:s/></text:span>pada pakan ikan dan udang</text:p>
          </table:table-cell>
          <table:table-cell office:value-type="date" office:date-value="2027-07-27T00:00:00" table:style-name="ce10">
            <text:p>27-Jul-2027</text:p>
          </table:table-cell>
          <table:table-cell office:value-type="float" office:value="992" table:formula="of:=[.N277]-TODAY()" table:style-name="ce11">
            <text:p>992</text:p>
          </table:table-cell>
          <table:table-cell office:value-type="string" office:string-value="Berlaku" table:formula="of:=IF([.O277]&gt;0;&quot;Berlaku&quot;;&quot;Kadaluarsa&quot;)" table:style-name="ce12">
            <text:p>Berlaku</text:p>
          </table:table-cell>
          <table:table-cell table:number-columns-repeated="16368"/>
        </table:table-row>
        <table:table-row table:style-name="ro8">
          <table:table-cell office:value-type="float" office:value="277" table:formula="of:=[.A277]+1" table:style-name="ce4">
            <text:p>277</text:p>
          </table:table-cell>
          <table:table-cell office:value-type="string" table:style-name="ce7">
            <text:p>Fenanzamix Aquamin</text:p>
          </table:table-cell>
          <table:table-cell office:value-type="string" table:style-name="ce7">
            <text:p>PT. Fenanza Putra Perkasa</text:p>
          </table:table-cell>
          <table:table-cell office:value-type="string" table:style-name="ce7">
            <text:p>Dusun Cikadaton No.26, Rt.02 Rw.06, Kelurahan Cikahuripan, Kecamatan Cimanggung, Kabupaten Sumedang, Provinsi Jawa Barat, Kode Pos 45364, Telp. (022) 7790202</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7633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anganese 40.000 mg/Kg, Ferrous 50.000 mg/Kg, Copper 6.000 mg/Kg, Zinc 100.000 mg/Kg, Iodine 400 mg/Kg, Selenium 200 mg/Kg, Cobalt 50 mg/Kg, Antioxidant (BHT) 25 mg/Kg, Calcium carbonate ad 1 Kg</text:p>
          </table:table-cell>
          <table:table-cell office:value-type="string" table:style-name="ce9">
            <text:p>Suplemen untuk ikan dan udang</text:p>
          </table:table-cell>
          <table:table-cell office:value-type="date" office:date-value="2027-07-27T00:00:00" table:style-name="ce10">
            <text:p>27-Jul-2027</text:p>
          </table:table-cell>
          <table:table-cell office:value-type="float" office:value="992" table:formula="of:=[.N278]-TODAY()" table:style-name="ce11">
            <text:p>992</text:p>
          </table:table-cell>
          <table:table-cell office:value-type="string" office:string-value="Berlaku" table:formula="of:=IF([.O278]&gt;0;&quot;Berlaku&quot;;&quot;Kadaluarsa&quot;)" table:style-name="ce12">
            <text:p>Berlaku</text:p>
          </table:table-cell>
          <table:table-cell table:number-columns-repeated="16368"/>
        </table:table-row>
        <table:table-row table:style-name="ro6">
          <table:table-cell office:value-type="float" office:value="278" table:formula="of:=[.A278]+1" table:style-name="ce4">
            <text:p>278</text:p>
          </table:table-cell>
          <table:table-cell office:value-type="string" table:style-name="ce7">
            <text:p>Kalimun Aqua®<text:s/></text:p>
          </table:table-cell>
          <table:table-cell office:value-type="string" table:style-name="ce7">
            <text:p>PT. Agroveta Husada Dharma</text:p>
          </table:table-cell>
          <table:table-cell office:value-type="string" table:style-name="ce7">
            <text:p>Jl. Pulogadung No.23, Kav II G5 KIP, Jatinegara, Cakung, Kota Jakarta Timur, Provinsi DKI Jakarta, Telp: (021) 50867668, Fax: (021) 50867669)</text:p>
          </table:table-cell>
          <table:table-cell office:value-type="string" table:style-name="ce8">
            <text:p>DKI Jakarta</text:p>
          </table:table-cell>
          <table:table-cell office:value-type="string" table:style-name="ce8">
            <text:p>Produsen/Importir</text:p>
          </table:table-cell>
          <table:table-cell office:value-type="string" table:style-name="ce8">
            <text:p>KKP RI D 220763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E 10.000 IU/Kg, Vitamin C Coated 37.500 mg/Kg, Selenium 100 mg/Kg, Zinc 40.000 mg/Kg, Binder (perekat) qs</text:p>
          </table:table-cell>
          <table:table-cell office:value-type="string" table:style-name="ce9">
            <text:p><text:span text:style-name="T4">Feed supplement</text:span><text:s/>untuk ikan dan udang</text:p>
          </table:table-cell>
          <table:table-cell office:value-type="date" office:date-value="2027-07-27T00:00:00" table:style-name="ce10">
            <text:p>27-Jul-2027</text:p>
          </table:table-cell>
          <table:table-cell office:value-type="float" office:value="992" table:formula="of:=[.N279]-TODAY()" table:style-name="ce11">
            <text:p>992</text:p>
          </table:table-cell>
          <table:table-cell office:value-type="string" office:string-value="Berlaku" table:formula="of:=IF([.O279]&gt;0;&quot;Berlaku&quot;;&quot;Kadaluarsa&quot;)" table:style-name="ce12">
            <text:p>Berlaku</text:p>
          </table:table-cell>
          <table:table-cell table:number-columns-repeated="16368"/>
        </table:table-row>
        <table:table-row table:style-name="ro32">
          <table:table-cell office:value-type="float" office:value="279" table:formula="of:=[.A279]+1" table:style-name="ce4">
            <text:p>279</text:p>
          </table:table-cell>
          <table:table-cell office:value-type="string" table:style-name="ce7">
            <text:p>Vannapro-L</text:p>
          </table:table-cell>
          <table:table-cell office:value-type="string" table:style-name="ce15">
            <text:p>PT. Central Bali Bahari</text:p>
          </table:table-cell>
          <table:table-cell office:value-type="string" table:style-name="ce7">
            <text:p>Desa Merak Belantung, Kec. Kalianda, Kab. Lampung Selatan - Prov. Lampung</text:p>
          </table:table-cell>
          <table:table-cell office:value-type="string" table:style-name="ce8">
            <text:p>Lampung</text:p>
          </table:table-cell>
          <table:table-cell office:value-type="string" table:style-name="ce8">
            <text:p>Produsen</text:p>
          </table:table-cell>
          <table:table-cell office:value-type="string" table:style-name="ce8">
            <text:p>KKP RI D 2207635 Pb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4">
            <text:p>Probiotik</text:p>
          </table:table-cell>
          <table:table-cell office:value-type="string" table:style-name="ce20">
            <text:p>Total Bakteri (Bacillus subtilis, Bacillus pumilus, Bacillus licheniformis, Bacillus amyloliquefaciens) min. 1x10^8 CFU/ml,<text:s/><text:span text:style-name="T1">Molase, NH4Cl, Yeast Extract, KH2PO4, NaHCO3, MgCl2, NaCl, Air</text:span></text:p>
          </table:table-cell>
          <table:table-cell office:value-type="string" table:style-name="ce9">
            <text:p>Probiotik ikan dan udang untuk mencegah serangan penyakit (Vibrio spp.) dan membantu meningkatkan performa produktivitas produksi.</text:p>
          </table:table-cell>
          <table:table-cell office:value-type="date" office:date-value="2027-07-27T00:00:00" table:style-name="ce10">
            <text:p>27-Jul-2027</text:p>
          </table:table-cell>
          <table:table-cell office:value-type="float" office:value="992" table:formula="of:=[.N280]-TODAY()" table:style-name="ce11">
            <text:p>992</text:p>
          </table:table-cell>
          <table:table-cell office:value-type="string" office:string-value="Berlaku" table:formula="of:=IF([.O280]&gt;0;&quot;Berlaku&quot;;&quot;Kadaluarsa&quot;)" table:style-name="ce12">
            <text:p>Berlaku</text:p>
          </table:table-cell>
          <table:table-cell table:number-columns-repeated="16368"/>
        </table:table-row>
        <table:table-row table:style-name="ro14">
          <table:table-cell office:value-type="float" office:value="280" table:formula="of:=[.A280]+1" table:style-name="ce4">
            <text:p>280</text:p>
          </table:table-cell>
          <table:table-cell office:value-type="string" table:style-name="ce7">
            <text:p>Ecoguard</text:p>
          </table:table-cell>
          <table:table-cell office:value-type="string" table:style-name="ce15">
            <text:p>PT. Central Bali Bahari</text:p>
          </table:table-cell>
          <table:table-cell office:value-type="string" table:style-name="ce7">
            <text:p>Desa Merak Belantung, Kec. Kalianda, Kab. Lampung Selatan - Prov. Lampung</text:p>
          </table:table-cell>
          <table:table-cell office:value-type="string" table:style-name="ce8">
            <text:p>Lampung</text:p>
          </table:table-cell>
          <table:table-cell office:value-type="string" table:style-name="ce8">
            <text:p>Produsen</text:p>
          </table:table-cell>
          <table:table-cell office:value-type="string" table:style-name="ce8">
            <text:p>KKP RI D 2207636 H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16">
            <text:p>Obat Alami/Herbal</text:p>
          </table:table-cell>
          <table:table-cell office:value-type="string" table:style-name="ce9">
            <text:p>Minyak eucalyptus (Eucalyptus sp) 244 ml/L, Minyak melati (Jasmimum sp) 247 ml/L, Minyak gardenia (Gardenia jasminoides) 259 ml/L, Emulgator qs.</text:p>
            <text:p>Analisa terjamin: Cineol min. 900 mg/L, Linalool min. 900 mg/L, Benzil asetat min. 1.000 mg/L)</text:p>
          </table:table-cell>
          <table:table-cell office:value-type="string" table:style-name="ce9">
            <text:p>Desinfektan untuk bakteri patogen Vibrio sp.</text:p>
          </table:table-cell>
          <table:table-cell office:value-type="date" office:date-value="2027-07-27T00:00:00" table:style-name="ce10">
            <text:p>27-Jul-2027</text:p>
          </table:table-cell>
          <table:table-cell office:value-type="float" office:value="992" table:formula="of:=[.N281]-TODAY()" table:style-name="ce11">
            <text:p>992</text:p>
          </table:table-cell>
          <table:table-cell office:value-type="string" office:string-value="Berlaku" table:formula="of:=IF([.O281]&gt;0;&quot;Berlaku&quot;;&quot;Kadaluarsa&quot;)" table:style-name="ce12">
            <text:p>Berlaku</text:p>
          </table:table-cell>
          <table:table-cell table:number-columns-repeated="16368"/>
        </table:table-row>
        <table:table-row table:style-name="ro5">
          <table:table-cell office:value-type="float" office:value="281" table:formula="of:=[.A281]+1" table:style-name="ce4">
            <text:p>281</text:p>
          </table:table-cell>
          <table:table-cell office:value-type="string" table:style-name="ce7">
            <text:p>Sapotan Powder</text:p>
          </table:table-cell>
          <table:table-cell office:value-type="string" table:style-name="ce5">
            <text:p>PT. Eurovet Indonesia<text:s/></text:p>
          </table:table-cell>
          <table:table-cell office:value-type="string" table:style-name="ce9">
            <text:p>Gudang Commpark B-24 Kota Wisata, Cileungsi, Bogor, Provinsi Jawa Barat, Telp/fax: (021) 22887666/ (021) 22886524</text:p>
          </table:table-cell>
          <table:table-cell office:value-type="string" table:style-name="ce4">
            <text:p>Jawa Barat</text:p>
          </table:table-cell>
          <table:table-cell office:value-type="string" table:style-name="ce4">
            <text:p>Importir</text:p>
          </table:table-cell>
          <table:table-cell office:value-type="string" table:style-name="ce8">
            <text:p>KKP RI I 2207637 H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16">
            <text:p>Obat Alami/Herbal</text:p>
          </table:table-cell>
          <table:table-cell office:value-type="string" table:style-name="ce9">
            <text:p>Senyawa Oak Extract (Quercus robur L.) 480 g/Kg, Serbuk Yucca Schidigera 50 g/Kg, Serat Oak wood (Quercus robur L.)</text:p>
            <text:p>Analisa terjamin: Pholiphenols min. 25%, Saponin min. 10%</text:p>
          </table:table-cell>
          <table:table-cell office:value-type="string" table:style-name="ce9">
            <text:p>Untuk mengurangi level amoniak di air</text:p>
          </table:table-cell>
          <table:table-cell office:value-type="date" office:date-value="2027-07-27T00:00:00" table:style-name="ce10">
            <text:p>27-Jul-2027</text:p>
          </table:table-cell>
          <table:table-cell office:value-type="float" office:value="992" table:formula="of:=[.N282]-TODAY()" table:style-name="ce11">
            <text:p>992</text:p>
          </table:table-cell>
          <table:table-cell office:value-type="string" office:string-value="Berlaku" table:formula="of:=IF([.O282]&gt;0;&quot;Berlaku&quot;;&quot;Kadaluarsa&quot;)" table:style-name="ce12">
            <text:p>Berlaku</text:p>
          </table:table-cell>
          <table:table-cell table:number-columns-repeated="16368"/>
        </table:table-row>
        <table:table-row table:style-name="ro8">
          <table:table-cell office:value-type="float" office:value="282" table:formula="of:=[.A282]+1" table:style-name="ce4">
            <text:p>282</text:p>
          </table:table-cell>
          <table:table-cell office:value-type="string" table:style-name="ce7">
            <text:p>Oximax Pro</text:p>
          </table:table-cell>
          <table:table-cell office:value-type="string" table:style-name="ce7">
            <text:p>PT. Fenanza Putra Perkasa</text:p>
          </table:table-cell>
          <table:table-cell office:value-type="string" table:style-name="ce7">
            <text:p>Dusun Cikadaton No.26, Rt.02 Rw.06, Kelurahan Cikahuripan, Kecamatan Cimanggung, Kabupaten Sumedang, Provinsi Jawa Barat, Kode Pos 45364, Telp. (022) 7790202</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963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HA 5.000 mg/kg, BHT 100.000 mg/kg, Citric acid 20.000 mg/kg, Silicon dioxide 10.000 mg/kg, Calcium carbonate</text:p>
          </table:table-cell>
          <table:table-cell office:value-type="string" table:style-name="ce9">
            <text:p>Antioksidan untuk pakan ikan dan udang</text:p>
          </table:table-cell>
          <table:table-cell office:value-type="date" office:date-value="2027-09-02T00:00:00" table:style-name="ce10">
            <text:p>2-Sep-2027</text:p>
          </table:table-cell>
          <table:table-cell office:value-type="float" office:value="1029" table:formula="of:=[.N283]-TODAY()" table:style-name="ce11">
            <text:p>1029</text:p>
          </table:table-cell>
          <table:table-cell office:value-type="string" office:string-value="Berlaku" table:formula="of:=IF([.O283]&gt;0;&quot;Berlaku&quot;;&quot;Kadaluarsa&quot;)" table:style-name="ce12">
            <text:p>Berlaku</text:p>
          </table:table-cell>
          <table:table-cell table:number-columns-repeated="16368"/>
        </table:table-row>
        <table:table-row table:style-name="ro15">
          <table:table-cell office:value-type="float" office:value="283" table:formula="of:=[.A283]+1" table:style-name="ce4">
            <text:p>283</text:p>
          </table:table-cell>
          <table:table-cell office:value-type="string" table:style-name="ce7">
            <text:p>Vitaquazyme</text:p>
          </table:table-cell>
          <table:table-cell office:value-type="string" table:style-name="ce7">
            <text:p>PT. Agroveta Husada Dharma</text:p>
          </table:table-cell>
          <table:table-cell office:value-type="string" table:style-name="ce7">
            <text:p>Jl. Pulogadung No.23, Kav II G5 KIP, Jatinegara, Cakung, Kota Jakarta Timur, Provinsi DKI Jakarta, Telp: (021) 50867668, Fax: (021) 50867669)</text:p>
          </table:table-cell>
          <table:table-cell office:value-type="string" table:style-name="ce8">
            <text:p>DKI Jakarta</text:p>
          </table:table-cell>
          <table:table-cell office:value-type="string" table:style-name="ce8">
            <text:p>Produsen/Importir</text:p>
          </table:table-cell>
          <table:table-cell office:value-type="string" table:style-name="ce8">
            <text:p>KKP RI D 2209639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150.000 IU/kg, Vitamin D3 50.000 IU/kg, Vitamin E 4.000 mg/kg, Vitamin K3 400 mg/kg, Vitamin B1 200 mg/kg, Vitamin B2 600 mg/kg, Niacin 1.200 mg/kg, Panthotenic acid 1.200 mg/kg, Vitamin B6 300 mg/kg, Folic acid 15 mg/kg, Biotin 20.000 mcg/kg, Vitamin B12 1.000 mcg/kg, Vitamin C 4.000 mg/kg, Iron 2.000 mg/kg, Copper 20 mg/kg, Manganese 600 mg/kg, Zinc 2.000 mg/kg, Iodine 50 mg/kg, Cobalt 2.500 mcg/kg, Selenium 5.000 mcg/kg, Inositol 5.000 mcg/kg, Butyric acid (coated) 50.000 mg/kg, L-Lysine 300 mg/kg, DL-Methionine 200 mg/kg, Binder (perekat)<text:s/></text:p>
          </table:table-cell>
          <table:table-cell office:value-type="string" table:style-name="ce9">
            <text:p>Sebagai feed suplemen pada ikan dan udang</text:p>
          </table:table-cell>
          <table:table-cell office:value-type="date" office:date-value="2027-09-02T00:00:00" table:style-name="ce10">
            <text:p>2-Sep-2027</text:p>
          </table:table-cell>
          <table:table-cell office:value-type="float" office:value="1029" table:formula="of:=[.N284]-TODAY()" table:style-name="ce11">
            <text:p>1029</text:p>
          </table:table-cell>
          <table:table-cell office:value-type="string" office:string-value="Berlaku" table:formula="of:=IF([.O284]&gt;0;&quot;Berlaku&quot;;&quot;Kadaluarsa&quot;)" table:style-name="ce12">
            <text:p>Berlaku</text:p>
          </table:table-cell>
          <table:table-cell table:number-columns-repeated="16368"/>
        </table:table-row>
        <table:table-row table:style-name="ro14">
          <table:table-cell office:value-type="float" office:value="284" table:formula="of:=[.A284]+1" table:style-name="ce4">
            <text:p>284</text:p>
          </table:table-cell>
          <table:table-cell office:value-type="string" table:style-name="ce7">
            <text:p>Vitamin Premix For Omnivorous Fish YF22V<text:s/></text:p>
          </table:table-cell>
          <table:table-cell office:value-type="string" table:style-name="ce7">
            <text:p>PT. Tong Wei Indonesia</text:p>
          </table:table-cell>
          <table:table-cell office:value-type="string" table:style-name="ce9">
            <text:p>Jl. Raya Sadang-Subang, Kp. Paldalapan, Rt.005 Rw. 002, Cijaya, Campaka, Kab. Purwakarta, Provinsi Jawa Barat-41181</text:p>
          </table:table-cell>
          <table:table-cell office:value-type="string" table:style-name="ce4">
            <text:p>Jawa Barat</text:p>
          </table:table-cell>
          <table:table-cell office:value-type="string" table:style-name="ce4">
            <text:p>Importir</text:p>
          </table:table-cell>
          <table:table-cell office:value-type="string" table:style-name="ce8">
            <text:p>KKP RI I 2209640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300.000 IU/kg, Vitamin E 14.000 mg/kg, Vitamin B2 1.000 mg/kg, Vitamin B6 550 mg/kg, Vitamin K3 700 mg/kg, Nicotinamide 2.700 mg/kg, L-Ascorbyl-2-M- Monophosphate 36.000 mg/kg, D-calcium Pantothenate 1.200 mg/kg, Rice Chaff Powder<text:s/></text:p>
          </table:table-cell>
          <table:table-cell office:value-type="string" table:style-name="ce9">
            <text:p>Sebagai feed suplemen pada ikan</text:p>
          </table:table-cell>
          <table:table-cell office:value-type="date" office:date-value="2027-09-02T00:00:00" table:style-name="ce10">
            <text:p>2-Sep-2027</text:p>
          </table:table-cell>
          <table:table-cell office:value-type="float" office:value="1029" table:formula="of:=[.N285]-TODAY()" table:style-name="ce11">
            <text:p>1029</text:p>
          </table:table-cell>
          <table:table-cell office:value-type="string" office:string-value="Berlaku" table:formula="of:=IF([.O285]&gt;0;&quot;Berlaku&quot;;&quot;Kadaluarsa&quot;)" table:style-name="ce12">
            <text:p>Berlaku</text:p>
          </table:table-cell>
          <table:table-cell table:number-columns-repeated="16368"/>
        </table:table-row>
        <table:table-row table:style-name="ro16">
          <table:table-cell office:value-type="float" office:value="285" table:formula="of:=[.A285]+1" table:style-name="ce4">
            <text:p>285</text:p>
          </table:table-cell>
          <table:table-cell office:value-type="string" table:style-name="ce7">
            <text:p>PluviOX</text:p>
          </table:table-cell>
          <table:table-cell office:value-type="string" table:style-name="ce7">
            <text:p>PT. Chemtrade Indonesia</text:p>
          </table:table-cell>
          <table:table-cell office:value-type="string" table:style-name="ce9">
            <text:p>Gudang Commpark B-24 Kota Wisata, Cileungsi, Bogor, Provinsi Jawa Barat), <text:s/>Telp/fax: (021) 22887666/ (021) 22886524</text:p>
            <text:p>Produsen asal:</text:p>
            <text:p>Somvital, S.L</text:p>
            <text:p>(C/Manfredonia, 10 Naves 1-2, Poligono Plaza, 50197, Zaragosa, Spain)</text:p>
          </table:table-cell>
          <table:table-cell office:value-type="string" table:style-name="ce4">
            <text:p>Jawa Barat</text:p>
          </table:table-cell>
          <table:table-cell office:value-type="string" table:style-name="ce4">
            <text:p>Importir</text:p>
          </table:table-cell>
          <table:table-cell office:value-type="string" table:style-name="ce8">
            <text:p>KKP RI I 2209641 FTP</text:p>
          </table:table-cell>
          <table:table-cell office:value-type="string" table:style-name="ce8">
            <text:p>Impor</text:p>
          </table:table-cell>
          <table:table-cell office:value-type="string" table:style-name="ce4">
            <text:p>Obat Bebas Terbatas</text:p>
          </table:table-cell>
          <table:table-cell office:value-type="string" table:style-name="ce16">
            <text:p>Padat</text:p>
          </table:table-cell>
          <table:table-cell office:value-type="string" table:style-name="ce8">
            <text:p>Farmasetik</text:p>
          </table:table-cell>
          <table:table-cell office:value-type="string" table:style-name="ce9">
            <text:p>Potassium monopersulphate, triple salt 985 gr/kg, Calcium palmitostearate 15 gr/kg</text:p>
          </table:table-cell>
          <table:table-cell office:value-type="string" table:style-name="ce9">
            <text:p>Desinfektan untuk air yang digunakan pada akuakultur</text:p>
          </table:table-cell>
          <table:table-cell office:value-type="date" office:date-value="2027-09-02T00:00:00" table:style-name="ce10">
            <text:p>2-Sep-2027</text:p>
          </table:table-cell>
          <table:table-cell office:value-type="float" office:value="1029" table:formula="of:=[.N286]-TODAY()" table:style-name="ce11">
            <text:p>1029</text:p>
          </table:table-cell>
          <table:table-cell office:value-type="string" office:string-value="Berlaku" table:formula="of:=IF([.O286]&gt;0;&quot;Berlaku&quot;;&quot;Kadaluarsa&quot;)" table:style-name="ce12">
            <text:p>Berlaku</text:p>
          </table:table-cell>
          <table:table-cell table:number-columns-repeated="16368"/>
        </table:table-row>
        <table:table-row table:style-name="ro15">
          <table:table-cell office:value-type="float" office:value="286" table:formula="of:=[.A286]+1" table:style-name="ce4">
            <text:p>286</text:p>
          </table:table-cell>
          <table:table-cell office:value-type="string" table:style-name="ce7">
            <text:p>Phycurma Aquatic<text:s/></text:p>
          </table:table-cell>
          <table:table-cell office:value-type="string" table:style-name="ce7">
            <text:p>PT. Agrinusa Jaya Sentosa</text:p>
          </table:table-cell>
          <table:table-cell office:value-type="string" table:style-name="ce7">
            <text:p><text:span text:style-name="T5">BOGOR</text:span><text:span text:style-name="T5"/></text:p>
            <text:p>Kantor:<text:s/></text:p>
            <text:p>Raya Panjang, Komplek Kedoya Elok Plaza Blok DA-17 RT.019/004 Kedoya Selatan, Kebon Jeruk, Jakarta Pusat.</text:p>
            <text:p>Pabrik:<text:s/></text:p>
            <text:p>Jl. MH Thamrin Kav. A10 No.3, Lippo Cikarang, Kel. Sukaresmi, Kec. Cikarang Selatan, Kabupaten Bekasi, Provinsi Jawa BaratKantor:</text:p>
            <text:p><text:span text:style-name="T5">BEKASI</text:span><text:span text:style-name="T5"/></text:p>
            <text:p>Jl. Raya Serpong No. 99, Komplek Pergudangan Bizhub Serpong Blok GF No. 6 Rt.001/Rw.007, Kel. Pabuaran, Kec. Gunung Sindur, Bogor, Provinsi Jawa Barat).</text:p>
            <text:p>Pabrik:</text:p>
            <text:p>Jl. Raya Serpong No. 99, Komplek Pergudangan Bizhub Serpong Blok GF No. 6 Rt.001/Rw.007, Kel. Pabuaran, Kec. Gunung Sindur,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9642 H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16">
            <text:p>Obat Alami/Herbal</text:p>
          </table:table-cell>
          <table:table-cell office:value-type="string" table:style-name="ce9">
            <text:p>Ekstrak Curcuma domestica 25 gr/L, Ekstrak Curcuma xanthorhiza 15 gr/L, Ekstrak Phyllanthus niruri 10 gr/L, PEG 40</text:p>
            <text:p>Analisa terjamin:<text:s/></text:p>
            <text:p>Curcumin: 0,070-0,105%</text:p>
            <text:p>Filantin: positif</text:p>
          </table:table-cell>
          <table:table-cell office:value-type="string" table:style-name="ce9">
            <text:p>- Sebagai imunostimulan meningkatkan sistem kekebalan tubuh;</text:p>
            <text:p>- Sebagai antioksidan;</text:p>
            <text:p>- Memperbaiki FCR</text:p>
          </table:table-cell>
          <table:table-cell office:value-type="date" office:date-value="2027-09-02T00:00:00" table:style-name="ce10">
            <text:p>2-Sep-2027</text:p>
          </table:table-cell>
          <table:table-cell office:value-type="float" office:value="1029" table:formula="of:=[.N287]-TODAY()" table:style-name="ce11">
            <text:p>1029</text:p>
          </table:table-cell>
          <table:table-cell office:value-type="string" office:string-value="Berlaku" table:formula="of:=IF([.O287]&gt;0;&quot;Berlaku&quot;;&quot;Kadaluarsa&quot;)" table:style-name="ce12">
            <text:p>Berlaku</text:p>
          </table:table-cell>
          <table:table-cell table:number-columns-repeated="16368"/>
        </table:table-row>
        <table:table-row table:style-name="ro5">
          <table:table-cell office:value-type="float" office:value="287" table:formula="of:=[.A287]+1" table:style-name="ce4">
            <text:p>287</text:p>
          </table:table-cell>
          <table:table-cell office:value-type="string" table:style-name="ce7">
            <text:p>MFEED+<text:s text:c="44"/></text:p>
          </table:table-cell>
          <table:table-cell office:value-type="string" table:style-name="ce9">
            <text:p>PT. Indovetraco Makmur Abadi</text:p>
          </table:table-cell>
          <table:table-cell office:value-type="string" table:style-name="ce9">
            <text:p>Gedung Maspion Plaza, Lt.9 Jl. Gunung Sahari Raya Kav. 20 – 27, Jakarta Utara, Telp/Fax: (021) 64701200, 64701251 Ext. 112</text:p>
          </table:table-cell>
          <table:table-cell office:value-type="string" table:style-name="ce4">
            <text:p>DKI Jakarta</text:p>
          </table:table-cell>
          <table:table-cell office:value-type="string" table:style-name="ce4">
            <text:p>Importir</text:p>
          </table:table-cell>
          <table:table-cell office:value-type="string" table:style-name="ce8">
            <text:p>KKP RI I 2209324-P1 PBS<text:s text:c="23"/></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Bentonite 670 g/kg, Algae (Ulva sp, Soliera chordalis) 180 g/kg, Kieselgur 100 g/kg, Lactic acid 45 g/kg, Zat Perasa (vanila) 5 g/kg</text:p>
          </table:table-cell>
          <table:table-cell office:value-type="string" table:style-name="ce9">
            <text:p>Sebagai feed additive ikan dan udang untuk meningkatkan efisiensi pakan dan berat badan ikan dan udang</text:p>
          </table:table-cell>
          <table:table-cell office:value-type="date" office:date-value="2027-09-28T00:00:00" table:style-name="ce10">
            <text:p>28-Sep-2027</text:p>
          </table:table-cell>
          <table:table-cell office:value-type="float" office:value="1055" table:formula="of:=[.N288]-TODAY()" table:style-name="ce11">
            <text:p>1055</text:p>
          </table:table-cell>
          <table:table-cell office:value-type="string" office:string-value="Berlaku" table:formula="of:=IF([.O288]&gt;0;&quot;Berlaku&quot;;&quot;Kadaluarsa&quot;)" table:style-name="ce12">
            <text:p>Berlaku</text:p>
          </table:table-cell>
          <table:table-cell table:number-columns-repeated="16368"/>
        </table:table-row>
        <table:table-row table:style-name="ro16">
          <table:table-cell office:value-type="float" office:value="288" table:formula="of:=[.A288]+1" table:style-name="ce4">
            <text:p>288</text:p>
          </table:table-cell>
          <table:table-cell office:value-type="string" table:style-name="ce5">
            <text:p>Virkon Aquatic</text:p>
          </table:table-cell>
          <table:table-cell office:value-type="string" table:style-name="ce5">
            <office:annotation draw:style-name="a7" svg:x="1.05in" svg:y="719.316666666667in" svg:width="1.44166666666667in" svg:height="0.025in">
              <dc:creator>Microsoft Office User</dc:creator>
              <text:p><text:span text:style-name="T2">PT. Megasetia Agung Kimia (pemilik nomor registrasi)</text:span><text:span text:style-name="T2"/></text:p>
              <text:p><text:span text:style-name="T2"/></text:p>
              <text:p><text:span text:style-name="T2">PT. Behn Meyer Chemicals (importir kemasan 1 &amp; 5 kg), PT. Central Pertiwi Bahari (importir kemasan 10 kg)</text:span></text:p>
            </office:annotation>
            <text:p>PT. Megasetia Agung Kimia</text:p>
          </table:table-cell>
          <table:table-cell office:value-type="string" table:style-name="ce9">
            <text:p>Jl. Paradise Timur Raya Blok G1 No 7-10, Sunter Agung, Tanjung Priok Jakarta Utara, Telp/Fax: (021) 6451037/ Fax. (021) 6452306</text:p>
          </table:table-cell>
          <table:table-cell office:value-type="string" table:style-name="ce4">
            <text:p>DKI Jakarta</text:p>
          </table:table-cell>
          <table:table-cell office:value-type="string" table:style-name="ce4">
            <text:p>Importir</text:p>
          </table:table-cell>
          <table:table-cell office:value-type="string" table:style-name="ce13">
            <text:p>KKP RI I 2209074-P2 FTS</text:p>
          </table:table-cell>
          <table:table-cell office:value-type="string" table:style-name="ce13">
            <text:p>Impor</text:p>
          </table:table-cell>
          <table:table-cell office:value-type="string" table:style-name="ce4">
            <text:p>Obat Bebas Terbatas</text:p>
          </table:table-cell>
          <table:table-cell office:value-type="string" table:style-name="ce4">
            <text:p>Serbuk</text:p>
          </table:table-cell>
          <table:table-cell office:value-type="string" table:style-name="ce8">
            <text:p>Farmasetik</text:p>
          </table:table-cell>
          <table:table-cell office:value-type="string" table:style-name="ce5">
            <text:p>Pentapotasium bis (peroxymonosulphate) bis (sulphate) 49,75%, Polyphosphoric acid, sodium salts <text:s/>Sodium dodecylbenzenesulphonate, Malic acid, Sulphamic acid, Sodium chloride, Pewarna amaranth (Trisodium 3-hydroxy-4-(4’sulphonatonaphthylazo) naphthalene-2,7-disulphonate) qs ad 100%</text:p>
          </table:table-cell>
          <table:table-cell office:value-type="string" table:style-name="ce9">
            <text:p>Disinfektan air dan permukaan pada perikanan</text:p>
          </table:table-cell>
          <table:table-cell office:value-type="date" office:date-value="2027-09-28T00:00:00" table:style-name="ce10">
            <text:p>28-Sep-2027</text:p>
          </table:table-cell>
          <table:table-cell office:value-type="float" office:value="1055" table:formula="of:=[.N289]-TODAY()" table:style-name="ce11">
            <text:p>1055</text:p>
          </table:table-cell>
          <table:table-cell office:value-type="string" office:string-value="Berlaku" table:formula="of:=IF([.O289]&gt;0;&quot;Berlaku&quot;;&quot;Kadaluarsa&quot;)" table:style-name="ce12">
            <text:p>Berlaku</text:p>
          </table:table-cell>
          <table:table-cell table:number-columns-repeated="16368"/>
        </table:table-row>
        <table:table-row table:style-name="ro19">
          <table:table-cell office:value-type="float" office:value="289" table:formula="of:=[.A289]+1" table:style-name="ce4">
            <text:p>289</text:p>
          </table:table-cell>
          <table:table-cell office:value-type="string" table:style-name="ce7">
            <text:p>PX VIT AQA OMN 0.2% STP V1</text:p>
          </table:table-cell>
          <table:table-cell office:value-type="string" table:style-name="ce6">
            <text:p>PT. ADM Animal Nutrition Indonesia</text:p>
          </table:table-cell>
          <table:table-cell office:value-type="string" table:style-name="ce7">
            <text:p>Kawasan Industri MM 2100, 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9643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3.000.000 IU/kg, Vitamin D3 750.000 IU/kg, Vitamin E 60.000 IU/kg, Vitamin K3 2.500 mg/kg, Vitamin <text:s/>B1 5.000 mg/kg, Vitamin B2 7.500 mg/kg, Vitamin B6 7.500 mg/kg, Vitamin B12 10.000 mcg/kg, Niacinamide 40.000 mg/kg, Pantothenic acid 25.000 mg/kg, Folic acid 2.000 mg/kg, Biotin 150.000 mcg/kg, Vitamin C 50.000 mg/kg, Inositol 50.000 mg/kg, Antioxidant 1.000 mg/kg, Calcium carbonate ad 1 kg</text:p>
          </table:table-cell>
          <table:table-cell office:value-type="string" table:style-name="ce9">
            <text:p>Feed supplement untuk ikan air tawar</text:p>
          </table:table-cell>
          <table:table-cell office:value-type="date" office:date-value="2027-09-28T00:00:00" table:style-name="ce10">
            <text:p>28-Sep-2027</text:p>
          </table:table-cell>
          <table:table-cell office:value-type="float" office:value="1055" table:formula="of:=[.N290]-TODAY()" table:style-name="ce11">
            <text:p>1055</text:p>
          </table:table-cell>
          <table:table-cell office:value-type="string" office:string-value="Berlaku" table:formula="of:=IF([.O290]&gt;0;&quot;Berlaku&quot;;&quot;Kadaluarsa&quot;)" table:style-name="ce12">
            <text:p>Berlaku</text:p>
          </table:table-cell>
          <table:table-cell table:number-columns-repeated="16368"/>
        </table:table-row>
        <table:table-row table:style-name="ro18">
          <table:table-cell office:value-type="float" office:value="290" table:formula="of:=[.A290]+1" table:style-name="ce4">
            <text:p>290</text:p>
          </table:table-cell>
          <table:table-cell office:value-type="string" table:style-name="ce7">
            <text:p>PX VIT SHR VAN 0.2% STP V1</text:p>
          </table:table-cell>
          <table:table-cell office:value-type="string" table:style-name="ce6">
            <text:p>PT. ADM Animal Nutrition Indonesia</text:p>
          </table:table-cell>
          <table:table-cell office:value-type="string" table:style-name="ce7">
            <text:p>Kawasan Industri MM 2100, 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09644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2.500.000 IU/kg, Vitamin D3 1.000.000 IU/kg, Vitamin E 90.000 mg/kg, Vitamin K3 5.000 mg/kg, Vitamin <text:s/>B1 20.000 mg/kg, Vitamin B2 35.000 mg/kg, Vitamin B6 25.000 mg/kg, Vitamin B12 25.000 mcg/kg, Niacinamide 75.000 mg/kg, Pantothenic acid 50.000 mg/kg, Folic acid 4.000 mg/kg, Biotin 250.000 mcg/kg, Vitamin C 100.000 mg/kg, Inositol 50.000 mg/kg, Calcium carbonate ad 1 kg</text:p>
          </table:table-cell>
          <table:table-cell office:value-type="string" table:style-name="ce9">
            <text:p>Feed supplement untuk udang</text:p>
          </table:table-cell>
          <table:table-cell office:value-type="date" office:date-value="2027-09-28T00:00:00" table:style-name="ce10">
            <text:p>28-Sep-2027</text:p>
          </table:table-cell>
          <table:table-cell office:value-type="float" office:value="1055" table:formula="of:=[.N291]-TODAY()" table:style-name="ce11">
            <text:p>1055</text:p>
          </table:table-cell>
          <table:table-cell office:value-type="string" office:string-value="Berlaku" table:formula="of:=IF([.O291]&gt;0;&quot;Berlaku&quot;;&quot;Kadaluarsa&quot;)" table:style-name="ce12">
            <text:p>Berlaku</text:p>
          </table:table-cell>
          <table:table-cell table:number-columns-repeated="16368"/>
        </table:table-row>
        <table:table-row table:style-name="ro11">
          <table:table-cell office:value-type="float" office:value="291" table:formula="of:=[.A291]+1" table:style-name="ce4">
            <text:p>291</text:p>
          </table:table-cell>
          <table:table-cell office:value-type="string" table:style-name="ce7">
            <text:p>Betacell (Min Aqua LHJ)</text:p>
          </table:table-cell>
          <table:table-cell office:value-type="string" table:style-name="ce9">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2209645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Copper 3,5 g/kg, Iron 33,5 g/kg, Manganese 12g/kg, Zinc 65 g/kg, Cobalt 0,05 g/kg, Iodine 3 g/kg, Selenium 0,2 g/kg, Magnesium 22 g/kg, Silicon dioxide 20 g/kg, Ethoxyquine 0,2 g/kg, Calcium carbonate ad 1 kg</text:p>
          </table:table-cell>
          <table:table-cell office:value-type="string" table:style-name="ce9">
            <text:p>Feed supplement untuk ikan<text:s/></text:p>
          </table:table-cell>
          <table:table-cell office:value-type="date" office:date-value="2027-09-28T00:00:00" table:style-name="ce10">
            <text:p>28-Sep-2027</text:p>
          </table:table-cell>
          <table:table-cell office:value-type="float" office:value="1055" table:formula="of:=[.N292]-TODAY()" table:style-name="ce11">
            <text:p>1055</text:p>
          </table:table-cell>
          <table:table-cell office:value-type="string" office:string-value="Berlaku" table:formula="of:=IF([.O292]&gt;0;&quot;Berlaku&quot;;&quot;Kadaluarsa&quot;)" table:style-name="ce12">
            <text:p>Berlaku</text:p>
          </table:table-cell>
          <table:table-cell table:number-columns-repeated="16368"/>
        </table:table-row>
        <table:table-row table:style-name="ro25">
          <table:table-cell office:value-type="float" office:value="292" table:formula="of:=[.A292]+1" table:style-name="ce4">
            <text:p>292</text:p>
          </table:table-cell>
          <table:table-cell office:value-type="string" table:style-name="ce7">
            <text:p>Supastock</text:p>
          </table:table-cell>
          <table:table-cell office:value-type="string" table:style-name="ce5">
            <text:p>PT. Intervet Indonesia</text:p>
          </table:table-cell>
          <table:table-cell office:value-type="string" table:style-name="ce7">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8">
            <text:p>KKP RI I 2209646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B3 (Niacin) 110 mg/kg, Vitamin E 110 mg/kg, L-Lysine HCl 12.630 mg/kg, DL-Methionine 2.000 mg/kg, Fosfor 17.000 mg/kg, Manganese 50 mg/kg, Iron 130 mg/kg, Copper 9,2 mg/kg, Protein Soya 221.650 mg/kg, Yeast 110.000 mg/kg, Tepung beras, Tepung tapioka, Perasa, BHT</text:p>
          </table:table-cell>
          <table:table-cell office:value-type="string" table:style-name="ce9">
            <text:p>Suplemen asam amino esensial, protein, vitamin dan mineral untuk PL (post larva) udang dan benih ikan</text:p>
          </table:table-cell>
          <table:table-cell office:value-type="date" office:date-value="2027-09-28T00:00:00" table:style-name="ce10">
            <text:p>28-Sep-2027</text:p>
          </table:table-cell>
          <table:table-cell office:value-type="float" office:value="1055" table:formula="of:=[.N293]-TODAY()" table:style-name="ce11">
            <text:p>1055</text:p>
          </table:table-cell>
          <table:table-cell office:value-type="string" office:string-value="Berlaku" table:formula="of:=IF([.O293]&gt;0;&quot;Berlaku&quot;;&quot;Kadaluarsa&quot;)" table:style-name="ce12">
            <text:p>Berlaku</text:p>
          </table:table-cell>
          <table:table-cell table:number-columns-repeated="16368"/>
        </table:table-row>
        <table:table-row table:style-name="ro14">
          <table:table-cell office:value-type="float" office:value="293" table:formula="of:=[.A293]+1" table:style-name="ce4">
            <text:p>293</text:p>
          </table:table-cell>
          <table:table-cell office:value-type="string" table:style-name="ce7">
            <text:p>L-Isoleuchine</text:p>
          </table:table-cell>
          <table:table-cell office:value-type="string" table:style-name="ce5">
            <text:p>PT. Cheil Jedang Bio Indonesia</text:p>
          </table:table-cell>
          <table:table-cell office:value-type="string" table:style-name="ce5">
            <text:p>Gedung Menara BP Jamsostek, Menara Utara Lantai 21, Jl. Jend. Gatot Subroto Kav. 38, Kel. Kuningan Barat, Kec. Mampang Prapatan, Jakarta Selatan 12710, Provinsi DKI Jakarta</text:p>
          </table:table-cell>
          <table:table-cell office:value-type="string" table:style-name="ce4">
            <text:p>DKI Jakarta</text:p>
          </table:table-cell>
          <table:table-cell office:value-type="string" table:style-name="ce4">
            <text:p>Importir</text:p>
          </table:table-cell>
          <table:table-cell office:value-type="string" table:style-name="ce8">
            <text:p>KKP RI I 2209647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L-Isoleuchine min. 90% (900 g/kg), Kadar air max.2% 20 g/kg), Kadar abu max. 1% (10 g/kg).<text:s/></text:p>
          </table:table-cell>
          <table:table-cell office:value-type="string" table:style-name="ce9">
            <text:p>Feed supplement dan sumber isoleuchine untuk ikan dan udang</text:p>
          </table:table-cell>
          <table:table-cell office:value-type="date" office:date-value="2027-09-28T00:00:00" table:style-name="ce10">
            <text:p>28-Sep-2027</text:p>
          </table:table-cell>
          <table:table-cell office:value-type="float" office:value="1055" table:formula="of:=[.N294]-TODAY()" table:style-name="ce11">
            <text:p>1055</text:p>
          </table:table-cell>
          <table:table-cell office:value-type="string" office:string-value="Berlaku" table:formula="of:=IF([.O294]&gt;0;&quot;Berlaku&quot;;&quot;Kadaluarsa&quot;)" table:style-name="ce12">
            <text:p>Berlaku</text:p>
          </table:table-cell>
          <table:table-cell table:number-columns-repeated="16368"/>
        </table:table-row>
        <table:table-row table:style-name="ro8">
          <table:table-cell office:value-type="float" office:value="294" table:formula="of:=[.A294]+1" table:style-name="ce4">
            <text:p>294</text:p>
          </table:table-cell>
          <table:table-cell office:value-type="string" table:style-name="ce7">
            <text:p>Mineral Plankton Grow</text:p>
          </table:table-cell>
          <table:table-cell office:value-type="string" table:style-name="ce9">
            <text:p>CV. Takesu Biomanufacturing and Laboratories</text:p>
          </table:table-cell>
          <table:table-cell office:value-type="string" table:style-name="ce7">
            <text:p>Jl. Raden Rangga Kencana No. 47, Bandung, Jawa Barat)</text:p>
            <text:p>Telp. (022) 86814325</text:p>
            <text:p/>
            <text:p>Gallery Kawaluyaan B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8">
            <text:p>KKP RI D 2209648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Calcium Nitrate Tetrahydrate 100%</text:p>
          </table:table-cell>
          <table:table-cell office:value-type="string" table:style-name="ce9">
            <text:p>Sumber mineral untuk pertumbuhan plankton</text:p>
          </table:table-cell>
          <table:table-cell office:value-type="date" office:date-value="2027-09-28T00:00:00" table:style-name="ce10">
            <text:p>28-Sep-2027</text:p>
          </table:table-cell>
          <table:table-cell office:value-type="float" office:value="1055" table:formula="of:=[.N295]-TODAY()" table:style-name="ce11">
            <text:p>1055</text:p>
          </table:table-cell>
          <table:table-cell office:value-type="string" office:string-value="Berlaku" table:formula="of:=IF([.O295]&gt;0;&quot;Berlaku&quot;;&quot;Kadaluarsa&quot;)" table:style-name="ce12">
            <text:p>Berlaku</text:p>
          </table:table-cell>
          <table:table-cell table:number-columns-repeated="16368"/>
        </table:table-row>
        <table:table-row table:style-name="ro18">
          <table:table-cell office:value-type="float" office:value="295" table:formula="of:=[.A295]+1" table:style-name="ce4">
            <text:p>295</text:p>
          </table:table-cell>
          <table:table-cell office:value-type="string" table:style-name="ce7">
            <text:p>Agrimos<text:s/></text:p>
          </table:table-cell>
          <table:table-cell office:value-type="string" table:style-name="ce5">
            <text:p>PT. Sumber Hewan</text:p>
          </table:table-cell>
          <table:table-cell office:value-type="string" table:style-name="ce6">
            <text:p>Kantor:</text:p>
            <text:p>Cityloft Sudirman, Lantai 26, Unit 2601 dan 2603, Jl. KH. Mas Mansyur No. 121, Jakarta Pusat, Telp/Fax: (021) 25558666/ (021) 25558777</text:p>
            <text:p>Gudang:</text:p>
            <text:p>Ruko CBD Bidex Blok C No.17, Jl. Pahlawan Seribu, BSD Serpong, Kel. Lengkong Gudang, Kec. Serpong, Kota Tangerang Selatan, Provinsi Banten-15312, Telp (021) 53152608</text:p>
          </table:table-cell>
          <table:table-cell office:value-type="string" table:style-name="ce4">
            <text:p>DKI Jakarta</text:p>
          </table:table-cell>
          <table:table-cell office:value-type="string" table:style-name="ce4">
            <text:p>Importir</text:p>
          </table:table-cell>
          <table:table-cell office:value-type="string" table:style-name="ce8">
            <text:p>KKP RI I 2209649 P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Dinding sel yeast inaktif (Saccharomyces cerevisiae) 100%. Analisa terjamin: Kelembaban ≤ 8%, Protein ≤ 30%, Mannan ≥ 24%, Beta glukan 25%</text:p>
          </table:table-cell>
          <table:table-cell office:value-type="string" table:style-name="ce9">
            <text:p>Sebagai feed additive untuk memperbaiki saluran pencernaan</text:p>
          </table:table-cell>
          <table:table-cell office:value-type="date" office:date-value="2027-09-28T00:00:00" table:style-name="ce10">
            <text:p>28-Sep-2027</text:p>
          </table:table-cell>
          <table:table-cell office:value-type="float" office:value="1055" table:formula="of:=[.N296]-TODAY()" table:style-name="ce11">
            <text:p>1055</text:p>
          </table:table-cell>
          <table:table-cell office:value-type="string" office:string-value="Berlaku" table:formula="of:=IF([.O296]&gt;0;&quot;Berlaku&quot;;&quot;Kadaluarsa&quot;)" table:style-name="ce12">
            <text:p>Berlaku</text:p>
          </table:table-cell>
          <table:table-cell table:number-columns-repeated="16368"/>
        </table:table-row>
        <table:table-row table:style-name="ro18">
          <table:table-cell office:value-type="float" office:value="296" table:formula="of:=[.A296]+1" table:style-name="ce4">
            <text:p>296</text:p>
          </table:table-cell>
          <table:table-cell office:value-type="string" table:style-name="ce7">
            <text:p>Lalsea biorem</text:p>
          </table:table-cell>
          <table:table-cell office:value-type="string" table:style-name="ce5">
            <text:p>PT. Sumber Hewan</text:p>
          </table:table-cell>
          <table:table-cell office:value-type="string" table:style-name="ce6">
            <text:p>Kantor:</text:p>
            <text:p>Cityloft Sudirman, Lantai 26, Unit 2601 dan 2603, Jl. KH. Mas Mansyur No. 121, Jakarta Pusat, Telp/Fax: (021) 25558666/ (021) 25558777</text:p>
            <text:p>Gudang:</text:p>
            <text:p>Ruko CBD Bidex Blok C No.17, Jl. Pahlawan Seribu, BSD Serpong, Kel. Lengkong Gudang, Kec. Serpong, Kota Tangerang Selatan, Provinsi Banten-15312, Telp (021) 53152608</text:p>
          </table:table-cell>
          <table:table-cell office:value-type="string" table:style-name="ce4">
            <text:p>DKI Jakarta</text:p>
          </table:table-cell>
          <table:table-cell office:value-type="string" table:style-name="ce4">
            <text:p>Importir</text:p>
          </table:table-cell>
          <table:table-cell office:value-type="string" table:style-name="ce8">
            <text:p>KKP RI I 2209650 Pb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7">
            <text:p><text:span text:style-name="T4">Bacilus</text:span><text:s/>spp<text:s/><text:span text:style-name="T4">(B. subtilis, B. amyloliquefaciens, B. pumilus</text:span>) ≥ 1 x 10^8 CFU/gr, Pediococcus acidilactici CNCM I-4622 (MA 18/5M) ≥ 1 x 10^9 CFU/gr. Aluminosilicate 15 mg, Calcium carbonate qs 1 gr</text:p>
          </table:table-cell>
          <table:table-cell office:value-type="string" table:style-name="ce9">
            <text:p>Sebagai mikroba bioremediator untuk pengendalian cemaran nitrit dan amoniak</text:p>
          </table:table-cell>
          <table:table-cell office:value-type="date" office:date-value="2027-09-28T00:00:00" table:style-name="ce10">
            <text:p>28-Sep-2027</text:p>
          </table:table-cell>
          <table:table-cell office:value-type="float" office:value="1055" table:formula="of:=[.N297]-TODAY()" table:style-name="ce11">
            <text:p>1055</text:p>
          </table:table-cell>
          <table:table-cell office:value-type="string" office:string-value="Berlaku" table:formula="of:=IF([.O297]&gt;0;&quot;Berlaku&quot;;&quot;Kadaluarsa&quot;)" table:style-name="ce12">
            <text:p>Berlaku</text:p>
          </table:table-cell>
          <table:table-cell table:number-columns-repeated="16368"/>
        </table:table-row>
        <table:table-row table:style-name="ro16">
          <table:table-cell office:value-type="float" office:value="297" table:formula="of:=[.A297]+1" table:style-name="ce4">
            <text:p>297</text:p>
          </table:table-cell>
          <table:table-cell office:value-type="string" table:style-name="ce7">
            <text:p>VibriGo</text:p>
          </table:table-cell>
          <table:table-cell office:value-type="string" table:style-name="ce5">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8">
            <text:p>KKP RI I 2209651 PbBS</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7">
            <text:p><text:span text:style-name="T4">Bacillus<text:s/></text:span>spp<text:span text:style-name="T4"><text:s/>minimal<text:s/></text:span>5x10^8 CFU/gr, Enzim Protease 50 g/kg, Enzim Amilase 40 g/kg, Maltodextrin 810 g/kg</text:p>
          </table:table-cell>
          <table:table-cell office:value-type="string" table:style-name="ce9">
            <text:p>Sebagai probiotik untuk menekan pertumbuhan mikroba patogen</text:p>
          </table:table-cell>
          <table:table-cell office:value-type="date" office:date-value="2027-09-28T00:00:00" table:style-name="ce10">
            <text:p>28-Sep-2027</text:p>
          </table:table-cell>
          <table:table-cell office:value-type="float" office:value="1055" table:formula="of:=[.N298]-TODAY()" table:style-name="ce11">
            <text:p>1055</text:p>
          </table:table-cell>
          <table:table-cell office:value-type="string" office:string-value="Berlaku" table:formula="of:=IF([.O298]&gt;0;&quot;Berlaku&quot;;&quot;Kadaluarsa&quot;)" table:style-name="ce12">
            <text:p>Berlaku</text:p>
          </table:table-cell>
          <table:table-cell table:number-columns-repeated="16368"/>
        </table:table-row>
        <table:table-row table:style-name="ro4">
          <table:table-cell office:value-type="float" office:value="298" table:formula="of:=[.A298]+1" table:style-name="ce4">
            <text:p>298</text:p>
          </table:table-cell>
          <table:table-cell office:value-type="string" table:style-name="ce7">
            <text:p>MIN AQA FSH 1.0 C INA</text:p>
          </table:table-cell>
          <table:table-cell office:value-type="string" table:style-name="ce5">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11652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Iron 30.000 mg/kg, Copper 5.000 mg/kg, Zinc 120.000 mg/kg, Manganese 25.000 mg/kg, Selenium 250 mg/kg, Iodine 1.000 mg/kg, Calcium carbonate ad 1 kg</text:p>
          </table:table-cell>
          <table:table-cell office:value-type="string" table:style-name="ce9">
            <text:p>Feed<text:s/><text:span text:style-name="T4">supplement<text:s/></text:span>untuk ikan air tawar</text:p>
          </table:table-cell>
          <table:table-cell office:value-type="date" office:date-value="2027-11-01T00:00:00" table:style-name="ce10">
            <text:p>1-Nov-2027</text:p>
          </table:table-cell>
          <table:table-cell office:value-type="float" office:value="1089" table:formula="of:=[.N299]-TODAY()" table:style-name="ce11">
            <text:p>1089</text:p>
          </table:table-cell>
          <table:table-cell office:value-type="string" office:string-value="Berlaku" table:formula="of:=IF([.O299]&gt;0;&quot;Berlaku&quot;;&quot;Kadaluarsa&quot;)" table:style-name="ce12">
            <text:p>Berlaku</text:p>
          </table:table-cell>
          <table:table-cell table:number-columns-repeated="16368"/>
        </table:table-row>
        <table:table-row table:style-name="ro19">
          <table:table-cell office:value-type="float" office:value="299" table:formula="of:=[.A299]+1" table:style-name="ce4">
            <text:p>299</text:p>
          </table:table-cell>
          <table:table-cell office:value-type="string" table:style-name="ce7">
            <text:p>PX MIN FRS MAL</text:p>
          </table:table-cell>
          <table:table-cell office:value-type="string" table:style-name="ce5">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11653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Iron 90.000 mg/kg, Copper 20.000 mg/kg, Zinc 80.000 mg/kg, Manganese 80.000 mg/kg, Selenium 300 mg/kg, Iodine 1.500 mg/kg, Cobalt 240 mg/kg, Calcium carbonate ad 1 kg</text:p>
          </table:table-cell>
          <table:table-cell office:value-type="string" table:style-name="ce9">
            <text:p>Feed<text:s/><text:span text:style-name="T4">supplement<text:s/></text:span>untuk ikan air tawar</text:p>
          </table:table-cell>
          <table:table-cell office:value-type="date" office:date-value="2027-11-01T00:00:00" table:style-name="ce10">
            <text:p>1-Nov-2027</text:p>
          </table:table-cell>
          <table:table-cell office:value-type="float" office:value="1089" table:formula="of:=[.N300]-TODAY()" table:style-name="ce11">
            <text:p>1089</text:p>
          </table:table-cell>
          <table:table-cell office:value-type="string" office:string-value="Berlaku" table:formula="of:=IF([.O300]&gt;0;&quot;Berlaku&quot;;&quot;Kadaluarsa&quot;)" table:style-name="ce12">
            <text:p>Berlaku</text:p>
          </table:table-cell>
          <table:table-cell table:number-columns-repeated="16368"/>
        </table:table-row>
        <table:table-row table:style-name="ro5">
          <table:table-cell office:value-type="float" office:value="300" table:formula="of:=[.A300]+1" table:style-name="ce4">
            <text:p>300</text:p>
          </table:table-cell>
          <table:table-cell office:value-type="string" table:style-name="ce7">
            <text:p>MIN AQA FRS 1.0</text:p>
          </table:table-cell>
          <table:table-cell office:value-type="string" table:style-name="ce5">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11654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Iron 40.000 mg/kg, Copper 5.000 mg/kg, Zinc 100.000 mg/kg, Manganese 20.000 mg/kg, Selenium 200 mg/kg, Iodine 2.000 mg/kg, Cobalt 100 mg/kg, Calcium carbonate ad 1 kg</text:p>
          </table:table-cell>
          <table:table-cell office:value-type="string" table:style-name="ce9">
            <text:p>Feed<text:s/><text:span text:style-name="T4">supplement<text:s/></text:span>untuk ikan air tawar</text:p>
          </table:table-cell>
          <table:table-cell office:value-type="date" office:date-value="2027-11-01T00:00:00" table:style-name="ce10">
            <text:p>1-Nov-2027</text:p>
          </table:table-cell>
          <table:table-cell office:value-type="float" office:value="1089" table:formula="of:=[.N301]-TODAY()" table:style-name="ce11">
            <text:p>1089</text:p>
          </table:table-cell>
          <table:table-cell office:value-type="string" office:string-value="Berlaku" table:formula="of:=IF([.O301]&gt;0;&quot;Berlaku&quot;;&quot;Kadaluarsa&quot;)" table:style-name="ce12">
            <text:p>Berlaku</text:p>
          </table:table-cell>
          <table:table-cell table:number-columns-repeated="16368"/>
        </table:table-row>
        <table:table-row table:style-name="ro4">
          <table:table-cell office:value-type="float" office:value="301" table:formula="of:=[.A301]+1" table:style-name="ce4">
            <text:p>301</text:p>
          </table:table-cell>
          <table:table-cell office:value-type="string" table:style-name="ce7">
            <text:p>Alkalis</text:p>
          </table:table-cell>
          <table:table-cell office:value-type="string" table:style-name="ce5">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211655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Bicarbonate 535 g/kg, Calcium 60 g/kg, Zeolite ad 1 kg</text:p>
          </table:table-cell>
          <table:table-cell office:value-type="string" table:style-name="ce9">
            <text:p>Menstabilkan pH air</text:p>
          </table:table-cell>
          <table:table-cell office:value-type="date" office:date-value="2027-11-01T00:00:00" table:style-name="ce10">
            <text:p>1-Nov-2027</text:p>
          </table:table-cell>
          <table:table-cell office:value-type="float" office:value="1089" table:formula="of:=[.N302]-TODAY()" table:style-name="ce11">
            <text:p>1089</text:p>
          </table:table-cell>
          <table:table-cell office:value-type="string" office:string-value="Berlaku" table:formula="of:=IF([.O302]&gt;0;&quot;Berlaku&quot;;&quot;Kadaluarsa&quot;)" table:style-name="ce12">
            <text:p>Berlaku</text:p>
          </table:table-cell>
          <table:table-cell table:number-columns-repeated="16368"/>
        </table:table-row>
        <table:table-row table:style-name="ro14">
          <table:table-cell office:value-type="float" office:value="302" table:formula="of:=[.A302]+1" table:style-name="ce4">
            <text:p>302</text:p>
          </table:table-cell>
          <table:table-cell office:value-type="string" table:style-name="ce7">
            <text:p>Rovimix Hy-D 1,25%</text:p>
          </table:table-cell>
          <table:table-cell office:value-type="string" table:style-name="ce5">
            <text:p>PT. DSM Nutritional Products Manufacturing Indonesia</text:p>
          </table:table-cell>
          <table:table-cell office:value-type="string" table:style-name="ce9">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8">
            <text:p>KKP RI I 2211656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25-Hydroxy-Vitamin D3 12,5 mg/g, Silicon dioxide 10 mg/g, Modified food starch 677,5 mg/g, Coconut oil 50 mg/g, Sodium ascorbate 25 mg/g, Butylated Hydroxytoluene (BHT) 75 mg/g, Maltodextrin 150 mg/g</text:p>
          </table:table-cell>
          <table:table-cell office:value-type="string" table:style-name="ce9">
            <text:p>Sebagai feed additive untuk ikan dan udang</text:p>
          </table:table-cell>
          <table:table-cell office:value-type="date" office:date-value="2027-11-01T00:00:00" table:style-name="ce10">
            <text:p>1-Nov-2027</text:p>
          </table:table-cell>
          <table:table-cell office:value-type="float" office:value="1089" table:formula="of:=[.N303]-TODAY()" table:style-name="ce11">
            <text:p>1089</text:p>
          </table:table-cell>
          <table:table-cell office:value-type="string" office:string-value="Berlaku" table:formula="of:=IF([.O303]&gt;0;&quot;Berlaku&quot;;&quot;Kadaluarsa&quot;)" table:style-name="ce12">
            <text:p>Berlaku</text:p>
          </table:table-cell>
          <table:table-cell table:number-columns-repeated="16368"/>
        </table:table-row>
        <table:table-row table:style-name="ro6">
          <table:table-cell office:value-type="float" office:value="303" table:formula="of:=[.A303]+1" table:style-name="ce4">
            <text:p>303</text:p>
          </table:table-cell>
          <table:table-cell office:value-type="string" table:style-name="ce7">
            <text:p>Aqua-Clean</text:p>
          </table:table-cell>
          <table:table-cell office:value-type="string" table:style-name="ce5">
            <text:p>PT. Biotek Saranatama<text:s/></text:p>
          </table:table-cell>
          <table:table-cell office:value-type="string" table:style-name="ce9">
            <text:p>Rukan Botanical Junction Blok I9 No.1-2, Jl. Raya Joglo, Kel. Joglo, Kec. Kembangan, Kota Jakarta Barat, Provinsi DKI Jakarta-11640, Telp. 021-58902900</text:p>
          </table:table-cell>
          <table:table-cell office:value-type="string" table:style-name="ce4">
            <text:p>DKI Jakarta</text:p>
          </table:table-cell>
          <table:table-cell office:value-type="string" table:style-name="ce4">
            <text:p>Produsen/Importir</text:p>
          </table:table-cell>
          <table:table-cell office:value-type="string" table:style-name="ce8">
            <text:p>KKP RI D 2211657 FTC</text:p>
          </table:table-cell>
          <table:table-cell office:value-type="string" table:style-name="ce8">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Hydrogen peroxide 499 g/L (setara 499 g/kg), Perak Nitrat 0,66 g/L (setara 0,66 g/kg), Air hingga 1 L (setara 1 kg)</text:p>
          </table:table-cell>
          <table:table-cell office:value-type="string" table:style-name="ce9">
            <text:p>Disinfektan untuk budidaya perikanan</text:p>
          </table:table-cell>
          <table:table-cell office:value-type="date" office:date-value="2027-11-01T00:00:00" table:style-name="ce10">
            <text:p>1-Nov-2027</text:p>
          </table:table-cell>
          <table:table-cell office:value-type="float" office:value="1089" table:formula="of:=[.N304]-TODAY()" table:style-name="ce11">
            <text:p>1089</text:p>
          </table:table-cell>
          <table:table-cell office:value-type="string" office:string-value="Berlaku" table:formula="of:=IF([.O304]&gt;0;&quot;Berlaku&quot;;&quot;Kadaluarsa&quot;)" table:style-name="ce12">
            <text:p>Berlaku</text:p>
          </table:table-cell>
          <table:table-cell table:number-columns-repeated="16368"/>
        </table:table-row>
        <table:table-row table:style-name="ro7">
          <table:table-cell office:value-type="float" office:value="304" table:formula="of:=[.A304]+1" table:style-name="ce4">
            <text:p>304</text:p>
          </table:table-cell>
          <table:table-cell office:value-type="string" table:style-name="ce7">
            <text:p>Sanivir S Powder</text:p>
          </table:table-cell>
          <table:table-cell office:value-type="string" table:style-name="ce5">
            <text:p>PT. Bioplagen Indonesia</text:p>
          </table:table-cell>
          <table:table-cell office:value-type="string" table:style-name="ce9">
            <text:p>Pergudangan Sentra Kosambi Blok B No. 11, Rt.002 Rw.018, Desa Kosambi Timur, Kecamatan Kosambi, Kabupaten Tangerang, Provinsi Banten</text:p>
          </table:table-cell>
          <table:table-cell office:value-type="string" table:style-name="ce4">
            <text:p>Banten</text:p>
          </table:table-cell>
          <table:table-cell office:value-type="string" table:style-name="ce4">
            <text:p>Produsen/Importir</text:p>
          </table:table-cell>
          <table:table-cell office:value-type="string" table:style-name="ce8">
            <text:p>KKP RI I 2211658 FTS</text:p>
          </table:table-cell>
          <table:table-cell office:value-type="string" table:style-name="ce8">
            <text:p>Impor</text:p>
          </table:table-cell>
          <table:table-cell office:value-type="string" table:style-name="ce4">
            <text:p>Obat Bebas Terbatas</text:p>
          </table:table-cell>
          <table:table-cell office:value-type="string" table:style-name="ce8">
            <text:p>Serbuk</text:p>
          </table:table-cell>
          <table:table-cell office:value-type="string" table:style-name="ce8">
            <text:p>Farmasetik</text:p>
          </table:table-cell>
          <table:table-cell office:value-type="string" table:style-name="ce7">
            <text:p>Pentapotassium bis (peroxymonosulphate) bis sulphate atau Potassium monopersulphate 53,5 g/kg, Sulphamidic acid 1 g/kg, Sodium dodecylbenzenesulfonate g/kg, Sodium hydrogencarbonate hingga 1 kg</text:p>
          </table:table-cell>
          <table:table-cell office:value-type="string" table:style-name="ce9">
            <text:p>Disinfektan untuk budidaya perikanan</text:p>
          </table:table-cell>
          <table:table-cell office:value-type="date" office:date-value="2027-11-01T00:00:00" table:style-name="ce10">
            <text:p>1-Nov-2027</text:p>
          </table:table-cell>
          <table:table-cell office:value-type="float" office:value="1089" table:formula="of:=[.N305]-TODAY()" table:style-name="ce11">
            <text:p>1089</text:p>
          </table:table-cell>
          <table:table-cell office:value-type="string" office:string-value="Berlaku" table:formula="of:=IF([.O305]&gt;0;&quot;Berlaku&quot;;&quot;Kadaluarsa&quot;)" table:style-name="ce12">
            <text:p>Berlaku</text:p>
          </table:table-cell>
          <table:table-cell table:number-columns-repeated="16368"/>
        </table:table-row>
        <table:table-row table:style-name="ro33">
          <table:table-cell office:value-type="float" office:value="305" table:formula="of:=[.A305]+1" table:style-name="ce4">
            <text:p>305</text:p>
          </table:table-cell>
          <table:table-cell office:value-type="string" table:style-name="ce7">
            <text:p>Bactozyme</text:p>
          </table:table-cell>
          <table:table-cell office:value-type="string" table:style-name="ce5">
            <text:p>PT. Longmenindo Nusantara</text:p>
          </table:table-cell>
          <table:table-cell office:value-type="string" table:style-name="ce9">
            <text:p>Jl. Bekasi Timur IV No.9, Kel. Cipinang Besar Utara, Kec. Jatinegara, Kota Jakarta Timur, Provinsi DKI Jakarta, Telp/Fax: (021) 85900961</text:p>
            <text:p><text:span text:style-name="T7">Produsen Asal:</text:span><text:span text:style-name="T7"/></text:p>
            <text:p>Longmen International Corp</text:p>
            <text:p>(No.1 Sec. 1, Xinsheng N Rd., Taipei 106, Taiwan)</text:p>
          </table:table-cell>
          <table:table-cell office:value-type="string" table:style-name="ce4">
            <text:p>DKI Jakarta</text:p>
          </table:table-cell>
          <table:table-cell office:value-type="string" table:style-name="ce4">
            <text:p>Importir</text:p>
          </table:table-cell>
          <table:table-cell office:value-type="string" table:style-name="ce8">
            <text:p>KKP RI I 2211659 Pb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4">
            <text:p>Probiotik</text:p>
          </table:table-cell>
          <table:table-cell office:value-type="string" table:style-name="ce7">
            <text:p>Bacillus subtilis (BSN4) min. 1,18X10^9 CFU/g, CaCO3 hingga 1 kg</text:p>
          </table:table-cell>
          <table:table-cell office:value-type="string" table:style-name="ce9">
            <text:p>- Memperbaiki kualitas air;</text:p>
            <text:p>- Meningkatkan pertumbuhan dan hasil produksi;</text:p>
            <text:p>- Meningkatkan respon imun udang</text:p>
          </table:table-cell>
          <table:table-cell office:value-type="date" office:date-value="2027-11-01T00:00:00" table:style-name="ce10">
            <text:p>1-Nov-2027</text:p>
          </table:table-cell>
          <table:table-cell office:value-type="float" office:value="1089" table:formula="of:=[.N306]-TODAY()" table:style-name="ce11">
            <text:p>1089</text:p>
          </table:table-cell>
          <table:table-cell office:value-type="string" office:string-value="Berlaku" table:formula="of:=IF([.O306]&gt;0;&quot;Berlaku&quot;;&quot;Kadaluarsa&quot;)" table:style-name="ce12">
            <text:p>Berlaku</text:p>
          </table:table-cell>
          <table:table-cell table:number-columns-repeated="16368"/>
        </table:table-row>
        <table:table-row table:style-name="ro14">
          <table:table-cell office:value-type="float" office:value="306" table:formula="of:=[.A306]+1" table:style-name="ce4">
            <text:p>306</text:p>
          </table:table-cell>
          <table:table-cell office:value-type="string" table:style-name="ce9">
            <text:p>Vitamin Premix for Shrimp Feed (PS)</text:p>
          </table:table-cell>
          <table:table-cell office:value-type="string" table:style-name="ce5">
            <text:p>PT. Grobest Indomakmur</text:p>
          </table:table-cell>
          <table:table-cell office:value-type="string" table:style-name="ce9">
            <text:p>The Suites Tower Lt.11 Suite 05, Jalan Boulevard Pantai Indah Kapuk No.1 Kav. OFS, Kel. Kamal Muara, Kec. Penjaringan, Kota Jakarta Utara, Provinsi DKI Jakarta, Telp/Fax: (021) 5882250/ 5882249</text:p>
          </table:table-cell>
          <table:table-cell office:value-type="string" table:style-name="ce4">
            <text:p>DKI Jakarta</text:p>
          </table:table-cell>
          <table:table-cell office:value-type="string" table:style-name="ce4">
            <text:p>Importir</text:p>
          </table:table-cell>
          <table:table-cell office:value-type="string" table:style-name="ce8">
            <text:p>KKP RI I 2211660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itamin A 3.800.000 IU/kg, Vitamin E 17.500 mg/kg, Vitamin B1 3.234 mg/kg, Vitamin B2 3.600 mg/kg, Vitamin B6 3.960 mg/kg, Niacin 13.320 mg/kg, Pantothenic acid 4.606 mg/kg, Calcium carbonate hingga 1 kg</text:p>
          </table:table-cell>
          <table:table-cell office:value-type="string" table:style-name="ce9">
            <text:p>Suplementasi vitamin untuk udang</text:p>
          </table:table-cell>
          <table:table-cell office:value-type="date" office:date-value="2027-11-01T00:00:00" table:style-name="ce10">
            <text:p>1-Nov-2027</text:p>
          </table:table-cell>
          <table:table-cell office:value-type="float" office:value="1089" table:formula="of:=[.N307]-TODAY()" table:style-name="ce11">
            <text:p>1089</text:p>
          </table:table-cell>
          <table:table-cell office:value-type="string" office:string-value="Berlaku" table:formula="of:=IF([.O307]&gt;0;&quot;Berlaku&quot;;&quot;Kadaluarsa&quot;)" table:style-name="ce12">
            <text:p>Berlaku</text:p>
          </table:table-cell>
          <table:table-cell table:number-columns-repeated="16368"/>
        </table:table-row>
        <table:table-row table:style-name="ro8">
          <table:table-cell office:value-type="float" office:value="307" table:formula="of:=[.A307]+1" table:style-name="ce4">
            <text:p>307</text:p>
          </table:table-cell>
          <table:table-cell office:value-type="string" table:style-name="ce7">
            <text:p>Bio-Mos<text:span text:style-name="T6">TM</text:span><text:s/>Aq</text:p>
          </table:table-cell>
          <table:table-cell office:value-type="string" table:style-name="ce5">
            <text:p>PT. Alltech Biotechnology Indonesia</text:p>
          </table:table-cell>
          <table:table-cell office:value-type="string" table:style-name="ce9">
            <text:p>18 Office Park, Lt.25, Unit B2 dan C, Jl. TB Simatupang No.18, Kel. Kebagusan, Kec. Pasar Minggu, Kota Jakarta Selatan, Provinsi DKI Jakarta-12520, Telp. 021-22783555</text:p>
          </table:table-cell>
          <table:table-cell office:value-type="string" table:style-name="ce4">
            <text:p>DKI Jakarta</text:p>
          </table:table-cell>
          <table:table-cell office:value-type="string" table:style-name="ce4">
            <text:p>Importir</text:p>
          </table:table-cell>
          <table:table-cell office:value-type="string" table:style-name="ce8">
            <text:p>KKP RI I 2211661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Hydrolyzed yeast 600 g/kg, Corn distillers dried grains with solubles 400 g/kg (Analisa terjamin: Protein kasar min. 28%)</text:p>
          </table:table-cell>
          <table:table-cell office:value-type="string" table:style-name="ce9">
            <text:p>Suplemen pakan untuk ikan dan udang</text:p>
          </table:table-cell>
          <table:table-cell office:value-type="date" office:date-value="2027-11-01T00:00:00" table:style-name="ce10">
            <text:p>1-Nov-2027</text:p>
          </table:table-cell>
          <table:table-cell office:value-type="float" office:value="1089" table:formula="of:=[.N308]-TODAY()" table:style-name="ce11">
            <text:p>1089</text:p>
          </table:table-cell>
          <table:table-cell office:value-type="string" office:string-value="Berlaku" table:formula="of:=IF([.O308]&gt;0;&quot;Berlaku&quot;;&quot;Kadaluarsa&quot;)" table:style-name="ce12">
            <text:p>Berlaku</text:p>
          </table:table-cell>
          <table:table-cell table:number-columns-repeated="16368"/>
        </table:table-row>
        <table:table-row table:style-name="ro8">
          <table:table-cell office:value-type="float" office:value="308" table:formula="of:=[.A308]+1" table:style-name="ce4">
            <text:p>308</text:p>
          </table:table-cell>
          <table:table-cell office:value-type="string" table:style-name="ce7">
            <text:p>Actigen<text:span text:style-name="T6">TM</text:span><text:s/>Aqua</text:p>
          </table:table-cell>
          <table:table-cell office:value-type="string" table:style-name="ce5">
            <text:p>PT. Alltech Biotechnology Indonesia</text:p>
          </table:table-cell>
          <table:table-cell office:value-type="string" table:style-name="ce9">
            <text:p>18 Office Park, Lt.25, Unit B2 dan C, Jl. TB Simatupang No.18, Kel. Kebagusan, Kec. Pasar Minggu, Kota Jakarta Selatan, Provinsi DKI Jakarta-12520, Telp. 021-22783555)</text:p>
          </table:table-cell>
          <table:table-cell office:value-type="string" table:style-name="ce4">
            <text:p>DKI Jakarta</text:p>
          </table:table-cell>
          <table:table-cell office:value-type="string" table:style-name="ce4">
            <text:p>Importir</text:p>
          </table:table-cell>
          <table:table-cell office:value-type="string" table:style-name="ce8">
            <text:p>KKP RI I 2211662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Hydrolyzed yeast 900 g/kg, Brewers dried yeast 100 g/kg (Analisa terjamin: Protein kasar min. 28%)</text:p>
          </table:table-cell>
          <table:table-cell office:value-type="string" table:style-name="ce9">
            <text:p>Suplemen pakan untuk ikan dan udang</text:p>
          </table:table-cell>
          <table:table-cell office:value-type="date" office:date-value="2027-11-01T00:00:00" table:style-name="ce10">
            <text:p>1-Nov-2027</text:p>
          </table:table-cell>
          <table:table-cell office:value-type="float" office:value="1089" table:formula="of:=[.N309]-TODAY()" table:style-name="ce11">
            <text:p>1089</text:p>
          </table:table-cell>
          <table:table-cell office:value-type="string" office:string-value="Berlaku" table:formula="of:=IF([.O309]&gt;0;&quot;Berlaku&quot;;&quot;Kadaluarsa&quot;)" table:style-name="ce12">
            <text:p>Berlaku</text:p>
          </table:table-cell>
          <table:table-cell table:number-columns-repeated="16368"/>
        </table:table-row>
        <table:table-row table:style-name="ro7">
          <table:table-cell office:value-type="float" office:value="309" table:formula="of:=[.A309]+1" table:style-name="ce4">
            <text:p>309</text:p>
          </table:table-cell>
          <table:table-cell office:value-type="string" table:style-name="ce15">
            <text:p>Sano Top S</text:p>
          </table:table-cell>
          <table:table-cell office:value-type="string" table:style-name="ce7">
            <text:p>PT. Inve Indonesia</text:p>
          </table:table-cell>
          <table:table-cell office:value-type="string" table:style-name="ce7">
            <text:p>Ruko Prominence Blok 38E No.7, Jl. Jalur Sutera Boulevard, Kel. Panunggangan Timur, Kec. Pinang, Kota Tangerang, Provinsi Banten<text:s text:c="23"/></text:p>
          </table:table-cell>
          <table:table-cell office:value-type="string" table:style-name="ce4">
            <text:p>Banten</text:p>
          </table:table-cell>
          <table:table-cell office:value-type="string" table:style-name="ce4">
            <text:p>Importir</text:p>
          </table:table-cell>
          <table:table-cell office:value-type="string" table:style-name="ce23">
            <text:p>KKP RI I 2211027-P2 PBS</text:p>
          </table:table-cell>
          <table:table-cell office:value-type="string" table:style-name="ce2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C 40.000 mg/kg, Vitamin B1 4.600 mg/kg, Vitamin B6 4.100 mg/kg, Nicotinic acid 14.800 mg/kg, Choline 34.800 mg/kg, Selenium 18 mg/kg, Lysine 80.340 mg/kg, Soy flour dan Brewer yeast hingga 1 kg</text:p>
          </table:table-cell>
          <table:table-cell office:value-type="string" table:style-name="ce9">
            <text:p>- Top<text:s/><text:span text:style-name="T4">dressing</text:span><text:s/>untuk pakan pembesaran udang;</text:p>
            <text:p>- Meningkatkan<text:s/><text:span text:style-name="T4">Survival Rate</text:span><text:s/>(SR);</text:p>
            <text:p>- Menurunkan stres</text:p>
          </table:table-cell>
          <table:table-cell office:value-type="date" office:date-value="2027-11-01T00:00:00" table:style-name="ce10">
            <text:p>1-Nov-2027</text:p>
          </table:table-cell>
          <table:table-cell office:value-type="float" office:value="1089" table:formula="of:=[.N310]-TODAY()" table:style-name="ce11">
            <text:p>1089</text:p>
          </table:table-cell>
          <table:table-cell office:value-type="string" office:string-value="Berlaku" table:formula="of:=IF([.O310]&gt;0;&quot;Berlaku&quot;;&quot;Kadaluarsa&quot;)" table:style-name="ce12">
            <text:p>Berlaku</text:p>
          </table:table-cell>
          <table:table-cell table:number-columns-repeated="16368"/>
        </table:table-row>
        <table:table-row table:style-name="ro6">
          <table:table-cell office:value-type="float" office:value="310" table:formula="of:=[.A310]+1" table:style-name="ce4">
            <text:p>310</text:p>
          </table:table-cell>
          <table:table-cell office:value-type="string" table:style-name="ce19">
            <text:p>Sanocare Pur</text:p>
          </table:table-cell>
          <table:table-cell office:value-type="string" table:style-name="ce15">
            <text:p>PT. Inve Indonesia</text:p>
          </table:table-cell>
          <table:table-cell office:value-type="string" table:style-name="ce7">
            <text:p>Ruko Prominence Blok 38E No.7, Jl. Jalur Sutera Boulevard, Kel. Panunggangan Timur, Kec. Pinang, Kota Tangerang, Provinsi Banten<text:s text:c="23"/></text:p>
          </table:table-cell>
          <table:table-cell office:value-type="string" table:style-name="ce4">
            <text:p>Banten</text:p>
          </table:table-cell>
          <table:table-cell office:value-type="string" table:style-name="ce4">
            <text:p>Importir</text:p>
          </table:table-cell>
          <table:table-cell office:value-type="string" table:style-name="ce16">
            <text:p>KKP RI I 2211023 - P2 FTS</text:p>
          </table:table-cell>
          <table:table-cell office:value-type="string" table:style-name="ce16">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7">
            <text:p>Potassium monopersulfate 607,9 g/kg, Sodium chloride 172,1 g/kg, Sulfamic acid 60 g/kg, Sodium dodecyl dan Benzene sulfonate 80g/kg, sodium hexametaphosphate 80 g/kg</text:p>
          </table:table-cell>
          <table:table-cell office:value-type="string" table:style-name="ce9">
            <text:p>Sebagai desinfektan untuk mengatasi berbagai mikroba patogen, digunakan untuk water treatment di hatchery dan tambak</text:p>
          </table:table-cell>
          <table:table-cell office:value-type="date" office:date-value="2027-11-01T00:00:00" table:style-name="ce10">
            <text:p>1-Nov-2027</text:p>
          </table:table-cell>
          <table:table-cell office:value-type="float" office:value="1089" table:formula="of:=[.N311]-TODAY()" table:style-name="ce11">
            <text:p>1089</text:p>
          </table:table-cell>
          <table:table-cell office:value-type="string" office:string-value="Berlaku" table:formula="of:=IF([.O311]&gt;0;&quot;Berlaku&quot;;&quot;Kadaluarsa&quot;)" table:style-name="ce12">
            <text:p>Berlaku</text:p>
          </table:table-cell>
          <table:table-cell table:number-columns-repeated="16368"/>
        </table:table-row>
        <table:table-row table:style-name="ro5">
          <table:table-cell office:value-type="float" office:value="311" table:formula="of:=[.A311]+1" table:style-name="ce4">
            <text:p>311</text:p>
          </table:table-cell>
          <table:table-cell office:value-type="string" table:style-name="ce5">
            <text:p>BI KLIN</text:p>
          </table:table-cell>
          <table:table-cell office:value-type="string" table:style-name="ce6">
            <text:p>PT. Marindolab Pratama</text:p>
          </table:table-cell>
          <table:table-cell office:value-type="string" table:style-name="ce7">
            <text:p>Kawasan Industri Modern III Blok A9-A10 Cikande, Serang, Provinsi Banten, Telp/Fax (0254) 402486-7/ (0254) 402491</text:p>
          </table:table-cell>
          <table:table-cell office:value-type="string" table:style-name="ce8">
            <text:p>Banten</text:p>
          </table:table-cell>
          <table:table-cell office:value-type="string" table:style-name="ce8">
            <text:p>Produsen</text:p>
          </table:table-cell>
          <table:table-cell office:value-type="string" table:style-name="ce4">
            <text:p>KKP RI D 221103-P2 P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7">
            <text:p>Bacillus subtilis (BABC-1) min. 1 X10^6 CFU/mL, Glucose 50 gr/L, Prelac 100 gr/L, NaCl 30 gr/L, Molase 100 gr/L, Skim milk 80gr/L, Glycine 80 gr/L, Yeast extract 1 gr/L, Air hingga 1 L</text:p>
          </table:table-cell>
          <table:table-cell office:value-type="string" table:style-name="ce9">
            <text:p>- Menekan dominasi bakteri pathogen di hepatopankreas &amp; saluran pencernaan;</text:p>
            <text:p>- Mengoptimalkan sistem kekebalan tubuh terhadap serangan kuman penyakit</text:p>
          </table:table-cell>
          <table:table-cell office:value-type="date" office:date-value="2027-11-01T00:00:00" table:style-name="ce10">
            <text:p>1-Nov-2027</text:p>
          </table:table-cell>
          <table:table-cell office:value-type="float" office:value="1089" table:formula="of:=[.N312]-TODAY()" table:style-name="ce11">
            <text:p>1089</text:p>
          </table:table-cell>
          <table:table-cell office:value-type="string" office:string-value="Berlaku" table:formula="of:=IF([.O312]&gt;0;&quot;Berlaku&quot;;&quot;Kadaluarsa&quot;)" table:style-name="ce12">
            <text:p>Berlaku</text:p>
          </table:table-cell>
          <table:table-cell table:number-columns-repeated="16368"/>
        </table:table-row>
        <table:table-row table:style-name="ro13">
          <table:table-cell office:value-type="float" office:value="312" table:formula="of:=[.A312]+1" table:style-name="ce4">
            <text:p>312</text:p>
          </table:table-cell>
          <table:table-cell office:value-type="string" table:style-name="ce7">
            <text:p>PX VIT FRS MAL</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Bekasi, Provinsi Jawa Barat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24">
            <text:p>KKP RI D 2211663 PBS</text:p>
          </table:table-cell>
          <table:table-cell office:value-type="string" table:style-name="ce4">
            <text:p>Dalam Negeri</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Vitamin A 3.750.000 IU/kg, Vitamin D3 750.000 IU/kg, Vitamin E 30.000 mg/kg, Vitamin K3 1.000 mg/kg, Vitamin B1 2.500 mg/kg, Vitamin B2 3.200 mg/kg, Vitamin B6 2.500 mg/kg, Vitamin B12 10.000 mcg/kg, Niacin 12.500 mg/kg, Ca-D-Pantothenate 12.250 mg/kg, Biotin 30.000 mcg/kg, Folic acid 460 mg/kg, Vitamin C 100.000 mg/kg, Inositol 50.000 mg/kg, Antioxidant 500 mg/kg, Calcium carbonate ad 1 kg<text:s text:c="2"/></text:p>
          </table:table-cell>
          <table:table-cell office:value-type="string" table:style-name="ce25">
            <text:p>Feed supplement untuk ikan air tawar</text:p>
          </table:table-cell>
          <table:table-cell office:value-type="date" office:date-value="2027-11-29T00:00:00" table:style-name="ce10">
            <text:p>29-Nov-2027</text:p>
          </table:table-cell>
          <table:table-cell office:value-type="float" office:value="1117" table:formula="of:=[.N313]-TODAY()" table:style-name="ce11">
            <text:p>1117</text:p>
          </table:table-cell>
          <table:table-cell office:value-type="string" office:string-value="Berlaku" table:formula="of:=IF([.O313]&gt;0;&quot;Berlaku&quot;;&quot;Kadaluarsa&quot;)" table:style-name="ce12">
            <text:p>Berlaku</text:p>
          </table:table-cell>
          <table:table-cell table:number-columns-repeated="16368"/>
        </table:table-row>
        <table:table-row table:style-name="ro13">
          <table:table-cell office:value-type="float" office:value="313" table:formula="of:=[.A313]+1" table:style-name="ce4">
            <text:p>313</text:p>
          </table:table-cell>
          <table:table-cell office:value-type="string" table:style-name="ce7">
            <text:p>PX VIT FRS 0.1% INA</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Bekasi, Provinsi Jawa Barat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24">
            <text:p>KKP RI D 2211664 PBS</text:p>
          </table:table-cell>
          <table:table-cell office:value-type="string" table:style-name="ce4">
            <text:p>Dalam Negeri</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Vitamin A 7.000.000 IU/kg, Vitamin D3 1.800.000 IU/kg, Vitamin E 150.000 IU/kg, Vitamin K3 10.000 mg/kg, Vitamin B1 25.000 mg/kg, Vitamin B2 15.000 mg/kg, Vitamin B6 25.000 mg/kg, Vitamin B12 20.000 mcg/kg, Niacinamide 90.000 mg/kg, Pantothenic acid 50.000 mg/kg, Biotin 500.000 mcg/kg, Folic acid 5.000 mg/kg, Inositol 50.000 mg/kg, Calcium carbonate ad 1 kg<text:s text:c="2"/></text:p>
          </table:table-cell>
          <table:table-cell office:value-type="string" table:style-name="ce25">
            <text:p>Feed supplement untuk ikan air tawar</text:p>
          </table:table-cell>
          <table:table-cell office:value-type="date" office:date-value="2027-11-29T00:00:00" table:style-name="ce10">
            <text:p>29-Nov-2027</text:p>
          </table:table-cell>
          <table:table-cell office:value-type="float" office:value="1117" table:formula="of:=[.N314]-TODAY()" table:style-name="ce11">
            <text:p>1117</text:p>
          </table:table-cell>
          <table:table-cell office:value-type="string" office:string-value="Berlaku" table:formula="of:=IF([.O314]&gt;0;&quot;Berlaku&quot;;&quot;Kadaluarsa&quot;)" table:style-name="ce12">
            <text:p>Berlaku</text:p>
          </table:table-cell>
          <table:table-cell table:number-columns-repeated="16368"/>
        </table:table-row>
        <table:table-row table:style-name="ro34">
          <table:table-cell office:value-type="float" office:value="314" table:formula="of:=[.A314]+1" table:style-name="ce4">
            <text:p>314</text:p>
          </table:table-cell>
          <table:table-cell office:value-type="string" table:style-name="ce7">
            <text:p>VIT AQA FRS 2.0</text:p>
          </table:table-cell>
          <table:table-cell office:value-type="string" table:style-name="ce6">
            <text:p>PT. Trouw Nutrition Indonesia</text:p>
            <text:p/>
          </table:table-cell>
          <table:table-cell office:value-type="string" table:style-name="ce7">
            <text:p>Kawasan Industri MM 2100 Jl. Selayar Blok A3-2, Desa Mekarwangi, Kel/Desa Mekarwangi, Kec. Cikarang Barat, Bekasi, Provinsi Jawa Barat 17845</text:p>
          </table:table-cell>
          <table:table-cell office:value-type="string" table:style-name="ce8">
            <text:p>Jawa Barat</text:p>
          </table:table-cell>
          <table:table-cell office:value-type="string" table:style-name="ce8">
            <text:p>Produsen/Importir</text:p>
          </table:table-cell>
          <table:table-cell office:value-type="string" table:style-name="ce24">
            <text:p>KKP RI D 2211665 PBS</text:p>
          </table:table-cell>
          <table:table-cell office:value-type="string" table:style-name="ce4">
            <text:p>Dalam Negeri</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Vitamin A 3.000.000 IU/kg, Vitamin D3 750.000 IU/kg, Vitamin E 60.000 IU/kg, Vitamin K3 2.500 mg/kg, Vitamin B1 5.000 mg/kg, Vitamin B2 7.500 mg/kg, Vitamin B6 7.500 mg/kg, Vitamin B12 10.000 mcg/kg, Niacinamide 40.000 mg/kg, Pantothenic acid 25.000 mg/kg, Biotin 150.000 mcg/kg, Folic acid 2.000 mg/kg, Inositol 50.000 mg/kg, Calcium carbonate ad 1 kg<text:s text:c="2"/></text:p>
          </table:table-cell>
          <table:table-cell office:value-type="string" table:style-name="ce25">
            <text:p>Feed supplement untuk ikan air tawar</text:p>
          </table:table-cell>
          <table:table-cell office:value-type="date" office:date-value="2027-11-29T00:00:00" table:style-name="ce10">
            <text:p>29-Nov-2027</text:p>
          </table:table-cell>
          <table:table-cell office:value-type="float" office:value="1117" table:formula="of:=[.N315]-TODAY()" table:style-name="ce11">
            <text:p>1117</text:p>
          </table:table-cell>
          <table:table-cell office:value-type="string" office:string-value="Berlaku" table:formula="of:=IF([.O315]&gt;0;&quot;Berlaku&quot;;&quot;Kadaluarsa&quot;)" table:style-name="ce12">
            <text:p>Berlaku</text:p>
          </table:table-cell>
          <table:table-cell table:number-columns-repeated="16368"/>
        </table:table-row>
        <table:table-row table:style-name="ro18">
          <table:table-cell office:value-type="float" office:value="315" table:formula="of:=[.A315]+1" table:style-name="ce4">
            <text:p>315</text:p>
          </table:table-cell>
          <table:table-cell office:value-type="string" table:style-name="ce7">
            <text:p>Ronozyme Multigrain</text:p>
          </table:table-cell>
          <table:table-cell office:value-type="string" table:style-name="ce6">
            <text:p>PT. DSM Nutritional Products Manufacturing Indonesia</text:p>
            <text:p/>
          </table:table-cell>
          <table:table-cell office:value-type="string" table:style-name="ce7">
            <text:p>18 Office Park Tower A, Unit J, 3rd Floor, Jl. Letjen TB Simatupang Kav.18, Kel. Kebagusan, Kec. Pasar Minggu, Kota Jakarta Selatan, Provinsi DKI Jakarta12520. Telp: (021) 22708402</text:p>
            <text:p/>
            <text:p>Produsen Asal:</text:p>
            <text:p>Novozyme A/s, Denmark</text:p>
            <text:p>(Krogshoejvej 36 DK-2880 Bagsvaerd Denmark</text:p>
          </table:table-cell>
          <table:table-cell office:value-type="string" table:style-name="ce8">
            <text:p>DKI Jakarta</text:p>
          </table:table-cell>
          <table:table-cell office:value-type="string" table:style-name="ce8">
            <text:p>Produsen/Importir/Eksportir</text:p>
          </table:table-cell>
          <table:table-cell office:value-type="string" table:style-name="ce24">
            <text:p>KKP RI I 2211666 PBC</text:p>
          </table:table-cell>
          <table:table-cell office:value-type="string" table:style-name="ce4">
            <text:p>Impor</text:p>
          </table:table-cell>
          <table:table-cell office:value-type="string" table:style-name="ce4">
            <text:p>Obat Bebas</text:p>
          </table:table-cell>
          <table:table-cell office:value-type="string" table:style-name="ce21">
            <text:p>Cair</text:p>
          </table:table-cell>
          <table:table-cell office:value-type="string" table:style-name="ce21">
            <text:p>Premiks</text:p>
          </table:table-cell>
          <table:table-cell office:value-type="string" table:style-name="ce25">
            <text:p>Enzim komplek dari Trichoderma reesei QM6a 4g/100 ml (Jumlah hasil fermentasi: Xylanase (endo-1,4-) (*), terdiri dari: Endo-1,4-β-glucanase (cellulase) min. 800 U/mL, Endo-1,3 (4)-β-glucanase (β-glucanase) min. 700 U/mL , Endo-1,4-β-xylanase (xylanase) min. 2.700 U/mL), Sorbitol 40 g/100ml, Pottasium sorbate 0,05 g/100 ml, air sampai dengan 100 ml</text:p>
          </table:table-cell>
          <table:table-cell office:value-type="string" table:style-name="ce25">
            <text:p>Sebagai feed additive untuk ikan dan udang</text:p>
          </table:table-cell>
          <table:table-cell office:value-type="date" office:date-value="2027-11-29T00:00:00" table:style-name="ce10">
            <text:p>29-Nov-2027</text:p>
          </table:table-cell>
          <table:table-cell office:value-type="float" office:value="1117" table:formula="of:=[.N316]-TODAY()" table:style-name="ce11">
            <text:p>1117</text:p>
          </table:table-cell>
          <table:table-cell office:value-type="string" office:string-value="Berlaku" table:formula="of:=IF([.O316]&gt;0;&quot;Berlaku&quot;;&quot;Kadaluarsa&quot;)" table:style-name="ce12">
            <text:p>Berlaku</text:p>
          </table:table-cell>
          <table:table-cell table:number-columns-repeated="16368"/>
        </table:table-row>
        <table:table-row table:style-name="ro6">
          <table:table-cell office:value-type="float" office:value="316" table:formula="of:=[.A316]+1" table:style-name="ce4">
            <text:p>316</text:p>
          </table:table-cell>
          <table:table-cell office:value-type="string" table:style-name="ce7">
            <text:p>Airnakul</text:p>
          </table:table-cell>
          <table:table-cell office:value-type="string" table:style-name="ce6">
            <text:p>CV. Mulia Sukses Abadi Sentosa</text:p>
            <text:p/>
          </table:table-cell>
          <table:table-cell office:value-type="string" table:style-name="ce7">
            <text:p>Jl. H. Lubis No. 31, Dusun Karang Indah, Desa/Kel. Karang Anyar, Kecamatan Jati Agung, Kab. Lampung Selatan, Provinsi Lampung 35365, Telp. 085279980777</text:p>
          </table:table-cell>
          <table:table-cell office:value-type="string" table:style-name="ce8">
            <text:p>Lampung</text:p>
          </table:table-cell>
          <table:table-cell office:value-type="string" table:style-name="ce8">
            <text:p>Produsen</text:p>
          </table:table-cell>
          <table:table-cell office:value-type="string" table:style-name="ce24">
            <text:p>KKP RI D 2211667 PBS</text:p>
          </table:table-cell>
          <table:table-cell office:value-type="string" table:style-name="ce4">
            <text:p>Dalam Negeri</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1">
            <text:p>Kalsium karbonat 999,9 g/kg, Briliant Blue 0,1 g/kg</text:p>
          </table:table-cell>
          <table:table-cell office:value-type="string" table:style-name="ce25">
            <text:p>- Membantu proses moulting, membantu;</text:p>
            <text:p>- Meningkatkan pertumbuhan udang</text:p>
          </table:table-cell>
          <table:table-cell office:value-type="date" office:date-value="2027-11-29T00:00:00" table:style-name="ce10">
            <text:p>29-Nov-2027</text:p>
          </table:table-cell>
          <table:table-cell office:value-type="float" office:value="1117" table:formula="of:=[.N317]-TODAY()" table:style-name="ce11">
            <text:p>1117</text:p>
          </table:table-cell>
          <table:table-cell office:value-type="string" office:string-value="Berlaku" table:formula="of:=IF([.O317]&gt;0;&quot;Berlaku&quot;;&quot;Kadaluarsa&quot;)" table:style-name="ce12">
            <text:p>Berlaku</text:p>
          </table:table-cell>
          <table:table-cell table:number-columns-repeated="16368"/>
        </table:table-row>
        <table:table-row table:style-name="ro21">
          <table:table-cell office:value-type="float" office:value="317" table:formula="of:=[.A317]+1" table:style-name="ce4">
            <text:p>317</text:p>
          </table:table-cell>
          <table:table-cell office:value-type="string" table:style-name="ce7">
            <text:p>Lactonin V</text:p>
          </table:table-cell>
          <table:table-cell office:value-type="string" table:style-name="ce6">
            <text:p>PT. Grobest Indomakmur</text:p>
            <text:p/>
          </table:table-cell>
          <table:table-cell office:value-type="string" table:style-name="ce7">
            <text:p>The Suites Tower Lt.11 Suite 05, Jalan Boulevard Pantai Indah Kapuk No.1 Kav. OFS, Kel. Kamal Muara, Kec. Penjaringan, Kota Jakarta Utara, Provinsi DKI Jakarta, Telp/Fax: (021) 5882250/ 5882249</text:p>
            <text:p/>
            <text:p>Produsen Asal:</text:p>
            <text:p>Premixstar Biotechnology Co., Ltd</text:p>
            <text:p>(No.106, Ln.800, Zhongshan S.Rd., Yangmei Dist., Taouyuan City 326, Taiwan (R.O.C)</text:p>
          </table:table-cell>
          <table:table-cell office:value-type="string" table:style-name="ce8">
            <text:p>DKI Jakarta</text:p>
          </table:table-cell>
          <table:table-cell office:value-type="string" table:style-name="ce8">
            <text:p>Importir</text:p>
          </table:table-cell>
          <table:table-cell office:value-type="string" table:style-name="ce24">
            <text:p>KKP RI I 2211668 PBS</text:p>
          </table:table-cell>
          <table:table-cell office:value-type="string" table:style-name="ce4">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1">
            <text:p>Vitamin E 10.000 mg/kg, Calcium 302.400 mg/kg</text:p>
          </table:table-cell>
          <table:table-cell office:value-type="string" table:style-name="ce25">
            <text:p>Suplementasi vitamin E dan Calcium pada pakan ikan dan udang</text:p>
          </table:table-cell>
          <table:table-cell office:value-type="date" office:date-value="2027-11-29T00:00:00" table:style-name="ce10">
            <text:p>29-Nov-2027</text:p>
          </table:table-cell>
          <table:table-cell office:value-type="float" office:value="1117" table:formula="of:=[.N318]-TODAY()" table:style-name="ce11">
            <text:p>1117</text:p>
          </table:table-cell>
          <table:table-cell office:value-type="string" office:string-value="Berlaku" table:formula="of:=IF([.O318]&gt;0;&quot;Berlaku&quot;;&quot;Kadaluarsa&quot;)" table:style-name="ce12">
            <text:p>Berlaku</text:p>
          </table:table-cell>
          <table:table-cell table:number-columns-repeated="16368"/>
        </table:table-row>
        <table:table-row table:style-name="ro21">
          <table:table-cell office:value-type="float" office:value="318" table:formula="of:=[.A318]+1" table:style-name="ce4">
            <text:p>318</text:p>
          </table:table-cell>
          <table:table-cell office:value-type="string" table:style-name="ce7">
            <text:p>Actiminex</text:p>
          </table:table-cell>
          <table:table-cell office:value-type="string" table:style-name="ce6">
            <text:p>PT. Grobest Indomakmur</text:p>
            <text:p/>
          </table:table-cell>
          <table:table-cell office:value-type="string" table:style-name="ce7">
            <text:p>The Suites Tower Lt.11 Suite 05, Jalan Boulevard Pantai Indah Kapuk No.1 Kav. OFS, Kel. Kamal Muara, Kec. Penjaringan, Kota Jakarta Utara, Provinsi DKI Jakarta, Telp/Fax: (021) 5882250/ 5882249</text:p>
            <text:p/>
            <text:p>Produsen Asal:</text:p>
            <text:p>Premixstar Biotechnology Co., Ltd</text:p>
            <text:p>(No.106, Ln.800, Zhongshan S.Rd., Yangmei Dist., Taouyuan City 326, Taiwan (R.O.C)</text:p>
          </table:table-cell>
          <table:table-cell office:value-type="string" table:style-name="ce8">
            <text:p>DKI Jakarta</text:p>
          </table:table-cell>
          <table:table-cell office:value-type="string" table:style-name="ce8">
            <text:p>Importir</text:p>
          </table:table-cell>
          <table:table-cell office:value-type="string" table:style-name="ce24">
            <text:p>KKP RI I 2211669 PBS</text:p>
          </table:table-cell>
          <table:table-cell office:value-type="string" table:style-name="ce4">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Calcium 176,94 g/kg, Phosphorus 39,16 g/kg, Potassium 36,84 g/kg, Magnesium 14,46 g/kg, Zinc 9,04 g/kg, Ferrous 3,17 g/kg, Manganese 2,19 g/kg, Copper 3,55 g/kg</text:p>
          </table:table-cell>
          <table:table-cell office:value-type="string" table:style-name="ce25">
            <text:p>Suplementasi mineral pada pakan udang</text:p>
          </table:table-cell>
          <table:table-cell office:value-type="date" office:date-value="2027-11-29T00:00:00" table:style-name="ce10">
            <text:p>29-Nov-2027</text:p>
          </table:table-cell>
          <table:table-cell office:value-type="float" office:value="1117" table:formula="of:=[.N319]-TODAY()" table:style-name="ce11">
            <text:p>1117</text:p>
          </table:table-cell>
          <table:table-cell office:value-type="string" office:string-value="Berlaku" table:formula="of:=IF([.O319]&gt;0;&quot;Berlaku&quot;;&quot;Kadaluarsa&quot;)" table:style-name="ce12">
            <text:p>Berlaku</text:p>
          </table:table-cell>
          <table:table-cell table:number-columns-repeated="16368"/>
        </table:table-row>
        <table:table-row table:style-name="ro21">
          <table:table-cell office:value-type="float" office:value="319" table:formula="of:=[.A319]+1" table:style-name="ce4">
            <text:p>319</text:p>
          </table:table-cell>
          <table:table-cell office:value-type="string" table:style-name="ce26">
            <text:p>Vitamin Premix for Fish Feed (PS)</text:p>
          </table:table-cell>
          <table:table-cell office:value-type="string" table:style-name="ce6">
            <text:p>PT. Grobest Indomakmur</text:p>
            <text:p/>
          </table:table-cell>
          <table:table-cell office:value-type="string" table:style-name="ce7">
            <text:p>The Suites Tower Lt.11 Suite 05, Jalan Boulevard Pantai Indah Kapuk No.1 Kav. OFS, Kel. Kamal Muara, Kec. Penjaringan, Kota Jakarta Utara, Provinsi DKI Jakarta, Telp/Fax: (021) 5882250/ 5882249</text:p>
            <text:p/>
            <text:p>Produsen Asal:</text:p>
            <text:p>Premixstar Biotechnology Co., Ltd</text:p>
            <text:p>(No.106, Ln.800, Zhongshan S.Rd., Yangmei Dist., Taouyuan City 326, Taiwan (R.O.C)</text:p>
          </table:table-cell>
          <table:table-cell office:value-type="string" table:style-name="ce8">
            <text:p>DKI Jakarta</text:p>
          </table:table-cell>
          <table:table-cell office:value-type="string" table:style-name="ce8">
            <text:p>Importir</text:p>
          </table:table-cell>
          <table:table-cell office:value-type="string" table:style-name="ce24">
            <text:p>KKP RI I 2211670 PBS</text:p>
          </table:table-cell>
          <table:table-cell office:value-type="string" table:style-name="ce4">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Vitamin A 4.500.000 IU/kg, Vitamin E 28.000 g/kg, Vitamin B1 5.880 g/kg, Vitamin B2 4.800 g/kg, Vitamin B6 5.940 g/kg, Niacin 21. 560 g/kg, Pantothenic acid 12.740 g/kg, Calcium carbonate<text:s text:c="3"/></text:p>
          </table:table-cell>
          <table:table-cell office:value-type="string" table:style-name="ce25">
            <text:p>Suplementasi vitamin pada pakan ikan</text:p>
          </table:table-cell>
          <table:table-cell office:value-type="date" office:date-value="2027-11-29T00:00:00" table:style-name="ce10">
            <text:p>29-Nov-2027</text:p>
          </table:table-cell>
          <table:table-cell office:value-type="float" office:value="1117" table:formula="of:=[.N320]-TODAY()" table:style-name="ce11">
            <text:p>1117</text:p>
          </table:table-cell>
          <table:table-cell office:value-type="string" office:string-value="Berlaku" table:formula="of:=IF([.O320]&gt;0;&quot;Berlaku&quot;;&quot;Kadaluarsa&quot;)" table:style-name="ce12">
            <text:p>Berlaku</text:p>
          </table:table-cell>
          <table:table-cell table:number-columns-repeated="16368"/>
        </table:table-row>
        <table:table-row table:style-name="ro19">
          <table:table-cell office:value-type="float" office:value="320" table:formula="of:=[.A320]+1" table:style-name="ce4">
            <text:p>320</text:p>
          </table:table-cell>
          <table:table-cell office:value-type="string" table:style-name="ce5">
            <text:p>Agriniran Aquatic</text:p>
          </table:table-cell>
          <table:table-cell office:value-type="string" table:style-name="ce6">
            <text:p>PT. Agrinusa Jaya Sentosa</text:p>
            <text:p/>
          </table:table-cell>
          <table:table-cell office:value-type="string" table:style-name="ce7">
            <text:p>Alamat Kantor:</text:p>
            <text:p>(Jl. Raya Panjang, Komp. Kedoya Elok Plaza Blok DA-17, rt.019/004, Kedoya Selatan, Kebun Jeruk, Kota Jakarta Barat, Provinsi DKI Jakarta.</text:p>
            <text:p/>
            <text:p>Alamat Pabrik:</text:p>
            <text:p>Komplek Industri Wahyu Sejahtera, Blok E-3, Kp. Tegal, Rt.20 Rw.06, Desa Kembang Kuning, Klapanunggal, Kabupaten Bogor, Provinsi Jawa Barat 16710</text:p>
          </table:table-cell>
          <table:table-cell office:value-type="string" table:style-name="ce8">
            <text:p>Jawa Barat</text:p>
          </table:table-cell>
          <table:table-cell office:value-type="string" table:style-name="ce8">
            <text:p>Produsen</text:p>
          </table:table-cell>
          <table:table-cell office:value-type="string" table:style-name="ce4">
            <text:p>KKP RI D 2211671 H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16">
            <text:p>Obat Alami/Herbal</text:p>
          </table:table-cell>
          <table:table-cell office:value-type="string" table:style-name="ce25">
            <text:p>Phyllanthus niruri 500 g/kg, Calcium carbonate</text:p>
          </table:table-cell>
          <table:table-cell office:value-type="string" table:style-name="ce25">
            <text:p>Sebagai herbal imunomodulator pada ikan dan udang.</text:p>
          </table:table-cell>
          <table:table-cell office:value-type="date" office:date-value="2027-11-29T00:00:00" table:style-name="ce10">
            <text:p>29-Nov-2027</text:p>
          </table:table-cell>
          <table:table-cell office:value-type="float" office:value="1117" table:formula="of:=[.N321]-TODAY()" table:style-name="ce11">
            <text:p>1117</text:p>
          </table:table-cell>
          <table:table-cell office:value-type="string" office:string-value="Berlaku" table:formula="of:=IF([.O321]&gt;0;&quot;Berlaku&quot;;&quot;Kadaluarsa&quot;)" table:style-name="ce12">
            <text:p>Berlaku</text:p>
          </table:table-cell>
          <table:table-cell table:number-columns-repeated="16368"/>
        </table:table-row>
        <table:table-row table:style-name="ro35">
          <table:table-cell office:value-type="float" office:value="321" table:formula="of:=[.A321]+1" table:style-name="ce4">
            <text:p>321</text:p>
          </table:table-cell>
          <table:table-cell office:value-type="string" table:style-name="ce5">
            <text:p>Aquate Defender</text:p>
          </table:table-cell>
          <table:table-cell office:value-type="string" table:style-name="ce5">
            <text:p>PT. Alltech Biotechnology Indonesia</text:p>
          </table:table-cell>
          <table:table-cell office:value-type="string" table:style-name="ce6">
            <text:p>18 Office Park, Lt.25, Unit B2 dan C, Jl. TB Simatupang No.18, Kel. Kebagusan, Kec. Pasar Minggu, Kota Jakarta Selatan, Provinsi DKI Jakarta-12520, Telp. 021-22783555</text:p>
            <text:p><text:span text:style-name="T7">Produsen asal:</text:span><text:span text:style-name="T7"/></text:p>
            <text:p>Alltech Biotechnology Corp., Ltd</text:p>
            <text:p>(Tower A, 19 th Floor, Rama 9 Road, Khwang Huaykwang, Khet Huaykwang, Bangkok Thailand<text:s/></text:p>
          </table:table-cell>
          <table:table-cell office:value-type="string" table:style-name="ce4">
            <text:p>DKI Jakarta</text:p>
          </table:table-cell>
          <table:table-cell office:value-type="string" table:style-name="ce4">
            <text:p>Importir</text:p>
          </table:table-cell>
          <table:table-cell office:value-type="string" table:style-name="ce13">
            <text:p>KKP RI I 2212223 - P2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Zinc proteinate 70g/kg; Selenium yeast 30g/kg, Ekstrak yeast 370 g/kg, Corn distiller dried grains 370 g/kg, Brewer dried yeast 112 g/kg, Fermentasi soluble kering<text:s/><text:span text:style-name="T4">Saccharomyces cerevisiae</text:span><text:s/>48 g/kg</text:p>
          </table:table-cell>
          <table:table-cell office:value-type="string" table:style-name="ce7">
            <text:p>Sebagai feed additive untuk ikan dan udang</text:p>
          </table:table-cell>
          <table:table-cell office:value-type="date" office:date-value="2027-12-23T00:00:00" table:style-name="ce10">
            <text:p>23-Dec-2027</text:p>
          </table:table-cell>
          <table:table-cell office:value-type="float" office:value="1141" table:formula="of:=[.N322]-TODAY()" table:style-name="ce11">
            <text:p>1141</text:p>
          </table:table-cell>
          <table:table-cell office:value-type="string" office:string-value="Berlaku" table:formula="of:=IF([.O322]&gt;0;&quot;Berlaku&quot;;&quot;Kadaluarsa&quot;)" table:style-name="ce12">
            <text:p>Berlaku</text:p>
          </table:table-cell>
          <table:table-cell table:number-columns-repeated="16368"/>
        </table:table-row>
        <table:table-row table:style-name="ro35">
          <table:table-cell office:value-type="float" office:value="322" table:formula="of:=[.A322]+1" table:style-name="ce4">
            <text:p>322</text:p>
          </table:table-cell>
          <table:table-cell office:value-type="string" table:style-name="ce5">
            <text:p>Aquate Defender Farm Pak<text:s/></text:p>
          </table:table-cell>
          <table:table-cell office:value-type="string" table:style-name="ce5">
            <text:p>PT. Alltech Biotechnology Indonesia</text:p>
          </table:table-cell>
          <table:table-cell office:value-type="string" table:style-name="ce6">
            <text:p>18 Office Park, Lt.25, Unit B2 dan C, Jl. TB Simatupang No.18, Kel. Kebagusan, Kec. Pasar Minggu, Kota Jakarta Selatan, Provinsi DKI Jakarta-12520, Telp. 021-22783555</text:p>
            <text:p><text:span text:style-name="T7">Produsen asal:</text:span><text:span text:style-name="T7"/></text:p>
            <text:p>Alltech Biotechnology Corp., Ltd</text:p>
            <text:p>(Tower A, 19 th Floor, Rama 9 Road, Khwang Huaykwang, Khet Huaykwang, Bangkok Thailand<text:s/></text:p>
          </table:table-cell>
          <table:table-cell office:value-type="string" table:style-name="ce4">
            <text:p>DKI Jakarta</text:p>
          </table:table-cell>
          <table:table-cell office:value-type="string" table:style-name="ce4">
            <text:p>Importir</text:p>
          </table:table-cell>
          <table:table-cell office:value-type="string" table:style-name="ce13">
            <text:p>KKP RI I 2212225 - P2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Zinc proteinate 70g/kg; Selenium yeast 30g/kg, Ekstrak yeast 370 g/kg, Corn distiller dried grains 370 g/kg, Brewer dried yeast 112 g/kg, Fermentasi soluble kering<text:s/><text:span text:style-name="T4">Saccharomyces cerevisiae</text:span><text:s/>48 g/kg</text:p>
          </table:table-cell>
          <table:table-cell office:value-type="string" table:style-name="ce7">
            <text:p>Sebagai feed additive untuk ikan dan udang</text:p>
          </table:table-cell>
          <table:table-cell office:value-type="date" office:date-value="2027-12-23T00:00:00" table:style-name="ce10">
            <text:p>23-Dec-2027</text:p>
          </table:table-cell>
          <table:table-cell office:value-type="float" office:value="1141" table:formula="of:=[.N323]-TODAY()" table:style-name="ce11">
            <text:p>1141</text:p>
          </table:table-cell>
          <table:table-cell office:value-type="string" office:string-value="Berlaku" table:formula="of:=IF([.O323]&gt;0;&quot;Berlaku&quot;;&quot;Kadaluarsa&quot;)" table:style-name="ce12">
            <text:p>Berlaku</text:p>
          </table:table-cell>
          <table:table-cell table:number-columns-repeated="16368"/>
        </table:table-row>
        <table:table-row table:style-name="ro36">
          <table:table-cell office:value-type="float" office:value="323" table:formula="of:=[.A323]+1" table:style-name="ce4">
            <text:p>323</text:p>
          </table:table-cell>
          <table:table-cell office:value-type="string" table:style-name="ce7">
            <text:p>Sel-Plex 2000 AQ<text:s/></text:p>
          </table:table-cell>
          <table:table-cell office:value-type="string" table:style-name="ce5">
            <text:p>PT. Alltech Biotechnology Indonesia</text:p>
          </table:table-cell>
          <table:table-cell office:value-type="string" table:style-name="ce6">
            <text:p>18 Office Park, Lt.25, Unit B2 dan C, Jl. TB Simatupang No.18, Kel. Kebagusan, Kec. Pasar Minggu, Kota Jakarta Selatan, Provinsi DKI Jakarta-12520, Telp. 021-22783555</text:p>
            <text:p><text:span text:style-name="T7">Produsen asal:</text:span><text:span text:style-name="T7"/></text:p>
            <text:p>Alltech Biotechnology Corp., Ltd</text:p>
            <text:p>Alltech Inc., USA</text:p>
            <text:p>(3031 Catnip Hill Pike Nicholasville Kentucky-USA)</text:p>
          </table:table-cell>
          <table:table-cell office:value-type="string" table:style-name="ce4">
            <text:p>DKI Jakarta</text:p>
          </table:table-cell>
          <table:table-cell office:value-type="string" table:style-name="ce4">
            <text:p>Importir</text:p>
          </table:table-cell>
          <table:table-cell office:value-type="string" table:style-name="ce24">
            <text:p>KKP RI I 2212672 PBS</text:p>
          </table:table-cell>
          <table:table-cell office:value-type="string" table:style-name="ce13">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Selenium yeast 800 g/kg, Kalsium karbonat 100 g/kg, Corn distillers dried grains with soluble 100 g/kg</text:p>
          </table:table-cell>
          <table:table-cell office:value-type="string" table:style-name="ce7">
            <text:p>Sebagai feed additive untuk ikan dan udang</text:p>
          </table:table-cell>
          <table:table-cell office:value-type="date" office:date-value="2027-12-23T00:00:00" table:style-name="ce10">
            <text:p>23-Dec-2027</text:p>
          </table:table-cell>
          <table:table-cell office:value-type="float" office:value="1141" table:formula="of:=[.N324]-TODAY()" table:style-name="ce11">
            <text:p>1141</text:p>
          </table:table-cell>
          <table:table-cell office:value-type="string" office:string-value="Berlaku" table:formula="of:=IF([.O324]&gt;0;&quot;Berlaku&quot;;&quot;Kadaluarsa&quot;)" table:style-name="ce12">
            <text:p>Berlaku</text:p>
          </table:table-cell>
          <table:table-cell table:number-columns-repeated="16368"/>
        </table:table-row>
        <table:table-row table:style-name="ro37">
          <table:table-cell office:value-type="float" office:value="324" table:formula="of:=[.A324]+1" table:style-name="ce4">
            <text:p>324</text:p>
          </table:table-cell>
          <table:table-cell office:value-type="string" table:style-name="ce7">
            <text:p>Sel-Plex 3000 AQ</text:p>
          </table:table-cell>
          <table:table-cell office:value-type="string" table:style-name="ce5">
            <text:p>PT. Alltech Biotechnology Indonesia</text:p>
          </table:table-cell>
          <table:table-cell office:value-type="string" table:style-name="ce6">
            <text:p>18 Office Park, Lt.25, Unit B2 dan C, Jl. TB Simatupang No.18, Kel. Kebagusan, Kec. Pasar Minggu, Kota Jakarta Selatan, Provinsi DKI Jakarta-12520, Telp. 021-22783555</text:p>
            <text:p><text:span text:style-name="T7">Produsen asal:</text:span><text:span text:style-name="T7"/></text:p>
            <text:p>Alltech Inc., USA</text:p>
            <text:p>(3031 Catnip Hill Pike Nicholasville Kentucky-USA)</text:p>
          </table:table-cell>
          <table:table-cell office:value-type="string" table:style-name="ce4">
            <text:p>DKI Jakarta</text:p>
          </table:table-cell>
          <table:table-cell office:value-type="string" table:style-name="ce4">
            <text:p>Importir</text:p>
          </table:table-cell>
          <table:table-cell office:value-type="string" table:style-name="ce24">
            <text:p>KKP RI I 2212673 PBS<text:s/></text:p>
          </table:table-cell>
          <table:table-cell office:value-type="string" table:style-name="ce13">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Selenium yeast 970 g/kg, Brewer dried yeast 30 g/kg</text:p>
          </table:table-cell>
          <table:table-cell office:value-type="string" table:style-name="ce7">
            <text:p>Sebagai feed additive untuk ikan dan udang</text:p>
          </table:table-cell>
          <table:table-cell office:value-type="date" office:date-value="2027-12-23T00:00:00" table:style-name="ce10">
            <text:p>23-Dec-2027</text:p>
          </table:table-cell>
          <table:table-cell office:value-type="float" office:value="1141" table:formula="of:=[.N325]-TODAY()" table:style-name="ce11">
            <text:p>1141</text:p>
          </table:table-cell>
          <table:table-cell office:value-type="string" office:string-value="Berlaku" table:formula="of:=IF([.O325]&gt;0;&quot;Berlaku&quot;;&quot;Kadaluarsa&quot;)" table:style-name="ce12">
            <text:p>Berlaku</text:p>
          </table:table-cell>
          <table:table-cell table:number-columns-repeated="16368"/>
        </table:table-row>
        <table:table-row table:style-name="ro38">
          <table:table-cell office:value-type="float" office:value="325" table:formula="of:=[.A325]+1" table:style-name="ce4">
            <text:p>325</text:p>
          </table:table-cell>
          <table:table-cell office:value-type="string" table:style-name="ce7">
            <text:p>Aner C</text:p>
          </table:table-cell>
          <table:table-cell office:value-type="string" table:style-name="ce5">
            <text:p>CV. Fenanza Putra Perkasa</text:p>
          </table:table-cell>
          <table:table-cell office:value-type="string" table:style-name="ce6">
            <text:p>Jl. Suplier X No. 18, Desa Rancaekek Kencana, Kec. Rancaekek, Kab. Bandung, Provinsi Jawa Barat-40394</text:p>
            <text:p><text:span text:style-name="T7">Produsen Asal Aner C:</text:span><text:span text:style-name="T7"/></text:p>
            <text:p>Beijing Enhalor International Tech Co., Ltd</text:p>
            <text:p>(No. 5, 5th Planning Street, Huoxian Village South, Huoxian Town, Tongzhou District, China)</text:p>
          </table:table-cell>
          <table:table-cell office:value-type="string" table:style-name="ce4">
            <text:p>Jawa Barat</text:p>
          </table:table-cell>
          <table:table-cell office:value-type="string" table:style-name="ce4">
            <text:p>Produsen/Importir</text:p>
          </table:table-cell>
          <table:table-cell office:value-type="string" table:style-name="ce24">
            <text:p>KKP RI I 2212674 PBS</text:p>
          </table:table-cell>
          <table:table-cell office:value-type="string" table:style-name="ce13">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L-Ascorbic acid-2-phosphate 350 g/kg, Calcium hydroxide 152,69 g/kg, Calcium chloride 44,79 g/kg, Sodium Trimetaphosphate 109,26 g/kg, EDTA 0,099 g/kg<text:s/></text:p>
          </table:table-cell>
          <table:table-cell office:value-type="string" table:style-name="ce25">
            <text:p>Feed additive pada ikan dan udang</text:p>
          </table:table-cell>
          <table:table-cell office:value-type="date" office:date-value="2027-12-23T00:00:00" table:style-name="ce10">
            <text:p>23-Dec-2027</text:p>
          </table:table-cell>
          <table:table-cell office:value-type="float" office:value="1141" table:formula="of:=[.N326]-TODAY()" table:style-name="ce11">
            <text:p>1141</text:p>
          </table:table-cell>
          <table:table-cell office:value-type="string" office:string-value="Berlaku" table:formula="of:=IF([.O326]&gt;0;&quot;Berlaku&quot;;&quot;Kadaluarsa&quot;)" table:style-name="ce12">
            <text:p>Berlaku</text:p>
          </table:table-cell>
          <table:table-cell table:number-columns-repeated="16368"/>
        </table:table-row>
        <table:table-row table:style-name="ro8">
          <table:table-cell office:value-type="float" office:value="326" table:formula="of:=[.A326]+1" table:style-name="ce4">
            <text:p>326</text:p>
          </table:table-cell>
          <table:table-cell office:value-type="string" table:style-name="ce26">
            <text:p>Fenanzamix Aqua Vitamin</text:p>
          </table:table-cell>
          <table:table-cell office:value-type="string" table:style-name="ce5">
            <text:p>CV. Fenanza Putra Perkasa</text:p>
          </table:table-cell>
          <table:table-cell office:value-type="string" table:style-name="ce6">
            <text:p>Dusun Cikadaton No.26, Rt.02 Rw.06, Kelurahan Cikahuripan, Kecamatan Cimanggung, Kabupaten Sumedang, Provinsi Jawa Barat, Kode Pos 45364, Telp. (022) 7790202</text:p>
          </table:table-cell>
          <table:table-cell office:value-type="string" table:style-name="ce4">
            <text:p>Jawa Barat</text:p>
          </table:table-cell>
          <table:table-cell office:value-type="string" table:style-name="ce4">
            <text:p>Produsen/Importir</text:p>
          </table:table-cell>
          <table:table-cell office:value-type="string" table:style-name="ce24">
            <text:p>KKP RI D 2212675 PBS</text:p>
          </table:table-cell>
          <table:table-cell office:value-type="string" table:style-name="ce13">
            <text:p>Dalam Negeri</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Vitamin A 6.000.000 IU/kg, Vitamin D3 1.200.000 IU/kg, Vitamin E 120.000 mg/kg, Vitamin B1 22.000 mg/kg, Vitamin B3 30.000 mg/kg, Vitamin B6 22.000 mg/kg, BHT 25 mg/kg, Calcium ad 1kg</text:p>
          </table:table-cell>
          <table:table-cell office:value-type="string" table:style-name="ce25">
            <text:p>Suplemen untuk ikan dan udang</text:p>
          </table:table-cell>
          <table:table-cell office:value-type="date" office:date-value="2027-12-23T00:00:00" table:style-name="ce10">
            <text:p>23-Dec-2027</text:p>
          </table:table-cell>
          <table:table-cell office:value-type="float" office:value="1141" table:formula="of:=[.N327]-TODAY()" table:style-name="ce11">
            <text:p>1141</text:p>
          </table:table-cell>
          <table:table-cell office:value-type="string" office:string-value="Berlaku" table:formula="of:=IF([.O327]&gt;0;&quot;Berlaku&quot;;&quot;Kadaluarsa&quot;)" table:style-name="ce12">
            <text:p>Berlaku</text:p>
          </table:table-cell>
          <table:table-cell table:number-columns-repeated="16368"/>
        </table:table-row>
        <table:table-row table:style-name="ro39">
          <table:table-cell office:value-type="float" office:value="327" table:formula="of:=[.A327]+1" table:style-name="ce4">
            <text:p>327</text:p>
          </table:table-cell>
          <table:table-cell office:value-type="string" table:style-name="ce7">
            <text:p>Mineral Premix for Fish Feed<text:s/></text:p>
          </table:table-cell>
          <table:table-cell office:value-type="string" table:style-name="ce5">
            <text:p>PT. Grobest Indomakmur</text:p>
          </table:table-cell>
          <table:table-cell office:value-type="string" table:style-name="ce6">
            <text:p>The Suites Tower Lt.11 Suite 05, Jalan Boulevard Pantai Indah Kapuk No.1 Kav. OFS, Kel. Kamal Muara, Kec. Penjaringan, Kota Jakarta Utara, Provinsi DKI Jakarta, Telp/Fax: (021) 5882250/ 5882249</text:p>
            <text:p><text:span text:style-name="T7">Produsen Asal:</text:span><text:span text:style-name="T7"/></text:p>
            <text:p>Premixstar Biotechnology Co., Ltd</text:p>
            <text:p>(No.106, Ln.800, Zhongshan S.Rd., Yangmei Dist., Taouyuan City 32669, Taiwan (R.O.C)</text:p>
          </table:table-cell>
          <table:table-cell office:value-type="string" table:style-name="ce4">
            <text:p>DKI Jakarta</text:p>
          </table:table-cell>
          <table:table-cell office:value-type="string" table:style-name="ce4">
            <text:p>Importir</text:p>
          </table:table-cell>
          <table:table-cell office:value-type="string" table:style-name="ce24">
            <text:p>KKP RI I 2212676 PBS</text:p>
          </table:table-cell>
          <table:table-cell office:value-type="string" table:style-name="ce13">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Ferrous 80,4 g/kg, Manganese 65,7 g/kg, Zinc 35,5 g/kg, Magnesium 24,1 g/kg, Copper 6,4 g/kg</text:p>
          </table:table-cell>
          <table:table-cell office:value-type="string" table:style-name="ce25">
            <text:p>Suplementasi mineral untuk ikan</text:p>
          </table:table-cell>
          <table:table-cell office:value-type="date" office:date-value="2027-12-23T00:00:00" table:style-name="ce10">
            <text:p>23-Dec-2027</text:p>
          </table:table-cell>
          <table:table-cell office:value-type="float" office:value="1141" table:formula="of:=[.N328]-TODAY()" table:style-name="ce11">
            <text:p>1141</text:p>
          </table:table-cell>
          <table:table-cell office:value-type="string" office:string-value="Berlaku" table:formula="of:=IF([.O328]&gt;0;&quot;Berlaku&quot;;&quot;Kadaluarsa&quot;)" table:style-name="ce12">
            <text:p>Berlaku</text:p>
          </table:table-cell>
          <table:table-cell table:number-columns-repeated="16368"/>
        </table:table-row>
        <table:table-row table:style-name="ro39">
          <table:table-cell office:value-type="float" office:value="328" table:formula="of:=[.A328]+1" table:style-name="ce4">
            <text:p>328</text:p>
          </table:table-cell>
          <table:table-cell office:value-type="string" table:style-name="ce7">
            <text:p>Vitamin Premix for Sea Fish Feed (PS)</text:p>
          </table:table-cell>
          <table:table-cell office:value-type="string" table:style-name="ce5">
            <text:p>PT. Grobest Indomakmur</text:p>
          </table:table-cell>
          <table:table-cell office:value-type="string" table:style-name="ce6">
            <text:p>The Suites Tower Lt.11 Suite 05, Jalan Boulevard Pantai Indah Kapuk No.1 Kav. OFS, Kel. Kamal Muara, Kec. Penjaringan, Kota Jakarta Utara, Provinsi DKI Jakarta, Telp/Fax: (021) 5882250/ 5882249</text:p>
            <text:p><text:span text:style-name="T7">Produsen Asal:</text:span><text:span text:style-name="T7"/></text:p>
            <text:p>Premixstar Biotechnology Co., Ltd</text:p>
            <text:p>(No.106, Ln.800, Zhongshan S.Rd., Yangmei Dist., Taouyuan City 32669, Taiwan (R.O.C)</text:p>
          </table:table-cell>
          <table:table-cell office:value-type="string" table:style-name="ce4">
            <text:p>DKI Jakarta</text:p>
          </table:table-cell>
          <table:table-cell office:value-type="string" table:style-name="ce4">
            <text:p>Importir</text:p>
          </table:table-cell>
          <table:table-cell office:value-type="string" table:style-name="ce24">
            <text:p>KKP RI I 2212677 PBS</text:p>
          </table:table-cell>
          <table:table-cell office:value-type="string" table:style-name="ce13">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Vitamin A 8.000.000 IU/kg, Vitamin E 35.000 mg/kg, Vitamin B1 7.840 mg/kg, Niacin 29.400 mg/kg, Calcium carbonate ad 1 kg</text:p>
          </table:table-cell>
          <table:table-cell office:value-type="string" table:style-name="ce25">
            <text:p>Suplementasi vitamin pada pakan ikan</text:p>
          </table:table-cell>
          <table:table-cell office:value-type="date" office:date-value="2027-12-23T00:00:00" table:style-name="ce10">
            <text:p>23-Dec-2027</text:p>
          </table:table-cell>
          <table:table-cell office:value-type="float" office:value="1141" table:formula="of:=[.N329]-TODAY()" table:style-name="ce11">
            <text:p>1141</text:p>
          </table:table-cell>
          <table:table-cell office:value-type="string" office:string-value="Berlaku" table:formula="of:=IF([.O329]&gt;0;&quot;Berlaku&quot;;&quot;Kadaluarsa&quot;)" table:style-name="ce12">
            <text:p>Berlaku</text:p>
          </table:table-cell>
          <table:table-cell table:number-columns-repeated="16368"/>
        </table:table-row>
        <table:table-row table:style-name="ro39">
          <table:table-cell office:value-type="float" office:value="329" table:formula="of:=[.A329]+1" table:style-name="ce4">
            <text:p>329</text:p>
          </table:table-cell>
          <table:table-cell office:value-type="string" table:style-name="ce26">
            <text:p>Gro-Amino</text:p>
          </table:table-cell>
          <table:table-cell office:value-type="string" table:style-name="ce5">
            <text:p>PT. Grobest Indomakmur</text:p>
          </table:table-cell>
          <table:table-cell office:value-type="string" table:style-name="ce6">
            <text:p>The Suites Tower Lt.11 Suite 05, Jalan Boulevard Pantai Indah Kapuk No.1 Kav. OFS, Kel. Kamal Muara, Kec. Penjaringan, Kota Jakarta Utara, Provinsi DKI Jakarta, Telp/Fax: (021) 5882250/ 5882249</text:p>
            <text:p><text:span text:style-name="T7">Produsen Asal:</text:span><text:span text:style-name="T7"/></text:p>
            <text:p>Premixstar Biotechnology Co., Ltd</text:p>
            <text:p>(No.106, Ln.800, Zhongshan S.Rd., Yangmei Dist., Taouyuan City 32669, Taiwan (R.O.C)</text:p>
          </table:table-cell>
          <table:table-cell office:value-type="string" table:style-name="ce4">
            <text:p>DKI Jakarta</text:p>
          </table:table-cell>
          <table:table-cell office:value-type="string" table:style-name="ce4">
            <text:p>Importir</text:p>
          </table:table-cell>
          <table:table-cell office:value-type="string" table:style-name="ce24">
            <text:p>KKP RI I 2212678 PBS</text:p>
          </table:table-cell>
          <table:table-cell office:value-type="string" table:style-name="ce13">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25">
            <text:p>Calcium lysine complex 700 g/kg, Calcium methionine complex 300 g/kg (Analisa terjamin: Protein kasar min. 420 g/kg, Calcium min. 70 g/kg, Kadar abu max. 400 g/kg)<text:s/></text:p>
          </table:table-cell>
          <table:table-cell office:value-type="string" table:style-name="ce25">
            <text:p>Feed additive untuk pakan ikan dan udang</text:p>
          </table:table-cell>
          <table:table-cell office:value-type="date" office:date-value="2027-12-23T00:00:00" table:style-name="ce10">
            <text:p>23-Dec-2027</text:p>
          </table:table-cell>
          <table:table-cell office:value-type="float" office:value="1141" table:formula="of:=[.N330]-TODAY()" table:style-name="ce11">
            <text:p>1141</text:p>
          </table:table-cell>
          <table:table-cell office:value-type="string" office:string-value="Berlaku" table:formula="of:=IF([.O330]&gt;0;&quot;Berlaku&quot;;&quot;Kadaluarsa&quot;)" table:style-name="ce12">
            <text:p>Berlaku</text:p>
          </table:table-cell>
          <table:table-cell table:number-columns-repeated="16368"/>
        </table:table-row>
        <table:table-row table:style-name="ro35">
          <table:table-cell office:value-type="float" office:value="330" table:formula="of:=[.A330]+1" table:style-name="ce4">
            <text:p>330</text:p>
          </table:table-cell>
          <table:table-cell office:value-type="string" table:style-name="ce7">
            <text:p>L-Met 100<text:s/></text:p>
          </table:table-cell>
          <table:table-cell office:value-type="string" table:style-name="ce5">
            <text:p>PT. Cheil Jedang Bio Indonesia</text:p>
          </table:table-cell>
          <table:table-cell office:value-type="string" table:style-name="ce6">
            <text:p>Gedung Menara BP Jamsostek, Menara Utara Lantai 21, Jl. Jend. Gatot Subroto Kav. 38, Kel. Kuningan Barat, Kec. Mampang Prapatan, Jakarta Selatan 12710, Provinsi DKI Jakarta</text:p>
            <text:p/>
            <text:p><text:span text:style-name="T7">Produsen Asal:</text:span><text:span text:style-name="T7"/></text:p>
            <text:p>CJ (Shenyang) Biotech Co., Ltd</text:p>
            <text:p>(#38 Yunong Road, Shenbei New District, Shenyang, Liaoning, China)</text:p>
          </table:table-cell>
          <table:table-cell office:value-type="string" table:style-name="ce4">
            <text:p>DKI Jakarta</text:p>
          </table:table-cell>
          <table:table-cell office:value-type="string" table:style-name="ce4">
            <text:p>Importir</text:p>
          </table:table-cell>
          <table:table-cell office:value-type="string" table:style-name="ce24">
            <text:p>KKP RI I 2212679 PBS</text:p>
          </table:table-cell>
          <table:table-cell office:value-type="string" table:style-name="ce13">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7">
            <text:p>Bakteri Corynebacterium Glutamicum KCCM 80245, Raw sugar, Beet molase, Amonium asetat, Asam fosfat, Ekstrak ragi, Magnesium Sulfat, Nicotinamida, Mangan Sulfat, Potasium hydroxide (Analisa terjamin: L-Metionin min.99%, kadar air maks.2%)</text:p>
          </table:table-cell>
          <table:table-cell office:value-type="string" table:style-name="ce7">
            <text:p>Sebagai feed additive dan sumber metionin pada ikan dan udang</text:p>
          </table:table-cell>
          <table:table-cell office:value-type="date" office:date-value="2027-12-23T00:00:00" table:style-name="ce10">
            <text:p>23-Dec-2027</text:p>
          </table:table-cell>
          <table:table-cell office:value-type="float" office:value="1141" table:formula="of:=[.N331]-TODAY()" table:style-name="ce11">
            <text:p>1141</text:p>
          </table:table-cell>
          <table:table-cell office:value-type="string" office:string-value="Berlaku" table:formula="of:=IF([.O331]&gt;0;&quot;Berlaku&quot;;&quot;Kadaluarsa&quot;)" table:style-name="ce12">
            <text:p>Berlaku</text:p>
          </table:table-cell>
          <table:table-cell table:number-columns-repeated="16368"/>
        </table:table-row>
        <table:table-row table:style-name="ro40">
          <table:table-cell office:value-type="float" office:value="331" table:formula="of:=[.A331]+1" table:style-name="ce4">
            <text:p>331</text:p>
          </table:table-cell>
          <table:table-cell office:value-type="string" table:style-name="ce7">
            <text:p>Kera-Start<text:span text:style-name="T6">®</text:span><text:s/>88<text:s/></text:p>
          </table:table-cell>
          <table:table-cell office:value-type="string" table:style-name="ce5">
            <text:p>PT. BEC Feeds Solution Indonesia</text:p>
          </table:table-cell>
          <table:table-cell office:value-type="string" table:style-name="ce6">
            <text:p>GKM Green Tower, 3rd Floor, Suite 305, Jl. TB Simatupang Kav.89 G, Pasar Minggu, Kota Jakarta Selatan, Provinsi DKI Jakarta, Telp. (021) 22785094</text:p>
            <text:p/>
            <text:p><text:span text:style-name="T7">Produsen Asal:</text:span><text:span text:style-name="T7"/></text:p>
            <text:p>Bretagne Chimie Fine (BCF Life Science)</text:p>
            <text:p>(ICC Industrial Corn. Exp. E Imp. S.A Brazil</text:p>
            <text:p>(Boisel-56140 Pleucadeuc France)</text:p>
          </table:table-cell>
          <table:table-cell office:value-type="string" table:style-name="ce4">
            <text:p>DKI Jakarta</text:p>
          </table:table-cell>
          <table:table-cell office:value-type="string" table:style-name="ce4">
            <text:p>Importir</text:p>
          </table:table-cell>
          <table:table-cell office:value-type="string" table:style-name="ce24">
            <text:p>KKP RI I 2212680 PBS</text:p>
          </table:table-cell>
          <table:table-cell office:value-type="string" table:style-name="ce13">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9">
            <text:p>Poultry Keratin Hydrolyzate 310 g/kg, Sodium Hydroxide (NaOH) 100 g/kg, Hydrogen Chloride (HCl) 10 g/kg, Dihydrogen Oxide (H2O) 580 g/kg (Analisa terjamin: Dry matter ≥95%, Protein kasar 6,5-8%, Sodium Chloride 3,3%-4,8%, Asam amino bebas 77%-87%, Total asam amino 82%-93%, Nitrogen NTK 11,9%-13%)</text:p>
          </table:table-cell>
          <table:table-cell office:value-type="string" table:style-name="ce9">
            <text:p>Sumber protein dan asam amino untuk meningkatkan pertumbuhan ikan dan udang;</text:p>
          </table:table-cell>
          <table:table-cell office:value-type="date" office:date-value="2027-12-23T00:00:00" table:style-name="ce10">
            <text:p>23-Dec-2027</text:p>
          </table:table-cell>
          <table:table-cell office:value-type="float" office:value="1141" table:formula="of:=[.N332]-TODAY()" table:style-name="ce11">
            <text:p>1141</text:p>
          </table:table-cell>
          <table:table-cell office:value-type="string" office:string-value="Berlaku" table:formula="of:=IF([.O332]&gt;0;&quot;Berlaku&quot;;&quot;Kadaluarsa&quot;)" table:style-name="ce12">
            <text:p>Berlaku</text:p>
          </table:table-cell>
          <table:table-cell table:number-columns-repeated="16368"/>
        </table:table-row>
        <table:table-row table:style-name="ro39">
          <table:table-cell office:value-type="float" office:value="332" table:formula="of:=[.A332]+1" table:style-name="ce4">
            <text:p>332</text:p>
          </table:table-cell>
          <table:table-cell office:value-type="string" table:style-name="ce7">
            <text:p>Syrena® Boost</text:p>
          </table:table-cell>
          <table:table-cell office:value-type="string" table:style-name="ce5">
            <text:p>PT. Sehat Cerah Indonesia</text:p>
          </table:table-cell>
          <table:table-cell office:value-type="string" table:style-name="ce6">
            <text:p>Kompleks Dutamas Fatmawati Blok A1 No. 30-32, Jl. Rs. Fatmawati No. 39, Kelurahan Cipete Utara, Kec. Kebayoran Baru, Kota Jakarta Selatan, Provinsi DKI Jakarta 12150, Tel/Fax: (021) 7228383/7237778)</text:p>
            <text:p/>
            <text:p><text:span text:style-name="T7">Produsen Asal:</text:span><text:span text:style-name="T7"/></text:p>
            <text:p>Delacon Biotechnik GmbH, Austria</text:p>
            <text:p>(Langwiesen 24, 4209 Engerwitzdorf, Austria)</text:p>
          </table:table-cell>
          <table:table-cell office:value-type="string" table:style-name="ce4">
            <text:p>DKI Jakarta</text:p>
          </table:table-cell>
          <table:table-cell office:value-type="string" table:style-name="ce4">
            <text:p>Importir</text:p>
          </table:table-cell>
          <table:table-cell office:value-type="string" table:style-name="ce24">
            <text:p>KKP RI I 2212681 <text:s/>PBS</text:p>
          </table:table-cell>
          <table:table-cell office:value-type="string" table:style-name="ce13">
            <text:p>Impor</text:p>
          </table:table-cell>
          <table:table-cell office:value-type="string" table:style-name="ce4">
            <text:p>Obat Bebas</text:p>
          </table:table-cell>
          <table:table-cell office:value-type="string" table:style-name="ce21">
            <text:p>Serbuk</text:p>
          </table:table-cell>
          <table:table-cell office:value-type="string" table:style-name="ce21">
            <text:p>Premiks</text:p>
          </table:table-cell>
          <table:table-cell office:value-type="string" table:style-name="ce7">
            <text:p>Serbuk kulit Quillaja 180 g/kg, Star anise oil 90 g/kg, Kalsium karbonat 650 g/kg, Silikon dioksida 80 g/kg</text:p>
          </table:table-cell>
          <table:table-cell office:value-type="string" table:style-name="ce9">
            <text:p>Feed additive untuk ikan dan udang</text:p>
          </table:table-cell>
          <table:table-cell office:value-type="date" office:date-value="2027-12-23T00:00:00" table:style-name="ce10">
            <text:p>23-Dec-2027</text:p>
          </table:table-cell>
          <table:table-cell office:value-type="float" office:value="1141" table:formula="of:=[.N333]-TODAY()" table:style-name="ce11">
            <text:p>1141</text:p>
          </table:table-cell>
          <table:table-cell office:value-type="string" office:string-value="Berlaku" table:formula="of:=IF([.O333]&gt;0;&quot;Berlaku&quot;;&quot;Kadaluarsa&quot;)" table:style-name="ce12">
            <text:p>Berlaku</text:p>
          </table:table-cell>
          <table:table-cell table:number-columns-repeated="16368"/>
        </table:table-row>
        <table:table-row table:style-name="ro4">
          <table:table-cell office:value-type="float" office:value="333" table:formula="of:=[.A333]+1" table:style-name="ce4">
            <text:p>333</text:p>
          </table:table-cell>
          <table:table-cell office:value-type="string" table:style-name="ce7">
            <text:p>Germ Free NF<text:s/></text:p>
          </table:table-cell>
          <table:table-cell office:value-type="string" table:style-name="ce5">
            <text:p>PT. Medion Farma Jaya</text:p>
          </table:table-cell>
          <table:table-cell office:value-type="string" table:style-name="ce6">
            <text:p>Jl. Raya Batujajar No. 29, Cimareme, Kec. Ngamprah, Kab, Bandung Barat, Kota Bandung-Provinsi Jawa Barat), Telp: (022) 6866090</text:p>
          </table:table-cell>
          <table:table-cell office:value-type="string" table:style-name="ce4">
            <text:p>Jawa Barat</text:p>
          </table:table-cell>
          <table:table-cell office:value-type="string" table:style-name="ce4">
            <text:p>Produsen</text:p>
          </table:table-cell>
          <table:table-cell office:value-type="string" table:style-name="ce24">
            <text:p>KKP RI D 2212682 FTC</text:p>
          </table:table-cell>
          <table:table-cell office:value-type="string" table:style-name="ce13">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6">
            <text:p>Tetramethylthionine chloride 4,5 g/L, Aquadest qs ad 1 L</text:p>
          </table:table-cell>
          <table:table-cell office:value-type="string" table:style-name="ce9">
            <text:p>- Sebagai tindakan karantina ikan baru sebelum mencampur ikan kedalam aquarium/kolam;</text:p>
            <text:p>- Desinfeksi akuarium/kolam;</text:p>
            <text:p>- Pengobatan white spot, infeksi jamur, bakteri dan parasit lain</text:p>
          </table:table-cell>
          <table:table-cell office:value-type="date" office:date-value="2027-12-23T00:00:00" table:style-name="ce10">
            <text:p>23-Dec-2027</text:p>
          </table:table-cell>
          <table:table-cell office:value-type="float" office:value="1141" table:formula="of:=[.N334]-TODAY()" table:style-name="ce11">
            <text:p>1141</text:p>
          </table:table-cell>
          <table:table-cell office:value-type="string" office:string-value="Berlaku" table:formula="of:=IF([.O334]&gt;0;&quot;Berlaku&quot;;&quot;Kadaluarsa&quot;)" table:style-name="ce12">
            <text:p>Berlaku</text:p>
          </table:table-cell>
          <table:table-cell table:number-columns-repeated="16368"/>
        </table:table-row>
        <table:table-row table:style-name="ro7">
          <table:table-cell office:value-type="float" office:value="334" table:formula="of:=[.A334]+1" table:style-name="ce4">
            <text:p>334</text:p>
          </table:table-cell>
          <table:table-cell office:value-type="string" table:style-name="ce7">
            <text:p>ShrimpProtect RxReady WSSV Real-Time PCR Kit<text:s/></text:p>
          </table:table-cell>
          <table:table-cell office:value-type="string" table:style-name="ce5">
            <text:p>PT. Nusantara Butuh Diagnostik</text:p>
          </table:table-cell>
          <table:table-cell office:value-type="string" table:style-name="ce6">
            <text:p>Indonesia International Institute for Life Sciences, Jl. Pulomas Barat, Kav. 88, Kelurahan Kayu Putih, Kec. Pulogadung, Kota Jakarta Timur, Provinsi DKI Jakarta-13210)</text:p>
          </table:table-cell>
          <table:table-cell office:value-type="string" table:style-name="ce4">
            <text:p>DKI Jakarta</text:p>
          </table:table-cell>
          <table:table-cell office:value-type="string" table:style-name="ce4">
            <text:p>Produsen</text:p>
          </table:table-cell>
          <table:table-cell office:value-type="string" table:style-name="ce24">
            <text:p>KKP RI D 2212683 BBC</text:p>
          </table:table-cell>
          <table:table-cell office:value-type="string" table:style-name="ce13">
            <text:p>Dalam Negeri</text:p>
          </table:table-cell>
          <table:table-cell office:value-type="string" table:style-name="ce4">
            <text:p>Obat Bebas</text:p>
          </table:table-cell>
          <table:table-cell office:value-type="string" table:style-name="ce8">
            <text:p>Cair</text:p>
          </table:table-cell>
          <table:table-cell office:value-type="string" table:style-name="ce14">
            <text:p>Biologik<text:s/></text:p>
            <text:p>(Kit diagnostik)</text:p>
          </table:table-cell>
          <table:table-cell office:value-type="string" table:style-name="ce7">
            <text:p>1 vial RxReady WSSV Supermix 1,5 mL, 1 vial Nuuclease-Free water 500 µL, 1 vial WSSV positive control 100 µL</text:p>
          </table:table-cell>
          <table:table-cell office:value-type="string" table:style-name="ce7">
            <text:p>Mendeteksi WSSV dan kontrol internal udang</text:p>
          </table:table-cell>
          <table:table-cell office:value-type="date" office:date-value="2027-12-23T00:00:00" table:style-name="ce10">
            <text:p>23-Dec-2027</text:p>
          </table:table-cell>
          <table:table-cell office:value-type="float" office:value="1141" table:formula="of:=[.N335]-TODAY()" table:style-name="ce11">
            <text:p>1141</text:p>
          </table:table-cell>
          <table:table-cell office:value-type="string" office:string-value="Berlaku" table:formula="of:=IF([.O335]&gt;0;&quot;Berlaku&quot;;&quot;Kadaluarsa&quot;)" table:style-name="ce12">
            <text:p>Berlaku</text:p>
          </table:table-cell>
          <table:table-cell table:number-columns-repeated="16368"/>
        </table:table-row>
        <table:table-row table:style-name="ro7">
          <table:table-cell office:value-type="float" office:value="335" table:formula="of:=[.A335]+1" table:style-name="ce4">
            <text:p>335</text:p>
          </table:table-cell>
          <table:table-cell office:value-type="string" table:style-name="ce7">
            <text:p>ShrimpProtect RxReady AHPND EMS Real-Time PCR Kit</text:p>
          </table:table-cell>
          <table:table-cell office:value-type="string" table:style-name="ce5">
            <text:p>PT. Nusantara Butuh Diagnostik</text:p>
          </table:table-cell>
          <table:table-cell office:value-type="string" table:style-name="ce6">
            <text:p>Indonesia International Institute for Life Sciences, Jl. Pulomas Barat, Kav. 88, Kelurahan Kayu Putih, Kec. Pulogadung, Kota Jakarta Timur, Provinsi DKI Jakarta-13210)</text:p>
          </table:table-cell>
          <table:table-cell office:value-type="string" table:style-name="ce4">
            <text:p>DKI Jakarta</text:p>
          </table:table-cell>
          <table:table-cell office:value-type="string" table:style-name="ce4">
            <text:p>Produsen</text:p>
          </table:table-cell>
          <table:table-cell office:value-type="string" table:style-name="ce24">
            <text:p>KKP RI D 2212684 BBC</text:p>
          </table:table-cell>
          <table:table-cell office:value-type="string" table:style-name="ce13">
            <text:p>Dalam Negeri</text:p>
          </table:table-cell>
          <table:table-cell office:value-type="string" table:style-name="ce4">
            <text:p>Obat Bebas</text:p>
          </table:table-cell>
          <table:table-cell office:value-type="string" table:style-name="ce8">
            <text:p>Cair</text:p>
          </table:table-cell>
          <table:table-cell office:value-type="string" table:style-name="ce14">
            <text:p>Biologik<text:s/></text:p>
            <text:p>(Kit diagnostik)</text:p>
          </table:table-cell>
          <table:table-cell office:value-type="string" table:style-name="ce7">
            <text:p>1 vial RxReady AHPND Supermix 1,5 mL, 1 vial Nuuclease-Free water 500 µL, 1 vial AHPND positive control 100 µL</text:p>
          </table:table-cell>
          <table:table-cell office:value-type="string" table:style-name="ce7">
            <text:p>Mendeteksi gen Pir A dan Pir B dari Vibrio parahaemolyticus serta kontrol internal udang</text:p>
          </table:table-cell>
          <table:table-cell office:value-type="date" office:date-value="2027-12-23T00:00:00" table:style-name="ce10">
            <text:p>23-Dec-2027</text:p>
          </table:table-cell>
          <table:table-cell office:value-type="float" office:value="1141" table:formula="of:=[.N336]-TODAY()" table:style-name="ce11">
            <text:p>1141</text:p>
          </table:table-cell>
          <table:table-cell office:value-type="string" office:string-value="Berlaku" table:formula="of:=IF([.O336]&gt;0;&quot;Berlaku&quot;;&quot;Kadaluarsa&quot;)" table:style-name="ce12">
            <text:p>Berlaku</text:p>
          </table:table-cell>
          <table:table-cell table:number-columns-repeated="16368"/>
        </table:table-row>
        <table:table-row table:style-name="ro5">
          <table:table-cell office:value-type="float" office:value="336" table:formula="of:=[.A336]+1" table:style-name="ce4">
            <text:p>336</text:p>
          </table:table-cell>
          <table:table-cell office:value-type="string" table:style-name="ce7">
            <text:p>Bio-Trent Aquabest</text:p>
          </table:table-cell>
          <table:table-cell office:value-type="string" table:style-name="ce5">
            <text:p>PT. Biosindo Mitra Jaya</text:p>
          </table:table-cell>
          <table:table-cell office:value-type="string" table:style-name="ce6">
            <text:p>Parung Dengdek Rt.003 Rw.011, Desa Wanaherang, Kec. Gunung Putri, Kab. Bogor, Provinsi Jawa Barat-16965</text:p>
          </table:table-cell>
          <table:table-cell office:value-type="string" table:style-name="ce4">
            <text:p>Jawa Barat</text:p>
          </table:table-cell>
          <table:table-cell office:value-type="string" table:style-name="ce4">
            <text:p>Produsen</text:p>
          </table:table-cell>
          <table:table-cell office:value-type="string" table:style-name="ce24">
            <text:p>KKP RI D 2212685 PbBC</text:p>
          </table:table-cell>
          <table:table-cell office:value-type="string" table:style-name="ce13">
            <text:p>Dalam Negeri</text:p>
          </table:table-cell>
          <table:table-cell office:value-type="string" table:style-name="ce4">
            <text:p>Obat Bebas</text:p>
          </table:table-cell>
          <table:table-cell office:value-type="string" table:style-name="ce8">
            <text:p>Cair</text:p>
          </table:table-cell>
          <table:table-cell office:value-type="string" table:style-name="ce8">
            <text:p>Probiotik</text:p>
          </table:table-cell>
          <table:table-cell office:value-type="string" table:style-name="ce7">
            <text:p>Bacillus subtilis ≥ 1x10^6 CFU/mL, Molase 17 ml/L, Cincang daging ikan tongkol 2 ml/L, <text:s/>Cincang tulang ikan tongkol 1,4 ml/L, Ekstrak nenas 1 ml/L, Air ad 1 L</text:p>
          </table:table-cell>
          <table:table-cell office:value-type="string" table:style-name="ce7">
            <text:p>Sebagai probiotik untuk bioremediasi dan meningkatkan sistem imun udang.<text:s/></text:p>
          </table:table-cell>
          <table:table-cell office:value-type="date" office:date-value="2027-12-23T00:00:00" table:style-name="ce10">
            <text:p>23-Dec-2027</text:p>
          </table:table-cell>
          <table:table-cell office:value-type="float" office:value="1141" table:formula="of:=[.N337]-TODAY()" table:style-name="ce11">
            <text:p>1141</text:p>
          </table:table-cell>
          <table:table-cell office:value-type="string" office:string-value="Berlaku" table:formula="of:=IF([.O337]&gt;0;&quot;Berlaku&quot;;&quot;Kadaluarsa&quot;)" table:style-name="ce12">
            <text:p>Berlaku</text:p>
          </table:table-cell>
          <table:table-cell table:number-columns-repeated="16368"/>
        </table:table-row>
        <table:table-row table:style-name="ro5">
          <table:table-cell office:value-type="float" office:value="337" table:formula="of:=[.A337]+1" table:style-name="ce4">
            <text:p>337</text:p>
          </table:table-cell>
          <table:table-cell office:value-type="string" table:style-name="ce7">
            <text:p>Digesta Pro<text:s/></text:p>
          </table:table-cell>
          <table:table-cell office:value-type="string" table:style-name="ce5">
            <text:p>PT. Marindolab Pratama</text:p>
          </table:table-cell>
          <table:table-cell office:value-type="string" table:style-name="ce6">
            <text:p>Kawasan Industri Modern III Blok A9 – A10, Jl. Raya Serang-Jakarta Km 68 , Cikande-Serang, Provinsi Banten 42186</text:p>
          </table:table-cell>
          <table:table-cell office:value-type="string" table:style-name="ce4">
            <text:p>Banten</text:p>
          </table:table-cell>
          <table:table-cell office:value-type="string" table:style-name="ce4">
            <text:p>Produsen</text:p>
          </table:table-cell>
          <table:table-cell office:value-type="string" table:style-name="ce24">
            <text:p>KKP RI D 2212686 PbBC</text:p>
          </table:table-cell>
          <table:table-cell office:value-type="string" table:style-name="ce13">
            <text:p>Dalam Negeri</text:p>
          </table:table-cell>
          <table:table-cell office:value-type="string" table:style-name="ce4">
            <text:p>Obat Bebas</text:p>
          </table:table-cell>
          <table:table-cell office:value-type="string" table:style-name="ce8">
            <text:p>Cair</text:p>
          </table:table-cell>
          <table:table-cell office:value-type="string" table:style-name="ce8">
            <text:p>Probiotik</text:p>
          </table:table-cell>
          <table:table-cell office:value-type="string" table:style-name="ce7">
            <text:p>Total bakteri Bacillus subtilis BABC-1 minimal <text:s/>10^6 CFU/mL, Glucose 140 g/L, Agromalac 260 g/L, Skim milk 80 g/L, Glycine 80 g/L, Yeast extract 5 g/L, Air ad 1 L</text:p>
          </table:table-cell>
          <table:table-cell office:value-type="string" table:style-name="ce7">
            <text:p>Meningkatkan daya cerna usus dan imunitas pada udang</text:p>
          </table:table-cell>
          <table:table-cell office:value-type="date" office:date-value="2027-12-23T00:00:00" table:style-name="ce10">
            <text:p>23-Dec-2027</text:p>
          </table:table-cell>
          <table:table-cell office:value-type="float" office:value="1141" table:formula="of:=[.N338]-TODAY()" table:style-name="ce11">
            <text:p>1141</text:p>
          </table:table-cell>
          <table:table-cell office:value-type="string" office:string-value="Berlaku" table:formula="of:=IF([.O338]&gt;0;&quot;Berlaku&quot;;&quot;Kadaluarsa&quot;)" table:style-name="ce12">
            <text:p>Berlaku</text:p>
          </table:table-cell>
          <table:table-cell table:number-columns-repeated="16368"/>
        </table:table-row>
        <table:table-row table:style-name="ro36">
          <table:table-cell office:value-type="float" office:value="338" table:formula="of:=[.A338]+1" table:style-name="ce4">
            <text:p>338</text:p>
          </table:table-cell>
          <table:table-cell office:value-type="string" table:style-name="ce7">
            <text:p>PX AV3 C®</text:p>
          </table:table-cell>
          <table:table-cell office:value-type="string" table:style-name="ce5">
            <text:p>PT. Farma Sevaka Nusantara</text:p>
          </table:table-cell>
          <table:table-cell office:value-type="string" table:style-name="ce6">
            <text:p>Plaza Niaga I, Blok A No. 38 RT 03 RW 05 Sentul City Desa Citaringgul, Kecamatan Babakan Madang, Kabupaten Bogor, Provinsi Jawa Barat-16810, Telp (021) 87961525)</text:p>
            <text:p/>
            <text:p><text:span text:style-name="T7">Produsen Asal:</text:span><text:span text:style-name="T7"/></text:p>
            <text:p>Manghebati SAS</text:p>
            <text:p>(Zone De La Basse Haye-35220 Chateaubourg Union Europeenne-France/European Union, France)</text:p>
          </table:table-cell>
          <table:table-cell office:value-type="string" table:style-name="ce4">
            <text:p>Jawa Barat</text:p>
          </table:table-cell>
          <table:table-cell office:value-type="string" table:style-name="ce4">
            <text:p>Importir</text:p>
          </table:table-cell>
          <table:table-cell office:value-type="string" table:style-name="ce8">
            <text:p>KKP RI I 2212687 HBS</text:p>
          </table:table-cell>
          <table:table-cell office:value-type="string" table:style-name="ce13">
            <text:p>Impor</text:p>
          </table:table-cell>
          <table:table-cell office:value-type="string" table:style-name="ce4">
            <text:p>Obat Bebas</text:p>
          </table:table-cell>
          <table:table-cell office:value-type="string" table:style-name="ce8">
            <text:p>Serbuk</text:p>
          </table:table-cell>
          <table:table-cell office:value-type="string" table:style-name="ce16">
            <text:p>Obat Alami/Herbal</text:p>
          </table:table-cell>
          <table:table-cell office:value-type="string" table:style-name="ce7">
            <text:p>Plant tinctures (ginkgo biloba) 374,8 g/kg, Silicon dioxide 469 g/kg, Lithothamnium calcareum 147,2 g/kg, Calcium propionate 4 g/kg, Asam sitrat 3 g/kg, Garam 1 g/kg, Asam sorbat 1 g/kg (Analisa terjamin Total Polyphenol postif, Protein kasar &lt;1%)</text:p>
          </table:table-cell>
          <table:table-cell office:value-type="string" table:style-name="ce9">
            <text:p>Sebagai obat herbal untuk antioksidan alami</text:p>
          </table:table-cell>
          <table:table-cell office:value-type="date" office:date-value="2027-12-23T00:00:00" table:style-name="ce10">
            <text:p>23-Dec-2027</text:p>
          </table:table-cell>
          <table:table-cell office:value-type="float" office:value="1141" table:formula="of:=[.N339]-TODAY()" table:style-name="ce11">
            <text:p>1141</text:p>
          </table:table-cell>
          <table:table-cell office:value-type="string" office:string-value="Berlaku" table:formula="of:=IF([.O339]&gt;0;&quot;Berlaku&quot;;&quot;Kadaluarsa&quot;)" table:style-name="ce12">
            <text:p>Berlaku</text:p>
          </table:table-cell>
          <table:table-cell table:number-columns-repeated="16368"/>
        </table:table-row>
        <table:table-row table:style-name="ro41">
          <table:table-cell office:value-type="float" office:value="339" table:formula="of:=[.A339]+1" table:style-name="ce4">
            <text:p>339</text:p>
          </table:table-cell>
          <table:table-cell office:value-type="string" table:style-name="ce7">
            <text:p>L-Met Pro</text:p>
          </table:table-cell>
          <table:table-cell office:value-type="string" table:style-name="ce5">
            <text:p>PT. Cheil Jedang Bio Indonesia</text:p>
          </table:table-cell>
          <table:table-cell office:value-type="string" table:style-name="ce6">
            <text:p>Gedung Menara BP Jamsostek, Menara Utara Lantai 21, Jl. Jend. Gatot Subroto Kav. 38, Kel. Kuningan Barat, Kec. Mampang Prapatan, Jakarta Selatan 12710, Provinsi DKI Jakarta</text:p>
            <text:p/>
            <text:p><text:span text:style-name="T7">Produsen Asal:</text:span><text:span text:style-name="T7"/></text:p>
            <text:p>CJ Bio Malaysia SDN. BHD</text:p>
            <text:p>(Lot Q Kerteh Biopolymer Park Phase 2, Mukim Kerteh 24300 Keamanan, Terengganu, Malaysia)</text:p>
          </table:table-cell>
          <table:table-cell office:value-type="string" table:style-name="ce4">
            <text:p>DKI Jakarta</text:p>
          </table:table-cell>
          <table:table-cell office:value-type="string" table:style-name="ce4">
            <text:p>Importir</text:p>
          </table:table-cell>
          <table:table-cell office:value-type="string" table:style-name="ce8">
            <text:p>KKP RI I 2302688 PBS</text:p>
          </table:table-cell>
          <table:table-cell office:value-type="string" table:style-name="ce13">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L-Methionine min. 90% (900 g/kg), Kadar air max.1,5% (15 g/kg)</text:p>
          </table:table-cell>
          <table:table-cell office:value-type="string" table:style-name="ce7">
            <text:p>Feed additive dan sumber metionin untuk ikan dan udang</text:p>
          </table:table-cell>
          <table:table-cell office:value-type="date" office:date-value="2028-02-08T00:00:00" table:style-name="ce10">
            <text:p>8-Feb-2028</text:p>
          </table:table-cell>
          <table:table-cell office:value-type="float" office:value="1188" table:formula="of:=[.N340]-TODAY()" table:style-name="ce11">
            <text:p>1188</text:p>
          </table:table-cell>
          <table:table-cell office:value-type="string" office:string-value="Berlaku" table:formula="of:=IF([.O340]&gt;0;&quot;Berlaku&quot;;&quot;Kadaluarsa&quot;)" table:style-name="ce12">
            <text:p>Berlaku</text:p>
          </table:table-cell>
          <table:table-cell table:number-columns-repeated="16368"/>
        </table:table-row>
        <table:table-row table:style-name="ro6">
          <table:table-cell office:value-type="float" office:value="340" table:formula="of:=[.A340]+1" table:style-name="ce4">
            <text:p>340</text:p>
          </table:table-cell>
          <table:table-cell office:value-type="string" table:style-name="ce7">
            <text:p>BECMix MHC-02 Shrimp</text:p>
          </table:table-cell>
          <table:table-cell office:value-type="string" table:style-name="ce5">
            <text:p>PT. BEC Premix Solution Indonesia</text:p>
          </table:table-cell>
          <table:table-cell office:value-type="string" table:style-name="ce6">
            <text:p>Jl. Rembang Industri Raya, PIER No.24B, Kabupaten Pasuruan, Provinsi Jawa Timur, 67152</text:p>
          </table:table-cell>
          <table:table-cell office:value-type="string" table:style-name="ce4">
            <text:p>Jawa Timur</text:p>
          </table:table-cell>
          <table:table-cell office:value-type="string" table:style-name="ce4">
            <text:p>Produsen</text:p>
          </table:table-cell>
          <table:table-cell office:value-type="string" table:style-name="ce8">
            <text:p>KKP RI D 2302689 PBS</text:p>
          </table:table-cell>
          <table:table-cell office:value-type="string" table:style-name="ce13">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Cobalt 120 mg/kg, Copper 10.000 mg/kg, Iodine 400 mg/kg, Iron 12.000 mg/kg, Manganese 12.000 mg/kg, Zinc 40.000 mg/kg, Selenium 140 mg/kg, Silicon dioxide 10.000 mg/kg, Calcium carbonate ad 1 kg</text:p>
          </table:table-cell>
          <table:table-cell office:value-type="string" table:style-name="ce9">
            <text:p>Sebagai feed suplemen untuk mencegah defisiensi mineral</text:p>
          </table:table-cell>
          <table:table-cell office:value-type="date" office:date-value="2028-02-08T00:00:00" table:style-name="ce10">
            <text:p>8-Feb-2028</text:p>
          </table:table-cell>
          <table:table-cell office:value-type="float" office:value="1188" table:formula="of:=[.N341]-TODAY()" table:style-name="ce11">
            <text:p>1188</text:p>
          </table:table-cell>
          <table:table-cell office:value-type="string" office:string-value="Berlaku" table:formula="of:=IF([.O341]&gt;0;&quot;Berlaku&quot;;&quot;Kadaluarsa&quot;)" table:style-name="ce12">
            <text:p>Berlaku</text:p>
          </table:table-cell>
          <table:table-cell table:number-columns-repeated="16368"/>
        </table:table-row>
        <table:table-row table:style-name="ro42">
          <table:table-cell office:value-type="float" office:value="341" table:formula="of:=[.A341]+1" table:style-name="ce4">
            <text:p>341</text:p>
          </table:table-cell>
          <table:table-cell office:value-type="string" table:style-name="ce7">
            <text:p>Rovimix® B12 1% FG</text:p>
          </table:table-cell>
          <table:table-cell office:value-type="string" table:style-name="ce5">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span text:style-name="T7"/></text:p>
            <text:p><text:span text:style-name="T7">Produsen Asal:</text:span><text:span text:style-name="T7"/></text:p>
            <text:p>Hebei Huarong Pharmaceutical Co., Ltd</text:p>
            <text:p>(No.8, Weier Road, Ningjin Salinization Industrial Park, Xingtai, Hebei Province, China).</text:p>
          </table:table-cell>
          <table:table-cell office:value-type="string" table:style-name="ce4">
            <text:p>DKI Jakarta</text:p>
          </table:table-cell>
          <table:table-cell office:value-type="string" table:style-name="ce4">
            <text:p>Importir</text:p>
          </table:table-cell>
          <table:table-cell office:value-type="string" table:style-name="ce8">
            <text:p>KKP RI I 2302690 PBS</text:p>
          </table:table-cell>
          <table:table-cell office:value-type="string" table:style-name="ce13">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itamin B12 (Cyanocobalamin) 10 mg/g, Calcium carbonate 990mg/g</text:p>
          </table:table-cell>
          <table:table-cell office:value-type="string" table:style-name="ce7">
            <text:p>Sebagai feed suplemen untuk ikan</text:p>
          </table:table-cell>
          <table:table-cell office:value-type="date" office:date-value="2028-02-08T00:00:00" table:style-name="ce10">
            <text:p>8-Feb-2028</text:p>
          </table:table-cell>
          <table:table-cell office:value-type="float" office:value="1188" table:formula="of:=[.N342]-TODAY()" table:style-name="ce11">
            <text:p>1188</text:p>
          </table:table-cell>
          <table:table-cell office:value-type="string" office:string-value="Berlaku" table:formula="of:=IF([.O342]&gt;0;&quot;Berlaku&quot;;&quot;Kadaluarsa&quot;)" table:style-name="ce12">
            <text:p>Berlaku</text:p>
          </table:table-cell>
          <table:table-cell table:number-columns-repeated="16368"/>
        </table:table-row>
        <table:table-row table:style-name="ro6">
          <table:table-cell office:value-type="float" office:value="342" table:formula="of:=[.A342]+1" table:style-name="ce4">
            <text:p>342</text:p>
          </table:table-cell>
          <table:table-cell office:value-type="string" table:style-name="ce7">
            <text:p>Fish Mineral Premix (DH-Px 0.25</text:p>
          </table:table-cell>
          <table:table-cell office:value-type="string" table:style-name="ce5">
            <text:p>PT. DSM Nutritional Products Manufacturing Indonesia</text:p>
          </table:table-cell>
          <table:table-cell office:value-type="string" table:style-name="ce6">
            <text:p>Jl. Rembang Industri 1A/7 PIER, Desa Pandean, Kecamatan Rembang, Kabupaten Pasuruan, Provinsi Jawa Timur, 67152</text:p>
          </table:table-cell>
          <table:table-cell office:value-type="string" table:style-name="ce4">
            <text:p>Jawa Timur</text:p>
          </table:table-cell>
          <table:table-cell office:value-type="string" table:style-name="ce4">
            <text:p>Produsen</text:p>
          </table:table-cell>
          <table:table-cell office:value-type="string" table:style-name="ce8">
            <text:p>KKP RI D 2302691 PBS</text:p>
          </table:table-cell>
          <table:table-cell office:value-type="string" table:style-name="ce13">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Copper 3,4 g/kg, Iron 30 g/kg, Manganese 10 g/kg, Zinc 48 g/kg, Cobalt 0,3 g/kg, Iodine 1 g/kg, Selenium 0,14 g/kg, Silicon dioxide 10 g/kg, Calcium carbonate ad 1 kg</text:p>
          </table:table-cell>
          <table:table-cell office:value-type="string" table:style-name="ce7">
            <text:p>Sebagai feed suplemen untuk ikan</text:p>
          </table:table-cell>
          <table:table-cell office:value-type="date" office:date-value="2028-02-08T00:00:00" table:style-name="ce10">
            <text:p>8-Feb-2028</text:p>
          </table:table-cell>
          <table:table-cell office:value-type="float" office:value="1188" table:formula="of:=[.N343]-TODAY()" table:style-name="ce11">
            <text:p>1188</text:p>
          </table:table-cell>
          <table:table-cell office:value-type="string" office:string-value="Berlaku" table:formula="of:=IF([.O343]&gt;0;&quot;Berlaku&quot;;&quot;Kadaluarsa&quot;)" table:style-name="ce12">
            <text:p>Berlaku</text:p>
          </table:table-cell>
          <table:table-cell table:number-columns-repeated="16368"/>
        </table:table-row>
        <table:table-row table:style-name="ro43">
          <table:table-cell office:value-type="float" office:value="343" table:formula="of:=[.A343]+1" table:style-name="ce4">
            <text:p>343</text:p>
          </table:table-cell>
          <table:table-cell office:value-type="string" table:style-name="ce7">
            <text:p>Sano CORAL</text:p>
          </table:table-cell>
          <table:table-cell office:value-type="string" table:style-name="ce5">
            <text:p>PT. Inve Indonesia</text:p>
          </table:table-cell>
          <table:table-cell office:value-type="string" table:style-name="ce6">
            <text:p>Ruko Prominence Blok 38E No.7, Jl. Jalur Sutera Boulevard, Kel. Panunggangan Timur, Kec. Pinang, Kota Tangerang, Provinsi Banten</text:p>
            <text:p/>
            <text:p><text:span text:style-name="T7">Produsen Asal:</text:span><text:span text:style-name="T7"/></text:p>
            <text:p>Alphatec S.A.S-France</text:p>
            <text:p>(Z.I du Grand Plessis-22940 Plaintel-France)</text:p>
            <text:p/>
            <text:p/>
          </table:table-cell>
          <table:table-cell office:value-type="string" table:style-name="ce4">
            <text:p>Banten</text:p>
          </table:table-cell>
          <table:table-cell office:value-type="string" table:style-name="ce4">
            <text:p>Importir</text:p>
          </table:table-cell>
          <table:table-cell office:value-type="string" table:style-name="ce8">
            <text:p>KKP RI I 2302692 PBC</text:p>
          </table:table-cell>
          <table:table-cell office:value-type="string" table:style-name="ce13">
            <text:p>Impor</text:p>
          </table:table-cell>
          <table:table-cell office:value-type="string" table:style-name="ce4">
            <text:p>Obat Bebas</text:p>
          </table:table-cell>
          <table:table-cell office:value-type="string" table:style-name="ce8">
            <text:p>Cair</text:p>
          </table:table-cell>
          <table:table-cell office:value-type="string" table:style-name="ce8">
            <text:p>Premiks</text:p>
          </table:table-cell>
          <table:table-cell office:value-type="string" table:style-name="ce7">
            <text:p>Fosfor 100.000 mg/L, Kalsium 25.000 mg/L, Kalium 11.000 mg/L, Natrium 10.000 mg/L, Magnesium 10.000 mg/L, Zinc 3.000 mg/L, Mangan 3.000 mg/L, Iron 450 mg/L, Tembaga 500 mg/L, Selenium 40 mg/L, Kobalt 18 mg/L</text:p>
          </table:table-cell>
          <table:table-cell office:value-type="string" table:style-name="ce9">
            <text:p>Sumber mineral dan trace elemen untuk udang</text:p>
          </table:table-cell>
          <table:table-cell office:value-type="date" office:date-value="2028-02-08T00:00:00" table:style-name="ce10">
            <text:p>8-Feb-2028</text:p>
          </table:table-cell>
          <table:table-cell office:value-type="float" office:value="1188" table:formula="of:=[.N344]-TODAY()" table:style-name="ce11">
            <text:p>1188</text:p>
          </table:table-cell>
          <table:table-cell office:value-type="string" office:string-value="Berlaku" table:formula="of:=IF([.O344]&gt;0;&quot;Berlaku&quot;;&quot;Kadaluarsa&quot;)" table:style-name="ce12">
            <text:p>Berlaku</text:p>
          </table:table-cell>
          <table:table-cell table:number-columns-repeated="16368"/>
        </table:table-row>
        <table:table-row table:style-name="ro36">
          <table:table-cell office:value-type="float" office:value="344" table:formula="of:=[.A344]+1" table:style-name="ce4">
            <text:p>344</text:p>
          </table:table-cell>
          <table:table-cell office:value-type="string" table:style-name="ce7">
            <text:p>Sano Ace Pro</text:p>
          </table:table-cell>
          <table:table-cell office:value-type="string" table:style-name="ce5">
            <text:p>PT. Inve Indonesia</text:p>
          </table:table-cell>
          <table:table-cell office:value-type="string" table:style-name="ce6">
            <text:p>Ruko Prominence Blok 38E No.7, Jl. Jalur Sutera Boulevard, Kel. Panunggangan Timur, Kec. Pinang, Kota Tangerang, Provinsi Banten</text:p>
            <text:p/>
            <text:p><text:span text:style-name="T7">Produsen Asal:</text:span><text:span text:style-name="T7"/></text:p>
            <text:p>Inve Thailand</text:p>
            <text:p>(79/1 Moo 1, Nakhon Sawan-Phitsanulok Road, Tambon Nong Lum, Amphoe Wachirabarami, Phichit 66220, Thailand)</text:p>
          </table:table-cell>
          <table:table-cell office:value-type="string" table:style-name="ce4">
            <text:p>Banten</text:p>
          </table:table-cell>
          <table:table-cell office:value-type="string" table:style-name="ce4">
            <text:p>Importir</text:p>
          </table:table-cell>
          <table:table-cell office:value-type="string" table:style-name="ce8">
            <text:p>KKP RI I 2302693 FTC</text:p>
          </table:table-cell>
          <table:table-cell office:value-type="string" table:style-name="ce13">
            <text:p>Impor</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5-chloro-2-methyl-4-isothiazolin-3-one 10,5 g/kg, 2-methyl-4-isothiazolin-3-one 3,4 g/kg, air, minyak ikan, emulsifier, stabiliser, antioksidan</text:p>
          </table:table-cell>
          <table:table-cell office:value-type="string" table:style-name="ce9">
            <text:p>Sebagai desinfektan untuk penetasan artemia</text:p>
          </table:table-cell>
          <table:table-cell office:value-type="date" office:date-value="2028-02-08T00:00:00" table:style-name="ce10">
            <text:p>8-Feb-2028</text:p>
          </table:table-cell>
          <table:table-cell office:value-type="float" office:value="1188" table:formula="of:=[.N345]-TODAY()" table:style-name="ce11">
            <text:p>1188</text:p>
          </table:table-cell>
          <table:table-cell office:value-type="string" office:string-value="Berlaku" table:formula="of:=IF([.O345]&gt;0;&quot;Berlaku&quot;;&quot;Kadaluarsa&quot;)" table:style-name="ce12">
            <text:p>Berlaku</text:p>
          </table:table-cell>
          <table:table-cell table:number-columns-repeated="16368"/>
        </table:table-row>
        <table:table-row table:style-name="ro44">
          <table:table-cell office:value-type="float" office:value="345" table:formula="of:=[.A345]+1" table:style-name="ce4">
            <text:p>345</text:p>
          </table:table-cell>
          <table:table-cell office:value-type="string" table:style-name="ce7">
            <text:p>Aquacare 3D</text:p>
          </table:table-cell>
          <table:table-cell office:value-type="string" table:style-name="ce5">
            <text:p>PT. Trouw Nutrition Trading Indonesia</text:p>
          </table:table-cell>
          <table:table-cell office:value-type="string" table:style-name="ce6">
            <text:p>Talavera Office Park Suite, Lantai 19, Unit 03, Jl. TB Simatupang Kav.22-26, Cilandak Barat, Kota Jakarta Selatan, Provinsi DKI Jakarta, Kode Pos: 12430</text:p>
            <text:p/>
            <text:p><text:span text:style-name="T7">Produsen Asal:</text:span><text:span text:style-name="T7"/></text:p>
            <text:p>Adisan Laboratories Pvt.Ltd</text:p>
            <text:p>(S.No.297, Plot No.17,A/P-Ambervet, Tal-Mulshi, Near Ambervet Datta Mandir, Pune-412115, Maharashtra, India)<text:s/></text:p>
            <text:p/>
            <text:p/>
          </table:table-cell>
          <table:table-cell office:value-type="string" table:style-name="ce4">
            <text:p>Jawa Barat</text:p>
          </table:table-cell>
          <table:table-cell office:value-type="string" table:style-name="ce4">
            <text:p>Importir</text:p>
          </table:table-cell>
          <table:table-cell office:value-type="string" table:style-name="ce8">
            <text:p>KKP RI I 2302694 FTS</text:p>
          </table:table-cell>
          <table:table-cell office:value-type="string" table:style-name="ce13">
            <text:p>Impor</text:p>
          </table:table-cell>
          <table:table-cell office:value-type="string" table:style-name="ce4">
            <text:p>Obat Bebas Terbatas</text:p>
          </table:table-cell>
          <table:table-cell office:value-type="string" table:style-name="ce8">
            <text:p>Serbuk</text:p>
          </table:table-cell>
          <table:table-cell office:value-type="string" table:style-name="ce8">
            <text:p>Farmasetik</text:p>
          </table:table-cell>
          <table:table-cell office:value-type="string" table:style-name="ce7">
            <text:p>Sodium Chloride15 g/kg, Potassium Monopersulphate Triple Salt 498 g/kg, Tartrazine Supra 1 g/kg, Colloidal Anhydrous Silica ad 1kg</text:p>
          </table:table-cell>
          <table:table-cell office:value-type="string" table:style-name="ce9">
            <text:p>Sebagai desinfektan air, peralatan dan fasilitas budidaya</text:p>
          </table:table-cell>
          <table:table-cell office:value-type="date" office:date-value="2028-02-08T00:00:00" table:style-name="ce10">
            <text:p>8-Feb-2028</text:p>
          </table:table-cell>
          <table:table-cell office:value-type="float" office:value="1188" table:formula="of:=[.N346]-TODAY()" table:style-name="ce11">
            <text:p>1188</text:p>
          </table:table-cell>
          <table:table-cell office:value-type="string" office:string-value="Berlaku" table:formula="of:=IF([.O346]&gt;0;&quot;Berlaku&quot;;&quot;Kadaluarsa&quot;)" table:style-name="ce12">
            <text:p>Berlaku</text:p>
          </table:table-cell>
          <table:table-cell table:number-columns-repeated="16368"/>
        </table:table-row>
        <table:table-row table:style-name="ro38">
          <table:table-cell office:value-type="float" office:value="346" table:formula="of:=[.A346]+1" table:style-name="ce4">
            <text:p>346</text:p>
          </table:table-cell>
          <table:table-cell office:value-type="string" table:style-name="ce7">
            <text:p>Aquacare Probiotic</text:p>
          </table:table-cell>
          <table:table-cell office:value-type="string" table:style-name="ce5">
            <text:p>PT. Trouw Nutrition Trading Indonesia</text:p>
          </table:table-cell>
          <table:table-cell office:value-type="string" table:style-name="ce6">
            <text:p>Talavera Office Park Suite, Lantai 19, Unit 03, Jl. TB Simatupang Kav.22-26, Cilandak Barat, Kota Jakarta Selatan, Provinsi DKI Jakarta, Kode Pos: 12430</text:p>
            <text:p><text:span text:style-name="T7"/></text:p>
            <text:p><text:span text:style-name="T7">Produsen Asal:</text:span><text:span text:style-name="T7"/></text:p>
            <text:p>Keeton Industries, Inc</text:p>
            <text:p>(1520 Aquatic Drive, Wellington, Colorado 80549, USA)</text:p>
          </table:table-cell>
          <table:table-cell office:value-type="string" table:style-name="ce4">
            <text:p>Jawa Barat</text:p>
          </table:table-cell>
          <table:table-cell office:value-type="string" table:style-name="ce4">
            <text:p>Importir</text:p>
          </table:table-cell>
          <table:table-cell office:value-type="string" table:style-name="ce8">
            <text:p>KKP RI I 2302695 PbBS</text:p>
          </table:table-cell>
          <table:table-cell office:value-type="string" table:style-name="ce13">
            <text:p>Impor</text:p>
          </table:table-cell>
          <table:table-cell office:value-type="string" table:style-name="ce4">
            <text:p>Obat Bebas</text:p>
          </table:table-cell>
          <table:table-cell office:value-type="string" table:style-name="ce8">
            <text:p>Serbuk</text:p>
          </table:table-cell>
          <table:table-cell office:value-type="string" table:style-name="ce8">
            <text:p>Probiotik</text:p>
          </table:table-cell>
          <table:table-cell office:value-type="string" table:style-name="ce7">
            <text:p>Total Bacillus 2x10^9 CFU/g yang terdiri dari:</text:p>
            <text:p><text:span text:style-name="T4">Bacillus amyloliquefaciens<text:s/></text:span>RA203,<text:s/><text:span text:style-name="T4">Bacillus licheniformis</text:span><text:s/>BL-50,<text:s/><text:span text:style-name="T4">Bacillus pumilus</text:span><text:s/>6G11,<text:s/><text:span text:style-name="T4">Bacillus subtilis</text:span><text:s/>BS-50, Wheat bran, Calcium carbonate</text:p>
          </table:table-cell>
          <table:table-cell office:value-type="string" table:style-name="ce7">
            <text:p>Untuk meningkatkan kualitas air</text:p>
          </table:table-cell>
          <table:table-cell office:value-type="date" office:date-value="2028-02-08T00:00:00" table:style-name="ce10">
            <text:p>8-Feb-2028</text:p>
          </table:table-cell>
          <table:table-cell office:value-type="float" office:value="1188" table:formula="of:=[.N347]-TODAY()" table:style-name="ce11">
            <text:p>1188</text:p>
          </table:table-cell>
          <table:table-cell office:value-type="string" office:string-value="Berlaku" table:formula="of:=IF([.O347]&gt;0;&quot;Berlaku&quot;;&quot;Kadaluarsa&quot;)" table:style-name="ce12">
            <text:p>Berlaku</text:p>
          </table:table-cell>
          <table:table-cell table:number-columns-repeated="16368"/>
        </table:table-row>
        <table:table-row table:style-name="ro10">
          <table:table-cell office:value-type="float" office:value="347" table:formula="of:=[.A347]+1" table:style-name="ce4">
            <text:p>347</text:p>
          </table:table-cell>
          <table:table-cell office:value-type="string" table:style-name="ce7">
            <text:p>Bio-Molder<text:s/></text:p>
          </table:table-cell>
          <table:table-cell office:value-type="string" table:style-name="ce5">
            <text:p>PT. Marindolab Pratama</text:p>
          </table:table-cell>
          <table:table-cell office:value-type="string" table:style-name="ce6">
            <text:p>Kawasan Industri Modern III Blok A9 – A10, Jl. Raya Serang-Jakarta Km 68 , Cikande-Serang, Provinsi Banten 42186</text:p>
          </table:table-cell>
          <table:table-cell office:value-type="string" table:style-name="ce4">
            <text:p>Banten</text:p>
          </table:table-cell>
          <table:table-cell office:value-type="string" table:style-name="ce4">
            <text:p>Produsen</text:p>
          </table:table-cell>
          <table:table-cell office:value-type="string" table:style-name="ce8">
            <text:p>KKP RI D 2302696 PbBC</text:p>
          </table:table-cell>
          <table:table-cell office:value-type="string" table:style-name="ce13">
            <text:p>Dalam Negeri</text:p>
          </table:table-cell>
          <table:table-cell office:value-type="string" table:style-name="ce4">
            <text:p>Obat Bebas</text:p>
          </table:table-cell>
          <table:table-cell office:value-type="string" table:style-name="ce8">
            <text:p>Cair</text:p>
          </table:table-cell>
          <table:table-cell office:value-type="string" table:style-name="ce8">
            <text:p>Probiotik</text:p>
          </table:table-cell>
          <table:table-cell office:value-type="string" table:style-name="ce7">
            <text:p>Total bakteri (<text:span text:style-name="T4">Bacillus subtilis</text:span>,<text:s/><text:span text:style-name="T4">Bacillus megaterium</text:span>) min. 1x10^6 CFU/mL</text:p>
          </table:table-cell>
          <table:table-cell office:value-type="string" table:style-name="ce9">
            <text:p>Sebagai probiotik, bioremediasi air dan bahan organik tambak udang</text:p>
          </table:table-cell>
          <table:table-cell office:value-type="date" office:date-value="2028-02-08T00:00:00" table:style-name="ce10">
            <text:p>8-Feb-2028</text:p>
          </table:table-cell>
          <table:table-cell office:value-type="float" office:value="1188" table:formula="of:=[.N348]-TODAY()" table:style-name="ce11">
            <text:p>1188</text:p>
          </table:table-cell>
          <table:table-cell office:value-type="string" office:string-value="Berlaku" table:formula="of:=IF([.O348]&gt;0;&quot;Berlaku&quot;;&quot;Kadaluarsa&quot;)" table:style-name="ce12">
            <text:p>Berlaku</text:p>
          </table:table-cell>
          <table:table-cell table:number-columns-repeated="16368"/>
        </table:table-row>
        <table:table-row table:style-name="ro45">
          <table:table-cell office:value-type="float" office:value="348" table:formula="of:=[.A348]+1" table:style-name="ce4">
            <text:p>348</text:p>
          </table:table-cell>
          <table:table-cell office:value-type="string" table:style-name="ce7">
            <text:p>Super Vib-Shield</text:p>
          </table:table-cell>
          <table:table-cell office:value-type="string" table:style-name="ce5">
            <text:p>PT. Central Bali Bahari</text:p>
            <text:p/>
          </table:table-cell>
          <table:table-cell office:value-type="string" table:style-name="ce6">
            <text:p>Desa Merak Belantung, Kec. Kalianda, Kab. Lampung Selatan - Prov. Lampung</text:p>
          </table:table-cell>
          <table:table-cell office:value-type="string" table:style-name="ce4">
            <text:p>Lampung</text:p>
          </table:table-cell>
          <table:table-cell office:value-type="string" table:style-name="ce4">
            <text:p>Produsen</text:p>
          </table:table-cell>
          <table:table-cell office:value-type="string" table:style-name="ce8">
            <text:p>KKP RI D 2302697 PbBS</text:p>
          </table:table-cell>
          <table:table-cell office:value-type="string" table:style-name="ce13">
            <text:p>Dalam Negeri</text:p>
          </table:table-cell>
          <table:table-cell office:value-type="string" table:style-name="ce4">
            <text:p>Obat Bebas</text:p>
          </table:table-cell>
          <table:table-cell office:value-type="string" table:style-name="ce8">
            <text:p>Serbuk</text:p>
          </table:table-cell>
          <table:table-cell office:value-type="string" table:style-name="ce8">
            <text:p>Probiotik</text:p>
          </table:table-cell>
          <table:table-cell office:value-type="string" table:style-name="ce7">
            <text:p>Total bakteri (<text:span text:style-name="T4">Bacillus subtilis</text:span>,<text:s/><text:span text:style-name="T4">Bacillus pumilus, Bacillus licheniformis, Bacillus amyloliquefaciens</text:span>) min. 1x10^7 CFU/g</text:p>
          </table:table-cell>
          <table:table-cell office:value-type="string" table:style-name="ce9">
            <text:p>Probiotik ikan dan udang untuk membantu meingkatkan performa produksi</text:p>
          </table:table-cell>
          <table:table-cell office:value-type="date" office:date-value="2028-02-08T00:00:00" table:style-name="ce10">
            <text:p>8-Feb-2028</text:p>
          </table:table-cell>
          <table:table-cell office:value-type="float" office:value="1188" table:formula="of:=[.N349]-TODAY()" table:style-name="ce11">
            <text:p>1188</text:p>
          </table:table-cell>
          <table:table-cell office:value-type="string" office:string-value="Berlaku" table:formula="of:=IF([.O349]&gt;0;&quot;Berlaku&quot;;&quot;Kadaluarsa&quot;)" table:style-name="ce12">
            <text:p>Berlaku</text:p>
          </table:table-cell>
          <table:table-cell table:number-columns-repeated="16368"/>
        </table:table-row>
        <table:table-row table:style-name="ro38">
          <table:table-cell office:value-type="float" office:value="349" table:formula="of:=[.A349]+1" table:style-name="ce4">
            <text:p>349</text:p>
          </table:table-cell>
          <table:table-cell office:value-type="string" table:style-name="ce7">
            <text:p>Aquavac Strep-4</text:p>
          </table:table-cell>
          <table:table-cell office:value-type="string" table:style-name="ce5">
            <text:p>PT. Intervet Indonesia</text:p>
            <text:p/>
          </table:table-cell>
          <table:table-cell office:value-type="string" table:style-name="ce6">
            <text:p>Wisma 46 - Kota BNI Lt.27 Jl. Jend. Sudirman Kav.1 Jakarta Pusat 10220, Telp/Fax: (021) 57897000/Fax (021) 57897099</text:p>
            <text:p><text:span text:style-name="T7"/></text:p>
            <text:p><text:span text:style-name="T7">Produsen Asal:</text:span><text:span text:style-name="T7"/></text:p>
            <text:p>Intervet International BV (MSD Animal Health</text:p>
            <text:p>(Wim de Korverstraat 35, 5831 AN Boxmeer, Belanda)</text:p>
          </table:table-cell>
          <table:table-cell office:value-type="string" table:style-name="ce4">
            <text:p>DKI Jakarta</text:p>
          </table:table-cell>
          <table:table-cell office:value-type="string" table:style-name="ce4">
            <text:p>Importir</text:p>
          </table:table-cell>
          <table:table-cell office:value-type="string" table:style-name="ce8">
            <text:p>KKP RI I 2302698 BKC</text:p>
          </table:table-cell>
          <table:table-cell office:value-type="string" table:style-name="ce13">
            <text:p>Impor</text:p>
          </table:table-cell>
          <table:table-cell office:value-type="string" table:style-name="ce4">
            <text:p>Obat Keras</text:p>
          </table:table-cell>
          <table:table-cell office:value-type="string" table:style-name="ce8">
            <text:p>Cair</text:p>
          </table:table-cell>
          <table:table-cell office:value-type="string" table:style-name="ce8">
            <text:p>Biologik<text:s/></text:p>
            <text:p>(Vaksin)</text:p>
          </table:table-cell>
          <table:table-cell office:value-type="string" table:style-name="ce7">
            <text:p>Antigen inakif<text:s/><text:span text:style-name="T4">Streptococcus agalactiae<text:s/></text:span>TI1422 (5x10^8 bakteri), Antigen inakif<text:s/><text:span text:style-name="T4">Streptococcus agalactiae</text:span><text:s/>TI513 (5x10^8 bakteri), Antigen inakif<text:s/><text:span text:style-name="T4">Streptococcus agalactiae</text:span><text:s/>TI1428 (5x10^8 bakteri), Antigen inakif<text:s/><text:span text:style-name="T4">Streptococcus iniae</text:span><text:s/>SB430 (1x10^8 bakteri)</text:p>
          </table:table-cell>
          <table:table-cell office:value-type="string" table:style-name="ce9">
            <text:p>Memberikan perlindungan (imunitas) terhadap penyakit<text:s/><text:span text:style-name="T4">Streptococcosis</text:span><text:s/>yang disebabkan oleh<text:s/><text:span text:style-name="T4">Streptococcus agalactiae</text:span><text:s/>(serotipe Ia, Ib dan III) beserta<text:s/><text:span text:style-name="T4">Streptococcus iniae</text:span></text:p>
          </table:table-cell>
          <table:table-cell office:value-type="date" office:date-value="2028-02-08T00:00:00" table:style-name="ce10">
            <text:p>8-Feb-2028</text:p>
          </table:table-cell>
          <table:table-cell office:value-type="float" office:value="1188" table:formula="of:=[.N350]-TODAY()" table:style-name="ce11">
            <text:p>1188</text:p>
          </table:table-cell>
          <table:table-cell office:value-type="string" office:string-value="Berlaku" table:formula="of:=IF([.O350]&gt;0;&quot;Berlaku&quot;;&quot;Kadaluarsa&quot;)" table:style-name="ce12">
            <text:p>Berlaku</text:p>
          </table:table-cell>
          <table:table-cell table:number-columns-repeated="16368"/>
        </table:table-row>
        <table:table-row table:style-name="ro5">
          <table:table-cell office:value-type="float" office:value="350" table:formula="of:=[.A350]+1" table:style-name="ce4">
            <text:p>350</text:p>
          </table:table-cell>
          <table:table-cell office:value-type="string" table:style-name="ce9">
            <text:p>MIN AQA FRS 2.0 C AQF F1<text:s text:c="53"/></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2303343-P1 PBS<text:s text:c="12"/></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Iron 40.000 mg/kg, Copper 4.000 mg/kg, Zinc 40.000 mg/kg, Manganese 10.000 mg/kg, Selenium 200 mg/kg, Iodine 1.800 mg/kg, Cobalt 20 mg/kg, Calcium carbonate</text:p>
          </table:table-cell>
          <table:table-cell office:value-type="string" table:style-name="ce9">
            <text:p>Feed suplemen untuk Ikan air tawar</text:p>
          </table:table-cell>
          <table:table-cell office:value-type="date" office:date-value="2028-03-03T00:00:00" table:style-name="ce10">
            <text:p>3-Mar-2028</text:p>
          </table:table-cell>
          <table:table-cell office:value-type="float" office:value="1212" table:formula="of:=[.N351]-TODAY()" table:style-name="ce11">
            <text:p>1212</text:p>
          </table:table-cell>
          <table:table-cell office:value-type="string" office:string-value="Berlaku" table:formula="of:=IF([.O351]&gt;0;&quot;Berlaku&quot;;&quot;Kadaluarsa&quot;)" table:style-name="ce12">
            <text:p>Berlaku</text:p>
          </table:table-cell>
          <table:table-cell table:number-columns-repeated="16368"/>
        </table:table-row>
        <table:table-row table:style-name="ro6">
          <table:table-cell office:value-type="float" office:value="351" table:formula="of:=[.A351]+1" table:style-name="ce4">
            <text:p>351</text:p>
          </table:table-cell>
          <table:table-cell office:value-type="string" table:style-name="ce7">
            <text:p>MIN AQA FRS 2.0 C CAN 51085 V1</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27">
            <text:p>KKP RI D 2303699 PBS</text:p>
          </table:table-cell>
          <table:table-cell office:value-type="string" table:style-name="ce13">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Iron 50.000 mg/kg, Copper 3.750 mg/kg, Zinc 75.000 mg/kg, Manganese 6.500 mg/kg, Selenium 125 mg/kg, Iodine 750 mg/kg, Cobalt 50 mg/kg, Magnesium 20.000 mg/kg, Calcium carbonate</text:p>
          </table:table-cell>
          <table:table-cell office:value-type="string" table:style-name="ce9">
            <text:p>Feed supplement untuk ikan air tawar</text:p>
          </table:table-cell>
          <table:table-cell office:value-type="date" office:date-value="2028-03-03T00:00:00" table:style-name="ce10">
            <text:p>3-Mar-2028</text:p>
          </table:table-cell>
          <table:table-cell office:value-type="float" office:value="1212" table:formula="of:=[.N352]-TODAY()" table:style-name="ce11">
            <text:p>1212</text:p>
          </table:table-cell>
          <table:table-cell office:value-type="string" office:string-value="Berlaku" table:formula="of:=IF([.O352]&gt;0;&quot;Berlaku&quot;;&quot;Kadaluarsa&quot;)" table:style-name="ce12">
            <text:p>Berlaku</text:p>
          </table:table-cell>
          <table:table-cell table:number-columns-repeated="16368"/>
        </table:table-row>
        <table:table-row table:style-name="ro19">
          <table:table-cell office:value-type="float" office:value="352" table:formula="of:=[.A352]+1" table:style-name="ce4">
            <text:p>352</text:p>
          </table:table-cell>
          <table:table-cell office:value-type="string" table:style-name="ce7">
            <text:p>MIN AQUA HVD</text:p>
          </table:table-cell>
          <table:table-cell office:value-type="string" table:style-name="ce6">
            <text:p>PT. ADM Animal Nutrition Indonesia</text:p>
          </table:table-cell>
          <table:table-cell office:value-type="string" table:style-name="ce7">
            <text:p>Kantor:</text:p>
            <text:p>Kawasan Industri MM 2100 Jl. Selayar Blok A3-2, Desa Mekarwangi, Kel/Desa Mekarwangi, Kec. Cikarang Barat - Bekasi 17845</text:p>
            <text:p/>
            <text:p>Pabrik:</text:p>
            <text:p>Pasuruan Industrial Estate Rembang (PIER Pasuruan), Jl. Rembang Industrial III/24, Pandean, Rembang, Kabupaten Pasuruan, Provinsi Jawa Timur</text:p>
          </table:table-cell>
          <table:table-cell office:value-type="string" table:style-name="ce8">
            <text:p>Jawa Barat</text:p>
          </table:table-cell>
          <table:table-cell office:value-type="string" table:style-name="ce8">
            <text:p>Produsen/Importir</text:p>
          </table:table-cell>
          <table:table-cell office:value-type="string" table:style-name="ce27">
            <text:p>KKP RI D 2303700 PBS</text:p>
          </table:table-cell>
          <table:table-cell office:value-type="string" table:style-name="ce13">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Iron 100.000 mg/kg, Copper 10.000 mg/kg, Zinc 200.000 mg/kg, Manganese 25.000 mg/kg, Selenium 300 mg/kg, Iodine 2.500 mg/kg, Cobalt 100 mg/kg, BHT 500 mg/kg, Calcium carbonate</text:p>
          </table:table-cell>
          <table:table-cell office:value-type="string" table:style-name="ce9">
            <text:p>Feed supplement untuk ikan<text:s/></text:p>
          </table:table-cell>
          <table:table-cell office:value-type="date" office:date-value="2028-03-03T00:00:00" table:style-name="ce10">
            <text:p>3-Mar-2028</text:p>
          </table:table-cell>
          <table:table-cell office:value-type="float" office:value="1212" table:formula="of:=[.N353]-TODAY()" table:style-name="ce11">
            <text:p>1212</text:p>
          </table:table-cell>
          <table:table-cell office:value-type="string" office:string-value="Berlaku" table:formula="of:=IF([.O353]&gt;0;&quot;Berlaku&quot;;&quot;Kadaluarsa&quot;)" table:style-name="ce12">
            <text:p>Berlaku</text:p>
          </table:table-cell>
          <table:table-cell table:number-columns-repeated="16368"/>
        </table:table-row>
        <table:table-row table:style-name="ro14">
          <table:table-cell office:value-type="float" office:value="353" table:formula="of:=[.A353]+1" table:style-name="ce4">
            <text:p>353</text:p>
          </table:table-cell>
          <table:table-cell office:value-type="string" table:style-name="ce28">
            <text:p>Palataste</text:p>
          </table:table-cell>
          <table:table-cell office:value-type="string" table:style-name="ce5">
            <text:p>PT. Grobest Indomakmur</text:p>
          </table:table-cell>
          <table:table-cell office:value-type="string" table:style-name="ce6">
            <text:p>The Suites Tower Lt.11 Suite 05, Jl. Boulevard Pantai Indah Kapuk No.1 Kav. OFS, Kel. Kamal Muara, Kec. Penjaringan, Kota Jakarta Utara, Provinsi DKI Jakarta), Telp/fax: (021) 5882250/ (021) 5882249</text:p>
          </table:table-cell>
          <table:table-cell office:value-type="string" table:style-name="ce4">
            <text:p>DKI Jakarta</text:p>
          </table:table-cell>
          <table:table-cell office:value-type="string" table:style-name="ce4">
            <text:p>Importir</text:p>
          </table:table-cell>
          <table:table-cell office:value-type="string" table:style-name="ce27">
            <text:p>KKP RI I 2303701 PBS</text:p>
          </table:table-cell>
          <table:table-cell office:value-type="string" table:style-name="ce13">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Yeast Powder 300 g/kg, Yeast Extract 300 g/kg, Sodium succinate 400 g/kg (Analisa terjamin: Crude protein min 288,75 g/kg, Dry matter min. 900 g/kg, Ash maks. 550 g/kg)<text:s/></text:p>
          </table:table-cell>
          <table:table-cell office:value-type="string" table:style-name="ce7">
            <text:p>Suplemen pakan untuk ikan dan udang</text:p>
          </table:table-cell>
          <table:table-cell office:value-type="date" office:date-value="2028-03-03T00:00:00" table:style-name="ce10">
            <text:p>3-Mar-2028</text:p>
          </table:table-cell>
          <table:table-cell office:value-type="float" office:value="1212" table:formula="of:=[.N354]-TODAY()" table:style-name="ce11">
            <text:p>1212</text:p>
          </table:table-cell>
          <table:table-cell office:value-type="string" office:string-value="Berlaku" table:formula="of:=IF([.O354]&gt;0;&quot;Berlaku&quot;;&quot;Kadaluarsa&quot;)" table:style-name="ce12">
            <text:p>Berlaku</text:p>
          </table:table-cell>
          <table:table-cell table:number-columns-repeated="16368"/>
        </table:table-row>
        <table:table-row table:style-name="ro4">
          <table:table-cell office:value-type="float" office:value="354" table:formula="of:=[.A354]+1" table:style-name="ce4">
            <text:p>354</text:p>
          </table:table-cell>
          <table:table-cell office:value-type="string" table:style-name="ce7">
            <text:p>Smart Care</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27">
            <text:p>KKP RI I 2303702 FTC</text:p>
          </table:table-cell>
          <table:table-cell office:value-type="string" table:style-name="ce13">
            <text:p>Impor</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Hydrogen Peroxide 590 g/L, Silver (I) Nitrat 87 mg/L, Ortho-Phosphoric acid, Citric acid, Air</text:p>
          </table:table-cell>
          <table:table-cell office:value-type="string" table:style-name="ce9">
            <text:p>Sebagai disinfektan air untuk mengurangi infeksi patogen pada ikan dan udang</text:p>
          </table:table-cell>
          <table:table-cell office:value-type="date" office:date-value="2028-03-03T00:00:00" table:style-name="ce10">
            <text:p>3-Mar-2028</text:p>
          </table:table-cell>
          <table:table-cell office:value-type="float" office:value="1212" table:formula="of:=[.N355]-TODAY()" table:style-name="ce11">
            <text:p>1212</text:p>
          </table:table-cell>
          <table:table-cell office:value-type="string" office:string-value="Berlaku" table:formula="of:=IF([.O355]&gt;0;&quot;Berlaku&quot;;&quot;Kadaluarsa&quot;)" table:style-name="ce12">
            <text:p>Berlaku</text:p>
          </table:table-cell>
          <table:table-cell table:number-columns-repeated="16368"/>
        </table:table-row>
        <table:table-row table:style-name="ro7">
          <table:table-cell office:value-type="float" office:value="355" table:formula="of:=[.A355]+1" table:style-name="ce4">
            <text:p>355</text:p>
          </table:table-cell>
          <table:table-cell office:value-type="string" table:style-name="ce7">
            <text:p>Technomos</text:p>
          </table:table-cell>
          <table:table-cell office:value-type="string" table:style-name="ce5">
            <text:p>PT. Biochem Zusattzstoffe Indonesia</text:p>
          </table:table-cell>
          <table:table-cell office:value-type="string" table:style-name="ce6">
            <text:p>Ruko The Springs, Jl. Springs Boulevard Selatan No.1,9, Gading Serpong, Kabupaten Tangerang, Provinsi Banten, Telp. (021) 29871212/(021) 29871213</text:p>
          </table:table-cell>
          <table:table-cell office:value-type="string" table:style-name="ce4">
            <text:p>Banten</text:p>
          </table:table-cell>
          <table:table-cell office:value-type="string" table:style-name="ce4">
            <text:p>Importir</text:p>
          </table:table-cell>
          <table:table-cell office:value-type="string" table:style-name="ce27">
            <text:p>KKP RI I 2303703 PBS</text:p>
          </table:table-cell>
          <table:table-cell office:value-type="string" table:style-name="ce13">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Dried Yeast (<text:span text:style-name="T4">Saccharomyces cerevisiae</text:span>) 1.000 g/kg (Analisa terjamin: Protein kasar ≥ 16%, Kadar air ≤ 8%, Kadar abu ≤ 7%)<text:s/></text:p>
          </table:table-cell>
          <table:table-cell office:value-type="string" table:style-name="ce9">
            <text:p>Sebagai feed additive untuk ikan</text:p>
          </table:table-cell>
          <table:table-cell office:value-type="date" office:date-value="2028-03-03T00:00:00" table:style-name="ce10">
            <text:p>3-Mar-2028</text:p>
          </table:table-cell>
          <table:table-cell office:value-type="float" office:value="1212" table:formula="of:=[.N356]-TODAY()" table:style-name="ce11">
            <text:p>1212</text:p>
          </table:table-cell>
          <table:table-cell office:value-type="string" office:string-value="Berlaku" table:formula="of:=IF([.O356]&gt;0;&quot;Berlaku&quot;;&quot;Kadaluarsa&quot;)" table:style-name="ce12">
            <text:p>Berlaku</text:p>
          </table:table-cell>
          <table:table-cell table:number-columns-repeated="16368"/>
        </table:table-row>
        <table:table-row table:style-name="ro19">
          <table:table-cell office:value-type="float" office:value="356" table:formula="of:=[.A356]+1" table:style-name="ce4">
            <text:p>356</text:p>
          </table:table-cell>
          <table:table-cell office:value-type="string" table:style-name="ce5">
            <text:p>Primaqua Premix<text:s text:c="2"/></text:p>
          </table:table-cell>
          <table:table-cell office:value-type="string" table:style-name="ce9">
            <office:annotation draw:style-name="a8" svg:x="1.05in" svg:y="907.141666666667in" svg:width="0.641666666666667in" svg:height="0.841666666666667in">
              <dc:creator>Microsoft Office User</dc:creator>
              <text:p><text:span text:style-name="T2">(per 18 Januari 2021 dialihkan ke PT. Agroveta Husada Dharma)</text:span></text:p>
            </office:annotation>
            <text:p>PT. Agroveta Husada Dharma</text:p>
          </table:table-cell>
          <table:table-cell office:value-type="string" table:style-name="ce9">
            <text:p>Kantor:</text:p>
            <text:p>Jl. Pulogadung No.23, Kav II G5 KIP, Jatinegara, Cakung, Kota Jakarta Timur, Provinsi DKI Jakarta, Telp: (021) 50867668, Fax: (021) 50867669)</text:p>
            <text:p/>
            <text:p>Pabrik:</text:p>
            <text:p>Jl. Meranti 2 Blok L3 No.2, Kawasan Industri Delta Silicon I, Sukaresmi, Cikarang Selatan, Bekasi, Provinsi Jawa Barat, Kode Pos 17550</text:p>
          </table:table-cell>
          <table:table-cell office:value-type="string" table:style-name="ce4">
            <text:p>DKI Jakarta</text:p>
          </table:table-cell>
          <table:table-cell office:value-type="string" table:style-name="ce4">
            <text:p>Produsen/Importir</text:p>
          </table:table-cell>
          <table:table-cell office:value-type="string" table:style-name="ce29">
            <text:p>KKP RI D 2304360-P1 PBS<text: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30">
            <text:p>Zinc 100.000 mg/kg, Copper 6.000 mg/kg, Manganese 50.000 mg/kg, Iron 60.000 mg/kg, Selenium 200 mg/kg, Iodine 6.000 mg/kg, Cobalt 1.000 mg/kg, Magnesium 50.000 mg/kg</text:p>
          </table:table-cell>
          <table:table-cell office:value-type="string" table:style-name="ce31">
            <text:p>Sebagai antidefisiensi mineral untuk meningkatkan pertumbuhan dan menjaga imunitas (kekebalan tubuh) pada ikan dan udang</text:p>
          </table:table-cell>
          <table:table-cell office:value-type="date" office:date-value="2028-04-04T00:00:00" table:style-name="ce10">
            <text:p>4-Apr-2028</text:p>
          </table:table-cell>
          <table:table-cell office:value-type="float" office:value="1244" table:formula="of:=[.N357]-TODAY()" table:style-name="ce11">
            <text:p>1244</text:p>
          </table:table-cell>
          <table:table-cell office:value-type="string" office:string-value="Berlaku" table:formula="of:=IF([.O357]&gt;0;&quot;Berlaku&quot;;&quot;Kadaluarsa&quot;)" table:style-name="ce12">
            <text:p>Berlaku</text:p>
          </table:table-cell>
          <table:table-cell table:number-columns-repeated="16368"/>
        </table:table-row>
        <table:table-row table:style-name="ro21">
          <table:table-cell office:value-type="float" office:value="357" table:formula="of:=[.A357]+1" table:style-name="ce4">
            <text:p>357</text:p>
          </table:table-cell>
          <table:table-cell office:value-type="string" table:style-name="ce5">
            <text:p>Nugen TSV PCR Detection Kit</text:p>
          </table:table-cell>
          <table:table-cell office:value-type="string" table:style-name="ce5">
            <text:p>PT. Nugen Bioscience Indonesia</text:p>
          </table:table-cell>
          <table:table-cell office:value-type="string" table:style-name="ce7">
            <text:p>PT. Nugen Bioscience Indonesia</text:p>
            <text:p>(Jl. Ancol Barat Blok A5E No.12, Ancol, Pademangan, Kota Jakarta Utara, Provinsi DKI Jakarta 14430, Telp: (021) 691999/ Fax: (021) 5909225)</text:p>
          </table:table-cell>
          <table:table-cell office:value-type="string" table:style-name="ce8">
            <text:p>DKI Jakarta</text:p>
          </table:table-cell>
          <table:table-cell office:value-type="string" table:style-name="ce8">
            <text:p>Produsen</text:p>
          </table:table-cell>
          <table:table-cell office:value-type="string" table:style-name="ce29">
            <text:p>KKP RI D 2304116 - P2 BBC<text:s text:c="8"/></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14">
            <text:p>Biologik<text:s/></text:p>
            <text:p>(Kit diagnostik)</text:p>
          </table:table-cell>
          <table:table-cell office:value-type="string" table:style-name="ce5">
            <text:p>RT Premix (mengandung buffer, dNTPs, oligonucleotide, air grade PCR) 1x konsentrasi, PCR Premix (mengandung buffer, dNTPs, oligonucleotide, air grade PCR) 1x konsentrasi, Taq Enzyme 1U/µl, Reverse Transcriptase (RT) 176 µl/vial, TSV kontrol positif 10 ng/µl, Loading dye (mengandung bromophenol blue, xylene cyanole, glycerol) 6x konsentrasi, DNA size marker (mengandung 1x loading dye), Air grade PCR</text:p>
          </table:table-cell>
          <table:table-cell office:value-type="string" table:style-name="ce30">
            <text:p>Mendeteksi rangkaian genetik Taura Syndrome Virus (TSV)</text:p>
            <text:p/>
          </table:table-cell>
          <table:table-cell office:value-type="date" office:date-value="2028-04-04T00:00:00" table:style-name="ce10">
            <text:p>4-Apr-2028</text:p>
          </table:table-cell>
          <table:table-cell office:value-type="float" office:value="1244" table:formula="of:=[.N358]-TODAY()" table:style-name="ce11">
            <text:p>1244</text:p>
          </table:table-cell>
          <table:table-cell office:value-type="string" office:string-value="Berlaku" table:formula="of:=IF([.O358]&gt;0;&quot;Berlaku&quot;;&quot;Kadaluarsa&quot;)" table:style-name="ce12">
            <text:p>Berlaku</text:p>
          </table:table-cell>
          <table:table-cell table:number-columns-repeated="16368"/>
        </table:table-row>
        <table:table-row table:style-name="ro46">
          <table:table-cell office:value-type="float" office:value="358" table:formula="of:=[.A358]+1" table:style-name="ce4">
            <text:p>358</text:p>
          </table:table-cell>
          <table:table-cell office:value-type="string" table:style-name="ce5">
            <text:p>FytoShade</text:p>
          </table:table-cell>
          <table:table-cell office:value-type="string" table:style-name="ce15">
            <text:p>PT. Blue Aqua Indonesia</text:p>
          </table:table-cell>
          <table:table-cell office:value-type="string" table:style-name="ce9">
            <text:p>Kantor/Gudang:</text:p>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29">
            <text:p>KKP RI I 2304305-P1 FTS</text:p>
          </table:table-cell>
          <table:table-cell office:value-type="string" table:style-name="ce16">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5">
            <text:p>Brilliant blue 480 g/kg, Tartrazine 90 g/kg, Asam silikat</text:p>
          </table:table-cell>
          <table:table-cell office:value-type="string" table:style-name="ce6">
            <text:p>Mengurangi intensitas cahaya matahari dan mencegah pertumbuhan alga pada dasar kolam</text:p>
          </table:table-cell>
          <table:table-cell office:value-type="date" office:date-value="2028-04-04T00:00:00" table:style-name="ce10">
            <text:p>4-Apr-2028</text:p>
          </table:table-cell>
          <table:table-cell office:value-type="float" office:value="1244" table:formula="of:=[.N359]-TODAY()" table:style-name="ce11">
            <text:p>1244</text:p>
          </table:table-cell>
          <table:table-cell office:value-type="string" office:string-value="Berlaku" table:formula="of:=IF([.O359]&gt;0;&quot;Berlaku&quot;;&quot;Kadaluarsa&quot;)" table:style-name="ce12">
            <text:p>Berlaku</text:p>
          </table:table-cell>
          <table:table-cell table:number-columns-repeated="16368"/>
        </table:table-row>
        <table:table-row table:style-name="ro21">
          <table:table-cell office:value-type="float" office:value="359" table:formula="of:=[.A359]+1" table:style-name="ce4">
            <text:p>359</text:p>
          </table:table-cell>
          <table:table-cell office:value-type="string" table:style-name="ce5">
            <text:p>Vit Aqua HVD</text:p>
          </table:table-cell>
          <table:table-cell office:value-type="string" table:style-name="ce15">
            <text:p>PT. ADM Animal Nutrition Indonesia</text:p>
          </table:table-cell>
          <table:table-cell office:value-type="string" table:style-name="ce9">
            <text:p>Kantor:</text:p>
            <text:p>Kawasan Industri MM 2100, Jl. Selayar Blok A3-2, Desa Mekarwangi, Kel/Desa Mekarwangi, Kec. Cikarang Barat, Bekasi, Provinsi Jawa Barat 17845);</text:p>
            <text:p/>
            <text:p>Pabrik:</text:p>
            <text:p>Pasuruan Industrial Estate Rembang (PIER Pasuruan), Jl. Rembang Industrial III/24, Pandean, Rembang, Kabupaten Pasuruan, Provinsi Jawa Timur</text:p>
          </table:table-cell>
          <table:table-cell office:value-type="string" table:style-name="ce4">
            <text:p>Jawa Barat</text:p>
          </table:table-cell>
          <table:table-cell office:value-type="string" table:style-name="ce4">
            <text:p>Produsen</text:p>
          </table:table-cell>
          <table:table-cell office:value-type="string" table:style-name="ce29">
            <text:p>KKP RI D 2304704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6.000.000 IU/kg, Vitamin D3 1.500.000 IU/kg, Vitamin E 150.000 mgkg, Vitamin K3 5.000 mg/kg, Vitamin B1 10.000 mg/kg, Vitamin B2 15.000 mg/kg, Vitamin B6 15.000 mg/kg, Vitamin B12 30.000 mcg/kg, Niacinamide 45.000 mg/kg, Pantothenic acid 50.000 mg/kg, Folic acid 5.000 mg/kg, Biotin 1.000.000 mcg/kg, Inositol 150.000 mg/kg, BHT 500 mg/kg, Calcium carbonate ad 1 kg<text:s text:c="7"/></text:p>
          </table:table-cell>
          <table:table-cell office:value-type="string" table:style-name="ce6">
            <text:p><text:span text:style-name="T4">Feed supplement<text:s/></text:span>untuk ikan<text:s/></text:p>
          </table:table-cell>
          <table:table-cell office:value-type="date" office:date-value="2028-04-04T00:00:00" table:style-name="ce10">
            <text:p>4-Apr-2028</text:p>
          </table:table-cell>
          <table:table-cell office:value-type="float" office:value="1244" table:formula="of:=[.N360]-TODAY()" table:style-name="ce11">
            <text:p>1244</text:p>
          </table:table-cell>
          <table:table-cell office:value-type="string" office:string-value="Berlaku" table:formula="of:=IF([.O360]&gt;0;&quot;Berlaku&quot;;&quot;Kadaluarsa&quot;)" table:style-name="ce12">
            <text:p>Berlaku</text:p>
          </table:table-cell>
          <table:table-cell table:number-columns-repeated="16368"/>
        </table:table-row>
        <table:table-row table:style-name="ro18">
          <table:table-cell office:value-type="float" office:value="360" table:formula="of:=[.A360]+1" table:style-name="ce4">
            <text:p>360</text:p>
          </table:table-cell>
          <table:table-cell office:value-type="string" table:style-name="ce5">
            <text:p>Min Fish PX 0.25</text:p>
          </table:table-cell>
          <table:table-cell office:value-type="string" table:style-name="ce15">
            <text:p>PT. BEC Feed Solutions Indonesia</text:p>
          </table:table-cell>
          <table:table-cell office:value-type="string" table:style-name="ce9">
            <text:p><text:span text:style-name="T8">Kantor:</text:span><text:span text:style-name="T8"/></text:p>
            <text:p>GKM Green Tower, 3rd Floor, Suite 305, Jl. TB Simatupang Kav.89 G, Pasar Minggu, Kota Jakarta Selatan, Provinsi DKI Jakarta 12520, Telp. (021) 22785094/95</text:p>
            <text:p/>
            <text:p><text:span text:style-name="T8">Pabrik:</text:span><text:span text:style-name="T8"/></text:p>
            <text:p>(Jl. Rembang Industri Raya, PIER No.24B, Kabupaten Pasuruan, Provinsi Jawa Timur, 67152)</text:p>
          </table:table-cell>
          <table:table-cell office:value-type="string" table:style-name="ce4">
            <text:p>DKI Jakarta</text:p>
          </table:table-cell>
          <table:table-cell office:value-type="string" table:style-name="ce4">
            <text:p>Produsen/Importir</text:p>
          </table:table-cell>
          <table:table-cell office:value-type="string" table:style-name="ce29">
            <text:p>KKP RI D 2304705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Cobalt 300 mg/kg, Copper 3.400 mg/kg, Iodine 1.000 mg/kg, Iron 30.000 mg/kg, Manganese 10.000 mg/kg, Zinc 48.000 mg/kg, Selenium 150 mg/kg, Silicon dioxide 10.000 mg/kg, Ethoxyquine 150 mg/kg, Calcium carbonate ad 1 kg</text:p>
          </table:table-cell>
          <table:table-cell office:value-type="string" table:style-name="ce6">
            <text:p>Untuk mencegah defisiensi mineral dan mengoptimalkan performa ikan</text:p>
          </table:table-cell>
          <table:table-cell office:value-type="date" office:date-value="2028-04-04T00:00:00" table:style-name="ce10">
            <text:p>4-Apr-2028</text:p>
          </table:table-cell>
          <table:table-cell office:value-type="float" office:value="1244" table:formula="of:=[.N361]-TODAY()" table:style-name="ce11">
            <text:p>1244</text:p>
          </table:table-cell>
          <table:table-cell office:value-type="string" office:string-value="Berlaku" table:formula="of:=IF([.O361]&gt;0;&quot;Berlaku&quot;;&quot;Kadaluarsa&quot;)" table:style-name="ce12">
            <text:p>Berlaku</text:p>
          </table:table-cell>
          <table:table-cell table:number-columns-repeated="16368"/>
        </table:table-row>
        <table:table-row table:style-name="ro18">
          <table:table-cell office:value-type="float" office:value="361" table:formula="of:=[.A361]+1" table:style-name="ce4">
            <text:p>361</text:p>
          </table:table-cell>
          <table:table-cell office:value-type="string" table:style-name="ce5">
            <text:p>Min Shrimp PX 0.25</text:p>
          </table:table-cell>
          <table:table-cell office:value-type="string" table:style-name="ce15">
            <text:p>PT. BEC Feed Solutions Indonesia</text:p>
          </table:table-cell>
          <table:table-cell office:value-type="string" table:style-name="ce9">
            <text:p><text:span text:style-name="T8">Kantor:</text:span><text:span text:style-name="T8"/></text:p>
            <text:p>GKM Green Tower, 3rd Floor, Suite 305, Jl. TB Simatupang Kav.89 G, Pasar Minggu, Kota Jakarta Selatan, Provinsi DKI Jakarta 12520, Telp. (021) 22785094/95</text:p>
            <text:p/>
            <text:p><text:span text:style-name="T8">Pabrik:</text:span><text:span text:style-name="T8"/></text:p>
            <text:p>(Jl. Rembang Industri Raya, PIER No.24B, Kabupaten Pasuruan, Provinsi Jawa Timur, 67152)</text:p>
          </table:table-cell>
          <table:table-cell office:value-type="string" table:style-name="ce4">
            <text:p>DKI Jakarta</text:p>
          </table:table-cell>
          <table:table-cell office:value-type="string" table:style-name="ce4">
            <text:p>Produsen/Importir</text:p>
          </table:table-cell>
          <table:table-cell office:value-type="string" table:style-name="ce29">
            <text:p>KKP RI D 2304706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Cobalt 1.600 mg/kg, Copper 16.000 mg/kg, Iodine 960 mg/kg, Iron 7.000 mg/kg, Manganese 12.000 mg/kg, Zinc 40.000 mg/kg, Selenium 500 mg/kg, Silicon dioxide 10.000 mg/kg, Ethoxyquine 150 mg/kg, Calcium carbonate ad 1 kg</text:p>
          </table:table-cell>
          <table:table-cell office:value-type="string" table:style-name="ce6">
            <text:p>Untuk mencegah defisiensi mineral dan mengoptimalkan performa udang</text:p>
          </table:table-cell>
          <table:table-cell office:value-type="date" office:date-value="2028-04-04T00:00:00" table:style-name="ce10">
            <text:p>4-Apr-2028</text:p>
          </table:table-cell>
          <table:table-cell office:value-type="float" office:value="1244" table:formula="of:=[.N362]-TODAY()" table:style-name="ce11">
            <text:p>1244</text:p>
          </table:table-cell>
          <table:table-cell office:value-type="string" office:string-value="Berlaku" table:formula="of:=IF([.O362]&gt;0;&quot;Berlaku&quot;;&quot;Kadaluarsa&quot;)" table:style-name="ce12">
            <text:p>Berlaku</text:p>
          </table:table-cell>
          <table:table-cell table:number-columns-repeated="16368"/>
        </table:table-row>
        <table:table-row table:style-name="ro24">
          <table:table-cell office:value-type="float" office:value="362" table:formula="of:=[.A362]+1" table:style-name="ce4">
            <text:p>362</text:p>
          </table:table-cell>
          <table:table-cell office:value-type="string" table:style-name="ce5">
            <text:p>X-MOS<text:s/></text:p>
          </table:table-cell>
          <table:table-cell office:value-type="string" table:style-name="ce15">
            <text:p>PT. Bright International</text:p>
          </table:table-cell>
          <table:table-cell office:value-type="string" table:style-name="ce9">
            <text:p><text:span text:style-name="T8">Kantor/Gudang:</text:span><text:span text:style-name="T8"/></text:p>
            <text:p>Plaza Niaga 1 Blok B No. 50 Sentul City - Bogor 16810. Email: mail@brightinternational.co.id, Telp/Fax: (021) 87962058/ (021) 87961089</text:p>
            <text:p/>
            <text:p><text:span text:style-name="T8">Produsen asal:</text:span><text:span text:style-name="T8"/></text:p>
            <text:p>Angel Yeast Co., Ltd., China</text:p>
            <text:p>(168 Chengdong Avenue, Yichang City, Hubei Province China)</text:p>
          </table:table-cell>
          <table:table-cell office:value-type="string" table:style-name="ce4">
            <text:p>Jawa Barat</text:p>
          </table:table-cell>
          <table:table-cell office:value-type="string" table:style-name="ce4">
            <text:p>Importir</text:p>
          </table:table-cell>
          <table:table-cell office:value-type="string" table:style-name="ce29">
            <text:p>KKP RI I 2304707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Yeast cell wall 100 %<text:s/></text:p>
            <text:p>(Analisa terjamin: Mannan oligosaccharides (MOS) min. 20%, Beta-glucan min. 20%, Crude protein min. 18%)</text:p>
          </table:table-cell>
          <table:table-cell office:value-type="string" table:style-name="ce6">
            <text:p>Sebagai<text:s/><text:span text:style-name="T4">feed supplement<text:s/></text:span>untuk ikan dan udang</text:p>
          </table:table-cell>
          <table:table-cell office:value-type="date" office:date-value="2028-04-04T00:00:00" table:style-name="ce10">
            <text:p>4-Apr-2028</text:p>
          </table:table-cell>
          <table:table-cell office:value-type="float" office:value="1244" table:formula="of:=[.N363]-TODAY()" table:style-name="ce11">
            <text:p>1244</text:p>
          </table:table-cell>
          <table:table-cell office:value-type="string" office:string-value="Berlaku" table:formula="of:=IF([.O363]&gt;0;&quot;Berlaku&quot;;&quot;Kadaluarsa&quot;)" table:style-name="ce12">
            <text:p>Berlaku</text:p>
          </table:table-cell>
          <table:table-cell table:number-columns-repeated="16368"/>
        </table:table-row>
        <table:table-row table:style-name="ro16">
          <table:table-cell office:value-type="float" office:value="363" table:formula="of:=[.A363]+1" table:style-name="ce4">
            <text:p>363</text:p>
          </table:table-cell>
          <table:table-cell office:value-type="string" table:style-name="ce5">
            <text:p>Fenanzamix Aqua<text:s/></text:p>
          </table:table-cell>
          <table:table-cell office:value-type="string" table:style-name="ce15">
            <text:p>PT. Fenanza Putra Perkasa</text:p>
          </table:table-cell>
          <table:table-cell office:value-type="string" table:style-name="ce9">
            <text:p>Dusun Cikadaton No.26, Rt.02 Rw.06, Kelurahan Cikahuripan, Kecamatan Cimanggung, Kabupaten Sumedang, Provinsi Jawa Barat, Kode Pos 45364, Telp. (022) 7790202</text:p>
          </table:table-cell>
          <table:table-cell office:value-type="string" table:style-name="ce4">
            <text:p>Jawa Barat</text:p>
          </table:table-cell>
          <table:table-cell office:value-type="string" table:style-name="ce4">
            <text:p>Produsen</text:p>
          </table:table-cell>
          <table:table-cell office:value-type="string" table:style-name="ce29">
            <text:p>KKP RI D 2304708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3.000.000 IU/kg, Vitamin D3 600.000 IU/kg, Vitamin E 60.000 mgkg, Vitamin B1 11.000 mg/kg, Vitamin B3 15.000 mg/kg, Vitamin B6 11.000 mg/kg, Manganese 20.000 mg/kg, Ferrous 25.000 mg/kg, Copper 3.000 mg/kg, Zinc 50.000 mg/kg, BHT 25 mg/kg, Calcium carbonate ad 1 kg<text:s text:c="7"/></text:p>
          </table:table-cell>
          <table:table-cell office:value-type="string" table:style-name="ce6">
            <text:p>Suplemen untuk ikan dan udang</text:p>
          </table:table-cell>
          <table:table-cell office:value-type="date" office:date-value="2028-04-04T00:00:00" table:style-name="ce10">
            <text:p>4-Apr-2028</text:p>
          </table:table-cell>
          <table:table-cell office:value-type="float" office:value="1244" table:formula="of:=[.N364]-TODAY()" table:style-name="ce11">
            <text:p>1244</text:p>
          </table:table-cell>
          <table:table-cell office:value-type="string" office:string-value="Berlaku" table:formula="of:=IF([.O364]&gt;0;&quot;Berlaku&quot;;&quot;Kadaluarsa&quot;)" table:style-name="ce12">
            <text:p>Berlaku</text:p>
          </table:table-cell>
          <table:table-cell table:number-columns-repeated="16368"/>
        </table:table-row>
        <table:table-row table:style-name="ro8">
          <table:table-cell office:value-type="float" office:value="364" table:formula="of:=[.A364]+1" table:style-name="ce4">
            <text:p>364</text:p>
          </table:table-cell>
          <table:table-cell office:value-type="string" table:style-name="ce5">
            <text:p>Fenanzamix Shrimp</text:p>
          </table:table-cell>
          <table:table-cell office:value-type="string" table:style-name="ce15">
            <text:p>PT. Fenanza Putra Perkasa</text:p>
          </table:table-cell>
          <table:table-cell office:value-type="string" table:style-name="ce9">
            <text:p>Dusun Cikadaton No.26, Rt.02 Rw.06, Kelurahan Cikahuripan, Kecamatan Cimanggung, Kabupaten Sumedang, Provinsi Jawa Barat, Kode Pos 45364, Telp. (022) 7790202</text:p>
          </table:table-cell>
          <table:table-cell office:value-type="string" table:style-name="ce4">
            <text:p>Jawa Barat</text:p>
          </table:table-cell>
          <table:table-cell office:value-type="string" table:style-name="ce4">
            <text:p>Produsen</text:p>
          </table:table-cell>
          <table:table-cell office:value-type="string" table:style-name="ce29">
            <text:p>KKP RI D 2304709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2.250.000 IU/kg, Vitamin D3 450.000 IU/kg, Vitamin E 30.000 mgkg, Vitamin B1 12.000 mg/kg, Vitamin B3 88.200 mg/kg, Copper 18.750 mg/kg, Zinc 37.500 mg/kg, BHT 25 mg/kg, Calcium carbonate ad 1 kg<text:s text:c="7"/></text:p>
          </table:table-cell>
          <table:table-cell office:value-type="string" table:style-name="ce6">
            <text:p>Suplemen untuk udang</text:p>
          </table:table-cell>
          <table:table-cell office:value-type="date" office:date-value="2028-04-04T00:00:00" table:style-name="ce10">
            <text:p>4-Apr-2028</text:p>
          </table:table-cell>
          <table:table-cell office:value-type="float" office:value="1244" table:formula="of:=[.N365]-TODAY()" table:style-name="ce11">
            <text:p>1244</text:p>
          </table:table-cell>
          <table:table-cell office:value-type="string" office:string-value="Berlaku" table:formula="of:=IF([.O365]&gt;0;&quot;Berlaku&quot;;&quot;Kadaluarsa&quot;)" table:style-name="ce12">
            <text:p>Berlaku</text:p>
          </table:table-cell>
          <table:table-cell table:number-columns-repeated="16368"/>
        </table:table-row>
        <table:table-row table:style-name="ro13">
          <table:table-cell office:value-type="float" office:value="365" table:formula="of:=[.A365]+1" table:style-name="ce4">
            <text:p>365</text:p>
          </table:table-cell>
          <table:table-cell office:value-type="string" table:style-name="ce5">
            <text:p>Xylanase FE504C</text:p>
          </table:table-cell>
          <table:table-cell office:value-type="string" table:style-name="ce15">
            <text:p>PT. Cheil Jedang Bio Indonesia</text:p>
          </table:table-cell>
          <table:table-cell office:value-type="string" table:style-name="ce9">
            <text:p><text:span text:style-name="T8">Kantor:</text:span><text:span text:style-name="T8"/></text:p>
            <text:p>Gedung Menara BP Jamsostek, Menara Utara Lantai 21, Jl. Jend. Gatot Subroto Kav. 38, Kel. Kuningan Barat, Kec. Mampang Prapatan, Jakarta Selatan 12710, Provinsi DKI Jakarta</text:p>
            <text:p><text:span text:style-name="T8"/></text:p>
            <text:p><text:span text:style-name="T8">Produsen asal:</text:span><text:span text:style-name="T8"/></text:p>
            <text:p>CJ Youtell (Shandong) Biotech Co., Ltd.</text:p>
            <text:p>(No.1667, Hongtai Road, Zoucheng City, Shandong Province, China)</text:p>
          </table:table-cell>
          <table:table-cell office:value-type="string" table:style-name="ce4">
            <text:p>DKI Jakarta</text:p>
          </table:table-cell>
          <table:table-cell office:value-type="string" table:style-name="ce4">
            <text:p>Importir</text:p>
          </table:table-cell>
          <table:table-cell office:value-type="string" table:style-name="ce29">
            <text:p>KKP RI I 2304710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Enzim xylanase min. 30.000 U/g</text:p>
          </table:table-cell>
          <table:table-cell office:value-type="string" table:style-name="ce6">
            <text:p>Sebagai<text:s/><text:span text:style-name="T4">feed additive</text:span><text:s/>dan sumber xylanase untuk ikan</text:p>
          </table:table-cell>
          <table:table-cell office:value-type="date" office:date-value="2028-04-04T00:00:00" table:style-name="ce10">
            <text:p>4-Apr-2028</text:p>
          </table:table-cell>
          <table:table-cell office:value-type="float" office:value="1244" table:formula="of:=[.N366]-TODAY()" table:style-name="ce11">
            <text:p>1244</text:p>
          </table:table-cell>
          <table:table-cell office:value-type="string" office:string-value="Berlaku" table:formula="of:=IF([.O366]&gt;0;&quot;Berlaku&quot;;&quot;Kadaluarsa&quot;)" table:style-name="ce12">
            <text:p>Berlaku</text:p>
          </table:table-cell>
          <table:table-cell table:number-columns-repeated="16368"/>
        </table:table-row>
        <table:table-row table:style-name="ro11">
          <table:table-cell office:value-type="float" office:value="366" table:formula="of:=[.A366]+1" table:style-name="ce4">
            <text:p>366</text:p>
          </table:table-cell>
          <table:table-cell office:value-type="string" table:style-name="ce5">
            <text:p>Rovimix 6288 (VIT AQUA LHJ)</text:p>
          </table:table-cell>
          <table:table-cell office:value-type="string" table:style-name="ce9">
            <text:p>PT. DSM Nutritional Products Manufacturing Indonesia</text:p>
          </table:table-cell>
          <table:table-cell office:value-type="string" table:style-name="ce9">
            <text:p><text:span text:style-name="T8">Kantor:</text:span><text:span text:style-name="T8"/></text:p>
            <text:p>18 Office Park Tower A, Unit J, 3rd Floor, Jl. Letjen TB Simatupang Kav.18, Kel. Kebagusan, Kec. Pasar Minggu, Kota Jakarta Selatan, Provinsi DKI Jakarta 12520. Telp: (021) 22708402</text:p>
            <text:p/>
            <text:p><text:span text:style-name="T8">Pabrik:</text:span><text:span text:style-name="T8"/></text:p>
            <text:p>Jl. Rembang Industri 1A/7 PIER, Desa Pandean, Kecamatan Rembang, Kabupaten Pasuruan, Provinsi Jawa Timur, Kode Pos 67152</text:p>
          </table:table-cell>
          <table:table-cell office:value-type="string" table:style-name="ce4">
            <text:p>DKI Jakarta</text:p>
          </table:table-cell>
          <table:table-cell office:value-type="string" table:style-name="ce4">
            <text:p>Produsen</text:p>
          </table:table-cell>
          <table:table-cell office:value-type="string" table:style-name="ce29">
            <text:p>KKP RI D 2304711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4.000.000 IU/kg, Vitamin D3 750.000 IU/kg, Vitamin E 50 g/kg, Vitamin K3 4 g/kg, Vitamin B1 5 g/kg, Vitamin B2 7,5 g/kg, Vitamin B6 8,5 g/kg, Vitamin B12 15 mg/kg, Niacin 40 g/kg, Asam pantotenat 20 g/kg, Asam folat 2,5 g/kg, Biotin 250 mg/kg, Vitamin C 40 g/kg, Inositol 50 g/kg, Silicon dioxide 20 g/kg, Ethoxiquine 0,15 g/kg, Rice hulls, Calcium carbonate<text:s/></text:p>
          </table:table-cell>
          <table:table-cell office:value-type="string" table:style-name="ce6">
            <text:p>Sebagai<text:s/><text:span text:style-name="T4">feed supplement</text:span><text:s/>untuk ikan</text:p>
          </table:table-cell>
          <table:table-cell office:value-type="date" office:date-value="2028-04-04T00:00:00" table:style-name="ce10">
            <text:p>4-Apr-2028</text:p>
          </table:table-cell>
          <table:table-cell office:value-type="float" office:value="1244" table:formula="of:=[.N367]-TODAY()" table:style-name="ce11">
            <text:p>1244</text:p>
          </table:table-cell>
          <table:table-cell office:value-type="string" office:string-value="Berlaku" table:formula="of:=IF([.O367]&gt;0;&quot;Berlaku&quot;;&quot;Kadaluarsa&quot;)" table:style-name="ce12">
            <text:p>Berlaku</text:p>
          </table:table-cell>
          <table:table-cell table:number-columns-repeated="16368"/>
        </table:table-row>
        <table:table-row table:style-name="ro24">
          <table:table-cell office:value-type="float" office:value="367" table:formula="of:=[.A367]+1" table:style-name="ce4">
            <text:p>367</text:p>
          </table:table-cell>
          <table:table-cell office:value-type="string" table:style-name="ce5">
            <text:p>Enzynat Aqua 175 FP<text:span text:style-name="T6">TM</text:span></text:p>
          </table:table-cell>
          <table:table-cell office:value-type="string" table:style-name="ce9">
            <text:p>PT. Seribu Cita Bayanaka</text:p>
          </table:table-cell>
          <table:table-cell office:value-type="string" table:style-name="ce9">
            <text:p><text:span text:style-name="T8">Kantor/Gudang:</text:span><text:span text:style-name="T8"/></text:p>
            <text:p>Ruko garden Boulevard Perumahan Citra Raya Blok S.06/368, Ciakar Panongan, Kabupaten Banten, Telp (021) 39736006<text:s/></text:p>
            <text:p/>
            <text:p><text:span text:style-name="T8">Produsen asal:</text:span><text:span text:style-name="T8"/></text:p>
            <text:p>Jefo Nutrition Inc</text:p>
            <text:p>(5020 Jefo Avenue, C.P. 325, Saint-Hyacinthe, Quebec, Canada, J2S 7B6)</text:p>
          </table:table-cell>
          <table:table-cell office:value-type="string" table:style-name="ce4">
            <text:p>Banten</text:p>
          </table:table-cell>
          <table:table-cell office:value-type="string" table:style-name="ce4">
            <text:p>Importir</text:p>
          </table:table-cell>
          <table:table-cell office:value-type="string" table:style-name="ce29">
            <text:p>KKP RI I 2304712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Fermentasi<text:s/><text:span text:style-name="T4">streptomyces</text:span><text:s/>kering 40 g/kg, Silicon dioxide 5 g/kg, Yeast culture dehydrate ad 1.000 g (analisa terjamin protease min. 18.000 U/g )</text:p>
          </table:table-cell>
          <table:table-cell office:value-type="string" table:style-name="ce6">
            <text:p>Sebagai feed supplement untuk ikan dan udang</text:p>
          </table:table-cell>
          <table:table-cell office:value-type="date" office:date-value="2028-04-04T00:00:00" table:style-name="ce10">
            <text:p>4-Apr-2028</text:p>
          </table:table-cell>
          <table:table-cell office:value-type="float" office:value="1244" table:formula="of:=[.N368]-TODAY()" table:style-name="ce11">
            <text:p>1244</text:p>
          </table:table-cell>
          <table:table-cell office:value-type="string" office:string-value="Berlaku" table:formula="of:=IF([.O368]&gt;0;&quot;Berlaku&quot;;&quot;Kadaluarsa&quot;)" table:style-name="ce12">
            <text:p>Berlaku</text:p>
          </table:table-cell>
          <table:table-cell table:number-columns-repeated="16368"/>
        </table:table-row>
        <table:table-row table:style-name="ro47">
          <table:table-cell office:value-type="float" office:value="368" table:formula="of:=[.A368]+1" table:style-name="ce4">
            <text:p>368</text:p>
          </table:table-cell>
          <table:table-cell office:value-type="string" table:style-name="ce5">
            <text:p>Tilavac S3</text:p>
          </table:table-cell>
          <table:table-cell office:value-type="string" table:style-name="ce5">
            <text:p>PT. Anugerah Pharmindo Lestari</text:p>
          </table:table-cell>
          <table:table-cell office:value-type="string" table:style-name="ce6">
            <text:p><text:span text:style-name="T8">Kantor/gudang:</text:span><text:span text:style-name="T8"/></text:p>
            <text:p>Jl. Boulevard BGR No.1 Komplek Pergudangan BGR Gudang M, Kelapa Gading, Kota Jakarta Utara, Provinsi DKI Jakarta 14240, Telp/Fax: (021) 3456008)</text:p>
            <text:p><text:span text:style-name="T8"/></text:p>
            <text:p><text:span text:style-name="T8">Produsen asal:</text:span><text:span text:style-name="T8"/></text:p>
            <text:p>CZVeterinaria</text:p>
            <text:p>(Calle Relva, s/n, 36410 O Porrino, Pontevedra, Spain<text:s/></text:p>
          </table:table-cell>
          <table:table-cell office:value-type="string" table:style-name="ce4">
            <text:p>DKI Jakarta</text:p>
          </table:table-cell>
          <table:table-cell office:value-type="string" table:style-name="ce4">
            <text:p>Importir</text:p>
          </table:table-cell>
          <table:table-cell office:value-type="string" table:style-name="ce29">
            <text:p>KKP RI I 2304713 BKC</text:p>
          </table:table-cell>
          <table:table-cell office:value-type="string" table:style-name="ce13">
            <text:p>Impor</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5">
            <text:p><text:span text:style-name="T4">S. agalactiae<text:s/></text:span>Ia inaktif ≥1,8 x 10^8 CFU/ 0,1 mL,<text:s/><text:span text:style-name="T4">S. agalactiae</text:span><text:s/>Ib inaktif ≥1,8 x 10^8 CFU/ 0,1 mL, ,<text:s/><text:span text:style-name="T4">S. agalactiae</text:span><text:s/>III inaktif ≥1,8 x 10^8 CFU/ 0,1 mL, Ictyolane 17, Larutan formaldehida 35%, Air</text:p>
          </table:table-cell>
          <table:table-cell office:value-type="string" table:style-name="ce6">
            <text:p>Membantu dalam perlindungan terhadap penyakit streptococcosis yang disebabkan oleh S. agalactiae biotipe 1 serotipe Ib, S. agalactiae biotipe 2 serotipe Ia, S. agalactiae biotipe 2 serotipe III</text:p>
          </table:table-cell>
          <table:table-cell office:value-type="date" office:date-value="2028-04-04T00:00:00" table:style-name="ce10">
            <text:p>4-Apr-2028</text:p>
          </table:table-cell>
          <table:table-cell office:value-type="float" office:value="1244" table:formula="of:=[.N369]-TODAY()" table:style-name="ce11">
            <text:p>1244</text:p>
          </table:table-cell>
          <table:table-cell office:value-type="string" office:string-value="Berlaku" table:formula="of:=IF([.O369]&gt;0;&quot;Berlaku&quot;;&quot;Kadaluarsa&quot;)" table:style-name="ce12">
            <text:p>Berlaku</text:p>
          </table:table-cell>
          <table:table-cell table:number-columns-repeated="16368"/>
        </table:table-row>
        <table:table-row table:style-name="ro19">
          <table:table-cell office:value-type="float" office:value="369" table:formula="of:=[.A369]+1" table:style-name="ce4">
            <text:p>369</text:p>
          </table:table-cell>
          <table:table-cell office:value-type="string" table:style-name="ce7">
            <text:p>Proact 360</text:p>
          </table:table-cell>
          <table:table-cell office:value-type="string" table:style-name="ce5">
            <text:p>PT. DSM Nutritional Products Manufacturing Indonesia</text:p>
            <text:p/>
          </table:table-cell>
          <table:table-cell office:value-type="string" table:style-name="ce6">
            <text:p>Kantor:</text:p>
            <text:p>18 Office Park Tower A, Unit J, 3rd Floor, Jl. Letjen TB Simatupang Kav.18, Kel. Kebagusan, Kec. Pasar Minggu, Kota Jakarta Selatan, Provinsi DKI Jakarta 12520. Telp: (021) 22708402</text:p>
            <text:p/>
            <text:p>Produsen asal:</text:p>
            <text:p>Novozymes A/S, Denmark</text:p>
            <text:p>(Krogshoejvej 36 DK-2880 Bagsvaerd Denmark)</text:p>
          </table:table-cell>
          <table:table-cell office:value-type="string" table:style-name="ce4">
            <text:p>DKI Jakarta</text:p>
          </table:table-cell>
          <table:table-cell office:value-type="string" table:style-name="ce4">
            <text:p>Importir</text:p>
          </table:table-cell>
          <table:table-cell office:value-type="string" table:style-name="ce8">
            <text:p>KKP RI I 2305714 PBS</text:p>
          </table:table-cell>
          <table:table-cell office:value-type="string" table:style-name="ce13">
            <text:p>Impor</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Protease minimal 600.000 U/g, Sodium sulphate, Cellulose 60 mg/g, Dextrin 60 mg/g, Magnesium sulphate 40 mg/g, Air<text:s/></text:p>
          </table:table-cell>
          <table:table-cell office:value-type="string" table:style-name="ce9">
            <text:p>Sebagai feed additive pada ikan atau udang</text:p>
          </table:table-cell>
          <table:table-cell office:value-type="date" office:date-value="2028-05-10T00:00:00" table:style-name="ce10">
            <text:p>10-May-2028</text:p>
          </table:table-cell>
          <table:table-cell office:value-type="float" office:value="1280" table:formula="of:=[.N370]-TODAY()" table:style-name="ce11">
            <text:p>1280</text:p>
          </table:table-cell>
          <table:table-cell office:value-type="string" office:string-value="Berlaku" table:formula="of:=IF([.O370]&gt;0;&quot;Berlaku&quot;;&quot;Kadaluarsa&quot;)" table:style-name="ce12">
            <text:p>Berlaku</text:p>
          </table:table-cell>
          <table:table-cell table:number-columns-repeated="16368"/>
        </table:table-row>
        <table:table-row table:style-name="ro25">
          <table:table-cell office:value-type="float" office:value="370" table:formula="of:=[.A370]+1" table:style-name="ce4">
            <text:p>370</text:p>
          </table:table-cell>
          <table:table-cell office:value-type="string" table:style-name="ce7">
            <text:p>Quick Pro Nitrification</text:p>
          </table:table-cell>
          <table:table-cell office:value-type="string" table:style-name="ce5">
            <text:p>CV. Takesu Biomanufacturing and Laboratories</text:p>
            <text:p/>
          </table:table-cell>
          <table:table-cell office:value-type="string" table:style-name="ce6">
            <text:p>Alamat Kantor:</text:p>
            <text:p>(Jl. Raden Rangga Kencana No. 47, Bandung, Jawa Barat)</text:p>
            <text:p>Telp. (022) 86814325</text:p>
            <text:p/>
            <text:p>Alamat Pabrik:</text:p>
            <text:p>Gallery Kawaluyaan No. B25, Kota Bandung, Provinsi Jawa Barat</text:p>
          </table:table-cell>
          <table:table-cell office:value-type="string" table:style-name="ce4">
            <text:p>Jawa Barat</text:p>
          </table:table-cell>
          <table:table-cell office:value-type="string" table:style-name="ce4">
            <text:p>Produsen</text:p>
          </table:table-cell>
          <table:table-cell office:value-type="string" table:style-name="ce8">
            <text:p>KKP RI D 2305715 PBS</text:p>
          </table:table-cell>
          <table:table-cell office:value-type="string" table:style-name="ce13">
            <text:p>Dalam Negeri</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Enzim nitrit reductase <text:s/>10.000 U/g, Maltodextrin ad 1 g</text:p>
          </table:table-cell>
          <table:table-cell office:value-type="string" table:style-name="ce9">
            <text:p>Menurunkan kadar nitrit dalam air</text:p>
          </table:table-cell>
          <table:table-cell office:value-type="date" office:date-value="2028-05-10T00:00:00" table:style-name="ce10">
            <text:p>10-May-2028</text:p>
          </table:table-cell>
          <table:table-cell office:value-type="float" office:value="1280" table:formula="of:=[.N371]-TODAY()" table:style-name="ce11">
            <text:p>1280</text:p>
          </table:table-cell>
          <table:table-cell office:value-type="string" office:string-value="Berlaku" table:formula="of:=IF([.O371]&gt;0;&quot;Berlaku&quot;;&quot;Kadaluarsa&quot;)" table:style-name="ce12">
            <text:p>Berlaku</text:p>
          </table:table-cell>
          <table:table-cell table:number-columns-repeated="16368"/>
        </table:table-row>
        <table:table-row table:style-name="ro22">
          <table:table-cell office:value-type="float" office:value="371" table:formula="of:=[.A371]+1" table:style-name="ce4">
            <text:p>371</text:p>
          </table:table-cell>
          <table:table-cell office:value-type="string" table:style-name="ce7">
            <text:p>Aquatria™</text:p>
          </table:table-cell>
          <table:table-cell office:value-type="string" table:style-name="ce5">
            <text:p>PT. Kemin Indonesia</text:p>
            <text:p/>
          </table:table-cell>
          <table:table-cell office:value-type="string" table:style-name="ce6">
            <text:p>Kantor:</text:p>
            <text:p>Graha MIR Lantai 6, Jl. Pemuda No.9, Jakarta 13220, Telp: 021-2956 9855)</text:p>
            <text:p>Gudang :<text:s/></text:p>
            <text:p>Jl. Raya Kelapa Puan Blok AD 14/22 Rukan Gading Serpong – Tangerang, Prov. Banten.</text:p>
            <text:p/>
            <text:p>Produsen asal:</text:p>
            <text:p>Kemin Industries (Asia) Pte. Ltd</text:p>
            <text:p>(12 Senoko Drive, Singapore 758200)</text:p>
          </table:table-cell>
          <table:table-cell office:value-type="string" table:style-name="ce4">
            <text:p>Banten</text:p>
          </table:table-cell>
          <table:table-cell office:value-type="string" table:style-name="ce4">
            <text:p>Importir</text:p>
          </table:table-cell>
          <table:table-cell office:value-type="string" table:style-name="ce8">
            <text:p>KKP RI I 2305716 PBS</text:p>
          </table:table-cell>
          <table:table-cell office:value-type="string" table:style-name="ce13">
            <text:p>Impor</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Modified lecithin 300 g/kg, Butyric acid 90 g/kg, Castor oil 5 g/kg, Silica ad 1 kg</text:p>
          </table:table-cell>
          <table:table-cell office:value-type="string" table:style-name="ce9">
            <text:p>Meningkatkan penyerapan nutrisi pada pencernaan ikan dan udang</text:p>
          </table:table-cell>
          <table:table-cell office:value-type="date" office:date-value="2028-05-10T00:00:00" table:style-name="ce10">
            <text:p>10-May-2028</text:p>
          </table:table-cell>
          <table:table-cell office:value-type="float" office:value="1280" table:formula="of:=[.N372]-TODAY()" table:style-name="ce11">
            <text:p>1280</text:p>
          </table:table-cell>
          <table:table-cell office:value-type="string" office:string-value="Berlaku" table:formula="of:=IF([.O372]&gt;0;&quot;Berlaku&quot;;&quot;Kadaluarsa&quot;)" table:style-name="ce12">
            <text:p>Berlaku</text:p>
          </table:table-cell>
          <table:table-cell table:number-columns-repeated="16368"/>
        </table:table-row>
        <table:table-row table:style-name="ro18">
          <table:table-cell office:value-type="float" office:value="372" table:formula="of:=[.A372]+1" table:style-name="ce4">
            <text:p>372</text:p>
          </table:table-cell>
          <table:table-cell office:value-type="string" table:style-name="ce7">
            <text:p>TopEnrich®</text:p>
          </table:table-cell>
          <table:table-cell office:value-type="string" table:style-name="ce5">
            <text:p>PT. Satwa Jawa Jaya</text:p>
            <text:p/>
          </table:table-cell>
          <table:table-cell office:value-type="string" table:style-name="ce6">
            <text:p>Ruko Tomang Tol Blok A2 No.17 - 18 Jl. Agave Raya, Kedoya Selatan, Kebun Jeruk, Kota Jakarta Barat, Provinsi DKI Jakarta, Telp/Fax: (021) 5816834/ 58302925)</text:p>
            <text:p/>
            <text:p>Produsen asal:</text:p>
            <text:p>Enriching Innovation Biotech Co., Ltd</text:p>
            <text:p>(No. 1060, Anjhao Rd., Yanchao Dist., Kaohsiung City 82448, Taiwan, R.O.C)</text:p>
          </table:table-cell>
          <table:table-cell office:value-type="string" table:style-name="ce4">
            <text:p>DKI Jakarta</text:p>
          </table:table-cell>
          <table:table-cell office:value-type="string" table:style-name="ce4">
            <text:p>Importir</text:p>
          </table:table-cell>
          <table:table-cell office:value-type="string" table:style-name="ce8">
            <text:p>KKP RI I 2305717 PbBS</text:p>
          </table:table-cell>
          <table:table-cell office:value-type="string" table:style-name="ce13">
            <text:p>Impor</text:p>
          </table:table-cell>
          <table:table-cell office:value-type="string" table:style-name="ce4">
            <text:p>Obat Bebas</text:p>
          </table:table-cell>
          <table:table-cell office:value-type="string" table:style-name="ce32">
            <text:p>Serbuk</text:p>
          </table:table-cell>
          <table:table-cell office:value-type="string" table:style-name="ce8">
            <text:p>Probiotik</text:p>
          </table:table-cell>
          <table:table-cell office:value-type="string" table:style-name="ce7">
            <text:p>Active yeast (<text:span text:style-name="T4">Saccharomyces cerevisiae</text:span>) &gt; 1x10^7 Cfu/g, Calcium carbonate</text:p>
          </table:table-cell>
          <table:table-cell office:value-type="string" table:style-name="ce9">
            <text:p>Sebagai probiotik untuk memperbaiki pertumbuhan pada ikan</text:p>
          </table:table-cell>
          <table:table-cell office:value-type="date" office:date-value="2028-05-10T00:00:00" table:style-name="ce10">
            <text:p>10-May-2028</text:p>
          </table:table-cell>
          <table:table-cell office:value-type="float" office:value="1280" table:formula="of:=[.N373]-TODAY()" table:style-name="ce11">
            <text:p>1280</text:p>
          </table:table-cell>
          <table:table-cell office:value-type="string" office:string-value="Berlaku" table:formula="of:=IF([.O373]&gt;0;&quot;Berlaku&quot;;&quot;Kadaluarsa&quot;)" table:style-name="ce12">
            <text:p>Berlaku</text:p>
          </table:table-cell>
          <table:table-cell table:number-columns-repeated="16368"/>
        </table:table-row>
        <table:table-row table:style-name="ro22">
          <table:table-cell office:value-type="float" office:value="373" table:formula="of:=[.A373]+1" table:style-name="ce4">
            <text:p>373</text:p>
          </table:table-cell>
          <table:table-cell office:value-type="string" table:style-name="ce7">
            <text:p>Vitamin Premix for Marine Fish YF41V<text:s/></text:p>
          </table:table-cell>
          <table:table-cell office:value-type="string" table:style-name="ce5">
            <text:p>PT. Tongwei Indonesia</text:p>
            <text:p/>
          </table:table-cell>
          <table:table-cell office:value-type="string" table:style-name="ce6">
            <text:p>Jl. Raya Sadang-Subang, Kp. Paldalapan, Rt.005 Rw. 002, Cijaya, Campaka, Kab. Purwakarta, Provinsi Jawa Barat-41181</text:p>
            <text:p/>
            <text:p>Produsen asal:</text:p>
            <text:p>Guangdong Tongwei Feed Co., Ltd</text:p>
            <text:p>(Xinjing Industry Development Zone, Xiaotang, Nanhai District, Foshan City, Guangdong Province, China)</text:p>
          </table:table-cell>
          <table:table-cell office:value-type="string" table:style-name="ce4">
            <text:p>Jawa Barat</text:p>
          </table:table-cell>
          <table:table-cell office:value-type="string" table:style-name="ce4">
            <text:p>Importir</text:p>
          </table:table-cell>
          <table:table-cell office:value-type="string" table:style-name="ce8">
            <text:p>KKP RI I 2305718 PBS</text:p>
          </table:table-cell>
          <table:table-cell office:value-type="string" table:style-name="ce13">
            <text:p>Impor</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Vitamin A 1.600.000 IU/kg, Vitamin E 14.000 mg/kg, Vitamin B2 3.900 mg/kg, Vitamin B6 4.400 mg/kg, Vitamin K3 2.700 mg/kg, Nicotinamide 9.000 mg/kg, L-Ascorbyl-2-Monophosphate 31.000 mg/kg, D-Calcium Pantothenate 8.500 mg/kg, Rice chaff powder<text:s text:c="2"/></text:p>
          </table:table-cell>
          <table:table-cell office:value-type="string" table:style-name="ce9">
            <text:p>Suplemen untuk pakan ikan laut</text:p>
          </table:table-cell>
          <table:table-cell office:value-type="date" office:date-value="2028-05-10T00:00:00" table:style-name="ce10">
            <text:p>10-May-2028</text:p>
          </table:table-cell>
          <table:table-cell office:value-type="float" office:value="1280" table:formula="of:=[.N374]-TODAY()" table:style-name="ce11">
            <text:p>1280</text:p>
          </table:table-cell>
          <table:table-cell office:value-type="string" office:string-value="Berlaku" table:formula="of:=IF([.O374]&gt;0;&quot;Berlaku&quot;;&quot;Kadaluarsa&quot;)" table:style-name="ce12">
            <text:p>Berlaku</text:p>
          </table:table-cell>
          <table:table-cell table:number-columns-repeated="16368"/>
        </table:table-row>
        <table:table-row table:style-name="ro25">
          <table:table-cell office:value-type="float" office:value="374" table:formula="of:=[.A374]+1" table:style-name="ce4">
            <text:p>374</text:p>
          </table:table-cell>
          <table:table-cell office:value-type="string" table:style-name="ce7">
            <text:p>Zepa Disinfectant For Fishery<text:s/></text:p>
          </table:table-cell>
          <table:table-cell office:value-type="string" table:style-name="ce5">
            <text:p>PT. Sterilyn Halal International</text:p>
            <text:p/>
            <text:p/>
          </table:table-cell>
          <table:table-cell office:value-type="string" table:style-name="ce6">
            <text:p>Alamat kantor/pabrik:</text:p>
            <text:p>(Kawasan Industri Sentul Olympic CBD, Jl. Cahaya Raya Blok H9, Kelurahan Leuwinutug, Kecamatan Citeureup, Kab. Bogor, Provinsi Jawa Barat, Telp. (022)106422275)</text:p>
            <text:p/>
          </table:table-cell>
          <table:table-cell office:value-type="string" table:style-name="ce4">
            <text:p>Jawa Barat</text:p>
          </table:table-cell>
          <table:table-cell office:value-type="string" table:style-name="ce4">
            <text:p>Produsen</text:p>
          </table:table-cell>
          <table:table-cell office:value-type="string" table:style-name="ce8">
            <text:p>KKP RI D 2305719 FKC</text:p>
          </table:table-cell>
          <table:table-cell office:value-type="string" table:style-name="ce13">
            <text:p>Dalam Negeri</text:p>
          </table:table-cell>
          <table:table-cell office:value-type="string" table:style-name="ce4">
            <text:p>Obat Bebas Terbatas</text:p>
          </table:table-cell>
          <table:table-cell office:value-type="string" table:style-name="ce32">
            <text:p>Cair</text:p>
          </table:table-cell>
          <table:table-cell office:value-type="string" table:style-name="ce8">
            <text:p>Farmasetik</text:p>
          </table:table-cell>
          <table:table-cell office:value-type="string" table:style-name="ce7">
            <text:p>Hypochlorous acid<text:span text:style-name="T4"><text:s/>(</text:span>HOCl) 300 mg</text:p>
          </table:table-cell>
          <table:table-cell office:value-type="string" table:style-name="ce9">
            <text:p>Desinfektan air dan permukaan pada perikanan</text:p>
          </table:table-cell>
          <table:table-cell office:value-type="date" office:date-value="2028-05-10T00:00:00" table:style-name="ce10">
            <text:p>10-May-2028</text:p>
          </table:table-cell>
          <table:table-cell office:value-type="float" office:value="1280" table:formula="of:=[.N375]-TODAY()" table:style-name="ce11">
            <text:p>1280</text:p>
          </table:table-cell>
          <table:table-cell office:value-type="string" office:string-value="Berlaku" table:formula="of:=IF([.O375]&gt;0;&quot;Berlaku&quot;;&quot;Kadaluarsa&quot;)" table:style-name="ce12">
            <text:p>Berlaku</text:p>
          </table:table-cell>
          <table:table-cell table:number-columns-repeated="16368"/>
        </table:table-row>
        <table:table-row table:style-name="ro7">
          <table:table-cell office:value-type="float" office:value="375" table:formula="of:=[.A375]+1" table:style-name="ce4">
            <text:p>375</text:p>
          </table:table-cell>
          <table:table-cell office:value-type="string" table:style-name="ce7">
            <text:p>ShrimProtect RxReady IMNV Real-Time PCR Kit</text:p>
          </table:table-cell>
          <table:table-cell office:value-type="string" table:style-name="ce5">
            <text:p>PT. Nusantara Butuh Diagnostik</text:p>
            <text:p/>
          </table:table-cell>
          <table:table-cell office:value-type="string" table:style-name="ce6">
            <text:p>Indonesia International Institute for Life Sciences, Jl. Pulomas Barat, Kav. 88, Kelurahan Kayu Putih, Kec. Pulogadung, Kota Jakarta Timur, Provinsi DKI Jakarta-13210</text:p>
          </table:table-cell>
          <table:table-cell office:value-type="string" table:style-name="ce4">
            <text:p>DKI Jakarta</text:p>
          </table:table-cell>
          <table:table-cell office:value-type="string" table:style-name="ce4">
            <text:p>Produsen</text:p>
          </table:table-cell>
          <table:table-cell office:value-type="string" table:style-name="ce8">
            <text:p>KKP RI D 2305720 BBC</text:p>
          </table:table-cell>
          <table:table-cell office:value-type="string" table:style-name="ce13">
            <text:p>Dalam Negeri</text:p>
          </table:table-cell>
          <table:table-cell office:value-type="string" table:style-name="ce4">
            <text:p>Obat Bebas</text:p>
          </table:table-cell>
          <table:table-cell office:value-type="string" table:style-name="ce32">
            <text:p>Cair</text:p>
          </table:table-cell>
          <table:table-cell office:value-type="string" table:style-name="ce14">
            <text:p>Biologik<text:s/></text:p>
            <text:p>(Kit diagnostik)</text:p>
          </table:table-cell>
          <table:table-cell office:value-type="string" table:style-name="ce7">
            <text:p>IMNV Supermix 1.480µL, 1 vial Reverse transcriptase 20µL, IMNV positif control 100 µL, <text:s/>Nuclease-free water 500 µL</text:p>
          </table:table-cell>
          <table:table-cell office:value-type="string" table:style-name="ce7">
            <text:p>Mendeteksi penyakit<text:s/><text:span text:style-name="T4">Infectious Myonecrosis Virus<text:s/></text:span>serta internal kontrol udang</text:p>
          </table:table-cell>
          <table:table-cell office:value-type="date" office:date-value="2028-05-10T00:00:00" table:style-name="ce10">
            <text:p>10-May-2028</text:p>
          </table:table-cell>
          <table:table-cell office:value-type="float" office:value="1280" table:formula="of:=[.N376]-TODAY()" table:style-name="ce11">
            <text:p>1280</text:p>
          </table:table-cell>
          <table:table-cell office:value-type="string" office:string-value="Berlaku" table:formula="of:=IF([.O376]&gt;0;&quot;Berlaku&quot;;&quot;Kadaluarsa&quot;)" table:style-name="ce12">
            <text:p>Berlaku</text:p>
          </table:table-cell>
          <table:table-cell table:number-columns-repeated="16368"/>
        </table:table-row>
        <table:table-row table:style-name="ro47">
          <table:table-cell office:value-type="float" office:value="376" table:formula="of:=[.A376]+1" table:style-name="ce4">
            <text:p>376</text:p>
          </table:table-cell>
          <table:table-cell office:value-type="string" table:style-name="ce5">
            <text:p>Boster Manstap</text:p>
          </table:table-cell>
          <table:table-cell office:value-type="string" table:style-name="ce15">
            <text:p>PT. Indosco Dwijayasakti</text:p>
          </table:table-cell>
          <table:table-cell office:value-type="string" table:style-name="ce7">
            <text:p>Kantor:</text:p>
            <text:p>(Kendangsari F64 Surabaya, Telp. (031) 8416462/ Fax. (031) 8492333)</text:p>
            <text:p/>
            <text:p>Pabrik:</text:p>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8">
            <text:p>KKP RI D 2306161-P1 PBS<text:s/></text:p>
          </table:table-cell>
          <table:table-cell office:value-type="string" table:style-name="ce4">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6">
            <text:p>Manganese 10 g/kg, Zinc 10 g/kg, Iron 10 g/kg, Copper 800 mg/kg, Cobalt 200 mg/kg, Potasium iodida 1,75 mg/kg, Selenium 40 mg/kg, Calcium carbonate</text:p>
          </table:table-cell>
          <table:table-cell office:value-type="string" table:style-name="ce9">
            <text:p>- Meningkatkan kualitas air pada tambak udang;</text:p>
            <text:p>- Mencegah defisiensi mineral</text:p>
          </table:table-cell>
          <table:table-cell office:value-type="date" office:date-value="2028-06-14T00:00:00" table:style-name="ce10">
            <text:p>14-Jun-2028</text:p>
          </table:table-cell>
          <table:table-cell office:value-type="float" office:value="1315" table:formula="of:=[.N377]-TODAY()" table:style-name="ce11">
            <text:p>1315</text:p>
          </table:table-cell>
          <table:table-cell office:value-type="string" office:string-value="Berlaku" table:formula="of:=IF([.O377]&gt;0;&quot;Berlaku&quot;;&quot;Kadaluarsa&quot;)" table:style-name="ce12">
            <text:p>Berlaku</text:p>
          </table:table-cell>
          <table:table-cell table:number-columns-repeated="16368"/>
        </table:table-row>
        <table:table-row table:style-name="ro14">
          <table:table-cell office:value-type="float" office:value="377" table:formula="of:=[.A377]+1" table:style-name="ce4">
            <text:p>377</text:p>
          </table:table-cell>
          <table:table-cell office:value-type="string" table:style-name="ce9">
            <text:p>Bioplagen Aqua<text:s text:c="75"/></text:p>
          </table:table-cell>
          <table:table-cell office:value-type="string" table:style-name="ce9">
            <text:p>PT. Bioplagen Indonesia</text:p>
          </table:table-cell>
          <table:table-cell office:value-type="string" table:style-name="ce7">
            <text:p>Pergudangan Sentra Kosambi Blok B No. 11, Rt.002 Rw.018, Desa Kosambi Timur, Kecamatan Kosambi, Kabupaten Tangerang, Provinsi Banten, Kode Pos 15213, Telp. (021) 29024683</text:p>
          </table:table-cell>
          <table:table-cell office:value-type="string" table:style-name="ce8">
            <text:p>Banten</text:p>
          </table:table-cell>
          <table:table-cell office:value-type="string" table:style-name="ce8">
            <text:p>Produsen/Importir</text:p>
          </table:table-cell>
          <table:table-cell office:value-type="string" table:style-name="ce8">
            <text:p>KKP RI D 2306364-P1 FTC</text:p>
          </table:table-cell>
          <table:table-cell office:value-type="string" table:style-name="ce16">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Hydrogen Peroksida 50%</text:p>
            <text:p/>
          </table:table-cell>
          <table:table-cell office:value-type="string" table:style-name="ce9">
            <text:p>Disinfektan untuk virus, bakteri, parasit dan jamur pada kolam budidaya</text:p>
          </table:table-cell>
          <table:table-cell office:value-type="date" office:date-value="2028-06-14T00:00:00" table:style-name="ce10">
            <text:p>14-Jun-2028</text:p>
          </table:table-cell>
          <table:table-cell office:value-type="float" office:value="1315" table:formula="of:=[.N378]-TODAY()" table:style-name="ce11">
            <text:p>1315</text:p>
          </table:table-cell>
          <table:table-cell office:value-type="string" office:string-value="Berlaku" table:formula="of:=IF([.O378]&gt;0;&quot;Berlaku&quot;;&quot;Kadaluarsa&quot;)" table:style-name="ce12">
            <text:p>Berlaku</text:p>
          </table:table-cell>
          <table:table-cell table:number-columns-repeated="16368"/>
        </table:table-row>
        <table:table-row table:style-name="ro48">
          <table:table-cell office:value-type="float" office:value="378" table:formula="of:=[.A378]+1" table:style-name="ce4">
            <text:p>378</text:p>
          </table:table-cell>
          <table:table-cell office:value-type="string" table:style-name="ce7">
            <text:p>Hiphorius 10</text:p>
          </table:table-cell>
          <table:table-cell office:value-type="string" table:style-name="ce7">
            <text:p>PT. DSM Nutritional Products Manufacturing Indonesia</text:p>
          </table:table-cell>
          <table:table-cell office:value-type="string" table:style-name="ce7">
            <text:p>PT. DSM Nutritional Products Manufacturing Indonesia</text:p>
            <text:p>Kantor:</text:p>
            <text:p>(18 Office Park Tower A, Unit J, 3rd Floor, Jl. Letjen TB Simatupang Kav.18, Kel. Kebagusan, Kec. Pasar Minggu, Kota Jakarta Selatan, Provinsi DKI Jakarta 12520. Telp: (021) 22708402)</text:p>
            <text:p/>
            <text:p>Produsen asal:</text:p>
            <text:p>Novozymes A/S, Denmark</text:p>
            <text:p>(Krogshoejvej 36 DK-2880 Bagsvaerd Denmark)</text:p>
          </table:table-cell>
          <table:table-cell office:value-type="string" table:style-name="ce8">
            <text:p>Jawa Timur</text:p>
          </table:table-cell>
          <table:table-cell office:value-type="string" table:style-name="ce8">
            <text:p>Importir</text:p>
          </table:table-cell>
          <table:table-cell office:value-type="string" table:style-name="ce8">
            <text:p>KKP RI I 2306721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Phytase minimal 10.000 U/g, Sodium sulphate, Kaolin, Vegetable oil hydrogenated, Cellulose, Dextrin, Zinc sulphate, Air<text:s/></text:p>
          </table:table-cell>
          <table:table-cell office:value-type="string" table:style-name="ce9">
            <text:p>Sebagai feed additive untuk ikan<text:s/></text:p>
          </table:table-cell>
          <table:table-cell office:value-type="date" office:date-value="2028-06-14T00:00:00" table:style-name="ce10">
            <text:p>14-Jun-2028</text:p>
          </table:table-cell>
          <table:table-cell office:value-type="float" office:value="1315" table:formula="of:=[.N379]-TODAY()" table:style-name="ce11">
            <text:p>1315</text:p>
          </table:table-cell>
          <table:table-cell office:value-type="string" office:string-value="Berlaku" table:formula="of:=IF([.O379]&gt;0;&quot;Berlaku&quot;;&quot;Kadaluarsa&quot;)" table:style-name="ce12">
            <text:p>Berlaku</text:p>
          </table:table-cell>
          <table:table-cell table:number-columns-repeated="16368"/>
        </table:table-row>
        <table:table-row table:style-name="ro15">
          <table:table-cell office:value-type="float" office:value="379" table:formula="of:=[.A379]+1" table:style-name="ce4">
            <text:p>379</text:p>
          </table:table-cell>
          <table:table-cell office:value-type="string" table:style-name="ce7">
            <text:p>Rovimix Hy ACE</text:p>
          </table:table-cell>
          <table:table-cell office:value-type="string" table:style-name="ce7">
            <text:p>PT. DSM Nutritional Products Manufacturing Indonesia</text:p>
          </table:table-cell>
          <table:table-cell office:value-type="string" table:style-name="ce7">
            <text:p>PT. DSM Nutritional Products Manufacturing Indonesia</text:p>
            <text:p>Kantor:</text:p>
            <text:p>(18 Office Park Tower A, Unit J, 3rd Floor, Jl. Letjen TB Simatupang Kav.18, Kel. Kebagusan, Kec. Pasar Minggu, Kota Jakarta Selatan, Provinsi DKI Jakarta 12520. Telp: (021) 22708402)</text:p>
            <text:p/>
            <text:p>Pabrik:</text:p>
            <text:p>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text:p>
          </table:table-cell>
          <table:table-cell office:value-type="string" table:style-name="ce8">
            <text:p>KKP RI D 2306722 PBS</text:p>
          </table:table-cell>
          <table:table-cell office:value-type="string" table:style-name="ce16">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itamin E 150 g/kg, Vitamin C 125 g/kg, Astaxanthin 25 g/kg, Silicon dioxide 10 g/kg, Rice hulls, Calcium carbonate</text:p>
          </table:table-cell>
          <table:table-cell office:value-type="string" table:style-name="ce9">
            <text:p>Sebagai feed suplemen untuk ikan<text:s/></text:p>
          </table:table-cell>
          <table:table-cell office:value-type="date" office:date-value="2028-06-14T00:00:00" table:style-name="ce10">
            <text:p>14-Jun-2028</text:p>
          </table:table-cell>
          <table:table-cell office:value-type="float" office:value="1315" table:formula="of:=[.N380]-TODAY()" table:style-name="ce11">
            <text:p>1315</text:p>
          </table:table-cell>
          <table:table-cell office:value-type="string" office:string-value="Berlaku" table:formula="of:=IF([.O380]&gt;0;&quot;Berlaku&quot;;&quot;Kadaluarsa&quot;)" table:style-name="ce12">
            <text:p>Berlaku</text:p>
          </table:table-cell>
          <table:table-cell table:number-columns-repeated="16368"/>
        </table:table-row>
        <table:table-row table:style-name="ro47">
          <table:table-cell office:value-type="float" office:value="380" table:formula="of:=[.A380]+1" table:style-name="ce4">
            <text:p>380</text:p>
          </table:table-cell>
          <table:table-cell office:value-type="string" table:style-name="ce7">
            <text:p>Natural Micro Mineral<text:s/></text:p>
          </table:table-cell>
          <table:table-cell office:value-type="string" table:style-name="ce7">
            <text:p>PT. Sinar Hidup Satwa</text:p>
          </table:table-cell>
          <table:table-cell office:value-type="string" table:style-name="ce7">
            <text:p>Kantor:</text:p>
            <text:p>(Sentral Senayan II Lantai 16, Jl. Asia Afrika No.8, Kel. Gelora, Kec. Tanah Abang, Jakarta Pusat)</text:p>
            <text:p/>
            <text:p>Pabrik:</text:p>
            <text:p>Jl. Raya Pasar Kemis Km 41, Kelurahan Kuta Jaya, Kec.amatan Pasar Kemis, Kabupaten Tangerang,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2306723 PBS</text:p>
          </table:table-cell>
          <table:table-cell office:value-type="string" table:style-name="ce16">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Silica acid, Aluminium calcium sodium salt 950 g/kg, Calcium carbonate (Analisa terjamin: Aluminium min. 0,8%, Calcium min. 1,6%, Kalium min. 0,2%, Magnesium min. 0,1%, Kadar air maks. 5%)</text:p>
          </table:table-cell>
          <table:table-cell office:value-type="string" table:style-name="ce9">
            <text:p>Sebagai suplemen kalsium untuk kofaktor dalam metabolisme pada tubuh udang dan ikan</text:p>
          </table:table-cell>
          <table:table-cell office:value-type="date" office:date-value="2028-06-14T00:00:00" table:style-name="ce10">
            <text:p>14-Jun-2028</text:p>
          </table:table-cell>
          <table:table-cell office:value-type="float" office:value="1315" table:formula="of:=[.N381]-TODAY()" table:style-name="ce11">
            <text:p>1315</text:p>
          </table:table-cell>
          <table:table-cell office:value-type="string" office:string-value="Berlaku" table:formula="of:=IF([.O381]&gt;0;&quot;Berlaku&quot;;&quot;Kadaluarsa&quot;)" table:style-name="ce12">
            <text:p>Berlaku</text:p>
          </table:table-cell>
          <table:table-cell table:number-columns-repeated="16368"/>
        </table:table-row>
        <table:table-row table:style-name="ro21">
          <table:table-cell office:value-type="float" office:value="381" table:formula="of:=[.A381]+1" table:style-name="ce4">
            <text:p>381</text:p>
          </table:table-cell>
          <table:table-cell office:value-type="string" table:style-name="ce7">
            <text:p>Funginat FP 51 Aqua<text:s/></text:p>
          </table:table-cell>
          <table:table-cell office:value-type="string" table:style-name="ce7">
            <text:p>PT. Sehat Cerah Indonesia</text:p>
          </table:table-cell>
          <table:table-cell office:value-type="string" table:style-name="ce7">
            <text:p>Kantor/Gudang:</text:p>
            <text:p>(Kompleks Dutamas Fatmawati Blok A1 No. 30-32, Jl. Rs. Fatmawati No. 39, Kelurahan Cipete Utara, Kec. Kebayoran Baru, Kota Jakarta Selatan, Provinsi DKI Jakarta 12150, Tel/Fax: (021) 7228383/7237778)</text:p>
            <text:p/>
            <text:p>Produsen Asal:</text:p>
            <text:p>Norel S.A</text:p>
            <text:p>(Ctra. Pla De Santa Maria 271-273, 43900 Valls-Tarragona-Espana)</text:p>
          </table:table-cell>
          <table:table-cell office:value-type="string" table:style-name="ce8">
            <text:p>DKI Jakarta</text:p>
          </table:table-cell>
          <table:table-cell office:value-type="string" table:style-name="ce8">
            <text:p>Importir</text:p>
          </table:table-cell>
          <table:table-cell office:value-type="string" table:style-name="ce8">
            <text:p>KKP RI I 2306724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Asam propionat 15 g/kg, Asam sorbat 13 g/kg, Sodium format 15 g/kg, Sodium propionat 85 g/kg, Kalsium propionat 160 g/kg, Kalsium format 30 g/kg, Calcium carbonate</text:p>
          </table:table-cell>
          <table:table-cell office:value-type="string" table:style-name="ce9">
            <text:p>Menghambat pertumbuhan jamur pada pakan ikan dan udang</text:p>
          </table:table-cell>
          <table:table-cell office:value-type="date" office:date-value="2028-06-14T00:00:00" table:style-name="ce10">
            <text:p>14-Jun-2028</text:p>
          </table:table-cell>
          <table:table-cell office:value-type="float" office:value="1315" table:formula="of:=[.N382]-TODAY()" table:style-name="ce11">
            <text:p>1315</text:p>
          </table:table-cell>
          <table:table-cell office:value-type="string" office:string-value="Berlaku" table:formula="of:=IF([.O382]&gt;0;&quot;Berlaku&quot;;&quot;Kadaluarsa&quot;)" table:style-name="ce12">
            <text:p>Berlaku</text:p>
          </table:table-cell>
          <table:table-cell table:number-columns-repeated="16368"/>
        </table:table-row>
        <table:table-row table:style-name="ro46">
          <table:table-cell office:value-type="float" office:value="382" table:formula="of:=[.A382]+1" table:style-name="ce4">
            <text:p>382</text:p>
          </table:table-cell>
          <table:table-cell office:value-type="string" table:style-name="ce7">
            <text:p>Hyperol<text:s/></text:p>
          </table:table-cell>
          <table:table-cell office:value-type="string" table:style-name="ce7">
            <text:p>PT. Behn Meyer Chemicals</text:p>
          </table:table-cell>
          <table:table-cell office:value-type="string" table:style-name="ce7">
            <text:p>Kantor/Gudang:</text:p>
            <text:p>(Taman Tekno Blok B No.1, Bumi Serpong Damai Sektor XI - Tangerang Selatan, Telp/Fax: 021-7565000/021-7560860, 7560870)</text:p>
            <text:p/>
            <text:p>Produsen Asal:</text:p>
            <text:p>Intracare BV</text:p>
            <text:p>(Voltaweg 4, 5466 AZ Veghel, The Netherlands)</text:p>
          </table:table-cell>
          <table:table-cell office:value-type="string" table:style-name="ce8">
            <text:p>Banten</text:p>
          </table:table-cell>
          <table:table-cell office:value-type="string" table:style-name="ce8">
            <text:p>Importir</text:p>
          </table:table-cell>
          <table:table-cell office:value-type="string" table:style-name="ce8">
            <text:p>KKP RI I 2306725 PBC</text:p>
          </table:table-cell>
          <table:table-cell office:value-type="string" table:style-name="ce16">
            <text:p>Impor</text:p>
          </table:table-cell>
          <table:table-cell office:value-type="string" table:style-name="ce4">
            <text:p>Obat Bebas</text:p>
          </table:table-cell>
          <table:table-cell office:value-type="string" table:style-name="ce8">
            <text:p>Cair</text:p>
          </table:table-cell>
          <table:table-cell office:value-type="string" table:style-name="ce8">
            <text:p>Premiks</text:p>
          </table:table-cell>
          <table:table-cell office:value-type="string" table:style-name="ce7">
            <text:p>Calcium 34.000 mg/L, Magnesium 2.500 mg/L, Vitamin D3 2.000.000 IU/L, Polyethyleenglycol-glyceryl ricinoleat, Potasium sorbate, Sodium methylparahydroxbenzoate, BHA, Hydrochloric acid, Air demineralisasi</text:p>
          </table:table-cell>
          <table:table-cell office:value-type="string" table:style-name="ce9">
            <text:p>Suplementasi vitamin dan mineral untuk meningkatkan produktivitas dan merangsang pertumbuhan</text:p>
          </table:table-cell>
          <table:table-cell office:value-type="date" office:date-value="2028-06-14T00:00:00" table:style-name="ce10">
            <text:p>14-Jun-2028</text:p>
          </table:table-cell>
          <table:table-cell office:value-type="float" office:value="1315" table:formula="of:=[.N383]-TODAY()" table:style-name="ce11">
            <text:p>1315</text:p>
          </table:table-cell>
          <table:table-cell office:value-type="string" office:string-value="Berlaku" table:formula="of:=IF([.O383]&gt;0;&quot;Berlaku&quot;;&quot;Kadaluarsa&quot;)" table:style-name="ce12">
            <text:p>Berlaku</text:p>
          </table:table-cell>
          <table:table-cell table:number-columns-repeated="16368"/>
        </table:table-row>
        <table:table-row table:style-name="ro18">
          <table:table-cell office:value-type="float" office:value="383" table:formula="of:=[.A383]+1" table:style-name="ce4">
            <text:p>383</text:p>
          </table:table-cell>
          <table:table-cell office:value-type="string" table:style-name="ce7">
            <text:p>Trace Element Premix for Marine Fish YF41M</text:p>
          </table:table-cell>
          <table:table-cell office:value-type="string" table:style-name="ce7">
            <text:p>PT. Tongwei Indonesia</text:p>
          </table:table-cell>
          <table:table-cell office:value-type="string" table:style-name="ce7">
            <text:p>Kantor/gudang:</text:p>
            <text:p>Jl. Raya Sadang-Subang, Kp. Paldalapan, Rt.005 Rw. 002, Cijaya, Campaka, Kab. Purwakarta, Provinsi Jawa Barat-41181)</text:p>
            <text:p/>
            <text:p>Produsen asal:</text:p>
            <text:p>Guangdong Tongwei Feed Co., Ltd</text:p>
            <text:p>(Xinjing Industry Development Zone, Xiaotang, Nanhai District, Foshan City, Guangdong Province, China)</text:p>
          </table:table-cell>
          <table:table-cell office:value-type="string" table:style-name="ce8">
            <text:p>Jawa Barat</text:p>
          </table:table-cell>
          <table:table-cell office:value-type="string" table:style-name="ce8">
            <text:p>Importir</text:p>
          </table:table-cell>
          <table:table-cell office:value-type="string" table:style-name="ce8">
            <text:p>KKP RI I 2306726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Ferrous 4.200 mg/kg, Copper 1.000 mg/kg, Manganese 1.500 mg/kg, Zinc 4.500 mg/kg, Zeolite powder</text:p>
          </table:table-cell>
          <table:table-cell office:value-type="string" table:style-name="ce9">
            <text:p>Suplemen untuk pakan ikan laut</text:p>
          </table:table-cell>
          <table:table-cell office:value-type="date" office:date-value="2028-06-14T00:00:00" table:style-name="ce10">
            <text:p>14-Jun-2028</text:p>
          </table:table-cell>
          <table:table-cell office:value-type="float" office:value="1315" table:formula="of:=[.N384]-TODAY()" table:style-name="ce11">
            <text:p>1315</text:p>
          </table:table-cell>
          <table:table-cell office:value-type="string" office:string-value="Berlaku" table:formula="of:=IF([.O384]&gt;0;&quot;Berlaku&quot;;&quot;Kadaluarsa&quot;)" table:style-name="ce12">
            <text:p>Berlaku</text:p>
          </table:table-cell>
          <table:table-cell table:number-columns-repeated="16368"/>
        </table:table-row>
        <table:table-row table:style-name="ro18">
          <table:table-cell office:value-type="float" office:value="384" table:formula="of:=[.A384]+1" table:style-name="ce4">
            <text:p>384</text:p>
          </table:table-cell>
          <table:table-cell office:value-type="string" table:style-name="ce7">
            <text:p>Trace Element Premix for Omnivorius Fish YF29M</text:p>
          </table:table-cell>
          <table:table-cell office:value-type="string" table:style-name="ce7">
            <text:p>PT. Tongwei Indonesia</text:p>
          </table:table-cell>
          <table:table-cell office:value-type="string" table:style-name="ce7">
            <text:p>Kantor/gudang:</text:p>
            <text:p>Jl. Raya Sadang-Subang, Kp. Paldalapan, Rt.005 Rw. 002, Cijaya, Campaka, Kab. Purwakarta, Provinsi Jawa Barat-41181)</text:p>
            <text:p/>
            <text:p>Produsen asal:</text:p>
            <text:p>Guangdong Tongwei Feed Co., Ltd</text:p>
            <text:p>(Xinjing Industry Development Zone, Xiaotang, Nanhai District, Foshan City, Guangdong Province, China)</text:p>
          </table:table-cell>
          <table:table-cell office:value-type="string" table:style-name="ce8">
            <text:p>Jawa Barat</text:p>
          </table:table-cell>
          <table:table-cell office:value-type="string" table:style-name="ce8">
            <text:p>Importir</text:p>
          </table:table-cell>
          <table:table-cell office:value-type="string" table:style-name="ce8">
            <text:p>KKP RI I 2306727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Ferrous 5.000 mg/kg, Copper 240 mg/kg, Manganese 1.600 mg/kg, Zinc 1.600 mg/kg, Zeolite powder</text:p>
          </table:table-cell>
          <table:table-cell office:value-type="string" table:style-name="ce9">
            <text:p>Suplemen untuk pakan ikan omnivora</text:p>
          </table:table-cell>
          <table:table-cell office:value-type="date" office:date-value="2028-06-14T00:00:00" table:style-name="ce10">
            <text:p>14-Jun-2028</text:p>
          </table:table-cell>
          <table:table-cell office:value-type="float" office:value="1315" table:formula="of:=[.N385]-TODAY()" table:style-name="ce11">
            <text:p>1315</text:p>
          </table:table-cell>
          <table:table-cell office:value-type="string" office:string-value="Berlaku" table:formula="of:=IF([.O385]&gt;0;&quot;Berlaku&quot;;&quot;Kadaluarsa&quot;)" table:style-name="ce12">
            <text:p>Berlaku</text:p>
          </table:table-cell>
          <table:table-cell table:number-columns-repeated="16368"/>
        </table:table-row>
        <table:table-row table:style-name="ro18">
          <table:table-cell office:value-type="float" office:value="385" table:formula="of:=[.A385]+1" table:style-name="ce4">
            <text:p>385</text:p>
          </table:table-cell>
          <table:table-cell office:value-type="string" table:style-name="ce7">
            <text:p>Trace Element Premix for Shrimp and Crab YC11M</text:p>
          </table:table-cell>
          <table:table-cell office:value-type="string" table:style-name="ce7">
            <text:p>PT. Tongwei Indonesia</text:p>
          </table:table-cell>
          <table:table-cell office:value-type="string" table:style-name="ce7">
            <text:p>Kantor/gudang:</text:p>
            <text:p>Jl. Raya Sadang-Subang, Kp. Paldalapan, Rt.005 Rw. 002, Cijaya, Campaka, Kab. Purwakarta, Provinsi Jawa Barat-41181)</text:p>
            <text:p/>
            <text:p>Produsen asal:</text:p>
            <text:p>Guangdong Tongwei Feed Co., Ltd</text:p>
            <text:p>(Xinjing Industry Development Zone, Xiaotang, Nanhai District, Foshan City, Guangdong Province, China)</text:p>
          </table:table-cell>
          <table:table-cell office:value-type="string" table:style-name="ce8">
            <text:p>Jawa Barat</text:p>
          </table:table-cell>
          <table:table-cell office:value-type="string" table:style-name="ce8">
            <text:p>Importir</text:p>
          </table:table-cell>
          <table:table-cell office:value-type="string" table:style-name="ce8">
            <text:p>KKP RI I 2306728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Ferrous 4.000 mg/kg, Copper 3.000 mg/kg, Manganese 11.100 mg/kg, Zinc 13.000 mg/kg, Zeolite powder</text:p>
          </table:table-cell>
          <table:table-cell office:value-type="string" table:style-name="ce9">
            <text:p>Suplemen untuk pakan udang dan kepiting</text:p>
          </table:table-cell>
          <table:table-cell office:value-type="date" office:date-value="2028-06-14T00:00:00" table:style-name="ce10">
            <text:p>14-Jun-2028</text:p>
          </table:table-cell>
          <table:table-cell office:value-type="float" office:value="1315" table:formula="of:=[.N386]-TODAY()" table:style-name="ce11">
            <text:p>1315</text:p>
          </table:table-cell>
          <table:table-cell office:value-type="string" office:string-value="Berlaku" table:formula="of:=IF([.O386]&gt;0;&quot;Berlaku&quot;;&quot;Kadaluarsa&quot;)" table:style-name="ce12">
            <text:p>Berlaku</text:p>
          </table:table-cell>
          <table:table-cell table:number-columns-repeated="16368"/>
        </table:table-row>
        <table:table-row table:style-name="ro19">
          <table:table-cell office:value-type="float" office:value="386" table:formula="of:=[.A386]+1" table:style-name="ce4">
            <text:p>386</text:p>
          </table:table-cell>
          <table:table-cell office:value-type="string" table:style-name="ce7">
            <text:p>Miacid</text:p>
          </table:table-cell>
          <table:table-cell office:value-type="string" table:style-name="ce7">
            <text:p>PT. Masindo Jaya Sentosa</text:p>
          </table:table-cell>
          <table:table-cell office:value-type="string" table:style-name="ce7">
            <text:p>Kantor/gudang:</text:p>
            <text:p>(Alam Galaxy A5 No.7, Desa/Kelurahan Sambikerep, Kec. Sambikerep, Kota Surabaya, Provinsi Jawa Timur, Kode Pos 60217, Telp. (031) 99900450)</text:p>
            <text:p/>
            <text:p>Produsen asal:</text:p>
            <text:p>Nuacid Nutrition Co., Ltd</text:p>
            <text:p>(No.3 Guangyi road, Guangzhou-qingyuan Industrial Park, Shijiao Town, Qingcheng Distric, Qinyuan City, Guangdong China)</text:p>
          </table:table-cell>
          <table:table-cell office:value-type="string" table:style-name="ce8">
            <text:p>Jawa Timur</text:p>
          </table:table-cell>
          <table:table-cell office:value-type="string" table:style-name="ce8">
            <text:p>Importir</text:p>
          </table:table-cell>
          <table:table-cell office:value-type="string" table:style-name="ce8">
            <text:p>KKP RI I 2306729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Asam propionat, Amonium propionat, Silicon dioksida<text:s/></text:p>
            <text:p>(Analisa terjamin: Asam propionat ≥ 40%)</text:p>
          </table:table-cell>
          <table:table-cell office:value-type="string" table:style-name="ce9">
            <text:p>Sebagai feed additive untuk menghambat pertumbuhan jamur pada pakan ikan dan udang</text:p>
          </table:table-cell>
          <table:table-cell office:value-type="date" office:date-value="2028-06-14T00:00:00" table:style-name="ce10">
            <text:p>14-Jun-2028</text:p>
          </table:table-cell>
          <table:table-cell office:value-type="float" office:value="1315" table:formula="of:=[.N387]-TODAY()" table:style-name="ce11">
            <text:p>1315</text:p>
          </table:table-cell>
          <table:table-cell office:value-type="string" office:string-value="Berlaku" table:formula="of:=IF([.O387]&gt;0;&quot;Berlaku&quot;;&quot;Kadaluarsa&quot;)" table:style-name="ce12">
            <text:p>Berlaku</text:p>
          </table:table-cell>
          <table:table-cell table:number-columns-repeated="16368"/>
        </table:table-row>
        <table:table-row table:style-name="ro7">
          <table:table-cell office:value-type="float" office:value="387" table:formula="of:=[.A387]+1" table:style-name="ce4">
            <text:p>387</text:p>
          </table:table-cell>
          <table:table-cell office:value-type="string" table:style-name="ce7">
            <text:p>ShrimpProtect RxReady EHP Real-Time PCR Kit</text:p>
          </table:table-cell>
          <table:table-cell office:value-type="string" table:style-name="ce7">
            <text:p>PT. Nusantara Butuh Diagnostik</text:p>
          </table:table-cell>
          <table:table-cell office:value-type="string" table:style-name="ce7">
            <text:p>Indonesia International Institute for Life Sciences, Jl. Pulomas Barat, Kav. 88, Kelurahan Kayu Putih, Kec. Pulogadung, Kota Jakarta Timur, Provinsi DKI Jakarta-13210</text:p>
          </table:table-cell>
          <table:table-cell office:value-type="string" table:style-name="ce8">
            <text:p>DKI Jakarta</text:p>
          </table:table-cell>
          <table:table-cell office:value-type="string" table:style-name="ce8">
            <text:p>Produsen</text:p>
          </table:table-cell>
          <table:table-cell office:value-type="string" table:style-name="ce8">
            <text:p>KKP RI D 2306730 BBC</text:p>
          </table:table-cell>
          <table:table-cell office:value-type="string" table:style-name="ce16">
            <text:p>Dalam Negeri</text:p>
          </table:table-cell>
          <table:table-cell office:value-type="string" table:style-name="ce4">
            <text:p>Obat Bebas</text:p>
          </table:table-cell>
          <table:table-cell office:value-type="string" table:style-name="ce8">
            <text:p>Cair</text:p>
          </table:table-cell>
          <table:table-cell office:value-type="string" table:style-name="ce14">
            <text:p>Biologik<text:s/></text:p>
            <text:p>(Kit diagnostik)</text:p>
          </table:table-cell>
          <table:table-cell office:value-type="string" table:style-name="ce7">
            <text:p>RxReady EHP Supermix 1,5 mL, EHP Positive Control 100µL, Nuclease-free water 500 µL</text:p>
          </table:table-cell>
          <table:table-cell office:value-type="string" table:style-name="ce7">
            <text:p>Mendeteksi EHP dan kontrol internal udang</text:p>
          </table:table-cell>
          <table:table-cell office:value-type="date" office:date-value="2028-06-14T00:00:00" table:style-name="ce10">
            <text:p>14-Jun-2028</text:p>
          </table:table-cell>
          <table:table-cell office:value-type="float" office:value="1315" table:formula="of:=[.N388]-TODAY()" table:style-name="ce11">
            <text:p>1315</text:p>
          </table:table-cell>
          <table:table-cell office:value-type="string" office:string-value="Berlaku" table:formula="of:=IF([.O388]&gt;0;&quot;Berlaku&quot;;&quot;Kadaluarsa&quot;)" table:style-name="ce12">
            <text:p>Berlaku</text:p>
          </table:table-cell>
          <table:table-cell table:number-columns-repeated="16368"/>
        </table:table-row>
        <table:table-row table:style-name="ro18">
          <table:table-cell office:value-type="float" office:value="388" table:formula="of:=[.A388]+1" table:style-name="ce4">
            <text:p>388</text:p>
          </table:table-cell>
          <table:table-cell office:value-type="string" table:style-name="ce7">
            <text:p>VIT FISH PX 0.25</text:p>
          </table:table-cell>
          <table:table-cell office:value-type="string" table:style-name="ce7">
            <text:p>PT. BEC Premix Solution Indonesia</text:p>
          </table:table-cell>
          <table:table-cell office:value-type="string" table:style-name="ce7">
            <text:p>Kantor:</text:p>
            <text:p>(GKM Green Tower, 3rd Floor, Suite 305, Jl. TB Simatupang Kav.89 G, Pasar Minggu, Kota Jakarta Selatan, Provinsi DKI Jakarta 12520, Telp. (021) 22785094/95)</text:p>
            <text:p/>
            <text:p>Pabrik:</text:p>
            <text:p>Jl. Rembang Industri Raya, PIER No.24B, Kabupaten Pasuruan, Provinsi Jawa Timur, 67152</text:p>
          </table:table-cell>
          <table:table-cell office:value-type="string" table:style-name="ce8">
            <text:p>Jawa Timur</text:p>
          </table:table-cell>
          <table:table-cell office:value-type="string" table:style-name="ce8">
            <text:p>Produsen</text:p>
          </table:table-cell>
          <table:table-cell office:value-type="string" table:style-name="ce8">
            <text:p>KKP RI D 2306731 PBS</text:p>
          </table:table-cell>
          <table:table-cell office:value-type="string" table:style-name="ce16">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itamin A 2.000.000 IU/kg, Vitamin D3 400.000 IU/kg, Vitamin E 16.000 mg/kg, Vitamin B1 3.000 mg/kg, Vitamin B2 8.000 mg/kg, Vitamin B3 12.000 mg/kg, Vitamin B5 8.000 mg/kg, Vitamin B6 3.000 mg/kg, Vitamin B9 1.200 mg/kg, Vitamin B12 6,40 mg/kg, Vitamin H Biotin 80 mg/kg, Vitamin K3 2.400 mg/kg, Vitamin C 60.000 mg/kg, Inositol 30.000 mg/kg, Atnticaking, Antioksidan, Rice husk, Calcium carbonate<text:s text:c="7"/></text:p>
          </table:table-cell>
          <table:table-cell office:value-type="string" table:style-name="ce9">
            <text:p>Sebagai suplemen pakan untuk mengoptimalkan performa ikan</text:p>
          </table:table-cell>
          <table:table-cell office:value-type="date" office:date-value="2028-06-14T00:00:00" table:style-name="ce10">
            <text:p>14-Jun-2028</text:p>
          </table:table-cell>
          <table:table-cell office:value-type="float" office:value="1315" table:formula="of:=[.N389]-TODAY()" table:style-name="ce11">
            <text:p>1315</text:p>
          </table:table-cell>
          <table:table-cell office:value-type="string" office:string-value="Berlaku" table:formula="of:=IF([.O389]&gt;0;&quot;Berlaku&quot;;&quot;Kadaluarsa&quot;)" table:style-name="ce12">
            <text:p>Berlaku</text:p>
          </table:table-cell>
          <table:table-cell table:number-columns-repeated="16368"/>
        </table:table-row>
        <table:table-row table:style-name="ro3">
          <table:table-cell office:value-type="float" office:value="389" table:formula="of:=[.A389]+1" table:style-name="ce4">
            <text:p>389</text:p>
          </table:table-cell>
          <table:table-cell office:value-type="string" table:style-name="ce7">
            <text:p>Fast Grow Zn</text:p>
          </table:table-cell>
          <table:table-cell office:value-type="string" table:style-name="ce7">
            <text:p>CV.Takesu Biomanufacturing and Laboratories</text:p>
          </table:table-cell>
          <table:table-cell office:value-type="string" table:style-name="ce7">
            <text:p>Gallery Kawaluyaan No. B25, Kota Bandung, Provinsi Jawa Barat</text:p>
          </table:table-cell>
          <table:table-cell office:value-type="string" table:style-name="ce8">
            <text:p>Jawa Barat</text:p>
          </table:table-cell>
          <table:table-cell office:value-type="string" table:style-name="ce8">
            <text:p>Produsen</text:p>
          </table:table-cell>
          <table:table-cell office:value-type="string" table:style-name="ce27">
            <text:p>KKP RI D 2307732 PBS</text:p>
          </table:table-cell>
          <table:table-cell office:value-type="string" table:style-name="ce16">
            <text:p>Dalam Negeri</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9">
            <text:p>Zinc 2%, Maltodextrin</text:p>
          </table:table-cell>
          <table:table-cell office:value-type="string" table:style-name="ce9">
            <text:p>Suplemen mineral zinc untuk meningkatkan pertumbuhan ikan dan udang</text:p>
          </table:table-cell>
          <table:table-cell office:value-type="date" office:date-value="2028-07-12T00:00:00" table:style-name="ce10">
            <text:p>12-Jul-2028</text:p>
          </table:table-cell>
          <table:table-cell office:value-type="float" office:value="1343" table:formula="of:=[.N390]-TODAY()" table:style-name="ce11">
            <text:p>1343</text:p>
          </table:table-cell>
          <table:table-cell office:value-type="string" office:string-value="Berlaku" table:formula="of:=IF([.O390]&gt;0;&quot;Berlaku&quot;;&quot;Kadaluarsa&quot;)" table:style-name="ce12">
            <text:p>Berlaku</text:p>
          </table:table-cell>
          <table:table-cell table:number-columns-repeated="16368"/>
        </table:table-row>
        <table:table-row table:style-name="ro15">
          <table:table-cell office:value-type="float" office:value="390" table:formula="of:=[.A390]+1" table:style-name="ce4">
            <text:p>390</text:p>
          </table:table-cell>
          <table:table-cell office:value-type="string" table:style-name="ce33">
            <text:p>Fish Mineral Premix (Fresh-PRM)</text:p>
          </table:table-cell>
          <table:table-cell office:value-type="string" table:style-name="ce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 12520. Telp: (021) 22708402)</text:p>
            <text:p/>
            <text:p>Pabrik:</text:p>
            <text:p>PT. DSM Nutritional Products Manufacturing Indonesia</text:p>
            <text:p>(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text:p>
          </table:table-cell>
          <table:table-cell office:value-type="string" table:style-name="ce27">
            <text:p>KKP RI D 2307733 PBS</text:p>
          </table:table-cell>
          <table:table-cell office:value-type="string" table:style-name="ce16">
            <text:p>Dalam Negeri</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Copper 2,5 g/kg, Iron 45 g/kg, Manganese 20 g/kg, Zinc 42,5 g/kg, Cobalt 0,375 g/kg, Iodine 1,5 g/kg, Selenium 0,1375 g/kg, Silicon dioxide 10 g/kg, Calcium carbonate</text:p>
          </table:table-cell>
          <table:table-cell office:value-type="string" table:style-name="ce7">
            <text:p>Sebagai feed suplemen pada pengolahan pakan ikan</text:p>
          </table:table-cell>
          <table:table-cell office:value-type="date" office:date-value="2028-07-12T00:00:00" table:style-name="ce10">
            <text:p>12-Jul-2028</text:p>
          </table:table-cell>
          <table:table-cell office:value-type="float" office:value="1343" table:formula="of:=[.N391]-TODAY()" table:style-name="ce11">
            <text:p>1343</text:p>
          </table:table-cell>
          <table:table-cell office:value-type="string" office:string-value="Berlaku" table:formula="of:=IF([.O391]&gt;0;&quot;Berlaku&quot;;&quot;Kadaluarsa&quot;)" table:style-name="ce12">
            <text:p>Berlaku</text:p>
          </table:table-cell>
          <table:table-cell table:number-columns-repeated="16368"/>
        </table:table-row>
        <table:table-row table:style-name="ro15">
          <table:table-cell office:value-type="float" office:value="391" table:formula="of:=[.A391]+1" table:style-name="ce4">
            <text:p>391</text:p>
          </table:table-cell>
          <table:table-cell office:value-type="string" table:style-name="ce7">
            <text:p>Shrimp Mineral Premix (PRM)</text:p>
          </table:table-cell>
          <table:table-cell office:value-type="string" table:style-name="ce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 12520. Telp: (021) 22708402)</text:p>
            <text:p/>
            <text:p>Pabrik:</text:p>
            <text:p>PT. DSM Nutritional Products Manufacturing Indonesia</text:p>
            <text:p>(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text:p>
          </table:table-cell>
          <table:table-cell office:value-type="string" table:style-name="ce27">
            <text:p>KKP RI D 2307734 PBS</text:p>
          </table:table-cell>
          <table:table-cell office:value-type="string" table:style-name="ce16">
            <text:p>Dalam Negeri</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Copper 15 g/kg, Iron 40 g/kg, Manganese 25 g/kg, Zinc 52,5 g/kg, Cobalt 0,375 g/kg, Iodine 2,5 g/kg, Selenium 0,1375 g/kg, Chromium 0,2 g/kg, Silicon dioxide 10 g/kg, Calcium carbonate</text:p>
          </table:table-cell>
          <table:table-cell office:value-type="string" table:style-name="ce7">
            <text:p>Sebagai feed suplemen pada pengolahan pakan udang</text:p>
          </table:table-cell>
          <table:table-cell office:value-type="date" office:date-value="2028-07-12T00:00:00" table:style-name="ce10">
            <text:p>12-Jul-2028</text:p>
          </table:table-cell>
          <table:table-cell office:value-type="float" office:value="1343" table:formula="of:=[.N392]-TODAY()" table:style-name="ce11">
            <text:p>1343</text:p>
          </table:table-cell>
          <table:table-cell office:value-type="string" office:string-value="Berlaku" table:formula="of:=IF([.O392]&gt;0;&quot;Berlaku&quot;;&quot;Kadaluarsa&quot;)" table:style-name="ce12">
            <text:p>Berlaku</text:p>
          </table:table-cell>
          <table:table-cell table:number-columns-repeated="16368"/>
        </table:table-row>
        <table:table-row table:style-name="ro15">
          <table:table-cell office:value-type="float" office:value="392" table:formula="of:=[.A392]+1" table:style-name="ce4">
            <text:p>392</text:p>
          </table:table-cell>
          <table:table-cell office:value-type="string" table:style-name="ce7">
            <text:p>Shrimp Vitamin Premix (STD)</text:p>
          </table:table-cell>
          <table:table-cell office:value-type="string" table:style-name="ce7">
            <text:p>PT. DSM Nutritional Products Manufacturing Indonesia</text:p>
          </table:table-cell>
          <table:table-cell office:value-type="string" table:style-name="ce7">
            <text:p>Kantor:</text:p>
            <text:p>(18 Office Park Tower A, Unit J, 3rd Floor, Jl. Letjen TB Simatupang Kav.18, Kel. Kebagusan, Kec. Pasar Minggu, Kota Jakarta Selatan, Provinsi DKI Jakarta 12520. Telp: (021) 22708402)</text:p>
            <text:p/>
            <text:p>Pabrik:</text:p>
            <text:p>PT. DSM Nutritional Products Manufacturing Indonesia</text:p>
            <text:p>(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text:p>
          </table:table-cell>
          <table:table-cell office:value-type="string" table:style-name="ce27">
            <text:p>KKP RI D 2307735 PBS</text:p>
          </table:table-cell>
          <table:table-cell office:value-type="string" table:style-name="ce16">
            <text:p>Dalam Negeri</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Vitamin A 2.300.000 IU/kg, Vitamin D3 800.000 IU/kg, Vitamin E 50 g/kg, Vitamin K3 13,3 g/kg, Vitamin B1 16,7 g/kg, Vitamin B2 13,3 g/kg, Vitamin B6 16,7 g/kg, Vitamin B12 7 mg/kg, Niacin 33 g/kg, Asam pantotenat 33 g/kg, Asam folat 3,3 g/kg, Biotin 333 mg/kg, Vitamin C 67 g/kg, Inositol 33 g/kg, Silicon dioxide 10 g/kg, Ethoxiquine 0,15 g/kg, Rice hulls, Calcium carbonate</text:p>
          </table:table-cell>
          <table:table-cell office:value-type="string" table:style-name="ce7">
            <text:p>Sebagai feed suplemen pada pengolahan pakan udang</text:p>
          </table:table-cell>
          <table:table-cell office:value-type="date" office:date-value="2028-07-12T00:00:00" table:style-name="ce10">
            <text:p>12-Jul-2028</text:p>
          </table:table-cell>
          <table:table-cell office:value-type="float" office:value="1343" table:formula="of:=[.N393]-TODAY()" table:style-name="ce11">
            <text:p>1343</text:p>
          </table:table-cell>
          <table:table-cell office:value-type="string" office:string-value="Berlaku" table:formula="of:=IF([.O393]&gt;0;&quot;Berlaku&quot;;&quot;Kadaluarsa&quot;)" table:style-name="ce12">
            <text:p>Berlaku</text:p>
          </table:table-cell>
          <table:table-cell table:number-columns-repeated="16368"/>
        </table:table-row>
        <table:table-row table:style-name="ro13">
          <table:table-cell office:value-type="float" office:value="393" table:formula="of:=[.A393]+1" table:style-name="ce4">
            <text:p>393</text:p>
          </table:table-cell>
          <table:table-cell office:value-type="string" table:style-name="ce7">
            <text:p>Phytase FE609C</text:p>
          </table:table-cell>
          <table:table-cell office:value-type="string" table:style-name="ce7">
            <text:p>PT. Cheil Jedang Bio Indonesia</text:p>
          </table:table-cell>
          <table:table-cell office:value-type="string" table:style-name="ce7">
            <text:p>Alamat Kantor:</text:p>
            <text:p>(Gedung Menara BP Jamsostek, Menara Utara Lantai 21, Jl. Jend. Gatot Subroto Kav. 38, Kel. Kuningan Barat, Kec. Mampang Prapatan, Jakarta Selatan 12710, Provinsi DKI Jakarta)</text:p>
            <text:p/>
            <text:p>Produsen Asal:</text:p>
            <text:p>CJ Youtell (Shandong) Biotech Co. Ltd</text:p>
            <text:p>(No. 1667, Hongtai Road, Zoucheng City, Shandong Province, China)</text:p>
          </table:table-cell>
          <table:table-cell office:value-type="string" table:style-name="ce8">
            <text:p>DKI Jakarta</text:p>
          </table:table-cell>
          <table:table-cell office:value-type="string" table:style-name="ce8">
            <text:p>Produsen</text:p>
          </table:table-cell>
          <table:table-cell office:value-type="string" table:style-name="ce27">
            <text:p>KKP RI I 2307736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21">
            <text:p>Premiks</text:p>
          </table:table-cell>
          <table:table-cell office:value-type="string" table:style-name="ce7">
            <text:p><text:span text:style-name="T4">Trichoderma reesei</text:span><text:s/>CICC 40360, Glucose syrup, Corn syrup, Aqua ammonia, Lactose Yeast extract, Air (Analisa terjamin:<text:span text:style-name="T4"><text:s/>Phytase ≥ 5</text:span>.000 U/g)</text:p>
          </table:table-cell>
          <table:table-cell office:value-type="string" table:style-name="ce9">
            <text:p>Sebagai feed additive untuk ikan dan udang</text:p>
          </table:table-cell>
          <table:table-cell office:value-type="date" office:date-value="2028-07-12T00:00:00" table:style-name="ce10">
            <text:p>12-Jul-2028</text:p>
          </table:table-cell>
          <table:table-cell office:value-type="float" office:value="1343" table:formula="of:=[.N394]-TODAY()" table:style-name="ce11">
            <text:p>1343</text:p>
          </table:table-cell>
          <table:table-cell office:value-type="string" office:string-value="Berlaku" table:formula="of:=IF([.O394]&gt;0;&quot;Berlaku&quot;;&quot;Kadaluarsa&quot;)" table:style-name="ce12">
            <text:p>Berlaku</text:p>
          </table:table-cell>
          <table:table-cell table:number-columns-repeated="16368"/>
        </table:table-row>
        <table:table-row table:style-name="ro18">
          <table:table-cell office:value-type="float" office:value="394" table:formula="of:=[.A394]+1" table:style-name="ce4">
            <text:p>394</text:p>
          </table:table-cell>
          <table:table-cell office:value-type="string" table:style-name="ce7">
            <text:p>Luctarom Advance 79670Z</text:p>
          </table:table-cell>
          <table:table-cell office:value-type="string" table:style-name="ce7">
            <text:p>PT. Behn Meyer Chemicals</text:p>
          </table:table-cell>
          <table:table-cell office:value-type="string" table:style-name="ce7">
            <text:p>Alamat Gudang:</text:p>
            <text:p>Taman Tekno Blok B No.1, Bumi Serpong Damai Sektor XI - Tangerang Selatan, Telp/Fax: 021-7565000/021-7560860, 7560870)</text:p>
            <text:p/>
            <text:p>Produsen Asal:</text:p>
            <text:p>Lucta (Guangzhou) Flavours Co., Ltd</text:p>
            <text:p>(No. 20 Suida Street Guangzhou Eco &amp; Tech Development District Guangzhou, P.R. China 510530)</text:p>
          </table:table-cell>
          <table:table-cell office:value-type="string" table:style-name="ce8">
            <text:p>Banten</text:p>
          </table:table-cell>
          <table:table-cell office:value-type="string" table:style-name="ce8">
            <text:p>Importir</text:p>
          </table:table-cell>
          <table:table-cell office:value-type="string" table:style-name="ce27">
            <text:p>KKP RI I 2307737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anilin 10 g/kg, Disodium 5'ribo-nucleotide 91 g/kg, Sodium glutamate 45 g/kg, Yeast extract 83 g/kg, Hidrolyzed protein 172 g/kg, Propylen glycol, Silicon dioxide, Sodium chloride</text:p>
          </table:table-cell>
          <table:table-cell office:value-type="string" table:style-name="ce9">
            <text:p>Sebagai flavouring/penguat rasa dan aroma pada pakan ikan/ sebagai feed additive</text:p>
          </table:table-cell>
          <table:table-cell office:value-type="date" office:date-value="2028-07-12T00:00:00" table:style-name="ce10">
            <text:p>12-Jul-2028</text:p>
          </table:table-cell>
          <table:table-cell office:value-type="float" office:value="1343" table:formula="of:=[.N395]-TODAY()" table:style-name="ce11">
            <text:p>1343</text:p>
          </table:table-cell>
          <table:table-cell office:value-type="string" office:string-value="Berlaku" table:formula="of:=IF([.O395]&gt;0;&quot;Berlaku&quot;;&quot;Kadaluarsa&quot;)" table:style-name="ce12">
            <text:p>Berlaku</text:p>
          </table:table-cell>
          <table:table-cell table:number-columns-repeated="16368"/>
        </table:table-row>
        <table:table-row table:style-name="ro4">
          <table:table-cell office:value-type="float" office:value="395" table:formula="of:=[.A395]+1" table:style-name="ce4">
            <text:p>395</text:p>
          </table:table-cell>
          <table:table-cell office:value-type="string" table:style-name="ce7">
            <text:p>Biotanol® Aquatic</text:p>
          </table:table-cell>
          <table:table-cell office:value-type="string" table:style-name="ce7">
            <text:p>PT. Issu Medika Veterindo</text:p>
          </table:table-cell>
          <table:table-cell office:value-type="string" table:style-name="ce7">
            <text:p>Jl. Cisaranten Wetan I No. 143 Kel. Cisaranten Wetan. Kec. Cinambo. Ujung Berung - Bandung 40294, Provinsi Jawa Barat</text:p>
          </table:table-cell>
          <table:table-cell office:value-type="string" table:style-name="ce8">
            <text:p>Jawa Barat</text:p>
          </table:table-cell>
          <table:table-cell office:value-type="string" table:style-name="ce8">
            <text:p>Produsen</text:p>
          </table:table-cell>
          <table:table-cell office:value-type="string" table:style-name="ce27">
            <text:p>KKP RI D 2307738 FTC</text:p>
          </table:table-cell>
          <table:table-cell office:value-type="string" table:style-name="ce16">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Glutaraldehyde 170 mg/mL, Alkyl dimethyl benzilammonium chloride 150 mg/mL, Isopropanol 50 mg/mL, Air demineral</text:p>
          </table:table-cell>
          <table:table-cell office:value-type="string" table:style-name="ce9">
            <text:p>Desinfektan untuk kolam/tambak serta peralatan budidaya ikan dan udang</text:p>
          </table:table-cell>
          <table:table-cell office:value-type="date" office:date-value="2028-07-12T00:00:00" table:style-name="ce10">
            <text:p>12-Jul-2028</text:p>
          </table:table-cell>
          <table:table-cell office:value-type="float" office:value="1343" table:formula="of:=[.N396]-TODAY()" table:style-name="ce11">
            <text:p>1343</text:p>
          </table:table-cell>
          <table:table-cell office:value-type="string" office:string-value="Berlaku" table:formula="of:=IF([.O396]&gt;0;&quot;Berlaku&quot;;&quot;Kadaluarsa&quot;)" table:style-name="ce12">
            <text:p>Berlaku</text:p>
          </table:table-cell>
          <table:table-cell table:number-columns-repeated="16368"/>
        </table:table-row>
        <table:table-row table:style-name="ro21">
          <table:table-cell office:value-type="float" office:value="396" table:formula="of:=[.A396]+1" table:style-name="ce4">
            <text:p>396</text:p>
          </table:table-cell>
          <table:table-cell office:value-type="string" table:style-name="ce9">
            <text:p>Fetant Liquid</text:p>
          </table:table-cell>
          <table:table-cell office:value-type="string" table:style-name="ce7">
            <text:p>PT. Intervet Indonesia</text:p>
          </table:table-cell>
          <table:table-cell office:value-type="string" table:style-name="ce7">
            <text:p>Alamat gudang:</text:p>
            <text:p>Alamanda Tower Lt.17 Unit B, C dan D Jl. Simatupang Kav.23 - 24 RT.001/RW.001 Cilandak Barat, Cilandak, Jakarta Selatan, Telp/Fax: (021) 29660069/ 29660325)</text:p>
            <text:p/>
            <text:p>Produsen Asal:</text:p>
            <text:p>Elanco Vietnam Company Limited Brach in Dong Nai</text:p>
            <text:p>(Lot F, Loc An-Binh Son Industrial Park, Long An Commune, Long Thanh District, Dong Nai Province, Vietnam</text:p>
          </table:table-cell>
          <table:table-cell office:value-type="string" table:style-name="ce8">
            <text:p>DKI Jakarta</text:p>
          </table:table-cell>
          <table:table-cell office:value-type="string" table:style-name="ce8">
            <text:p>Importir</text:p>
          </table:table-cell>
          <table:table-cell office:value-type="string" table:style-name="ce27">
            <text:p>KKP RI I 2307739 FTC</text:p>
          </table:table-cell>
          <table:table-cell office:value-type="string" table:style-name="ce16">
            <text:p>Impor</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Iodine 18 ml/L, Phosphoric acid 170 ml/L, Ammonium salt 22,5 ml/L, Ethanediol 65 ml/L, Deionized water</text:p>
          </table:table-cell>
          <table:table-cell office:value-type="string" table:style-name="ce9">
            <text:p>- Antiseptik untuk ikan dan udang</text:p>
            <text:p>- Desinfektan peralatan, tangka dan tambak</text:p>
            <text:p/>
          </table:table-cell>
          <table:table-cell office:value-type="date" office:date-value="2028-07-12T00:00:00" table:style-name="ce10">
            <text:p>12-Jul-2028</text:p>
          </table:table-cell>
          <table:table-cell office:value-type="float" office:value="1343" table:formula="of:=[.N397]-TODAY()" table:style-name="ce11">
            <text:p>1343</text:p>
          </table:table-cell>
          <table:table-cell office:value-type="string" office:string-value="Berlaku" table:formula="of:=IF([.O397]&gt;0;&quot;Berlaku&quot;;&quot;Kadaluarsa&quot;)" table:style-name="ce12">
            <text:p>Berlaku</text:p>
          </table:table-cell>
          <table:table-cell table:number-columns-repeated="16368"/>
        </table:table-row>
        <table:table-row table:style-name="ro22">
          <table:table-cell office:value-type="float" office:value="397" table:formula="of:=[.A397]+1" table:style-name="ce4">
            <text:p>397</text:p>
          </table:table-cell>
          <table:table-cell office:value-type="string" table:style-name="ce5">
            <text:p>Essen - CE<text:s/></text:p>
          </table:table-cell>
          <table:table-cell office:value-type="string" table:style-name="ce5">
            <office:annotation draw:style-name="a9" svg:x="1.05in" svg:y="1021.04166666667in" svg:width="0.675in" svg:height="0in">
              <dc:creator>Microsoft Office User</dc:creator>
              <text:p><text:span text:style-name="T2">(dialihkan ke PT. Rajawali Mitra Pakanindo per 19 Agt 2020)</text:span></text:p>
            </office:annotation>
            <text:p>PT. Blue Sky Biotech</text:p>
          </table:table-cell>
          <table:table-cell office:value-type="string" table:style-name="ce7">
            <text:p>Kantor:</text:p>
            <text:p>(Foresta Business Loft Signature Unit 7, Jl. BSD Raya Utama, Kel. Pagedangan, Kec. Pagedangan, Kab. Tangerang, Provinsi Banten, Kode Pos 15850)</text:p>
            <text:p/>
            <text:p>Produsen:</text:p>
            <text:p>Seoul Vet Pharma Co., Ltd</text:p>
            <text:p>(81, yongchon-gil, Maengdong-myeon, Eumseong-gun, Chungcheongbuk-do, Korea)</text:p>
          </table:table-cell>
          <table:table-cell office:value-type="string" table:style-name="ce8">
            <text:p>Banten</text:p>
          </table:table-cell>
          <table:table-cell office:value-type="string" table:style-name="ce8">
            <text:p>Produsen/Importir</text:p>
          </table:table-cell>
          <table:table-cell office:value-type="string" table:style-name="ce8">
            <text:p>KKP RI I 2308088-P2 PBC</text:p>
            <text:p/>
          </table:table-cell>
          <table:table-cell office:value-type="string" table:style-name="ce4">
            <text:p>Impor</text:p>
          </table:table-cell>
          <table:table-cell office:value-type="string" table:style-name="ce4">
            <text:p>Obat Bebas</text:p>
          </table:table-cell>
          <table:table-cell office:value-type="string" table:style-name="ce8">
            <text:p>Cair</text:p>
          </table:table-cell>
          <table:table-cell office:value-type="string" table:style-name="ce8">
            <text:p>Premiks</text:p>
          </table:table-cell>
          <table:table-cell office:value-type="string" table:style-name="ce9">
            <text:p>Ascorbic Acid 150 gr/L, Alpha tocopherol acetate 75 g/L</text:p>
          </table:table-cell>
          <table:table-cell office:value-type="string" table:style-name="ce9">
            <text:p>Antidefisiensi vitamin C dan vitamin E pada ikan dan udang</text:p>
          </table:table-cell>
          <table:table-cell office:value-type="date" office:date-value="2028-08-16T00:00:00" table:style-name="ce10">
            <text:p>16-Aug-2028</text:p>
          </table:table-cell>
          <table:table-cell office:value-type="float" office:value="1378" table:formula="of:=[.N398]-TODAY()" table:style-name="ce11">
            <text:p>1378</text:p>
          </table:table-cell>
          <table:table-cell office:value-type="string" office:string-value="Berlaku" table:formula="of:=IF([.O398]&gt;0;&quot;Berlaku&quot;;&quot;Kadaluarsa&quot;)" table:style-name="ce12">
            <text:p>Berlaku</text:p>
          </table:table-cell>
          <table:table-cell table:number-columns-repeated="16368"/>
        </table:table-row>
        <table:table-row table:style-name="ro49">
          <table:table-cell office:value-type="float" office:value="398" table:formula="of:=[.A398]+1" table:style-name="ce4">
            <text:p>398</text:p>
          </table:table-cell>
          <table:table-cell office:value-type="string" table:style-name="ce5">
            <text:p>Bio Solution</text:p>
          </table:table-cell>
          <table:table-cell office:value-type="string" table:style-name="ce6">
            <text:p>PT. Marindolab Pratama</text:p>
          </table:table-cell>
          <table:table-cell office:value-type="string" table:style-name="ce7">
            <text:p>Kantor/Pabrik:</text:p>
            <text:p>(Kawasan Industri Modern III Blok A9-A10 Cikande, Serang, Provinsi Banten, Telp/Fax (0254) 402486-7/ (0254) 402491)</text:p>
          </table:table-cell>
          <table:table-cell office:value-type="string" table:style-name="ce8">
            <text:p>Banten</text:p>
          </table:table-cell>
          <table:table-cell office:value-type="string" table:style-name="ce8">
            <text:p>Produsen</text:p>
          </table:table-cell>
          <table:table-cell office:value-type="string" table:style-name="ce8">
            <text:p>KKP RI D 230804-P2 PbBC</text:p>
          </table:table-cell>
          <table:table-cell office:value-type="string" table:style-name="ce4">
            <text:p>Dalam Negeri</text:p>
          </table:table-cell>
          <table:table-cell office:value-type="string" table:style-name="ce4">
            <text:p>Obat Bebas</text:p>
          </table:table-cell>
          <table:table-cell office:value-type="string" table:style-name="ce8">
            <text:p>Cair</text:p>
          </table:table-cell>
          <table:table-cell office:value-type="string" table:style-name="ce8">
            <text:p>Probiotik</text:p>
          </table:table-cell>
          <table:table-cell office:value-type="string" table:style-name="ce6">
            <text:p>Total bakteri (<text:span text:style-name="T4">Bacillus subtilis</text:span><text:s/>dan<text:s/><text:span text:style-name="T4">Bacillus megaterium</text:span>) minimal 1x10^6 CFU/mL, Prelac, Glucose, Molase, Yeast Ekstrak, Karagenan, NaCl, Air</text:p>
          </table:table-cell>
          <table:table-cell office:value-type="string" table:style-name="ce9">
            <text:p>- Sebagai probiotik untuk mengurangi dominasi bakteri patogen dan meningkatkan plankton yang menguntungkan</text:p>
            <text:p>- Bioremediasi untuk kebersihan lahan dan kestabilan parameter kualitas air kolam</text:p>
            <text:p/>
          </table:table-cell>
          <table:table-cell office:value-type="date" office:date-value="2028-08-16T00:00:00" table:style-name="ce10">
            <text:p>16-Aug-2028</text:p>
          </table:table-cell>
          <table:table-cell office:value-type="float" office:value="1378" table:formula="of:=[.N399]-TODAY()" table:style-name="ce11">
            <text:p>1378</text:p>
          </table:table-cell>
          <table:table-cell office:value-type="string" office:string-value="Berlaku" table:formula="of:=IF([.O399]&gt;0;&quot;Berlaku&quot;;&quot;Kadaluarsa&quot;)" table:style-name="ce12">
            <text:p>Berlaku</text:p>
          </table:table-cell>
          <table:table-cell table:number-columns-repeated="16368"/>
        </table:table-row>
        <table:table-row table:style-name="ro19">
          <table:table-cell office:value-type="float" office:value="399" table:formula="of:=[.A399]+1" table:style-name="ce4">
            <text:p>399</text:p>
          </table:table-cell>
          <table:table-cell office:value-type="string" table:style-name="ce7">
            <text:p>Min-Aqua</text:p>
          </table:table-cell>
          <table:table-cell office:value-type="string" table:style-name="ce7">
            <text:p>PT. Agroveta Husada Dharma</text:p>
          </table:table-cell>
          <table:table-cell office:value-type="string" table:style-name="ce7">
            <text:p>Kantor:</text:p>
            <text:p>(Jl. Pulogadung No.23, Kav II G5 KIP, Jatinegara, Cakung, Kota Jakarta Timur, Provinsi DKI Jakarta, Telp: (021) 50867668, Fax: (021) 50867669)</text:p>
            <text:p/>
            <text:p>Pabrik:</text:p>
            <text:p>Jl. Meranti 2 Blok L3 No. 2, Kawasan Industri Delta Silicon I, Sukaresmi, Kec.Cikarang Selatan, Kab. Bekasi, Provinsi Jawa Barat<text:s text:c="2"/></text:p>
          </table:table-cell>
          <table:table-cell office:value-type="string" table:style-name="ce8">
            <text:p>Jawa Barat</text:p>
          </table:table-cell>
          <table:table-cell office:value-type="string" table:style-name="ce8">
            <text:p>Produsen</text:p>
          </table:table-cell>
          <table:table-cell office:value-type="string" table:style-name="ce8">
            <text:p>KKP RI D 2308740 PBS</text:p>
          </table:table-cell>
          <table:table-cell office:value-type="string" table:style-name="ce4">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Calcium 241.500 mg/Kg, Magnesium 181.500 mg/Kg, Potassium 5.200 mg/Kg, Sodium 19.500 mg/Kg, Phosporus 1.400 mg/Kg, Iron min.10 mcg/Kg, Copper min. 5 mcg/Kg, Aerosil, Calcium carbonate</text:p>
          </table:table-cell>
          <table:table-cell office:value-type="string" table:style-name="ce9">
            <text:p>Sumber mineral untuk menjaga kualitas air tambak atau kolam ikan dan udang</text:p>
          </table:table-cell>
          <table:table-cell office:value-type="date" office:date-value="2028-08-16T00:00:00" table:style-name="ce10">
            <text:p>16-Aug-2028</text:p>
          </table:table-cell>
          <table:table-cell office:value-type="float" office:value="1378" table:formula="of:=[.N400]-TODAY()" table:style-name="ce11">
            <text:p>1378</text:p>
          </table:table-cell>
          <table:table-cell office:value-type="string" office:string-value="Berlaku" table:formula="of:=IF([.O400]&gt;0;&quot;Berlaku&quot;;&quot;Kadaluarsa&quot;)" table:style-name="ce12">
            <text:p>Berlaku</text:p>
          </table:table-cell>
          <table:table-cell table:number-columns-repeated="16368"/>
        </table:table-row>
        <table:table-row table:style-name="ro19">
          <table:table-cell office:value-type="float" office:value="400" table:formula="of:=[.A400]+1" table:style-name="ce4">
            <text:p>400</text:p>
          </table:table-cell>
          <table:table-cell office:value-type="string" table:style-name="ce7">
            <text:p>DH VIT AQA FRS 2.5 6100120<text:s/></text:p>
          </table:table-cell>
          <table:table-cell office:value-type="string" table:style-name="ce7">
            <text:p>PT. Trouw Nutrition Indonesia</text:p>
          </table:table-cell>
          <table:table-cell office:value-type="string" table:style-name="ce7">
            <text:p>Kantor:</text:p>
            <text:p>(Kawasan Industri MM 2100 Jl. Selayar Blok A3-2, Desa Mekarwangi, Kel/Desa Mekarwangi, Kec. Cikarang Barat, Kab. Bekasi, Provinsi Jawa Barat 17530)</text:p>
            <text:p/>
            <text:p>Pabrik:</text:p>
            <text:p>Jl. Rembang Industrial III No. 24, Kawasan PIER, Desa Pandean, Kec. Rembang, Kab. Pasuruan, Provinsi Jawa Timur, Kode Pos 67152</text:p>
          </table:table-cell>
          <table:table-cell office:value-type="string" table:style-name="ce8">
            <text:p>Jawa Timur</text:p>
          </table:table-cell>
          <table:table-cell office:value-type="string" table:style-name="ce8">
            <text:p>Produsen</text:p>
          </table:table-cell>
          <table:table-cell office:value-type="string" table:style-name="ce8">
            <text:p>KKP RI D 2308741 PBS</text:p>
          </table:table-cell>
          <table:table-cell office:value-type="string" table:style-name="ce4">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itamin A 2.000.000 IU/kg, Vitamin D3 400.000 IU/kg, Vitamin E 16.000 mg/kg, Vitamin K3 2.400 mg/kg, Vitamin B1 3.000 mg/kg, Vitamin B2 8.000 mg/kg, Vitamin B6 3.000 mg/kg, Vitamin B12 6.400 mcg/kg, Nicotinamide 12.000 ng/Kg, Pantothenic acid 8.000 mg/Kg, Biotin 80.000 mcg/Kg, Folic acid 1.200 mg/Kg, Vitamin C 60.000 mg/Kg, Inositol 30.000 mg/Kg, Calcium carbonate<text:s text:c="3"/></text:p>
          </table:table-cell>
          <table:table-cell office:value-type="string" table:style-name="ce7">
            <text:p><text:span text:style-name="T4">Feed supplement</text:span><text:s/>untuk ikan air tawar</text:p>
          </table:table-cell>
          <table:table-cell office:value-type="date" office:date-value="2028-08-16T00:00:00" table:style-name="ce10">
            <text:p>16-Aug-2028</text:p>
          </table:table-cell>
          <table:table-cell office:value-type="float" office:value="1378" table:formula="of:=[.N401]-TODAY()" table:style-name="ce11">
            <text:p>1378</text:p>
          </table:table-cell>
          <table:table-cell office:value-type="string" office:string-value="Berlaku" table:formula="of:=IF([.O401]&gt;0;&quot;Berlaku&quot;;&quot;Kadaluarsa&quot;)" table:style-name="ce12">
            <text:p>Berlaku</text:p>
          </table:table-cell>
          <table:table-cell table:number-columns-repeated="16368"/>
        </table:table-row>
        <table:table-row table:style-name="ro19">
          <table:table-cell office:value-type="float" office:value="401" table:formula="of:=[.A401]+1" table:style-name="ce4">
            <text:p>401</text:p>
          </table:table-cell>
          <table:table-cell office:value-type="string" table:style-name="ce7">
            <text:p>Excential Selenium 4000 Aqua</text:p>
          </table:table-cell>
          <table:table-cell office:value-type="string" table:style-name="ce7">
            <text:p>PT. Marubeni Indonesia</text:p>
          </table:table-cell>
          <table:table-cell office:value-type="string" table:style-name="ce7">
            <text:p>Kantor:</text:p>
            <text:p>(Menara Astra Lantai 51, Jl. Jenderal Sudirman Kav.5-6, Kel. Karet Tengsin, Kec. Tanah Abang, Kota Jakarta Pusat, Provinsi DKI Jakarta, Kode Pos 10220, Telp./Fax (021) 50842777/50842788</text:p>
            <text:p/>
            <text:p>Produsen:</text:p>
            <text:p>Orffa Additives B.V.</text:p>
            <text:p>(Minervum 7032, 4817 ZL Breda, The Netherlands)</text:p>
          </table:table-cell>
          <table:table-cell office:value-type="string" table:style-name="ce8">
            <text:p>DKI Jakarta</text:p>
          </table:table-cell>
          <table:table-cell office:value-type="string" table:style-name="ce8">
            <text:p>Importir</text:p>
          </table:table-cell>
          <table:table-cell office:value-type="string" table:style-name="ce8">
            <text:p>KKP RI I 2308742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L-selenomethionine 4 mg/g, Kalsium karbonat 996 mg/g</text:p>
          </table:table-cell>
          <table:table-cell office:value-type="string" table:style-name="ce7">
            <text:p>Feed additive untuk pakan udang dan ikan</text:p>
          </table:table-cell>
          <table:table-cell office:value-type="date" office:date-value="2028-08-16T00:00:00" table:style-name="ce10">
            <text:p>16-Aug-2028</text:p>
          </table:table-cell>
          <table:table-cell office:value-type="float" office:value="1378" table:formula="of:=[.N402]-TODAY()" table:style-name="ce11">
            <text:p>1378</text:p>
          </table:table-cell>
          <table:table-cell office:value-type="string" office:string-value="Berlaku" table:formula="of:=IF([.O402]&gt;0;&quot;Berlaku&quot;;&quot;Kadaluarsa&quot;)" table:style-name="ce12">
            <text:p>Berlaku</text:p>
          </table:table-cell>
          <table:table-cell table:number-columns-repeated="16368"/>
        </table:table-row>
        <table:table-row table:style-name="ro12">
          <table:table-cell office:value-type="float" office:value="402" table:formula="of:=[.A402]+1" table:style-name="ce4">
            <text:p>402</text:p>
          </table:table-cell>
          <table:table-cell office:value-type="string" table:style-name="ce7">
            <text:p>E.C.O Trace® Cu 23%<text:s/></text:p>
          </table:table-cell>
          <table:table-cell office:value-type="string" table:style-name="ce7">
            <text:p>PT. Biochem Zusatzstoffe Indonesia</text:p>
          </table:table-cell>
          <table:table-cell office:value-type="string" table:style-name="ce7">
            <text:p>Kantor:</text:p>
            <text:p>(Ruko The Springs, Jl. Springs Boulevard Selatan No.1, Gading Serpong, Pakulonan Barat, Kelapa Dua, Kabupaten Tangerang, Provinsi Banten, Telp. (021) 29871212/(021) 29871213)</text:p>
            <text:p/>
            <text:p>Produsen:</text:p>
            <text:p>Biochem Zusatzstoffe Handels-und Produktionsgesellschaft mbH., Jerman</text:p>
            <text:p>(Küstermeyerstraβe 16 in 49393 Lohne, Germany)</text:p>
          </table:table-cell>
          <table:table-cell office:value-type="string" table:style-name="ce8">
            <text:p>Banten</text:p>
          </table:table-cell>
          <table:table-cell office:value-type="string" table:style-name="ce8">
            <text:p>Importir</text:p>
          </table:table-cell>
          <table:table-cell office:value-type="string" table:style-name="ce8">
            <text:p>KKP RI I 2308743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Tembaga (Cu) 230 g/Kg, Glisin</text:p>
          </table:table-cell>
          <table:table-cell office:value-type="string" table:style-name="ce7">
            <text:p>Feed additive untuk ikan dan udang</text:p>
          </table:table-cell>
          <table:table-cell office:value-type="date" office:date-value="2028-08-16T00:00:00" table:style-name="ce10">
            <text:p>16-Aug-2028</text:p>
          </table:table-cell>
          <table:table-cell office:value-type="float" office:value="1378" table:formula="of:=[.N403]-TODAY()" table:style-name="ce11">
            <text:p>1378</text:p>
          </table:table-cell>
          <table:table-cell office:value-type="string" office:string-value="Berlaku" table:formula="of:=IF([.O403]&gt;0;&quot;Berlaku&quot;;&quot;Kadaluarsa&quot;)" table:style-name="ce12">
            <text:p>Berlaku</text:p>
          </table:table-cell>
          <table:table-cell table:number-columns-repeated="16368"/>
        </table:table-row>
        <table:table-row table:style-name="ro12">
          <table:table-cell office:value-type="float" office:value="403" table:formula="of:=[.A403]+1" table:style-name="ce4">
            <text:p>403</text:p>
          </table:table-cell>
          <table:table-cell office:value-type="string" table:style-name="ce7">
            <text:p>Hepatron® 85%</text:p>
          </table:table-cell>
          <table:table-cell office:value-type="string" table:style-name="ce7">
            <text:p>PT. Biochem Zusatzstoffe Indonesia</text:p>
          </table:table-cell>
          <table:table-cell office:value-type="string" table:style-name="ce7">
            <text:p>Kantor:</text:p>
            <text:p>(Ruko The Springs, Jl. Springs Boulevard Selatan No.1, Gading Serpong, Pakulonan Barat, Kelapa Dua, Kabupaten Tangerang, Provinsi Banten, Telp. (021) 29871212/(021) 29871213)</text:p>
            <text:p/>
            <text:p>Produsen:</text:p>
            <text:p>Biochem Zusatzstoffe Handels-und Produktionsgesellschaft mbH., Jerman</text:p>
            <text:p>(Küstermeyerstraβe 16 in 49393 Lohne, Germany)</text:p>
          </table:table-cell>
          <table:table-cell office:value-type="string" table:style-name="ce8">
            <text:p>Banten</text:p>
          </table:table-cell>
          <table:table-cell office:value-type="string" table:style-name="ce8">
            <text:p>Importir</text:p>
          </table:table-cell>
          <table:table-cell office:value-type="string" table:style-name="ce8">
            <text:p>KKP RI I 2308744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Betain hydrochloride 375.000 mg, Betain anhydrous 475.000 mg</text:p>
          </table:table-cell>
          <table:table-cell office:value-type="string" table:style-name="ce7">
            <text:p><text:span text:style-name="T4">Feed supplement</text:span><text:s/>untuk meningkatkan asupan dan efisiensi pakan</text:p>
          </table:table-cell>
          <table:table-cell office:value-type="date" office:date-value="2028-08-16T00:00:00" table:style-name="ce10">
            <text:p>16-Aug-2028</text:p>
          </table:table-cell>
          <table:table-cell office:value-type="float" office:value="1378" table:formula="of:=[.N404]-TODAY()" table:style-name="ce11">
            <text:p>1378</text:p>
          </table:table-cell>
          <table:table-cell office:value-type="string" office:string-value="Berlaku" table:formula="of:=IF([.O404]&gt;0;&quot;Berlaku&quot;;&quot;Kadaluarsa&quot;)" table:style-name="ce12">
            <text:p>Berlaku</text:p>
          </table:table-cell>
          <table:table-cell table:number-columns-repeated="16368"/>
        </table:table-row>
        <table:table-row table:style-name="ro13">
          <table:table-cell office:value-type="float" office:value="404" table:formula="of:=[.A404]+1" table:style-name="ce4">
            <text:p>404</text:p>
          </table:table-cell>
          <table:table-cell office:value-type="string" table:style-name="ce7">
            <text:p>Vitamin Premix for Shrimp and Crab YC11V</text:p>
          </table:table-cell>
          <table:table-cell office:value-type="string" table:style-name="ce7">
            <text:p>PT. Tong Wei Indonesia</text:p>
          </table:table-cell>
          <table:table-cell office:value-type="string" table:style-name="ce7">
            <text:p>Kantor/Gudang:</text:p>
            <text:p>(Jl. Raya Sadang-Subang, Kp. Paldalapan, Rt.005 Rw. 002, Ds. Cijaya, Kec. Campaka, Kab. Purwakarta, Provinsi Jawa Barat, Kode Pos 41181)</text:p>
            <text:p/>
            <text:p>Produsen:</text:p>
            <text:p>Guangdong Tongwei Feed Co., Ltd</text:p>
            <text:p>(Xinjing Industry Development Zone, Xiaotang, Nanhai District, Foshan City, Guangdong Province, China)</text:p>
          </table:table-cell>
          <table:table-cell office:value-type="string" table:style-name="ce8">
            <text:p>Jawa Barat</text:p>
          </table:table-cell>
          <table:table-cell office:value-type="string" table:style-name="ce8">
            <text:p>Importir</text:p>
          </table:table-cell>
          <table:table-cell office:value-type="string" table:style-name="ce8">
            <text:p>KKP RI I 2308745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itamin A 5.400.000 IU/Kg, Vitamin E 27.000 mg/Kg, Vitamin B2 13.000 mg/Kg, Vitamin B6 16.000 mg/Kg, Vitamin K3 MNB 9.000 mg/Kg, Nicotinamide 22.000 mg/kg, L-Ascorbyl-2-monophosphate 79.000 mg/kg, D-calcium pantothenate 22.000 mg/kg, Rice chaff powder<text:s text:c="4"/></text:p>
          </table:table-cell>
          <table:table-cell office:value-type="string" table:style-name="ce9">
            <text:p>Suplemen pakan dalam pengolahan pakan udang dan kepiting</text:p>
          </table:table-cell>
          <table:table-cell office:value-type="date" office:date-value="2028-08-16T00:00:00" table:style-name="ce10">
            <text:p>16-Aug-2028</text:p>
          </table:table-cell>
          <table:table-cell office:value-type="float" office:value="1378" table:formula="of:=[.N405]-TODAY()" table:style-name="ce11">
            <text:p>1378</text:p>
          </table:table-cell>
          <table:table-cell office:value-type="string" office:string-value="Berlaku" table:formula="of:=IF([.O405]&gt;0;&quot;Berlaku&quot;;&quot;Kadaluarsa&quot;)" table:style-name="ce12">
            <text:p>Berlaku</text:p>
          </table:table-cell>
          <table:table-cell table:number-columns-repeated="16368"/>
        </table:table-row>
        <table:table-row table:style-name="ro13">
          <table:table-cell office:value-type="float" office:value="405" table:formula="of:=[.A405]+1" table:style-name="ce4">
            <text:p>405</text:p>
          </table:table-cell>
          <table:table-cell office:value-type="string" table:style-name="ce7">
            <text:p>Vitamin Premix for Carnivorous Fish YF11V</text:p>
          </table:table-cell>
          <table:table-cell office:value-type="string" table:style-name="ce7">
            <text:p>PT. Tong Wei Indonesia</text:p>
          </table:table-cell>
          <table:table-cell office:value-type="string" table:style-name="ce7">
            <text:p>Kantor/Gudang:</text:p>
            <text:p>(Jl. Raya Sadang-Subang, Kp. Paldalapan, Rt.005 Rw. 002, Ds. Cijaya, Kec. Campaka, Kab. Purwakarta, Provinsi Jawa Barat, Kode Pos 41181)</text:p>
            <text:p/>
            <text:p>Produsen:</text:p>
            <text:p>Guangdong Tongwei Feed Co., Ltd</text:p>
            <text:p>(Xinjing Industry Development Zone, Xiaotang, Nanhai District, Foshan City, Guangdong Province, China)</text:p>
          </table:table-cell>
          <table:table-cell office:value-type="string" table:style-name="ce8">
            <text:p>Jawa Barat</text:p>
          </table:table-cell>
          <table:table-cell office:value-type="string" table:style-name="ce8">
            <text:p>Importir</text:p>
          </table:table-cell>
          <table:table-cell office:value-type="string" table:style-name="ce8">
            <text:p>KKP RI I 2308746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itamin A 2.600.000 IU/Kg, Vitamin E 22.000 mg/Kg, Vitamin B2 3.400 mg/Kg, Vitamin B6 2.800 mg/Kg, Vitamin K3 MNB 4.300 mg/Kg, Nicotinamide 15.000 mg/kg, L-Ascorbyl-2- monophosphate 48.000 mg/kg, D-calcium pantothenate 3.900 mg/kg, Rice chaff powder<text:s text:c="4"/></text:p>
          </table:table-cell>
          <table:table-cell office:value-type="string" table:style-name="ce9">
            <text:p>Suplemen pakan dalam pengolahan pakan ikan karnivora</text:p>
          </table:table-cell>
          <table:table-cell office:value-type="date" office:date-value="2028-08-16T00:00:00" table:style-name="ce10">
            <text:p>16-Aug-2028</text:p>
          </table:table-cell>
          <table:table-cell office:value-type="float" office:value="1378" table:formula="of:=[.N406]-TODAY()" table:style-name="ce11">
            <text:p>1378</text:p>
          </table:table-cell>
          <table:table-cell office:value-type="string" office:string-value="Berlaku" table:formula="of:=IF([.O406]&gt;0;&quot;Berlaku&quot;;&quot;Kadaluarsa&quot;)" table:style-name="ce12">
            <text:p>Berlaku</text:p>
          </table:table-cell>
          <table:table-cell table:number-columns-repeated="16368"/>
        </table:table-row>
        <table:table-row table:style-name="ro7">
          <table:table-cell office:value-type="float" office:value="406" table:formula="of:=[.A406]+1" table:style-name="ce4">
            <text:p>406</text:p>
          </table:table-cell>
          <table:table-cell office:value-type="string" table:style-name="ce9">
            <text:p>Never Green<text:s/></text:p>
          </table:table-cell>
          <table:table-cell office:value-type="string" table:style-name="ce9">
            <text:p>CV. Tamasindo Veterinary</text:p>
          </table:table-cell>
          <table:table-cell office:value-type="string" table:style-name="ce7">
            <text:p>Kantor/Pabrik:</text:p>
            <text:p>(Jl. Sumber Mas Raya No. 10, Desa/Kelurahan Panggung Kidul, Kec. Semarang Utara, Kota Semarang, Provinsi Jawa Tengah, Kode Pos 50178</text:p>
          </table:table-cell>
          <table:table-cell office:value-type="string" table:style-name="ce8">
            <text:p>Jawa Tengah</text:p>
          </table:table-cell>
          <table:table-cell office:value-type="string" table:style-name="ce8">
            <text:p>Produsen</text:p>
          </table:table-cell>
          <table:table-cell office:value-type="string" table:style-name="ce8">
            <text:p>KKP RI D 2308747 FTC</text:p>
          </table:table-cell>
          <table:table-cell office:value-type="string" table:style-name="ce4">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Copper (II) sulfate pentahydrate (CuSO4.5H2O) 80.000 mg/L, Air</text:p>
          </table:table-cell>
          <table:table-cell office:value-type="string" table:style-name="ce9">
            <text:p>- Menghambat pertumbuhan alga</text:p>
            <text:p>- Sebagai antiseptik untuk mengurangi pertumbuhan mikroba</text:p>
          </table:table-cell>
          <table:table-cell office:value-type="date" office:date-value="2028-08-16T00:00:00" table:style-name="ce10">
            <text:p>16-Aug-2028</text:p>
          </table:table-cell>
          <table:table-cell office:value-type="float" office:value="1378" table:formula="of:=[.N407]-TODAY()" table:style-name="ce11">
            <text:p>1378</text:p>
          </table:table-cell>
          <table:table-cell office:value-type="string" office:string-value="Berlaku" table:formula="of:=IF([.O407]&gt;0;&quot;Berlaku&quot;;&quot;Kadaluarsa&quot;)" table:style-name="ce12">
            <text:p>Berlaku</text:p>
          </table:table-cell>
          <table:table-cell table:number-columns-repeated="16368"/>
        </table:table-row>
        <table:table-row table:style-name="ro18">
          <table:table-cell office:value-type="float" office:value="407" table:formula="of:=[.A407]+1" table:style-name="ce4">
            <text:p>407</text:p>
          </table:table-cell>
          <table:table-cell office:value-type="string" table:style-name="ce7">
            <text:p>Pondfix-S<text:s/></text:p>
          </table:table-cell>
          <table:table-cell office:value-type="string" table:style-name="ce7">
            <text:p>PT. Nugen Bioscience Indonesia</text:p>
          </table:table-cell>
          <table:table-cell office:value-type="string" table:style-name="ce7">
            <text:p>Alamat Kantor:</text:p>
            <text:p>(Jl. Ancol Barat Blok A5E No.12, Ancol, Pademangan, Kota Jakarta Utara, Provinsi DKI Jakarta 14430, Telp: (021) 691999/ Fax: (021) 5909225)</text:p>
            <text:p/>
            <text:p>Alamat Pabrik:</text:p>
            <text:p>Jl. Prabu Siliwangi Km. 2,5 Rt.03 Rw.01, Desa/Kelurahan Jatiuwung, Kota Tangerang, Provinsi Banten, Kode Pos 15133</text:p>
          </table:table-cell>
          <table:table-cell office:value-type="string" table:style-name="ce8">
            <text:p>Banten</text:p>
          </table:table-cell>
          <table:table-cell office:value-type="string" table:style-name="ce8">
            <text:p>Produsen</text:p>
          </table:table-cell>
          <table:table-cell office:value-type="string" table:style-name="ce8">
            <text:p>KKP RI D 2308748 PbBC</text:p>
          </table:table-cell>
          <table:table-cell office:value-type="string" table:style-name="ce4">
            <text:p>Dalam Negeri</text:p>
          </table:table-cell>
          <table:table-cell office:value-type="string" table:style-name="ce4">
            <text:p>Obat Bebas</text:p>
          </table:table-cell>
          <table:table-cell office:value-type="string" table:style-name="ce8">
            <text:p>Cair</text:p>
          </table:table-cell>
          <table:table-cell office:value-type="string" table:style-name="ce8">
            <text:p>Probiotik</text:p>
          </table:table-cell>
          <table:table-cell office:value-type="string" table:style-name="ce7">
            <text:p><text:span text:style-name="T4">Rhodobacter</text:span><text:s/>sp. &gt;1x10^6 CFU/mL, garam, NaCl, Yeast Ekstrak, Sodium succinate, Magnesium sulfat, Amonium Klorida, Air</text:p>
          </table:table-cell>
          <table:table-cell office:value-type="string" table:style-name="ce9">
            <text:p>- Sebagai probiotik untuk bioremediasi kualitas air</text:p>
            <text:p>- Menurunkan kadar limbah sulfida</text:p>
            <text:p/>
          </table:table-cell>
          <table:table-cell office:value-type="date" office:date-value="2028-08-16T00:00:00" table:style-name="ce10">
            <text:p>16-Aug-2028</text:p>
          </table:table-cell>
          <table:table-cell office:value-type="float" office:value="1378" table:formula="of:=[.N408]-TODAY()" table:style-name="ce11">
            <text:p>1378</text:p>
          </table:table-cell>
          <table:table-cell office:value-type="string" office:string-value="Berlaku" table:formula="of:=IF([.O408]&gt;0;&quot;Berlaku&quot;;&quot;Kadaluarsa&quot;)" table:style-name="ce12">
            <text:p>Berlaku</text:p>
          </table:table-cell>
          <table:table-cell table:number-columns-repeated="16368"/>
        </table:table-row>
        <table:table-row table:style-name="ro21">
          <table:table-cell office:value-type="float" office:value="408" table:formula="of:=[.A408]+1" table:style-name="ce4">
            <text:p>408</text:p>
          </table:table-cell>
          <table:table-cell office:value-type="string" table:style-name="ce9">
            <text:p>Aqua C Fish Plus<text:s/></text:p>
          </table:table-cell>
          <table:table-cell office:value-type="string" table:style-name="ce9">
            <office:annotation draw:style-name="a10" svg:x="1.05in" svg:y="1052.25in" svg:width="0.591666666666667in" svg:height="0.841666666666667in">
              <dc:creator>Microsoft Office User</dc:creator>
              <text:p><text:span text:style-name="T2">(dialihkan ke PT. Elanco Animal Health Indonesia)</text:span></text:p>
            </office:annotation>
            <text:p>PT. Intervet Indonesia</text:p>
          </table:table-cell>
          <table:table-cell office:value-type="string" table:style-name="ce6">
            <text:p>Kantor/Gudang:</text:p>
            <text:p>Alamanda Tower Lt.17 Unit B, C dan D Jl. Simatupang Kav.23 - 24 RT.001/RW.001 Cilandak Barat, Cilandak, Jakarta Selatan, Telp/Fax: (021) 29660069/ 29660325</text:p>
            <text:p/>
            <text:p>Produsen asal:</text:p>
            <text:p>Elanco Vietnam Company Limited Brach in Dong Nai</text:p>
            <text:p>(Lot F, Loc An-Binh Son Industrial Park, Long An Commune, Long Thanh District, Dong Nai Province, Vietnam)</text:p>
          </table:table-cell>
          <table:table-cell office:value-type="string" table:style-name="ce4">
            <text:p>DKI Jakarta</text:p>
          </table:table-cell>
          <table:table-cell office:value-type="string" table:style-name="ce4">
            <text:p>Importir</text:p>
          </table:table-cell>
          <table:table-cell office:value-type="string" table:style-name="ce8">
            <text:p>KKP RI I 2309369-P1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Vitamin C salut 113,4 g/Kg, Asam sitrat, asam format, <text:s/>Baymix Latibon Aqua, Dekstrose monohidrat, pati singkong, Hexaflavour strawberry F302, Protein konsentrat, Butylated hidroksi toluen, Silika kering</text:p>
          </table:table-cell>
          <table:table-cell office:value-type="string" table:style-name="ce9">
            <text:p>Suplementasi Vitamin C untuk pertumbuhan dan meningkatkan kesehatan ikan</text:p>
          </table:table-cell>
          <table:table-cell office:value-type="date" office:date-value="2028-09-13T00:00:00" table:style-name="ce10">
            <text:p>13-Sep-2028</text:p>
          </table:table-cell>
          <table:table-cell office:value-type="float" office:value="1406" table:formula="of:=[.N409]-TODAY()" table:style-name="ce11">
            <text:p>1406</text:p>
          </table:table-cell>
          <table:table-cell office:value-type="string" office:string-value="Berlaku" table:formula="of:=IF([.O409]&gt;0;&quot;Berlaku&quot;;&quot;Kadaluarsa&quot;)" table:style-name="ce12">
            <text:p>Berlaku</text:p>
          </table:table-cell>
          <table:table-cell table:number-columns-repeated="16368"/>
        </table:table-row>
        <table:table-row table:style-name="ro4">
          <table:table-cell office:value-type="float" office:value="409" table:formula="of:=[.A409]+1" table:style-name="ce4">
            <text:p>409</text:p>
          </table:table-cell>
          <table:table-cell office:value-type="string" table:style-name="ce25">
            <text:p>Super Lacto</text:p>
          </table:table-cell>
          <table:table-cell office:value-type="string" table:style-name="ce9">
            <text:p>PT. MarindoLab Pratama</text:p>
          </table:table-cell>
          <table:table-cell office:value-type="string" table:style-name="ce7">
            <text:p>Kantor/Pabrik:</text:p>
            <text:p>(Kawasan Industri Modern III Blok A9-A10 Cikande, Serang, Provinsi Banten, Telp/Fax (0254) 402486-7/ (0254) 402491)</text:p>
          </table:table-cell>
          <table:table-cell office:value-type="string" table:style-name="ce8">
            <text:p>Banten</text:p>
          </table:table-cell>
          <table:table-cell office:value-type="string" table:style-name="ce8">
            <text:p>Produsen</text:p>
          </table:table-cell>
          <table:table-cell office:value-type="string" table:style-name="ce8">
            <text:p>KKP RI D 2309347-P1 PbBC<text:s text:c="10"/></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8">
            <text:p>Probiotik</text:p>
          </table:table-cell>
          <table:table-cell office:value-type="string" table:style-name="ce7">
            <text:p>Total bakteri (<text:span text:style-name="T4">Bacillus subtilis</text:span>,<text:s/><text:span text:style-name="T4">Lactobacillus plantarum</text:span><text:s/>1x10^6 CFU/mL</text:p>
          </table:table-cell>
          <table:table-cell office:value-type="string" table:style-name="ce9">
            <text:p>Menurunkan kadar amoniak dan nitrit serta menghambat pertumbuhan Vibrio spp.</text:p>
          </table:table-cell>
          <table:table-cell office:value-type="date" office:date-value="2028-09-13T00:00:00" table:style-name="ce10">
            <text:p>13-Sep-2028</text:p>
          </table:table-cell>
          <table:table-cell office:value-type="float" office:value="1406" table:formula="of:=[.N410]-TODAY()" table:style-name="ce11">
            <text:p>1406</text:p>
          </table:table-cell>
          <table:table-cell office:value-type="string" office:string-value="Berlaku" table:formula="of:=IF([.O410]&gt;0;&quot;Berlaku&quot;;&quot;Kadaluarsa&quot;)" table:style-name="ce12">
            <text:p>Berlaku</text:p>
          </table:table-cell>
          <table:table-cell table:number-columns-repeated="16368"/>
        </table:table-row>
        <table:table-row table:style-name="ro7">
          <table:table-cell office:value-type="float" office:value="410" table:formula="of:=[.A410]+1" table:style-name="ce4">
            <text:p>410</text:p>
          </table:table-cell>
          <table:table-cell office:value-type="string" table:style-name="ce7">
            <text:p>Fast-Immune Aqua</text:p>
          </table:table-cell>
          <table:table-cell office:value-type="string" table:style-name="ce9">
            <text:p>PT. Higo Resource System</text:p>
          </table:table-cell>
          <table:table-cell office:value-type="string" table:style-name="ce7">
            <text:p>Kantor/Pabrik:</text:p>
            <text:p>Jl. Raya Parung Gunung Sindur Rt.003 Rw. 001, Kel. Pedurenan, Kec. Gunung Sindur, Kab.Bogor, Provinsi Jawa Barat, Kode Pos 16340</text:p>
          </table:table-cell>
          <table:table-cell office:value-type="string" table:style-name="ce8">
            <text:p>Jawa Barat</text:p>
          </table:table-cell>
          <table:table-cell office:value-type="string" table:style-name="ce8">
            <text:p>Produsen</text:p>
          </table:table-cell>
          <table:table-cell office:value-type="string" table:style-name="ce27">
            <text:p>KKP RI D 2309749 P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8">
            <text:p>Premiks</text:p>
          </table:table-cell>
          <table:table-cell office:value-type="string" table:style-name="ce9">
            <text:p>Asam laktat 2 gr/L, Asam sitrat 200 g/L</text:p>
          </table:table-cell>
          <table:table-cell office:value-type="string" table:style-name="ce9">
            <text:p>Sebagai acidifier dan meningkatkan kecernaan pakan pada ikan dan udang</text:p>
          </table:table-cell>
          <table:table-cell office:value-type="date" office:date-value="2028-09-13T00:00:00" table:style-name="ce10">
            <text:p>13-Sep-2028</text:p>
          </table:table-cell>
          <table:table-cell office:value-type="float" office:value="1406" table:formula="of:=[.N411]-TODAY()" table:style-name="ce11">
            <text:p>1406</text:p>
          </table:table-cell>
          <table:table-cell office:value-type="string" office:string-value="Berlaku" table:formula="of:=IF([.O411]&gt;0;&quot;Berlaku&quot;;&quot;Kadaluarsa&quot;)" table:style-name="ce12">
            <text:p>Berlaku</text:p>
          </table:table-cell>
          <table:table-cell table:number-columns-repeated="16368"/>
        </table:table-row>
        <table:table-row table:style-name="ro21">
          <table:table-cell office:value-type="float" office:value="411" table:formula="of:=[.A411]+1" table:style-name="ce4">
            <text:p>411</text:p>
          </table:table-cell>
          <table:table-cell office:value-type="string" table:style-name="ce7">
            <text:p>PX MIN SHR 0.1% INA</text:p>
          </table:table-cell>
          <table:table-cell office:value-type="string" table:style-name="ce9">
            <text:p>PT. ADM Animal Nutrition Indonesia</text:p>
          </table:table-cell>
          <table:table-cell office:value-type="string" table:style-name="ce7">
            <text:p>Kantor:</text:p>
            <text:p>Kawasan Industri MM 2100, Jl. Selayar Blok A3-2, Desa Mekarwangi, Kel/Desa Mekarwangi, Kec. Cikarang Barat, Kab. Bekasi, Provinsi Jawa Barat 17530)</text:p>
            <text:p/>
            <text:p>Pabrik<text:s/></text:p>
            <text:p>Pasuruan Industrial Estate Rembang (PIER Pasuruan), Jl. Rembang Industrial III/24, Pandean, Rembang, Kabupaten Pasuruan, Provinsi Jawa Timur</text:p>
          </table:table-cell>
          <table:table-cell office:value-type="string" table:style-name="ce8">
            <text:p>Jawa Timur</text:p>
          </table:table-cell>
          <table:table-cell office:value-type="string" table:style-name="ce8">
            <text:p>Produsen/Importir</text:p>
          </table:table-cell>
          <table:table-cell office:value-type="string" table:style-name="ce27">
            <text:p>KKP RI D 2309750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Iron 10.000 mg/kg, Copper 35.000 mg/kg, Zinc 100.000 mg/kg, Manganese 30.000 mg/kg, Selenium 350 mg/kg, Iodine 1.000 mg/kg, Calcium carbonate</text:p>
          </table:table-cell>
          <table:table-cell office:value-type="string" table:style-name="ce9">
            <text:p>Suplemen pakan dalam pengolahan pakan udang</text:p>
          </table:table-cell>
          <table:table-cell office:value-type="date" office:date-value="2028-09-13T00:00:00" table:style-name="ce10">
            <text:p>13-Sep-2028</text:p>
          </table:table-cell>
          <table:table-cell office:value-type="float" office:value="1406" table:formula="of:=[.N412]-TODAY()" table:style-name="ce11">
            <text:p>1406</text:p>
          </table:table-cell>
          <table:table-cell office:value-type="string" office:string-value="Berlaku" table:formula="of:=IF([.O412]&gt;0;&quot;Berlaku&quot;;&quot;Kadaluarsa&quot;)" table:style-name="ce12">
            <text:p>Berlaku</text:p>
          </table:table-cell>
          <table:table-cell table:number-columns-repeated="16368"/>
        </table:table-row>
        <table:table-row table:style-name="ro18">
          <table:table-cell office:value-type="float" office:value="412" table:formula="of:=[.A412]+1" table:style-name="ce4">
            <text:p>412</text:p>
          </table:table-cell>
          <table:table-cell office:value-type="string" table:style-name="ce26">
            <text:p>Presan Shrimp-SP</text:p>
          </table:table-cell>
          <table:table-cell office:value-type="string" table:style-name="ce9">
            <text:p>PT. Trouw Nutrition Trading Indonesia</text:p>
          </table:table-cell>
          <table:table-cell office:value-type="string" table:style-name="ce7">
            <text:p>Kantor:</text:p>
            <text:p>Talavera Office Park Suite, Lantai 19, Unit 03, Jl. TB Simatupang Kav.22-26, Cilandak Barat, Kota Jakarta Selatan, Provinsi DKI Jakarta, Kode Pos: 12430</text:p>
            <text:p/>
            <text:p>Produsen asal (Presan Shrimp):</text:p>
            <text:p>Selko B.V., Netherlands</text:p>
            <text:p>(Jellinghausstraat 24, 5048 AZ Tilburg, P.O.Box 4217, 5004 Tilburg)</text:p>
          </table:table-cell>
          <table:table-cell office:value-type="string" table:style-name="ce8">
            <text:p>Jawa Barat</text:p>
          </table:table-cell>
          <table:table-cell office:value-type="string" table:style-name="ce8">
            <text:p>Produsen/Importir</text:p>
          </table:table-cell>
          <table:table-cell office:value-type="string" table:style-name="ce27">
            <text:p>KKP RI I 2309751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Sorbic acid 3.420 mg/kg, Formic acid 132.434 mg/kg, Acetic acid 53.352 mg/kg, Propionic acid 125.275 mg/kg, Ammonium formate 59.092 mg/kg, excipients q.s ad</text:p>
          </table:table-cell>
          <table:table-cell office:value-type="string" table:style-name="ce9">
            <text:p>Feed additive pada pakan udang</text:p>
          </table:table-cell>
          <table:table-cell office:value-type="date" office:date-value="2028-09-13T00:00:00" table:style-name="ce10">
            <text:p>13-Sep-2028</text:p>
          </table:table-cell>
          <table:table-cell office:value-type="float" office:value="1406" table:formula="of:=[.N413]-TODAY()" table:style-name="ce11">
            <text:p>1406</text:p>
          </table:table-cell>
          <table:table-cell office:value-type="string" office:string-value="Berlaku" table:formula="of:=IF([.O413]&gt;0;&quot;Berlaku&quot;;&quot;Kadaluarsa&quot;)" table:style-name="ce12">
            <text:p>Berlaku</text:p>
          </table:table-cell>
          <table:table-cell table:number-columns-repeated="16368"/>
        </table:table-row>
        <table:table-row table:style-name="ro21">
          <table:table-cell office:value-type="float" office:value="413" table:formula="of:=[.A413]+1" table:style-name="ce4">
            <text:p>413</text:p>
          </table:table-cell>
          <table:table-cell office:value-type="string" table:style-name="ce7">
            <text:p>Natuzyme Aqua<text:s/></text:p>
          </table:table-cell>
          <table:table-cell office:value-type="string" table:style-name="ce9">
            <text:p>PT. Agroveta Husada Dharma</text:p>
          </table:table-cell>
          <table:table-cell office:value-type="string" table:style-name="ce7">
            <text:p>Kantor:</text:p>
            <text:p>(Jl. Pulogadung No.23, Kav II G5 KIP, Jatinegara, Cakung, Kota Jakarta Timur, Provinsi DKI Jakarta, Telp: (021) 50867668, Fax: (021) 50867669)</text:p>
            <text:p/>
            <text:p>Produsen asal:</text:p>
            <text:p>Bioproton Pty Ltd</text:p>
            <text:p>Kantor:</text:p>
            <text:p>(38/141 Sunnybank Queensland 4109, Australia)</text:p>
            <text:p>Pabrik:</text:p>
            <text:p>55 Dullaca Street ACACIA RIDGE QLD 4110, Australia)</text:p>
          </table:table-cell>
          <table:table-cell office:value-type="string" table:style-name="ce8">
            <text:p>DKI Jakarta</text:p>
          </table:table-cell>
          <table:table-cell office:value-type="string" table:style-name="ce8">
            <text:p>Importir</text:p>
          </table:table-cell>
          <table:table-cell office:value-type="string" table:style-name="ce27">
            <text:p>KKP RI I 2309752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Cellulase ≥ 42.000.000 U/kg, Xylanase ≥70.000.000 U/kg, β-glucanase ≥ 4.900.000 U/kg, Protease ≥ 21.000.000 U/kg, α-amylase ≥ 4.900.000 U/kg, β-Mannanase ≥ 2.800.000 U/kg, Phytase ≥ 10.500.000 U/kg, Pectinase ≥ 490.000 U/kg, Lipase ≥ 35.000 U/kg, Maltodextrin</text:p>
          </table:table-cell>
          <table:table-cell office:value-type="string" table:style-name="ce9">
            <text:p>Feed additive pada ikan</text:p>
          </table:table-cell>
          <table:table-cell office:value-type="date" office:date-value="2028-09-13T00:00:00" table:style-name="ce10">
            <text:p>13-Sep-2028</text:p>
          </table:table-cell>
          <table:table-cell office:value-type="float" office:value="1406" table:formula="of:=[.N414]-TODAY()" table:style-name="ce11">
            <text:p>1406</text:p>
          </table:table-cell>
          <table:table-cell office:value-type="string" office:string-value="Berlaku" table:formula="of:=IF([.O414]&gt;0;&quot;Berlaku&quot;;&quot;Kadaluarsa&quot;)" table:style-name="ce12">
            <text:p>Berlaku</text:p>
          </table:table-cell>
          <table:table-cell table:number-columns-repeated="16368"/>
        </table:table-row>
        <table:table-row table:style-name="ro22">
          <table:table-cell office:value-type="float" office:value="414" table:formula="of:=[.A414]+1" table:style-name="ce4">
            <text:p>414</text:p>
          </table:table-cell>
          <table:table-cell office:value-type="string" table:style-name="ce26">
            <text:p>Bellabind</text:p>
          </table:table-cell>
          <table:table-cell office:value-type="string" table:style-name="ce9">
            <text:p>PT. Belawandeli Chemical Industry</text:p>
          </table:table-cell>
          <table:table-cell office:value-type="string" table:style-name="ce7">
            <text:p>Kantor:</text:p>
            <text:p>Jl. Prof. H.M Yamin No. 42, Medan-20234, Provinsi Sumatera Utara, Telp. (061) 4525799/ Fax. (061) 4560581</text:p>
            <text:p/>
            <text:p>Pabrik:</text:p>
            <text:p>Jl. PLTU Pulau Sicanang Belawan, Kel. Belawan Sicanang, Kec. Medan Belawan, Kota Medan Provinsi Sumatera Utara, Kode Pos 20412</text:p>
          </table:table-cell>
          <table:table-cell office:value-type="string" table:style-name="ce8">
            <text:p>Sumatera Utara</text:p>
          </table:table-cell>
          <table:table-cell office:value-type="string" table:style-name="ce8">
            <text:p>Produsen</text:p>
          </table:table-cell>
          <table:table-cell office:value-type="string" table:style-name="ce27">
            <text:p>KKP RI D 2309753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Tepung urea formaldehyde, Kaolin, Calcium carbonate (Analisa terjamin: Free formaldehyde max. 0,5%)</text:p>
          </table:table-cell>
          <table:table-cell office:value-type="string" table:style-name="ce9">
            <text:p>Pengikat pakan ikan dan udang</text:p>
          </table:table-cell>
          <table:table-cell office:value-type="date" office:date-value="2028-09-13T00:00:00" table:style-name="ce10">
            <text:p>13-Sep-2028</text:p>
          </table:table-cell>
          <table:table-cell office:value-type="float" office:value="1406" table:formula="of:=[.N415]-TODAY()" table:style-name="ce11">
            <text:p>1406</text:p>
          </table:table-cell>
          <table:table-cell office:value-type="string" office:string-value="Berlaku" table:formula="of:=IF([.O415]&gt;0;&quot;Berlaku&quot;;&quot;Kadaluarsa&quot;)" table:style-name="ce12">
            <text:p>Berlaku</text:p>
          </table:table-cell>
          <table:table-cell table:number-columns-repeated="16368"/>
        </table:table-row>
        <table:table-row table:style-name="ro21">
          <table:table-cell office:value-type="float" office:value="415" table:formula="of:=[.A415]+1" table:style-name="ce4">
            <text:p>415</text:p>
          </table:table-cell>
          <table:table-cell office:value-type="string" table:style-name="ce7">
            <text:p>Aquabio<text:s/></text:p>
          </table:table-cell>
          <table:table-cell office:value-type="string" table:style-name="ce9">
            <text:p>PT. Biotek Saranatama</text:p>
          </table:table-cell>
          <table:table-cell office:value-type="string" table:style-name="ce7">
            <text:p>Kantor/Gudang:</text:p>
            <text:p>Rukan Botanical Junction Blok I9 No.1-2, Jl. Raya Joglo, Kel. Joglo, Kec. Kembangan, Kota Jakarta Barat, Provinsi DKI Jakarta-11640, Telp. 021-58902900)</text:p>
            <text:p/>
            <text:p>Produsen asal:</text:p>
            <text:p>SOMA Inc.- South Korea</text:p>
            <text:p>(24, Hanbul-ro, 69 Beon-Gil, Eumsong-Eup, Eumseong-Gun, Chungcheongbuk-Do, 27698, Republic of Korea, Telp. +82438780591</text:p>
          </table:table-cell>
          <table:table-cell office:value-type="string" table:style-name="ce8">
            <text:p>DKI Jakarta</text:p>
          </table:table-cell>
          <table:table-cell office:value-type="string" table:style-name="ce8">
            <text:p>Importir</text:p>
          </table:table-cell>
          <table:table-cell office:value-type="string" table:style-name="ce27">
            <text:p>KKP RI I 2309754 Pb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obiotik</text:p>
          </table:table-cell>
          <table:table-cell office:value-type="string" table:style-name="ce9">
            <text:p><text:span text:style-name="T4">Bacillus subtilis</text:span><text:s/>≥ 1x10^6 CFU/g, Dextrose</text:p>
          </table:table-cell>
          <table:table-cell office:value-type="string" table:style-name="ce9">
            <text:p>Memperbaiki kualitas air dan menghambat pertumbuhan patogen</text:p>
          </table:table-cell>
          <table:table-cell office:value-type="date" office:date-value="2028-09-13T00:00:00" table:style-name="ce10">
            <text:p>13-Sep-2028</text:p>
          </table:table-cell>
          <table:table-cell office:value-type="float" office:value="1406" table:formula="of:=[.N416]-TODAY()" table:style-name="ce11">
            <text:p>1406</text:p>
          </table:table-cell>
          <table:table-cell office:value-type="string" office:string-value="Berlaku" table:formula="of:=IF([.O416]&gt;0;&quot;Berlaku&quot;;&quot;Kadaluarsa&quot;)" table:style-name="ce12">
            <text:p>Berlaku</text:p>
          </table:table-cell>
          <table:table-cell table:number-columns-repeated="16368"/>
        </table:table-row>
        <table:table-row table:style-name="ro7">
          <table:table-cell office:value-type="float" office:value="416" table:formula="of:=[.A416]+1" table:style-name="ce4">
            <text:p>416</text:p>
          </table:table-cell>
          <table:table-cell office:value-type="string" table:style-name="ce7">
            <text:p>ShrimProtect RxReady TSV Real-Time PCR Kit</text:p>
          </table:table-cell>
          <table:table-cell office:value-type="string" table:style-name="ce9">
            <text:p>PT. Nusantara Butuh Diagnostik</text:p>
          </table:table-cell>
          <table:table-cell office:value-type="string" table:style-name="ce7">
            <text:p>Indonesia International Institute for Life Sciences, Jl. Pulomas Barat, Kav. 88, Kelurahan Kayu Putih, Kec. Pulogadung, Kota Jakarta Timur, Provinsi DKI Jakarta-13210)</text:p>
          </table:table-cell>
          <table:table-cell office:value-type="string" table:style-name="ce8">
            <text:p>DKI Jakarta</text:p>
          </table:table-cell>
          <table:table-cell office:value-type="string" table:style-name="ce8">
            <text:p>Produsen</text:p>
          </table:table-cell>
          <table:table-cell office:value-type="string" table:style-name="ce27">
            <text:p>KKP RI D 2309755 BBC</text:p>
          </table:table-cell>
          <table:table-cell office:value-type="string" table:style-name="ce8">
            <text:p>Dalam Negeri</text:p>
          </table:table-cell>
          <table:table-cell office:value-type="string" table:style-name="ce4">
            <text:p>Obat Bebas</text:p>
          </table:table-cell>
          <table:table-cell office:value-type="string" table:style-name="ce8">
            <text:p>Cair</text:p>
          </table:table-cell>
          <table:table-cell office:value-type="string" table:style-name="ce14">
            <text:p>Biologik<text:s/></text:p>
            <text:p>(Kit diagnostik)</text:p>
          </table:table-cell>
          <table:table-cell office:value-type="string" table:style-name="ce7">
            <text:p>- 1 vial RxReady TSV Supermix (1.480 µL)</text:p>
            <text:p>- 1 vial TSV Synthetic Positive Control 100.000 copies/reaction (100 µL);</text:p>
            <text:p>- 1 vial Reverse Transcriptase (20 µL);</text:p>
            <text:p>- 1 vial Nuclease Free-water (500 µL).</text:p>
          </table:table-cell>
          <table:table-cell office:value-type="string" table:style-name="ce7">
            <text:p>Mendeteksi TSV dan internal kontrol pada udang</text:p>
          </table:table-cell>
          <table:table-cell office:value-type="date" office:date-value="2028-09-13T00:00:00" table:style-name="ce10">
            <text:p>13-Sep-2028</text:p>
          </table:table-cell>
          <table:table-cell office:value-type="float" office:value="1406" table:formula="of:=[.N417]-TODAY()" table:style-name="ce11">
            <text:p>1406</text:p>
          </table:table-cell>
          <table:table-cell office:value-type="string" office:string-value="Berlaku" table:formula="of:=IF([.O417]&gt;0;&quot;Berlaku&quot;;&quot;Kadaluarsa&quot;)" table:style-name="ce12">
            <text:p>Berlaku</text:p>
          </table:table-cell>
          <table:table-cell table:number-columns-repeated="16368"/>
        </table:table-row>
        <table:table-row table:style-name="ro21">
          <table:table-cell office:value-type="float" office:value="417" table:formula="of:=[.A417]+1" table:style-name="ce4">
            <text:p>417</text:p>
          </table:table-cell>
          <table:table-cell office:value-type="string" table:style-name="ce7">
            <text:p>E.C.O Trace® Fe 20%</text:p>
          </table:table-cell>
          <table:table-cell office:value-type="string" table:style-name="ce9">
            <text:p>PT. Biochem Zusatzstoffe Indonesia</text:p>
          </table:table-cell>
          <table:table-cell office:value-type="string" table:style-name="ce7">
            <text:p>Ruko The Springs, Jl. Springs Boulevard Selatan No.1, Gading Serpong, Pakulonan Barat, Kelapa Dua, Kabupaten Tangerang, Provinsi Banten, Telp. (021) 29871212/(021) 29871213</text:p>
            <text:p/>
            <text:p>Produsen asal:</text:p>
            <text:p>Biochem Zusatzstoffe Handels-und Produktionsgesellschaft mbH., Jerman</text:p>
            <text:p>(Küstermeyerstraβe 16 in 49393 Lohne, Germany)</text:p>
          </table:table-cell>
          <table:table-cell office:value-type="string" table:style-name="ce8">
            <text:p>Banten</text:p>
          </table:table-cell>
          <table:table-cell office:value-type="string" table:style-name="ce8">
            <text:p>Importir</text:p>
          </table:table-cell>
          <table:table-cell office:value-type="string" table:style-name="ce27">
            <text:p>KKP RI I 2309756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Iron 200.000 mg/kg</text:p>
          </table:table-cell>
          <table:table-cell office:value-type="string" table:style-name="ce9">
            <text:p>Suplementasi zat besi untuk ikan</text:p>
          </table:table-cell>
          <table:table-cell office:value-type="date" office:date-value="2028-09-13T00:00:00" table:style-name="ce10">
            <text:p>13-Sep-2028</text:p>
          </table:table-cell>
          <table:table-cell office:value-type="float" office:value="1406" table:formula="of:=[.N418]-TODAY()" table:style-name="ce11">
            <text:p>1406</text:p>
          </table:table-cell>
          <table:table-cell office:value-type="string" office:string-value="Berlaku" table:formula="of:=IF([.O418]&gt;0;&quot;Berlaku&quot;;&quot;Kadaluarsa&quot;)" table:style-name="ce12">
            <text:p>Berlaku</text:p>
          </table:table-cell>
          <table:table-cell table:number-columns-repeated="16368"/>
        </table:table-row>
        <table:table-row table:style-name="ro13">
          <table:table-cell office:value-type="float" office:value="418" table:formula="of:=[.A418]+1" table:style-name="ce4">
            <text:p>418</text:p>
          </table:table-cell>
          <table:table-cell office:value-type="string" table:style-name="ce7">
            <text:p>L-Valine<text:s/></text:p>
          </table:table-cell>
          <table:table-cell office:value-type="string" table:style-name="ce9">
            <text:p>PT. Cheil Jedang Bio Indonesia</text:p>
          </table:table-cell>
          <table:table-cell office:value-type="string" table:style-name="ce7">
            <text:p>Kantor/Gudang:</text:p>
            <text:p>Gedung Menara BP Jamsostek, Menara Utara Lantai 21, Jl. Jend. Gatot Subroto Kav. 38, Kel. Kuningan Barat, Kec. Mampang Prapatan, Jakarta Selatan 12710, Provinsi DKI Jakarta</text:p>
            <text:p/>
            <text:p>Produsen asal:</text:p>
            <text:p>CJ (Shenyang) Biotech Co., Ltd</text:p>
            <text:p>(#38 Yunong Road, Shenbei New District, Shenyang, Liaoning, China)</text:p>
          </table:table-cell>
          <table:table-cell office:value-type="string" table:style-name="ce8">
            <text:p>DKI Jakarta</text:p>
          </table:table-cell>
          <table:table-cell office:value-type="string" table:style-name="ce8">
            <text:p>Importir</text:p>
          </table:table-cell>
          <table:table-cell office:value-type="string" table:style-name="ce27">
            <text:p>KKP RI I 2310757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text:span text:style-name="T4">Corynebacterium glutamicum</text:span>,Corn syrup, Beet Molasses, Potassium hydroxide, Phosphoric acid, Magnesium sulfate, Ammonium sulfate, Antifoam, Yeast extract, Ferrous sulfate, Manganese sulfate (Analisa terjamin: L-Valine ≥ 98%, kadar air ≤ 1,5%)</text:p>
          </table:table-cell>
          <table:table-cell office:value-type="string" table:style-name="ce9">
            <text:p>Sebagai feed additive dan sumber L-Valine untuk ikan dan udang</text:p>
          </table:table-cell>
          <table:table-cell office:value-type="date" office:date-value="2028-10-17T00:00:00" table:style-name="ce10">
            <text:p>17-Oct-2028</text:p>
          </table:table-cell>
          <table:table-cell office:value-type="float" office:value="1440" table:formula="of:=[.N419]-TODAY()" table:style-name="ce11">
            <text:p>1440</text:p>
          </table:table-cell>
          <table:table-cell office:value-type="string" office:string-value="Berlaku" table:formula="of:=IF([.O419]&gt;0;&quot;Berlaku&quot;;&quot;Kadaluarsa&quot;)" table:style-name="ce12">
            <text:p>Berlaku</text:p>
          </table:table-cell>
          <table:table-cell table:number-columns-repeated="16368"/>
        </table:table-row>
        <table:table-row table:style-name="ro13">
          <table:table-cell office:value-type="float" office:value="419" table:formula="of:=[.A419]+1" table:style-name="ce4">
            <text:p>419</text:p>
          </table:table-cell>
          <table:table-cell office:value-type="string" table:style-name="ce7">
            <text:p>Ox- Aquaculture</text:p>
          </table:table-cell>
          <table:table-cell office:value-type="string" table:style-name="ce9">
            <text:p>PT. Farma Sevaka Nusantara</text:p>
          </table:table-cell>
          <table:table-cell office:value-type="string" table:style-name="ce7">
            <text:p>Kantor/Gudang:</text:p>
            <text:p>Plaza Niaga I, Blok A No. 38 RT 03 RW 05 Sentul City Desa Citaringgul, Kecamatan Babakan Madang, Kabupaten Bogor, Provinsi Jawa Barat-16810, Telp (021) 87961525)</text:p>
            <text:p/>
            <text:p>Produsen asal Ox- Aquaculture:</text:p>
            <text:p>OX-Compania De Tratamiento De Aguas, S.L</text:p>
            <text:p>(Parque Tecnologico Walqa, Ctra, Zaragoza, Km 566 22197 Cuarte (Huesca), <text:s/>Spain)</text:p>
          </table:table-cell>
          <table:table-cell office:value-type="string" table:style-name="ce8">
            <text:p>Jawa Barat</text:p>
          </table:table-cell>
          <table:table-cell office:value-type="string" table:style-name="ce8">
            <text:p>Produsen/Importir</text:p>
          </table:table-cell>
          <table:table-cell office:value-type="string" table:style-name="ce27">
            <text:p>KKP RI I 2310758 FTC</text:p>
          </table:table-cell>
          <table:table-cell office:value-type="string" table:style-name="ce8">
            <text:p>Impor</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Hydrogen peroksida 480 g/L, Air</text:p>
          </table:table-cell>
          <table:table-cell office:value-type="string" table:style-name="ce9">
            <text:p>Disinfektan untuk sarana dan prasarana budidaya ikan</text:p>
          </table:table-cell>
          <table:table-cell office:value-type="date" office:date-value="2028-10-17T00:00:00" table:style-name="ce10">
            <text:p>17-Oct-2028</text:p>
          </table:table-cell>
          <table:table-cell office:value-type="float" office:value="1440" table:formula="of:=[.N420]-TODAY()" table:style-name="ce11">
            <text:p>1440</text:p>
          </table:table-cell>
          <table:table-cell office:value-type="string" office:string-value="Berlaku" table:formula="of:=IF([.O420]&gt;0;&quot;Berlaku&quot;;&quot;Kadaluarsa&quot;)" table:style-name="ce12">
            <text:p>Berlaku</text:p>
          </table:table-cell>
          <table:table-cell table:number-columns-repeated="16368"/>
        </table:table-row>
        <table:table-row table:style-name="ro21">
          <table:table-cell office:value-type="float" office:value="420" table:formula="of:=[.A420]+1" table:style-name="ce4">
            <text:p>420</text:p>
          </table:table-cell>
          <table:table-cell office:value-type="string" table:style-name="ce7">
            <text:p>Yodokyx<text:s/></text:p>
          </table:table-cell>
          <table:table-cell office:value-type="string" table:style-name="ce9">
            <text:p>PT. Biotek Saranatama</text:p>
          </table:table-cell>
          <table:table-cell office:value-type="string" table:style-name="ce7">
            <text:p>Kantor/Gudang:</text:p>
            <text:p>Rukan Botanical Junction Blok I9 No.1-2, Jl. Raya Joglo, Kel. Joglo, Kec. Kembangan, Kota Jakarta Barat, Provinsi DKI Jakarta-11640, Telp. 021-58902900)</text:p>
            <text:p>Produsen asal:</text:p>
            <text:p>Baoding Sunlight Herb Medicament Co., Ltd China untuk Kyxon Pharmaceuticals S.R.L, Argentina</text:p>
            <text:p>(3881, Great Wall South Street, Qingyuan District, Baoding City, Hebei Province, China)</text:p>
          </table:table-cell>
          <table:table-cell office:value-type="string" table:style-name="ce8">
            <text:p>DKI Jakarta</text:p>
          </table:table-cell>
          <table:table-cell office:value-type="string" table:style-name="ce8">
            <text:p>Importir</text:p>
          </table:table-cell>
          <table:table-cell office:value-type="string" table:style-name="ce27">
            <text:p>KKP RI I 2310759 FTC</text:p>
          </table:table-cell>
          <table:table-cell office:value-type="string" table:style-name="ce8">
            <text:p>Impor</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9">
            <text:p>Povidone Iodine 10 g/100 mL, Trisodium Phosphate, Air</text:p>
          </table:table-cell>
          <table:table-cell office:value-type="string" table:style-name="ce9">
            <text:p>Disinfektan sarana dan prasarana budidaya perikanan</text:p>
          </table:table-cell>
          <table:table-cell office:value-type="date" office:date-value="2028-10-17T00:00:00" table:style-name="ce10">
            <text:p>17-Oct-2028</text:p>
          </table:table-cell>
          <table:table-cell office:value-type="float" office:value="1440" table:formula="of:=[.N421]-TODAY()" table:style-name="ce11">
            <text:p>1440</text:p>
          </table:table-cell>
          <table:table-cell office:value-type="string" office:string-value="Berlaku" table:formula="of:=IF([.O421]&gt;0;&quot;Berlaku&quot;;&quot;Kadaluarsa&quot;)" table:style-name="ce12">
            <text:p>Berlaku</text:p>
          </table:table-cell>
          <table:table-cell table:number-columns-repeated="16368"/>
        </table:table-row>
        <table:table-row table:style-name="ro18">
          <table:table-cell office:value-type="float" office:value="421" table:formula="of:=[.A421]+1" table:style-name="ce4">
            <text:p>421</text:p>
          </table:table-cell>
          <table:table-cell office:value-type="string" table:style-name="ce7">
            <text:p>BM-VPro<text:s/></text:p>
          </table:table-cell>
          <table:table-cell office:value-type="string" table:style-name="ce9">
            <text:p>PT. Behn Meyer Chemicals</text:p>
          </table:table-cell>
          <table:table-cell office:value-type="string" table:style-name="ce7">
            <text:p>Kantor/Gudang:</text:p>
            <text:p>(Taman Tekno Blok B No.1, Bumi Serpong Damai Sektor XI - Tangerang Selatan, Telp/Fax: 021-7565000/021-7560860, 7560870)</text:p>
            <text:p/>
            <text:p>Produsen asal:</text:p>
            <text:p>Conventry Chemicals Ltd</text:p>
            <text:p>(Woodhams Road, Siskin Drive, Coventry, CV3 4FX, England, United KIngdom)</text:p>
            <text:p/>
            <text:p/>
          </table:table-cell>
          <table:table-cell office:value-type="string" table:style-name="ce8">
            <text:p>Banten</text:p>
          </table:table-cell>
          <table:table-cell office:value-type="string" table:style-name="ce8">
            <text:p>Importir</text:p>
          </table:table-cell>
          <table:table-cell office:value-type="string" table:style-name="ce8">
            <text:p>KKP RI I 2310760 FTP</text:p>
          </table:table-cell>
          <table:table-cell office:value-type="string" table:style-name="ce8">
            <text:p>Impor</text:p>
          </table:table-cell>
          <table:table-cell office:value-type="string" table:style-name="ce4">
            <text:p>Obat Bebas Terbatas</text:p>
          </table:table-cell>
          <table:table-cell office:value-type="string" table:style-name="ce8">
            <text:p>Padat</text:p>
          </table:table-cell>
          <table:table-cell office:value-type="string" table:style-name="ce8">
            <text:p>Farmasetik</text:p>
          </table:table-cell>
          <table:table-cell office:value-type="string" table:style-name="ce9">
            <text:p>Klorin 2.500-4.000 mg/Kg, Adipic acid, Sodium bicarbonate, Sodium carbonate</text:p>
          </table:table-cell>
          <table:table-cell office:value-type="string" table:style-name="ce34">
            <text:p>Disinfektan untuk budidaya udang</text:p>
          </table:table-cell>
          <table:table-cell office:value-type="date" office:date-value="2028-10-17T00:00:00" table:style-name="ce10">
            <text:p>17-Oct-2028</text:p>
          </table:table-cell>
          <table:table-cell office:value-type="float" office:value="1440" table:formula="of:=[.N422]-TODAY()" table:style-name="ce11">
            <text:p>1440</text:p>
          </table:table-cell>
          <table:table-cell office:value-type="string" office:string-value="Berlaku" table:formula="of:=IF([.O422]&gt;0;&quot;Berlaku&quot;;&quot;Kadaluarsa&quot;)" table:style-name="ce12">
            <text:p>Berlaku</text:p>
          </table:table-cell>
          <table:table-cell table:number-columns-repeated="16368"/>
        </table:table-row>
        <table:table-row table:style-name="ro18">
          <table:table-cell office:value-type="float" office:value="422" table:formula="of:=[.A422]+1" table:style-name="ce4">
            <text:p>422</text:p>
          </table:table-cell>
          <table:table-cell office:value-type="string" table:style-name="ce26">
            <text:p>Virucare Aqua<text:s/></text:p>
          </table:table-cell>
          <table:table-cell office:value-type="string" table:style-name="ce9">
            <text:p>PT. Behn Meyer Chemicals</text:p>
          </table:table-cell>
          <table:table-cell office:value-type="string" table:style-name="ce7">
            <text:p>Kantor/Gudang:</text:p>
            <text:p>(Taman Tekno Blok B No.1, Bumi Serpong Damai Sektor XI - Tangerang Selatan, Telp/Fax: 021-7565000/021-7560860, 7560870)</text:p>
            <text:p/>
            <text:p>Produsen asal:</text:p>
            <text:p>Conventry Chemicals Ltd</text:p>
            <text:p>(Woodhams Road, Siskin Drive, Coventry, CV3 4FX, England, United KIngdom)</text:p>
            <text:p/>
            <text:p/>
          </table:table-cell>
          <table:table-cell office:value-type="string" table:style-name="ce8">
            <text:p>Banten</text:p>
          </table:table-cell>
          <table:table-cell office:value-type="string" table:style-name="ce8">
            <text:p>Importir</text:p>
          </table:table-cell>
          <table:table-cell office:value-type="string" table:style-name="ce8">
            <text:p>KKP RI I 2310761 FTS</text:p>
          </table:table-cell>
          <table:table-cell office:value-type="string" table:style-name="ce8">
            <text:p>Impor</text:p>
          </table:table-cell>
          <table:table-cell office:value-type="string" table:style-name="ce4">
            <text:p>Obat Bebas Terbatas</text:p>
          </table:table-cell>
          <table:table-cell office:value-type="string" table:style-name="ce8">
            <text:p>Serbuk</text:p>
          </table:table-cell>
          <table:table-cell office:value-type="string" table:style-name="ce8">
            <text:p>Farmasetik</text:p>
          </table:table-cell>
          <table:table-cell office:value-type="string" table:style-name="ce9">
            <text:p>Pentapotassium Bis (Peroxymonosulfate) Bis (Sulfate), Sulphamic acid, Malic acid, Sodium dodecylbenzenesulfonate, Sodium hexametaphosphate, Sodium chloride, Red dye, Lemon parfum</text:p>
          </table:table-cell>
          <table:table-cell office:value-type="string" table:style-name="ce9">
            <text:p>Disinfektan untuk budidaya udang</text:p>
          </table:table-cell>
          <table:table-cell office:value-type="date" office:date-value="2028-10-17T00:00:00" table:style-name="ce10">
            <text:p>17-Oct-2028</text:p>
          </table:table-cell>
          <table:table-cell office:value-type="float" office:value="1440" table:formula="of:=[.N423]-TODAY()" table:style-name="ce11">
            <text:p>1440</text:p>
          </table:table-cell>
          <table:table-cell office:value-type="string" office:string-value="Berlaku" table:formula="of:=IF([.O423]&gt;0;&quot;Berlaku&quot;;&quot;Kadaluarsa&quot;)" table:style-name="ce12">
            <text:p>Berlaku</text:p>
          </table:table-cell>
          <table:table-cell table:number-columns-repeated="16368"/>
        </table:table-row>
        <table:table-row table:style-name="ro18">
          <table:table-cell office:value-type="float" office:value="423" table:formula="of:=[.A423]+1" table:style-name="ce4">
            <text:p>423</text:p>
          </table:table-cell>
          <table:table-cell office:value-type="string" table:style-name="ce7">
            <text:p>Desgrin Aquatic<text:s/></text:p>
          </table:table-cell>
          <table:table-cell office:value-type="string" table:style-name="ce9">
            <text:p>PT. Agrinusa Jaya Santosa</text:p>
          </table:table-cell>
          <table:table-cell office:value-type="string" table:style-name="ce7">
            <text:p>Kantor:<text:s/></text:p>
            <text:p>Raya Panjang, Komplek Kedoya Elok Plaza Blok DA-17 RT.019/004 Kedoya Selatan, Kebon Jeruk, Jakarta Barat.</text:p>
            <text:p/>
            <text:p>Alamat Pabrik:<text:s/></text:p>
            <text:p>Komplek Industri Wahyu Sejahtera, Blok E-3, Kp. Tegal, RT 20 RW 06, Desa Kembang Kuning, Kec. Klapanunggal, Kab. Bogor, Provinsi Jawa Barat-16710</text:p>
          </table:table-cell>
          <table:table-cell office:value-type="string" table:style-name="ce8">
            <text:p>Jawa Barat</text:p>
          </table:table-cell>
          <table:table-cell office:value-type="string" table:style-name="ce8">
            <text:p>Produsen</text:p>
          </table:table-cell>
          <table:table-cell office:value-type="string" table:style-name="ce27">
            <text:p>KKP RI D 2310762 FTC</text:p>
          </table:table-cell>
          <table:table-cell office:value-type="string" table:style-name="ce8">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9">
            <text:p>Benzalkonium klorida 260 g/L, Glutaraldehyde, Aquadestilata</text:p>
          </table:table-cell>
          <table:table-cell office:value-type="string" table:style-name="ce9">
            <text:p>- Sebagai disinfektan berbagai mikroba patogen, mengurangi penyebaran penyakit,;</text:p>
            <text:p>- Sebagai disinfektan pada tambak/kolam, peralatan serta pada air budidaya ikan dan udang</text:p>
          </table:table-cell>
          <table:table-cell office:value-type="date" office:date-value="2028-10-17T00:00:00" table:style-name="ce10">
            <text:p>17-Oct-2028</text:p>
          </table:table-cell>
          <table:table-cell office:value-type="float" office:value="1440" table:formula="of:=[.N424]-TODAY()" table:style-name="ce11">
            <text:p>1440</text:p>
          </table:table-cell>
          <table:table-cell office:value-type="string" office:string-value="Berlaku" table:formula="of:=IF([.O424]&gt;0;&quot;Berlaku&quot;;&quot;Kadaluarsa&quot;)" table:style-name="ce12">
            <text:p>Berlaku</text:p>
          </table:table-cell>
          <table:table-cell table:number-columns-repeated="16368"/>
        </table:table-row>
        <table:table-row table:style-name="ro34">
          <table:table-cell office:value-type="float" office:value="424" table:formula="of:=[.A424]+1" table:style-name="ce4">
            <text:p>424</text:p>
          </table:table-cell>
          <table:table-cell office:value-type="string" table:style-name="ce19">
            <text:p>Boster Inrofloxs - 12</text:p>
          </table:table-cell>
          <table:table-cell office:value-type="string" table:style-name="ce15">
            <text:p>PT. Indosco Dwijayasakti</text:p>
          </table:table-cell>
          <table:table-cell office:value-type="string" table:style-name="ce7">
            <text:p>Kantor:</text:p>
            <text:p>YKP Kendang Sari Blok F/67A, Kota Suarabaya, Provinsi Jwa Timur, <text:s/>Kode Pos: 60292, Telp/Fax: (031) 8416462/ 8492333.</text:p>
            <text:p/>
            <text:p>Pabrik:</text:p>
            <text:p>Pergudangan Sinar Gedangan Blok G/37, Desa Gemurung, Kec. Gedangan, Kab. Sidoarjo, Provinsi Jawa Timur, Kode Pos: 61234</text:p>
          </table:table-cell>
          <table:table-cell office:value-type="string" table:style-name="ce8">
            <text:p>Jawa Timur</text:p>
          </table:table-cell>
          <table:table-cell office:value-type="string" table:style-name="ce8">
            <text:p>Produsen</text:p>
          </table:table-cell>
          <table:table-cell office:value-type="string" table:style-name="ce8">
            <text:p>KKP RI D 2311389-P1 FKS</text:p>
          </table:table-cell>
          <table:table-cell office:value-type="string" table:style-name="ce8">
            <text:p>Dalam Negeri</text:p>
          </table:table-cell>
          <table:table-cell office:value-type="string" table:style-name="ce4">
            <text:p>Obat Keras</text:p>
          </table:table-cell>
          <table:table-cell office:value-type="string" table:style-name="ce8">
            <text:p>Serbuk</text:p>
          </table:table-cell>
          <table:table-cell office:value-type="string" table:style-name="ce8">
            <text:p>Farmasetik</text:p>
          </table:table-cell>
          <table:table-cell office:value-type="string" table:style-name="ce9">
            <text:p>Enrofloxacin HCl 12%, Lactosa<text:s/></text:p>
          </table:table-cell>
          <table:table-cell office:value-type="string" table:style-name="ce9">
            <text:p>Untuk pengobatan infeksi aeromonas pada ikan lele</text:p>
          </table:table-cell>
          <table:table-cell office:value-type="date" office:date-value="2028-11-22T00:00:00" table:style-name="ce10">
            <text:p>22-Nov-2028</text:p>
          </table:table-cell>
          <table:table-cell office:value-type="float" office:value="1476" table:formula="of:=[.N425]-TODAY()" table:style-name="ce11">
            <text:p>1476</text:p>
          </table:table-cell>
          <table:table-cell office:value-type="string" office:string-value="Berlaku" table:formula="of:=IF([.O425]&gt;0;&quot;Berlaku&quot;;&quot;Kadaluarsa&quot;)" table:style-name="ce12">
            <text:p>Berlaku</text:p>
          </table:table-cell>
          <table:table-cell table:number-columns-repeated="16368"/>
        </table:table-row>
        <table:table-row table:style-name="ro34">
          <table:table-cell office:value-type="float" office:value="425" table:formula="of:=[.A425]+1" table:style-name="ce4">
            <text:p>425</text:p>
          </table:table-cell>
          <table:table-cell office:value-type="string" table:style-name="ce25">
            <text:p>Pyricopp</text:p>
          </table:table-cell>
          <table:table-cell office:value-type="string" table:style-name="ce5">
            <text:p>PT. Pyridam Veteriner</text:p>
          </table:table-cell>
          <table:table-cell office:value-type="string" table:style-name="ce7">
            <text:p>Kantor:</text:p>
            <text:p>Ruko Villa Kebon Jeruk Blok F2, Jl. Raya Kebon Jeruk, Kel. Kebon Jeruk, Kota Jakarta Barat, Provinsi DKI Jakarta, Kode Pos:11530, Telp (021) 5482526</text:p>
            <text:p/>
            <text:p>Pabrik:</text:p>
            <text:p>Jl. Kemandoran VIIII No. 16, Jakarta Barat, Provinsi DKI Jakarta, Kode Pos: 12210</text:p>
          </table:table-cell>
          <table:table-cell office:value-type="string" table:style-name="ce8">
            <text:p>DKI Jakarta</text:p>
          </table:table-cell>
          <table:table-cell office:value-type="string" table:style-name="ce8">
            <text:p>Produsen/Importir</text:p>
          </table:table-cell>
          <table:table-cell office:value-type="string" table:style-name="ce8">
            <text:p>KKP RI I 2311092-P2 FTC</text:p>
          </table:table-cell>
          <table:table-cell office:value-type="string" table:style-name="ce14">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7">
            <text:p>Copper sebagai CuSO4 8%, Methylene Blue 0,5 gr, Aqua<text:s/></text:p>
          </table:table-cell>
          <table:table-cell office:value-type="string" table:style-name="ce9">
            <text:p>- Sebagai desinfektan dan antiseptik pada budidaya ikan dan udang;</text:p>
            <text:p>- Mengurangi gangguan ganggang Cladophora, Chlorella dan ganggang lain.</text:p>
            <text:p/>
          </table:table-cell>
          <table:table-cell office:value-type="date" office:date-value="2028-11-22T00:00:00" table:style-name="ce10">
            <text:p>22-Nov-2028</text:p>
          </table:table-cell>
          <table:table-cell office:value-type="float" office:value="1476" table:formula="of:=[.N426]-TODAY()" table:style-name="ce11">
            <text:p>1476</text:p>
          </table:table-cell>
          <table:table-cell office:value-type="string" office:string-value="Berlaku" table:formula="of:=IF([.O426]&gt;0;&quot;Berlaku&quot;;&quot;Kadaluarsa&quot;)" table:style-name="ce12">
            <text:p>Berlaku</text:p>
          </table:table-cell>
          <table:table-cell table:number-columns-repeated="16368"/>
        </table:table-row>
        <table:table-row table:style-name="ro14">
          <table:table-cell office:value-type="float" office:value="426" table:formula="of:=[.A426]+1" table:style-name="ce4">
            <text:p>426</text:p>
          </table:table-cell>
          <table:table-cell office:value-type="string" table:style-name="ce7">
            <text:p>Paraqua Bacillus</text:p>
          </table:table-cell>
          <table:table-cell office:value-type="string" table:style-name="ce5">
            <text:p>CV. Pradipta Paramitha</text:p>
          </table:table-cell>
          <table:table-cell office:value-type="string" table:style-name="ce7">
            <text:p>Kantor/Pabrik:</text:p>
            <text:p>Dusun Waru Rt.03 Rw.04, Desa Pulosari, Kec. Kebakkramat, Kab. Karanganyar (Ngringo), Kab. Karanganyar, Provinsi Jawa Tengah, Kode Pos: 57762, Telp/Fax (0271) 825564/ 8200204</text:p>
          </table:table-cell>
          <table:table-cell office:value-type="string" table:style-name="ce8">
            <text:p>Jawa Tengah</text:p>
          </table:table-cell>
          <table:table-cell office:value-type="string" table:style-name="ce8">
            <text:p>Produsen</text:p>
          </table:table-cell>
          <table:table-cell office:value-type="string" table:style-name="ce8">
            <text:p>KKP RI D 2311535 PbBS<text:s/></text:p>
          </table:table-cell>
          <table:table-cell office:value-type="string" table:style-name="ce4">
            <text:p>Dalam Negeri</text:p>
          </table:table-cell>
          <table:table-cell office:value-type="string" table:style-name="ce4">
            <text:p>Obat Bebas</text:p>
          </table:table-cell>
          <table:table-cell office:value-type="string" table:style-name="ce8">
            <text:p>Serbuk</text:p>
          </table:table-cell>
          <table:table-cell office:value-type="string" table:style-name="ce8">
            <text:p>Probiotik</text:p>
          </table:table-cell>
          <table:table-cell office:value-type="string" table:style-name="ce9">
            <text:p>Bacillus sp. ≥ 1x10^7 CFU/g, CaCo3</text:p>
          </table:table-cell>
          <table:table-cell office:value-type="string" table:style-name="ce9">
            <text:p>Meningkatkan kesehatan ikan dan udang</text:p>
          </table:table-cell>
          <table:table-cell office:value-type="date" office:date-value="2028-11-21T00:00:00" table:style-name="ce10">
            <text:p>21-Nov-2028</text:p>
          </table:table-cell>
          <table:table-cell office:value-type="float" office:value="1475" table:formula="of:=[.N427]-TODAY()" table:style-name="ce11">
            <text:p>1475</text:p>
          </table:table-cell>
          <table:table-cell office:value-type="string" office:string-value="Berlaku" table:formula="of:=IF([.O427]&gt;0;&quot;Berlaku&quot;;&quot;Kadaluarsa&quot;)" table:style-name="ce12">
            <text:p>Berlaku</text:p>
          </table:table-cell>
          <table:table-cell table:number-columns-repeated="16368"/>
        </table:table-row>
        <table:table-row table:style-name="ro4">
          <table:table-cell office:value-type="float" office:value="427" table:formula="of:=[.A427]+1" table:style-name="ce4">
            <text:p>427</text:p>
          </table:table-cell>
          <table:table-cell office:value-type="string" table:style-name="ce26">
            <text:p>Perosolv<text:s/></text:p>
          </table:table-cell>
          <table:table-cell office:value-type="string" table:style-name="ce5">
            <text:p>PT. Suri Tani Pemuka</text:p>
          </table:table-cell>
          <table:table-cell office:value-type="string" table:style-name="ce7">
            <text:p>Kantor/Pabrik:</text:p>
            <text:p>Jl. Raya Sadang Subang Km.14,8, Cibatu, Purwakarta, Provinsi Jawa Barat, Telp. (0264) 8301030</text:p>
          </table:table-cell>
          <table:table-cell office:value-type="string" table:style-name="ce8">
            <text:p>Jawa Barat</text:p>
          </table:table-cell>
          <table:table-cell office:value-type="string" table:style-name="ce8">
            <text:p>Produsen</text:p>
          </table:table-cell>
          <table:table-cell office:value-type="string" table:style-name="ce8">
            <text:p>KKP RI D 2311763 FTC</text:p>
          </table:table-cell>
          <table:table-cell office:value-type="string" table:style-name="ce4">
            <text:p>Dalam Negeri</text:p>
          </table:table-cell>
          <table:table-cell office:value-type="string" table:style-name="ce4">
            <text:p>Obat Bebas Terbatas</text:p>
          </table:table-cell>
          <table:table-cell office:value-type="string" table:style-name="ce8">
            <text:p>Cair</text:p>
          </table:table-cell>
          <table:table-cell office:value-type="string" table:style-name="ce8">
            <text:p>Farmasetik</text:p>
          </table:table-cell>
          <table:table-cell office:value-type="string" table:style-name="ce9">
            <text:p>Hydrogen peroksida 50%, Larutan nanopartikel perak 4,5 mL/L, Gom arabic, Asam fosfat, Sodium nitrat, Air</text:p>
          </table:table-cell>
          <table:table-cell office:value-type="string" table:style-name="ce7">
            <text:p>Disinfektan dan antiseptik pada budidaya ikan dan udang</text:p>
          </table:table-cell>
          <table:table-cell office:value-type="date" office:date-value="2028-11-22T00:00:00" table:style-name="ce10">
            <text:p>22-Nov-2028</text:p>
          </table:table-cell>
          <table:table-cell office:value-type="float" office:value="1476" table:formula="of:=[.N428]-TODAY()" table:style-name="ce11">
            <text:p>1476</text:p>
          </table:table-cell>
          <table:table-cell office:value-type="string" office:string-value="Berlaku" table:formula="of:=IF([.O428]&gt;0;&quot;Berlaku&quot;;&quot;Kadaluarsa&quot;)" table:style-name="ce12">
            <text:p>Berlaku</text:p>
          </table:table-cell>
          <table:table-cell table:number-columns-repeated="16368"/>
        </table:table-row>
        <table:table-row table:style-name="ro13">
          <table:table-cell office:value-type="float" office:value="428" table:formula="of:=[.A428]+1" table:style-name="ce4">
            <text:p>428</text:p>
          </table:table-cell>
          <table:table-cell office:value-type="string" table:style-name="ce7">
            <text:p>Compound Premix B208 For Fish</text:p>
          </table:table-cell>
          <table:table-cell office:value-type="string" table:style-name="ce5">
            <text:p>PT. Haida Surabaya Trading</text:p>
          </table:table-cell>
          <table:table-cell office:value-type="string" table:style-name="ce9">
            <text:p>(Jl. Kraton Industri I No.2 Pier, Desa Curahdukuh, Kec. Kraton, Kab. Pasuruan, Jawa Timur, Telp/Fax: (0343) 6745868), Hp: 08113781878</text:p>
            <text:p/>
            <text:p>Produsen asal:</text:p>
            <text:p>Guangdong Hinter Biotechnology Group Co., Ltd</text:p>
            <text:p>(No. 56, The 2nd Xingui Road, Guangzhou High-Tech Industrial, Development Zone, Guangzhou 510530, Guangzhou Province, P.R.China)</text:p>
          </table:table-cell>
          <table:table-cell office:value-type="string" table:style-name="ce4">
            <text:p>Jawa Timur</text:p>
          </table:table-cell>
          <table:table-cell office:value-type="string" table:style-name="ce4">
            <text:p>Importir</text:p>
          </table:table-cell>
          <table:table-cell office:value-type="string" table:style-name="ce27">
            <text:p>KKP RI I 2312427-P1 PBS<text:s/></text:p>
          </table:table-cell>
          <table:table-cell office:value-type="string" table:style-name="ce13">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6">
            <text:p>Vitamin A, D3, E, B1, B2, B6, B12, K3, C, D-Calcium pantothenate, Nicotinamide, Folic acid, D-Biotin, Inositol, Ferrous sulfate, Zinc sulfate, Manganese sulfate, Copper sulfate, Cobalt sulfate, Calcium iodate, Sodium selenite, Calcium carbonate</text:p>
          </table:table-cell>
          <table:table-cell office:value-type="string" table:style-name="ce9">
            <text:p>Suplementasi vitamin dan mineral untuk pertumbuhan ikan</text:p>
          </table:table-cell>
          <table:table-cell office:value-type="date" office:date-value="2028-12-19T00:00:00" table:style-name="ce10">
            <text:p>19-Dec-2028</text:p>
          </table:table-cell>
          <table:table-cell office:value-type="float" office:value="1503" table:formula="of:=[.N429]-TODAY()" table:style-name="ce11">
            <text:p>1503</text:p>
          </table:table-cell>
          <table:table-cell office:value-type="string" office:string-value="Berlaku" table:formula="of:=IF([.O429]&gt;0;&quot;Berlaku&quot;;&quot;Kadaluarsa&quot;)" table:style-name="ce12">
            <text:p>Berlaku</text:p>
          </table:table-cell>
          <table:table-cell table:number-columns-repeated="16368"/>
        </table:table-row>
        <table:table-row table:style-name="ro13">
          <table:table-cell office:value-type="float" office:value="429" table:formula="of:=[.A429]+1" table:style-name="ce4">
            <text:p>429</text:p>
          </table:table-cell>
          <table:table-cell office:value-type="string" table:style-name="ce7">
            <text:p>Compound Premix 2033 For Fish</text:p>
          </table:table-cell>
          <table:table-cell office:value-type="string" table:style-name="ce5">
            <text:p>PT. Haida Surabaya Trading</text:p>
          </table:table-cell>
          <table:table-cell office:value-type="string" table:style-name="ce9">
            <text:p>(Jl. Kraton Industri I No.2 Pier, Desa Curahdukuh, Kec. Kraton, Kab. Pasuruan, Jawa Timur, Telp/Fax: (0343) 6745868), Hp: 08113781878</text:p>
            <text:p/>
            <text:p>Produsen asal:</text:p>
            <text:p>Guangdong Hinter Biotechnology Group Co., Ltd</text:p>
            <text:p>(No. 56, The 2nd Xingui Road, Guangzhou High-Tech Industrial, Development Zone, Guangzhou 510530, Guangzhou Province, P.R.China)</text:p>
          </table:table-cell>
          <table:table-cell office:value-type="string" table:style-name="ce4">
            <text:p>Jawa Timur</text:p>
          </table:table-cell>
          <table:table-cell office:value-type="string" table:style-name="ce4">
            <text:p>Importir</text:p>
          </table:table-cell>
          <table:table-cell office:value-type="string" table:style-name="ce27">
            <text:p>KKP RI I 2312448-P1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Vitamin A, D3, E, B1, B2, B6, B12, K3, C, D-Calcium pantothenate, Nicotinamide, Folic acid, D-Biotin, Inositol, Ferrous Sulfate, Zinc sulfate, Manganese sulfate, Copper sulfate, Cobalt sulfate, Calcium iodate, Sodium selenite, Calcium carbonate</text:p>
          </table:table-cell>
          <table:table-cell office:value-type="string" table:style-name="ce9">
            <text:p>Suplementasi vitamin dan mineral untuk pertumbuhan ikan</text:p>
          </table:table-cell>
          <table:table-cell office:value-type="date" office:date-value="2028-12-19T00:00:00" table:style-name="ce10">
            <text:p>19-Dec-2028</text:p>
          </table:table-cell>
          <table:table-cell office:value-type="float" office:value="1503" table:formula="of:=[.N430]-TODAY()" table:style-name="ce11">
            <text:p>1503</text:p>
          </table:table-cell>
          <table:table-cell office:value-type="string" office:string-value="Berlaku" table:formula="of:=IF([.O430]&gt;0;&quot;Berlaku&quot;;&quot;Kadaluarsa&quot;)" table:style-name="ce12">
            <text:p>Berlaku</text:p>
          </table:table-cell>
          <table:table-cell table:number-columns-repeated="16368"/>
        </table:table-row>
        <table:table-row table:style-name="ro13">
          <table:table-cell office:value-type="float" office:value="430" table:formula="of:=[.A430]+1" table:style-name="ce4">
            <text:p>430</text:p>
          </table:table-cell>
          <table:table-cell office:value-type="string" table:style-name="ce7">
            <text:p>Compound Premix C601 For Fish</text:p>
          </table:table-cell>
          <table:table-cell office:value-type="string" table:style-name="ce6">
            <text:p>PT. Haida Surabaya Trading</text:p>
          </table:table-cell>
          <table:table-cell office:value-type="string" table:style-name="ce9">
            <text:p>(Jl. Kraton Industri I No.2 Pier, Desa Curahdukuh, Kec. Kraton, Kab. Pasuruan, Jawa Timur, Telp/Fax: (0343) 6745868), Hp: 08113781878</text:p>
            <text:p/>
            <text:p>Produsen asal:</text:p>
            <text:p>Guangdong Hinter Biotechnology Group Co., Ltd</text:p>
            <text:p>(No. 56, The 2nd Xingui Road, Guangzhou High-Tech Industrial, Development Zone, Guangzhou 510530, Guangzhou Province, P.R.China)</text:p>
          </table:table-cell>
          <table:table-cell office:value-type="string" table:style-name="ce4">
            <text:p>Jawa Timur</text:p>
          </table:table-cell>
          <table:table-cell office:value-type="string" table:style-name="ce4">
            <text:p>Importir</text:p>
          </table:table-cell>
          <table:table-cell office:value-type="string" table:style-name="ce27">
            <text:p>KKP RI I 2312449-P1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Vitamin A, D3, E, B1, B2, B6, B12, K3, C, D-Calcium pantothenate, Nicotinamide, Folic acid, D-Biotin, Inositol, Ferrous sulfate, Zinc sulfate, Manganese sulfate, Copper sulfate, Cobalt sulfate, Calcium iodate, Sodium selenite, Calcium carbonate</text:p>
          </table:table-cell>
          <table:table-cell office:value-type="string" table:style-name="ce9">
            <text:p>Suplementasi vitamin dan mineral untuk pertumbuhan ikan</text:p>
          </table:table-cell>
          <table:table-cell office:value-type="date" office:date-value="2028-12-19T00:00:00" table:style-name="ce10">
            <text:p>19-Dec-2028</text:p>
          </table:table-cell>
          <table:table-cell office:value-type="float" office:value="1503" table:formula="of:=[.N431]-TODAY()" table:style-name="ce11">
            <text:p>1503</text:p>
          </table:table-cell>
          <table:table-cell office:value-type="string" office:string-value="Berlaku" table:formula="of:=IF([.O431]&gt;0;&quot;Berlaku&quot;;&quot;Kadaluarsa&quot;)" table:style-name="ce12">
            <text:p>Berlaku</text:p>
          </table:table-cell>
          <table:table-cell table:number-columns-repeated="16368"/>
        </table:table-row>
        <table:table-row table:style-name="ro13">
          <table:table-cell office:value-type="float" office:value="431" table:formula="of:=[.A431]+1" table:style-name="ce4">
            <text:p>431</text:p>
          </table:table-cell>
          <table:table-cell office:value-type="string" table:style-name="ce7">
            <text:p>Compound Premix A701 For Fish</text:p>
          </table:table-cell>
          <table:table-cell office:value-type="string" table:style-name="ce6">
            <text:p>PT. Haida Surabaya Trading</text:p>
          </table:table-cell>
          <table:table-cell office:value-type="string" table:style-name="ce9">
            <text:p>(Jl. Kraton Industri I No.2 Pier, Desa Curahdukuh, Kec. Kraton, Kab. Pasuruan, Jawa Timur, Telp/Fax: (0343) 6745868), Hp: 08113781878</text:p>
            <text:p/>
            <text:p>Produsen asal:</text:p>
            <text:p>Guangdong Hinter Biotechnology Group Co., Ltd</text:p>
            <text:p>(No. 56, The 2nd Xingui Road, Guangzhou High-Tech Industrial, Development Zone, Guangzhou 510530, Guangzhou Province, P.R.China)</text:p>
          </table:table-cell>
          <table:table-cell office:value-type="string" table:style-name="ce4">
            <text:p>Jawa Timur</text:p>
          </table:table-cell>
          <table:table-cell office:value-type="string" table:style-name="ce4">
            <text:p>Importir</text:p>
          </table:table-cell>
          <table:table-cell office:value-type="string" table:style-name="ce27">
            <text:p>KKP RI I 2312450-P1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9">
            <text:p>Vitamin A, D3, E, B1, B2, B6, B12, K3, C, D-Calcium pantothenate, Nicotinamide, Folic acid, D-Biotin, Inositol, Ferrous sulfate, Zinc sulfate, Manganese sulfate, Copper sulfate, Cobalt sulfate, Calcium iodate, Sodium selenite, Calcium carbonate</text:p>
          </table:table-cell>
          <table:table-cell office:value-type="string" table:style-name="ce9">
            <text:p>Suplementasi vitamin dan mineral untuk pertumbuhan ikan</text:p>
          </table:table-cell>
          <table:table-cell office:value-type="date" office:date-value="2028-12-19T00:00:00" table:style-name="ce10">
            <text:p>19-Dec-2028</text:p>
          </table:table-cell>
          <table:table-cell office:value-type="float" office:value="1503" table:formula="of:=[.N432]-TODAY()" table:style-name="ce11">
            <text:p>1503</text:p>
          </table:table-cell>
          <table:table-cell office:value-type="string" office:string-value="Berlaku" table:formula="of:=IF([.O432]&gt;0;&quot;Berlaku&quot;;&quot;Kadaluarsa&quot;)" table:style-name="ce12">
            <text:p>Berlaku</text:p>
          </table:table-cell>
          <table:table-cell table:number-columns-repeated="16368"/>
        </table:table-row>
        <table:table-row table:style-name="ro13">
          <table:table-cell office:value-type="float" office:value="432" table:formula="of:=[.A432]+1" table:style-name="ce4">
            <text:p>432</text:p>
          </table:table-cell>
          <table:table-cell office:value-type="string" table:style-name="ce7">
            <text:p>Compound Premix 932 For Shrimp</text:p>
          </table:table-cell>
          <table:table-cell office:value-type="string" table:style-name="ce6">
            <text:p>PT. Haida Surabaya Trading</text:p>
          </table:table-cell>
          <table:table-cell office:value-type="string" table:style-name="ce9">
            <text:p>(Jl. Kraton Industri I No.2 Pier, Desa Curahdukuh, Kec. Kraton, Kab. Pasuruan, Jawa Timur, Telp/Fax: (0343) 6745868), Hp: 08113781878</text:p>
            <text:p/>
            <text:p>Produsen asal:</text:p>
            <text:p>Guangdong Hinter Biotechnology Group Co., Ltd</text:p>
            <text:p>(No. 56, The 2nd Xingui Road, Guangzhou High-Tech Industrial, Development Zone, Guangzhou 510530, Guangzhou Province, P.R.China)</text:p>
          </table:table-cell>
          <table:table-cell office:value-type="string" table:style-name="ce4">
            <text:p>Jawa Timur</text:p>
          </table:table-cell>
          <table:table-cell office:value-type="string" table:style-name="ce4">
            <text:p>Importir</text:p>
          </table:table-cell>
          <table:table-cell office:value-type="string" table:style-name="ce27">
            <text:p>KKP RI I 2312426-P1 PBS<text: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6">
            <text:p>Vitamin A, D3, E, B1, B2, B6, B12, K3, C, D-Calcium pantothenate, Nicotinamide, Folic acid, D-Biotin, Inositol, Ferrous sulfate, Zinc sulfate, Manganese sulfate, Copper sulfate, Cobalt sulfate, Calcium iodate, Sodium selenite, Calcium carbonate</text:p>
          </table:table-cell>
          <table:table-cell office:value-type="string" table:style-name="ce9">
            <text:p>Suplementasi vitamin dan mineral untuk pertumbuhan udang</text:p>
          </table:table-cell>
          <table:table-cell office:value-type="date" office:date-value="2028-12-19T00:00:00" table:style-name="ce10">
            <text:p>19-Dec-2028</text:p>
          </table:table-cell>
          <table:table-cell office:value-type="float" office:value="1503" table:formula="of:=[.N433]-TODAY()" table:style-name="ce11">
            <text:p>1503</text:p>
          </table:table-cell>
          <table:table-cell office:value-type="string" office:string-value="Berlaku" table:formula="of:=IF([.O433]&gt;0;&quot;Berlaku&quot;;&quot;Kadaluarsa&quot;)" table:style-name="ce12">
            <text:p>Berlaku</text:p>
          </table:table-cell>
          <table:table-cell table:number-columns-repeated="16368"/>
        </table:table-row>
        <table:table-row table:style-name="ro15">
          <table:table-cell office:value-type="float" office:value="433" table:formula="of:=[.A433]+1" table:style-name="ce4">
            <text:p>433</text:p>
          </table:table-cell>
          <table:table-cell office:value-type="string" table:style-name="ce7">
            <text:p>Ke Yi Bao (Trace Mineral Premix for Aquafeed)</text:p>
          </table:table-cell>
          <table:table-cell office:value-type="string" table:style-name="ce9">
            <text:p>PT. Grobest Indomakmur</text:p>
          </table:table-cell>
          <table:table-cell office:value-type="string" table:style-name="ce7">
            <text:p>(Kantor: The Suites Tower Lt.11 Suite 05, Jl. Boulevard Pantai Indah Kapuk No.1 Kav. OFS, Kel. Kamal Muara, Kec. Penjaringan, Kota Jakarta Utara, Provinsi DKI Jakarta), Telp/fax: (021) 5882250/ (021) 5882249, Gudang: Jl. Industri VI Blok I, No. 6A, Desa/Kel. Pasir Jaya, Kec. Jatiuwung, Kota Tangerang, Provinsi Banten, Kode Pos 15135)</text:p>
            <text:p/>
            <text:p>Produsen asal:</text:p>
            <text:p>Fuzhou Omnipro Industrial Co., Ltd</text:p>
            <text:p>(No. 128, Chang Yang Road, Mawei District, Fuzhou, Fujian, China)</text:p>
          </table:table-cell>
          <table:table-cell office:value-type="string" table:style-name="ce4">
            <text:p>DKI Jakarta</text:p>
          </table:table-cell>
          <table:table-cell office:value-type="string" table:style-name="ce4">
            <text:p>Importir</text:p>
          </table:table-cell>
          <table:table-cell office:value-type="string" table:style-name="ce27">
            <text:p>KKP RI I 2312764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Ferrous 2,18 g/kg, Zinc 2,37 g/kg, Manganese 1,95 g/kg, Copper 0,53 g/kg, Calcium lactate, Calcium carbonate</text:p>
          </table:table-cell>
          <table:table-cell office:value-type="string" table:style-name="ce9">
            <text:p>Suplementasi mineral pada pembuatan pakan ikan dan udang</text:p>
          </table:table-cell>
          <table:table-cell office:value-type="date" office:date-value="2028-12-19T00:00:00" table:style-name="ce10">
            <text:p>19-Dec-2028</text:p>
          </table:table-cell>
          <table:table-cell office:value-type="float" office:value="1503" table:formula="of:=[.N434]-TODAY()" table:style-name="ce11">
            <text:p>1503</text:p>
          </table:table-cell>
          <table:table-cell office:value-type="string" office:string-value="Berlaku" table:formula="of:=IF([.O434]&gt;0;&quot;Berlaku&quot;;&quot;Kadaluarsa&quot;)" table:style-name="ce12">
            <text:p>Berlaku</text:p>
          </table:table-cell>
          <table:table-cell table:number-columns-repeated="16368"/>
        </table:table-row>
        <table:table-row table:style-name="ro15">
          <table:table-cell office:value-type="float" office:value="434" table:formula="of:=[.A434]+1" table:style-name="ce4">
            <text:p>434</text:p>
          </table:table-cell>
          <table:table-cell office:value-type="string" table:style-name="ce7">
            <text:p>Forteminex</text:p>
          </table:table-cell>
          <table:table-cell office:value-type="string" table:style-name="ce9">
            <text:p>PT. Grobest Indomakmur</text:p>
          </table:table-cell>
          <table:table-cell office:value-type="string" table:style-name="ce7">
            <text:p>(Kantor: The Suites Tower Lt.11 Suite 05, Jl. Boulevard Pantai Indah Kapuk No.1 Kav. OFS, Kel. Kamal Muara, Kec. Penjaringan, Kota Jakarta Utara, Provinsi DKI Jakarta), Telp/fax: (021) 5882250/ (021) 5882249, Gudang: Jl. Industri VI Blok I, No. 6A, Desa/Kel. Pasir Jaya, Kec. Jatiuwung, Kota Tangerang, Provinsi Banten, Kode Pos 15135)</text:p>
            <text:p/>
            <text:p>Produsen asal:</text:p>
            <text:p>Premixstar Biotechnology Co., Ltd</text:p>
            <text:p>(No. 106, Ln. 800, Zhongshan S.Rd., Yangmei Dist., Taoyuan City 32669. Taiwan (R.O.C)</text:p>
          </table:table-cell>
          <table:table-cell office:value-type="string" table:style-name="ce4">
            <text:p>DKI Jakarta</text:p>
          </table:table-cell>
          <table:table-cell office:value-type="string" table:style-name="ce4">
            <text:p>Importir</text:p>
          </table:table-cell>
          <table:table-cell office:value-type="string" table:style-name="ce27">
            <text:p>KKP RI I 2312765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Phosphorus 92 g/kg, Potassium 86 g/kg, Magnesium 32,9 g/kg, Zinc 8,1 g/kg, Ferrous 3,6 g/kg, Copper 2,5 g/kg, Calcium carbonate</text:p>
          </table:table-cell>
          <table:table-cell office:value-type="string" table:style-name="ce9">
            <text:p>Suplementasi mineral untuk pembuatan pakan udang</text:p>
          </table:table-cell>
          <table:table-cell office:value-type="date" office:date-value="2028-12-19T00:00:00" table:style-name="ce10">
            <text:p>19-Dec-2028</text:p>
          </table:table-cell>
          <table:table-cell office:value-type="float" office:value="1503" table:formula="of:=[.N435]-TODAY()" table:style-name="ce11">
            <text:p>1503</text:p>
          </table:table-cell>
          <table:table-cell office:value-type="string" office:string-value="Berlaku" table:formula="of:=IF([.O435]&gt;0;&quot;Berlaku&quot;;&quot;Kadaluarsa&quot;)" table:style-name="ce12">
            <text:p>Berlaku</text:p>
          </table:table-cell>
          <table:table-cell table:number-columns-repeated="16368"/>
        </table:table-row>
        <table:table-row table:style-name="ro15">
          <table:table-cell office:value-type="float" office:value="435" table:formula="of:=[.A435]+1" table:style-name="ce4">
            <text:p>435</text:p>
          </table:table-cell>
          <table:table-cell office:value-type="string" table:style-name="ce7">
            <text:p>Natuimmunex</text:p>
          </table:table-cell>
          <table:table-cell office:value-type="string" table:style-name="ce9">
            <text:p>PT. Grobest Indomakmur</text:p>
          </table:table-cell>
          <table:table-cell office:value-type="string" table:style-name="ce7">
            <text:p>(Kantor: The Suites Tower Lt.11 Suite 05, Jl. Boulevard Pantai Indah Kapuk No.1 Kav. OFS, Kel. Kamal Muara, Kec. Penjaringan, Kota Jakarta Utara, Provinsi DKI Jakarta), Telp/fax: (021) 5882250/ (021) 5882249, Gudang: Jl. Industri VI Blok I, No. 6A, Desa/Kel. Pasir Jaya, Kec. Jatiuwung, Kota Tangerang, Provinsi Banten, Kode Pos 15135)</text:p>
            <text:p/>
            <text:p>Produsen asal:</text:p>
            <text:p>Multi-Advance Biotechnology Co., Ltd</text:p>
            <text:p>(No. 150, Sec. 1, Chung-Sang Rd., Hu-Nei Dist., Kaohsiung City, R.O.C</text:p>
          </table:table-cell>
          <table:table-cell office:value-type="string" table:style-name="ce4">
            <text:p>DKI Jakarta</text:p>
          </table:table-cell>
          <table:table-cell office:value-type="string" table:style-name="ce4">
            <text:p>Importir</text:p>
          </table:table-cell>
          <table:table-cell office:value-type="string" table:style-name="ce27">
            <text:p>KKP RI I 2312766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Soybean meal, Seaweed meal</text:p>
            <text:p>(Analisa terjamin: Crude protein min. 200 g/kg, Ash max. 250 g/kg, Moisture max. 120 g/kg)</text:p>
          </table:table-cell>
          <table:table-cell office:value-type="string" table:style-name="ce9">
            <text:p>Suplemen untuk pembuatan pakan ikan dan udang</text:p>
          </table:table-cell>
          <table:table-cell office:value-type="date" office:date-value="2028-12-19T00:00:00" table:style-name="ce10">
            <text:p>19-Dec-2028</text:p>
          </table:table-cell>
          <table:table-cell office:value-type="float" office:value="1503" table:formula="of:=[.N436]-TODAY()" table:style-name="ce11">
            <text:p>1503</text:p>
          </table:table-cell>
          <table:table-cell office:value-type="string" office:string-value="Berlaku" table:formula="of:=IF([.O436]&gt;0;&quot;Berlaku&quot;;&quot;Kadaluarsa&quot;)" table:style-name="ce12">
            <text:p>Berlaku</text:p>
          </table:table-cell>
          <table:table-cell table:number-columns-repeated="16368"/>
        </table:table-row>
        <table:table-row table:style-name="ro7">
          <table:table-cell office:value-type="float" office:value="436" table:formula="of:=[.A436]+1" table:style-name="ce4">
            <text:p>436</text:p>
          </table:table-cell>
          <table:table-cell office:value-type="string" table:style-name="ce7">
            <text:p>SeOxG<text:s/></text:p>
          </table:table-cell>
          <table:table-cell office:value-type="string" table:style-name="ce9">
            <text:p>PT. Aquacell Indo Pasifik</text:p>
          </table:table-cell>
          <table:table-cell office:value-type="string" table:style-name="ce7">
            <text:p>(Kantor/Pabrik: Jl. Pedurenan V Kav. 27, Rt.001 Rw. 002, Kel. Pedurenan, Kec. Gunung Sindur, Kab. Bogor, Provinsi Jawa Barat, Kode Pos 16340, HP: 087873038430)</text:p>
          </table:table-cell>
          <table:table-cell office:value-type="string" table:style-name="ce4">
            <text:p>Jawa Barat</text:p>
          </table:table-cell>
          <table:table-cell office:value-type="string" table:style-name="ce4">
            <text:p>Produsen</text:p>
          </table:table-cell>
          <table:table-cell office:value-type="string" table:style-name="ce27">
            <text:p>KKP RI D 2312767 PBS</text:p>
          </table:table-cell>
          <table:table-cell office:value-type="string" table:style-name="ce16">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Selenium 4.500 mg/kg, Terigu</text:p>
          </table:table-cell>
          <table:table-cell office:value-type="string" table:style-name="ce9">
            <text:p>Suplementasi selenium untuk meningkatkan pertumbuhan dan kesehatan ikan</text:p>
          </table:table-cell>
          <table:table-cell office:value-type="date" office:date-value="2028-12-19T00:00:00" table:style-name="ce10">
            <text:p>19-Dec-2028</text:p>
          </table:table-cell>
          <table:table-cell office:value-type="float" office:value="1503" table:formula="of:=[.N437]-TODAY()" table:style-name="ce11">
            <text:p>1503</text:p>
          </table:table-cell>
          <table:table-cell office:value-type="string" office:string-value="Berlaku" table:formula="of:=IF([.O437]&gt;0;&quot;Berlaku&quot;;&quot;Kadaluarsa&quot;)" table:style-name="ce12">
            <text:p>Berlaku</text:p>
          </table:table-cell>
          <table:table-cell table:number-columns-repeated="16368"/>
        </table:table-row>
        <table:table-row table:style-name="ro7">
          <table:table-cell office:value-type="float" office:value="437" table:formula="of:=[.A437]+1" table:style-name="ce4">
            <text:p>437</text:p>
          </table:table-cell>
          <table:table-cell office:value-type="string" table:style-name="ce7">
            <text:p>ChromlGFin</text:p>
          </table:table-cell>
          <table:table-cell office:value-type="string" table:style-name="ce9">
            <text:p>PT. Aquacell Indo Pasifik</text:p>
          </table:table-cell>
          <table:table-cell office:value-type="string" table:style-name="ce7">
            <text:p>Kantor/Pabrik: Jl. Pedurenan V Kav. 27, Rt.001 Rw. 002, Kel. Pedurenan, Kec. Gunung Sindur, Kab. Bogor, Provinsi Jawa Barat, Kode Pos 16340, HP: 087873038430)</text:p>
          </table:table-cell>
          <table:table-cell office:value-type="string" table:style-name="ce4">
            <text:p>Jawa Barat</text:p>
          </table:table-cell>
          <table:table-cell office:value-type="string" table:style-name="ce4">
            <text:p>Produsen</text:p>
          </table:table-cell>
          <table:table-cell office:value-type="string" table:style-name="ce27">
            <text:p>KKP RI D 2312768 PBS</text:p>
          </table:table-cell>
          <table:table-cell office:value-type="string" table:style-name="ce16">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Chromium 10.000 mg/kg, Terigu<text:s/></text:p>
          </table:table-cell>
          <table:table-cell office:value-type="string" table:style-name="ce9">
            <text:p>Suplementasi kromium untuk meningkatkan pertumbuhan ikan</text:p>
          </table:table-cell>
          <table:table-cell office:value-type="date" office:date-value="2028-12-19T00:00:00" table:style-name="ce10">
            <text:p>19-Dec-2028</text:p>
          </table:table-cell>
          <table:table-cell office:value-type="float" office:value="1503" table:formula="of:=[.N438]-TODAY()" table:style-name="ce11">
            <text:p>1503</text:p>
          </table:table-cell>
          <table:table-cell office:value-type="string" office:string-value="Berlaku" table:formula="of:=IF([.O438]&gt;0;&quot;Berlaku&quot;;&quot;Kadaluarsa&quot;)" table:style-name="ce12">
            <text:p>Berlaku</text:p>
          </table:table-cell>
          <table:table-cell table:number-columns-repeated="16368"/>
        </table:table-row>
        <table:table-row table:style-name="ro7">
          <table:table-cell office:value-type="float" office:value="438" table:formula="of:=[.A438]+1" table:style-name="ce4">
            <text:p>438</text:p>
          </table:table-cell>
          <table:table-cell office:value-type="string" table:style-name="ce7">
            <text:p>Amaze-Zinc</text:p>
          </table:table-cell>
          <table:table-cell office:value-type="string" table:style-name="ce9">
            <text:p>PT. Aquacell Indo Pasifik</text:p>
          </table:table-cell>
          <table:table-cell office:value-type="string" table:style-name="ce7">
            <text:p>(Kantor/Pabrik: Jl. Pedurenan V Kav. 27, Rt.001 Rw. 002, Kel. Pedurenan, Kec. Gunung Sindur, Kab. Bogor, Provinsi Jawa Barat, Kode Pos 16340, HP: 087873038430)</text:p>
          </table:table-cell>
          <table:table-cell office:value-type="string" table:style-name="ce4">
            <text:p>Jawa Barat</text:p>
          </table:table-cell>
          <table:table-cell office:value-type="string" table:style-name="ce4">
            <text:p>Produsen</text:p>
          </table:table-cell>
          <table:table-cell office:value-type="string" table:style-name="ce27">
            <text:p>KKP RI D 2312769 PBS</text:p>
          </table:table-cell>
          <table:table-cell office:value-type="string" table:style-name="ce16">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Zinc 90.000 mg/kg, Terigu<text:s/></text:p>
          </table:table-cell>
          <table:table-cell office:value-type="string" table:style-name="ce9">
            <text:p>Suplementasi zinc untuk meningkatkan pertumbuhan dan kesehatan ikan</text:p>
          </table:table-cell>
          <table:table-cell office:value-type="date" office:date-value="2028-12-19T00:00:00" table:style-name="ce10">
            <text:p>19-Dec-2028</text:p>
          </table:table-cell>
          <table:table-cell office:value-type="float" office:value="1503" table:formula="of:=[.N439]-TODAY()" table:style-name="ce11">
            <text:p>1503</text:p>
          </table:table-cell>
          <table:table-cell office:value-type="string" office:string-value="Berlaku" table:formula="of:=IF([.O439]&gt;0;&quot;Berlaku&quot;;&quot;Kadaluarsa&quot;)" table:style-name="ce12">
            <text:p>Berlaku</text:p>
          </table:table-cell>
          <table:table-cell table:number-columns-repeated="16368"/>
        </table:table-row>
        <table:table-row table:style-name="ro12">
          <table:table-cell office:value-type="float" office:value="439" table:formula="of:=[.A439]+1" table:style-name="ce4">
            <text:p>439</text:p>
          </table:table-cell>
          <table:table-cell office:value-type="string" table:style-name="ce7">
            <text:p>E.C.O.Trace Mn 20%<text:s/></text:p>
          </table:table-cell>
          <table:table-cell office:value-type="string" table:style-name="ce9">
            <text:p>PT. Biochem Zusatzstoffe Indonesia</text:p>
          </table:table-cell>
          <table:table-cell office:value-type="string" table:style-name="ce7">
            <text:p>Kantor:</text:p>
            <text:p>(Ruko The Springs, Jl. Springs Boulevard Selatan No.1, Gading Serpong, Desa/Kel. Cihuni, Kec. Pagedangan, Kab. Tangerang, Provinsi Banten, Kode Pos 15810, Telp. (021) 29871212/(021) 29871213)</text:p>
            <text:p/>
            <text:p>Produsen asal:</text:p>
            <text:p>Biochem Zusatzstoffe Handels-und Produktionsgesellschaft mbH., Jerman</text:p>
            <text:p>(Küstermeyerstraβe 16 in 49393 Lohne, Germany)</text:p>
          </table:table-cell>
          <table:table-cell office:value-type="string" table:style-name="ce4">
            <text:p>Banten</text:p>
          </table:table-cell>
          <table:table-cell office:value-type="string" table:style-name="ce4">
            <text:p>Importir</text:p>
          </table:table-cell>
          <table:table-cell office:value-type="string" table:style-name="ce27">
            <text:p>KKP RI I 2312770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Manganese 200.000 mg/kg, Glycine<text:s/></text:p>
          </table:table-cell>
          <table:table-cell office:value-type="string" table:style-name="ce9">
            <text:p>Suplementasi mineral mangan untuk ikan</text:p>
          </table:table-cell>
          <table:table-cell office:value-type="date" office:date-value="2028-12-19T00:00:00" table:style-name="ce10">
            <text:p>19-Dec-2028</text:p>
          </table:table-cell>
          <table:table-cell office:value-type="float" office:value="1503" table:formula="of:=[.N440]-TODAY()" table:style-name="ce11">
            <text:p>1503</text:p>
          </table:table-cell>
          <table:table-cell office:value-type="string" office:string-value="Berlaku" table:formula="of:=IF([.O440]&gt;0;&quot;Berlaku&quot;;&quot;Kadaluarsa&quot;)" table:style-name="ce12">
            <text:p>Berlaku</text:p>
          </table:table-cell>
          <table:table-cell table:number-columns-repeated="16368"/>
        </table:table-row>
        <table:table-row table:style-name="ro5">
          <table:table-cell office:value-type="float" office:value="440" table:formula="of:=[.A440]+1" table:style-name="ce4">
            <text:p>440</text:p>
          </table:table-cell>
          <table:table-cell office:value-type="string" table:style-name="ce7">
            <text:p>EH-FISH C<text:s/></text:p>
          </table:table-cell>
          <table:table-cell office:value-type="string" table:style-name="ce9">
            <text:p>PT. Eben Haezer Trimegah Sukses</text:p>
          </table:table-cell>
          <table:table-cell office:value-type="string" table:style-name="ce7">
            <text:p>Taman Tekno BSD Sektor XI, Blok H-06, No.1, Kel. Setu, Kec. Setu, Kota Tangerang Selatan, Provinsi Banten, Kode Pos 15314, Telp/Fax. (021) 75875977</text:p>
          </table:table-cell>
          <table:table-cell office:value-type="string" table:style-name="ce4">
            <text:p>Banten</text:p>
          </table:table-cell>
          <table:table-cell office:value-type="string" table:style-name="ce4">
            <text:p>Produsen</text:p>
          </table:table-cell>
          <table:table-cell office:value-type="string" table:style-name="ce27">
            <text:p>KKP RI D 2312771 PBS</text:p>
          </table:table-cell>
          <table:table-cell office:value-type="string" table:style-name="ce16">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Vitamin C 400 g/kg, Dextrose monohydrate</text:p>
          </table:table-cell>
          <table:table-cell office:value-type="string" table:style-name="ce9">
            <text:p>Suplementasi vitamin C untuk meningkatkan kesehatan ikan dan udang</text:p>
          </table:table-cell>
          <table:table-cell office:value-type="date" office:date-value="2028-12-19T00:00:00" table:style-name="ce10">
            <text:p>19-Dec-2028</text:p>
          </table:table-cell>
          <table:table-cell office:value-type="float" office:value="1503" table:formula="of:=[.N441]-TODAY()" table:style-name="ce11">
            <text:p>1503</text:p>
          </table:table-cell>
          <table:table-cell office:value-type="string" office:string-value="Berlaku" table:formula="of:=IF([.O441]&gt;0;&quot;Berlaku&quot;;&quot;Kadaluarsa&quot;)" table:style-name="ce12">
            <text:p>Berlaku</text:p>
          </table:table-cell>
          <table:table-cell table:number-columns-repeated="16368"/>
        </table:table-row>
        <table:table-row table:style-name="ro5">
          <table:table-cell office:value-type="float" office:value="441" table:formula="of:=[.A441]+1" table:style-name="ce4">
            <text:p>441</text:p>
          </table:table-cell>
          <table:table-cell office:value-type="string" table:style-name="ce7">
            <text:p>Phytostar</text:p>
          </table:table-cell>
          <table:table-cell office:value-type="string" table:style-name="ce9">
            <text:p>PT. Panca Sukses Lestari<text:s/></text:p>
          </table:table-cell>
          <table:table-cell office:value-type="string" table:style-name="ce7">
            <text:p>Kantor/Pabrik: Gang Mushola No. 14, Kedung Halang, Kec. Bogor Utara, Kota Bogor, Provinsi Jawa Barat, Kode Pos 16158, Hp: 082177846662</text:p>
          </table:table-cell>
          <table:table-cell office:value-type="string" table:style-name="ce4">
            <text:p>Jawa Barat</text:p>
          </table:table-cell>
          <table:table-cell office:value-type="string" table:style-name="ce4">
            <text:p>Produsen</text:p>
          </table:table-cell>
          <table:table-cell office:value-type="string" table:style-name="ce27">
            <text:p>KKP RI D 2312772 PBS</text:p>
          </table:table-cell>
          <table:table-cell office:value-type="string" table:style-name="ce16">
            <text:p>Dalam Negeri</text:p>
          </table:table-cell>
          <table:table-cell office:value-type="string" table:style-name="ce4">
            <text:p>Obat Bebas</text:p>
          </table:table-cell>
          <table:table-cell office:value-type="string" table:style-name="ce8">
            <text:p>Serbuk</text:p>
          </table:table-cell>
          <table:table-cell office:value-type="string" table:style-name="ce21">
            <text:p>Premiks</text:p>
          </table:table-cell>
          <table:table-cell office:value-type="string" table:style-name="ce7">
            <text:p>Total Calcium 22,07%, Magnesium 4,6%, Mangan 0,09%</text:p>
          </table:table-cell>
          <table:table-cell office:value-type="string" table:style-name="ce9">
            <text:p>Meningkatkan pertumbuhan fitoplankton sebagai pakan alami di dalam tambak</text:p>
          </table:table-cell>
          <table:table-cell office:value-type="date" office:date-value="2028-12-19T00:00:00" table:style-name="ce10">
            <text:p>19-Dec-2028</text:p>
          </table:table-cell>
          <table:table-cell office:value-type="float" office:value="1503" table:formula="of:=[.N442]-TODAY()" table:style-name="ce11">
            <text:p>1503</text:p>
          </table:table-cell>
          <table:table-cell office:value-type="string" office:string-value="Berlaku" table:formula="of:=IF([.O442]&gt;0;&quot;Berlaku&quot;;&quot;Kadaluarsa&quot;)" table:style-name="ce12">
            <text:p>Berlaku</text:p>
          </table:table-cell>
          <table:table-cell table:number-columns-repeated="16368"/>
        </table:table-row>
        <table:table-row table:style-name="ro12">
          <table:table-cell office:value-type="float" office:value="442" table:formula="of:=[.A442]+1" table:style-name="ce4">
            <text:p>442</text:p>
          </table:table-cell>
          <table:table-cell office:value-type="string" table:style-name="ce7">
            <text:p>Farmasept Plus</text:p>
          </table:table-cell>
          <table:table-cell office:value-type="string" table:style-name="ce9">
            <text:p>PT. Biotek Saranatama</text:p>
          </table:table-cell>
          <table:table-cell office:value-type="string" table:style-name="ce7">
            <text:p>Kantor/Pabrik: Jl. Raya Joglo, Rukan Botanic Juction, Blok I 9, No.1-2 Joglo, Kec. Kembangan, Kota Jakarta Barat, Provinsi DKI Jakarta, Kode Pos 11640, Telp/Fax. (021) 58902900/ Hp. 085925117311</text:p>
            <text:p/>
            <text:p>Produsen asal:</text:p>
            <text:p>Farmabase Saude Animal LTDA</text:p>
            <text:p>(Avenida Emilio Marconato, 1000, Galpao A3, Primavera, Jaguariuna, SP-Brazil, CEP: 13820-000, Telp (19) 3837-9900</text:p>
          </table:table-cell>
          <table:table-cell office:value-type="string" table:style-name="ce4">
            <text:p>DKI Jakarta</text:p>
          </table:table-cell>
          <table:table-cell office:value-type="string" table:style-name="ce4">
            <text:p>Importir</text:p>
          </table:table-cell>
          <table:table-cell office:value-type="string" table:style-name="ce27">
            <text:p>KKP RI I 2312773 FTC</text:p>
          </table:table-cell>
          <table:table-cell office:value-type="string" table:style-name="ce16">
            <text:p>Impor</text:p>
          </table:table-cell>
          <table:table-cell office:value-type="string" table:style-name="ce4">
            <text:p>Obat Bebas Terbatas</text:p>
          </table:table-cell>
          <table:table-cell office:value-type="string" table:style-name="ce32">
            <text:p>Cair</text:p>
          </table:table-cell>
          <table:table-cell office:value-type="string" table:style-name="ce8">
            <text:p>Farmasetik</text:p>
          </table:table-cell>
          <table:table-cell office:value-type="string" table:style-name="ce7">
            <text:p>Glutaraldehyde 50% 42,5 g/100 mL, Benzalkonium chloride 80% 7,5 g/100 mL, Air</text:p>
          </table:table-cell>
          <table:table-cell office:value-type="string" table:style-name="ce9">
            <text:p>Disinfektan sarana dan prasarana budidaya perikanan</text:p>
          </table:table-cell>
          <table:table-cell office:value-type="date" office:date-value="2028-12-19T00:00:00" table:style-name="ce10">
            <text:p>19-Dec-2028</text:p>
          </table:table-cell>
          <table:table-cell office:value-type="float" office:value="1503" table:formula="of:=[.N443]-TODAY()" table:style-name="ce11">
            <text:p>1503</text:p>
          </table:table-cell>
          <table:table-cell office:value-type="string" office:string-value="Berlaku" table:formula="of:=IF([.O443]&gt;0;&quot;Berlaku&quot;;&quot;Kadaluarsa&quot;)" table:style-name="ce12">
            <text:p>Berlaku</text:p>
          </table:table-cell>
          <table:table-cell table:number-columns-repeated="16368"/>
        </table:table-row>
        <table:table-row table:style-name="ro7">
          <table:table-cell office:value-type="float" office:value="443" table:formula="of:=[.A443]+1" table:style-name="ce4">
            <text:p>443</text:p>
          </table:table-cell>
          <table:table-cell office:value-type="string" table:style-name="ce7">
            <text:p>Red Bluedox<text:s/></text:p>
          </table:table-cell>
          <table:table-cell office:value-type="string" table:style-name="ce9">
            <text:p>CV. Tamasindo Veterinary</text:p>
          </table:table-cell>
          <table:table-cell office:value-type="string" table:style-name="ce7">
            <text:p>Kantor/Pabrik:</text:p>
            <text:p>(Jl. Sumber Mas Raya No. 10, Desa/Kelurahan Panggung Kidul, Kec. Semarang Utara, Kota Semarang, Provinsi Jawa Tengah, Kode Pos 50178</text:p>
          </table:table-cell>
          <table:table-cell office:value-type="string" table:style-name="ce4">
            <text:p>Jawa Tengah</text:p>
          </table:table-cell>
          <table:table-cell office:value-type="string" table:style-name="ce4">
            <text:p>Produsen</text:p>
          </table:table-cell>
          <table:table-cell office:value-type="string" table:style-name="ce27">
            <text:p>KKP RI D 2312774 FTC</text:p>
          </table:table-cell>
          <table:table-cell office:value-type="string" table:style-name="ce16">
            <text:p>Dalam Negeri</text:p>
          </table:table-cell>
          <table:table-cell office:value-type="string" table:style-name="ce4">
            <text:p>Obat Bebas Terbatas</text:p>
          </table:table-cell>
          <table:table-cell office:value-type="string" table:style-name="ce32">
            <text:p>Cair</text:p>
          </table:table-cell>
          <table:table-cell office:value-type="string" table:style-name="ce8">
            <text:p>Farmasetik</text:p>
          </table:table-cell>
          <table:table-cell office:value-type="string" table:style-name="ce7">
            <text:p>Methylene blue BPC 12.000 mg/L, Air</text:p>
          </table:table-cell>
          <table:table-cell office:value-type="string" table:style-name="ce9">
            <text:p>- Mengobati parasite seperti: white spot, cotton wool, velvet, trichadiniasis, dll;</text:p>
            <text:p>- Mencegah serangan jamur pada telur ikan</text:p>
            <text:p/>
          </table:table-cell>
          <table:table-cell office:value-type="date" office:date-value="2028-12-19T00:00:00" table:style-name="ce10">
            <text:p>19-Dec-2028</text:p>
          </table:table-cell>
          <table:table-cell office:value-type="float" office:value="1503" table:formula="of:=[.N444]-TODAY()" table:style-name="ce11">
            <text:p>1503</text:p>
          </table:table-cell>
          <table:table-cell office:value-type="string" office:string-value="Berlaku" table:formula="of:=IF([.O444]&gt;0;&quot;Berlaku&quot;;&quot;Kadaluarsa&quot;)" table:style-name="ce12">
            <text:p>Berlaku</text:p>
          </table:table-cell>
          <table:table-cell table:number-columns-repeated="16368"/>
        </table:table-row>
        <table:table-row table:style-name="ro48">
          <table:table-cell office:value-type="float" office:value="444" table:formula="of:=[.A444]+1" table:style-name="ce4">
            <text:p>444</text:p>
          </table:table-cell>
          <table:table-cell office:value-type="string" table:style-name="ce7">
            <text:p>Premix 2218 For Fish<text:s/></text:p>
          </table:table-cell>
          <table:table-cell office:value-type="string" table:style-name="ce9">
            <text:p>PT. Tienyen International</text:p>
          </table:table-cell>
          <table:table-cell office:value-type="string" table:style-name="ce9">
            <text:p>Kantor/Gudang:</text:p>
            <text:p>Komplek Pergudangan Eraprima Blok N5, Jl. Raya Daan Mogot Km. 21 Rt.001 Rw.001, Kel. Poris Plawad, Kec. Cipondoh, Kota Tangerang, Provinsi Banten, Kode Pos 15141, Telp (021) 9662866</text:p>
            <text:p/>
            <text:p>Produsen asal:</text:p>
            <text:p>Guangdong Nutriera Group Co., Ltd., China</text:p>
            <text:p>(Building 2 No.4, 6th Fushan Road, Qianwu Town, Doumen District, Zhuhai, Guangdong Province, P.R. China)</text:p>
          </table:table-cell>
          <table:table-cell office:value-type="string" table:style-name="ce4">
            <text:p>Banten</text:p>
          </table:table-cell>
          <table:table-cell office:value-type="string" table:style-name="ce4">
            <text:p>Importir</text:p>
          </table:table-cell>
          <table:table-cell office:value-type="string" table:style-name="ce27">
            <text:p>KKP RI I 2402339-P1 PBS<text:s text:c="3"/></text:p>
          </table:table-cell>
          <table:table-cell office:value-type="string" table:style-name="ce8">
            <text:p>Impor</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Vitamin E 3.530 mg/kg, Vitamin B6 777 mg/kg, Nicotinamide 4.530 mg/kg, Zink 7.600 mg/kg, Manganase 3.900 mg/kg, Ferrous 14.000 mg/kg, Calcium carbonate, Rice hull</text:p>
            <text:p/>
          </table:table-cell>
          <table:table-cell office:value-type="string" table:style-name="ce9">
            <text:p>Suplemen pakan ikan dan antioksidan untuk mengoptimalkan pertumbuhan ikan</text:p>
          </table:table-cell>
          <table:table-cell office:value-type="date" office:date-value="2028-02-15T00:00:00" table:style-name="ce10">
            <text:p>15-Feb-2028</text:p>
          </table:table-cell>
          <table:table-cell office:value-type="float" office:value="1195" table:formula="of:=[.N445]-TODAY()" table:style-name="ce11">
            <text:p>1195</text:p>
          </table:table-cell>
          <table:table-cell office:value-type="string" office:string-value="Berlaku" table:formula="of:=IF([.O445]&gt;0;&quot;Berlaku&quot;;&quot;Kadaluarsa&quot;)" table:style-name="ce12">
            <text:p>Berlaku</text:p>
          </table:table-cell>
          <table:table-cell table:number-columns-repeated="16368"/>
        </table:table-row>
        <table:table-row table:style-name="ro48">
          <table:table-cell office:value-type="float" office:value="445" table:formula="of:=[.A445]+1" table:style-name="ce4">
            <text:p>445</text:p>
          </table:table-cell>
          <table:table-cell office:value-type="string" table:style-name="ce7">
            <text:p>Premix 2233 For Fish</text:p>
          </table:table-cell>
          <table:table-cell office:value-type="string" table:style-name="ce9">
            <text:p>PT. Tienyen International</text:p>
          </table:table-cell>
          <table:table-cell office:value-type="string" table:style-name="ce9">
            <text:p>Kantor/Gudang:</text:p>
            <text:p>Komplek Pergudangan Eraprima Blok N5, Jl. Raya Daan Mogot Km. 21 Rt.001 Rw.001, Kel. Poris Plawad, Kec. Cipondoh, Kota Tangerang, Provinsi Banten, Kode Pos 15141, Telp (021) 9662866</text:p>
            <text:p/>
            <text:p>Produsen asal:</text:p>
            <text:p>Guangdong Nutriera Group Co., Ltd., China</text:p>
            <text:p>(Building 2 No.4, 6th Fushan Road, Qianwu Town, Doumen District, Zhuhai, Guangdong Province, P.R. China)</text:p>
          </table:table-cell>
          <table:table-cell office:value-type="string" table:style-name="ce4">
            <text:p>Banten</text:p>
          </table:table-cell>
          <table:table-cell office:value-type="string" table:style-name="ce4">
            <text:p>Importir</text:p>
          </table:table-cell>
          <table:table-cell office:value-type="string" table:style-name="ce27">
            <text:p>KKP RI I 2402341-P1 PBS<text:s text:c="4"/></text:p>
          </table:table-cell>
          <table:table-cell office:value-type="string" table:style-name="ce8">
            <text:p>Impor</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Vitamin E 4.760 mg/kg, Vitamin B6 680 mg/kg, Nicotinamide 2.550 mg/kg, Zink 2.600 mg/kg, Manganase 1.400 mg/kg, Ferrous 8.700 mg/kg, Calcium carbonate, Rice hull</text:p>
            <text:p/>
          </table:table-cell>
          <table:table-cell office:value-type="string" table:style-name="ce9">
            <text:p>Suplemen pakan ikan dan antioksidan untuk mengoptimalkan pertumbuhan ikan</text:p>
          </table:table-cell>
          <table:table-cell office:value-type="date" office:date-value="2028-02-15T00:00:00" table:style-name="ce10">
            <text:p>15-Feb-2028</text:p>
          </table:table-cell>
          <table:table-cell office:value-type="float" office:value="1195" table:formula="of:=[.N446]-TODAY()" table:style-name="ce11">
            <text:p>1195</text:p>
          </table:table-cell>
          <table:table-cell office:value-type="string" office:string-value="Berlaku" table:formula="of:=IF([.O446]&gt;0;&quot;Berlaku&quot;;&quot;Kadaluarsa&quot;)" table:style-name="ce12">
            <text:p>Berlaku</text:p>
          </table:table-cell>
          <table:table-cell table:number-columns-repeated="16368"/>
        </table:table-row>
        <table:table-row table:style-name="ro11">
          <table:table-cell office:value-type="float" office:value="446" table:formula="of:=[.A446]+1" table:style-name="ce4">
            <text:p>446</text:p>
          </table:table-cell>
          <table:table-cell office:value-type="string" table:style-name="ce7">
            <text:p>Wisdem Pink<text:s/></text:p>
          </table:table-cell>
          <table:table-cell office:value-type="string" table:style-name="ce5">
            <text:p>PT. Behn Meyer Chemicals</text:p>
          </table:table-cell>
          <table:table-cell office:value-type="string" table:style-name="ce6">
            <text:p>Kantor/Gudang:</text:p>
            <text:p>Taman Tekno Blok B No.1, Bumi Serpong Damai Sektor XI, Kel. Setu, Kec. Setu, Kota Tangerang Selatan, Provinsi Banten, Kode Pos 15314, Telp/Fax: 021-7565000/021-7560860, 7560870)</text:p>
            <text:p/>
            <text:p>Produsen Asal Wisdem Pink:</text:p>
            <text:p>Guangzhou Wisdom Bio-Technology Co., Ltd</text:p>
            <text:p>(Laohutou, Wagongtang Community, Huangdong Town, Huado District, Guangzhou, China)</text:p>
          </table:table-cell>
          <table:table-cell office:value-type="string" table:style-name="ce4">
            <text:p>Banten</text:p>
          </table:table-cell>
          <table:table-cell office:value-type="string" table:style-name="ce4">
            <text:p>Importir</text:p>
          </table:table-cell>
          <table:table-cell office:value-type="string" table:style-name="ce27">
            <text:p>KKP RI I 2402235-P2 PBS</text:p>
          </table:table-cell>
          <table:table-cell office:value-type="string" table:style-name="ce4">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5">
            <text:p>Astaxanthin <text:s/>100 g/kg, Gelatin, Gula, Ethoxyquin, Starch<text:s/></text:p>
          </table:table-cell>
          <table:table-cell office:value-type="string" table:style-name="ce9">
            <text:p>Sebagai antioksidan dan memperbaiki kualitas warna kulit dan daging pada ikan dan udang</text:p>
          </table:table-cell>
          <table:table-cell office:value-type="date" office:date-value="2028-02-15T00:00:00" table:style-name="ce10">
            <text:p>15-Feb-2028</text:p>
          </table:table-cell>
          <table:table-cell office:value-type="float" office:value="1195" table:formula="of:=[.N447]-TODAY()" table:style-name="ce11">
            <text:p>1195</text:p>
          </table:table-cell>
          <table:table-cell office:value-type="string" office:string-value="Berlaku" table:formula="of:=IF([.O447]&gt;0;&quot;Berlaku&quot;;&quot;Kadaluarsa&quot;)" table:style-name="ce12">
            <text:p>Berlaku</text:p>
          </table:table-cell>
          <table:table-cell table:number-columns-repeated="16368"/>
        </table:table-row>
        <table:table-row table:style-name="ro21">
          <table:table-cell office:value-type="float" office:value="447" table:formula="of:=[.A447]+1" table:style-name="ce4">
            <text:p>447</text:p>
          </table:table-cell>
          <table:table-cell office:value-type="string" table:style-name="ce7">
            <text:p>Epifeed LHF 2</text:p>
          </table:table-cell>
          <table:table-cell office:value-type="string" table:style-name="ce5">
            <text:p>PT. Behn Meyer Chemicals</text:p>
          </table:table-cell>
          <table:table-cell office:value-type="string" table:style-name="ce6">
            <text:p>Kantor/Gudang:</text:p>
            <text:p>Taman Tekno Blok B No.1, Bumi Serpong Damai Sektor XI, Kel. Setu, Kec. Setu, Kota Tangerang Selatan, Provinsi Banten, Kode Pos 15314, Telp/Fax: 021-7565000/021-7560860, 7560870)</text:p>
            <text:p/>
            <text:p>Produsen Asal Epifeed LHF 2:</text:p>
            <text:p>Epicore BioNetworks Inc.</text:p>
            <text:p>(4 Lina Lane/ Eastampton, NJ 08060, USA, Phone: 1 (609) 267 9118/ Fax: (609) 267 9336)</text:p>
          </table:table-cell>
          <table:table-cell office:value-type="string" table:style-name="ce4">
            <text:p>Banten</text:p>
          </table:table-cell>
          <table:table-cell office:value-type="string" table:style-name="ce4">
            <text:p>Importir</text:p>
          </table:table-cell>
          <table:table-cell office:value-type="string" table:style-name="ce27">
            <text:p>KKP RI I 2402217-P2 PBC</text:p>
          </table:table-cell>
          <table:table-cell office:value-type="string" table:style-name="ce14">
            <text:p>Impor</text:p>
          </table:table-cell>
          <table:table-cell office:value-type="string" table:style-name="ce4">
            <text:p>Obat Bebas</text:p>
          </table:table-cell>
          <table:table-cell office:value-type="string" table:style-name="ce32">
            <text:p>Cair</text:p>
          </table:table-cell>
          <table:table-cell office:value-type="string" table:style-name="ce8">
            <text:p>Premiks</text:p>
          </table:table-cell>
          <table:table-cell office:value-type="string" table:style-name="ce9">
            <text:p>Menhaden meal 230 g/L, Menhaden solubles 150 ml/L, Hydrolyzed soy 80 g/L, Corn starch 60 g/L, Molase 55 ml/L, Menhaden oil 98 ml/L, Lecithin 68 ml/L, Propylene glycol 50 ml/L, Air 201,2 ml/L, BHT 0,3 g/L, Propyl gallate 0,3 g/L, Ascorbic palmitate 0,3 g/L, Methyl dan Propyl paraben 3 g/L, Vitamin premix 3,9 g/L (Analisa terjamin: Kadar Protein min.12%, Kadar lemak min. 12%, Kadar abu maks. 6,4%, Kadar serat maks. 3,4%, Kadar air maks. 45,4%)</text:p>
          </table:table-cell>
          <table:table-cell office:value-type="string" table:style-name="ce9">
            <text:p>Sebagai imbuhan pakan untuk larva hatchery spesies laut, khususnya udang penaeid pada tahap mysis 2 s/d post larva 3</text:p>
          </table:table-cell>
          <table:table-cell office:value-type="date" office:date-value="2028-02-15T00:00:00" table:style-name="ce10">
            <text:p>15-Feb-2028</text:p>
          </table:table-cell>
          <table:table-cell office:value-type="float" office:value="1195" table:formula="of:=[.N448]-TODAY()" table:style-name="ce11">
            <text:p>1195</text:p>
          </table:table-cell>
          <table:table-cell office:value-type="string" office:string-value="Berlaku" table:formula="of:=IF([.O448]&gt;0;&quot;Berlaku&quot;;&quot;Kadaluarsa&quot;)" table:style-name="ce12">
            <text:p>Berlaku</text:p>
          </table:table-cell>
          <table:table-cell table:number-columns-repeated="16368"/>
        </table:table-row>
        <table:table-row table:style-name="ro13">
          <table:table-cell office:value-type="float" office:value="448" table:formula="of:=[.A448]+1" table:style-name="ce4">
            <text:p>448</text:p>
          </table:table-cell>
          <table:table-cell office:value-type="string" table:style-name="ce7">
            <text:p>Aquaxygen</text:p>
          </table:table-cell>
          <table:table-cell office:value-type="string" table:style-name="ce9">
            <office:annotation draw:style-name="a11" svg:x="1.05in" svg:y="1163.325in" svg:width="0.641666666666667in" svg:height="12.3916666666667in">
              <dc:creator>Microsoft Office User</dc:creator>
              <text:p><text:span text:style-name="T2">(per 18 Januari 2021 dialihkan ke PT. Agroveta Husada Dharma)</text:span></text:p>
            </office:annotation>
            <text:p>PT. Agroveta Husada Dharma</text:p>
          </table:table-cell>
          <table:table-cell office:value-type="string" table:style-name="ce9">
            <text:p>Kantor:</text:p>
            <text:p>(Jl. Pulogadung No.23, Kav II G5 KIP, Kel. Jatinegara, Kec. Cakung, Kota Jakarta Timur, Provinsi DKI Jakarta), Kode Pos 13930, Telp: (021) 5086 7668/ (021) 5086 7669)</text:p>
            <text:p/>
            <text:p>Pabrik:</text:p>
            <text:p>Jl. Meranti 2 Blok L3 No.2, Kawasan Industri Delta Silicon I, Suka Cikarang Selatan, Kabupaten Bekasi, Provinsi Jawa Barat, Kode Pos 17550</text:p>
          </table:table-cell>
          <table:table-cell office:value-type="string" table:style-name="ce4">
            <text:p>Jawa Barat</text:p>
          </table:table-cell>
          <table:table-cell office:value-type="string" table:style-name="ce4">
            <text:p>Produsen/Importir</text:p>
          </table:table-cell>
          <table:table-cell office:value-type="string" table:style-name="ce27">
            <text:p>KKP RI D 2402409-P1 FTS</text:p>
          </table:table-cell>
          <table:table-cell office:value-type="string" table:style-name="ce16">
            <text:p>Dalam Negeri</text:p>
          </table:table-cell>
          <table:table-cell office:value-type="string" table:style-name="ce4">
            <text:p>Obat Bebas Terbatas</text:p>
          </table:table-cell>
          <table:table-cell office:value-type="string" table:style-name="ce32">
            <text:p>Serbuk</text:p>
          </table:table-cell>
          <table:table-cell office:value-type="string" table:style-name="ce8">
            <text:p>Farmasetik</text:p>
          </table:table-cell>
          <table:table-cell office:value-type="string" table:style-name="ce9">
            <text:p>Sodium percarbonate 90%, Ethil Cellulose, Aquades, Alkohol (Analisa terjamin: Kadar oksigen aktif &gt;13%)</text:p>
          </table:table-cell>
          <table:table-cell office:value-type="string" table:style-name="ce9">
            <text:p>- Memberikan suplai oksigen secara cepat ke dalam tambak/kolam;</text:p>
            <text:p>- Menurunkan akumulasi bahan organik dalam tambak/kolam ikan dan udang.<text:s/></text:p>
          </table:table-cell>
          <table:table-cell office:value-type="date" office:date-value="2028-02-15T00:00:00" table:style-name="ce10">
            <text:p>15-Feb-2028</text:p>
          </table:table-cell>
          <table:table-cell office:value-type="float" office:value="1195" table:formula="of:=[.N449]-TODAY()" table:style-name="ce11">
            <text:p>1195</text:p>
          </table:table-cell>
          <table:table-cell office:value-type="string" office:string-value="Berlaku" table:formula="of:=IF([.O449]&gt;0;&quot;Berlaku&quot;;&quot;Kadaluarsa&quot;)" table:style-name="ce12">
            <text:p>Berlaku</text:p>
          </table:table-cell>
          <table:table-cell table:number-columns-repeated="16368"/>
        </table:table-row>
        <table:table-row table:style-name="ro11">
          <table:table-cell office:value-type="float" office:value="449" table:formula="of:=[.A449]+1" table:style-name="ce4">
            <text:p>449</text:p>
          </table:table-cell>
          <table:table-cell office:value-type="string" table:style-name="ce7">
            <text:p>Excential Energy Plus Aqua<text:s/></text:p>
          </table:table-cell>
          <table:table-cell office:value-type="string" table:style-name="ce9">
            <text:p>PT. Marubeni Indonesia</text:p>
          </table:table-cell>
          <table:table-cell office:value-type="string" table:style-name="ce9">
            <text:p>Kantor:</text:p>
            <text:p>(Menara Astra Lantai 51, Jl. Jenderal Sudirman Kav.5-6, Kel. Karet Tengsin, Kec. Tanah Abang, Kota Jakarta Pusat, Provinsi DKI Jakarta, Kode Pos 10220, Telp./Fax (021) 50842777/50842788)</text:p>
            <text:p/>
            <text:p>Produsen negara asal:</text:p>
            <text:p>Orffa Additives B.V</text:p>
            <text:p>(Orffa Additives B.V., Vierlinghstraat 51, 4251 LC Werkendam, The Netherlands</text:p>
          </table:table-cell>
          <table:table-cell office:value-type="string" table:style-name="ce4">
            <text:p>DKI Jakarta</text:p>
          </table:table-cell>
          <table:table-cell office:value-type="string" table:style-name="ce4">
            <text:p>Importir</text:p>
          </table:table-cell>
          <table:table-cell office:value-type="string" table:style-name="ce27">
            <text:p>KKP RI I 2402775 PBS</text:p>
          </table:table-cell>
          <table:table-cell office:value-type="string" table:style-name="ce16">
            <text:p>Impor</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Glyceryl Polyethyleneglycol Ricinoleate 230 g/kg, Kieselguhr 770 g/kg (Analisa terjamin: Kadar air maks.10%, Kadar abu maks. 72%)</text:p>
          </table:table-cell>
          <table:table-cell office:value-type="string" table:style-name="ce9">
            <text:p>Sebagai emulsifier untuk pakan ikan dan udang</text:p>
          </table:table-cell>
          <table:table-cell office:value-type="date" office:date-value="2028-02-15T00:00:00" table:style-name="ce10">
            <text:p>15-Feb-2028</text:p>
          </table:table-cell>
          <table:table-cell office:value-type="float" office:value="1195" table:formula="of:=[.N450]-TODAY()" table:style-name="ce11">
            <text:p>1195</text:p>
          </table:table-cell>
          <table:table-cell office:value-type="string" office:string-value="Berlaku" table:formula="of:=IF([.O450]&gt;0;&quot;Berlaku&quot;;&quot;Kadaluarsa&quot;)" table:style-name="ce12">
            <text:p>Berlaku</text:p>
          </table:table-cell>
          <table:table-cell table:number-columns-repeated="16368"/>
        </table:table-row>
        <table:table-row table:style-name="ro6">
          <table:table-cell office:value-type="float" office:value="450" table:formula="of:=[.A450]+1" table:style-name="ce4">
            <text:p>450</text:p>
          </table:table-cell>
          <table:table-cell office:value-type="string" table:style-name="ce7">
            <text:p>Medivita-CE<text:s/></text:p>
          </table:table-cell>
          <table:table-cell office:value-type="string" table:style-name="ce9">
            <text:p>PT. Higo Resource System</text:p>
          </table:table-cell>
          <table:table-cell office:value-type="string" table:style-name="ce9">
            <text:p>Jl. Raya Parung Gunung Sindur Rt.003 Rw. 001, Kel. Pedurenan, Kec. Gunung Sindur, Kab.Bogor, Provinsi Jawa Barat, Kode Pos 16340</text:p>
          </table:table-cell>
          <table:table-cell office:value-type="string" table:style-name="ce4">
            <text:p>Jawa Barat</text:p>
          </table:table-cell>
          <table:table-cell office:value-type="string" table:style-name="ce4">
            <text:p>Produsen</text:p>
          </table:table-cell>
          <table:table-cell office:value-type="string" table:style-name="ce27">
            <text:p>KKP RI D 2402776 PBC</text:p>
          </table:table-cell>
          <table:table-cell office:value-type="string" table:style-name="ce16">
            <text:p>Dalam Negeri</text:p>
          </table:table-cell>
          <table:table-cell office:value-type="string" table:style-name="ce4">
            <text:p>Obat Bebas</text:p>
          </table:table-cell>
          <table:table-cell office:value-type="string" table:style-name="ce32">
            <text:p>Cair</text:p>
          </table:table-cell>
          <table:table-cell office:value-type="string" table:style-name="ce8">
            <text:p>Premiks</text:p>
          </table:table-cell>
          <table:table-cell office:value-type="string" table:style-name="ce7">
            <text:p>Vitamin C 150 g/L, Vitamin E 75 g/L, Gliserin Cremophor EL, Sodium benzoat, Sodium hidroksida, Air</text:p>
          </table:table-cell>
          <table:table-cell office:value-type="string" table:style-name="ce9">
            <text:p>Mengatasi defisiensi vitamin C dan vitamin E pada ikan dan udang</text:p>
          </table:table-cell>
          <table:table-cell office:value-type="date" office:date-value="2028-02-15T00:00:00" table:style-name="ce10">
            <text:p>15-Feb-2028</text:p>
          </table:table-cell>
          <table:table-cell office:value-type="float" office:value="1195" table:formula="of:=[.N451]-TODAY()" table:style-name="ce11">
            <text:p>1195</text:p>
          </table:table-cell>
          <table:table-cell office:value-type="string" office:string-value="Berlaku" table:formula="of:=IF([.O451]&gt;0;&quot;Berlaku&quot;;&quot;Kadaluarsa&quot;)" table:style-name="ce12">
            <text:p>Berlaku</text:p>
          </table:table-cell>
          <table:table-cell table:number-columns-repeated="16368"/>
        </table:table-row>
        <table:table-row table:style-name="ro13">
          <table:table-cell office:value-type="float" office:value="451" table:formula="of:=[.A451]+1" table:style-name="ce4">
            <text:p>451</text:p>
          </table:table-cell>
          <table:table-cell office:value-type="string" table:style-name="ce33">
            <text:p>Ronozyme WX (L)</text:p>
          </table:table-cell>
          <table:table-cell office:value-type="string" table:style-name="ce9">
            <text:p>PT. DSM Nutritional Products Manufacturing Indonesia</text:p>
          </table:table-cell>
          <table:table-cell office:value-type="string" table:style-name="ce9">
            <text:p>Kantor:</text:p>
            <text:p>(18 Office Park Tower A, Unit J, 3rd Floor, Jl. Letjen TB Simatupang Kav.18, Kel. Kebagusan, Kec. Pasar Minggu, Kota Jakarta Selatan, Provinsi DKI Jakarta 12520. Telp: (021) 22708402)</text:p>
            <text:p/>
            <text:p>Produsen negara asal:</text:p>
            <text:p>Novozymes A/S, Denmark</text:p>
            <text:p>(Krogshoejvej 36 DK-2880 Bagsvaerd Denmark)</text:p>
          </table:table-cell>
          <table:table-cell office:value-type="string" table:style-name="ce4">
            <text:p>DKI Jakarta</text:p>
          </table:table-cell>
          <table:table-cell office:value-type="string" table:style-name="ce4">
            <text:p>Produsen/Importir</text:p>
          </table:table-cell>
          <table:table-cell office:value-type="string" table:style-name="ce27">
            <text:p>KKP RI I 2402777 PBC</text:p>
          </table:table-cell>
          <table:table-cell office:value-type="string" table:style-name="ce16">
            <text:p>Impor</text:p>
          </table:table-cell>
          <table:table-cell office:value-type="string" table:style-name="ce4">
            <text:p>Obat Bebas</text:p>
          </table:table-cell>
          <table:table-cell office:value-type="string" table:style-name="ce32">
            <text:p>Cair</text:p>
          </table:table-cell>
          <table:table-cell office:value-type="string" table:style-name="ce8">
            <text:p>Premiks</text:p>
          </table:table-cell>
          <table:table-cell office:value-type="string" table:style-name="ce7">
            <text:p>Xylanase 10 mg/g, Sorbitol, Potassium sorbate, Air, Glycerol</text:p>
          </table:table-cell>
          <table:table-cell office:value-type="string" table:style-name="ce7">
            <text:p>Sebagai feed additive pada pakan ikan</text:p>
          </table:table-cell>
          <table:table-cell office:value-type="date" office:date-value="2028-02-15T00:00:00" table:style-name="ce10">
            <text:p>15-Feb-2028</text:p>
          </table:table-cell>
          <table:table-cell office:value-type="float" office:value="1195" table:formula="of:=[.N452]-TODAY()" table:style-name="ce11">
            <text:p>1195</text:p>
          </table:table-cell>
          <table:table-cell office:value-type="string" office:string-value="Berlaku" table:formula="of:=IF([.O452]&gt;0;&quot;Berlaku&quot;;&quot;Kadaluarsa&quot;)" table:style-name="ce12">
            <text:p>Berlaku</text:p>
          </table:table-cell>
          <table:table-cell table:number-columns-repeated="16368"/>
        </table:table-row>
        <table:table-row table:style-name="ro19">
          <table:table-cell office:value-type="float" office:value="452" table:formula="of:=[.A452]+1" table:style-name="ce4">
            <text:p>452</text:p>
          </table:table-cell>
          <table:table-cell office:value-type="string" table:style-name="ce7">
            <text:p>Techno Yeast</text:p>
          </table:table-cell>
          <table:table-cell office:value-type="string" table:style-name="ce9">
            <text:p>PT. Biochem Zusatzstoffe Indonesia</text:p>
          </table:table-cell>
          <table:table-cell office:value-type="string" table:style-name="ce9">
            <text:p>(Ruko The Springs, Jl. Springs Boulevard Selatan No.1,9, Gading Serpong, Kabupaten Tangerang, Provinsi Banten, Telp. (021) 29871212/(021) 29871213)</text:p>
            <text:p/>
            <text:p>Produsen negara asal:</text:p>
            <text:p>Biochem Zusatzstoffe Handels-und Produktionsgesellschaft mbH<text:s/></text:p>
            <text:p>(Kustermeyerstr 16, 49393 Lohne, Jerman</text:p>
          </table:table-cell>
          <table:table-cell office:value-type="string" table:style-name="ce4">
            <text:p>Banten</text:p>
          </table:table-cell>
          <table:table-cell office:value-type="string" table:style-name="ce4">
            <text:p>Importir</text:p>
          </table:table-cell>
          <table:table-cell office:value-type="string" table:style-name="ce27">
            <text:p>KKP RI I 2402778 PBS</text:p>
          </table:table-cell>
          <table:table-cell office:value-type="string" table:style-name="ce16">
            <text:p>Impor</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Dinding sel yeast (<text:span text:style-name="T4">Kluyveromyces fragilis</text:span>) 1.000 g/kg (Analisa terjamin: Kadar protein ≥ 48%, Kadar air ≤ 8%</text:p>
          </table:table-cell>
          <table:table-cell office:value-type="string" table:style-name="ce9">
            <text:p>Feed additive untuk ikan dan udang</text:p>
          </table:table-cell>
          <table:table-cell office:value-type="date" office:date-value="2028-02-15T00:00:00" table:style-name="ce10">
            <text:p>15-Feb-2028</text:p>
          </table:table-cell>
          <table:table-cell office:value-type="float" office:value="1195" table:formula="of:=[.N453]-TODAY()" table:style-name="ce11">
            <text:p>1195</text:p>
          </table:table-cell>
          <table:table-cell office:value-type="string" office:string-value="Berlaku" table:formula="of:=IF([.O453]&gt;0;&quot;Berlaku&quot;;&quot;Kadaluarsa&quot;)" table:style-name="ce12">
            <text:p>Berlaku</text:p>
          </table:table-cell>
          <table:table-cell table:number-columns-repeated="16368"/>
        </table:table-row>
        <table:table-row table:style-name="ro4">
          <table:table-cell office:value-type="float" office:value="453" table:formula="of:=[.A453]+1" table:style-name="ce4">
            <text:p>453</text:p>
          </table:table-cell>
          <table:table-cell office:value-type="string" table:style-name="ce9">
            <text:p>Super Vannacare</text:p>
          </table:table-cell>
          <table:table-cell office:value-type="string" table:style-name="ce9">
            <text:p>PT. Central Bali Bahari</text:p>
          </table:table-cell>
          <table:table-cell office:value-type="string" table:style-name="ce9">
            <text:p>Desa Merak Belantung, Kec. Kalianda, Kab. Lampung Selatan, Prov. Lampung), Telp. (0721) 321336/ Fax. (0721) 321337)</text:p>
          </table:table-cell>
          <table:table-cell office:value-type="string" table:style-name="ce4">
            <text:p>Lampung</text:p>
          </table:table-cell>
          <table:table-cell office:value-type="string" table:style-name="ce4">
            <text:p>Produsen</text:p>
          </table:table-cell>
          <table:table-cell office:value-type="string" table:style-name="ce27">
            <text:p>KKP RI D 2402779 PBS</text:p>
          </table:table-cell>
          <table:table-cell office:value-type="string" table:style-name="ce16">
            <text:p>Dalam Negeri</text:p>
          </table:table-cell>
          <table:table-cell office:value-type="string" table:style-name="ce4">
            <text:p>Obat Bebas</text:p>
          </table:table-cell>
          <table:table-cell office:value-type="string" table:style-name="ce8">
            <text:p>Serbuk</text:p>
          </table:table-cell>
          <table:table-cell office:value-type="string" table:style-name="ce8">
            <text:p>Premiks</text:p>
          </table:table-cell>
          <table:table-cell office:value-type="string" table:style-name="ce7">
            <text:p>Asam format min.100 mg/g, Asam laktat 15 mg/g, Asam sitrat min. 28 mg/g, Kalsium karbonat, Dedak</text:p>
          </table:table-cell>
          <table:table-cell office:value-type="string" table:style-name="ce9">
            <text:p>Sebagai feed additive untuk:</text:p>
            <text:p>- meningkatkan daya cerna pakan di dalam usus udang;</text:p>
            <text:p>- menghambat pertumbuhan bakteri patogen dalam usus udang</text:p>
            <text:p/>
          </table:table-cell>
          <table:table-cell office:value-type="date" office:date-value="2028-02-15T00:00:00" table:style-name="ce10">
            <text:p>15-Feb-2028</text:p>
          </table:table-cell>
          <table:table-cell office:value-type="float" office:value="1195" table:formula="of:=[.N454]-TODAY()" table:style-name="ce11">
            <text:p>1195</text:p>
          </table:table-cell>
          <table:table-cell office:value-type="string" office:string-value="Berlaku" table:formula="of:=IF([.O454]&gt;0;&quot;Berlaku&quot;;&quot;Kadaluarsa&quot;)" table:style-name="ce12">
            <text:p>Berlaku</text:p>
          </table:table-cell>
          <table:table-cell table:number-columns-repeated="16368"/>
        </table:table-row>
        <table:table-row table:style-name="ro48">
          <table:table-cell office:value-type="float" office:value="454" table:formula="of:=[.A454]+1" table:style-name="ce4">
            <text:p>454</text:p>
          </table:table-cell>
          <table:table-cell office:value-type="string" table:style-name="ce9">
            <text:p>Premix A621 for Fish<text:s text:c="60"/></text:p>
          </table:table-cell>
          <table:table-cell office:value-type="string" table:style-name="ce9">
            <text:p>PT. Tienyen International</text:p>
          </table:table-cell>
          <table:table-cell office:value-type="string" table:style-name="ce9">
            <text:p>Kantor/Gudang:</text:p>
            <text:p>Komplek Pergudangan Eraprima Blok N5, Jl. Raya Daan Mogot Km. 21 Rt.001 Rw.001, Kel. Poris Plawad, Kec. Cipondoh, Kota Tangerang, Provinsi Banten, Kode Pos 15141, Telp (021) 9662866</text:p>
            <text:p/>
            <text:p>Produsen asal:</text:p>
            <text:p>Guangdong Nutriera Group Co., Ltd., China</text:p>
            <text:p>(Building 2 No.4, 6th Fushan Road, Qianwu Town, Doumen District, Zhuhai, Guangdong Province, P.R. China)</text:p>
          </table:table-cell>
          <table:table-cell office:value-type="string" table:style-name="ce4">
            <text:p>Banten</text:p>
          </table:table-cell>
          <table:table-cell office:value-type="string" table:style-name="ce4">
            <text:p>Importir</text:p>
          </table:table-cell>
          <table:table-cell office:value-type="string" table:style-name="ce8">
            <text:p>KKP RI I 2403342-P1 PBS<text:s text:c="7"/></text:p>
          </table:table-cell>
          <table:table-cell office:value-type="string" table:style-name="ce8">
            <text:p>Impor</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Vitamin E 3.232 mg/Kg, Vitamin B6 652 mg/Kg, Nicotinamide 4.960 mg/Kg, Zinc 2.000 mg/Kg, Manganese 1.200 mg/Kg, Ferrous 2.900 mg/Kg, Calsium Carbonate, Rice hull</text:p>
            <text:p/>
          </table:table-cell>
          <table:table-cell office:value-type="string" table:style-name="ce9">
            <text:p>Suplemen vitamin dan mineral untuk kesehatan ikan</text:p>
          </table:table-cell>
          <table:table-cell office:value-type="date" office:date-value="2029-03-20T00:00:00" table:style-name="ce10">
            <text:p>20-Mar-2029</text:p>
          </table:table-cell>
          <table:table-cell office:value-type="float" office:value="1594" table:formula="of:=[.N455]-TODAY()" table:style-name="ce11">
            <text:p>1594</text:p>
          </table:table-cell>
          <table:table-cell office:value-type="string" office:string-value="Berlaku" table:formula="of:=IF([.O455]&gt;0;&quot;Berlaku&quot;;&quot;Kadaluarsa&quot;)" table:style-name="ce12">
            <text:p>Berlaku</text:p>
          </table:table-cell>
          <table:table-cell table:number-columns-repeated="16368"/>
        </table:table-row>
        <table:table-row table:style-name="ro48">
          <table:table-cell office:value-type="float" office:value="455" table:formula="of:=[.A455]+1" table:style-name="ce4">
            <text:p>455</text:p>
          </table:table-cell>
          <table:table-cell office:value-type="string" table:style-name="ce9">
            <text:p>Premix B228 for fish<text:s text:c="59"/></text:p>
          </table:table-cell>
          <table:table-cell office:value-type="string" table:style-name="ce9">
            <text:p>PT. Tienyen International</text:p>
          </table:table-cell>
          <table:table-cell office:value-type="string" table:style-name="ce9">
            <text:p>Kantor/Gudang:</text:p>
            <text:p>Komplek Pergudangan Eraprima Blok N5, Jl. Raya Daan Mogot Km. 21 Rt.001 Rw.001, Kel. Poris Plawad, Kec. Cipondoh, Kota Tangerang, Provinsi Banten, Kode Pos 15141, Telp (021) 9662866</text:p>
            <text:p/>
            <text:p>Produsen asal:</text:p>
            <text:p>Guangdong Nutriera Group Co., Ltd., China</text:p>
            <text:p>(Building 2 No.4, 6th Fushan Road, Qianwu Town, Doumen District, Zhuhai, Guangdong Province, P.R. China)</text:p>
          </table:table-cell>
          <table:table-cell office:value-type="string" table:style-name="ce4">
            <text:p>Banten</text:p>
          </table:table-cell>
          <table:table-cell office:value-type="string" table:style-name="ce4">
            <text:p>Importir</text:p>
          </table:table-cell>
          <table:table-cell office:value-type="string" table:style-name="ce8">
            <text:p>KKP RI I 2403338-P1 PBS<text:s text:c="5"/></text:p>
          </table:table-cell>
          <table:table-cell office:value-type="string" table:style-name="ce8">
            <text:p>Impor</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Vitamin E 3.340 mg/Kg, Vitamin B6 709 mg/Kg, Nicotinamide 2.580 mg/Kg, Zinc 1.800 mg/Kg, Manganese 1.100 mg/Kg, Ferrous 5.000 mg/Kg, Calsium Carbonate, Rice hull</text:p>
          </table:table-cell>
          <table:table-cell office:value-type="string" table:style-name="ce9">
            <text:p>Suplemen vitamin dan mineral untuk kesehatan ikan</text:p>
          </table:table-cell>
          <table:table-cell office:value-type="date" office:date-value="2029-03-20T00:00:00" table:style-name="ce10">
            <text:p>20-Mar-2029</text:p>
          </table:table-cell>
          <table:table-cell office:value-type="float" office:value="1594" table:formula="of:=[.N456]-TODAY()" table:style-name="ce11">
            <text:p>1594</text:p>
          </table:table-cell>
          <table:table-cell office:value-type="string" office:string-value="Berlaku" table:formula="of:=IF([.O456]&gt;0;&quot;Berlaku&quot;;&quot;Kadaluarsa&quot;)" table:style-name="ce12">
            <text:p>Berlaku</text:p>
          </table:table-cell>
          <table:table-cell table:number-columns-repeated="16368"/>
        </table:table-row>
        <table:table-row table:style-name="ro48">
          <table:table-cell office:value-type="float" office:value="456" table:formula="of:=[.A456]+1" table:style-name="ce4">
            <text:p>456</text:p>
          </table:table-cell>
          <table:table-cell office:value-type="string" table:style-name="ce9">
            <text:p>Premix 972 for shrimp<text:s text:c="62"/></text:p>
          </table:table-cell>
          <table:table-cell office:value-type="string" table:style-name="ce9">
            <text:p>PT. Tienyen International</text:p>
          </table:table-cell>
          <table:table-cell office:value-type="string" table:style-name="ce9">
            <text:p>Kantor/Gudang:</text:p>
            <text:p>Komplek Pergudangan Eraprima Blok N5, Jl. Raya Daan Mogot Km. 21 Rt.001 Rw.001, Kel. Poris Plawad, Kec. Cipondoh, Kota Tangerang, Provinsi Banten, Kode Pos 15141, Telp (021) 9662866</text:p>
            <text:p/>
            <text:p>Produsen asal:</text:p>
            <text:p>Guangdong Nutriera Group Co., Ltd., China</text:p>
            <text:p>(Building 2 No.4, 6th Fushan Road, Qianwu Town, Doumen District, Zhuhai, Guangdong Province, P.R. China)</text:p>
          </table:table-cell>
          <table:table-cell office:value-type="string" table:style-name="ce4">
            <text:p>Banten</text:p>
          </table:table-cell>
          <table:table-cell office:value-type="string" table:style-name="ce4">
            <text:p>Importir</text:p>
          </table:table-cell>
          <table:table-cell office:value-type="string" table:style-name="ce8">
            <text:p>KKP RI I 2403340-P1 PBS<text:s text:c="8"/></text:p>
          </table:table-cell>
          <table:table-cell office:value-type="string" table:style-name="ce8">
            <text:p>Impor</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Vitamin E 4.240 mg/kg, Vitamin B6 2.879 mg/Kg, Nicotinamide 6.670 mg/Kg, Zinc 3.800 mg/Kg, Manganese 1.000 mg/Kg, Ferrous 8.500 mg/Kg, Calsium Carbonate, Rice hull</text:p>
          </table:table-cell>
          <table:table-cell office:value-type="string" table:style-name="ce9">
            <text:p>Suplemen vitamin dan mineral untuk kesehatan udang</text:p>
          </table:table-cell>
          <table:table-cell office:value-type="date" office:date-value="2029-03-20T00:00:00" table:style-name="ce10">
            <text:p>20-Mar-2029</text:p>
          </table:table-cell>
          <table:table-cell office:value-type="float" office:value="1594" table:formula="of:=[.N457]-TODAY()" table:style-name="ce11">
            <text:p>1594</text:p>
          </table:table-cell>
          <table:table-cell office:value-type="string" office:string-value="Berlaku" table:formula="of:=IF([.O457]&gt;0;&quot;Berlaku&quot;;&quot;Kadaluarsa&quot;)" table:style-name="ce12">
            <text:p>Berlaku</text:p>
          </table:table-cell>
          <table:table-cell table:number-columns-repeated="16368"/>
        </table:table-row>
        <table:table-row table:style-name="ro34">
          <table:table-cell office:value-type="float" office:value="457" table:formula="of:=[.A457]+1" table:style-name="ce4">
            <text:p>457</text:p>
          </table:table-cell>
          <table:table-cell office:value-type="string" table:style-name="ce7">
            <text:p>Sanolife PRO 2<text:s/></text:p>
          </table:table-cell>
          <table:table-cell office:value-type="string" table:style-name="ce9">
            <text:p>PT. Inve Indonesia</text:p>
          </table:table-cell>
          <table:table-cell office:value-type="string" table:style-name="ce7">
            <text:p>Kantor/Gudang:</text:p>
            <text:p>(Ruko Prominence Blok 38E No.7, Jl. Jalur Sutera Boulevard, Kel. Panunggangan Timur, Kec. Pinang, Kota Tangerang, Provinsi Banten)</text:p>
            <text:p/>
            <text:p>Produsen Asal:</text:p>
            <text:p>Inve Aquaculture, Inc</text:p>
            <text:p>(Inve Aquaculture, Inc, USA, 3528 West 500 South Salt Lake City, UT 84104, USA)<text:s text:c="19"/></text:p>
          </table:table-cell>
          <table:table-cell office:value-type="string" table:style-name="ce4">
            <text:p>Banten</text:p>
          </table:table-cell>
          <table:table-cell office:value-type="string" table:style-name="ce4">
            <text:p>Importir</text:p>
          </table:table-cell>
          <table:table-cell office:value-type="string" table:style-name="ce16">
            <text:p>KKP RI I 2403036-P2 PbBS</text:p>
          </table:table-cell>
          <table:table-cell office:value-type="string" table:style-name="ce16">
            <text:p>Impor</text:p>
          </table:table-cell>
          <table:table-cell office:value-type="string" table:style-name="ce4">
            <text:p>Obat Bebas</text:p>
          </table:table-cell>
          <table:table-cell office:value-type="string" table:style-name="ce32">
            <text:p>Serbuk</text:p>
          </table:table-cell>
          <table:table-cell office:value-type="string" table:style-name="ce8">
            <text:p>Probiotik</text:p>
          </table:table-cell>
          <table:table-cell office:value-type="string" table:style-name="ce7">
            <text:p>Total Bacillus (<text:span text:style-name="T4">Bacillus subtilis, Bacillus <text:s/>licheniformis, Bacillus pumilus):<text:s/></text:span>min. 2x 10^10 CFU/g,<text:s/><text:span text:style-name="T4">Saccharomyces cerevisiae,<text:s text:c="2"/></text:span>Soybean meal, Monosodium <text:s/>phosphate,Silicon dioksida</text:p>
          </table:table-cell>
          <table:table-cell office:value-type="string" table:style-name="ce9">
            <text:p>Meningkatkan digestibility/ kecernaan pakan pada udang</text:p>
          </table:table-cell>
          <table:table-cell office:value-type="date" office:date-value="2029-03-20T00:00:00" table:style-name="ce10">
            <text:p>20-Mar-2029</text:p>
          </table:table-cell>
          <table:table-cell office:value-type="float" office:value="1594" table:formula="of:=[.N458]-TODAY()" table:style-name="ce11">
            <text:p>1594</text:p>
          </table:table-cell>
          <table:table-cell office:value-type="string" office:string-value="Berlaku" table:formula="of:=IF([.O458]&gt;0;&quot;Berlaku&quot;;&quot;Kadaluarsa&quot;)" table:style-name="ce12">
            <text:p>Berlaku</text:p>
          </table:table-cell>
          <table:table-cell table:number-columns-repeated="16368"/>
        </table:table-row>
        <table:table-row table:style-name="ro34">
          <table:table-cell office:value-type="float" office:value="458" table:formula="of:=[.A458]+1" table:style-name="ce4">
            <text:p>458</text:p>
          </table:table-cell>
          <table:table-cell office:value-type="string" table:style-name="ce9">
            <text:p>Sanolife PRO W<text:s text:c="68"/></text:p>
          </table:table-cell>
          <table:table-cell office:value-type="string" table:style-name="ce9">
            <text:p>PT. Inve Indonesia</text:p>
          </table:table-cell>
          <table:table-cell office:value-type="string" table:style-name="ce7">
            <text:p>Kantor/Gudang:</text:p>
            <text:p>(Ruko Prominence Blok 38E No.7, Jl. Jalur Sutera Boulevard, Kel. Panunggangan Timur, Kec. Pinang, Kota Tangerang, Provinsi Banten)</text:p>
            <text:p/>
            <text:p>Produsen Asal:</text:p>
            <text:p>Inve Aquaculture, Inc</text:p>
            <text:p>(Inve Aquaculture, Inc, USA, 3528 West 500 South Salt Lake City, UT 84104, USA)<text:s text:c="19"/></text:p>
          </table:table-cell>
          <table:table-cell office:value-type="string" table:style-name="ce4">
            <text:p>Banten</text:p>
          </table:table-cell>
          <table:table-cell office:value-type="string" table:style-name="ce4">
            <text:p>Importir</text:p>
          </table:table-cell>
          <table:table-cell office:value-type="string" table:style-name="ce16">
            <text:p>KKP RI I 2403034-P2 PbBS</text:p>
          </table:table-cell>
          <table:table-cell office:value-type="string" table:style-name="ce16">
            <text:p>Impor</text:p>
          </table:table-cell>
          <table:table-cell office:value-type="string" table:style-name="ce4">
            <text:p>Obat Bebas</text:p>
          </table:table-cell>
          <table:table-cell office:value-type="string" table:style-name="ce32">
            <text:p>Serbuk</text:p>
          </table:table-cell>
          <table:table-cell office:value-type="string" table:style-name="ce8">
            <text:p>Probiotik</text:p>
          </table:table-cell>
          <table:table-cell office:value-type="string" table:style-name="ce7">
            <text:p>Total Bacillus<text:s/><text:span text:style-name="T4">(Bacillus subtilis, Bacillus licheniformis):<text:s/></text:span>min. 5 x 10^10 CFU/g, Soybean meal, Calcium carbonate,Silicon dioksida</text:p>
            <text:p/>
          </table:table-cell>
          <table:table-cell office:value-type="string" table:style-name="ce9">
            <text:p>Sebagai probiotik untuk meningkatkan kualitas air dan dasar tambak, serta membantu proses penguraian limbah secara alami</text:p>
          </table:table-cell>
          <table:table-cell office:value-type="date" office:date-value="2029-03-20T00:00:00" table:style-name="ce10">
            <text:p>20-Mar-2029</text:p>
          </table:table-cell>
          <table:table-cell office:value-type="float" office:value="1594" table:formula="of:=[.N459]-TODAY()" table:style-name="ce11">
            <text:p>1594</text:p>
          </table:table-cell>
          <table:table-cell office:value-type="string" office:string-value="Berlaku" table:formula="of:=IF([.O459]&gt;0;&quot;Berlaku&quot;;&quot;Kadaluarsa&quot;)" table:style-name="ce12">
            <text:p>Berlaku</text:p>
          </table:table-cell>
          <table:table-cell table:number-columns-repeated="16368"/>
        </table:table-row>
        <table:table-row table:style-name="ro7">
          <table:table-cell office:value-type="float" office:value="459" table:formula="of:=[.A459]+1" table:style-name="ce4">
            <text:p>459</text:p>
          </table:table-cell>
          <table:table-cell office:value-type="string" table:style-name="ce5">
            <text:p>Mina Pro</text:p>
          </table:table-cell>
          <table:table-cell office:value-type="string" table:style-name="ce6">
            <text:p>PT. Marindolab Pratama</text:p>
          </table:table-cell>
          <table:table-cell office:value-type="string" table:style-name="ce7">
            <text:p>Kantor/Pabrik:</text:p>
            <text:p>(Kawasan Industri Modern III Blok A9-A10, Cikande, Kabupaten Serang, Provinsi Banten, Kode Pos: 42185, Telp (0254) 402486-7, Fax (0254) 402491</text:p>
          </table:table-cell>
          <table:table-cell office:value-type="string" table:style-name="ce8">
            <text:p>Jawa Tengah</text:p>
          </table:table-cell>
          <table:table-cell office:value-type="string" table:style-name="ce8">
            <text:p>Produsen</text:p>
          </table:table-cell>
          <table:table-cell office:value-type="string" table:style-name="ce4">
            <text:p>KKP RI D 240305-P2 PbBC</text:p>
          </table:table-cell>
          <table:table-cell office:value-type="string" table:style-name="ce4">
            <text:p>Dalam Negeri</text:p>
          </table:table-cell>
          <table:table-cell office:value-type="string" table:style-name="ce4">
            <text:p>Obat Bebas</text:p>
          </table:table-cell>
          <table:table-cell office:value-type="string" table:style-name="ce32">
            <text:p>Cair</text:p>
          </table:table-cell>
          <table:table-cell office:value-type="string" table:style-name="ce8">
            <text:p>Probiotik</text:p>
          </table:table-cell>
          <table:table-cell office:value-type="string" table:style-name="ce5">
            <text:p><text:span text:style-name="T4">Bacillus subtilis</text:span><text:s/>min. 1x10^6 CFU/mL, Glucose, Prelac, Molase, Skim milk, Glycine NaCl, Yeast Extract, Air</text:p>
          </table:table-cell>
          <table:table-cell office:value-type="string" table:style-name="ce9">
            <text:p>Sebagai probiotik untuk:</text:p>
            <text:p>- Meningkatkan pertumbuhan dan kesehatan ikan;</text:p>
            <text:p>- Membantu proses pencernaan dan penyerapan nutrisi;</text:p>
            <text:p>- Menekan pertumbuhan bakteri pathogen dalam sistem pencernaan.</text:p>
            <text:p/>
          </table:table-cell>
          <table:table-cell office:value-type="date" office:date-value="2029-03-20T00:00:00" table:style-name="ce10">
            <text:p>20-Mar-2029</text:p>
          </table:table-cell>
          <table:table-cell office:value-type="float" office:value="1594" table:formula="of:=[.N460]-TODAY()" table:style-name="ce11">
            <text:p>1594</text:p>
          </table:table-cell>
          <table:table-cell office:value-type="string" office:string-value="Berlaku" table:formula="of:=IF([.O460]&gt;0;&quot;Berlaku&quot;;&quot;Kadaluarsa&quot;)" table:style-name="ce12">
            <text:p>Berlaku</text:p>
          </table:table-cell>
          <table:table-cell table:number-columns-repeated="16368"/>
        </table:table-row>
        <table:table-row table:style-name="ro13">
          <table:table-cell office:value-type="float" office:value="460" table:formula="of:=[.A460]+1" table:style-name="ce4">
            <text:p>460</text:p>
          </table:table-cell>
          <table:table-cell office:value-type="string" table:style-name="ce5">
            <text:p>Epifeed LHF 1</text:p>
          </table:table-cell>
          <table:table-cell office:value-type="string" table:style-name="ce6">
            <text:p>PT. Behn Meyer Chemicals</text:p>
          </table:table-cell>
          <table:table-cell office:value-type="string" table:style-name="ce6">
            <text:p>Kantor/Gudang:</text:p>
            <text:p>Taman Tekno Blok B No.1, Bumi Serpong Damai Sektor XI, Kel. Setu, Kec. Setu, Kota Tangerang Selatan, Provinsi Banten, Kode Pos 15314, Telp/Fax: 021-7565000/021-7560860, 7560870)</text:p>
            <text:p/>
            <text:p>Produsen Asal:</text:p>
            <text:p>Epicore BioNetworks Inc.</text:p>
            <text:p>(4 Lina Lane/ Eastampton, NJ 08060, USA, Phone: 1-(609)-2679118, Fax: 8092679336)</text:p>
          </table:table-cell>
          <table:table-cell office:value-type="string" table:style-name="ce4">
            <text:p>Banten</text:p>
          </table:table-cell>
          <table:table-cell office:value-type="string" table:style-name="ce4">
            <text:p>Importir</text:p>
          </table:table-cell>
          <table:table-cell office:value-type="string" table:style-name="ce27">
            <text:p>KKP RI I 2403216-P2 PBC</text:p>
          </table:table-cell>
          <table:table-cell office:value-type="string" table:style-name="ce14">
            <text:p>Impor</text:p>
          </table:table-cell>
          <table:table-cell office:value-type="string" table:style-name="ce4">
            <text:p>Obat Bebas</text:p>
          </table:table-cell>
          <table:table-cell office:value-type="string" table:style-name="ce8">
            <text:p>Cair</text:p>
          </table:table-cell>
          <table:table-cell office:value-type="string" table:style-name="ce8">
            <text:p>Premiks</text:p>
          </table:table-cell>
          <table:table-cell office:value-type="string" table:style-name="ce7">
            <text:p>Menhaden meal, Menhaden solubles, Hydrolyzed soy, Com starch, Molasses, Menhaden oil, Lecithin, Propylene glycol, Air, Inositol, chlorine chloride, Niacin, Vitamin E, B1, B6, C, D-Calcium pantothenate, B2, A, Folic acid, D3, B12, Biotin (Analisa terjamin: Kadar Protein min. 14,5%, Kadar lemak min. 7%, Kadar abu maks. 6,4%, Kadar serat maks. 3,4%, Kadar air maks. 45,4%)</text:p>
            <text:p/>
            <text:p/>
          </table:table-cell>
          <table:table-cell office:value-type="string" table:style-name="ce9">
            <text:p>Sebagai imbuhan pakan untuk larva udang</text:p>
          </table:table-cell>
          <table:table-cell office:value-type="date" office:date-value="2029-03-20T00:00:00" table:style-name="ce10">
            <text:p>20-Mar-2029</text:p>
          </table:table-cell>
          <table:table-cell office:value-type="float" office:value="1594" table:formula="of:=[.N461]-TODAY()" table:style-name="ce11">
            <text:p>1594</text:p>
          </table:table-cell>
          <table:table-cell office:value-type="string" office:string-value="Berlaku" table:formula="of:=IF([.O461]&gt;0;&quot;Berlaku&quot;;&quot;Kadaluarsa&quot;)" table:style-name="ce12">
            <text:p>Berlaku</text:p>
          </table:table-cell>
          <table:table-cell table:number-columns-repeated="16368"/>
        </table:table-row>
        <table:table-row table:style-name="ro13">
          <table:table-cell office:value-type="float" office:value="461" table:formula="of:=[.A461]+1" table:style-name="ce4">
            <text:p>461</text:p>
          </table:table-cell>
          <table:table-cell office:value-type="string" table:style-name="ce5">
            <text:p>Epicin</text:p>
          </table:table-cell>
          <table:table-cell office:value-type="string" table:style-name="ce6">
            <text:p>PT. Behn Meyer Chemicals</text:p>
          </table:table-cell>
          <table:table-cell office:value-type="string" table:style-name="ce6">
            <text:p>Kantor/Gudang:</text:p>
            <text:p>Taman Tekno Blok B No.1, Bumi Serpong Damai Sektor XI, Kel. Setu, Kec. Setu, Kota Tangerang Selatan, Provinsi Banten, Kode Pos 15314, Telp/Fax: 021-7565000/021-7560860, 7560870)</text:p>
            <text:p/>
            <text:p>Produsen Asal:</text:p>
            <text:p>Epicore BioNetworks Inc.</text:p>
            <text:p>(4 Lina Lane/ Eastampton, NJ 08060, USA, Phone: 1-(609)-2679118, Fax: 8092679336)</text:p>
          </table:table-cell>
          <table:table-cell office:value-type="string" table:style-name="ce4">
            <text:p>Banten</text:p>
          </table:table-cell>
          <table:table-cell office:value-type="string" table:style-name="ce4">
            <text:p>Importir</text:p>
          </table:table-cell>
          <table:table-cell office:value-type="string" table:style-name="ce27">
            <text:p>KKP RI I 2403780 PbBS</text:p>
          </table:table-cell>
          <table:table-cell office:value-type="string" table:style-name="ce14">
            <text:p>Impor</text:p>
          </table:table-cell>
          <table:table-cell office:value-type="string" table:style-name="ce4">
            <text:p>Obat Bebas</text:p>
          </table:table-cell>
          <table:table-cell office:value-type="string" table:style-name="ce32">
            <text:p>Serbuk</text:p>
          </table:table-cell>
          <table:table-cell office:value-type="string" table:style-name="ce8">
            <text:p>Probiotik</text:p>
          </table:table-cell>
          <table:table-cell office:value-type="string" table:style-name="ce9">
            <text:p><text:span text:style-name="T4">Bacillus <text:s/>subtilis</text:span><text:s/>min. 5,6 x 10^9 CFU/g,<text:s/><text:span text:style-name="T4">Saccharomyces cerevisiae</text:span><text:s/>min. 1 x 10^6 CFU/g, <text:s/>Protease 500 PC/g, Lipase 400 FIP/g, Amylase 480 BAU/g, Cellulase 300 CU/g, Wheat bran, Silicon dioxide</text:p>
          </table:table-cell>
          <table:table-cell office:value-type="string" table:style-name="ce9">
            <text:p>Sebagai probiotik untuk hatchery udang, ikan dan air tambak</text:p>
          </table:table-cell>
          <table:table-cell office:value-type="date" office:date-value="2029-03-20T00:00:00" table:style-name="ce10">
            <text:p>20-Mar-2029</text:p>
          </table:table-cell>
          <table:table-cell office:value-type="float" office:value="1594" table:formula="of:=[.N462]-TODAY()" table:style-name="ce11">
            <text:p>1594</text:p>
          </table:table-cell>
          <table:table-cell office:value-type="string" office:string-value="Berlaku" table:formula="of:=IF([.O462]&gt;0;&quot;Berlaku&quot;;&quot;Kadaluarsa&quot;)" table:style-name="ce12">
            <text:p>Berlaku</text:p>
          </table:table-cell>
          <table:table-cell table:number-columns-repeated="16368"/>
        </table:table-row>
        <table:table-row table:style-name="ro13">
          <table:table-cell office:value-type="float" office:value="462" table:formula="of:=[.A462]+1" table:style-name="ce4">
            <text:p>462</text:p>
          </table:table-cell>
          <table:table-cell office:value-type="string" table:style-name="ce5">
            <text:p>Epicin G2</text:p>
          </table:table-cell>
          <table:table-cell office:value-type="string" table:style-name="ce6">
            <text:p>PT. Behn Meyer Chemicals</text:p>
          </table:table-cell>
          <table:table-cell office:value-type="string" table:style-name="ce6">
            <text:p>Kantor/Gudang:</text:p>
            <text:p>Taman Tekno Blok B No.1, Bumi Serpong Damai Sektor XI, Kel. Setu, Kec. Setu, Kota Tangerang Selatan, Provinsi Banten, Kode Pos 15314, Telp/Fax: 021-7565000/021-7560860, 7560870)</text:p>
            <text:p/>
            <text:p>Produsen Asal:</text:p>
            <text:p>Epicore BioNetworks Inc.</text:p>
            <text:p>(4 Lina Lane/ Eastampton, NJ 08060, USA, Phone: 1-(609)-2679118, Fax: 8092679336)</text:p>
          </table:table-cell>
          <table:table-cell office:value-type="string" table:style-name="ce4">
            <text:p>Banten</text:p>
          </table:table-cell>
          <table:table-cell office:value-type="string" table:style-name="ce4">
            <text:p>Importir</text:p>
          </table:table-cell>
          <table:table-cell office:value-type="string" table:style-name="ce27">
            <text:p>KKP RI I 2403781 PbBS</text:p>
          </table:table-cell>
          <table:table-cell office:value-type="string" table:style-name="ce14">
            <text:p>Impor</text:p>
          </table:table-cell>
          <table:table-cell office:value-type="string" table:style-name="ce4">
            <text:p>Obat Bebas</text:p>
          </table:table-cell>
          <table:table-cell office:value-type="string" table:style-name="ce32">
            <text:p>Serbuk</text:p>
          </table:table-cell>
          <table:table-cell office:value-type="string" table:style-name="ce8">
            <text:p>Probiotik</text:p>
          </table:table-cell>
          <table:table-cell office:value-type="string" table:style-name="ce9">
            <text:p>Total Bacillus (<text:span text:style-name="T4">Bacillus subtilis, Bacillus pumilus</text:span>): 4 x 10^9 CFU/g,<text:s/><text:span text:style-name="T4">Saccharomyces cerevisiae:<text:s/></text:span>min. 1 x 10^6 CFU/g, Protease, Lipase, Amylase, Cellulase, Dextrose, Silicon dioxide</text:p>
          </table:table-cell>
          <table:table-cell office:value-type="string" table:style-name="ce9">
            <text:p>Sebagai probiotik untuk hatchery udang, ikan dan air tambak</text:p>
          </table:table-cell>
          <table:table-cell office:value-type="date" office:date-value="2029-03-20T00:00:00" table:style-name="ce10">
            <text:p>20-Mar-2029</text:p>
          </table:table-cell>
          <table:table-cell office:value-type="float" office:value="1594" table:formula="of:=[.N463]-TODAY()" table:style-name="ce11">
            <text:p>1594</text:p>
          </table:table-cell>
          <table:table-cell office:value-type="string" office:string-value="Berlaku" table:formula="of:=IF([.O463]&gt;0;&quot;Berlaku&quot;;&quot;Kadaluarsa&quot;)" table:style-name="ce12">
            <text:p>Berlaku</text:p>
          </table:table-cell>
          <table:table-cell table:number-columns-repeated="16368"/>
        </table:table-row>
        <table:table-row table:style-name="ro5">
          <table:table-cell office:value-type="float" office:value="463" table:formula="of:=[.A463]+1" table:style-name="ce4">
            <text:p>463</text:p>
          </table:table-cell>
          <table:table-cell office:value-type="string" table:style-name="ce5">
            <text:p>Minstar<text:s/></text:p>
          </table:table-cell>
          <table:table-cell office:value-type="string" table:style-name="ce6">
            <text:p>PT. Panca Sukses Lestari</text:p>
          </table:table-cell>
          <table:table-cell office:value-type="string" table:style-name="ce6">
            <text:p>Kantor/Pabrik:<text:s/></text:p>
            <text:p>Gang Mushola No. 14, Kedung Halang, Kec. Bogor Utara, Kota Bogor, Provinsi Jawa Barat, Kode Pos 16158, Hp: 082177846662</text:p>
          </table:table-cell>
          <table:table-cell office:value-type="string" table:style-name="ce4">
            <text:p>Jawa Barat</text:p>
          </table:table-cell>
          <table:table-cell office:value-type="string" table:style-name="ce4">
            <text:p>Produsen</text:p>
          </table:table-cell>
          <table:table-cell office:value-type="string" table:style-name="ce27">
            <text:p>KKP RI D 2403782 PBS</text:p>
          </table:table-cell>
          <table:table-cell office:value-type="string" table:style-name="ce14">
            <text:p>Dalam Negeri</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9">
            <text:p>Total Calcium 306,33 g/Kg, Magnesium 39,35 g/Kg, Sodium bikarbonat</text:p>
          </table:table-cell>
          <table:table-cell office:value-type="string" table:style-name="ce9">
            <text:p>Sebagai sumber mineral kalsium dan magnesium di kolam ikan dan tambak udang</text:p>
          </table:table-cell>
          <table:table-cell office:value-type="date" office:date-value="2029-03-20T00:00:00" table:style-name="ce10">
            <text:p>20-Mar-2029</text:p>
          </table:table-cell>
          <table:table-cell office:value-type="float" office:value="1594" table:formula="of:=[.N464]-TODAY()" table:style-name="ce11">
            <text:p>1594</text:p>
          </table:table-cell>
          <table:table-cell office:value-type="string" office:string-value="Berlaku" table:formula="of:=IF([.O464]&gt;0;&quot;Berlaku&quot;;&quot;Kadaluarsa&quot;)" table:style-name="ce12">
            <text:p>Berlaku</text:p>
          </table:table-cell>
          <table:table-cell table:number-columns-repeated="16368"/>
        </table:table-row>
        <table:table-row table:style-name="ro13">
          <table:table-cell office:value-type="float" office:value="464" table:formula="of:=[.A464]+1" table:style-name="ce4">
            <text:p>464</text:p>
          </table:table-cell>
          <table:table-cell office:value-type="string" table:style-name="ce5">
            <text:p>MIN AQU FRS 1 C CMK<text:s/></text:p>
          </table:table-cell>
          <table:table-cell office:value-type="string" table:style-name="ce6">
            <text:p>PT. Trouw Nutrition Indonesia</text:p>
          </table:table-cell>
          <table:table-cell office:value-type="string" table:style-name="ce6">
            <text:p>Kantor:</text:p>
            <text:p>(Kawasan Industri MM 2100, Jl. Selayar Blok A3-2, Desa Mekarwangi, Kel/Desa Mekarwangi, Kec. Cikarang Barat, Bekasi, Provinsi Jawa Barat 17845);</text:p>
            <text:p/>
            <text:p>Pabrik:</text:p>
            <text:p>Pasuruan Industrial Estate Rembang</text:p>
            <text:p>(Jl. Rembang Industrial III/24, Pandean, Rembang, Kabupaten Pasuruan, Provinsi Jawa Timur)<text:s/></text:p>
          </table:table-cell>
          <table:table-cell office:value-type="string" table:style-name="ce4">
            <text:p>Jawa Timur</text:p>
          </table:table-cell>
          <table:table-cell office:value-type="string" table:style-name="ce4">
            <text:p>Produsen</text:p>
          </table:table-cell>
          <table:table-cell office:value-type="string" table:style-name="ce27">
            <text:p>KKP RI D 2403783 PBS</text:p>
          </table:table-cell>
          <table:table-cell office:value-type="string" table:style-name="ce14">
            <text:p>Dalam Negeri</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Iron 50.000 mg/Kg, Zinc 75.000 mg/Kg, Magnesium 20.000 mg/Kg, Cobalt 50 mg/Kg, Copper 3.750 mg/Kg, Manganese 6.500 mg/Kg, Selenium 125 mg/Kg, Iodin 750 mg/Kg, Calcium carbonate</text:p>
          </table:table-cell>
          <table:table-cell office:value-type="string" table:style-name="ce9">
            <text:p>Suplemen <text:s/>pakan dalam pengolahan pakan ikan air tawar</text:p>
          </table:table-cell>
          <table:table-cell office:value-type="date" office:date-value="2029-03-19T00:00:00" table:style-name="ce10">
            <text:p>19-Mar-2029</text:p>
          </table:table-cell>
          <table:table-cell office:value-type="float" office:value="1593" table:formula="of:=[.N465]-TODAY()" table:style-name="ce11">
            <text:p>1593</text:p>
          </table:table-cell>
          <table:table-cell office:value-type="string" office:string-value="Berlaku" table:formula="of:=IF([.O465]&gt;0;&quot;Berlaku&quot;;&quot;Kadaluarsa&quot;)" table:style-name="ce12">
            <text:p>Berlaku</text:p>
          </table:table-cell>
          <table:table-cell table:number-columns-repeated="16368"/>
        </table:table-row>
        <table:table-row table:style-name="ro13">
          <table:table-cell office:value-type="float" office:value="465" table:formula="of:=[.A465]+1" table:style-name="ce4">
            <text:p>465</text:p>
          </table:table-cell>
          <table:table-cell office:value-type="string" table:style-name="ce5">
            <text:p>MIN AQA FRS 1.0 C LHJ</text:p>
          </table:table-cell>
          <table:table-cell office:value-type="string" table:style-name="ce6">
            <text:p>PT. Trouw Nutrition Indonesia</text:p>
          </table:table-cell>
          <table:table-cell office:value-type="string" table:style-name="ce6">
            <text:p>Kantor:</text:p>
            <text:p>(Kawasan Industri MM 2100, Jl. Selayar Blok A3-2, Desa Mekarwangi, Kel/Desa Mekarwangi, Kec. Cikarang Barat, Bekasi, Provinsi Jawa Barat 17845);</text:p>
            <text:p/>
            <text:p>Pabrik:</text:p>
            <text:p>Pasuruan Industrial Estate Rembang</text:p>
            <text:p>(Jl. Rembang Industrial III/24, Pandean, Rembang, Kabupaten Pasuruan, Provinsi Jawa Timur)<text:s/></text:p>
          </table:table-cell>
          <table:table-cell office:value-type="string" table:style-name="ce4">
            <text:p>Jawa Timur</text:p>
          </table:table-cell>
          <table:table-cell office:value-type="string" table:style-name="ce4">
            <text:p>Produsen</text:p>
          </table:table-cell>
          <table:table-cell office:value-type="string" table:style-name="ce27">
            <text:p>KKP RI D 2403784 PBS</text:p>
          </table:table-cell>
          <table:table-cell office:value-type="string" table:style-name="ce14">
            <text:p>Dalam Negeri</text:p>
          </table:table-cell>
          <table:table-cell office:value-type="string" table:style-name="ce4">
            <text:p>Obat Bebas</text:p>
          </table:table-cell>
          <table:table-cell office:value-type="string" table:style-name="ce32">
            <text:p>Serbuk</text:p>
          </table:table-cell>
          <table:table-cell office:value-type="string" table:style-name="ce8">
            <text:p>Premiks</text:p>
          </table:table-cell>
          <table:table-cell office:value-type="string" table:style-name="ce7">
            <text:p>Iron 85.000 mg/Kg, Zinc 80.000 mg/Kg, Iodin 3.000 mg/Kg, Cobalt 250 mg/Kg, Manganese 80.000 mg/Kg, Copper 25.000 mg/Kg, Selenium 300 mg/Kg, Silicon dioxide, Calcium carbonate</text:p>
          </table:table-cell>
          <table:table-cell office:value-type="string" table:style-name="ce9">
            <text:p>Suplemen <text:s/>pakan dalam pengolahan pakan ikan air tawar</text:p>
          </table:table-cell>
          <table:table-cell office:value-type="date" office:date-value="2029-03-19T00:00:00" table:style-name="ce10">
            <text:p>19-Mar-2029</text:p>
          </table:table-cell>
          <table:table-cell office:value-type="float" office:value="1593" table:formula="of:=[.N466]-TODAY()" table:style-name="ce11">
            <text:p>1593</text:p>
          </table:table-cell>
          <table:table-cell office:value-type="string" office:string-value="Berlaku" table:formula="of:=IF([.O466]&gt;0;&quot;Berlaku&quot;;&quot;Kadaluarsa&quot;)" table:style-name="ce12">
            <text:p>Berlaku</text:p>
          </table:table-cell>
          <table:table-cell table:number-columns-repeated="16368"/>
        </table:table-row>
        <table:table-row table:style-name="ro18">
          <table:table-cell office:value-type="float" office:value="466" table:formula="of:=[.A466]+1" table:style-name="ce4">
            <text:p>466</text:p>
          </table:table-cell>
          <table:table-cell office:value-type="string" table:style-name="ce5">
            <text:p>Agrixine Aquatic</text:p>
          </table:table-cell>
          <table:table-cell office:value-type="string" table:style-name="ce6">
            <text:p>PT. Agrinusa Jaya Sentosa</text:p>
          </table:table-cell>
          <table:table-cell office:value-type="string" table:style-name="ce6">
            <text:p>Kantor:<text:s/></text:p>
            <text:p>Raya Panjang, Komplek Kedoya Elok Plaza Blok DA-17 RT.019/004 Kedoya Selatan, Kebon Jeruk, Jakarta Barat.</text:p>
            <text:p/>
            <text:p>Alamat Pabrik:<text:s/></text:p>
            <text:p>Komplek Industri Wahyu Sejahtera, Blok E-3, Kp. Tegal, RT 20 RW 06, Desa Kembang Kuning, Kec. Klapanunggal, Kab. Bogor, Provinsi Jawa Barat-16710</text:p>
          </table:table-cell>
          <table:table-cell office:value-type="string" table:style-name="ce4">
            <text:p>Jawa Barat</text:p>
          </table:table-cell>
          <table:table-cell office:value-type="string" table:style-name="ce4">
            <text:p>Produsen</text:p>
          </table:table-cell>
          <table:table-cell office:value-type="string" table:style-name="ce27">
            <text:p>KKP RI D 2403785 FKS</text:p>
          </table:table-cell>
          <table:table-cell office:value-type="string" table:style-name="ce14">
            <text:p>Dalam Negeri</text:p>
          </table:table-cell>
          <table:table-cell office:value-type="string" table:style-name="ce4">
            <text:p>Obat Keras</text:p>
          </table:table-cell>
          <table:table-cell office:value-type="string" table:style-name="ce32">
            <text:p>Serbuk</text:p>
          </table:table-cell>
          <table:table-cell office:value-type="string" table:style-name="ce8">
            <text:p>Farmasetik</text:p>
          </table:table-cell>
          <table:table-cell office:value-type="string" table:style-name="ce7">
            <text:p>Enrofloxacin hydrochloride 250 g/Kg, Laktosa</text:p>
          </table:table-cell>
          <table:table-cell office:value-type="string" table:style-name="ce7">
            <text:p>Pengobatan infeksi bakteri<text:s/><text:span text:style-name="T4">Aeromonas hydrophila</text:span><text:s/>pada ikan lele (dosis 40 mg/Kg berat badan, penggunaan 3-5 hari berturut-turut,<text:s/><text:span text:style-name="T4">Withdrawal time:<text:s/></text:span>7<text:span text:style-name="T4"><text:s/></text:span>hari sebelum panen)</text:p>
          </table:table-cell>
          <table:table-cell office:value-type="date" office:date-value="2029-03-20T00:00:00" table:style-name="ce10">
            <text:p>20-Mar-2029</text:p>
          </table:table-cell>
          <table:table-cell office:value-type="float" office:value="1594" table:formula="of:=[.N467]-TODAY()" table:style-name="ce11">
            <text:p>1594</text:p>
          </table:table-cell>
          <table:table-cell office:value-type="string" office:string-value="Berlaku" table:formula="of:=IF([.O467]&gt;0;&quot;Berlaku&quot;;&quot;Kadaluarsa&quot;)" table:style-name="ce12">
            <text:p>Berlaku</text:p>
          </table:table-cell>
          <table:table-cell table:number-columns-repeated="16368"/>
        </table:table-row>
        <table:table-row table:style-name="ro50">
          <table:table-cell office:value-type="float" office:value="467" table:formula="of:=[.A467]+1" table:style-name="ce4">
            <text:p>467</text:p>
          </table:table-cell>
          <table:table-cell office:value-type="string" table:style-name="ce9">
            <office:annotation draw:style-name="a12" svg:x="0.725in" svg:y="1216.11666666667in" svg:width="0.625in" svg:height="0.075in">
              <dc:creator>Microsoft Office User</dc:creator>
              <text:p><text:span text:style-name="T2">(Aquacell Vita Fish berubah merk sejak 24 Oktober 2022)<text:s text:c="2"/></text:span></text:p>
            </office:annotation>
            <text:p>Aquacell <text:s/>Vit C FSH CAN-50180<text:s text:c="82"/></text:p>
          </table:table-cell>
          <table:table-cell office:value-type="string" table:style-name="ce9">
            <text:p>PT. Nutricell Pacific</text:p>
          </table:table-cell>
          <table:table-cell office:value-type="string" table:style-name="ce7">
            <text:p><text:span text:style-name="T7">Kantor:</text:span><text:span text:style-name="T7"/></text:p>
            <text:p>Cibis Nine Lt 12, Unit G-1 Jl. TB Simatupang<text:s/></text:p>
            <text:p>No.2, Rt. 001 Rw. 005 Kel.Cilandak Timur, Kec. Pasar Minggu, Kota Jakarta Selatan, Provinsi DKI Jakarta, Telp. (021) 87962197(98) Fax. (021) 87962199</text:p>
            <text:p/>
            <text:p><text:span text:style-name="T7">Pabrik:</text:span><text:span text:style-name="T7"/></text:p>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2404354-P1 PBS<text:s text:c="21"/></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26">
            <text:p>Vitamin A 5.000.000 IU/kg, Vitamin D3 2.000.000 IU/kg, Vitamin E 60.000 mg/kg, Vitamin B1 8.000 mg/kg, Vitamin B2 1.500 mg/kg, Vitamin B6 20.000 mcg/kg, Vitamin B12 2.000 mg/kg, Biotin 20.000 mcg/kg, Vitamin K3 2.000 mg/kg, Vitamin C 20.000 mg/kg, Calcium-d-pantothenate 40.000 mg/kg, Folic acid 3.000 mg/kg, Nicotinic acid 1.000 mg/kg, Inositol 30.000 mg/kg, Calcium carbonate ad to 1 kg</text:p>
          </table:table-cell>
          <table:table-cell office:value-type="string" table:style-name="ce25">
            <text:p>Suplementasi vitamin untuk ikan</text:p>
          </table:table-cell>
          <table:table-cell office:value-type="date" office:date-value="2029-05-02T00:00:00" table:style-name="ce10">
            <text:p>2-May-2029</text:p>
          </table:table-cell>
          <table:table-cell office:value-type="float" office:value="1637" table:formula="of:=[.N468]-TODAY()" table:style-name="ce11">
            <text:p>1637</text:p>
          </table:table-cell>
          <table:table-cell office:value-type="string" office:string-value="Berlaku" table:formula="of:=IF([.O468]&gt;0;&quot;Berlaku&quot;;&quot;Kadaluarsa&quot;)" table:style-name="ce12">
            <text:p>Berlaku</text:p>
          </table:table-cell>
          <table:table-cell table:number-columns-repeated="16368"/>
        </table:table-row>
        <table:table-row table:style-name="ro21">
          <table:table-cell office:value-type="float" office:value="468" table:formula="of:=[.A468]+1" table:style-name="ce4">
            <text:p>468</text:p>
          </table:table-cell>
          <table:table-cell office:value-type="string" table:style-name="ce9">
            <text:p>VIT SHRIMP PX 0.25<text:s/></text:p>
          </table:table-cell>
          <table:table-cell office:value-type="string" table:style-name="ce9">
            <text:p>PT. BEC Premix Solution Indonesia</text:p>
          </table:table-cell>
          <table:table-cell office:value-type="string" table:style-name="ce7">
            <text:p><text:span text:style-name="T7">Kantor:</text:span><text:span text:style-name="T7"/></text:p>
            <text:p>GKM Green Tower, 3rd Floor, Suite 305, Jl. TB. Simatupang Kav.89G, Kel. Kebagusan, Kec. Pasar Minggu, Kota Jakarta Selatan, Provinsi DKI Jakarta, Kode 12520, Telp/Fax: (021) 22785094/95</text:p>
            <text:p/>
            <text:p><text:span text:style-name="T7">Pabrik:</text:span><text:span text:style-name="T7"/></text:p>
            <text:p>Jl. Rembang Industri Raya, PIER No.24B, Kabupaten Pasuruan, Provinsi Jawa Timur, Kode Pos 67152</text:p>
          </table:table-cell>
          <table:table-cell office:value-type="string" table:style-name="ce8">
            <text:p>Jawa Timur</text:p>
          </table:table-cell>
          <table:table-cell office:value-type="string" table:style-name="ce8">
            <text:p>Produsen/Importir</text:p>
          </table:table-cell>
          <table:table-cell office:value-type="string" table:style-name="ce27">
            <text:p>KKP RI D 2404786 PBS</text:p>
          </table:table-cell>
          <table:table-cell office:value-type="string" table:style-name="ce8">
            <text:p>Dalam Negeri</text:p>
          </table:table-cell>
          <table:table-cell office:value-type="string" table:style-name="ce4">
            <text:p>Obat Bebas</text:p>
          </table:table-cell>
          <table:table-cell office:value-type="string" table:style-name="ce8">
            <text:p>Serbuk</text:p>
          </table:table-cell>
          <table:table-cell office:value-type="string" table:style-name="ce21">
            <text:p>Premiks</text:p>
          </table:table-cell>
          <table:table-cell office:value-type="string" table:style-name="ce7">
            <text:p>Vitamin A 3.000.000 IU/kg, Vitamin D3 800.000 IU/kg, Vitamin E 40.000 mg/kg, Vitamin B1 6.500 mg/kg, Vitamin B2 14.000 mg/kg, Vitamin B3 40.000 mg/kg, Vitamin B5 30.000 mg/kg, Vitamin B6 20.000 mg/kg, Vitamin B9 4.000 mg/kg, Vitamin B12 20 mg/kg, Vitamin H Biotin 200 mg/kg, Vitamin K3 4.000 mg/kg, Anticaking (Silicon dioxide) 5.000 mg /kg, Antioksidan (Ethoxyquine) 500 mg/kg, Rice husk 50.000 mg/kg, Calcium carbonate) sampai dengan 1 kg</text:p>
          </table:table-cell>
          <table:table-cell office:value-type="string" table:style-name="ce9">
            <text:p>Suplemen anti defisiensi vitamin pada udang</text:p>
          </table:table-cell>
          <table:table-cell office:value-type="date" office:date-value="2029-05-02T00:00:00" table:style-name="ce10">
            <text:p>2-May-2029</text:p>
          </table:table-cell>
          <table:table-cell office:value-type="float" office:value="1637" table:formula="of:=[.N469]-TODAY()" table:style-name="ce11">
            <text:p>1637</text:p>
          </table:table-cell>
          <table:table-cell office:value-type="string" office:string-value="Berlaku" table:formula="of:=IF([.O469]&gt;0;&quot;Berlaku&quot;;&quot;Kadaluarsa&quot;)" table:style-name="ce12">
            <text:p>Berlaku</text:p>
          </table:table-cell>
          <table:table-cell table:number-columns-repeated="16368"/>
        </table:table-row>
        <table:table-row table:style-name="ro15">
          <table:table-cell office:value-type="float" office:value="469" table:formula="of:=[.A469]+1" table:style-name="ce4">
            <text:p>469</text:p>
          </table:table-cell>
          <table:table-cell office:value-type="string" table:style-name="ce7">
            <text:p>Natuzyme Aquatic<text:s/></text:p>
          </table:table-cell>
          <table:table-cell office:value-type="string" table:style-name="ce9">
            <text:p>PT. Agroveta Husada Dharma</text:p>
          </table:table-cell>
          <table:table-cell office:value-type="string" table:style-name="ce7">
            <text:p><text:span text:style-name="T7">Kantor:</text:span><text:span text:style-name="T7"/></text:p>
            <text:p>Jl. Pulogadung No.23, Kav II G5 KIP, Jatinegara, Cakung, Kota Jakarta Timur, Provinsi DKI Jakarta, Kode Pos: 13930, Telp: (021) 42873888</text:p>
            <text:p/>
            <text:p><text:span text:style-name="T7">Gudang:</text:span><text:span text:style-name="T7"/></text:p>
            <text:p>Jl. Meranti 2 Blok L3 No.2 Delta Silicon, Kabupaten Bekasi, Provinsi Jawa Barat.</text:p>
            <text:p/>
            <text:p><text:span text:style-name="T7">Produsen:</text:span><text:span text:style-name="T7"/></text:p>
            <text:p>Bioproton Pty Ltd</text:p>
            <text:p>(Alamat Kantor: 38/141 Sunnybank Queensland 4109, Australia, Alamat Pabrik: <text:s/>55 Dullaca Street Acacia Ridge QLD 4110, Australia)</text:p>
          </table:table-cell>
          <table:table-cell office:value-type="string" table:style-name="ce8">
            <text:p>DKI Jakarta</text:p>
          </table:table-cell>
          <table:table-cell office:value-type="string" table:style-name="ce8">
            <text:p>Produsen/Importir</text:p>
          </table:table-cell>
          <table:table-cell office:value-type="string" table:style-name="ce27">
            <text:p>KKP RI I 2404787 P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21">
            <text:p>Premiks</text:p>
          </table:table-cell>
          <table:table-cell office:value-type="string" table:style-name="ce7">
            <text:p>Cellulase ≥ 6.000.000 U/kg, Xylanase ≥ 10.000.000 U/kg, β-glucanase ≥ 700.000 U/kg, Protease ≥ 3.000.000 U/kg, α-amylase ≥ 700.000 U/kg, β-mannanase ≥ 400.000 U/kg , Phytase ≥ 1.500.000 U/kg, Pectinase <text:s/>≥ 70.000 U/kg, Lipase ≥ 5.000 U/kg, Calcium carbonate ad to 1 kg</text:p>
          </table:table-cell>
          <table:table-cell office:value-type="string" table:style-name="ce9">
            <text:p>Feed additive pada ikan</text:p>
          </table:table-cell>
          <table:table-cell office:value-type="date" office:date-value="2029-05-02T00:00:00" table:style-name="ce10">
            <text:p>2-May-2029</text:p>
          </table:table-cell>
          <table:table-cell office:value-type="float" office:value="1637" table:formula="of:=[.N470]-TODAY()" table:style-name="ce11">
            <text:p>1637</text:p>
          </table:table-cell>
          <table:table-cell office:value-type="string" office:string-value="Berlaku" table:formula="of:=IF([.O470]&gt;0;&quot;Berlaku&quot;;&quot;Kadaluarsa&quot;)" table:style-name="ce12">
            <text:p>Berlaku</text:p>
          </table:table-cell>
          <table:table-cell table:number-columns-repeated="16368"/>
        </table:table-row>
        <table:table-row table:style-name="ro51">
          <table:table-cell office:value-type="float" office:value="470" table:formula="of:=[.A470]+1" table:style-name="ce4">
            <text:p>470</text:p>
          </table:table-cell>
          <table:table-cell office:value-type="string" table:style-name="ce7">
            <text:p>Aquazyme 1</text:p>
          </table:table-cell>
          <table:table-cell office:value-type="string" table:style-name="ce9">
            <text:p>PT. Longmen Indo Nusantara</text:p>
          </table:table-cell>
          <table:table-cell office:value-type="string" table:style-name="ce7">
            <text:p>Jl. Bekasi Timur IV No.9, Rt. 003 Rw. 008, Kel. Cipinang Besar Utara, Kec. Jatinegara, Kota Jakarta Timur, Provinsi DKI Jakarta, Kode Pos: 13410, Telp/Fax: (021) 85900961</text:p>
            <text:p/>
            <text:p><text:span text:style-name="T7">Produsen:</text:span><text:span text:style-name="T7"/></text:p>
            <text:p>Longmen International Corp</text:p>
            <text:p>(No.1 Sec. 1, Xinsheng N Rd., Taipei 106, Taiwan)</text:p>
          </table:table-cell>
          <table:table-cell office:value-type="string" table:style-name="ce8">
            <text:p>DKI Jakarta</text:p>
          </table:table-cell>
          <table:table-cell office:value-type="string" table:style-name="ce8">
            <text:p>Importir</text:p>
          </table:table-cell>
          <table:table-cell office:value-type="string" table:style-name="ce27">
            <text:p>KKP RI I 2404788 PbBS</text:p>
          </table:table-cell>
          <table:table-cell office:value-type="string" table:style-name="ce8">
            <text:p>Impor</text:p>
          </table:table-cell>
          <table:table-cell office:value-type="string" table:style-name="ce4">
            <text:p>Obat Bebas</text:p>
          </table:table-cell>
          <table:table-cell office:value-type="string" table:style-name="ce8">
            <text:p>Serbuk</text:p>
          </table:table-cell>
          <table:table-cell office:value-type="string" table:style-name="ce8">
            <text:p>Probiotik</text:p>
          </table:table-cell>
          <table:table-cell office:value-type="string" table:style-name="ce7">
            <text:p>Bacillus subtilis min. 1 x 10^7 Cfu/g, Soya bean ad to 1 g</text:p>
          </table:table-cell>
          <table:table-cell office:value-type="string" table:style-name="ce9">
            <text:p>Menguraikan bahan organik dan bioremediasi air tambak</text:p>
          </table:table-cell>
          <table:table-cell office:value-type="date" office:date-value="2029-05-02T00:00:00" table:style-name="ce10">
            <text:p>2-May-2029</text:p>
          </table:table-cell>
          <table:table-cell office:value-type="float" office:value="1637" table:formula="of:=[.N471]-TODAY()" table:style-name="ce11">
            <text:p>1637</text:p>
          </table:table-cell>
          <table:table-cell office:value-type="string" office:string-value="Berlaku" table:formula="of:=IF([.O471]&gt;0;&quot;Berlaku&quot;;&quot;Kadaluarsa&quot;)" table:style-name="ce12">
            <text:p>Berlaku</text:p>
          </table:table-cell>
          <table:table-cell table:number-columns-repeated="16368"/>
        </table:table-row>
        <table:table-row table:style-name="ro48">
          <table:table-cell office:value-type="float" office:value="471" table:formula="of:=[.A471]+1" table:style-name="ce4">
            <text:p>471</text:p>
          </table:table-cell>
          <table:table-cell office:value-type="string" table:style-name="ce9">
            <text:p>Biotronic Px Top 3</text:p>
          </table:table-cell>
          <table:table-cell office:value-type="string" table:style-name="ce5">
            <office:annotation draw:style-name="a13" svg:x="1.05in" svg:y="1227.51666666667in" svg:width="0.95in" svg:height="0in">
              <dc:creator>Microsoft Office User</dc:creator>
              <text:p><text:span text:style-name="T2">(dialihkan ke PT. DSM Nutritional Products Manufacturing Indonesia per tgl 23 Desember 2021)</text:span></text:p>
            </office:annotation>
            <text:p>PT. DSM Nutritional <text:s/>Products Manufacturing Indonesia</text:p>
          </table:table-cell>
          <table:table-cell office:value-type="string" table:style-name="ce6">
            <text:p>Kantor:</text:p>
            <text:p>18 Office Park Tower A, Unit J, 3rd Floor, Jl. Letjen TB Simatupang Kav.18, Kel. Kebagusan, Kec. Pasar Minggu, Kota Jakarta Selatan, Provinsi DKI Jakarta12520. Telp: (021) 22708402.</text:p>
            <text:p/>
            <text:p>Produsen asal Biotronic PX Top 3:</text:p>
            <text:p>Biomin Feed Additive (China) Co.Ltd</text:p>
            <text:p>(No.6-1, Chunyu Road, Economic Development Zone of Xishan, Wuxi City Jiangsu Province, 214101)</text:p>
          </table:table-cell>
          <table:table-cell office:value-type="string" table:style-name="ce4">
            <text:p>DKI Jakarta</text:p>
          </table:table-cell>
          <table:table-cell office:value-type="string" table:style-name="ce4">
            <text:p>Produsen/Importir/Eksportir</text:p>
          </table:table-cell>
          <table:table-cell office:value-type="string" table:style-name="ce16">
            <text:p>KKP RI I 2406407-P1 PBS</text:p>
          </table:table-cell>
          <table:table-cell office:value-type="string" table:style-name="ce16">
            <text:p>Impor</text:p>
          </table:table-cell>
          <table:table-cell office:value-type="string" table:style-name="ce4">
            <text:p>Obat Bebas</text:p>
          </table:table-cell>
          <table:table-cell office:value-type="string" table:style-name="ce16">
            <text:p>Serbuk</text:p>
          </table:table-cell>
          <table:table-cell office:value-type="string" table:style-name="ce4">
            <text:p>Premiks</text:p>
          </table:table-cell>
          <table:table-cell office:value-type="string" table:style-name="ce9">
            <text:p>Calcium formate min.770 g/kg, Fumaric Acid, Silicic acid precipitated and dried</text:p>
          </table:table-cell>
          <table:table-cell office:value-type="string" table:style-name="ce9">
            <text:p>Meningkatkan performa pertumbuhan ikan dan udang</text:p>
          </table:table-cell>
          <table:table-cell office:value-type="date" office:date-value="2029-06-03T00:00:00" table:style-name="ce10">
            <text:p>3-Jun-2029</text:p>
          </table:table-cell>
          <table:table-cell office:value-type="float" office:value="1669" table:formula="of:=[.N472]-TODAY()" table:style-name="ce11">
            <text:p>1669</text:p>
          </table:table-cell>
          <table:table-cell office:value-type="string" office:string-value="Berlaku" table:formula="of:=IF([.O472]&gt;0;&quot;Berlaku&quot;;&quot;Kadaluarsa&quot;)" table:style-name="ce12">
            <text:p>Berlaku</text:p>
          </table:table-cell>
          <table:table-cell table:number-columns-repeated="16368"/>
        </table:table-row>
        <table:table-row table:style-name="ro19">
          <table:table-cell office:value-type="float" office:value="472" table:formula="of:=[.A472]+1" table:style-name="ce4">
            <text:p>472</text:p>
          </table:table-cell>
          <table:table-cell office:value-type="string" table:style-name="ce5">
            <text:p>Nupro Aqua-AD</text:p>
          </table:table-cell>
          <table:table-cell office:value-type="string" table:style-name="ce5">
            <text:p>PT. Alltech Biotechnology Indonesia</text:p>
          </table:table-cell>
          <table:table-cell office:value-type="string" table:style-name="ce6">
            <text:p>Kantor:</text:p>
            <text:p>18 Office Park, Lt.25, Unit B2 dan C, Jl. TB Simatupang No.18, Kel. Kebagusan, Kec. Pasar Minggu, Kota Jakarta Selatan, Provinsi DKI Jakarta-12520, Telp. 021-22783555</text:p>
            <text:p/>
            <text:p>Produsen asal Nupro Aqua-AD dan De-Odorase Aq:</text:p>
            <text:p>Alltech Inc., USA</text:p>
            <text:p>(3031 Catnip Hill Pike Nicholasville Kentucky, USA)</text:p>
          </table:table-cell>
          <table:table-cell office:value-type="string" table:style-name="ce4">
            <text:p>DKI Jakarta</text:p>
          </table:table-cell>
          <table:table-cell office:value-type="string" table:style-name="ce4">
            <text:p>Importir</text:p>
          </table:table-cell>
          <table:table-cell office:value-type="string" table:style-name="ce4">
            <text:p>KKP RI I 2406447-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35">
            <text:p>Ekstrak Yeast 900 g/kg, Brewers dried yeast 100 g/kg (Analisa terjamin: protein kasar min.40%)</text:p>
          </table:table-cell>
          <table:table-cell office:value-type="string" table:style-name="ce35">
            <text:p>Sumber protein untuk pakan ikan dan udang</text:p>
          </table:table-cell>
          <table:table-cell office:value-type="date" office:date-value="2029-06-03T00:00:00" table:style-name="ce10">
            <text:p>3-Jun-2029</text:p>
          </table:table-cell>
          <table:table-cell office:value-type="float" office:value="1669" table:formula="of:=[.N473]-TODAY()" table:style-name="ce11">
            <text:p>1669</text:p>
          </table:table-cell>
          <table:table-cell office:value-type="string" office:string-value="Berlaku" table:formula="of:=IF([.O473]&gt;0;&quot;Berlaku&quot;;&quot;Kadaluarsa&quot;)" table:style-name="ce12">
            <text:p>Berlaku</text:p>
          </table:table-cell>
          <table:table-cell table:number-columns-repeated="16368"/>
        </table:table-row>
        <table:table-row table:style-name="ro19">
          <table:table-cell office:value-type="float" office:value="473" table:formula="of:=[.A473]+1" table:style-name="ce4">
            <text:p>473</text:p>
          </table:table-cell>
          <table:table-cell office:value-type="string" table:style-name="ce5">
            <text:p>Probiont M1</text:p>
          </table:table-cell>
          <table:table-cell office:value-type="string" table:style-name="ce6">
            <text:p>PT. Nugen Bioscience Indonesia</text:p>
          </table:table-cell>
          <table:table-cell office:value-type="string" table:style-name="ce7">
            <text:p>Kantor:</text:p>
            <text:p>Jl. Ancol Barat Blok A5E No.12, Kelurahan Ancol, Kecamatan Pademangan, Kota Jakarta Utara, Provinsi DKI Jakarta, Kode Pos: 14430, Telp: (021) 691999/ Fax: (021) 6916611)</text:p>
            <text:p/>
            <text:p>Pabrik:</text:p>
            <text:p>Jl. Prabu Siliwangi Km. 2,5 Rt. 03 Rw.01, Kelurahan Jatiuwung, Kota Tangerang, Provinsi Banten, Kode Pos: 15133<text:s/></text:p>
          </table:table-cell>
          <table:table-cell office:value-type="string" table:style-name="ce8">
            <text:p>DKI Jakarta</text:p>
          </table:table-cell>
          <table:table-cell office:value-type="string" table:style-name="ce8">
            <text:p>Produsen</text:p>
          </table:table-cell>
          <table:table-cell office:value-type="string" table:style-name="ce4">
            <text:p>KKP RI D 2406119-P2 PbBC</text:p>
          </table:table-cell>
          <table:table-cell office:value-type="string" table:style-name="ce4">
            <text:p>Dalam Negeri</text:p>
          </table:table-cell>
          <table:table-cell office:value-type="string" table:style-name="ce4">
            <text:p>Obat Bebas</text:p>
          </table:table-cell>
          <table:table-cell office:value-type="string" table:style-name="ce14">
            <text:p>Cair</text:p>
          </table:table-cell>
          <table:table-cell office:value-type="string" table:style-name="ce4">
            <text:p>Probiotik</text:p>
          </table:table-cell>
          <table:table-cell office:value-type="string" table:style-name="ce6">
            <text:p>Rhodobacter sp &gt; 1X10^6 CFU/ml</text:p>
          </table:table-cell>
          <table:table-cell office:value-type="string" table:style-name="ce9">
            <text:p>Menjaga kualitas air dan bioremediasi air di tambak udang dan kolam ikan</text:p>
          </table:table-cell>
          <table:table-cell office:value-type="date" office:date-value="2029-06-03T00:00:00" table:style-name="ce10">
            <text:p>3-Jun-2029</text:p>
          </table:table-cell>
          <table:table-cell office:value-type="float" office:value="1669" table:formula="of:=[.N474]-TODAY()" table:style-name="ce11">
            <text:p>1669</text:p>
          </table:table-cell>
          <table:table-cell office:value-type="string" office:string-value="Berlaku" table:formula="of:=IF([.O474]&gt;0;&quot;Berlaku&quot;;&quot;Kadaluarsa&quot;)" table:style-name="ce12">
            <text:p>Berlaku</text:p>
          </table:table-cell>
          <table:table-cell table:number-columns-repeated="16368"/>
        </table:table-row>
        <table:table-row table:style-name="ro21">
          <table:table-cell office:value-type="float" office:value="474" table:formula="of:=[.A474]+1" table:style-name="ce4">
            <text:p>474</text:p>
          </table:table-cell>
          <table:table-cell office:value-type="string" table:style-name="ce36">
            <text:p>Rovimix 6188 (210 B-NHI)</text:p>
          </table:table-cell>
          <table:table-cell office:value-type="string" table:style-name="ce9">
            <text:p>PT. DSM Nutritional <text:s/>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67152)</text:p>
          </table:table-cell>
          <table:table-cell office:value-type="string" table:style-name="ce8">
            <text:p>Jawa Timur</text:p>
          </table:table-cell>
          <table:table-cell office:value-type="string" table:style-name="ce8">
            <text:p>Produsen</text:p>
          </table:table-cell>
          <table:table-cell office:value-type="string" table:style-name="ce37">
            <text:p>KKP RI D 2406789 PBS</text:p>
          </table:table-cell>
          <table:table-cell office:value-type="string" table:style-name="ce4">
            <text:p>Dalam Negeri</text:p>
          </table:table-cell>
          <table:table-cell office:value-type="string" table:style-name="ce4">
            <text:p>Obat Bebas</text:p>
          </table:table-cell>
          <table:table-cell office:value-type="string" table:style-name="ce14">
            <text:p>Serbuk</text:p>
          </table:table-cell>
          <table:table-cell office:value-type="string" table:style-name="ce4">
            <text:p>Premiks</text:p>
          </table:table-cell>
          <table:table-cell office:value-type="string" table:style-name="ce38">
            <text:p>Vitamin A 9.00.000 IU, Vitamin D3 3.00.000 IU, Vitamin E 80 g/kg, Vitamin K3 6,02 g/kg, Vitamin B1 11,76 g/kg, Vitamin B2 12 g/kg, Vitamin B6 10,78 g/kg, Vitamin B12 20 mg/kg, Niacin 39,6 g/kg, Asam pantotenat 39,2 g/kg, Asam folat 5,88 g/kg, Biotin 100 mg/kg, Inositol 102,9 g/kg, Silicon dioxide 10 g/kg, Ethoxyquine 0,15 g/kg, Rice hulls dan calcium carbonate ad to 1 kg</text:p>
          </table:table-cell>
          <table:table-cell office:value-type="string" table:style-name="ce35">
            <text:p>Sebagai feed supplement untuk ikan</text:p>
          </table:table-cell>
          <table:table-cell office:value-type="date" office:date-value="2029-06-03T00:00:00" table:style-name="ce10">
            <text:p>3-Jun-2029</text:p>
          </table:table-cell>
          <table:table-cell office:value-type="float" office:value="1669" table:formula="of:=[.N475]-TODAY()" table:style-name="ce11">
            <text:p>1669</text:p>
          </table:table-cell>
          <table:table-cell office:value-type="string" office:string-value="Berlaku" table:formula="of:=IF([.O475]&gt;0;&quot;Berlaku&quot;;&quot;Kadaluarsa&quot;)" table:style-name="ce12">
            <text:p>Berlaku</text:p>
          </table:table-cell>
          <table:table-cell table:number-columns-repeated="16368"/>
        </table:table-row>
        <table:table-row table:style-name="ro21">
          <table:table-cell office:value-type="float" office:value="475" table:formula="of:=[.A475]+1" table:style-name="ce4">
            <text:p>475</text:p>
          </table:table-cell>
          <table:table-cell office:value-type="string" table:style-name="ce36">
            <text:p>Betacell (210 B-NHI)</text:p>
          </table:table-cell>
          <table:table-cell office:value-type="string" table:style-name="ce9">
            <text:p>PT. DSM Nutritional <text:s/>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67152)</text:p>
          </table:table-cell>
          <table:table-cell office:value-type="string" table:style-name="ce8">
            <text:p>Jawa Timur</text:p>
          </table:table-cell>
          <table:table-cell office:value-type="string" table:style-name="ce8">
            <text:p>Produsen</text:p>
          </table:table-cell>
          <table:table-cell office:value-type="string" table:style-name="ce37">
            <text:p>KKP RI D 2406790 PBS</text:p>
          </table:table-cell>
          <table:table-cell office:value-type="string" table:style-name="ce4">
            <text:p>Dalam Negeri</text:p>
          </table:table-cell>
          <table:table-cell office:value-type="string" table:style-name="ce4">
            <text:p>Obat Bebas</text:p>
          </table:table-cell>
          <table:table-cell office:value-type="string" table:style-name="ce14">
            <text:p>Serbuk</text:p>
          </table:table-cell>
          <table:table-cell office:value-type="string" table:style-name="ce4">
            <text:p>Premiks</text:p>
          </table:table-cell>
          <table:table-cell office:value-type="string" table:style-name="ce38">
            <text:p>Copper 2,94 g/kg, Iron 77,91 g/kg, Manganese 12,759 g/kg, Zinc 34,65 g/kg, Cobalt 0,15 g/kg, Iodine 1 g/kg, Selenium 0,25 g/kg, Magnesium 52,5 g/kg, Silicon dioxide 5 g/kg, Ethoxiquine 0,15 g/kg, Calcium carbonate ad to 1 kg</text:p>
          </table:table-cell>
          <table:table-cell office:value-type="string" table:style-name="ce35">
            <text:p>Sebagai feed supplement untuk ikan</text:p>
          </table:table-cell>
          <table:table-cell office:value-type="date" office:date-value="2029-06-03T00:00:00" table:style-name="ce10">
            <text:p>3-Jun-2029</text:p>
          </table:table-cell>
          <table:table-cell office:value-type="float" office:value="1669" table:formula="of:=[.N476]-TODAY()" table:style-name="ce11">
            <text:p>1669</text:p>
          </table:table-cell>
          <table:table-cell office:value-type="string" office:string-value="Berlaku" table:formula="of:=IF([.O476]&gt;0;&quot;Berlaku&quot;;&quot;Kadaluarsa&quot;)" table:style-name="ce12">
            <text:p>Berlaku</text:p>
          </table:table-cell>
          <table:table-cell table:number-columns-repeated="16368"/>
        </table:table-row>
        <table:table-row table:style-name="ro21">
          <table:table-cell office:value-type="float" office:value="476" table:formula="of:=[.A476]+1" table:style-name="ce4">
            <text:p>476</text:p>
          </table:table-cell>
          <table:table-cell office:value-type="string" table:style-name="ce39">
            <text:p>Shrimp Vitamin Premix (220 B-NHI)</text:p>
          </table:table-cell>
          <table:table-cell office:value-type="string" table:style-name="ce9">
            <text:p>PT. DSM Nutritional <text:s/>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67152)</text:p>
          </table:table-cell>
          <table:table-cell office:value-type="string" table:style-name="ce8">
            <text:p>Jawa Timur</text:p>
          </table:table-cell>
          <table:table-cell office:value-type="string" table:style-name="ce8">
            <text:p>Produsen</text:p>
          </table:table-cell>
          <table:table-cell office:value-type="string" table:style-name="ce37">
            <text:p>KKP RI D 2406791 PBS</text:p>
          </table:table-cell>
          <table:table-cell office:value-type="string" table:style-name="ce4">
            <text:p>Dalam Negeri</text:p>
          </table:table-cell>
          <table:table-cell office:value-type="string" table:style-name="ce4">
            <text:p>Obat Bebas</text:p>
          </table:table-cell>
          <table:table-cell office:value-type="string" table:style-name="ce14">
            <text:p>Serbuk</text:p>
          </table:table-cell>
          <table:table-cell office:value-type="string" table:style-name="ce4">
            <text:p>Premiks</text:p>
          </table:table-cell>
          <table:table-cell office:value-type="string" table:style-name="ce38">
            <text:p>Vitamin A 10.000.000 IU, Vitamin D3 2.000.000 IU, Vitamin E 80 g/kg, Vitamin K3 8 g/kg, Vitamin B1 30 g/kg, Vitamin B2 28 g/kg, Vitamin B6 30 g/kg, Vitamin B12 20 mg/kg, Niacin 75 g/kg, Asam pantotenat 60 g/kg, Asam folat 4 g/kg, Biotin 80 mg/kg, Inositol 150 g/kg, Silicon dioxide 10 g/kg, Ethoxyquine 0,1 g/kg, Rice hulls dan Calcium carbonate ad to 1 kg</text:p>
          </table:table-cell>
          <table:table-cell office:value-type="string" table:style-name="ce35">
            <text:p>Sebagai feed supplement untuk udang</text:p>
          </table:table-cell>
          <table:table-cell office:value-type="date" office:date-value="2029-06-03T00:00:00" table:style-name="ce10">
            <text:p>3-Jun-2029</text:p>
          </table:table-cell>
          <table:table-cell office:value-type="float" office:value="1669" table:formula="of:=[.N477]-TODAY()" table:style-name="ce11">
            <text:p>1669</text:p>
          </table:table-cell>
          <table:table-cell office:value-type="string" office:string-value="Berlaku" table:formula="of:=IF([.O477]&gt;0;&quot;Berlaku&quot;;&quot;Kadaluarsa&quot;)" table:style-name="ce12">
            <text:p>Berlaku</text:p>
          </table:table-cell>
          <table:table-cell table:number-columns-repeated="16368"/>
        </table:table-row>
        <table:table-row table:style-name="ro21">
          <table:table-cell office:value-type="float" office:value="477" table:formula="of:=[.A477]+1" table:style-name="ce4">
            <text:p>477</text:p>
          </table:table-cell>
          <table:table-cell office:value-type="string" table:style-name="ce39">
            <text:p>Shrimp Mineral Premix (220 B-NHI)</text:p>
          </table:table-cell>
          <table:table-cell office:value-type="string" table:style-name="ce9">
            <text:p>PT. DSM Nutritional <text:s/>Products Manufacturing Indonesia</text:p>
          </table:table-cell>
          <table:table-cell office:value-type="string" table:style-name="ce7">
            <text:p>Kantor:</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67152)</text:p>
          </table:table-cell>
          <table:table-cell office:value-type="string" table:style-name="ce8">
            <text:p>Jawa Timur</text:p>
          </table:table-cell>
          <table:table-cell office:value-type="string" table:style-name="ce8">
            <text:p>Produsen</text:p>
          </table:table-cell>
          <table:table-cell office:value-type="string" table:style-name="ce37">
            <text:p>KKP RI D 2406792 PBS</text:p>
          </table:table-cell>
          <table:table-cell office:value-type="string" table:style-name="ce4">
            <text:p>Dalam Negeri</text:p>
          </table:table-cell>
          <table:table-cell office:value-type="string" table:style-name="ce4">
            <text:p>Obat Bebas</text:p>
          </table:table-cell>
          <table:table-cell office:value-type="string" table:style-name="ce14">
            <text:p>Serbuk</text:p>
          </table:table-cell>
          <table:table-cell office:value-type="string" table:style-name="ce4">
            <text:p>Premiks</text:p>
          </table:table-cell>
          <table:table-cell office:value-type="string" table:style-name="ce38">
            <text:p>Copper 30 g/kg, Iron 50 g/kg, Manganese 25 g/kg, Zinc 80 g/kg, Cobalt 0,8 g/kg, Iodine 1,2 g/kg, Selenium 0,5 g/kg, Magnesium 50 g/kg, Silicon dioxide 5 g/kg, Ethoxyquine 0,15 g/kg, Calcium carbonate ad to 1 kg</text:p>
          </table:table-cell>
          <table:table-cell office:value-type="string" table:style-name="ce35">
            <text:p>Sebagai feed supplement untuk udang</text:p>
          </table:table-cell>
          <table:table-cell office:value-type="date" office:date-value="2029-06-03T00:00:00" table:style-name="ce10">
            <text:p>3-Jun-2029</text:p>
          </table:table-cell>
          <table:table-cell office:value-type="float" office:value="1669" table:formula="of:=[.N478]-TODAY()" table:style-name="ce11">
            <text:p>1669</text:p>
          </table:table-cell>
          <table:table-cell office:value-type="string" office:string-value="Berlaku" table:formula="of:=IF([.O478]&gt;0;&quot;Berlaku&quot;;&quot;Kadaluarsa&quot;)" table:style-name="ce12">
            <text:p>Berlaku</text:p>
          </table:table-cell>
          <table:table-cell table:number-columns-repeated="16368"/>
        </table:table-row>
        <table:table-row table:style-name="ro7">
          <table:table-cell office:value-type="float" office:value="478" table:formula="of:=[.A478]+1" table:style-name="ce4">
            <text:p>478</text:p>
          </table:table-cell>
          <table:table-cell office:value-type="string" table:style-name="ce39">
            <text:p>Dovative Pion<text:s/></text:p>
          </table:table-cell>
          <table:table-cell office:value-type="string" table:style-name="ce36">
            <text:p>PT. Dover Chemical</text:p>
          </table:table-cell>
          <table:table-cell office:value-type="string" table:style-name="ce7">
            <text:p>Kantor/Pabrik:</text:p>
            <text:p>Jl. Raya Merak Km. 117, Kelurahan Gerem, Kecamatan Grogol, Kota Cilegon, Provinsi Banten, Kode Pos: 42438, Telp (021) 29527180/ Hp: 082119408701</text:p>
          </table:table-cell>
          <table:table-cell office:value-type="string" table:style-name="ce8">
            <text:p>Banten</text:p>
          </table:table-cell>
          <table:table-cell office:value-type="string" table:style-name="ce8">
            <text:p>Produsen</text:p>
          </table:table-cell>
          <table:table-cell office:value-type="string" table:style-name="ce37">
            <text:p>KKP RI D 2406793 PBS</text:p>
          </table:table-cell>
          <table:table-cell office:value-type="string" table:style-name="ce4">
            <text:p>Dalam Negeri</text:p>
          </table:table-cell>
          <table:table-cell office:value-type="string" table:style-name="ce4">
            <text:p>Obat Bebas</text:p>
          </table:table-cell>
          <table:table-cell office:value-type="string" table:style-name="ce14">
            <text:p>Serbuk</text:p>
          </table:table-cell>
          <table:table-cell office:value-type="string" table:style-name="ce4">
            <text:p>Premiks</text:p>
          </table:table-cell>
          <table:table-cell office:value-type="string" table:style-name="ce38">
            <text:p>Calcium Propionat 1.000 g/kg</text:p>
          </table:table-cell>
          <table:table-cell office:value-type="string" table:style-name="ce35">
            <text:p>Sebagai acidifier pada bahan baku dan pakan ikan dan udang</text:p>
          </table:table-cell>
          <table:table-cell office:value-type="date" office:date-value="2029-06-03T00:00:00" table:style-name="ce10">
            <text:p>3-Jun-2029</text:p>
          </table:table-cell>
          <table:table-cell office:value-type="float" office:value="1669" table:formula="of:=[.N479]-TODAY()" table:style-name="ce11">
            <text:p>1669</text:p>
          </table:table-cell>
          <table:table-cell office:value-type="string" office:string-value="Berlaku" table:formula="of:=IF([.O479]&gt;0;&quot;Berlaku&quot;;&quot;Kadaluarsa&quot;)" table:style-name="ce12">
            <text:p>Berlaku</text:p>
          </table:table-cell>
          <table:table-cell table:number-columns-repeated="16368"/>
        </table:table-row>
        <table:table-row table:style-name="ro11">
          <table:table-cell office:value-type="float" office:value="479" table:formula="of:=[.A479]+1" table:style-name="ce4">
            <text:p>479</text:p>
          </table:table-cell>
          <table:table-cell office:value-type="string" table:style-name="ce39">
            <text:p>Ruinom Antimold</text:p>
          </table:table-cell>
          <table:table-cell office:value-type="string" table:style-name="ce36">
            <text:p>PT. Tienyen International</text:p>
          </table:table-cell>
          <table:table-cell office:value-type="string" table:style-name="ce7">
            <text:p>Kantor/Gudang:</text:p>
            <text:p>Komplek Pergudangan Eraprima Blok N5, Jl. Raya Daan Mogot Km. 21 Rt.001 Rw.001, Kel. Poris Plawad, Kec. Cipondoh, Kota Tangerang, Provinsi Banten, Kode Pos 15141, Telp (021) 9662866</text:p>
            <text:p/>
            <text:p>Produsen asal:</text:p>
            <text:p>Chongqing Huaruilong Biological Technology Co., Ltd., China</text:p>
            <text:p>(No. 280, Jiefang East Road, Laifeng Street, Bishan District, Chongqing, China)</text:p>
          </table:table-cell>
          <table:table-cell office:value-type="string" table:style-name="ce8">
            <text:p>Banten</text:p>
          </table:table-cell>
          <table:table-cell office:value-type="string" table:style-name="ce8">
            <text:p>Importir</text:p>
          </table:table-cell>
          <table:table-cell office:value-type="string" table:style-name="ce37">
            <text:p>KKP RI I 2406794 PBS</text:p>
          </table:table-cell>
          <table:table-cell office:value-type="string" table:style-name="ce4">
            <text:p>Impor</text:p>
          </table:table-cell>
          <table:table-cell office:value-type="string" table:style-name="ce4">
            <text:p>Obat Bebas</text:p>
          </table:table-cell>
          <table:table-cell office:value-type="string" table:style-name="ce14">
            <text:p>Serbuk</text:p>
          </table:table-cell>
          <table:table-cell office:value-type="string" table:style-name="ce4">
            <text:p>Premiks</text:p>
          </table:table-cell>
          <table:table-cell office:value-type="string" table:style-name="ce38">
            <text:p>Propionic acid 500 g/kg, Silicon dioxide 130 g/kg, Sodium sulfate 370 g/kg</text:p>
          </table:table-cell>
          <table:table-cell office:value-type="string" table:style-name="ce35">
            <text:p>Sebagai anti jamur pada pakan ikan</text:p>
          </table:table-cell>
          <table:table-cell office:value-type="date" office:date-value="2029-06-03T00:00:00" table:style-name="ce10">
            <text:p>3-Jun-2029</text:p>
          </table:table-cell>
          <table:table-cell office:value-type="float" office:value="1669" table:formula="of:=[.N480]-TODAY()" table:style-name="ce11">
            <text:p>1669</text:p>
          </table:table-cell>
          <table:table-cell office:value-type="string" office:string-value="Berlaku" table:formula="of:=IF([.O480]&gt;0;&quot;Berlaku&quot;;&quot;Kadaluarsa&quot;)" table:style-name="ce12">
            <text:p>Berlaku</text:p>
          </table:table-cell>
          <table:table-cell table:number-columns-repeated="16368"/>
        </table:table-row>
        <table:table-row table:style-name="ro25">
          <table:table-cell office:value-type="float" office:value="480" table:formula="of:=[.A480]+1" table:style-name="ce4">
            <text:p>480</text:p>
          </table:table-cell>
          <table:table-cell office:value-type="string" table:style-name="ce39">
            <text:p>Vanamag Booster<text:s/></text:p>
          </table:table-cell>
          <table:table-cell office:value-type="string" table:style-name="ce36">
            <text:p>PT. Bio Cycle Indo</text:p>
          </table:table-cell>
          <table:table-cell office:value-type="string" table:style-name="ce7">
            <text:p>Kantor/Pabrik:</text:p>
            <text:p>Jl. Teratai Raya No. 33A, Rt 006 Rw. 003, Desa/Kelurahan Sei Putih, Kecamatan Tapung, Kabupaten Kampar, Kota Riau, Provinsi Riau, Kode Pos: 28464 (Hp. 0811595600)</text:p>
          </table:table-cell>
          <table:table-cell office:value-type="string" table:style-name="ce8">
            <text:p>Riau</text:p>
          </table:table-cell>
          <table:table-cell office:value-type="string" table:style-name="ce8">
            <text:p>Produsen</text:p>
          </table:table-cell>
          <table:table-cell office:value-type="string" table:style-name="ce37">
            <text:p>KKP RI D 2406795 PBC</text:p>
          </table:table-cell>
          <table:table-cell office:value-type="string" table:style-name="ce4">
            <text:p>Dalam Negeri</text:p>
          </table:table-cell>
          <table:table-cell office:value-type="string" table:style-name="ce4">
            <text:p>Obat Bebas</text:p>
          </table:table-cell>
          <table:table-cell office:value-type="string" table:style-name="ce14">
            <text:p>Cair</text:p>
          </table:table-cell>
          <table:table-cell office:value-type="string" table:style-name="ce4">
            <text:p>Premiks</text:p>
          </table:table-cell>
          <table:table-cell office:value-type="string" table:style-name="ce38">
            <text:p>Larva black soldier fly (BSF), Molase, Air (Analisa terjamin: Protein min. 22.300 mg/kg, Alanin min. 1.200 mg/kg, Lisin min 300 mg/kg, Isoleusin min. 475 mg/kg, Treonin min. 300 mg/kg, Metionin min. 9,5 mg/kg)</text:p>
          </table:table-cell>
          <table:table-cell office:value-type="string" table:style-name="ce35">
            <text:p>Sumber asam amino esensial untuk pakan udang</text:p>
          </table:table-cell>
          <table:table-cell office:value-type="date" office:date-value="2029-06-03T00:00:00" table:style-name="ce10">
            <text:p>3-Jun-2029</text:p>
          </table:table-cell>
          <table:table-cell office:value-type="float" office:value="1669" table:formula="of:=[.N481]-TODAY()" table:style-name="ce11">
            <text:p>1669</text:p>
          </table:table-cell>
          <table:table-cell office:value-type="string" office:string-value="Berlaku" table:formula="of:=IF([.O481]&gt;0;&quot;Berlaku&quot;;&quot;Kadaluarsa&quot;)" table:style-name="ce12">
            <text:p>Berlaku</text:p>
          </table:table-cell>
          <table:table-cell table:number-columns-repeated="16368"/>
        </table:table-row>
        <table:table-row table:style-name="ro8">
          <table:table-cell office:value-type="float" office:value="481" table:formula="of:=[.A481]+1" table:style-name="ce4">
            <text:p>481</text:p>
          </table:table-cell>
          <table:table-cell office:value-type="string" table:style-name="ce39">
            <text:p>V-Namin<text:s/></text:p>
          </table:table-cell>
          <table:table-cell office:value-type="string" table:style-name="ce36">
            <text:p>CV Pradipta Paramita</text:p>
          </table:table-cell>
          <table:table-cell office:value-type="string" table:style-name="ce7">
            <text:p>Kantor/Pabrik:</text:p>
            <text:p>Dusun Waru Rt.03 Rw.04, Desa Pulosari, Kecamatan Kebakkramat, Kabupaten Karanganyar, Provinsi Jawa Tengah, Telp/Fax (0271) 825564/ 8200204<text:s/></text:p>
          </table:table-cell>
          <table:table-cell office:value-type="string" table:style-name="ce8">
            <text:p>Jawa Tengah</text:p>
          </table:table-cell>
          <table:table-cell office:value-type="string" table:style-name="ce8">
            <text:p>Produsen</text:p>
          </table:table-cell>
          <table:table-cell office:value-type="string" table:style-name="ce37">
            <text:p>KKP RI D 2406796 PBS</text:p>
          </table:table-cell>
          <table:table-cell office:value-type="string" table:style-name="ce4">
            <text:p>Dalam Negeri</text:p>
          </table:table-cell>
          <table:table-cell office:value-type="string" table:style-name="ce4">
            <text:p>Obat Bebas</text:p>
          </table:table-cell>
          <table:table-cell office:value-type="string" table:style-name="ce14">
            <text:p>Serbuk</text:p>
          </table:table-cell>
          <table:table-cell office:value-type="string" table:style-name="ce4">
            <text:p>Premiks</text:p>
          </table:table-cell>
          <table:table-cell office:value-type="string" table:style-name="ce38">
            <text:p>Total Kalium 17 g/kg, Total Fosfor 3 g/kg, Magnesium 3 g/kg, Zinc 0,5 g/kg, Mangan 0,3 g/kg, Cuprum 0,5 g/kg, Zeolit dan Calcium carbonate ad to 1 kg</text:p>
          </table:table-cell>
          <table:table-cell office:value-type="string" table:style-name="ce35">
            <text:p>Suplemen mineral untuk pertumbuhan dan produksi pada ikan dan udang</text:p>
          </table:table-cell>
          <table:table-cell office:value-type="date" office:date-value="2029-05-31T00:00:00" table:style-name="ce10">
            <text:p>31-May-2029</text:p>
          </table:table-cell>
          <table:table-cell office:value-type="float" office:value="1666" table:formula="of:=[.N482]-TODAY()" table:style-name="ce11">
            <text:p>1666</text:p>
          </table:table-cell>
          <table:table-cell office:value-type="string" office:string-value="Berlaku" table:formula="of:=IF([.O482]&gt;0;&quot;Berlaku&quot;;&quot;Kadaluarsa&quot;)" table:style-name="ce12">
            <text:p>Berlaku</text:p>
          </table:table-cell>
          <table:table-cell table:number-columns-repeated="16368"/>
        </table:table-row>
        <table:table-row table:style-name="ro34">
          <table:table-cell office:value-type="float" office:value="482" table:formula="of:=[.A482]+1" table:style-name="ce4">
            <text:p>482</text:p>
          </table:table-cell>
          <table:table-cell office:value-type="string" table:style-name="ce39">
            <text:p>Availa Se 1000<text:s/></text:p>
          </table:table-cell>
          <table:table-cell office:value-type="string" table:style-name="ce40">
            <text:p>PT. Behn Meyer Chemicals</text:p>
          </table:table-cell>
          <table:table-cell office:value-type="string" table:style-name="ce7">
            <text:p>Kantor/Gudang:</text:p>
            <text:p>Taman Tekno Blok B No.1, Bumi Serpong Damai Sektor XI - Tangerang Selatan, Kode Pos: 15314, Telp/Fax: 021-7565000/021-7560860, 7560870</text:p>
            <text:p/>
            <text:p>Produsen Asal:</text:p>
            <text:p>Zinpro Corporation</text:p>
            <text:p>(10400 Viking Drive, Suite 240, Eden Prairie, MN 55344, Amerika Serikat)</text:p>
          </table:table-cell>
          <table:table-cell office:value-type="string" table:style-name="ce8">
            <text:p>Banten</text:p>
          </table:table-cell>
          <table:table-cell office:value-type="string" table:style-name="ce8">
            <text:p>Importir</text:p>
          </table:table-cell>
          <table:table-cell office:value-type="string" table:style-name="ce37">
            <text:p>KKP RI I 2406797 PBS</text:p>
          </table:table-cell>
          <table:table-cell office:value-type="string" table:style-name="ce4">
            <text:p>Impor</text:p>
          </table:table-cell>
          <table:table-cell office:value-type="string" table:style-name="ce4">
            <text:p>Obat Bebas</text:p>
          </table:table-cell>
          <table:table-cell office:value-type="string" table:style-name="ce14">
            <text:p>Serbuk</text:p>
          </table:table-cell>
          <table:table-cell office:value-type="string" table:style-name="ce4">
            <text:p>Premiks</text:p>
          </table:table-cell>
          <table:table-cell office:value-type="string" table:style-name="ce38">
            <text:p>Selenium 1.000 mg/kg, Zinc 800 mg/kg, Mineral oil, Silicon dioxide, Calcium carbonate</text:p>
          </table:table-cell>
          <table:table-cell office:value-type="string" table:style-name="ce35">
            <text:p>Suplementasi mineral selenium dan zinc untuk budidaya ikan</text:p>
          </table:table-cell>
          <table:table-cell office:value-type="date" office:date-value="2029-06-03T00:00:00" table:style-name="ce10">
            <text:p>3-Jun-2029</text:p>
          </table:table-cell>
          <table:table-cell office:value-type="float" office:value="1669" table:formula="of:=[.N483]-TODAY()" table:style-name="ce11">
            <text:p>1669</text:p>
          </table:table-cell>
          <table:table-cell office:value-type="string" office:string-value="Berlaku" table:formula="of:=IF([.O483]&gt;0;&quot;Berlaku&quot;;&quot;Kadaluarsa&quot;)" table:style-name="ce12">
            <text:p>Berlaku</text:p>
          </table:table-cell>
          <table:table-cell table:number-columns-repeated="16368"/>
        </table:table-row>
        <table:table-row table:style-name="ro34">
          <table:table-cell office:value-type="float" office:value="483" table:formula="of:=[.A483]+1" table:style-name="ce4">
            <text:p>483</text:p>
          </table:table-cell>
          <table:table-cell office:value-type="string" table:style-name="ce39">
            <text:p>De-Odorase Aq</text:p>
          </table:table-cell>
          <table:table-cell office:value-type="string" table:style-name="ce19">
            <text:p>PT. Alltech Biotechnology Indonesia</text:p>
          </table:table-cell>
          <table:table-cell office:value-type="string" table:style-name="ce6">
            <text:p>Kantor:</text:p>
            <text:p>18 Office Park, Lt.25, Unit B2 dan C, Jl. TB Simatupang No.18, Kel. Kebagusan, Kec. Pasar Minggu, Kota Jakarta Selatan, Provinsi DKI Jakarta-12520, Telp. 021-22783555</text:p>
            <text:p/>
            <text:p>Produsen asal:</text:p>
            <text:p>Alltech Inc., USA</text:p>
            <text:p>(3031 Catnip Hill Pike Nicholasville Kentucky, USA)</text:p>
          </table:table-cell>
          <table:table-cell office:value-type="string" table:style-name="ce8">
            <text:p>DKI Jakarta</text:p>
          </table:table-cell>
          <table:table-cell office:value-type="string" table:style-name="ce8">
            <text:p>Importir</text:p>
          </table:table-cell>
          <table:table-cell office:value-type="string" table:style-name="ce37">
            <text:p>KKP RI I 2406798 HBS</text:p>
          </table:table-cell>
          <table:table-cell office:value-type="string" table:style-name="ce4">
            <text:p>Impor</text:p>
          </table:table-cell>
          <table:table-cell office:value-type="string" table:style-name="ce4">
            <text:p>Obat Bebas</text:p>
          </table:table-cell>
          <table:table-cell office:value-type="string" table:style-name="ce14">
            <text:p>Serbuk</text:p>
          </table:table-cell>
          <table:table-cell office:value-type="string" table:style-name="ce16">
            <text:p>Obat Alami/Herbal</text:p>
          </table:table-cell>
          <table:table-cell office:value-type="string" table:style-name="ce38">
            <text:p>Ekstrak Yucca schidigera 600 g/kg, Corn starch 400 g/kg (Analisa terjamin: B50 maks. 15 mg)</text:p>
          </table:table-cell>
          <table:table-cell office:value-type="string" table:style-name="ce35">
            <text:p>Sebagai obat alami untuk menyerap kandungan amoniak di saluran pencernaan ikan dan udang serta mengurangi kadar amoniak dalam perairan</text:p>
          </table:table-cell>
          <table:table-cell office:value-type="date" office:date-value="2029-06-03T00:00:00" table:style-name="ce10">
            <text:p>3-Jun-2029</text:p>
          </table:table-cell>
          <table:table-cell office:value-type="float" office:value="1669" table:formula="of:=[.N484]-TODAY()" table:style-name="ce11">
            <text:p>1669</text:p>
          </table:table-cell>
          <table:table-cell office:value-type="string" office:string-value="Berlaku" table:formula="of:=IF([.O484]&gt;0;&quot;Berlaku&quot;;&quot;Kadaluarsa&quot;)" table:style-name="ce12">
            <text:p>Berlaku</text:p>
          </table:table-cell>
          <table:table-cell table:number-columns-repeated="16368"/>
        </table:table-row>
        <table:table-row table:style-name="ro34">
          <table:table-cell office:value-type="float" office:value="484" table:formula="of:=[.A484]+1" table:style-name="ce4">
            <text:p>484</text:p>
          </table:table-cell>
          <table:table-cell office:value-type="string" table:style-name="ce39">
            <text:p>F36<text:s/></text:p>
          </table:table-cell>
          <table:table-cell office:value-type="string" table:style-name="ce41">
            <text:p>PT. Sinar Hidup Satwa</text:p>
          </table:table-cell>
          <table:table-cell office:value-type="string" table:style-name="ce7">
            <text:p>Kantor:</text:p>
            <text:p>Sentral Senayan II Lantai 16, Jl. Asia Afrika No.8, Kel. Gelora, Kec. Tanah Abang, Jakarta Pusat, Kode Pos: 10270, Telp. (021) 50191788</text:p>
            <text:p>Pabrik:</text:p>
            <text:p>Jl. Raya Pasar Kemis Km 4,1, <text:s/>Kelurahan Kuta Jaya, Kecamatan Pasar Kemis, Kabupaten Tangerang, Provinsi Banten</text:p>
          </table:table-cell>
          <table:table-cell office:value-type="string" table:style-name="ce8">
            <text:p>Banten</text:p>
          </table:table-cell>
          <table:table-cell office:value-type="string" table:style-name="ce8">
            <text:p>Produsen</text:p>
          </table:table-cell>
          <table:table-cell office:value-type="string" table:style-name="ce37">
            <text:p>KKP RI D 2406799 FKS</text:p>
          </table:table-cell>
          <table:table-cell office:value-type="string" table:style-name="ce4">
            <text:p>Dalam Negeri</text:p>
          </table:table-cell>
          <table:table-cell office:value-type="string" table:style-name="ce4">
            <text:p>Obat Keras</text:p>
          </table:table-cell>
          <table:table-cell office:value-type="string" table:style-name="ce14">
            <text:p>Serbuk</text:p>
          </table:table-cell>
          <table:table-cell office:value-type="string" table:style-name="ce4">
            <text:p>Farmasetik</text:p>
          </table:table-cell>
          <table:table-cell office:value-type="string" table:style-name="ce38">
            <text:p>Enrofloxacin 50%, Dextrose monohydrate</text:p>
          </table:table-cell>
          <table:table-cell office:value-type="string" table:style-name="ce35">
            <text:p>Mengobati penyakit infeksi yang disebabkan oleh bakteri<text:s/><text:span text:style-name="T10">Streptococcus agalactiae<text:s/></text:span>pada ikan nila</text:p>
          </table:table-cell>
          <table:table-cell office:value-type="date" office:date-value="2029-06-03T00:00:00" table:style-name="ce10">
            <text:p>3-Jun-2029</text:p>
          </table:table-cell>
          <table:table-cell office:value-type="float" office:value="1669" table:formula="of:=[.N485]-TODAY()" table:style-name="ce11">
            <text:p>1669</text:p>
          </table:table-cell>
          <table:table-cell office:value-type="string" office:string-value="Berlaku" table:formula="of:=IF([.O485]&gt;0;&quot;Berlaku&quot;;&quot;Kadaluarsa&quot;)" table:style-name="ce12">
            <text:p>Berlaku</text:p>
          </table:table-cell>
          <table:table-cell table:number-columns-repeated="16368"/>
        </table:table-row>
        <table:table-row table:style-name="ro47">
          <table:table-cell office:value-type="float" office:value="485" table:formula="of:=[.A485]+1" table:style-name="ce4">
            <text:p>485</text:p>
          </table:table-cell>
          <table:table-cell office:value-type="string" table:style-name="ce5">
            <text:p>Biovit Aquatic</text:p>
          </table:table-cell>
          <table:table-cell office:value-type="string" table:style-name="ce6">
            <text:p>PT. Sanbe Farma</text:p>
            <text:p/>
          </table:table-cell>
          <table:table-cell office:value-type="string" table:style-name="ce7">
            <text:p>Kantor:<text:s/></text:p>
            <text:p>Jl. Taman Sari No. 10, Kota Bandung, Provinsi Jawa Barat, Telp/Fax (022) 4207725/ 4261119</text:p>
            <text:p/>
            <text:p>Pabrik:</text:p>
            <text:p>Jl. Industri I No. 9, Desa/Kelurahan Utama, Kecamatan Cimahi Selatan, Kota Cimahi, Provinsi Jawa Barat</text:p>
          </table:table-cell>
          <table:table-cell office:value-type="string" table:style-name="ce8">
            <text:p>Jawa Barat</text:p>
          </table:table-cell>
          <table:table-cell office:value-type="string" table:style-name="ce8">
            <text:p>Produsen</text:p>
          </table:table-cell>
          <table:table-cell office:value-type="string" table:style-name="ce4">
            <text:p>KKP RI D 2406012-P3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15.000.000 IU/kg, Vitamin D3 2.400.000 IU/kg, Vitamin E 75.000 mg/kg, Vitamin C 150.000 mg/kg, Vitamin B1 3.000 mg/kg, Vitamin B2 3.000 m/kg, Vitamin B6 1.500 mg/kg, Choline chloride 30.000 mg/kg, <text:s/>Ca d-pantothenate 1.500 mg/kg, Nicotinic acid 2.500 mg/kg, Folic acid 500 mg/kg, Laktosa<text:s/></text:p>
          </table:table-cell>
          <table:table-cell office:value-type="string" table:style-name="ce9">
            <text:p>Suplemen vitamin untuk pertumbuhan dan kesehatan ikan dan udang</text:p>
          </table:table-cell>
          <table:table-cell office:value-type="date" office:date-value="2029-06-24T00:00:00" table:style-name="ce10">
            <text:p>24-Jun-2029</text:p>
          </table:table-cell>
          <table:table-cell office:value-type="float" office:value="1690" table:formula="of:=[.N486]-TODAY()" table:style-name="ce11">
            <text:p>1690</text:p>
          </table:table-cell>
          <table:table-cell office:value-type="string" office:string-value="Berlaku" table:formula="of:=IF([.O486]&gt;0;&quot;Berlaku&quot;;&quot;Kadaluarsa&quot;)" table:style-name="ce12">
            <text:p>Berlaku</text:p>
          </table:table-cell>
          <table:table-cell table:number-columns-repeated="16368"/>
        </table:table-row>
        <table:table-row table:style-name="ro19">
          <table:table-cell office:value-type="float" office:value="486" table:formula="of:=[.A486]+1" table:style-name="ce4">
            <text:p>486</text:p>
          </table:table-cell>
          <table:table-cell office:value-type="string" table:style-name="ce5">
            <text:p>Kalvit-C Coated Aquatik</text:p>
          </table:table-cell>
          <table:table-cell office:value-type="string" table:style-name="ce9">
            <office:annotation draw:style-name="a14" svg:x="1.05in" svg:y="1270.09166666667in" svg:width="0.691666666666667in" svg:height="0in">
              <dc:creator>Microsoft Office User</dc:creator>
              <text:p><text:span text:style-name="T2">(per 18 Januari 2021 dialihkan ke PT. Agroveta Husada Dharma)</text:span></text:p>
            </office:annotation>
            <text:p>PT. Agroveta Husada Dharma</text:p>
            <text:p/>
          </table:table-cell>
          <table:table-cell office:value-type="string" table:style-name="ce9">
            <text:p>Kantor:</text:p>
            <text:p>Jl. Pulogadung No.23, Kav II G5 KIP, Jatinegara, Cakung, Kota Jakarta Timur, Provinsi DKI Jakarta, Telp: (021) 50867668, Fax: (021) 50867669)</text:p>
            <text:p/>
            <text:p>Pabrik:</text:p>
            <text:p>Jl. Meranti 2 Blok L3 No.2, Kawasan Industri Delta Silicon I, Sukaresmi, Cikarang Selatan, Bekasi, Provinsi Jawa Barat, Kode Pos 17550</text:p>
          </table:table-cell>
          <table:table-cell office:value-type="string" table:style-name="ce4">
            <text:p>Jawa Barat</text:p>
          </table:table-cell>
          <table:table-cell office:value-type="string" table:style-name="ce4">
            <text:p>Produsen/Importir</text:p>
          </table:table-cell>
          <table:table-cell office:value-type="string" table:style-name="ce13">
            <text:p>KKP RI D 2406413-P1 PBS</text:p>
          </table:table-cell>
          <table:table-cell office:value-type="string" table:style-name="ce13">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C (Coated) 500 g/kg, Beta Glucan 25.000 mg/kg, Mannanoligosakarida 16.000 mg/kg, Calcium Lignosulphonate, BHT, CaCO3</text:p>
          </table:table-cell>
          <table:table-cell office:value-type="string" table:style-name="ce9">
            <text:p>Suplementasi vitamin C untuk pertumbuhan ikan dan udang</text:p>
          </table:table-cell>
          <table:table-cell office:value-type="date" office:date-value="2029-06-24T00:00:00" table:style-name="ce10">
            <text:p>24-Jun-2029</text:p>
          </table:table-cell>
          <table:table-cell office:value-type="float" office:value="1690" table:formula="of:=[.N487]-TODAY()" table:style-name="ce11">
            <text:p>1690</text:p>
          </table:table-cell>
          <table:table-cell office:value-type="string" office:string-value="Berlaku" table:formula="of:=IF([.O487]&gt;0;&quot;Berlaku&quot;;&quot;Kadaluarsa&quot;)" table:style-name="ce12">
            <text:p>Berlaku</text:p>
          </table:table-cell>
          <table:table-cell table:number-columns-repeated="16368"/>
        </table:table-row>
        <table:table-row table:style-name="ro34">
          <table:table-cell office:value-type="float" office:value="487" table:formula="of:=[.A487]+1" table:style-name="ce4">
            <text:p>487</text:p>
          </table:table-cell>
          <table:table-cell office:value-type="string" table:style-name="ce5">
            <text:p>Aquavac<text:span text:style-name="T6">®</text:span><text:s/>Irido V</text:p>
          </table:table-cell>
          <table:table-cell office:value-type="string" table:style-name="ce5">
            <text:p>PT. Intervet Indonesia</text:p>
          </table:table-cell>
          <table:table-cell office:value-type="string" table:style-name="ce6">
            <text:p>Kantor/Gudang:</text:p>
            <text:p>Wisma BNI 46 Lt.27 Jl. Jend. Sudirman Kav.1 Jakarta Pusat 10220, Telp/Fax: (021) 57897000/Fax (021) 57897099</text:p>
            <text:p/>
            <text:p>Produsen Asal:</text:p>
            <text:p>Intervet International B.V. (MSD Animal Health)<text:s/></text:p>
            <text:p>(Wim de Korverstraat 35, 5831 AN Boxmeer, Belanda)</text:p>
          </table:table-cell>
          <table:table-cell office:value-type="string" table:style-name="ce4">
            <text:p>DKI Jakarta</text:p>
          </table:table-cell>
          <table:table-cell office:value-type="string" table:style-name="ce4">
            <text:p>Importir</text:p>
          </table:table-cell>
          <table:table-cell office:value-type="string" table:style-name="ce13">
            <text:p>KKP RI I 2406221-P2 BKC</text:p>
          </table:table-cell>
          <table:table-cell office:value-type="string" table:style-name="ce13">
            <text:p>Impor</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5">
            <text:p>Iridovirus ikan inaktif 2x10^7 TCID 50/mL, Montanide ISA 763A VG 0,63 g, Phosphate Buffer hingga 1 ml</text:p>
          </table:table-cell>
          <table:table-cell office:value-type="string" table:style-name="ce9">
            <text:p>Memberikan kekebalan terhadap infeksi iridovirus pada spesies ikan rentan</text:p>
          </table:table-cell>
          <table:table-cell office:value-type="date" office:date-value="2029-06-24T00:00:00" table:style-name="ce10">
            <text:p>24-Jun-2029</text:p>
          </table:table-cell>
          <table:table-cell office:value-type="float" office:value="1690" table:formula="of:=[.N488]-TODAY()" table:style-name="ce11">
            <text:p>1690</text:p>
          </table:table-cell>
          <table:table-cell office:value-type="string" office:string-value="Berlaku" table:formula="of:=IF([.O488]&gt;0;&quot;Berlaku&quot;;&quot;Kadaluarsa&quot;)" table:style-name="ce12">
            <text:p>Berlaku</text:p>
          </table:table-cell>
          <table:table-cell table:number-columns-repeated="16368"/>
        </table:table-row>
        <table:table-row table:style-name="ro12">
          <table:table-cell office:value-type="float" office:value="488" table:formula="of:=[.A488]+1" table:style-name="ce4">
            <text:p>488</text:p>
          </table:table-cell>
          <table:table-cell office:value-type="string" table:style-name="ce9">
            <office:annotation draw:style-name="a15" svg:x="0.725in" svg:y="1275.79166666667in" svg:width="0.625in" svg:height="0.241666666666667in">
              <dc:creator>Microsoft Office User</dc:creator>
              <text:p><text:span text:style-name="T2">(Aquacell TM Fish berubah merk sejak tanggal 24 Oktober 2022)<text:s text:c="2"/></text:span></text:p>
            </office:annotation>
            <text:p>Aquacell Min C FSH CAN-51085<text:s text:c="69"/></text:p>
          </table:table-cell>
          <table:table-cell office:value-type="string" table:style-name="ce9">
            <text:p>PT. Nutricell Pacific</text:p>
          </table:table-cell>
          <table:table-cell office:value-type="string" table:style-name="ce7">
            <text:p>Kantor:</text:p>
            <text:p>Cibis Nine Lt.12, Unit G-1, Jl. TB Sumatupang No.2, Rt.001 Rw. 005, Kel. Cilandak Timur, Kec. Pasar Minggu, Kota Jakarta Selatan, Provinsi DKI Jakarta, Telp (021) 87962197/ Fax (021) 87962199</text:p>
            <text:p/>
            <text:p>Pabrik:</text:p>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2406352-P1 PBS<text:s text:c="17"/></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Iron 55.000 mg/kg, Copper 5.000 mg/kg, Zinc 90.000 mg/kg, Manganese 15.000 mg/kg, Chromium 150 mg/kg, Selenium 200 mg/kg, Cobalt 150 mg/kg, Iodine 2.000 mg/kg</text:p>
            <text:p/>
          </table:table-cell>
          <table:table-cell office:value-type="string" table:style-name="ce9">
            <text:p>Suplemen mineral untuk ikan</text:p>
          </table:table-cell>
          <table:table-cell office:value-type="date" office:date-value="2029-06-24T00:00:00" table:style-name="ce10">
            <text:p>24-Jun-2029</text:p>
          </table:table-cell>
          <table:table-cell office:value-type="float" office:value="1690" table:formula="of:=[.N489]-TODAY()" table:style-name="ce11">
            <text:p>1690</text:p>
          </table:table-cell>
          <table:table-cell office:value-type="string" office:string-value="Berlaku" table:formula="of:=IF([.O489]&gt;0;&quot;Berlaku&quot;;&quot;Kadaluarsa&quot;)" table:style-name="ce12">
            <text:p>Berlaku</text:p>
          </table:table-cell>
          <table:table-cell table:number-columns-repeated="16368"/>
        </table:table-row>
        <table:table-row table:style-name="ro7">
          <table:table-cell office:value-type="float" office:value="489" table:formula="of:=[.A489]+1" table:style-name="ce4">
            <text:p>489</text:p>
          </table:table-cell>
          <table:table-cell office:value-type="string" table:style-name="ce38">
            <text:p>GF-Pro</text:p>
          </table:table-cell>
          <table:table-cell office:value-type="string" table:style-name="ce9">
            <text:p>PT. Aquacell Indo Pasifik</text:p>
            <text:p/>
          </table:table-cell>
          <table:table-cell office:value-type="string" table:style-name="ce7">
            <text:p>Kantor/Pabrik:<text:s/></text:p>
            <text:p>Jl. Pedurenan V Kav. 27, Rt.001 Rw. 002, Kel. Pedurenan, Kec. Gunung Sindur, Kab. Bogor, Provinsi Jawa Barat, Kode Pos 16340, HP: 087873038430)</text:p>
          </table:table-cell>
          <table:table-cell office:value-type="string" table:style-name="ce8">
            <text:p>Jawa Barat</text:p>
          </table:table-cell>
          <table:table-cell office:value-type="string" table:style-name="ce8">
            <text:p>Produsen</text:p>
          </table:table-cell>
          <table:table-cell office:value-type="string" table:style-name="ce37">
            <text:p>KKP RI D 2406800 PBC</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38">
            <text:p>Mangan 200 mg/kg, Selenium 800 mg/kg, Copper 170 mg/kg, Air</text:p>
          </table:table-cell>
          <table:table-cell office:value-type="string" table:style-name="ce35">
            <text:p>Suplementasi mineral untuk menjaga kesehatan pencernaan ikan dan udang</text:p>
          </table:table-cell>
          <table:table-cell office:value-type="date" office:date-value="2029-06-24T00:00:00" table:style-name="ce10">
            <text:p>24-Jun-2029</text:p>
          </table:table-cell>
          <table:table-cell office:value-type="float" office:value="1690" table:formula="of:=[.N490]-TODAY()" table:style-name="ce11">
            <text:p>1690</text:p>
          </table:table-cell>
          <table:table-cell office:value-type="string" office:string-value="Berlaku" table:formula="of:=IF([.O490]&gt;0;&quot;Berlaku&quot;;&quot;Kadaluarsa&quot;)" table:style-name="ce12">
            <text:p>Berlaku</text:p>
          </table:table-cell>
          <table:table-cell table:number-columns-repeated="16368"/>
        </table:table-row>
        <table:table-row table:style-name="ro7">
          <table:table-cell office:value-type="float" office:value="490" table:formula="of:=[.A490]+1" table:style-name="ce4">
            <text:p>490</text:p>
          </table:table-cell>
          <table:table-cell office:value-type="string" table:style-name="ce38">
            <text:p>Aquacell Tracequa</text:p>
          </table:table-cell>
          <table:table-cell office:value-type="string" table:style-name="ce9">
            <text:p>PT. Aquacell Indo Pasifik</text:p>
            <text:p/>
          </table:table-cell>
          <table:table-cell office:value-type="string" table:style-name="ce7">
            <text:p>Kantor/Pabrik:<text:s/></text:p>
            <text:p>Jl. Pedurenan V Kav. 27, Rt.001 Rw. 002, Kel. Pedurenan, Kec. Gunung Sindur, Kab. Bogor, Provinsi Jawa Barat, Kode Pos 16340, HP: 087873038430)</text:p>
          </table:table-cell>
          <table:table-cell office:value-type="string" table:style-name="ce8">
            <text:p>Jawa Barat</text:p>
          </table:table-cell>
          <table:table-cell office:value-type="string" table:style-name="ce8">
            <text:p>Produsen</text:p>
          </table:table-cell>
          <table:table-cell office:value-type="string" table:style-name="ce37">
            <text:p>KKP RI D 2406801 PB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38">
            <text:p>Zinc 125 mg/kg, Potassium 14.500 mg/kg, Calcium carbonat</text:p>
          </table:table-cell>
          <table:table-cell office:value-type="string" table:style-name="ce35">
            <text:p>Suplementasi mineral untuk media air pemeliharaan ikan</text:p>
          </table:table-cell>
          <table:table-cell office:value-type="date" office:date-value="2029-06-24T00:00:00" table:style-name="ce10">
            <text:p>24-Jun-2029</text:p>
          </table:table-cell>
          <table:table-cell office:value-type="float" office:value="1690" table:formula="of:=[.N491]-TODAY()" table:style-name="ce11">
            <text:p>1690</text:p>
          </table:table-cell>
          <table:table-cell office:value-type="string" office:string-value="Berlaku" table:formula="of:=IF([.O491]&gt;0;&quot;Berlaku&quot;;&quot;Kadaluarsa&quot;)" table:style-name="ce12">
            <text:p>Berlaku</text:p>
          </table:table-cell>
          <table:table-cell table:number-columns-repeated="16368"/>
        </table:table-row>
        <table:table-row table:style-name="ro8">
          <table:table-cell office:value-type="float" office:value="491" table:formula="of:=[.A491]+1" table:style-name="ce4">
            <text:p>491</text:p>
          </table:table-cell>
          <table:table-cell office:value-type="string" table:style-name="ce9">
            <text:p>Shrimprotect RxReady DIV1 Real-Time PCR Kit<text:s/></text:p>
          </table:table-cell>
          <table:table-cell office:value-type="string" table:style-name="ce9">
            <text:p>PT. Nusantara Butuh Diagnostik</text:p>
            <text:p/>
          </table:table-cell>
          <table:table-cell office:value-type="string" table:style-name="ce7">
            <text:p>Kantor/ Gudang:</text:p>
            <text:p>Indonesia International Institute for Life Sciences, Jl. Pulomas Barat, Kav. 88, Kelurahan Kayu Putih, Kec. Pulogadung, Kota Jakarta Timur, Provinsi DKI Jakarta-13210)</text:p>
          </table:table-cell>
          <table:table-cell office:value-type="string" table:style-name="ce8">
            <text:p>DKI Jakarta</text:p>
          </table:table-cell>
          <table:table-cell office:value-type="string" table:style-name="ce8">
            <text:p>Produsen</text:p>
          </table:table-cell>
          <table:table-cell office:value-type="string" table:style-name="ce8">
            <text:p>KKP RI D 2406803 BBC</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14">
            <text:p>Biologik<text:s/></text:p>
            <text:p>(Kit diagnostik)</text:p>
          </table:table-cell>
          <table:table-cell office:value-type="string" table:style-name="ce35">
            <text:p>1 vial RxReady DIV1 Supermix 1,5 mL, 1 vial Nuclease-Free water 500 µL, 1 vial DIV1 positive control 100 µL</text:p>
          </table:table-cell>
          <table:table-cell office:value-type="string" table:style-name="ce35">
            <text:p>Mendeteksi penyakit DIV1 dan kontrol internal udang</text:p>
          </table:table-cell>
          <table:table-cell office:value-type="date" office:date-value="2029-06-24T00:00:00" table:style-name="ce10">
            <text:p>24-Jun-2029</text:p>
          </table:table-cell>
          <table:table-cell office:value-type="float" office:value="1690" table:formula="of:=[.N492]-TODAY()" table:style-name="ce11">
            <text:p>1690</text:p>
          </table:table-cell>
          <table:table-cell office:value-type="string" office:string-value="Berlaku" table:formula="of:=IF([.O492]&gt;0;&quot;Berlaku&quot;;&quot;Kadaluarsa&quot;)" table:style-name="ce12">
            <text:p>Berlaku</text:p>
          </table:table-cell>
          <table:table-cell table:number-columns-repeated="16368"/>
        </table:table-row>
        <table:table-row table:style-name="ro7">
          <table:table-cell office:value-type="float" office:value="492" table:formula="of:=[.A492]+1" table:style-name="ce4">
            <text:p>492</text:p>
          </table:table-cell>
          <table:table-cell office:value-type="string" table:style-name="ce38">
            <text:p>Zerox<text:s/></text:p>
          </table:table-cell>
          <table:table-cell office:value-type="string" table:style-name="ce9">
            <text:p>CV. Tamasindo Veterinary</text:p>
            <text:p/>
          </table:table-cell>
          <table:table-cell office:value-type="string" table:style-name="ce7">
            <text:p>Kantor/Pabrik:</text:p>
            <text:p>Jl. Sumber Mas Raya No. 10, Desa/Kelurahan Panggung Kidul, Kec. Semarang Utara, Kota Semarang, Provinsi Jawa Tengah, Kode Pos 50178</text:p>
          </table:table-cell>
          <table:table-cell office:value-type="string" table:style-name="ce8">
            <text:p>Jawa Tengah</text:p>
          </table:table-cell>
          <table:table-cell office:value-type="string" table:style-name="ce8">
            <text:p>Produsen</text:p>
          </table:table-cell>
          <table:table-cell office:value-type="string" table:style-name="ce37">
            <text:p>KKP RI D 2406804 FK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Farmasetik</text:p>
          </table:table-cell>
          <table:table-cell office:value-type="string" table:style-name="ce38">
            <text:p>Enrofloxacin 200 mg/g, Maltodextrin</text:p>
          </table:table-cell>
          <table:table-cell office:value-type="string" table:style-name="ce35">
            <text:p>Mengobati penyakit bakteri<text:s/><text:span text:style-name="T10">Aeromonas hydrophila<text:s/></text:span>pada ikan lele<text:s/></text:p>
          </table:table-cell>
          <table:table-cell office:value-type="date" office:date-value="2029-06-24T00:00:00" table:style-name="ce10">
            <text:p>24-Jun-2029</text:p>
          </table:table-cell>
          <table:table-cell office:value-type="float" office:value="1690" table:formula="of:=[.N493]-TODAY()" table:style-name="ce11">
            <text:p>1690</text:p>
          </table:table-cell>
          <table:table-cell office:value-type="string" office:string-value="Berlaku" table:formula="of:=IF([.O493]&gt;0;&quot;Berlaku&quot;;&quot;Kadaluarsa&quot;)" table:style-name="ce12">
            <text:p>Berlaku</text:p>
          </table:table-cell>
          <table:table-cell table:number-columns-repeated="16368"/>
        </table:table-row>
        <table:table-row table:style-name="ro18">
          <table:table-cell office:value-type="float" office:value="493" table:formula="of:=[.A493]+1" table:style-name="ce4">
            <text:p>493</text:p>
          </table:table-cell>
          <table:table-cell office:value-type="string" table:style-name="ce38">
            <text:p>Enro Fish</text:p>
          </table:table-cell>
          <table:table-cell office:value-type="string" table:style-name="ce9">
            <text:p>PT. Hendy Pharmindo Satwa</text:p>
            <text:p/>
          </table:table-cell>
          <table:table-cell office:value-type="string" table:style-name="ce7">
            <text:p>Kantor:</text:p>
            <text:p>Jl. Raya Mess AL, Kp. Payangan No. 06, Rt.06 Rw.07, Desa/Kel. Jatisari, Kec. Jatiasih, Kota Bekasi, Provinsi Jawa Barat, Kode Pos 17426, Telp/Fax: (021) 8449427/ 8449426</text:p>
            <text:p/>
            <text:p>Pabrik:</text:p>
            <text:p>Jl. Assyafiiyah Kp. Payangan No. 51, Rt.03 Rw.07, Desa/Kel. Jatisari, Kec. Jatiasih, Kota Bekasi, Provinsi Jawa Barat, Kode Pos 17426</text:p>
          </table:table-cell>
          <table:table-cell office:value-type="string" table:style-name="ce8">
            <text:p>Jawa Barat</text:p>
          </table:table-cell>
          <table:table-cell office:value-type="string" table:style-name="ce8">
            <text:p>Produsen</text:p>
          </table:table-cell>
          <table:table-cell office:value-type="string" table:style-name="ce37">
            <text:p>KKP RI D 2406805 FKS</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Farmasetik</text:p>
          </table:table-cell>
          <table:table-cell office:value-type="string" table:style-name="ce38">
            <text:p>Enrofloxacin 5.000 mg/100g, Laktosa</text:p>
          </table:table-cell>
          <table:table-cell office:value-type="string" table:style-name="ce35">
            <text:p>Pengobatan infeksi bakteri<text:s/><text:span text:style-name="T10">Aeromonas hydrophila<text:s/></text:span>pada ikan nila dan lele<text:s/><text:span text:style-name="T11"><text:s/></text:span></text:p>
          </table:table-cell>
          <table:table-cell office:value-type="date" office:date-value="2029-06-24T00:00:00" table:style-name="ce10">
            <text:p>24-Jun-2029</text:p>
          </table:table-cell>
          <table:table-cell office:value-type="float" office:value="1690" table:formula="of:=[.N494]-TODAY()" table:style-name="ce11">
            <text:p>1690</text:p>
          </table:table-cell>
          <table:table-cell office:value-type="string" office:string-value="Berlaku" table:formula="of:=IF([.O494]&gt;0;&quot;Berlaku&quot;;&quot;Kadaluarsa&quot;)" table:style-name="ce12">
            <text:p>Berlaku</text:p>
          </table:table-cell>
          <table:table-cell table:number-columns-repeated="16368"/>
        </table:table-row>
        <table:table-row table:style-name="ro12">
          <table:table-cell office:value-type="float" office:value="494" table:formula="of:=[.A494]+1" table:style-name="ce4">
            <text:p>494</text:p>
          </table:table-cell>
          <table:table-cell office:value-type="string" table:style-name="ce38">
            <text:p>E.C.O TRACE® Zn 25%<text:s/></text:p>
          </table:table-cell>
          <table:table-cell office:value-type="string" table:style-name="ce42">
            <text:p>PT. Biochem Zusatzstoffe Indonesia</text:p>
            <text:p/>
          </table:table-cell>
          <table:table-cell office:value-type="string" table:style-name="ce6">
            <text:p>Kantor/Gudang:</text:p>
            <text:p>Ruko The Springs, Jl. Springs Boulevard Selatan No.1, Kelurahan Cihuni, Kecamatan Pagedangan, Gading Serpong, Kabupaten Tangerang, Provinsi Banten, Telp. (021) 29871212/(021) 29871213</text:p>
            <text:p/>
            <text:p>Produsen asal:</text:p>
            <text:p>Biochem Zusatzstoffe Handels-und Produktionsgesellschaft mbH</text:p>
            <text:p>(Kustermeyerstraβe 16, 49393 Lohne, Germany PDV114896)</text:p>
          </table:table-cell>
          <table:table-cell office:value-type="string" table:style-name="ce4">
            <text:p>Banten</text:p>
          </table:table-cell>
          <table:table-cell office:value-type="string" table:style-name="ce4">
            <text:p>Importir</text:p>
          </table:table-cell>
          <table:table-cell office:value-type="string" table:style-name="ce37">
            <text:p>KKP RI I 2407806 PBS</text:p>
          </table:table-cell>
          <table:table-cell office:value-type="string" table:style-name="ce16">
            <text:p>Impor</text:p>
          </table:table-cell>
          <table:table-cell office:value-type="string" table:style-name="ce4">
            <text:p>Obat Bebas</text:p>
          </table:table-cell>
          <table:table-cell office:value-type="string" table:style-name="ce43">
            <text:p>Serbuk</text:p>
          </table:table-cell>
          <table:table-cell office:value-type="string" table:style-name="ce43">
            <text:p>Premiks</text:p>
          </table:table-cell>
          <table:table-cell office:value-type="string" table:style-name="ce35">
            <text:p>Zinc 250.000 mg/Kg, Glycine 330 mg/kg</text:p>
          </table:table-cell>
          <table:table-cell office:value-type="string" table:style-name="ce35">
            <text:p>Suplementasi zinc dan asam amino untuk ikan</text:p>
          </table:table-cell>
          <table:table-cell office:value-type="date" office:date-value="2029-07-23T00:00:00" table:style-name="ce10">
            <text:p>23-Jul-2029</text:p>
          </table:table-cell>
          <table:table-cell office:value-type="float" office:value="1719" table:formula="of:=[.N495]-TODAY()" table:style-name="ce11">
            <text:p>1719</text:p>
          </table:table-cell>
          <table:table-cell office:value-type="string" office:string-value="Berlaku" table:formula="of:=IF([.O495]&gt;0;&quot;Berlaku&quot;;&quot;Kadaluarsa&quot;)" table:style-name="ce12">
            <text:p>Berlaku</text:p>
          </table:table-cell>
          <table:table-cell table:number-columns-repeated="16368"/>
        </table:table-row>
        <table:table-row table:style-name="ro21">
          <table:table-cell office:value-type="float" office:value="495" table:formula="of:=[.A495]+1" table:style-name="ce4">
            <text:p>495</text:p>
          </table:table-cell>
          <table:table-cell office:value-type="string" table:style-name="ce38">
            <text:p>Prophorce<text:span text:style-name="T12">TM</text:span><text:s/>SR 130<text:s/></text:p>
          </table:table-cell>
          <table:table-cell office:value-type="string" table:style-name="ce42">
            <text:p>PT. Bright International</text:p>
            <text:p/>
            <text:p/>
          </table:table-cell>
          <table:table-cell office:value-type="string" table:style-name="ce9">
            <text:p>Kantor/Gudang:</text:p>
            <text:p>Plaza Niaga 1 Blok B No. 50 Sentul City, Kelurahan Citaringgul, Kecamatan Babakan Madang, Kabupaten Bogor, Provinsi Jawa Barat, Kode Pos 16810. Email: mail@brightinternational.co.id, Telp/Fax: (021) 87962058/ (021) 87961089</text:p>
            <text:p/>
            <text:p>Produsen asal:</text:p>
            <text:p>Perstorp Waspik B.V</text:p>
            <text:p>(Industrieweg 8, 5165 NH Waspik, The Netherlands)</text:p>
            <text:p/>
          </table:table-cell>
          <table:table-cell office:value-type="string" table:style-name="ce4">
            <text:p>Jawa Barat</text:p>
          </table:table-cell>
          <table:table-cell office:value-type="string" table:style-name="ce4">
            <text:p>Importir</text:p>
          </table:table-cell>
          <table:table-cell office:value-type="string" table:style-name="ce37">
            <text:p>KKP RI I 2407807 PBS</text:p>
          </table:table-cell>
          <table:table-cell office:value-type="string" table:style-name="ce16">
            <text:p>Impor</text:p>
          </table:table-cell>
          <table:table-cell office:value-type="string" table:style-name="ce4">
            <text:p>Obat Bebas</text:p>
          </table:table-cell>
          <table:table-cell office:value-type="string" table:style-name="ce43">
            <text:p>Serbuk</text:p>
          </table:table-cell>
          <table:table-cell office:value-type="string" table:style-name="ce43">
            <text:p>Premiks</text:p>
          </table:table-cell>
          <table:table-cell office:value-type="string" table:style-name="ce38">
            <text:p>Triglycerides of butyric acid 620 g/kg, glycerin 10 g/kg, Magnesium oxide 25 g/kg, Silica (Analisa terjamin: butyric acid after hydrolysis minimum 490 g/kg dan maksimum 570 g/kg)</text:p>
          </table:table-cell>
          <table:table-cell office:value-type="string" table:style-name="ce35">
            <text:p>Sebagai feed additive untuk meningkatkan penyerapan nutrisi pakan pada ikan dan udang</text:p>
          </table:table-cell>
          <table:table-cell office:value-type="date" office:date-value="2029-07-23T00:00:00" table:style-name="ce10">
            <text:p>23-Jul-2029</text:p>
          </table:table-cell>
          <table:table-cell office:value-type="float" office:value="1719" table:formula="of:=[.N496]-TODAY()" table:style-name="ce11">
            <text:p>1719</text:p>
          </table:table-cell>
          <table:table-cell office:value-type="string" office:string-value="Berlaku" table:formula="of:=IF([.O496]&gt;0;&quot;Berlaku&quot;;&quot;Kadaluarsa&quot;)" table:style-name="ce12">
            <text:p>Berlaku</text:p>
          </table:table-cell>
          <table:table-cell table:number-columns-repeated="16368"/>
        </table:table-row>
        <table:table-row table:style-name="ro13">
          <table:table-cell office:value-type="float" office:value="496" table:formula="of:=[.A496]+1" table:style-name="ce4">
            <text:p>496</text:p>
          </table:table-cell>
          <table:table-cell office:value-type="string" table:style-name="ce38">
            <text:p>Fra Lecimax Dry</text:p>
          </table:table-cell>
          <table:table-cell office:value-type="string" table:style-name="ce42">
            <text:p>PT. Bright International</text:p>
            <text:p/>
          </table:table-cell>
          <table:table-cell office:value-type="string" table:style-name="ce6">
            <text:p>Kantor/Gudang:</text:p>
            <text:p>Plaza Niaga 1 Blok B No. 50 Sentul City, Kelurahan Citaringgul, Kecamatan Babakan Madang, Kabupaten Bogor, Provinsi Jawa Barat, Kode Pos 16810. Email: mail@brightinternational.co.id, Telp/Fax: (021) 87962058/ (021) 87961089</text:p>
            <text:p/>
            <text:p>Produsen asal:</text:p>
            <text:p>Adisseo NL B.V</text:p>
            <text:p>(Ramgatseweg 46-48, 4941VS Raamsdonksveer, The Netherlands)</text:p>
          </table:table-cell>
          <table:table-cell office:value-type="string" table:style-name="ce4">
            <text:p>Jawa Barat</text:p>
          </table:table-cell>
          <table:table-cell office:value-type="string" table:style-name="ce4">
            <text:p>Importir</text:p>
          </table:table-cell>
          <table:table-cell office:value-type="string" table:style-name="ce44">
            <text:p>KKP RI I 2407398-P1 PBS</text:p>
          </table:table-cell>
          <table:table-cell office:value-type="string" table:style-name="ce16">
            <text:p>Impor</text:p>
          </table:table-cell>
          <table:table-cell office:value-type="string" table:style-name="ce4">
            <text:p>Obat Bebas</text:p>
          </table:table-cell>
          <table:table-cell office:value-type="string" table:style-name="ce45">
            <text:p>Serbuk</text:p>
          </table:table-cell>
          <table:table-cell office:value-type="string" table:style-name="ce46">
            <text:p>Premiks</text:p>
          </table:table-cell>
          <table:table-cell office:value-type="string" table:style-name="ce35">
            <text:p>Hydrolysed lecithin 600 g/kg, silicic acid (Analisa terjamin: Kandungan aceton insolubles minimal 68%, Moisture maksimum 6%)</text:p>
          </table:table-cell>
          <table:table-cell office:value-type="string" table:style-name="ce35">
            <text:p>Suplemen pakan untuk meningkatkan performa pertumbuhan ikan dan udang</text:p>
          </table:table-cell>
          <table:table-cell office:value-type="date" office:date-value="2029-07-23T00:00:00" table:style-name="ce10">
            <text:p>23-Jul-2029</text:p>
          </table:table-cell>
          <table:table-cell office:value-type="float" office:value="1719" table:formula="of:=[.N497]-TODAY()" table:style-name="ce11">
            <text:p>1719</text:p>
          </table:table-cell>
          <table:table-cell office:value-type="string" table:style-name="ce12">
            <text:p>Berlaku</text:p>
          </table:table-cell>
          <table:table-cell table:number-columns-repeated="16368"/>
        </table:table-row>
        <table:table-row table:style-name="ro16">
          <table:table-cell office:value-type="float" office:value="497" table:formula="of:=[.A497]+1" table:style-name="ce4">
            <text:p>497</text:p>
          </table:table-cell>
          <table:table-cell office:value-type="string" table:style-name="ce38">
            <text:p>Algimun<text:s/></text:p>
          </table:table-cell>
          <table:table-cell office:value-type="string" table:style-name="ce47">
            <text:p>PT. Olmix Indonesia Nutrition</text:p>
            <text:p/>
          </table:table-cell>
          <table:table-cell office:value-type="string" table:style-name="ce9">
            <text:p>Kantor/Gudang:</text:p>
            <text:p>Menara Thamrin Suite 310, Jl. M.H. Thamrin Kav. 3, Kota Jakarta Pusat, Provinsi DKI Jakarta, Kode Pos 10250</text:p>
            <text:p/>
            <text:p>Produsen asal:</text:p>
            <text:p>Olmix SA</text:p>
            <text:p>(Olmix SA, Z.A, du Haut du Bois, 56580, Brehan, Perancis)</text:p>
          </table:table-cell>
          <table:table-cell office:value-type="string" table:style-name="ce4">
            <text:p>DKI Jakarta</text:p>
          </table:table-cell>
          <table:table-cell office:value-type="string" table:style-name="ce4">
            <text:p>Importir</text:p>
          </table:table-cell>
          <table:table-cell office:value-type="string" table:style-name="ce48">
            <text:p>KKP RI I 2407418-P1 PBS</text:p>
          </table:table-cell>
          <table:table-cell office:value-type="string" table:style-name="ce16">
            <text:p>Impor</text:p>
          </table:table-cell>
          <table:table-cell office:value-type="string" table:style-name="ce4">
            <text:p>Obat Bebas</text:p>
          </table:table-cell>
          <table:table-cell office:value-type="string" table:style-name="ce45">
            <text:p>Serbuk</text:p>
          </table:table-cell>
          <table:table-cell office:value-type="string" table:style-name="ce46">
            <text:p>Premiks</text:p>
          </table:table-cell>
          <table:table-cell office:value-type="string" table:style-name="ce49">
            <text:p>Alga Ulva sp. 64 g/kg, Alga Solieria sp. 6 g/kg, Sepiolite 650 g/kg, Kalsium karbonat 270 g/kg, Amorphous silica 10 g/kg (Analisa terjamin: Organic matter on dry minimal 7%, Sulfur minimal 0,4%)</text:p>
          </table:table-cell>
          <table:table-cell office:value-type="string" table:style-name="ce35">
            <text:p>Feed additive untuk menjaga imunitas ikan dan udang</text:p>
          </table:table-cell>
          <table:table-cell office:value-type="date" office:date-value="2029-07-23T00:00:00" table:style-name="ce10">
            <text:p>23-Jul-2029</text:p>
          </table:table-cell>
          <table:table-cell office:value-type="float" office:value="1719" table:formula="of:=[.N498]-TODAY()" table:style-name="ce11">
            <text:p>1719</text:p>
          </table:table-cell>
          <table:table-cell office:value-type="string" table:style-name="ce12">
            <text:p>Berlaku</text:p>
          </table:table-cell>
          <table:table-cell table:number-columns-repeated="16368"/>
        </table:table-row>
        <table:table-row table:style-name="ro19">
          <table:table-cell office:value-type="float" office:value="498" table:formula="of:=[.A498]+1" table:style-name="ce4">
            <text:p>498</text:p>
          </table:table-cell>
          <table:table-cell office:value-type="string" table:style-name="ce38">
            <text:p>Availa Mn 80<text:s/></text:p>
          </table:table-cell>
          <table:table-cell office:value-type="string" table:style-name="ce42">
            <text:p>PT. Behn Meyer Chemicals</text:p>
            <text:p/>
          </table:table-cell>
          <table:table-cell office:value-type="string" table:style-name="ce7">
            <text:p>Kantor/Gudang:</text:p>
            <text:p>Taman Tekno BSD Industri Complex Lt. 2B Sektor IX, Jl. Tekno Utama Blok B/1 Ds Setu, Kelurahan Setu, Kecamatan Setu, Kota Tangerang Selatan, <text:s/>Provinsi Banten, Kode Pos: 15314, Telp/Fax: (021) 7565000)/ 7560860/70</text:p>
            <text:p/>
            <text:p>Produsen asal:</text:p>
            <text:p>Zinpro Corporation</text:p>
            <text:p>(10400 Viking Drive, Suite 240, Eden <text:s/>Prairie, MN 55344, Amerika Serikat)</text:p>
          </table:table-cell>
          <table:table-cell office:value-type="string" table:style-name="ce4">
            <text:p>Banten</text:p>
          </table:table-cell>
          <table:table-cell office:value-type="string" table:style-name="ce4">
            <text:p>Importir</text:p>
          </table:table-cell>
          <table:table-cell office:value-type="string" table:style-name="ce37">
            <text:p>KKP RI I 2407808 PBS</text:p>
          </table:table-cell>
          <table:table-cell office:value-type="string" table:style-name="ce16">
            <text:p>Impor</text:p>
          </table:table-cell>
          <table:table-cell office:value-type="string" table:style-name="ce4">
            <text:p>Obat Bebas</text:p>
          </table:table-cell>
          <table:table-cell office:value-type="string" table:style-name="ce43">
            <text:p>Serbuk</text:p>
          </table:table-cell>
          <table:table-cell office:value-type="string" table:style-name="ce43">
            <text:p>Premiks</text:p>
          </table:table-cell>
          <table:table-cell office:value-type="string" table:style-name="ce35">
            <text:p>Manganese amino acid complex 499 g/kg, Kalsium karbonat, Corn cob (Analisa terjamin: Mangan 80 g/kg, Total asam amino min. 8%)</text:p>
          </table:table-cell>
          <table:table-cell office:value-type="string" table:style-name="ce38">
            <text:p>Suplementasi mineral mangan dan asam amino untuk budidaya ikan</text:p>
          </table:table-cell>
          <table:table-cell office:value-type="date" office:date-value="2029-07-23T00:00:00" table:style-name="ce10">
            <text:p>23-Jul-2029</text:p>
          </table:table-cell>
          <table:table-cell office:value-type="float" office:value="1719" table:formula="of:=[.N499]-TODAY()" table:style-name="ce11">
            <text:p>1719</text:p>
          </table:table-cell>
          <table:table-cell office:value-type="string" table:style-name="ce12">
            <text:p>Berlaku</text:p>
          </table:table-cell>
          <table:table-cell table:number-columns-repeated="16368"/>
        </table:table-row>
        <table:table-row table:style-name="ro19">
          <table:table-cell office:value-type="float" office:value="499" table:formula="of:=[.A499]+1" table:style-name="ce4">
            <text:p>499</text:p>
          </table:table-cell>
          <table:table-cell office:value-type="string" table:style-name="ce38">
            <text:p>Availa Zn 120</text:p>
          </table:table-cell>
          <table:table-cell office:value-type="string" table:style-name="ce42">
            <text:p>PT. Behn Meyer Chemicals</text:p>
            <text:p/>
          </table:table-cell>
          <table:table-cell office:value-type="string" table:style-name="ce7">
            <text:p>Kantor/Gudang:</text:p>
            <text:p>Taman Tekno BSD Industri Complex Lt. 2B Sektor IX, Jl. Tekno Utama Blok B/1 Ds Setu, Kelurahan Setu, Kecamatan Setu, Kota Tangerang Selatan, <text:s/>Provinsi Banten, Kode Pos: 15314, Telp/Fax: (021) 7565000)/ 7560860/70</text:p>
            <text:p/>
            <text:p>Produsen asal:</text:p>
            <text:p>Zinpro Corporation</text:p>
            <text:p>(10400 Viking Drive, Suite 240, Eden <text:s/>Prairie, MN 55344, Amerika Serikat)</text:p>
          </table:table-cell>
          <table:table-cell office:value-type="string" table:style-name="ce4">
            <text:p>Banten</text:p>
          </table:table-cell>
          <table:table-cell office:value-type="string" table:style-name="ce4">
            <text:p>Importir</text:p>
          </table:table-cell>
          <table:table-cell office:value-type="string" table:style-name="ce37">
            <text:p>KKP RI I 2407809 PBS</text:p>
          </table:table-cell>
          <table:table-cell office:value-type="string" table:style-name="ce16">
            <text:p>Impor</text:p>
          </table:table-cell>
          <table:table-cell office:value-type="string" table:style-name="ce4">
            <text:p>Obat Bebas</text:p>
          </table:table-cell>
          <table:table-cell office:value-type="string" table:style-name="ce43">
            <text:p>Serbuk</text:p>
          </table:table-cell>
          <table:table-cell office:value-type="string" table:style-name="ce43">
            <text:p>Premiks</text:p>
          </table:table-cell>
          <table:table-cell office:value-type="string" table:style-name="ce35">
            <text:p>Zinc amino acid complex 625 g/kg, Kalsium karbonat, Corn cob (Analisa terjamin: Zinc 120 g/kg, Total asam amino min. 120 g/kg)</text:p>
          </table:table-cell>
          <table:table-cell office:value-type="string" table:style-name="ce50">
            <text:p>Suplementasi mineral zinc dan asam amino untuk budidaya ikan</text:p>
          </table:table-cell>
          <table:table-cell office:value-type="date" office:date-value="2029-07-23T00:00:00" table:style-name="ce10">
            <text:p>23-Jul-2029</text:p>
          </table:table-cell>
          <table:table-cell office:value-type="float" office:value="1719" table:formula="of:=[.N500]-TODAY()" table:style-name="ce11">
            <text:p>1719</text:p>
          </table:table-cell>
          <table:table-cell office:value-type="string" table:style-name="ce12">
            <text:p>Berlaku</text:p>
          </table:table-cell>
          <table:table-cell table:number-columns-repeated="16368"/>
        </table:table-row>
        <table:table-row table:style-name="ro19">
          <table:table-cell office:value-type="float" office:value="500" table:formula="of:=[.A500]+1" table:style-name="ce4">
            <text:p>500</text:p>
          </table:table-cell>
          <table:table-cell office:value-type="string" table:style-name="ce38">
            <text:p>Availa Sow Feet First</text:p>
          </table:table-cell>
          <table:table-cell office:value-type="string" table:style-name="ce42">
            <text:p>PT. Behn Meyer Chemicals</text:p>
            <text:p/>
          </table:table-cell>
          <table:table-cell office:value-type="string" table:style-name="ce7">
            <text:p>Kantor/Gudang:</text:p>
            <text:p>Taman Tekno BSD Industri Complex Lt. 2B Sektor IX, Jl. Tekno Utama Blok B/1 Ds Setu, Kelurahan Setu, Kecamatan Setu, Kota Tangerang Selatan, <text:s/>Provinsi Banten, Kode Pos: 15314, Telp/Fax: (021) 7565000)/ 7560860/70</text:p>
            <text:p/>
            <text:p>Produsen asal:</text:p>
            <text:p>Zinpro Corporation</text:p>
            <text:p>(10400 Viking Drive, Suite 240, Eden <text:s/>Prairie, MN 55344, Amerika Serikat)</text:p>
          </table:table-cell>
          <table:table-cell office:value-type="string" table:style-name="ce4">
            <text:p>Banten</text:p>
          </table:table-cell>
          <table:table-cell office:value-type="string" table:style-name="ce4">
            <text:p>Importir</text:p>
          </table:table-cell>
          <table:table-cell office:value-type="string" table:style-name="ce37">
            <text:p>KKP RI I 2407810 PBS</text:p>
          </table:table-cell>
          <table:table-cell office:value-type="string" table:style-name="ce16">
            <text:p>Impor</text:p>
          </table:table-cell>
          <table:table-cell office:value-type="string" table:style-name="ce4">
            <text:p>Obat Bebas</text:p>
          </table:table-cell>
          <table:table-cell office:value-type="string" table:style-name="ce43">
            <text:p>Serbuk</text:p>
          </table:table-cell>
          <table:table-cell office:value-type="string" table:style-name="ce43">
            <text:p>Premiks</text:p>
          </table:table-cell>
          <table:table-cell office:value-type="string" table:style-name="ce35">
            <text:p>Mineral (Zinc, Manganese, Cupper) amino acid complex 392 g/kg, Kalsium karbonat, Corn cob (Analisa terjamin: Zinc 66,7 g/kg, Mangan 26,7 g/kg, Tembaga 13,4 g/kg, Total asam amino min. 160 g/kg)</text:p>
          </table:table-cell>
          <table:table-cell office:value-type="string" table:style-name="ce50">
            <text:p>Suplementasi mineral (Zinc, Mangan, Tembaga) dan asam amino untuk budidaya udang</text:p>
          </table:table-cell>
          <table:table-cell office:value-type="date" office:date-value="2029-07-23T00:00:00" table:style-name="ce10">
            <text:p>23-Jul-2029</text:p>
          </table:table-cell>
          <table:table-cell office:value-type="float" office:value="1719" table:formula="of:=[.N501]-TODAY()" table:style-name="ce11">
            <text:p>1719</text:p>
          </table:table-cell>
          <table:table-cell office:value-type="string" table:style-name="ce12">
            <text:p>Berlaku</text:p>
          </table:table-cell>
          <table:table-cell table:number-columns-repeated="16368"/>
        </table:table-row>
        <table:table-row table:style-name="ro19">
          <table:table-cell office:value-type="float" office:value="501" table:formula="of:=[.A501]+1" table:style-name="ce4">
            <text:p>501</text:p>
          </table:table-cell>
          <table:table-cell office:value-type="string" table:style-name="ce38">
            <text:p>Microplex 1000</text:p>
          </table:table-cell>
          <table:table-cell office:value-type="string" table:style-name="ce42">
            <text:p>PT. Behn Meyer Chemicals</text:p>
            <text:p/>
          </table:table-cell>
          <table:table-cell office:value-type="string" table:style-name="ce7">
            <text:p>Kantor/Gudang:</text:p>
            <text:p>Taman Tekno BSD Industri Complex Lt. 2B Sektor IX, Jl. Tekno Utama Blok B/1 Ds Setu, Kelurahan Setu, Kecamatan Setu, Kota Tangerang Selatan, <text:s/>Provinsi Banten, Kode Pos: 15314, Telp/Fax: (021) 7565000)/ 7560860/70</text:p>
            <text:p/>
            <text:p>Produsen asal:</text:p>
            <text:p>Zinpro Corporation</text:p>
            <text:p>(10400 Viking Drive, Suite 240, Eden <text:s/>Prairie, MN 55344, Amerika Serikat)</text:p>
          </table:table-cell>
          <table:table-cell office:value-type="string" table:style-name="ce4">
            <text:p>Banten</text:p>
          </table:table-cell>
          <table:table-cell office:value-type="string" table:style-name="ce4">
            <text:p>Importir</text:p>
          </table:table-cell>
          <table:table-cell office:value-type="string" table:style-name="ce37">
            <text:p>KKP RI I 2407811 PBS</text:p>
          </table:table-cell>
          <table:table-cell office:value-type="string" table:style-name="ce16">
            <text:p>Impor</text:p>
          </table:table-cell>
          <table:table-cell office:value-type="string" table:style-name="ce4">
            <text:p>Obat Bebas</text:p>
          </table:table-cell>
          <table:table-cell office:value-type="string" table:style-name="ce43">
            <text:p>Serbuk</text:p>
          </table:table-cell>
          <table:table-cell office:value-type="string" table:style-name="ce43">
            <text:p>Premiks</text:p>
          </table:table-cell>
          <table:table-cell office:value-type="string" table:style-name="ce38">
            <text:p>Chromium methionine amino acid complex 34 g/kg, Mineral oil, Kalsium karbonat (Analisa terjamin: Kromium 1.000 mg/kg, Total asam amino min. 1.000 mg/kg)</text:p>
          </table:table-cell>
          <table:table-cell office:value-type="string" table:style-name="ce50">
            <text:p>Suplementasi mineral kromium dan asam amino untuk budidaya ikan</text:p>
          </table:table-cell>
          <table:table-cell office:value-type="date" office:date-value="2029-07-23T00:00:00" table:style-name="ce10">
            <text:p>23-Jul-2029</text:p>
          </table:table-cell>
          <table:table-cell office:value-type="float" office:value="1719" table:formula="of:=[.N502]-TODAY()" table:style-name="ce11">
            <text:p>1719</text:p>
          </table:table-cell>
          <table:table-cell office:value-type="string" table:style-name="ce12">
            <text:p>Berlaku</text:p>
          </table:table-cell>
          <table:table-cell table:number-columns-repeated="16368"/>
        </table:table-row>
        <table:table-row table:style-name="ro7">
          <table:table-cell office:value-type="float" office:value="502" table:formula="of:=[.A502]+1" table:style-name="ce4">
            <text:p>502</text:p>
          </table:table-cell>
          <table:table-cell office:value-type="string" table:style-name="ce38">
            <text:p>Aquacell-Miksmax<text:s/></text:p>
          </table:table-cell>
          <table:table-cell office:value-type="string" table:style-name="ce42">
            <text:p>PT. Aquacell Indo Pasifik</text:p>
            <text:p/>
          </table:table-cell>
          <table:table-cell office:value-type="string" table:style-name="ce9">
            <text:p>Kantor/Pabrik:<text:s/></text:p>
            <text:p>Jl. Pedurenan V Kav. 27, Rt.001 Rw. 002, Kel. Pedurenan, Kec. Gunung Sindur, Kabupaten <text:s/>Bogor, Provinsi Jawa Barat, Kode Pos 16340, HP: 087873038430)</text:p>
          </table:table-cell>
          <table:table-cell office:value-type="string" table:style-name="ce4">
            <text:p>Jawa Barat</text:p>
          </table:table-cell>
          <table:table-cell office:value-type="string" table:style-name="ce4">
            <text:p>Produsen</text:p>
          </table:table-cell>
          <table:table-cell office:value-type="string" table:style-name="ce37">
            <text:p>KKP RI D 2407812 PBS</text:p>
          </table:table-cell>
          <table:table-cell office:value-type="string" table:style-name="ce13">
            <text:p>Dalam Negeri</text:p>
          </table:table-cell>
          <table:table-cell office:value-type="string" table:style-name="ce4">
            <text:p>Obat Bebas</text:p>
          </table:table-cell>
          <table:table-cell office:value-type="string" table:style-name="ce45">
            <text:p>Serbuk</text:p>
          </table:table-cell>
          <table:table-cell office:value-type="string" table:style-name="ce46">
            <text:p>Premiks</text:p>
          </table:table-cell>
          <table:table-cell office:value-type="string" table:style-name="ce51">
            <text:p>Magnesium 7.500 mg/kg, Copper 400 mg/kg, Calcium 109.999,99 mg/kg, Phospor 477,27 mg/kg, Iron 500 mg/kg, Mangan 50 mg/kg, Sodium bicarbonate</text:p>
          </table:table-cell>
          <table:table-cell office:value-type="string" table:style-name="ce52">
            <text:p>Suplementasi mineral untuk media air pemeliharaan dan memicu moulting pada udang<text:s/></text:p>
          </table:table-cell>
          <table:table-cell office:value-type="date" office:date-value="2029-07-23T00:00:00" table:style-name="ce10">
            <text:p>23-Jul-2029</text:p>
          </table:table-cell>
          <table:table-cell office:value-type="float" office:value="1719" table:formula="of:=[.N503]-TODAY()" table:style-name="ce11">
            <text:p>1719</text:p>
          </table:table-cell>
          <table:table-cell office:value-type="string" table:style-name="ce12">
            <text:p>Berlaku</text:p>
          </table:table-cell>
          <table:table-cell table:number-columns-repeated="16368"/>
        </table:table-row>
        <table:table-row table:style-name="ro34">
          <table:table-cell office:value-type="float" office:value="503" table:formula="of:=[.A503]+1" table:style-name="ce4">
            <text:p>503</text:p>
          </table:table-cell>
          <table:table-cell office:value-type="string" table:style-name="ce38">
            <text:p>Sanolife MIC<text:s/></text:p>
          </table:table-cell>
          <table:table-cell office:value-type="string" table:style-name="ce35">
            <text:p>PT. Inve Indonesia</text:p>
            <text:p/>
          </table:table-cell>
          <table:table-cell office:value-type="string" table:style-name="ce9">
            <text:p>Kantor/Gudang:</text:p>
            <text:p>Ruko Prominence Blok 38E No.7, Jl. Jalur Sutera Boulevard, Kel. Panunggangan Timur, Kec. Pinang, Kota Tangerang, Provinsi Banten</text:p>
            <text:p/>
            <text:p>Produsen asal:</text:p>
            <text:p>Inve Aquaculture, Inc</text:p>
            <text:p>(Inve Aquaculture, Inc, USA, 3528 West 500 South Salt Lake City, UT 84104, USA)<text:s text:c="4"/></text:p>
          </table:table-cell>
          <table:table-cell office:value-type="string" table:style-name="ce4">
            <text:p>Banten</text:p>
          </table:table-cell>
          <table:table-cell office:value-type="string" table:style-name="ce4">
            <text:p>Importir</text:p>
          </table:table-cell>
          <table:table-cell office:value-type="string" table:style-name="ce44">
            <text:p>KKP RI I 2407033-P2 PbBS</text:p>
          </table:table-cell>
          <table:table-cell office:value-type="string" table:style-name="ce13">
            <text:p>Impor</text:p>
          </table:table-cell>
          <table:table-cell office:value-type="string" table:style-name="ce4">
            <text:p>Obat Bebas</text:p>
          </table:table-cell>
          <table:table-cell office:value-type="string" table:style-name="ce43">
            <text:p>Serbuk</text:p>
          </table:table-cell>
          <table:table-cell office:value-type="string" table:style-name="ce43">
            <text:p>Probiotik</text:p>
          </table:table-cell>
          <table:table-cell office:value-type="string" table:style-name="ce38">
            <text:p><text:span text:style-name="T10">Bacillus sp (B. subtilis</text:span>,<text:s/><text:span text:style-name="T10">B. licheniformis, B. pumilus</text:span>) minimal 5x10^10 Cfu/g, Kalsium karbonat, Sodium klorida, Monosodium posphate, Yeast ekstrak (Saccharomyces cerevisiae), Anti caking agent (silikondioksida)</text:p>
            <text:p/>
          </table:table-cell>
          <table:table-cell office:value-type="string" table:style-name="ce35">
            <text:p>Sebagai bioremediasi untuk membantu proses penguraian limbah secara alami</text:p>
          </table:table-cell>
          <table:table-cell office:value-type="date" office:date-value="2029-07-23T00:00:00" table:style-name="ce10">
            <text:p>23-Jul-2029</text:p>
          </table:table-cell>
          <table:table-cell office:value-type="float" office:value="1719" table:formula="of:=[.N504]-TODAY()" table:style-name="ce11">
            <text:p>1719</text:p>
          </table:table-cell>
          <table:table-cell office:value-type="string" table:style-name="ce12">
            <text:p>Berlaku</text:p>
          </table:table-cell>
          <table:table-cell table:number-columns-repeated="16368"/>
        </table:table-row>
        <table:table-row table:style-name="ro13">
          <table:table-cell office:value-type="float" office:value="504" table:formula="of:=[.A504]+1" table:style-name="ce4">
            <text:p>504</text:p>
          </table:table-cell>
          <table:table-cell office:value-type="string" table:style-name="ce38">
            <text:p>Fish Vitamin Premix (DH-Px 0.25)<text:s/></text:p>
          </table:table-cell>
          <table:table-cell office:value-type="string" table:style-name="ce35">
            <text:p>PT. DSM Nutritional Products Manufacturing Indonesia</text:p>
          </table:table-cell>
          <table:table-cell office:value-type="string" table:style-name="ce9">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4">
            <text:p>Jawa Timur</text:p>
          </table:table-cell>
          <table:table-cell office:value-type="string" table:style-name="ce4">
            <text:p>Produsen/Importir/Eksportir</text:p>
          </table:table-cell>
          <table:table-cell office:value-type="string" table:style-name="ce53">
            <text:p>KKP RI D 2408813 PBS</text:p>
          </table:table-cell>
          <table:table-cell office:value-type="string" table:style-name="ce13">
            <text:p>Dalam Negeri</text:p>
          </table:table-cell>
          <table:table-cell office:value-type="string" table:style-name="ce4">
            <text:p>Obat Bebas</text:p>
          </table:table-cell>
          <table:table-cell office:value-type="string" table:style-name="ce45">
            <text:p>Serbuk</text:p>
          </table:table-cell>
          <table:table-cell office:value-type="string" table:style-name="ce46">
            <text:p>Premiks</text:p>
          </table:table-cell>
          <table:table-cell office:value-type="string" table:style-name="ce49">
            <text:p>Vitamin A 2.000.000 IU/kg, Vitamin D3 400.000 IU/kg, Vitamin E 16 g/kg, Vitamin K3 2,4 g/kg, Vitamin B1 3 g/kg, Vitamin B2 8 g/kg, Vitamin B6 3 g/kg, Vitamin B12 6,4 mg/kg, Niacin 12 g/kg, Asam pantotenat 8 g/kg, Asam folat 1,2 g/kg, Biotin 40 mg/kg, Silicon dioxide 10 g/kg, Ethoxyquine 0,15 g/kg, Rice hulls dan Calcium carbonate<text:s/></text:p>
          </table:table-cell>
          <table:table-cell office:value-type="string" table:style-name="ce35">
            <text:p>Sebagai feed supplement untuk ikan</text:p>
          </table:table-cell>
          <table:table-cell office:value-type="date" office:date-value="2029-08-28T00:00:00" table:style-name="ce10">
            <text:p>28-Aug-2029</text:p>
          </table:table-cell>
          <table:table-cell office:value-type="float" office:value="1755" table:formula="of:=[.N505]-TODAY()" table:style-name="ce11">
            <text:p>1755</text:p>
          </table:table-cell>
          <table:table-cell office:value-type="string" table:style-name="ce12">
            <text:p>Berlaku</text:p>
          </table:table-cell>
          <table:table-cell table:number-columns-repeated="16368"/>
        </table:table-row>
        <table:table-row table:style-name="ro13">
          <table:table-cell office:value-type="float" office:value="505" table:formula="of:=[.A505]+1" table:style-name="ce4">
            <text:p>505</text:p>
          </table:table-cell>
          <table:table-cell office:value-type="string" table:style-name="ce38">
            <text:p>Shrimp Mineral Premix (DH-Px 0.25)</text:p>
          </table:table-cell>
          <table:table-cell office:value-type="string" table:style-name="ce35">
            <text:p>PT. DSM Nutritional Products Manufacturing Indonesia</text:p>
          </table:table-cell>
          <table:table-cell office:value-type="string" table:style-name="ce9">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4">
            <text:p>Jawa Timur</text:p>
          </table:table-cell>
          <table:table-cell office:value-type="string" table:style-name="ce4">
            <text:p>Produsen/Importir/Eksportir</text:p>
          </table:table-cell>
          <table:table-cell office:value-type="string" table:style-name="ce53">
            <text:p>KKP RI D 2408814 PBS</text:p>
          </table:table-cell>
          <table:table-cell office:value-type="string" table:style-name="ce13">
            <text:p>Dalam Negeri</text:p>
          </table:table-cell>
          <table:table-cell office:value-type="string" table:style-name="ce4">
            <text:p>Obat Bebas</text:p>
          </table:table-cell>
          <table:table-cell office:value-type="string" table:style-name="ce45">
            <text:p>Serbuk</text:p>
          </table:table-cell>
          <table:table-cell office:value-type="string" table:style-name="ce46">
            <text:p>Premiks</text:p>
          </table:table-cell>
          <table:table-cell office:value-type="string" table:style-name="ce49">
            <text:p>Copper 16 g/kg, Iron 7 g/kg, Manganese 12 g/kg, Zinc 40 g/kg, Cobalt 1,6 g/kg, Iodine 0,96 g/kg, Selenium 0,5 g/kg, Silicon dioxide 10 g/kg, Calcium carbonate</text:p>
          </table:table-cell>
          <table:table-cell office:value-type="string" table:style-name="ce35">
            <text:p>Sebagai feed supplement untuk udang</text:p>
          </table:table-cell>
          <table:table-cell office:value-type="date" office:date-value="2029-08-28T00:00:00" table:style-name="ce10">
            <text:p>28-Aug-2029</text:p>
          </table:table-cell>
          <table:table-cell office:value-type="float" office:value="1755" table:formula="of:=[.N506]-TODAY()" table:style-name="ce11">
            <text:p>1755</text:p>
          </table:table-cell>
          <table:table-cell office:value-type="string" table:style-name="ce12">
            <text:p>Berlaku</text:p>
          </table:table-cell>
          <table:table-cell table:number-columns-repeated="16368"/>
        </table:table-row>
        <table:table-row table:style-name="ro46">
          <table:table-cell office:value-type="float" office:value="506" table:formula="of:=[.A506]+1" table:style-name="ce4">
            <text:p>506</text:p>
          </table:table-cell>
          <table:table-cell office:value-type="string" table:style-name="ce38">
            <text:p>Butirex Aqua<text:s/></text:p>
          </table:table-cell>
          <table:table-cell office:value-type="string" table:style-name="ce35">
            <text:p>CV. Fenanza Putra</text:p>
          </table:table-cell>
          <table:table-cell office:value-type="string" table:style-name="ce9">
            <text:p>Kantor/Gudang:</text:p>
            <text:p>Jl. Suplier X No.18, Rancaekek, Kabupaten Bandung, Provinsi Jawa Barat, Telp: (021) 83787990</text:p>
            <text:p/>
            <text:p>Produsen asal:</text:p>
            <text:p>Novation 2002 S.L</text:p>
            <text:p>(Ctra, Aguilar De Montuenga Km.2, 42250, Arcos De Jalon, Soria, Spain)</text:p>
          </table:table-cell>
          <table:table-cell office:value-type="string" table:style-name="ce4">
            <text:p>Jawa Barat</text:p>
          </table:table-cell>
          <table:table-cell office:value-type="string" table:style-name="ce4">
            <text:p>Importir</text:p>
          </table:table-cell>
          <table:table-cell office:value-type="string" table:style-name="ce53">
            <text:p>KKP RI I 2408815 PBS</text:p>
          </table:table-cell>
          <table:table-cell office:value-type="string" table:style-name="ce13">
            <text:p>Impor</text:p>
          </table:table-cell>
          <table:table-cell office:value-type="string" table:style-name="ce4">
            <text:p>Obat Bebas</text:p>
          </table:table-cell>
          <table:table-cell office:value-type="string" table:style-name="ce45">
            <text:p>Serbuk</text:p>
          </table:table-cell>
          <table:table-cell office:value-type="string" table:style-name="ce46">
            <text:p>Premiks</text:p>
          </table:table-cell>
          <table:table-cell office:value-type="string" table:style-name="ce49">
            <text:p>Sodium butyrate 540 g/kg, Sodium carbonate, Trisodium phosphate</text:p>
          </table:table-cell>
          <table:table-cell office:value-type="string" table:style-name="ce35">
            <text:p>Sebagai feed additive untuk ikan dan udang</text:p>
          </table:table-cell>
          <table:table-cell office:value-type="date" office:date-value="2029-08-28T00:00:00" table:style-name="ce10">
            <text:p>28-Aug-2029</text:p>
          </table:table-cell>
          <table:table-cell office:value-type="float" office:value="1755" table:formula="of:=[.N507]-TODAY()" table:style-name="ce11">
            <text:p>1755</text:p>
          </table:table-cell>
          <table:table-cell office:value-type="string" table:style-name="ce12">
            <text:p>Berlaku</text:p>
          </table:table-cell>
          <table:table-cell table:number-columns-repeated="16368"/>
        </table:table-row>
        <table:table-row table:style-name="ro22">
          <table:table-cell office:value-type="float" office:value="507" table:formula="of:=[.A507]+1" table:style-name="ce4">
            <text:p>507</text:p>
          </table:table-cell>
          <table:table-cell office:value-type="string" table:style-name="ce38">
            <text:p>Rovabio® Advance Phy L<text:s/></text:p>
          </table:table-cell>
          <table:table-cell office:value-type="string" table:style-name="ce35">
            <text:p>PT. Romindo Primavetcom</text:p>
          </table:table-cell>
          <table:table-cell office:value-type="string" table:style-name="ce9">
            <text:p>Kantor/Gudang:</text:p>
            <text:p>Jl. Dr. Saharjo No. 264, Kelurahan Menteng Dalam, Kecamatan Tebet, Kota Jakarta Selatan, Provinsi DKI Jakarta, Kode Pos 12870, Telp (021) 8300300/ (021) 8280679</text:p>
            <text:p/>
            <text:p>Produsen asal :</text:p>
            <text:p>Genencor International BVBA</text:p>
            <text:p>(Komvest 43, 8000 Brugge, Belgium)</text:p>
            <text:p/>
            <text:p/>
          </table:table-cell>
          <table:table-cell office:value-type="string" table:style-name="ce4">
            <text:p>DKI Jakarta</text:p>
          </table:table-cell>
          <table:table-cell office:value-type="string" table:style-name="ce4">
            <text:p>Importir</text:p>
          </table:table-cell>
          <table:table-cell office:value-type="string" table:style-name="ce53">
            <text:p>KKP RI I 2408816 PBC</text:p>
          </table:table-cell>
          <table:table-cell office:value-type="string" table:style-name="ce13">
            <text:p>Impor</text:p>
          </table:table-cell>
          <table:table-cell office:value-type="string" table:style-name="ce4">
            <text:p>Obat Bebas</text:p>
          </table:table-cell>
          <table:table-cell office:value-type="string" table:style-name="ce45">
            <text:p>Cair</text:p>
          </table:table-cell>
          <table:table-cell office:value-type="string" table:style-name="ce46">
            <text:p>Premiks</text:p>
          </table:table-cell>
          <table:table-cell office:value-type="string" table:style-name="ce49">
            <text:p>Endo-1,4-β-xylanase (N°EC 3.2.1.8) 9,9 g/kg, Endo-1,3 (4)-β-glucanase (N°EC 3.2.1.6) 6,6 g/kg, 6-phytase (N°EC 3.1.3.26) 12,7 g/kg, Sodium chloride, Sorbitol, Potassium sorbate, Sodium benzoate, Air demineralisasi</text:p>
          </table:table-cell>
          <table:table-cell office:value-type="string" table:style-name="ce35">
            <text:p>Sebagai sumber enzim untuk ikan</text:p>
          </table:table-cell>
          <table:table-cell office:value-type="date" office:date-value="2029-08-28T00:00:00" table:style-name="ce10">
            <text:p>28-Aug-2029</text:p>
          </table:table-cell>
          <table:table-cell office:value-type="float" office:value="1755" table:formula="of:=[.N508]-TODAY()" table:style-name="ce11">
            <text:p>1755</text:p>
          </table:table-cell>
          <table:table-cell office:value-type="string" table:style-name="ce12">
            <text:p>Berlaku</text:p>
          </table:table-cell>
          <table:table-cell table:number-columns-repeated="16368"/>
        </table:table-row>
        <table:table-row table:style-name="ro34">
          <table:table-cell office:value-type="float" office:value="508" table:formula="of:=[.A508]+1" table:style-name="ce4">
            <text:p>508</text:p>
          </table:table-cell>
          <table:table-cell office:value-type="string" table:style-name="ce38">
            <text:p>Rovabio® Advance Phy T</text:p>
          </table:table-cell>
          <table:table-cell office:value-type="string" table:style-name="ce35">
            <text:p>PT. Romindo Primavetcom</text:p>
          </table:table-cell>
          <table:table-cell office:value-type="string" table:style-name="ce9">
            <text:p>Kantor/Gudang:</text:p>
            <text:p>Jl. Dr. Saharjo No. 264, Kelurahan Menteng Dalam, Kecamatan Tebet, Kota Jakarta Selatan, Provinsi DKI Jakarta, Kode Pos 12870, Telp (021) 8300300/ (021) 8280679</text:p>
            <text:p/>
            <text:p>Produsen asal :</text:p>
            <text:p>Innovia</text:p>
            <text:p>(4 rue Samuel Champlain, Zone Agrocean, Chef de Baie, 17000 La Rochelle, France)</text:p>
          </table:table-cell>
          <table:table-cell office:value-type="string" table:style-name="ce4">
            <text:p>DKI Jakarta</text:p>
          </table:table-cell>
          <table:table-cell office:value-type="string" table:style-name="ce4">
            <text:p>Importir</text:p>
          </table:table-cell>
          <table:table-cell office:value-type="string" table:style-name="ce53">
            <text:p>KKP RI I 2408817 PBS</text:p>
          </table:table-cell>
          <table:table-cell office:value-type="string" table:style-name="ce13">
            <text:p>Impor</text:p>
          </table:table-cell>
          <table:table-cell office:value-type="string" table:style-name="ce4">
            <text:p>Obat Bebas</text:p>
          </table:table-cell>
          <table:table-cell office:value-type="string" table:style-name="ce45">
            <text:p>Serbuk</text:p>
          </table:table-cell>
          <table:table-cell office:value-type="string" table:style-name="ce46">
            <text:p>Premiks</text:p>
          </table:table-cell>
          <table:table-cell office:value-type="string" table:style-name="ce49">
            <text:p>Endo-1,4-β-xylanase (N°EC 3.2.1.8) 60 g/kg, 6-phytase (N°EC 3.1.3.26) <text:s/>g/kg, Endo-1,3 (4)-β-glucanase (N°EC 3.2.1.6) 40 g/kg, Stearic acid, Sodium sulphate, Maltodextrin, Talc, Polyvinyl alkohol, Silica, Wheat flour, Sodium phytate</text:p>
          </table:table-cell>
          <table:table-cell office:value-type="string" table:style-name="ce35">
            <text:p>Sebagai sumber enzim untuk ikan</text:p>
          </table:table-cell>
          <table:table-cell office:value-type="date" office:date-value="2029-08-28T00:00:00" table:style-name="ce10">
            <text:p>28-Aug-2029</text:p>
          </table:table-cell>
          <table:table-cell office:value-type="float" office:value="1755" table:formula="of:=[.N509]-TODAY()" table:style-name="ce11">
            <text:p>1755</text:p>
          </table:table-cell>
          <table:table-cell office:value-type="string" table:style-name="ce12">
            <text:p>Berlaku</text:p>
          </table:table-cell>
          <table:table-cell table:number-columns-repeated="16368"/>
        </table:table-row>
        <table:table-row table:style-name="ro13">
          <table:table-cell office:value-type="float" office:value="509" table:formula="of:=[.A509]+1" table:style-name="ce4">
            <text:p>509</text:p>
          </table:table-cell>
          <table:table-cell office:value-type="string" table:style-name="ce38">
            <text:p>Phytovit Aqua</text:p>
          </table:table-cell>
          <table:table-cell office:value-type="string" table:style-name="ce5">
            <text:p>PT. Behn Meyer Chemicals</text:p>
          </table:table-cell>
          <table:table-cell office:value-type="string" table:style-name="ce9">
            <text:p>Kantor/Gudang:</text:p>
            <text:p>Taman Tekno BSD Industri Complex Lt. 2B Sektor IX, Jl. Tekno Utama Blok B/1 Ds Setu, Kelurahan Setu, Kecamatan Setu, Kota Tangerang Selatan, <text:s/>Provinsi Banten, Kode Pos: 15314, Telp/Fax: (021) 7565000)/ 7560860/70</text:p>
            <text:p/>
            <text:p>Produsen asal:</text:p>
            <text:p>Nitro Biotech Services Ltd.</text:p>
            <text:p>(44 The Catacombs Rabat, RBT 1582, Malta)</text:p>
            <text:p/>
            <text:p/>
          </table:table-cell>
          <table:table-cell office:value-type="string" table:style-name="ce4">
            <text:p>Banten</text:p>
          </table:table-cell>
          <table:table-cell office:value-type="string" table:style-name="ce4">
            <text:p>Importir</text:p>
          </table:table-cell>
          <table:table-cell office:value-type="string" table:style-name="ce53">
            <text:p>KKP RI I 2408818 HBC</text:p>
          </table:table-cell>
          <table:table-cell office:value-type="string" table:style-name="ce13">
            <text:p>Impor</text:p>
          </table:table-cell>
          <table:table-cell office:value-type="string" table:style-name="ce4">
            <text:p>Obat Bebas</text:p>
          </table:table-cell>
          <table:table-cell office:value-type="string" table:style-name="ce45">
            <text:p>Cair</text:p>
          </table:table-cell>
          <table:table-cell office:value-type="string" table:style-name="ce16">
            <text:p>Obat Alami/Herbal</text:p>
          </table:table-cell>
          <table:table-cell office:value-type="string" table:style-name="ce35">
            <text:p>Cactus fruit oil 4 ml/L, Propylene Glycol, Gliserin (Analisa terjamin: Flavanoid 0,8 mg/mL</text:p>
          </table:table-cell>
          <table:table-cell office:value-type="string" table:style-name="ce38">
            <text:p>Sebagai imonostimulan pada ikan dan udang</text:p>
          </table:table-cell>
          <table:table-cell office:value-type="date" office:date-value="2029-08-28T00:00:00" table:style-name="ce10">
            <text:p>28-Aug-2029</text:p>
          </table:table-cell>
          <table:table-cell office:value-type="float" office:value="1755" table:formula="of:=[.N510]-TODAY()" table:style-name="ce11">
            <text:p>1755</text:p>
          </table:table-cell>
          <table:table-cell office:value-type="string" table:style-name="ce12">
            <text:p>Berlaku</text:p>
          </table:table-cell>
          <table:table-cell table:number-columns-repeated="16368"/>
        </table:table-row>
        <table:table-row table:style-name="ro13">
          <table:table-cell office:value-type="float" office:value="510" table:formula="of:=[.A510]+1" table:style-name="ce4">
            <text:p>510</text:p>
          </table:table-cell>
          <table:table-cell office:value-type="string" table:style-name="ce5">
            <text:p>Hylises</text:p>
          </table:table-cell>
          <table:table-cell office:value-type="string" table:style-name="ce5">
            <text:p>PT. Behn Meyer Chemicals</text:p>
          </table:table-cell>
          <table:table-cell office:value-type="string" table:style-name="ce6">
            <text:p>Kantor/Gudang:</text:p>
            <text:p>Taman Tekno BSD Industri Complex Lt. 2B Sektor IX, Jl. Tekno Utama Blok B/1 Ds Setu, Kelurahan Setu, Kecamatan Setu, Kota Tangerang Selatan, <text:s/>Provinsi Banten, Kode Pos: 15314, Telp/Fax: (021) 7565000)/ 7560860/70</text:p>
            <text:p/>
            <text:p>Produsen asal:</text:p>
            <text:p>ICC Indl. Com, Exp. E Imp. Ltda, Brazil<text:s/></text:p>
            <text:p>(Av. Brig, Faria Lima, 1768-40 andar-Sao Paulo, Brazil)</text:p>
          </table:table-cell>
          <table:table-cell office:value-type="string" table:style-name="ce4">
            <text:p>Banten</text:p>
          </table:table-cell>
          <table:table-cell office:value-type="string" table:style-name="ce4">
            <text:p>Importir</text:p>
          </table:table-cell>
          <table:table-cell office:value-type="string" table:style-name="ce54">
            <text:p>KKP RI I 2408253-P2 PBS</text:p>
          </table:table-cell>
          <table:table-cell office:value-type="string" table:style-name="ce14">
            <text:p>Impor</text:p>
          </table:table-cell>
          <table:table-cell office:value-type="string" table:style-name="ce4">
            <text:p>Obat Bebas</text:p>
          </table:table-cell>
          <table:table-cell office:value-type="string" table:style-name="ce43">
            <text:p>Serbuk</text:p>
          </table:table-cell>
          <table:table-cell office:value-type="string" table:style-name="ce43">
            <text:p>Premiks</text:p>
          </table:table-cell>
          <table:table-cell office:value-type="string" table:style-name="ce49">
            <text:p>Ekstrak kering fermentasi Saccharomyces cerevisiae 100% (Analisa terjamin: Protein kasar min. 380 g/kg, Kadar air maks. 60 g/kg, Kadar abu maks. 80 g/kg)</text:p>
          </table:table-cell>
          <table:table-cell office:value-type="string" table:style-name="ce35">
            <text:p>Sebagai imunostimulan untuk meningkatkan kekebalan tubuh non spesifik</text:p>
          </table:table-cell>
          <table:table-cell office:value-type="date" office:date-value="2029-08-28T00:00:00" table:style-name="ce10">
            <text:p>28-Aug-2029</text:p>
          </table:table-cell>
          <table:table-cell office:value-type="float" office:value="1755" table:formula="of:=[.N511]-TODAY()" table:style-name="ce11">
            <text:p>1755</text:p>
          </table:table-cell>
          <table:table-cell office:value-type="string" office:string-value="Berlaku" table:formula="of:=IF([.O511]&gt;0;&quot;Berlaku&quot;;&quot;Kadaluarsa&quot;)" table:style-name="ce12">
            <text:p>Berlaku</text:p>
          </table:table-cell>
          <table:table-cell table:number-columns-repeated="16368"/>
        </table:table-row>
        <table:table-row table:style-name="ro4">
          <table:table-cell office:value-type="float" office:value="511" table:formula="of:=[.A511]+1" table:style-name="ce4">
            <text:p>511</text:p>
          </table:table-cell>
          <table:table-cell office:value-type="string" table:style-name="ce5">
            <text:p>Mina Bacto</text:p>
          </table:table-cell>
          <table:table-cell office:value-type="string" table:style-name="ce5">
            <text:p>PT. Marindolab Pratama</text:p>
          </table:table-cell>
          <table:table-cell office:value-type="string" table:style-name="ce7">
            <text:p>Kantor/Pabrik:</text:p>
            <text:p>Kawasan Industri Modern III Blok A9-A10 Cikande, Serang, Provinsi Banten, Telp/Fax (0254) 402486-7/ (0254) 402491</text:p>
          </table:table-cell>
          <table:table-cell office:value-type="string" table:style-name="ce8">
            <text:p>Banten</text:p>
          </table:table-cell>
          <table:table-cell office:value-type="string" table:style-name="ce8">
            <text:p>Produsen</text:p>
          </table:table-cell>
          <table:table-cell office:value-type="string" table:style-name="ce54">
            <text:p>KKP RI D 240801-P2 PbBC</text:p>
          </table:table-cell>
          <table:table-cell office:value-type="string" table:style-name="ce14">
            <text:p>Dalam Negeri</text:p>
          </table:table-cell>
          <table:table-cell office:value-type="string" table:style-name="ce4">
            <text:p>Obat Bebas</text:p>
          </table:table-cell>
          <table:table-cell office:value-type="string" table:style-name="ce43">
            <text:p>Cair</text:p>
          </table:table-cell>
          <table:table-cell office:value-type="string" table:style-name="ce43">
            <text:p>Probiotik</text:p>
          </table:table-cell>
          <table:table-cell office:value-type="string" table:style-name="ce55">
            <text:p>Total Bacillus subtilis min. 1x10^6 CFU/mL, Glukosa, Molase, Prelac, Glycine, Skim milk, Yeast Ekstrak, Air</text:p>
          </table:table-cell>
          <table:table-cell office:value-type="string" table:style-name="ce35">
            <text:p>- Menurunkan kadar amoniak.</text:p>
            <text:p>- Menurunkan kadar nitrit,.</text:p>
            <text:p>- Menurunkan kadar Total Organic Matter (TOM).</text:p>
            <text:p>- Meningkatkan jumlah bakteri<text:s/><text:span text:style-name="T10">Bacillus sp</text:span>.</text:p>
          </table:table-cell>
          <table:table-cell office:value-type="date" office:date-value="2029-08-28T00:00:00" table:style-name="ce10">
            <text:p>28-Aug-2029</text:p>
          </table:table-cell>
          <table:table-cell office:value-type="float" office:value="1755" table:formula="of:=[.N512]-TODAY()" table:style-name="ce11">
            <text:p>1755</text:p>
          </table:table-cell>
          <table:table-cell office:value-type="string" office:string-value="Berlaku" table:formula="of:=IF([.O512]&gt;0;&quot;Berlaku&quot;;&quot;Kadaluarsa&quot;)" table:style-name="ce12">
            <text:p>Berlaku</text:p>
          </table:table-cell>
          <table:table-cell table:number-columns-repeated="16368"/>
        </table:table-row>
        <table:table-row table:style-name="ro21">
          <table:table-cell office:value-type="float" office:value="512" table:formula="of:=[.A512]+1" table:style-name="ce4">
            <text:p>512</text:p>
          </table:table-cell>
          <table:table-cell office:value-type="string" table:style-name="ce38">
            <text:p>Epizym-AGP Complete<text:s/></text:p>
          </table:table-cell>
          <table:table-cell office:value-type="string" table:style-name="ce5">
            <text:p>PT. Behn Meyer Chemicals</text:p>
          </table:table-cell>
          <table:table-cell office:value-type="string" table:style-name="ce6">
            <text:p><text:span text:style-name="T8">Kantor/Gudang:</text:span><text:span text:style-name="T8"/></text:p>
            <text:p>Taman Tekno BSD Industri Complex Lt. 2B Sektor IX, Jl. Tekno Utama Blok B/1 Ds Setu, Kelurahan Setu, Kecamatan Setu, Kota Tangerang Selatan, <text:s/>Provinsi Banten, Kode Pos: 15314, Telp/Fax: (021) 7565000)/ 7560860/70</text:p>
            <text:p/>
            <text:p><text:span text:style-name="T8">Produsen asal:</text:span><text:span text:style-name="T8"/></text:p>
            <text:p>Epicore BioNetworks Inc.</text:p>
            <text:p>(4 Lina Lane/ Eastampton, NJ 08060, USA), Phone 1-(609)-267-9118, Fax: 609-267-9336</text:p>
          </table:table-cell>
          <table:table-cell office:value-type="string" table:style-name="ce4">
            <text:p>Banten</text:p>
          </table:table-cell>
          <table:table-cell office:value-type="string" table:style-name="ce4">
            <text:p>Importir</text:p>
          </table:table-cell>
          <table:table-cell office:value-type="string" table:style-name="ce14">
            <text:p>KKP RI I 2409220-P2 PBC</text:p>
          </table:table-cell>
          <table:table-cell office:value-type="string" table:style-name="ce1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9">
            <text:p>Amonium nitrat 100 gr/L, Urea 30 gr/L, Potasium phosphate 25 g/L, Ekstrak mikrobial, Iron chloride, Magnesium chloride, Zinc chloride, Manganese chloride, Copper chloride, Sodium tetraborate, Cobalt chloride, Vitamin premix, Deionized water (Analisa terjamin: Nitrogen (sebagai nitrat) min. 20%, Phosporus (sebagai fosfor) min. 0,75%, Potasium (sebagai kalium) min, 1,2 %, Volatiles max. 72%, Auxin positif)</text:p>
          </table:table-cell>
          <table:table-cell office:value-type="string" table:style-name="ce9">
            <text:p>Media pertumbuhan algae</text:p>
          </table:table-cell>
          <table:table-cell office:value-type="date" office:date-value="2029-09-30T00:00:00" table:style-name="ce10">
            <text:p>30-Sep-2029</text:p>
          </table:table-cell>
          <table:table-cell office:value-type="float" office:value="1788" table:formula="of:=[.N513]-TODAY()" table:style-name="ce11">
            <text:p>1788</text:p>
          </table:table-cell>
          <table:table-cell office:value-type="string" office:string-value="Berlaku" table:formula="of:=IF([.O513]&gt;0;&quot;Berlaku&quot;;&quot;Kadaluarsa&quot;)" table:style-name="ce12">
            <text:p>Berlaku</text:p>
          </table:table-cell>
          <table:table-cell table:number-columns-repeated="16368"/>
        </table:table-row>
        <table:table-row table:style-name="ro34">
          <table:table-cell office:value-type="float" office:value="513" table:formula="of:=[.A513]+1" table:style-name="ce4">
            <text:p>513</text:p>
          </table:table-cell>
          <table:table-cell office:value-type="string" table:style-name="ce38">
            <text:p>Boster Inroflox-25<text:s/></text:p>
          </table:table-cell>
          <table:table-cell office:value-type="string" table:style-name="ce15">
            <text:p>PT. Indosco Dwijayasakti</text:p>
          </table:table-cell>
          <table:table-cell office:value-type="string" table:style-name="ce7">
            <text:p><text:span text:style-name="T8">Kantor:</text:span><text:span text:style-name="T8"/></text:p>
            <text:p>YKP Kendang Sari Blok F/67A, Kota Suarabaya, Provinsi Jwa Timur, <text:s/>Kode Pos: 60292, Telp/Fax: (031) 8416462/ 8492333.</text:p>
            <text:p/>
            <text:p><text:span text:style-name="T8">Pabrik:</text:span><text:span text:style-name="T8"/></text:p>
            <text:p>Pergudangan Sinar Gedangan Blok G/37, Desa Gemurung, Kec. Gedangan, Kab. Sidoarjo, Provinsi Jawa Timur, Kode Pos: 61234</text:p>
          </table:table-cell>
          <table:table-cell office:value-type="string" table:style-name="ce8">
            <text:p>Jawa Timur</text:p>
          </table:table-cell>
          <table:table-cell office:value-type="string" table:style-name="ce8">
            <text:p>Produsen</text:p>
          </table:table-cell>
          <table:table-cell office:value-type="string" table:style-name="ce8">
            <text:p>KKP RI D 2409390-P1 FKC</text:p>
            <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4">
            <text:p>Farmasetik</text:p>
          </table:table-cell>
          <table:table-cell office:value-type="string" table:style-name="ce9">
            <text:p>Enrofloxacin Base 250.000 mg/L, Prophyleneglycol, Air<text:s/></text:p>
            <text:p/>
          </table:table-cell>
          <table:table-cell office:value-type="string" table:style-name="ce9">
            <text:p>Untuk pengobatan infeksi Aeromonas pada ikan lele</text:p>
          </table:table-cell>
          <table:table-cell office:value-type="date" office:date-value="2029-09-30T00:00:00" table:style-name="ce10">
            <text:p>30-Sep-2029</text:p>
          </table:table-cell>
          <table:table-cell office:value-type="float" office:value="1788" table:formula="of:=[.N514]-TODAY()" table:style-name="ce11">
            <text:p>1788</text:p>
          </table:table-cell>
          <table:table-cell office:value-type="string" office:string-value="Berlaku" table:formula="of:=IF([.O514]&gt;0;&quot;Berlaku&quot;;&quot;Kadaluarsa&quot;)" table:style-name="ce12">
            <text:p>Berlaku</text:p>
          </table:table-cell>
          <table:table-cell table:number-columns-repeated="16368"/>
        </table:table-row>
        <table:table-row table:style-name="ro13">
          <table:table-cell office:value-type="float" office:value="514" table:formula="of:=[.A514]+1" table:style-name="ce4">
            <text:p>514</text:p>
          </table:table-cell>
          <table:table-cell office:value-type="string" table:style-name="ce38">
            <text:p>Sanivir Fumigeno</text:p>
          </table:table-cell>
          <table:table-cell office:value-type="string" table:style-name="ce9">
            <text:p>PT. Bioplagen Indonesia</text:p>
          </table:table-cell>
          <table:table-cell office:value-type="string" table:style-name="ce7">
            <text:p><text:span text:style-name="T8">Kantor/Gudang:</text:span><text:span text:style-name="T8"/></text:p>
            <text:p>(Pergudangan Sentra Kosambi Blok B No. 11, Rt.002 Rw.018, Desa Kosambi Timur, Kecamatan Kosambi, Kabupaten Tangerang, Provinsi Banten, Kode Pos 15213, Telp. (021) 29024683)</text:p>
            <text:p/>
            <text:p><text:span text:style-name="T8">Produsen asal:</text:span><text:span text:style-name="T8"/></text:p>
            <text:p>Bioplagen, S.L</text:p>
            <text:p>(Avenida de Castilleja de la Cuesta, 26 (PIBO) 41110 Bollullos de la Mitacion (Sevilla)<text:s/></text:p>
          </table:table-cell>
          <table:table-cell office:value-type="string" table:style-name="ce8">
            <text:p>Banten</text:p>
          </table:table-cell>
          <table:table-cell office:value-type="string" table:style-name="ce8">
            <text:p>Produsen/Importir</text:p>
          </table:table-cell>
          <table:table-cell office:value-type="string" table:style-name="ce16">
            <text:p>KKP RI I 2409365-P1 FTS</text:p>
          </table:table-cell>
          <table:table-cell office:value-type="string" table:style-name="ce16">
            <text:p>Impor</text:p>
          </table:table-cell>
          <table:table-cell office:value-type="string" table:style-name="ce4">
            <text:p>Obat Bebas Terbatas</text:p>
          </table:table-cell>
          <table:table-cell office:value-type="string" table:style-name="ce4">
            <text:p>Serbuk</text:p>
          </table:table-cell>
          <table:table-cell office:value-type="string" table:style-name="ce16">
            <text:p>Farmasetik</text:p>
          </table:table-cell>
          <table:table-cell office:value-type="string" table:style-name="ce7">
            <text:p>O–phenylphenol 70 gr/kg, Glutaraldehyde 35 gr/kg, Gula Sepiolite, Talcum</text:p>
          </table:table-cell>
          <table:table-cell office:value-type="string" table:style-name="ce9">
            <text:p>Sebagai disinfektan bakterisida, fungisida, dan virusida kolam dan peralatan perikanan dalam budidaya ikan dan udang</text:p>
          </table:table-cell>
          <table:table-cell office:value-type="date" office:date-value="2029-09-30T00:00:00" table:style-name="ce10">
            <text:p>30-Sep-2029</text:p>
          </table:table-cell>
          <table:table-cell office:value-type="float" office:value="1788" table:formula="of:=[.N515]-TODAY()" table:style-name="ce11">
            <text:p>1788</text:p>
          </table:table-cell>
          <table:table-cell office:value-type="string" office:string-value="Berlaku" table:formula="of:=IF([.O515]&gt;0;&quot;Berlaku&quot;;&quot;Kadaluarsa&quot;)" table:style-name="ce12">
            <text:p>Berlaku</text:p>
          </table:table-cell>
          <table:table-cell table:number-columns-repeated="16368"/>
        </table:table-row>
        <table:table-row table:style-name="ro7">
          <table:table-cell office:value-type="float" office:value="515" table:formula="of:=[.A515]+1" table:style-name="ce4">
            <text:p>515</text:p>
          </table:table-cell>
          <table:table-cell office:value-type="string" table:style-name="ce35">
            <text:p>Ariake 3<text:s/></text:p>
          </table:table-cell>
          <table:table-cell office:value-type="string" table:style-name="ce5">
            <text:p>PT. Harvest Ariake Indonesia</text:p>
          </table:table-cell>
          <table:table-cell office:value-type="string" table:style-name="ce7">
            <text:p>Jl. <text:s/>Samsung 2C Blok C3-D, Kel. Mekarmukti, Jababeka Innovation Center, Kec. Cikarang Utara, Kab. Bekasi, Provinsi Jawa Barat-17530, Telp. (021) 89329966)</text:p>
          </table:table-cell>
          <table:table-cell office:value-type="string" table:style-name="ce8">
            <text:p>Jawa Barat</text:p>
          </table:table-cell>
          <table:table-cell office:value-type="string" table:style-name="ce8">
            <text:p>Produsen</text:p>
          </table:table-cell>
          <table:table-cell office:value-type="string" table:style-name="ce13">
            <text:p>KKP RI D 2409200-P2 PbBS</text:p>
          </table:table-cell>
          <table:table-cell office:value-type="string" table:style-name="ce13">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Total bakteri (Bacillus amyloliquefaciens, Bacillus licheniformis, Bacillus pumilus) &gt;1x10^7cfu/gram)</text:p>
          </table:table-cell>
          <table:table-cell office:value-type="string" table:style-name="ce9">
            <text:p>- Memperbaiki kualitas air;</text:p>
            <text:p>- Menekan bakteri patogen</text:p>
            <text:p>- Memperbaiki angka SR, MWB, total biomassa dan FCR</text:p>
          </table:table-cell>
          <table:table-cell office:value-type="date" office:date-value="2029-09-30T00:00:00" table:style-name="ce10">
            <text:p>30-Sep-2029</text:p>
          </table:table-cell>
          <table:table-cell office:value-type="float" office:value="1788" table:formula="of:=[.N516]-TODAY()" table:style-name="ce11">
            <text:p>1788</text:p>
          </table:table-cell>
          <table:table-cell office:value-type="string" office:string-value="Berlaku" table:formula="of:=IF([.O516]&gt;0;&quot;Berlaku&quot;;&quot;Kadaluarsa&quot;)" table:style-name="ce12">
            <text:p>Berlaku</text:p>
          </table:table-cell>
          <table:table-cell table:number-columns-repeated="16368"/>
        </table:table-row>
        <table:table-row table:style-name="ro22">
          <table:table-cell office:value-type="float" office:value="516" table:formula="of:=[.A516]+1" table:style-name="ce4">
            <text:p>516</text:p>
          </table:table-cell>
          <table:table-cell office:value-type="string" table:style-name="ce35">
            <text:p>Aquastar Pondzyme</text:p>
          </table:table-cell>
          <table:table-cell office:value-type="string" table:style-name="ce5">
            <office:annotation draw:style-name="a16" svg:x="1.05in" svg:y="1355.075in" svg:width="0.925in" svg:height="0.841666666666667in">
              <dc:creator>Microsoft Office User</dc:creator>
              <text:p><text:span text:style-name="T2">(dialihkan ke PT. DSM Nutritional Products Manufacturing Indonesia per tgl 23 Desember 2021)</text:span></text:p>
            </office:annotation>
            <text:p>PT. DSM Nutritional Products Manufacturing Indonesia</text:p>
          </table:table-cell>
          <table:table-cell office:value-type="string" table:style-name="ce6">
            <text:p><text:span text:style-name="T8">Kantor:</text:span><text:span text:style-name="T8"/></text:p>
            <text:p>18 Office Park - Tower A 3rd Floor, Jl. Let. Jend TB. Simatupang Kav. 18, Kel. Kebagusan, Kec. Pasar Minggu, Kota Jakarta Selatan, Provinsi DKI Jakarta 12520</text:p>
            <text:p><text:span text:style-name="T8"/></text:p>
            <text:p><text:span text:style-name="T8">Produsen asal:</text:span><text:span text:style-name="T8"/></text:p>
            <text:p>Biomin Singapore Pte Ltd</text:p>
            <text:p>(2 Woodlands Sector 1 #05-02 Woodlands, Spectrum, Singapore)</text:p>
          </table:table-cell>
          <table:table-cell office:value-type="string" table:style-name="ce4">
            <text:p>DKI Jakarta</text:p>
          </table:table-cell>
          <table:table-cell office:value-type="string" table:style-name="ce4">
            <text:p>Produsen/Importir/Eksportir</text:p>
          </table:table-cell>
          <table:table-cell office:value-type="string" table:style-name="ce16">
            <text:p>KKP RI I 2409395-P1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9">
            <text:p>Total bakteri (Bacillus Subtilis, Enterococcus faecium, Pediococcus acidilactici, Paracoccus pantotrophus, Thiobacillus denitrificans) min 2 x 10^12 CFU/kg, Protease, Amilase, Celulase, Xylanase, Dextrose, Starch</text:p>
          </table:table-cell>
          <table:table-cell office:value-type="string" table:style-name="ce9">
            <text:p>Sebagai bioremediasi untuk meningkatkan kualitas air kolam</text:p>
          </table:table-cell>
          <table:table-cell office:value-type="date" office:date-value="2029-09-30T00:00:00" table:style-name="ce10">
            <text:p>30-Sep-2029</text:p>
          </table:table-cell>
          <table:table-cell office:value-type="float" office:value="1788" table:formula="of:=[.N517]-TODAY()" table:style-name="ce11">
            <text:p>1788</text:p>
          </table:table-cell>
          <table:table-cell office:value-type="string" office:string-value="Berlaku" table:formula="of:=IF([.O517]&gt;0;&quot;Berlaku&quot;;&quot;Kadaluarsa&quot;)" table:style-name="ce12">
            <text:p>Berlaku</text:p>
          </table:table-cell>
          <table:table-cell table:number-columns-repeated="16368"/>
        </table:table-row>
        <table:table-row table:style-name="ro19">
          <table:table-cell office:value-type="float" office:value="517" table:formula="of:=[.A517]+1" table:style-name="ce4">
            <text:p>517</text:p>
          </table:table-cell>
          <table:table-cell office:value-type="string" table:style-name="ce35">
            <text:p>Nupro Aqua-VID<text:s/></text:p>
          </table:table-cell>
          <table:table-cell office:value-type="string" table:style-name="ce5">
            <text:p>PT. Alltech Biotechnology Indonesia</text:p>
          </table:table-cell>
          <table:table-cell office:value-type="string" table:style-name="ce7">
            <text:p><text:span text:style-name="T8">Kantor:</text:span><text:span text:style-name="T8"/></text:p>
            <text:p>8 Office Park, Lt.25, Unit B2 dan C, Jl. TB Simatupang No.18, Kel. Kebagusan, Kec. Pasar Minggu, Kota Jakarta Selatan, Provinsi DKI Jakarta-12520, Telp. 021-22783555)</text:p>
            <text:p/>
            <text:p><text:span text:style-name="T8">Produsen asal:</text:span><text:span text:style-name="T8"/></text:p>
            <text:p>Alltech Vietnam Co. Ltd., Vietnam</text:p>
            <text:p>(Lot 246/2 Road No. 12, Amata Industrial Park, L City, Dong Nai Province, Vietnam)</text:p>
          </table:table-cell>
          <table:table-cell office:value-type="string" table:style-name="ce8">
            <text:p>DKI Jakarta</text:p>
          </table:table-cell>
          <table:table-cell office:value-type="string" table:style-name="ce8">
            <text:p>Importir</text:p>
          </table:table-cell>
          <table:table-cell office:value-type="string" table:style-name="ce56">
            <text:p>KKP RI I 2409819 PBS</text:p>
          </table:table-cell>
          <table:table-cell office:value-type="string" table:style-name="ce14">
            <text:p>Impor</text:p>
          </table:table-cell>
          <table:table-cell office:value-type="string" table:style-name="ce43">
            <text:p>Serbuk</text:p>
          </table:table-cell>
          <table:table-cell office:value-type="string" table:style-name="ce43">
            <text:p>Serbuk</text:p>
          </table:table-cell>
          <table:table-cell office:value-type="string" table:style-name="ce43">
            <text:p>Premiks</text:p>
          </table:table-cell>
          <table:table-cell office:value-type="string" table:style-name="ce57">
            <text:p>Ekstrak yeast 900 g/kg, Brewer dried yeast 100 g/kg (Analisa terjamin: Protein kasar min. 40%)</text:p>
          </table:table-cell>
          <table:table-cell office:value-type="string" table:style-name="ce58">
            <text:p>Sumber protein untuk pakan ikan dan udang</text:p>
          </table:table-cell>
          <table:table-cell office:value-type="date" office:date-value="2029-09-30T00:00:00" table:style-name="ce10">
            <text:p>30-Sep-2029</text:p>
          </table:table-cell>
          <table:table-cell office:value-type="float" office:value="1788" table:formula="of:=[.N518]-TODAY()" table:style-name="ce11">
            <text:p>1788</text:p>
          </table:table-cell>
          <table:table-cell office:value-type="string" office:string-value="Berlaku" table:formula="of:=IF([.O518]&gt;0;&quot;Berlaku&quot;;&quot;Kadaluarsa&quot;)" table:style-name="ce12">
            <text:p>Berlaku</text:p>
          </table:table-cell>
          <table:table-cell table:number-columns-repeated="16368"/>
        </table:table-row>
        <table:table-row table:style-name="ro21">
          <table:table-cell office:value-type="float" office:value="518" table:formula="of:=[.A518]+1" table:style-name="ce4">
            <text:p>518</text:p>
          </table:table-cell>
          <table:table-cell office:value-type="string" table:style-name="ce35">
            <text:p>L-Met Eco<text:s/></text:p>
          </table:table-cell>
          <table:table-cell office:value-type="string" table:style-name="ce5">
            <text:p>PT. Cheil Jedang Bio Indonesia</text:p>
          </table:table-cell>
          <table:table-cell office:value-type="string" table:style-name="ce7">
            <text:p><text:span text:style-name="T8">Kantor:</text:span><text:span text:style-name="T8"/></text:p>
            <text:p>Gedung Menara BP Jamsostek, Menara Utara Lantai 21, Jl. Jend. Gatot Subroto Kav. 38, Kel. Kuningan Barat, Kec. Mampang Prapatan, Jakarta Selatan 12710, Provinsi DKI Jakarta</text:p>
            <text:p/>
            <text:p><text:span text:style-name="T8">Produsen Asal:</text:span><text:span text:style-name="T8"/></text:p>
            <text:p>CJ Bio Malaysia SDN. BHD</text:p>
            <text:p>(Lot Q Kerteh Polymer Phase Part 2, Reuters Kerteh, Kemanan, Terengganu Darul Iman, Malaysia)</text:p>
          </table:table-cell>
          <table:table-cell office:value-type="string" table:style-name="ce8">
            <text:p>DKI Jakarta</text:p>
          </table:table-cell>
          <table:table-cell office:value-type="string" table:style-name="ce8">
            <text:p>Importir</text:p>
          </table:table-cell>
          <table:table-cell office:value-type="string" table:style-name="ce56">
            <text:p>KKP RI I 2409820 PBS</text:p>
          </table:table-cell>
          <table:table-cell office:value-type="string" table:style-name="ce14">
            <text:p>Impor</text:p>
          </table:table-cell>
          <table:table-cell office:value-type="string" table:style-name="ce43">
            <text:p>Obat Bebas</text:p>
          </table:table-cell>
          <table:table-cell office:value-type="string" table:style-name="ce43">
            <text:p>Serbuk</text:p>
          </table:table-cell>
          <table:table-cell office:value-type="string" table:style-name="ce43">
            <text:p>Premiks</text:p>
          </table:table-cell>
          <table:table-cell office:value-type="string" table:style-name="ce57">
            <text:p>Corynebacterium glutamicum, Raw sugar, Beet Molasses, Ammonium asetat, Asam fosfat, Ekstrak ragi, Magnesium sulfat, Nicotinamida, Mangan sulfat, Potassium hydroxide (Analisa terjamin: L-Metionine min. 95%, kadar air maks. 1,5%)</text:p>
          </table:table-cell>
          <table:table-cell office:value-type="string" table:style-name="ce58">
            <text:p>Sebagai feed additive dan sumber metionin bagi ikan dan udang</text:p>
          </table:table-cell>
          <table:table-cell office:value-type="date" office:date-value="2029-09-30T00:00:00" table:style-name="ce10">
            <text:p>30-Sep-2029</text:p>
          </table:table-cell>
          <table:table-cell office:value-type="float" office:value="1788" table:formula="of:=[.N519]-TODAY()" table:style-name="ce11">
            <text:p>1788</text:p>
          </table:table-cell>
          <table:table-cell office:value-type="string" office:string-value="Berlaku" table:formula="of:=IF([.O519]&gt;0;&quot;Berlaku&quot;;&quot;Kadaluarsa&quot;)" table:style-name="ce12">
            <text:p>Berlaku</text:p>
          </table:table-cell>
          <table:table-cell table:number-columns-repeated="16368"/>
        </table:table-row>
        <table:table-row table:style-name="ro18">
          <table:table-cell office:value-type="float" office:value="519" table:formula="of:=[.A519]+1" table:style-name="ce4">
            <text:p>519</text:p>
          </table:table-cell>
          <table:table-cell office:value-type="string" table:style-name="ce35">
            <text:p>Aquafem</text:p>
          </table:table-cell>
          <table:table-cell office:value-type="string" table:style-name="ce5">
            <text:p>PT. Nugen Bioscience Indonesia</text:p>
          </table:table-cell>
          <table:table-cell office:value-type="string" table:style-name="ce7">
            <text:p><text:span text:style-name="T8">Kantor:</text:span><text:span text:style-name="T8"/></text:p>
            <text:p>(Jl. Ancol Barat Blok A5E No.12, Ancol, Pademangan, Kota Jakarta Utara, Provinsi DKI Jakarta 14430, Telp: (021) 691999/ Fax: (021) 6916611)</text:p>
            <text:p/>
            <text:p>Alamat Pabrik:</text:p>
            <text:p>Jl. Prabu Siliwangi Km. 2,5 Rt.03 Rw.01, Desa/Kelurahan Jatiuwung, Kota Tangerang, Provinsi Banten, Kode Pos 15133</text:p>
          </table:table-cell>
          <table:table-cell office:value-type="string" table:style-name="ce8">
            <text:p>Banten</text:p>
          </table:table-cell>
          <table:table-cell office:value-type="string" table:style-name="ce8">
            <text:p>Produsen</text:p>
          </table:table-cell>
          <table:table-cell office:value-type="string" table:style-name="ce56">
            <text:p>KKP RI D 2409821 PBC</text:p>
          </table:table-cell>
          <table:table-cell office:value-type="string" table:style-name="ce14">
            <text:p>Dalam Negeri</text:p>
          </table:table-cell>
          <table:table-cell office:value-type="string" table:style-name="ce43">
            <text:p>Obat Bebas</text:p>
          </table:table-cell>
          <table:table-cell office:value-type="string" table:style-name="ce43">
            <text:p>Cair</text:p>
          </table:table-cell>
          <table:table-cell office:value-type="string" table:style-name="ce43">
            <text:p>Premiks</text:p>
          </table:table-cell>
          <table:table-cell office:value-type="string" table:style-name="ce57">
            <text:p>Pottasium Fatty Acid 990 g/kg, Propilena Glikol qs ad 1 kg (Analisa terjamin: Alkali bebas sebagai NaOH maks 0,8%, Kandungan sabun min, 10%, Kalium maks. 4%)</text:p>
          </table:table-cell>
          <table:table-cell office:value-type="string" table:style-name="ce58">
            <text:p>Sebagai emulsifier pada pakan ikan/ udang</text:p>
          </table:table-cell>
          <table:table-cell office:value-type="date" office:date-value="2029-09-30T00:00:00" table:style-name="ce10">
            <text:p>30-Sep-2029</text:p>
          </table:table-cell>
          <table:table-cell office:value-type="float" office:value="1788" table:formula="of:=[.N520]-TODAY()" table:style-name="ce11">
            <text:p>1788</text:p>
          </table:table-cell>
          <table:table-cell office:value-type="string" office:string-value="Berlaku" table:formula="of:=IF([.O520]&gt;0;&quot;Berlaku&quot;;&quot;Kadaluarsa&quot;)" table:style-name="ce12">
            <text:p>Berlaku</text:p>
          </table:table-cell>
          <table:table-cell table:number-columns-repeated="16368"/>
        </table:table-row>
        <table:table-row table:style-name="ro16">
          <table:table-cell office:value-type="float" office:value="520" table:formula="of:=[.A520]+1" table:style-name="ce4">
            <text:p>520</text:p>
          </table:table-cell>
          <table:table-cell office:value-type="string" table:style-name="ce5">
            <text:p>FytoGro</text:p>
          </table:table-cell>
          <table:table-cell office:value-type="string" table:style-name="ce5">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13">
            <text:p>KKP RI I 1908228-P1 PBS<text: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MgCl2, NaHCO3, CaCl2, MgO, CaSO4, FeSO4, MnCl2, CoSO4, Ca2SiO4</text:p>
          </table:table-cell>
          <table:table-cell office:value-type="string" table:style-name="ce9">
            <text:p>- Meningkatkan alkalinitas dan menjaga kestabilan pH air;</text:p>
            <text:p>- Mengoptimalkan pertumbuhan dan kestabilan fitoplankton yang menguntungkan didalam tambak;</text:p>
          </table:table-cell>
          <table:table-cell office:value-type="date" office:date-value="2024-08-30T00:00:00" table:style-name="ce10">
            <text:p>30-Aug-2024</text:p>
          </table:table-cell>
          <table:table-cell office:value-type="float" office:value="-69" table:formula="of:=[.N521]-TODAY()" table:style-name="ce11">
            <text:p>-69</text:p>
          </table:table-cell>
          <table:table-cell office:value-type="string" office:string-value="Kadaluarsa" table:formula="of:=IF([.O521]&gt;0;&quot;Berlaku&quot;;&quot;Kadaluarsa&quot;)" table:style-name="ce12">
            <text:p>Kadaluarsa</text:p>
          </table:table-cell>
          <table:table-cell table:number-columns-repeated="16368"/>
        </table:table-row>
        <table:table-row table:style-name="ro10">
          <table:table-cell office:value-type="float" office:value="521" table:formula="of:=[.A521]+1" table:style-name="ce4">
            <text:p>521</text:p>
          </table:table-cell>
          <table:table-cell office:value-type="string" table:style-name="ce5">
            <text:p>Aqua Cal+</text:p>
          </table:table-cell>
          <table:table-cell office:value-type="string" table:style-name="ce5">
            <text:p>PT. Dian Cipta</text:p>
          </table:table-cell>
          <table:table-cell office:value-type="string" table:style-name="ce9">
            <text:p>Jl. Puri Sentra Niaga Blok B No.25, Jl. Wiraloka, Kel. Cipinang Melayu, Kec. Makasar, Jakarta Timur</text:p>
          </table:table-cell>
          <table:table-cell office:value-type="string" table:style-name="ce4">
            <text:p>DKI Jakarta</text:p>
          </table:table-cell>
          <table:table-cell office:value-type="string" table:style-name="ce4">
            <text:p>Importir</text:p>
          </table:table-cell>
          <table:table-cell office:value-type="string" table:style-name="ce13">
            <text:p>KKP RI I 1908414 PBC</text:p>
          </table:table-cell>
          <table:table-cell office:value-type="string" table:style-name="ce13">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Magnesium hidroksida 60%, Air, Silika kristal</text:p>
          </table:table-cell>
          <table:table-cell office:value-type="string" table:style-name="ce9">
            <text:p>- Sebagai sumber magnesium mikroba;</text:p>
            <text:p>- Menjaga kestabilan pH air</text:p>
            <text:p/>
          </table:table-cell>
          <table:table-cell office:value-type="date" office:date-value="2024-08-30T00:00:00" table:style-name="ce10">
            <text:p>30-Aug-2024</text:p>
          </table:table-cell>
          <table:table-cell office:value-type="float" office:value="-69" table:formula="of:=[.N522]-TODAY()" table:style-name="ce11">
            <text:p>-69</text:p>
          </table:table-cell>
          <table:table-cell office:value-type="string" office:string-value="Kadaluarsa" table:formula="of:=IF([.O522]&gt;0;&quot;Berlaku&quot;;&quot;Kadaluarsa&quot;)" table:style-name="ce12">
            <text:p>Kadaluarsa</text:p>
          </table:table-cell>
          <table:table-cell table:number-columns-repeated="16368"/>
        </table:table-row>
        <table:table-row table:style-name="ro2">
          <table:table-cell office:value-type="float" office:value="522" table:formula="of:=[.A522]+1" table:style-name="ce4">
            <text:p>522</text:p>
          </table:table-cell>
          <table:table-cell office:value-type="string" table:style-name="ce5">
            <text:p>Sentrox Oam Gel</text:p>
          </table:table-cell>
          <table:table-cell office:value-type="string" table:style-name="ce5">
            <text:p>PT. Centralpac Industri Digital</text:p>
          </table:table-cell>
          <table:table-cell office:value-type="string" table:style-name="ce9">
            <text:p>Jl. Soleh 1 No. 1i, Kebayoran Lama, Jakarta Barat 11560, Telp/Fax: (021) 5322969/5322972</text:p>
          </table:table-cell>
          <table:table-cell office:value-type="string" table:style-name="ce4">
            <text:p>DKI Jakarta</text:p>
          </table:table-cell>
          <table:table-cell office:value-type="string" table:style-name="ce4">
            <text:p>Importir</text:p>
          </table:table-cell>
          <table:table-cell office:value-type="string" table:style-name="ce13">
            <text:p>KKP RI I 1908415 PBC</text:p>
          </table:table-cell>
          <table:table-cell office:value-type="string" table:style-name="ce13">
            <text:p>Impor</text:p>
          </table:table-cell>
          <table:table-cell office:value-type="string" table:style-name="ce4">
            <text:p>Obat Bebas</text:p>
          </table:table-cell>
          <table:table-cell office:value-type="string" table:style-name="ce8">
            <text:p>Cair</text:p>
          </table:table-cell>
          <table:table-cell office:value-type="string" table:style-name="ce4">
            <text:p>Premiks</text:p>
          </table:table-cell>
          <table:table-cell office:value-type="string" table:style-name="ce6">
            <text:p>Formic acid 56.000 gram, Acidified calcium sulfate 406.000 gram, Water, Red pigment, Carboxymethyl Cellulose</text:p>
          </table:table-cell>
          <table:table-cell office:value-type="string" table:style-name="ce9">
            <text:p>Mengurangi bakteri pada air</text:p>
          </table:table-cell>
          <table:table-cell office:value-type="date" office:date-value="2024-08-30T00:00:00" table:style-name="ce10">
            <text:p>30-Aug-2024</text:p>
          </table:table-cell>
          <table:table-cell office:value-type="float" office:value="-69" table:formula="of:=[.N523]-TODAY()" table:style-name="ce11">
            <text:p>-69</text:p>
          </table:table-cell>
          <table:table-cell office:value-type="string" office:string-value="Kadaluarsa" table:formula="of:=IF([.O523]&gt;0;&quot;Berlaku&quot;;&quot;Kadaluarsa&quot;)" table:style-name="ce12">
            <text:p>Kadaluarsa</text:p>
          </table:table-cell>
          <table:table-cell table:number-columns-repeated="16368"/>
        </table:table-row>
        <table:table-row table:style-name="ro5">
          <table:table-cell office:value-type="float" office:value="523" table:formula="of:=[.A523]+1" table:style-name="ce4">
            <text:p>523</text:p>
          </table:table-cell>
          <table:table-cell office:value-type="string" table:style-name="ce5">
            <text:p>Rovizyme Aqua</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13">
            <text:p>KKP RI D 1908416 PBS</text:p>
          </table:table-cell>
          <table:table-cell office:value-type="string" table:style-name="ce13">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Phytase 3.000.0000 FYT, Xylanase 30.000 unit</text:p>
          </table:table-cell>
          <table:table-cell office:value-type="string" table:style-name="ce9">
            <text:p>Sebagai enzim untuk ikan dan udang</text:p>
          </table:table-cell>
          <table:table-cell office:value-type="date" office:date-value="2024-08-30T00:00:00" table:style-name="ce10">
            <text:p>30-Aug-2024</text:p>
          </table:table-cell>
          <table:table-cell office:value-type="float" office:value="-69" table:formula="of:=[.N524]-TODAY()" table:style-name="ce11">
            <text:p>-69</text:p>
          </table:table-cell>
          <table:table-cell office:value-type="string" office:string-value="Kadaluarsa" table:formula="of:=IF([.O524]&gt;0;&quot;Berlaku&quot;;&quot;Kadaluarsa&quot;)" table:style-name="ce12">
            <text:p>Kadaluarsa</text:p>
          </table:table-cell>
          <table:table-cell table:number-columns-repeated="16368"/>
        </table:table-row>
        <table:table-row table:style-name="ro5">
          <table:table-cell office:value-type="float" office:value="524" table:formula="of:=[.A524]+1" table:style-name="ce4">
            <text:p>524</text:p>
          </table:table-cell>
          <table:table-cell office:value-type="string" table:style-name="ce5">
            <text:p>Selecell</text:p>
          </table:table-cell>
          <table:table-cell office:value-type="string" table:style-name="ce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13">
            <text:p>KKP RI D 1908417 PBS</text:p>
          </table:table-cell>
          <table:table-cell office:value-type="string" table:style-name="ce13">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Selenium 2.000 mg, Calcium carbonate</text:p>
          </table:table-cell>
          <table:table-cell office:value-type="string" table:style-name="ce9">
            <text:p>Suplementasi selenium untuk ikan</text:p>
          </table:table-cell>
          <table:table-cell office:value-type="date" office:date-value="2024-08-30T00:00:00" table:style-name="ce10">
            <text:p>30-Aug-2024</text:p>
          </table:table-cell>
          <table:table-cell office:value-type="float" office:value="-69" table:formula="of:=[.N525]-TODAY()" table:style-name="ce11">
            <text:p>-69</text:p>
          </table:table-cell>
          <table:table-cell office:value-type="string" office:string-value="Kadaluarsa" table:formula="of:=IF([.O525]&gt;0;&quot;Berlaku&quot;;&quot;Kadaluarsa&quot;)" table:style-name="ce12">
            <text:p>Kadaluarsa</text:p>
          </table:table-cell>
          <table:table-cell table:number-columns-repeated="16368"/>
        </table:table-row>
        <table:table-row table:style-name="ro9">
          <table:table-cell office:value-type="float" office:value="525" table:formula="of:=[.A525]+1" table:style-name="ce4">
            <text:p>525</text:p>
          </table:table-cell>
          <table:table-cell office:value-type="string" table:style-name="ce5">
            <text:p>MT.X AA</text:p>
          </table:table-cell>
          <table:table-cell office:value-type="string" table:style-name="ce5">
            <text:p>PT. Olmix Indonesia Nutrition</text:p>
          </table:table-cell>
          <table:table-cell office:value-type="string" table:style-name="ce9">
            <text:p>Menara Thamrin Suite 310, Jl. M.H. Thamrin Kav. 3, Jakarta 10250</text:p>
          </table:table-cell>
          <table:table-cell office:value-type="string" table:style-name="ce4">
            <text:p>DKI Jakarta</text:p>
          </table:table-cell>
          <table:table-cell office:value-type="string" table:style-name="ce4">
            <text:p>Importir</text:p>
          </table:table-cell>
          <table:table-cell office:value-type="string" table:style-name="ce13">
            <text:p>KKP RI I 1908419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Bentonite 880 gram, Kieselgur 100 gram, Alga (Ulva sp. dan/atau Solieria sp.) 20 gram;</text:p>
          </table:table-cell>
          <table:table-cell office:value-type="string" table:style-name="ce9">
            <text:p>Sebagai pengikat mikotoksin pada pakan ikan dan udang</text:p>
          </table:table-cell>
          <table:table-cell office:value-type="date" office:date-value="2024-08-30T00:00:00" table:style-name="ce10">
            <text:p>30-Aug-2024</text:p>
          </table:table-cell>
          <table:table-cell office:value-type="float" office:value="-69" table:formula="of:=[.N526]-TODAY()" table:style-name="ce11">
            <text:p>-69</text:p>
          </table:table-cell>
          <table:table-cell office:value-type="string" office:string-value="Kadaluarsa" table:formula="of:=IF([.O526]&gt;0;&quot;Berlaku&quot;;&quot;Kadaluarsa&quot;)" table:style-name="ce12">
            <text:p>Kadaluarsa</text:p>
          </table:table-cell>
          <table:table-cell table:number-columns-repeated="16368"/>
        </table:table-row>
        <table:table-row table:style-name="ro5">
          <table:table-cell office:value-type="float" office:value="526" table:formula="of:=[.A526]+1" table:style-name="ce4">
            <text:p>526</text:p>
          </table:table-cell>
          <table:table-cell office:value-type="string" table:style-name="ce5">
            <text:p>Mfeed</text:p>
          </table:table-cell>
          <table:table-cell office:value-type="string" table:style-name="ce5">
            <text:p>PT. Olmix Indonesia Nutrition</text:p>
          </table:table-cell>
          <table:table-cell office:value-type="string" table:style-name="ce9">
            <text:p>Menara Thamrin Suite 310, Jl. M.H. Thamrin Kav. 3, Jakarta 10250</text:p>
          </table:table-cell>
          <table:table-cell office:value-type="string" table:style-name="ce4">
            <text:p>DKI Jakarta</text:p>
          </table:table-cell>
          <table:table-cell office:value-type="string" table:style-name="ce4">
            <text:p>Importir</text:p>
          </table:table-cell>
          <table:table-cell office:value-type="string" table:style-name="ce13">
            <text:p>KKP RI I 1908420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Bentonite 550 gram, Cupric sulphate 15 gam, Kieselgur 250 gram, Clinoptilolite 150 gram, Yeast 18 gram, Alga (Ulva sp. dan/atau Solieria sp.) 16 gram, Flavouring cmpounds 1 gram</text:p>
          </table:table-cell>
          <table:table-cell office:value-type="string" table:style-name="ce9">
            <text:p>Sebagai feed additive untuk menjaga kesehatan pencernaan ikan dan udang</text:p>
          </table:table-cell>
          <table:table-cell office:value-type="date" office:date-value="2024-08-30T00:00:00" table:style-name="ce10">
            <text:p>30-Aug-2024</text:p>
          </table:table-cell>
          <table:table-cell office:value-type="float" office:value="-69" table:formula="of:=[.N527]-TODAY()" table:style-name="ce11">
            <text:p>-69</text:p>
          </table:table-cell>
          <table:table-cell office:value-type="string" office:string-value="Kadaluarsa" table:formula="of:=IF([.O527]&gt;0;&quot;Berlaku&quot;;&quot;Kadaluarsa&quot;)" table:style-name="ce12">
            <text:p>Kadaluarsa</text:p>
          </table:table-cell>
          <table:table-cell table:number-columns-repeated="16368"/>
        </table:table-row>
        <table:table-row table:style-name="ro10">
          <table:table-cell office:value-type="float" office:value="527" table:formula="of:=[.A527]+1" table:style-name="ce4">
            <text:p>527</text:p>
          </table:table-cell>
          <table:table-cell office:value-type="string" table:style-name="ce5">
            <text:p>Micofix Secure</text:p>
          </table:table-cell>
          <table:table-cell office:value-type="string" table:style-name="ce5">
            <office:annotation draw:style-name="a17" svg:x="1.05in" svg:y="1381.34166666667in" svg:width="0.95in" svg:height="0.525in">
              <dc:creator>Microsoft Office User</dc:creator>
              <text:p><text:span text:style-name="T2">(dialihkan ke PT. DSM Nutritional Products Manufacturing Indonesia per tgl 23 Desember 2021)</text:span></text:p>
            </office:annotation>
            <text:p>PT. Agroveta Husada Dharma</text:p>
          </table:table-cell>
          <table:table-cell office:value-type="string" table:style-name="ce6">
            <text:p>Wisma Mampang Lt 2 Jl. Mampang Prapatan No 1 Jakarta Selatan, Telp/Fax: '(021) 7974645/ (021) 7974644</text:p>
          </table:table-cell>
          <table:table-cell office:value-type="string" table:style-name="ce4">
            <text:p>DKI Jakarta</text:p>
          </table:table-cell>
          <table:table-cell office:value-type="string" table:style-name="ce4">
            <text:p>Produsen/Importir</text:p>
          </table:table-cell>
          <table:table-cell office:value-type="string" table:style-name="ce13">
            <text:p>KKP RI I 1908421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Bentonite 1.000 gram/kg (100%)</text:p>
          </table:table-cell>
          <table:table-cell office:value-type="string" table:style-name="ce9">
            <text:p>Sebagai antimikotoksin pada pakan ikan dan udang</text:p>
          </table:table-cell>
          <table:table-cell office:value-type="date" office:date-value="2024-08-30T00:00:00" table:style-name="ce10">
            <text:p>30-Aug-2024</text:p>
          </table:table-cell>
          <table:table-cell office:value-type="float" office:value="-69" table:formula="of:=[.N528]-TODAY()" table:style-name="ce11">
            <text:p>-69</text:p>
          </table:table-cell>
          <table:table-cell office:value-type="string" office:string-value="Kadaluarsa" table:formula="of:=IF([.O528]&gt;0;&quot;Berlaku&quot;;&quot;Kadaluarsa&quot;)" table:style-name="ce12">
            <text:p>Kadaluarsa</text:p>
          </table:table-cell>
          <table:table-cell table:number-columns-repeated="16368"/>
        </table:table-row>
        <table:table-row table:style-name="ro14">
          <table:table-cell office:value-type="float" office:value="528" table:formula="of:=[.A528]+1" table:style-name="ce4">
            <text:p>528</text:p>
          </table:table-cell>
          <table:table-cell office:value-type="string" table:style-name="ce5">
            <text:p>Aleta TM</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13">
            <text:p>KKP RI I 1908422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Euglena gracilic 100% (mengandung 50% beta glucan)</text:p>
          </table:table-cell>
          <table:table-cell office:value-type="string" table:style-name="ce9">
            <text:p>Meningkatkan kekebalan tubuh ikan/udang</text:p>
          </table:table-cell>
          <table:table-cell office:value-type="date" office:date-value="2024-08-30T00:00:00" table:style-name="ce10">
            <text:p>30-Aug-2024</text:p>
          </table:table-cell>
          <table:table-cell office:value-type="float" office:value="-69" table:formula="of:=[.N529]-TODAY()" table:style-name="ce11">
            <text:p>-69</text:p>
          </table:table-cell>
          <table:table-cell office:value-type="string" office:string-value="Kadaluarsa" table:formula="of:=IF([.O529]&gt;0;&quot;Berlaku&quot;;&quot;Kadaluarsa&quot;)" table:style-name="ce12">
            <text:p>Kadaluarsa</text:p>
          </table:table-cell>
          <table:table-cell table:number-columns-repeated="16368"/>
        </table:table-row>
        <table:table-row table:style-name="ro6">
          <table:table-cell office:value-type="float" office:value="529" table:formula="of:=[.A529]+1" table:style-name="ce4">
            <text:p>529</text:p>
          </table:table-cell>
          <table:table-cell office:value-type="string" table:style-name="ce5">
            <text:p>Maxcare AQA SHR C MBR</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13">
            <text:p>KKP RI D 1908423 PBS</text:p>
          </table:table-cell>
          <table:table-cell office:value-type="string" table:style-name="ce13">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C, D3, E, K3, B1, B2, B6, B12, Nicotinic acid, Pantothenic acid, Folic acid, Biotin, Choline Chloride, Inositol, Iron, Copper, Zinc, Manganese, Selenium, Iodine, Calcium carbonate<text:s/></text:p>
          </table:table-cell>
          <table:table-cell office:value-type="string" table:style-name="ce9">
            <text:p>Sebagai premiks pada pakan udang</text:p>
          </table:table-cell>
          <table:table-cell office:value-type="date" office:date-value="2024-08-30T00:00:00" table:style-name="ce10">
            <text:p>30-Aug-2024</text:p>
          </table:table-cell>
          <table:table-cell office:value-type="float" office:value="-69" table:formula="of:=[.N530]-TODAY()" table:style-name="ce11">
            <text:p>-69</text:p>
          </table:table-cell>
          <table:table-cell office:value-type="string" office:string-value="Kadaluarsa" table:formula="of:=IF([.O530]&gt;0;&quot;Berlaku&quot;;&quot;Kadaluarsa&quot;)" table:style-name="ce12">
            <text:p>Kadaluarsa</text:p>
          </table:table-cell>
          <table:table-cell table:number-columns-repeated="16368"/>
        </table:table-row>
        <table:table-row table:style-name="ro16">
          <table:table-cell office:value-type="float" office:value="530" table:formula="of:=[.A530]+1" table:style-name="ce4">
            <text:p>530</text:p>
          </table:table-cell>
          <table:table-cell office:value-type="string" table:style-name="ce5">
            <text:p>Alkaset</text:p>
          </table:table-cell>
          <table:table-cell office:value-type="string" table:style-name="ce5">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13">
            <text:p>KKP RI I 1908424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NaHCO3, MgCl2, Ca(OH)2, CaCl2</text:p>
          </table:table-cell>
          <table:table-cell office:value-type="string" table:style-name="ce9">
            <text:p>Meningkatkan alkalinitas dan/atau menjaga kestabilan pH air</text:p>
          </table:table-cell>
          <table:table-cell office:value-type="date" office:date-value="2024-08-30T00:00:00" table:style-name="ce10">
            <text:p>30-Aug-2024</text:p>
          </table:table-cell>
          <table:table-cell office:value-type="float" office:value="-69" table:formula="of:=[.N531]-TODAY()" table:style-name="ce11">
            <text:p>-69</text:p>
          </table:table-cell>
          <table:table-cell office:value-type="string" office:string-value="Kadaluarsa" table:formula="of:=IF([.O531]&gt;0;&quot;Berlaku&quot;;&quot;Kadaluarsa&quot;)" table:style-name="ce12">
            <text:p>Kadaluarsa</text:p>
          </table:table-cell>
          <table:table-cell table:number-columns-repeated="16368"/>
        </table:table-row>
        <table:table-row table:style-name="ro10">
          <table:table-cell office:value-type="float" office:value="531" table:formula="of:=[.A531]+1" table:style-name="ce4">
            <text:p>531</text:p>
          </table:table-cell>
          <table:table-cell office:value-type="string" table:style-name="ce5">
            <text:p>Tea Seed Meal Shark Fish (SF)</text:p>
          </table:table-cell>
          <table:table-cell office:value-type="string" table:style-name="ce5">
            <text:p>PT. Sapo Indo Perkasa</text:p>
          </table:table-cell>
          <table:table-cell office:value-type="string" table:style-name="ce9">
            <text:p>Komplek Lingkungan Industri Kecil, Jl. Industri XXII No.921, Kota Semarang, Jawa Tengah</text:p>
          </table:table-cell>
          <table:table-cell office:value-type="string" table:style-name="ce8">
            <text:p>Jawa Tengah</text:p>
          </table:table-cell>
          <table:table-cell office:value-type="string" table:style-name="ce4">
            <text:p>Importir</text:p>
          </table:table-cell>
          <table:table-cell office:value-type="string" table:style-name="ce13">
            <text:p>KKP RI I 1908425 FTS<text:s/></text:p>
          </table:table-cell>
          <table:table-cell office:value-type="string" table:style-name="ce13">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6">
            <text:p>Tea saponin 15-20%</text:p>
          </table:table-cell>
          <table:table-cell office:value-type="string" table:style-name="ce9">
            <text:p>Membasmi ikan liar/predator pada saat persiapan air tambak dilakukan sebelum penebaran benur</text:p>
          </table:table-cell>
          <table:table-cell office:value-type="date" office:date-value="2024-08-30T00:00:00" table:style-name="ce10">
            <text:p>30-Aug-2024</text:p>
          </table:table-cell>
          <table:table-cell office:value-type="float" office:value="-69" table:formula="of:=[.N532]-TODAY()" table:style-name="ce11">
            <text:p>-69</text:p>
          </table:table-cell>
          <table:table-cell office:value-type="string" office:string-value="Kadaluarsa" table:formula="of:=IF([.O532]&gt;0;&quot;Berlaku&quot;;&quot;Kadaluarsa&quot;)" table:style-name="ce12">
            <text:p>Kadaluarsa</text:p>
          </table:table-cell>
          <table:table-cell table:number-columns-repeated="16368"/>
        </table:table-row>
        <table:table-row table:style-name="ro10">
          <table:table-cell office:value-type="float" office:value="532" table:formula="of:=[.A532]+1" table:style-name="ce4">
            <text:p>532</text:p>
          </table:table-cell>
          <table:table-cell office:value-type="string" table:style-name="ce19">
            <text:p>SS-99</text:p>
          </table:table-cell>
          <table:table-cell office:value-type="string" table:style-name="ce15">
            <text:p>PT. Pyridam Veteriner</text:p>
          </table:table-cell>
          <table:table-cell office:value-type="string" table:style-name="ce7">
            <text:p>Jl. Kemandoran VIIII/16, Jakarta Barat 12210</text:p>
          </table:table-cell>
          <table:table-cell office:value-type="string" table:style-name="ce8">
            <text:p>DKI Jakarta</text:p>
          </table:table-cell>
          <table:table-cell office:value-type="string" table:style-name="ce8">
            <text:p>Produsen/Importir</text:p>
          </table:table-cell>
          <table:table-cell office:value-type="string" table:style-name="ce16">
            <text:p>KKP RI D 1905231-P1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E, B1, B2, B6, B12, C, D3, K3, Ca-D-Pantothenate, Nicotinamide, Folic Acid, Cholin Chloride, DL-Methionine, L-Lysine, Biotin</text:p>
          </table:table-cell>
          <table:table-cell office:value-type="string" table:style-name="ce9">
            <text:p>Antidefisiensi vitamin dan asam amino</text:p>
          </table:table-cell>
          <table:table-cell office:value-type="date" office:date-value="2024-05-23T00:00:00" table:style-name="ce10">
            <text:p>23-May-2024</text:p>
          </table:table-cell>
          <table:table-cell office:value-type="float" office:value="-168" table:formula="of:=[.N533]-TODAY()" table:style-name="ce11">
            <text:p>-168</text:p>
          </table:table-cell>
          <table:table-cell office:value-type="string" office:string-value="Kadaluarsa" table:formula="of:=IF([.O533]&gt;0;&quot;Berlaku&quot;;&quot;Kadaluarsa&quot;)" table:style-name="ce12">
            <text:p>Kadaluarsa</text:p>
          </table:table-cell>
          <table:table-cell table:number-columns-repeated="16368"/>
        </table:table-row>
        <table:table-row table:style-name="ro4">
          <table:table-cell office:value-type="float" office:value="533" table:formula="of:=[.A533]+1" table:style-name="ce4">
            <text:p>533</text:p>
          </table:table-cell>
          <table:table-cell office:value-type="string" table:style-name="ce19">
            <text:p>Vitalink VP 50180</text:p>
          </table:table-cell>
          <table:table-cell office:value-type="string" table:style-name="ce15">
            <text:p>PT. SHS International</text:p>
          </table:table-cell>
          <table:table-cell office:value-type="string" table:style-name="ce6">
            <text:p>Maspion Plaza Lantai 10, Jl. Gunung Sahari Raya No. 18, Pademangan Barat, Jakarta Pusat, Telp/Fax: (021) 64700968</text:p>
          </table:table-cell>
          <table:table-cell office:value-type="string" table:style-name="ce4">
            <text:p>DKI Jakarta</text:p>
          </table:table-cell>
          <table:table-cell office:value-type="string" table:style-name="ce4">
            <text:p>Importir</text:p>
          </table:table-cell>
          <table:table-cell office:value-type="string" table:style-name="ce16">
            <text:p>KKP RI I 1905213-P1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D, E, K3, B1, B2, B6, B12, Niacin, Asam folat, D-Pantothenate Acid, D-Biotin, Bahan Tambahan : Ethoxyquin 66,67%, Batu Kapur, Sekam Padi, Silica</text:p>
          </table:table-cell>
          <table:table-cell office:value-type="string" table:style-name="ce9">
            <text:p>Suplemen vitamin untuk ikan</text:p>
          </table:table-cell>
          <table:table-cell office:value-type="date" office:date-value="2024-05-23T00:00:00" table:style-name="ce10">
            <text:p>23-May-2024</text:p>
          </table:table-cell>
          <table:table-cell office:value-type="float" office:value="-168" table:formula="of:=[.N534]-TODAY()" table:style-name="ce11">
            <text:p>-168</text:p>
          </table:table-cell>
          <table:table-cell office:value-type="string" office:string-value="Kadaluarsa" table:formula="of:=IF([.O534]&gt;0;&quot;Berlaku&quot;;&quot;Kadaluarsa&quot;)" table:style-name="ce12">
            <text:p>Kadaluarsa</text:p>
          </table:table-cell>
          <table:table-cell table:number-columns-repeated="16368"/>
        </table:table-row>
        <table:table-row table:style-name="ro52">
          <table:table-cell office:value-type="float" office:value="534" table:formula="of:=[.A534]+1" table:style-name="ce4">
            <text:p>534</text:p>
          </table:table-cell>
          <table:table-cell office:value-type="string" table:style-name="ce5">
            <text:p>Petrogrow</text:p>
          </table:table-cell>
          <table:table-cell office:value-type="string" table:style-name="ce5">
            <text:p>PT. Petrokimia Kayaku</text:p>
          </table:table-cell>
          <table:table-cell office:value-type="string" table:style-name="ce7">
            <text:p>Jl. Jend. Ahmad Yani PO BOX 107 Gresik 61101</text:p>
          </table:table-cell>
          <table:table-cell office:value-type="string" table:style-name="ce8">
            <text:p>Jawa Timur</text:p>
          </table:table-cell>
          <table:table-cell office:value-type="string" table:style-name="ce8">
            <text:p>Produsen/Eksportir</text:p>
          </table:table-cell>
          <table:table-cell office:value-type="string" table:style-name="ce4">
            <text:p>KKP RI D 1905108-P1 PbBC</text:p>
          </table:table-cell>
          <table:table-cell office:value-type="string" table:style-name="ce4">
            <text:p>Dalam Negeri</text:p>
          </table:table-cell>
          <table:table-cell office:value-type="string" table:style-name="ce4">
            <text:p>Obat Bebas</text:p>
          </table:table-cell>
          <table:table-cell office:value-type="string" table:style-name="ce14">
            <text:p>Cair</text:p>
          </table:table-cell>
          <table:table-cell office:value-type="string" table:style-name="ce4">
            <text:p>Probiotik</text:p>
          </table:table-cell>
          <table:table-cell office:value-type="string" table:style-name="ce7">
            <text:p>a. Total bakteri<text:s/><text:span text:style-name="T4">Lactobacillus plantarumstrain Eu074833.1;</text:span><text:span text:style-name="T4"/></text:p>
            <text:p><text:span text:style-name="T4">b. Total bakteri Bacillus (Bacillus subtilis &amp; Bacillus megaterium);</text:span><text:span text:style-name="T4"/></text:p>
            <text:p><text:span text:style-name="T4">d. Total Bakteri Pantoea dispersa strain GTC</text:span><text:span text:style-name="T4"/></text:p>
            <text:p><text:span text:style-name="T4">'Masing-masing 10^6 CFU/ml</text:span></text:p>
          </table:table-cell>
          <table:table-cell office:value-type="string" table:style-name="ce9">
            <text:p>- Memperbaiki mikro flora dalam pencernaan ikan dan udang dan meningkatkan <text:s/>penyerapan makanan;</text:p>
            <text:p>- Meningkatkan pertumbuhan plankton;</text:p>
            <text:p>- Memperkaya mikroflora yang bermanfaat dan menghambat perkembangan bakteri <text:s/>patogenik yang merugikan</text:p>
          </table:table-cell>
          <table:table-cell office:value-type="date" office:date-value="2024-05-23T00:00:00" table:style-name="ce10">
            <text:p>23-May-2024</text:p>
          </table:table-cell>
          <table:table-cell office:value-type="float" office:value="-168" table:formula="of:=[.N535]-TODAY()" table:style-name="ce11">
            <text:p>-168</text:p>
          </table:table-cell>
          <table:table-cell office:value-type="string" office:string-value="Kadaluarsa" table:formula="of:=IF([.O535]&gt;0;&quot;Berlaku&quot;;&quot;Kadaluarsa&quot;)" table:style-name="ce12">
            <text:p>Kadaluarsa</text:p>
          </table:table-cell>
          <table:table-cell table:number-columns-repeated="16368"/>
        </table:table-row>
        <table:table-row table:style-name="ro5">
          <table:table-cell office:value-type="float" office:value="535" table:formula="of:=[.A535]+1" table:style-name="ce4">
            <text:p>535</text:p>
          </table:table-cell>
          <table:table-cell office:value-type="string" table:style-name="ce19">
            <text:p>Aquacell Basemix</text:p>
          </table:table-cell>
          <table:table-cell office:value-type="string" table:style-name="ce1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21">
            <text:p>Banten</text:p>
          </table:table-cell>
          <table:table-cell office:value-type="string" table:style-name="ce21">
            <text:p>Produsen</text:p>
          </table:table-cell>
          <table:table-cell office:value-type="string" table:style-name="ce16">
            <text:p>KKP RI D 1905399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Vitamin A, E, B1, B2, B6, B12, Biotin, Ca-D-Pantothenate, Folic Acid, Nicotinic Acid, Inositol, Iron, Copper, Zinc, Manganese, Chromium, Selenium, Cobalt, Iodine, Calcium Carbonate</text:p>
          </table:table-cell>
          <table:table-cell office:value-type="string" table:style-name="ce9">
            <text:p>Suplementasi vitamin dan mineral untuk ikan dan udang<text:s text:c="2"/></text:p>
          </table:table-cell>
          <table:table-cell office:value-type="date" office:date-value="2024-05-23T00:00:00" table:style-name="ce10">
            <text:p>23-May-2024</text:p>
          </table:table-cell>
          <table:table-cell office:value-type="float" office:value="-168" table:formula="of:=[.N536]-TODAY()" table:style-name="ce11">
            <text:p>-168</text:p>
          </table:table-cell>
          <table:table-cell office:value-type="string" office:string-value="Kadaluarsa" table:formula="of:=IF([.O536]&gt;0;&quot;Berlaku&quot;;&quot;Kadaluarsa&quot;)" table:style-name="ce12">
            <text:p>Kadaluarsa</text:p>
          </table:table-cell>
          <table:table-cell table:number-columns-repeated="16368"/>
        </table:table-row>
        <table:table-row table:style-name="ro5">
          <table:table-cell office:value-type="float" office:value="536" table:formula="of:=[.A536]+1" table:style-name="ce4">
            <text:p>536</text:p>
          </table:table-cell>
          <table:table-cell office:value-type="string" table:style-name="ce9">
            <text:p>Chronic</text:p>
          </table:table-cell>
          <table:table-cell office:value-type="string" table:style-name="ce1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21">
            <text:p>Banten</text:p>
          </table:table-cell>
          <table:table-cell office:value-type="string" table:style-name="ce21">
            <text:p>Produsen</text:p>
          </table:table-cell>
          <table:table-cell office:value-type="string" table:style-name="ce16">
            <text:p>KKP RI D 1905400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Chromium organik 10.000 mg, Calcium Carbonate</text:p>
          </table:table-cell>
          <table:table-cell office:value-type="string" table:style-name="ce9">
            <text:p>Suplementasi chromium untuk ikan<text:s/></text:p>
          </table:table-cell>
          <table:table-cell office:value-type="date" office:date-value="2024-05-23T00:00:00" table:style-name="ce10">
            <text:p>23-May-2024</text:p>
          </table:table-cell>
          <table:table-cell office:value-type="float" office:value="-168" table:formula="of:=[.N537]-TODAY()" table:style-name="ce11">
            <text:p>-168</text:p>
          </table:table-cell>
          <table:table-cell office:value-type="string" office:string-value="Kadaluarsa" table:formula="of:=IF([.O537]&gt;0;&quot;Berlaku&quot;;&quot;Kadaluarsa&quot;)" table:style-name="ce12">
            <text:p>Kadaluarsa</text:p>
          </table:table-cell>
          <table:table-cell table:number-columns-repeated="16368"/>
        </table:table-row>
        <table:table-row table:style-name="ro5">
          <table:table-cell office:value-type="float" office:value="537" table:formula="of:=[.A537]+1" table:style-name="ce4">
            <text:p>537</text:p>
          </table:table-cell>
          <table:table-cell office:value-type="string" table:style-name="ce9">
            <text:p>Aquagold</text:p>
          </table:table-cell>
          <table:table-cell office:value-type="string" table:style-name="ce1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21">
            <text:p>Banten</text:p>
          </table:table-cell>
          <table:table-cell office:value-type="string" table:style-name="ce21">
            <text:p>Produsen</text:p>
          </table:table-cell>
          <table:table-cell office:value-type="string" table:style-name="ce16">
            <text:p>KKP RI D 1905401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Canthaxanthin 10%, Calcium carbonate<text:s/></text:p>
          </table:table-cell>
          <table:table-cell office:value-type="string" table:style-name="ce9">
            <text:p>Suplementasi canthaxanthin untuk ikan dan udang</text:p>
          </table:table-cell>
          <table:table-cell office:value-type="date" office:date-value="2024-05-23T00:00:00" table:style-name="ce10">
            <text:p>23-May-2024</text:p>
          </table:table-cell>
          <table:table-cell office:value-type="float" office:value="-168" table:formula="of:=[.N538]-TODAY()" table:style-name="ce11">
            <text:p>-168</text:p>
          </table:table-cell>
          <table:table-cell office:value-type="string" office:string-value="Kadaluarsa" table:formula="of:=IF([.O538]&gt;0;&quot;Berlaku&quot;;&quot;Kadaluarsa&quot;)" table:style-name="ce12">
            <text:p>Kadaluarsa</text:p>
          </table:table-cell>
          <table:table-cell table:number-columns-repeated="16368"/>
        </table:table-row>
        <table:table-row table:style-name="ro5">
          <table:table-cell office:value-type="float" office:value="538" table:formula="of:=[.A538]+1" table:style-name="ce4">
            <text:p>538</text:p>
          </table:table-cell>
          <table:table-cell office:value-type="string" table:style-name="ce9">
            <text:p>Nutriox Aqua</text:p>
          </table:table-cell>
          <table:table-cell office:value-type="string" table:style-name="ce1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21">
            <text:p>Banten</text:p>
          </table:table-cell>
          <table:table-cell office:value-type="string" table:style-name="ce21">
            <text:p>Produsen</text:p>
          </table:table-cell>
          <table:table-cell office:value-type="string" table:style-name="ce16">
            <text:p>KKP RI D 1905402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HA (Butylhidroxyanisole) 99%, BHT (Butylhidroytoluena) 99,9%, Calcium Carbonate</text:p>
          </table:table-cell>
          <table:table-cell office:value-type="string" table:style-name="ce9">
            <text:p>Antioksidan untuk bahan baku dan pakan ikan dan udang</text:p>
          </table:table-cell>
          <table:table-cell office:value-type="date" office:date-value="2024-05-23T00:00:00" table:style-name="ce10">
            <text:p>23-May-2024</text:p>
          </table:table-cell>
          <table:table-cell office:value-type="float" office:value="-168" table:formula="of:=[.N539]-TODAY()" table:style-name="ce11">
            <text:p>-168</text:p>
          </table:table-cell>
          <table:table-cell office:value-type="string" office:string-value="Kadaluarsa" table:formula="of:=IF([.O539]&gt;0;&quot;Berlaku&quot;;&quot;Kadaluarsa&quot;)" table:style-name="ce12">
            <text:p>Kadaluarsa</text:p>
          </table:table-cell>
          <table:table-cell table:number-columns-repeated="16368"/>
        </table:table-row>
        <table:table-row table:style-name="ro5">
          <table:table-cell office:value-type="float" office:value="539" table:formula="of:=[.A539]+1" table:style-name="ce4">
            <text:p>539</text:p>
          </table:table-cell>
          <table:table-cell office:value-type="string" table:style-name="ce19">
            <text:p>Celltrace</text:p>
          </table:table-cell>
          <table:table-cell office:value-type="string" table:style-name="ce15">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21">
            <text:p>Banten</text:p>
          </table:table-cell>
          <table:table-cell office:value-type="string" table:style-name="ce21">
            <text:p>Produsen</text:p>
          </table:table-cell>
          <table:table-cell office:value-type="string" table:style-name="ce16">
            <text:p>KKP RI D 1905403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Iron, Copper, Magnesium, Manganese, Chromium, Selenium, Cobalt, Iodine, Calcium Carbonate</text:p>
          </table:table-cell>
          <table:table-cell office:value-type="string" table:style-name="ce9">
            <text:p>Suplemen mineral untuk ikan dan udang</text:p>
          </table:table-cell>
          <table:table-cell office:value-type="date" office:date-value="2024-05-23T00:00:00" table:style-name="ce10">
            <text:p>23-May-2024</text:p>
          </table:table-cell>
          <table:table-cell office:value-type="float" office:value="-168" table:formula="of:=[.N540]-TODAY()" table:style-name="ce11">
            <text:p>-168</text:p>
          </table:table-cell>
          <table:table-cell office:value-type="string" office:string-value="Kadaluarsa" table:formula="of:=IF([.O540]&gt;0;&quot;Berlaku&quot;;&quot;Kadaluarsa&quot;)" table:style-name="ce12">
            <text:p>Kadaluarsa</text:p>
          </table:table-cell>
          <table:table-cell table:number-columns-repeated="16368"/>
        </table:table-row>
        <table:table-row table:style-name="ro10">
          <table:table-cell office:value-type="float" office:value="540" table:formula="of:=[.A540]+1" table:style-name="ce4">
            <text:p>540</text:p>
          </table:table-cell>
          <table:table-cell office:value-type="string" table:style-name="ce19">
            <text:p>Coforta A</text:p>
          </table:table-cell>
          <table:table-cell office:value-type="string" table:style-name="ce15">
            <text:p>PT. Intervet Indonesia</text:p>
          </table:table-cell>
          <table:table-cell office:value-type="string" table:style-name="ce6">
            <text:p>MidPlaza 1 Lt 12, Jl. Jenderal Sudirman Kav 10-11 Jakarta, Telp/Fax: '(021) 30491111/ (021) 5739693<text:s/></text:p>
          </table:table-cell>
          <table:table-cell office:value-type="string" table:style-name="ce4">
            <text:p>DKI Jakarta</text:p>
          </table:table-cell>
          <table:table-cell office:value-type="string" table:style-name="ce4">
            <text:p>Importir</text:p>
          </table:table-cell>
          <table:table-cell office:value-type="string" table:style-name="ce16">
            <text:p>KKP RI I 1905404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Butafosfan 100 gram, Vitamin B12 (1%)</text:p>
          </table:table-cell>
          <table:table-cell office:value-type="string" table:style-name="ce9">
            <text:p>Suplemen fosfor dan Vitamin B12 untuk hewan akuatik</text:p>
          </table:table-cell>
          <table:table-cell office:value-type="date" office:date-value="2024-05-23T00:00:00" table:style-name="ce10">
            <text:p>23-May-2024</text:p>
          </table:table-cell>
          <table:table-cell office:value-type="float" office:value="-168" table:formula="of:=[.N541]-TODAY()" table:style-name="ce11">
            <text:p>-168</text:p>
          </table:table-cell>
          <table:table-cell office:value-type="string" office:string-value="Kadaluarsa" table:formula="of:=IF([.O541]&gt;0;&quot;Berlaku&quot;;&quot;Kadaluarsa&quot;)" table:style-name="ce12">
            <text:p>Kadaluarsa</text:p>
          </table:table-cell>
          <table:table-cell table:number-columns-repeated="16368"/>
        </table:table-row>
        <table:table-row table:style-name="ro8">
          <table:table-cell office:value-type="float" office:value="541" table:formula="of:=[.A541]+1" table:style-name="ce4">
            <text:p>541</text:p>
          </table:table-cell>
          <table:table-cell office:value-type="string" table:style-name="ce9">
            <text:p>Biotrace</text:p>
          </table:table-cell>
          <table:table-cell office:value-type="string" table:style-name="ce15">
            <text:p>PT. Bevos Prima Center</text:p>
          </table:table-cell>
          <table:table-cell office:value-type="string" table:style-name="ce9">
            <text:p>Komplek Pergudangan Prima Center 01 Blok C-1 No.38 Jl. Pool PPD Pesing Poglar No.11, RT.009 RW.002 Kedaung Kaliangke, Cengkareng, Jakarta Barat</text:p>
            <text:p/>
          </table:table-cell>
          <table:table-cell office:value-type="string" table:style-name="ce4">
            <text:p>DKI Jakarta</text:p>
          </table:table-cell>
          <table:table-cell office:value-type="string" table:style-name="ce4">
            <text:p>Importir</text:p>
          </table:table-cell>
          <table:table-cell office:value-type="string" table:style-name="ce16">
            <text:p>KKP RI I 1905405 PrBC</text:p>
          </table:table-cell>
          <table:table-cell office:value-type="string" table:style-name="ce16">
            <text:p>Impor</text:p>
          </table:table-cell>
          <table:table-cell office:value-type="string" table:style-name="ce4">
            <text:p>Obat Bebas</text:p>
          </table:table-cell>
          <table:table-cell office:value-type="string" table:style-name="ce16">
            <text:p>Cair</text:p>
          </table:table-cell>
          <table:table-cell office:value-type="string" table:style-name="ce4">
            <text:p>Premiks</text:p>
          </table:table-cell>
          <table:table-cell office:value-type="string" table:style-name="ce9">
            <text:p>Undaria pinnatifida Laminariae, CaCl2, MgSO4, 7H2O, Na2MoO4, NaHCO3, Glycerol, Vitamin B1, Vitamin B6, Air</text:p>
          </table:table-cell>
          <table:table-cell office:value-type="string" table:style-name="ce9">
            <text:p>Sebagai prebiotik (sumber nutrient mikroba)</text:p>
          </table:table-cell>
          <table:table-cell office:value-type="date" office:date-value="2024-05-23T00:00:00" table:style-name="ce10">
            <text:p>23-May-2024</text:p>
          </table:table-cell>
          <table:table-cell office:value-type="float" office:value="-168" table:formula="of:=[.N542]-TODAY()" table:style-name="ce11">
            <text:p>-168</text:p>
          </table:table-cell>
          <table:table-cell office:value-type="string" office:string-value="Kadaluarsa" table:formula="of:=IF([.O542]&gt;0;&quot;Berlaku&quot;;&quot;Kadaluarsa&quot;)" table:style-name="ce12">
            <text:p>Kadaluarsa</text:p>
          </table:table-cell>
          <table:table-cell table:number-columns-repeated="16368"/>
        </table:table-row>
        <table:table-row table:style-name="ro8">
          <table:table-cell office:value-type="float" office:value="542" table:formula="of:=[.A542]+1" table:style-name="ce4">
            <text:p>542</text:p>
          </table:table-cell>
          <table:table-cell office:value-type="string" table:style-name="ce9">
            <text:p>Bioptim</text:p>
          </table:table-cell>
          <table:table-cell office:value-type="string" table:style-name="ce15">
            <text:p>PT. Bevos Prima Center</text:p>
          </table:table-cell>
          <table:table-cell office:value-type="string" table:style-name="ce9">
            <text:p>Komplek Pergudangan Prima Center 01 Blok C-1 No.38 Jl. Pool PPD Pesing Poglar No.11, RT.009 RW.002 Kedaung Kaliangke, Cengkareng, Jakarta Barat</text:p>
            <text:p/>
          </table:table-cell>
          <table:table-cell office:value-type="string" table:style-name="ce4">
            <text:p>DKI Jakarta</text:p>
          </table:table-cell>
          <table:table-cell office:value-type="string" table:style-name="ce4">
            <text:p>Importir</text:p>
          </table:table-cell>
          <table:table-cell office:value-type="string" table:style-name="ce16">
            <text:p>KKP RI I 1905406 PrBC</text:p>
          </table:table-cell>
          <table:table-cell office:value-type="string" table:style-name="ce16">
            <text:p>Impor</text:p>
          </table:table-cell>
          <table:table-cell office:value-type="string" table:style-name="ce4">
            <text:p>Obat Bebas</text:p>
          </table:table-cell>
          <table:table-cell office:value-type="string" table:style-name="ce16">
            <text:p>Cair</text:p>
          </table:table-cell>
          <table:table-cell office:value-type="string" table:style-name="ce4">
            <text:p>Premiks</text:p>
          </table:table-cell>
          <table:table-cell office:value-type="string" table:style-name="ce9">
            <text:p>Undaria pinnatifida Laminariae, CaCl2, MgSO4, Na2 MoO4, NaHCO3, Glycerol, Vitamin B1, Vitamin B6, Air</text:p>
          </table:table-cell>
          <table:table-cell office:value-type="string" table:style-name="ce9">
            <text:p>Sebagai prebiotik (sumber nutrient mikroba)</text:p>
          </table:table-cell>
          <table:table-cell office:value-type="date" office:date-value="2024-05-23T00:00:00" table:style-name="ce10">
            <text:p>23-May-2024</text:p>
          </table:table-cell>
          <table:table-cell office:value-type="float" office:value="-168" table:formula="of:=[.N543]-TODAY()" table:style-name="ce11">
            <text:p>-168</text:p>
          </table:table-cell>
          <table:table-cell office:value-type="string" office:string-value="Kadaluarsa" table:formula="of:=IF([.O543]&gt;0;&quot;Berlaku&quot;;&quot;Kadaluarsa&quot;)" table:style-name="ce12">
            <text:p>Kadaluarsa</text:p>
          </table:table-cell>
          <table:table-cell table:number-columns-repeated="16368"/>
        </table:table-row>
        <table:table-row table:style-name="ro14">
          <table:table-cell office:value-type="float" office:value="543" table:formula="of:=[.A543]+1" table:style-name="ce4">
            <text:p>543</text:p>
          </table:table-cell>
          <table:table-cell office:value-type="string" table:style-name="ce9">
            <text:p>Biomin MTV</text:p>
          </table:table-cell>
          <table:table-cell office:value-type="string" table:style-name="ce5">
            <office:annotation draw:style-name="a18" svg:x="1.05in" svg:y="1419.24166666667in" svg:width="0.941666666666667in" svg:height="1.825in">
              <dc:creator>Microsoft Office User</dc:creator>
              <text:p><text:span text:style-name="T2">(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16">
            <text:p>KKP RI I 1905408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Trichosporon mycotoxinivorans (MTV), Zat tambahan : Maltodextrin, Silica, Diatomaceous earth</text:p>
          </table:table-cell>
          <table:table-cell office:value-type="string" table:style-name="ce9">
            <text:p>Sebagai bahan baku obat ikan</text:p>
          </table:table-cell>
          <table:table-cell office:value-type="date" office:date-value="2024-05-23T00:00:00" table:style-name="ce10">
            <text:p>23-May-2024</text:p>
          </table:table-cell>
          <table:table-cell office:value-type="float" office:value="-168" table:formula="of:=[.N544]-TODAY()" table:style-name="ce11">
            <text:p>-168</text:p>
          </table:table-cell>
          <table:table-cell office:value-type="string" office:string-value="Kadaluarsa" table:formula="of:=IF([.O544]&gt;0;&quot;Berlaku&quot;;&quot;Kadaluarsa&quot;)" table:style-name="ce12">
            <text:p>Kadaluarsa</text:p>
          </table:table-cell>
          <table:table-cell table:number-columns-repeated="16368"/>
        </table:table-row>
        <table:table-row table:style-name="ro16">
          <table:table-cell office:value-type="float" office:value="544" table:formula="of:=[.A544]+1" table:style-name="ce4">
            <text:p>544</text:p>
          </table:table-cell>
          <table:table-cell office:value-type="string" table:style-name="ce9">
            <text:p>TH4+ Aqua</text:p>
          </table:table-cell>
          <table:table-cell office:value-type="string" table:style-name="ce9">
            <office:annotation draw:style-name="a19" svg:x="1.05in" svg:y="1422.09166666667in" svg:width="0.691666666666667in" svg:height="9.21666666666667in">
              <dc:creator>Microsoft Office User</dc:creator>
              <text:p><text:span text:style-name="T2">(per 18 Januari 2021 dialihkan ke PT. Agroveta Husada Dharma)</text:span></text:p>
            </office:annotation>
            <text:p>PT. Kalbe Farma, Tbk</text:p>
          </table:table-cell>
          <table:table-cell office:value-type="string" table:style-name="ce9">
            <text:p>Jl. Letjend Suprapto Kav 4 No 1 Cempaka Putih Jakarta</text:p>
          </table:table-cell>
          <table:table-cell office:value-type="string" table:style-name="ce4">
            <text:p>DKI Jakarta</text:p>
          </table:table-cell>
          <table:table-cell office:value-type="string" table:style-name="ce4">
            <text:p>Importir</text:p>
          </table:table-cell>
          <table:table-cell office:value-type="string" table:style-name="ce16">
            <text:p>KKP RI I 1905410 FTC</text:p>
          </table:table-cell>
          <table:table-cell office:value-type="string" table:style-name="ce16">
            <text:p>Impor</text:p>
          </table:table-cell>
          <table:table-cell office:value-type="string" table:style-name="ce4">
            <text:p>Obat Bebas Terbatas</text:p>
          </table:table-cell>
          <table:table-cell office:value-type="string" table:style-name="ce16">
            <text:p>Cair</text:p>
          </table:table-cell>
          <table:table-cell office:value-type="string" table:style-name="ce16">
            <text:p>Farmasetik</text:p>
          </table:table-cell>
          <table:table-cell office:value-type="string" table:style-name="ce9">
            <text:p>Quartenary ammonium Benzyl C12-16-Alkydimethyl, Chlorides (ADBAC), Quartenary ammonium Benzyl C8-10-Alkydimethyl, Chlorides (DDAC), Glutaraldehyde, Pine Oil, Terpineol, Ethoxylated fatty acid alkohol, 2a104 Quinoline Yellow, 2a131 Patent blue V, E330 Citric acid Monohydrate, Air</text:p>
          </table:table-cell>
          <table:table-cell office:value-type="string" table:style-name="ce9">
            <text:p>Sebagai desinfektan wadah budidaya dan peralatan perikanan<text:s/></text:p>
          </table:table-cell>
          <table:table-cell office:value-type="date" office:date-value="2024-05-23T00:00:00" table:style-name="ce10">
            <text:p>23-May-2024</text:p>
          </table:table-cell>
          <table:table-cell office:value-type="float" office:value="-168" table:formula="of:=[.N545]-TODAY()" table:style-name="ce11">
            <text:p>-168</text:p>
          </table:table-cell>
          <table:table-cell office:value-type="string" office:string-value="Kadaluarsa" table:formula="of:=IF([.O545]&gt;0;&quot;Berlaku&quot;;&quot;Kadaluarsa&quot;)" table:style-name="ce12">
            <text:p>Kadaluarsa</text:p>
          </table:table-cell>
          <table:table-cell table:number-columns-repeated="16368"/>
        </table:table-row>
        <table:table-row table:style-name="ro46">
          <table:table-cell office:value-type="float" office:value="545" table:formula="of:=[.A545]+1" table:style-name="ce4">
            <text:p>545</text:p>
          </table:table-cell>
          <table:table-cell office:value-type="string" table:style-name="ce7">
            <text:p>Shrimp Shield</text:p>
          </table:table-cell>
          <table:table-cell office:value-type="string" table:style-name="ce15">
            <text:p>PT. Universal Sinergi Dinamika</text:p>
          </table:table-cell>
          <table:table-cell office:value-type="string" table:style-name="ce9">
            <text:p>Kantor: Sentra Eropa C-42, Kota Wisata, Jl. Transyogi Km.6, Cibubur, Bogor 16968 (021) 84935755. Gudang : Jl. Raya Transyogi Km.6, Kota Wisata, Sentra Eropa A 24, Cibubur, Bogor 16968, Telp/Fax: (021) 84935755/84935752</text:p>
          </table:table-cell>
          <table:table-cell office:value-type="string" table:style-name="ce4">
            <text:p>Jawa Barat</text:p>
          </table:table-cell>
          <table:table-cell office:value-type="string" table:style-name="ce4">
            <text:p>Importir</text:p>
          </table:table-cell>
          <table:table-cell office:value-type="string" table:style-name="ce16">
            <text:p>KKP RI I 1905411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9">
            <text:p>- Total Bakteri Bacillus 2x10^9 CFU/gram;</text:p>
            <text:p>- (Bacillus amyloliquefaciens, Bacillus licheniformis, Bacillus pumilus, Bacillus subtilis)</text:p>
          </table:table-cell>
          <table:table-cell office:value-type="string" table:style-name="ce9">
            <text:p>Formula pengkondisian air yang dapat meningkatkan pertumbuhan udang dan kelangsungan hidup<text:s/></text:p>
          </table:table-cell>
          <table:table-cell office:value-type="date" office:date-value="2024-05-23T00:00:00" table:style-name="ce10">
            <text:p>23-May-2024</text:p>
          </table:table-cell>
          <table:table-cell office:value-type="float" office:value="-168" table:formula="of:=[.N546]-TODAY()" table:style-name="ce11">
            <text:p>-168</text:p>
          </table:table-cell>
          <table:table-cell office:value-type="string" office:string-value="Kadaluarsa" table:formula="of:=IF([.O546]&gt;0;&quot;Berlaku&quot;;&quot;Kadaluarsa&quot;)" table:style-name="ce12">
            <text:p>Kadaluarsa</text:p>
          </table:table-cell>
          <table:table-cell table:number-columns-repeated="16368"/>
        </table:table-row>
        <table:table-row table:style-name="ro8">
          <table:table-cell office:value-type="float" office:value="546" table:formula="of:=[.A546]+1" table:style-name="ce4">
            <text:p>546</text:p>
          </table:table-cell>
          <table:table-cell office:value-type="string" table:style-name="ce19">
            <text:p>Biodigest</text:p>
          </table:table-cell>
          <table:table-cell office:value-type="string" table:style-name="ce15">
            <text:p>PT. Bevos Prima Center</text:p>
          </table:table-cell>
          <table:table-cell office:value-type="string" table:style-name="ce9">
            <text:p>Komplek Pergudangan Prima Center 01 Blok C-1 No.38 Jl. Pool PPD Pesing Poglar No.11, RT.009 RW.002 Kedaung Kaliangke, Cengkareng, Jakarta Barat</text:p>
            <text:p/>
          </table:table-cell>
          <table:table-cell office:value-type="string" table:style-name="ce4">
            <text:p>DKI Jakarta</text:p>
          </table:table-cell>
          <table:table-cell office:value-type="string" table:style-name="ce4">
            <text:p>Importir</text:p>
          </table:table-cell>
          <table:table-cell office:value-type="string" table:style-name="ce16">
            <text:p>KKP RI I 1905412 PbBS</text:p>
          </table:table-cell>
          <table:table-cell office:value-type="string" table:style-name="ce16">
            <text:p>Impor</text:p>
          </table:table-cell>
          <table:table-cell office:value-type="string" table:style-name="ce4">
            <text:p>Obat Bebas</text:p>
          </table:table-cell>
          <table:table-cell office:value-type="string" table:style-name="ce16">
            <text:p>Cair</text:p>
          </table:table-cell>
          <table:table-cell office:value-type="string" table:style-name="ce4">
            <text:p>Probiotik</text:p>
          </table:table-cell>
          <table:table-cell office:value-type="string" table:style-name="ce9">
            <text:p>Bacillus amyloliquefaciens, Bacillus licheniformis, Bacillus subtilis (min. 1 x 10^6 CFU/ml). Klaim : <text:s/>total bacillus 6,1 x 10^7 CFU/ml</text:p>
          </table:table-cell>
          <table:table-cell office:value-type="string" table:style-name="ce9">
            <text:p>- Menurunkan nitrit, nitrat dan fosfat;</text:p>
            <text:p>- Membantu untuk mendapatkan kualitas air yang optimal di air tawar dan laut<text:s/></text:p>
          </table:table-cell>
          <table:table-cell office:value-type="date" office:date-value="2024-05-23T00:00:00" table:style-name="ce10">
            <text:p>23-May-2024</text:p>
          </table:table-cell>
          <table:table-cell office:value-type="float" office:value="-168" table:formula="of:=[.N547]-TODAY()" table:style-name="ce11">
            <text:p>-168</text:p>
          </table:table-cell>
          <table:table-cell office:value-type="string" office:string-value="Kadaluarsa" table:formula="of:=IF([.O547]&gt;0;&quot;Berlaku&quot;;&quot;Kadaluarsa&quot;)" table:style-name="ce12">
            <text:p>Kadaluarsa</text:p>
          </table:table-cell>
          <table:table-cell table:number-columns-repeated="16368"/>
        </table:table-row>
        <table:table-row table:style-name="ro4">
          <table:table-cell office:value-type="float" office:value="547" table:formula="of:=[.A547]+1" table:style-name="ce4">
            <text:p>547</text:p>
          </table:table-cell>
          <table:table-cell office:value-type="string" table:style-name="ce5">
            <text:p>AG 175</text:p>
          </table:table-cell>
          <table:table-cell office:value-type="string" table:style-name="ce5">
            <office:annotation draw:style-name="a20" svg:x="1.05in" svg:y="1430.5in" svg:width="0.666666666666667in" svg:height="0.05in">
              <dc:creator>Microsoft Office User</dc:creator>
              <text:p><text:span text:style-name="T2">(dialihkan ke PT. Rajawali Mitra Pakanindo per 19 Agt 2020)</text:span></text:p>
            </office:annotation>
            <text:p>PT. Rajawali Mitra Pakanindo</text:p>
          </table:table-cell>
          <table:table-cell office:value-type="string" table:style-name="ce7">
            <text:p>Ruko Perkantoran, Jl. BSD Raya Utama No.21, Pagedangan, Kec. Pagedangan, Kabupaten Tangerang, Banten 15339</text:p>
          </table:table-cell>
          <table:table-cell office:value-type="string" table:style-name="ce8">
            <text:p>Banten</text:p>
          </table:table-cell>
          <table:table-cell office:value-type="string" table:style-name="ce8">
            <text:p>Produsen/Importir</text:p>
          </table:table-cell>
          <table:table-cell office:value-type="string" table:style-name="ce4">
            <text:p>KKP RI I 1811110-P1 PBS</text:p>
            <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Dried streptomyces fermentation solubles min.4%, Dehidrated yeast culture solubles</text:p>
          </table:table-cell>
          <table:table-cell office:value-type="string" table:style-name="ce9">
            <text:p>Memperbaiki berat badan dan konversi pakan ikan</text:p>
          </table:table-cell>
          <table:table-cell office:value-type="date" office:date-value="2023-12-19T00:00:00" table:style-name="ce10">
            <text:p>19-Dec-2023</text:p>
          </table:table-cell>
          <table:table-cell office:value-type="float" office:value="-324" table:formula="of:=[.N548]-TODAY()" table:style-name="ce11">
            <text:p>-324</text:p>
          </table:table-cell>
          <table:table-cell office:value-type="string" office:string-value="Kadaluarsa" table:formula="of:=IF([.O548]&gt;0;&quot;Berlaku&quot;;&quot;Kadaluarsa&quot;)" table:style-name="ce12">
            <text:p>Kadaluarsa</text:p>
          </table:table-cell>
          <table:table-cell table:number-columns-repeated="16368"/>
        </table:table-row>
        <table:table-row table:style-name="ro7">
          <table:table-cell office:value-type="float" office:value="548" table:formula="of:=[.A548]+1" table:style-name="ce4">
            <text:p>548</text:p>
          </table:table-cell>
          <table:table-cell office:value-type="string" table:style-name="ce5">
            <text:p>WSSV PCR Detection Kit</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4">
            <text:p>KKP RI D 1903115-P1 BBC</text:p>
          </table:table-cell>
          <table:table-cell office:value-type="string" table:style-name="ce4">
            <text:p>Dalam Negeri</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7">
            <text:p>PCR Premix (buffer, dNTPS, oligonucleotide, air grade PCR), DNA Polymerase, DNA plasmid kontrol positif, Loading dye (bromophenol blue, xylene cyanole, glycerol), DNA size marker, Air grade PCR</text:p>
          </table:table-cell>
          <table:table-cell office:value-type="string" table:style-name="ce9">
            <text:p>Untuk mendeteksi rangkaian genetik White Spot Syndrome Virus (WSSV)</text:p>
          </table:table-cell>
          <table:table-cell office:value-type="date" office:date-value="2024-03-01T00:00:00" table:style-name="ce10">
            <text:p>1-Mar-2024</text:p>
          </table:table-cell>
          <table:table-cell office:value-type="float" office:value="-251" table:formula="of:=[.N549]-TODAY()" table:style-name="ce11">
            <text:p>-251</text:p>
          </table:table-cell>
          <table:table-cell office:value-type="string" office:string-value="Kadaluarsa" table:formula="of:=IF([.O549]&gt;0;&quot;Berlaku&quot;;&quot;Kadaluarsa&quot;)" table:style-name="ce12">
            <text:p>Kadaluarsa</text:p>
          </table:table-cell>
          <table:table-cell table:number-columns-repeated="16368"/>
        </table:table-row>
        <table:table-row table:style-name="ro14">
          <table:table-cell office:value-type="float" office:value="549" table:formula="of:=[.A549]+1" table:style-name="ce4">
            <text:p>549</text:p>
          </table:table-cell>
          <table:table-cell office:value-type="string" table:style-name="ce5">
            <text:p>Levabon Aquagrow E</text:p>
          </table:table-cell>
          <table:table-cell office:value-type="string" table:style-name="ce5">
            <office:annotation draw:style-name="a21" svg:x="1.05in" svg:y="1435.225in" svg:width="0.95in" svg:height="0.5in">
              <dc:creator>Microsoft Office User</dc:creator>
              <text:p><text:span text:style-name="T2">(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13">
            <text:p>KKP RI I 1903233-P1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Saccharomyces cerevisiae</text:p>
          </table:table-cell>
          <table:table-cell office:value-type="string" table:style-name="ce9">
            <text:p>Sebagai sumber protein dan bahan-bahan nutrisi yang diperlukan tubuh ikan</text:p>
          </table:table-cell>
          <table:table-cell office:value-type="date" office:date-value="2024-03-01T00:00:00" table:style-name="ce10">
            <text:p>1-Mar-2024</text:p>
          </table:table-cell>
          <table:table-cell office:value-type="float" office:value="-251" table:formula="of:=[.N550]-TODAY()" table:style-name="ce11">
            <text:p>-251</text:p>
          </table:table-cell>
          <table:table-cell office:value-type="string" office:string-value="Kadaluarsa" table:formula="of:=IF([.O550]&gt;0;&quot;Berlaku&quot;;&quot;Kadaluarsa&quot;)" table:style-name="ce12">
            <text:p>Kadaluarsa</text:p>
          </table:table-cell>
          <table:table-cell table:number-columns-repeated="16368"/>
        </table:table-row>
        <table:table-row table:style-name="ro14">
          <table:table-cell office:value-type="float" office:value="550" table:formula="of:=[.A550]+1" table:style-name="ce4">
            <text:p>550</text:p>
          </table:table-cell>
          <table:table-cell office:value-type="string" table:style-name="ce5">
            <text:p>Aquastar GH</text:p>
          </table:table-cell>
          <table:table-cell office:value-type="string" table:style-name="ce5">
            <office:annotation draw:style-name="a22" svg:x="1.05in" svg:y="1438.075in" svg:width="0.941666666666667in" svg:height="0.841666666666667in">
              <dc:creator>Microsoft Office User</dc:creator>
              <text:p><text:span text:style-name="T2">(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13">
            <text:p>KKP RI I <text:s/>1903204-P1 Pb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subtilis, enterococcus faecium, Pediococcus acidilactici, Lactobacillus reuteri, dextrose, tapioka starch</text:p>
          </table:table-cell>
          <table:table-cell office:value-type="string" table:style-name="ce9">
            <text:p>Probiotik multi strain untuk spesies akuakultur untuk meningkatkan produksi larva di hatchery</text:p>
          </table:table-cell>
          <table:table-cell office:value-type="date" office:date-value="2024-03-01T00:00:00" table:style-name="ce10">
            <text:p>1-Mar-2024</text:p>
          </table:table-cell>
          <table:table-cell office:value-type="float" office:value="-251" table:formula="of:=[.N551]-TODAY()" table:style-name="ce11">
            <text:p>-251</text:p>
          </table:table-cell>
          <table:table-cell office:value-type="string" office:string-value="Kadaluarsa" table:formula="of:=IF([.O551]&gt;0;&quot;Berlaku&quot;;&quot;Kadaluarsa&quot;)" table:style-name="ce12">
            <text:p>Kadaluarsa</text:p>
          </table:table-cell>
          <table:table-cell table:number-columns-repeated="16368"/>
        </table:table-row>
        <table:table-row table:style-name="ro4">
          <table:table-cell office:value-type="float" office:value="551" table:formula="of:=[.A551]+1" table:style-name="ce4">
            <text:p>551</text:p>
          </table:table-cell>
          <table:table-cell office:value-type="string" table:style-name="ce5">
            <text:p>AQUABITE S</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text:s/>1903188-P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Fish meal, shrimp meal, Squit liver meal, artemia meal, spray dried yeast, BHA, BHT</text:p>
          </table:table-cell>
          <table:table-cell office:value-type="string" table:style-name="ce9">
            <text:p>Atraktan alami untuk pakan sehingga meningkatkan konsumsi pakan oleh udang</text:p>
          </table:table-cell>
          <table:table-cell office:value-type="date" office:date-value="2024-03-01T00:00:00" table:style-name="ce10">
            <text:p>1-Mar-2024</text:p>
          </table:table-cell>
          <table:table-cell office:value-type="float" office:value="-251" table:formula="of:=[.N552]-TODAY()" table:style-name="ce11">
            <text:p>-251</text:p>
          </table:table-cell>
          <table:table-cell office:value-type="string" office:string-value="Kadaluarsa" table:formula="of:=IF([.O552]&gt;0;&quot;Berlaku&quot;;&quot;Kadaluarsa&quot;)" table:style-name="ce12">
            <text:p>Kadaluarsa</text:p>
          </table:table-cell>
          <table:table-cell table:number-columns-repeated="16368"/>
        </table:table-row>
        <table:table-row table:style-name="ro13">
          <table:table-cell office:value-type="float" office:value="552" table:formula="of:=[.A552]+1" table:style-name="ce4">
            <text:p>552</text:p>
          </table:table-cell>
          <table:table-cell office:value-type="string" table:style-name="ce19">
            <text:p>Shrimp Mineral Premix</text:p>
          </table:table-cell>
          <table:table-cell office:value-type="string" table:style-name="ce9">
            <text:p>PT. DSM Nutritional Products Manufacturing Indonesia</text:p>
          </table:table-cell>
          <table:table-cell office:value-type="string" table:style-name="ce7">
            <text:p>Kantor:</text:p>
            <text:p>18 Office Park - Tower A 3rd Floor, Jl. Let. Jend TB. Simatupang Kav. 18, Kel. Kebagusan, Kec. Pasar Minggu, Kota Jakarta Selatan, Provinsi DKI Jakarta 12520</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16">
            <text:p>KKP RI D 1903391 PBS<text: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Copper, iron, manganese zinc, cobalt, iodine, selenium, magnesium, potassium, phosphorus</text:p>
          </table:table-cell>
          <table:table-cell office:value-type="string" table:style-name="ce9">
            <text:p>Feed suplemen pada pakan udang</text:p>
          </table:table-cell>
          <table:table-cell office:value-type="date" office:date-value="2024-03-01T00:00:00" table:style-name="ce10">
            <text:p>1-Mar-2024</text:p>
          </table:table-cell>
          <table:table-cell office:value-type="float" office:value="-251" table:formula="of:=[.N553]-TODAY()" table:style-name="ce11">
            <text:p>-251</text:p>
          </table:table-cell>
          <table:table-cell office:value-type="string" office:string-value="Kadaluarsa" table:formula="of:=IF([.O553]&gt;0;&quot;Berlaku&quot;;&quot;Kadaluarsa&quot;)" table:style-name="ce12">
            <text:p>Kadaluarsa</text:p>
          </table:table-cell>
          <table:table-cell table:number-columns-repeated="16368"/>
        </table:table-row>
        <table:table-row table:style-name="ro4">
          <table:table-cell office:value-type="float" office:value="553" table:formula="of:=[.A553]+1" table:style-name="ce4">
            <text:p>553</text:p>
          </table:table-cell>
          <table:table-cell office:value-type="string" table:style-name="ce19">
            <text:p>Aquavi Met-Met</text:p>
          </table:table-cell>
          <table:table-cell office:value-type="string" table:style-name="ce15">
            <text:p>PT. Evonik Indonesia</text:p>
          </table:table-cell>
          <table:table-cell office:value-type="string" table:style-name="ce6">
            <text:p>Kawasan Industri Jababeka I, Jl. Jababeka V Blok H2, Cikarang - Bekasi 17530, Telp/Fax: (021) 89835090/ (021) 89835091</text:p>
          </table:table-cell>
          <table:table-cell office:value-type="string" table:style-name="ce4">
            <text:p>Jawa Barat</text:p>
          </table:table-cell>
          <table:table-cell office:value-type="string" table:style-name="ce4">
            <text:p>Importir</text:p>
          </table:table-cell>
          <table:table-cell office:value-type="string" table:style-name="ce16">
            <text:p>KKP RI I 1903392 PBS<text: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DD, LL, DL, LD met met ≥ 95%), DL-Methionine ≤ 2%</text:p>
          </table:table-cell>
          <table:table-cell office:value-type="string" table:style-name="ce9">
            <text:p>Sebagai antidefisiensi asam amino</text:p>
          </table:table-cell>
          <table:table-cell office:value-type="date" office:date-value="2024-03-01T00:00:00" table:style-name="ce10">
            <text:p>1-Mar-2024</text:p>
          </table:table-cell>
          <table:table-cell office:value-type="float" office:value="-251" table:formula="of:=[.N554]-TODAY()" table:style-name="ce11">
            <text:p>-251</text:p>
          </table:table-cell>
          <table:table-cell office:value-type="string" office:string-value="Kadaluarsa" table:formula="of:=IF([.O554]&gt;0;&quot;Berlaku&quot;;&quot;Kadaluarsa&quot;)" table:style-name="ce12">
            <text:p>Kadaluarsa</text:p>
          </table:table-cell>
          <table:table-cell table:number-columns-repeated="16368"/>
        </table:table-row>
        <table:table-row table:style-name="ro7">
          <table:table-cell office:value-type="float" office:value="554" table:formula="of:=[.A554]+1" table:style-name="ce4">
            <text:p>554</text:p>
          </table:table-cell>
          <table:table-cell office:value-type="string" table:style-name="ce19">
            <text:p>Aquasept 3.0</text:p>
          </table:table-cell>
          <table:table-cell office:value-type="string" table:style-name="ce9">
            <office:annotation draw:style-name="a23" svg:x="1.05in" svg:y="1448.15in" svg:width="0.591666666666667in" svg:height="0in">
              <dc:creator>Microsoft Office User</dc:creator>
              <text:p><text:span text:style-name="T2">(dialihkan ke PT. Elanco Animal Health Indonesia)</text:span></text:p>
            </office:annotation>
            <text:p>PT. Intervet Indonesia</text:p>
          </table:table-cell>
          <table:table-cell office:value-type="string" table:style-name="ce6">
            <text:p>Alamanda Tower Lt.17 Unit B, C dan D Jl. Simatupang Kav.23 - 24 RT.001/RW.001 Cilandak Barat, Cilandak, Jakarta Selatan, Telp/Fax: (021) 29660069/ 29660325</text:p>
          </table:table-cell>
          <table:table-cell office:value-type="string" table:style-name="ce4">
            <text:p>DKI Jakarta</text:p>
          </table:table-cell>
          <table:table-cell office:value-type="string" table:style-name="ce4">
            <text:p>Importir</text:p>
          </table:table-cell>
          <table:table-cell office:value-type="string" table:style-name="ce16">
            <text:p>KKP RI I 1903393 FTP</text:p>
          </table:table-cell>
          <table:table-cell office:value-type="string" table:style-name="ce16">
            <text:p>Impor</text:p>
          </table:table-cell>
          <table:table-cell office:value-type="string" table:style-name="ce4">
            <text:p>Obat Bebas Terbatas</text:p>
          </table:table-cell>
          <table:table-cell office:value-type="string" table:style-name="ce16">
            <text:p>Padat</text:p>
          </table:table-cell>
          <table:table-cell office:value-type="string" table:style-name="ce16">
            <text:p>Farmasetik</text:p>
          </table:table-cell>
          <table:table-cell office:value-type="string" table:style-name="ce9">
            <text:p>Natrium Dichloroisocyanurate 54,5%, Natrium bikarbonat 21%, Asam Adipat 20%, Natrium Sulfat 4,5%</text:p>
          </table:table-cell>
          <table:table-cell office:value-type="string" table:style-name="ce9">
            <text:p>Mengurangi jumlah bakteri pada proses persiapan air</text:p>
          </table:table-cell>
          <table:table-cell office:value-type="date" office:date-value="2024-03-01T00:00:00" table:style-name="ce10">
            <text:p>1-Mar-2024</text:p>
          </table:table-cell>
          <table:table-cell office:value-type="float" office:value="-251" table:formula="of:=[.N555]-TODAY()" table:style-name="ce11">
            <text:p>-251</text:p>
          </table:table-cell>
          <table:table-cell office:value-type="string" office:string-value="Kadaluarsa" table:formula="of:=IF([.O555]&gt;0;&quot;Berlaku&quot;;&quot;Kadaluarsa&quot;)" table:style-name="ce12">
            <text:p>Kadaluarsa</text:p>
          </table:table-cell>
          <table:table-cell table:number-columns-repeated="16368"/>
        </table:table-row>
        <table:table-row table:style-name="ro14">
          <table:table-cell office:value-type="float" office:value="555" table:formula="of:=[.A555]+1" table:style-name="ce4">
            <text:p>555</text:p>
          </table:table-cell>
          <table:table-cell office:value-type="string" table:style-name="ce19">
            <text:p>Clostat 11 Dry</text:p>
          </table:table-cell>
          <table:table-cell office:value-type="string" table:style-name="ce1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16">
            <text:p>KKP RI I 1903394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9">
            <text:p>Bacillus Subtilis, Kalsium Karbonat, Silika, Sodium Propionat</text:p>
          </table:table-cell>
          <table:table-cell office:value-type="string" table:style-name="ce9">
            <text:p>Feed additive yang mengandung sel bakteri untuk menjaga performa dan kesehatan ikan</text:p>
          </table:table-cell>
          <table:table-cell office:value-type="date" office:date-value="2024-03-01T00:00:00" table:style-name="ce10">
            <text:p>1-Mar-2024</text:p>
          </table:table-cell>
          <table:table-cell office:value-type="float" office:value="-251" table:formula="of:=[.N556]-TODAY()" table:style-name="ce11">
            <text:p>-251</text:p>
          </table:table-cell>
          <table:table-cell office:value-type="string" office:string-value="Kadaluarsa" table:formula="of:=IF([.O556]&gt;0;&quot;Berlaku&quot;;&quot;Kadaluarsa&quot;)" table:style-name="ce12">
            <text:p>Kadaluarsa</text:p>
          </table:table-cell>
          <table:table-cell table:number-columns-repeated="16368"/>
        </table:table-row>
        <table:table-row table:style-name="ro5">
          <table:table-cell office:value-type="float" office:value="556" table:formula="of:=[.A556]+1" table:style-name="ce4">
            <text:p>556</text:p>
          </table:table-cell>
          <table:table-cell office:value-type="string" table:style-name="ce19">
            <text:p>YT 500</text:p>
          </table:table-cell>
          <table:table-cell office:value-type="string" table:style-name="ce15">
            <text:p>PT. Indovetraco Makmur Abadi</text:p>
          </table:table-cell>
          <table:table-cell office:value-type="string" table:style-name="ce9">
            <text:p>Gedung Maspion Plaza, Lt.9 Jl. Gunung Sahari Raya Kav. 20 – 27, Jakarta Utara, Telp/Fax: (021) 64701200, 64701251 Ext. 112</text:p>
          </table:table-cell>
          <table:table-cell office:value-type="string" table:style-name="ce4">
            <text:p>DKI Jakarta</text:p>
          </table:table-cell>
          <table:table-cell office:value-type="string" table:style-name="ce4">
            <text:p>Importir</text:p>
          </table:table-cell>
          <table:table-cell office:value-type="string" table:style-name="ce16">
            <text:p>KKP RI I 1903396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Ekstrak yeast (candida utilis) 100%</text:p>
          </table:table-cell>
          <table:table-cell office:value-type="string" table:style-name="ce9">
            <text:p>Meningkatkan pertumbuhan dan imunitas pada ikan dan udang</text:p>
          </table:table-cell>
          <table:table-cell office:value-type="date" office:date-value="2024-03-01T00:00:00" table:style-name="ce10">
            <text:p>1-Mar-2024</text:p>
          </table:table-cell>
          <table:table-cell office:value-type="float" office:value="-251" table:formula="of:=[.N557]-TODAY()" table:style-name="ce11">
            <text:p>-251</text:p>
          </table:table-cell>
          <table:table-cell office:value-type="string" office:string-value="Kadaluarsa" table:formula="of:=IF([.O557]&gt;0;&quot;Berlaku&quot;;&quot;Kadaluarsa&quot;)" table:style-name="ce12">
            <text:p>Kadaluarsa</text:p>
          </table:table-cell>
          <table:table-cell table:number-columns-repeated="16368"/>
        </table:table-row>
        <table:table-row table:style-name="ro5">
          <table:table-cell office:value-type="float" office:value="557" table:formula="of:=[.A557]+1" table:style-name="ce4">
            <text:p>557</text:p>
          </table:table-cell>
          <table:table-cell office:value-type="string" table:style-name="ce19">
            <text:p>Maxi-Gen Plus</text:p>
          </table:table-cell>
          <table:table-cell office:value-type="string" table:style-name="ce15">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16">
            <text:p>KKP RI I 1903397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Yeast (Saccharomyces cerevisiae), silicon dioxide</text:p>
          </table:table-cell>
          <table:table-cell office:value-type="string" table:style-name="ce9">
            <text:p>Untuk meningkatkan performa pertumbuhan dan efisiensi pakan</text:p>
          </table:table-cell>
          <table:table-cell office:value-type="date" office:date-value="2024-03-01T00:00:00" table:style-name="ce10">
            <text:p>1-Mar-2024</text:p>
          </table:table-cell>
          <table:table-cell office:value-type="float" office:value="-251" table:formula="of:=[.N558]-TODAY()" table:style-name="ce11">
            <text:p>-251</text:p>
          </table:table-cell>
          <table:table-cell office:value-type="string" office:string-value="Kadaluarsa" table:formula="of:=IF([.O558]&gt;0;&quot;Berlaku&quot;;&quot;Kadaluarsa&quot;)" table:style-name="ce12">
            <text:p>Kadaluarsa</text:p>
          </table:table-cell>
          <table:table-cell table:number-columns-repeated="16368"/>
        </table:table-row>
        <table:table-row table:style-name="ro25">
          <table:table-cell office:value-type="float" office:value="558" table:formula="of:=[.A558]+1" table:style-name="ce4">
            <text:p>558</text:p>
          </table:table-cell>
          <table:table-cell office:value-type="string" table:style-name="ce7">
            <text:p>Sanolife MIC-S</text:p>
          </table:table-cell>
          <table:table-cell office:value-type="string" table:style-name="ce9">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16">
            <text:p>KKP RI I 1811372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7">
            <text:p>Bacillus subtilis, B. licheniformis, B. Pumilus (min.2x1010 cfu/gr), Calcium carbonate, Monosodium phosphate, Sodium bicarbonate, sodium chloride, Yeast (Saccharomyces cerevicea), Silicone dioksida (SiO2)</text:p>
            <text:p/>
            <text:p/>
          </table:table-cell>
          <table:table-cell office:value-type="string" table:style-name="ce9">
            <text:p>- Menghambat pertumbuhan vibrio;</text:p>
            <text:p>- Meningkatkan proses degradasi limbah kotoran secara alami<text:s/></text:p>
          </table:table-cell>
          <table:table-cell office:value-type="date" office:date-value="2023-11-19T00:00:00" table:style-name="ce10">
            <text:p>19-Nov-2023</text:p>
          </table:table-cell>
          <table:table-cell office:value-type="float" office:value="-354" table:formula="of:=[.N559]-TODAY()" table:style-name="ce11">
            <text:p>-354</text:p>
          </table:table-cell>
          <table:table-cell office:value-type="string" office:string-value="Kadaluarsa" table:formula="of:=IF([.O559]&gt;0;&quot;Berlaku&quot;;&quot;Kadaluarsa&quot;)" table:style-name="ce12">
            <text:p>Kadaluarsa</text:p>
          </table:table-cell>
          <table:table-cell table:number-columns-repeated="16368"/>
        </table:table-row>
        <table:table-row table:style-name="ro25">
          <table:table-cell office:value-type="float" office:value="559" table:formula="of:=[.A559]+1" table:style-name="ce4">
            <text:p>559</text:p>
          </table:table-cell>
          <table:table-cell office:value-type="string" table:style-name="ce7">
            <text:p>Secure Yield</text:p>
          </table:table-cell>
          <table:table-cell office:value-type="string" table:style-name="ce9">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16">
            <text:p>KKP RI I 1811373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16">
            <text:p>Probiotik</text:p>
          </table:table-cell>
          <table:table-cell office:value-type="string" table:style-name="ce7">
            <text:p>Bacillus subtilis, B. licheniformis, B. pumilus (min.2x109 <text:s/>cfu/gr), Soy bean meal,Yeast (Saccharomyces cerevicea), Monosodium phosphate, Silicone dioksida (SiO2)</text:p>
            <text:p/>
            <text:p/>
          </table:table-cell>
          <table:table-cell office:value-type="string" table:style-name="ce9">
            <text:p>- Meningkatkan daya cerna;</text:p>
            <text:p>- Menghambat pertumbuhan patogen;</text:p>
            <text:p>- Mendegradasi limbah dan sisa pakan</text:p>
          </table:table-cell>
          <table:table-cell office:value-type="date" office:date-value="2023-11-19T00:00:00" table:style-name="ce10">
            <text:p>19-Nov-2023</text:p>
          </table:table-cell>
          <table:table-cell office:value-type="float" office:value="-354" table:formula="of:=[.N560]-TODAY()" table:style-name="ce11">
            <text:p>-354</text:p>
          </table:table-cell>
          <table:table-cell office:value-type="string" office:string-value="Kadaluarsa" table:formula="of:=IF([.O560]&gt;0;&quot;Berlaku&quot;;&quot;Kadaluarsa&quot;)" table:style-name="ce12">
            <text:p>Kadaluarsa</text:p>
          </table:table-cell>
          <table:table-cell table:number-columns-repeated="16368"/>
        </table:table-row>
        <table:table-row table:style-name="ro25">
          <table:table-cell office:value-type="float" office:value="560" table:formula="of:=[.A560]+1" table:style-name="ce4">
            <text:p>560</text:p>
          </table:table-cell>
          <table:table-cell office:value-type="string" table:style-name="ce7">
            <text:p>Secure Pond</text:p>
          </table:table-cell>
          <table:table-cell office:value-type="string" table:style-name="ce9">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16">
            <text:p>KKP RI I 1811374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16">
            <text:p>Probiotik</text:p>
          </table:table-cell>
          <table:table-cell office:value-type="string" table:style-name="ce7">
            <text:p>Bacillus subtilis, B. licheniformis (min.2x109 cfu/gr), Soy bean meal, Calcium carbonate, Monosodium phosphate,Yeast (Saccharomyces cerevicea), Silicone dioksida (SiO2)</text:p>
            <text:p/>
            <text:p/>
          </table:table-cell>
          <table:table-cell office:value-type="string" table:style-name="ce9">
            <text:p>- Meningkatkan daya cerna makanan;</text:p>
            <text:p>- Menghambat patogen;<text:s/></text:p>
            <text:p>- Mendegradasi sisa pakan</text:p>
          </table:table-cell>
          <table:table-cell office:value-type="date" office:date-value="2023-11-19T00:00:00" table:style-name="ce10">
            <text:p>19-Nov-2023</text:p>
          </table:table-cell>
          <table:table-cell office:value-type="float" office:value="-354" table:formula="of:=[.N561]-TODAY()" table:style-name="ce11">
            <text:p>-354</text:p>
          </table:table-cell>
          <table:table-cell office:value-type="string" office:string-value="Kadaluarsa" table:formula="of:=IF([.O561]&gt;0;&quot;Berlaku&quot;;&quot;Kadaluarsa&quot;)" table:style-name="ce12">
            <text:p>Kadaluarsa</text:p>
          </table:table-cell>
          <table:table-cell table:number-columns-repeated="16368"/>
        </table:table-row>
        <table:table-row table:style-name="ro25">
          <table:table-cell office:value-type="float" office:value="561" table:formula="of:=[.A561]+1" table:style-name="ce4">
            <text:p>561</text:p>
          </table:table-cell>
          <table:table-cell office:value-type="string" table:style-name="ce7">
            <text:p>Sanolife MIC-F</text:p>
          </table:table-cell>
          <table:table-cell office:value-type="string" table:style-name="ce9">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16">
            <text:p>KKP RI I 1811375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16">
            <text:p>Probiotik</text:p>
          </table:table-cell>
          <table:table-cell office:value-type="string" table:style-name="ce7">
            <text:p>Bacillus subtilis, B.licheniformis, B.pumilis (min.1x1010 cfu/gr), <text:s text:c="2"/>Soy bean meal, Yeast (Saccharomyces cerevicea), Calcium carbonate, Sodium Chloride, Monosodium phosphate, Sodium bicarbonate, Silicone dioksida (SiO2)</text:p>
            <text:p/>
            <text:p/>
          </table:table-cell>
          <table:table-cell office:value-type="string" table:style-name="ce9">
            <text:p>- Menghambat pertumbuhan vibrio;</text:p>
            <text:p>- Meningkatkan proses degradasi limbah kotoran</text:p>
          </table:table-cell>
          <table:table-cell office:value-type="date" office:date-value="2023-11-19T00:00:00" table:style-name="ce10">
            <text:p>19-Nov-2023</text:p>
          </table:table-cell>
          <table:table-cell office:value-type="float" office:value="-354" table:formula="of:=[.N562]-TODAY()" table:style-name="ce11">
            <text:p>-354</text:p>
          </table:table-cell>
          <table:table-cell office:value-type="string" office:string-value="Kadaluarsa" table:formula="of:=IF([.O562]&gt;0;&quot;Berlaku&quot;;&quot;Kadaluarsa&quot;)" table:style-name="ce12">
            <text:p>Kadaluarsa</text:p>
          </table:table-cell>
          <table:table-cell table:number-columns-repeated="16368"/>
        </table:table-row>
        <table:table-row table:style-name="ro25">
          <table:table-cell office:value-type="float" office:value="562" table:formula="of:=[.A562]+1" table:style-name="ce4">
            <text:p>562</text:p>
          </table:table-cell>
          <table:table-cell office:value-type="string" table:style-name="ce7">
            <text:p>Sanolife PRO S-FMC</text:p>
          </table:table-cell>
          <table:table-cell office:value-type="string" table:style-name="ce9">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16">
            <text:p>KKP RI I 1811376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16">
            <text:p>Probiotik</text:p>
          </table:table-cell>
          <table:table-cell office:value-type="string" table:style-name="ce7">
            <text:p>Bacillus subtilis, B. licheniformis, B. Pumilus (min.1x1011 cfu/gr), Soy bean meal,Yeast (Saccharomyces cerevicea), Monosodium phosphate, Ethilthiamine, Silicone dioksida (SiO2)</text:p>
            <text:p/>
            <text:p/>
          </table:table-cell>
          <table:table-cell office:value-type="string" table:style-name="ce9">
            <text:p>- Menghambat petumbuhan bakteri patogen;</text:p>
            <text:p>- Meningkatkan proses degradasi limbah kotoran secara alami, aktif dalam kondisi aerobik dan anaerobik</text:p>
          </table:table-cell>
          <table:table-cell office:value-type="date" office:date-value="2023-11-19T00:00:00" table:style-name="ce10">
            <text:p>19-Nov-2023</text:p>
          </table:table-cell>
          <table:table-cell office:value-type="float" office:value="-354" table:formula="of:=[.N563]-TODAY()" table:style-name="ce11">
            <text:p>-354</text:p>
          </table:table-cell>
          <table:table-cell office:value-type="string" office:string-value="Kadaluarsa" table:formula="of:=IF([.O563]&gt;0;&quot;Berlaku&quot;;&quot;Kadaluarsa&quot;)" table:style-name="ce12">
            <text:p>Kadaluarsa</text:p>
          </table:table-cell>
          <table:table-cell table:number-columns-repeated="16368"/>
        </table:table-row>
        <table:table-row table:style-name="ro25">
          <table:table-cell office:value-type="float" office:value="563" table:formula="of:=[.A563]+1" table:style-name="ce4">
            <text:p>563</text:p>
          </table:table-cell>
          <table:table-cell office:value-type="string" table:style-name="ce7">
            <text:p>Secure Hatchery</text:p>
          </table:table-cell>
          <table:table-cell office:value-type="string" table:style-name="ce9">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16">
            <text:p>KKP RI I 1811377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16">
            <text:p>Probiotik</text:p>
          </table:table-cell>
          <table:table-cell office:value-type="string" table:style-name="ce7">
            <text:p>Bacillus subtilis, B. licheniformis, B. pumilus, B. subtilis BS <text:s/>23090, B. licheniformis BL 26827, B. pumilus BP 24845, Mineral dan Trace elements, anti caking agents (SiO2), plant protein, yeast (Saccharomyces cereviceae)</text:p>
            <text:p/>
            <text:p/>
          </table:table-cell>
          <table:table-cell office:value-type="string" table:style-name="ce9">
            <text:p>Untuk mengikat dan mengontrol amonia pada kolom air</text:p>
          </table:table-cell>
          <table:table-cell office:value-type="date" office:date-value="2023-11-19T00:00:00" table:style-name="ce10">
            <text:p>19-Nov-2023</text:p>
          </table:table-cell>
          <table:table-cell office:value-type="float" office:value="-354" table:formula="of:=[.N564]-TODAY()" table:style-name="ce11">
            <text:p>-354</text:p>
          </table:table-cell>
          <table:table-cell office:value-type="string" office:string-value="Kadaluarsa" table:formula="of:=IF([.O564]&gt;0;&quot;Berlaku&quot;;&quot;Kadaluarsa&quot;)" table:style-name="ce12">
            <text:p>Kadaluarsa</text:p>
          </table:table-cell>
          <table:table-cell table:number-columns-repeated="16368"/>
        </table:table-row>
        <table:table-row table:style-name="ro25">
          <table:table-cell office:value-type="float" office:value="564" table:formula="of:=[.A564]+1" table:style-name="ce4">
            <text:p>564</text:p>
          </table:table-cell>
          <table:table-cell office:value-type="string" table:style-name="ce7">
            <text:p>Sanolife PRO F-FMC</text:p>
          </table:table-cell>
          <table:table-cell office:value-type="string" table:style-name="ce9">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16">
            <text:p>KKP RI I 1811378 Pb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16">
            <text:p>Probiotik</text:p>
          </table:table-cell>
          <table:table-cell office:value-type="string" table:style-name="ce7">
            <text:p>Bacillus subtilis, B. licheniformis, B. Pumilus (min.1x1011 cfu/gr), Soy bean meal,Yeast (Saccharomyces cerevicea), Monosodium phosphate, Ethylthiamine, Silicone dioksida (SiO2)</text:p>
            <text:p/>
            <text:p/>
          </table:table-cell>
          <table:table-cell office:value-type="string" table:style-name="ce9">
            <text:p>Meningkatkan daya cerna</text:p>
          </table:table-cell>
          <table:table-cell office:value-type="date" office:date-value="2023-11-19T00:00:00" table:style-name="ce10">
            <text:p>19-Nov-2023</text:p>
          </table:table-cell>
          <table:table-cell office:value-type="float" office:value="-354" table:formula="of:=[.N565]-TODAY()" table:style-name="ce11">
            <text:p>-354</text:p>
          </table:table-cell>
          <table:table-cell office:value-type="string" office:string-value="Kadaluarsa" table:formula="of:=IF([.O565]&gt;0;&quot;Berlaku&quot;;&quot;Kadaluarsa&quot;)" table:style-name="ce12">
            <text:p>Kadaluarsa</text:p>
          </table:table-cell>
          <table:table-cell table:number-columns-repeated="16368"/>
        </table:table-row>
        <table:table-row table:style-name="ro6">
          <table:table-cell office:value-type="float" office:value="565" table:formula="of:=[.A565]+1" table:style-name="ce4">
            <text:p>565</text:p>
          </table:table-cell>
          <table:table-cell office:value-type="string" table:style-name="ce7">
            <text:p>Bio Elbe</text:p>
          </table:table-cell>
          <table:table-cell office:value-type="string" table:style-name="ce9">
            <text:p>PT. Biotek Saranatama</text:p>
          </table:table-cell>
          <table:table-cell office:value-type="string" table:style-name="ce7">
            <text:p>Komplek pergudangan Taman Tekno Blok E3 No.9 Serpong, Kota Tangerang Selatan, Provinsi Banten-15314</text:p>
          </table:table-cell>
          <table:table-cell office:value-type="string" table:style-name="ce8">
            <text:p>Banten</text:p>
          </table:table-cell>
          <table:table-cell office:value-type="string" table:style-name="ce8">
            <text:p>Produsen/Importir</text:p>
          </table:table-cell>
          <table:table-cell office:value-type="string" table:style-name="ce16">
            <text:p>KKP RI D 1811379 PbBC</text:p>
          </table:table-cell>
          <table:table-cell office:value-type="string" table:style-name="ce16">
            <text:p>Dalam Negeri</text:p>
          </table:table-cell>
          <table:table-cell office:value-type="string" table:style-name="ce4">
            <text:p>Obat Bebas</text:p>
          </table:table-cell>
          <table:table-cell office:value-type="string" table:style-name="ce16">
            <text:p>Cair</text:p>
          </table:table-cell>
          <table:table-cell office:value-type="string" table:style-name="ce16">
            <text:p>Probiotik</text:p>
          </table:table-cell>
          <table:table-cell office:value-type="string" table:style-name="ce7">
            <text:p>Lactobacillus achidophilus, L. farraginis, L. Fermentum (min.4x107 cfu/ml), Molase, Glukosa, Sukrosa, MgSO4, KH2PO4, H8N2O4S, Air</text:p>
            <text:p/>
            <text:p/>
          </table:table-cell>
          <table:table-cell office:value-type="string" table:style-name="ce9">
            <text:p>- Memperbaiki proses pencernaan;</text:p>
            <text:p>- Meningkatkan proses penyerapan nutrisi;</text:p>
            <text:p>- Meningkatkan sistem kekebalan tubuh udang;<text:s/></text:p>
            <text:p>- Mencegah infeksi mikroba patogen</text:p>
          </table:table-cell>
          <table:table-cell office:value-type="date" office:date-value="2023-11-19T00:00:00" table:style-name="ce10">
            <text:p>19-Nov-2023</text:p>
          </table:table-cell>
          <table:table-cell office:value-type="float" office:value="-354" table:formula="of:=[.N566]-TODAY()" table:style-name="ce11">
            <text:p>-354</text:p>
          </table:table-cell>
          <table:table-cell office:value-type="string" office:string-value="Kadaluarsa" table:formula="of:=IF([.O566]&gt;0;&quot;Berlaku&quot;;&quot;Kadaluarsa&quot;)" table:style-name="ce12">
            <text:p>Kadaluarsa</text:p>
          </table:table-cell>
          <table:table-cell table:number-columns-repeated="16368"/>
        </table:table-row>
        <table:table-row table:style-name="ro7">
          <table:table-cell office:value-type="float" office:value="566" table:formula="of:=[.A566]+1" table:style-name="ce4">
            <text:p>566</text:p>
          </table:table-cell>
          <table:table-cell office:value-type="string" table:style-name="ce7">
            <text:p>Bio N Plus</text:p>
          </table:table-cell>
          <table:table-cell office:value-type="string" table:style-name="ce9">
            <text:p>PT. Biotek Saranatama</text:p>
          </table:table-cell>
          <table:table-cell office:value-type="string" table:style-name="ce7">
            <text:p>Komplek pergudangan Taman Tekno Blok E3 No.9 Serpong, Kota Tangerang Selatan, Provinsi Banten-15314</text:p>
          </table:table-cell>
          <table:table-cell office:value-type="string" table:style-name="ce8">
            <text:p>Banten</text:p>
          </table:table-cell>
          <table:table-cell office:value-type="string" table:style-name="ce8">
            <text:p>Produsen/Importir</text:p>
          </table:table-cell>
          <table:table-cell office:value-type="string" table:style-name="ce16">
            <text:p>KKP RI D 1811380 PbBC</text:p>
          </table:table-cell>
          <table:table-cell office:value-type="string" table:style-name="ce16">
            <text:p>Dalam Negeri</text:p>
          </table:table-cell>
          <table:table-cell office:value-type="string" table:style-name="ce4">
            <text:p>Obat Bebas</text:p>
          </table:table-cell>
          <table:table-cell office:value-type="string" table:style-name="ce16">
            <text:p>Cair</text:p>
          </table:table-cell>
          <table:table-cell office:value-type="string" table:style-name="ce4">
            <text:p>Probiotik</text:p>
          </table:table-cell>
          <table:table-cell office:value-type="string" table:style-name="ce7">
            <text:p>Bacillus subtilis, B. pumilis, Lysinibacillus fusiformis, Paracoccus denitrificans (min.1x107 cfu/ml), Molase, Glukosa, Sukrosa, MgSO4, KH2PO4, H8N2O4S, Air</text:p>
            <text:p/>
            <text:p/>
          </table:table-cell>
          <table:table-cell office:value-type="string" table:style-name="ce9">
            <text:p>- Menjaga kualitas air;</text:p>
            <text:p>- Menjaga pH air;</text:p>
            <text:p>- Menguraikan NH3 dan NO2 di air;</text:p>
            <text:p>- Menekan perkembangan bakteri vibrio</text:p>
          </table:table-cell>
          <table:table-cell office:value-type="date" office:date-value="2023-11-19T00:00:00" table:style-name="ce10">
            <text:p>19-Nov-2023</text:p>
          </table:table-cell>
          <table:table-cell office:value-type="float" office:value="-354" table:formula="of:=[.N567]-TODAY()" table:style-name="ce11">
            <text:p>-354</text:p>
          </table:table-cell>
          <table:table-cell office:value-type="string" office:string-value="Kadaluarsa" table:formula="of:=IF([.O567]&gt;0;&quot;Berlaku&quot;;&quot;Kadaluarsa&quot;)" table:style-name="ce12">
            <text:p>Kadaluarsa</text:p>
          </table:table-cell>
          <table:table-cell table:number-columns-repeated="16368"/>
        </table:table-row>
        <table:table-row table:style-name="ro4">
          <table:table-cell office:value-type="float" office:value="567" table:formula="of:=[.A567]+1" table:style-name="ce4">
            <text:p>567</text:p>
          </table:table-cell>
          <table:table-cell office:value-type="string" table:style-name="ce19">
            <text:p>Epicin D-Liquid</text:p>
          </table:table-cell>
          <table:table-cell office:value-type="string" table:style-name="ce1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6">
            <text:p>KKP RI I 1811381 PbBC</text:p>
          </table:table-cell>
          <table:table-cell office:value-type="string" table:style-name="ce16">
            <text:p>Impor</text:p>
          </table:table-cell>
          <table:table-cell office:value-type="string" table:style-name="ce4">
            <text:p>Obat Bebas</text:p>
          </table:table-cell>
          <table:table-cell office:value-type="string" table:style-name="ce16">
            <text:p>Cair</text:p>
          </table:table-cell>
          <table:table-cell office:value-type="string" table:style-name="ce4">
            <text:p>Probiotik</text:p>
          </table:table-cell>
          <table:table-cell office:value-type="string" table:style-name="ce7">
            <text:p>Bacillus subtilis, B. licheniformis, B. Pumilus, <text:s text:c="3"/>Propylene glycol,Triethanol amine, Polyacrylate polymer, air</text:p>
            <text:p/>
            <text:p/>
          </table:table-cell>
          <table:table-cell office:value-type="string" table:style-name="ce9">
            <text:p>- Meningkatkan kemampuan hidup udang;</text:p>
            <text:p>- Memungkinkan densitas tebaran yang tinggi;</text:p>
            <text:p>- Meningkatkan efisiensi konversi pakanMenekan pertumbuhan bakteri pathogen</text:p>
          </table:table-cell>
          <table:table-cell office:value-type="date" office:date-value="2023-11-19T00:00:00" table:style-name="ce10">
            <text:p>19-Nov-2023</text:p>
          </table:table-cell>
          <table:table-cell office:value-type="float" office:value="-354" table:formula="of:=[.N568]-TODAY()" table:style-name="ce11">
            <text:p>-354</text:p>
          </table:table-cell>
          <table:table-cell office:value-type="string" office:string-value="Kadaluarsa" table:formula="of:=IF([.O568]&gt;0;&quot;Berlaku&quot;;&quot;Kadaluarsa&quot;)" table:style-name="ce12">
            <text:p>Kadaluarsa</text:p>
          </table:table-cell>
          <table:table-cell table:number-columns-repeated="16368"/>
        </table:table-row>
        <table:table-row table:style-name="ro5">
          <table:table-cell office:value-type="float" office:value="568" table:formula="of:=[.A568]+1" table:style-name="ce4">
            <text:p>568</text:p>
          </table:table-cell>
          <table:table-cell office:value-type="string" table:style-name="ce19">
            <text:p>Bio-Trent Plus</text:p>
          </table:table-cell>
          <table:table-cell office:value-type="string" table:style-name="ce15">
            <text:p>PT. Biosindo Mitra Jaya</text:p>
          </table:table-cell>
          <table:table-cell office:value-type="string" table:style-name="ce7">
            <text:p>Parung Dengdek Rt.003 Rw.011, Desa Wanaherang, Kec. Gunung Putri, Kab. Bogor, Provinsi Jawa Barat</text:p>
          </table:table-cell>
          <table:table-cell office:value-type="string" table:style-name="ce8">
            <text:p>Jawa Barat</text:p>
          </table:table-cell>
          <table:table-cell office:value-type="string" table:style-name="ce8">
            <text:p>Produsen</text:p>
          </table:table-cell>
          <table:table-cell office:value-type="string" table:style-name="ce16">
            <text:p>KKP RI D 1811382 PbBC</text:p>
          </table:table-cell>
          <table:table-cell office:value-type="string" table:style-name="ce16">
            <text:p>Dalam Negeri</text:p>
          </table:table-cell>
          <table:table-cell office:value-type="string" table:style-name="ce4">
            <text:p>Obat Bebas</text:p>
          </table:table-cell>
          <table:table-cell office:value-type="string" table:style-name="ce16">
            <text:p>Cair</text:p>
          </table:table-cell>
          <table:table-cell office:value-type="string" table:style-name="ce4">
            <text:p>Probiotik</text:p>
          </table:table-cell>
          <table:table-cell office:value-type="string" table:style-name="ce7">
            <text:p>Lactobacillus bulgaricus min. 1 x 10^ CFU/ml, Molase, Yeast, Streptomyces ambofaciens, cincang daging ikan tongkol, cincang tulang ikan tongkol, skim susu, air</text:p>
            <text:p/>
          </table:table-cell>
          <table:table-cell office:value-type="string" table:style-name="ce9">
            <text:p>- Menurunkan konversi pakan (FCR)'</text:p>
            <text:p>- Meningkatkan kelangsungan hidup (SR)</text:p>
          </table:table-cell>
          <table:table-cell office:value-type="date" office:date-value="2023-11-19T00:00:00" table:style-name="ce10">
            <text:p>19-Nov-2023</text:p>
          </table:table-cell>
          <table:table-cell office:value-type="float" office:value="-354" table:formula="of:=[.N569]-TODAY()" table:style-name="ce11">
            <text:p>-354</text:p>
          </table:table-cell>
          <table:table-cell office:value-type="string" office:string-value="Kadaluarsa" table:formula="of:=IF([.O569]&gt;0;&quot;Berlaku&quot;;&quot;Kadaluarsa&quot;)" table:style-name="ce12">
            <text:p>Kadaluarsa</text:p>
          </table:table-cell>
          <table:table-cell table:number-columns-repeated="16368"/>
        </table:table-row>
        <table:table-row table:style-name="ro14">
          <table:table-cell office:value-type="float" office:value="569" table:formula="of:=[.A569]+1" table:style-name="ce4">
            <text:p>569</text:p>
          </table:table-cell>
          <table:table-cell office:value-type="string" table:style-name="ce7">
            <text:p>Biomin Hepa Protect-Aqua<text:s text:c="46"/></text:p>
          </table:table-cell>
          <table:table-cell office:value-type="string" table:style-name="ce5">
            <office:annotation draw:style-name="a24" svg:x="1.05in" svg:y="1488.74166666667in" svg:width="0.95in" svg:height="0.075in">
              <dc:creator>Microsoft Office User</dc:creator>
              <text:p><text:span text:style-name="T2">(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16">
            <text:p>KKP RI I 1811383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Betaine 150 gram, Kalsium karbonat, Silicon dioxide, Sodium Chloride, Phycophytic substance</text:p>
            <text:p/>
            <text:p/>
          </table:table-cell>
          <table:table-cell office:value-type="string" table:style-name="ce9">
            <text:p>Meningkatkan performa pertumbuhan ikan</text:p>
            <text:p/>
          </table:table-cell>
          <table:table-cell office:value-type="date" office:date-value="2023-11-19T00:00:00" table:style-name="ce10">
            <text:p>19-Nov-2023</text:p>
          </table:table-cell>
          <table:table-cell office:value-type="float" office:value="-354" table:formula="of:=[.N570]-TODAY()" table:style-name="ce11">
            <text:p>-354</text:p>
          </table:table-cell>
          <table:table-cell office:value-type="string" office:string-value="Kadaluarsa" table:formula="of:=IF([.O570]&gt;0;&quot;Berlaku&quot;;&quot;Kadaluarsa&quot;)" table:style-name="ce12">
            <text:p>Kadaluarsa</text:p>
          </table:table-cell>
          <table:table-cell table:number-columns-repeated="16368"/>
        </table:table-row>
        <table:table-row table:style-name="ro10">
          <table:table-cell office:value-type="float" office:value="570" table:formula="of:=[.A570]+1" table:style-name="ce4">
            <text:p>570</text:p>
          </table:table-cell>
          <table:table-cell office:value-type="string" table:style-name="ce7">
            <text:p>Biomin Aquaboost<text:s text:c="48"/></text:p>
          </table:table-cell>
          <table:table-cell office:value-type="string" table:style-name="ce5">
            <office:annotation draw:style-name="a25" svg:x="1.05in" svg:y="1491.59166666667in" svg:width="0.95in" svg:height="0.275in">
              <dc:creator>Microsoft Office User</dc:creator>
              <text:p><text:span text:style-name="T2">(dialihkan ke PT. DSM Nutritional Products Manufacturing Indonesia per tgl 23 Desember 2021)</text:span></text:p>
            </office:annotation>
            <text:p>PT. Biomin Indonesia</text:p>
          </table:table-cell>
          <table:table-cell office:value-type="string" table:style-name="ce6">
            <text:p>Wisma Mampang Lt 2 Jl. Mampang Prapatan No 1 Jakarta Selatan, Telp/Fax: '(021) 7974645/ (021) 7974644</text:p>
          </table:table-cell>
          <table:table-cell office:value-type="string" table:style-name="ce4">
            <text:p>DKI Jakarta</text:p>
          </table:table-cell>
          <table:table-cell office:value-type="string" table:style-name="ce4">
            <text:p>Importir</text:p>
          </table:table-cell>
          <table:table-cell office:value-type="string" table:style-name="ce16">
            <text:p>KKP RI I 1811384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Taurine, Selenium yeast, Zinc Sulphate, Ascophyllum nosodum, Silicon dioxide, Sodium chloride</text:p>
            <text:p/>
          </table:table-cell>
          <table:table-cell office:value-type="string" table:style-name="ce9">
            <text:p>Meningkatkan performa pertumbuhan ikan dan udang</text:p>
          </table:table-cell>
          <table:table-cell office:value-type="date" office:date-value="2023-11-19T00:00:00" table:style-name="ce10">
            <text:p>19-Nov-2023</text:p>
          </table:table-cell>
          <table:table-cell office:value-type="float" office:value="-354" table:formula="of:=[.N571]-TODAY()" table:style-name="ce11">
            <text:p>-354</text:p>
          </table:table-cell>
          <table:table-cell office:value-type="string" office:string-value="Kadaluarsa" table:formula="of:=IF([.O571]&gt;0;&quot;Berlaku&quot;;&quot;Kadaluarsa&quot;)" table:style-name="ce12">
            <text:p>Kadaluarsa</text:p>
          </table:table-cell>
          <table:table-cell table:number-columns-repeated="16368"/>
        </table:table-row>
        <table:table-row table:style-name="ro14">
          <table:table-cell office:value-type="float" office:value="571" table:formula="of:=[.A571]+1" table:style-name="ce4">
            <text:p>571</text:p>
          </table:table-cell>
          <table:table-cell office:value-type="string" table:style-name="ce7">
            <text:p>Maxcare Aqua Marine C SKG 20<text:s text:c="44"/></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16">
            <text:p>KKP RI D 1811385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C, D3, E, K3, B1, B2, B6, B12, Niacin, Calcium-d-panthotenat, Folic Acid, Biotin, Choline choride, Betain, Inositol, Iron, Copper, Zinc, Zinc organic, Manganese, Selenium, Iodine, Ethoxyquin, Calcium Carbonate</text:p>
            <text:p/>
            <text:p/>
          </table:table-cell>
          <table:table-cell office:value-type="string" table:style-name="ce9">
            <text:p>Feed Suplemen untuk ikan laut</text:p>
          </table:table-cell>
          <table:table-cell office:value-type="date" office:date-value="2023-11-19T00:00:00" table:style-name="ce10">
            <text:p>19-Nov-2023</text:p>
          </table:table-cell>
          <table:table-cell office:value-type="float" office:value="-354" table:formula="of:=[.N572]-TODAY()" table:style-name="ce11">
            <text:p>-354</text:p>
          </table:table-cell>
          <table:table-cell office:value-type="string" office:string-value="Kadaluarsa" table:formula="of:=IF([.O572]&gt;0;&quot;Berlaku&quot;;&quot;Kadaluarsa&quot;)" table:style-name="ce12">
            <text:p>Kadaluarsa</text:p>
          </table:table-cell>
          <table:table-cell table:number-columns-repeated="16368"/>
        </table:table-row>
        <table:table-row table:style-name="ro10">
          <table:table-cell office:value-type="float" office:value="572" table:formula="of:=[.A572]+1" table:style-name="ce4">
            <text:p>572</text:p>
          </table:table-cell>
          <table:table-cell office:value-type="string" table:style-name="ce5">
            <text:p>Activate DA</text:p>
          </table:table-cell>
          <table:table-cell office:value-type="string" table:style-name="ce6">
            <text:p>PT. Novus International Indonesia</text:p>
          </table:table-cell>
          <table:table-cell office:value-type="string" table:style-name="ce6">
            <text:p>Menara Prima Lt.2 Jl. Lingkar Mega Kuningan Blok 6.2 Jakarta 12950, Telp/Fax: (021) 57947966/ (021) 57947967</text:p>
          </table:table-cell>
          <table:table-cell office:value-type="string" table:style-name="ce4">
            <text:p>DKI Jakarta</text:p>
          </table:table-cell>
          <table:table-cell office:value-type="string" table:style-name="ce4">
            <text:p>Importir</text:p>
          </table:table-cell>
          <table:table-cell office:value-type="string" table:style-name="ce13">
            <text:p>KKP RI I 1811214-P1 PBS</text:p>
            <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DL- Methionine Hydroxy Analogue Calcium 33%, Total asam 85%</text:p>
            <text:p/>
          </table:table-cell>
          <table:table-cell office:value-type="string" table:style-name="ce9">
            <text:p>Merupakan asam organik dan juga sebagai sumber aktifitas methionin</text:p>
          </table:table-cell>
          <table:table-cell office:value-type="date" office:date-value="2023-11-19T00:00:00" table:style-name="ce10">
            <text:p>19-Nov-2023</text:p>
          </table:table-cell>
          <table:table-cell office:value-type="float" office:value="-354" table:formula="of:=[.N573]-TODAY()" table:style-name="ce11">
            <text:p>-354</text:p>
          </table:table-cell>
          <table:table-cell office:value-type="string" office:string-value="Kadaluarsa" table:formula="of:=IF([.O573]&gt;0;&quot;Berlaku&quot;;&quot;Kadaluarsa&quot;)" table:style-name="ce12">
            <text:p>Kadaluarsa</text:p>
          </table:table-cell>
          <table:table-cell table:number-columns-repeated="16368"/>
        </table:table-row>
        <table:table-row table:style-name="ro4">
          <table:table-cell office:value-type="float" office:value="573" table:formula="of:=[.A573]+1" table:style-name="ce4">
            <text:p>573</text:p>
          </table:table-cell>
          <table:table-cell office:value-type="string" table:style-name="ce5">
            <text:p>Acidomix AFG</text:p>
          </table:table-cell>
          <table:table-cell office:value-type="string" table:style-name="ce6">
            <text:p>PT. EWNutrition Innovations Indonesia</text:p>
          </table:table-cell>
          <table:table-cell office:value-type="string" table:style-name="ce6">
            <text:p>Alamanda Tower Lt.23 Unit B, Jl. Simatupang Kav.23 - 24 RT.001/RW.001 Cilandak Barat, Cilandak, Jakarta Selatan 12430</text:p>
          </table:table-cell>
          <table:table-cell office:value-type="string" table:style-name="ce4">
            <text:p>DKI Jakarta</text:p>
          </table:table-cell>
          <table:table-cell office:value-type="string" table:style-name="ce4">
            <text:p>Importir</text:p>
          </table:table-cell>
          <table:table-cell office:value-type="string" table:style-name="ce13">
            <text:p>KKP RI I 1811226-P1 PBS</text:p>
            <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Formic Acid, Amonium Formate, Propionic Acid, Ammonium Propionate, Sillicic Acid, Precipitated, dried</text:p>
            <text:p/>
          </table:table-cell>
          <table:table-cell office:value-type="string" table:style-name="ce9">
            <text:p>Sebagai acidifier pakan</text:p>
          </table:table-cell>
          <table:table-cell office:value-type="date" office:date-value="2023-11-19T00:00:00" table:style-name="ce10">
            <text:p>19-Nov-2023</text:p>
          </table:table-cell>
          <table:table-cell office:value-type="float" office:value="-354" table:formula="of:=[.N574]-TODAY()" table:style-name="ce11">
            <text:p>-354</text:p>
          </table:table-cell>
          <table:table-cell office:value-type="string" office:string-value="Kadaluarsa" table:formula="of:=IF([.O574]&gt;0;&quot;Berlaku&quot;;&quot;Kadaluarsa&quot;)" table:style-name="ce12">
            <text:p>Kadaluarsa</text:p>
          </table:table-cell>
          <table:table-cell table:number-columns-repeated="16368"/>
        </table:table-row>
        <table:table-row table:style-name="ro15">
          <table:table-cell office:value-type="float" office:value="574" table:formula="of:=[.A574]+1" table:style-name="ce4">
            <text:p>574</text:p>
          </table:table-cell>
          <table:table-cell office:value-type="string" table:style-name="ce7">
            <text:p>Shrimp Vitamin Premix<text:s text:c="60"/></text:p>
            <text:p/>
          </table:table-cell>
          <table:table-cell office:value-type="string" table:style-name="ce9">
            <text:p>PT. DSM Nutritional Products Manufacturing Indonesia</text:p>
          </table:table-cell>
          <table:table-cell office:value-type="string" table:style-name="ce7">
            <text:p>Kantor:</text:p>
            <text:p>PT. DSM Nutritional Products Manufacturing Indonesia</text:p>
            <text:p>(18 Office Park Tower A, Unit J, 3rd Floor, Jl. Letjen TB Simatupang Kav.18, Kel. Kebagusan, Kec. Pasar Minggu, Kota Jakarta Selatan, Provinsi DKI Jakarta12520. Telp: (021) 22708402</text:p>
            <text:p/>
            <text:p>Pabrik:</text:p>
            <text:p>Jl. Rembang Industri 1A/7 PIER, Desa Pandean, Kecamatan Rembang, Kabupaten Pasuruan, Provinsi Jawa Timur, Kode Pos 67152</text:p>
          </table:table-cell>
          <table:table-cell office:value-type="string" table:style-name="ce8">
            <text:p>Jawa Timur</text:p>
          </table:table-cell>
          <table:table-cell office:value-type="string" table:style-name="ce8">
            <text:p>Produsen/Importir/Eksportir</text:p>
          </table:table-cell>
          <table:table-cell office:value-type="string" table:style-name="ce8">
            <text:p>KKP RI D 1811386 PBS</text:p>
            <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D3, E, K3, B1, B2, B6, B12, Niacin, Asam Pantotenat, Asam Folat, Biotin, Inositol, Silicon dioxide, ethoxyquine, wheat flour</text:p>
            <text:p/>
          </table:table-cell>
          <table:table-cell office:value-type="string" table:style-name="ce9">
            <text:p>Antidefisiensi vitamin pada udang</text:p>
          </table:table-cell>
          <table:table-cell office:value-type="date" office:date-value="2023-11-19T00:00:00" table:style-name="ce10">
            <text:p>19-Nov-2023</text:p>
          </table:table-cell>
          <table:table-cell office:value-type="float" office:value="-354" table:formula="of:=[.N575]-TODAY()" table:style-name="ce11">
            <text:p>-354</text:p>
          </table:table-cell>
          <table:table-cell office:value-type="string" office:string-value="Kadaluarsa" table:formula="of:=IF([.O575]&gt;0;&quot;Berlaku&quot;;&quot;Kadaluarsa&quot;)" table:style-name="ce12">
            <text:p>Kadaluarsa</text:p>
          </table:table-cell>
          <table:table-cell table:number-columns-repeated="16368"/>
        </table:table-row>
        <table:table-row table:style-name="ro16">
          <table:table-cell office:value-type="float" office:value="575" table:formula="of:=[.A575]+1" table:style-name="ce4">
            <text:p>575</text:p>
          </table:table-cell>
          <table:table-cell office:value-type="string" table:style-name="ce7">
            <text:p>Ammotrap<text:s text:c="83"/></text:p>
          </table:table-cell>
          <table:table-cell office:value-type="string" table:style-name="ce9">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8">
            <text:p>KKP RI I 1811387 HBC</text:p>
            <text:p/>
          </table:table-cell>
          <table:table-cell office:value-type="string" table:style-name="ce8">
            <text:p>Impor</text:p>
          </table:table-cell>
          <table:table-cell office:value-type="string" table:style-name="ce4">
            <text:p>Obat Bebas</text:p>
          </table:table-cell>
          <table:table-cell office:value-type="string" table:style-name="ce4">
            <text:p>Cair</text:p>
          </table:table-cell>
          <table:table-cell office:value-type="string" table:style-name="ce16">
            <text:p>Obat Alami/Herbal</text:p>
          </table:table-cell>
          <table:table-cell office:value-type="string" table:style-name="ce7">
            <text:p>Ekstrak tanaman Yucca schidigera, Sodium Benzoat (C7H5NaO2)</text:p>
            <text:p/>
          </table:table-cell>
          <table:table-cell office:value-type="string" table:style-name="ce9">
            <text:p>Mengikat dan mengontrol amonia pada kolom air</text:p>
          </table:table-cell>
          <table:table-cell office:value-type="date" office:date-value="2023-11-19T00:00:00" table:style-name="ce10">
            <text:p>19-Nov-2023</text:p>
          </table:table-cell>
          <table:table-cell office:value-type="float" office:value="-354" table:formula="of:=[.N576]-TODAY()" table:style-name="ce11">
            <text:p>-354</text:p>
          </table:table-cell>
          <table:table-cell office:value-type="string" office:string-value="Kadaluarsa" table:formula="of:=IF([.O576]&gt;0;&quot;Berlaku&quot;;&quot;Kadaluarsa&quot;)" table:style-name="ce12">
            <text:p>Kadaluarsa</text:p>
          </table:table-cell>
          <table:table-cell table:number-columns-repeated="16368"/>
        </table:table-row>
        <table:table-row table:style-name="ro16">
          <table:table-cell office:value-type="float" office:value="576" table:formula="of:=[.A576]+1" table:style-name="ce4">
            <text:p>576</text:p>
          </table:table-cell>
          <table:table-cell office:value-type="string" table:style-name="ce5">
            <text:p>MinGro<text:s text:c="82"/></text:p>
          </table:table-cell>
          <table:table-cell office:value-type="string" table:style-name="ce6">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13">
            <text:p>KKP RI I 1811227-P1 PBS</text:p>
            <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Kalsium klorida (CaCl2),Magnesium klorida (MgCl2),Sodium bikarbonat (NaHCO3), Kalsium hidroksida (Ca(OH)2), Kalsium sulfat (CaSO4), Kalsium silikat <text:s text:c="2"/>(Ca2SiO4)</text:p>
            <text:p/>
          </table:table-cell>
          <table:table-cell office:value-type="string" table:style-name="ce9">
            <text:p>Mengurangi pH air dan antidefisiensi mineral</text:p>
          </table:table-cell>
          <table:table-cell office:value-type="date" office:date-value="2023-11-19T00:00:00" table:style-name="ce10">
            <text:p>19-Nov-2023</text:p>
          </table:table-cell>
          <table:table-cell office:value-type="float" office:value="-354" table:formula="of:=[.N577]-TODAY()" table:style-name="ce11">
            <text:p>-354</text:p>
          </table:table-cell>
          <table:table-cell office:value-type="string" office:string-value="Kadaluarsa" table:formula="of:=IF([.O577]&gt;0;&quot;Berlaku&quot;;&quot;Kadaluarsa&quot;)" table:style-name="ce12">
            <text:p>Kadaluarsa</text:p>
          </table:table-cell>
          <table:table-cell table:number-columns-repeated="16368"/>
        </table:table-row>
        <table:table-row table:style-name="ro6">
          <table:table-cell office:value-type="float" office:value="577" table:formula="of:=[.A577]+1" table:style-name="ce4">
            <text:p>577</text:p>
          </table:table-cell>
          <table:table-cell office:value-type="string" table:style-name="ce7">
            <text:p>Zeta Zad<text:s text:c="87"/></text:p>
          </table:table-cell>
          <table:table-cell office:value-type="string" table:style-name="ce9">
            <text:p>PT. Gold Coin Trading Indonesia</text:p>
          </table:table-cell>
          <table:table-cell office:value-type="string" table:style-name="ce9">
            <text:p>Jl. Raya Bekasi Km.28 Desa Medan Satria Pondok Ungu Bekasi, Provinsi Jawa Barat- 17132, Telp/Fax: (021) 88956932/ (021) 8853668</text:p>
            <text:p/>
          </table:table-cell>
          <table:table-cell office:value-type="string" table:style-name="ce4">
            <text:p>Jawa Barat</text:p>
          </table:table-cell>
          <table:table-cell office:value-type="string" table:style-name="ce4">
            <text:p>Importir</text:p>
          </table:table-cell>
          <table:table-cell office:value-type="string" table:style-name="ce8">
            <text:p>KKP RI I 1811388 PBS</text:p>
            <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Protease (eqivalen dengan 65,000 unit) 125 g, Yeast (Saccharomyces cerevisiae]</text:p>
            <text:p><text:s/>Hydrated Sodium Calcium Aluminosesilicate</text:p>
            <text:p/>
          </table:table-cell>
          <table:table-cell office:value-type="string" table:style-name="ce9">
            <text:p>Sebagai toksin binder<text:s/></text:p>
          </table:table-cell>
          <table:table-cell office:value-type="date" office:date-value="2023-11-19T00:00:00" table:style-name="ce10">
            <text:p>19-Nov-2023</text:p>
          </table:table-cell>
          <table:table-cell office:value-type="float" office:value="-354" table:formula="of:=[.N578]-TODAY()" table:style-name="ce11">
            <text:p>-354</text:p>
          </table:table-cell>
          <table:table-cell office:value-type="string" office:string-value="Kadaluarsa" table:formula="of:=IF([.O578]&gt;0;&quot;Berlaku&quot;;&quot;Kadaluarsa&quot;)" table:style-name="ce12">
            <text:p>Kadaluarsa</text:p>
          </table:table-cell>
          <table:table-cell table:number-columns-repeated="16368"/>
        </table:table-row>
        <table:table-row table:style-name="ro2">
          <table:table-cell office:value-type="float" office:value="578" table:formula="of:=[.A578]+1" table:style-name="ce4">
            <text:p>578</text:p>
          </table:table-cell>
          <table:table-cell office:value-type="string" table:style-name="ce5">
            <text:p>Caprivac Aero-L</text:p>
          </table:table-cell>
          <table:table-cell office:value-type="string" table:style-name="ce1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13">
            <text:p>KKP RI D 1811201-P1 BKC</text:p>
            <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Biologik<text:s/></text:p>
            <text:p>(Vaksin)</text:p>
          </table:table-cell>
          <table:table-cell office:value-type="string" table:style-name="ce6">
            <text:p>Aeromonas hydrophyla strain AHL0905-2, Glycerol, Phospat Buffer Saine qs ad</text:p>
            <text:p/>
            <text:p/>
          </table:table-cell>
          <table:table-cell office:value-type="string" table:style-name="ce9">
            <text:p>Mencegah penyakit Motile Aeromonas Septicaemia pada ikan</text:p>
          </table:table-cell>
          <table:table-cell office:value-type="date" office:date-value="2023-11-19T00:00:00" table:style-name="ce10">
            <text:p>19-Nov-2023</text:p>
          </table:table-cell>
          <table:table-cell office:value-type="float" office:value="-354" table:formula="of:=[.N579]-TODAY()" table:style-name="ce11">
            <text:p>-354</text:p>
          </table:table-cell>
          <table:table-cell office:value-type="string" office:string-value="Kadaluarsa" table:formula="of:=IF([.O579]&gt;0;&quot;Berlaku&quot;;&quot;Kadaluarsa&quot;)" table:style-name="ce12">
            <text:p>Kadaluarsa</text:p>
          </table:table-cell>
          <table:table-cell table:number-columns-repeated="16368"/>
        </table:table-row>
        <table:table-row table:style-name="ro5">
          <table:table-cell office:value-type="float" office:value="579" table:formula="of:=[.A579]+1" table:style-name="ce4">
            <text:p>579</text:p>
          </table:table-cell>
          <table:table-cell office:value-type="string" table:style-name="ce5">
            <text:p>Caprivac Vibrio-L<text:s text:c="49"/></text:p>
          </table:table-cell>
          <table:table-cell office:value-type="string" table:style-name="ce1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13">
            <text:p>KP RI D 1811202-P1 BKC</text:p>
            <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Biologik<text:s/></text:p>
            <text:p>(Vaksin)</text:p>
          </table:table-cell>
          <table:table-cell office:value-type="string" table:style-name="ce6">
            <text:p>V. campbelli 2J2 (antigen O), V. fluvialis 24SK (antigen H), V. fluvialis 16G (antigen O), V. fluvialis 2SA (antigen H), Glycerol, Phospat Buffer Saine qs</text:p>
            <text:p><text:s/></text:p>
          </table:table-cell>
          <table:table-cell office:value-type="string" table:style-name="ce9">
            <text:p>Mencegah penyakit <text:s/>pada ikan yang disebabkan oleh bakteri Vibrio</text:p>
          </table:table-cell>
          <table:table-cell office:value-type="date" office:date-value="2023-11-19T00:00:00" table:style-name="ce10">
            <text:p>19-Nov-2023</text:p>
          </table:table-cell>
          <table:table-cell office:value-type="float" office:value="-354" table:formula="of:=[.N580]-TODAY()" table:style-name="ce11">
            <text:p>-354</text:p>
          </table:table-cell>
          <table:table-cell office:value-type="string" office:string-value="Kadaluarsa" table:formula="of:=IF([.O580]&gt;0;&quot;Berlaku&quot;;&quot;Kadaluarsa&quot;)" table:style-name="ce12">
            <text:p>Kadaluarsa</text:p>
          </table:table-cell>
          <table:table-cell table:number-columns-repeated="16368"/>
        </table:table-row>
        <table:table-row table:style-name="ro10">
          <table:table-cell office:value-type="float" office:value="580" table:formula="of:=[.A580]+1" table:style-name="ce4">
            <text:p>580</text:p>
          </table:table-cell>
          <table:table-cell office:value-type="string" table:style-name="ce5">
            <text:p>HPV PCR Detection Kit</text:p>
            <text:p><text:span text:style-name="T13">(tidak dilanjutkan, sesuai Surat <text:s/>dari PT. Nugen Bioscience Indonesia Nomor: 002/NBI/RO/I/2024 tanggal 3 Januari 2024)</text:span></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13">
            <text:p>KKP RI D 1809106 - P1 BBC<text:s text:c="5"/></text:p>
          </table:table-cell>
          <table:table-cell office:value-type="string" table:style-name="ce13">
            <text:p>Dalam Negeri</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5">
            <text:p>PCR Premix, DNA Polymerase, DNA plasmid kontrol positif, <text:s/>Loading dye, DNA size marker, air grade PCR</text:p>
          </table:table-cell>
          <table:table-cell office:value-type="string" table:style-name="ce7">
            <text:p>Untuk mendeteksi rangkaian genetik Hepatopancreatic Parvovirus (HPV)</text:p>
            <text:p/>
          </table:table-cell>
          <table:table-cell office:value-type="date" office:date-value="2023-09-01T00:00:00" table:style-name="ce10">
            <text:p>1-Sep-2023</text:p>
          </table:table-cell>
          <table:table-cell office:value-type="float" office:value="-433" table:formula="of:=[.N581]-TODAY()" table:style-name="ce11">
            <text:p>-433</text:p>
          </table:table-cell>
          <table:table-cell office:value-type="string" office:string-value="Kadaluarsa" table:formula="of:=IF([.O581]&gt;0;&quot;Berlaku&quot;;&quot;Kadaluarsa&quot;)" table:style-name="ce12">
            <text:p>Kadaluarsa</text:p>
          </table:table-cell>
          <table:table-cell table:number-columns-repeated="16368"/>
        </table:table-row>
        <table:table-row table:style-name="ro10">
          <table:table-cell office:value-type="float" office:value="581" table:formula="of:=[.A581]+1" table:style-name="ce4">
            <text:p>581</text:p>
          </table:table-cell>
          <table:table-cell office:value-type="string" table:style-name="ce5">
            <text:p>MBV PCR Detection Kit</text:p>
            <text:p><text:span text:style-name="T13">(tidak dilanjutkan, sesuai Surat <text:s/>dari PT. Nugen Bioscience Indonesia Nomor: 002/NBI/RO/I/2024 tanggal 3 Januari 2024)</text:span></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13">
            <text:p>KKP RI D 1809112 - P1 BBC<text:s text:c="4"/></text:p>
          </table:table-cell>
          <table:table-cell office:value-type="string" table:style-name="ce13">
            <text:p>Dalam Negeri</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5">
            <text:p>PCR Premix, Taq Enzyme, DNA plasmid kontrol positif, <text:s/>Loading dye, DNA marker, Air grade PCR</text:p>
          </table:table-cell>
          <table:table-cell office:value-type="string" table:style-name="ce7">
            <text:p>Untuk mendeteksi rangkaian genetik Monodon Baculo Virus (MBV)</text:p>
            <text:p/>
          </table:table-cell>
          <table:table-cell office:value-type="date" office:date-value="2023-09-01T00:00:00" table:style-name="ce10">
            <text:p>1-Sep-2023</text:p>
          </table:table-cell>
          <table:table-cell office:value-type="float" office:value="-433" table:formula="of:=[.N582]-TODAY()" table:style-name="ce11">
            <text:p>-433</text:p>
          </table:table-cell>
          <table:table-cell office:value-type="string" office:string-value="Kadaluarsa" table:formula="of:=IF([.O582]&gt;0;&quot;Berlaku&quot;;&quot;Kadaluarsa&quot;)" table:style-name="ce12">
            <text:p>Kadaluarsa</text:p>
          </table:table-cell>
          <table:table-cell table:number-columns-repeated="16368"/>
        </table:table-row>
        <table:table-row table:style-name="ro14">
          <table:table-cell office:value-type="float" office:value="582" table:formula="of:=[.A582]+1" table:style-name="ce4">
            <text:p>582</text:p>
          </table:table-cell>
          <table:table-cell office:value-type="string" table:style-name="ce5">
            <text:p>Biotronic<text:s/><text:span text:style-name="T6">®</text:span>Top 3</text:p>
          </table:table-cell>
          <table:table-cell office:value-type="string" table:style-name="ce5">
            <office:annotation draw:style-name="a26" svg:x="1.05in" svg:y="1520.09166666667in" svg:width="0.966666666666667in" svg:height="0.1in">
              <dc:creator>Microsoft Office User</dc:creator>
              <text:p><text:span text:style-name="T2">(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13">
            <text:p>KKP RI I 1809205 - P1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Ammonium formate 145 gr; Formic acid 105,3 gr; Acetic <text:s/>acid 101,1 gr; Propionic acid 50,3 gr</text:p>
          </table:table-cell>
          <table:table-cell office:value-type="string" table:style-name="ce7">
            <text:p>Untuk meningkatkan performa pertumbuhan ikan dan udang</text:p>
            <text:p/>
          </table:table-cell>
          <table:table-cell office:value-type="date" office:date-value="2023-09-01T00:00:00" table:style-name="ce10">
            <text:p>1-Sep-2023</text:p>
          </table:table-cell>
          <table:table-cell office:value-type="float" office:value="-433" table:formula="of:=[.N583]-TODAY()" table:style-name="ce11">
            <text:p>-433</text:p>
          </table:table-cell>
          <table:table-cell office:value-type="string" office:string-value="Kadaluarsa" table:formula="of:=IF([.O583]&gt;0;&quot;Berlaku&quot;;&quot;Kadaluarsa&quot;)" table:style-name="ce12">
            <text:p>Kadaluarsa</text:p>
          </table:table-cell>
          <table:table-cell table:number-columns-repeated="16368"/>
        </table:table-row>
        <table:table-row table:style-name="ro7">
          <table:table-cell office:value-type="float" office:value="583" table:formula="of:=[.A583]+1" table:style-name="ce4">
            <text:p>583</text:p>
          </table:table-cell>
          <table:table-cell office:value-type="string" table:style-name="ce5">
            <text:p>Calciphos</text:p>
          </table:table-cell>
          <table:table-cell office:value-type="string" table:style-name="ce5">
            <text:p>PT. Emvi Indonesia</text:p>
          </table:table-cell>
          <table:table-cell office:value-type="string" table:style-name="ce9">
            <text:p>Jl. Matraman Raya No.208, Kota Jakarta Timur</text:p>
          </table:table-cell>
          <table:table-cell office:value-type="string" table:style-name="ce4">
            <text:p>DKI Jakarta</text:p>
          </table:table-cell>
          <table:table-cell office:value-type="string" table:style-name="ce4">
            <text:p>Importir</text:p>
          </table:table-cell>
          <table:table-cell office:value-type="string" table:style-name="ce13">
            <text:p>KKP RI I 1809232 - P1 PBC</text:p>
          </table:table-cell>
          <table:table-cell office:value-type="string" table:style-name="ce13">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5">
            <text:p>Phosporic acid 39,6 gr; Magnesium <text:s/>oxide 2gr; Sodium carbonate monohydrate 2 gr; Manganase (II) carbonate 0,5 gr; Zinc oxide 0,32 gr; Copper (II) carbonate 0,12 gr; Cobalt(II) carbonate 0,0048 gr; Calcium carbonate 4,4 gr</text:p>
          </table:table-cell>
          <table:table-cell office:value-type="string" table:style-name="ce7">
            <text:p>- Sebagai sumber mineral dosis tinggi</text:p>
            <text:p>- Mempercepat proses moulting;</text:p>
            <text:p>- Mengatasi kekurangan mineral pada kondisi salinitas rendah</text:p>
          </table:table-cell>
          <table:table-cell office:value-type="date" office:date-value="2023-09-10T00:00:00" table:style-name="ce10">
            <text:p>10-Sep-2023</text:p>
          </table:table-cell>
          <table:table-cell office:value-type="float" office:value="-424" table:formula="of:=[.N584]-TODAY()" table:style-name="ce11">
            <text:p>-424</text:p>
          </table:table-cell>
          <table:table-cell office:value-type="string" office:string-value="Kadaluarsa" table:formula="of:=IF([.O584]&gt;0;&quot;Berlaku&quot;;&quot;Kadaluarsa&quot;)" table:style-name="ce12">
            <text:p>Kadaluarsa</text:p>
          </table:table-cell>
          <table:table-cell table:number-columns-repeated="16368"/>
        </table:table-row>
        <table:table-row table:style-name="ro25">
          <table:table-cell office:value-type="float" office:value="584" table:formula="of:=[.A584]+1" table:style-name="ce4">
            <text:p>584</text:p>
          </table:table-cell>
          <table:table-cell office:value-type="string" table:style-name="ce9">
            <text:p>Sanolife AFM<text:s text:c="87"/></text:p>
          </table:table-cell>
          <table:table-cell office:value-type="string" table:style-name="ce9">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16">
            <text:p>KKP RI I 1809025 - P1 FBC</text:p>
          </table:table-cell>
          <table:table-cell office:value-type="string" table:style-name="ce16">
            <text:p>Impor</text:p>
          </table:table-cell>
          <table:table-cell office:value-type="string" table:style-name="ce4">
            <text:p>Obat Bebas</text:p>
          </table:table-cell>
          <table:table-cell office:value-type="string" table:style-name="ce16">
            <text:p>Cair</text:p>
          </table:table-cell>
          <table:table-cell office:value-type="string" table:style-name="ce16">
            <text:p>Farmasetik</text:p>
          </table:table-cell>
          <table:table-cell office:value-type="string" table:style-name="ce7">
            <text:p>Yucca schidigera extract 600 ml; Water 396,4 ml; Sodium benzoat 2,1 ml; Pottasium sorbate 1,5 ml</text:p>
            <text:p/>
          </table:table-cell>
          <table:table-cell office:value-type="string" table:style-name="ce9">
            <text:p>- Mengurangi kadar nitrit dan maonia;</text:p>
            <text:p>- Efektif dan efisien untuk menjaga lingkungan air</text:p>
          </table:table-cell>
          <table:table-cell office:value-type="date" office:date-value="2023-09-10T00:00:00" table:style-name="ce10">
            <text:p>10-Sep-2023</text:p>
          </table:table-cell>
          <table:table-cell office:value-type="float" office:value="-424" table:formula="of:=[.N585]-TODAY()" table:style-name="ce11">
            <text:p>-424</text:p>
          </table:table-cell>
          <table:table-cell office:value-type="string" office:string-value="Kadaluarsa" table:formula="of:=IF([.O585]&gt;0;&quot;Berlaku&quot;;&quot;Kadaluarsa&quot;)" table:style-name="ce12">
            <text:p>Kadaluarsa</text:p>
          </table:table-cell>
          <table:table-cell table:number-columns-repeated="16368"/>
        </table:table-row>
        <table:table-row table:style-name="ro4">
          <table:table-cell office:value-type="float" office:value="585" table:formula="of:=[.A585]+1" table:style-name="ce4">
            <text:p>585</text:p>
          </table:table-cell>
          <table:table-cell office:value-type="string" table:style-name="ce9">
            <text:p>MIN AQA EEL C JCI<text:s text:c="67"/></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16">
            <text:p>KKP RI D 1809362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Iron(FeSO4.H2O), Iron(Fumarate), Iron(Organic), Copper, Zinc Manganase, Cobalt, Iodine, Calcium lactate, Magnesium, Pottasium</text:p>
            <text:p/>
          </table:table-cell>
          <table:table-cell office:value-type="string" table:style-name="ce9">
            <text:p>Feed suplemen untuk belut</text:p>
          </table:table-cell>
          <table:table-cell office:value-type="date" office:date-value="2023-09-10T00:00:00" table:style-name="ce10">
            <text:p>10-Sep-2023</text:p>
          </table:table-cell>
          <table:table-cell office:value-type="float" office:value="-424" table:formula="of:=[.N586]-TODAY()" table:style-name="ce11">
            <text:p>-424</text:p>
          </table:table-cell>
          <table:table-cell office:value-type="string" office:string-value="Kadaluarsa" table:formula="of:=IF([.O586]&gt;0;&quot;Berlaku&quot;;&quot;Kadaluarsa&quot;)" table:style-name="ce12">
            <text:p>Kadaluarsa</text:p>
          </table:table-cell>
          <table:table-cell table:number-columns-repeated="16368"/>
        </table:table-row>
        <table:table-row table:style-name="ro6">
          <table:table-cell office:value-type="float" office:value="586" table:formula="of:=[.A586]+1" table:style-name="ce4">
            <text:p>586</text:p>
          </table:table-cell>
          <table:table-cell office:value-type="string" table:style-name="ce9">
            <text:p>Bioplagen Perox<text:s text:c="80"/></text:p>
          </table:table-cell>
          <table:table-cell office:value-type="string" table:style-name="ce9">
            <text:p>PT. Bioplagen Indonesia</text:p>
          </table:table-cell>
          <table:table-cell office:value-type="string" table:style-name="ce7">
            <text:p>Pergudangan Sentra Kosambi Blok B No. 11, Rt.002 Rw.018, Desa Kosambi Timur, Kecamatan Kosambi, Kabupaten Tangerang, Provinsi Banten</text:p>
          </table:table-cell>
          <table:table-cell office:value-type="string" table:style-name="ce8">
            <text:p>Banten</text:p>
          </table:table-cell>
          <table:table-cell office:value-type="string" table:style-name="ce8">
            <text:p>Produsen/Importir</text:p>
          </table:table-cell>
          <table:table-cell office:value-type="string" table:style-name="ce16">
            <text:p>KKP RI D 1809363 FTC</text:p>
          </table:table-cell>
          <table:table-cell office:value-type="string" table:style-name="ce16">
            <text:p>Dalam Negeri</text:p>
          </table:table-cell>
          <table:table-cell office:value-type="string" table:style-name="ce4">
            <text:p>Obat Bebas Terbatas</text:p>
          </table:table-cell>
          <table:table-cell office:value-type="string" table:style-name="ce16">
            <text:p>Cair</text:p>
          </table:table-cell>
          <table:table-cell office:value-type="string" table:style-name="ce16">
            <text:p>Farmasetik</text:p>
          </table:table-cell>
          <table:table-cell office:value-type="string" table:style-name="ce7">
            <text:p>Hydrogen Peroksida : 25 %, Asam Perasetat : 5 %</text:p>
            <text:p/>
            <text:p/>
          </table:table-cell>
          <table:table-cell office:value-type="string" table:style-name="ce9">
            <text:p>Disinfektan untuk virus, bakteria, parasit, dan jamur pada kolam budidaya</text:p>
          </table:table-cell>
          <table:table-cell office:value-type="date" office:date-value="2023-09-10T00:00:00" table:style-name="ce10">
            <text:p>10-Sep-2023</text:p>
          </table:table-cell>
          <table:table-cell office:value-type="float" office:value="-424" table:formula="of:=[.N587]-TODAY()" table:style-name="ce11">
            <text:p>-424</text:p>
          </table:table-cell>
          <table:table-cell office:value-type="string" office:string-value="Kadaluarsa" table:formula="of:=IF([.O587]&gt;0;&quot;Berlaku&quot;;&quot;Kadaluarsa&quot;)" table:style-name="ce12">
            <text:p>Kadaluarsa</text:p>
          </table:table-cell>
          <table:table-cell table:number-columns-repeated="16368"/>
        </table:table-row>
        <table:table-row table:style-name="ro6">
          <table:table-cell office:value-type="float" office:value="587" table:formula="of:=[.A587]+1" table:style-name="ce4">
            <text:p>587</text:p>
          </table:table-cell>
          <table:table-cell office:value-type="string" table:style-name="ce7">
            <text:p>Zeta L Tonic<text:s text:c="86"/></text:p>
          </table:table-cell>
          <table:table-cell office:value-type="string" table:style-name="ce9">
            <text:p>PT. Gold Coin Trading Indonesia</text:p>
          </table:table-cell>
          <table:table-cell office:value-type="string" table:style-name="ce9">
            <text:p>Jl. Raya Bekasi Km.28 Desa Medan Satria Pondok Ungu Bekasi, Provinsi Jawa Barat- 17132, Telp/Fax: (021) 88956932/ (021) 8853668</text:p>
            <text:p/>
          </table:table-cell>
          <table:table-cell office:value-type="string" table:style-name="ce4">
            <text:p>Jawa Barat</text:p>
          </table:table-cell>
          <table:table-cell office:value-type="string" table:style-name="ce4">
            <text:p>Importir</text:p>
          </table:table-cell>
          <table:table-cell office:value-type="string" table:style-name="ce8">
            <text:p>KKP RI I 1809366 PBS<text:s text:c="21"/></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Protease (berasal dari papain) : 26.000 unit</text:p>
            <text:p/>
          </table:table-cell>
          <table:table-cell office:value-type="string" table:style-name="ce9">
            <text:p>sebagai toksin binder</text:p>
          </table:table-cell>
          <table:table-cell office:value-type="date" office:date-value="2023-09-10T00:00:00" table:style-name="ce10">
            <text:p>10-Sep-2023</text:p>
          </table:table-cell>
          <table:table-cell office:value-type="float" office:value="-424" table:formula="of:=[.N588]-TODAY()" table:style-name="ce11">
            <text:p>-424</text:p>
          </table:table-cell>
          <table:table-cell office:value-type="string" office:string-value="Kadaluarsa" table:formula="of:=IF([.O588]&gt;0;&quot;Berlaku&quot;;&quot;Kadaluarsa&quot;)" table:style-name="ce12">
            <text:p>Kadaluarsa</text:p>
          </table:table-cell>
          <table:table-cell table:number-columns-repeated="16368"/>
        </table:table-row>
        <table:table-row table:style-name="ro6">
          <table:table-cell office:value-type="float" office:value="588" table:formula="of:=[.A588]+1" table:style-name="ce4">
            <text:p>588</text:p>
          </table:table-cell>
          <table:table-cell office:value-type="string" table:style-name="ce7">
            <text:p>Zeta Plus<text:s text:c="91"/></text:p>
          </table:table-cell>
          <table:table-cell office:value-type="string" table:style-name="ce9">
            <text:p>PT. Gold Coin Trading Indonesia</text:p>
          </table:table-cell>
          <table:table-cell office:value-type="string" table:style-name="ce9">
            <text:p>Jl. Raya Bekasi Km.28 Desa Medan Satria Pondok Ungu Bekasi, Provinsi Jawa Barat- 17132, Telp/Fax: (021) 88956932/ (021) 8853668</text:p>
            <text:p/>
          </table:table-cell>
          <table:table-cell office:value-type="string" table:style-name="ce4">
            <text:p>Jawa Barat</text:p>
          </table:table-cell>
          <table:table-cell office:value-type="string" table:style-name="ce4">
            <text:p>Importir</text:p>
          </table:table-cell>
          <table:table-cell office:value-type="string" table:style-name="ce8">
            <text:p>KKP RI I 1809367 PBS<text:s text:c="21"/></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Protease (berasal dari papain) : 13.000 unit</text:p>
            <text:p/>
          </table:table-cell>
          <table:table-cell office:value-type="string" table:style-name="ce9">
            <text:p>sebagai toksin binder</text:p>
          </table:table-cell>
          <table:table-cell office:value-type="date" office:date-value="2023-09-10T00:00:00" table:style-name="ce10">
            <text:p>10-Sep-2023</text:p>
          </table:table-cell>
          <table:table-cell office:value-type="float" office:value="-424" table:formula="of:=[.N589]-TODAY()" table:style-name="ce11">
            <text:p>-424</text:p>
          </table:table-cell>
          <table:table-cell office:value-type="string" office:string-value="Kadaluarsa" table:formula="of:=IF([.O589]&gt;0;&quot;Berlaku&quot;;&quot;Kadaluarsa&quot;)" table:style-name="ce12">
            <text:p>Kadaluarsa</text:p>
          </table:table-cell>
          <table:table-cell table:number-columns-repeated="16368"/>
        </table:table-row>
        <table:table-row table:style-name="ro16">
          <table:table-cell office:value-type="float" office:value="589" table:formula="of:=[.A589]+1" table:style-name="ce4">
            <text:p>589</text:p>
          </table:table-cell>
          <table:table-cell office:value-type="string" table:style-name="ce9">
            <text:p>AlphaGuard*L Plus<text:s text:c="74"/></text:p>
          </table:table-cell>
          <table:table-cell office:value-type="string" table:style-name="ce9">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16">
            <text:p>KKP RI I 1809368 HBC</text:p>
          </table:table-cell>
          <table:table-cell office:value-type="string" table:style-name="ce16">
            <text:p>Impor</text:p>
          </table:table-cell>
          <table:table-cell office:value-type="string" table:style-name="ce4">
            <text:p>Obat Bebas</text:p>
          </table:table-cell>
          <table:table-cell office:value-type="string" table:style-name="ce16">
            <text:p>Cair</text:p>
          </table:table-cell>
          <table:table-cell office:value-type="string" table:style-name="ce16">
            <text:p>Obat Alami/Herbal</text:p>
          </table:table-cell>
          <table:table-cell office:value-type="string" table:style-name="ce7">
            <text:p>Eucalyptol oil 1,5 ml; Oregano oil 1 ml; Thyme 2 ml</text:p>
            <text:p/>
          </table:table-cell>
          <table:table-cell office:value-type="string" table:style-name="ce9">
            <text:p>- Meningkatkan nilai kelangsungan hidup (SR);</text:p>
            <text:p>- Meningkatkan laju pertumbuhan</text:p>
          </table:table-cell>
          <table:table-cell office:value-type="date" office:date-value="2023-09-10T00:00:00" table:style-name="ce10">
            <text:p>10-Sep-2023</text:p>
          </table:table-cell>
          <table:table-cell office:value-type="float" office:value="-424" table:formula="of:=[.N590]-TODAY()" table:style-name="ce11">
            <text:p>-424</text:p>
          </table:table-cell>
          <table:table-cell office:value-type="string" office:string-value="Kadaluarsa" table:formula="of:=IF([.O590]&gt;0;&quot;Berlaku&quot;;&quot;Kadaluarsa&quot;)" table:style-name="ce12">
            <text:p>Kadaluarsa</text:p>
          </table:table-cell>
          <table:table-cell table:number-columns-repeated="16368"/>
        </table:table-row>
        <table:table-row table:style-name="ro3">
          <table:table-cell office:value-type="float" office:value="590" table:formula="of:=[.A590]+1" table:style-name="ce4">
            <text:p>590</text:p>
          </table:table-cell>
          <table:table-cell office:value-type="string" table:style-name="ce19">
            <text:p>Biomoult<text:s/></text:p>
          </table:table-cell>
          <table:table-cell office:value-type="string" table:style-name="ce15">
            <text:p>PT. Maxima Arta Prima</text:p>
          </table:table-cell>
          <table:table-cell office:value-type="string" table:style-name="ce9">
            <text:p>Ruko Galeri Niaga Mediterania II Blok N8 B, Pantai Indah Kapuk, Jakarta Utara 14460</text:p>
          </table:table-cell>
          <table:table-cell office:value-type="string" table:style-name="ce4">
            <text:p>DKI Jakarta</text:p>
          </table:table-cell>
          <table:table-cell office:value-type="string" table:style-name="ce4">
            <text:p>Importir</text:p>
          </table:table-cell>
          <table:table-cell office:value-type="string" table:style-name="ce16">
            <text:p>KKP RI I 1809370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Fosfor, Zinc, Magnesium dan Sodium bentonite</text:p>
          </table:table-cell>
          <table:table-cell office:value-type="string" table:style-name="ce9">
            <text:p>- Memacu proses moulting tanpa menyebabkan stress;</text:p>
            <text:p>- Menstimulasi pertumbuhan dan FCR;</text:p>
            <text:p>- Mencegah kejadian blue shell dan loose shell</text:p>
          </table:table-cell>
          <table:table-cell office:value-type="date" office:date-value="2023-09-10T00:00:00" table:style-name="ce10">
            <text:p>10-Sep-2023</text:p>
          </table:table-cell>
          <table:table-cell office:value-type="float" office:value="-424" table:formula="of:=[.N591]-TODAY()" table:style-name="ce11">
            <text:p>-424</text:p>
          </table:table-cell>
          <table:table-cell office:value-type="string" office:string-value="Kadaluarsa" table:formula="of:=IF([.O591]&gt;0;&quot;Berlaku&quot;;&quot;Kadaluarsa&quot;)" table:style-name="ce12">
            <text:p>Kadaluarsa</text:p>
          </table:table-cell>
          <table:table-cell table:number-columns-repeated="16368"/>
        </table:table-row>
        <table:table-row table:style-name="ro4">
          <table:table-cell office:value-type="float" office:value="591" table:formula="of:=[.A591]+1" table:style-name="ce4">
            <text:p>591</text:p>
          </table:table-cell>
          <table:table-cell office:value-type="string" table:style-name="ce19">
            <text:p>Soilex<text:s/></text:p>
          </table:table-cell>
          <table:table-cell office:value-type="string" table:style-name="ce15">
            <text:p>PT. Maxima Arta Prima</text:p>
          </table:table-cell>
          <table:table-cell office:value-type="string" table:style-name="ce9">
            <text:p>Ruko Galeri Niaga Mediterania II Blok N8 B, Pantai Indah Kapuk, Jakarta Utara 14460</text:p>
          </table:table-cell>
          <table:table-cell office:value-type="string" table:style-name="ce4">
            <text:p>DKI Jakarta</text:p>
          </table:table-cell>
          <table:table-cell office:value-type="string" table:style-name="ce4">
            <text:p>Importir</text:p>
          </table:table-cell>
          <table:table-cell office:value-type="string" table:style-name="ce16">
            <text:p>KKP RI I 1809371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Aluminium (99,5%), Magnesium (100%), Sodium (80%)</text:p>
            <text:p/>
          </table:table-cell>
          <table:table-cell office:value-type="string" table:style-name="ce9">
            <text:p>- Mengurangi pembentukan lumpur di dasar kolam;</text:p>
            <text:p>- Mengurangi limbah organik yang dihasilkan selama siklus budidaya;</text:p>
            <text:p>- Mengurangi timbulnya rasa yang tidak sedap pada udang hasil panen;</text:p>
            <text:p>- Toleran dan efektif dalam berbagai salinitas</text:p>
          </table:table-cell>
          <table:table-cell office:value-type="date" office:date-value="2023-09-10T00:00:00" table:style-name="ce10">
            <text:p>10-Sep-2023</text:p>
          </table:table-cell>
          <table:table-cell office:value-type="float" office:value="-424" table:formula="of:=[.N592]-TODAY()" table:style-name="ce11">
            <text:p>-424</text:p>
          </table:table-cell>
          <table:table-cell office:value-type="string" office:string-value="Kadaluarsa" table:formula="of:=IF([.O592]&gt;0;&quot;Berlaku&quot;;&quot;Kadaluarsa&quot;)" table:style-name="ce12">
            <text:p>Kadaluarsa</text:p>
          </table:table-cell>
          <table:table-cell table:number-columns-repeated="16368"/>
        </table:table-row>
        <table:table-row table:style-name="ro4">
          <table:table-cell office:value-type="float" office:value="592" table:formula="of:=[.A592]+1" table:style-name="ce4">
            <text:p>592</text:p>
          </table:table-cell>
          <table:table-cell office:value-type="string" table:style-name="ce5">
            <text:p>Super fish</text:p>
          </table:table-cell>
          <table:table-cell office:value-type="string" table:style-name="ce5">
            <text:p>PT. Pyridam Veteriner</text:p>
          </table:table-cell>
          <table:table-cell office:value-type="string" table:style-name="ce7">
            <text:p>Jl. Kemandoran VIIII/16, Jakarta Barat 12210</text:p>
          </table:table-cell>
          <table:table-cell office:value-type="string" table:style-name="ce8">
            <text:p>DKI Jakarta</text:p>
          </table:table-cell>
          <table:table-cell office:value-type="string" table:style-name="ce8">
            <text:p>Produsen/Importir</text:p>
          </table:table-cell>
          <table:table-cell office:value-type="string" table:style-name="ce4">
            <text:p>KKP RI D 1807093 - P1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 A, Vit B1, Vit B2, Vit B6, Vit B12, Vit C, Vit D3, Vit K3, Ca-d-panthothenate, Nicotinamide, Folic acid, Choline chloride, DL-Methionine, L-Lysine, Biotin</text:p>
          </table:table-cell>
          <table:table-cell office:value-type="string" table:style-name="ce7">
            <text:p>- Anti defisiensi vitamin dan asam amino;</text:p>
            <text:p>- Meningkatkan nafsu makan;</text:p>
            <text:p>- Mencegah stres;</text:p>
            <text:p>- Meningkatkan daya tahan tubuh terhadap serangan penyakit</text:p>
            <text:p/>
          </table:table-cell>
          <table:table-cell office:value-type="date" office:date-value="2023-07-09T00:00:00" table:style-name="ce10">
            <text:p>9-Jul-2023</text:p>
          </table:table-cell>
          <table:table-cell office:value-type="float" office:value="-487" table:formula="of:=[.N593]-TODAY()" table:style-name="ce11">
            <text:p>-487</text:p>
          </table:table-cell>
          <table:table-cell office:value-type="string" office:string-value="Kadaluarsa" table:formula="of:=IF([.O593]&gt;0;&quot;Berlaku&quot;;&quot;Kadaluarsa&quot;)" table:style-name="ce12">
            <text:p>Kadaluarsa</text:p>
          </table:table-cell>
          <table:table-cell table:number-columns-repeated="16368"/>
        </table:table-row>
        <table:table-row table:style-name="ro10">
          <table:table-cell office:value-type="float" office:value="593" table:formula="of:=[.A593]+1" table:style-name="ce4">
            <text:p>593</text:p>
          </table:table-cell>
          <table:table-cell office:value-type="string" table:style-name="ce5">
            <text:p>Mintrex Cu</text:p>
          </table:table-cell>
          <table:table-cell office:value-type="string" table:style-name="ce6">
            <text:p>PT. Novus International Indonesia</text:p>
          </table:table-cell>
          <table:table-cell office:value-type="string" table:style-name="ce6">
            <text:p>Menara Prima Lt.2 Jl. Lingkar Mega Kuningan Blok 6.2 Jakarta 12950, Telp/Fax: (021) 57947966/ (021) 57947967</text:p>
          </table:table-cell>
          <table:table-cell office:value-type="string" table:style-name="ce4">
            <text:p>DKI Jakarta</text:p>
          </table:table-cell>
          <table:table-cell office:value-type="string" table:style-name="ce4">
            <text:p>Importir</text:p>
          </table:table-cell>
          <table:table-cell office:value-type="string" table:style-name="ce13">
            <text:p>KKP RI I 1807209 - P1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ethionine analogue complex cu</text:p>
          </table:table-cell>
          <table:table-cell office:value-type="string" table:style-name="ce9">
            <text:p>Sebagai sumber Cu organik pada pakan</text:p>
          </table:table-cell>
          <table:table-cell office:value-type="date" office:date-value="2023-07-09T00:00:00" table:style-name="ce10">
            <text:p>9-Jul-2023</text:p>
          </table:table-cell>
          <table:table-cell office:value-type="float" office:value="-487" table:formula="of:=[.N594]-TODAY()" table:style-name="ce11">
            <text:p>-487</text:p>
          </table:table-cell>
          <table:table-cell office:value-type="string" office:string-value="Kadaluarsa" table:formula="of:=IF([.O594]&gt;0;&quot;Berlaku&quot;;&quot;Kadaluarsa&quot;)" table:style-name="ce12">
            <text:p>Kadaluarsa</text:p>
          </table:table-cell>
          <table:table-cell table:number-columns-repeated="16368"/>
        </table:table-row>
        <table:table-row table:style-name="ro10">
          <table:table-cell office:value-type="float" office:value="594" table:formula="of:=[.A594]+1" table:style-name="ce4">
            <text:p>594</text:p>
          </table:table-cell>
          <table:table-cell office:value-type="string" table:style-name="ce5">
            <text:p>Mintrex Zn</text:p>
          </table:table-cell>
          <table:table-cell office:value-type="string" table:style-name="ce6">
            <text:p>PT. Novus International Indonesia</text:p>
          </table:table-cell>
          <table:table-cell office:value-type="string" table:style-name="ce6">
            <text:p>Menara Prima Lt.2 Jl. Lingkar Mega Kuningan Blok 6.2 Jakarta 12950, Telp/Fax: (021) 57947966/ (021) 57947967</text:p>
          </table:table-cell>
          <table:table-cell office:value-type="string" table:style-name="ce4">
            <text:p>DKI Jakarta</text:p>
          </table:table-cell>
          <table:table-cell office:value-type="string" table:style-name="ce4">
            <text:p>Importir</text:p>
          </table:table-cell>
          <table:table-cell office:value-type="string" table:style-name="ce13">
            <text:p>KKP RI I 1807210 - P1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ethionine hydroxy analogue 80%</text:p>
          </table:table-cell>
          <table:table-cell office:value-type="string" table:style-name="ce9">
            <text:p>Sebagai sumber Zn organik pada pakan</text:p>
          </table:table-cell>
          <table:table-cell office:value-type="date" office:date-value="2023-07-09T00:00:00" table:style-name="ce10">
            <text:p>9-Jul-2023</text:p>
          </table:table-cell>
          <table:table-cell office:value-type="float" office:value="-487" table:formula="of:=[.N595]-TODAY()" table:style-name="ce11">
            <text:p>-487</text:p>
          </table:table-cell>
          <table:table-cell office:value-type="string" office:string-value="Kadaluarsa" table:formula="of:=IF([.O595]&gt;0;&quot;Berlaku&quot;;&quot;Kadaluarsa&quot;)" table:style-name="ce12">
            <text:p>Kadaluarsa</text:p>
          </table:table-cell>
          <table:table-cell table:number-columns-repeated="16368"/>
        </table:table-row>
        <table:table-row table:style-name="ro5">
          <table:table-cell office:value-type="float" office:value="595" table:formula="of:=[.A595]+1" table:style-name="ce4">
            <text:p>595</text:p>
          </table:table-cell>
          <table:table-cell office:value-type="string" table:style-name="ce9">
            <office:annotation draw:style-name="a27" svg:x="0.725in" svg:y="1552.525in" svg:width="0.625in" svg:height="0.216666666666667in">
              <dc:creator>Microsoft Office User</dc:creator>
              <text:p><text:span text:style-name="T2">(Aquacell TM Shrimp berubah merk sejak tanggal 24 Oktober 2022)<text:s text:c="3"/></text:span></text:p>
            </office:annotation>
            <text:p>Aquacell Min C SHR CAN-51086<text:s text:c="57"/></text:p>
          </table:table-cell>
          <table:table-cell office:value-type="string" table:style-name="ce9">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1807351 PBS<text:s text:c="18"/></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Iron,Copper,Zinc,Magnesium,Manganese,Chromium,Selenium,Cobalt,Iodine,Pottasium</text:p>
            <text:p/>
          </table:table-cell>
          <table:table-cell office:value-type="string" table:style-name="ce9">
            <text:p>Suplementasi mineral untuk udang</text:p>
          </table:table-cell>
          <table:table-cell office:value-type="date" office:date-value="2023-07-09T00:00:00" table:style-name="ce10">
            <text:p>9-Jul-2023</text:p>
          </table:table-cell>
          <table:table-cell office:value-type="float" office:value="-487" table:formula="of:=[.N596]-TODAY()" table:style-name="ce11">
            <text:p>-487</text:p>
          </table:table-cell>
          <table:table-cell office:value-type="string" office:string-value="Kadaluarsa" table:formula="of:=IF([.O596]&gt;0;&quot;Berlaku&quot;;&quot;Kadaluarsa&quot;)" table:style-name="ce12">
            <text:p>Kadaluarsa</text:p>
          </table:table-cell>
          <table:table-cell table:number-columns-repeated="16368"/>
        </table:table-row>
        <table:table-row table:style-name="ro5">
          <table:table-cell office:value-type="float" office:value="596" table:formula="of:=[.A596]+1" table:style-name="ce4">
            <text:p>596</text:p>
          </table:table-cell>
          <table:table-cell office:value-type="string" table:style-name="ce9">
            <office:annotation draw:style-name="a28" svg:x="0.725in" svg:y="1554.6in" svg:width="0.625in" svg:height="0.1in">
              <dc:creator>Microsoft Office User</dc:creator>
              <text:p><text:span text:style-name="T2">(Aquacell Vita Shrimp berubah merk sejak 24 Oktober 2022)<text:s text:c="3"/></text:span></text:p>
            </office:annotation>
            <text:p>Aquacell <text:s/>Vit C SHR CAN-11907<text:s text:c="61"/></text:p>
          </table:table-cell>
          <table:table-cell office:value-type="string" table:style-name="ce9">
            <text:p>PT. Nutricell Pacific</text:p>
          </table:table-cell>
          <table:table-cell office:value-type="string" table:style-name="ce7">
            <text:p>Kawasan Pergudangan Taman Tekno BSD, Blok L2 No.36, Kel. Setu, Kec. Setu, Kota Tangerang Selatan, Provinsi Banten</text:p>
          </table:table-cell>
          <table:table-cell office:value-type="string" table:style-name="ce8">
            <text:p>Banten</text:p>
          </table:table-cell>
          <table:table-cell office:value-type="string" table:style-name="ce8">
            <text:p>Produsen</text:p>
          </table:table-cell>
          <table:table-cell office:value-type="string" table:style-name="ce8">
            <text:p>KKP RI D 1807353 PBS<text:s text:c="21"/></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 A,Vit D3,Vit E,Vit B1,Vit B2,Vit B6,Vit B12,Biotin,Vit K3,Vit C,Calcium-d-pantothenate,Folic <text:s/>acid,Nicotinic acid,Inositol</text:p>
            <text:p/>
          </table:table-cell>
          <table:table-cell office:value-type="string" table:style-name="ce9">
            <text:p>Suplementasi vitamin untuk udang</text:p>
          </table:table-cell>
          <table:table-cell office:value-type="date" office:date-value="2023-07-09T00:00:00" table:style-name="ce10">
            <text:p>9-Jul-2023</text:p>
          </table:table-cell>
          <table:table-cell office:value-type="float" office:value="-487" table:formula="of:=[.N597]-TODAY()" table:style-name="ce11">
            <text:p>-487</text:p>
          </table:table-cell>
          <table:table-cell office:value-type="string" office:string-value="Kadaluarsa" table:formula="of:=IF([.O597]&gt;0;&quot;Berlaku&quot;;&quot;Kadaluarsa&quot;)" table:style-name="ce12">
            <text:p>Kadaluarsa</text:p>
          </table:table-cell>
          <table:table-cell table:number-columns-repeated="16368"/>
        </table:table-row>
        <table:table-row table:style-name="ro14">
          <table:table-cell office:value-type="float" office:value="597" table:formula="of:=[.A597]+1" table:style-name="ce4">
            <text:p>597</text:p>
          </table:table-cell>
          <table:table-cell office:value-type="string" table:style-name="ce9">
            <text:p>Biotronic Top Liquid<text:s text:c="69"/></text:p>
          </table:table-cell>
          <table:table-cell office:value-type="string" table:style-name="ce5">
            <office:annotation draw:style-name="a29" svg:x="1.05in" svg:y="1556.69166666667in" svg:width="0.95in" svg:height="0.15in">
              <dc:creator>Microsoft Office User</dc:creator>
              <text:p><text:span text:style-name="T2">(dialihkan ke PT. DSM Nutritional Products Manufacturing Indonesia per tgl 23 Desember 2021)</text:span></text:p>
            </office:annotation>
            <text:p>PT. DSM Nutritional Products Manufacturing Indonesia</text:p>
          </table:table-cell>
          <table:table-cell office:value-type="string" table:style-name="ce6">
            <text:p>18 Office Park Tower A, Unit J, 3rd Floor, Jl. Letjen TB Simatupang Kav.18, Kel. Kebagusan, Kec. Pasar Minggu, Kota Jakarta Selatan, Provinsi DKI Jakarta12520. Telp: (021) 22708402</text:p>
          </table:table-cell>
          <table:table-cell office:value-type="string" table:style-name="ce4">
            <text:p>DKI Jakarta</text:p>
          </table:table-cell>
          <table:table-cell office:value-type="string" table:style-name="ce4">
            <text:p>Produsen/Importir/Eksportir</text:p>
          </table:table-cell>
          <table:table-cell office:value-type="string" table:style-name="ce8">
            <text:p>KKP RI I 1807355 PBC<text:s text:c="24"/></text:p>
          </table:table-cell>
          <table:table-cell office:value-type="string" table:style-name="ce8">
            <text:p>Impor</text:p>
          </table:table-cell>
          <table:table-cell office:value-type="string" table:style-name="ce4">
            <text:p>Obat Bebas</text:p>
          </table:table-cell>
          <table:table-cell office:value-type="string" table:style-name="ce16">
            <text:p>Cair</text:p>
          </table:table-cell>
          <table:table-cell office:value-type="string" table:style-name="ce4">
            <text:p>Premiks</text:p>
          </table:table-cell>
          <table:table-cell office:value-type="string" table:style-name="ce7">
            <text:p>Ammonium formate, Formic <text:s/>acid, Acetic acid, Propionic acid</text:p>
            <text:p/>
          </table:table-cell>
          <table:table-cell office:value-type="string" table:style-name="ce9">
            <text:p>Meningkatkan performa pertumbuhan hewan, perbaikan pakan dan higiene air</text:p>
          </table:table-cell>
          <table:table-cell office:value-type="date" office:date-value="2023-07-09T00:00:00" table:style-name="ce10">
            <text:p>9-Jul-2023</text:p>
          </table:table-cell>
          <table:table-cell office:value-type="float" office:value="-487" table:formula="of:=[.N598]-TODAY()" table:style-name="ce11">
            <text:p>-487</text:p>
          </table:table-cell>
          <table:table-cell office:value-type="string" office:string-value="Kadaluarsa" table:formula="of:=IF([.O598]&gt;0;&quot;Berlaku&quot;;&quot;Kadaluarsa&quot;)" table:style-name="ce12">
            <text:p>Kadaluarsa</text:p>
          </table:table-cell>
          <table:table-cell table:number-columns-repeated="16368"/>
        </table:table-row>
        <table:table-row table:style-name="ro8">
          <table:table-cell office:value-type="float" office:value="598" table:formula="of:=[.A598]+1" table:style-name="ce4">
            <text:p>598</text:p>
          </table:table-cell>
          <table:table-cell office:value-type="string" table:style-name="ce9">
            <text:p>Maxcare Aqua Fresh Water 15<text:s text:c="48"/></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7356 PBS<text:s text:c="22"/></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 A, Vit D3, Vit E, Vit B1, Vit B2, Vit B6, Vit B12, Biotin, Vit C, Vit K3, Calcium panthothenate, Folic acid, Niacin, Choline chloride, Betaine, Inositol, Ferrous, Copper, <text:s/>Zinc, Mangan, Selenium, Iodine</text:p>
            <text:p/>
          </table:table-cell>
          <table:table-cell office:value-type="string" table:style-name="ce9">
            <text:p>Sebagai feed suplemen untuk ikan air tawar</text:p>
          </table:table-cell>
          <table:table-cell office:value-type="date" office:date-value="2023-07-09T00:00:00" table:style-name="ce10">
            <text:p>9-Jul-2023</text:p>
          </table:table-cell>
          <table:table-cell office:value-type="float" office:value="-487" table:formula="of:=[.N599]-TODAY()" table:style-name="ce11">
            <text:p>-487</text:p>
          </table:table-cell>
          <table:table-cell office:value-type="string" office:string-value="Kadaluarsa" table:formula="of:=IF([.O599]&gt;0;&quot;Berlaku&quot;;&quot;Kadaluarsa&quot;)" table:style-name="ce12">
            <text:p>Kadaluarsa</text:p>
          </table:table-cell>
          <table:table-cell table:number-columns-repeated="16368"/>
        </table:table-row>
        <table:table-row table:style-name="ro4">
          <table:table-cell office:value-type="float" office:value="599" table:formula="of:=[.A599]+1" table:style-name="ce4">
            <text:p>599</text:p>
          </table:table-cell>
          <table:table-cell office:value-type="string" table:style-name="ce9">
            <text:p>VIT AQA FRS C AQF F2<text:s text:c="60"/></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7357 PBS<text:s text:c="13"/></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 A, Vit D3, Vit E, Vit B1, Vit B2, Vit B6, Vit B12, Biotin, Calcium-d-panthothenate, Folic acid, Niacin</text:p>
          </table:table-cell>
          <table:table-cell office:value-type="string" table:style-name="ce9">
            <text:p>Sebagai feed suplemen untuk ikan air tawar</text:p>
          </table:table-cell>
          <table:table-cell office:value-type="date" office:date-value="2023-07-09T00:00:00" table:style-name="ce10">
            <text:p>9-Jul-2023</text:p>
          </table:table-cell>
          <table:table-cell office:value-type="float" office:value="-487" table:formula="of:=[.N600]-TODAY()" table:style-name="ce11">
            <text:p>-487</text:p>
          </table:table-cell>
          <table:table-cell office:value-type="string" office:string-value="Kadaluarsa" table:formula="of:=IF([.O600]&gt;0;&quot;Berlaku&quot;;&quot;Kadaluarsa&quot;)" table:style-name="ce12">
            <text:p>Kadaluarsa</text:p>
          </table:table-cell>
          <table:table-cell table:number-columns-repeated="16368"/>
        </table:table-row>
        <table:table-row table:style-name="ro5">
          <table:table-cell office:value-type="float" office:value="600" table:formula="of:=[.A600]+1" table:style-name="ce4">
            <text:p>600</text:p>
          </table:table-cell>
          <table:table-cell office:value-type="string" table:style-name="ce9">
            <text:p>Biotamin Aqua<text:s text:c="78"/></text:p>
          </table:table-cell>
          <table:table-cell office:value-type="string" table:style-name="ce9">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8">
            <text:p>KKP RI I 1807358 PBS<text:s text:c="11"/></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Ekstrak yeast (Saccharomyces cerevisiae)</text:p>
            <text:p/>
          </table:table-cell>
          <table:table-cell office:value-type="string" table:style-name="ce9">
            <text:p>Sebagai feed additive yang mengandung yeaast yang digunakan untuk pakan ikan</text:p>
          </table:table-cell>
          <table:table-cell office:value-type="date" office:date-value="2023-07-09T00:00:00" table:style-name="ce10">
            <text:p>9-Jul-2023</text:p>
          </table:table-cell>
          <table:table-cell office:value-type="float" office:value="-487" table:formula="of:=[.N601]-TODAY()" table:style-name="ce11">
            <text:p>-487</text:p>
          </table:table-cell>
          <table:table-cell office:value-type="string" office:string-value="Kadaluarsa" table:formula="of:=IF([.O601]&gt;0;&quot;Berlaku&quot;;&quot;Kadaluarsa&quot;)" table:style-name="ce12">
            <text:p>Kadaluarsa</text:p>
          </table:table-cell>
          <table:table-cell table:number-columns-repeated="16368"/>
        </table:table-row>
        <table:table-row table:style-name="ro3">
          <table:table-cell office:value-type="float" office:value="601" table:formula="of:=[.A601]+1" table:style-name="ce4">
            <text:p>601</text:p>
          </table:table-cell>
          <table:table-cell office:value-type="string" table:style-name="ce9">
            <text:p>Intramin - O<text:s text:c="83"/></text:p>
          </table:table-cell>
          <table:table-cell office:value-type="string" table:style-name="ce15">
            <text:p>PT. Maxima Arta Prima</text:p>
          </table:table-cell>
          <table:table-cell office:value-type="string" table:style-name="ce9">
            <text:p>Ruko Galeri Niaga Mediterania II Blok N8 B, Pantai Indah Kapuk, Jakarta Utara 14460</text:p>
          </table:table-cell>
          <table:table-cell office:value-type="string" table:style-name="ce4">
            <text:p>DKI Jakarta</text:p>
          </table:table-cell>
          <table:table-cell office:value-type="string" table:style-name="ce4">
            <text:p>Importir</text:p>
          </table:table-cell>
          <table:table-cell office:value-type="string" table:style-name="ce8">
            <text:p>KKP RI I 1807359 PBS<text:s text:c="9"/></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inc, Copper, Fosfor, Magnesium</text:p>
          </table:table-cell>
          <table:table-cell office:value-type="string" table:style-name="ce9">
            <text:p>Sebagai antidefisiensi mineral</text:p>
          </table:table-cell>
          <table:table-cell office:value-type="date" office:date-value="2023-07-09T00:00:00" table:style-name="ce10">
            <text:p>9-Jul-2023</text:p>
          </table:table-cell>
          <table:table-cell office:value-type="float" office:value="-487" table:formula="of:=[.N602]-TODAY()" table:style-name="ce11">
            <text:p>-487</text:p>
          </table:table-cell>
          <table:table-cell office:value-type="string" office:string-value="Kadaluarsa" table:formula="of:=IF([.O602]&gt;0;&quot;Berlaku&quot;;&quot;Kadaluarsa&quot;)" table:style-name="ce12">
            <text:p>Kadaluarsa</text:p>
          </table:table-cell>
          <table:table-cell table:number-columns-repeated="16368"/>
        </table:table-row>
        <table:table-row table:style-name="ro4">
          <table:table-cell office:value-type="float" office:value="602" table:formula="of:=[.A602]+1" table:style-name="ce4">
            <text:p>602</text:p>
          </table:table-cell>
          <table:table-cell office:value-type="string" table:style-name="ce9">
            <text:p>Santoquin Mixture 6<text:s text:c="69"/></text:p>
          </table:table-cell>
          <table:table-cell office:value-type="string" table:style-name="ce6">
            <text:p>PT. EWNutrition Innovations Indonesia</text:p>
          </table:table-cell>
          <table:table-cell office:value-type="string" table:style-name="ce6">
            <text:p>Alamanda Tower Lt.23 Unit B, Jl. Simatupang Kav.23 - 24 RT.001/RW.001 Cilandak Barat, Cilandak, Jakarta Selatan 12430</text:p>
          </table:table-cell>
          <table:table-cell office:value-type="string" table:style-name="ce4">
            <text:p>DKI Jakarta</text:p>
          </table:table-cell>
          <table:table-cell office:value-type="string" table:style-name="ce4">
            <text:p>Importir</text:p>
          </table:table-cell>
          <table:table-cell office:value-type="string" table:style-name="ce8">
            <text:p>KKP RI I 1807361 PBS<text:s text:c="7"/></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Ethoxyquin tekhnis <text:s text:c="2"/>666 gram</text:p>
            <text:p/>
          </table:table-cell>
          <table:table-cell office:value-type="string" table:style-name="ce9">
            <text:p>Sebagai antioksidan yang ditambahkan ke dalam pakan</text:p>
          </table:table-cell>
          <table:table-cell office:value-type="date" office:date-value="2023-07-09T00:00:00" table:style-name="ce10">
            <text:p>9-Jul-2023</text:p>
          </table:table-cell>
          <table:table-cell office:value-type="float" office:value="-487" table:formula="of:=[.N603]-TODAY()" table:style-name="ce11">
            <text:p>-487</text:p>
          </table:table-cell>
          <table:table-cell office:value-type="string" office:string-value="Kadaluarsa" table:formula="of:=IF([.O603]&gt;0;&quot;Berlaku&quot;;&quot;Kadaluarsa&quot;)" table:style-name="ce12">
            <text:p>Kadaluarsa</text:p>
          </table:table-cell>
          <table:table-cell table:number-columns-repeated="16368"/>
        </table:table-row>
        <table:table-row table:style-name="ro2">
          <table:table-cell office:value-type="float" office:value="603" table:formula="of:=[.A603]+1" table:style-name="ce4">
            <text:p>603</text:p>
          </table:table-cell>
          <table:table-cell office:value-type="string" table:style-name="ce9">
            <text:p>Caprivac Icta<text:s text:c="80"/></text:p>
          </table:table-cell>
          <table:table-cell office:value-type="string" table:style-name="ce1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8">
            <text:p>KKP RI D 1807222 - P1 VKC<text:s text:c="11"/></text:p>
          </table:table-cell>
          <table:table-cell office:value-type="string" table:style-name="ce8">
            <text:p>Dalam Negeri</text:p>
          </table:table-cell>
          <table:table-cell office:value-type="string" table:style-name="ce4">
            <text:p>Obat Keras</text:p>
          </table:table-cell>
          <table:table-cell office:value-type="string" table:style-name="ce16">
            <text:p>Cair</text:p>
          </table:table-cell>
          <table:table-cell office:value-type="string" table:style-name="ce4">
            <text:p>Biologik<text:s/></text:p>
            <text:p>(Vaksin)</text:p>
          </table:table-cell>
          <table:table-cell office:value-type="string" table:style-name="ce7">
            <text:p>Edwardsiella ictaluri 12-0275 <text:s text:c="3"/>≥ 1.0 x 107 CFU</text:p>
            <text:p/>
          </table:table-cell>
          <table:table-cell office:value-type="string" table:style-name="ce9">
            <text:p>Memberi kekebalan tubuh terhadap penyakit Enteric Septicemia of Cattlefish (ESC) yang disebabkan oleh infeksi bakteri Edwardsiella ictaluri</text:p>
          </table:table-cell>
          <table:table-cell office:value-type="date" office:date-value="2023-07-09T00:00:00" table:style-name="ce10">
            <text:p>9-Jul-2023</text:p>
          </table:table-cell>
          <table:table-cell office:value-type="float" office:value="-487" table:formula="of:=[.N604]-TODAY()" table:style-name="ce11">
            <text:p>-487</text:p>
          </table:table-cell>
          <table:table-cell office:value-type="string" office:string-value="Kadaluarsa" table:formula="of:=IF([.O604]&gt;0;&quot;Berlaku&quot;;&quot;Kadaluarsa&quot;)" table:style-name="ce12">
            <text:p>Kadaluarsa</text:p>
          </table:table-cell>
          <table:table-cell table:number-columns-repeated="16368"/>
        </table:table-row>
        <table:table-row table:style-name="ro2">
          <table:table-cell office:value-type="float" office:value="604" table:formula="of:=[.A604]+1" table:style-name="ce4">
            <text:p>604</text:p>
          </table:table-cell>
          <table:table-cell office:value-type="string" table:style-name="ce5">
            <text:p>IHHNV PCR Detection Kit</text:p>
          </table:table-cell>
          <table:table-cell office:value-type="string" table:style-name="ce5">
            <text:p>PT. Nugen Bioscience Indonesia</text:p>
          </table:table-cell>
          <table:table-cell office:value-type="string" table:style-name="ce7">
            <text:p>Jl. Parangtritis Raya Blok A 5E No. 12 Ancol Barat, Jakarta Utara</text:p>
          </table:table-cell>
          <table:table-cell office:value-type="string" table:style-name="ce8">
            <text:p>DKI Jakarta</text:p>
          </table:table-cell>
          <table:table-cell office:value-type="string" table:style-name="ce8">
            <text:p>Produsen</text:p>
          </table:table-cell>
          <table:table-cell office:value-type="string" table:style-name="ce13">
            <text:p>KKP RI D 1804107 - P1 BBC</text:p>
          </table:table-cell>
          <table:table-cell office:value-type="string" table:style-name="ce13">
            <text:p>Dalam Negeri</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7">
            <text:p>a. 1 x PCR Premix</text:p>
            <text:p>b. Tag Enzim</text:p>
            <text:p>c. IHHNV Kontrol positif</text:p>
            <text:p>d. DNA Marker</text:p>
            <text:p>e. 6 x Loading Dye</text:p>
          </table:table-cell>
          <table:table-cell office:value-type="string" table:style-name="ce9">
            <text:p>Untuk mendeteksi rangkaian genetik Infectious Hypodermal and Hematopoietic Necrosis Virus (IHHNV)</text:p>
          </table:table-cell>
          <table:table-cell office:value-type="date" office:date-value="2023-04-26T00:00:00" table:style-name="ce10">
            <text:p>26-Apr-2023</text:p>
          </table:table-cell>
          <table:table-cell office:value-type="float" office:value="-561" table:formula="of:=[.N605]-TODAY()" table:style-name="ce11">
            <text:p>-561</text:p>
          </table:table-cell>
          <table:table-cell office:value-type="string" office:string-value="Kadaluarsa" table:formula="of:=IF([.O605]&gt;0;&quot;Berlaku&quot;;&quot;Kadaluarsa&quot;)" table:style-name="ce12">
            <text:p>Kadaluarsa</text:p>
          </table:table-cell>
          <table:table-cell table:number-columns-repeated="16368"/>
        </table:table-row>
        <table:table-row table:style-name="ro2">
          <table:table-cell office:value-type="float" office:value="605" table:formula="of:=[.A605]+1" table:style-name="ce4">
            <text:p>605</text:p>
          </table:table-cell>
          <table:table-cell office:value-type="string" table:style-name="ce9">
            <text:p>SP FV1 Basemix<text:s text:c="68"/></text:p>
          </table:table-cell>
          <table:table-cell office:value-type="string" table:style-name="ce9">
            <text:p>PT. Central Proteina Prima</text:p>
          </table:table-cell>
          <table:table-cell office:value-type="string" table:style-name="ce6">
            <text:p>Wisma GKBI Lantai 19, Jl. Jend. Sudirman No.28, Jakarta Pusat</text:p>
          </table:table-cell>
          <table:table-cell office:value-type="string" table:style-name="ce4">
            <text:p>DKI Jakarta</text:p>
          </table:table-cell>
          <table:table-cell office:value-type="string" table:style-name="ce8">
            <text:p>Produsen/Importir</text:p>
          </table:table-cell>
          <table:table-cell office:value-type="string" table:style-name="ce8">
            <text:p>KKP RI I 1804336 PBS<text:s text:c="6"/></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 A, Vit D3, Vit E, Vit K, Vit B1, Vit B2, Vit B6, Vit B12, Niasin, Asam Folat, Asam Pantotenat, Biotin, Inositol, Methionine</text:p>
          </table:table-cell>
          <table:table-cell office:value-type="string" table:style-name="ce9">
            <text:p>Sebagai feed suplemen untuk udang</text:p>
            <text:p/>
          </table:table-cell>
          <table:table-cell office:value-type="date" office:date-value="2023-04-26T00:00:00" table:style-name="ce10">
            <text:p>26-Apr-2023</text:p>
          </table:table-cell>
          <table:table-cell office:value-type="float" office:value="-561" table:formula="of:=[.N606]-TODAY()" table:style-name="ce11">
            <text:p>-561</text:p>
          </table:table-cell>
          <table:table-cell office:value-type="string" office:string-value="Kadaluarsa" table:formula="of:=IF([.O606]&gt;0;&quot;Berlaku&quot;;&quot;Kadaluarsa&quot;)" table:style-name="ce12">
            <text:p>Kadaluarsa</text:p>
          </table:table-cell>
          <table:table-cell table:number-columns-repeated="16368"/>
        </table:table-row>
        <table:table-row table:style-name="ro2">
          <table:table-cell office:value-type="float" office:value="606" table:formula="of:=[.A606]+1" table:style-name="ce4">
            <text:p>606</text:p>
          </table:table-cell>
          <table:table-cell office:value-type="string" table:style-name="ce9">
            <text:p>SP V5 Basemix<text:s text:c="70"/></text:p>
          </table:table-cell>
          <table:table-cell office:value-type="string" table:style-name="ce9">
            <text:p>PT. Central Proteina Prima</text:p>
          </table:table-cell>
          <table:table-cell office:value-type="string" table:style-name="ce6">
            <text:p>Wisma GKBI Lantai 19, Jl. Jend. Sudirman No.28, Jakarta Pusat</text:p>
          </table:table-cell>
          <table:table-cell office:value-type="string" table:style-name="ce4">
            <text:p>DKI Jakarta</text:p>
          </table:table-cell>
          <table:table-cell office:value-type="string" table:style-name="ce8">
            <text:p>Produsen/Importir</text:p>
          </table:table-cell>
          <table:table-cell office:value-type="string" table:style-name="ce8">
            <text:p>KKP RI I 1804337 PBS<text:s text:c="10"/></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 A, Vit D3, Vit E, Vit K, Vit B1, Vit B2, Vit B6, Vit B12, Niasin, Asam Folat, Asam Pantotenat, Biotin, Inositol</text:p>
          </table:table-cell>
          <table:table-cell office:value-type="string" table:style-name="ce9">
            <text:p>Sebagai feed suplemen untuk ikan</text:p>
            <text:p/>
          </table:table-cell>
          <table:table-cell office:value-type="date" office:date-value="2023-04-26T00:00:00" table:style-name="ce10">
            <text:p>26-Apr-2023</text:p>
          </table:table-cell>
          <table:table-cell office:value-type="float" office:value="-561" table:formula="of:=[.N607]-TODAY()" table:style-name="ce11">
            <text:p>-561</text:p>
          </table:table-cell>
          <table:table-cell office:value-type="string" office:string-value="Kadaluarsa" table:formula="of:=IF([.O607]&gt;0;&quot;Berlaku&quot;;&quot;Kadaluarsa&quot;)" table:style-name="ce12">
            <text:p>Kadaluarsa</text:p>
          </table:table-cell>
          <table:table-cell table:number-columns-repeated="16368"/>
        </table:table-row>
        <table:table-row table:style-name="ro4">
          <table:table-cell office:value-type="float" office:value="607" table:formula="of:=[.A607]+1" table:style-name="ce4">
            <text:p>607</text:p>
          </table:table-cell>
          <table:table-cell office:value-type="string" table:style-name="ce9">
            <text:p>MIN AQA FRS 2.0 C CAN 51085<text:s text:c="45"/></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4344 PBS<text:s text:c="9"/></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Ferrous, Copper, Zinc, Mangan, Selenium, Cobalt, Iodine</text:p>
            <text:p/>
          </table:table-cell>
          <table:table-cell office:value-type="string" table:style-name="ce9">
            <text:p>Sebagai feed suplemen untuk Ikan air tawar</text:p>
          </table:table-cell>
          <table:table-cell office:value-type="date" office:date-value="2023-04-26T00:00:00" table:style-name="ce10">
            <text:p>26-Apr-2023</text:p>
          </table:table-cell>
          <table:table-cell office:value-type="float" office:value="-561" table:formula="of:=[.N608]-TODAY()" table:style-name="ce11">
            <text:p>-561</text:p>
          </table:table-cell>
          <table:table-cell office:value-type="string" office:string-value="Kadaluarsa" table:formula="of:=IF([.O608]&gt;0;&quot;Berlaku&quot;;&quot;Kadaluarsa&quot;)" table:style-name="ce12">
            <text:p>Kadaluarsa</text:p>
          </table:table-cell>
          <table:table-cell table:number-columns-repeated="16368"/>
        </table:table-row>
        <table:table-row table:style-name="ro10">
          <table:table-cell office:value-type="float" office:value="608" table:formula="of:=[.A608]+1" table:style-name="ce4">
            <text:p>608</text:p>
          </table:table-cell>
          <table:table-cell office:value-type="string" table:style-name="ce9">
            <text:p>Super Media<text:s text:c="81"/></text:p>
          </table:table-cell>
          <table:table-cell office:value-type="string" table:style-name="ce9">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8">
            <text:p>KKP RI D 1804346 PBC<text:s text:c="7"/></text:p>
          </table:table-cell>
          <table:table-cell office:value-type="string" table:style-name="ce8">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7">
            <text:p>NaCl, fish meal, molase</text:p>
          </table:table-cell>
          <table:table-cell office:value-type="string" table:style-name="ce9">
            <text:p>- Mempercepat aktivasi bakteri Super NB;</text:p>
            <text:p>- Mempercepat pembentukan warna air dan menjaga kestabilan warna air</text:p>
          </table:table-cell>
          <table:table-cell office:value-type="date" office:date-value="2023-04-26T00:00:00" table:style-name="ce10">
            <text:p>26-Apr-2023</text:p>
          </table:table-cell>
          <table:table-cell office:value-type="float" office:value="-561" table:formula="of:=[.N609]-TODAY()" table:style-name="ce11">
            <text:p>-561</text:p>
          </table:table-cell>
          <table:table-cell office:value-type="string" office:string-value="Kadaluarsa" table:formula="of:=IF([.O609]&gt;0;&quot;Berlaku&quot;;&quot;Kadaluarsa&quot;)" table:style-name="ce12">
            <text:p>Kadaluarsa</text:p>
          </table:table-cell>
          <table:table-cell table:number-columns-repeated="16368"/>
        </table:table-row>
        <table:table-row table:style-name="ro16">
          <table:table-cell office:value-type="float" office:value="609" table:formula="of:=[.A609]+1" table:style-name="ce4">
            <text:p>609</text:p>
          </table:table-cell>
          <table:table-cell office:value-type="string" table:style-name="ce9">
            <text:p>AlphaGro<text:s text:c="95"/></text:p>
          </table:table-cell>
          <table:table-cell office:value-type="string" table:style-name="ce9">
            <text:p>PT. Blue Aqua Indonesia</text:p>
          </table:table-cell>
          <table:table-cell office:value-type="string" table:style-name="ce9">
            <text:p>Taman Tekno BSD Blok H8 No.3, <text:s/>Desa Setu, BSD, Tangerang Selatan-Banten, Telp/Fax: '(021) 55747645</text:p>
            <text:p>Produsen asal:</text:p>
            <text:p>Blue Aqua International Pte.Ltd</text:p>
            <text:p>(31 Harrison Road, #04-02 Food Empire Building, Singapore)</text:p>
          </table:table-cell>
          <table:table-cell office:value-type="string" table:style-name="ce4">
            <text:p>Banten</text:p>
          </table:table-cell>
          <table:table-cell office:value-type="string" table:style-name="ce4">
            <text:p>Importir</text:p>
          </table:table-cell>
          <table:table-cell office:value-type="string" table:style-name="ce8">
            <text:p>KKP RI I 1804348 PBS<text:s text:c="8"/></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Asam Format, Kalsium Format, Asam Propionat, Kalsium Propionat</text:p>
            <text:p/>
          </table:table-cell>
          <table:table-cell office:value-type="string" table:style-name="ce9">
            <text:p>Meningkatkan laju pertumbuhan udang, meningkatkan nilai kelulusan hidup pada udang</text:p>
          </table:table-cell>
          <table:table-cell office:value-type="date" office:date-value="2023-04-26T00:00:00" table:style-name="ce10">
            <text:p>26-Apr-2023</text:p>
          </table:table-cell>
          <table:table-cell office:value-type="float" office:value="-561" table:formula="of:=[.N610]-TODAY()" table:style-name="ce11">
            <text:p>-561</text:p>
          </table:table-cell>
          <table:table-cell office:value-type="string" office:string-value="Kadaluarsa" table:formula="of:=IF([.O610]&gt;0;&quot;Berlaku&quot;;&quot;Kadaluarsa&quot;)" table:style-name="ce12">
            <text:p>Kadaluarsa</text:p>
          </table:table-cell>
          <table:table-cell table:number-columns-repeated="16368"/>
        </table:table-row>
        <table:table-row table:style-name="ro10">
          <table:table-cell office:value-type="float" office:value="610" table:formula="of:=[.A610]+1" table:style-name="ce4">
            <text:p>610</text:p>
          </table:table-cell>
          <table:table-cell office:value-type="string" table:style-name="ce9">
            <text:p>Alpha Ject micro 1 TiLa<text:s text:c="63"/></text:p>
          </table:table-cell>
          <table:table-cell office:value-type="string" table:style-name="ce9">
            <text:p>PT. Zoetis Animal Health</text:p>
          </table:table-cell>
          <table:table-cell office:value-type="string" table:style-name="ce7">
            <text:p>Talavera Suite Lt.19 Uni 05-06, Talavera Office Park, Jl. TB. Simatupang Kav. 22-26, Cilandak, Jakarta Selatan</text:p>
          </table:table-cell>
          <table:table-cell office:value-type="string" table:style-name="ce4">
            <text:p>DKI Jakarta</text:p>
          </table:table-cell>
          <table:table-cell office:value-type="string" table:style-name="ce4">
            <text:p>Importir</text:p>
          </table:table-cell>
          <table:table-cell office:value-type="string" table:style-name="ce8">
            <text:p>KKP RI I 1804349 VKC<text:s text:c="6"/></text:p>
          </table:table-cell>
          <table:table-cell office:value-type="string" table:style-name="ce8">
            <text:p>Impor</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7">
            <text:p>Streptococcus agalactiae</text:p>
          </table:table-cell>
          <table:table-cell office:value-type="string" table:style-name="ce9">
            <text:p>Menurunkan mortalitas akibat penyakit yang disebabkan oleh Streptococcus agalactiae pada ikan Nila/Tilapia</text:p>
          </table:table-cell>
          <table:table-cell office:value-type="date" office:date-value="2023-04-26T00:00:00" table:style-name="ce10">
            <text:p>26-Apr-2023</text:p>
          </table:table-cell>
          <table:table-cell office:value-type="float" office:value="-561" table:formula="of:=[.N611]-TODAY()" table:style-name="ce11">
            <text:p>-561</text:p>
          </table:table-cell>
          <table:table-cell office:value-type="string" office:string-value="Kadaluarsa" table:formula="of:=IF([.O611]&gt;0;&quot;Berlaku&quot;;&quot;Kadaluarsa&quot;)" table:style-name="ce12">
            <text:p>Kadaluarsa</text:p>
          </table:table-cell>
          <table:table-cell table:number-columns-repeated="16368"/>
        </table:table-row>
        <table:table-row table:style-name="ro4">
          <table:table-cell office:value-type="float" office:value="611" table:formula="of:=[.A611]+1" table:style-name="ce4">
            <text:p>611</text:p>
          </table:table-cell>
          <table:table-cell office:value-type="string" table:style-name="ce15">
            <text:p>Pondguard Salt<text:s/></text:p>
          </table:table-cell>
          <table:table-cell office:value-type="string" table:style-name="ce15">
            <text:p>PT. Central Bali Bahari</text:p>
          </table:table-cell>
          <table:table-cell office:value-type="string" table:style-name="ce7">
            <text:p>Desa Merak Belantung, Kec. Kalianda, Kab. Lampung Selatan - Prov. Lampung</text:p>
          </table:table-cell>
          <table:table-cell office:value-type="string" table:style-name="ce8">
            <text:p>Lampung</text:p>
          </table:table-cell>
          <table:table-cell office:value-type="string" table:style-name="ce8">
            <text:p>Produsen</text:p>
          </table:table-cell>
          <table:table-cell office:value-type="string" table:style-name="ce8">
            <text:p>KKP RI D 1804350 HBS<text:s text:c="2"/></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16">
            <text:p>Obat Alami/Herbal</text:p>
          </table:table-cell>
          <table:table-cell office:value-type="string" table:style-name="ce7">
            <text:p>Garam (NaCl), Minyak Herbal Alami: minyak pinus (Pinus sp), minyak lavender (Lavandula sp), minyak eucalyptus (Eucalyptus sp).</text:p>
            <text:p/>
          </table:table-cell>
          <table:table-cell office:value-type="string" table:style-name="ce9">
            <text:p>Meningkatkan kesehatan hewan aquatik</text:p>
          </table:table-cell>
          <table:table-cell office:value-type="date" office:date-value="2023-04-26T00:00:00" table:style-name="ce10">
            <text:p>26-Apr-2023</text:p>
          </table:table-cell>
          <table:table-cell office:value-type="float" office:value="-561" table:formula="of:=[.N612]-TODAY()" table:style-name="ce11">
            <text:p>-561</text:p>
          </table:table-cell>
          <table:table-cell office:value-type="string" office:string-value="Kadaluarsa" table:formula="of:=IF([.O612]&gt;0;&quot;Berlaku&quot;;&quot;Kadaluarsa&quot;)" table:style-name="ce12">
            <text:p>Kadaluarsa</text:p>
          </table:table-cell>
          <table:table-cell table:number-columns-repeated="16368"/>
        </table:table-row>
        <table:table-row table:style-name="ro4">
          <table:table-cell office:value-type="float" office:value="612" table:formula="of:=[.A612]+1" table:style-name="ce4">
            <text:p>612</text:p>
          </table:table-cell>
          <table:table-cell office:value-type="string" table:style-name="ce9">
            <text:p>MIN AQA FRS 1.0 C JCI<text:s text:c="61"/></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2330 PBS<text:s text:c="9"/></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9">
            <text:p>Sebagai feed supplemen untuk ikan air tawar</text:p>
          </table:table-cell>
          <table:table-cell office:value-type="date" office:date-value="2023-02-28T00:00:00" table:style-name="ce10">
            <text:p>28-Feb-2023</text:p>
          </table:table-cell>
          <table:table-cell office:value-type="float" office:value="-618" table:formula="of:=[.N613]-TODAY()" table:style-name="ce11">
            <text:p>-618</text:p>
          </table:table-cell>
          <table:table-cell office:value-type="string" office:string-value="Kadaluarsa" table:formula="of:=IF([.O613]&gt;0;&quot;Berlaku&quot;;&quot;Kadaluarsa&quot;)" table:style-name="ce12">
            <text:p>Kadaluarsa</text:p>
          </table:table-cell>
          <table:table-cell table:number-columns-repeated="16368"/>
        </table:table-row>
        <table:table-row table:style-name="ro4">
          <table:table-cell office:value-type="float" office:value="613" table:formula="of:=[.A613]+1" table:style-name="ce4">
            <text:p>613</text:p>
          </table:table-cell>
          <table:table-cell office:value-type="string" table:style-name="ce9">
            <text:p>VIT AQA SHP C CJI</text:p>
            <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2331 PBS<text:s text:c="15"/></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9">
            <text:p>Sebagai feed supplemen untuk udang</text:p>
          </table:table-cell>
          <table:table-cell office:value-type="date" office:date-value="2023-02-28T00:00:00" table:style-name="ce10">
            <text:p>28-Feb-2023</text:p>
          </table:table-cell>
          <table:table-cell office:value-type="float" office:value="-618" table:formula="of:=[.N614]-TODAY()" table:style-name="ce11">
            <text:p>-618</text:p>
          </table:table-cell>
          <table:table-cell office:value-type="string" office:string-value="Kadaluarsa" table:formula="of:=IF([.O614]&gt;0;&quot;Berlaku&quot;;&quot;Kadaluarsa&quot;)" table:style-name="ce12">
            <text:p>Kadaluarsa</text:p>
          </table:table-cell>
          <table:table-cell table:number-columns-repeated="16368"/>
        </table:table-row>
        <table:table-row table:style-name="ro4">
          <table:table-cell office:value-type="float" office:value="614" table:formula="of:=[.A614]+1" table:style-name="ce4">
            <text:p>614</text:p>
          </table:table-cell>
          <table:table-cell office:value-type="string" table:style-name="ce9">
            <text:p>MIN AQA SHP C CJI<text:s text:c="65"/></text:p>
            <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2332 PBS<text:s text:c="14"/></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9">
            <text:p>Hanya untuk digunakan pada pakan udang</text:p>
          </table:table-cell>
          <table:table-cell office:value-type="date" office:date-value="2023-02-28T00:00:00" table:style-name="ce10">
            <text:p>28-Feb-2023</text:p>
          </table:table-cell>
          <table:table-cell office:value-type="float" office:value="-618" table:formula="of:=[.N615]-TODAY()" table:style-name="ce11">
            <text:p>-618</text:p>
          </table:table-cell>
          <table:table-cell office:value-type="string" office:string-value="Kadaluarsa" table:formula="of:=IF([.O615]&gt;0;&quot;Berlaku&quot;;&quot;Kadaluarsa&quot;)" table:style-name="ce12">
            <text:p>Kadaluarsa</text:p>
          </table:table-cell>
          <table:table-cell table:number-columns-repeated="16368"/>
        </table:table-row>
        <table:table-row table:style-name="ro4">
          <table:table-cell office:value-type="float" office:value="615" table:formula="of:=[.A615]+1" table:style-name="ce4">
            <text:p>615</text:p>
          </table:table-cell>
          <table:table-cell office:value-type="string" table:style-name="ce7">
            <text:p>VIT AQA FRS 2.5 C CAN 50180F<text:s text:c="6"/></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2333 PBS<text:s text:c="11"/></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9">
            <text:p>Suplemen pakan untuk ikan air tawar</text:p>
          </table:table-cell>
          <table:table-cell office:value-type="date" office:date-value="2023-02-28T00:00:00" table:style-name="ce10">
            <text:p>28-Feb-2023</text:p>
          </table:table-cell>
          <table:table-cell office:value-type="float" office:value="-618" table:formula="of:=[.N616]-TODAY()" table:style-name="ce11">
            <text:p>-618</text:p>
          </table:table-cell>
          <table:table-cell office:value-type="string" office:string-value="Kadaluarsa" table:formula="of:=IF([.O616]&gt;0;&quot;Berlaku&quot;;&quot;Kadaluarsa&quot;)" table:style-name="ce12">
            <text:p>Kadaluarsa</text:p>
          </table:table-cell>
          <table:table-cell table:number-columns-repeated="16368"/>
        </table:table-row>
        <table:table-row table:style-name="ro4">
          <table:table-cell office:value-type="float" office:value="616" table:formula="of:=[.A616]+1" table:style-name="ce4">
            <text:p>616</text:p>
          </table:table-cell>
          <table:table-cell office:value-type="string" table:style-name="ce9">
            <text:p>MAXCARE AQUA FRESH WATER 10 CTSH S<text:s text:c="39"/></text:p>
            <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2334 PBS<text:s text:c="19"/></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9">
            <text:p>Suplemen pakan untuk Cat Fish</text:p>
          </table:table-cell>
          <table:table-cell office:value-type="date" office:date-value="2023-02-28T00:00:00" table:style-name="ce10">
            <text:p>28-Feb-2023</text:p>
          </table:table-cell>
          <table:table-cell office:value-type="float" office:value="-618" table:formula="of:=[.N617]-TODAY()" table:style-name="ce11">
            <text:p>-618</text:p>
          </table:table-cell>
          <table:table-cell office:value-type="string" office:string-value="Kadaluarsa" table:formula="of:=IF([.O617]&gt;0;&quot;Berlaku&quot;;&quot;Kadaluarsa&quot;)" table:style-name="ce12">
            <text:p>Kadaluarsa</text:p>
          </table:table-cell>
          <table:table-cell table:number-columns-repeated="16368"/>
        </table:table-row>
        <table:table-row table:style-name="ro4">
          <table:table-cell office:value-type="float" office:value="617" table:formula="of:=[.A617]+1" table:style-name="ce4">
            <text:p>617</text:p>
          </table:table-cell>
          <table:table-cell office:value-type="string" table:style-name="ce9">
            <text:p>MAXCARE AQUA FRS 10 TLP<text:s text:c="58"/></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802335 PBS<text:s text:c="12"/></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9">
            <text:p>Suplemen pakan untuk ikan Tilapia</text:p>
          </table:table-cell>
          <table:table-cell office:value-type="date" office:date-value="2023-02-28T00:00:00" table:style-name="ce10">
            <text:p>28-Feb-2023</text:p>
          </table:table-cell>
          <table:table-cell office:value-type="float" office:value="-618" table:formula="of:=[.N618]-TODAY()" table:style-name="ce11">
            <text:p>-618</text:p>
          </table:table-cell>
          <table:table-cell office:value-type="string" office:string-value="Kadaluarsa" table:formula="of:=IF([.O618]&gt;0;&quot;Berlaku&quot;;&quot;Kadaluarsa&quot;)" table:style-name="ce12">
            <text:p>Kadaluarsa</text:p>
          </table:table-cell>
          <table:table-cell table:number-columns-repeated="16368"/>
        </table:table-row>
        <table:table-row table:style-name="ro10">
          <table:table-cell office:value-type="float" office:value="618" table:formula="of:=[.A618]+1" table:style-name="ce4">
            <text:p>618</text:p>
          </table:table-cell>
          <table:table-cell office:value-type="string" table:style-name="ce7">
            <text:p>Nutri Bull 0.2%<text:s text:c="34"/></text:p>
          </table:table-cell>
          <table:table-cell office:value-type="string" table:style-name="ce9">
            <text:p>PT. CARGILL INDONESIA</text:p>
          </table:table-cell>
          <table:table-cell office:value-type="string" table:style-name="ce6">
            <text:p>Wisma 46 Kota BNI Lantai 28 Suite 2801, Jl. Jend. Sudirman Kav. 1, Daerah Khusus Ibukota Jakarta</text:p>
          </table:table-cell>
          <table:table-cell office:value-type="string" table:style-name="ce4">
            <text:p>DKI Jakarta</text:p>
          </table:table-cell>
          <table:table-cell office:value-type="string" table:style-name="ce4">
            <text:p>Importir</text:p>
          </table:table-cell>
          <table:table-cell office:value-type="string" table:style-name="ce8">
            <text:p>KKP RI I 1712326 PBS<text:s text:c="23"/></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Glucoronolactone</text:p>
          </table:table-cell>
          <table:table-cell office:value-type="string" table:style-name="ce9">
            <text:p>Sebagai suplemen pakan untuk ikan</text:p>
          </table:table-cell>
          <table:table-cell office:value-type="date" office:date-value="2022-12-18T00:00:00" table:style-name="ce10">
            <text:p>18-Dec-2022</text:p>
          </table:table-cell>
          <table:table-cell office:value-type="float" office:value="-690" table:formula="of:=[.N619]-TODAY()" table:style-name="ce11">
            <text:p>-690</text:p>
          </table:table-cell>
          <table:table-cell office:value-type="string" office:string-value="Kadaluarsa" table:formula="of:=IF([.O619]&gt;0;&quot;Berlaku&quot;;&quot;Kadaluarsa&quot;)" table:style-name="ce12">
            <text:p>Kadaluarsa</text:p>
          </table:table-cell>
          <table:table-cell table:number-columns-repeated="16368"/>
        </table:table-row>
        <table:table-row table:style-name="ro4">
          <table:table-cell office:value-type="float" office:value="619" table:formula="of:=[.A619]+1" table:style-name="ce4">
            <text:p>619</text:p>
          </table:table-cell>
          <table:table-cell office:value-type="string" table:style-name="ce9">
            <text:p><text:s/>MIN AQA HER 1.0 C STP<text:s text:c="50"/></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2327 PBS<text:s text:c="14"/></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9">
            <text:p>Sebagai suplemen pakan untuk ikan air tawar</text:p>
          </table:table-cell>
          <table:table-cell office:value-type="date" office:date-value="2022-12-18T00:00:00" table:style-name="ce10">
            <text:p>18-Dec-2022</text:p>
          </table:table-cell>
          <table:table-cell office:value-type="float" office:value="-690" table:formula="of:=[.N620]-TODAY()" table:style-name="ce11">
            <text:p>-690</text:p>
          </table:table-cell>
          <table:table-cell office:value-type="string" office:string-value="Kadaluarsa" table:formula="of:=IF([.O620]&gt;0;&quot;Berlaku&quot;;&quot;Kadaluarsa&quot;)" table:style-name="ce12">
            <text:p>Kadaluarsa</text:p>
          </table:table-cell>
          <table:table-cell table:number-columns-repeated="16368"/>
        </table:table-row>
        <table:table-row table:style-name="ro4">
          <table:table-cell office:value-type="float" office:value="620" table:formula="of:=[.A620]+1" table:style-name="ce4">
            <text:p>620</text:p>
          </table:table-cell>
          <table:table-cell office:value-type="string" table:style-name="ce9">
            <text:p><text:s/>MIN AQA OMN C STP<text:s text:c="63"/></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2328 PBS<text:s text:c="8"/></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9">
            <text:p>Sebagai suplemen pakan untuk ikan omnivora</text:p>
          </table:table-cell>
          <table:table-cell office:value-type="date" office:date-value="2022-12-18T00:00:00" table:style-name="ce10">
            <text:p>18-Dec-2022</text:p>
          </table:table-cell>
          <table:table-cell office:value-type="float" office:value="-690" table:formula="of:=[.N621]-TODAY()" table:style-name="ce11">
            <text:p>-690</text:p>
          </table:table-cell>
          <table:table-cell office:value-type="string" office:string-value="Kadaluarsa" table:formula="of:=IF([.O621]&gt;0;&quot;Berlaku&quot;;&quot;Kadaluarsa&quot;)" table:style-name="ce12">
            <text:p>Kadaluarsa</text:p>
          </table:table-cell>
          <table:table-cell table:number-columns-repeated="16368"/>
        </table:table-row>
        <table:table-row table:style-name="ro4">
          <table:table-cell office:value-type="float" office:value="621" table:formula="of:=[.A621]+1" table:style-name="ce4">
            <text:p>621</text:p>
          </table:table-cell>
          <table:table-cell office:value-type="string" table:style-name="ce9">
            <text:p>MIN AQA MRN C STP<text:s text:c="63"/></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2329 PBS<text:s text:c="16"/></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9">
            <text:p>Sebagai suplemen pakan untuk ikan air laut</text:p>
          </table:table-cell>
          <table:table-cell office:value-type="date" office:date-value="2022-12-18T00:00:00" table:style-name="ce10">
            <text:p>18-Dec-2022</text:p>
          </table:table-cell>
          <table:table-cell office:value-type="float" office:value="-690" table:formula="of:=[.N622]-TODAY()" table:style-name="ce11">
            <text:p>-690</text:p>
          </table:table-cell>
          <table:table-cell office:value-type="string" office:string-value="Kadaluarsa" table:formula="of:=IF([.O622]&gt;0;&quot;Berlaku&quot;;&quot;Kadaluarsa&quot;)" table:style-name="ce12">
            <text:p>Kadaluarsa</text:p>
          </table:table-cell>
          <table:table-cell table:number-columns-repeated="16368"/>
        </table:table-row>
        <table:table-row table:style-name="ro4">
          <table:table-cell office:value-type="float" office:value="622" table:formula="of:=[.A622]+1" table:style-name="ce4">
            <text:p>622</text:p>
          </table:table-cell>
          <table:table-cell office:value-type="string" table:style-name="ce7">
            <text:p>TNOX-T<text:s text:c="37"/></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1320 PBS<text:s text:c="8"/></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BHA, BHT</text:p>
          </table:table-cell>
          <table:table-cell office:value-type="string" table:style-name="ce9">
            <text:p>Sebagai antioksidan</text:p>
          </table:table-cell>
          <table:table-cell office:value-type="date" office:date-value="2022-11-15T00:00:00" table:style-name="ce10">
            <text:p>15-Nov-2022</text:p>
          </table:table-cell>
          <table:table-cell office:value-type="float" office:value="-723" table:formula="of:=[.N623]-TODAY()" table:style-name="ce11">
            <text:p>-723</text:p>
          </table:table-cell>
          <table:table-cell office:value-type="string" office:string-value="Kadaluarsa" table:formula="of:=IF([.O623]&gt;0;&quot;Berlaku&quot;;&quot;Kadaluarsa&quot;)" table:style-name="ce12">
            <text:p>Kadaluarsa</text:p>
          </table:table-cell>
          <table:table-cell table:number-columns-repeated="16368"/>
        </table:table-row>
        <table:table-row table:style-name="ro8">
          <table:table-cell office:value-type="float" office:value="623" table:formula="of:=[.A623]+1" table:style-name="ce4">
            <text:p>623</text:p>
          </table:table-cell>
          <table:table-cell office:value-type="string" table:style-name="ce5">
            <text:p>VETREGARD</text:p>
          </table:table-cell>
          <table:table-cell office:value-type="string" table:style-name="ce5">
            <text:p>PT. Sinar Hidup Satwa</text:p>
          </table:table-cell>
          <table:table-cell office:value-type="string" table:style-name="ce7">
            <text:p>Kantor:</text:p>
            <text:p>Sentral Senayan II Lantai 16, Jl. Asia Afrika No.8, Kel. Gelora, Kec. Tanah Abang, Jakarta Pusat</text:p>
            <text:p>Pabrik:</text:p>
            <text:p>Jl. Raya Pasar Kemis Km 4,1, Tangerang, Provinsi Banten</text:p>
          </table:table-cell>
          <table:table-cell office:value-type="string" table:style-name="ce8">
            <text:p>Banten</text:p>
          </table:table-cell>
          <table:table-cell office:value-type="string" table:style-name="ce8">
            <text:p>Produsen/Importir/Eksportir</text:p>
          </table:table-cell>
          <table:table-cell office:value-type="string" table:style-name="ce14">
            <text:p>KKP RI I 1710069 - P1 FTS</text:p>
          </table:table-cell>
          <table:table-cell office:value-type="string" table:style-name="ce1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7">
            <text:p>Yeast (<text:span text:style-name="T4">Saccharomyces</text:span><text:s/>cereviseae), Bifidobacterium, thermopilum (contain beta 1.3 and 1.6 glucan), Peptidoglycan</text:p>
          </table:table-cell>
          <table:table-cell office:value-type="string" table:style-name="ce9">
            <text:p>- Meningkatkan daya tahan tubuh ikan dan udang;</text:p>
            <text:p>- Mengurangi tingkat kematian;</text:p>
            <text:p>- Efektif melawan infeksi bakteri pathogen yang merugikan;</text:p>
            <text:p>- Meningkatkan penyerapan nutrisi pakan</text:p>
          </table:table-cell>
          <table:table-cell office:value-type="date" office:date-value="2022-11-15T00:00:00" table:style-name="ce10">
            <text:p>15-Nov-2022</text:p>
          </table:table-cell>
          <table:table-cell office:value-type="float" office:value="-723" table:formula="of:=[.N624]-TODAY()" table:style-name="ce11">
            <text:p>-723</text:p>
          </table:table-cell>
          <table:table-cell office:value-type="string" office:string-value="Kadaluarsa" table:formula="of:=IF([.O624]&gt;0;&quot;Berlaku&quot;;&quot;Kadaluarsa&quot;)" table:style-name="ce12">
            <text:p>Kadaluarsa</text:p>
          </table:table-cell>
          <table:table-cell table:number-columns-repeated="16368"/>
        </table:table-row>
        <table:table-row table:style-name="ro4">
          <table:table-cell office:value-type="float" office:value="624" table:formula="of:=[.A624]+1" table:style-name="ce4">
            <text:p>624</text:p>
          </table:table-cell>
          <table:table-cell office:value-type="string" table:style-name="ce5">
            <text:p>Epizym PST</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3">
            <text:p>KKP RI I 1710191 - P1 PbBS<text:s text:c="4"/></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5">
            <text:p>Bacillus sp, protease, lipase, amylase, celulase</text:p>
          </table:table-cell>
          <table:table-cell office:value-type="string" table:style-name="ce9">
            <text:p>Untuk bio-remediate limbah organik didalam tambak</text:p>
          </table:table-cell>
          <table:table-cell office:value-type="date" office:date-value="2022-11-15T00:00:00" table:style-name="ce10">
            <text:p>15-Nov-2022</text:p>
          </table:table-cell>
          <table:table-cell office:value-type="float" office:value="-723" table:formula="of:=[.N625]-TODAY()" table:style-name="ce11">
            <text:p>-723</text:p>
          </table:table-cell>
          <table:table-cell office:value-type="string" office:string-value="Kadaluarsa" table:formula="of:=IF([.O625]&gt;0;&quot;Berlaku&quot;;&quot;Kadaluarsa&quot;)" table:style-name="ce12">
            <text:p>Kadaluarsa</text:p>
          </table:table-cell>
          <table:table-cell table:number-columns-repeated="16368"/>
        </table:table-row>
        <table:table-row table:style-name="ro4">
          <table:table-cell office:value-type="float" office:value="625" table:formula="of:=[.A625]+1" table:style-name="ce4">
            <text:p>625</text:p>
          </table:table-cell>
          <table:table-cell office:value-type="string" table:style-name="ce9">
            <text:p>Maxcare Aqua FRS 10 Cat Fish<text:s text:c="54"/></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1 321 PBS<text:s text:c="7"/></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Bcomplex, C, D3, K, E, biotin, folic acid, Fe, Mn, Mg, Se, Cu</text:p>
          </table:table-cell>
          <table:table-cell office:value-type="string" table:style-name="ce9">
            <text:p>Sebagai feed suplemen untuk ikan lele</text:p>
          </table:table-cell>
          <table:table-cell office:value-type="date" office:date-value="2022-11-15T00:00:00" table:style-name="ce10">
            <text:p>15-Nov-2022</text:p>
          </table:table-cell>
          <table:table-cell office:value-type="float" office:value="-723" table:formula="of:=[.N626]-TODAY()" table:style-name="ce11">
            <text:p>-723</text:p>
          </table:table-cell>
          <table:table-cell office:value-type="string" office:string-value="Kadaluarsa" table:formula="of:=IF([.O626]&gt;0;&quot;Berlaku&quot;;&quot;Kadaluarsa&quot;)" table:style-name="ce12">
            <text:p>Kadaluarsa</text:p>
          </table:table-cell>
          <table:table-cell table:number-columns-repeated="16368"/>
        </table:table-row>
        <table:table-row table:style-name="ro4">
          <table:table-cell office:value-type="float" office:value="626" table:formula="of:=[.A626]+1" table:style-name="ce4">
            <text:p>626</text:p>
          </table:table-cell>
          <table:table-cell office:value-type="string" table:style-name="ce7">
            <text:p>MIN AQA SHP VAN 1.0 C STP<text:s text:c="78"/></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1322 PBS<text:s text:c="19"/></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9">
            <text:p>Sebagai feed suplement untuk udang</text:p>
          </table:table-cell>
          <table:table-cell office:value-type="date" office:date-value="2022-11-15T00:00:00" table:style-name="ce10">
            <text:p>15-Nov-2022</text:p>
          </table:table-cell>
          <table:table-cell office:value-type="float" office:value="-723" table:formula="of:=[.N627]-TODAY()" table:style-name="ce11">
            <text:p>-723</text:p>
          </table:table-cell>
          <table:table-cell office:value-type="string" office:string-value="Kadaluarsa" table:formula="of:=IF([.O627]&gt;0;&quot;Berlaku&quot;;&quot;Kadaluarsa&quot;)" table:style-name="ce12">
            <text:p>Kadaluarsa</text:p>
          </table:table-cell>
          <table:table-cell table:number-columns-repeated="16368"/>
        </table:table-row>
        <table:table-row table:style-name="ro4">
          <table:table-cell office:value-type="float" office:value="627" table:formula="of:=[.A627]+1" table:style-name="ce4">
            <text:p>627</text:p>
          </table:table-cell>
          <table:table-cell office:value-type="string" table:style-name="ce9">
            <text:p>MIN AQA SHP MRN 1.0 C STP<text:s text:c="46"/></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11323 PBS<text:s text:c="6"/></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Zn, Fe, Mn, Cu, I, Se, Co</text:p>
          </table:table-cell>
          <table:table-cell office:value-type="string" table:style-name="ce9">
            <text:p>Sebagai feed suplement untuk udang</text:p>
          </table:table-cell>
          <table:table-cell office:value-type="date" office:date-value="2022-11-15T00:00:00" table:style-name="ce10">
            <text:p>15-Nov-2022</text:p>
          </table:table-cell>
          <table:table-cell office:value-type="float" office:value="-723" table:formula="of:=[.N628]-TODAY()" table:style-name="ce11">
            <text:p>-723</text:p>
          </table:table-cell>
          <table:table-cell office:value-type="string" office:string-value="Kadaluarsa" table:formula="of:=IF([.O628]&gt;0;&quot;Berlaku&quot;;&quot;Kadaluarsa&quot;)" table:style-name="ce12">
            <text:p>Kadaluarsa</text:p>
          </table:table-cell>
          <table:table-cell table:number-columns-repeated="16368"/>
        </table:table-row>
        <table:table-row table:style-name="ro5">
          <table:table-cell office:value-type="float" office:value="628" table:formula="of:=[.A628]+1" table:style-name="ce4">
            <text:p>628</text:p>
          </table:table-cell>
          <table:table-cell office:value-type="string" table:style-name="ce19">
            <text:p>Boster Aquaenzym</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16">
            <text:p>KKP RI D 1710317 Pb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7">
            <text:p>Bacillus subtilis, amylase, protease, cellulase</text:p>
          </table:table-cell>
          <table:table-cell office:value-type="string" table:style-name="ce9">
            <text:p>Meningkatkan kualitas lingkungan budidaya/tambak</text:p>
          </table:table-cell>
          <table:table-cell office:value-type="date" office:date-value="2022-10-16T00:00:00" table:style-name="ce10">
            <text:p>16-Oct-2022</text:p>
          </table:table-cell>
          <table:table-cell office:value-type="float" office:value="-753" table:formula="of:=[.N629]-TODAY()" table:style-name="ce11">
            <text:p>-753</text:p>
          </table:table-cell>
          <table:table-cell office:value-type="string" office:string-value="Kadaluarsa" table:formula="of:=IF([.O629]&gt;0;&quot;Berlaku&quot;;&quot;Kadaluarsa&quot;)" table:style-name="ce12">
            <text:p>Kadaluarsa</text:p>
          </table:table-cell>
          <table:table-cell table:number-columns-repeated="16368"/>
        </table:table-row>
        <table:table-row table:style-name="ro5">
          <table:table-cell office:value-type="float" office:value="629" table:formula="of:=[.A629]+1" table:style-name="ce4">
            <text:p>629</text:p>
          </table:table-cell>
          <table:table-cell office:value-type="string" table:style-name="ce19">
            <text:p>Boster Aquaenzym Tablet</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16">
            <text:p>KKP RI D 1710318 Pb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7">
            <text:p>Bacillus subtilis, amylase, protease, cellulase</text:p>
          </table:table-cell>
          <table:table-cell office:value-type="string" table:style-name="ce9">
            <text:p>Meningkatkan kualitas air lingkungan budidaya/tambak</text:p>
          </table:table-cell>
          <table:table-cell office:value-type="date" office:date-value="2022-10-16T00:00:00" table:style-name="ce10">
            <text:p>16-Oct-2022</text:p>
          </table:table-cell>
          <table:table-cell office:value-type="float" office:value="-753" table:formula="of:=[.N630]-TODAY()" table:style-name="ce11">
            <text:p>-753</text:p>
          </table:table-cell>
          <table:table-cell office:value-type="string" office:string-value="Kadaluarsa" table:formula="of:=IF([.O630]&gt;0;&quot;Berlaku&quot;;&quot;Kadaluarsa&quot;)" table:style-name="ce12">
            <text:p>Kadaluarsa</text:p>
          </table:table-cell>
          <table:table-cell table:number-columns-repeated="16368"/>
        </table:table-row>
        <table:table-row table:style-name="ro5">
          <table:table-cell office:value-type="float" office:value="630" table:formula="of:=[.A630]+1" table:style-name="ce4">
            <text:p>630</text:p>
          </table:table-cell>
          <table:table-cell office:value-type="string" table:style-name="ce19">
            <text:p>Boster Sel Multi</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16">
            <text:p>KKP RI D 1710319 PbBC</text:p>
          </table:table-cell>
          <table:table-cell office:value-type="string" table:style-name="ce16">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7">
            <text:p>Bacillus sp, Nitrosomonas sp, Nitrobacter sp</text:p>
          </table:table-cell>
          <table:table-cell office:value-type="string" table:style-name="ce59">
            <text:p>Memperbaiki kualitas air pada kolam pemeliharaan ikan</text:p>
          </table:table-cell>
          <table:table-cell office:value-type="date" office:date-value="2022-10-16T00:00:00" table:style-name="ce10">
            <text:p>16-Oct-2022</text:p>
          </table:table-cell>
          <table:table-cell office:value-type="float" office:value="-753" table:formula="of:=[.N631]-TODAY()" table:style-name="ce11">
            <text:p>-753</text:p>
          </table:table-cell>
          <table:table-cell office:value-type="string" office:string-value="Kadaluarsa" table:formula="of:=IF([.O631]&gt;0;&quot;Berlaku&quot;;&quot;Kadaluarsa&quot;)" table:style-name="ce12">
            <text:p>Kadaluarsa</text:p>
          </table:table-cell>
          <table:table-cell table:number-columns-repeated="16368"/>
        </table:table-row>
        <table:table-row table:style-name="ro4">
          <table:table-cell office:value-type="float" office:value="631" table:formula="of:=[.A631]+1" table:style-name="ce4">
            <text:p>631</text:p>
          </table:table-cell>
          <table:table-cell office:value-type="string" table:style-name="ce9">
            <text:p><text:s/>VIT AQA SHP VAN 2.0 C STP<text:s text:c="46"/></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8">
            <text:p>KKP RI D 1708311 PBS<text:s text:c="8"/></text:p>
          </table:table-cell>
          <table:table-cell office:value-type="string" table:style-name="ce8">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9">
            <text:p>Sebagai feed suplemen untuk udang</text:p>
          </table:table-cell>
          <table:table-cell office:value-type="date" office:date-value="2022-08-30T00:00:00" table:style-name="ce10">
            <text:p>30-Aug-2022</text:p>
          </table:table-cell>
          <table:table-cell office:value-type="float" office:value="-800" table:formula="of:=[.N632]-TODAY()" table:style-name="ce11">
            <text:p>-800</text:p>
          </table:table-cell>
          <table:table-cell office:value-type="string" office:string-value="Kadaluarsa" table:formula="of:=IF([.O632]&gt;0;&quot;Berlaku&quot;;&quot;Kadaluarsa&quot;)" table:style-name="ce12">
            <text:p>Kadaluarsa</text:p>
          </table:table-cell>
          <table:table-cell table:number-columns-repeated="16368"/>
        </table:table-row>
        <table:table-row table:style-name="ro4">
          <table:table-cell office:value-type="float" office:value="632" table:formula="of:=[.A632]+1" table:style-name="ce4">
            <text:p>632</text:p>
          </table:table-cell>
          <table:table-cell office:value-type="string" table:style-name="ce7">
            <text:p><text:s/>VIT AQA OMN 2.0 C STP <text:s text:c="84"/>(PT. Trouw Nutrition Indonesia)</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16">
            <text:p>KKP RI D 1708312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9">
            <text:p>Sebagai feed suplemen untuk ikan air tawar</text:p>
          </table:table-cell>
          <table:table-cell office:value-type="date" office:date-value="2022-08-30T00:00:00" table:style-name="ce10">
            <text:p>30-Aug-2022</text:p>
          </table:table-cell>
          <table:table-cell office:value-type="float" office:value="-800" table:formula="of:=[.N633]-TODAY()" table:style-name="ce11">
            <text:p>-800</text:p>
          </table:table-cell>
          <table:table-cell office:value-type="string" office:string-value="Kadaluarsa" table:formula="of:=IF([.O633]&gt;0;&quot;Berlaku&quot;;&quot;Kadaluarsa&quot;)" table:style-name="ce12">
            <text:p>Kadaluarsa</text:p>
          </table:table-cell>
          <table:table-cell table:number-columns-repeated="16368"/>
        </table:table-row>
        <table:table-row table:style-name="ro4">
          <table:table-cell office:value-type="float" office:value="633" table:formula="of:=[.A633]+1" table:style-name="ce4">
            <text:p>633</text:p>
          </table:table-cell>
          <table:table-cell office:value-type="string" table:style-name="ce9">
            <text:p>VIT AQA HER 2.5 C STP<text:s text:c="63"/></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16">
            <text:p>KKP RI D 1708313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9">
            <text:p>Sebagai feed suplemen untuk ikan air tawar</text:p>
          </table:table-cell>
          <table:table-cell office:value-type="date" office:date-value="2022-08-30T00:00:00" table:style-name="ce10">
            <text:p>30-Aug-2022</text:p>
          </table:table-cell>
          <table:table-cell office:value-type="float" office:value="-800" table:formula="of:=[.N634]-TODAY()" table:style-name="ce11">
            <text:p>-800</text:p>
          </table:table-cell>
          <table:table-cell office:value-type="string" office:string-value="Kadaluarsa" table:formula="of:=IF([.O634]&gt;0;&quot;Berlaku&quot;;&quot;Kadaluarsa&quot;)" table:style-name="ce12">
            <text:p>Kadaluarsa</text:p>
          </table:table-cell>
          <table:table-cell table:number-columns-repeated="16368"/>
        </table:table-row>
        <table:table-row table:style-name="ro4">
          <table:table-cell office:value-type="float" office:value="634" table:formula="of:=[.A634]+1" table:style-name="ce4">
            <text:p>634</text:p>
          </table:table-cell>
          <table:table-cell office:value-type="string" table:style-name="ce9">
            <text:p><text:s/>VIT AQA MRN 2.0 C STP<text:s text:c="58"/></text:p>
          </table:table-cell>
          <table:table-cell office:value-type="string" table:style-name="ce6">
            <text:p>PT. Trouw Nutrition Indonesia</text:p>
          </table:table-cell>
          <table:table-cell office:value-type="string" table:style-name="ce7">
            <text:p>Kawasan Industri MM 2100 Jl. Selayar Blok A3-2, Desa Mekarwangi, Kel/Desa Mekarwangi, Kec. Cikarang Barat - Bekasi 17845</text:p>
          </table:table-cell>
          <table:table-cell office:value-type="string" table:style-name="ce8">
            <text:p>Jawa Barat</text:p>
          </table:table-cell>
          <table:table-cell office:value-type="string" table:style-name="ce8">
            <text:p>Produsen/Importir</text:p>
          </table:table-cell>
          <table:table-cell office:value-type="string" table:style-name="ce16">
            <text:p>KKP RI D 1708314 PBS</text:p>
          </table:table-cell>
          <table:table-cell office:value-type="string" table:style-name="ce16">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E, B1, B2, B6, B12, C, D3, K3, Ca-D-Pantothenate, folic acid</text:p>
          </table:table-cell>
          <table:table-cell office:value-type="string" table:style-name="ce9">
            <text:p>Sebagai feed suplemen untuk ikan air laut</text:p>
          </table:table-cell>
          <table:table-cell office:value-type="date" office:date-value="2022-08-30T00:00:00" table:style-name="ce10">
            <text:p>30-Aug-2022</text:p>
          </table:table-cell>
          <table:table-cell office:value-type="float" office:value="-800" table:formula="of:=[.N635]-TODAY()" table:style-name="ce11">
            <text:p>-800</text:p>
          </table:table-cell>
          <table:table-cell office:value-type="string" office:string-value="Kadaluarsa" table:formula="of:=IF([.O635]&gt;0;&quot;Berlaku&quot;;&quot;Kadaluarsa&quot;)" table:style-name="ce12">
            <text:p>Kadaluarsa</text:p>
          </table:table-cell>
          <table:table-cell table:number-columns-repeated="16368"/>
        </table:table-row>
        <table:table-row table:style-name="ro10">
          <table:table-cell office:value-type="float" office:value="635" table:formula="of:=[.A635]+1" table:style-name="ce4">
            <text:p>635</text:p>
          </table:table-cell>
          <table:table-cell office:value-type="string" table:style-name="ce19">
            <text:p>Mintrex Mn</text:p>
          </table:table-cell>
          <table:table-cell office:value-type="string" table:style-name="ce6">
            <text:p>PT. Novus International Indonesia</text:p>
          </table:table-cell>
          <table:table-cell office:value-type="string" table:style-name="ce6">
            <text:p>Menara Prima Lt.2 Jl. Lingkar Mega Kuningan Blok 6.2 Jakarta 12950, Telp/Fax: (021) 57947966/ (021) 57947967</text:p>
          </table:table-cell>
          <table:table-cell office:value-type="string" table:style-name="ce4">
            <text:p>DKI Jakarta</text:p>
          </table:table-cell>
          <table:table-cell office:value-type="string" table:style-name="ce4">
            <text:p>Importir</text:p>
          </table:table-cell>
          <table:table-cell office:value-type="string" table:style-name="ce16">
            <text:p>KKP RI I 1705306 PB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n DL - methionine<text:s/></text:p>
          </table:table-cell>
          <table:table-cell office:value-type="string" table:style-name="ce9">
            <text:p>Sebagai sumber Mangan (Mn) organik</text:p>
          </table:table-cell>
          <table:table-cell office:value-type="date" office:date-value="2022-05-12T00:00:00" table:style-name="ce10">
            <text:p>12-May-2022</text:p>
          </table:table-cell>
          <table:table-cell office:value-type="float" office:value="-910" table:formula="of:=[.N636]-TODAY()" table:style-name="ce11">
            <text:p>-910</text:p>
          </table:table-cell>
          <table:table-cell office:value-type="string" office:string-value="Kadaluarsa" table:formula="of:=IF([.O636]&gt;0;&quot;Berlaku&quot;;&quot;Kadaluarsa&quot;)" table:style-name="ce12">
            <text:p>Kadaluarsa</text:p>
          </table:table-cell>
          <table:table-cell table:number-columns-repeated="16368"/>
        </table:table-row>
        <table:table-row table:style-name="ro14">
          <table:table-cell office:value-type="float" office:value="636" table:formula="of:=[.A636]+1" table:style-name="ce4">
            <text:p>636</text:p>
          </table:table-cell>
          <table:table-cell office:value-type="string" table:style-name="ce7">
            <text:p>KEM GLO 10 DRY<text:s text:c="82"/></text:p>
          </table:table-cell>
          <table:table-cell office:value-type="string" table:style-name="ce9">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1706307 PBS<text:s text:c="16"/></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saponifiction paprika extract</text:p>
          </table:table-cell>
          <table:table-cell office:value-type="string" table:style-name="ce9">
            <text:p>Sumber alami karatenoid berwarna merah dari ekstrak paprika yang telah disaponifikasi</text:p>
          </table:table-cell>
          <table:table-cell office:value-type="date" office:date-value="2022-06-13T00:00:00" table:style-name="ce10">
            <text:p>13-Jun-2022</text:p>
          </table:table-cell>
          <table:table-cell office:value-type="float" office:value="-878" table:formula="of:=[.N637]-TODAY()" table:style-name="ce11">
            <text:p>-878</text:p>
          </table:table-cell>
          <table:table-cell office:value-type="string" office:string-value="Kadaluarsa" table:formula="of:=IF([.O637]&gt;0;&quot;Berlaku&quot;;&quot;Kadaluarsa&quot;)" table:style-name="ce12">
            <text:p>Kadaluarsa</text:p>
          </table:table-cell>
          <table:table-cell table:number-columns-repeated="16368"/>
        </table:table-row>
        <table:table-row table:style-name="ro14">
          <table:table-cell office:value-type="float" office:value="637" table:formula="of:=[.A637]+1" table:style-name="ce4">
            <text:p>637</text:p>
          </table:table-cell>
          <table:table-cell office:value-type="string" table:style-name="ce7">
            <text:p>KEM GLO DRY<text:s text:c="82"/></text:p>
          </table:table-cell>
          <table:table-cell office:value-type="string" table:style-name="ce9">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8">
            <text:p>KKP RI I 1706308 PBS<text:s text:c="16"/></text:p>
          </table:table-cell>
          <table:table-cell office:value-type="string" table:style-name="ce8">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saponifiction paprika extract</text:p>
          </table:table-cell>
          <table:table-cell office:value-type="string" table:style-name="ce9">
            <text:p>Sumber alami karatenoid berwarna merah dari ekstrak paprika yang telah disaponifikasi</text:p>
          </table:table-cell>
          <table:table-cell office:value-type="date" office:date-value="2022-06-13T00:00:00" table:style-name="ce10">
            <text:p>13-Jun-2022</text:p>
          </table:table-cell>
          <table:table-cell office:value-type="float" office:value="-878" table:formula="of:=[.N638]-TODAY()" table:style-name="ce11">
            <text:p>-878</text:p>
          </table:table-cell>
          <table:table-cell office:value-type="string" office:string-value="Kadaluarsa" table:formula="of:=IF([.O638]&gt;0;&quot;Berlaku&quot;;&quot;Kadaluarsa&quot;)" table:style-name="ce12">
            <text:p>Kadaluarsa</text:p>
          </table:table-cell>
          <table:table-cell table:number-columns-repeated="16368"/>
        </table:table-row>
        <table:table-row table:style-name="ro30">
          <table:table-cell office:value-type="float" office:value="638" table:formula="of:=[.A638]+1" table:style-name="ce4">
            <text:p>638</text:p>
          </table:table-cell>
          <table:table-cell office:value-type="string" table:style-name="ce19">
            <text:p>Calibrin - Z</text:p>
          </table:table-cell>
          <table:table-cell office:value-type="string" table:style-name="ce9">
            <office:annotation draw:style-name="a30" svg:x="1.05in" svg:y="1643.275in" svg:width="0.641666666666667in" svg:height="11.25in">
              <dc:creator>Microsoft Office User</dc:creator>
              <text:p><text:span text:style-name="T2">(dialihkan ke PT. Amlan Perdagangan Internasional)</text:span></text:p>
            </office:annotation>
            <text:p>PT. Amlan Perdagangan International</text:p>
          </table:table-cell>
          <table:table-cell office:value-type="string" table:style-name="ce9">
            <text:p>Jl. Jenderal Sudirman Kav.29-31, Jakarta 12920</text:p>
          </table:table-cell>
          <table:table-cell office:value-type="string" table:style-name="ce4">
            <text:p>DKI Jakarta</text:p>
          </table:table-cell>
          <table:table-cell office:value-type="string" table:style-name="ce8">
            <text:p>Importir</text:p>
          </table:table-cell>
          <table:table-cell office:value-type="string" table:style-name="ce16">
            <text:p>KKP RI I 1703303 PBS<text:s/></text:p>
          </table:table-cell>
          <table:table-cell office:value-type="string" table:style-name="ce16">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Zn, Mg, Cu, Fe, Mn</text:p>
          </table:table-cell>
          <table:table-cell office:value-type="string" table:style-name="ce9">
            <text:p>Memperbaiki kesehatan pencernaan dan menyerap toksin dari bakteri dan jamur</text:p>
          </table:table-cell>
          <table:table-cell office:value-type="date" office:date-value="2022-03-01T00:00:00" table:style-name="ce10">
            <text:p>1-Mar-2022</text:p>
          </table:table-cell>
          <table:table-cell office:value-type="float" office:value="-982" table:formula="of:=[.N639]-TODAY()" table:style-name="ce11">
            <text:p>-982</text:p>
          </table:table-cell>
          <table:table-cell office:value-type="string" office:string-value="Kadaluarsa" table:formula="of:=IF([.O639]&gt;0;&quot;Berlaku&quot;;&quot;Kadaluarsa&quot;)" table:style-name="ce12">
            <text:p>Kadaluarsa</text:p>
          </table:table-cell>
          <table:table-cell table:number-columns-repeated="16368"/>
        </table:table-row>
        <table:table-row table:style-name="ro4">
          <table:table-cell office:value-type="float" office:value="639" table:formula="of:=[.A639]+1" table:style-name="ce4">
            <text:p>639</text:p>
          </table:table-cell>
          <table:table-cell office:value-type="string" table:style-name="ce15">
            <text:p>Tetra Test NH3/NH4</text:p>
          </table:table-cell>
          <table:table-cell office:value-type="string" table:style-name="ce15">
            <text:p>PT. Indonesia Pet Product</text:p>
          </table:table-cell>
          <table:table-cell office:value-type="string" table:style-name="ce9">
            <text:p>Jl. Pantai Indah Kapuk Boulevard UB-RGA/023, Kel. Kamal Muara, Kec. Penjaringan, Jakarta Utara 14470, Telp/Fax: (021) 29033351</text:p>
          </table:table-cell>
          <table:table-cell office:value-type="string" table:style-name="ce4">
            <text:p>DKI Jakarta</text:p>
          </table:table-cell>
          <table:table-cell office:value-type="string" table:style-name="ce4">
            <text:p>Importir</text:p>
          </table:table-cell>
          <table:table-cell office:value-type="string" table:style-name="ce16">
            <text:p>KKP RI I 1703302 FBC</text:p>
          </table:table-cell>
          <table:table-cell office:value-type="string" table:style-name="ce16">
            <text:p>Impor</text:p>
          </table:table-cell>
          <table:table-cell office:value-type="string" table:style-name="ce4">
            <text:p>Obat Bebas</text:p>
          </table:table-cell>
          <table:table-cell office:value-type="string" table:style-name="ce4">
            <text:p>Cair</text:p>
          </table:table-cell>
          <table:table-cell office:value-type="string" table:style-name="ce16">
            <text:p>Farmasetik</text:p>
          </table:table-cell>
          <table:table-cell office:value-type="string" table:style-name="ce7">
            <text:p>reagent for testing ammonia</text:p>
          </table:table-cell>
          <table:table-cell office:value-type="string" table:style-name="ce9">
            <text:p>Untuk mengukur kadar total ammonia yang terkandung pada air tawar dan air asin dengan menggunakan solusio tes</text:p>
          </table:table-cell>
          <table:table-cell office:value-type="date" office:date-value="2022-03-01T00:00:00" table:style-name="ce10">
            <text:p>1-Mar-2022</text:p>
          </table:table-cell>
          <table:table-cell office:value-type="float" office:value="-982" table:formula="of:=[.N640]-TODAY()" table:style-name="ce11">
            <text:p>-982</text:p>
          </table:table-cell>
          <table:table-cell office:value-type="string" office:string-value="Kadaluarsa" table:formula="of:=IF([.O640]&gt;0;&quot;Berlaku&quot;;&quot;Kadaluarsa&quot;)" table:style-name="ce12">
            <text:p>Kadaluarsa</text:p>
          </table:table-cell>
          <table:table-cell table:number-columns-repeated="16368"/>
        </table:table-row>
        <table:table-row table:style-name="ro4">
          <table:table-cell office:value-type="float" office:value="640" table:formula="of:=[.A640]+1" table:style-name="ce4">
            <text:p>640</text:p>
          </table:table-cell>
          <table:table-cell office:value-type="string" table:style-name="ce5">
            <text:p>Tetra Test KH</text:p>
          </table:table-cell>
          <table:table-cell office:value-type="string" table:style-name="ce6">
            <text:p>PT. Indonesia Pet Product</text:p>
          </table:table-cell>
          <table:table-cell office:value-type="string" table:style-name="ce9">
            <text:p>Jl. Pantai Indah Kapuk Boulevard UB-RGA/023, Kel. Kamal Muara, Kec. Penjaringan, Jakarta Utara 14470, Telp/Fax: (021) 29033351</text:p>
          </table:table-cell>
          <table:table-cell office:value-type="string" table:style-name="ce4">
            <text:p>DKI Jakarta</text:p>
          </table:table-cell>
          <table:table-cell office:value-type="string" table:style-name="ce4">
            <text:p>Importir</text:p>
          </table:table-cell>
          <table:table-cell office:value-type="string" table:style-name="ce4">
            <text:p>KKP RI I 1702299 F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Farmasetik</text:p>
          </table:table-cell>
          <table:table-cell office:value-type="string" table:style-name="ce5">
            <text:p>reagent for testing alkalynity</text:p>
          </table:table-cell>
          <table:table-cell office:value-type="string" table:style-name="ce9">
            <text:p>Untuk mengukur derajat KH (alkalinitas) yang terkandung pada air akuarium</text:p>
          </table:table-cell>
          <table:table-cell office:value-type="date" office:date-value="2022-02-03T00:00:00" table:style-name="ce10">
            <text:p>3-Feb-2022</text:p>
          </table:table-cell>
          <table:table-cell office:value-type="float" office:value="-1008" table:formula="of:=[.N641]-TODAY()" table:style-name="ce11">
            <text:p>-1008</text:p>
          </table:table-cell>
          <table:table-cell office:value-type="string" office:string-value="Kadaluarsa" table:formula="of:=IF([.O641]&gt;0;&quot;Berlaku&quot;;&quot;Kadaluarsa&quot;)" table:style-name="ce12">
            <text:p>Kadaluarsa</text:p>
          </table:table-cell>
          <table:table-cell table:number-columns-repeated="16368"/>
        </table:table-row>
        <table:table-row table:style-name="ro6">
          <table:table-cell office:value-type="float" office:value="641" table:formula="of:=[.A641]+1" table:style-name="ce4">
            <text:p>641</text:p>
          </table:table-cell>
          <table:table-cell office:value-type="string" table:style-name="ce5">
            <text:p>Minaraya</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4">
            <text:p>KKP RI D 1702301 P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5">
            <text:p>Bacillus sp</text:p>
          </table:table-cell>
          <table:table-cell office:value-type="string" table:style-name="ce9">
            <text:p>- Meningkatkan nafsu makan dan stamina tubuh;</text:p>
            <text:p>- Meningkatkan TDN;</text:p>
            <text:p>- Memperbaiki produksi;</text:p>
            <text:p>- Mempercepat waktu panen;</text:p>
            <text:p>- Menekan mortalitas;</text:p>
            <text:p>- Mengurangi stres;</text:p>
            <text:p>- Mempercepat dekomposisi bahan organik;</text:p>
            <text:p>- Menekan serangan hama dan penyakit;</text:p>
            <text:p>- Mempercepat pertumbuhan plankton</text:p>
          </table:table-cell>
          <table:table-cell office:value-type="date" office:date-value="2022-02-03T00:00:00" table:style-name="ce10">
            <text:p>3-Feb-2022</text:p>
          </table:table-cell>
          <table:table-cell office:value-type="float" office:value="-1008" table:formula="of:=[.N642]-TODAY()" table:style-name="ce11">
            <text:p>-1008</text:p>
          </table:table-cell>
          <table:table-cell office:value-type="string" office:string-value="Kadaluarsa" table:formula="of:=IF([.O642]&gt;0;&quot;Berlaku&quot;;&quot;Kadaluarsa&quot;)" table:style-name="ce12">
            <text:p>Kadaluarsa</text:p>
          </table:table-cell>
          <table:table-cell table:number-columns-repeated="16368"/>
        </table:table-row>
        <table:table-row table:style-name="ro8">
          <table:table-cell office:value-type="float" office:value="642" table:formula="of:=[.A642]+1" table:style-name="ce4">
            <text:p>642</text:p>
          </table:table-cell>
          <table:table-cell office:value-type="string" table:style-name="ce6">
            <text:p>URSAL PELET</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14">
            <text:p>KKP RI D 1702057-P1 PBS</text:p>
          </table:table-cell>
          <table:table-cell office:value-type="string" table:style-name="ce1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ixture rice and bran minerals</text:p>
          </table:table-cell>
          <table:table-cell office:value-type="string" table:style-name="ce9">
            <text:p>- Membantu meningkatkan hasil panen ikan, udang, bandeng;</text:p>
            <text:p>- Membantu mempercepat pertumbuhan nener,benur, udang dan bandeng;</text:p>
            <text:p>- Membantu menyuburkan pertumbuhan makanan alami yang baik dan cukup seperti plankton dan makanan lainnya;</text:p>
            <text:p>- Membantu memberikan rangsangan nafsu makan;</text:p>
            <text:p>- Membantu merangsang pertumbuhan dan pembentukan tubuh yang besar dan panjang serta daging yang padat, kekat, berbobot</text:p>
          </table:table-cell>
          <table:table-cell office:value-type="date" office:date-value="2022-02-03T00:00:00" table:style-name="ce10">
            <text:p>3-Feb-2022</text:p>
          </table:table-cell>
          <table:table-cell office:value-type="float" office:value="-1008" table:formula="of:=[.N643]-TODAY()" table:style-name="ce11">
            <text:p>-1008</text:p>
          </table:table-cell>
          <table:table-cell office:value-type="string" office:string-value="Kadaluarsa" table:formula="of:=IF([.O643]&gt;0;&quot;Berlaku&quot;;&quot;Kadaluarsa&quot;)" table:style-name="ce12">
            <text:p>Kadaluarsa</text:p>
          </table:table-cell>
          <table:table-cell table:number-columns-repeated="16368"/>
        </table:table-row>
        <table:table-row table:style-name="ro10">
          <table:table-cell office:value-type="float" office:value="643" table:formula="of:=[.A643]+1" table:style-name="ce4">
            <text:p>643</text:p>
          </table:table-cell>
          <table:table-cell office:value-type="string" table:style-name="ce5">
            <text:p>MP 51085</text:p>
          </table:table-cell>
          <table:table-cell office:value-type="string" table:style-name="ce6">
            <text:p>PT. Cargill Indonesia</text:p>
          </table:table-cell>
          <table:table-cell office:value-type="string" table:style-name="ce6">
            <text:p>Wisma 46 Kota BNI Lantai 28 Suite 2801, Jl. Jend. Sudirman Kav. 1, Daerah Khusus Ibukota Jakarta</text:p>
          </table:table-cell>
          <table:table-cell office:value-type="string" table:style-name="ce4">
            <text:p>DKI Jakarta</text:p>
          </table:table-cell>
          <table:table-cell office:value-type="string" table:style-name="ce4">
            <text:p>Importir</text:p>
          </table:table-cell>
          <table:table-cell office:value-type="string" table:style-name="ce4">
            <text:p>KKP RI I 1612297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Mg, Mn, Cu, Fe, Ca, Se, Co and Zn</text:p>
          </table:table-cell>
          <table:table-cell office:value-type="string" table:style-name="ce9">
            <text:p>Supplement essensial mineral untuk kebutuhan ikan</text:p>
          </table:table-cell>
          <table:table-cell office:value-type="date" office:date-value="2021-12-01T00:00:00" table:style-name="ce10">
            <text:p>1-Dec-2021</text:p>
          </table:table-cell>
          <table:table-cell office:value-type="float" office:value="-1072" table:formula="of:=[.N644]-TODAY()" table:style-name="ce11">
            <text:p>-1072</text:p>
          </table:table-cell>
          <table:table-cell office:value-type="string" office:string-value="Kadaluarsa" table:formula="of:=IF([.O644]&gt;0;&quot;Berlaku&quot;;&quot;Kadaluarsa&quot;)" table:style-name="ce12">
            <text:p>Kadaluarsa</text:p>
          </table:table-cell>
          <table:table-cell table:number-columns-repeated="16368"/>
        </table:table-row>
        <table:table-row table:style-name="ro10">
          <table:table-cell office:value-type="float" office:value="644" table:formula="of:=[.A644]+1" table:style-name="ce4">
            <text:p>644</text:p>
          </table:table-cell>
          <table:table-cell office:value-type="string" table:style-name="ce5">
            <text:p>VP 50180</text:p>
          </table:table-cell>
          <table:table-cell office:value-type="string" table:style-name="ce6">
            <text:p>PT. Cargill Indonesia</text:p>
          </table:table-cell>
          <table:table-cell office:value-type="string" table:style-name="ce6">
            <text:p>Wisma 46 Kota BNI Lantai 28 Suite 2801, Jl. Jend. Sudirman Kav. 1, Daerah Khusus Ibukota Jakarta</text:p>
          </table:table-cell>
          <table:table-cell office:value-type="string" table:style-name="ce4">
            <text:p>DKI Jakarta</text:p>
          </table:table-cell>
          <table:table-cell office:value-type="string" table:style-name="ce4">
            <text:p>Importir</text:p>
          </table:table-cell>
          <table:table-cell office:value-type="string" table:style-name="ce4">
            <text:p>KKP RI I 1612298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E, B1, B2, B6, B12, C, D3, K3, Ca-D-Pantothenate, folic acid</text:p>
          </table:table-cell>
          <table:table-cell office:value-type="string" table:style-name="ce9">
            <text:p>Supplement essensial vitamin untuk kebutuhan ikan</text:p>
          </table:table-cell>
          <table:table-cell office:value-type="date" office:date-value="2021-12-01T00:00:00" table:style-name="ce10">
            <text:p>1-Dec-2021</text:p>
          </table:table-cell>
          <table:table-cell office:value-type="float" office:value="-1072" table:formula="of:=[.N645]-TODAY()" table:style-name="ce11">
            <text:p>-1072</text:p>
          </table:table-cell>
          <table:table-cell office:value-type="string" office:string-value="Kadaluarsa" table:formula="of:=IF([.O645]&gt;0;&quot;Berlaku&quot;;&quot;Kadaluarsa&quot;)" table:style-name="ce12">
            <text:p>Kadaluarsa</text:p>
          </table:table-cell>
          <table:table-cell table:number-columns-repeated="16368"/>
        </table:table-row>
        <table:table-row table:style-name="ro2">
          <table:table-cell office:value-type="float" office:value="645" table:formula="of:=[.A645]+1" table:style-name="ce4">
            <text:p>645</text:p>
          </table:table-cell>
          <table:table-cell office:value-type="string" table:style-name="ce5">
            <text:p>Prosatu - P<text:s/></text:p>
          </table:table-cell>
          <table:table-cell office:value-type="string" table:style-name="ce5">
            <office:annotation draw:style-name="a31" svg:x="1.05in" svg:y="1657.825in" svg:width="0.641666666666667in" svg:height="0.375in">
              <dc:creator>Microsoft Office User</dc:creator>
              <text:p><text:span text:style-name="T2">(dialihkan ke PT. Rajawali Mitra Pakanindo per 19 Agt 2020)</text:span></text:p>
            </office:annotation>
            <text:p>PT. Blue Sky Biotech</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D 1112178 B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Bacillus subtilis, Bacillus licheniformis, Lactobacillus plantarum</text:p>
          </table:table-cell>
          <table:table-cell office:value-type="string" table:style-name="ce9">
            <text:p>Membantu pemeliharaan dalam menjaga kestabilan kualitas air serta menekan pertumbuhan bakteri pathogen dalam air tawar</text:p>
          </table:table-cell>
          <table:table-cell office:value-type="date" office:date-value="2021-12-05T00:00:00" table:style-name="ce10">
            <text:p>5-Dec-2021</text:p>
          </table:table-cell>
          <table:table-cell office:value-type="float" office:value="-1068" table:formula="of:=[.N646]-TODAY()" table:style-name="ce11">
            <text:p>-1068</text:p>
          </table:table-cell>
          <table:table-cell office:value-type="string" office:string-value="Kadaluarsa" table:formula="of:=IF([.O646]&gt;0;&quot;Berlaku&quot;;&quot;Kadaluarsa&quot;)" table:style-name="ce12">
            <text:p>Kadaluarsa</text:p>
          </table:table-cell>
          <table:table-cell table:number-columns-repeated="16368"/>
        </table:table-row>
        <table:table-row table:style-name="ro2">
          <table:table-cell office:value-type="float" office:value="646" table:formula="of:=[.A646]+1" table:style-name="ce4">
            <text:p>646</text:p>
          </table:table-cell>
          <table:table-cell office:value-type="string" table:style-name="ce6">
            <text:p>Bioku Fish</text:p>
          </table:table-cell>
          <table:table-cell office:value-type="string" table:style-name="ce6">
            <text:p>PT. Indo Acidatama</text:p>
          </table:table-cell>
          <table:table-cell office:value-type="string" table:style-name="ce7">
            <text:p>Jl. Solo -Sragen Km 11,4 Desa Kemiri, Kec. Kebakkramat, Karanganyar, Jateng</text:p>
          </table:table-cell>
          <table:table-cell office:value-type="string" table:style-name="ce8">
            <text:p>Jawa Tengah</text:p>
          </table:table-cell>
          <table:table-cell office:value-type="string" table:style-name="ce8">
            <text:p>Produsen</text:p>
          </table:table-cell>
          <table:table-cell office:value-type="string" table:style-name="ce4">
            <text:p>KKP RI D 1611291 P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5">
            <text:p>Bacillus sp, Rhodobacter</text:p>
          </table:table-cell>
          <table:table-cell office:value-type="string" table:style-name="ce9">
            <text:p>- Menyempurnakan sistem pencernaan ikan;</text:p>
            <text:p>- Menekan pertumbuhan bakteri yang meugikan sehingga mengurangi tingkat kematian ikan;</text:p>
            <text:p>- Mempercepat masa panen;</text:p>
            <text:p>- Memperbaiki kualitas ekosistem tambak</text:p>
          </table:table-cell>
          <table:table-cell office:value-type="date" office:date-value="2021-11-01T00:00:00" table:style-name="ce10">
            <text:p>1-Nov-2021</text:p>
          </table:table-cell>
          <table:table-cell office:value-type="float" office:value="-1102" table:formula="of:=[.N647]-TODAY()" table:style-name="ce11">
            <text:p>-1102</text:p>
          </table:table-cell>
          <table:table-cell office:value-type="string" office:string-value="Kadaluarsa" table:formula="of:=IF([.O647]&gt;0;&quot;Berlaku&quot;;&quot;Kadaluarsa&quot;)" table:style-name="ce12">
            <text:p>Kadaluarsa</text:p>
          </table:table-cell>
          <table:table-cell table:number-columns-repeated="16368"/>
        </table:table-row>
        <table:table-row table:style-name="ro4">
          <table:table-cell office:value-type="float" office:value="647" table:formula="of:=[.A647]+1" table:style-name="ce4">
            <text:p>647</text:p>
          </table:table-cell>
          <table:table-cell office:value-type="string" table:style-name="ce5">
            <text:p>Tetra Aqua pH/KH Minus</text:p>
          </table:table-cell>
          <table:table-cell office:value-type="string" table:style-name="ce6">
            <text:p>PT. Indonesia Pet Product</text:p>
          </table:table-cell>
          <table:table-cell office:value-type="string" table:style-name="ce9">
            <text:p>Jl. Pantai Indah Kapuk Boulevard UB-RGA/023, Kel. Kamal Muara, Kec. Penjaringan, Jakarta Utara 14470, Telp/Fax: (021) 29033351</text:p>
          </table:table-cell>
          <table:table-cell office:value-type="string" table:style-name="ce4">
            <text:p>DKI Jakarta</text:p>
          </table:table-cell>
          <table:table-cell office:value-type="string" table:style-name="ce4">
            <text:p>Importir</text:p>
          </table:table-cell>
          <table:table-cell office:value-type="string" table:style-name="ce4">
            <text:p>KKP RI I 1611292 F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Farmasetik</text:p>
          </table:table-cell>
          <table:table-cell office:value-type="string" table:style-name="ce5">
            <text:p>Hydrochloric acid, sulfuric acid</text:p>
          </table:table-cell>
          <table:table-cell office:value-type="string" table:style-name="ce9">
            <text:p>Mengontrol pH dan KH pada air akuarium</text:p>
          </table:table-cell>
          <table:table-cell office:value-type="date" office:date-value="2021-11-01T00:00:00" table:style-name="ce10">
            <text:p>1-Nov-2021</text:p>
          </table:table-cell>
          <table:table-cell office:value-type="float" office:value="-1102" table:formula="of:=[.N648]-TODAY()" table:style-name="ce11">
            <text:p>-1102</text:p>
          </table:table-cell>
          <table:table-cell office:value-type="string" office:string-value="Kadaluarsa" table:formula="of:=IF([.O648]&gt;0;&quot;Berlaku&quot;;&quot;Kadaluarsa&quot;)" table:style-name="ce12">
            <text:p>Kadaluarsa</text:p>
          </table:table-cell>
          <table:table-cell table:number-columns-repeated="16368"/>
        </table:table-row>
        <table:table-row table:style-name="ro15">
          <table:table-cell office:value-type="float" office:value="648" table:formula="of:=[.A648]+1" table:style-name="ce4">
            <text:p>648</text:p>
          </table:table-cell>
          <table:table-cell office:value-type="string" table:style-name="ce5">
            <text:p>Lipogest</text:p>
          </table:table-cell>
          <table:table-cell office:value-type="string" table:style-name="ce6">
            <text:p>PT. Bahtera Adi Jaya</text:p>
          </table:table-cell>
          <table:table-cell office:value-type="string" table:style-name="ce9">
            <text:p>Kantor:</text:p>
            <text:p>Kawasan Industri Candi, Jl. Gatot Subroto Blok 19, Kav.35, Ngaliyan, Kota Semarang, Provinsi Jawa Tengah</text:p>
            <text:p/>
            <text:p>Branch Office:<text:s/></text:p>
            <text:p>Taman Tekno BSD City Sektor XI Blok G3 No.30, Tangerang Selatan, Provinsi Banten</text:p>
            <text:p/>
            <text:p>Gudang:<text:s/></text:p>
            <text:p>Industri Raya IV Blok AI No.54, Kawasan Industri Jatake, Pasar Kemis, Kab. Tangerang Selatan, Provinsi Selatan, Telp. (021) 75881901</text:p>
            <text:p/>
          </table:table-cell>
          <table:table-cell office:value-type="string" table:style-name="ce4">
            <text:p>Banten</text:p>
          </table:table-cell>
          <table:table-cell office:value-type="string" table:style-name="ce4">
            <text:p>Importir</text:p>
          </table:table-cell>
          <table:table-cell office:value-type="string" table:style-name="ce4">
            <text:p>KKP RI I 1611293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bile salt, corn cob, wheat middlings, SiO2, talc, calcium propionate</text:p>
          </table:table-cell>
          <table:table-cell office:value-type="string" table:style-name="ce9">
            <text:p>Emulsifier untuk membantu pencernaan lipid pada ikan dan udang</text:p>
          </table:table-cell>
          <table:table-cell office:value-type="date" office:date-value="2021-11-01T00:00:00" table:style-name="ce10">
            <text:p>1-Nov-2021</text:p>
          </table:table-cell>
          <table:table-cell office:value-type="float" office:value="-1102" table:formula="of:=[.N649]-TODAY()" table:style-name="ce11">
            <text:p>-1102</text:p>
          </table:table-cell>
          <table:table-cell office:value-type="string" office:string-value="Kadaluarsa" table:formula="of:=IF([.O649]&gt;0;&quot;Berlaku&quot;;&quot;Kadaluarsa&quot;)" table:style-name="ce12">
            <text:p>Kadaluarsa</text:p>
          </table:table-cell>
          <table:table-cell table:number-columns-repeated="16368"/>
        </table:table-row>
        <table:table-row table:style-name="ro10">
          <table:table-cell office:value-type="float" office:value="649" table:formula="of:=[.A649]+1" table:style-name="ce4">
            <text:p>649</text:p>
          </table:table-cell>
          <table:table-cell office:value-type="string" table:style-name="ce5">
            <text:p>PV Poisson 0,2%</text:p>
          </table:table-cell>
          <table:table-cell office:value-type="string" table:style-name="ce6">
            <office:annotation draw:style-name="a32" svg:x="1.05in" svg:y="1667.8in" svg:width="0.641666666666667in" svg:height="0.375in">
              <dc:creator>Microsoft Office User</dc:creator>
              <text:p><text:span text:style-name="T2">(Tahun 2020 dialihkan ke PT. Guyovital)</text:span></text:p>
            </office:annotation>
            <text:p>PT. Guyovital</text:p>
          </table:table-cell>
          <table:table-cell office:value-type="string" table:style-name="ce7">
            <text:p>International Financial Center Jakarta Tower 2 Lt 36, Jalan Jenderal Sudirman Kavling 22-23, Karet, Setiabudi</text:p>
          </table:table-cell>
          <table:table-cell office:value-type="string" table:style-name="ce8">
            <text:p>DKI Jakarta</text:p>
          </table:table-cell>
          <table:table-cell office:value-type="string" table:style-name="ce8">
            <text:p>Importir</text:p>
          </table:table-cell>
          <table:table-cell office:value-type="string" table:style-name="ce4">
            <text:p>KKP RI I 1611294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Vitamin A, E, B1, B2, B6, B12, C, D3, K3, Ca-D-Pantothenate, Folic acid</text:p>
          </table:table-cell>
          <table:table-cell office:value-type="string" table:style-name="ce9">
            <text:p>Vitamin premiks untuk ikan</text:p>
          </table:table-cell>
          <table:table-cell office:value-type="date" office:date-value="2021-11-01T00:00:00" table:style-name="ce10">
            <text:p>1-Nov-2021</text:p>
          </table:table-cell>
          <table:table-cell office:value-type="float" office:value="-1102" table:formula="of:=[.N650]-TODAY()" table:style-name="ce11">
            <text:p>-1102</text:p>
          </table:table-cell>
          <table:table-cell office:value-type="string" office:string-value="Kadaluarsa" table:formula="of:=IF([.O650]&gt;0;&quot;Berlaku&quot;;&quot;Kadaluarsa&quot;)" table:style-name="ce12">
            <text:p>Kadaluarsa</text:p>
          </table:table-cell>
          <table:table-cell table:number-columns-repeated="16368"/>
        </table:table-row>
        <table:table-row table:style-name="ro9">
          <table:table-cell office:value-type="float" office:value="650" table:formula="of:=[.A650]+1" table:style-name="ce4">
            <text:p>650</text:p>
          </table:table-cell>
          <table:table-cell office:value-type="string" table:style-name="ce5">
            <text:p>Stable - C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D 1110173 P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C</text:p>
          </table:table-cell>
          <table:table-cell office:value-type="string" table:style-name="ce9">
            <text:p>- Melengkapi kebutuhan vitamin C pada pakan;</text:p>
            <text:p>- Meningkatkan daya tahan tubuh ikan dan udang terhadap serangan penyakit<text:s/></text:p>
          </table:table-cell>
          <table:table-cell office:value-type="date" office:date-value="2021-10-24T00:00:00" table:style-name="ce10">
            <text:p>24-Oct-2021</text:p>
          </table:table-cell>
          <table:table-cell office:value-type="float" office:value="-1110" table:formula="of:=[.N651]-TODAY()" table:style-name="ce11">
            <text:p>-1110</text:p>
          </table:table-cell>
          <table:table-cell office:value-type="string" office:string-value="Kadaluarsa" table:formula="of:=IF([.O651]&gt;0;&quot;Berlaku&quot;;&quot;Kadaluarsa&quot;)" table:style-name="ce12">
            <text:p>Kadaluarsa</text:p>
          </table:table-cell>
          <table:table-cell table:number-columns-repeated="16368"/>
        </table:table-row>
        <table:table-row table:style-name="ro18">
          <table:table-cell office:value-type="float" office:value="651" table:formula="of:=[.A651]+1" table:style-name="ce4">
            <text:p>651</text:p>
          </table:table-cell>
          <table:table-cell office:value-type="string" table:style-name="ce5">
            <text:p>Phoslock</text:p>
          </table:table-cell>
          <table:table-cell office:value-type="string" table:style-name="ce5">
            <text:p>PT. Sumber Hewan</text:p>
          </table:table-cell>
          <table:table-cell office:value-type="string" table:style-name="ce6">
            <text:p>Kantor:</text:p>
            <text:p>Cityloft Sudirman, Lantai 26, Unit 2601 dan 2603, Jl. KH. Mas Mansyur No. 121, Jakarta Pusat, Telp/Fax: (021) 25558666/ (021) 25558777</text:p>
            <text:p>Gudang:</text:p>
            <text:p>Ruko CBD Bidex Blok C No.17, Jl. Pahlawan Seribu, BSD Serpong, Kel. Lengkong Gudang, Kec. Serpong, Kota Tangerang Selatan, Provinsi Banten-15312, Telp (021) 53152608</text:p>
          </table:table-cell>
          <table:table-cell office:value-type="string" table:style-name="ce4">
            <text:p>DKI Jakarta</text:p>
          </table:table-cell>
          <table:table-cell office:value-type="string" table:style-name="ce4">
            <text:p>Importir</text:p>
          </table:table-cell>
          <table:table-cell office:value-type="string" table:style-name="ce4">
            <text:p>KKP RI I 1110175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Bentonite, Lantanum chloride</text:p>
          </table:table-cell>
          <table:table-cell office:value-type="string" table:style-name="ce9">
            <text:p>Mengendalikan pertumbuhan ganggang diperairan dan tambak ikan/udang</text:p>
          </table:table-cell>
          <table:table-cell office:value-type="date" office:date-value="2021-10-26T00:00:00" table:style-name="ce10">
            <text:p>26-Oct-2021</text:p>
          </table:table-cell>
          <table:table-cell office:value-type="float" office:value="-1108" table:formula="of:=[.N652]-TODAY()" table:style-name="ce11">
            <text:p>-1108</text:p>
          </table:table-cell>
          <table:table-cell office:value-type="string" office:string-value="Kadaluarsa" table:formula="of:=IF([.O652]&gt;0;&quot;Berlaku&quot;;&quot;Kadaluarsa&quot;)" table:style-name="ce12">
            <text:p>Kadaluarsa</text:p>
          </table:table-cell>
          <table:table-cell table:number-columns-repeated="16368"/>
        </table:table-row>
        <table:table-row table:style-name="ro2">
          <table:table-cell office:value-type="float" office:value="652" table:formula="of:=[.A652]+1" table:style-name="ce4">
            <text:p>652</text:p>
          </table:table-cell>
          <table:table-cell office:value-type="string" table:style-name="ce5">
            <text:p>Hygisoft</text:p>
          </table:table-cell>
          <table:table-cell office:value-type="string" table:style-name="ce5">
            <text:p>PT. Semeru Perkasa Permai</text:p>
          </table:table-cell>
          <table:table-cell office:value-type="string" table:style-name="ce9">
            <text:p>Jl. Hayam Wuruk 2 WW, Jakarta 10120 - Jakarta, Telp/Fax: (021) 3861729/ (021) 3807477</text:p>
          </table:table-cell>
          <table:table-cell office:value-type="string" table:style-name="ce4">
            <text:p>DKI Jakarta</text:p>
          </table:table-cell>
          <table:table-cell office:value-type="string" table:style-name="ce4">
            <text:p>Importir</text:p>
          </table:table-cell>
          <table:table-cell office:value-type="string" table:style-name="ce4">
            <text:p>KKP RI I 1109171 FTC</text:p>
          </table:table-cell>
          <table:table-cell office:value-type="string" table:style-name="ce4">
            <text:p>Impor</text:p>
          </table:table-cell>
          <table:table-cell office:value-type="string" table:style-name="ce4">
            <text:p>Obat Bebas Terbatas</text:p>
          </table:table-cell>
          <table:table-cell office:value-type="string" table:style-name="ce14">
            <text:p>Cair</text:p>
          </table:table-cell>
          <table:table-cell office:value-type="string" table:style-name="ce14">
            <text:p>Farmasetik</text:p>
          </table:table-cell>
          <table:table-cell office:value-type="string" table:style-name="ce6">
            <text:p>Polyhexamethylene guanidine (PHMG)</text:p>
          </table:table-cell>
          <table:table-cell office:value-type="string" table:style-name="ce9">
            <text:p>Desinfektan sarana dan prasarana hatchery</text:p>
          </table:table-cell>
          <table:table-cell office:value-type="date" office:date-value="2021-09-21T00:00:00" table:style-name="ce10">
            <text:p>21-Sep-2021</text:p>
          </table:table-cell>
          <table:table-cell office:value-type="float" office:value="-1143" table:formula="of:=[.N653]-TODAY()" table:style-name="ce11">
            <text:p>-1143</text:p>
          </table:table-cell>
          <table:table-cell office:value-type="string" office:string-value="Kadaluarsa" table:formula="of:=IF([.O653]&gt;0;&quot;Berlaku&quot;;&quot;Kadaluarsa&quot;)" table:style-name="ce12">
            <text:p>Kadaluarsa</text:p>
          </table:table-cell>
          <table:table-cell table:number-columns-repeated="16368"/>
        </table:table-row>
        <table:table-row table:style-name="ro3">
          <table:table-cell office:value-type="float" office:value="653" table:formula="of:=[.A653]+1" table:style-name="ce4">
            <text:p>653</text:p>
          </table:table-cell>
          <table:table-cell office:value-type="string" table:style-name="ce5">
            <text:p>Maxiplus Powder</text:p>
          </table:table-cell>
          <table:table-cell office:value-type="string" table:style-name="ce5">
            <text:p>PT. Yung Shin Pharmaceutical Indonesia</text:p>
          </table:table-cell>
          <table:table-cell office:value-type="string" table:style-name="ce6">
            <text:p>Jl. Mangga Dua Raya, Komplek Textile Blok C6/17, Ancol - Jakarta Utara</text:p>
          </table:table-cell>
          <table:table-cell office:value-type="string" table:style-name="ce4">
            <text:p>DKI Jakarta</text:p>
          </table:table-cell>
          <table:table-cell office:value-type="string" table:style-name="ce4">
            <text:p>Importir</text:p>
          </table:table-cell>
          <table:table-cell office:value-type="string" table:style-name="ce4">
            <text:p>KKP RI I 1609290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NaCl, KCl, MgSO4, sodium citrate, sodium bicarbonate, MnSO4</text:p>
          </table:table-cell>
          <table:table-cell office:value-type="string" table:style-name="ce9">
            <text:p>Sebagai feed supplement<text:s/></text:p>
          </table:table-cell>
          <table:table-cell office:value-type="date" office:date-value="2021-09-29T00:00:00" table:style-name="ce10">
            <text:p>29-Sep-2021</text:p>
          </table:table-cell>
          <table:table-cell office:value-type="float" office:value="-1135" table:formula="of:=[.N654]-TODAY()" table:style-name="ce11">
            <text:p>-1135</text:p>
          </table:table-cell>
          <table:table-cell office:value-type="string" office:string-value="Kadaluarsa" table:formula="of:=IF([.O654]&gt;0;&quot;Berlaku&quot;;&quot;Kadaluarsa&quot;)" table:style-name="ce12">
            <text:p>Kadaluarsa</text:p>
          </table:table-cell>
          <table:table-cell table:number-columns-repeated="16368"/>
        </table:table-row>
        <table:table-row table:style-name="ro10">
          <table:table-cell office:value-type="float" office:value="654" table:formula="of:=[.A654]+1" table:style-name="ce4">
            <text:p>654</text:p>
          </table:table-cell>
          <table:table-cell office:value-type="string" table:style-name="ce5">
            <text:p>SAN-O2<text:span text:style-name="T6">®</text:span><text:s/>AQUATIC<text:s/></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4">
            <text:p>KKP RI D 1609045 -P1 FBS</text:p>
          </table:table-cell>
          <table:table-cell office:value-type="string" table:style-name="ce14">
            <text:p>Dalam Negeri</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5">
            <text:p>Sodium percarbonate</text:p>
          </table:table-cell>
          <table:table-cell office:value-type="string" table:style-name="ce9">
            <text:p>- Suplai oksigen secara cepat pada kolam dan tambak;</text:p>
            <text:p>- Mengendalikan plankton dalam air tambak/kolam;</text:p>
            <text:p>- Meningktkan kualitas air;</text:p>
            <text:p>- Menurunkan akumulasi bahan organik dalam tambak/kolam/akuarium</text:p>
          </table:table-cell>
          <table:table-cell office:value-type="date" office:date-value="2021-09-01T00:00:00" table:style-name="ce10">
            <text:p>1-Sep-2021</text:p>
          </table:table-cell>
          <table:table-cell office:value-type="float" office:value="-1163" table:formula="of:=[.N655]-TODAY()" table:style-name="ce11">
            <text:p>-1163</text:p>
          </table:table-cell>
          <table:table-cell office:value-type="string" office:string-value="Kadaluarsa" table:formula="of:=IF([.O655]&gt;0;&quot;Berlaku&quot;;&quot;Kadaluarsa&quot;)" table:style-name="ce12">
            <text:p>Kadaluarsa</text:p>
          </table:table-cell>
          <table:table-cell table:number-columns-repeated="16368"/>
        </table:table-row>
        <table:table-row table:style-name="ro3">
          <table:table-cell office:value-type="float" office:value="655" table:formula="of:=[.A655]+1" table:style-name="ce4">
            <text:p>655</text:p>
          </table:table-cell>
          <table:table-cell office:value-type="string" table:style-name="ce6">
            <text:p>IQ REAL<text:span text:style-name="T6">TM</text:span><text:s/>WSSV Quantitative System</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6167 BBC<text:s/></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PCR premix, WSSV positif control</text:p>
          </table:table-cell>
          <table:table-cell office:value-type="string" table:style-name="ce9">
            <text:p>Untuk mendeteksi White Spot Syndrome Virus (WSSV) pada udang</text:p>
          </table:table-cell>
          <table:table-cell office:value-type="date" office:date-value="2021-06-06T00:00:00" table:style-name="ce10">
            <text:p>6-Jun-2021</text:p>
          </table:table-cell>
          <table:table-cell office:value-type="float" office:value="-1250" table:formula="of:=[.N656]-TODAY()" table:style-name="ce11">
            <text:p>-1250</text:p>
          </table:table-cell>
          <table:table-cell office:value-type="string" office:string-value="Kadaluarsa" table:formula="of:=IF([.O656]&gt;0;&quot;Berlaku&quot;;&quot;Kadaluarsa&quot;)" table:style-name="ce12">
            <text:p>Kadaluarsa</text:p>
          </table:table-cell>
          <table:table-cell table:number-columns-repeated="16368"/>
        </table:table-row>
        <table:table-row table:style-name="ro3">
          <table:table-cell office:value-type="float" office:value="656" table:formula="of:=[.A656]+1" table:style-name="ce4">
            <text:p>656</text:p>
          </table:table-cell>
          <table:table-cell office:value-type="string" table:style-name="ce6">
            <text:p>IQ REAL<text:span text:style-name="T6">TM</text:span><text:s/>IMNV Quantitative System</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6168 BBC<text:s/></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PCR premix, IMNV positif control</text:p>
          </table:table-cell>
          <table:table-cell office:value-type="string" table:style-name="ce9">
            <text:p>Untuk mendeteksi Infectious MyoNecrosis Virus (IMNV) pada udang</text:p>
          </table:table-cell>
          <table:table-cell office:value-type="date" office:date-value="2021-06-06T00:00:00" table:style-name="ce10">
            <text:p>6-Jun-2021</text:p>
          </table:table-cell>
          <table:table-cell office:value-type="float" office:value="-1250" table:formula="of:=[.N657]-TODAY()" table:style-name="ce11">
            <text:p>-1250</text:p>
          </table:table-cell>
          <table:table-cell office:value-type="string" office:string-value="Kadaluarsa" table:formula="of:=IF([.O657]&gt;0;&quot;Berlaku&quot;;&quot;Kadaluarsa&quot;)" table:style-name="ce12">
            <text:p>Kadaluarsa</text:p>
          </table:table-cell>
          <table:table-cell table:number-columns-repeated="16368"/>
        </table:table-row>
        <table:table-row table:style-name="ro14">
          <table:table-cell office:value-type="float" office:value="657" table:formula="of:=[.A657]+1" table:style-name="ce4">
            <text:p>657</text:p>
          </table:table-cell>
          <table:table-cell office:value-type="string" table:style-name="ce5">
            <text:p>Sal CURB K2 Liquid</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4">
            <text:p>KKP RI I 1608289 P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5">
            <text:p>formic acid, lactat acid, propionate acid etc</text:p>
          </table:table-cell>
          <table:table-cell office:value-type="string" table:style-name="ce9">
            <text:p>Bahan pengawet kering pada bahan baku pakan dan pakan jadi</text:p>
          </table:table-cell>
          <table:table-cell office:value-type="date" office:date-value="2021-08-01T00:00:00" table:style-name="ce10">
            <text:p>1-Aug-2021</text:p>
          </table:table-cell>
          <table:table-cell office:value-type="float" office:value="-1194" table:formula="of:=[.N658]-TODAY()" table:style-name="ce11">
            <text:p>-1194</text:p>
          </table:table-cell>
          <table:table-cell office:value-type="string" office:string-value="Kadaluarsa" table:formula="of:=IF([.O658]&gt;0;&quot;Berlaku&quot;;&quot;Kadaluarsa&quot;)" table:style-name="ce12">
            <text:p>Kadaluarsa</text:p>
          </table:table-cell>
          <table:table-cell table:number-columns-repeated="16368"/>
        </table:table-row>
        <table:table-row table:style-name="ro5">
          <table:table-cell office:value-type="float" office:value="658" table:formula="of:=[.A658]+1" table:style-name="ce4">
            <text:p>658</text:p>
          </table:table-cell>
          <table:table-cell office:value-type="string" table:style-name="ce5">
            <text:p>Probiu</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4">
            <text:p>KKP RI D 1606286 Pb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5">
            <text:p>bacillus sp, rhodobacter</text:p>
          </table:table-cell>
          <table:table-cell office:value-type="string" table:style-name="ce9">
            <text:p>Meningkatkan dan menstabilkan kualitas air media budidaya serta menstabilkan komposisi mikroflora di saluran pencernaan udang</text:p>
          </table:table-cell>
          <table:table-cell office:value-type="date" office:date-value="2021-06-28T00:00:00" table:style-name="ce10">
            <text:p>28-Jun-2021</text:p>
          </table:table-cell>
          <table:table-cell office:value-type="float" office:value="-1228" table:formula="of:=[.N659]-TODAY()" table:style-name="ce11">
            <text:p>-1228</text:p>
          </table:table-cell>
          <table:table-cell office:value-type="string" office:string-value="Kadaluarsa" table:formula="of:=IF([.O659]&gt;0;&quot;Berlaku&quot;;&quot;Kadaluarsa&quot;)" table:style-name="ce12">
            <text:p>Kadaluarsa</text:p>
          </table:table-cell>
          <table:table-cell table:number-columns-repeated="16368"/>
        </table:table-row>
        <table:table-row table:style-name="ro5">
          <table:table-cell office:value-type="float" office:value="659" table:formula="of:=[.A659]+1" table:style-name="ce4">
            <text:p>659</text:p>
          </table:table-cell>
          <table:table-cell office:value-type="string" table:style-name="ce5">
            <text:p>Nitro TP</text:p>
          </table:table-cell>
          <table:table-cell office:value-type="string" table:style-name="ce5">
            <text:p>CV. Pradipta Paramitha</text:p>
          </table:table-cell>
          <table:table-cell office:value-type="string" table:style-name="ce7">
            <text:p>Dusun Waru Rt.03 Rw.04, Desa Pulosari, Kec. Kebakkramat, Kab. Karanganyar (Ngringo), Karanganyar, Provinsi Jawa Tengah<text:s/></text:p>
          </table:table-cell>
          <table:table-cell office:value-type="string" table:style-name="ce8">
            <text:p>Jawa Tengah</text:p>
          </table:table-cell>
          <table:table-cell office:value-type="string" table:style-name="ce8">
            <text:p>Produsen</text:p>
          </table:table-cell>
          <table:table-cell office:value-type="string" table:style-name="ce4">
            <text:p>KKP RI D 1606287 Pb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5">
            <text:p>Bacillus sp, Thiobacillus denitrificans, nitrosomonas sp, nitrobacter sp</text:p>
          </table:table-cell>
          <table:table-cell office:value-type="string" table:style-name="ce9">
            <text:p>Meningkatkan dan menstabilkan kualitas air media budidaya serta menstabilkan komposisi mikroflora di saluran pencernaan udang</text:p>
          </table:table-cell>
          <table:table-cell office:value-type="date" office:date-value="2021-06-28T00:00:00" table:style-name="ce10">
            <text:p>28-Jun-2021</text:p>
          </table:table-cell>
          <table:table-cell office:value-type="float" office:value="-1228" table:formula="of:=[.N660]-TODAY()" table:style-name="ce11">
            <text:p>-1228</text:p>
          </table:table-cell>
          <table:table-cell office:value-type="string" office:string-value="Kadaluarsa" table:formula="of:=IF([.O660]&gt;0;&quot;Berlaku&quot;;&quot;Kadaluarsa&quot;)" table:style-name="ce12">
            <text:p>Kadaluarsa</text:p>
          </table:table-cell>
          <table:table-cell table:number-columns-repeated="16368"/>
        </table:table-row>
        <table:table-row table:style-name="ro5">
          <table:table-cell office:value-type="float" office:value="660" table:formula="of:=[.A660]+1" table:style-name="ce4">
            <text:p>660</text:p>
          </table:table-cell>
          <table:table-cell office:value-type="string" table:style-name="ce5">
            <text:p>Boster Primadin Liquid</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text:s/>1104160 FTC<text:s/></text:p>
          </table:table-cell>
          <table:table-cell office:value-type="string" table:style-name="ce4">
            <text:p>Dalam Negeri</text:p>
          </table:table-cell>
          <table:table-cell office:value-type="string" table:style-name="ce4">
            <text:p>Obat Bebas Terbatas</text:p>
          </table:table-cell>
          <table:table-cell office:value-type="string" table:style-name="ce14">
            <text:p>Cair</text:p>
          </table:table-cell>
          <table:table-cell office:value-type="string" table:style-name="ce14">
            <text:p>Farmasetik</text:p>
          </table:table-cell>
          <table:table-cell office:value-type="string" table:style-name="ce6">
            <text:p>Mn, Zn, Fe, Cu, Co, I, Se</text:p>
          </table:table-cell>
          <table:table-cell office:value-type="string" table:style-name="ce9">
            <text:p>- Membasmi virus, bakteri dan jamur yang ada dilingkungan;</text:p>
            <text:p>- Mengandung antiseptik yang mudah larut sehingga daya kerja lebih cepat dan efisien</text:p>
          </table:table-cell>
          <table:table-cell office:value-type="date" office:date-value="2021-04-26T00:00:00" table:style-name="ce10">
            <text:p>26-Apr-2021</text:p>
          </table:table-cell>
          <table:table-cell office:value-type="float" office:value="-1291" table:formula="of:=[.N661]-TODAY()" table:style-name="ce11">
            <text:p>-1291</text:p>
          </table:table-cell>
          <table:table-cell office:value-type="string" office:string-value="Kadaluarsa" table:formula="of:=IF([.O661]&gt;0;&quot;Berlaku&quot;;&quot;Kadaluarsa&quot;)" table:style-name="ce12">
            <text:p>Kadaluarsa</text:p>
          </table:table-cell>
          <table:table-cell table:number-columns-repeated="16368"/>
        </table:table-row>
        <table:table-row table:style-name="ro2">
          <table:table-cell office:value-type="float" office:value="661" table:formula="of:=[.A661]+1" table:style-name="ce4">
            <text:p>661</text:p>
          </table:table-cell>
          <table:table-cell office:value-type="string" table:style-name="ce5">
            <text:p>Himmvac Agilban S-Plus</text:p>
          </table:table-cell>
          <table:table-cell office:value-type="string" table:style-name="ce5">
            <office:annotation draw:style-name="a33" svg:x="1.05in" svg:y="1692.61666666667in" svg:width="0.641666666666667in" svg:height="0in">
              <dc:creator>Microsoft Office User</dc:creator>
              <text:p><text:span text:style-name="T2">(dialihkan ke PT. Rajawali Mitra Pakanindo per 19 Agt 2020)</text:span></text:p>
            </office:annotation>
            <text:p>PT. Blue Sky Biotech</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I <text:s/>1105165 VKC<text:s/></text:p>
          </table:table-cell>
          <table:table-cell office:value-type="string" table:style-name="ce4">
            <text:p>Impor</text:p>
          </table:table-cell>
          <table:table-cell office:value-type="string" table:style-name="ce4">
            <text:p>Obat Keras</text:p>
          </table:table-cell>
          <table:table-cell office:value-type="string" table:style-name="ce14">
            <text:p>Cair</text:p>
          </table:table-cell>
          <table:table-cell office:value-type="string" table:style-name="ce4">
            <text:p>Biologik<text:s/></text:p>
            <text:p>(Vaksin)</text:p>
          </table:table-cell>
          <table:table-cell office:value-type="string" table:style-name="ce6">
            <text:p>Streptococcus iniae strain jeju-45</text:p>
          </table:table-cell>
          <table:table-cell office:value-type="string" table:style-name="ce9">
            <text:p>Untuk pencegahan terhadap Streptococcosis yang disebabkan oleh Streptococcus iniae pada ikan</text:p>
          </table:table-cell>
          <table:table-cell office:value-type="date" office:date-value="2021-05-05T00:00:00" table:style-name="ce10">
            <text:p>5-May-2021</text:p>
          </table:table-cell>
          <table:table-cell office:value-type="float" office:value="-1282" table:formula="of:=[.N662]-TODAY()" table:style-name="ce11">
            <text:p>-1282</text:p>
          </table:table-cell>
          <table:table-cell office:value-type="string" office:string-value="Kadaluarsa" table:formula="of:=IF([.O662]&gt;0;&quot;Berlaku&quot;;&quot;Kadaluarsa&quot;)" table:style-name="ce12">
            <text:p>Kadaluarsa</text:p>
          </table:table-cell>
          <table:table-cell table:number-columns-repeated="16368"/>
        </table:table-row>
        <table:table-row table:style-name="ro10">
          <table:table-cell office:value-type="float" office:value="662" table:formula="of:=[.A662]+1" table:style-name="ce4">
            <text:p>662</text:p>
          </table:table-cell>
          <table:table-cell office:value-type="string" table:style-name="ce5">
            <text:p>AquaStar Growout</text:p>
          </table:table-cell>
          <table:table-cell office:value-type="string" table:style-name="ce5">
            <office:annotation draw:style-name="a34" svg:x="1.05in" svg:y="1694.275in" svg:width="0.95in" svg:height="5.06666666666667in">
              <dc:creator>Microsoft Office User</dc:creator>
              <text:p><text:span text:style-name="T2">(dialihkan ke PT. DSM Nutritional Products Manufacturing Indonesia per tgl 23 Desember 2021)</text:span></text:p>
            </office:annotation>
            <text:p>PT. Biomin Indonesia</text:p>
          </table:table-cell>
          <table:table-cell office:value-type="string" table:style-name="ce6">
            <text:p>Wisma Mampang Lt 2 Jl. Mampang Prapatan No 1 Jakarta Selatan, Telp/Fax: '(021) 7974645/ (021) 7974644</text:p>
          </table:table-cell>
          <table:table-cell office:value-type="string" table:style-name="ce4">
            <text:p>DKI Jakarta</text:p>
          </table:table-cell>
          <table:table-cell office:value-type="string" table:style-name="ce4">
            <text:p>Importir</text:p>
          </table:table-cell>
          <table:table-cell office:value-type="string" table:style-name="ce4">
            <text:p>KKP RI I <text:s/>1103157 B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subtilis, enterococcus faecium, <text:s/>lactobacillus reuteri</text:p>
          </table:table-cell>
          <table:table-cell office:value-type="string" table:style-name="ce9">
            <text:p>Untuk meningkatkan parameter produksi pada fase grow-out udang dan ikan</text:p>
          </table:table-cell>
          <table:table-cell office:value-type="date" office:date-value="2021-03-22T00:00:00" table:style-name="ce10">
            <text:p>22-Mar-2021</text:p>
          </table:table-cell>
          <table:table-cell office:value-type="float" office:value="-1326" table:formula="of:=[.N663]-TODAY()" table:style-name="ce11">
            <text:p>-1326</text:p>
          </table:table-cell>
          <table:table-cell office:value-type="string" office:string-value="Kadaluarsa" table:formula="of:=IF([.O663]&gt;0;&quot;Berlaku&quot;;&quot;Kadaluarsa&quot;)" table:style-name="ce12">
            <text:p>Kadaluarsa</text:p>
          </table:table-cell>
          <table:table-cell table:number-columns-repeated="16368"/>
        </table:table-row>
        <table:table-row table:style-name="ro14">
          <table:table-cell office:value-type="float" office:value="663" table:formula="of:=[.A663]+1" table:style-name="ce4">
            <text:p>663</text:p>
          </table:table-cell>
          <table:table-cell office:value-type="string" table:style-name="ce5">
            <text:p>ORO Glo 20 Dry</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4">
            <text:p>KKP RI I 1603278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Saponfication marygold extract</text:p>
          </table:table-cell>
          <table:table-cell office:value-type="string" table:style-name="ce9">
            <text:p>Sumber alami yellow Xanthophylls dari ekstrak saponifikasi marigold</text:p>
          </table:table-cell>
          <table:table-cell office:value-type="date" office:date-value="2021-03-28T00:00:00" table:style-name="ce10">
            <text:p>28-Mar-2021</text:p>
          </table:table-cell>
          <table:table-cell office:value-type="float" office:value="-1320" table:formula="of:=[.N664]-TODAY()" table:style-name="ce11">
            <text:p>-1320</text:p>
          </table:table-cell>
          <table:table-cell office:value-type="string" office:string-value="Kadaluarsa" table:formula="of:=IF([.O664]&gt;0;&quot;Berlaku&quot;;&quot;Kadaluarsa&quot;)" table:style-name="ce12">
            <text:p>Kadaluarsa</text:p>
          </table:table-cell>
          <table:table-cell table:number-columns-repeated="16368"/>
        </table:table-row>
        <table:table-row table:style-name="ro12">
          <table:table-cell office:value-type="float" office:value="664" table:formula="of:=[.A664]+1" table:style-name="ce4">
            <text:p>664</text:p>
          </table:table-cell>
          <table:table-cell office:value-type="string" table:style-name="ce5">
            <text:p>Premix For Fish Feed<text:s/></text:p>
          </table:table-cell>
          <table:table-cell office:value-type="string" table:style-name="ce5">
            <text:p>PT. Grobest Indomakmur</text:p>
          </table:table-cell>
          <table:table-cell office:value-type="string" table:style-name="ce6">
            <text:p>PT. Grobest Indomakmur</text:p>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4">
            <text:p>KKP RI I <text:s/>1102154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E, B1, B2, B6, Niacin, pantothenate acid, calcium carbonate</text:p>
          </table:table-cell>
          <table:table-cell office:value-type="string" table:style-name="ce9">
            <text:p>Sebagai feed additive pada pakan ikan</text:p>
          </table:table-cell>
          <table:table-cell office:value-type="date" office:date-value="2021-02-02T00:00:00" table:style-name="ce10">
            <text:p>2-Feb-2021</text:p>
          </table:table-cell>
          <table:table-cell office:value-type="float" office:value="-1374" table:formula="of:=[.N665]-TODAY()" table:style-name="ce11">
            <text:p>-1374</text:p>
          </table:table-cell>
          <table:table-cell office:value-type="string" office:string-value="Kadaluarsa" table:formula="of:=IF([.O665]&gt;0;&quot;Berlaku&quot;;&quot;Kadaluarsa&quot;)" table:style-name="ce12">
            <text:p>Kadaluarsa</text:p>
          </table:table-cell>
          <table:table-cell table:number-columns-repeated="16368"/>
        </table:table-row>
        <table:table-row table:style-name="ro12">
          <table:table-cell office:value-type="float" office:value="665" table:formula="of:=[.A665]+1" table:style-name="ce4">
            <text:p>665</text:p>
          </table:table-cell>
          <table:table-cell office:value-type="string" table:style-name="ce5">
            <text:p>Premix For Shrimp Feed<text:s/></text:p>
          </table:table-cell>
          <table:table-cell office:value-type="string" table:style-name="ce5">
            <text:p>PT. Grobest Indomakmur</text:p>
          </table:table-cell>
          <table:table-cell office:value-type="string" table:style-name="ce6">
            <text:p>PT. Grobest Indomakmur</text:p>
            <text:p>(The Suites Tower Lt.11 Suite 05, Jl. Boulevard Pantai Indah Kapuk No.1 Kav. OFS, Kel. Kamal Muara, Kec. Penjaringan, Kota Jakarta Utara, Provinsi DKI Jakarta), Telp/fax: (021) 5882250/ (021) 5882249</text:p>
            <text:p/>
            <text:p>Produsen:</text:p>
            <text:p>Premixstar Biotechnology Co., ltd</text:p>
            <text:p>(No. 106, Ln.800, Zhongshan S.Rd., Yangmei Dist., Taoyuan City 326, Taiwan (R.O.C)</text:p>
          </table:table-cell>
          <table:table-cell office:value-type="string" table:style-name="ce4">
            <text:p>DKI Jakarta</text:p>
          </table:table-cell>
          <table:table-cell office:value-type="string" table:style-name="ce4">
            <text:p>Importir</text:p>
          </table:table-cell>
          <table:table-cell office:value-type="string" table:style-name="ce4">
            <text:p>KKP RI I <text:s/>1102155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E, B1, B2, B6, Niacin, pantothenate acid, calcium carbonate</text:p>
          </table:table-cell>
          <table:table-cell office:value-type="string" table:style-name="ce9">
            <text:p>Sebagai feed additive pada pakan udang</text:p>
          </table:table-cell>
          <table:table-cell office:value-type="date" office:date-value="2021-02-02T00:00:00" table:style-name="ce10">
            <text:p>2-Feb-2021</text:p>
          </table:table-cell>
          <table:table-cell office:value-type="float" office:value="-1374" table:formula="of:=[.N666]-TODAY()" table:style-name="ce11">
            <text:p>-1374</text:p>
          </table:table-cell>
          <table:table-cell office:value-type="string" office:string-value="Kadaluarsa" table:formula="of:=IF([.O666]&gt;0;&quot;Berlaku&quot;;&quot;Kadaluarsa&quot;)" table:style-name="ce12">
            <text:p>Kadaluarsa</text:p>
          </table:table-cell>
          <table:table-cell table:number-columns-repeated="16368"/>
        </table:table-row>
        <table:table-row table:style-name="ro6">
          <table:table-cell office:value-type="float" office:value="666" table:formula="of:=[.A666]+1" table:style-name="ce4">
            <text:p>666</text:p>
          </table:table-cell>
          <table:table-cell office:value-type="string" table:style-name="ce5">
            <text:p>Vitasol Powder</text:p>
          </table:table-cell>
          <table:table-cell office:value-type="string" table:style-name="ce5">
            <text:p>PT. Yung shin Pharmaceutical Indonesia</text:p>
          </table:table-cell>
          <table:table-cell office:value-type="string" table:style-name="ce6">
            <text:p>Jl. Mangga Dua Raya, Komplek Textile Blok C6/17, Ancol - Jakarta Utara</text:p>
          </table:table-cell>
          <table:table-cell office:value-type="string" table:style-name="ce4">
            <text:p>DKI Jakarta</text:p>
          </table:table-cell>
          <table:table-cell office:value-type="string" table:style-name="ce4">
            <text:p>Importir</text:p>
          </table:table-cell>
          <table:table-cell office:value-type="string" table:style-name="ce14">
            <text:p>KKP RI I 1602275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 A Palmitae,Vitamin D3, Vitamin E Acetate, Thiamine mononitrate, Riboflavin, Pyridoksin HCl, Cyanocobalamin, Nicotinamide, Calcium panthotenate, Folic acid, Ascorbic acid coated, Biotin</text:p>
          </table:table-cell>
          <table:table-cell office:value-type="string" table:style-name="ce9">
            <text:p>Mencegah defisiensi vitamin</text:p>
          </table:table-cell>
          <table:table-cell office:value-type="date" office:date-value="2021-02-04T00:00:00" table:style-name="ce10">
            <text:p>4-Feb-2021</text:p>
          </table:table-cell>
          <table:table-cell office:value-type="float" office:value="-1372" table:formula="of:=[.N667]-TODAY()" table:style-name="ce11">
            <text:p>-1372</text:p>
          </table:table-cell>
          <table:table-cell office:value-type="string" office:string-value="Kadaluarsa" table:formula="of:=IF([.O667]&gt;0;&quot;Berlaku&quot;;&quot;Kadaluarsa&quot;)" table:style-name="ce12">
            <text:p>Kadaluarsa</text:p>
          </table:table-cell>
          <table:table-cell table:number-columns-repeated="16368"/>
        </table:table-row>
        <table:table-row table:style-name="ro5">
          <table:table-cell office:value-type="float" office:value="667" table:formula="of:=[.A667]+1" table:style-name="ce4">
            <text:p>667</text:p>
          </table:table-cell>
          <table:table-cell office:value-type="string" table:style-name="ce5">
            <text:p>Calpromax</text:p>
          </table:table-cell>
          <table:table-cell office:value-type="string" table:style-name="ce5">
            <text:p>PT. Bright International</text:p>
          </table:table-cell>
          <table:table-cell office:value-type="string" table:style-name="ce6">
            <text:p>Plaza Niaga 1 Blok B No. 50 Sentul City - Bogor 16810. Email: mail@brightinternational.co.id, Telp/Fax: (021) 87962058/ (021) 87961089</text:p>
          </table:table-cell>
          <table:table-cell office:value-type="string" table:style-name="ce4">
            <text:p>Jawa Barat</text:p>
          </table:table-cell>
          <table:table-cell office:value-type="string" table:style-name="ce4">
            <text:p>Importir</text:p>
          </table:table-cell>
          <table:table-cell office:value-type="string" table:style-name="ce13">
            <text:p>KKP RI I 1602277 PBS</text:p>
          </table:table-cell>
          <table:table-cell office:value-type="string" table:style-name="ce13">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Calcium propionate</text:p>
          </table:table-cell>
          <table:table-cell office:value-type="string" table:style-name="ce9">
            <text:p>Bahan acidifier dalam pakan ikan</text:p>
          </table:table-cell>
          <table:table-cell office:value-type="date" office:date-value="2021-02-22T00:00:00" table:style-name="ce10">
            <text:p>22-Feb-2021</text:p>
          </table:table-cell>
          <table:table-cell office:value-type="float" office:value="-1354" table:formula="of:=[.N668]-TODAY()" table:style-name="ce11">
            <text:p>-1354</text:p>
          </table:table-cell>
          <table:table-cell office:value-type="string" office:string-value="Kadaluarsa" table:formula="of:=IF([.O668]&gt;0;&quot;Berlaku&quot;;&quot;Kadaluarsa&quot;)" table:style-name="ce12">
            <text:p>Kadaluarsa</text:p>
          </table:table-cell>
          <table:table-cell table:number-columns-repeated="16368"/>
        </table:table-row>
        <table:table-row table:style-name="ro3">
          <table:table-cell office:value-type="float" office:value="668" table:formula="of:=[.A668]+1" table:style-name="ce4">
            <text:p>668</text:p>
          </table:table-cell>
          <table:table-cell office:value-type="string" table:style-name="ce6">
            <text:p>IQ2000<text:span text:style-name="T6">TM<text:s text:c="2"/></text:span>YHV/GAV Detection and Typing System<text:s/></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1145 BBC<text:s/></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PCR premix, YHV/GAV positif control</text:p>
          </table:table-cell>
          <table:table-cell office:value-type="string" table:style-name="ce9">
            <text:p>Untuk mendeteksi Yellow Head Virus dan Gill Associated Virus pada udang</text:p>
          </table:table-cell>
          <table:table-cell office:value-type="date" office:date-value="2021-01-07T00:00:00" table:style-name="ce10">
            <text:p>7-Jan-2021</text:p>
          </table:table-cell>
          <table:table-cell office:value-type="float" office:value="-1400" table:formula="of:=[.N669]-TODAY()" table:style-name="ce11">
            <text:p>-1400</text:p>
          </table:table-cell>
          <table:table-cell office:value-type="string" office:string-value="Kadaluarsa" table:formula="of:=IF([.O669]&gt;0;&quot;Berlaku&quot;;&quot;Kadaluarsa&quot;)" table:style-name="ce12">
            <text:p>Kadaluarsa</text:p>
          </table:table-cell>
          <table:table-cell table:number-columns-repeated="16368"/>
        </table:table-row>
        <table:table-row table:style-name="ro3">
          <table:table-cell office:value-type="float" office:value="669" table:formula="of:=[.A669]+1" table:style-name="ce4">
            <text:p>669</text:p>
          </table:table-cell>
          <table:table-cell office:value-type="string" table:style-name="ce6">
            <text:p>IQ2000<text:span text:style-name="T6">TM<text:s text:c="3"/></text:span>IMNV Detection and Prevention System</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1146 BBC<text:s/></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PCR premix, IMNV <text:s/>positif control</text:p>
          </table:table-cell>
          <table:table-cell office:value-type="string" table:style-name="ce9">
            <text:p>Untuk mendeteksi Infectious MyoNecrosis Virus (IMNV) pada udang</text:p>
          </table:table-cell>
          <table:table-cell office:value-type="date" office:date-value="2021-01-07T00:00:00" table:style-name="ce10">
            <text:p>7-Jan-2021</text:p>
          </table:table-cell>
          <table:table-cell office:value-type="float" office:value="-1400" table:formula="of:=[.N670]-TODAY()" table:style-name="ce11">
            <text:p>-1400</text:p>
          </table:table-cell>
          <table:table-cell office:value-type="string" office:string-value="Kadaluarsa" table:formula="of:=IF([.O670]&gt;0;&quot;Berlaku&quot;;&quot;Kadaluarsa&quot;)" table:style-name="ce12">
            <text:p>Kadaluarsa</text:p>
          </table:table-cell>
          <table:table-cell table:number-columns-repeated="16368"/>
        </table:table-row>
        <table:table-row table:style-name="ro3">
          <table:table-cell office:value-type="float" office:value="670" table:formula="of:=[.A670]+1" table:style-name="ce4">
            <text:p>670</text:p>
          </table:table-cell>
          <table:table-cell office:value-type="string" table:style-name="ce6">
            <text:p>IQ2000<text:span text:style-name="T6">TM<text:s text:c="2"/></text:span>MBV Detection and Prevention System</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1147 BBC<text:s/></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PCR premix, MrNV <text:s/>positif control</text:p>
          </table:table-cell>
          <table:table-cell office:value-type="string" table:style-name="ce9">
            <text:p>Untuk mendeteksi Monodon Baculo Virus (MBV) pada udang</text:p>
          </table:table-cell>
          <table:table-cell office:value-type="date" office:date-value="2021-01-07T00:00:00" table:style-name="ce10">
            <text:p>7-Jan-2021</text:p>
          </table:table-cell>
          <table:table-cell office:value-type="float" office:value="-1400" table:formula="of:=[.N671]-TODAY()" table:style-name="ce11">
            <text:p>-1400</text:p>
          </table:table-cell>
          <table:table-cell office:value-type="string" office:string-value="Kadaluarsa" table:formula="of:=IF([.O671]&gt;0;&quot;Berlaku&quot;;&quot;Kadaluarsa&quot;)" table:style-name="ce12">
            <text:p>Kadaluarsa</text:p>
          </table:table-cell>
          <table:table-cell table:number-columns-repeated="16368"/>
        </table:table-row>
        <table:table-row table:style-name="ro3">
          <table:table-cell office:value-type="float" office:value="671" table:formula="of:=[.A671]+1" table:style-name="ce4">
            <text:p>671</text:p>
          </table:table-cell>
          <table:table-cell office:value-type="string" table:style-name="ce6">
            <text:p>IQ2000<text:span text:style-name="T6">TM<text:s text:c="2"/></text:span>HPV Detection and Prevention System</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1148 BBC<text:s/></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PCR premix, HPV <text:s/>positif control</text:p>
          </table:table-cell>
          <table:table-cell office:value-type="string" table:style-name="ce9">
            <text:p>Untuk mendeteksi Hepatopancreatic Parvovirus (HPV) pada udang</text:p>
          </table:table-cell>
          <table:table-cell office:value-type="date" office:date-value="2021-01-07T00:00:00" table:style-name="ce10">
            <text:p>7-Jan-2021</text:p>
          </table:table-cell>
          <table:table-cell office:value-type="float" office:value="-1400" table:formula="of:=[.N672]-TODAY()" table:style-name="ce11">
            <text:p>-1400</text:p>
          </table:table-cell>
          <table:table-cell office:value-type="string" office:string-value="Kadaluarsa" table:formula="of:=IF([.O672]&gt;0;&quot;Berlaku&quot;;&quot;Kadaluarsa&quot;)" table:style-name="ce12">
            <text:p>Kadaluarsa</text:p>
          </table:table-cell>
          <table:table-cell table:number-columns-repeated="16368"/>
        </table:table-row>
        <table:table-row table:style-name="ro3">
          <table:table-cell office:value-type="float" office:value="672" table:formula="of:=[.A672]+1" table:style-name="ce4">
            <text:p>672</text:p>
          </table:table-cell>
          <table:table-cell office:value-type="string" table:style-name="ce6">
            <text:p>IQ2000<text:span text:style-name="T6">TM<text:s text:c="2"/></text:span>NHPB Detection and Prevention System</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1149 BBC<text:s/></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PCR premix, NHPB <text:s/>positif control</text:p>
          </table:table-cell>
          <table:table-cell office:value-type="string" table:style-name="ce9">
            <text:p>Untuk mendeteksi Necrotizing Hepatopancreatitis Bacteria (NHPB) pada udang</text:p>
          </table:table-cell>
          <table:table-cell office:value-type="date" office:date-value="2021-01-07T00:00:00" table:style-name="ce10">
            <text:p>7-Jan-2021</text:p>
          </table:table-cell>
          <table:table-cell office:value-type="float" office:value="-1400" table:formula="of:=[.N673]-TODAY()" table:style-name="ce11">
            <text:p>-1400</text:p>
          </table:table-cell>
          <table:table-cell office:value-type="string" office:string-value="Kadaluarsa" table:formula="of:=IF([.O673]&gt;0;&quot;Berlaku&quot;;&quot;Kadaluarsa&quot;)" table:style-name="ce12">
            <text:p>Kadaluarsa</text:p>
          </table:table-cell>
          <table:table-cell table:number-columns-repeated="16368"/>
        </table:table-row>
        <table:table-row table:style-name="ro3">
          <table:table-cell office:value-type="float" office:value="673" table:formula="of:=[.A673]+1" table:style-name="ce4">
            <text:p>673</text:p>
          </table:table-cell>
          <table:table-cell office:value-type="string" table:style-name="ce6">
            <text:p>IQ2000<text:span text:style-name="T6">TM<text:s text:c="2"/></text:span>KHV Detection and Prevention System</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101150 BBC<text:s/></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PCR premix, KHV <text:s/>positif control</text:p>
          </table:table-cell>
          <table:table-cell office:value-type="string" table:style-name="ce9">
            <text:p>Untuk mendeteksi Koi Herpes Virus (KHV)</text:p>
          </table:table-cell>
          <table:table-cell office:value-type="date" office:date-value="2021-01-07T00:00:00" table:style-name="ce10">
            <text:p>7-Jan-2021</text:p>
          </table:table-cell>
          <table:table-cell office:value-type="float" office:value="-1400" table:formula="of:=[.N674]-TODAY()" table:style-name="ce11">
            <text:p>-1400</text:p>
          </table:table-cell>
          <table:table-cell office:value-type="string" office:string-value="Kadaluarsa" table:formula="of:=IF([.O674]&gt;0;&quot;Berlaku&quot;;&quot;Kadaluarsa&quot;)" table:style-name="ce12">
            <text:p>Kadaluarsa</text:p>
          </table:table-cell>
          <table:table-cell table:number-columns-repeated="16368"/>
        </table:table-row>
        <table:table-row table:style-name="ro2">
          <table:table-cell office:value-type="float" office:value="674" table:formula="of:=[.A674]+1" table:style-name="ce4">
            <text:p>674</text:p>
          </table:table-cell>
          <table:table-cell office:value-type="string" table:style-name="ce5">
            <text:p>KV3</text:p>
          </table:table-cell>
          <table:table-cell office:value-type="string" table:style-name="ce5">
            <text:p>PT. Akasopa Transparti</text:p>
          </table:table-cell>
          <table:table-cell office:value-type="string" table:style-name="ce9">
            <text:p>Jl. Dr. Saharjo No. 96 G - Jakarta Selatan, Telp/Fax: (021) 8300669/(021) 8309924<text:s/></text:p>
          </table:table-cell>
          <table:table-cell office:value-type="string" table:style-name="ce4">
            <text:p>DKI Jakarta</text:p>
          </table:table-cell>
          <table:table-cell office:value-type="string" table:style-name="ce4">
            <text:p>Importir</text:p>
          </table:table-cell>
          <table:table-cell office:value-type="string" table:style-name="ce4">
            <text:p>KKP RI I <text:s/>1101152 VKC<text:s/></text:p>
          </table:table-cell>
          <table:table-cell office:value-type="string" table:style-name="ce4">
            <text:p>Impor</text:p>
          </table:table-cell>
          <table:table-cell office:value-type="string" table:style-name="ce4">
            <text:p>Obat Keras</text:p>
          </table:table-cell>
          <table:table-cell office:value-type="string" table:style-name="ce14">
            <text:p>Cair</text:p>
          </table:table-cell>
          <table:table-cell office:value-type="string" table:style-name="ce4">
            <text:p>Biologik<text:s/></text:p>
            <text:p>(Vaksin)</text:p>
          </table:table-cell>
          <table:table-cell office:value-type="string" table:style-name="ce6">
            <text:p>KHV<text:s/></text:p>
          </table:table-cell>
          <table:table-cell office:value-type="string" table:style-name="ce9">
            <text:p>Vaksin untuk mencegah penyakit KHV (Koi Herpes Virus) pada ikan mas dan ikan Koi</text:p>
          </table:table-cell>
          <table:table-cell office:value-type="date" office:date-value="2021-01-21T00:00:00" table:style-name="ce10">
            <text:p>21-Jan-2021</text:p>
          </table:table-cell>
          <table:table-cell office:value-type="float" office:value="-1386" table:formula="of:=[.N675]-TODAY()" table:style-name="ce11">
            <text:p>-1386</text:p>
          </table:table-cell>
          <table:table-cell office:value-type="string" office:string-value="Kadaluarsa" table:formula="of:=IF([.O675]&gt;0;&quot;Berlaku&quot;;&quot;Kadaluarsa&quot;)" table:style-name="ce12">
            <text:p>Kadaluarsa</text:p>
          </table:table-cell>
          <table:table-cell table:number-columns-repeated="16368"/>
        </table:table-row>
        <table:table-row table:style-name="ro18">
          <table:table-cell office:value-type="float" office:value="675" table:formula="of:=[.A675]+1" table:style-name="ce4">
            <text:p>675</text:p>
          </table:table-cell>
          <table:table-cell office:value-type="string" table:style-name="ce5">
            <text:p>CJ Protide</text:p>
          </table:table-cell>
          <table:table-cell office:value-type="string" table:style-name="ce5">
            <text:p>PT. Cheil Jedang Indonesia</text:p>
          </table:table-cell>
          <table:table-cell office:value-type="string" table:style-name="ce7">
            <text:p>Kantor:</text:p>
            <text:p>Menara Jamsostek 21F, Jl. Jenderal Gatot Subroto No.36-38, Kel. Kuningan Barat, Kec. Mampang Prapatan, Kota Jakarta Selatan, Provinsi DKI Jakarta, Kode Pos 12710, Telp. (021) 52995149</text:p>
            <text:p>Pabrik:</text:p>
            <text:p>Jl. Raya Arjosari Rt.04 Rw.02, Kec. Rejoso, Kab. Pasuruan, Provinsi Jawa Timur, Kode Pos 67181</text:p>
          </table:table-cell>
          <table:table-cell office:value-type="string" table:style-name="ce8">
            <text:p>Jawa Timur</text:p>
          </table:table-cell>
          <table:table-cell office:value-type="string" table:style-name="ce8">
            <text:p>Produsen/Importir</text:p>
          </table:table-cell>
          <table:table-cell office:value-type="string" table:style-name="ce4">
            <text:p>KKP RI D <text:s/>1101153 PBS<text: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Inosine monophosphate</text:p>
          </table:table-cell>
          <table:table-cell office:value-type="string" table:style-name="ce9">
            <text:p>Merupakan suplemen pakan sebagai sumber protein</text:p>
          </table:table-cell>
          <table:table-cell office:value-type="date" office:date-value="2021-01-21T00:00:00" table:style-name="ce10">
            <text:p>21-Jan-2021</text:p>
          </table:table-cell>
          <table:table-cell office:value-type="float" office:value="-1386" table:formula="of:=[.N676]-TODAY()" table:style-name="ce11">
            <text:p>-1386</text:p>
          </table:table-cell>
          <table:table-cell office:value-type="string" office:string-value="Kadaluarsa" table:formula="of:=IF([.O676]&gt;0;&quot;Berlaku&quot;;&quot;Kadaluarsa&quot;)" table:style-name="ce12">
            <text:p>Kadaluarsa</text:p>
          </table:table-cell>
          <table:table-cell table:number-columns-repeated="16368"/>
        </table:table-row>
        <table:table-row table:style-name="ro10">
          <table:table-cell office:value-type="float" office:value="676" table:formula="of:=[.A676]+1" table:style-name="ce4">
            <text:p>676</text:p>
          </table:table-cell>
          <table:table-cell office:value-type="string" table:style-name="ce6">
            <text:p>M - BACTO</text:p>
          </table:table-cell>
          <table:table-cell office:value-type="string" table:style-name="ce6">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4">
            <text:p>KKP RI D 160202-P1 PbBC</text:p>
          </table:table-cell>
          <table:table-cell office:value-type="string" table:style-name="ce1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5">
            <text:p>Bacillus subtilis</text:p>
          </table:table-cell>
          <table:table-cell office:value-type="string" table:style-name="ce9">
            <text:p>- Mengoptimalkan keseimbangan ekologi kolam budidaya;</text:p>
            <text:p>- Menjaga kestabilan plankton</text:p>
          </table:table-cell>
          <table:table-cell office:value-type="date" office:date-value="2021-02-22T00:00:00" table:style-name="ce10">
            <text:p>22-Feb-2021</text:p>
          </table:table-cell>
          <table:table-cell office:value-type="float" office:value="-1354" table:formula="of:=[.N677]-TODAY()" table:style-name="ce11">
            <text:p>-1354</text:p>
          </table:table-cell>
          <table:table-cell office:value-type="string" office:string-value="Kadaluarsa" table:formula="of:=IF([.O677]&gt;0;&quot;Berlaku&quot;;&quot;Kadaluarsa&quot;)" table:style-name="ce12">
            <text:p>Kadaluarsa</text:p>
          </table:table-cell>
          <table:table-cell table:number-columns-repeated="16368"/>
        </table:table-row>
        <table:table-row table:style-name="ro10">
          <table:table-cell office:value-type="float" office:value="677" table:formula="of:=[.A677]+1" table:style-name="ce4">
            <text:p>677</text:p>
          </table:table-cell>
          <table:table-cell office:value-type="string" table:style-name="ce5">
            <text:p>PB - 2</text:p>
          </table:table-cell>
          <table:table-cell office:value-type="string" table:style-name="ce6">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4">
            <text:p>KKP RI D 160206-P1 PbBC</text:p>
          </table:table-cell>
          <table:table-cell office:value-type="string" table:style-name="ce1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5">
            <text:p>Bacillus subtilis dan Bacillus megaterium</text:p>
          </table:table-cell>
          <table:table-cell office:value-type="string" table:style-name="ce9">
            <text:p>- Menekan dominansi bakteri patogen;</text:p>
            <text:p>- Menjaga lingkungan air tetap bersih;</text:p>
            <text:p>- Menguraikan bahan organik,amonia dan nitrit;</text:p>
            <text:p>- Meningkatkan aktivitas udang<text:s/></text:p>
          </table:table-cell>
          <table:table-cell office:value-type="date" office:date-value="2021-02-22T00:00:00" table:style-name="ce10">
            <text:p>22-Feb-2021</text:p>
          </table:table-cell>
          <table:table-cell office:value-type="float" office:value="-1354" table:formula="of:=[.N678]-TODAY()" table:style-name="ce11">
            <text:p>-1354</text:p>
          </table:table-cell>
          <table:table-cell office:value-type="string" office:string-value="Kadaluarsa" table:formula="of:=IF([.O678]&gt;0;&quot;Berlaku&quot;;&quot;Kadaluarsa&quot;)" table:style-name="ce12">
            <text:p>Kadaluarsa</text:p>
          </table:table-cell>
          <table:table-cell table:number-columns-repeated="16368"/>
        </table:table-row>
        <table:table-row table:style-name="ro10">
          <table:table-cell office:value-type="float" office:value="678" table:formula="of:=[.A678]+1" table:style-name="ce4">
            <text:p>678</text:p>
          </table:table-cell>
          <table:table-cell office:value-type="string" table:style-name="ce5">
            <text:p>MINA PS</text:p>
          </table:table-cell>
          <table:table-cell office:value-type="string" table:style-name="ce6">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4">
            <text:p>KKP RI D 160207-P1 PbBC</text:p>
          </table:table-cell>
          <table:table-cell office:value-type="string" table:style-name="ce1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5">
            <text:p>Rhodobacter capsulatus, Rhodococcus roseus</text:p>
          </table:table-cell>
          <table:table-cell office:value-type="string" table:style-name="ce9">
            <text:p>- Menguraikan gas H2S dan bahan-bahan organik (dekomposer) di air dan tanah;</text:p>
            <text:p>- Menjaga kebersihan dasar kolam;</text:p>
            <text:p>- Meningkatkan daya dukung kolam padat penebaran</text:p>
          </table:table-cell>
          <table:table-cell office:value-type="date" office:date-value="2021-02-22T00:00:00" table:style-name="ce10">
            <text:p>22-Feb-2021</text:p>
          </table:table-cell>
          <table:table-cell office:value-type="float" office:value="-1354" table:formula="of:=[.N679]-TODAY()" table:style-name="ce11">
            <text:p>-1354</text:p>
          </table:table-cell>
          <table:table-cell office:value-type="string" office:string-value="Kadaluarsa" table:formula="of:=IF([.O679]&gt;0;&quot;Berlaku&quot;;&quot;Kadaluarsa&quot;)" table:style-name="ce12">
            <text:p>Kadaluarsa</text:p>
          </table:table-cell>
          <table:table-cell table:number-columns-repeated="16368"/>
        </table:table-row>
        <table:table-row table:style-name="ro10">
          <table:table-cell office:value-type="float" office:value="679" table:formula="of:=[.A679]+1" table:style-name="ce4">
            <text:p>679</text:p>
          </table:table-cell>
          <table:table-cell office:value-type="string" table:style-name="ce60">
            <text:p>SUPER PS</text:p>
          </table:table-cell>
          <table:table-cell office:value-type="string" table:style-name="ce6">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4">
            <text:p>KKP RI D 160208-P1 PbBC</text:p>
          </table:table-cell>
          <table:table-cell office:value-type="string" table:style-name="ce1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5">
            <text:p>Rhodobacter capsulatus, Rhodococcus roseus</text:p>
          </table:table-cell>
          <table:table-cell office:value-type="string" table:style-name="ce9">
            <text:p>- Menguraikan gas H2S dan bahan-bahan organik (dekomposer) diair dan tanah'</text:p>
            <text:p>- Mengatasi pencemaran akibat akumulasi bhn organik yang berlebihan didasar kolam;</text:p>
            <text:p>- Meningkatkan dominansi bakteri menguntungkan</text:p>
            <text:p/>
          </table:table-cell>
          <table:table-cell office:value-type="date" office:date-value="2021-02-22T00:00:00" table:style-name="ce10">
            <text:p>22-Feb-2021</text:p>
          </table:table-cell>
          <table:table-cell office:value-type="float" office:value="-1354" table:formula="of:=[.N680]-TODAY()" table:style-name="ce11">
            <text:p>-1354</text:p>
          </table:table-cell>
          <table:table-cell office:value-type="string" office:string-value="Kadaluarsa" table:formula="of:=IF([.O680]&gt;0;&quot;Berlaku&quot;;&quot;Kadaluarsa&quot;)" table:style-name="ce12">
            <text:p>Kadaluarsa</text:p>
          </table:table-cell>
          <table:table-cell table:number-columns-repeated="16368"/>
        </table:table-row>
        <table:table-row table:style-name="ro10">
          <table:table-cell office:value-type="float" office:value="680" table:formula="of:=[.A680]+1" table:style-name="ce4">
            <text:p>680</text:p>
          </table:table-cell>
          <table:table-cell office:value-type="string" table:style-name="ce5">
            <text:p>SUPER VANNAMEI</text:p>
          </table:table-cell>
          <table:table-cell office:value-type="string" table:style-name="ce6">
            <text:p>PT. Marindolab Pratama</text:p>
          </table:table-cell>
          <table:table-cell office:value-type="string" table:style-name="ce7">
            <text:p>Modern Cikande Industrial Estate, Jl. Raya Serang-Jakarta Km 68 Blok A9 – A10, Cikande-Serang 42186</text:p>
          </table:table-cell>
          <table:table-cell office:value-type="string" table:style-name="ce8">
            <text:p>Banten</text:p>
          </table:table-cell>
          <table:table-cell office:value-type="string" table:style-name="ce8">
            <text:p>Produsen</text:p>
          </table:table-cell>
          <table:table-cell office:value-type="string" table:style-name="ce14">
            <text:p>KKP RI D 160209-P1 PbBC</text:p>
          </table:table-cell>
          <table:table-cell office:value-type="string" table:style-name="ce1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5">
            <text:p>Bacillus subtilis, Rhodobacter capsulatus</text:p>
          </table:table-cell>
          <table:table-cell office:value-type="string" table:style-name="ce9">
            <text:p>Meningkatkan dekomposisi bahan organik didasar kolam</text:p>
          </table:table-cell>
          <table:table-cell office:value-type="date" office:date-value="2021-02-22T00:00:00" table:style-name="ce10">
            <text:p>22-Feb-2021</text:p>
          </table:table-cell>
          <table:table-cell office:value-type="float" office:value="-1354" table:formula="of:=[.N681]-TODAY()" table:style-name="ce11">
            <text:p>-1354</text:p>
          </table:table-cell>
          <table:table-cell office:value-type="string" office:string-value="Kadaluarsa" table:formula="of:=IF([.O681]&gt;0;&quot;Berlaku&quot;;&quot;Kadaluarsa&quot;)" table:style-name="ce12">
            <text:p>Kadaluarsa</text:p>
          </table:table-cell>
          <table:table-cell table:number-columns-repeated="16368"/>
        </table:table-row>
        <table:table-row table:style-name="ro4">
          <table:table-cell office:value-type="float" office:value="681" table:formula="of:=[.A681]+1" table:style-name="ce4">
            <text:p>681</text:p>
          </table:table-cell>
          <table:table-cell office:value-type="string" table:style-name="ce5">
            <text:p>Aqua Protect</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1511273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5">
            <text:p>Potassium peroxymonosulfate , Malic acid, Sulfamic acid,Sodium chloride</text:p>
          </table:table-cell>
          <table:table-cell office:value-type="string" table:style-name="ce9">
            <text:p>Desinfektan efektif untuk virus, bakteri dan fungi</text:p>
          </table:table-cell>
          <table:table-cell office:value-type="date" office:date-value="2020-11-23T00:00:00" table:style-name="ce10">
            <text:p>23-Nov-2020</text:p>
          </table:table-cell>
          <table:table-cell office:value-type="float" office:value="-1445" table:formula="of:=[.N682]-TODAY()" table:style-name="ce11">
            <text:p>-1445</text:p>
          </table:table-cell>
          <table:table-cell office:value-type="string" office:string-value="Kadaluarsa" table:formula="of:=IF([.O682]&gt;0;&quot;Berlaku&quot;;&quot;Kadaluarsa&quot;)" table:style-name="ce12">
            <text:p>Kadaluarsa</text:p>
          </table:table-cell>
          <table:table-cell table:number-columns-repeated="16368"/>
        </table:table-row>
        <table:table-row table:style-name="ro3">
          <table:table-cell office:value-type="float" office:value="682" table:formula="of:=[.A682]+1" table:style-name="ce4">
            <text:p>682</text:p>
          </table:table-cell>
          <table:table-cell office:value-type="string" table:style-name="ce5">
            <text:p>IQ2000<text:span text:style-name="T6">TM</text:span><text:s/>MrNV Detection &amp; Prevention System</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011141 DBC</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PCR premix, MrNV kontrol positif</text:p>
          </table:table-cell>
          <table:table-cell office:value-type="string" table:style-name="ce9">
            <text:p>Untuk mendeteksi M.Rosenbergii noda virus pada udang</text:p>
          </table:table-cell>
          <table:table-cell office:value-type="date" office:date-value="2020-11-02T00:00:00" table:style-name="ce10">
            <text:p>2-Nov-2020</text:p>
          </table:table-cell>
          <table:table-cell office:value-type="float" office:value="-1466" table:formula="of:=[.N683]-TODAY()" table:style-name="ce11">
            <text:p>-1466</text:p>
          </table:table-cell>
          <table:table-cell office:value-type="string" office:string-value="Kadaluarsa" table:formula="of:=IF([.O683]&gt;0;&quot;Berlaku&quot;;&quot;Kadaluarsa&quot;)" table:style-name="ce12">
            <text:p>Kadaluarsa</text:p>
          </table:table-cell>
          <table:table-cell table:number-columns-repeated="16368"/>
        </table:table-row>
        <table:table-row table:style-name="ro3">
          <table:table-cell office:value-type="float" office:value="683" table:formula="of:=[.A683]+1" table:style-name="ce4">
            <text:p>683</text:p>
          </table:table-cell>
          <table:table-cell office:value-type="string" table:style-name="ce5">
            <text:p>IQ2000<text:span text:style-name="T6">TM</text:span><text:s/>PvNV Detection &amp; Prevention System</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text:s/>1011142 DBC</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PCR premix, PvNV kontrol positif</text:p>
          </table:table-cell>
          <table:table-cell office:value-type="string" table:style-name="ce9">
            <text:p>Untuk mendeteksi Penaeus vannamei nodavirus pada udang</text:p>
          </table:table-cell>
          <table:table-cell office:value-type="date" office:date-value="2020-11-02T00:00:00" table:style-name="ce10">
            <text:p>2-Nov-2020</text:p>
          </table:table-cell>
          <table:table-cell office:value-type="float" office:value="-1466" table:formula="of:=[.N684]-TODAY()" table:style-name="ce11">
            <text:p>-1466</text:p>
          </table:table-cell>
          <table:table-cell office:value-type="string" office:string-value="Kadaluarsa" table:formula="of:=IF([.O684]&gt;0;&quot;Berlaku&quot;;&quot;Kadaluarsa&quot;)" table:style-name="ce12">
            <text:p>Kadaluarsa</text:p>
          </table:table-cell>
          <table:table-cell table:number-columns-repeated="16368"/>
        </table:table-row>
        <table:table-row table:style-name="ro2">
          <table:table-cell office:value-type="float" office:value="684" table:formula="of:=[.A684]+1" table:style-name="ce4">
            <text:p>684</text:p>
          </table:table-cell>
          <table:table-cell office:value-type="string" table:style-name="ce5">
            <text:p>Prosatu</text:p>
          </table:table-cell>
          <table:table-cell office:value-type="string" table:style-name="ce5">
            <office:annotation draw:style-name="a35" svg:x="1.05in" svg:y="1738.24166666667in" svg:width="0.641666666666667in" svg:height="0in">
              <dc:creator>Microsoft Office User</dc:creator>
              <text:p><text:span text:style-name="T2">(dialihkan ke PT. Rajawali Mitra Pakanindo per 19 Agt 2020)</text:span></text:p>
            </office:annotation>
            <text:p>PT. Higo Resource System</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D <text:s/>1011140 PbBC</text:p>
          </table:table-cell>
          <table:table-cell office:value-type="string" table:style-name="ce4">
            <text:p>Dalam Negeri</text:p>
          </table:table-cell>
          <table:table-cell office:value-type="string" table:style-name="ce4">
            <text:p>Obat Bebas</text:p>
          </table:table-cell>
          <table:table-cell office:value-type="string" table:style-name="ce14">
            <text:p>Cair</text:p>
          </table:table-cell>
          <table:table-cell office:value-type="string" table:style-name="ce4">
            <text:p>Probiotik</text:p>
          </table:table-cell>
          <table:table-cell office:value-type="string" table:style-name="ce6">
            <text:p>Bacillus subtilis, bacillus licheniformis, lactobacillus plantarum</text:p>
          </table:table-cell>
          <table:table-cell office:value-type="string" table:style-name="ce9">
            <text:p>Membantu memperbaiki lingkungan dan mengatasi polusi akuatik</text:p>
          </table:table-cell>
          <table:table-cell office:value-type="date" office:date-value="2020-11-02T00:00:00" table:style-name="ce10">
            <text:p>2-Nov-2020</text:p>
          </table:table-cell>
          <table:table-cell office:value-type="float" office:value="-1466" table:formula="of:=[.N685]-TODAY()" table:style-name="ce11">
            <text:p>-1466</text:p>
          </table:table-cell>
          <table:table-cell office:value-type="string" office:string-value="Kadaluarsa" table:formula="of:=IF([.O685]&gt;0;&quot;Berlaku&quot;;&quot;Kadaluarsa&quot;)" table:style-name="ce12">
            <text:p>Kadaluarsa</text:p>
          </table:table-cell>
          <table:table-cell table:number-columns-repeated="16368"/>
        </table:table-row>
        <table:table-row table:style-name="ro2">
          <table:table-cell office:value-type="float" office:value="685" table:formula="of:=[.A685]+1" table:style-name="ce4">
            <text:p>685</text:p>
          </table:table-cell>
          <table:table-cell office:value-type="string" table:style-name="ce5">
            <text:p>BOLIFOR<text:span text:style-name="T6">®</text:span><text:s/>AQUA</text:p>
          </table:table-cell>
          <table:table-cell office:value-type="string" table:style-name="ce5">
            <text:p>PT. Jebsen&amp;Jessen Chemicals Indonesia</text:p>
          </table:table-cell>
          <table:table-cell office:value-type="string" table:style-name="ce6">
            <text:p>Gedung Graha Inti Fauzi, Lantai 7 Jl. Buncit Raya No.22 Jakarta, Telp/Fax; (021) 27537156/ (021) 26537188</text:p>
          </table:table-cell>
          <table:table-cell office:value-type="string" table:style-name="ce4">
            <text:p>DKI Jakarta</text:p>
          </table:table-cell>
          <table:table-cell office:value-type="string" table:style-name="ce4">
            <text:p>Importir</text:p>
          </table:table-cell>
          <table:table-cell office:value-type="string" table:style-name="ce4">
            <text:p>KKP RI I <text:s/>1012144 PBS<text: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Monocalcium fosfat</text:p>
          </table:table-cell>
          <table:table-cell office:value-type="string" table:style-name="ce9">
            <text:p>Memenuhi kebutuhan phosphorus (P) dan calcium (Ca) dalam pakan aquaculture</text:p>
          </table:table-cell>
          <table:table-cell office:value-type="date" office:date-value="2020-12-28T00:00:00" table:style-name="ce10">
            <text:p>28-Dec-2020</text:p>
          </table:table-cell>
          <table:table-cell office:value-type="float" office:value="-1410" table:formula="of:=[.N686]-TODAY()" table:style-name="ce11">
            <text:p>-1410</text:p>
          </table:table-cell>
          <table:table-cell office:value-type="string" office:string-value="Kadaluarsa" table:formula="of:=IF([.O686]&gt;0;&quot;Berlaku&quot;;&quot;Kadaluarsa&quot;)" table:style-name="ce12">
            <text:p>Kadaluarsa</text:p>
          </table:table-cell>
          <table:table-cell table:number-columns-repeated="16368"/>
        </table:table-row>
        <table:table-row table:style-name="ro3">
          <table:table-cell office:value-type="float" office:value="686" table:formula="of:=[.A686]+1" table:style-name="ce4">
            <text:p>686</text:p>
          </table:table-cell>
          <table:table-cell office:value-type="string" table:style-name="ce5">
            <text:p>Prima Premiks</text:p>
          </table:table-cell>
          <table:table-cell office:value-type="string" table:style-name="ce5">
            <text:p>PT. Central Proteina Prima</text:p>
          </table:table-cell>
          <table:table-cell office:value-type="string" table:style-name="ce6">
            <text:p>Wisma GKBI Lantai 19, Jl. Jend. Sudirman No.28, Jakarta Pusat</text:p>
          </table:table-cell>
          <table:table-cell office:value-type="string" table:style-name="ce4">
            <text:p>DKI Jakarta</text:p>
          </table:table-cell>
          <table:table-cell office:value-type="string" table:style-name="ce8">
            <text:p>Produsen/Importir</text:p>
          </table:table-cell>
          <table:table-cell office:value-type="string" table:style-name="ce14">
            <text:p>KKP RI D 1501244 PBS</text:p>
          </table:table-cell>
          <table:table-cell office:value-type="string" table:style-name="ce1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Zn, Mg, Cu, PO4, K,Ca, Co</text:p>
          </table:table-cell>
          <table:table-cell office:value-type="string" table:style-name="ce9">
            <text:p>Mencegah kekurangan mineral pada udang</text:p>
          </table:table-cell>
          <table:table-cell office:value-type="date" office:date-value="2020-01-09T00:00:00" table:style-name="ce10">
            <text:p>9-Jan-2020</text:p>
          </table:table-cell>
          <table:table-cell office:value-type="float" office:value="-1764" table:formula="of:=[.N687]-TODAY()" table:style-name="ce11">
            <text:p>-1764</text:p>
          </table:table-cell>
          <table:table-cell office:value-type="string" office:string-value="Kadaluarsa" table:formula="of:=IF([.O687]&gt;0;&quot;Berlaku&quot;;&quot;Kadaluarsa&quot;)" table:style-name="ce12">
            <text:p>Kadaluarsa</text:p>
          </table:table-cell>
          <table:table-cell table:number-columns-repeated="16368"/>
        </table:table-row>
        <table:table-row table:style-name="ro4">
          <table:table-cell office:value-type="float" office:value="687" table:formula="of:=[.A687]+1" table:style-name="ce4">
            <text:p>687</text:p>
          </table:table-cell>
          <table:table-cell office:value-type="string" table:style-name="ce5">
            <text:p>Hitavit Aquatic</text:p>
          </table:table-cell>
          <table:table-cell office:value-type="string" table:style-name="ce5">
            <text:p>PT. Issu Medika Veterindo</text:p>
          </table:table-cell>
          <table:table-cell office:value-type="string" table:style-name="ce7">
            <text:p>Jl. Cisaranten Wetan I No. 143 Kel. Cisaranten Wetan. Kec. Cinambo. Ujung Berung - Bandung 40294, Provinsi Jawa Barat</text:p>
          </table:table-cell>
          <table:table-cell office:value-type="string" table:style-name="ce8">
            <text:p>Jawa Barat</text:p>
          </table:table-cell>
          <table:table-cell office:value-type="string" table:style-name="ce8">
            <text:p>Produsen/Importir</text:p>
          </table:table-cell>
          <table:table-cell office:value-type="string" table:style-name="ce14">
            <text:p>KKP RI D 1501245 FBS</text:p>
          </table:table-cell>
          <table:table-cell office:value-type="string" table:style-name="ce14">
            <text:p>Dalam Negeri</text:p>
          </table:table-cell>
          <table:table-cell office:value-type="string" table:style-name="ce4">
            <text:p>Obat Bebas</text:p>
          </table:table-cell>
          <table:table-cell office:value-type="string" table:style-name="ce4">
            <text:p>Serbuk</text:p>
          </table:table-cell>
          <table:table-cell office:value-type="string" table:style-name="ce4">
            <text:p>Farmasetik</text:p>
          </table:table-cell>
          <table:table-cell office:value-type="string" table:style-name="ce6">
            <text:p>Vitamin A, E, Bcomplex, C, D3, K3</text:p>
          </table:table-cell>
          <table:table-cell office:value-type="string" table:style-name="ce9">
            <text:p>- Meningkatkan pertumbuhan ikan dan udang;</text:p>
            <text:p>- Memperbaiki konversi pakan ikan dan udang</text:p>
            <text:p>- Meningkatkan daya hidup (survival rate) ikan dan udang</text:p>
          </table:table-cell>
          <table:table-cell office:value-type="date" office:date-value="2020-01-20T00:00:00" table:style-name="ce10">
            <text:p>20-Jan-2020</text:p>
          </table:table-cell>
          <table:table-cell office:value-type="float" office:value="-1753" table:formula="of:=[.N688]-TODAY()" table:style-name="ce11">
            <text:p>-1753</text:p>
          </table:table-cell>
          <table:table-cell office:value-type="string" office:string-value="Kadaluarsa" table:formula="of:=IF([.O688]&gt;0;&quot;Berlaku&quot;;&quot;Kadaluarsa&quot;)" table:style-name="ce12">
            <text:p>Kadaluarsa</text:p>
          </table:table-cell>
          <table:table-cell table:number-columns-repeated="16368"/>
        </table:table-row>
        <table:table-row table:style-name="ro14">
          <table:table-cell office:value-type="float" office:value="688" table:formula="of:=[.A688]+1" table:style-name="ce4">
            <text:p>688</text:p>
          </table:table-cell>
          <table:table-cell office:value-type="string" table:style-name="ce5">
            <text:p>Barox<text:span text:style-name="T6">TM</text:span><text:s/>Liquid</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13">
            <text:p>KKP RI I 1502246 PBC</text:p>
          </table:table-cell>
          <table:table-cell office:value-type="string" table:style-name="ce13">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Butilated hydroxyanisole, butilated hydroxytoluene, ethoxyquin</text:p>
          </table:table-cell>
          <table:table-cell office:value-type="string" table:style-name="ce9">
            <text:p>- Mengatasi stress saat molting pada udang, pematangan telur, perubahan pakan dan kualitas air;</text:p>
            <text:p>- Mencegah penyakit ikan dan udang akibat defisiensi vitamin</text:p>
          </table:table-cell>
          <table:table-cell office:value-type="date" office:date-value="2020-02-26T00:00:00" table:style-name="ce10">
            <text:p>26-Feb-2020</text:p>
          </table:table-cell>
          <table:table-cell office:value-type="float" office:value="-1716" table:formula="of:=[.N689]-TODAY()" table:style-name="ce11">
            <text:p>-1716</text:p>
          </table:table-cell>
          <table:table-cell office:value-type="string" office:string-value="Kadaluarsa" table:formula="of:=IF([.O689]&gt;0;&quot;Berlaku&quot;;&quot;Kadaluarsa&quot;)" table:style-name="ce12">
            <text:p>Kadaluarsa</text:p>
          </table:table-cell>
          <table:table-cell table:number-columns-repeated="16368"/>
        </table:table-row>
        <table:table-row table:style-name="ro14">
          <table:table-cell office:value-type="float" office:value="689" table:formula="of:=[.A689]+1" table:style-name="ce4">
            <text:p>689</text:p>
          </table:table-cell>
          <table:table-cell office:value-type="string" table:style-name="ce5">
            <text:p>KEM WET<text:span text:style-name="T6">TM</text:span><text:s/>LR Liquid</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13">
            <text:p>KKP RI I 1502247 PBC</text:p>
          </table:table-cell>
          <table:table-cell office:value-type="string" table:style-name="ce13">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Propionic acid and salt, phosporic acid and its salt, polysorbate 80,tween 80</text:p>
          </table:table-cell>
          <table:table-cell office:value-type="string" table:style-name="ce9">
            <text:p>- Mengontrol proses produksi;</text:p>
            <text:p>- Mencegah ketengikan dan hilangnya kualitas;</text:p>
            <text:p>- Memperpanjang waktu penyimpanan</text:p>
          </table:table-cell>
          <table:table-cell office:value-type="date" office:date-value="2020-02-26T00:00:00" table:style-name="ce10">
            <text:p>26-Feb-2020</text:p>
          </table:table-cell>
          <table:table-cell office:value-type="float" office:value="-1716" table:formula="of:=[.N690]-TODAY()" table:style-name="ce11">
            <text:p>-1716</text:p>
          </table:table-cell>
          <table:table-cell office:value-type="string" office:string-value="Kadaluarsa" table:formula="of:=IF([.O690]&gt;0;&quot;Berlaku&quot;;&quot;Kadaluarsa&quot;)" table:style-name="ce12">
            <text:p>Kadaluarsa</text:p>
          </table:table-cell>
          <table:table-cell table:number-columns-repeated="16368"/>
        </table:table-row>
        <table:table-row table:style-name="ro18">
          <table:table-cell office:value-type="float" office:value="690" table:formula="of:=[.A690]+1" table:style-name="ce4">
            <text:p>690</text:p>
          </table:table-cell>
          <table:table-cell office:value-type="string" table:style-name="ce5">
            <text:p>Vitamin C 90%</text:p>
          </table:table-cell>
          <table:table-cell office:value-type="string" table:style-name="ce5">
            <text:p>PT. Biotek Saranatama</text:p>
          </table:table-cell>
          <table:table-cell office:value-type="string" table:style-name="ce6">
            <text:p>Botanic Junction, Blok I9, No.1-2, Jl. Joglo Raya, Kel. Joglo, Kec. Kembangan, Kota Jakarta Barat, Provinsi DKI Jakarta-11640, Telp. (021) 58902900</text:p>
            <text:p>Produsen asal:</text:p>
            <text:p>Soma Inc.24, Hanbul-ro, 69 Beon-gil, Eumsong-eup, Eumseong-gun, Chungcheongbuk-do, 27698, Republic of Korea, Telp. +82438780591</text:p>
          </table:table-cell>
          <table:table-cell office:value-type="string" table:style-name="ce4">
            <text:p>DKI Jakarta</text:p>
          </table:table-cell>
          <table:table-cell office:value-type="string" table:style-name="ce8">
            <text:p>Produsen/Importir</text:p>
          </table:table-cell>
          <table:table-cell office:value-type="string" table:style-name="ce4">
            <text:p>KKP RI I 1503250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C</text:p>
          </table:table-cell>
          <table:table-cell office:value-type="string" table:style-name="ce9">
            <text:p>- Mengatasi stres pada ikan dan udang akibat cuaca, penangkapan, perpindahan, pemeliharaan pada kepadatan tinggi, perubahan pH, dan perubahan salinitas;</text:p>
            <text:p>- Meningkatkan nafsu makan ikan dan udang</text:p>
            <text:p>- Meningkatkan berat badan/weight gain pada udang dan meningkatkan produksi yang baik</text:p>
          </table:table-cell>
          <table:table-cell office:value-type="date" office:date-value="2020-03-24T00:00:00" table:style-name="ce10">
            <text:p>24-Mar-2020</text:p>
          </table:table-cell>
          <table:table-cell office:value-type="float" office:value="-1689" table:formula="of:=[.N691]-TODAY()" table:style-name="ce11">
            <text:p>-1689</text:p>
          </table:table-cell>
          <table:table-cell office:value-type="string" office:string-value="Kadaluarsa" table:formula="of:=IF([.O691]&gt;0;&quot;Berlaku&quot;;&quot;Kadaluarsa&quot;)" table:style-name="ce12">
            <text:p>Kadaluarsa</text:p>
          </table:table-cell>
          <table:table-cell table:number-columns-repeated="16368"/>
        </table:table-row>
        <table:table-row table:style-name="ro14">
          <table:table-cell office:value-type="float" office:value="691" table:formula="of:=[.A691]+1" table:style-name="ce4">
            <text:p>691</text:p>
          </table:table-cell>
          <table:table-cell office:value-type="string" table:style-name="ce5">
            <text:p>LYSOFORTE<text:span text:style-name="T6">TM<text:s/></text:span>ANA Dry</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14">
            <text:p>KKP RI I 1504252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Tocopherol, sodium chloride, silica</text:p>
          </table:table-cell>
          <table:table-cell office:value-type="string" table:style-name="ce9">
            <text:p>Biosurfactan alami untuk meningkatkan absorbsi nutrisi</text:p>
          </table:table-cell>
          <table:table-cell office:value-type="date" office:date-value="2020-04-29T00:00:00" table:style-name="ce10">
            <text:p>29-Apr-2020</text:p>
          </table:table-cell>
          <table:table-cell office:value-type="float" office:value="-1653" table:formula="of:=[.N692]-TODAY()" table:style-name="ce11">
            <text:p>-1653</text:p>
          </table:table-cell>
          <table:table-cell office:value-type="string" office:string-value="Kadaluarsa" table:formula="of:=IF([.O692]&gt;0;&quot;Berlaku&quot;;&quot;Kadaluarsa&quot;)" table:style-name="ce12">
            <text:p>Kadaluarsa</text:p>
          </table:table-cell>
          <table:table-cell table:number-columns-repeated="16368"/>
        </table:table-row>
        <table:table-row table:style-name="ro4">
          <table:table-cell office:value-type="float" office:value="692" table:formula="of:=[.A692]+1" table:style-name="ce4">
            <text:p>692</text:p>
          </table:table-cell>
          <table:table-cell office:value-type="string" table:style-name="ce5">
            <text:p>Nutri Aqua</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504256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Glucoronolactone, dicalcium fosfat</text:p>
          </table:table-cell>
          <table:table-cell office:value-type="string" table:style-name="ce9">
            <text:p>Menstimulasi metabolisme<text:s/></text:p>
          </table:table-cell>
          <table:table-cell office:value-type="date" office:date-value="2020-04-29T00:00:00" table:style-name="ce10">
            <text:p>29-Apr-2020</text:p>
          </table:table-cell>
          <table:table-cell office:value-type="float" office:value="-1653" table:formula="of:=[.N693]-TODAY()" table:style-name="ce11">
            <text:p>-1653</text:p>
          </table:table-cell>
          <table:table-cell office:value-type="string" office:string-value="Kadaluarsa" table:formula="of:=IF([.O693]&gt;0;&quot;Berlaku&quot;;&quot;Kadaluarsa&quot;)" table:style-name="ce12">
            <text:p>Kadaluarsa</text:p>
          </table:table-cell>
          <table:table-cell table:number-columns-repeated="16368"/>
        </table:table-row>
        <table:table-row table:style-name="ro4">
          <table:table-cell office:value-type="float" office:value="693" table:formula="of:=[.A693]+1" table:style-name="ce4">
            <text:p>693</text:p>
          </table:table-cell>
          <table:table-cell office:value-type="string" table:style-name="ce5">
            <text:p>Antizol</text:p>
          </table:table-cell>
          <table:table-cell office:value-type="string" table:style-name="ce6">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504257 FTC</text:p>
          </table:table-cell>
          <table:table-cell office:value-type="string" table:style-name="ce14">
            <text:p>Impor</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6">
            <text:p>Bronopol, propilene glycol</text:p>
          </table:table-cell>
          <table:table-cell office:value-type="string" table:style-name="ce9">
            <text:p>Mencegah dan mengurangi infeksi fungi (Saprolegnia spp) pada telur ikan; Mencegah dan mengurangi infeksi fungi (Saprolegnia spp) parasit protozoa (Ichtyophtyrius spp) pada ikan terutama pada fase larva dan anakan (fingerlings);</text:p>
            <text:p>Kontrol dan pencegahan infeksi fungi dan parasit protozoa pada semua fase udang<text:s/></text:p>
          </table:table-cell>
          <table:table-cell office:value-type="date" office:date-value="2020-04-29T00:00:00" table:style-name="ce10">
            <text:p>29-Apr-2020</text:p>
          </table:table-cell>
          <table:table-cell office:value-type="float" office:value="-1653" table:formula="of:=[.N694]-TODAY()" table:style-name="ce11">
            <text:p>-1653</text:p>
          </table:table-cell>
          <table:table-cell office:value-type="string" office:string-value="Kadaluarsa" table:formula="of:=IF([.O694]&gt;0;&quot;Berlaku&quot;;&quot;Kadaluarsa&quot;)" table:style-name="ce12">
            <text:p>Kadaluarsa</text:p>
          </table:table-cell>
          <table:table-cell table:number-columns-repeated="16368"/>
        </table:table-row>
        <table:table-row table:style-name="ro14">
          <table:table-cell office:value-type="float" office:value="694" table:formula="of:=[.A694]+1" table:style-name="ce4">
            <text:p>694</text:p>
          </table:table-cell>
          <table:table-cell office:value-type="string" table:style-name="ce5">
            <text:p>Sal CURB RM Liquid</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4">
            <text:p>KKP RI I 1508265 PTC</text:p>
          </table:table-cell>
          <table:table-cell office:value-type="string" table:style-name="ce4">
            <text:p>Impor</text:p>
          </table:table-cell>
          <table:table-cell office:value-type="string" table:style-name="ce4">
            <text:p>Obat Bebas Terbatas</text:p>
          </table:table-cell>
          <table:table-cell office:value-type="string" table:style-name="ce4">
            <text:p>Cair</text:p>
          </table:table-cell>
          <table:table-cell office:value-type="string" table:style-name="ce4">
            <text:p>Premiks</text:p>
          </table:table-cell>
          <table:table-cell office:value-type="string" table:style-name="ce5">
            <text:p>Urea formaldehyde, propionate, formic acid</text:p>
          </table:table-cell>
          <table:table-cell office:value-type="string" table:style-name="ce9">
            <text:p>Bahan pengawet cair sebagai kontrol pertumbuhan mikroba pada bahan baku pakan dan pakan jadi</text:p>
          </table:table-cell>
          <table:table-cell office:value-type="date" office:date-value="2020-08-26T00:00:00" table:style-name="ce10">
            <text:p>26-Aug-2020</text:p>
          </table:table-cell>
          <table:table-cell office:value-type="float" office:value="-1534" table:formula="of:=[.N695]-TODAY()" table:style-name="ce11">
            <text:p>-1534</text:p>
          </table:table-cell>
          <table:table-cell office:value-type="string" office:string-value="Kadaluarsa" table:formula="of:=IF([.O695]&gt;0;&quot;Berlaku&quot;;&quot;Kadaluarsa&quot;)" table:style-name="ce12">
            <text:p>Kadaluarsa</text:p>
          </table:table-cell>
          <table:table-cell table:number-columns-repeated="16368"/>
        </table:table-row>
        <table:table-row table:style-name="ro25">
          <table:table-cell office:value-type="float" office:value="695" table:formula="of:=[.A695]+1" table:style-name="ce4">
            <text:p>695</text:p>
          </table:table-cell>
          <table:table-cell office:value-type="string" table:style-name="ce5">
            <text:p>Sanocare ACE</text:p>
          </table:table-cell>
          <table:table-cell office:value-type="string" table:style-name="ce6">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4">
            <text:p>KKP RI I 1508266 FTC</text:p>
          </table:table-cell>
          <table:table-cell office:value-type="string" table:style-name="ce4">
            <text:p>Impor</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5">
            <text:p>Sodium hydroxylmethyl glicinate</text:p>
          </table:table-cell>
          <table:table-cell office:value-type="string" table:style-name="ce9">
            <text:p>Sebagai desinfektan dan enrichment pada hatching artemia</text:p>
          </table:table-cell>
          <table:table-cell office:value-type="date" office:date-value="2020-08-26T00:00:00" table:style-name="ce10">
            <text:p>26-Aug-2020</text:p>
          </table:table-cell>
          <table:table-cell office:value-type="float" office:value="-1534" table:formula="of:=[.N696]-TODAY()" table:style-name="ce11">
            <text:p>-1534</text:p>
          </table:table-cell>
          <table:table-cell office:value-type="string" office:string-value="Kadaluarsa" table:formula="of:=IF([.O696]&gt;0;&quot;Berlaku&quot;;&quot;Kadaluarsa&quot;)" table:style-name="ce12">
            <text:p>Kadaluarsa</text:p>
          </table:table-cell>
          <table:table-cell table:number-columns-repeated="16368"/>
        </table:table-row>
        <table:table-row table:style-name="ro14">
          <table:table-cell office:value-type="float" office:value="696" table:formula="of:=[.A696]+1" table:style-name="ce4">
            <text:p>696</text:p>
          </table:table-cell>
          <table:table-cell office:value-type="string" table:style-name="ce5">
            <text:p>Sal CURB F2 Dry<text:s/></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4">
            <text:p>KKP RI I 1509268 P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emiks</text:p>
          </table:table-cell>
          <table:table-cell office:value-type="string" table:style-name="ce5">
            <text:p>Formic acid and its salt, Formaldehyde</text:p>
          </table:table-cell>
          <table:table-cell office:value-type="string" table:style-name="ce9">
            <text:p>Bahan pengawet kering pada bahan baku pakan dan pakan jadi</text:p>
          </table:table-cell>
          <table:table-cell office:value-type="date" office:date-value="2020-09-28T00:00:00" table:style-name="ce10">
            <text:p>28-Sep-2020</text:p>
          </table:table-cell>
          <table:table-cell office:value-type="float" office:value="-1501" table:formula="of:=[.N697]-TODAY()" table:style-name="ce11">
            <text:p>-1501</text:p>
          </table:table-cell>
          <table:table-cell office:value-type="string" office:string-value="Kadaluarsa" table:formula="of:=IF([.O697]&gt;0;&quot;Berlaku&quot;;&quot;Kadaluarsa&quot;)" table:style-name="ce12">
            <text:p>Kadaluarsa</text:p>
          </table:table-cell>
          <table:table-cell table:number-columns-repeated="16368"/>
        </table:table-row>
        <table:table-row table:style-name="ro14">
          <table:table-cell office:value-type="float" office:value="697" table:formula="of:=[.A697]+1" table:style-name="ce4">
            <text:p>697</text:p>
          </table:table-cell>
          <table:table-cell office:value-type="string" table:style-name="ce5">
            <text:p>Sal CURB K2 Dry</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4">
            <text:p>KKP RI I 1509269 P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emiks</text:p>
          </table:table-cell>
          <table:table-cell office:value-type="string" table:style-name="ce5">
            <text:p>Formic acid and its salt, formaldehyde</text:p>
          </table:table-cell>
          <table:table-cell office:value-type="string" table:style-name="ce9">
            <text:p>Bahan pengawet kering pada bahan baku pakan dan pakan jadi</text:p>
          </table:table-cell>
          <table:table-cell office:value-type="date" office:date-value="2020-09-28T00:00:00" table:style-name="ce10">
            <text:p>28-Sep-2020</text:p>
          </table:table-cell>
          <table:table-cell office:value-type="float" office:value="-1501" table:formula="of:=[.N698]-TODAY()" table:style-name="ce11">
            <text:p>-1501</text:p>
          </table:table-cell>
          <table:table-cell office:value-type="string" office:string-value="Kadaluarsa" table:formula="of:=IF([.O698]&gt;0;&quot;Berlaku&quot;;&quot;Kadaluarsa&quot;)" table:style-name="ce12">
            <text:p>Kadaluarsa</text:p>
          </table:table-cell>
          <table:table-cell table:number-columns-repeated="16368"/>
        </table:table-row>
        <table:table-row table:style-name="ro30">
          <table:table-cell office:value-type="float" office:value="698" table:formula="of:=[.A698]+1" table:style-name="ce4">
            <text:p>698</text:p>
          </table:table-cell>
          <table:table-cell office:value-type="string" table:style-name="ce5">
            <text:p>Viusid Aqua Powder</text:p>
          </table:table-cell>
          <table:table-cell office:value-type="string" table:style-name="ce6">
            <office:annotation draw:style-name="a36" svg:x="1.05in" svg:y="1773.26666666667in" svg:width="0.641666666666667in" svg:height="5.025in">
              <dc:creator>Microsoft Office User</dc:creator>
              <text:p><text:span text:style-name="T2">Dialihkan dari PT. PT. TobbSales Indonesia (per 21 Februari 2019)</text:span></text:p>
            </office:annotation>
            <text:p>PT. Menjangan Sakti</text:p>
          </table:table-cell>
          <table:table-cell office:value-type="string" table:style-name="ce6">
            <text:p>Jl. HR. Rasuna Said Kav B34 Kuningan</text:p>
          </table:table-cell>
          <table:table-cell office:value-type="string" table:style-name="ce4">
            <text:p>DKI Jakarta</text:p>
          </table:table-cell>
          <table:table-cell office:value-type="string" table:style-name="ce4">
            <text:p>Importir</text:p>
          </table:table-cell>
          <table:table-cell office:value-type="string" table:style-name="ce4">
            <text:p>KKP RI I 1509270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Asam malat, Glukosamin, Arginin, Glisin, Vitamin C</text:p>
          </table:table-cell>
          <table:table-cell office:value-type="string" table:style-name="ce9">
            <text:p>Melengkapi kebutuhan vitamin dan asam amino pada ikan dan udang</text:p>
          </table:table-cell>
          <table:table-cell office:value-type="date" office:date-value="2020-09-28T00:00:00" table:style-name="ce10">
            <text:p>28-Sep-2020</text:p>
          </table:table-cell>
          <table:table-cell office:value-type="float" office:value="-1501" table:formula="of:=[.N699]-TODAY()" table:style-name="ce11">
            <text:p>-1501</text:p>
          </table:table-cell>
          <table:table-cell office:value-type="string" office:string-value="Kadaluarsa" table:formula="of:=IF([.O699]&gt;0;&quot;Berlaku&quot;;&quot;Kadaluarsa&quot;)" table:style-name="ce12">
            <text:p>Kadaluarsa</text:p>
          </table:table-cell>
          <table:table-cell table:number-columns-repeated="16368"/>
        </table:table-row>
        <table:table-row table:style-name="ro2">
          <table:table-cell office:value-type="float" office:value="699" table:formula="of:=[.A699]+1" table:style-name="ce4">
            <text:p>699</text:p>
          </table:table-cell>
          <table:table-cell office:value-type="string" table:style-name="ce5">
            <text:p>Viusid Aqua Oral Solution</text:p>
          </table:table-cell>
          <table:table-cell office:value-type="string" table:style-name="ce5">
            <office:annotation draw:style-name="a37" svg:x="1.05in" svg:y="1774.51666666667in" svg:width="0.641666666666667in" svg:height="0in">
              <dc:creator>Microsoft Office User</dc:creator>
              <text:p><text:span text:style-name="T2">dialihkan dari PT. Tobbsales Indonesia (per 21 Februari 2019)</text:span></text:p>
            </office:annotation>
            <text:p>PT. Menjangan Sakti</text:p>
          </table:table-cell>
          <table:table-cell office:value-type="string" table:style-name="ce6">
            <text:p>Jl. HR. Rasuna Said Kav B34 Kuningan</text:p>
          </table:table-cell>
          <table:table-cell office:value-type="string" table:style-name="ce4">
            <text:p>DKI Jakarta</text:p>
          </table:table-cell>
          <table:table-cell office:value-type="string" table:style-name="ce4">
            <text:p>Importir</text:p>
          </table:table-cell>
          <table:table-cell office:value-type="string" table:style-name="ce4">
            <text:p>KKP RI I 1509271 P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5">
            <text:p>Asam malat, Glukosamin, Arginin, Glisin, Vitamin C, Monoamonium glisirhizinat</text:p>
            <text:p><text:s text:c="8"/></text:p>
          </table:table-cell>
          <table:table-cell office:value-type="string" table:style-name="ce9">
            <text:p>Melengkapi kebutuhan vitamin dan asam amino pada ikan dan udang</text:p>
          </table:table-cell>
          <table:table-cell office:value-type="date" office:date-value="2020-09-28T00:00:00" table:style-name="ce10">
            <text:p>28-Sep-2020</text:p>
          </table:table-cell>
          <table:table-cell office:value-type="float" office:value="-1501" table:formula="of:=[.N700]-TODAY()" table:style-name="ce11">
            <text:p>-1501</text:p>
          </table:table-cell>
          <table:table-cell office:value-type="string" office:string-value="Kadaluarsa" table:formula="of:=IF([.O700]&gt;0;&quot;Berlaku&quot;;&quot;Kadaluarsa&quot;)" table:style-name="ce12">
            <text:p>Kadaluarsa</text:p>
          </table:table-cell>
          <table:table-cell table:number-columns-repeated="16368"/>
        </table:table-row>
        <table:table-row table:style-name="ro4">
          <table:table-cell office:value-type="float" office:value="700" table:formula="of:=[.A700]+1" table:style-name="ce4">
            <text:p>700</text:p>
          </table:table-cell>
          <table:table-cell office:value-type="string" table:style-name="ce5">
            <text:p>PondProtect</text:p>
          </table:table-cell>
          <table:table-cell office:value-type="string" table:style-name="ce5">
            <text:p>PT. Surya Hidup Satwa</text:p>
          </table:table-cell>
          <table:table-cell office:value-type="string" table:style-name="ce6">
            <text:p>Jl. Ancol Barat Blok A 5E No. 10 Ancol - Pademangan - Jakarta Utara, Telp/Fax: (021) 57851788/ (021) 57851808</text:p>
          </table:table-cell>
          <table:table-cell office:value-type="string" table:style-name="ce4">
            <text:p>DKI Jakarta</text:p>
          </table:table-cell>
          <table:table-cell office:value-type="string" table:style-name="ce4">
            <text:p>Importir</text:p>
          </table:table-cell>
          <table:table-cell office:value-type="string" table:style-name="ce4">
            <text:p>KKP RI I <text:s/>1010137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Nitobacter winogradsky, Nitrosomonas eutropha</text:p>
          </table:table-cell>
          <table:table-cell office:value-type="string" table:style-name="ce9">
            <text:p>Menurunkan amonia dan nitrit pada kolam budidaya</text:p>
          </table:table-cell>
          <table:table-cell office:value-type="date" office:date-value="2020-10-11T00:00:00" table:style-name="ce10">
            <text:p>11-Oct-2020</text:p>
          </table:table-cell>
          <table:table-cell office:value-type="float" office:value="-1488" table:formula="of:=[.N701]-TODAY()" table:style-name="ce11">
            <text:p>-1488</text:p>
          </table:table-cell>
          <table:table-cell office:value-type="string" office:string-value="Kadaluarsa" table:formula="of:=IF([.O701]&gt;0;&quot;Berlaku&quot;;&quot;Kadaluarsa&quot;)" table:style-name="ce12">
            <text:p>Kadaluarsa</text:p>
          </table:table-cell>
          <table:table-cell table:number-columns-repeated="16368"/>
        </table:table-row>
        <table:table-row table:style-name="ro6">
          <table:table-cell office:value-type="float" office:value="701" table:formula="of:=[.A701]+1" table:style-name="ce4">
            <text:p>701</text:p>
          </table:table-cell>
          <table:table-cell office:value-type="string" table:style-name="ce5">
            <text:p>Elisa kit CAP</text:p>
          </table:table-cell>
          <table:table-cell office:value-type="string" table:style-name="ce5">
            <text:p>PT. Double Bond Chemindo</text:p>
          </table:table-cell>
          <table:table-cell office:value-type="string" table:style-name="ce9">
            <text:p>BSD City Ruko Golden Boulevard Blok W2 No.20 Jl. Raya Pahlawan Seribu, Serpong Utara, Tangerang Selatan - Banten, Telp/Fax: (021) 53163525/(021) 53163524</text:p>
          </table:table-cell>
          <table:table-cell office:value-type="string" table:style-name="ce4">
            <text:p>Banten</text:p>
          </table:table-cell>
          <table:table-cell office:value-type="string" table:style-name="ce4">
            <text:p>Importir</text:p>
          </table:table-cell>
          <table:table-cell office:value-type="string" table:style-name="ce4">
            <text:p>KKP RI I <text:s/>1006133 DBC</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Microtiter well plate, CAP standard, extraction diluent</text:p>
          </table:table-cell>
          <table:table-cell office:value-type="string" table:style-name="ce9">
            <text:p>Untuk mendeteksi residu kandungan Chloramphenicol<text:s/></text:p>
          </table:table-cell>
          <table:table-cell office:value-type="date" office:date-value="2020-06-16T00:00:00" table:style-name="ce10">
            <text:p>16-Jun-2020</text:p>
          </table:table-cell>
          <table:table-cell office:value-type="float" office:value="-1605" table:formula="of:=[.N702]-TODAY()" table:style-name="ce11">
            <text:p>-1605</text:p>
          </table:table-cell>
          <table:table-cell office:value-type="string" office:string-value="Kadaluarsa" table:formula="of:=IF([.O702]&gt;0;&quot;Berlaku&quot;;&quot;Kadaluarsa&quot;)" table:style-name="ce12">
            <text:p>Kadaluarsa</text:p>
          </table:table-cell>
          <table:table-cell table:number-columns-repeated="16368"/>
        </table:table-row>
        <table:table-row table:style-name="ro6">
          <table:table-cell office:value-type="float" office:value="702" table:formula="of:=[.A702]+1" table:style-name="ce4">
            <text:p>702</text:p>
          </table:table-cell>
          <table:table-cell office:value-type="string" table:style-name="ce5">
            <text:p>Elisa kit AMOZ</text:p>
          </table:table-cell>
          <table:table-cell office:value-type="string" table:style-name="ce5">
            <text:p>PT. Double Bond Chemindo</text:p>
          </table:table-cell>
          <table:table-cell office:value-type="string" table:style-name="ce9">
            <text:p>BSD City Ruko Golden Boulevard Blok W2 No.20 Jl. Raya Pahlawan Seribu, Serpong Utara, Tangerang Selatan - Banten, Telp/Fax: (021) 53163525/(021) 53163524</text:p>
          </table:table-cell>
          <table:table-cell office:value-type="string" table:style-name="ce4">
            <text:p>Banten</text:p>
          </table:table-cell>
          <table:table-cell office:value-type="string" table:style-name="ce4">
            <text:p>Importir</text:p>
          </table:table-cell>
          <table:table-cell office:value-type="string" table:style-name="ce4">
            <text:p>KKP RI I <text:s/>1006134 DBC</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Microtiter well plate, 2-NP-standard, extraction diluent</text:p>
          </table:table-cell>
          <table:table-cell office:value-type="string" table:style-name="ce9">
            <text:p>Untuk mendeteksi residu kandungan AMOZ<text:s/></text:p>
          </table:table-cell>
          <table:table-cell office:value-type="date" office:date-value="2020-06-16T00:00:00" table:style-name="ce10">
            <text:p>16-Jun-2020</text:p>
          </table:table-cell>
          <table:table-cell office:value-type="float" office:value="-1605" table:formula="of:=[.N703]-TODAY()" table:style-name="ce11">
            <text:p>-1605</text:p>
          </table:table-cell>
          <table:table-cell office:value-type="string" office:string-value="Kadaluarsa" table:formula="of:=IF([.O703]&gt;0;&quot;Berlaku&quot;;&quot;Kadaluarsa&quot;)" table:style-name="ce12">
            <text:p>Kadaluarsa</text:p>
          </table:table-cell>
          <table:table-cell table:number-columns-repeated="16368"/>
        </table:table-row>
        <table:table-row table:style-name="ro6">
          <table:table-cell office:value-type="float" office:value="703" table:formula="of:=[.A703]+1" table:style-name="ce4">
            <text:p>703</text:p>
          </table:table-cell>
          <table:table-cell office:value-type="string" table:style-name="ce5">
            <text:p>Elisa kit AOZ</text:p>
          </table:table-cell>
          <table:table-cell office:value-type="string" table:style-name="ce5">
            <text:p>PT. Double Bond Chemindo</text:p>
          </table:table-cell>
          <table:table-cell office:value-type="string" table:style-name="ce9">
            <text:p>BSD City Ruko Golden Boulevard Blok W2 No.20 Jl. Raya Pahlawan Seribu, Serpong Utara, Tangerang Selatan - Banten, Telp/Fax: (021) 53163525/(021) 53163524</text:p>
          </table:table-cell>
          <table:table-cell office:value-type="string" table:style-name="ce4">
            <text:p>Banten</text:p>
          </table:table-cell>
          <table:table-cell office:value-type="string" table:style-name="ce4">
            <text:p>Importir</text:p>
          </table:table-cell>
          <table:table-cell office:value-type="string" table:style-name="ce4">
            <text:p>KKP RI I <text:s/>1007135 DBC</text:p>
          </table:table-cell>
          <table:table-cell office:value-type="string" table:style-name="ce4">
            <text:p>Impor</text:p>
          </table:table-cell>
          <table:table-cell office:value-type="string" table:style-name="ce4">
            <text:p>Obat Bebas</text:p>
          </table:table-cell>
          <table:table-cell office:value-type="string" table:style-name="ce14">
            <text:p>Cair</text:p>
          </table:table-cell>
          <table:table-cell office:value-type="string" table:style-name="ce14">
            <text:p>Biologik<text:s/></text:p>
            <text:p>(Kit diagnostik)</text:p>
          </table:table-cell>
          <table:table-cell office:value-type="string" table:style-name="ce6">
            <text:p>Microtiter well plate, 2-NP-standard, extraction diluent</text:p>
          </table:table-cell>
          <table:table-cell office:value-type="string" table:style-name="ce9">
            <text:p>Untuk mendeteksi residu kandungan AOZ<text:s/></text:p>
          </table:table-cell>
          <table:table-cell office:value-type="date" office:date-value="2020-07-06T00:00:00" table:style-name="ce10">
            <text:p>6-Jul-2020</text:p>
          </table:table-cell>
          <table:table-cell office:value-type="float" office:value="-1585" table:formula="of:=[.N704]-TODAY()" table:style-name="ce11">
            <text:p>-1585</text:p>
          </table:table-cell>
          <table:table-cell office:value-type="string" office:string-value="Kadaluarsa" table:formula="of:=IF([.O704]&gt;0;&quot;Berlaku&quot;;&quot;Kadaluarsa&quot;)" table:style-name="ce12">
            <text:p>Kadaluarsa</text:p>
          </table:table-cell>
          <table:table-cell table:number-columns-repeated="16368"/>
        </table:table-row>
        <table:table-row table:style-name="ro5">
          <table:table-cell office:value-type="float" office:value="704" table:formula="of:=[.A704]+1" table:style-name="ce4">
            <text:p>704</text:p>
          </table:table-cell>
          <table:table-cell office:value-type="string" table:style-name="ce5">
            <text:p>Ariake 1</text:p>
          </table:table-cell>
          <table:table-cell office:value-type="string" table:style-name="ce5">
            <text:p>PT. Harvest Ariake Indonesia</text:p>
          </table:table-cell>
          <table:table-cell office:value-type="string" table:style-name="ce7">
            <text:p>Jl. Samsung 2C Blok C3-D, Kel. Mekarmukti, Jababeka Innovation Center, Kec. Cikarang Utara, Kab. Bekasi, Provinsi Jawa Barat-17530</text:p>
          </table:table-cell>
          <table:table-cell office:value-type="string" table:style-name="ce8">
            <text:p>Jawa Barat</text:p>
          </table:table-cell>
          <table:table-cell office:value-type="string" table:style-name="ce8">
            <text:p>Produsen</text:p>
          </table:table-cell>
          <table:table-cell office:value-type="string" table:style-name="ce4">
            <text:p>KKP RI D <text:s/>1008136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amyloliquefaciens D203</text:p>
          </table:table-cell>
          <table:table-cell office:value-type="string" table:style-name="ce9">
            <text:p>Untuk mencegah pertumbuhan jamur</text:p>
          </table:table-cell>
          <table:table-cell office:value-type="date" office:date-value="2020-08-31T00:00:00" table:style-name="ce10">
            <text:p>31-Aug-2020</text:p>
          </table:table-cell>
          <table:table-cell office:value-type="float" office:value="-1529" table:formula="of:=[.N705]-TODAY()" table:style-name="ce11">
            <text:p>-1529</text:p>
          </table:table-cell>
          <table:table-cell office:value-type="string" office:string-value="Kadaluarsa" table:formula="of:=IF([.O705]&gt;0;&quot;Berlaku&quot;;&quot;Kadaluarsa&quot;)" table:style-name="ce12">
            <text:p>Kadaluarsa</text:p>
          </table:table-cell>
          <table:table-cell table:number-columns-repeated="16368"/>
        </table:table-row>
        <table:table-row table:style-name="ro5">
          <table:table-cell office:value-type="float" office:value="705" table:formula="of:=[.A705]+1" table:style-name="ce4">
            <text:p>705</text:p>
          </table:table-cell>
          <table:table-cell office:value-type="string" table:style-name="ce5">
            <text:p>K.C-C</text:p>
          </table:table-cell>
          <table:table-cell office:value-type="string" table:style-name="ce5">
            <text:p>CV. Harapan Abadi</text:p>
          </table:table-cell>
          <table:table-cell office:value-type="string" table:style-name="ce6">
            <text:p>Pondok Candra Indah, Jl. Palem II TD-35 Waru-Sidoarjo 60400 - Jawa Timur, Telp/Fax: (031) 8681584, 8681585, Fax. (031) 8681648</text:p>
          </table:table-cell>
          <table:table-cell office:value-type="string" table:style-name="ce4">
            <text:p>Jawa Timur</text:p>
          </table:table-cell>
          <table:table-cell office:value-type="string" table:style-name="ce4">
            <text:p>Importir</text:p>
          </table:table-cell>
          <table:table-cell office:value-type="string" table:style-name="ce4">
            <text:p>KKP RI I <text:s/>1010138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Ascorbic acid</text:p>
          </table:table-cell>
          <table:table-cell office:value-type="string" table:style-name="ce9">
            <text:p>Untuk mencegah dan mengobati kekurangan vitamin C pada ikan/udang</text:p>
          </table:table-cell>
          <table:table-cell office:value-type="date" office:date-value="2020-10-18T00:00:00" table:style-name="ce10">
            <text:p>18-Oct-2020</text:p>
          </table:table-cell>
          <table:table-cell office:value-type="float" office:value="-1481" table:formula="of:=[.N706]-TODAY()" table:style-name="ce11">
            <text:p>-1481</text:p>
          </table:table-cell>
          <table:table-cell office:value-type="string" office:string-value="Kadaluarsa" table:formula="of:=IF([.O706]&gt;0;&quot;Berlaku&quot;;&quot;Kadaluarsa&quot;)" table:style-name="ce12">
            <text:p>Kadaluarsa</text:p>
          </table:table-cell>
          <table:table-cell table:number-columns-repeated="16368"/>
        </table:table-row>
        <table:table-row table:style-name="ro5">
          <table:table-cell office:value-type="float" office:value="706" table:formula="of:=[.A706]+1" table:style-name="ce4">
            <text:p>706</text:p>
          </table:table-cell>
          <table:table-cell office:value-type="string" table:style-name="ce5">
            <text:p>Proboost</text:p>
          </table:table-cell>
          <table:table-cell office:value-type="string" table:style-name="ce5">
            <text:p>CV. Harapan Abadi</text:p>
          </table:table-cell>
          <table:table-cell office:value-type="string" table:style-name="ce6">
            <text:p>Pondok Candra Indah, Jl. Palem II TD-35 Waru-Sidoarjo 60400 - Jawa Timur, Telp/Fax: (031) 8681584, 8681585, Fax. (031) 8681648</text:p>
          </table:table-cell>
          <table:table-cell office:value-type="string" table:style-name="ce4">
            <text:p>Jawa Timur</text:p>
          </table:table-cell>
          <table:table-cell office:value-type="string" table:style-name="ce4">
            <text:p>Importir</text:p>
          </table:table-cell>
          <table:table-cell office:value-type="string" table:style-name="ce4">
            <text:p>KKP RI I <text:s/>1010139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Sacharomyces cereviseae</text:p>
          </table:table-cell>
          <table:table-cell office:value-type="string" table:style-name="ce9">
            <text:p>Untuk memperbaiki performance pada ikan dan udang</text:p>
          </table:table-cell>
          <table:table-cell office:value-type="date" office:date-value="2020-10-18T00:00:00" table:style-name="ce10">
            <text:p>18-Oct-2020</text:p>
          </table:table-cell>
          <table:table-cell office:value-type="float" office:value="-1481" table:formula="of:=[.N707]-TODAY()" table:style-name="ce11">
            <text:p>-1481</text:p>
          </table:table-cell>
          <table:table-cell office:value-type="string" office:string-value="Kadaluarsa" table:formula="of:=IF([.O707]&gt;0;&quot;Berlaku&quot;;&quot;Kadaluarsa&quot;)" table:style-name="ce12">
            <text:p>Kadaluarsa</text:p>
          </table:table-cell>
          <table:table-cell table:number-columns-repeated="16368"/>
        </table:table-row>
        <table:table-row table:style-name="ro14">
          <table:table-cell office:value-type="float" office:value="707" table:formula="of:=[.A707]+1" table:style-name="ce4">
            <text:p>707</text:p>
          </table:table-cell>
          <table:table-cell office:value-type="string" table:style-name="ce5">
            <text:p>Quantum Glo Y Dry</text:p>
          </table:table-cell>
          <table:table-cell office:value-type="string" table:style-name="ce6">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4">
            <text:p>KKP RI I 1510272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Ekstrak Saponifikasi Marigold, Bekatul, Propylene glycol, Potassium hydroxide solution, Ethoxyquin</text:p>
          </table:table-cell>
          <table:table-cell office:value-type="string" table:style-name="ce9">
            <text:p>Sumber alami yellow xanthophylls dari ekstrak saponifikasi marigold</text:p>
          </table:table-cell>
          <table:table-cell office:value-type="date" office:date-value="2020-10-01T00:00:00" table:style-name="ce10">
            <text:p>1-Oct-2020</text:p>
          </table:table-cell>
          <table:table-cell office:value-type="float" office:value="-1498" table:formula="of:=[.N708]-TODAY()" table:style-name="ce11">
            <text:p>-1498</text:p>
          </table:table-cell>
          <table:table-cell office:value-type="string" office:string-value="Kadaluarsa" table:formula="of:=IF([.O708]&gt;0;&quot;Berlaku&quot;;&quot;Kadaluarsa&quot;)" table:style-name="ce12">
            <text:p>Kadaluarsa</text:p>
          </table:table-cell>
          <table:table-cell table:number-columns-repeated="16368"/>
        </table:table-row>
        <table:table-row table:style-name="ro4">
          <table:table-cell office:value-type="float" office:value="708" table:formula="of:=[.A708]+1" table:style-name="ce4">
            <text:p>708</text:p>
          </table:table-cell>
          <table:table-cell office:value-type="string" table:style-name="ce5">
            <text:p>EPICIN PONDS</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1507002 -P1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5">
            <text:p>Lactobacillus, Bacillus, Saccharomyces cerevisiae</text:p>
          </table:table-cell>
          <table:table-cell office:value-type="string" table:style-name="ce9">
            <text:p>- Efektif dan cepat mengurangi level ammonia, nitrit dan sulfide pollutan;</text:p>
            <text:p>- Membentuk pembiakan bakteri alami dlm kolam &amp; menekan bakteri pathogen;</text:p>
            <text:p>- 'Sebagai biological cleaning agent yang digunakan untuk bioremediate sampah organik dalam air dan tanah kolam</text:p>
            <text:p/>
          </table:table-cell>
          <table:table-cell office:value-type="date" office:date-value="2020-07-06T00:00:00" table:style-name="ce10">
            <text:p>6-Jul-2020</text:p>
          </table:table-cell>
          <table:table-cell office:value-type="float" office:value="-1585" table:formula="of:=[.N709]-TODAY()" table:style-name="ce11">
            <text:p>-1585</text:p>
          </table:table-cell>
          <table:table-cell office:value-type="string" office:string-value="Kadaluarsa" table:formula="of:=IF([.O709]&gt;0;&quot;Berlaku&quot;;&quot;Kadaluarsa&quot;)" table:style-name="ce12">
            <text:p>Kadaluarsa</text:p>
          </table:table-cell>
          <table:table-cell table:number-columns-repeated="16368"/>
        </table:table-row>
        <table:table-row table:style-name="ro7">
          <table:table-cell office:value-type="float" office:value="709" table:formula="of:=[.A709]+1" table:style-name="ce4">
            <text:p>709</text:p>
          </table:table-cell>
          <table:table-cell office:value-type="string" table:style-name="ce5">
            <text:p>Astaplus 10%</text:p>
          </table:table-cell>
          <table:table-cell office:value-type="string" table:style-name="ce6">
            <text:p>PT. Satwa Jawa Jaya</text:p>
          </table:table-cell>
          <table:table-cell office:value-type="string" table:style-name="ce6">
            <text:p>Ruko Tomang Tol Blok A2 No.17 - 18 Jl. Agave Raya, Kedoya Selatan, Kebun Jeruk, Kota Jakarta Barat, Provinsi DKI Jakarta, Telp/Fax: (021) 5816834/ 58302925</text:p>
          </table:table-cell>
          <table:table-cell office:value-type="string" table:style-name="ce4">
            <text:p>DKI Jakarta</text:p>
          </table:table-cell>
          <table:table-cell office:value-type="string" table:style-name="ce4">
            <text:p>Importir</text:p>
          </table:table-cell>
          <table:table-cell office:value-type="string" table:style-name="ce4">
            <text:p>KKP RI I 15050258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Astaxanthin, ascorbyl palmitate, vitamin E acetate</text:p>
          </table:table-cell>
          <table:table-cell office:value-type="string" table:style-name="ce9">
            <text:p>Sumber pigmentasi pada ikan dan udang</text:p>
          </table:table-cell>
          <table:table-cell office:value-type="date" office:date-value="2020-05-26T00:00:00" table:style-name="ce10">
            <text:p>26-May-2020</text:p>
          </table:table-cell>
          <table:table-cell office:value-type="float" office:value="-1626" table:formula="of:=[.N710]-TODAY()" table:style-name="ce11">
            <text:p>-1626</text:p>
          </table:table-cell>
          <table:table-cell office:value-type="string" office:string-value="Kadaluarsa" table:formula="of:=IF([.O710]&gt;0;&quot;Berlaku&quot;;&quot;Kadaluarsa&quot;)" table:style-name="ce12">
            <text:p>Kadaluarsa</text:p>
          </table:table-cell>
          <table:table-cell table:number-columns-repeated="16368"/>
        </table:table-row>
        <table:table-row table:style-name="ro2">
          <table:table-cell office:value-type="float" office:value="710" table:formula="of:=[.A710]+1" table:style-name="ce4">
            <text:p>710</text:p>
          </table:table-cell>
          <table:table-cell office:value-type="string" table:style-name="ce5">
            <text:p>Stimuler</text:p>
          </table:table-cell>
          <table:table-cell office:value-type="string" table:style-name="ce5">
            <office:annotation draw:style-name="a38" svg:x="1.05in" svg:y="1801.275in" svg:width="0.641666666666667in" svg:height="0in">
              <dc:creator>Microsoft Office User</dc:creator>
              <text:p><text:span text:style-name="T2">(dialihkan ke PT. Rajawali Mitra Pakanindo per 19 Agt 2020)</text:span></text:p>
            </office:annotation>
            <text:p>PT. Blue Sky Biotech</text:p>
          </table:table-cell>
          <table:table-cell office:value-type="string" table:style-name="ce7">
            <text:p>Taman Tekno BSD Sektor XI Blok J3 No. 46, Serpong Tangerang, Provinsi Banten 15314</text:p>
          </table:table-cell>
          <table:table-cell office:value-type="string" table:style-name="ce8">
            <text:p>Banten</text:p>
          </table:table-cell>
          <table:table-cell office:value-type="string" table:style-name="ce8">
            <text:p>Produsen/Importir</text:p>
          </table:table-cell>
          <table:table-cell office:value-type="string" table:style-name="ce4">
            <text:p>KKP RI I 15050261 H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16">
            <text:p>Obat Alami/Herbal</text:p>
          </table:table-cell>
          <table:table-cell office:value-type="string" table:style-name="ce5">
            <text:p>Achyrantes extract</text:p>
          </table:table-cell>
          <table:table-cell office:value-type="string" table:style-name="ce9">
            <text:p>Sebagai growth promotor / stimulant pertumbuhan untuk udang</text:p>
          </table:table-cell>
          <table:table-cell office:value-type="date" office:date-value="2020-05-26T00:00:00" table:style-name="ce10">
            <text:p>26-May-2020</text:p>
          </table:table-cell>
          <table:table-cell office:value-type="float" office:value="-1626" table:formula="of:=[.N711]-TODAY()" table:style-name="ce11">
            <text:p>-1626</text:p>
          </table:table-cell>
          <table:table-cell office:value-type="string" office:string-value="Kadaluarsa" table:formula="of:=IF([.O711]&gt;0;&quot;Berlaku&quot;;&quot;Kadaluarsa&quot;)" table:style-name="ce12">
            <text:p>Kadaluarsa</text:p>
          </table:table-cell>
          <table:table-cell table:number-columns-repeated="16368"/>
        </table:table-row>
        <table:table-row table:style-name="ro25">
          <table:table-cell office:value-type="float" office:value="711" table:formula="of:=[.A711]+1" table:style-name="ce4">
            <text:p>711</text:p>
          </table:table-cell>
          <table:table-cell office:value-type="string" table:style-name="ce5">
            <text:p>Sanolife Nutrilake</text:p>
          </table:table-cell>
          <table:table-cell office:value-type="string" table:style-name="ce6">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4">
            <text:p>KKP RI I 1507263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5">
            <text:p>NaNO2, NaSiO2, Minerals</text:p>
          </table:table-cell>
          <table:table-cell office:value-type="string" table:style-name="ce9">
            <text:p>Sebagai sumber N untuk pupuk dasar kolam</text:p>
          </table:table-cell>
          <table:table-cell office:value-type="date" office:date-value="2020-07-06T00:00:00" table:style-name="ce10">
            <text:p>6-Jul-2020</text:p>
          </table:table-cell>
          <table:table-cell office:value-type="float" office:value="-1585" table:formula="of:=[.N712]-TODAY()" table:style-name="ce11">
            <text:p>-1585</text:p>
          </table:table-cell>
          <table:table-cell office:value-type="string" office:string-value="Kadaluarsa" table:formula="of:=IF([.O712]&gt;0;&quot;Berlaku&quot;;&quot;Kadaluarsa&quot;)" table:style-name="ce12">
            <text:p>Kadaluarsa</text:p>
          </table:table-cell>
          <table:table-cell table:number-columns-repeated="16368"/>
        </table:table-row>
        <table:table-row table:style-name="ro4">
          <table:table-cell office:value-type="float" office:value="712" table:formula="of:=[.A712]+1" table:style-name="ce4">
            <text:p>712</text:p>
          </table:table-cell>
          <table:table-cell office:value-type="string" table:style-name="ce5">
            <text:p>AMNOVIT</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4">
            <text:p>DKP RI I <text:s/>090111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D3, E, B2, B6</text:p>
          </table:table-cell>
          <table:table-cell office:value-type="string" table:style-name="ce9">
            <text:p>- Untuk meningkatkan pertumbuhan;</text:p>
            <text:p>- Untuk memperbaiki kesuburan;</text:p>
            <text:p>- Anti defisiensi vitamin</text:p>
          </table:table-cell>
          <table:table-cell office:value-type="date" office:date-value="2019-01-19T00:00:00" table:style-name="ce10">
            <text:p>19-Jan-2019</text:p>
          </table:table-cell>
          <table:table-cell office:value-type="float" office:value="-2119" table:formula="of:=[.N713]-TODAY()" table:style-name="ce11">
            <text:p>-2119</text:p>
          </table:table-cell>
          <table:table-cell office:value-type="string" office:string-value="Kadaluarsa" table:formula="of:=IF([.O713]&gt;0;&quot;Berlaku&quot;;&quot;Kadaluarsa&quot;)" table:style-name="ce12">
            <text:p>Kadaluarsa</text:p>
          </table:table-cell>
          <table:table-cell table:number-columns-repeated="16368"/>
        </table:table-row>
        <table:table-row table:style-name="ro3">
          <table:table-cell office:value-type="float" office:value="713" table:formula="of:=[.A713]+1" table:style-name="ce4">
            <text:p>713</text:p>
          </table:table-cell>
          <table:table-cell office:value-type="string" table:style-name="ce5">
            <text:p>EX - AM</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I 0906114 B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obiotik</text:p>
          </table:table-cell>
          <table:table-cell office:value-type="string" table:style-name="ce22">
            <text:p>- Nitrosomonas europe;</text:p>
            <text:p>- Nitrobacter winogradsky</text:p>
          </table:table-cell>
          <table:table-cell office:value-type="string" table:style-name="ce9">
            <text:p>- Memperbaiki kualitas air;</text:p>
            <text:p>- Menguraikan dan menurunkan kadar ammonia, nitrit dan gas-gas toksik lainnya;<text:s/></text:p>
            <text:p>- Membuat lingkungan air lebih sehat untuk ikan dan udang</text:p>
          </table:table-cell>
          <table:table-cell office:value-type="date" office:date-value="2019-06-12T00:00:00" table:style-name="ce10">
            <text:p>12-Jun-2019</text:p>
          </table:table-cell>
          <table:table-cell office:value-type="float" office:value="-1975" table:formula="of:=[.N714]-TODAY()" table:style-name="ce11">
            <text:p>-1975</text:p>
          </table:table-cell>
          <table:table-cell office:value-type="string" office:string-value="Kadaluarsa" table:formula="of:=IF([.O714]&gt;0;&quot;Berlaku&quot;;&quot;Kadaluarsa&quot;)" table:style-name="ce12">
            <text:p>Kadaluarsa</text:p>
          </table:table-cell>
          <table:table-cell table:number-columns-repeated="16368"/>
        </table:table-row>
        <table:table-row table:style-name="ro2">
          <table:table-cell office:value-type="float" office:value="714" table:formula="of:=[.A714]+1" table:style-name="ce4">
            <text:p>714</text:p>
          </table:table-cell>
          <table:table-cell office:value-type="string" table:style-name="ce5">
            <text:p>Probiobac<text:span text:style-name="T6"><text:s/>®</text:span>Aquatic</text:p>
          </table:table-cell>
          <table:table-cell office:value-type="string" table:style-name="ce1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4">
            <text:p>DKP RI D 0909120 Pb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obiotik</text:p>
          </table:table-cell>
          <table:table-cell office:value-type="string" table:style-name="ce20">
            <text:p>- Bacillus subtillis;</text:p>
            <text:p>- Bacillus licheniformis</text:p>
          </table:table-cell>
          <table:table-cell office:value-type="string" table:style-name="ce9">
            <text:p>- Meningkatkan kualitas air dengan cara menguraikan limbah organik di tambak;</text:p>
            <text:p>- Membuat lingkungan air lebih sehat</text:p>
          </table:table-cell>
          <table:table-cell office:value-type="date" office:date-value="2019-09-29T00:00:00" table:style-name="ce10">
            <text:p>29-Sep-2019</text:p>
          </table:table-cell>
          <table:table-cell office:value-type="float" office:value="-1866" table:formula="of:=[.N715]-TODAY()" table:style-name="ce11">
            <text:p>-1866</text:p>
          </table:table-cell>
          <table:table-cell office:value-type="string" office:string-value="Kadaluarsa" table:formula="of:=IF([.O715]&gt;0;&quot;Berlaku&quot;;&quot;Kadaluarsa&quot;)" table:style-name="ce12">
            <text:p>Kadaluarsa</text:p>
          </table:table-cell>
          <table:table-cell table:number-columns-repeated="16368"/>
        </table:table-row>
        <table:table-row table:style-name="ro4">
          <table:table-cell office:value-type="float" office:value="715" table:formula="of:=[.A715]+1" table:style-name="ce4">
            <text:p>715</text:p>
          </table:table-cell>
          <table:table-cell office:value-type="string" table:style-name="ce5">
            <text:p>Vitaral<text:span text:style-name="T6"><text:s/>®<text:s/></text:span>Aquatic</text:p>
          </table:table-cell>
          <table:table-cell office:value-type="string" table:style-name="ce5">
            <text:p>PT. Issu Medika Veterindo</text:p>
          </table:table-cell>
          <table:table-cell office:value-type="string" table:style-name="ce7">
            <text:p>Jl. Cisaranten Wetan I No. 143 Kel. Cisaranten Wetan. Kec. Cinambo. Ujung Berung - Bandung 40294, Provinsi 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I 1409238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E, B complex, D3, K3, <text:s/>C coated and minerals, β-glucan</text:p>
          </table:table-cell>
          <table:table-cell office:value-type="string" table:style-name="ce9">
            <text:p>- Memperbaiki konversi pakan serta pertumbuhan ikan dan udang</text:p>
            <text:p>- Mencegah stress karena perubahan suhu, cuaca, kualitas air dan transportasi;</text:p>
            <text:p>- Memudahkan saat proses dan pasca molting</text:p>
          </table:table-cell>
          <table:table-cell office:value-type="date" office:date-value="2019-09-01T00:00:00" table:style-name="ce10">
            <text:p>1-Sep-2019</text:p>
          </table:table-cell>
          <table:table-cell office:value-type="float" office:value="-1894" table:formula="of:=[.N716]-TODAY()" table:style-name="ce11">
            <text:p>-1894</text:p>
          </table:table-cell>
          <table:table-cell office:value-type="string" office:string-value="Kadaluarsa" table:formula="of:=IF([.O716]&gt;0;&quot;Berlaku&quot;;&quot;Kadaluarsa&quot;)" table:style-name="ce12">
            <text:p>Kadaluarsa</text:p>
          </table:table-cell>
          <table:table-cell table:number-columns-repeated="16368"/>
        </table:table-row>
        <table:table-row table:style-name="ro3">
          <table:table-cell office:value-type="float" office:value="716" table:formula="of:=[.A716]+1" table:style-name="ce4">
            <text:p>716</text:p>
          </table:table-cell>
          <table:table-cell office:value-type="string" table:style-name="ce5">
            <text:p>Tea Seed Meal</text:p>
          </table:table-cell>
          <table:table-cell office:value-type="string" table:style-name="ce5">
            <office:annotation draw:style-name="a39" svg:x="1.05in" svg:y="1815.35in" svg:width="0.95in" svg:height="10.5666666666667in">
              <dc:creator>Microsoft Office User</dc:creator>
              <text:p><text:span text:style-name="T2">dialihkan ke PT. Sinar Hidup Satwa (per 16 November 2020)</text:span></text:p>
            </office:annotation>
            <text:p>PT. Sinar Hidup Satwa</text:p>
          </table:table-cell>
          <table:table-cell office:value-type="string" table:style-name="ce5">
            <text:p>Sentral Senayan II Lantai 16, Jl. Asia Afrika No.8, Jakarta Pusat, (021) 50191788<text:s/></text:p>
          </table:table-cell>
          <table:table-cell office:value-type="string" table:style-name="ce4">
            <text:p>DKI Jakarta</text:p>
          </table:table-cell>
          <table:table-cell office:value-type="string" table:style-name="ce4">
            <text:p>Importir</text:p>
          </table:table-cell>
          <table:table-cell office:value-type="string" table:style-name="ce4">
            <text:p>DKP RI I 0910121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6">
            <text:p>saponin</text:p>
          </table:table-cell>
          <table:table-cell office:value-type="string" table:style-name="ce9">
            <text:p>Untuk membasmi ikan-ikan liar pada persiapan tambak</text:p>
          </table:table-cell>
          <table:table-cell office:value-type="date" office:date-value="2019-10-05T00:00:00" table:style-name="ce10">
            <text:p>5-Oct-2019</text:p>
          </table:table-cell>
          <table:table-cell office:value-type="float" office:value="-1860" table:formula="of:=[.N717]-TODAY()" table:style-name="ce11">
            <text:p>-1860</text:p>
          </table:table-cell>
          <table:table-cell office:value-type="string" office:string-value="Kadaluarsa" table:formula="of:=IF([.O717]&gt;0;&quot;Berlaku&quot;;&quot;Kadaluarsa&quot;)" table:style-name="ce12">
            <text:p>Kadaluarsa</text:p>
          </table:table-cell>
          <table:table-cell table:number-columns-repeated="16368"/>
        </table:table-row>
        <table:table-row table:style-name="ro5">
          <table:table-cell office:value-type="float" office:value="717" table:formula="of:=[.A717]+1" table:style-name="ce4">
            <text:p>717</text:p>
          </table:table-cell>
          <table:table-cell office:value-type="string" table:style-name="ce5">
            <text:p>Calamarasa</text:p>
          </table:table-cell>
          <table:table-cell office:value-type="string" table:style-name="ce5">
            <text:p>PT. Chemco Prima Mandiri</text:p>
          </table:table-cell>
          <table:table-cell office:value-type="string" table:style-name="ce9">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2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6">
            <text:p>Protease, sodium chloride</text:p>
          </table:table-cell>
          <table:table-cell office:value-type="string" table:style-name="ce9">
            <text:p>Untuk menghilangkan kulit luar pada produk kelompok Cephalopoda khususnya cumi-cumi</text:p>
          </table:table-cell>
          <table:table-cell office:value-type="date" office:date-value="2019-12-10T00:00:00" table:style-name="ce10">
            <text:p>10-Dec-2019</text:p>
          </table:table-cell>
          <table:table-cell office:value-type="float" office:value="-1794" table:formula="of:=[.N718]-TODAY()" table:style-name="ce11">
            <text:p>-1794</text:p>
          </table:table-cell>
          <table:table-cell office:value-type="string" office:string-value="Kadaluarsa" table:formula="of:=IF([.O718]&gt;0;&quot;Berlaku&quot;;&quot;Kadaluarsa&quot;)" table:style-name="ce12">
            <text:p>Kadaluarsa</text:p>
          </table:table-cell>
          <table:table-cell table:number-columns-repeated="16368"/>
        </table:table-row>
        <table:table-row table:style-name="ro5">
          <table:table-cell office:value-type="float" office:value="718" table:formula="of:=[.A718]+1" table:style-name="ce4">
            <text:p>718</text:p>
          </table:table-cell>
          <table:table-cell office:value-type="string" table:style-name="ce5">
            <text:p>Crustaxyl</text:p>
          </table:table-cell>
          <table:table-cell office:value-type="string" table:style-name="ce5">
            <text:p>PT. Chemco Prima Mandiri</text:p>
          </table:table-cell>
          <table:table-cell office:value-type="string" table:style-name="ce9">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3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61">
            <text:p>citric acid, ascorbic acid, 4-hexyl resorcinol, EDTA, sodium chloride, magnesium carbonate</text:p>
          </table:table-cell>
          <table:table-cell office:value-type="string" table:style-name="ce9">
            <text:p><text:s/>Black spot pada berbagai jenis udang pasca panen;</text:p>
            <text:p>- Sebagai Melanotic Blockening untuk menghambat proses melanosis</text:p>
          </table:table-cell>
          <table:table-cell office:value-type="date" office:date-value="2019-12-10T00:00:00" table:style-name="ce10">
            <text:p>10-Dec-2019</text:p>
          </table:table-cell>
          <table:table-cell office:value-type="float" office:value="-1794" table:formula="of:=[.N719]-TODAY()" table:style-name="ce11">
            <text:p>-1794</text:p>
          </table:table-cell>
          <table:table-cell office:value-type="string" office:string-value="Kadaluarsa" table:formula="of:=IF([.O719]&gt;0;&quot;Berlaku&quot;;&quot;Kadaluarsa&quot;)" table:style-name="ce12">
            <text:p>Kadaluarsa</text:p>
          </table:table-cell>
          <table:table-cell table:number-columns-repeated="16368"/>
        </table:table-row>
        <table:table-row table:style-name="ro5">
          <table:table-cell office:value-type="float" office:value="719" table:formula="of:=[.A719]+1" table:style-name="ce4">
            <text:p>719</text:p>
          </table:table-cell>
          <table:table-cell office:value-type="string" table:style-name="ce5">
            <text:p>Q100</text:p>
          </table:table-cell>
          <table:table-cell office:value-type="string" table:style-name="ce5">
            <text:p>PT. Chemco Prima Mandiri</text:p>
          </table:table-cell>
          <table:table-cell office:value-type="string" table:style-name="ce9">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4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6">
            <text:p>citric acid, sodium citrate, magnesium carbonate</text:p>
          </table:table-cell>
          <table:table-cell office:value-type="string" table:style-name="ce9">
            <text:p>- Merupakan bahan preservatif non-fosfat yang digunakan untuk mempertahankan mutu;</text:p>
            <text:p>- Organoleptik dan menghambat proses pembusukan berbagai jenis udang kupas</text:p>
          </table:table-cell>
          <table:table-cell office:value-type="date" office:date-value="2019-12-10T00:00:00" table:style-name="ce10">
            <text:p>10-Dec-2019</text:p>
          </table:table-cell>
          <table:table-cell office:value-type="float" office:value="-1794" table:formula="of:=[.N720]-TODAY()" table:style-name="ce11">
            <text:p>-1794</text:p>
          </table:table-cell>
          <table:table-cell office:value-type="string" office:string-value="Kadaluarsa" table:formula="of:=IF([.O720]&gt;0;&quot;Berlaku&quot;;&quot;Kadaluarsa&quot;)" table:style-name="ce12">
            <text:p>Kadaluarsa</text:p>
          </table:table-cell>
          <table:table-cell table:number-columns-repeated="16368"/>
        </table:table-row>
        <table:table-row table:style-name="ro5">
          <table:table-cell office:value-type="float" office:value="720" table:formula="of:=[.A720]+1" table:style-name="ce4">
            <text:p>720</text:p>
          </table:table-cell>
          <table:table-cell office:value-type="string" table:style-name="ce5">
            <text:p>Q100 Plus</text:p>
          </table:table-cell>
          <table:table-cell office:value-type="string" table:style-name="ce5">
            <text:p>PT. Chemco Prima Mandiri</text:p>
          </table:table-cell>
          <table:table-cell office:value-type="string" table:style-name="ce9">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5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6">
            <text:p>citric acid, monosodium phosphate,heksametafosfat, magnesium carbonate</text:p>
          </table:table-cell>
          <table:table-cell office:value-type="string" table:style-name="ce9">
            <text:p>- Merupakan bahan preservatif fosfat yang digunakan untuk mempertahankan mutu;</text:p>
            <text:p>- Organoleptik dan menghambat proses pembusukan berbagai jenis udang kupas<text:s/></text:p>
          </table:table-cell>
          <table:table-cell office:value-type="date" office:date-value="2019-12-10T00:00:00" table:style-name="ce10">
            <text:p>10-Dec-2019</text:p>
          </table:table-cell>
          <table:table-cell office:value-type="float" office:value="-1794" table:formula="of:=[.N721]-TODAY()" table:style-name="ce11">
            <text:p>-1794</text:p>
          </table:table-cell>
          <table:table-cell office:value-type="string" office:string-value="Kadaluarsa" table:formula="of:=IF([.O721]&gt;0;&quot;Berlaku&quot;;&quot;Kadaluarsa&quot;)" table:style-name="ce12">
            <text:p>Kadaluarsa</text:p>
          </table:table-cell>
          <table:table-cell table:number-columns-repeated="16368"/>
        </table:table-row>
        <table:table-row table:style-name="ro5">
          <table:table-cell office:value-type="float" office:value="721" table:formula="of:=[.A721]+1" table:style-name="ce4">
            <text:p>721</text:p>
          </table:table-cell>
          <table:table-cell office:value-type="string" table:style-name="ce5">
            <text:p>T 65 Sea</text:p>
          </table:table-cell>
          <table:table-cell office:value-type="string" table:style-name="ce5">
            <text:p>PT. Chemco Prima Mandiri</text:p>
          </table:table-cell>
          <table:table-cell office:value-type="string" table:style-name="ce9">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6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6">
            <text:p>citric acid, magnesium carbonate</text:p>
          </table:table-cell>
          <table:table-cell office:value-type="string" table:style-name="ce9">
            <text:p>- Merupakan bahan preservatif non-fosfat yang digunakan untuk mempertahankan mutu;</text:p>
            <text:p>- Organoleptik dan menghambat proses pembusukan berbagai jenis Chephalopoda</text:p>
          </table:table-cell>
          <table:table-cell office:value-type="date" office:date-value="2019-12-10T00:00:00" table:style-name="ce10">
            <text:p>10-Dec-2019</text:p>
          </table:table-cell>
          <table:table-cell office:value-type="float" office:value="-1794" table:formula="of:=[.N722]-TODAY()" table:style-name="ce11">
            <text:p>-1794</text:p>
          </table:table-cell>
          <table:table-cell office:value-type="string" office:string-value="Kadaluarsa" table:formula="of:=IF([.O722]&gt;0;&quot;Berlaku&quot;;&quot;Kadaluarsa&quot;)" table:style-name="ce12">
            <text:p>Kadaluarsa</text:p>
          </table:table-cell>
          <table:table-cell table:number-columns-repeated="16368"/>
        </table:table-row>
        <table:table-row table:style-name="ro5">
          <table:table-cell office:value-type="float" office:value="722" table:formula="of:=[.A722]+1" table:style-name="ce4">
            <text:p>722</text:p>
          </table:table-cell>
          <table:table-cell office:value-type="string" table:style-name="ce5">
            <text:p>T 65 Plus</text:p>
          </table:table-cell>
          <table:table-cell office:value-type="string" table:style-name="ce5">
            <text:p>PT. Chemco Prima Mandiri</text:p>
          </table:table-cell>
          <table:table-cell office:value-type="string" table:style-name="ce9">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7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6">
            <text:p>Monosodium monofosfat</text:p>
          </table:table-cell>
          <table:table-cell office:value-type="string" table:style-name="ce9">
            <text:p>- Merupakan bahan preservatif fosfat yang digunakan untuk mempertahankan mutu;</text:p>
            <text:p>- Organoleptik dan menghambat proses pembusukan berbagai jenis Cephalopoda</text:p>
          </table:table-cell>
          <table:table-cell office:value-type="date" office:date-value="2019-12-10T00:00:00" table:style-name="ce10">
            <text:p>10-Dec-2019</text:p>
          </table:table-cell>
          <table:table-cell office:value-type="float" office:value="-1794" table:formula="of:=[.N723]-TODAY()" table:style-name="ce11">
            <text:p>-1794</text:p>
          </table:table-cell>
          <table:table-cell office:value-type="string" office:string-value="Kadaluarsa" table:formula="of:=IF([.O723]&gt;0;&quot;Berlaku&quot;;&quot;Kadaluarsa&quot;)" table:style-name="ce12">
            <text:p>Kadaluarsa</text:p>
          </table:table-cell>
          <table:table-cell table:number-columns-repeated="16368"/>
        </table:table-row>
        <table:table-row table:style-name="ro5">
          <table:table-cell office:value-type="float" office:value="723" table:formula="of:=[.A723]+1" table:style-name="ce4">
            <text:p>723</text:p>
          </table:table-cell>
          <table:table-cell office:value-type="string" table:style-name="ce5">
            <text:p>T 40</text:p>
          </table:table-cell>
          <table:table-cell office:value-type="string" table:style-name="ce5">
            <text:p>PT. Chemco Prima Mandiri</text:p>
          </table:table-cell>
          <table:table-cell office:value-type="string" table:style-name="ce9">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8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6">
            <text:p>citric acid, fosfat acid</text:p>
          </table:table-cell>
          <table:table-cell office:value-type="string" table:style-name="ce9">
            <text:p>Merupakan bahan preservatif mengandung fosfat yang digunakan sebagai whitening yang dapat mencerahkan warna dan menghambat proses pembusukan berbagai jenis Cephalopoda</text:p>
          </table:table-cell>
          <table:table-cell office:value-type="date" office:date-value="2019-12-10T00:00:00" table:style-name="ce10">
            <text:p>10-Dec-2019</text:p>
          </table:table-cell>
          <table:table-cell office:value-type="float" office:value="-1794" table:formula="of:=[.N724]-TODAY()" table:style-name="ce11">
            <text:p>-1794</text:p>
          </table:table-cell>
          <table:table-cell office:value-type="string" office:string-value="Kadaluarsa" table:formula="of:=IF([.O724]&gt;0;&quot;Berlaku&quot;;&quot;Kadaluarsa&quot;)" table:style-name="ce12">
            <text:p>Kadaluarsa</text:p>
          </table:table-cell>
          <table:table-cell table:number-columns-repeated="16368"/>
        </table:table-row>
        <table:table-row table:style-name="ro5">
          <table:table-cell office:value-type="float" office:value="724" table:formula="of:=[.A724]+1" table:style-name="ce4">
            <text:p>724</text:p>
          </table:table-cell>
          <table:table-cell office:value-type="string" table:style-name="ce5">
            <text:p>PEX</text:p>
          </table:table-cell>
          <table:table-cell office:value-type="string" table:style-name="ce5">
            <text:p>PT. Chemco Prima Mandiri</text:p>
          </table:table-cell>
          <table:table-cell office:value-type="string" table:style-name="ce9">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29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6">
            <text:p>citric acid, fosfat acid</text:p>
          </table:table-cell>
          <table:table-cell office:value-type="string" table:style-name="ce9">
            <text:p>Merupakan bahan preservatif mengandung fosfat yang digunakan sebagai whitening yang <text:s/>dapat mencerahkan warna dan menghambat proses pembusukan berbagai jenis ikan</text:p>
          </table:table-cell>
          <table:table-cell office:value-type="date" office:date-value="2019-12-10T00:00:00" table:style-name="ce10">
            <text:p>10-Dec-2019</text:p>
          </table:table-cell>
          <table:table-cell office:value-type="float" office:value="-1794" table:formula="of:=[.N725]-TODAY()" table:style-name="ce11">
            <text:p>-1794</text:p>
          </table:table-cell>
          <table:table-cell office:value-type="string" office:string-value="Kadaluarsa" table:formula="of:=IF([.O725]&gt;0;&quot;Berlaku&quot;;&quot;Kadaluarsa&quot;)" table:style-name="ce12">
            <text:p>Kadaluarsa</text:p>
          </table:table-cell>
          <table:table-cell table:number-columns-repeated="16368"/>
        </table:table-row>
        <table:table-row table:style-name="ro5">
          <table:table-cell office:value-type="float" office:value="725" table:formula="of:=[.A725]+1" table:style-name="ce4">
            <text:p>725</text:p>
          </table:table-cell>
          <table:table-cell office:value-type="string" table:style-name="ce5">
            <text:p>PEX B2</text:p>
          </table:table-cell>
          <table:table-cell office:value-type="string" table:style-name="ce5">
            <text:p>PT. Chemco Prima Mandiri</text:p>
          </table:table-cell>
          <table:table-cell office:value-type="string" table:style-name="ce9">
            <text:p>Pusat perniagaan terpadu Jl. Daan Mogot Km.19,6 Kel. Poris Jaya, Kec. Batuceper, Tangerang 15122, Telp/Fax: (021) 54365151/ (021) 54365150</text:p>
          </table:table-cell>
          <table:table-cell office:value-type="string" table:style-name="ce4">
            <text:p>Banten</text:p>
          </table:table-cell>
          <table:table-cell office:value-type="string" table:style-name="ce4">
            <text:p>Importir</text:p>
          </table:table-cell>
          <table:table-cell office:value-type="string" table:style-name="ce4">
            <text:p>DKP RI I 0912130 F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Farmasetik</text:p>
          </table:table-cell>
          <table:table-cell office:value-type="string" table:style-name="ce6">
            <text:p>citric acid, ascorbic acid, magnesium carbonate</text:p>
          </table:table-cell>
          <table:table-cell office:value-type="string" table:style-name="ce9">
            <text:p>Merupakan bahan preservatif mengandung fosfat yang digunakan sebagai whitening yang dapat mencerahkan warna dan menghambat proses pembusukan berbagai jenis ikan</text:p>
          </table:table-cell>
          <table:table-cell office:value-type="date" office:date-value="2019-12-10T00:00:00" table:style-name="ce10">
            <text:p>10-Dec-2019</text:p>
          </table:table-cell>
          <table:table-cell office:value-type="float" office:value="-1794" table:formula="of:=[.N726]-TODAY()" table:style-name="ce11">
            <text:p>-1794</text:p>
          </table:table-cell>
          <table:table-cell office:value-type="string" office:string-value="Kadaluarsa" table:formula="of:=IF([.O726]&gt;0;&quot;Berlaku&quot;;&quot;Kadaluarsa&quot;)" table:style-name="ce12">
            <text:p>Kadaluarsa</text:p>
          </table:table-cell>
          <table:table-cell table:number-columns-repeated="16368"/>
        </table:table-row>
        <table:table-row table:style-name="ro4">
          <table:table-cell office:value-type="float" office:value="726" table:formula="of:=[.A726]+1" table:style-name="ce4">
            <text:p>726</text:p>
          </table:table-cell>
          <table:table-cell office:value-type="string" table:style-name="ce5">
            <text:p>PondDtox</text:p>
          </table:table-cell>
          <table:table-cell office:value-type="string" table:style-name="ce5">
            <text:p>PT. Surya Hidup Satwa</text:p>
          </table:table-cell>
          <table:table-cell office:value-type="string" table:style-name="ce6">
            <text:p>Jl. Ancol Barat Blok A 5E No. 10 Ancol - Pademangan - Jakarta Utara, Telp/Fax: (021) 57851788/ (021) 57851808</text:p>
          </table:table-cell>
          <table:table-cell office:value-type="string" table:style-name="ce4">
            <text:p>DKI Jakarta</text:p>
          </table:table-cell>
          <table:table-cell office:value-type="string" table:style-name="ce4">
            <text:p>Importir</text:p>
          </table:table-cell>
          <table:table-cell office:value-type="string" table:style-name="ce4">
            <text:p>DKP RI I 0912131 Pb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obiotik</text:p>
          </table:table-cell>
          <table:table-cell office:value-type="string" table:style-name="ce62">
            <text:p>Paracoccus pantotrophus, Bacillus megaterium</text:p>
          </table:table-cell>
          <table:table-cell office:value-type="string" table:style-name="ce9">
            <text:p>Untuk mengurangi tingkat hydrogen sulfida pada kolam budidaya</text:p>
          </table:table-cell>
          <table:table-cell office:value-type="date" office:date-value="2019-12-23T00:00:00" table:style-name="ce10">
            <text:p>23-Dec-2019</text:p>
          </table:table-cell>
          <table:table-cell office:value-type="float" office:value="-1781" table:formula="of:=[.N727]-TODAY()" table:style-name="ce11">
            <text:p>-1781</text:p>
          </table:table-cell>
          <table:table-cell office:value-type="string" office:string-value="Kadaluarsa" table:formula="of:=IF([.O727]&gt;0;&quot;Berlaku&quot;;&quot;Kadaluarsa&quot;)" table:style-name="ce12">
            <text:p>Kadaluarsa</text:p>
          </table:table-cell>
          <table:table-cell table:number-columns-repeated="16368"/>
        </table:table-row>
        <table:table-row table:style-name="ro14">
          <table:table-cell office:value-type="float" office:value="727" table:formula="of:=[.A727]+1" table:style-name="ce4">
            <text:p>727</text:p>
          </table:table-cell>
          <table:table-cell office:value-type="string" table:style-name="ce5">
            <text:p>Myco CURB<text:span text:style-name="T6">TM<text:s/></text:span>AW Liquid</text:p>
          </table:table-cell>
          <table:table-cell office:value-type="string" table:style-name="ce5">
            <text:p>PT. Kemin Indonesia</text:p>
          </table:table-cell>
          <table:table-cell office:value-type="string" table:style-name="ce6">
            <text:p>Kantor:</text:p>
            <text:p>Graha MIR Lantai 6, Jl. Pemuda No.9, Jakarta 13220, Telp: 021-2956 9855)</text:p>
            <text:p>Gudang :<text:s/></text:p>
            <text:p>Jl. Raya Kelapa Puan Blok AD 14/22 Rukan Gading Serpong – Tangerang, Prov. Banten.</text:p>
          </table:table-cell>
          <table:table-cell office:value-type="string" table:style-name="ce4">
            <text:p>Banten</text:p>
          </table:table-cell>
          <table:table-cell office:value-type="string" table:style-name="ce4">
            <text:p>Importir</text:p>
          </table:table-cell>
          <table:table-cell office:value-type="string" table:style-name="ce14">
            <text:p>KKP RI I 1411241 PBC</text:p>
          </table:table-cell>
          <table:table-cell office:value-type="string" table:style-name="ce1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Propionic acid, phospohoric acid, surfactan</text:p>
          </table:table-cell>
          <table:table-cell office:value-type="string" table:style-name="ce9">
            <text:p>- Menghambat pertumbuhan jamur;</text:p>
            <text:p>- Mempertahankan kadar air dalam pakan pada proses pembuatan pakan</text:p>
          </table:table-cell>
          <table:table-cell office:value-type="date" office:date-value="2019-11-18T00:00:00" table:style-name="ce10">
            <text:p>18-Nov-2019</text:p>
          </table:table-cell>
          <table:table-cell office:value-type="float" office:value="-1816" table:formula="of:=[.N728]-TODAY()" table:style-name="ce11">
            <text:p>-1816</text:p>
          </table:table-cell>
          <table:table-cell office:value-type="string" office:string-value="Kadaluarsa" table:formula="of:=IF([.O728]&gt;0;&quot;Berlaku&quot;;&quot;Kadaluarsa&quot;)" table:style-name="ce12">
            <text:p>Kadaluarsa</text:p>
          </table:table-cell>
          <table:table-cell table:number-columns-repeated="16368"/>
        </table:table-row>
        <table:table-row table:style-name="ro4">
          <table:table-cell office:value-type="float" office:value="728" table:formula="of:=[.A728]+1" table:style-name="ce4">
            <text:p>728</text:p>
          </table:table-cell>
          <table:table-cell office:value-type="string" table:style-name="ce6">
            <text:p>DL-Methionine for Aquaculture<text:s/></text:p>
          </table:table-cell>
          <table:table-cell office:value-type="string" table:style-name="ce5">
            <text:p>PT. Evonik Indonesia</text:p>
          </table:table-cell>
          <table:table-cell office:value-type="string" table:style-name="ce6">
            <text:p>Kawasan Industri Jababeka I, Jl. Jababeka V Blok H2, Cikarang - Bekasi 17530, Telp/Fax: (021) 89835090/ (021) 89835091</text:p>
          </table:table-cell>
          <table:table-cell office:value-type="string" table:style-name="ce4">
            <text:p>Jawa Barat</text:p>
          </table:table-cell>
          <table:table-cell office:value-type="string" table:style-name="ce4">
            <text:p>Importir</text:p>
          </table:table-cell>
          <table:table-cell office:value-type="string" table:style-name="ce14">
            <text:p>KKP RI I 1411242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DL- methionine</text:p>
          </table:table-cell>
          <table:table-cell office:value-type="string" table:style-name="ce9">
            <text:p>Sebagai feed additive</text:p>
          </table:table-cell>
          <table:table-cell office:value-type="date" office:date-value="2019-11-28T00:00:00" table:style-name="ce10">
            <text:p>28-Nov-2019</text:p>
          </table:table-cell>
          <table:table-cell office:value-type="float" office:value="-1806" table:formula="of:=[.N729]-TODAY()" table:style-name="ce11">
            <text:p>-1806</text:p>
          </table:table-cell>
          <table:table-cell office:value-type="string" office:string-value="Kadaluarsa" table:formula="of:=IF([.O729]&gt;0;&quot;Berlaku&quot;;&quot;Kadaluarsa&quot;)" table:style-name="ce12">
            <text:p>Kadaluarsa</text:p>
          </table:table-cell>
          <table:table-cell table:number-columns-repeated="16368"/>
        </table:table-row>
        <table:table-row table:style-name="ro4">
          <table:table-cell office:value-type="float" office:value="729" table:formula="of:=[.A729]+1" table:style-name="ce4">
            <text:p>729</text:p>
          </table:table-cell>
          <table:table-cell office:value-type="string" table:style-name="ce6">
            <text:p>Finecon White Spot Syndrome Virus (WSSV) Real Time PCR Kit</text:p>
          </table:table-cell>
          <table:table-cell office:value-type="string" table:style-name="ce5">
            <text:p>CV. Sarana Perdana Pratama</text:p>
          </table:table-cell>
          <table:table-cell office:value-type="string" table:style-name="ce9">
            <text:p>Jl. Hayam Wuruk 2 WW, Desa Kebon Kelapa, Kec. Gambir, Jakarta Pusat 10120, Telp/Fax: (021) 3861729/ (021) 3807477</text:p>
          </table:table-cell>
          <table:table-cell office:value-type="string" table:style-name="ce4">
            <text:p>DKI Jakarta</text:p>
          </table:table-cell>
          <table:table-cell office:value-type="string" table:style-name="ce4">
            <text:p>Importir</text:p>
          </table:table-cell>
          <table:table-cell office:value-type="string" table:style-name="ce4">
            <text:p>KKP RI I 1401234 B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14">
            <text:p>Biologik<text:s/></text:p>
            <text:p>(Kit diagnostik)</text:p>
          </table:table-cell>
          <table:table-cell office:value-type="string" table:style-name="ce6">
            <text:p>DNA primer, WSSV Control Positif</text:p>
          </table:table-cell>
          <table:table-cell office:value-type="string" table:style-name="ce9">
            <text:p>Untuk mendeteksi White Spot Syndrome Virus (WSSV) pada udang</text:p>
          </table:table-cell>
          <table:table-cell office:value-type="date" office:date-value="2019-01-30T00:00:00" table:style-name="ce10">
            <text:p>30-Jan-2019</text:p>
          </table:table-cell>
          <table:table-cell office:value-type="float" office:value="-2108" table:formula="of:=[.N730]-TODAY()" table:style-name="ce11">
            <text:p>-2108</text:p>
          </table:table-cell>
          <table:table-cell office:value-type="string" office:string-value="Kadaluarsa" table:formula="of:=IF([.O730]&gt;0;&quot;Berlaku&quot;;&quot;Kadaluarsa&quot;)" table:style-name="ce12">
            <text:p>Kadaluarsa</text:p>
          </table:table-cell>
          <table:table-cell table:number-columns-repeated="16368"/>
        </table:table-row>
        <table:table-row table:style-name="ro5">
          <table:table-cell office:value-type="float" office:value="730" table:formula="of:=[.A730]+1" table:style-name="ce4">
            <text:p>730</text:p>
          </table:table-cell>
          <table:table-cell office:value-type="string" table:style-name="ce5">
            <text:p>Glutanol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D 0804099 FTC</text:p>
          </table:table-cell>
          <table:table-cell office:value-type="string" table:style-name="ce4">
            <text:p>Dalam Negeri</text:p>
          </table:table-cell>
          <table:table-cell office:value-type="string" table:style-name="ce4">
            <text:p>Obat Bebas Terbatas</text:p>
          </table:table-cell>
          <table:table-cell office:value-type="string" table:style-name="ce14">
            <text:p>Cair</text:p>
          </table:table-cell>
          <table:table-cell office:value-type="string" table:style-name="ce14">
            <text:p>Farmasetik</text:p>
          </table:table-cell>
          <table:table-cell office:value-type="string" table:style-name="ce61">
            <text:p>Glutaraldehyde, Benzalkonium chloride, isopropanol</text:p>
          </table:table-cell>
          <table:table-cell office:value-type="string" table:style-name="ce9">
            <text:p>- Membasmi dan mengurangi taura syndrome virus (TSV), yellow head virus (YHV) dan white spot syndrome baculovirus (WSBV);</text:p>
            <text:p>- Membasmi dan mengurangi bakteri penyebab penyakit pada udang dan ikan <text:s/>seperti Vibrio parahaemolyticus, V. harveyi, Pseudomonas sp, Aeromonas hydrophila;</text:p>
            <text:p>- Mengontrol populasi ektoparasit<text:s text:c="2"/></text:p>
          </table:table-cell>
          <table:table-cell office:value-type="date" office:date-value="2018-03-26T00:00:00" table:style-name="ce10">
            <text:p>26-Mar-2018</text:p>
          </table:table-cell>
          <table:table-cell office:value-type="float" office:value="-2418" table:formula="of:=[.N731]-TODAY()" table:style-name="ce11">
            <text:p>-2418</text:p>
          </table:table-cell>
          <table:table-cell office:value-type="string" office:string-value="Kadaluarsa" table:formula="of:=IF([.O731]&gt;0;&quot;Berlaku&quot;;&quot;Kadaluarsa&quot;)" table:style-name="ce12">
            <text:p>Kadaluarsa</text:p>
          </table:table-cell>
          <table:table-cell table:number-columns-repeated="16368"/>
        </table:table-row>
        <table:table-row table:style-name="ro5">
          <table:table-cell office:value-type="float" office:value="731" table:formula="of:=[.A731]+1" table:style-name="ce4">
            <text:p>731</text:p>
          </table:table-cell>
          <table:table-cell office:value-type="string" table:style-name="ce5">
            <text:p>SKELON</text:p>
          </table:table-cell>
          <table:table-cell office:value-type="string" table:style-name="ce5">
            <text:p>PT. Longmenindo Nusantara</text:p>
          </table:table-cell>
          <table:table-cell office:value-type="string" table:style-name="ce6">
            <text:p>Jl. Bekasi Timur IV No.9, Kel. Cipinang Besar Utara, Kec. Jatinegara, Kota Jakarta Timur, Provinsi DKI Jakarta, Telp/Fax: (021) 85900961</text:p>
          </table:table-cell>
          <table:table-cell office:value-type="string" table:style-name="ce4">
            <text:p>DKI Jakarta</text:p>
          </table:table-cell>
          <table:table-cell office:value-type="string" table:style-name="ce4">
            <text:p>Importir</text:p>
          </table:table-cell>
          <table:table-cell office:value-type="string" table:style-name="ce4">
            <text:p>DKP RI I 080610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Nitrogen, silika dan phospor</text:p>
          </table:table-cell>
          <table:table-cell office:value-type="string" table:style-name="ce9">
            <text:p>- Memperbaiki pemeliharaan air;</text:p>
            <text:p>- Menumbuhkan plankton;</text:p>
            <text:p>- 'Mempercepat pertumbuhan alga</text:p>
          </table:table-cell>
          <table:table-cell office:value-type="date" office:date-value="2018-06-04T00:00:00" table:style-name="ce10">
            <text:p>4-Jun-2018</text:p>
          </table:table-cell>
          <table:table-cell office:value-type="float" office:value="-2348" table:formula="of:=[.N732]-TODAY()" table:style-name="ce11">
            <text:p>-2348</text:p>
          </table:table-cell>
          <table:table-cell office:value-type="string" office:string-value="Kadaluarsa" table:formula="of:=IF([.O732]&gt;0;&quot;Berlaku&quot;;&quot;Kadaluarsa&quot;)" table:style-name="ce12">
            <text:p>Kadaluarsa</text:p>
          </table:table-cell>
          <table:table-cell table:number-columns-repeated="16368"/>
        </table:table-row>
        <table:table-row table:style-name="ro5">
          <table:table-cell office:value-type="float" office:value="732" table:formula="of:=[.A732]+1" table:style-name="ce4">
            <text:p>732</text:p>
          </table:table-cell>
          <table:table-cell office:value-type="string" table:style-name="ce5">
            <text:p>JUVIT - P<text:s/></text:p>
          </table:table-cell>
          <table:table-cell office:value-type="string" table:style-name="ce5">
            <text:p>PT. Longmenindo Nusantara</text:p>
          </table:table-cell>
          <table:table-cell office:value-type="string" table:style-name="ce6">
            <text:p>Jl. Bekasi Timur IV No.9, Kel. Cipinang Besar Utara, Kec. Jatinegara, Kota Jakarta Timur, Provinsi DKI Jakarta, Telp/Fax: (021) 85900961</text:p>
          </table:table-cell>
          <table:table-cell office:value-type="string" table:style-name="ce4">
            <text:p>DKI Jakarta</text:p>
          </table:table-cell>
          <table:table-cell office:value-type="string" table:style-name="ce4">
            <text:p>Importir</text:p>
          </table:table-cell>
          <table:table-cell office:value-type="string" table:style-name="ce4">
            <text:p>DKP RI I 0806102 F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14">
            <text:p>Farmasetik</text:p>
          </table:table-cell>
          <table:table-cell office:value-type="string" table:style-name="ce6">
            <text:p>Biotin, Vitamin C , B1, B2 dan B6</text:p>
          </table:table-cell>
          <table:table-cell office:value-type="string" table:style-name="ce9">
            <text:p>- Meningkatkan efisiensi pencernaan dan penyerapan pada sistem usus;</text:p>
            <text:p>- Meningkatkan daya tahan tubuh;</text:p>
            <text:p>- Mengurangi terjadinya stress pada benur;</text:p>
            <text:p>- Mengurangi terjadinya abnormalitas pada larva;</text:p>
            <text:p>- Meningkatkan aktivitas benur<text:s/></text:p>
          </table:table-cell>
          <table:table-cell office:value-type="date" office:date-value="2018-06-04T00:00:00" table:style-name="ce10">
            <text:p>4-Jun-2018</text:p>
          </table:table-cell>
          <table:table-cell office:value-type="float" office:value="-2348" table:formula="of:=[.N733]-TODAY()" table:style-name="ce11">
            <text:p>-2348</text:p>
          </table:table-cell>
          <table:table-cell office:value-type="string" office:string-value="Kadaluarsa" table:formula="of:=IF([.O733]&gt;0;&quot;Berlaku&quot;;&quot;Kadaluarsa&quot;)" table:style-name="ce12">
            <text:p>Kadaluarsa</text:p>
          </table:table-cell>
          <table:table-cell table:number-columns-repeated="16368"/>
        </table:table-row>
        <table:table-row table:style-name="ro3">
          <table:table-cell office:value-type="float" office:value="733" table:formula="of:=[.A733]+1" table:style-name="ce4">
            <text:p>733</text:p>
          </table:table-cell>
          <table:table-cell office:value-type="string" table:style-name="ce5">
            <text:p>PRO-TECT</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I 0809101 B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obiotik</text:p>
          </table:table-cell>
          <table:table-cell office:value-type="string" table:style-name="ce7">
            <text:p>- Bacillus polymyxa;</text:p>
            <text:p>- Bacillus subtilis;</text:p>
            <text:p>- Bacillus coagulans</text:p>
          </table:table-cell>
          <table:table-cell office:value-type="string" table:style-name="ce9">
            <text:p>- Memperbaiki kualitas air dengan cara menguraikan bahan organik sisa pakan, <text:s/>kotoran dan lain-lain;</text:p>
            <text:p>- Menghambat pertumbuhan bakteri penyebab penyakit pada udang dan ikan<text:s/></text:p>
          </table:table-cell>
          <table:table-cell office:value-type="date" office:date-value="2018-09-26T00:00:00" table:style-name="ce10">
            <text:p>26-Sep-2018</text:p>
          </table:table-cell>
          <table:table-cell office:value-type="float" office:value="-2234" table:formula="of:=[.N734]-TODAY()" table:style-name="ce11">
            <text:p>-2234</text:p>
          </table:table-cell>
          <table:table-cell office:value-type="string" office:string-value="Kadaluarsa" table:formula="of:=IF([.O734]&gt;0;&quot;Berlaku&quot;;&quot;Kadaluarsa&quot;)" table:style-name="ce12">
            <text:p>Kadaluarsa</text:p>
          </table:table-cell>
          <table:table-cell table:number-columns-repeated="16368"/>
        </table:table-row>
        <table:table-row table:style-name="ro53">
          <table:table-cell office:value-type="float" office:value="734" table:formula="of:=[.A734]+1" table:style-name="ce4">
            <text:p>734</text:p>
          </table:table-cell>
          <table:table-cell office:value-type="string" table:style-name="ce5">
            <text:p>THIONIL</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I 0809102 B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14">
            <text:p>Probiotik</text:p>
          </table:table-cell>
          <table:table-cell office:value-type="string" table:style-name="ce20">
            <text:p>- Bacillus pumilus;</text:p>
            <text:p>- Bacillus megatenium;</text:p>
            <text:p>- Thiobacillus denitrificans</text:p>
          </table:table-cell>
          <table:table-cell office:value-type="string" table:style-name="ce9">
            <text:p>- Memperbaiki kualitas air dengan cara menguraikan bahan organik sisa pakan, <text:s/>kotoran dan lain-lain;</text:p>
            <text:p>- Menstabilkan populasi alga</text:p>
          </table:table-cell>
          <table:table-cell office:value-type="date" office:date-value="2018-09-26T00:00:00" table:style-name="ce10">
            <text:p>26-Sep-2018</text:p>
          </table:table-cell>
          <table:table-cell office:value-type="float" office:value="-2234" table:formula="of:=[.N735]-TODAY()" table:style-name="ce11">
            <text:p>-2234</text:p>
          </table:table-cell>
          <table:table-cell office:value-type="string" office:string-value="Kadaluarsa" table:formula="of:=IF([.O735]&gt;0;&quot;Berlaku&quot;;&quot;Kadaluarsa&quot;)" table:style-name="ce12">
            <text:p>Kadaluarsa</text:p>
          </table:table-cell>
          <table:table-cell table:number-columns-repeated="16368"/>
        </table:table-row>
        <table:table-row table:style-name="ro2">
          <table:table-cell office:value-type="float" office:value="735" table:formula="of:=[.A735]+1" table:style-name="ce4">
            <text:p>735</text:p>
          </table:table-cell>
          <table:table-cell office:value-type="string" table:style-name="ce5">
            <text:p>SMS Migro Tambak</text:p>
          </table:table-cell>
          <table:table-cell office:value-type="string" table:style-name="ce5">
            <text:p>CV. Sri Putra Bakti</text:p>
          </table:table-cell>
          <table:table-cell office:value-type="string" table:style-name="ce7">
            <text:p>Jl. Bukit Kelapa Sawit II, Blok AI No. 6, Kecamatan Tembalang, Semarang</text:p>
          </table:table-cell>
          <table:table-cell office:value-type="string" table:style-name="ce8">
            <text:p>Jawa Tengah</text:p>
          </table:table-cell>
          <table:table-cell office:value-type="string" table:style-name="ce8">
            <text:p>Produsen</text:p>
          </table:table-cell>
          <table:table-cell office:value-type="string" table:style-name="ce4">
            <text:p>DKP RI D 0809103 BTC</text:p>
          </table:table-cell>
          <table:table-cell office:value-type="string" table:style-name="ce4">
            <text:p>Dalam Negeri</text:p>
          </table:table-cell>
          <table:table-cell office:value-type="string" table:style-name="ce4">
            <text:p>Obat Bebas Terbatas</text:p>
          </table:table-cell>
          <table:table-cell office:value-type="string" table:style-name="ce14">
            <text:p>Cair</text:p>
          </table:table-cell>
          <table:table-cell office:value-type="string" table:style-name="ce14">
            <text:p>Probiotik</text:p>
          </table:table-cell>
          <table:table-cell office:value-type="string" table:style-name="ce7">
            <text:p><text:span text:style-name="T4">- Azotobacter<text:s/></text:span>sp.;</text:p>
            <text:p>- Lactobacillus sp.;</text:p>
            <text:p>- <text:s/>Pseudomonas sp.</text:p>
          </table:table-cell>
          <table:table-cell office:value-type="string" table:style-name="ce9">
            <text:p>- Meningkatkan dan menjaga mutu air serta menekan bakteri merugikan;</text:p>
            <text:p>- Meningkatkan mutu dan jumlah plankton hewani/nabati;</text:p>
            <text:p>- Menekan potensi pencemaran disekitar lingkungan tambak</text:p>
          </table:table-cell>
          <table:table-cell office:value-type="date" office:date-value="2018-09-26T00:00:00" table:style-name="ce10">
            <text:p>26-Sep-2018</text:p>
          </table:table-cell>
          <table:table-cell office:value-type="float" office:value="-2234" table:formula="of:=[.N736]-TODAY()" table:style-name="ce11">
            <text:p>-2234</text:p>
          </table:table-cell>
          <table:table-cell office:value-type="string" office:string-value="Kadaluarsa" table:formula="of:=IF([.O736]&gt;0;&quot;Berlaku&quot;;&quot;Kadaluarsa&quot;)" table:style-name="ce12">
            <text:p>Kadaluarsa</text:p>
          </table:table-cell>
          <table:table-cell table:number-columns-repeated="16368"/>
        </table:table-row>
        <table:table-row table:style-name="ro3">
          <table:table-cell office:value-type="float" office:value="736" table:formula="of:=[.A736]+1" table:style-name="ce4">
            <text:p>736</text:p>
          </table:table-cell>
          <table:table-cell office:value-type="string" table:style-name="ce5">
            <text:p>SMS Migro Tambak Suplemen</text:p>
          </table:table-cell>
          <table:table-cell office:value-type="string" table:style-name="ce5">
            <text:p>CV. Sri Putra Bakti</text:p>
          </table:table-cell>
          <table:table-cell office:value-type="string" table:style-name="ce7">
            <text:p>Jl. Bukit Kelapa Sawit II, Blok AI No. 6, Kecamatan Tembalang, Semarang</text:p>
          </table:table-cell>
          <table:table-cell office:value-type="string" table:style-name="ce8">
            <text:p>Jawa Tengah</text:p>
          </table:table-cell>
          <table:table-cell office:value-type="string" table:style-name="ce8">
            <text:p>Produsen</text:p>
          </table:table-cell>
          <table:table-cell office:value-type="string" table:style-name="ce4">
            <text:p>DKP RI D 0809104 BTC</text:p>
          </table:table-cell>
          <table:table-cell office:value-type="string" table:style-name="ce4">
            <text:p>Dalam Negeri</text:p>
          </table:table-cell>
          <table:table-cell office:value-type="string" table:style-name="ce4">
            <text:p>Obat Bebas Terbatas</text:p>
          </table:table-cell>
          <table:table-cell office:value-type="string" table:style-name="ce14">
            <text:p>Cair</text:p>
          </table:table-cell>
          <table:table-cell office:value-type="string" table:style-name="ce14">
            <text:p>Probiotik</text:p>
          </table:table-cell>
          <table:table-cell office:value-type="string" table:style-name="ce7">
            <text:p>- Yeast;</text:p>
            <text:p>- Mikroba pendegradasi selulosa;</text:p>
            <text:p>- Lactobacillus sp.</text:p>
          </table:table-cell>
          <table:table-cell office:value-type="string" table:style-name="ce9">
            <text:p>- Meningkatkan efisiensi penggunaan pakan;</text:p>
            <text:p>- Meningkatkan nafsu makan;</text:p>
            <text:p>- Memaksimalkan pencernaan makanan<text:s/></text:p>
          </table:table-cell>
          <table:table-cell office:value-type="date" office:date-value="2018-09-26T00:00:00" table:style-name="ce10">
            <text:p>26-Sep-2018</text:p>
          </table:table-cell>
          <table:table-cell office:value-type="float" office:value="-2234" table:formula="of:=[.N737]-TODAY()" table:style-name="ce11">
            <text:p>-2234</text:p>
          </table:table-cell>
          <table:table-cell office:value-type="string" office:string-value="Kadaluarsa" table:formula="of:=IF([.O737]&gt;0;&quot;Berlaku&quot;;&quot;Kadaluarsa&quot;)" table:style-name="ce12">
            <text:p>Kadaluarsa</text:p>
          </table:table-cell>
          <table:table-cell table:number-columns-repeated="16368"/>
        </table:table-row>
        <table:table-row table:style-name="ro30">
          <table:table-cell office:value-type="float" office:value="737" table:formula="of:=[.A737]+1" table:style-name="ce4">
            <text:p>737</text:p>
          </table:table-cell>
          <table:table-cell office:value-type="string" table:style-name="ce5">
            <text:p>Neo C - San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D 0812109 FBS</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14">
            <text:p>Farmasetik</text:p>
          </table:table-cell>
          <table:table-cell office:value-type="string" table:style-name="ce61">
            <text:p>Vitamin C</text:p>
          </table:table-cell>
          <table:table-cell office:value-type="string" table:style-name="ce9">
            <text:p>- Mengatasi stres;</text:p>
            <text:p>- Meningkatkan nafsu makan;</text:p>
            <text:p>- Melengkapi kebutuhan vitamin C</text:p>
          </table:table-cell>
          <table:table-cell office:value-type="date" office:date-value="2018-12-19T00:00:00" table:style-name="ce10">
            <text:p>19-Dec-2018</text:p>
          </table:table-cell>
          <table:table-cell office:value-type="float" office:value="-2150" table:formula="of:=[.N738]-TODAY()" table:style-name="ce11">
            <text:p>-2150</text:p>
          </table:table-cell>
          <table:table-cell office:value-type="string" office:string-value="Kadaluarsa" table:formula="of:=IF([.O738]&gt;0;&quot;Berlaku&quot;;&quot;Kadaluarsa&quot;)" table:style-name="ce12">
            <text:p>Kadaluarsa</text:p>
          </table:table-cell>
          <table:table-cell table:number-columns-repeated="16368"/>
        </table:table-row>
        <table:table-row table:style-name="ro30">
          <table:table-cell office:value-type="float" office:value="738" table:formula="of:=[.A738]+1" table:style-name="ce4">
            <text:p>738</text:p>
          </table:table-cell>
          <table:table-cell office:value-type="string" table:style-name="ce5">
            <text:p>StreptoVac</text:p>
          </table:table-cell>
          <table:table-cell office:value-type="string" table:style-name="ce5">
            <text:p>Koperasi Mina Karsa Sejahtera</text:p>
          </table:table-cell>
          <table:table-cell office:value-type="string" table:style-name="ce7">
            <text:p>Jl. Sempur No. 1 Bogor, Jawa Barat</text:p>
          </table:table-cell>
          <table:table-cell office:value-type="string" table:style-name="ce8">
            <text:p>Jawa Barat</text:p>
          </table:table-cell>
          <table:table-cell office:value-type="string" table:style-name="ce8">
            <text:p>Produsen</text:p>
          </table:table-cell>
          <table:table-cell office:value-type="string" table:style-name="ce13">
            <text:p>KKP RI D 1305224 BKC</text:p>
          </table:table-cell>
          <table:table-cell office:value-type="string" table:style-name="ce13">
            <text:p>Dalam Negeri</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6">
            <text:p>Streptococcus agalactiae</text:p>
          </table:table-cell>
          <table:table-cell office:value-type="string" table:style-name="ce9">
            <text:p>Memberikan kekebalan terhadap serangan bakteri Streptococcus penyebab penyakit streptocosis pada ikan</text:p>
          </table:table-cell>
          <table:table-cell office:value-type="date" office:date-value="2018-05-03T00:00:00" table:style-name="ce10">
            <text:p>3-May-2018</text:p>
          </table:table-cell>
          <table:table-cell office:value-type="float" office:value="-2380" table:formula="of:=[.N739]-TODAY()" table:style-name="ce11">
            <text:p>-2380</text:p>
          </table:table-cell>
          <table:table-cell office:value-type="string" office:string-value="Kadaluarsa" table:formula="of:=IF([.O739]&gt;0;&quot;Berlaku&quot;;&quot;Kadaluarsa&quot;)" table:style-name="ce12">
            <text:p>Kadaluarsa</text:p>
          </table:table-cell>
          <table:table-cell table:number-columns-repeated="16368"/>
        </table:table-row>
        <table:table-row table:style-name="ro4">
          <table:table-cell office:value-type="float" office:value="739" table:formula="of:=[.A739]+1" table:style-name="ce4">
            <text:p>739</text:p>
          </table:table-cell>
          <table:table-cell office:value-type="string" table:style-name="ce5">
            <text:p>O<text:span text:style-name="T14">2</text:span><text:s/>Max</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3">
            <text:p>KKP RI I 1309230 FTP</text:p>
          </table:table-cell>
          <table:table-cell office:value-type="string" table:style-name="ce13">
            <text:p>Impor</text:p>
          </table:table-cell>
          <table:table-cell office:value-type="string" table:style-name="ce4">
            <text:p>Obat Bebas Terbatas</text:p>
          </table:table-cell>
          <table:table-cell office:value-type="string" table:style-name="ce16">
            <text:p>Padat</text:p>
          </table:table-cell>
          <table:table-cell office:value-type="string" table:style-name="ce4">
            <text:p>Farmasetik</text:p>
          </table:table-cell>
          <table:table-cell office:value-type="string" table:style-name="ce6">
            <text:p>Sodium perborate monohydrate equivalent with peroxide</text:p>
          </table:table-cell>
          <table:table-cell office:value-type="string" table:style-name="ce9">
            <text:p>Penghasil oksigen potensial yang dapat meningkatkan aktivitas bioremediasi dan kadar oksigen dalam lingkungan akuakultur serta menjaga konsentrasi oksigen tetap tinggi yang penting untuk pertumbuhan dan kelangsungan hidup hewan akuatik.</text:p>
          </table:table-cell>
          <table:table-cell office:value-type="date" office:date-value="2018-09-03T00:00:00" table:style-name="ce10">
            <text:p>3-Sep-2018</text:p>
          </table:table-cell>
          <table:table-cell office:value-type="float" office:value="-2257" table:formula="of:=[.N740]-TODAY()" table:style-name="ce11">
            <text:p>-2257</text:p>
          </table:table-cell>
          <table:table-cell office:value-type="string" office:string-value="Kadaluarsa" table:formula="of:=IF([.O740]&gt;0;&quot;Berlaku&quot;;&quot;Kadaluarsa&quot;)" table:style-name="ce12">
            <text:p>Kadaluarsa</text:p>
          </table:table-cell>
          <table:table-cell table:number-columns-repeated="16368"/>
        </table:table-row>
        <table:table-row table:style-name="ro2">
          <table:table-cell office:value-type="float" office:value="740" table:formula="of:=[.A740]+1" table:style-name="ce4">
            <text:p>740</text:p>
          </table:table-cell>
          <table:table-cell office:value-type="string" table:style-name="ce5">
            <text:p>Biobacteri Type I</text:p>
          </table:table-cell>
          <table:table-cell office:value-type="string" table:style-name="ce5">
            <text:p>CV. Bio Tirta</text:p>
          </table:table-cell>
          <table:table-cell office:value-type="string" table:style-name="ce7">
            <text:p>Jl. Yos Sudarso No. 130 Teluk Betung - Bandar Lampung<text:s/></text:p>
          </table:table-cell>
          <table:table-cell office:value-type="string" table:style-name="ce8">
            <text:p>Lampung</text:p>
          </table:table-cell>
          <table:table-cell office:value-type="string" table:style-name="ce8">
            <text:p>Produsen</text:p>
          </table:table-cell>
          <table:table-cell office:value-type="string" table:style-name="ce4">
            <text:p>DKP RI D 0801089 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6">
            <text:p>- Bacillus subtilis;</text:p>
            <text:p>- Bacillus megaterium;</text:p>
            <text:p>- Bacillus polymyxa</text:p>
          </table:table-cell>
          <table:table-cell office:value-type="string" table:style-name="ce9">
            <text:p>- Memperbaiki kualitas air dan menambah daya dukung kolam;</text:p>
            <text:p>- Membantu pertumbuhan plankton dan menjaga kestabilannya;</text:p>
            <text:p>- Menekan pertumbuhan bakteri gram negatif<text:s/></text:p>
          </table:table-cell>
          <table:table-cell office:value-type="date" office:date-value="2018-01-21T00:00:00" table:style-name="ce10">
            <text:p>21-Jan-2018</text:p>
          </table:table-cell>
          <table:table-cell office:value-type="float" office:value="-2482" table:formula="of:=[.N741]-TODAY()" table:style-name="ce11">
            <text:p>-2482</text:p>
          </table:table-cell>
          <table:table-cell office:value-type="string" office:string-value="Kadaluarsa" table:formula="of:=IF([.O741]&gt;0;&quot;Berlaku&quot;;&quot;Kadaluarsa&quot;)" table:style-name="ce12">
            <text:p>Kadaluarsa</text:p>
          </table:table-cell>
          <table:table-cell table:number-columns-repeated="16368"/>
        </table:table-row>
        <table:table-row table:style-name="ro9">
          <table:table-cell office:value-type="float" office:value="741" table:formula="of:=[.A741]+1" table:style-name="ce4">
            <text:p>741</text:p>
          </table:table-cell>
          <table:table-cell office:value-type="string" table:style-name="ce5">
            <text:p>Biobacteri Type II</text:p>
          </table:table-cell>
          <table:table-cell office:value-type="string" table:style-name="ce5">
            <text:p>CV. Bio Tirta</text:p>
          </table:table-cell>
          <table:table-cell office:value-type="string" table:style-name="ce7">
            <text:p>Jl. Yos Sudarso No. 130 Teluk Betung - Bandar Lampung<text:s/></text:p>
          </table:table-cell>
          <table:table-cell office:value-type="string" table:style-name="ce8">
            <text:p>Lampung</text:p>
          </table:table-cell>
          <table:table-cell office:value-type="string" table:style-name="ce8">
            <text:p>Produsen</text:p>
          </table:table-cell>
          <table:table-cell office:value-type="string" table:style-name="ce4">
            <text:p>DKP RI D 0801090 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6">
            <text:p>Bacillus licheniformis</text:p>
          </table:table-cell>
          <table:table-cell office:value-type="string" table:style-name="ce9">
            <text:p>- Mengurai timbunan bahan organik;</text:p>
            <text:p>- Memperbaiki kualitas air dan menambah daya dukung kolam;</text:p>
            <text:p>- Dapat mengontrol kepadatan plankton<text:s/></text:p>
          </table:table-cell>
          <table:table-cell office:value-type="date" office:date-value="2018-01-21T00:00:00" table:style-name="ce10">
            <text:p>21-Jan-2018</text:p>
          </table:table-cell>
          <table:table-cell office:value-type="float" office:value="-2482" table:formula="of:=[.N742]-TODAY()" table:style-name="ce11">
            <text:p>-2482</text:p>
          </table:table-cell>
          <table:table-cell office:value-type="string" office:string-value="Kadaluarsa" table:formula="of:=IF([.O742]&gt;0;&quot;Berlaku&quot;;&quot;Kadaluarsa&quot;)" table:style-name="ce12">
            <text:p>Kadaluarsa</text:p>
          </table:table-cell>
          <table:table-cell table:number-columns-repeated="16368"/>
        </table:table-row>
        <table:table-row table:style-name="ro10">
          <table:table-cell office:value-type="float" office:value="742" table:formula="of:=[.A742]+1" table:style-name="ce4">
            <text:p>742</text:p>
          </table:table-cell>
          <table:table-cell office:value-type="string" table:style-name="ce5">
            <text:p>Bio PS</text:p>
          </table:table-cell>
          <table:table-cell office:value-type="string" table:style-name="ce5">
            <text:p>CV. Bio Tirta</text:p>
          </table:table-cell>
          <table:table-cell office:value-type="string" table:style-name="ce7">
            <text:p>Jl. Yos Sudarso No. 130 Teluk Betung - Bandar Lampung<text:s/></text:p>
          </table:table-cell>
          <table:table-cell office:value-type="string" table:style-name="ce8">
            <text:p>Lampung</text:p>
          </table:table-cell>
          <table:table-cell office:value-type="string" table:style-name="ce8">
            <text:p>Produsen</text:p>
          </table:table-cell>
          <table:table-cell office:value-type="string" table:style-name="ce4">
            <text:p>DKP RI D 0801091 B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Probiotik</text:p>
          </table:table-cell>
          <table:table-cell office:value-type="string" table:style-name="ce6">
            <text:p>Rhodopseudomonas sp<text:s/></text:p>
          </table:table-cell>
          <table:table-cell office:value-type="string" table:style-name="ce9">
            <text:p>- Menetralkan/menurunkan kandungan H2S dalam air;</text:p>
            <text:p>- Menurunkan kandungan senyawa nitrogen anorganik;</text:p>
            <text:p>- Mengurangi/mengatasi tumbuhnya kelekap/lumut sutera</text:p>
            <text:p>- 'Menurunkan kandungan senyawa organik</text:p>
          </table:table-cell>
          <table:table-cell office:value-type="date" office:date-value="2018-01-21T00:00:00" table:style-name="ce10">
            <text:p>21-Jan-2018</text:p>
          </table:table-cell>
          <table:table-cell office:value-type="float" office:value="-2482" table:formula="of:=[.N743]-TODAY()" table:style-name="ce11">
            <text:p>-2482</text:p>
          </table:table-cell>
          <table:table-cell office:value-type="string" office:string-value="Kadaluarsa" table:formula="of:=IF([.O743]&gt;0;&quot;Berlaku&quot;;&quot;Kadaluarsa&quot;)" table:style-name="ce12">
            <text:p>Kadaluarsa</text:p>
          </table:table-cell>
          <table:table-cell table:number-columns-repeated="16368"/>
        </table:table-row>
        <table:table-row table:style-name="ro3">
          <table:table-cell office:value-type="float" office:value="743" table:formula="of:=[.A743]+1" table:style-name="ce4">
            <text:p>743</text:p>
          </table:table-cell>
          <table:table-cell office:value-type="string" table:style-name="ce5">
            <text:p>Fantai Shrimp Flake</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I 0804094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Crude protein, crude fiber, <text:s/>crude fat, vitamin and organic trace mineral</text:p>
          </table:table-cell>
          <table:table-cell office:value-type="string" table:style-name="ce9">
            <text:p>- Merupakan nutrisi untuk larva udang;</text:p>
            <text:p>- Digunakan untuk membentuk warna air yang baik, coklat kehijauan;</text:p>
            <text:p>- Digunakan umumnya pada stadia Zoea sampai dengan PL</text:p>
          </table:table-cell>
          <table:table-cell office:value-type="date" office:date-value="2018-03-26T00:00:00" table:style-name="ce10">
            <text:p>26-Mar-2018</text:p>
          </table:table-cell>
          <table:table-cell office:value-type="float" office:value="-2418" table:formula="of:=[.N744]-TODAY()" table:style-name="ce11">
            <text:p>-2418</text:p>
          </table:table-cell>
          <table:table-cell office:value-type="string" office:string-value="Kadaluarsa" table:formula="of:=IF([.O744]&gt;0;&quot;Berlaku&quot;;&quot;Kadaluarsa&quot;)" table:style-name="ce12">
            <text:p>Kadaluarsa</text:p>
          </table:table-cell>
          <table:table-cell table:number-columns-repeated="16368"/>
        </table:table-row>
        <table:table-row table:style-name="ro6">
          <table:table-cell office:value-type="float" office:value="744" table:formula="of:=[.A744]+1" table:style-name="ce4">
            <text:p>744</text:p>
          </table:table-cell>
          <table:table-cell office:value-type="string" table:style-name="ce5">
            <text:p>Desta-San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DKP RI D 0804095 FBC</text:p>
          </table:table-cell>
          <table:table-cell office:value-type="string" table:style-name="ce4">
            <text:p>Dalam Negeri</text:p>
          </table:table-cell>
          <table:table-cell office:value-type="string" table:style-name="ce4">
            <text:p>Obat Bebas Terbatas</text:p>
          </table:table-cell>
          <table:table-cell office:value-type="string" table:style-name="ce14">
            <text:p>Cair</text:p>
          </table:table-cell>
          <table:table-cell office:value-type="string" table:style-name="ce14">
            <text:p>Farmasetik</text:p>
          </table:table-cell>
          <table:table-cell office:value-type="string" table:style-name="ce6">
            <text:p>Benzalkonium chloride, isopropanol</text:p>
          </table:table-cell>
          <table:table-cell office:value-type="string" table:style-name="ce9">
            <text:p>- Mengurangi penyebaran penyakit pada ikan dan udang uang disebabkan oleh virus, bakteri, protozoa dan mikroorganisme lainnya;</text:p>
            <text:p>- Mengontrol penyakit Bacteria Gill Disease, tail Rot, Black spot dan Sheel Disease;</text:p>
            <text:p>- Mencegah penyakit bercak putih pada karapas udang, pembengkakan hati, yellow head dll;</text:p>
            <text:p>- Sterilisasi air tambak/kolam dan peralatan</text:p>
          </table:table-cell>
          <table:table-cell office:value-type="date" office:date-value="2018-03-26T00:00:00" table:style-name="ce10">
            <text:p>26-Mar-2018</text:p>
          </table:table-cell>
          <table:table-cell office:value-type="float" office:value="-2418" table:formula="of:=[.N745]-TODAY()" table:style-name="ce11">
            <text:p>-2418</text:p>
          </table:table-cell>
          <table:table-cell office:value-type="string" office:string-value="Kadaluarsa" table:formula="of:=IF([.O745]&gt;0;&quot;Berlaku&quot;;&quot;Kadaluarsa&quot;)" table:style-name="ce12">
            <text:p>Kadaluarsa</text:p>
          </table:table-cell>
          <table:table-cell table:number-columns-repeated="16368"/>
        </table:table-row>
        <table:table-row table:style-name="ro9">
          <table:table-cell office:value-type="float" office:value="745" table:formula="of:=[.A745]+1" table:style-name="ce4">
            <text:p>745</text:p>
          </table:table-cell>
          <table:table-cell office:value-type="string" table:style-name="ce5">
            <text:p>Germ Free</text:p>
          </table:table-cell>
          <table:table-cell office:value-type="string" table:style-name="ce5">
            <text:p>PT. Medion Farma Jaya</text:p>
          </table:table-cell>
          <table:table-cell office:value-type="string" table:style-name="ce7">
            <text:p>Jl. Babakan Ciparay No. 282. Bandung - Jawa Barat</text:p>
          </table:table-cell>
          <table:table-cell office:value-type="string" table:style-name="ce8">
            <text:p>Jawa Barat</text:p>
          </table:table-cell>
          <table:table-cell office:value-type="string" table:style-name="ce8">
            <text:p>Produsen</text:p>
          </table:table-cell>
          <table:table-cell office:value-type="string" table:style-name="ce4">
            <text:p>KKP RI D 1203180 FBC</text:p>
          </table:table-cell>
          <table:table-cell office:value-type="string" table:style-name="ce4">
            <text:p>Dalam Negeri</text:p>
          </table:table-cell>
          <table:table-cell office:value-type="string" table:style-name="ce4">
            <text:p>Obat Bebas</text:p>
          </table:table-cell>
          <table:table-cell office:value-type="string" table:style-name="ce4">
            <text:p>Cair</text:p>
          </table:table-cell>
          <table:table-cell office:value-type="string" table:style-name="ce4">
            <text:p>Farmasetik</text:p>
          </table:table-cell>
          <table:table-cell office:value-type="string" table:style-name="ce6">
            <text:p>tetramethyonine chloride, hexamethyl pararosaline</text:p>
          </table:table-cell>
          <table:table-cell office:value-type="string" table:style-name="ce9">
            <text:p>- Untuk ikan hias air tawar dan air laut;</text:p>
            <text:p>- Pencegahan White spot, infeksi jamur atau bakteri dan parasit yang lain</text:p>
          </table:table-cell>
          <table:table-cell office:value-type="date" office:date-value="2017-03-21T00:00:00" table:style-name="ce10">
            <text:p>21-Mar-2017</text:p>
          </table:table-cell>
          <table:table-cell office:value-type="float" office:value="-2788" table:formula="of:=[.N746]-TODAY()" table:style-name="ce11">
            <text:p>-2788</text:p>
          </table:table-cell>
          <table:table-cell office:value-type="string" office:string-value="Kadaluarsa" table:formula="of:=IF([.O746]&gt;0;&quot;Berlaku&quot;;&quot;Kadaluarsa&quot;)" table:style-name="ce12">
            <text:p>Kadaluarsa</text:p>
          </table:table-cell>
          <table:table-cell table:number-columns-repeated="16368"/>
        </table:table-row>
        <table:table-row table:style-name="ro4">
          <table:table-cell office:value-type="float" office:value="746" table:formula="of:=[.A746]+1" table:style-name="ce4">
            <text:p>746</text:p>
          </table:table-cell>
          <table:table-cell office:value-type="string" table:style-name="ce5">
            <text:p>Aquagest OMF</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1203181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sodium selenite, calcium iodate, zinc sulphate</text:p>
          </table:table-cell>
          <table:table-cell office:value-type="string" table:style-name="ce9">
            <text:p>Sebagai feed additive pakan ikan</text:p>
          </table:table-cell>
          <table:table-cell office:value-type="date" office:date-value="2017-03-20T00:00:00" table:style-name="ce10">
            <text:p>20-Mar-2017</text:p>
          </table:table-cell>
          <table:table-cell office:value-type="float" office:value="-2789" table:formula="of:=[.N747]-TODAY()" table:style-name="ce11">
            <text:p>-2789</text:p>
          </table:table-cell>
          <table:table-cell office:value-type="string" office:string-value="Kadaluarsa" table:formula="of:=IF([.O747]&gt;0;&quot;Berlaku&quot;;&quot;Kadaluarsa&quot;)" table:style-name="ce12">
            <text:p>Kadaluarsa</text:p>
          </table:table-cell>
          <table:table-cell table:number-columns-repeated="16368"/>
        </table:table-row>
        <table:table-row table:style-name="ro4">
          <table:table-cell office:value-type="float" office:value="747" table:formula="of:=[.A747]+1" table:style-name="ce4">
            <text:p>747</text:p>
          </table:table-cell>
          <table:table-cell office:value-type="string" table:style-name="ce5">
            <text:p>Aquagest S</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4">
            <text:p>KKP RI I 1203182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taurine, lauric acid, myristic acid</text:p>
          </table:table-cell>
          <table:table-cell office:value-type="string" table:style-name="ce9">
            <text:p>Sebagai feed additive pakan udang</text:p>
          </table:table-cell>
          <table:table-cell office:value-type="date" office:date-value="2017-03-20T00:00:00" table:style-name="ce10">
            <text:p>20-Mar-2017</text:p>
          </table:table-cell>
          <table:table-cell office:value-type="float" office:value="-2789" table:formula="of:=[.N748]-TODAY()" table:style-name="ce11">
            <text:p>-2789</text:p>
          </table:table-cell>
          <table:table-cell office:value-type="string" office:string-value="Kadaluarsa" table:formula="of:=IF([.O748]&gt;0;&quot;Berlaku&quot;;&quot;Kadaluarsa&quot;)" table:style-name="ce12">
            <text:p>Kadaluarsa</text:p>
          </table:table-cell>
          <table:table-cell table:number-columns-repeated="16368"/>
        </table:table-row>
        <table:table-row table:style-name="ro3">
          <table:table-cell office:value-type="float" office:value="748" table:formula="of:=[.A748]+1" table:style-name="ce4">
            <text:p>748</text:p>
          </table:table-cell>
          <table:table-cell office:value-type="string" table:style-name="ce5">
            <text:p>IQ Plus WSSV Kit</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1204189 B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14">
            <text:p>Biologik<text:s/></text:p>
            <text:p>(Kit diagnostik)</text:p>
          </table:table-cell>
          <table:table-cell office:value-type="string" table:style-name="ce6">
            <text:p>DNA Primer, WSSV positif control</text:p>
          </table:table-cell>
          <table:table-cell office:value-type="string" table:style-name="ce9">
            <text:p>Untuk mendeteksi White Spot Syndrome Virus (WSSV) pada udang</text:p>
          </table:table-cell>
          <table:table-cell office:value-type="date" office:date-value="2017-04-23T00:00:00" table:style-name="ce10">
            <text:p>23-Apr-2017</text:p>
          </table:table-cell>
          <table:table-cell office:value-type="float" office:value="-2755" table:formula="of:=[.N749]-TODAY()" table:style-name="ce11">
            <text:p>-2755</text:p>
          </table:table-cell>
          <table:table-cell office:value-type="string" office:string-value="Kadaluarsa" table:formula="of:=IF([.O749]&gt;0;&quot;Berlaku&quot;;&quot;Kadaluarsa&quot;)" table:style-name="ce12">
            <text:p>Kadaluarsa</text:p>
          </table:table-cell>
          <table:table-cell table:number-columns-repeated="16368"/>
        </table:table-row>
        <table:table-row table:style-name="ro3">
          <table:table-cell office:value-type="float" office:value="749" table:formula="of:=[.A749]+1" table:style-name="ce4">
            <text:p>749</text:p>
          </table:table-cell>
          <table:table-cell office:value-type="string" table:style-name="ce5">
            <text:p>IQ Plus IMNV Kit</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4">
            <text:p>KKP RI I 1204190 BBC</text:p>
          </table:table-cell>
          <table:table-cell office:value-type="string" table:style-name="ce4">
            <text:p>Impor</text:p>
          </table:table-cell>
          <table:table-cell office:value-type="string" table:style-name="ce4">
            <text:p>Obat Bebas</text:p>
          </table:table-cell>
          <table:table-cell office:value-type="string" table:style-name="ce4">
            <text:p>Cair</text:p>
          </table:table-cell>
          <table:table-cell office:value-type="string" table:style-name="ce14">
            <text:p>Biologik<text:s/></text:p>
            <text:p>(Kit diagnostik)</text:p>
          </table:table-cell>
          <table:table-cell office:value-type="string" table:style-name="ce6">
            <text:p>DNA Primer, IMNV positif control</text:p>
          </table:table-cell>
          <table:table-cell office:value-type="string" table:style-name="ce9">
            <text:p>Untuk mendeteksi Infectious MyoNecrosis Virus (IMNV) pada udang</text:p>
          </table:table-cell>
          <table:table-cell office:value-type="date" office:date-value="2017-04-23T00:00:00" table:style-name="ce10">
            <text:p>23-Apr-2017</text:p>
          </table:table-cell>
          <table:table-cell office:value-type="float" office:value="-2755" table:formula="of:=[.N750]-TODAY()" table:style-name="ce11">
            <text:p>-2755</text:p>
          </table:table-cell>
          <table:table-cell office:value-type="string" office:string-value="Kadaluarsa" table:formula="of:=IF([.O750]&gt;0;&quot;Berlaku&quot;;&quot;Kadaluarsa&quot;)" table:style-name="ce12">
            <text:p>Kadaluarsa</text:p>
          </table:table-cell>
          <table:table-cell table:number-columns-repeated="16368"/>
        </table:table-row>
        <table:table-row table:style-name="ro30">
          <table:table-cell office:value-type="float" office:value="750" table:formula="of:=[.A750]+1" table:style-name="ce4">
            <text:p>750</text:p>
          </table:table-cell>
          <table:table-cell office:value-type="string" table:style-name="ce5">
            <text:p>PRO-GUT # 1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4">
            <text:p>KKP RI I 1205192 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Lactobacillus sporogens</text:p>
          </table:table-cell>
          <table:table-cell office:value-type="string" table:style-name="ce9">
            <text:p>- Meningkatkan kecernaan pakan</text:p>
            <text:p>- Menurunkan FCR (Feed Conversion Rate)</text:p>
          </table:table-cell>
          <table:table-cell office:value-type="date" office:date-value="2017-05-21T00:00:00" table:style-name="ce10">
            <text:p>21-May-2017</text:p>
          </table:table-cell>
          <table:table-cell office:value-type="float" office:value="-2727" table:formula="of:=[.N751]-TODAY()" table:style-name="ce11">
            <text:p>-2727</text:p>
          </table:table-cell>
          <table:table-cell office:value-type="string" office:string-value="Kadaluarsa" table:formula="of:=IF([.O751]&gt;0;&quot;Berlaku&quot;;&quot;Kadaluarsa&quot;)" table:style-name="ce12">
            <text:p>Kadaluarsa</text:p>
          </table:table-cell>
          <table:table-cell table:number-columns-repeated="16368"/>
        </table:table-row>
        <table:table-row table:style-name="ro5">
          <table:table-cell office:value-type="float" office:value="751" table:formula="of:=[.A751]+1" table:style-name="ce4">
            <text:p>751</text:p>
          </table:table-cell>
          <table:table-cell office:value-type="string" table:style-name="ce5">
            <text:p>Boster Amino Liquid</text:p>
          </table:table-cell>
          <table:table-cell office:value-type="string" table:style-name="ce15">
            <text:p>PT. Indosco Dwijayasakti</text:p>
          </table:table-cell>
          <table:table-cell office:value-type="string" table:style-name="ce7">
            <text:p>Komplek Pergudangan Meiko Abadi I/C37, Jl. Raya Betro, Wedi, Kec. Gedangan, Kab. Sidoarjo, Provinsi Jawa Timur - 61254</text:p>
          </table:table-cell>
          <table:table-cell office:value-type="string" table:style-name="ce8">
            <text:p>Jawa Timur</text:p>
          </table:table-cell>
          <table:table-cell office:value-type="string" table:style-name="ce8">
            <text:p>Produsen</text:p>
          </table:table-cell>
          <table:table-cell office:value-type="string" table:style-name="ce4">
            <text:p>KKP RI D 1205199 PBC</text:p>
          </table:table-cell>
          <table:table-cell office:value-type="string" table:style-name="ce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Vitamin A, D3, E, K3, C, B1, B6 amino acid, propylene glycol</text:p>
          </table:table-cell>
          <table:table-cell office:value-type="string" table:style-name="ce9">
            <text:p>Pencegahan defisiensi vitamin, memperkuat daya tahan tubuh</text:p>
          </table:table-cell>
          <table:table-cell office:value-type="date" office:date-value="2017-05-23T00:00:00" table:style-name="ce10">
            <text:p>23-May-2017</text:p>
          </table:table-cell>
          <table:table-cell office:value-type="float" office:value="-2725" table:formula="of:=[.N752]-TODAY()" table:style-name="ce11">
            <text:p>-2725</text:p>
          </table:table-cell>
          <table:table-cell office:value-type="string" office:string-value="Kadaluarsa" table:formula="of:=IF([.O752]&gt;0;&quot;Berlaku&quot;;&quot;Kadaluarsa&quot;)" table:style-name="ce12">
            <text:p>Kadaluarsa</text:p>
          </table:table-cell>
          <table:table-cell table:number-columns-repeated="16368"/>
        </table:table-row>
        <table:table-row table:style-name="ro3">
          <table:table-cell office:value-type="float" office:value="752" table:formula="of:=[.A752]+1" table:style-name="ce4">
            <text:p>752</text:p>
          </table:table-cell>
          <table:table-cell office:value-type="string" table:style-name="ce19">
            <text:p>Hydrovac</text:p>
          </table:table-cell>
          <table:table-cell office:value-type="string" table:style-name="ce19">
            <text:p>Koperasi Mina Karsa Sejahtera</text:p>
          </table:table-cell>
          <table:table-cell office:value-type="string" table:style-name="ce7">
            <text:p>Jl. Sempur No. 1 Bogor, Jawa Barat</text:p>
          </table:table-cell>
          <table:table-cell office:value-type="string" table:style-name="ce8">
            <text:p>Jawa Barat</text:p>
          </table:table-cell>
          <table:table-cell office:value-type="string" table:style-name="ce8">
            <text:p>Produsen</text:p>
          </table:table-cell>
          <table:table-cell office:value-type="string" table:style-name="ce13">
            <text:p>KKP RI D 1206203 BKC</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Biologik<text:s/></text:p>
            <text:p>(Vaksin)</text:p>
          </table:table-cell>
          <table:table-cell office:value-type="string" table:style-name="ce6">
            <text:p>aeromonas hydrophyla</text:p>
          </table:table-cell>
          <table:table-cell office:value-type="string" table:style-name="ce9">
            <text:p>- Dapat memberikan respon kekebalan spesifik pada ikan, dan akan terdeteksi dalam waktu 2-3 minggu pasca vaksinasi;</text:p>
            <text:p>- Mampu melindungi ikan terhadap infeksi penyakit MAS selama 3-4 bulan</text:p>
          </table:table-cell>
          <table:table-cell office:value-type="date" office:date-value="2017-06-27T00:00:00" table:style-name="ce10">
            <text:p>27-Jun-2017</text:p>
          </table:table-cell>
          <table:table-cell office:value-type="float" office:value="-2690" table:formula="of:=[.N753]-TODAY()" table:style-name="ce11">
            <text:p>-2690</text:p>
          </table:table-cell>
          <table:table-cell office:value-type="string" office:string-value="Kadaluarsa" table:formula="of:=IF([.O753]&gt;0;&quot;Berlaku&quot;;&quot;Kadaluarsa&quot;)" table:style-name="ce12">
            <text:p>Kadaluarsa</text:p>
          </table:table-cell>
          <table:table-cell table:number-columns-repeated="16368"/>
        </table:table-row>
        <table:table-row table:style-name="ro2">
          <table:table-cell office:value-type="float" office:value="753" table:formula="of:=[.A753]+1" table:style-name="ce4">
            <text:p>753</text:p>
          </table:table-cell>
          <table:table-cell office:value-type="string" table:style-name="ce5">
            <text:p>Caprivac Vibrio</text:p>
          </table:table-cell>
          <table:table-cell office:value-type="string" table:style-name="ce1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13">
            <text:p>KKP RI D 1207206 BKC</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Biologik<text:s/></text:p>
            <text:p>(Vaksin)</text:p>
          </table:table-cell>
          <table:table-cell office:value-type="string" table:style-name="ce6">
            <text:p>Vibrio sp</text:p>
          </table:table-cell>
          <table:table-cell office:value-type="string" table:style-name="ce9">
            <text:p>Memberikan kekebalan terhadap serangan bakteri Vibrio penyebab penyakit vibriosis pada ikan</text:p>
          </table:table-cell>
          <table:table-cell office:value-type="date" office:date-value="2017-07-26T00:00:00" table:style-name="ce10">
            <text:p>26-Jul-2017</text:p>
          </table:table-cell>
          <table:table-cell office:value-type="float" office:value="-2661" table:formula="of:=[.N754]-TODAY()" table:style-name="ce11">
            <text:p>-2661</text:p>
          </table:table-cell>
          <table:table-cell office:value-type="string" office:string-value="Kadaluarsa" table:formula="of:=IF([.O754]&gt;0;&quot;Berlaku&quot;;&quot;Kadaluarsa&quot;)" table:style-name="ce12">
            <text:p>Kadaluarsa</text:p>
          </table:table-cell>
          <table:table-cell table:number-columns-repeated="16368"/>
        </table:table-row>
        <table:table-row table:style-name="ro2">
          <table:table-cell office:value-type="float" office:value="754" table:formula="of:=[.A754]+1" table:style-name="ce4">
            <text:p>754</text:p>
          </table:table-cell>
          <table:table-cell office:value-type="string" table:style-name="ce5">
            <text:p>Caprivac Aero</text:p>
          </table:table-cell>
          <table:table-cell office:value-type="string" table:style-name="ce1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13">
            <text:p>KKP RI D 1208207 BKC</text:p>
          </table:table-cell>
          <table:table-cell office:value-type="string" table:style-name="ce13">
            <text:p>Dalam Negeri</text:p>
          </table:table-cell>
          <table:table-cell office:value-type="string" table:style-name="ce4">
            <text:p>Obat Bebas</text:p>
          </table:table-cell>
          <table:table-cell office:value-type="string" table:style-name="ce4">
            <text:p>Cair</text:p>
          </table:table-cell>
          <table:table-cell office:value-type="string" table:style-name="ce4">
            <text:p>Biologik<text:s/></text:p>
            <text:p>(Vaksin)</text:p>
          </table:table-cell>
          <table:table-cell office:value-type="string" table:style-name="ce6">
            <text:p>Aeromonas hydrophyla</text:p>
          </table:table-cell>
          <table:table-cell office:value-type="string" table:style-name="ce9">
            <text:p>Memberikan kekebalan terhadap serangan bakteri Aeromonas hydrophyla penyebab penyakit Motile Aeromonas Septicemia pada ikan</text:p>
          </table:table-cell>
          <table:table-cell office:value-type="date" office:date-value="2017-08-29T00:00:00" table:style-name="ce10">
            <text:p>29-Aug-2017</text:p>
          </table:table-cell>
          <table:table-cell office:value-type="float" office:value="-2627" table:formula="of:=[.N755]-TODAY()" table:style-name="ce11">
            <text:p>-2627</text:p>
          </table:table-cell>
          <table:table-cell office:value-type="string" office:string-value="Kadaluarsa" table:formula="of:=IF([.O755]&gt;0;&quot;Berlaku&quot;;&quot;Kadaluarsa&quot;)" table:style-name="ce12">
            <text:p>Kadaluarsa</text:p>
          </table:table-cell>
          <table:table-cell table:number-columns-repeated="16368"/>
        </table:table-row>
        <table:table-row table:style-name="ro2">
          <table:table-cell office:value-type="float" office:value="755" table:formula="of:=[.A755]+1" table:style-name="ce4">
            <text:p>755</text:p>
          </table:table-cell>
          <table:table-cell office:value-type="string" table:style-name="ce5">
            <text:p>Probiocap® Aquatic</text:p>
          </table:table-cell>
          <table:table-cell office:value-type="string" table:style-name="ce19">
            <text:p>PT. Caprifarmindo Laboratories</text:p>
          </table:table-cell>
          <table:table-cell office:value-type="string" table:style-name="ce7">
            <text:p>Jl. Purnawarman No. 47, Tamansari, Kec. Bandung Wetan, Kab. Bandung - Jawa Barat 40116</text:p>
          </table:table-cell>
          <table:table-cell office:value-type="string" table:style-name="ce8">
            <text:p>Jawa Barat</text:p>
          </table:table-cell>
          <table:table-cell office:value-type="string" table:style-name="ce8">
            <text:p>Produsen</text:p>
          </table:table-cell>
          <table:table-cell office:value-type="string" table:style-name="ce13">
            <text:p>KKP RI D 1208208 BBS</text:p>
          </table:table-cell>
          <table:table-cell office:value-type="string" table:style-name="ce13">
            <text:p>Dalam Negeri</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6">
            <text:p>Bacillus sp</text:p>
          </table:table-cell>
          <table:table-cell office:value-type="string" table:style-name="ce9">
            <text:p>Memperbaiki kualitas air dan menekan bakteri merugikan</text:p>
          </table:table-cell>
          <table:table-cell office:value-type="date" office:date-value="2017-08-29T00:00:00" table:style-name="ce10">
            <text:p>29-Aug-2017</text:p>
          </table:table-cell>
          <table:table-cell office:value-type="float" office:value="-2627" table:formula="of:=[.N756]-TODAY()" table:style-name="ce11">
            <text:p>-2627</text:p>
          </table:table-cell>
          <table:table-cell office:value-type="string" office:string-value="Kadaluarsa" table:formula="of:=IF([.O756]&gt;0;&quot;Berlaku&quot;;&quot;Kadaluarsa&quot;)" table:style-name="ce12">
            <text:p>Kadaluarsa</text:p>
          </table:table-cell>
          <table:table-cell table:number-columns-repeated="16368"/>
        </table:table-row>
        <table:table-row table:style-name="ro4">
          <table:table-cell office:value-type="float" office:value="756" table:formula="of:=[.A756]+1" table:style-name="ce4">
            <text:p>756</text:p>
          </table:table-cell>
          <table:table-cell office:value-type="string" table:style-name="ce5">
            <text:p>EPIBAL-300</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211218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 protein, carbohydrate, wheat;</text:p>
            <text:p>- flour, olefinic lipid, yeast;</text:p>
            <text:p>- natural binder<text:s/></text:p>
          </table:table-cell>
          <table:table-cell office:value-type="string" table:style-name="ce9">
            <text:p>Merupakan pakan untuk hatchery tahap Post Larva</text:p>
          </table:table-cell>
          <table:table-cell office:value-type="date" office:date-value="2017-11-19T00:00:00" table:style-name="ce10">
            <text:p>19-Nov-2017</text:p>
          </table:table-cell>
          <table:table-cell office:value-type="float" office:value="-2545" table:formula="of:=[.N757]-TODAY()" table:style-name="ce11">
            <text:p>-2545</text:p>
          </table:table-cell>
          <table:table-cell office:value-type="string" office:string-value="Kadaluarsa" table:formula="of:=IF([.O757]&gt;0;&quot;Berlaku&quot;;&quot;Kadaluarsa&quot;)" table:style-name="ce12">
            <text:p>Kadaluarsa</text:p>
          </table:table-cell>
          <table:table-cell table:number-columns-repeated="16368"/>
        </table:table-row>
        <table:table-row table:style-name="ro4">
          <table:table-cell office:value-type="float" office:value="757" table:formula="of:=[.A757]+1" table:style-name="ce4">
            <text:p>757</text:p>
          </table:table-cell>
          <table:table-cell office:value-type="string" table:style-name="ce5">
            <text:p>EPIFEED-MBF</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211215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 animal protein, carbohydrate;</text:p>
            <text:p>- olifinic acid (HUFA) from;</text:p>
            <text:p>- Menhaden oil<text:s/></text:p>
          </table:table-cell>
          <table:table-cell office:value-type="string" table:style-name="ce9">
            <text:p>Merupakan (premiks/feed additive)<text:s/></text:p>
          </table:table-cell>
          <table:table-cell office:value-type="date" office:date-value="2017-11-19T00:00:00" table:style-name="ce10">
            <text:p>19-Nov-2017</text:p>
          </table:table-cell>
          <table:table-cell office:value-type="float" office:value="-2545" table:formula="of:=[.N758]-TODAY()" table:style-name="ce11">
            <text:p>-2545</text:p>
          </table:table-cell>
          <table:table-cell office:value-type="string" office:string-value="Kadaluarsa" table:formula="of:=IF([.O758]&gt;0;&quot;Berlaku&quot;;&quot;Kadaluarsa&quot;)" table:style-name="ce12">
            <text:p>Kadaluarsa</text:p>
          </table:table-cell>
          <table:table-cell table:number-columns-repeated="16368"/>
        </table:table-row>
        <table:table-row table:style-name="ro4">
          <table:table-cell office:value-type="float" office:value="758" table:formula="of:=[.A758]+1" table:style-name="ce4">
            <text:p>758</text:p>
          </table:table-cell>
          <table:table-cell office:value-type="string" table:style-name="ce5">
            <text:p>EPIBAL-500</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211219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fish meal, yeast, vitamin, olefinic lipids, natural binder</text:p>
          </table:table-cell>
          <table:table-cell office:value-type="string" table:style-name="ce9">
            <text:p>Merupakan pakan (feed addtive) untuk udang hatchery tahap Post Larva</text:p>
          </table:table-cell>
          <table:table-cell office:value-type="date" office:date-value="2017-11-19T00:00:00" table:style-name="ce10">
            <text:p>19-Nov-2017</text:p>
          </table:table-cell>
          <table:table-cell office:value-type="float" office:value="-2545" table:formula="of:=[.N759]-TODAY()" table:style-name="ce11">
            <text:p>-2545</text:p>
          </table:table-cell>
          <table:table-cell office:value-type="string" office:string-value="Kadaluarsa" table:formula="of:=IF([.O759]&gt;0;&quot;Berlaku&quot;;&quot;Kadaluarsa&quot;)" table:style-name="ce12">
            <text:p>Kadaluarsa</text:p>
          </table:table-cell>
          <table:table-cell table:number-columns-repeated="16368"/>
        </table:table-row>
        <table:table-row table:style-name="ro34">
          <table:table-cell office:value-type="float" office:value="759" table:formula="of:=[.A759]+1" table:style-name="ce4">
            <text:p>759</text:p>
          </table:table-cell>
          <table:table-cell office:value-type="string" table:style-name="ce5">
            <text:p>AQUAVAC<text:span text:style-name="T6">TM</text:span><text:s/>GARVETIL</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14">
            <text:p>DKP RI I 0703070 VKC</text:p>
          </table:table-cell>
          <table:table-cell office:value-type="string" table:style-name="ce14">
            <text:p>Impor</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20">
            <text:p>Streptococcus iniae, Lactococcus garviae</text:p>
          </table:table-cell>
          <table:table-cell office:value-type="string" table:style-name="ce9">
            <text:p>- Untuk pencegahan Streptococcosis yang disebabkan oleh Streptococcus iniae dan Lactococcus garvieae pada ikan Tilapia berukuran 1 gram atau lebih besar.</text:p>
            <text:p>'Keterangan:</text:p>
            <text:p>- Direkomendasikan untuk tidak mencampur dengan vaksin lainnya selama 14 hari <text:s/>sebelum dan sesudah vaksinasi dengan vaksin Streptococcus;</text:p>
            <text:p>- 'Vaksin hanya untuk ikan Tilapia yang sehat;</text:p>
            <text:p>- Jangan melakukan vaksinasi ikan pada air dengan suhu dibawah 20°C;</text:p>
            <text:p>- Gunakan seluruh isinya setelah dibuka;</text:p>
            <text:p>- Vaksin yang tidak terpakai harus segera dibuang pada hari yang sama;</text:p>
            <text:p>- Simpan dalam lemari es (+ 2oC - +8oC), jangan dibekukan;</text:p>
            <text:p>- Hindarkan dari sinar matahari</text:p>
          </table:table-cell>
          <table:table-cell office:value-type="date" office:date-value="2017-03-01T00:00:00" table:style-name="ce10">
            <text:p>1-Mar-2017</text:p>
          </table:table-cell>
          <table:table-cell office:value-type="float" office:value="-2808" table:formula="of:=[.N760]-TODAY()" table:style-name="ce11">
            <text:p>-2808</text:p>
          </table:table-cell>
          <table:table-cell office:value-type="string" office:string-value="Kadaluarsa" table:formula="of:=IF([.O760]&gt;0;&quot;Berlaku&quot;;&quot;Kadaluarsa&quot;)" table:style-name="ce12">
            <text:p>Kadaluarsa</text:p>
          </table:table-cell>
          <table:table-cell table:number-columns-repeated="16368"/>
        </table:table-row>
        <table:table-row table:style-name="ro4">
          <table:table-cell office:value-type="float" office:value="760" table:formula="of:=[.A760]+1" table:style-name="ce4">
            <text:p>760</text:p>
          </table:table-cell>
          <table:table-cell office:value-type="string" table:style-name="ce5">
            <text:p>Aquavac<text:span text:style-name="T6">TM</text:span><text:s/>Garvetil Oral</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14">
            <text:p>DKP RI I 0703071 VKC</text:p>
          </table:table-cell>
          <table:table-cell office:value-type="string" table:style-name="ce14">
            <text:p>Impor</text:p>
          </table:table-cell>
          <table:table-cell office:value-type="string" table:style-name="ce4">
            <text:p>Obat Keras</text:p>
          </table:table-cell>
          <table:table-cell office:value-type="string" table:style-name="ce4">
            <text:p>Cair</text:p>
          </table:table-cell>
          <table:table-cell office:value-type="string" table:style-name="ce4">
            <text:p>Biologik<text:s/></text:p>
            <text:p>(Vaksin)</text:p>
          </table:table-cell>
          <table:table-cell office:value-type="string" table:style-name="ce20">
            <text:p>Streptococcus iniae, Lactococcus garviae</text:p>
          </table:table-cell>
          <table:table-cell office:value-type="string" table:style-name="ce9">
            <text:p>- Untuk pencegahan Streptococcosis yang disebabkan oleh Streptococcus iniae dan Lactococcus garvieae;</text:p>
            <text:p>- Streptococcus iniae dan Lactococcus garvieae pada ikan Tilapia berukuran 8 gram atau lebih besar<text:s/></text:p>
          </table:table-cell>
          <table:table-cell office:value-type="date" office:date-value="2017-03-01T00:00:00" table:style-name="ce10">
            <text:p>1-Mar-2017</text:p>
          </table:table-cell>
          <table:table-cell office:value-type="float" office:value="-2808" table:formula="of:=[.N761]-TODAY()" table:style-name="ce11">
            <text:p>-2808</text:p>
          </table:table-cell>
          <table:table-cell office:value-type="string" office:string-value="Kadaluarsa" table:formula="of:=IF([.O761]&gt;0;&quot;Berlaku&quot;;&quot;Kadaluarsa&quot;)" table:style-name="ce12">
            <text:p>Kadaluarsa</text:p>
          </table:table-cell>
          <table:table-cell table:number-columns-repeated="16368"/>
        </table:table-row>
        <table:table-row table:style-name="ro10">
          <table:table-cell office:value-type="float" office:value="761" table:formula="of:=[.A761]+1" table:style-name="ce4">
            <text:p>761</text:p>
          </table:table-cell>
          <table:table-cell office:value-type="string" table:style-name="ce5">
            <text:p>WELL OXYGEN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4">
            <text:p>DKP RI I 0702066 FTS</text:p>
          </table:table-cell>
          <table:table-cell office:value-type="string" table:style-name="ce1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6">
            <text:p>Sodium percarbonate</text:p>
          </table:table-cell>
          <table:table-cell office:value-type="string" table:style-name="ce9">
            <text:p>- Suplai oksigen secara cepat pada kolam dan tambak;</text:p>
            <text:p>- Mengendalikan plankton dalam air tambak/kolam;</text:p>
            <text:p>- Menurunkan akumulasi bahan organik dalam tambak/kolam/akuarium;</text:p>
            <text:p>- Meningkatkan kualitas air</text:p>
          </table:table-cell>
          <table:table-cell office:value-type="date" office:date-value="2017-02-13T00:00:00" table:style-name="ce10">
            <text:p>13-Feb-2017</text:p>
          </table:table-cell>
          <table:table-cell office:value-type="float" office:value="-2824" table:formula="of:=[.N762]-TODAY()" table:style-name="ce11">
            <text:p>-2824</text:p>
          </table:table-cell>
          <table:table-cell office:value-type="string" office:string-value="Kadaluarsa" table:formula="of:=IF([.O762]&gt;0;&quot;Berlaku&quot;;&quot;Kadaluarsa&quot;)" table:style-name="ce12">
            <text:p>Kadaluarsa</text:p>
          </table:table-cell>
          <table:table-cell table:number-columns-repeated="16368"/>
        </table:table-row>
        <table:table-row table:style-name="ro4">
          <table:table-cell office:value-type="float" office:value="762" table:formula="of:=[.A762]+1" table:style-name="ce4">
            <text:p>762</text:p>
          </table:table-cell>
          <table:table-cell office:value-type="string" table:style-name="ce5">
            <text:p>Epifeed-LHF 3</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203183 PBC</text:p>
          </table:table-cell>
          <table:table-cell office:value-type="string" table:style-name="ce1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7">
            <text:p>animals protein, carbohydrate, phospholipid, vitamins</text:p>
          </table:table-cell>
          <table:table-cell office:value-type="string" table:style-name="ce9">
            <text:p>Merupakan pakan (premiks/feed additive) cair untuk larva hatchery tahap post larva (PL) 4 – Post Larva (PL) 12.</text:p>
          </table:table-cell>
          <table:table-cell office:value-type="date" office:date-value="2017-03-22T00:00:00" table:style-name="ce10">
            <text:p>22-Mar-2017</text:p>
          </table:table-cell>
          <table:table-cell office:value-type="float" office:value="-2787" table:formula="of:=[.N763]-TODAY()" table:style-name="ce11">
            <text:p>-2787</text:p>
          </table:table-cell>
          <table:table-cell office:value-type="string" office:string-value="Kadaluarsa" table:formula="of:=IF([.O763]&gt;0;&quot;Berlaku&quot;;&quot;Kadaluarsa&quot;)" table:style-name="ce12">
            <text:p>Kadaluarsa</text:p>
          </table:table-cell>
          <table:table-cell table:number-columns-repeated="16368"/>
        </table:table-row>
        <table:table-row table:style-name="ro5">
          <table:table-cell office:value-type="float" office:value="763" table:formula="of:=[.A763]+1" table:style-name="ce4">
            <text:p>763</text:p>
          </table:table-cell>
          <table:table-cell office:value-type="string" table:style-name="ce5">
            <text:p>STRONER<text:span text:style-name="T6">®</text:span><text:s/></text:p>
          </table:table-cell>
          <table:table-cell office:value-type="string" table:style-name="ce5">
            <text:p>PT. Longmenindo Nusantara</text:p>
          </table:table-cell>
          <table:table-cell office:value-type="string" table:style-name="ce6">
            <text:p>Jl. Bekasi Timur IV No.9, Kel. Cipinang Besar Utara, Kec. Jatinegara, Kota Jakarta Timur, Provinsi DKI Jakarta, Telp/Fax: (021) 85900961</text:p>
          </table:table-cell>
          <table:table-cell office:value-type="string" table:style-name="ce4">
            <text:p>DKI Jakarta</text:p>
          </table:table-cell>
          <table:table-cell office:value-type="string" table:style-name="ce4">
            <text:p>Importir</text:p>
          </table:table-cell>
          <table:table-cell office:value-type="string" table:style-name="ce14">
            <text:p>DKP RI I 0702068 FTS</text:p>
          </table:table-cell>
          <table:table-cell office:value-type="string" table:style-name="ce1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Farmasetik</text:p>
          </table:table-cell>
          <table:table-cell office:value-type="string" table:style-name="ce7">
            <text:p>Vitamin C, E, B1, B2, B6, A, nicotinic acid</text:p>
          </table:table-cell>
          <table:table-cell office:value-type="string" table:style-name="ce9">
            <text:p>- Meningkatkan nafsu makan udang;</text:p>
            <text:p>- Mengurangi terjadinya kasus udang kejang;</text:p>
            <text:p>- Mengurangi kanibalisme;</text:p>
            <text:p>- Meningkatkan laju pertumbuhan dan produktivitas</text:p>
          </table:table-cell>
          <table:table-cell office:value-type="date" office:date-value="2017-02-13T00:00:00" table:style-name="ce10">
            <text:p>13-Feb-2017</text:p>
          </table:table-cell>
          <table:table-cell office:value-type="float" office:value="-2824" table:formula="of:=[.N764]-TODAY()" table:style-name="ce11">
            <text:p>-2824</text:p>
          </table:table-cell>
          <table:table-cell office:value-type="string" office:string-value="Kadaluarsa" table:formula="of:=IF([.O764]&gt;0;&quot;Berlaku&quot;;&quot;Kadaluarsa&quot;)" table:style-name="ce12">
            <text:p>Kadaluarsa</text:p>
          </table:table-cell>
          <table:table-cell table:number-columns-repeated="16368"/>
        </table:table-row>
        <table:table-row table:style-name="ro4">
          <table:table-cell office:value-type="float" office:value="764" table:formula="of:=[.A764]+1" table:style-name="ce4">
            <text:p>764</text:p>
          </table:table-cell>
          <table:table-cell office:value-type="string" table:style-name="ce5">
            <text:p>LION STAR</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203184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Spirulina, fish meal, vitamins,minerals</text:p>
          </table:table-cell>
          <table:table-cell office:value-type="string" table:style-name="ce9">
            <text:p>- Merupakan sediaan premiks/feed additive berbentuk serpihan untuk tahap Mysis - PL 15 dan larva ikan.</text:p>
            <text:p>Keterangan lain:</text:p>
            <text:p>- Simpan ditempat yang sejuk dan kering;</text:p>
            <text:p>- Digunakan selama 1 bulan setelah kemasan dibuka</text:p>
          </table:table-cell>
          <table:table-cell office:value-type="date" office:date-value="2017-03-22T00:00:00" table:style-name="ce10">
            <text:p>22-Mar-2017</text:p>
          </table:table-cell>
          <table:table-cell office:value-type="float" office:value="-2787" table:formula="of:=[.N765]-TODAY()" table:style-name="ce11">
            <text:p>-2787</text:p>
          </table:table-cell>
          <table:table-cell office:value-type="string" office:string-value="Kadaluarsa" table:formula="of:=IF([.O765]&gt;0;&quot;Berlaku&quot;;&quot;Kadaluarsa&quot;)" table:style-name="ce12">
            <text:p>Kadaluarsa</text:p>
          </table:table-cell>
          <table:table-cell table:number-columns-repeated="16368"/>
        </table:table-row>
        <table:table-row table:style-name="ro3">
          <table:table-cell office:value-type="float" office:value="765" table:formula="of:=[.A765]+1" table:style-name="ce4">
            <text:p>765</text:p>
          </table:table-cell>
          <table:table-cell office:value-type="string" table:style-name="ce5">
            <text:p>FANTAI GROMATE-S<text:span text:style-name="T6">®</text:span></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4">
            <text:p>DKP RI I <text:s/>0707075 <text:s/>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6">
            <text:p>Crude protein</text:p>
          </table:table-cell>
          <table:table-cell office:value-type="string" table:style-name="ce9">
            <text:p>- Meningkatkan pertumbuhan dan menjaga stamina tubuh serta <text:s/>melindungi udang terhadap serangan stress.</text:p>
            <text:p>Keterangan lain:</text:p>
            <text:p>-Simpan ditempat yang sejuk dan kering</text:p>
          </table:table-cell>
          <table:table-cell office:value-type="date" office:date-value="2017-07-23T00:00:00" table:style-name="ce10">
            <text:p>23-Jul-2017</text:p>
          </table:table-cell>
          <table:table-cell office:value-type="float" office:value="-2664" table:formula="of:=[.N766]-TODAY()" table:style-name="ce11">
            <text:p>-2664</text:p>
          </table:table-cell>
          <table:table-cell office:value-type="string" office:string-value="Kadaluarsa" table:formula="of:=IF([.O766]&gt;0;&quot;Berlaku&quot;;&quot;Kadaluarsa&quot;)" table:style-name="ce12">
            <text:p>Kadaluarsa</text:p>
          </table:table-cell>
          <table:table-cell table:number-columns-repeated="16368"/>
        </table:table-row>
        <table:table-row table:style-name="ro10">
          <table:table-cell office:value-type="float" office:value="766" table:formula="of:=[.A766]+1" table:style-name="ce4">
            <text:p>766</text:p>
          </table:table-cell>
          <table:table-cell office:value-type="string" table:style-name="ce5">
            <text:p>Vitamineral <text:s/>® Aquatic</text:p>
          </table:table-cell>
          <table:table-cell office:value-type="string" table:style-name="ce5">
            <text:p>PT. Sanbe Farma</text:p>
          </table:table-cell>
          <table:table-cell office:value-type="string" table:style-name="ce7">
            <text:p>Jl. Taman Sari No. 10, Bandung-Jawa Barat</text:p>
          </table:table-cell>
          <table:table-cell office:value-type="string" table:style-name="ce8">
            <text:p>Jawa Barat</text:p>
          </table:table-cell>
          <table:table-cell office:value-type="string" table:style-name="ce8">
            <text:p>Produsen/Importir</text:p>
          </table:table-cell>
          <table:table-cell office:value-type="string" table:style-name="ce14">
            <text:p>DKP RI D <text:s/>0707076 <text:s/>PBS</text:p>
          </table:table-cell>
          <table:table-cell office:value-type="string" table:style-name="ce14">
            <text:p>Dalam Negeri</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7">
            <text:p>vitamins, mineral (P, K, Ca,Mg, I, Mn, Zn, Na), astaxantin, yeast, kelp meal, anticaking</text:p>
          </table:table-cell>
          <table:table-cell office:value-type="string" table:style-name="ce9">
            <text:p>- Menurunkan FCR;</text:p>
            <text:p>- Mempercepat pertumbuhan ikan dan udang;</text:p>
            <text:p>- 'Immunostimulan (meningkatkan kekebalan tubuh) ikan dan udang;</text:p>
            <text:p>Keterangan lain:</text:p>
            <text:p>Simpan ditempat yang sejuk dan kering</text:p>
          </table:table-cell>
          <table:table-cell office:value-type="date" office:date-value="2017-07-23T00:00:00" table:style-name="ce10">
            <text:p>23-Jul-2017</text:p>
          </table:table-cell>
          <table:table-cell office:value-type="float" office:value="-2664" table:formula="of:=[.N767]-TODAY()" table:style-name="ce11">
            <text:p>-2664</text:p>
          </table:table-cell>
          <table:table-cell office:value-type="string" office:string-value="Kadaluarsa" table:formula="of:=IF([.O767]&gt;0;&quot;Berlaku&quot;;&quot;Kadaluarsa&quot;)" table:style-name="ce12">
            <text:p>Kadaluarsa</text:p>
          </table:table-cell>
          <table:table-cell table:number-columns-repeated="16368"/>
        </table:table-row>
        <table:table-row table:style-name="ro8">
          <table:table-cell office:value-type="float" office:value="767" table:formula="of:=[.A767]+1" table:style-name="ce4">
            <text:p>767</text:p>
          </table:table-cell>
          <table:table-cell office:value-type="string" table:style-name="ce5">
            <text:p>EPILITE A-Z</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203185 PBS</text:p>
          </table:table-cell>
          <table:table-cell office:value-type="string" table:style-name="ce1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office:value-type="string" table:style-name="ce9">
            <text:p>Menhaden solubles protein, plant protein, carbohydrate, olefinic lipids, phopholipid, propyleneglycol</text:p>
          </table:table-cell>
          <table:table-cell office:value-type="string" table:style-name="ce9">
            <text:p>- Merupakan pakan (premiks/feed addtive) cair hatchery untuk tahap Zoea 1 s/d Mysis 1</text:p>
            <text:p>Keterangan lain:</text:p>
            <text:p>- Harus disimpan pada ruangan ber-AC,kering dan tidak terkena sinar matahari langsung;</text:p>
            <text:p>- Apabila kemasan sudah dibuka, dianjurkan untuk menggunakan produk dalam jangka waktu 1 bulan;</text:p>
            <text:p>- Tidak dianjurkan disimpan pada suhu 40° C</text:p>
          </table:table-cell>
          <table:table-cell office:value-type="date" office:date-value="2017-03-22T00:00:00" table:style-name="ce10">
            <text:p>22-Mar-2017</text:p>
          </table:table-cell>
          <table:table-cell office:value-type="float" office:value="-2787" table:formula="of:=[.N768]-TODAY()" table:style-name="ce11">
            <text:p>-2787</text:p>
          </table:table-cell>
          <table:table-cell office:value-type="string" office:string-value="Kadaluarsa" table:formula="of:=IF([.O768]&gt;0;&quot;Berlaku&quot;;&quot;Kadaluarsa&quot;)" table:style-name="ce12">
            <text:p>Kadaluarsa</text:p>
          </table:table-cell>
          <table:table-cell table:number-columns-repeated="16368"/>
        </table:table-row>
        <table:table-row table:style-name="ro8">
          <table:table-cell office:value-type="float" office:value="768" table:formula="of:=[.A768]+1" table:style-name="ce4">
            <text:p>768</text:p>
          </table:table-cell>
          <table:table-cell office:value-type="string" table:style-name="ce5">
            <text:p>EPILITE A-M</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203186 PBC</text:p>
          </table:table-cell>
          <table:table-cell office:value-type="string" table:style-name="ce1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Menhaden solubles protein, plant protein, carbohydrate, olefinic lipids, phopholipid, propyleneglycol</text:p>
          </table:table-cell>
          <table:table-cell office:value-type="string" table:style-name="ce9">
            <text:p>Merupakan pakan (premiks/feed addtive) cair hatchery untuk tahap Mysis 2 S/D Post Larva (PL) 3.</text:p>
            <text:p>Keterangan lain:</text:p>
            <text:p>- Harus disimpan pada ruangan ber-AC,kering dan tidak terkena sinar matahari langsung;</text:p>
            <text:p>'Apabila kemasan sudah dibuka, dianjurkan untuk menggunakan produk dalam jangka waktu 1 bulan;</text:p>
            <text:p>- Tidak dianjurkan disimpan pada suhu 40° C</text:p>
          </table:table-cell>
          <table:table-cell office:value-type="date" office:date-value="2017-03-22T00:00:00" table:style-name="ce10">
            <text:p>22-Mar-2017</text:p>
          </table:table-cell>
          <table:table-cell office:value-type="float" office:value="-2787" table:formula="of:=[.N769]-TODAY()" table:style-name="ce11">
            <text:p>-2787</text:p>
          </table:table-cell>
          <table:table-cell office:value-type="string" office:string-value="Kadaluarsa" table:formula="of:=IF([.O769]&gt;0;&quot;Berlaku&quot;;&quot;Kadaluarsa&quot;)" table:style-name="ce12">
            <text:p>Kadaluarsa</text:p>
          </table:table-cell>
          <table:table-cell table:number-columns-repeated="16368"/>
        </table:table-row>
        <table:table-row table:style-name="ro8">
          <table:table-cell office:value-type="float" office:value="769" table:formula="of:=[.A769]+1" table:style-name="ce4">
            <text:p>769</text:p>
          </table:table-cell>
          <table:table-cell office:value-type="string" table:style-name="ce5">
            <text:p>EPILITE A-PL</text:p>
          </table:table-cell>
          <table:table-cell office:value-type="string" table:style-name="ce5">
            <text:p>PT. Behn Meyer Chemicals</text:p>
          </table:table-cell>
          <table:table-cell office:value-type="string" table:style-name="ce6">
            <text:p>Taman Tekno Blok B No.1, Bumi Serpong Damai Sektor XI - Tangerang Selatan, Telp/Fax: 021-7565000/021-7560860, 7560870</text:p>
          </table:table-cell>
          <table:table-cell office:value-type="string" table:style-name="ce4">
            <text:p>Banten</text:p>
          </table:table-cell>
          <table:table-cell office:value-type="string" table:style-name="ce4">
            <text:p>Importir</text:p>
          </table:table-cell>
          <table:table-cell office:value-type="string" table:style-name="ce14">
            <text:p>KKP RI I 1203187 PBC</text:p>
          </table:table-cell>
          <table:table-cell office:value-type="string" table:style-name="ce14">
            <text:p>Impor</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Menhaden solubles protein, plant protein, carbohydrate, olefinic lipids, phopholipid, propyleneglycol</text:p>
          </table:table-cell>
          <table:table-cell office:value-type="string" table:style-name="ce9">
            <text:p>Merupakan pakan (premiks/feed addtive) cair hatchery untuk <text:s/>tahap Post Larva (PL) 4 s/d PL 12</text:p>
            <text:p>'Keterangan lain:</text:p>
            <text:p>'Harus disimpan pada ruangan ber-AC,kering dan tidak terkena sinar matahari langsung;</text:p>
            <text:p>- Apabila kemasan sudah dibuka, dianjurkan untuk menggunakan produk dalam jangka waktu 1 bulan;</text:p>
            <text:p>- Tidak dianjurkan disimpan pada suhu 40° C</text:p>
          </table:table-cell>
          <table:table-cell office:value-type="date" office:date-value="2017-03-22T00:00:00" table:style-name="ce10">
            <text:p>22-Mar-2017</text:p>
          </table:table-cell>
          <table:table-cell office:value-type="float" office:value="-2787" table:formula="of:=[.N770]-TODAY()" table:style-name="ce11">
            <text:p>-2787</text:p>
          </table:table-cell>
          <table:table-cell office:value-type="string" office:string-value="Kadaluarsa" table:formula="of:=IF([.O770]&gt;0;&quot;Berlaku&quot;;&quot;Kadaluarsa&quot;)" table:style-name="ce12">
            <text:p>Kadaluarsa</text:p>
          </table:table-cell>
          <table:table-cell table:number-columns-repeated="16368"/>
        </table:table-row>
        <table:table-row table:style-name="ro7">
          <table:table-cell office:value-type="float" office:value="770" table:formula="of:=[.A770]+1" table:style-name="ce4">
            <text:p>770</text:p>
          </table:table-cell>
          <table:table-cell office:value-type="string" table:style-name="ce5">
            <text:p>GONAZON<text:s/><text:span text:style-name="T6">TM</text:span></text:p>
          </table:table-cell>
          <table:table-cell office:value-type="string" table:style-name="ce5">
            <text:p>PT. Intervet Indonesia</text:p>
          </table:table-cell>
          <table:table-cell office:value-type="string" table:style-name="ce6">
            <text:p>Wisma 46 - Kota BNI Lt.27 Jl. Jend. Sudirman Kav.1 Jakarta Pusat 10220, Telp/Fax: (021) 57897000/Fax (021) 57897099</text:p>
          </table:table-cell>
          <table:table-cell office:value-type="string" table:style-name="ce4">
            <text:p>DKI Jakarta</text:p>
          </table:table-cell>
          <table:table-cell office:value-type="string" table:style-name="ce4">
            <text:p>Importir</text:p>
          </table:table-cell>
          <table:table-cell office:value-type="string" table:style-name="ce4">
            <text:p>DKP RI I 0708080 FKC</text:p>
          </table:table-cell>
          <table:table-cell office:value-type="string" table:style-name="ce4">
            <text:p>Impor</text:p>
          </table:table-cell>
          <table:table-cell office:value-type="string" table:style-name="ce4">
            <text:p>Obat Keras</text:p>
          </table:table-cell>
          <table:table-cell office:value-type="string" table:style-name="ce4">
            <text:p>Cair</text:p>
          </table:table-cell>
          <table:table-cell office:value-type="string" table:style-name="ce4">
            <text:p>Farmasetik</text:p>
          </table:table-cell>
          <table:table-cell table:style-name="ce6"/>
          <table:table-cell office:value-type="string" table:style-name="ce9">
            <text:p>Induksi dan sinkronisasi ovulasi untuk merangsang produksi telur &amp; anak ikan.</text:p>
            <text:p>'Keterangan lain:</text:p>
            <text:p>- Jangan memberikan Gonazon TM sebelum kira-kira 10% populasi <text:s/>seperindukan mengalami ovulasi secara alami;</text:p>
            <text:p>- Jangan dicampur dengan produk obat-obatan yang lain;</text:p>
            <text:p>- Sebaiknya pergunakan sarung tangan saat mencampur produk dg <text:s/>pelarut (Hindari tersuntik sendiri)</text:p>
          </table:table-cell>
          <table:table-cell office:value-type="date" office:date-value="2017-08-06T00:00:00" table:style-name="ce10">
            <text:p>6-Aug-2017</text:p>
          </table:table-cell>
          <table:table-cell office:value-type="float" office:value="-2650" table:formula="of:=[.N771]-TODAY()" table:style-name="ce11">
            <text:p>-2650</text:p>
          </table:table-cell>
          <table:table-cell office:value-type="string" office:string-value="Kadaluarsa" table:formula="of:=IF([.O771]&gt;0;&quot;Berlaku&quot;;&quot;Kadaluarsa&quot;)" table:style-name="ce12">
            <text:p>Kadaluarsa</text:p>
          </table:table-cell>
          <table:table-cell table:number-columns-repeated="16368"/>
        </table:table-row>
        <table:table-row table:style-name="ro6">
          <table:table-cell office:value-type="float" office:value="771" table:formula="of:=[.A771]+1" table:style-name="ce4">
            <text:p>771</text:p>
          </table:table-cell>
          <table:table-cell office:value-type="string" table:style-name="ce5">
            <text:p>PondPlus<text:span text:style-name="T6">®</text:span></text:p>
          </table:table-cell>
          <table:table-cell office:value-type="string" table:style-name="ce5">
            <text:p>PT. Surya Hidup Satwa</text:p>
          </table:table-cell>
          <table:table-cell office:value-type="string" table:style-name="ce6">
            <text:p>Jl. Ancol Barat Blok A 5E No. 10 Ancol - Pademangan - Jakarta Utara, Telp/Fax: (021) 57851788/ (021) 57851808</text:p>
          </table:table-cell>
          <table:table-cell office:value-type="string" table:style-name="ce4">
            <text:p>DKI Jakarta</text:p>
          </table:table-cell>
          <table:table-cell office:value-type="string" table:style-name="ce4">
            <text:p>Importir</text:p>
          </table:table-cell>
          <table:table-cell office:value-type="string" table:style-name="ce4">
            <text:p>DKP RI I 0711081 Pb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obiotik</text:p>
          </table:table-cell>
          <table:table-cell office:value-type="string" table:style-name="ce20">
            <text:p>- Bacillus subtilis;</text:p>
            <text:p>- Bacillus licheniformis;</text:p>
            <text:p>- Bacillus amyloliquefaciens;</text:p>
            <text:p>- Bacillus megaterium;</text:p>
            <text:p>- Bacillus pumilus<text:s text:c="8"/></text:p>
          </table:table-cell>
          <table:table-cell office:value-type="string" table:style-name="ce9">
            <text:p>- Memelihara pH dan mempercepat penghancuran sampah organik;</text:p>
            <text:p>- Menurunkan kadar ammonia, nitrit, hidrogen sulfida&amp;gas-gas toksik lainnya;</text:p>
            <text:p>- Mempertahankan bakteri alam yang menguntungkan dalam tambak dengan menekan pertumbuhan bakteri yang merugikan;</text:p>
            <text:p>- Meningkatkan daya hidup dan hasil panen udang/ikan</text:p>
          </table:table-cell>
          <table:table-cell office:value-type="date" office:date-value="2017-11-07T00:00:00" table:style-name="ce10">
            <text:p>7-Nov-2017</text:p>
          </table:table-cell>
          <table:table-cell office:value-type="float" office:value="-2557" table:formula="of:=[.N772]-TODAY()" table:style-name="ce11">
            <text:p>-2557</text:p>
          </table:table-cell>
          <table:table-cell office:value-type="string" office:string-value="Kadaluarsa" table:formula="of:=IF([.O772]&gt;0;&quot;Berlaku&quot;;&quot;Kadaluarsa&quot;)" table:style-name="ce12">
            <text:p>Kadaluarsa</text:p>
          </table:table-cell>
          <table:table-cell table:number-columns-repeated="16368"/>
        </table:table-row>
        <table:table-row table:style-name="ro25">
          <table:table-cell office:value-type="float" office:value="772" table:formula="of:=[.A772]+1" table:style-name="ce4">
            <text:p>772</text:p>
          </table:table-cell>
          <table:table-cell office:value-type="string" table:style-name="ce5">
            <text:p>Lansy - Shrimp Spirulina +</text:p>
          </table:table-cell>
          <table:table-cell office:value-type="string" table:style-name="ce5">
            <text:p>PT. Inve Indonesia</text:p>
          </table:table-cell>
          <table:table-cell office:value-type="string" table:style-name="ce7">
            <text:p>Office: The Manhattan Square Mid Tower 18th Floor, Jl. TB. Simatupang Kav.1S, Jakarta Selatan 12560 <text:s text:c="24"/>Gudang: Jl. Kranggan Wetan RT.002/RW.011, Kel. Jatirangga, Kec. Jatisampurna. Bekasi<text:s text:c="29"/></text:p>
          </table:table-cell>
          <table:table-cell office:value-type="string" table:style-name="ce4">
            <text:p>Jawa Barat</text:p>
          </table:table-cell>
          <table:table-cell office:value-type="string" table:style-name="ce4">
            <text:p>Importir</text:p>
          </table:table-cell>
          <table:table-cell office:value-type="string" table:style-name="ce4">
            <text:p>DKP RI I 0711086 PBS</text:p>
          </table:table-cell>
          <table:table-cell office:value-type="string" table:style-name="ce4">
            <text:p>Impor</text:p>
          </table:table-cell>
          <table:table-cell office:value-type="string" table:style-name="ce4">
            <text:p>Obat Bebas</text:p>
          </table:table-cell>
          <table:table-cell office:value-type="string" table:style-name="ce4">
            <text:p>Serbuk</text:p>
          </table:table-cell>
          <table:table-cell office:value-type="string" table:style-name="ce4">
            <text:p>Premiks</text:p>
          </table:table-cell>
          <table:table-cell table:style-name="ce6"/>
          <table:table-cell office:value-type="string" table:style-name="ce9">
            <text:p>- Sebagai pakan udang stadium Zoea;</text:p>
            <text:p>- Sebagai formulasi pakan kualitas tinggi yang menggunakan nutrisi penting sebagai pengganti efektif pakan hidup</text:p>
            <text:p/>
          </table:table-cell>
          <table:table-cell office:value-type="date" office:date-value="2017-11-16T00:00:00" table:style-name="ce10">
            <text:p>16-Nov-2017</text:p>
          </table:table-cell>
          <table:table-cell office:value-type="float" office:value="-2548" table:formula="of:=[.N773]-TODAY()" table:style-name="ce11">
            <text:p>-2548</text:p>
          </table:table-cell>
          <table:table-cell office:value-type="string" office:string-value="Kadaluarsa" table:formula="of:=IF([.O773]&gt;0;&quot;Berlaku&quot;;&quot;Kadaluarsa&quot;)" table:style-name="ce12">
            <text:p>Kadaluarsa</text:p>
          </table:table-cell>
          <table:table-cell table:number-columns-repeated="16368"/>
        </table:table-row>
        <table:table-row table:style-name="ro3">
          <table:table-cell office:value-type="float" office:value="773" table:formula="of:=[.A773]+1" table:style-name="ce4">
            <text:p>773</text:p>
          </table:table-cell>
          <table:table-cell office:value-type="string" table:style-name="ce5">
            <text:p>IQ 2000 WSSV</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14">
            <text:p>DKP RI I 060637 BUI</text:p>
          </table:table-cell>
          <table:table-cell office:value-type="string" table:style-name="ce14">
            <text:p>Impor</text:p>
          </table:table-cell>
          <table:table-cell office:value-type="string" table:style-name="ce4">
            <text:p>Obat Bebas</text:p>
          </table:table-cell>
          <table:table-cell office:value-type="string" table:style-name="ce4">
            <text:p>Kit</text:p>
          </table:table-cell>
          <table:table-cell office:value-type="string" table:style-name="ce14">
            <text:p>Biologik<text:s/></text:p>
            <text:p>(Kit diagnostik)</text:p>
          </table:table-cell>
          <table:table-cell office:value-type="string" table:style-name="ce7">
            <text:p>- Premix Reagent, Iqzyme;</text:p>
            <text:p>- Lysis buffer, DNA marker</text:p>
          </table:table-cell>
          <table:table-cell office:value-type="string" table:style-name="ce9">
            <text:p>Untuk mendiagnosa rangkaian genetic White Spot Syndrome Virus (WSSV)<text:s/></text:p>
          </table:table-cell>
          <table:table-cell office:value-type="date" office:date-value="2016-06-19T00:00:00" table:style-name="ce10">
            <text:p>19-Jun-2016</text:p>
          </table:table-cell>
          <table:table-cell office:value-type="float" office:value="-3063" table:formula="of:=[.N774]-TODAY()" table:style-name="ce11">
            <text:p>-3063</text:p>
          </table:table-cell>
          <table:table-cell office:value-type="string" office:string-value="Kadaluarsa" table:formula="of:=IF([.O774]&gt;0;&quot;Berlaku&quot;;&quot;Kadaluarsa&quot;)" table:style-name="ce12">
            <text:p>Kadaluarsa</text:p>
          </table:table-cell>
          <table:table-cell table:number-columns-repeated="16368"/>
        </table:table-row>
        <table:table-row table:style-name="ro7">
          <table:table-cell office:value-type="float" office:value="774" table:formula="of:=[.A774]+1" table:style-name="ce4">
            <text:p>774</text:p>
          </table:table-cell>
          <table:table-cell office:value-type="string" table:style-name="ce5">
            <text:p>IQ 2000 TSV</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14">
            <text:p>DKP RI I 060638 BUI</text:p>
          </table:table-cell>
          <table:table-cell office:value-type="string" table:style-name="ce14">
            <text:p>Impor</text:p>
          </table:table-cell>
          <table:table-cell office:value-type="string" table:style-name="ce4">
            <text:p>Obat Bebas</text:p>
          </table:table-cell>
          <table:table-cell office:value-type="string" table:style-name="ce4">
            <text:p>Kit</text:p>
          </table:table-cell>
          <table:table-cell office:value-type="string" table:style-name="ce14">
            <text:p>Biologik<text:s/></text:p>
            <text:p>(Kit diagnostik)</text:p>
          </table:table-cell>
          <table:table-cell office:value-type="string" table:style-name="ce7">
            <text:p>- Premix reagent, Iqzyme, RNA;</text:p>
            <text:p>- extraction solution, DNA;</text:p>
            <text:p>- marker, DEPC water, RT;</text:p>
            <text:p>- enzyme + glycerol;</text:p>
            <text:p>- Premix Reagent, Iqzyme;</text:p>
            <text:p>- Lysis buffer, DNA marker</text:p>
          </table:table-cell>
          <table:table-cell office:value-type="string" table:style-name="ce9">
            <text:p>Untuk mendiagnosa rangkaian genetic Taura Syndrome Virus (TSV)</text:p>
          </table:table-cell>
          <table:table-cell office:value-type="date" office:date-value="2016-06-19T00:00:00" table:style-name="ce10">
            <text:p>19-Jun-2016</text:p>
          </table:table-cell>
          <table:table-cell office:value-type="float" office:value="-3063" table:formula="of:=[.N775]-TODAY()" table:style-name="ce11">
            <text:p>-3063</text:p>
          </table:table-cell>
          <table:table-cell office:value-type="string" office:string-value="Kadaluarsa" table:formula="of:=IF([.O775]&gt;0;&quot;Berlaku&quot;;&quot;Kadaluarsa&quot;)" table:style-name="ce12">
            <text:p>Kadaluarsa</text:p>
          </table:table-cell>
          <table:table-cell table:number-columns-repeated="16368"/>
        </table:table-row>
        <table:table-row table:style-name="ro7">
          <table:table-cell office:value-type="float" office:value="775" table:formula="of:=[.A775]+1" table:style-name="ce4">
            <text:p>775</text:p>
          </table:table-cell>
          <table:table-cell office:value-type="string" table:style-name="ce5">
            <text:p>IQ 2000 IHHNV</text:p>
          </table:table-cell>
          <table:table-cell office:value-type="string" table:style-name="ce6">
            <text:p>PT. Farming Intelligene Indonesia</text:p>
          </table:table-cell>
          <table:table-cell office:value-type="string" table:style-name="ce9">
            <text:p>Jl. Nias 76 Taman Singosari, Tangerang-Banten, Telp/Fax: (021) 55776456</text:p>
          </table:table-cell>
          <table:table-cell office:value-type="string" table:style-name="ce4">
            <text:p>Banten</text:p>
          </table:table-cell>
          <table:table-cell office:value-type="string" table:style-name="ce4">
            <text:p>Importir</text:p>
          </table:table-cell>
          <table:table-cell office:value-type="string" table:style-name="ce14">
            <text:p>DKP RI I 060639 BUI</text:p>
          </table:table-cell>
          <table:table-cell office:value-type="string" table:style-name="ce14">
            <text:p>Impor</text:p>
          </table:table-cell>
          <table:table-cell office:value-type="string" table:style-name="ce4">
            <text:p>Obat Bebas</text:p>
          </table:table-cell>
          <table:table-cell office:value-type="string" table:style-name="ce4">
            <text:p>Kit</text:p>
          </table:table-cell>
          <table:table-cell office:value-type="string" table:style-name="ce14">
            <text:p>Biologik<text:s/></text:p>
            <text:p>(Kit diagnostik)</text:p>
          </table:table-cell>
          <table:table-cell office:value-type="string" table:style-name="ce7">
            <text:p>- Premix reagent, Iqzyme, RNA;</text:p>
            <text:p>- extraction solution, DNA;</text:p>
            <text:p>- marker, DEPC water, RT;</text:p>
            <text:p>- enzyme + glycerol;</text:p>
            <text:p>- Premix Reagent, Iqzyme;</text:p>
            <text:p>- Lysis buffer, DNA marker</text:p>
          </table:table-cell>
          <table:table-cell office:value-type="string" table:style-name="ce9">
            <text:p>Mendiagnosa rangkaian genetic Infectious Hypodermal and Haematopoietic Necrosis Virus (IHHNV)</text:p>
          </table:table-cell>
          <table:table-cell office:value-type="date" office:date-value="2016-06-19T00:00:00" table:style-name="ce10">
            <text:p>19-Jun-2016</text:p>
          </table:table-cell>
          <table:table-cell office:value-type="float" office:value="-3063" table:formula="of:=[.N776]-TODAY()" table:style-name="ce11">
            <text:p>-3063</text:p>
          </table:table-cell>
          <table:table-cell office:value-type="string" office:string-value="Kadaluarsa" table:formula="of:=IF([.O776]&gt;0;&quot;Berlaku&quot;;&quot;Kadaluarsa&quot;)" table:style-name="ce12">
            <text:p>Kadaluarsa</text:p>
          </table:table-cell>
          <table:table-cell table:number-columns-repeated="16368"/>
        </table:table-row>
        <table:table-row table:style-name="ro4">
          <table:table-cell office:value-type="float" office:value="776" table:formula="of:=[.A776]+1" table:style-name="ce4">
            <text:p>776</text:p>
          </table:table-cell>
          <table:table-cell office:value-type="string" table:style-name="ce5">
            <text:p>VANNAGEN</text:p>
          </table:table-cell>
          <table:table-cell office:value-type="string" table:style-name="ce5">
            <text:p>PT. Surya Hidup Satwa</text:p>
          </table:table-cell>
          <table:table-cell office:value-type="string" table:style-name="ce6">
            <text:p>Jl. Ancol Barat Blok A 5E No. 10 Ancol - Pademangan - Jakarta Utara, Telp/Fax: (021) 57851788/ (021) 57851808</text:p>
          </table:table-cell>
          <table:table-cell office:value-type="string" table:style-name="ce4">
            <text:p>DKI Jakarta</text:p>
          </table:table-cell>
          <table:table-cell office:value-type="string" table:style-name="ce4">
            <text:p>Importir</text:p>
          </table:table-cell>
          <table:table-cell office:value-type="string" table:style-name="ce4">
            <text:p>DKP RI I 060742 PTS</text:p>
          </table:table-cell>
          <table:table-cell office:value-type="string" table:style-name="ce4">
            <text:p>Impor</text:p>
          </table:table-cell>
          <table:table-cell office:value-type="string" table:style-name="ce4">
            <text:p>Obat Bebas Terbatas</text:p>
          </table:table-cell>
          <table:table-cell office:value-type="string" table:style-name="ce4">
            <text:p>Serbuk</text:p>
          </table:table-cell>
          <table:table-cell office:value-type="string" table:style-name="ce4">
            <text:p>Premiks</text:p>
          </table:table-cell>
          <table:table-cell office:value-type="string" table:style-name="ce6">
            <text:p>Yeast (Saccharomyces cereviseae), carier, sodium propionat</text:p>
          </table:table-cell>
          <table:table-cell office:value-type="string" table:style-name="ce9">
            <text:p>Untuk pertumbuhan, fertilitas dan pembenihan pada spesies ikan dan udang</text:p>
          </table:table-cell>
          <table:table-cell office:value-type="date" office:date-value="2016-07-10T00:00:00" table:style-name="ce10">
            <text:p>10-Jul-2016</text:p>
          </table:table-cell>
          <table:table-cell office:value-type="float" office:value="-3042" table:formula="of:=[.N777]-TODAY()" table:style-name="ce11">
            <text:p>-3042</text:p>
          </table:table-cell>
          <table:table-cell office:value-type="string" office:string-value="Kadaluarsa" table:formula="of:=IF([.O777]&gt;0;&quot;Berlaku&quot;;&quot;Kadaluarsa&quot;)" table:style-name="ce12">
            <text:p>Kadaluarsa</text:p>
          </table:table-cell>
          <table:table-cell table:number-columns-repeated="16368"/>
        </table:table-row>
        <table:table-row table:style-name="ro54">
          <table:table-cell office:value-type="float" office:value="777" table:formula="of:=[.A777]+1" table:style-name="ce4">
            <text:p>777</text:p>
          </table:table-cell>
          <table:table-cell office:value-type="string" table:style-name="ce5">
            <text:p>QUAT-A.MONE</text:p>
          </table:table-cell>
          <table:table-cell office:value-type="string" table:style-name="ce5">
            <text:p>PT. Wonderindo Pharmatama</text:p>
          </table:table-cell>
          <table:table-cell office:value-type="string" table:style-name="ce7">
            <text:p>Jl. Supomo No. 143, Jakarta Selatan atau Wonder Graha Jl. Tebet Barat IX No. 27, Jakarta Selatan 12810</text:p>
          </table:table-cell>
          <table:table-cell office:value-type="string" table:style-name="ce21">
            <text:p>DKI Jakarta</text:p>
          </table:table-cell>
          <table:table-cell office:value-type="string" table:style-name="ce21">
            <text:p>Produsen</text:p>
          </table:table-cell>
          <table:table-cell office:value-type="string" table:style-name="ce14">
            <text:p>DKP RI D 0608046-P1 FTC</text:p>
          </table:table-cell>
          <table:table-cell office:value-type="string" table:style-name="ce14">
            <text:p>Dalam Negeri</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6">
            <text:p>Benzalconium chloride, carmoisine</text:p>
          </table:table-cell>
          <table:table-cell office:value-type="string" table:style-name="ce9">
            <text:p>- Untuk sanitasi rutin atau sewaktu-waktu ada wabah penyakit pada lingkungan aquatic;</text:p>
            <text:p>- Wabah penyakit pada lingkungan aquatik;</text:p>
            <text:p><text:span text:style-name="T5">Keterangan:</text:span><text:span text:style-name="T5"/></text:p>
            <text:p>- Harus digunakan pada tempat yang berventilasi baik;</text:p>
            <text:p>- Operator harus menggunakan sarung tangan dan pakaian pelindung lain, karena padakonsentrasi 0,2 ppm sudah dapat menyebabkan iritasi selaput lendir</text:p>
          </table:table-cell>
          <table:table-cell office:value-type="date" office:date-value="2016-08-22T00:00:00" table:style-name="ce10">
            <text:p>22-Aug-2016</text:p>
          </table:table-cell>
          <table:table-cell office:value-type="float" office:value="-2999" table:formula="of:=[.N778]-TODAY()" table:style-name="ce11">
            <text:p>-2999</text:p>
          </table:table-cell>
          <table:table-cell office:value-type="string" office:string-value="Kadaluarsa" table:formula="of:=IF([.O778]&gt;0;&quot;Berlaku&quot;;&quot;Kadaluarsa&quot;)" table:style-name="ce12">
            <text:p>Kadaluarsa</text:p>
          </table:table-cell>
          <table:table-cell table:number-columns-repeated="16368"/>
        </table:table-row>
        <table:table-row table:style-name="ro5">
          <table:table-cell office:value-type="float" office:value="778" table:formula="of:=[.A778]+1" table:style-name="ce4">
            <text:p>778</text:p>
          </table:table-cell>
          <table:table-cell office:value-type="string" table:style-name="ce5">
            <text:p>BIODIN 200</text:p>
          </table:table-cell>
          <table:table-cell office:value-type="string" table:style-name="ce5">
            <text:p>PT. Longmenindo Nusantara</text:p>
          </table:table-cell>
          <table:table-cell office:value-type="string" table:style-name="ce6">
            <text:p>Jl. Bekasi Timur IV No.9, Kel. Cipinang Besar Utara, Kec. Jatinegara, Kota Jakarta Timur, Provinsi DKI Jakarta, Telp/Fax: (021) 85900961</text:p>
          </table:table-cell>
          <table:table-cell office:value-type="string" table:style-name="ce4">
            <text:p>DKI Jakarta</text:p>
          </table:table-cell>
          <table:table-cell office:value-type="string" table:style-name="ce4">
            <text:p>Importir</text:p>
          </table:table-cell>
          <table:table-cell office:value-type="string" table:style-name="ce14">
            <text:p>DKP RI I 0611053 FTC</text:p>
          </table:table-cell>
          <table:table-cell office:value-type="string" table:style-name="ce14">
            <text:p>Impor</text:p>
          </table:table-cell>
          <table:table-cell office:value-type="string" table:style-name="ce4">
            <text:p>Obat Bebas Terbatas</text:p>
          </table:table-cell>
          <table:table-cell office:value-type="string" table:style-name="ce4">
            <text:p>Cair</text:p>
          </table:table-cell>
          <table:table-cell office:value-type="string" table:style-name="ce4">
            <text:p>Farmasetik</text:p>
          </table:table-cell>
          <table:table-cell office:value-type="string" table:style-name="ce6">
            <text:p>Iodine 2%</text:p>
          </table:table-cell>
          <table:table-cell office:value-type="string" table:style-name="ce9">
            <text:p>Membasmi jamur, bakteri, virus penyebab penyakit pada udang dan ikan dengan cara :</text:p>
            <text:p>- Desinfeksi alat-alat perikanan;</text:p>
            <text:p>- Desinfeksi telur dan nauplius;</text:p>
            <text:p>- Antiseptik untuk ikan dan udang</text:p>
          </table:table-cell>
          <table:table-cell office:value-type="date" office:date-value="2016-11-14T00:00:00" table:style-name="ce10">
            <text:p>14-Nov-2016</text:p>
          </table:table-cell>
          <table:table-cell office:value-type="float" office:value="-2915" table:formula="of:=[.N779]-TODAY()" table:style-name="ce11">
            <text:p>-2915</text:p>
          </table:table-cell>
          <table:table-cell office:value-type="string" office:string-value="Kadaluarsa" table:formula="of:=IF([.O779]&gt;0;&quot;Berlaku&quot;;&quot;Kadaluarsa&quot;)" table:style-name="ce12">
            <text:p>Kadaluarsa</text:p>
          </table:table-cell>
          <table:table-cell table:number-columns-repeated="16368"/>
        </table:table-row>
        <table:table-row table:style-name="ro14">
          <table:table-cell office:value-type="float" office:value="779" table:formula="of:=[.A779]+1" table:style-name="ce4">
            <text:p>779</text:p>
          </table:table-cell>
          <table:table-cell office:value-type="string" table:style-name="ce5">
            <text:p>HERAX</text:p>
          </table:table-cell>
          <table:table-cell office:value-type="string" table:style-name="ce5">
            <text:p>CV. Bunga Tani</text:p>
          </table:table-cell>
          <table:table-cell office:value-type="string" table:style-name="ce7">
            <text:p>Jl. Veteran No.1, Ds. Kebonsari, Kec. Sukodadi, Kabupaten Lamongan, Provinsi Jawa Timur</text:p>
          </table:table-cell>
          <table:table-cell office:value-type="string" table:style-name="ce8">
            <text:p>Jawa Timur</text:p>
          </table:table-cell>
          <table:table-cell office:value-type="string" table:style-name="ce8">
            <text:p>Produsen</text:p>
          </table:table-cell>
          <table:table-cell office:value-type="string" table:style-name="ce14">
            <text:p>DKP RI D 0612059 PBC</text:p>
          </table:table-cell>
          <table:table-cell office:value-type="string" table:style-name="ce14">
            <text:p>Dalam Negeri</text:p>
          </table:table-cell>
          <table:table-cell office:value-type="string" table:style-name="ce4">
            <text:p>Obat Bebas</text:p>
          </table:table-cell>
          <table:table-cell office:value-type="string" table:style-name="ce4">
            <text:p>Cair</text:p>
          </table:table-cell>
          <table:table-cell office:value-type="string" table:style-name="ce4">
            <text:p>Premiks</text:p>
          </table:table-cell>
          <table:table-cell office:value-type="string" table:style-name="ce6">
            <text:p>fish oil</text:p>
          </table:table-cell>
          <table:table-cell office:value-type="string" table:style-name="ce9">
            <text:p>- Membantu meningkatkan hasil panen ikan, udang, bandeng;</text:p>
            <text:p>- Membantu mempercepat pertumbuhan nener,benur, udang dan bandeng;</text:p>
            <text:p>- Membantu menyuburkan pertumbuhan makanan alami yang baik dan cukup seperti plankton dan makanan lainnya;</text:p>
            <text:p>- Membantu memberikan rangsangan nafsu makan;</text:p>
            <text:p>- Membantu merangsang pertumbuhan dan pembentukan tubuh yang besar dan panjang <text:s/>serta daging yang padat, kekat, dan berbobot</text:p>
          </table:table-cell>
          <table:table-cell office:value-type="date" office:date-value="2016-12-27T00:00:00" table:style-name="ce10">
            <text:p>27-Dec-2016</text:p>
          </table:table-cell>
          <table:table-cell office:value-type="float" office:value="-2872" table:formula="of:=[.N780]-TODAY()" table:style-name="ce11">
            <text:p>-2872</text:p>
          </table:table-cell>
          <table:table-cell office:value-type="string" office:string-value="Kadaluarsa" table:formula="of:=IF([.O780]&gt;0;&quot;Berlaku&quot;;&quot;Kadaluarsa&quot;)" table:style-name="ce12">
            <text:p>Kadaluarsa</text:p>
          </table:table-cell>
          <table:table-cell table:number-columns-repeated="16368"/>
        </table:table-row>
        <table:table-row table:number-rows-repeated="1047796" table:style-name="ro5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 svg:font-family="Arial "/>
    <style:font-face style:name="Tahoma" svg:font-family="Tahoma"/>
    <style:font-face style:name="Arial" svg:font-family="Arial"/>
  </office:font-face-decls>
  <office:styles>
    <number:number-style style:name="N0">
      <number:number number:min-integer-digits="1"/>
    </number:number-style>
    <number:number-style style:name="N1">
      <number:number number:decimal-places="0" number:min-integer-digits="1"/>
    </number:number-style>
    <number:date-style style:name="N20">
      <number:day number:style="long"/>
      <number:text>-</number:text>
      <number:month number:textual="true"/>
      <number:text>-</number:text>
      <number:year/>
    </number:date-style>
    <number:date-style style:name="N22">
      <number:month number:textual="true"/>
      <number:text>-</number:text>
      <number:year/>
    </number:date-style>
    <number:date-style style:name="N36P0" number:language="en" number:country="US">
      <number:day/>
      <number:text>-</number:text>
      <number:month number:textual="true"/>
      <number:text>-</number:text>
      <number:year number:style="long"/>
    </number:date-style>
    <number:text-style style:name="N36">
      <number:text-content/>
      <style:map style:condition="value()&gt;=0" style:apply-style-name="N36P0"/>
    </number:text-style>
    <number:date-style style:name="N37P0" number:language="id" number:country="ID">
      <number:day number:style="long"/>
      <number:text> </number:text>
      <number:month number:style="long" number:textual="true"/>
      <number:text> </number:text>
      <number:year number:style="long"/>
    </number:date-style>
    <number:text-style style:name="N37">
      <number:text-content/>
      <style:map style:condition="value()&gt;=0" style:apply-style-name="N37P0"/>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8129</meta:generator>
    <meta:initial-creator>RIfki Andreana</meta:initial-creator>
    <dc:creator>RIfki Andreana</dc:creator>
    <meta:creation-date>2024-10-29T05:54:32Z</meta:creation-date>
    <dc:date>2024-11-07T12:37:41Z</dc:date>
  </office:meta>
</office:document-meta>
</file>